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" svg:font-family="'MS Sans Serif'"/>
    <style:font-face style:name="Arial1" svg:font-family="Arial" style:font-family-generic="swiss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4272in"/>
    </style:style>
    <style:style style:name="co4" style:family="table-column">
      <style:table-column-properties fo:break-before="auto" style:column-width="0.4555in"/>
    </style:style>
    <style:style style:name="co5" style:family="table-column">
      <style:table-column-properties fo:break-before="auto" style:column-width="0.4366in"/>
    </style:style>
    <style:style style:name="co6" style:family="table-column">
      <style:table-column-properties fo:break-before="auto" style:column-width="0.1917in"/>
    </style:style>
    <style:style style:name="co7" style:family="table-column">
      <style:table-column-properties fo:break-before="auto" style:column-width="0.4839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3.1445in"/>
    </style:style>
    <style:style style:name="co10" style:family="table-column">
      <style:table-column-properties fo:break-before="auto" style:column-width="3.2764in"/>
    </style:style>
    <style:style style:name="co11" style:family="table-column">
      <style:table-column-properties fo:break-before="auto" style:column-width="0.2575in"/>
    </style:style>
    <style:style style:name="co12" style:family="table-column">
      <style:table-column-properties fo:break-before="auto" style:column-width="0.8709in"/>
    </style:style>
    <style:style style:name="co13" style:family="table-column">
      <style:table-column-properties fo:break-before="auto" style:column-width="3.0028in"/>
    </style:style>
    <style:style style:name="co14" style:family="table-column">
      <style:table-column-properties fo:break-before="auto" style:column-width="0.5311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342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6591in"/>
    </style:style>
    <style:style style:name="co19" style:family="table-column">
      <style:table-column-properties fo:break-before="auto" style:column-width="3.15in"/>
    </style:style>
    <style:style style:name="co20" style:family="table-column">
      <style:table-column-properties fo:break-before="auto" style:column-width="1.1681in"/>
    </style:style>
    <style:style style:name="co21" style:family="table-column">
      <style:table-column-properties fo:break-before="auto" style:column-width="1.1783in"/>
    </style:style>
    <style:style style:name="co22" style:family="table-column">
      <style:table-column-properties fo:break-before="auto" style:column-width="0.7839in"/>
    </style:style>
    <style:style style:name="co23" style:family="table-column">
      <style:table-column-properties fo:break-before="auto" style:column-width="1.1992in"/>
    </style:style>
    <style:style style:name="co24" style:family="table-column">
      <style:table-column-properties fo:break-before="auto" style:column-width="2.9634in"/>
    </style:style>
    <style:style style:name="co25" style:family="table-column">
      <style:table-column-properties fo:break-before="auto" style:column-width="0.7528in"/>
    </style:style>
    <style:style style:name="co26" style:family="table-column">
      <style:table-column-properties fo:break-before="auto" style:column-width="2.7555in"/>
    </style:style>
    <style:style style:name="co27" style:family="table-column">
      <style:table-column-properties fo:break-before="auto" style:column-width="1.0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atos" style:data-style-name="N99"/>
    <style:style style:name="ce2" style:family="table-cell" style:parent-style-name="Datos" style:data-style-name="N0"/>
    <style:style style:name="ce3" style:family="table-cell" style:parent-style-name="Datos" style:data-style-name="N99">
      <style:map style:condition="cell-content()=0" style:apply-style-name="DatosError" style:base-cell-address="'Plan base'.AD2"/>
    </style:style>
    <style:style style:name="ce4" style:family="table-cell" style:parent-style-name="Datos" style:data-style-name="N0">
      <style:map style:condition="cell-content()=0" style:apply-style-name="DatosError" style:base-cell-address="'Plan base'.AD2"/>
    </style:style>
    <style:style style:name="ce5" style:family="table-cell" style:parent-style-name="Datos">
      <style:map style:condition="cell-content()=0" style:apply-style-name="DatosError" style:base-cell-address="'Plan base'.AD2"/>
    </style:style>
    <style:style style:name="ce6" style:family="table-cell" style:parent-style-name="Datos">
      <style:paragraph-properties fo:margin-left="0in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ext-properties style:font-name="Arial"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Valor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Heading1" office:value-type="string">
            <text:p>Nombre tipo cuenta</text:p>
          </table:table-cell>
          <table:table-cell table:style-name="Heading1" office:value-type="string">
            <text:p>Tipo interno</text:p>
          </table:table-cell>
          <table:table-cell table:style-name="Heading1" office:value-type="string">
            <text:p>Permitir conciliación</text:p>
          </table:table-cell>
        </table:table-row>
        <table:table-row table:style-name="ro2">
          <table:table-cell table:style-name="Datos" office:value-type="string">
            <text:p>Activo</text:p>
          </table:table-cell>
          <table:table-cell table:style-name="Datos" office:value-type="string">
            <text:p>other</text:p>
          </table:table-cell>
          <table:table-cell table:style-name="ce1" office:value-type="string">
            <text:p>False</text:p>
          </table:table-cell>
        </table:table-row>
        <table:table-row table:style-name="ro2">
          <table:table-cell table:style-name="Datos" office:value-type="string">
            <text:p>Cuenta por cobrar</text:p>
          </table:table-cell>
          <table:table-cell table:style-name="Datos" office:value-type="string">
            <text:p>receivable</text:p>
          </table:table-cell>
          <table:table-cell table:style-name="Datos" office:value-type="string">
            <text:p>True</text:p>
          </table:table-cell>
        </table:table-row>
        <table:table-row table:style-name="ro2">
          <table:table-cell table:style-name="Datos" office:value-type="string">
            <text:p>Cuenta por pagar</text:p>
          </table:table-cell>
          <table:table-cell table:style-name="Datos" office:value-type="string">
            <text:p>payable</text:p>
          </table:table-cell>
          <table:table-cell table:style-name="Datos" office:value-type="string">
            <text:p>True</text:p>
          </table:table-cell>
        </table:table-row>
        <table:table-row table:style-name="ro2">
          <table:table-cell table:style-name="Datos" office:value-type="string">
            <text:p>Efectivo</text:p>
          </table:table-cell>
          <table:table-cell table:style-name="Datos" office:value-type="string">
            <text:p>other</text:p>
          </table:table-cell>
          <table:table-cell table:style-name="ce1" office:value-type="string">
            <text:p>True</text:p>
          </table:table-cell>
        </table:table-row>
        <table:table-row table:style-name="ro2">
          <table:table-cell table:style-name="Datos" office:value-type="string">
            <text:p>Gasto</text:p>
          </table:table-cell>
          <table:table-cell table:style-name="Datos" office:value-type="string">
            <text:p>gasto</text:p>
          </table:table-cell>
          <table:table-cell table:style-name="Datos" office:value-type="string">
            <text:p>False</text:p>
          </table:table-cell>
        </table:table-row>
        <table:table-row table:style-name="ro3">
          <table:table-cell table:style-name="Datos" office:value-type="string">
            <text:p>Impuesto</text:p>
          </table:table-cell>
          <table:table-cell table:style-name="Datos" office:value-type="string">
            <text:p>payable</text:p>
          </table:table-cell>
          <table:table-cell table:style-name="ce1" office:value-type="string">
            <text:p>True</text:p>
          </table:table-cell>
        </table:table-row>
        <table:table-row table:style-name="ro2">
          <table:table-cell table:style-name="Datos" office:value-type="string">
            <text:p>Ingreso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Pasivo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Patrimonio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Valuación de activo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Vista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False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table:style-name="Heading1" office:value-type="string">
            <text:p>Compañía</text:p>
          </table:table-cell>
          <table:table-cell table:style-name="Heading1" office:value-type="string">
            <text:p>Prefijo</text:p>
          </table:table-cell>
          <table:table-cell/>
        </table:table-row>
        <table:table-row table:style-name="ro3">
          <table:table-cell table:style-name="Datos" office:value-type="string">
            <text:p>Company 0</text:p>
          </table:table-cell>
          <table:table-cell table:style-name="Datos" office:value-type="float" office:value="0">
            <text:p>0</text:p>
          </table:table-cell>
          <table:table-cell/>
        </table:table-row>
        <table:table-row table:style-name="ro3">
          <table:table-cell table:style-name="Datos" office:value-type="string">
            <text:p>Company 1</text:p>
          </table:table-cell>
          <table:table-cell table:style-name="Datos" office:value-type="float" office:value="1">
            <text:p>1</text:p>
          </table:table-cell>
          <table:table-cell/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lan base" table:style-name="ta1" table:print="false">
        <office:forms form:automatic-focus="false" form:apply-design-mode="false"/>
        <table:table-column table:style-name="co3" table:default-cell-style-name="Default"/>
        <table:table-column-group table:display="false">
          <table:table-column-group>
            <table:table-column table:style-name="co4" table:visibility="collapse" table:default-cell-style-name="Default"/>
            <table:table-column table:style-name="co5" table:visibility="collapse" table:default-cell-style-name="Default"/>
            <table:table-column table:style-name="co6" table:visibility="collapse" table:default-cell-style-name="Default"/>
            <table:table-column table:style-name="co4" table:visibility="collapse" table:default-cell-style-name="Default"/>
            <table:table-column table:style-name="co5" table:visibility="collapse" table:default-cell-style-name="Default"/>
            <table:table-column table:style-name="co6" table:visibility="collapse" table:default-cell-style-name="Default"/>
            <table:table-column table:style-name="co4" table:visibility="collapse" table:default-cell-style-name="Default"/>
            <table:table-column table:style-name="co5" table:visibility="collapse" table:default-cell-style-name="Default"/>
            <table:table-column table:style-name="co6" table:visibility="collapse" table:default-cell-style-name="Default"/>
            <table:table-column table:style-name="co4" table:visibility="collapse" table:default-cell-style-name="Default"/>
            <table:table-column table:style-name="co5" table:visibility="collapse" table:default-cell-style-name="Default"/>
            <table:table-column table:style-name="co6" table:visibility="collapse" table:default-cell-style-name="Default"/>
            <table:table-column table:style-name="co4" table:visibility="collapse" table:default-cell-style-name="Default"/>
            <table:table-column table:style-name="co5" table:visibility="collapse" table:default-cell-style-name="Default"/>
            <table:table-column table:style-name="co6" table:visibility="collapse" table:default-cell-style-name="Default"/>
            <table:table-column table:style-name="co4" table:visibility="collapse" table:default-cell-style-name="Default"/>
            <table:table-column table:style-name="co5" table:visibility="collapse" table:default-cell-style-name="Default"/>
            <table:table-column table:style-name="co6" table:visibility="collapse" table:default-cell-style-name="Default"/>
            <table:table-column table:style-name="co4" table:visibility="collapse" table:default-cell-style-name="Default"/>
          </table:table-column-group>
        </table:table-column-group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-group table:display="false">
          <table:table-column table:style-name="co11" table:visibility="collapse" table:number-columns-repeated="2" table:default-cell-style-name="Default"/>
        </table:table-column-group>
        <table:table-column-group table:display="false">
          <table:table-column table:style-name="co12" table:visibility="collapse" table:default-cell-style-name="Default"/>
          <table:table-column table:style-name="co13" table:visibility="collapse" table:default-cell-style-name="Default"/>
        </table:table-column-group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7" table:number-columns-repeated="987" table:default-cell-style-name="Default"/>
        <table:table-row table:style-name="ro1">
          <table:table-cell table:style-name="Heading1" office:value-type="string">
            <text:p>Level</text:p>
          </table:table-cell>
          <table:table-cell table:style-name="Heading1" office:value-type="string">
            <text:p>Row1</text:p>
          </table:table-cell>
          <table:table-cell table:style-name="Heading1" office:value-type="string">
            <text:p>Cod1</text:p>
          </table:table-cell>
          <table:table-cell table:style-name="Heading1" office:value-type="float" office:value="1">
            <text:p>1</text:p>
          </table:table-cell>
          <table:table-cell table:style-name="Heading1" office:value-type="string">
            <text:p>Row2</text:p>
          </table:table-cell>
          <table:table-cell table:style-name="Heading1" office:value-type="string">
            <text:p>Cod2</text:p>
          </table:table-cell>
          <table:table-cell table:style-name="Heading1" office:value-type="float" office:value="2">
            <text:p>2</text:p>
          </table:table-cell>
          <table:table-cell table:style-name="Heading1" office:value-type="string">
            <text:p>Row3</text:p>
          </table:table-cell>
          <table:table-cell table:style-name="Heading1" office:value-type="string">
            <text:p>Cod3</text:p>
          </table:table-cell>
          <table:table-cell table:style-name="Heading1" office:value-type="float" office:value="3">
            <text:p>3</text:p>
          </table:table-cell>
          <table:table-cell table:style-name="Heading1" office:value-type="string">
            <text:p>Row4</text:p>
          </table:table-cell>
          <table:table-cell table:style-name="Heading1" office:value-type="string">
            <text:p>Cod4</text:p>
          </table:table-cell>
          <table:table-cell table:style-name="Heading1" office:value-type="float" office:value="4">
            <text:p>4</text:p>
          </table:table-cell>
          <table:table-cell table:style-name="Heading1" office:value-type="string">
            <text:p>Row5</text:p>
          </table:table-cell>
          <table:table-cell table:style-name="Heading1" office:value-type="string">
            <text:p>Cod5</text:p>
          </table:table-cell>
          <table:table-cell table:style-name="Heading1" office:value-type="float" office:value="5">
            <text:p>5</text:p>
          </table:table-cell>
          <table:table-cell table:style-name="Heading1" office:value-type="string">
            <text:p>Row6</text:p>
          </table:table-cell>
          <table:table-cell table:style-name="Heading1" office:value-type="string">
            <text:p>Cod6</text:p>
          </table:table-cell>
          <table:table-cell table:style-name="Heading1" office:value-type="float" office:value="6">
            <text:p>6</text:p>
          </table:table-cell>
          <table:table-cell table:style-name="Heading1" office:value-type="string">
            <text:p>Row7</text:p>
          </table:table-cell>
          <table:table-cell table:style-name="Heading1" office:value-type="string">
            <text:p>CkLev</text:p>
          </table:table-cell>
          <table:table-cell table:style-name="Heading1" office:value-type="string">
            <text:p>Código</text:p>
          </table:table-cell>
          <table:table-cell table:style-name="Heading1" office:value-type="string">
            <text:p>Nombre interno</text:p>
          </table:table-cell>
          <table:table-cell table:style-name="Heading1" office:value-type="string">
            <text:p>Nombre</text:p>
          </table:table-cell>
          <table:table-cell table:style-name="Heading1" office:value-type="string">
            <text:p>c0</text:p>
          </table:table-cell>
          <table:table-cell table:style-name="Heading1" office:value-type="string">
            <text:p>c1</text:p>
          </table:table-cell>
          <table:table-cell table:style-name="Heading1" office:value-type="string">
            <text:p>Abreviación</text:p>
          </table:table-cell>
          <table:table-cell table:style-name="Heading1" office:value-type="string">
            <text:p>Plantilla cuenta padre</text:p>
          </table:table-cell>
          <table:table-cell table:style-name="Heading1" office:value-type="string">
            <text:p>CkTipo</text:p>
          </table:table-cell>
          <table:table-cell table:style-name="Heading1" office:value-type="string">
            <text:p>Tipo de cuenta</text:p>
          </table:table-cell>
          <table:table-cell table:style-name="Heading1" office:value-type="string">
            <text:p>Moneda secundaria</text:p>
          </table:table-cell>
          <table:table-cell table:style-name="Heading1" office:value-type="string">
            <text:p>Tipo interno</text:p>
          </table:table-cell>
          <table:table-cell table:style-name="Heading1" office:value-type="string">
            <text:p>Permitir conciliación</text:p>
          </table:table-cell>
          <table:table-cell table:style-name="Heading1" table:number-columns-repeated="987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table:formula="of:=IF(EXACT([.A2];1);CELL(&quot;Row&quot;;[.B2]);[.B1])" office:value-type="float" office:value="2">
            <text:p>2</text:p>
          </table:table-cell>
          <table:table-cell table:style-name="ce2" table:formula="of:=IF(EXACT([.$A2];1);0;IF(EXACT([.$A2];2);[.C1]+1;[.C1]))" office:value-type="float" office:value="0">
            <text:p>0</text:p>
          </table:table-cell>
          <table:table-cell table:style-name="ce2" table:formula="of:=TEXT([.C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F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I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L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O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R2];&quot;0&quot;)" office:value-type="string" office:string-value="0">
            <text:p>0</text:p>
          </table:table-cell>
          <table:table-cell table:style-name="ce2"/>
          <table:table-cell table:style-name="ce3" office:value-type="boolean" office:boolean-value="true">
            <text:p>TRUE</text:p>
          </table:table-cell>
          <table:table-cell table:style-name="Nivel1" table:formula="of:=CONCATENATE([.D2];[.G2];[.J2];[.M2];[.P2];[.S2])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000000">
            <text:p>000000</text:p>
          </table:table-cell>
          <table:table-cell table:style-name="Datos" office:value-type="string">
            <text:p>Plan Contable</text:p>
          </table:table-cell>
          <table:table-cell table:style-name="Nivel1" table:formula="of:=[.W2]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Plan Contable">
            <text:p>Plan Contab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CAT</text:p>
          </table:table-cell>
          <table:table-cell table:style-name="Datos" table:formula="of:=IF(EXACT([.A2];1);&quot;&quot;;IF(EXACT([.A2];2);INDIRECT(CONCATENATE(&quot;W&quot;;[.B2]));IF(EXACT([.A2];3);INDIRECT(CONCATENATE(&quot;W&quot;;[.E2]));IF(EXACT([.A2];4);INDIRECT(CONCATENATE(&quot;W&quot;;[.H2]));IF(EXACT([.A2];5);INDIRECT(CONCATENATE(&quot;W&quot;;[.K2]));IF(EXACT([.A2];6);INDIRECT(CONCATENATE(&quot;W&quot;;[.N2]));IF(EXACT([.A2];7);INDIRECT(CONCATENATE(&quot;W&quot;;[.Q2])))))))))">
            <text:p/>
          </table:table-cell>
          <table:table-cell table:style-name="ce5" table:formula="of:=NOT(OR(AND(NOT(EXACT([.A2];7));NOT(EXACT([.AD2];&quot;Vista&quot;)));AND(EXACT([.A2];7);EXACT([.AD2];&quot;Vista&quot;))))" office:value-type="boolean" office:boolean-value="true">
            <text:p>TRU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CRC</text:p>
          </table:table-cell>
          <table:table-cell table:style-name="Datos" table:formula="of:=VLOOKUP([.AD2];[Valores.$A$2:.$C$12];2)" office:value-type="string" office:string-value="view">
            <text:p>view</text:p>
          </table:table-cell>
          <table:table-cell table:style-name="Datos" table:formula="of:=VLOOKUP([.AD2];[Valores.$A$2:.$C$12];3)" office:value-type="string" office:string-value="False">
            <text:p>False</text:p>
          </table:table-cell>
          <table:table-cell table:number-columns-repeated="987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table:formula="of:=IF(EXACT([.A3];1);CELL(&quot;Row&quot;;[.B3]);[.B2])" office:value-type="float" office:value="2">
            <text:p>2</text:p>
          </table:table-cell>
          <table:table-cell table:style-name="ce2" table:formula="of:=IF(EXACT([.$A3];1);0;IF(EXACT([.$A3];2);[.C2]+1;[.C2]))" office:value-type="float" office:value="1">
            <text:p>1</text:p>
          </table:table-cell>
          <table:table-cell table:style-name="ce2" table:formula="of:=TEXT([.C3];&quot;0&quot;)" office:value-type="string" office:string-value="1">
            <text:p>1</text:p>
          </table:table-cell>
          <table:table-cell table:style-name="ce2" table:formula="of:=IF(EXACT([.C2];[.C3]);[.E2];CELL(&quot;Row&quot;;[.E3]))" office:value-type="float" office:value="3">
            <text:p>3</text:p>
          </table:table-cell>
          <table:table-cell table:style-name="ce2" table:formula="of:=IF(AND([.$A3]&lt;=[.G$1];[.$A2]&gt;[.$A3]);0;IF(EXACT([.$A3];[.G$1]+1);[.F2]+1;[.F2]))" office:value-type="float" office:value="0">
            <text:p>0</text:p>
          </table:table-cell>
          <table:table-cell table:style-name="ce2" table:formula="of:=TEXT([.F3];&quot;0&quot;)" office:value-type="string" office:string-value="0">
            <text:p>0</text:p>
          </table:table-cell>
          <table:table-cell table:style-name="ce2" table:formula="of:=IF(EXACT([.F2];[.F3]);[.H2];CELL(&quot;Row&quot;;[.H3]))" office:value-type="float" office:value="0">
            <text:p>0</text:p>
          </table:table-cell>
          <table:table-cell table:style-name="ce2" table:formula="of:=IF(AND([.$A3]&lt;=[.J$1];[.$A2]&gt;[.$A3]);0;IF(EXACT([.$A3];[.J$1]+1);[.I2]+1;[.I2]))" office:value-type="float" office:value="0">
            <text:p>0</text:p>
          </table:table-cell>
          <table:table-cell table:style-name="ce2" table:formula="of:=TEXT([.I3];&quot;0&quot;)" office:value-type="string" office:string-value="0">
            <text:p>0</text:p>
          </table:table-cell>
          <table:table-cell table:style-name="ce2" table:formula="of:=IF(EXACT([.I2];[.I3]);[.K2];CELL(&quot;Row&quot;;[.K3]))" office:value-type="float" office:value="0">
            <text:p>0</text:p>
          </table:table-cell>
          <table:table-cell table:style-name="ce2" table:formula="of:=IF(AND([.$A3]&lt;=[.M$1];[.$A2]&gt;[.$A3]);0;IF(EXACT([.$A3];[.M$1]+1);[.L2]+1;[.L2]))" office:value-type="float" office:value="0">
            <text:p>0</text:p>
          </table:table-cell>
          <table:table-cell table:style-name="ce2" table:formula="of:=TEXT([.L3];&quot;0&quot;)" office:value-type="string" office:string-value="0">
            <text:p>0</text:p>
          </table:table-cell>
          <table:table-cell table:style-name="ce2" table:formula="of:=IF(EXACT([.L2];[.L3]);[.N2];CELL(&quot;Row&quot;;[.N3]))" office:value-type="float" office:value="0">
            <text:p>0</text:p>
          </table:table-cell>
          <table:table-cell table:style-name="ce2" table:formula="of:=IF(AND([.$A3]&lt;=[.P$1];[.$A2]&gt;[.$A3]);0;IF(EXACT([.$A3];[.P$1]+1);[.O2]+1;[.O2]))" office:value-type="float" office:value="0">
            <text:p>0</text:p>
          </table:table-cell>
          <table:table-cell table:style-name="ce2" table:formula="of:=TEXT([.O3];&quot;0&quot;)" office:value-type="string" office:string-value="0">
            <text:p>0</text:p>
          </table:table-cell>
          <table:table-cell table:style-name="ce2" table:formula="of:=IF(EXACT([.O2];[.O3]);[.Q2];CELL(&quot;Row&quot;;[.Q3]))" office:value-type="float" office:value="0">
            <text:p>0</text:p>
          </table:table-cell>
          <table:table-cell table:style-name="ce2" table:formula="of:=IF(AND([.$A3]&lt;=[.S$1];[.$A2]&gt;[.$A3]);0;IF(EXACT([.$A3];[.S$1]+1);[.R2]+1;[.R2]))" office:value-type="float" office:value="0">
            <text:p>0</text:p>
          </table:table-cell>
          <table:table-cell table:style-name="ce2" table:formula="of:=TEXT([.R3];&quot;0&quot;)" office:value-type="string" office:string-value="0">
            <text:p>0</text:p>
          </table:table-cell>
          <table:table-cell table:style-name="ce2" table:formula="of:=IF(EXACT([.R2];[.R3]);[.T2];CELL(&quot;Row&quot;;[.T3]))" office:value-type="float" office:value="0">
            <text:p>0</text:p>
          </table:table-cell>
          <table:table-cell table:style-name="ce4" table:formula="of:=NOT(AND(OR([.A2]&gt;[.A3];[.A2]=[.A3]);[.A2]&lt;&gt;7))" office:value-type="boolean" office:boolean-value="true">
            <text:p>TRUE</text:p>
          </table:table-cell>
          <table:table-cell table:style-name="Nivel2" table:formula="of:=CONCATENATE([.D3];[.G3];[.J3];[.M3];[.P3];[.S3])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100000">
            <text:p>100000</text:p>
          </table:table-cell>
          <table:table-cell table:style-name="Datos" office:value-type="string">
            <text:p>Activo</text:p>
          </table:table-cell>
          <table:table-cell table:style-name="Nivel2" table:formula="of:=[.W3]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Activo">
            <text:p>Activ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Ac</text:p>
          </table:table-cell>
          <table:table-cell table:style-name="Datos" table:formula="of:=IF(EXACT([.A3];1);&quot;&quot;;IF(EXACT([.A3];2);INDIRECT(CONCATENATE(&quot;W&quot;;[.B3]));IF(EXACT([.A3];3);INDIRECT(CONCATENATE(&quot;W&quot;;[.E3]));IF(EXACT([.A3];4);INDIRECT(CONCATENATE(&quot;W&quot;;[.H3]));IF(EXACT([.A3];5);INDIRECT(CONCATENATE(&quot;W&quot;;[.K3]));IF(EXACT([.A3];6);INDIRECT(CONCATENATE(&quot;W&quot;;[.N3]));IF(EXACT([.A3];7);INDIRECT(CONCATENATE(&quot;W&quot;;[.Q3])))))))))" office:value-type="string" office:string-value="Plan Contable">
            <text:p>Plan Contable</text:p>
          </table:table-cell>
          <table:table-cell table:style-name="ce5" table:formula="of:=NOT(OR(AND(NOT(EXACT([.A3];7));NOT(EXACT([.AD3];&quot;Vista&quot;)));AND(EXACT([.A3];7);EXACT([.AD3];&quot;Vista&quot;))))" office:value-type="boolean" office:boolean-value="true">
            <text:p>TRU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CRC</text:p>
          </table:table-cell>
          <table:table-cell table:style-name="Datos" table:formula="of:=VLOOKUP([.AD3];[Valores.$A$2:.$C$12];2)" office:value-type="string" office:string-value="view">
            <text:p>view</text:p>
          </table:table-cell>
          <table:table-cell table:style-name="Datos" table:formula="of:=VLOOKUP([.AD3];[Valores.$A$2:.$C$12];3)" office:value-type="string" office:string-value="False">
            <text:p>False</text:p>
          </table:table-cell>
          <table:table-cell table:number-columns-repeated="987"/>
        </table:table-row>
        <table:table-row-group table:display="false"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4];1);CELL(&quot;Row&quot;;[.B4]);[.B3])" office:value-type="float" office:value="2">
              <text:p>2</text:p>
            </table:table-cell>
            <table:table-cell table:style-name="ce2" table:formula="of:=IF(EXACT([.$A4];1);0;IF(EXACT([.$A4];2);[.C3]+1;[.C3]))" office:value-type="float" office:value="1">
              <text:p>1</text:p>
            </table:table-cell>
            <table:table-cell table:style-name="ce2" table:formula="of:=TEXT([.C4];&quot;0&quot;)" office:value-type="string" office:string-value="1">
              <text:p>1</text:p>
            </table:table-cell>
            <table:table-cell table:style-name="ce2" table:formula="of:=IF(EXACT([.C3];[.C4]);[.E3];CELL(&quot;Row&quot;;[.E4]))" office:value-type="float" office:value="3">
              <text:p>3</text:p>
            </table:table-cell>
            <table:table-cell table:style-name="ce2" table:formula="of:=IF(AND([.$A4]&lt;=[.G$1];[.$A3]&gt;[.$A4]);0;IF(EXACT([.$A4];[.G$1]+1);[.F3]+1;[.F3]))" office:value-type="float" office:value="1">
              <text:p>1</text:p>
            </table:table-cell>
            <table:table-cell table:style-name="ce2" table:formula="of:=TEXT([.F4];&quot;0&quot;)" office:value-type="string" office:string-value="1">
              <text:p>1</text:p>
            </table:table-cell>
            <table:table-cell table:style-name="ce2" table:formula="of:=IF(EXACT([.F3];[.F4]);[.H3];CELL(&quot;Row&quot;;[.H4]))" office:value-type="float" office:value="4">
              <text:p>4</text:p>
            </table:table-cell>
            <table:table-cell table:style-name="ce2" table:formula="of:=IF(AND([.$A4]&lt;=[.J$1];[.$A3]&gt;[.$A4]);0;IF(EXACT([.$A4];[.J$1]+1);[.I3]+1;[.I3]))" office:value-type="float" office:value="0">
              <text:p>0</text:p>
            </table:table-cell>
            <table:table-cell table:style-name="ce2" table:formula="of:=TEXT([.I4];&quot;0&quot;)" office:value-type="string" office:string-value="0">
              <text:p>0</text:p>
            </table:table-cell>
            <table:table-cell table:style-name="ce2" table:formula="of:=IF(EXACT([.I3];[.I4]);[.K3];CELL(&quot;Row&quot;;[.K4]))" office:value-type="float" office:value="0">
              <text:p>0</text:p>
            </table:table-cell>
            <table:table-cell table:style-name="ce2" table:formula="of:=IF(AND([.$A4]&lt;=[.M$1];[.$A3]&gt;[.$A4]);0;IF(EXACT([.$A4];[.M$1]+1);[.L3]+1;[.L3]))" office:value-type="float" office:value="0">
              <text:p>0</text:p>
            </table:table-cell>
            <table:table-cell table:style-name="ce2" table:formula="of:=TEXT([.L4];&quot;0&quot;)" office:value-type="string" office:string-value="0">
              <text:p>0</text:p>
            </table:table-cell>
            <table:table-cell table:style-name="ce2" table:formula="of:=IF(EXACT([.L3];[.L4]);[.N3];CELL(&quot;Row&quot;;[.N4]))" office:value-type="float" office:value="0">
              <text:p>0</text:p>
            </table:table-cell>
            <table:table-cell table:style-name="ce2" table:formula="of:=IF(AND([.$A4]&lt;=[.P$1];[.$A3]&gt;[.$A4]);0;IF(EXACT([.$A4];[.P$1]+1);[.O3]+1;[.O3]))" office:value-type="float" office:value="0">
              <text:p>0</text:p>
            </table:table-cell>
            <table:table-cell table:style-name="ce2" table:formula="of:=TEXT([.O4];&quot;0&quot;)" office:value-type="string" office:string-value="0">
              <text:p>0</text:p>
            </table:table-cell>
            <table:table-cell table:style-name="ce2" table:formula="of:=IF(EXACT([.O3];[.O4]);[.Q3];CELL(&quot;Row&quot;;[.Q4]))" office:value-type="float" office:value="0">
              <text:p>0</text:p>
            </table:table-cell>
            <table:table-cell table:style-name="ce2" table:formula="of:=IF(AND([.$A4]&lt;=[.S$1];[.$A3]&gt;[.$A4]);0;IF(EXACT([.$A4];[.S$1]+1);[.R3]+1;[.R3]))" office:value-type="float" office:value="0">
              <text:p>0</text:p>
            </table:table-cell>
            <table:table-cell table:style-name="ce2" table:formula="of:=TEXT([.R4];&quot;0&quot;)" office:value-type="string" office:string-value="0">
              <text:p>0</text:p>
            </table:table-cell>
            <table:table-cell table:style-name="ce2" table:formula="of:=IF(EXACT([.R3];[.R4]);[.T3];CELL(&quot;Row&quot;;[.T4]))" office:value-type="float" office:value="0">
              <text:p>0</text:p>
            </table:table-cell>
            <table:table-cell table:style-name="ce4" table:formula="of:=NOT(AND(OR([.A3]&gt;[.A4];[.A3]=[.A4]);[.A3]&lt;&gt;7))" office:value-type="boolean" office:boolean-value="true">
              <text:p>TRUE</text:p>
            </table:table-cell>
            <table:table-cell table:style-name="Nivel3" table:formula="of:=CONCATENATE([.D4];[.G4];[.J4];[.M4];[.P4];[.S4])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110000">
              <text:p>110000</text:p>
            </table:table-cell>
            <table:table-cell table:style-name="Datos" office:value-type="string">
              <text:p>Activo circulante</text:p>
            </table:table-cell>
            <table:table-cell table:style-name="Nivel3" table:formula="of:=[.W4]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Activo circulante">
              <text:p>Activo circulant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ir</text:p>
            </table:table-cell>
            <table:table-cell table:style-name="Datos" table:formula="of:=IF(EXACT([.A4];1);&quot;&quot;;IF(EXACT([.A4];2);INDIRECT(CONCATENATE(&quot;W&quot;;[.B4]));IF(EXACT([.A4];3);INDIRECT(CONCATENATE(&quot;W&quot;;[.E4]));IF(EXACT([.A4];4);INDIRECT(CONCATENATE(&quot;W&quot;;[.H4]));IF(EXACT([.A4];5);INDIRECT(CONCATENATE(&quot;W&quot;;[.K4]));IF(EXACT([.A4];6);INDIRECT(CONCATENATE(&quot;W&quot;;[.N4]));IF(EXACT([.A4];7);INDIRECT(CONCATENATE(&quot;W&quot;;[.Q4])))))))))" office:value-type="string" office:string-value="Activo">
              <text:p>Activo</text:p>
            </table:table-cell>
            <table:table-cell table:style-name="ce5" table:formula="of:=NOT(OR(AND(NOT(EXACT([.A4];7));NOT(EXACT([.AD4];&quot;Vista&quot;)));AND(EXACT([.A4];7);EXACT([.AD4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4];[Valores.$A$2:.$C$12];2)" office:value-type="string" office:string-value="view">
              <text:p>view</text:p>
            </table:table-cell>
            <table:table-cell table:style-name="Datos" table:formula="of:=VLOOKUP([.AD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5];1);CELL(&quot;Row&quot;;[.B5]);[.B4])" office:value-type="float" office:value="2">
              <text:p>2</text:p>
            </table:table-cell>
            <table:table-cell table:style-name="ce2" table:formula="of:=IF(EXACT([.$A5];1);0;IF(EXACT([.$A5];2);[.C4]+1;[.C4]))" office:value-type="float" office:value="1">
              <text:p>1</text:p>
            </table:table-cell>
            <table:table-cell table:style-name="ce2" table:formula="of:=TEXT([.C5];&quot;0&quot;)" office:value-type="string" office:string-value="1">
              <text:p>1</text:p>
            </table:table-cell>
            <table:table-cell table:style-name="ce2" table:formula="of:=IF(EXACT([.C4];[.C5]);[.E4];CELL(&quot;Row&quot;;[.E5]))" office:value-type="float" office:value="3">
              <text:p>3</text:p>
            </table:table-cell>
            <table:table-cell table:style-name="ce2" table:formula="of:=IF(AND([.$A5]&lt;=[.G$1];[.$A4]&gt;[.$A5]);0;IF(EXACT([.$A5];[.G$1]+1);[.F4]+1;[.F4]))" office:value-type="float" office:value="1">
              <text:p>1</text:p>
            </table:table-cell>
            <table:table-cell table:style-name="ce2" table:formula="of:=TEXT([.F5];&quot;0&quot;)" office:value-type="string" office:string-value="1">
              <text:p>1</text:p>
            </table:table-cell>
            <table:table-cell table:style-name="ce2" table:formula="of:=IF(EXACT([.F4];[.F5]);[.H4];CELL(&quot;Row&quot;;[.H5]))" office:value-type="float" office:value="4">
              <text:p>4</text:p>
            </table:table-cell>
            <table:table-cell table:style-name="ce2" table:formula="of:=IF(AND([.$A5]&lt;=[.J$1];[.$A4]&gt;[.$A5]);0;IF(EXACT([.$A5];[.J$1]+1);[.I4]+1;[.I4]))" office:value-type="float" office:value="1">
              <text:p>1</text:p>
            </table:table-cell>
            <table:table-cell table:style-name="ce2" table:formula="of:=TEXT([.I5];&quot;0&quot;)" office:value-type="string" office:string-value="1">
              <text:p>1</text:p>
            </table:table-cell>
            <table:table-cell table:style-name="ce2" table:formula="of:=IF(EXACT([.I4];[.I5]);[.K4];CELL(&quot;Row&quot;;[.K5]))" office:value-type="float" office:value="5">
              <text:p>5</text:p>
            </table:table-cell>
            <table:table-cell table:style-name="ce2" table:formula="of:=IF(AND([.$A5]&lt;=[.M$1];[.$A4]&gt;[.$A5]);0;IF(EXACT([.$A5];[.M$1]+1);[.L4]+1;[.L4]))" office:value-type="float" office:value="0">
              <text:p>0</text:p>
            </table:table-cell>
            <table:table-cell table:style-name="ce2" table:formula="of:=TEXT([.L5];&quot;0&quot;)" office:value-type="string" office:string-value="0">
              <text:p>0</text:p>
            </table:table-cell>
            <table:table-cell table:style-name="ce2" table:formula="of:=IF(EXACT([.L4];[.L5]);[.N4];CELL(&quot;Row&quot;;[.N5]))" office:value-type="float" office:value="0">
              <text:p>0</text:p>
            </table:table-cell>
            <table:table-cell table:style-name="ce2" table:formula="of:=IF(AND([.$A5]&lt;=[.P$1];[.$A4]&gt;[.$A5]);0;IF(EXACT([.$A5];[.P$1]+1);[.O4]+1;[.O4]))" office:value-type="float" office:value="0">
              <text:p>0</text:p>
            </table:table-cell>
            <table:table-cell table:style-name="ce2" table:formula="of:=TEXT([.O5];&quot;0&quot;)" office:value-type="string" office:string-value="0">
              <text:p>0</text:p>
            </table:table-cell>
            <table:table-cell table:style-name="ce2" table:formula="of:=IF(EXACT([.O4];[.O5]);[.Q4];CELL(&quot;Row&quot;;[.Q5]))" office:value-type="float" office:value="0">
              <text:p>0</text:p>
            </table:table-cell>
            <table:table-cell table:style-name="ce2" table:formula="of:=IF(AND([.$A5]&lt;=[.S$1];[.$A4]&gt;[.$A5]);0;IF(EXACT([.$A5];[.S$1]+1);[.R4]+1;[.R4]))" office:value-type="float" office:value="0">
              <text:p>0</text:p>
            </table:table-cell>
            <table:table-cell table:style-name="ce2" table:formula="of:=TEXT([.R5];&quot;0&quot;)" office:value-type="string" office:string-value="0">
              <text:p>0</text:p>
            </table:table-cell>
            <table:table-cell table:style-name="ce2" table:formula="of:=IF(EXACT([.R4];[.R5]);[.T4];CELL(&quot;Row&quot;;[.T5]))" office:value-type="float" office:value="0">
              <text:p>0</text:p>
            </table:table-cell>
            <table:table-cell table:style-name="ce4" table:formula="of:=NOT(AND(OR([.A4]&gt;[.A5];[.A4]=[.A5]);[.A4]&lt;&gt;7))" office:value-type="boolean" office:boolean-value="true">
              <text:p>TRUE</text:p>
            </table:table-cell>
            <table:table-cell table:style-name="Nivel4" table:formula="of:=CONCATENATE([.D5];[.G5];[.J5];[.M5];[.P5];[.S5])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111000">
              <text:p>111000</text:p>
            </table:table-cell>
            <table:table-cell table:style-name="Datos" office:value-type="string">
              <text:p>Activo circulante disponible</text:p>
            </table:table-cell>
            <table:table-cell table:style-name="Nivel4" table:formula="of:=[.W5]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Activo circulante disponible">
              <text:p>Activo circulante disponi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s</text:p>
            </table:table-cell>
            <table:table-cell table:style-name="Datos" table:formula="of:=IF(EXACT([.A5];1);&quot;&quot;;IF(EXACT([.A5];2);INDIRECT(CONCATENATE(&quot;W&quot;;[.B5]));IF(EXACT([.A5];3);INDIRECT(CONCATENATE(&quot;W&quot;;[.E5]));IF(EXACT([.A5];4);INDIRECT(CONCATENATE(&quot;W&quot;;[.H5]));IF(EXACT([.A5];5);INDIRECT(CONCATENATE(&quot;W&quot;;[.K5]));IF(EXACT([.A5];6);INDIRECT(CONCATENATE(&quot;W&quot;;[.N5]));IF(EXACT([.A5];7);INDIRECT(CONCATENATE(&quot;W&quot;;[.Q5])))))))))" office:value-type="string" office:string-value="Activo circulante">
              <text:p>Activo circulante</text:p>
            </table:table-cell>
            <table:table-cell table:style-name="ce5" table:formula="of:=NOT(OR(AND(NOT(EXACT([.A5];7));NOT(EXACT([.AD5];&quot;Vista&quot;)));AND(EXACT([.A5];7);EXACT([.AD5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5];[Valores.$A$2:.$C$12];2)" office:value-type="string" office:string-value="view">
              <text:p>view</text:p>
            </table:table-cell>
            <table:table-cell table:style-name="Datos" table:formula="of:=VLOOKUP([.AD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6];1);CELL(&quot;Row&quot;;[.B6]);[.B5])" office:value-type="float" office:value="2">
              <text:p>2</text:p>
            </table:table-cell>
            <table:table-cell table:style-name="ce2" table:formula="of:=IF(EXACT([.$A6];1);0;IF(EXACT([.$A6];2);[.C5]+1;[.C5]))" office:value-type="float" office:value="1">
              <text:p>1</text:p>
            </table:table-cell>
            <table:table-cell table:style-name="ce2" table:formula="of:=TEXT([.C6];&quot;0&quot;)" office:value-type="string" office:string-value="1">
              <text:p>1</text:p>
            </table:table-cell>
            <table:table-cell table:style-name="ce2" table:formula="of:=IF(EXACT([.C5];[.C6]);[.E5];CELL(&quot;Row&quot;;[.E6]))" office:value-type="float" office:value="3">
              <text:p>3</text:p>
            </table:table-cell>
            <table:table-cell table:style-name="ce2" table:formula="of:=IF(AND([.$A6]&lt;=[.G$1];[.$A5]&gt;[.$A6]);0;IF(EXACT([.$A6];[.G$1]+1);[.F5]+1;[.F5]))" office:value-type="float" office:value="1">
              <text:p>1</text:p>
            </table:table-cell>
            <table:table-cell table:style-name="ce2" table:formula="of:=TEXT([.F6];&quot;0&quot;)" office:value-type="string" office:string-value="1">
              <text:p>1</text:p>
            </table:table-cell>
            <table:table-cell table:style-name="ce2" table:formula="of:=IF(EXACT([.F5];[.F6]);[.H5];CELL(&quot;Row&quot;;[.H6]))" office:value-type="float" office:value="4">
              <text:p>4</text:p>
            </table:table-cell>
            <table:table-cell table:style-name="ce2" table:formula="of:=IF(AND([.$A6]&lt;=[.J$1];[.$A5]&gt;[.$A6]);0;IF(EXACT([.$A6];[.J$1]+1);[.I5]+1;[.I5]))" office:value-type="float" office:value="1">
              <text:p>1</text:p>
            </table:table-cell>
            <table:table-cell table:style-name="ce2" table:formula="of:=TEXT([.I6];&quot;0&quot;)" office:value-type="string" office:string-value="1">
              <text:p>1</text:p>
            </table:table-cell>
            <table:table-cell table:style-name="ce2" table:formula="of:=IF(EXACT([.I5];[.I6]);[.K5];CELL(&quot;Row&quot;;[.K6]))" office:value-type="float" office:value="5">
              <text:p>5</text:p>
            </table:table-cell>
            <table:table-cell table:style-name="ce2" table:formula="of:=IF(AND([.$A6]&lt;=[.M$1];[.$A5]&gt;[.$A6]);0;IF(EXACT([.$A6];[.M$1]+1);[.L5]+1;[.L5]))" office:value-type="float" office:value="1">
              <text:p>1</text:p>
            </table:table-cell>
            <table:table-cell table:style-name="ce2" table:formula="of:=TEXT([.L6];&quot;0&quot;)" office:value-type="string" office:string-value="1">
              <text:p>1</text:p>
            </table:table-cell>
            <table:table-cell table:style-name="ce2" table:formula="of:=IF(EXACT([.L5];[.L6]);[.N5];CELL(&quot;Row&quot;;[.N6]))" office:value-type="float" office:value="6">
              <text:p>6</text:p>
            </table:table-cell>
            <table:table-cell table:style-name="ce2" table:formula="of:=IF(AND([.$A6]&lt;=[.P$1];[.$A5]&gt;[.$A6]);0;IF(EXACT([.$A6];[.P$1]+1);[.O5]+1;[.O5]))" office:value-type="float" office:value="0">
              <text:p>0</text:p>
            </table:table-cell>
            <table:table-cell table:style-name="ce2" table:formula="of:=TEXT([.O6];&quot;0&quot;)" office:value-type="string" office:string-value="0">
              <text:p>0</text:p>
            </table:table-cell>
            <table:table-cell table:style-name="ce2" table:formula="of:=IF(EXACT([.O5];[.O6]);[.Q5];CELL(&quot;Row&quot;;[.Q6]))" office:value-type="float" office:value="0">
              <text:p>0</text:p>
            </table:table-cell>
            <table:table-cell table:style-name="ce2" table:formula="of:=IF(AND([.$A6]&lt;=[.S$1];[.$A5]&gt;[.$A6]);0;IF(EXACT([.$A6];[.S$1]+1);[.R5]+1;[.R5]))" office:value-type="float" office:value="0">
              <text:p>0</text:p>
            </table:table-cell>
            <table:table-cell table:style-name="ce2" table:formula="of:=TEXT([.R6];&quot;0&quot;)" office:value-type="string" office:string-value="0">
              <text:p>0</text:p>
            </table:table-cell>
            <table:table-cell table:style-name="ce2" table:formula="of:=IF(EXACT([.R5];[.R6]);[.T5];CELL(&quot;Row&quot;;[.T6]))" office:value-type="float" office:value="0">
              <text:p>0</text:p>
            </table:table-cell>
            <table:table-cell table:style-name="ce4" table:formula="of:=NOT(AND(OR([.A5]&gt;[.A6];[.A5]=[.A6]);[.A5]&lt;&gt;7))" office:value-type="boolean" office:boolean-value="true">
              <text:p>TRUE</text:p>
            </table:table-cell>
            <table:table-cell table:style-name="Nivel5" table:formula="of:=CONCATENATE([.D6];[.G6];[.J6];[.M6];[.P6];[.S6])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111100">
              <text:p>111100</text:p>
            </table:table-cell>
            <table:table-cell table:style-name="Datos" office:value-type="string">
              <text:p>Fondos de caja</text:p>
            </table:table-cell>
            <table:table-cell table:style-name="Nivel5" table:formula="of:=[.W6]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Fondos de caja">
              <text:p>Fondos de caj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yB</text:p>
            </table:table-cell>
            <table:table-cell table:style-name="Datos" table:formula="of:=IF(EXACT([.A6];1);&quot;&quot;;IF(EXACT([.A6];2);INDIRECT(CONCATENATE(&quot;W&quot;;[.B6]));IF(EXACT([.A6];3);INDIRECT(CONCATENATE(&quot;W&quot;;[.E6]));IF(EXACT([.A6];4);INDIRECT(CONCATENATE(&quot;W&quot;;[.H6]));IF(EXACT([.A6];5);INDIRECT(CONCATENATE(&quot;W&quot;;[.K6]));IF(EXACT([.A6];6);INDIRECT(CONCATENATE(&quot;W&quot;;[.N6]));IF(EXACT([.A6];7);INDIRECT(CONCATENATE(&quot;W&quot;;[.Q6])))))))))" office:value-type="string" office:string-value="Activo circulante disponible">
              <text:p>Activo circulante disponible</text:p>
            </table:table-cell>
            <table:table-cell table:style-name="ce5" table:formula="of:=NOT(OR(AND(NOT(EXACT([.A6];7));NOT(EXACT([.AD6];&quot;Vista&quot;)));AND(EXACT([.A6];7);EXACT([.AD6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6];[Valores.$A$2:.$C$12];2)" office:value-type="string" office:string-value="view">
              <text:p>view</text:p>
            </table:table-cell>
            <table:table-cell table:style-name="Datos" table:formula="of:=VLOOKUP([.AD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7];1);CELL(&quot;Row&quot;;[.B7]);[.B6])" office:value-type="float" office:value="2">
              <text:p>2</text:p>
            </table:table-cell>
            <table:table-cell table:style-name="ce2" table:formula="of:=IF(EXACT([.$A7];1);0;IF(EXACT([.$A7];2);[.C6]+1;[.C6]))" office:value-type="float" office:value="1">
              <text:p>1</text:p>
            </table:table-cell>
            <table:table-cell table:style-name="ce2" table:formula="of:=TEXT([.C7];&quot;0&quot;)" office:value-type="string" office:string-value="1">
              <text:p>1</text:p>
            </table:table-cell>
            <table:table-cell table:style-name="ce2" table:formula="of:=IF(EXACT([.C6];[.C7]);[.E6];CELL(&quot;Row&quot;;[.E7]))" office:value-type="float" office:value="3">
              <text:p>3</text:p>
            </table:table-cell>
            <table:table-cell table:style-name="ce2" table:formula="of:=IF(AND([.$A7]&lt;=[.G$1];[.$A6]&gt;[.$A7]);0;IF(EXACT([.$A7];[.G$1]+1);[.F6]+1;[.F6]))" office:value-type="float" office:value="1">
              <text:p>1</text:p>
            </table:table-cell>
            <table:table-cell table:style-name="ce2" table:formula="of:=TEXT([.F7];&quot;0&quot;)" office:value-type="string" office:string-value="1">
              <text:p>1</text:p>
            </table:table-cell>
            <table:table-cell table:style-name="ce2" table:formula="of:=IF(EXACT([.F6];[.F7]);[.H6];CELL(&quot;Row&quot;;[.H7]))" office:value-type="float" office:value="4">
              <text:p>4</text:p>
            </table:table-cell>
            <table:table-cell table:style-name="ce2" table:formula="of:=IF(AND([.$A7]&lt;=[.J$1];[.$A6]&gt;[.$A7]);0;IF(EXACT([.$A7];[.J$1]+1);[.I6]+1;[.I6]))" office:value-type="float" office:value="1">
              <text:p>1</text:p>
            </table:table-cell>
            <table:table-cell table:style-name="ce2" table:formula="of:=TEXT([.I7];&quot;0&quot;)" office:value-type="string" office:string-value="1">
              <text:p>1</text:p>
            </table:table-cell>
            <table:table-cell table:style-name="ce2" table:formula="of:=IF(EXACT([.I6];[.I7]);[.K6];CELL(&quot;Row&quot;;[.K7]))" office:value-type="float" office:value="5">
              <text:p>5</text:p>
            </table:table-cell>
            <table:table-cell table:style-name="ce2" table:formula="of:=IF(AND([.$A7]&lt;=[.M$1];[.$A6]&gt;[.$A7]);0;IF(EXACT([.$A7];[.M$1]+1);[.L6]+1;[.L6]))" office:value-type="float" office:value="1">
              <text:p>1</text:p>
            </table:table-cell>
            <table:table-cell table:style-name="ce2" table:formula="of:=TEXT([.L7];&quot;0&quot;)" office:value-type="string" office:string-value="1">
              <text:p>1</text:p>
            </table:table-cell>
            <table:table-cell table:style-name="ce2" table:formula="of:=IF(EXACT([.L6];[.L7]);[.N6];CELL(&quot;Row&quot;;[.N7]))" office:value-type="float" office:value="6">
              <text:p>6</text:p>
            </table:table-cell>
            <table:table-cell table:style-name="ce2" table:formula="of:=IF(AND([.$A7]&lt;=[.P$1];[.$A6]&gt;[.$A7]);0;IF(EXACT([.$A7];[.P$1]+1);[.O6]+1;[.O6]))" office:value-type="float" office:value="1">
              <text:p>1</text:p>
            </table:table-cell>
            <table:table-cell table:style-name="ce2" table:formula="of:=TEXT([.O7];&quot;0&quot;)" office:value-type="string" office:string-value="1">
              <text:p>1</text:p>
            </table:table-cell>
            <table:table-cell table:style-name="ce2" table:formula="of:=IF(EXACT([.O6];[.O7]);[.Q6];CELL(&quot;Row&quot;;[.Q7]))" office:value-type="float" office:value="7">
              <text:p>7</text:p>
            </table:table-cell>
            <table:table-cell table:style-name="ce2" table:formula="of:=IF(AND([.$A7]&lt;=[.S$1];[.$A6]&gt;[.$A7]);0;IF(EXACT([.$A7];[.S$1]+1);[.R6]+1;[.R6]))" office:value-type="float" office:value="0">
              <text:p>0</text:p>
            </table:table-cell>
            <table:table-cell table:style-name="ce2" table:formula="of:=TEXT([.R7];&quot;0&quot;)" office:value-type="string" office:string-value="0">
              <text:p>0</text:p>
            </table:table-cell>
            <table:table-cell table:style-name="ce2" table:formula="of:=IF(EXACT([.R6];[.R7]);[.T6];CELL(&quot;Row&quot;;[.T7]))" office:value-type="float" office:value="0">
              <text:p>0</text:p>
            </table:table-cell>
            <table:table-cell table:style-name="ce4" table:formula="of:=NOT(AND(OR([.A6]&gt;[.A7];[.A6]=[.A7]);[.A6]&lt;&gt;7))" office:value-type="boolean" office:boolean-value="true">
              <text:p>TRUE</text:p>
            </table:table-cell>
            <table:table-cell table:style-name="Nivel6" table:formula="of:=CONCATENATE([.D7];[.G7];[.J7];[.M7];[.P7];[.S7])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111110">
              <text:p>111110</text:p>
            </table:table-cell>
            <table:table-cell table:style-name="Datos" office:value-type="string">
              <text:p>Fondos de caja CRC</text:p>
            </table:table-cell>
            <table:table-cell table:style-name="Nivel6" table:formula="of:=[.W7]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Fondos de caja CRC">
              <text:p>Fondos de caja CRC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FC-CRC</text:p>
            </table:table-cell>
            <table:table-cell table:style-name="Datos" table:formula="of:=IF(EXACT([.A7];1);&quot;&quot;;IF(EXACT([.A7];2);INDIRECT(CONCATENATE(&quot;W&quot;;[.B7]));IF(EXACT([.A7];3);INDIRECT(CONCATENATE(&quot;W&quot;;[.E7]));IF(EXACT([.A7];4);INDIRECT(CONCATENATE(&quot;W&quot;;[.H7]));IF(EXACT([.A7];5);INDIRECT(CONCATENATE(&quot;W&quot;;[.K7]));IF(EXACT([.A7];6);INDIRECT(CONCATENATE(&quot;W&quot;;[.N7]));IF(EXACT([.A7];7);INDIRECT(CONCATENATE(&quot;W&quot;;[.Q7])))))))))" office:value-type="string" office:string-value="Fondos de caja">
              <text:p>Fondos de caja</text:p>
            </table:table-cell>
            <table:table-cell table:style-name="ce5" table:formula="of:=NOT(OR(AND(NOT(EXACT([.A7];7));NOT(EXACT([.AD7];&quot;Vista&quot;)));AND(EXACT([.A7];7);EXACT([.AD7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7];[Valores.$A$2:.$C$12];2)" office:value-type="string" office:string-value="view">
              <text:p>view</text:p>
            </table:table-cell>
            <table:table-cell table:style-name="Datos" table:formula="of:=VLOOKUP([.AD7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8];1);CELL(&quot;Row&quot;;[.B8]);[.B7])" office:value-type="float" office:value="2">
              <text:p>2</text:p>
            </table:table-cell>
            <table:table-cell table:style-name="ce2" table:formula="of:=IF(EXACT([.$A8];1);0;IF(EXACT([.$A8];2);[.C7]+1;[.C7]))" office:value-type="float" office:value="1">
              <text:p>1</text:p>
            </table:table-cell>
            <table:table-cell table:style-name="ce2" table:formula="of:=TEXT([.C8];&quot;0&quot;)" office:value-type="string" office:string-value="1">
              <text:p>1</text:p>
            </table:table-cell>
            <table:table-cell table:style-name="ce2" table:formula="of:=IF(EXACT([.C7];[.C8]);[.E7];CELL(&quot;Row&quot;;[.E8]))" office:value-type="float" office:value="3">
              <text:p>3</text:p>
            </table:table-cell>
            <table:table-cell table:style-name="ce2" table:formula="of:=IF(AND([.$A8]&lt;=[.G$1];[.$A7]&gt;[.$A8]);0;IF(EXACT([.$A8];[.G$1]+1);[.F7]+1;[.F7]))" office:value-type="float" office:value="1">
              <text:p>1</text:p>
            </table:table-cell>
            <table:table-cell table:style-name="ce2" table:formula="of:=TEXT([.F8];&quot;0&quot;)" office:value-type="string" office:string-value="1">
              <text:p>1</text:p>
            </table:table-cell>
            <table:table-cell table:style-name="ce2" table:formula="of:=IF(EXACT([.F7];[.F8]);[.H7];CELL(&quot;Row&quot;;[.H8]))" office:value-type="float" office:value="4">
              <text:p>4</text:p>
            </table:table-cell>
            <table:table-cell table:style-name="ce2" table:formula="of:=IF(AND([.$A8]&lt;=[.J$1];[.$A7]&gt;[.$A8]);0;IF(EXACT([.$A8];[.J$1]+1);[.I7]+1;[.I7]))" office:value-type="float" office:value="1">
              <text:p>1</text:p>
            </table:table-cell>
            <table:table-cell table:style-name="ce2" table:formula="of:=TEXT([.I8];&quot;0&quot;)" office:value-type="string" office:string-value="1">
              <text:p>1</text:p>
            </table:table-cell>
            <table:table-cell table:style-name="ce2" table:formula="of:=IF(EXACT([.I7];[.I8]);[.K7];CELL(&quot;Row&quot;;[.K8]))" office:value-type="float" office:value="5">
              <text:p>5</text:p>
            </table:table-cell>
            <table:table-cell table:style-name="ce2" table:formula="of:=IF(AND([.$A8]&lt;=[.M$1];[.$A7]&gt;[.$A8]);0;IF(EXACT([.$A8];[.M$1]+1);[.L7]+1;[.L7]))" office:value-type="float" office:value="1">
              <text:p>1</text:p>
            </table:table-cell>
            <table:table-cell table:style-name="ce2" table:formula="of:=TEXT([.L8];&quot;0&quot;)" office:value-type="string" office:string-value="1">
              <text:p>1</text:p>
            </table:table-cell>
            <table:table-cell table:style-name="ce2" table:formula="of:=IF(EXACT([.L7];[.L8]);[.N7];CELL(&quot;Row&quot;;[.N8]))" office:value-type="float" office:value="6">
              <text:p>6</text:p>
            </table:table-cell>
            <table:table-cell table:style-name="ce2" table:formula="of:=IF(AND([.$A8]&lt;=[.P$1];[.$A7]&gt;[.$A8]);0;IF(EXACT([.$A8];[.P$1]+1);[.O7]+1;[.O7]))" office:value-type="float" office:value="1">
              <text:p>1</text:p>
            </table:table-cell>
            <table:table-cell table:style-name="ce2" table:formula="of:=TEXT([.O8];&quot;0&quot;)" office:value-type="string" office:string-value="1">
              <text:p>1</text:p>
            </table:table-cell>
            <table:table-cell table:style-name="ce2" table:formula="of:=IF(EXACT([.O7];[.O8]);[.Q7];CELL(&quot;Row&quot;;[.Q8]))" office:value-type="float" office:value="7">
              <text:p>7</text:p>
            </table:table-cell>
            <table:table-cell table:style-name="ce2" table:formula="of:=IF(AND([.$A8]&lt;=[.S$1];[.$A7]&gt;[.$A8]);0;IF(EXACT([.$A8];[.S$1]+1);[.R7]+1;[.R7]))" office:value-type="float" office:value="1">
              <text:p>1</text:p>
            </table:table-cell>
            <table:table-cell table:style-name="ce2" table:formula="of:=TEXT([.R8];&quot;0&quot;)" office:value-type="string" office:string-value="1">
              <text:p>1</text:p>
            </table:table-cell>
            <table:table-cell table:style-name="ce2" table:formula="of:=IF(EXACT([.R7];[.R8]);[.T7];CELL(&quot;Row&quot;;[.T8]))" office:value-type="float" office:value="8">
              <text:p>8</text:p>
            </table:table-cell>
            <table:table-cell table:style-name="ce4" table:formula="of:=NOT(AND(OR([.A7]&gt;[.A8];[.A7]=[.A8]);[.A7]&lt;&gt;7))" office:value-type="boolean" office:boolean-value="true">
              <text:p>TRUE</text:p>
            </table:table-cell>
            <table:table-cell table:style-name="Nivel7" table:formula="of:=CONCATENATE([.D8];[.G8];[.J8];[.M8];[.P8];[.S8])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111111">
              <text:p>111111</text:p>
            </table:table-cell>
            <table:table-cell table:style-name="Datos" office:value-type="string">
              <text:p>Fondo de caja oficinas centrales CRC</text:p>
            </table:table-cell>
            <table:table-cell table:style-name="Nivel7" table:formula="of:=[.W8]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Fondo de caja oficinas centrales CRC">
              <text:p>Fondo de caja oficinas centrales CRC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en</text:p>
            </table:table-cell>
            <table:table-cell table:style-name="Datos" table:formula="of:=IF(EXACT([.A8];1);&quot;&quot;;IF(EXACT([.A8];2);INDIRECT(CONCATENATE(&quot;W&quot;;[.B8]));IF(EXACT([.A8];3);INDIRECT(CONCATENATE(&quot;W&quot;;[.E8]));IF(EXACT([.A8];4);INDIRECT(CONCATENATE(&quot;W&quot;;[.H8]));IF(EXACT([.A8];5);INDIRECT(CONCATENATE(&quot;W&quot;;[.K8]));IF(EXACT([.A8];6);INDIRECT(CONCATENATE(&quot;W&quot;;[.N8]));IF(EXACT([.A8];7);INDIRECT(CONCATENATE(&quot;W&quot;;[.Q8])))))))))" office:value-type="string" office:string-value="Fondos de caja CRC">
              <text:p>Fondos de caja CRC</text:p>
            </table:table-cell>
            <table:table-cell table:style-name="ce5" table:formula="of:=NOT(OR(AND(NOT(EXACT([.A8];7));NOT(EXACT([.AD8];&quot;Vista&quot;)));AND(EXACT([.A8];7);EXACT([.AD8];&quot;Vista&quot;))))" office:value-type="boolean" office:boolean-value="true">
              <text:p>TRUE</text:p>
            </table:table-cell>
            <table:table-cell table:style-name="Datos" office:value-type="string">
              <text:p>Efe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8];[Valores.$A$2:.$C$12];2)" office:value-type="string" office:string-value="other">
              <text:p>other</text:p>
            </table:table-cell>
            <table:table-cell table:style-name="Datos" table:formula="of:=VLOOKUP([.AD8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9];1);CELL(&quot;Row&quot;;[.B9]);[.B8])" office:value-type="float" office:value="2">
              <text:p>2</text:p>
            </table:table-cell>
            <table:table-cell table:style-name="ce2" table:formula="of:=IF(EXACT([.$A9];1);0;IF(EXACT([.$A9];2);[.C8]+1;[.C8]))" office:value-type="float" office:value="1">
              <text:p>1</text:p>
            </table:table-cell>
            <table:table-cell table:style-name="ce2" table:formula="of:=TEXT([.C9];&quot;0&quot;)" office:value-type="string" office:string-value="1">
              <text:p>1</text:p>
            </table:table-cell>
            <table:table-cell table:style-name="ce2" table:formula="of:=IF(EXACT([.C8];[.C9]);[.E8];CELL(&quot;Row&quot;;[.E9]))" office:value-type="float" office:value="3">
              <text:p>3</text:p>
            </table:table-cell>
            <table:table-cell table:style-name="ce2" table:formula="of:=IF(AND([.$A9]&lt;=[.G$1];[.$A8]&gt;[.$A9]);0;IF(EXACT([.$A9];[.G$1]+1);[.F8]+1;[.F8]))" office:value-type="float" office:value="1">
              <text:p>1</text:p>
            </table:table-cell>
            <table:table-cell table:style-name="ce2" table:formula="of:=TEXT([.F9];&quot;0&quot;)" office:value-type="string" office:string-value="1">
              <text:p>1</text:p>
            </table:table-cell>
            <table:table-cell table:style-name="ce2" table:formula="of:=IF(EXACT([.F8];[.F9]);[.H8];CELL(&quot;Row&quot;;[.H9]))" office:value-type="float" office:value="4">
              <text:p>4</text:p>
            </table:table-cell>
            <table:table-cell table:style-name="ce2" table:formula="of:=IF(AND([.$A9]&lt;=[.J$1];[.$A8]&gt;[.$A9]);0;IF(EXACT([.$A9];[.J$1]+1);[.I8]+1;[.I8]))" office:value-type="float" office:value="1">
              <text:p>1</text:p>
            </table:table-cell>
            <table:table-cell table:style-name="ce2" table:formula="of:=TEXT([.I9];&quot;0&quot;)" office:value-type="string" office:string-value="1">
              <text:p>1</text:p>
            </table:table-cell>
            <table:table-cell table:style-name="ce2" table:formula="of:=IF(EXACT([.I8];[.I9]);[.K8];CELL(&quot;Row&quot;;[.K9]))" office:value-type="float" office:value="5">
              <text:p>5</text:p>
            </table:table-cell>
            <table:table-cell table:style-name="ce2" table:formula="of:=IF(AND([.$A9]&lt;=[.M$1];[.$A8]&gt;[.$A9]);0;IF(EXACT([.$A9];[.M$1]+1);[.L8]+1;[.L8]))" office:value-type="float" office:value="1">
              <text:p>1</text:p>
            </table:table-cell>
            <table:table-cell table:style-name="ce2" table:formula="of:=TEXT([.L9];&quot;0&quot;)" office:value-type="string" office:string-value="1">
              <text:p>1</text:p>
            </table:table-cell>
            <table:table-cell table:style-name="ce2" table:formula="of:=IF(EXACT([.L8];[.L9]);[.N8];CELL(&quot;Row&quot;;[.N9]))" office:value-type="float" office:value="6">
              <text:p>6</text:p>
            </table:table-cell>
            <table:table-cell table:style-name="ce2" table:formula="of:=IF(AND([.$A9]&lt;=[.P$1];[.$A8]&gt;[.$A9]);0;IF(EXACT([.$A9];[.P$1]+1);[.O8]+1;[.O8]))" office:value-type="float" office:value="2">
              <text:p>2</text:p>
            </table:table-cell>
            <table:table-cell table:style-name="ce2" table:formula="of:=TEXT([.O9];&quot;0&quot;)" office:value-type="string" office:string-value="2">
              <text:p>2</text:p>
            </table:table-cell>
            <table:table-cell table:style-name="ce2" table:formula="of:=IF(EXACT([.O8];[.O9]);[.Q8];CELL(&quot;Row&quot;;[.Q9]))" office:value-type="float" office:value="9">
              <text:p>9</text:p>
            </table:table-cell>
            <table:table-cell table:style-name="ce2" table:formula="of:=IF(AND([.$A9]&lt;=[.S$1];[.$A8]&gt;[.$A9]);0;IF(EXACT([.$A9];[.S$1]+1);[.R8]+1;[.R8]))" office:value-type="float" office:value="0">
              <text:p>0</text:p>
            </table:table-cell>
            <table:table-cell table:style-name="ce2" table:formula="of:=TEXT([.R9];&quot;0&quot;)" office:value-type="string" office:string-value="0">
              <text:p>0</text:p>
            </table:table-cell>
            <table:table-cell table:style-name="ce2" table:formula="of:=IF(EXACT([.R8];[.R9]);[.T8];CELL(&quot;Row&quot;;[.T9]))" office:value-type="float" office:value="9">
              <text:p>9</text:p>
            </table:table-cell>
            <table:table-cell table:style-name="ce4" table:formula="of:=NOT(AND(OR([.A8]&gt;[.A9];[.A8]=[.A9]);[.A8]&lt;&gt;7))" office:value-type="boolean" office:boolean-value="true">
              <text:p>TRUE</text:p>
            </table:table-cell>
            <table:table-cell table:style-name="Nivel6" table:formula="of:=CONCATENATE([.D9];[.G9];[.J9];[.M9];[.P9];[.S9])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111120">
              <text:p>111120</text:p>
            </table:table-cell>
            <table:table-cell table:style-name="Datos" office:value-type="string">
              <text:p>Fondos de caja USD</text:p>
            </table:table-cell>
            <table:table-cell table:style-name="Nivel6" table:formula="of:=[.W9]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Fondos de caja USD">
              <text:p>Fondos de caja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C-USD</text:p>
            </table:table-cell>
            <table:table-cell table:style-name="Datos" table:formula="of:=IF(EXACT([.A9];1);&quot;&quot;;IF(EXACT([.A9];2);INDIRECT(CONCATENATE(&quot;W&quot;;[.B9]));IF(EXACT([.A9];3);INDIRECT(CONCATENATE(&quot;W&quot;;[.E9]));IF(EXACT([.A9];4);INDIRECT(CONCATENATE(&quot;W&quot;;[.H9]));IF(EXACT([.A9];5);INDIRECT(CONCATENATE(&quot;W&quot;;[.K9]));IF(EXACT([.A9];6);INDIRECT(CONCATENATE(&quot;W&quot;;[.N9]));IF(EXACT([.A9];7);INDIRECT(CONCATENATE(&quot;W&quot;;[.Q9])))))))))" office:value-type="string" office:string-value="Fondos de caja">
              <text:p>Fondos de caja</text:p>
            </table:table-cell>
            <table:table-cell table:style-name="ce5" table:formula="of:=NOT(OR(AND(NOT(EXACT([.A9];7));NOT(EXACT([.AD9];&quot;Vista&quot;)));AND(EXACT([.A9];7);EXACT([.AD9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9];[Valores.$A$2:.$C$12];2)" office:value-type="string" office:string-value="view">
              <text:p>view</text:p>
            </table:table-cell>
            <table:table-cell table:style-name="Datos" table:formula="of:=VLOOKUP([.AD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0];1);CELL(&quot;Row&quot;;[.B10]);[.B9])" office:value-type="float" office:value="2">
              <text:p>2</text:p>
            </table:table-cell>
            <table:table-cell table:style-name="ce2" table:formula="of:=IF(EXACT([.$A10];1);0;IF(EXACT([.$A10];2);[.C9]+1;[.C9]))" office:value-type="float" office:value="1">
              <text:p>1</text:p>
            </table:table-cell>
            <table:table-cell table:style-name="ce2" table:formula="of:=TEXT([.C10];&quot;0&quot;)" office:value-type="string" office:string-value="1">
              <text:p>1</text:p>
            </table:table-cell>
            <table:table-cell table:style-name="ce2" table:formula="of:=IF(EXACT([.C9];[.C10]);[.E9];CELL(&quot;Row&quot;;[.E10]))" office:value-type="float" office:value="3">
              <text:p>3</text:p>
            </table:table-cell>
            <table:table-cell table:style-name="ce2" table:formula="of:=IF(AND([.$A10]&lt;=[.G$1];[.$A9]&gt;[.$A10]);0;IF(EXACT([.$A10];[.G$1]+1);[.F9]+1;[.F9]))" office:value-type="float" office:value="1">
              <text:p>1</text:p>
            </table:table-cell>
            <table:table-cell table:style-name="ce2" table:formula="of:=TEXT([.F10];&quot;0&quot;)" office:value-type="string" office:string-value="1">
              <text:p>1</text:p>
            </table:table-cell>
            <table:table-cell table:style-name="ce2" table:formula="of:=IF(EXACT([.F9];[.F10]);[.H9];CELL(&quot;Row&quot;;[.H10]))" office:value-type="float" office:value="4">
              <text:p>4</text:p>
            </table:table-cell>
            <table:table-cell table:style-name="ce2" table:formula="of:=IF(AND([.$A10]&lt;=[.J$1];[.$A9]&gt;[.$A10]);0;IF(EXACT([.$A10];[.J$1]+1);[.I9]+1;[.I9]))" office:value-type="float" office:value="1">
              <text:p>1</text:p>
            </table:table-cell>
            <table:table-cell table:style-name="ce2" table:formula="of:=TEXT([.I10];&quot;0&quot;)" office:value-type="string" office:string-value="1">
              <text:p>1</text:p>
            </table:table-cell>
            <table:table-cell table:style-name="ce2" table:formula="of:=IF(EXACT([.I9];[.I10]);[.K9];CELL(&quot;Row&quot;;[.K10]))" office:value-type="float" office:value="5">
              <text:p>5</text:p>
            </table:table-cell>
            <table:table-cell table:style-name="ce2" table:formula="of:=IF(AND([.$A10]&lt;=[.M$1];[.$A9]&gt;[.$A10]);0;IF(EXACT([.$A10];[.M$1]+1);[.L9]+1;[.L9]))" office:value-type="float" office:value="1">
              <text:p>1</text:p>
            </table:table-cell>
            <table:table-cell table:style-name="ce2" table:formula="of:=TEXT([.L10];&quot;0&quot;)" office:value-type="string" office:string-value="1">
              <text:p>1</text:p>
            </table:table-cell>
            <table:table-cell table:style-name="ce2" table:formula="of:=IF(EXACT([.L9];[.L10]);[.N9];CELL(&quot;Row&quot;;[.N10]))" office:value-type="float" office:value="6">
              <text:p>6</text:p>
            </table:table-cell>
            <table:table-cell table:style-name="ce2" table:formula="of:=IF(AND([.$A10]&lt;=[.P$1];[.$A9]&gt;[.$A10]);0;IF(EXACT([.$A10];[.P$1]+1);[.O9]+1;[.O9]))" office:value-type="float" office:value="2">
              <text:p>2</text:p>
            </table:table-cell>
            <table:table-cell table:style-name="ce2" table:formula="of:=TEXT([.O10];&quot;0&quot;)" office:value-type="string" office:string-value="2">
              <text:p>2</text:p>
            </table:table-cell>
            <table:table-cell table:style-name="ce2" table:formula="of:=IF(EXACT([.O9];[.O10]);[.Q9];CELL(&quot;Row&quot;;[.Q10]))" office:value-type="float" office:value="9">
              <text:p>9</text:p>
            </table:table-cell>
            <table:table-cell table:style-name="ce2" table:formula="of:=IF(AND([.$A10]&lt;=[.S$1];[.$A9]&gt;[.$A10]);0;IF(EXACT([.$A10];[.S$1]+1);[.R9]+1;[.R9]))" office:value-type="float" office:value="1">
              <text:p>1</text:p>
            </table:table-cell>
            <table:table-cell table:style-name="ce2" table:formula="of:=TEXT([.R10];&quot;0&quot;)" office:value-type="string" office:string-value="1">
              <text:p>1</text:p>
            </table:table-cell>
            <table:table-cell table:style-name="ce2" table:formula="of:=IF(EXACT([.R9];[.R10]);[.T9];CELL(&quot;Row&quot;;[.T10]))" office:value-type="float" office:value="10">
              <text:p>10</text:p>
            </table:table-cell>
            <table:table-cell table:style-name="ce4" table:formula="of:=NOT(AND(OR([.A9]&gt;[.A10];[.A9]=[.A10]);[.A9]&lt;&gt;7))" office:value-type="boolean" office:boolean-value="true">
              <text:p>TRUE</text:p>
            </table:table-cell>
            <table:table-cell table:style-name="Nivel7" table:formula="of:=CONCATENATE([.D10];[.G10];[.J10];[.M10];[.P10];[.S10])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111121">
              <text:p>111121</text:p>
            </table:table-cell>
            <table:table-cell table:style-name="Datos" office:value-type="string">
              <text:p>Fondo de caja oficinas centrales USD</text:p>
            </table:table-cell>
            <table:table-cell table:style-name="Nivel7" table:formula="of:=[.W10]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Fondo de caja oficinas centrales USD">
              <text:p>Fondo de caja oficinas centrales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en</text:p>
            </table:table-cell>
            <table:table-cell table:style-name="Datos" table:formula="of:=IF(EXACT([.A10];1);&quot;&quot;;IF(EXACT([.A10];2);INDIRECT(CONCATENATE(&quot;W&quot;;[.B10]));IF(EXACT([.A10];3);INDIRECT(CONCATENATE(&quot;W&quot;;[.E10]));IF(EXACT([.A10];4);INDIRECT(CONCATENATE(&quot;W&quot;;[.H10]));IF(EXACT([.A10];5);INDIRECT(CONCATENATE(&quot;W&quot;;[.K10]));IF(EXACT([.A10];6);INDIRECT(CONCATENATE(&quot;W&quot;;[.N10]));IF(EXACT([.A10];7);INDIRECT(CONCATENATE(&quot;W&quot;;[.Q10])))))))))" office:value-type="string" office:string-value="Fondos de caja USD">
              <text:p>Fondos de caja USD</text:p>
            </table:table-cell>
            <table:table-cell table:style-name="ce5" table:formula="of:=NOT(OR(AND(NOT(EXACT([.A10];7));NOT(EXACT([.AD10];&quot;Vista&quot;)));AND(EXACT([.A10];7);EXACT([.AD10];&quot;Vista&quot;))))" office:value-type="boolean" office:boolean-value="true">
              <text:p>TRUE</text:p>
            </table:table-cell>
            <table:table-cell table:style-name="Datos" office:value-type="string">
              <text:p>Efe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];[Valores.$A$2:.$C$12];2)" office:value-type="string" office:string-value="other">
              <text:p>other</text:p>
            </table:table-cell>
            <table:table-cell table:style-name="Datos" table:formula="of:=VLOOKUP([.AD10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11];1);CELL(&quot;Row&quot;;[.B11]);[.B10])" office:value-type="float" office:value="2">
              <text:p>2</text:p>
            </table:table-cell>
            <table:table-cell table:style-name="ce2" table:formula="of:=IF(EXACT([.$A11];1);0;IF(EXACT([.$A11];2);[.C10]+1;[.C10]))" office:value-type="float" office:value="1">
              <text:p>1</text:p>
            </table:table-cell>
            <table:table-cell table:style-name="ce2" table:formula="of:=TEXT([.C11];&quot;0&quot;)" office:value-type="string" office:string-value="1">
              <text:p>1</text:p>
            </table:table-cell>
            <table:table-cell table:style-name="ce2" table:formula="of:=IF(EXACT([.C10];[.C11]);[.E10];CELL(&quot;Row&quot;;[.E11]))" office:value-type="float" office:value="3">
              <text:p>3</text:p>
            </table:table-cell>
            <table:table-cell table:style-name="ce2" table:formula="of:=IF(AND([.$A11]&lt;=[.G$1];[.$A10]&gt;[.$A11]);0;IF(EXACT([.$A11];[.G$1]+1);[.F10]+1;[.F10]))" office:value-type="float" office:value="1">
              <text:p>1</text:p>
            </table:table-cell>
            <table:table-cell table:style-name="ce2" table:formula="of:=TEXT([.F11];&quot;0&quot;)" office:value-type="string" office:string-value="1">
              <text:p>1</text:p>
            </table:table-cell>
            <table:table-cell table:style-name="ce2" table:formula="of:=IF(EXACT([.F10];[.F11]);[.H10];CELL(&quot;Row&quot;;[.H11]))" office:value-type="float" office:value="4">
              <text:p>4</text:p>
            </table:table-cell>
            <table:table-cell table:style-name="ce2" table:formula="of:=IF(AND([.$A11]&lt;=[.J$1];[.$A10]&gt;[.$A11]);0;IF(EXACT([.$A11];[.J$1]+1);[.I10]+1;[.I10]))" office:value-type="float" office:value="1">
              <text:p>1</text:p>
            </table:table-cell>
            <table:table-cell table:style-name="ce2" table:formula="of:=TEXT([.I11];&quot;0&quot;)" office:value-type="string" office:string-value="1">
              <text:p>1</text:p>
            </table:table-cell>
            <table:table-cell table:style-name="ce2" table:formula="of:=IF(EXACT([.I10];[.I11]);[.K10];CELL(&quot;Row&quot;;[.K11]))" office:value-type="float" office:value="5">
              <text:p>5</text:p>
            </table:table-cell>
            <table:table-cell table:style-name="ce2" table:formula="of:=IF(AND([.$A11]&lt;=[.M$1];[.$A10]&gt;[.$A11]);0;IF(EXACT([.$A11];[.M$1]+1);[.L10]+1;[.L10]))" office:value-type="float" office:value="2">
              <text:p>2</text:p>
            </table:table-cell>
            <table:table-cell table:style-name="ce2" table:formula="of:=TEXT([.L11];&quot;0&quot;)" office:value-type="string" office:string-value="2">
              <text:p>2</text:p>
            </table:table-cell>
            <table:table-cell table:style-name="ce2" table:formula="of:=IF(EXACT([.L10];[.L11]);[.N10];CELL(&quot;Row&quot;;[.N11]))" office:value-type="float" office:value="11">
              <text:p>11</text:p>
            </table:table-cell>
            <table:table-cell table:style-name="ce2" table:formula="of:=IF(AND([.$A11]&lt;=[.P$1];[.$A10]&gt;[.$A11]);0;IF(EXACT([.$A11];[.P$1]+1);[.O10]+1;[.O10]))" office:value-type="float" office:value="0">
              <text:p>0</text:p>
            </table:table-cell>
            <table:table-cell table:style-name="ce2" table:formula="of:=TEXT([.O11];&quot;0&quot;)" office:value-type="string" office:string-value="0">
              <text:p>0</text:p>
            </table:table-cell>
            <table:table-cell table:style-name="ce2" table:formula="of:=IF(EXACT([.O10];[.O11]);[.Q10];CELL(&quot;Row&quot;;[.Q11]))" office:value-type="float" office:value="11">
              <text:p>11</text:p>
            </table:table-cell>
            <table:table-cell table:style-name="ce2" table:formula="of:=IF(AND([.$A11]&lt;=[.S$1];[.$A10]&gt;[.$A11]);0;IF(EXACT([.$A11];[.S$1]+1);[.R10]+1;[.R10]))" office:value-type="float" office:value="0">
              <text:p>0</text:p>
            </table:table-cell>
            <table:table-cell table:style-name="ce2" table:formula="of:=TEXT([.R11];&quot;0&quot;)" office:value-type="string" office:string-value="0">
              <text:p>0</text:p>
            </table:table-cell>
            <table:table-cell table:style-name="ce2" table:formula="of:=IF(EXACT([.R10];[.R11]);[.T10];CELL(&quot;Row&quot;;[.T11]))" office:value-type="float" office:value="11">
              <text:p>11</text:p>
            </table:table-cell>
            <table:table-cell table:style-name="ce4" table:formula="of:=NOT(AND(OR([.A10]&gt;[.A11];[.A10]=[.A11]);[.A10]&lt;&gt;7))" office:value-type="boolean" office:boolean-value="true">
              <text:p>TRUE</text:p>
            </table:table-cell>
            <table:table-cell table:style-name="Nivel5" table:formula="of:=CONCATENATE([.D11];[.G11];[.J11];[.M11];[.P11];[.S11])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111200">
              <text:p>111200</text:p>
            </table:table-cell>
            <table:table-cell table:style-name="Datos" office:value-type="string">
              <text:p>Bancos</text:p>
            </table:table-cell>
            <table:table-cell table:style-name="Nivel5" table:formula="of:=[.W11]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Bancos">
              <text:p>Banc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yB</text:p>
            </table:table-cell>
            <table:table-cell table:style-name="Datos" table:formula="of:=IF(EXACT([.A11];1);&quot;&quot;;IF(EXACT([.A11];2);INDIRECT(CONCATENATE(&quot;W&quot;;[.B11]));IF(EXACT([.A11];3);INDIRECT(CONCATENATE(&quot;W&quot;;[.E11]));IF(EXACT([.A11];4);INDIRECT(CONCATENATE(&quot;W&quot;;[.H11]));IF(EXACT([.A11];5);INDIRECT(CONCATENATE(&quot;W&quot;;[.K11]));IF(EXACT([.A11];6);INDIRECT(CONCATENATE(&quot;W&quot;;[.N11]));IF(EXACT([.A11];7);INDIRECT(CONCATENATE(&quot;W&quot;;[.Q11])))))))))" office:value-type="string" office:string-value="Activo circulante disponible">
              <text:p>Activo circulante disponible</text:p>
            </table:table-cell>
            <table:table-cell table:style-name="ce5" table:formula="of:=NOT(OR(AND(NOT(EXACT([.A11];7));NOT(EXACT([.AD11];&quot;Vista&quot;)));AND(EXACT([.A11];7);EXACT([.AD11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];[Valores.$A$2:.$C$12];2)" office:value-type="string" office:string-value="view">
              <text:p>view</text:p>
            </table:table-cell>
            <table:table-cell table:style-name="Datos" table:formula="of:=VLOOKUP([.AD1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12];1);CELL(&quot;Row&quot;;[.B12]);[.B11])" office:value-type="float" office:value="2">
              <text:p>2</text:p>
            </table:table-cell>
            <table:table-cell table:style-name="ce2" table:formula="of:=IF(EXACT([.$A12];1);0;IF(EXACT([.$A12];2);[.C11]+1;[.C11]))" office:value-type="float" office:value="1">
              <text:p>1</text:p>
            </table:table-cell>
            <table:table-cell table:style-name="ce2" table:formula="of:=TEXT([.C12];&quot;0&quot;)" office:value-type="string" office:string-value="1">
              <text:p>1</text:p>
            </table:table-cell>
            <table:table-cell table:style-name="ce2" table:formula="of:=IF(EXACT([.C11];[.C12]);[.E11];CELL(&quot;Row&quot;;[.E12]))" office:value-type="float" office:value="3">
              <text:p>3</text:p>
            </table:table-cell>
            <table:table-cell table:style-name="ce2" table:formula="of:=IF(AND([.$A12]&lt;=[.G$1];[.$A11]&gt;[.$A12]);0;IF(EXACT([.$A12];[.G$1]+1);[.F11]+1;[.F11]))" office:value-type="float" office:value="1">
              <text:p>1</text:p>
            </table:table-cell>
            <table:table-cell table:style-name="ce2" table:formula="of:=TEXT([.F12];&quot;0&quot;)" office:value-type="string" office:string-value="1">
              <text:p>1</text:p>
            </table:table-cell>
            <table:table-cell table:style-name="ce2" table:formula="of:=IF(EXACT([.F11];[.F12]);[.H11];CELL(&quot;Row&quot;;[.H12]))" office:value-type="float" office:value="4">
              <text:p>4</text:p>
            </table:table-cell>
            <table:table-cell table:style-name="ce2" table:formula="of:=IF(AND([.$A12]&lt;=[.J$1];[.$A11]&gt;[.$A12]);0;IF(EXACT([.$A12];[.J$1]+1);[.I11]+1;[.I11]))" office:value-type="float" office:value="1">
              <text:p>1</text:p>
            </table:table-cell>
            <table:table-cell table:style-name="ce2" table:formula="of:=TEXT([.I12];&quot;0&quot;)" office:value-type="string" office:string-value="1">
              <text:p>1</text:p>
            </table:table-cell>
            <table:table-cell table:style-name="ce2" table:formula="of:=IF(EXACT([.I11];[.I12]);[.K11];CELL(&quot;Row&quot;;[.K12]))" office:value-type="float" office:value="5">
              <text:p>5</text:p>
            </table:table-cell>
            <table:table-cell table:style-name="ce2" table:formula="of:=IF(AND([.$A12]&lt;=[.M$1];[.$A11]&gt;[.$A12]);0;IF(EXACT([.$A12];[.M$1]+1);[.L11]+1;[.L11]))" office:value-type="float" office:value="2">
              <text:p>2</text:p>
            </table:table-cell>
            <table:table-cell table:style-name="ce2" table:formula="of:=TEXT([.L12];&quot;0&quot;)" office:value-type="string" office:string-value="2">
              <text:p>2</text:p>
            </table:table-cell>
            <table:table-cell table:style-name="ce2" table:formula="of:=IF(EXACT([.L11];[.L12]);[.N11];CELL(&quot;Row&quot;;[.N12]))" office:value-type="float" office:value="11">
              <text:p>11</text:p>
            </table:table-cell>
            <table:table-cell table:style-name="ce2" table:formula="of:=IF(AND([.$A12]&lt;=[.P$1];[.$A11]&gt;[.$A12]);0;IF(EXACT([.$A12];[.P$1]+1);[.O11]+1;[.O11]))" office:value-type="float" office:value="1">
              <text:p>1</text:p>
            </table:table-cell>
            <table:table-cell table:style-name="ce2" table:formula="of:=TEXT([.O12];&quot;0&quot;)" office:value-type="string" office:string-value="1">
              <text:p>1</text:p>
            </table:table-cell>
            <table:table-cell table:style-name="ce2" table:formula="of:=IF(EXACT([.O11];[.O12]);[.Q11];CELL(&quot;Row&quot;;[.Q12]))" office:value-type="float" office:value="12">
              <text:p>12</text:p>
            </table:table-cell>
            <table:table-cell table:style-name="ce2" table:formula="of:=IF(AND([.$A12]&lt;=[.S$1];[.$A11]&gt;[.$A12]);0;IF(EXACT([.$A12];[.S$1]+1);[.R11]+1;[.R11]))" office:value-type="float" office:value="0">
              <text:p>0</text:p>
            </table:table-cell>
            <table:table-cell table:style-name="ce2" table:formula="of:=TEXT([.R12];&quot;0&quot;)" office:value-type="string" office:string-value="0">
              <text:p>0</text:p>
            </table:table-cell>
            <table:table-cell table:style-name="ce2" table:formula="of:=IF(EXACT([.R11];[.R12]);[.T11];CELL(&quot;Row&quot;;[.T12]))" office:value-type="float" office:value="11">
              <text:p>11</text:p>
            </table:table-cell>
            <table:table-cell table:style-name="ce4" table:formula="of:=NOT(AND(OR([.A11]&gt;[.A12];[.A11]=[.A12]);[.A11]&lt;&gt;7))" office:value-type="boolean" office:boolean-value="true">
              <text:p>TRUE</text:p>
            </table:table-cell>
            <table:table-cell table:style-name="Nivel6" table:formula="of:=CONCATENATE([.D12];[.G12];[.J12];[.M12];[.P12];[.S12])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111210">
              <text:p>111210</text:p>
            </table:table-cell>
            <table:table-cell table:style-name="Datos" office:value-type="string">
              <text:p>Cuentas corrientes CRC</text:p>
            </table:table-cell>
            <table:table-cell table:style-name="Nivel6" table:formula="of:=[.W12]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Cuentas corrientes CRC">
              <text:p>Cuentas corrientes CRC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C-CRC</text:p>
            </table:table-cell>
            <table:table-cell table:style-name="Datos" table:formula="of:=IF(EXACT([.A12];1);&quot;&quot;;IF(EXACT([.A12];2);INDIRECT(CONCATENATE(&quot;W&quot;;[.B12]));IF(EXACT([.A12];3);INDIRECT(CONCATENATE(&quot;W&quot;;[.E12]));IF(EXACT([.A12];4);INDIRECT(CONCATENATE(&quot;W&quot;;[.H12]));IF(EXACT([.A12];5);INDIRECT(CONCATENATE(&quot;W&quot;;[.K12]));IF(EXACT([.A12];6);INDIRECT(CONCATENATE(&quot;W&quot;;[.N12]));IF(EXACT([.A12];7);INDIRECT(CONCATENATE(&quot;W&quot;;[.Q12])))))))))" office:value-type="string" office:string-value="Bancos">
              <text:p>Bancos</text:p>
            </table:table-cell>
            <table:table-cell table:style-name="ce5" table:formula="of:=NOT(OR(AND(NOT(EXACT([.A12];7));NOT(EXACT([.AD12];&quot;Vista&quot;)));AND(EXACT([.A12];7);EXACT([.AD12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];[Valores.$A$2:.$C$12];2)" office:value-type="string" office:string-value="view">
              <text:p>view</text:p>
            </table:table-cell>
            <table:table-cell table:style-name="Datos" table:formula="of:=VLOOKUP([.AD1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];1);CELL(&quot;Row&quot;;[.B13]);[.B12])" office:value-type="float" office:value="2">
              <text:p>2</text:p>
            </table:table-cell>
            <table:table-cell table:style-name="ce2" table:formula="of:=IF(EXACT([.$A13];1);0;IF(EXACT([.$A13];2);[.C12]+1;[.C12]))" office:value-type="float" office:value="1">
              <text:p>1</text:p>
            </table:table-cell>
            <table:table-cell table:style-name="ce2" table:formula="of:=TEXT([.C13];&quot;0&quot;)" office:value-type="string" office:string-value="1">
              <text:p>1</text:p>
            </table:table-cell>
            <table:table-cell table:style-name="ce2" table:formula="of:=IF(EXACT([.C12];[.C13]);[.E12];CELL(&quot;Row&quot;;[.E13]))" office:value-type="float" office:value="3">
              <text:p>3</text:p>
            </table:table-cell>
            <table:table-cell table:style-name="ce2" table:formula="of:=IF(AND([.$A13]&lt;=[.G$1];[.$A12]&gt;[.$A13]);0;IF(EXACT([.$A13];[.G$1]+1);[.F12]+1;[.F12]))" office:value-type="float" office:value="1">
              <text:p>1</text:p>
            </table:table-cell>
            <table:table-cell table:style-name="ce2" table:formula="of:=TEXT([.F13];&quot;0&quot;)" office:value-type="string" office:string-value="1">
              <text:p>1</text:p>
            </table:table-cell>
            <table:table-cell table:style-name="ce2" table:formula="of:=IF(EXACT([.F12];[.F13]);[.H12];CELL(&quot;Row&quot;;[.H13]))" office:value-type="float" office:value="4">
              <text:p>4</text:p>
            </table:table-cell>
            <table:table-cell table:style-name="ce2" table:formula="of:=IF(AND([.$A13]&lt;=[.J$1];[.$A12]&gt;[.$A13]);0;IF(EXACT([.$A13];[.J$1]+1);[.I12]+1;[.I12]))" office:value-type="float" office:value="1">
              <text:p>1</text:p>
            </table:table-cell>
            <table:table-cell table:style-name="ce2" table:formula="of:=TEXT([.I13];&quot;0&quot;)" office:value-type="string" office:string-value="1">
              <text:p>1</text:p>
            </table:table-cell>
            <table:table-cell table:style-name="ce2" table:formula="of:=IF(EXACT([.I12];[.I13]);[.K12];CELL(&quot;Row&quot;;[.K13]))" office:value-type="float" office:value="5">
              <text:p>5</text:p>
            </table:table-cell>
            <table:table-cell table:style-name="ce2" table:formula="of:=IF(AND([.$A13]&lt;=[.M$1];[.$A12]&gt;[.$A13]);0;IF(EXACT([.$A13];[.M$1]+1);[.L12]+1;[.L12]))" office:value-type="float" office:value="2">
              <text:p>2</text:p>
            </table:table-cell>
            <table:table-cell table:style-name="ce2" table:formula="of:=TEXT([.L13];&quot;0&quot;)" office:value-type="string" office:string-value="2">
              <text:p>2</text:p>
            </table:table-cell>
            <table:table-cell table:style-name="ce2" table:formula="of:=IF(EXACT([.L12];[.L13]);[.N12];CELL(&quot;Row&quot;;[.N13]))" office:value-type="float" office:value="11">
              <text:p>11</text:p>
            </table:table-cell>
            <table:table-cell table:style-name="ce2" table:formula="of:=IF(AND([.$A13]&lt;=[.P$1];[.$A12]&gt;[.$A13]);0;IF(EXACT([.$A13];[.P$1]+1);[.O12]+1;[.O12]))" office:value-type="float" office:value="1">
              <text:p>1</text:p>
            </table:table-cell>
            <table:table-cell table:style-name="ce2" table:formula="of:=TEXT([.O13];&quot;0&quot;)" office:value-type="string" office:string-value="1">
              <text:p>1</text:p>
            </table:table-cell>
            <table:table-cell table:style-name="ce2" table:formula="of:=IF(EXACT([.O12];[.O13]);[.Q12];CELL(&quot;Row&quot;;[.Q13]))" office:value-type="float" office:value="12">
              <text:p>12</text:p>
            </table:table-cell>
            <table:table-cell table:style-name="ce2" table:formula="of:=IF(AND([.$A13]&lt;=[.S$1];[.$A12]&gt;[.$A13]);0;IF(EXACT([.$A13];[.S$1]+1);[.R12]+1;[.R12]))" office:value-type="float" office:value="1">
              <text:p>1</text:p>
            </table:table-cell>
            <table:table-cell table:style-name="ce2" table:formula="of:=TEXT([.R13];&quot;0&quot;)" office:value-type="string" office:string-value="1">
              <text:p>1</text:p>
            </table:table-cell>
            <table:table-cell table:style-name="ce2" table:formula="of:=IF(EXACT([.R12];[.R13]);[.T12];CELL(&quot;Row&quot;;[.T13]))" office:value-type="float" office:value="13">
              <text:p>13</text:p>
            </table:table-cell>
            <table:table-cell table:style-name="ce4" table:formula="of:=NOT(AND(OR([.A12]&gt;[.A13];[.A12]=[.A13]);[.A12]&lt;&gt;7))" office:value-type="boolean" office:boolean-value="true">
              <text:p>TRUE</text:p>
            </table:table-cell>
            <table:table-cell table:style-name="Nivel7" table:formula="of:=CONCATENATE([.D13];[.G13];[.J13];[.M13];[.P13];[.S13])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111211">
              <text:p>111211</text:p>
            </table:table-cell>
            <table:table-cell table:style-name="Datos" office:value-type="string">
              <text:p>Cuenta en CRC 1</text:p>
            </table:table-cell>
            <table:table-cell table:style-name="Nivel7" table:formula="of:=[.W13]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Cuenta en CRC 1">
              <text:p>Cuenta en CRC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/>
            <table:table-cell table:style-name="Datos" table:formula="of:=IF(EXACT([.A13];1);&quot;&quot;;IF(EXACT([.A13];2);INDIRECT(CONCATENATE(&quot;W&quot;;[.B13]));IF(EXACT([.A13];3);INDIRECT(CONCATENATE(&quot;W&quot;;[.E13]));IF(EXACT([.A13];4);INDIRECT(CONCATENATE(&quot;W&quot;;[.H13]));IF(EXACT([.A13];5);INDIRECT(CONCATENATE(&quot;W&quot;;[.K13]));IF(EXACT([.A13];6);INDIRECT(CONCATENATE(&quot;W&quot;;[.N13]));IF(EXACT([.A13];7);INDIRECT(CONCATENATE(&quot;W&quot;;[.Q13])))))))))" office:value-type="string" office:string-value="Cuentas corrientes CRC">
              <text:p>Cuentas corrientes CRC</text:p>
            </table:table-cell>
            <table:table-cell table:style-name="ce5" table:formula="of:=NOT(OR(AND(NOT(EXACT([.A13];7));NOT(EXACT([.AD13];&quot;Vista&quot;)));AND(EXACT([.A13];7);EXACT([.AD13];&quot;Vista&quot;))))" office:value-type="boolean" office:boolean-value="true">
              <text:p>TRUE</text:p>
            </table:table-cell>
            <table:table-cell table:style-name="ce6" office:value-type="string">
              <text:p>Efectivo</text:p>
            </table:table-cell>
            <table:table-cell table:style-name="ce6" office:value-type="string">
              <text:p>CRC</text:p>
            </table:table-cell>
            <table:table-cell table:style-name="Datos" table:formula="of:=VLOOKUP([.AD13];[Valores.$A$2:.$C$12];2)" office:value-type="string" office:string-value="other">
              <text:p>other</text:p>
            </table:table-cell>
            <table:table-cell table:style-name="Datos" table:formula="of:=VLOOKUP([.AD13];[Valores.$A$2:.$C$12];3)" office:value-type="string" office:string-value="True">
              <text:p>True</text:p>
            </table:table-cell>
            <table:table-cell table:style-name="ce7" table:number-columns-repeated="242"/>
            <table:table-cell table:style-name="ce8" table:number-columns-repeated="745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14];1);CELL(&quot;Row&quot;;[.B14]);[.B13])" office:value-type="float" office:value="2">
              <text:p>2</text:p>
            </table:table-cell>
            <table:table-cell table:style-name="ce2" table:formula="of:=IF(EXACT([.$A14];1);0;IF(EXACT([.$A14];2);[.C13]+1;[.C13]))" office:value-type="float" office:value="1">
              <text:p>1</text:p>
            </table:table-cell>
            <table:table-cell table:style-name="ce2" table:formula="of:=TEXT([.C14];&quot;0&quot;)" office:value-type="string" office:string-value="1">
              <text:p>1</text:p>
            </table:table-cell>
            <table:table-cell table:style-name="ce2" table:formula="of:=IF(EXACT([.C13];[.C14]);[.E13];CELL(&quot;Row&quot;;[.E14]))" office:value-type="float" office:value="3">
              <text:p>3</text:p>
            </table:table-cell>
            <table:table-cell table:style-name="ce2" table:formula="of:=IF(AND([.$A14]&lt;=[.G$1];[.$A13]&gt;[.$A14]);0;IF(EXACT([.$A14];[.G$1]+1);[.F13]+1;[.F13]))" office:value-type="float" office:value="1">
              <text:p>1</text:p>
            </table:table-cell>
            <table:table-cell table:style-name="ce2" table:formula="of:=TEXT([.F14];&quot;0&quot;)" office:value-type="string" office:string-value="1">
              <text:p>1</text:p>
            </table:table-cell>
            <table:table-cell table:style-name="ce2" table:formula="of:=IF(EXACT([.F13];[.F14]);[.H13];CELL(&quot;Row&quot;;[.H14]))" office:value-type="float" office:value="4">
              <text:p>4</text:p>
            </table:table-cell>
            <table:table-cell table:style-name="ce2" table:formula="of:=IF(AND([.$A14]&lt;=[.J$1];[.$A13]&gt;[.$A14]);0;IF(EXACT([.$A14];[.J$1]+1);[.I13]+1;[.I13]))" office:value-type="float" office:value="1">
              <text:p>1</text:p>
            </table:table-cell>
            <table:table-cell table:style-name="ce2" table:formula="of:=TEXT([.I14];&quot;0&quot;)" office:value-type="string" office:string-value="1">
              <text:p>1</text:p>
            </table:table-cell>
            <table:table-cell table:style-name="ce2" table:formula="of:=IF(EXACT([.I13];[.I14]);[.K13];CELL(&quot;Row&quot;;[.K14]))" office:value-type="float" office:value="5">
              <text:p>5</text:p>
            </table:table-cell>
            <table:table-cell table:style-name="ce2" table:formula="of:=IF(AND([.$A14]&lt;=[.M$1];[.$A13]&gt;[.$A14]);0;IF(EXACT([.$A14];[.M$1]+1);[.L13]+1;[.L13]))" office:value-type="float" office:value="2">
              <text:p>2</text:p>
            </table:table-cell>
            <table:table-cell table:style-name="ce2" table:formula="of:=TEXT([.L14];&quot;0&quot;)" office:value-type="string" office:string-value="2">
              <text:p>2</text:p>
            </table:table-cell>
            <table:table-cell table:style-name="ce2" table:formula="of:=IF(EXACT([.L13];[.L14]);[.N13];CELL(&quot;Row&quot;;[.N14]))" office:value-type="float" office:value="11">
              <text:p>11</text:p>
            </table:table-cell>
            <table:table-cell table:style-name="ce2" table:formula="of:=IF(AND([.$A14]&lt;=[.P$1];[.$A13]&gt;[.$A14]);0;IF(EXACT([.$A14];[.P$1]+1);[.O13]+1;[.O13]))" office:value-type="float" office:value="2">
              <text:p>2</text:p>
            </table:table-cell>
            <table:table-cell table:style-name="ce2" table:formula="of:=TEXT([.O14];&quot;0&quot;)" office:value-type="string" office:string-value="2">
              <text:p>2</text:p>
            </table:table-cell>
            <table:table-cell table:style-name="ce2" table:formula="of:=IF(EXACT([.O13];[.O14]);[.Q13];CELL(&quot;Row&quot;;[.Q14]))" office:value-type="float" office:value="14">
              <text:p>14</text:p>
            </table:table-cell>
            <table:table-cell table:style-name="ce2" table:formula="of:=IF(AND([.$A14]&lt;=[.S$1];[.$A13]&gt;[.$A14]);0;IF(EXACT([.$A14];[.S$1]+1);[.R13]+1;[.R13]))" office:value-type="float" office:value="0">
              <text:p>0</text:p>
            </table:table-cell>
            <table:table-cell table:style-name="ce2" table:formula="of:=TEXT([.R14];&quot;0&quot;)" office:value-type="string" office:string-value="0">
              <text:p>0</text:p>
            </table:table-cell>
            <table:table-cell table:style-name="ce2" table:formula="of:=IF(EXACT([.R13];[.R14]);[.T13];CELL(&quot;Row&quot;;[.T14]))" office:value-type="float" office:value="14">
              <text:p>14</text:p>
            </table:table-cell>
            <table:table-cell table:style-name="ce4" table:formula="of:=NOT(AND(OR([.A13]&gt;[.A14];[.A13]=[.A14]);[.A13]&lt;&gt;7))" office:value-type="boolean" office:boolean-value="true">
              <text:p>TRUE</text:p>
            </table:table-cell>
            <table:table-cell table:style-name="Nivel6" table:formula="of:=CONCATENATE([.D14];[.G14];[.J14];[.M14];[.P14];[.S14])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111220">
              <text:p>111220</text:p>
            </table:table-cell>
            <table:table-cell table:style-name="Datos" office:value-type="string">
              <text:p>Cuentas corrientes USD</text:p>
            </table:table-cell>
            <table:table-cell table:style-name="Nivel6" table:formula="of:=[.W14]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Cuentas corrientes USD">
              <text:p>Cuentas corrientes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C-USD</text:p>
            </table:table-cell>
            <table:table-cell table:style-name="Datos" table:formula="of:=IF(EXACT([.A14];1);&quot;&quot;;IF(EXACT([.A14];2);INDIRECT(CONCATENATE(&quot;W&quot;;[.B14]));IF(EXACT([.A14];3);INDIRECT(CONCATENATE(&quot;W&quot;;[.E14]));IF(EXACT([.A14];4);INDIRECT(CONCATENATE(&quot;W&quot;;[.H14]));IF(EXACT([.A14];5);INDIRECT(CONCATENATE(&quot;W&quot;;[.K14]));IF(EXACT([.A14];6);INDIRECT(CONCATENATE(&quot;W&quot;;[.N14]));IF(EXACT([.A14];7);INDIRECT(CONCATENATE(&quot;W&quot;;[.Q14])))))))))" office:value-type="string" office:string-value="Bancos">
              <text:p>Bancos</text:p>
            </table:table-cell>
            <table:table-cell table:style-name="ce5" table:formula="of:=NOT(OR(AND(NOT(EXACT([.A14];7));NOT(EXACT([.AD14];&quot;Vista&quot;)));AND(EXACT([.A14];7);EXACT([.AD14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4];[Valores.$A$2:.$C$12];2)" office:value-type="string" office:string-value="view">
              <text:p>view</text:p>
            </table:table-cell>
            <table:table-cell table:style-name="Datos" table:formula="of:=VLOOKUP([.AD1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5];1);CELL(&quot;Row&quot;;[.B15]);[.B14])" office:value-type="float" office:value="2">
              <text:p>2</text:p>
            </table:table-cell>
            <table:table-cell table:style-name="ce2" table:formula="of:=IF(EXACT([.$A15];1);0;IF(EXACT([.$A15];2);[.C14]+1;[.C14]))" office:value-type="float" office:value="1">
              <text:p>1</text:p>
            </table:table-cell>
            <table:table-cell table:style-name="ce2" table:formula="of:=TEXT([.C15];&quot;0&quot;)" office:value-type="string" office:string-value="1">
              <text:p>1</text:p>
            </table:table-cell>
            <table:table-cell table:style-name="ce2" table:formula="of:=IF(EXACT([.C14];[.C15]);[.E14];CELL(&quot;Row&quot;;[.E15]))" office:value-type="float" office:value="3">
              <text:p>3</text:p>
            </table:table-cell>
            <table:table-cell table:style-name="ce2" table:formula="of:=IF(AND([.$A15]&lt;=[.G$1];[.$A14]&gt;[.$A15]);0;IF(EXACT([.$A15];[.G$1]+1);[.F14]+1;[.F14]))" office:value-type="float" office:value="1">
              <text:p>1</text:p>
            </table:table-cell>
            <table:table-cell table:style-name="ce2" table:formula="of:=TEXT([.F15];&quot;0&quot;)" office:value-type="string" office:string-value="1">
              <text:p>1</text:p>
            </table:table-cell>
            <table:table-cell table:style-name="ce2" table:formula="of:=IF(EXACT([.F14];[.F15]);[.H14];CELL(&quot;Row&quot;;[.H15]))" office:value-type="float" office:value="4">
              <text:p>4</text:p>
            </table:table-cell>
            <table:table-cell table:style-name="ce2" table:formula="of:=IF(AND([.$A15]&lt;=[.J$1];[.$A14]&gt;[.$A15]);0;IF(EXACT([.$A15];[.J$1]+1);[.I14]+1;[.I14]))" office:value-type="float" office:value="1">
              <text:p>1</text:p>
            </table:table-cell>
            <table:table-cell table:style-name="ce2" table:formula="of:=TEXT([.I15];&quot;0&quot;)" office:value-type="string" office:string-value="1">
              <text:p>1</text:p>
            </table:table-cell>
            <table:table-cell table:style-name="ce2" table:formula="of:=IF(EXACT([.I14];[.I15]);[.K14];CELL(&quot;Row&quot;;[.K15]))" office:value-type="float" office:value="5">
              <text:p>5</text:p>
            </table:table-cell>
            <table:table-cell table:style-name="ce2" table:formula="of:=IF(AND([.$A15]&lt;=[.M$1];[.$A14]&gt;[.$A15]);0;IF(EXACT([.$A15];[.M$1]+1);[.L14]+1;[.L14]))" office:value-type="float" office:value="2">
              <text:p>2</text:p>
            </table:table-cell>
            <table:table-cell table:style-name="ce2" table:formula="of:=TEXT([.L15];&quot;0&quot;)" office:value-type="string" office:string-value="2">
              <text:p>2</text:p>
            </table:table-cell>
            <table:table-cell table:style-name="ce2" table:formula="of:=IF(EXACT([.L14];[.L15]);[.N14];CELL(&quot;Row&quot;;[.N15]))" office:value-type="float" office:value="11">
              <text:p>11</text:p>
            </table:table-cell>
            <table:table-cell table:style-name="ce2" table:formula="of:=IF(AND([.$A15]&lt;=[.P$1];[.$A14]&gt;[.$A15]);0;IF(EXACT([.$A15];[.P$1]+1);[.O14]+1;[.O14]))" office:value-type="float" office:value="2">
              <text:p>2</text:p>
            </table:table-cell>
            <table:table-cell table:style-name="ce2" table:formula="of:=TEXT([.O15];&quot;0&quot;)" office:value-type="string" office:string-value="2">
              <text:p>2</text:p>
            </table:table-cell>
            <table:table-cell table:style-name="ce2" table:formula="of:=IF(EXACT([.O14];[.O15]);[.Q14];CELL(&quot;Row&quot;;[.Q15]))" office:value-type="float" office:value="14">
              <text:p>14</text:p>
            </table:table-cell>
            <table:table-cell table:style-name="ce2" table:formula="of:=IF(AND([.$A15]&lt;=[.S$1];[.$A14]&gt;[.$A15]);0;IF(EXACT([.$A15];[.S$1]+1);[.R14]+1;[.R14]))" office:value-type="float" office:value="1">
              <text:p>1</text:p>
            </table:table-cell>
            <table:table-cell table:style-name="ce2" table:formula="of:=TEXT([.R15];&quot;0&quot;)" office:value-type="string" office:string-value="1">
              <text:p>1</text:p>
            </table:table-cell>
            <table:table-cell table:style-name="ce2" table:formula="of:=IF(EXACT([.R14];[.R15]);[.T14];CELL(&quot;Row&quot;;[.T15]))" office:value-type="float" office:value="15">
              <text:p>15</text:p>
            </table:table-cell>
            <table:table-cell table:style-name="ce4" table:formula="of:=NOT(AND(OR([.A14]&gt;[.A15];[.A14]=[.A15]);[.A14]&lt;&gt;7))" office:value-type="boolean" office:boolean-value="true">
              <text:p>TRUE</text:p>
            </table:table-cell>
            <table:table-cell table:style-name="Nivel7" table:formula="of:=CONCATENATE([.D15];[.G15];[.J15];[.M15];[.P15];[.S15])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111221">
              <text:p>111221</text:p>
            </table:table-cell>
            <table:table-cell table:style-name="Datos" office:value-type="string">
              <text:p>Cuenta en USD 1</text:p>
            </table:table-cell>
            <table:table-cell table:style-name="Nivel7" table:formula="of:=[.W15]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Cuenta en USD 1">
              <text:p>Cuenta en USD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/>
            <table:table-cell table:style-name="Datos" table:formula="of:=IF(EXACT([.A15];1);&quot;&quot;;IF(EXACT([.A15];2);INDIRECT(CONCATENATE(&quot;W&quot;;[.B15]));IF(EXACT([.A15];3);INDIRECT(CONCATENATE(&quot;W&quot;;[.E15]));IF(EXACT([.A15];4);INDIRECT(CONCATENATE(&quot;W&quot;;[.H15]));IF(EXACT([.A15];5);INDIRECT(CONCATENATE(&quot;W&quot;;[.K15]));IF(EXACT([.A15];6);INDIRECT(CONCATENATE(&quot;W&quot;;[.N15]));IF(EXACT([.A15];7);INDIRECT(CONCATENATE(&quot;W&quot;;[.Q15])))))))))" office:value-type="string" office:string-value="Cuentas corrientes USD">
              <text:p>Cuentas corrientes USD</text:p>
            </table:table-cell>
            <table:table-cell table:style-name="ce5" table:formula="of:=NOT(OR(AND(NOT(EXACT([.A15];7));NOT(EXACT([.AD15];&quot;Vista&quot;)));AND(EXACT([.A15];7);EXACT([.AD15];&quot;Vista&quot;))))" office:value-type="boolean" office:boolean-value="true">
              <text:p>TRUE</text:p>
            </table:table-cell>
            <table:table-cell table:style-name="ce6" office:value-type="string">
              <text:p>Efectivo</text:p>
            </table:table-cell>
            <table:table-cell table:style-name="ce6" office:value-type="string">
              <text:p>CRC</text:p>
            </table:table-cell>
            <table:table-cell table:style-name="Datos" table:formula="of:=VLOOKUP([.AD15];[Valores.$A$2:.$C$12];2)" office:value-type="string" office:string-value="other">
              <text:p>other</text:p>
            </table:table-cell>
            <table:table-cell table:style-name="Datos" table:formula="of:=VLOOKUP([.AD15];[Valores.$A$2:.$C$12];3)" office:value-type="string" office:string-value="True">
              <text:p>True</text:p>
            </table:table-cell>
            <table:table-cell table:style-name="ce7" table:number-columns-repeated="242"/>
            <table:table-cell table:style-name="ce8" table:number-columns-repeated="745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16];1);CELL(&quot;Row&quot;;[.B16]);[.B15])" office:value-type="float" office:value="2">
              <text:p>2</text:p>
            </table:table-cell>
            <table:table-cell table:style-name="ce2" table:formula="of:=IF(EXACT([.$A16];1);0;IF(EXACT([.$A16];2);[.C15]+1;[.C15]))" office:value-type="float" office:value="1">
              <text:p>1</text:p>
            </table:table-cell>
            <table:table-cell table:style-name="ce2" table:formula="of:=TEXT([.C16];&quot;0&quot;)" office:value-type="string" office:string-value="1">
              <text:p>1</text:p>
            </table:table-cell>
            <table:table-cell table:style-name="ce2" table:formula="of:=IF(EXACT([.C15];[.C16]);[.E15];CELL(&quot;Row&quot;;[.E16]))" office:value-type="float" office:value="3">
              <text:p>3</text:p>
            </table:table-cell>
            <table:table-cell table:style-name="ce2" table:formula="of:=IF(AND([.$A16]&lt;=[.G$1];[.$A15]&gt;[.$A16]);0;IF(EXACT([.$A16];[.G$1]+1);[.F15]+1;[.F15]))" office:value-type="float" office:value="1">
              <text:p>1</text:p>
            </table:table-cell>
            <table:table-cell table:style-name="ce2" table:formula="of:=TEXT([.F16];&quot;0&quot;)" office:value-type="string" office:string-value="1">
              <text:p>1</text:p>
            </table:table-cell>
            <table:table-cell table:style-name="ce2" table:formula="of:=IF(EXACT([.F15];[.F16]);[.H15];CELL(&quot;Row&quot;;[.H16]))" office:value-type="float" office:value="4">
              <text:p>4</text:p>
            </table:table-cell>
            <table:table-cell table:style-name="ce2" table:formula="of:=IF(AND([.$A16]&lt;=[.J$1];[.$A15]&gt;[.$A16]);0;IF(EXACT([.$A16];[.J$1]+1);[.I15]+1;[.I15]))" office:value-type="float" office:value="1">
              <text:p>1</text:p>
            </table:table-cell>
            <table:table-cell table:style-name="ce2" table:formula="of:=TEXT([.I16];&quot;0&quot;)" office:value-type="string" office:string-value="1">
              <text:p>1</text:p>
            </table:table-cell>
            <table:table-cell table:style-name="ce2" table:formula="of:=IF(EXACT([.I15];[.I16]);[.K15];CELL(&quot;Row&quot;;[.K16]))" office:value-type="float" office:value="5">
              <text:p>5</text:p>
            </table:table-cell>
            <table:table-cell table:style-name="ce2" table:formula="of:=IF(AND([.$A16]&lt;=[.M$1];[.$A15]&gt;[.$A16]);0;IF(EXACT([.$A16];[.M$1]+1);[.L15]+1;[.L15]))" office:value-type="float" office:value="3">
              <text:p>3</text:p>
            </table:table-cell>
            <table:table-cell table:style-name="ce2" table:formula="of:=TEXT([.L16];&quot;0&quot;)" office:value-type="string" office:string-value="3">
              <text:p>3</text:p>
            </table:table-cell>
            <table:table-cell table:style-name="ce2" table:formula="of:=IF(EXACT([.L15];[.L16]);[.N15];CELL(&quot;Row&quot;;[.N16]))" office:value-type="float" office:value="16">
              <text:p>16</text:p>
            </table:table-cell>
            <table:table-cell table:style-name="ce2" table:formula="of:=IF(AND([.$A16]&lt;=[.P$1];[.$A15]&gt;[.$A16]);0;IF(EXACT([.$A16];[.P$1]+1);[.O15]+1;[.O15]))" office:value-type="float" office:value="0">
              <text:p>0</text:p>
            </table:table-cell>
            <table:table-cell table:style-name="ce2" table:formula="of:=TEXT([.O16];&quot;0&quot;)" office:value-type="string" office:string-value="0">
              <text:p>0</text:p>
            </table:table-cell>
            <table:table-cell table:style-name="ce2" table:formula="of:=IF(EXACT([.O15];[.O16]);[.Q15];CELL(&quot;Row&quot;;[.Q16]))" office:value-type="float" office:value="16">
              <text:p>16</text:p>
            </table:table-cell>
            <table:table-cell table:style-name="ce2" table:formula="of:=IF(AND([.$A16]&lt;=[.S$1];[.$A15]&gt;[.$A16]);0;IF(EXACT([.$A16];[.S$1]+1);[.R15]+1;[.R15]))" office:value-type="float" office:value="0">
              <text:p>0</text:p>
            </table:table-cell>
            <table:table-cell table:style-name="ce2" table:formula="of:=TEXT([.R16];&quot;0&quot;)" office:value-type="string" office:string-value="0">
              <text:p>0</text:p>
            </table:table-cell>
            <table:table-cell table:style-name="ce2" table:formula="of:=IF(EXACT([.R15];[.R16]);[.T15];CELL(&quot;Row&quot;;[.T16]))" office:value-type="float" office:value="16">
              <text:p>16</text:p>
            </table:table-cell>
            <table:table-cell table:style-name="ce4" table:formula="of:=NOT(AND(OR([.A15]&gt;[.A16];[.A15]=[.A16]);[.A15]&lt;&gt;7))" office:value-type="boolean" office:boolean-value="true">
              <text:p>TRUE</text:p>
            </table:table-cell>
            <table:table-cell table:style-name="Nivel5" table:formula="of:=CONCATENATE([.D16];[.G16];[.J16];[.M16];[.P16];[.S16])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111300">
              <text:p>111300</text:p>
            </table:table-cell>
            <table:table-cell table:style-name="Datos" office:value-type="string">
              <text:p>PayPal</text:p>
            </table:table-cell>
            <table:table-cell table:style-name="Nivel5" table:formula="of:=[.W16]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PayPal">
              <text:p>PayPal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ayPal</text:p>
            </table:table-cell>
            <table:table-cell table:style-name="Datos" table:formula="of:=IF(EXACT([.A16];1);&quot;&quot;;IF(EXACT([.A16];2);INDIRECT(CONCATENATE(&quot;W&quot;;[.B16]));IF(EXACT([.A16];3);INDIRECT(CONCATENATE(&quot;W&quot;;[.E16]));IF(EXACT([.A16];4);INDIRECT(CONCATENATE(&quot;W&quot;;[.H16]));IF(EXACT([.A16];5);INDIRECT(CONCATENATE(&quot;W&quot;;[.K16]));IF(EXACT([.A16];6);INDIRECT(CONCATENATE(&quot;W&quot;;[.N16]));IF(EXACT([.A16];7);INDIRECT(CONCATENATE(&quot;W&quot;;[.Q16])))))))))" office:value-type="string" office:string-value="Activo circulante disponible">
              <text:p>Activo circulante disponible</text:p>
            </table:table-cell>
            <table:table-cell table:style-name="ce5" table:formula="of:=NOT(OR(AND(NOT(EXACT([.A16];7));NOT(EXACT([.AD16];&quot;Vista&quot;)));AND(EXACT([.A16];7);EXACT([.AD16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6];[Valores.$A$2:.$C$12];2)" office:value-type="string" office:string-value="view">
              <text:p>view</text:p>
            </table:table-cell>
            <table:table-cell table:style-name="Datos" table:formula="of:=VLOOKUP([.AD1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7];1);CELL(&quot;Row&quot;;[.B17]);[.B16])" office:value-type="float" office:value="2">
              <text:p>2</text:p>
            </table:table-cell>
            <table:table-cell table:style-name="ce2" table:formula="of:=IF(EXACT([.$A17];1);0;IF(EXACT([.$A17];2);[.C16]+1;[.C16]))" office:value-type="float" office:value="1">
              <text:p>1</text:p>
            </table:table-cell>
            <table:table-cell table:style-name="ce2" table:formula="of:=TEXT([.C17];&quot;0&quot;)" office:value-type="string" office:string-value="1">
              <text:p>1</text:p>
            </table:table-cell>
            <table:table-cell table:style-name="ce2" table:formula="of:=IF(EXACT([.C16];[.C17]);[.E16];CELL(&quot;Row&quot;;[.E17]))" office:value-type="float" office:value="3">
              <text:p>3</text:p>
            </table:table-cell>
            <table:table-cell table:style-name="ce2" table:formula="of:=IF(AND([.$A17]&lt;=[.G$1];[.$A16]&gt;[.$A17]);0;IF(EXACT([.$A17];[.G$1]+1);[.F16]+1;[.F16]))" office:value-type="float" office:value="1">
              <text:p>1</text:p>
            </table:table-cell>
            <table:table-cell table:style-name="ce2" table:formula="of:=TEXT([.F17];&quot;0&quot;)" office:value-type="string" office:string-value="1">
              <text:p>1</text:p>
            </table:table-cell>
            <table:table-cell table:style-name="ce2" table:formula="of:=IF(EXACT([.F16];[.F17]);[.H16];CELL(&quot;Row&quot;;[.H17]))" office:value-type="float" office:value="4">
              <text:p>4</text:p>
            </table:table-cell>
            <table:table-cell table:style-name="ce2" table:formula="of:=IF(AND([.$A17]&lt;=[.J$1];[.$A16]&gt;[.$A17]);0;IF(EXACT([.$A17];[.J$1]+1);[.I16]+1;[.I16]))" office:value-type="float" office:value="1">
              <text:p>1</text:p>
            </table:table-cell>
            <table:table-cell table:style-name="ce2" table:formula="of:=TEXT([.I17];&quot;0&quot;)" office:value-type="string" office:string-value="1">
              <text:p>1</text:p>
            </table:table-cell>
            <table:table-cell table:style-name="ce2" table:formula="of:=IF(EXACT([.I16];[.I17]);[.K16];CELL(&quot;Row&quot;;[.K17]))" office:value-type="float" office:value="5">
              <text:p>5</text:p>
            </table:table-cell>
            <table:table-cell table:style-name="ce2" table:formula="of:=IF(AND([.$A17]&lt;=[.M$1];[.$A16]&gt;[.$A17]);0;IF(EXACT([.$A17];[.M$1]+1);[.L16]+1;[.L16]))" office:value-type="float" office:value="3">
              <text:p>3</text:p>
            </table:table-cell>
            <table:table-cell table:style-name="ce2" table:formula="of:=TEXT([.L17];&quot;0&quot;)" office:value-type="string" office:string-value="3">
              <text:p>3</text:p>
            </table:table-cell>
            <table:table-cell table:style-name="ce2" table:formula="of:=IF(EXACT([.L16];[.L17]);[.N16];CELL(&quot;Row&quot;;[.N17]))" office:value-type="float" office:value="16">
              <text:p>16</text:p>
            </table:table-cell>
            <table:table-cell table:style-name="ce2" table:formula="of:=IF(AND([.$A17]&lt;=[.P$1];[.$A16]&gt;[.$A17]);0;IF(EXACT([.$A17];[.P$1]+1);[.O16]+1;[.O16]))" office:value-type="float" office:value="0">
              <text:p>0</text:p>
            </table:table-cell>
            <table:table-cell table:style-name="ce2" table:formula="of:=TEXT([.O17];&quot;0&quot;)" office:value-type="string" office:string-value="0">
              <text:p>0</text:p>
            </table:table-cell>
            <table:table-cell table:style-name="ce2" table:formula="of:=IF(EXACT([.O16];[.O17]);[.Q16];CELL(&quot;Row&quot;;[.Q17]))" office:value-type="float" office:value="16">
              <text:p>16</text:p>
            </table:table-cell>
            <table:table-cell table:style-name="ce2" table:formula="of:=IF(AND([.$A17]&lt;=[.S$1];[.$A16]&gt;[.$A17]);0;IF(EXACT([.$A17];[.S$1]+1);[.R16]+1;[.R16]))" office:value-type="float" office:value="1">
              <text:p>1</text:p>
            </table:table-cell>
            <table:table-cell table:style-name="ce2" table:formula="of:=TEXT([.R17];&quot;0&quot;)" office:value-type="string" office:string-value="1">
              <text:p>1</text:p>
            </table:table-cell>
            <table:table-cell table:style-name="ce2" table:formula="of:=IF(EXACT([.R16];[.R17]);[.T16];CELL(&quot;Row&quot;;[.T17]))" office:value-type="float" office:value="17">
              <text:p>17</text:p>
            </table:table-cell>
            <table:table-cell table:style-name="ce4" table:formula="of:=NOT(AND(OR([.A16]&gt;[.A17];[.A16]=[.A17]);[.A16]&lt;&gt;7))" office:value-type="boolean" office:boolean-value="true">
              <text:p>TRUE</text:p>
            </table:table-cell>
            <table:table-cell table:style-name="Nivel7" table:formula="of:=CONCATENATE([.D17];[.G17];[.J17];[.M17];[.P17];[.S17])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111301">
              <text:p>111301</text:p>
            </table:table-cell>
            <table:table-cell table:style-name="Datos" office:value-type="string">
              <text:p>Cuenta PayPal 1</text:p>
            </table:table-cell>
            <table:table-cell table:style-name="Nivel7" table:formula="of:=[.W17]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Cuenta PayPal 1">
              <text:p>Cuenta PayPal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/>
            <table:table-cell table:style-name="Datos" table:formula="of:=IF(EXACT([.A17];1);&quot;&quot;;IF(EXACT([.A17];2);INDIRECT(CONCATENATE(&quot;W&quot;;[.B17]));IF(EXACT([.A17];3);INDIRECT(CONCATENATE(&quot;W&quot;;[.E17]));IF(EXACT([.A17];4);INDIRECT(CONCATENATE(&quot;W&quot;;[.H17]));IF(EXACT([.A17];5);INDIRECT(CONCATENATE(&quot;W&quot;;[.K17]));IF(EXACT([.A17];6);INDIRECT(CONCATENATE(&quot;W&quot;;[.N17]));IF(EXACT([.A17];7);INDIRECT(CONCATENATE(&quot;W&quot;;[.Q17])))))))))" office:value-type="string" office:string-value="PayPal">
              <text:p>PayPal</text:p>
            </table:table-cell>
            <table:table-cell table:style-name="ce5" table:formula="of:=NOT(OR(AND(NOT(EXACT([.A17];7));NOT(EXACT([.AD17];&quot;Vista&quot;)));AND(EXACT([.A17];7);EXACT([.AD17];&quot;Vista&quot;))))" office:value-type="boolean" office:boolean-value="true">
              <text:p>TRUE</text:p>
            </table:table-cell>
            <table:table-cell table:style-name="Datos" office:value-type="string">
              <text:p>Efe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7];[Valores.$A$2:.$C$12];2)" office:value-type="string" office:string-value="other">
              <text:p>other</text:p>
            </table:table-cell>
            <table:table-cell table:style-name="Datos" table:formula="of:=VLOOKUP([.AD17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18];1);CELL(&quot;Row&quot;;[.B18]);[.B17])" office:value-type="float" office:value="2">
              <text:p>2</text:p>
            </table:table-cell>
            <table:table-cell table:style-name="ce2" table:formula="of:=IF(EXACT([.$A18];1);0;IF(EXACT([.$A18];2);[.C17]+1;[.C17]))" office:value-type="float" office:value="1">
              <text:p>1</text:p>
            </table:table-cell>
            <table:table-cell table:style-name="ce2" table:formula="of:=TEXT([.C18];&quot;0&quot;)" office:value-type="string" office:string-value="1">
              <text:p>1</text:p>
            </table:table-cell>
            <table:table-cell table:style-name="ce2" table:formula="of:=IF(EXACT([.C17];[.C18]);[.E17];CELL(&quot;Row&quot;;[.E18]))" office:value-type="float" office:value="3">
              <text:p>3</text:p>
            </table:table-cell>
            <table:table-cell table:style-name="ce2" table:formula="of:=IF(AND([.$A18]&lt;=[.G$1];[.$A17]&gt;[.$A18]);0;IF(EXACT([.$A18];[.G$1]+1);[.F17]+1;[.F17]))" office:value-type="float" office:value="1">
              <text:p>1</text:p>
            </table:table-cell>
            <table:table-cell table:style-name="ce2" table:formula="of:=TEXT([.F18];&quot;0&quot;)" office:value-type="string" office:string-value="1">
              <text:p>1</text:p>
            </table:table-cell>
            <table:table-cell table:style-name="ce2" table:formula="of:=IF(EXACT([.F17];[.F18]);[.H17];CELL(&quot;Row&quot;;[.H18]))" office:value-type="float" office:value="4">
              <text:p>4</text:p>
            </table:table-cell>
            <table:table-cell table:style-name="ce2" table:formula="of:=IF(AND([.$A18]&lt;=[.J$1];[.$A17]&gt;[.$A18]);0;IF(EXACT([.$A18];[.J$1]+1);[.I17]+1;[.I17]))" office:value-type="float" office:value="1">
              <text:p>1</text:p>
            </table:table-cell>
            <table:table-cell table:style-name="ce2" table:formula="of:=TEXT([.I18];&quot;0&quot;)" office:value-type="string" office:string-value="1">
              <text:p>1</text:p>
            </table:table-cell>
            <table:table-cell table:style-name="ce2" table:formula="of:=IF(EXACT([.I17];[.I18]);[.K17];CELL(&quot;Row&quot;;[.K18]))" office:value-type="float" office:value="5">
              <text:p>5</text:p>
            </table:table-cell>
            <table:table-cell table:style-name="ce2" table:formula="of:=IF(AND([.$A18]&lt;=[.M$1];[.$A17]&gt;[.$A18]);0;IF(EXACT([.$A18];[.M$1]+1);[.L17]+1;[.L17]))" office:value-type="float" office:value="4">
              <text:p>4</text:p>
            </table:table-cell>
            <table:table-cell table:style-name="ce2" table:formula="of:=TEXT([.L18];&quot;0&quot;)" office:value-type="string" office:string-value="4">
              <text:p>4</text:p>
            </table:table-cell>
            <table:table-cell table:style-name="ce2" table:formula="of:=IF(EXACT([.L17];[.L18]);[.N17];CELL(&quot;Row&quot;;[.N18]))" office:value-type="float" office:value="18">
              <text:p>18</text:p>
            </table:table-cell>
            <table:table-cell table:style-name="ce2" table:formula="of:=IF(AND([.$A18]&lt;=[.P$1];[.$A17]&gt;[.$A18]);0;IF(EXACT([.$A18];[.P$1]+1);[.O17]+1;[.O17]))" office:value-type="float" office:value="0">
              <text:p>0</text:p>
            </table:table-cell>
            <table:table-cell table:style-name="ce2" table:formula="of:=TEXT([.O18];&quot;0&quot;)" office:value-type="string" office:string-value="0">
              <text:p>0</text:p>
            </table:table-cell>
            <table:table-cell table:style-name="ce2" table:formula="of:=IF(EXACT([.O17];[.O18]);[.Q17];CELL(&quot;Row&quot;;[.Q18]))" office:value-type="float" office:value="16">
              <text:p>16</text:p>
            </table:table-cell>
            <table:table-cell table:style-name="ce2" table:formula="of:=IF(AND([.$A18]&lt;=[.S$1];[.$A17]&gt;[.$A18]);0;IF(EXACT([.$A18];[.S$1]+1);[.R17]+1;[.R17]))" office:value-type="float" office:value="0">
              <text:p>0</text:p>
            </table:table-cell>
            <table:table-cell table:style-name="ce2" table:formula="of:=TEXT([.R18];&quot;0&quot;)" office:value-type="string" office:string-value="0">
              <text:p>0</text:p>
            </table:table-cell>
            <table:table-cell table:style-name="ce2" table:formula="of:=IF(EXACT([.R17];[.R18]);[.T17];CELL(&quot;Row&quot;;[.T18]))" office:value-type="float" office:value="18">
              <text:p>18</text:p>
            </table:table-cell>
            <table:table-cell table:style-name="ce4" table:formula="of:=NOT(AND(OR([.A17]&gt;[.A18];[.A17]=[.A18]);[.A17]&lt;&gt;7))" office:value-type="boolean" office:boolean-value="true">
              <text:p>TRUE</text:p>
            </table:table-cell>
            <table:table-cell table:style-name="Nivel5" table:formula="of:=CONCATENATE([.D18];[.G18];[.J18];[.M18];[.P18];[.S18])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111400">
              <text:p>111400</text:p>
            </table:table-cell>
            <table:table-cell table:style-name="Datos" office:value-type="string">
              <text:p>Fondos en tránsito</text:p>
            </table:table-cell>
            <table:table-cell table:style-name="Nivel5" table:formula="of:=[.W18]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Fondos en tránsito">
              <text:p>Fondos en tránsit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T</text:p>
            </table:table-cell>
            <table:table-cell table:style-name="Datos" table:formula="of:=IF(EXACT([.A18];1);&quot;&quot;;IF(EXACT([.A18];2);INDIRECT(CONCATENATE(&quot;W&quot;;[.B18]));IF(EXACT([.A18];3);INDIRECT(CONCATENATE(&quot;W&quot;;[.E18]));IF(EXACT([.A18];4);INDIRECT(CONCATENATE(&quot;W&quot;;[.H18]));IF(EXACT([.A18];5);INDIRECT(CONCATENATE(&quot;W&quot;;[.K18]));IF(EXACT([.A18];6);INDIRECT(CONCATENATE(&quot;W&quot;;[.N18]));IF(EXACT([.A18];7);INDIRECT(CONCATENATE(&quot;W&quot;;[.Q18])))))))))" office:value-type="string" office:string-value="Activo circulante disponible">
              <text:p>Activo circulante disponible</text:p>
            </table:table-cell>
            <table:table-cell table:style-name="ce5" table:formula="of:=NOT(OR(AND(NOT(EXACT([.A18];7));NOT(EXACT([.AD18];&quot;Vista&quot;)));AND(EXACT([.A18];7);EXACT([.AD18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8];[Valores.$A$2:.$C$12];2)" office:value-type="string" office:string-value="view">
              <text:p>view</text:p>
            </table:table-cell>
            <table:table-cell table:style-name="Datos" table:formula="of:=VLOOKUP([.AD1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9];1);CELL(&quot;Row&quot;;[.B19]);[.B18])" office:value-type="float" office:value="2">
              <text:p>2</text:p>
            </table:table-cell>
            <table:table-cell table:style-name="ce2" table:formula="of:=IF(EXACT([.$A19];1);0;IF(EXACT([.$A19];2);[.C18]+1;[.C18]))" office:value-type="float" office:value="1">
              <text:p>1</text:p>
            </table:table-cell>
            <table:table-cell table:style-name="ce2" table:formula="of:=TEXT([.C19];&quot;0&quot;)" office:value-type="string" office:string-value="1">
              <text:p>1</text:p>
            </table:table-cell>
            <table:table-cell table:style-name="ce2" table:formula="of:=IF(EXACT([.C18];[.C19]);[.E18];CELL(&quot;Row&quot;;[.E19]))" office:value-type="float" office:value="3">
              <text:p>3</text:p>
            </table:table-cell>
            <table:table-cell table:style-name="ce2" table:formula="of:=IF(AND([.$A19]&lt;=[.G$1];[.$A18]&gt;[.$A19]);0;IF(EXACT([.$A19];[.G$1]+1);[.F18]+1;[.F18]))" office:value-type="float" office:value="1">
              <text:p>1</text:p>
            </table:table-cell>
            <table:table-cell table:style-name="ce2" table:formula="of:=TEXT([.F19];&quot;0&quot;)" office:value-type="string" office:string-value="1">
              <text:p>1</text:p>
            </table:table-cell>
            <table:table-cell table:style-name="ce2" table:formula="of:=IF(EXACT([.F18];[.F19]);[.H18];CELL(&quot;Row&quot;;[.H19]))" office:value-type="float" office:value="4">
              <text:p>4</text:p>
            </table:table-cell>
            <table:table-cell table:style-name="ce2" table:formula="of:=IF(AND([.$A19]&lt;=[.J$1];[.$A18]&gt;[.$A19]);0;IF(EXACT([.$A19];[.J$1]+1);[.I18]+1;[.I18]))" office:value-type="float" office:value="1">
              <text:p>1</text:p>
            </table:table-cell>
            <table:table-cell table:style-name="ce2" table:formula="of:=TEXT([.I19];&quot;0&quot;)" office:value-type="string" office:string-value="1">
              <text:p>1</text:p>
            </table:table-cell>
            <table:table-cell table:style-name="ce2" table:formula="of:=IF(EXACT([.I18];[.I19]);[.K18];CELL(&quot;Row&quot;;[.K19]))" office:value-type="float" office:value="5">
              <text:p>5</text:p>
            </table:table-cell>
            <table:table-cell table:style-name="ce2" table:formula="of:=IF(AND([.$A19]&lt;=[.M$1];[.$A18]&gt;[.$A19]);0;IF(EXACT([.$A19];[.M$1]+1);[.L18]+1;[.L18]))" office:value-type="float" office:value="4">
              <text:p>4</text:p>
            </table:table-cell>
            <table:table-cell table:style-name="ce2" table:formula="of:=TEXT([.L19];&quot;0&quot;)" office:value-type="string" office:string-value="4">
              <text:p>4</text:p>
            </table:table-cell>
            <table:table-cell table:style-name="ce2" table:formula="of:=IF(EXACT([.L18];[.L19]);[.N18];CELL(&quot;Row&quot;;[.N19]))" office:value-type="float" office:value="18">
              <text:p>18</text:p>
            </table:table-cell>
            <table:table-cell table:style-name="ce2" table:formula="of:=IF(AND([.$A19]&lt;=[.P$1];[.$A18]&gt;[.$A19]);0;IF(EXACT([.$A19];[.P$1]+1);[.O18]+1;[.O18]))" office:value-type="float" office:value="0">
              <text:p>0</text:p>
            </table:table-cell>
            <table:table-cell table:style-name="ce2" table:formula="of:=TEXT([.O19];&quot;0&quot;)" office:value-type="string" office:string-value="0">
              <text:p>0</text:p>
            </table:table-cell>
            <table:table-cell table:style-name="ce2" table:formula="of:=IF(EXACT([.O18];[.O19]);[.Q18];CELL(&quot;Row&quot;;[.Q19]))" office:value-type="float" office:value="16">
              <text:p>16</text:p>
            </table:table-cell>
            <table:table-cell table:style-name="ce2" table:formula="of:=IF(AND([.$A19]&lt;=[.S$1];[.$A18]&gt;[.$A19]);0;IF(EXACT([.$A19];[.S$1]+1);[.R18]+1;[.R18]))" office:value-type="float" office:value="1">
              <text:p>1</text:p>
            </table:table-cell>
            <table:table-cell table:style-name="ce2" table:formula="of:=TEXT([.R19];&quot;0&quot;)" office:value-type="string" office:string-value="1">
              <text:p>1</text:p>
            </table:table-cell>
            <table:table-cell table:style-name="ce2" table:formula="of:=IF(EXACT([.R18];[.R19]);[.T18];CELL(&quot;Row&quot;;[.T19]))" office:value-type="float" office:value="19">
              <text:p>19</text:p>
            </table:table-cell>
            <table:table-cell table:style-name="ce4" table:formula="of:=NOT(AND(OR([.A18]&gt;[.A19];[.A18]=[.A19]);[.A18]&lt;&gt;7))" office:value-type="boolean" office:boolean-value="true">
              <text:p>TRUE</text:p>
            </table:table-cell>
            <table:table-cell table:style-name="Nivel7" table:formula="of:=CONCATENATE([.D19];[.G19];[.J19];[.M19];[.P19];[.S19])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111401">
              <text:p>111401</text:p>
            </table:table-cell>
            <table:table-cell table:style-name="Datos" office:value-type="string">
              <text:p>Fondos en tránsito en tesorería</text:p>
            </table:table-cell>
            <table:table-cell table:style-name="Nivel7" table:formula="of:=[.W19]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Fondos en tránsito en tesorería">
              <text:p>Fondos en tránsito en tesorerí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Trans. Tes.</text:p>
            </table:table-cell>
            <table:table-cell table:style-name="Datos" table:formula="of:=IF(EXACT([.A19];1);&quot;&quot;;IF(EXACT([.A19];2);INDIRECT(CONCATENATE(&quot;W&quot;;[.B19]));IF(EXACT([.A19];3);INDIRECT(CONCATENATE(&quot;W&quot;;[.E19]));IF(EXACT([.A19];4);INDIRECT(CONCATENATE(&quot;W&quot;;[.H19]));IF(EXACT([.A19];5);INDIRECT(CONCATENATE(&quot;W&quot;;[.K19]));IF(EXACT([.A19];6);INDIRECT(CONCATENATE(&quot;W&quot;;[.N19]));IF(EXACT([.A19];7);INDIRECT(CONCATENATE(&quot;W&quot;;[.Q19])))))))))" office:value-type="string" office:string-value="PayPal">
              <text:p>PayPal</text:p>
            </table:table-cell>
            <table:table-cell table:style-name="ce5" table:formula="of:=NOT(OR(AND(NOT(EXACT([.A19];7));NOT(EXACT([.AD19];&quot;Vista&quot;)));AND(EXACT([.A19];7);EXACT([.AD19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9];[Valores.$A$2:.$C$12];2)" office:value-type="string" office:string-value="other">
              <text:p>other</text:p>
            </table:table-cell>
            <table:table-cell table:style-name="Datos" table:formula="of:=VLOOKUP([.AD1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20];1);CELL(&quot;Row&quot;;[.B20]);[.B19])" office:value-type="float" office:value="2">
              <text:p>2</text:p>
            </table:table-cell>
            <table:table-cell table:style-name="ce2" table:formula="of:=IF(EXACT([.$A20];1);0;IF(EXACT([.$A20];2);[.C19]+1;[.C19]))" office:value-type="float" office:value="1">
              <text:p>1</text:p>
            </table:table-cell>
            <table:table-cell table:style-name="ce2" table:formula="of:=TEXT([.C20];&quot;0&quot;)" office:value-type="string" office:string-value="1">
              <text:p>1</text:p>
            </table:table-cell>
            <table:table-cell table:style-name="ce2" table:formula="of:=IF(EXACT([.C19];[.C20]);[.E19];CELL(&quot;Row&quot;;[.E20]))" office:value-type="float" office:value="3">
              <text:p>3</text:p>
            </table:table-cell>
            <table:table-cell table:style-name="ce2" table:formula="of:=IF(AND([.$A20]&lt;=[.G$1];[.$A19]&gt;[.$A20]);0;IF(EXACT([.$A20];[.G$1]+1);[.F19]+1;[.F19]))" office:value-type="float" office:value="1">
              <text:p>1</text:p>
            </table:table-cell>
            <table:table-cell table:style-name="ce2" table:formula="of:=TEXT([.F20];&quot;0&quot;)" office:value-type="string" office:string-value="1">
              <text:p>1</text:p>
            </table:table-cell>
            <table:table-cell table:style-name="ce2" table:formula="of:=IF(EXACT([.F19];[.F20]);[.H19];CELL(&quot;Row&quot;;[.H20]))" office:value-type="float" office:value="4">
              <text:p>4</text:p>
            </table:table-cell>
            <table:table-cell table:style-name="ce2" table:formula="of:=IF(AND([.$A20]&lt;=[.J$1];[.$A19]&gt;[.$A20]);0;IF(EXACT([.$A20];[.J$1]+1);[.I19]+1;[.I19]))" office:value-type="float" office:value="1">
              <text:p>1</text:p>
            </table:table-cell>
            <table:table-cell table:style-name="ce2" table:formula="of:=TEXT([.I20];&quot;0&quot;)" office:value-type="string" office:string-value="1">
              <text:p>1</text:p>
            </table:table-cell>
            <table:table-cell table:style-name="ce2" table:formula="of:=IF(EXACT([.I19];[.I20]);[.K19];CELL(&quot;Row&quot;;[.K20]))" office:value-type="float" office:value="5">
              <text:p>5</text:p>
            </table:table-cell>
            <table:table-cell table:style-name="ce2" table:formula="of:=IF(AND([.$A20]&lt;=[.M$1];[.$A19]&gt;[.$A20]);0;IF(EXACT([.$A20];[.M$1]+1);[.L19]+1;[.L19]))" office:value-type="float" office:value="4">
              <text:p>4</text:p>
            </table:table-cell>
            <table:table-cell table:style-name="ce2" table:formula="of:=TEXT([.L20];&quot;0&quot;)" office:value-type="string" office:string-value="4">
              <text:p>4</text:p>
            </table:table-cell>
            <table:table-cell table:style-name="ce2" table:formula="of:=IF(EXACT([.L19];[.L20]);[.N19];CELL(&quot;Row&quot;;[.N20]))" office:value-type="float" office:value="18">
              <text:p>18</text:p>
            </table:table-cell>
            <table:table-cell table:style-name="ce2" table:formula="of:=IF(AND([.$A20]&lt;=[.P$1];[.$A19]&gt;[.$A20]);0;IF(EXACT([.$A20];[.P$1]+1);[.O19]+1;[.O19]))" office:value-type="float" office:value="0">
              <text:p>0</text:p>
            </table:table-cell>
            <table:table-cell table:style-name="ce2" table:formula="of:=TEXT([.O20];&quot;0&quot;)" office:value-type="string" office:string-value="0">
              <text:p>0</text:p>
            </table:table-cell>
            <table:table-cell table:style-name="ce2" table:formula="of:=IF(EXACT([.O19];[.O20]);[.Q19];CELL(&quot;Row&quot;;[.Q20]))" office:value-type="float" office:value="16">
              <text:p>16</text:p>
            </table:table-cell>
            <table:table-cell table:style-name="ce2" table:formula="of:=IF(AND([.$A20]&lt;=[.S$1];[.$A19]&gt;[.$A20]);0;IF(EXACT([.$A20];[.S$1]+1);[.R19]+1;[.R19]))" office:value-type="float" office:value="2">
              <text:p>2</text:p>
            </table:table-cell>
            <table:table-cell table:style-name="ce2" table:formula="of:=TEXT([.R20];&quot;0&quot;)" office:value-type="string" office:string-value="2">
              <text:p>2</text:p>
            </table:table-cell>
            <table:table-cell table:style-name="ce2" table:formula="of:=IF(EXACT([.R19];[.R20]);[.T19];CELL(&quot;Row&quot;;[.T20]))" office:value-type="float" office:value="20">
              <text:p>20</text:p>
            </table:table-cell>
            <table:table-cell table:style-name="ce4" table:formula="of:=NOT(AND(OR([.A19]&gt;[.A20];[.A19]=[.A20]);[.A19]&lt;&gt;7))" office:value-type="boolean" office:boolean-value="true">
              <text:p>TRUE</text:p>
            </table:table-cell>
            <table:table-cell table:style-name="Nivel7" table:formula="of:=CONCATENATE([.D20];[.G20];[.J20];[.M20];[.P20];[.S20])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111402">
              <text:p>111402</text:p>
            </table:table-cell>
            <table:table-cell table:style-name="Datos" office:value-type="string">
              <text:p>Fondos en tránsito en bancos</text:p>
            </table:table-cell>
            <table:table-cell table:style-name="Nivel7" table:formula="of:=[.W20]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Fondos en tránsito en bancos">
              <text:p>Fondos en tránsito en banc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Trans. Ban.</text:p>
            </table:table-cell>
            <table:table-cell table:style-name="Datos" table:formula="of:=IF(EXACT([.A20];1);&quot;&quot;;IF(EXACT([.A20];2);INDIRECT(CONCATENATE(&quot;W&quot;;[.B20]));IF(EXACT([.A20];3);INDIRECT(CONCATENATE(&quot;W&quot;;[.E20]));IF(EXACT([.A20];4);INDIRECT(CONCATENATE(&quot;W&quot;;[.H20]));IF(EXACT([.A20];5);INDIRECT(CONCATENATE(&quot;W&quot;;[.K20]));IF(EXACT([.A20];6);INDIRECT(CONCATENATE(&quot;W&quot;;[.N20]));IF(EXACT([.A20];7);INDIRECT(CONCATENATE(&quot;W&quot;;[.Q20])))))))))" office:value-type="string" office:string-value="PayPal">
              <text:p>PayPal</text:p>
            </table:table-cell>
            <table:table-cell table:style-name="ce5" table:formula="of:=NOT(OR(AND(NOT(EXACT([.A20];7));NOT(EXACT([.AD20];&quot;Vista&quot;)));AND(EXACT([.A20];7);EXACT([.AD20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20];[Valores.$A$2:.$C$12];2)" office:value-type="string" office:string-value="other">
              <text:p>other</text:p>
            </table:table-cell>
            <table:table-cell table:style-name="Datos" table:formula="of:=VLOOKUP([.AD2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21];1);CELL(&quot;Row&quot;;[.B21]);[.B20])" office:value-type="float" office:value="2">
              <text:p>2</text:p>
            </table:table-cell>
            <table:table-cell table:style-name="ce2" table:formula="of:=IF(EXACT([.$A21];1);0;IF(EXACT([.$A21];2);[.C20]+1;[.C20]))" office:value-type="float" office:value="1">
              <text:p>1</text:p>
            </table:table-cell>
            <table:table-cell table:style-name="ce2" table:formula="of:=TEXT([.C21];&quot;0&quot;)" office:value-type="string" office:string-value="1">
              <text:p>1</text:p>
            </table:table-cell>
            <table:table-cell table:style-name="ce2" table:formula="of:=IF(EXACT([.C20];[.C21]);[.E20];CELL(&quot;Row&quot;;[.E21]))" office:value-type="float" office:value="3">
              <text:p>3</text:p>
            </table:table-cell>
            <table:table-cell table:style-name="ce2" table:formula="of:=IF(AND([.$A21]&lt;=[.G$1];[.$A20]&gt;[.$A21]);0;IF(EXACT([.$A21];[.G$1]+1);[.F20]+1;[.F20]))" office:value-type="float" office:value="1">
              <text:p>1</text:p>
            </table:table-cell>
            <table:table-cell table:style-name="ce2" table:formula="of:=TEXT([.F21];&quot;0&quot;)" office:value-type="string" office:string-value="1">
              <text:p>1</text:p>
            </table:table-cell>
            <table:table-cell table:style-name="ce2" table:formula="of:=IF(EXACT([.F20];[.F21]);[.H20];CELL(&quot;Row&quot;;[.H21]))" office:value-type="float" office:value="4">
              <text:p>4</text:p>
            </table:table-cell>
            <table:table-cell table:style-name="ce2" table:formula="of:=IF(AND([.$A21]&lt;=[.J$1];[.$A20]&gt;[.$A21]);0;IF(EXACT([.$A21];[.J$1]+1);[.I20]+1;[.I20]))" office:value-type="float" office:value="1">
              <text:p>1</text:p>
            </table:table-cell>
            <table:table-cell table:style-name="ce2" table:formula="of:=TEXT([.I21];&quot;0&quot;)" office:value-type="string" office:string-value="1">
              <text:p>1</text:p>
            </table:table-cell>
            <table:table-cell table:style-name="ce2" table:formula="of:=IF(EXACT([.I20];[.I21]);[.K20];CELL(&quot;Row&quot;;[.K21]))" office:value-type="float" office:value="5">
              <text:p>5</text:p>
            </table:table-cell>
            <table:table-cell table:style-name="ce2" table:formula="of:=IF(AND([.$A21]&lt;=[.M$1];[.$A20]&gt;[.$A21]);0;IF(EXACT([.$A21];[.M$1]+1);[.L20]+1;[.L20]))" office:value-type="float" office:value="4">
              <text:p>4</text:p>
            </table:table-cell>
            <table:table-cell table:style-name="ce2" table:formula="of:=TEXT([.L21];&quot;0&quot;)" office:value-type="string" office:string-value="4">
              <text:p>4</text:p>
            </table:table-cell>
            <table:table-cell table:style-name="ce2" table:formula="of:=IF(EXACT([.L20];[.L21]);[.N20];CELL(&quot;Row&quot;;[.N21]))" office:value-type="float" office:value="18">
              <text:p>18</text:p>
            </table:table-cell>
            <table:table-cell table:style-name="ce2" table:formula="of:=IF(AND([.$A21]&lt;=[.P$1];[.$A20]&gt;[.$A21]);0;IF(EXACT([.$A21];[.P$1]+1);[.O20]+1;[.O20]))" office:value-type="float" office:value="0">
              <text:p>0</text:p>
            </table:table-cell>
            <table:table-cell table:style-name="ce2" table:formula="of:=TEXT([.O21];&quot;0&quot;)" office:value-type="string" office:string-value="0">
              <text:p>0</text:p>
            </table:table-cell>
            <table:table-cell table:style-name="ce2" table:formula="of:=IF(EXACT([.O20];[.O21]);[.Q20];CELL(&quot;Row&quot;;[.Q21]))" office:value-type="float" office:value="16">
              <text:p>16</text:p>
            </table:table-cell>
            <table:table-cell table:style-name="ce2" table:formula="of:=IF(AND([.$A21]&lt;=[.S$1];[.$A20]&gt;[.$A21]);0;IF(EXACT([.$A21];[.S$1]+1);[.R20]+1;[.R20]))" office:value-type="float" office:value="3">
              <text:p>3</text:p>
            </table:table-cell>
            <table:table-cell table:style-name="ce2" table:formula="of:=TEXT([.R21];&quot;0&quot;)" office:value-type="string" office:string-value="3">
              <text:p>3</text:p>
            </table:table-cell>
            <table:table-cell table:style-name="ce2" table:formula="of:=IF(EXACT([.R20];[.R21]);[.T20];CELL(&quot;Row&quot;;[.T21]))" office:value-type="float" office:value="21">
              <text:p>21</text:p>
            </table:table-cell>
            <table:table-cell table:style-name="ce4" table:formula="of:=NOT(AND(OR([.A20]&gt;[.A21];[.A20]=[.A21]);[.A20]&lt;&gt;7))" office:value-type="boolean" office:boolean-value="true">
              <text:p>TRUE</text:p>
            </table:table-cell>
            <table:table-cell table:style-name="Nivel7" table:formula="of:=CONCATENATE([.D21];[.G21];[.J21];[.M21];[.P21];[.S21])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111403">
              <text:p>111403</text:p>
            </table:table-cell>
            <table:table-cell table:style-name="Datos" office:value-type="string">
              <text:p>Fondos en tránsito de PayPal a Bancos</text:p>
            </table:table-cell>
            <table:table-cell table:style-name="Nivel7" table:formula="of:=[.W21]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Fondos en tránsito de PayPal a Bancos">
              <text:p>Fondos en tránsito de PayPal a Banc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rans. PayPal</text:p>
            </table:table-cell>
            <table:table-cell table:style-name="Datos" table:formula="of:=IF(EXACT([.A21];1);&quot;&quot;;IF(EXACT([.A21];2);INDIRECT(CONCATENATE(&quot;W&quot;;[.B21]));IF(EXACT([.A21];3);INDIRECT(CONCATENATE(&quot;W&quot;;[.E21]));IF(EXACT([.A21];4);INDIRECT(CONCATENATE(&quot;W&quot;;[.H21]));IF(EXACT([.A21];5);INDIRECT(CONCATENATE(&quot;W&quot;;[.K21]));IF(EXACT([.A21];6);INDIRECT(CONCATENATE(&quot;W&quot;;[.N21]));IF(EXACT([.A21];7);INDIRECT(CONCATENATE(&quot;W&quot;;[.Q21])))))))))" office:value-type="string" office:string-value="PayPal">
              <text:p>PayPal</text:p>
            </table:table-cell>
            <table:table-cell table:style-name="ce5" table:formula="of:=NOT(OR(AND(NOT(EXACT([.A21];7));NOT(EXACT([.AD21];&quot;Vista&quot;)));AND(EXACT([.A21];7);EXACT([.AD21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21];[Valores.$A$2:.$C$12];2)" office:value-type="string" office:string-value="other">
              <text:p>other</text:p>
            </table:table-cell>
            <table:table-cell table:style-name="Datos" table:formula="of:=VLOOKUP([.AD2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22];1);CELL(&quot;Row&quot;;[.B22]);[.B21])" office:value-type="float" office:value="2">
              <text:p>2</text:p>
            </table:table-cell>
            <table:table-cell table:style-name="ce2" table:formula="of:=IF(EXACT([.$A22];1);0;IF(EXACT([.$A22];2);[.C21]+1;[.C21]))" office:value-type="float" office:value="1">
              <text:p>1</text:p>
            </table:table-cell>
            <table:table-cell table:style-name="ce2" table:formula="of:=TEXT([.C22];&quot;0&quot;)" office:value-type="string" office:string-value="1">
              <text:p>1</text:p>
            </table:table-cell>
            <table:table-cell table:style-name="ce2" table:formula="of:=IF(EXACT([.C21];[.C22]);[.E21];CELL(&quot;Row&quot;;[.E22]))" office:value-type="float" office:value="3">
              <text:p>3</text:p>
            </table:table-cell>
            <table:table-cell table:style-name="ce2" table:formula="of:=IF(AND([.$A22]&lt;=[.G$1];[.$A21]&gt;[.$A22]);0;IF(EXACT([.$A22];[.G$1]+1);[.F21]+1;[.F21]))" office:value-type="float" office:value="1">
              <text:p>1</text:p>
            </table:table-cell>
            <table:table-cell table:style-name="ce2" table:formula="of:=TEXT([.F22];&quot;0&quot;)" office:value-type="string" office:string-value="1">
              <text:p>1</text:p>
            </table:table-cell>
            <table:table-cell table:style-name="ce2" table:formula="of:=IF(EXACT([.F21];[.F22]);[.H21];CELL(&quot;Row&quot;;[.H22]))" office:value-type="float" office:value="4">
              <text:p>4</text:p>
            </table:table-cell>
            <table:table-cell table:style-name="ce2" table:formula="of:=IF(AND([.$A22]&lt;=[.J$1];[.$A21]&gt;[.$A22]);0;IF(EXACT([.$A22];[.J$1]+1);[.I21]+1;[.I21]))" office:value-type="float" office:value="1">
              <text:p>1</text:p>
            </table:table-cell>
            <table:table-cell table:style-name="ce2" table:formula="of:=TEXT([.I22];&quot;0&quot;)" office:value-type="string" office:string-value="1">
              <text:p>1</text:p>
            </table:table-cell>
            <table:table-cell table:style-name="ce2" table:formula="of:=IF(EXACT([.I21];[.I22]);[.K21];CELL(&quot;Row&quot;;[.K22]))" office:value-type="float" office:value="5">
              <text:p>5</text:p>
            </table:table-cell>
            <table:table-cell table:style-name="ce2" table:formula="of:=IF(AND([.$A22]&lt;=[.M$1];[.$A21]&gt;[.$A22]);0;IF(EXACT([.$A22];[.M$1]+1);[.L21]+1;[.L21]))" office:value-type="float" office:value="5">
              <text:p>5</text:p>
            </table:table-cell>
            <table:table-cell table:style-name="ce2" table:formula="of:=TEXT([.L22];&quot;0&quot;)" office:value-type="string" office:string-value="5">
              <text:p>5</text:p>
            </table:table-cell>
            <table:table-cell table:style-name="ce2" table:formula="of:=IF(EXACT([.L21];[.L22]);[.N21];CELL(&quot;Row&quot;;[.N22]))" office:value-type="float" office:value="22">
              <text:p>22</text:p>
            </table:table-cell>
            <table:table-cell table:style-name="ce2" table:formula="of:=IF(AND([.$A22]&lt;=[.P$1];[.$A21]&gt;[.$A22]);0;IF(EXACT([.$A22];[.P$1]+1);[.O21]+1;[.O21]))" office:value-type="float" office:value="0">
              <text:p>0</text:p>
            </table:table-cell>
            <table:table-cell table:style-name="ce2" table:formula="of:=TEXT([.O22];&quot;0&quot;)" office:value-type="string" office:string-value="0">
              <text:p>0</text:p>
            </table:table-cell>
            <table:table-cell table:style-name="ce2" table:formula="of:=IF(EXACT([.O21];[.O22]);[.Q21];CELL(&quot;Row&quot;;[.Q22]))" office:value-type="float" office:value="16">
              <text:p>16</text:p>
            </table:table-cell>
            <table:table-cell table:style-name="ce2" table:formula="of:=IF(AND([.$A22]&lt;=[.S$1];[.$A21]&gt;[.$A22]);0;IF(EXACT([.$A22];[.S$1]+1);[.R21]+1;[.R21]))" office:value-type="float" office:value="0">
              <text:p>0</text:p>
            </table:table-cell>
            <table:table-cell table:style-name="ce2" table:formula="of:=TEXT([.R22];&quot;0&quot;)" office:value-type="string" office:string-value="0">
              <text:p>0</text:p>
            </table:table-cell>
            <table:table-cell table:style-name="ce2" table:formula="of:=IF(EXACT([.R21];[.R22]);[.T21];CELL(&quot;Row&quot;;[.T22]))" office:value-type="float" office:value="22">
              <text:p>22</text:p>
            </table:table-cell>
            <table:table-cell table:style-name="ce4" table:formula="of:=NOT(AND(OR([.A21]&gt;[.A22];[.A21]=[.A22]);[.A21]&lt;&gt;7))" office:value-type="boolean" office:boolean-value="true">
              <text:p>TRUE</text:p>
            </table:table-cell>
            <table:table-cell table:style-name="Nivel5" table:formula="of:=CONCATENATE([.D22];[.G22];[.J22];[.M22];[.P22];[.S22])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111500">
              <text:p>111500</text:p>
            </table:table-cell>
            <table:table-cell table:style-name="Datos" office:value-type="string">
              <text:p>Inversiones a la vista</text:p>
            </table:table-cell>
            <table:table-cell table:style-name="Nivel5" table:formula="of:=[.W22]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Inversiones a la vista">
              <text:p>Inversiones a la vist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v-Vis</text:p>
            </table:table-cell>
            <table:table-cell table:style-name="Datos" table:formula="of:=IF(EXACT([.A22];1);&quot;&quot;;IF(EXACT([.A22];2);INDIRECT(CONCATENATE(&quot;W&quot;;[.B22]));IF(EXACT([.A22];3);INDIRECT(CONCATENATE(&quot;W&quot;;[.E22]));IF(EXACT([.A22];4);INDIRECT(CONCATENATE(&quot;W&quot;;[.H22]));IF(EXACT([.A22];5);INDIRECT(CONCATENATE(&quot;W&quot;;[.K22]));IF(EXACT([.A22];6);INDIRECT(CONCATENATE(&quot;W&quot;;[.N22]));IF(EXACT([.A22];7);INDIRECT(CONCATENATE(&quot;W&quot;;[.Q22])))))))))" office:value-type="string" office:string-value="Activo circulante disponible">
              <text:p>Activo circulante disponible</text:p>
            </table:table-cell>
            <table:table-cell table:style-name="ce5" table:formula="of:=NOT(OR(AND(NOT(EXACT([.A22];7));NOT(EXACT([.AD22];&quot;Vista&quot;)));AND(EXACT([.A22];7);EXACT([.AD22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22];[Valores.$A$2:.$C$12];2)" office:value-type="string" office:string-value="view">
              <text:p>view</text:p>
            </table:table-cell>
            <table:table-cell table:style-name="Datos" table:formula="of:=VLOOKUP([.AD2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23];1);CELL(&quot;Row&quot;;[.B23]);[.B22])" office:value-type="float" office:value="2">
              <text:p>2</text:p>
            </table:table-cell>
            <table:table-cell table:style-name="ce2" table:formula="of:=IF(EXACT([.$A23];1);0;IF(EXACT([.$A23];2);[.C22]+1;[.C22]))" office:value-type="float" office:value="1">
              <text:p>1</text:p>
            </table:table-cell>
            <table:table-cell table:style-name="ce2" table:formula="of:=TEXT([.C23];&quot;0&quot;)" office:value-type="string" office:string-value="1">
              <text:p>1</text:p>
            </table:table-cell>
            <table:table-cell table:style-name="ce2" table:formula="of:=IF(EXACT([.C22];[.C23]);[.E22];CELL(&quot;Row&quot;;[.E23]))" office:value-type="float" office:value="3">
              <text:p>3</text:p>
            </table:table-cell>
            <table:table-cell table:style-name="ce2" table:formula="of:=IF(AND([.$A23]&lt;=[.G$1];[.$A22]&gt;[.$A23]);0;IF(EXACT([.$A23];[.G$1]+1);[.F22]+1;[.F22]))" office:value-type="float" office:value="1">
              <text:p>1</text:p>
            </table:table-cell>
            <table:table-cell table:style-name="ce2" table:formula="of:=TEXT([.F23];&quot;0&quot;)" office:value-type="string" office:string-value="1">
              <text:p>1</text:p>
            </table:table-cell>
            <table:table-cell table:style-name="ce2" table:formula="of:=IF(EXACT([.F22];[.F23]);[.H22];CELL(&quot;Row&quot;;[.H23]))" office:value-type="float" office:value="4">
              <text:p>4</text:p>
            </table:table-cell>
            <table:table-cell table:style-name="ce2" table:formula="of:=IF(AND([.$A23]&lt;=[.J$1];[.$A22]&gt;[.$A23]);0;IF(EXACT([.$A23];[.J$1]+1);[.I22]+1;[.I22]))" office:value-type="float" office:value="1">
              <text:p>1</text:p>
            </table:table-cell>
            <table:table-cell table:style-name="ce2" table:formula="of:=TEXT([.I23];&quot;0&quot;)" office:value-type="string" office:string-value="1">
              <text:p>1</text:p>
            </table:table-cell>
            <table:table-cell table:style-name="ce2" table:formula="of:=IF(EXACT([.I22];[.I23]);[.K22];CELL(&quot;Row&quot;;[.K23]))" office:value-type="float" office:value="5">
              <text:p>5</text:p>
            </table:table-cell>
            <table:table-cell table:style-name="ce2" table:formula="of:=IF(AND([.$A23]&lt;=[.M$1];[.$A22]&gt;[.$A23]);0;IF(EXACT([.$A23];[.M$1]+1);[.L22]+1;[.L22]))" office:value-type="float" office:value="5">
              <text:p>5</text:p>
            </table:table-cell>
            <table:table-cell table:style-name="ce2" table:formula="of:=TEXT([.L23];&quot;0&quot;)" office:value-type="string" office:string-value="5">
              <text:p>5</text:p>
            </table:table-cell>
            <table:table-cell table:style-name="ce2" table:formula="of:=IF(EXACT([.L22];[.L23]);[.N22];CELL(&quot;Row&quot;;[.N23]))" office:value-type="float" office:value="22">
              <text:p>22</text:p>
            </table:table-cell>
            <table:table-cell table:style-name="ce2" table:formula="of:=IF(AND([.$A23]&lt;=[.P$1];[.$A22]&gt;[.$A23]);0;IF(EXACT([.$A23];[.P$1]+1);[.O22]+1;[.O22]))" office:value-type="float" office:value="0">
              <text:p>0</text:p>
            </table:table-cell>
            <table:table-cell table:style-name="ce2" table:formula="of:=TEXT([.O23];&quot;0&quot;)" office:value-type="string" office:string-value="0">
              <text:p>0</text:p>
            </table:table-cell>
            <table:table-cell table:style-name="ce2" table:formula="of:=IF(EXACT([.O22];[.O23]);[.Q22];CELL(&quot;Row&quot;;[.Q23]))" office:value-type="float" office:value="16">
              <text:p>16</text:p>
            </table:table-cell>
            <table:table-cell table:style-name="ce2" table:formula="of:=IF(AND([.$A23]&lt;=[.S$1];[.$A22]&gt;[.$A23]);0;IF(EXACT([.$A23];[.S$1]+1);[.R22]+1;[.R22]))" office:value-type="float" office:value="1">
              <text:p>1</text:p>
            </table:table-cell>
            <table:table-cell table:style-name="ce2" table:formula="of:=TEXT([.R23];&quot;0&quot;)" office:value-type="string" office:string-value="1">
              <text:p>1</text:p>
            </table:table-cell>
            <table:table-cell table:style-name="ce2" table:formula="of:=IF(EXACT([.R22];[.R23]);[.T22];CELL(&quot;Row&quot;;[.T23]))" office:value-type="float" office:value="23">
              <text:p>23</text:p>
            </table:table-cell>
            <table:table-cell table:style-name="ce4" table:formula="of:=NOT(AND(OR([.A22]&gt;[.A23];[.A22]=[.A23]);[.A22]&lt;&gt;7))" office:value-type="boolean" office:boolean-value="true">
              <text:p>TRUE</text:p>
            </table:table-cell>
            <table:table-cell table:style-name="Nivel7" table:formula="of:=CONCATENATE([.D23];[.G23];[.J23];[.M23];[.P23];[.S23])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111501">
              <text:p>111501</text:p>
            </table:table-cell>
            <table:table-cell table:style-name="Datos" office:value-type="string">
              <text:p>Inversión 1</text:p>
            </table:table-cell>
            <table:table-cell table:style-name="Nivel7" table:formula="of:=[.W23]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Inversión 1">
              <text:p>Inversión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RC</text:p>
            </table:table-cell>
            <table:table-cell table:style-name="Datos" table:formula="of:=IF(EXACT([.A23];1);&quot;&quot;;IF(EXACT([.A23];2);INDIRECT(CONCATENATE(&quot;W&quot;;[.B23]));IF(EXACT([.A23];3);INDIRECT(CONCATENATE(&quot;W&quot;;[.E23]));IF(EXACT([.A23];4);INDIRECT(CONCATENATE(&quot;W&quot;;[.H23]));IF(EXACT([.A23];5);INDIRECT(CONCATENATE(&quot;W&quot;;[.K23]));IF(EXACT([.A23];6);INDIRECT(CONCATENATE(&quot;W&quot;;[.N23]));IF(EXACT([.A23];7);INDIRECT(CONCATENATE(&quot;W&quot;;[.Q23])))))))))" office:value-type="string" office:string-value="PayPal">
              <text:p>PayPal</text:p>
            </table:table-cell>
            <table:table-cell table:style-name="ce5" table:formula="of:=NOT(OR(AND(NOT(EXACT([.A23];7));NOT(EXACT([.AD23];&quot;Vista&quot;)));AND(EXACT([.A23];7);EXACT([.AD23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23];[Valores.$A$2:.$C$12];2)" office:value-type="string" office:string-value="other">
              <text:p>other</text:p>
            </table:table-cell>
            <table:table-cell table:style-name="Datos" table:formula="of:=VLOOKUP([.AD2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24];1);CELL(&quot;Row&quot;;[.B24]);[.B23])" office:value-type="float" office:value="2">
              <text:p>2</text:p>
            </table:table-cell>
            <table:table-cell table:style-name="ce2" table:formula="of:=IF(EXACT([.$A24];1);0;IF(EXACT([.$A24];2);[.C23]+1;[.C23]))" office:value-type="float" office:value="1">
              <text:p>1</text:p>
            </table:table-cell>
            <table:table-cell table:style-name="ce2" table:formula="of:=TEXT([.C24];&quot;0&quot;)" office:value-type="string" office:string-value="1">
              <text:p>1</text:p>
            </table:table-cell>
            <table:table-cell table:style-name="ce2" table:formula="of:=IF(EXACT([.C23];[.C24]);[.E23];CELL(&quot;Row&quot;;[.E24]))" office:value-type="float" office:value="3">
              <text:p>3</text:p>
            </table:table-cell>
            <table:table-cell table:style-name="ce2" table:formula="of:=IF(AND([.$A24]&lt;=[.G$1];[.$A23]&gt;[.$A24]);0;IF(EXACT([.$A24];[.G$1]+1);[.F23]+1;[.F23]))" office:value-type="float" office:value="1">
              <text:p>1</text:p>
            </table:table-cell>
            <table:table-cell table:style-name="ce2" table:formula="of:=TEXT([.F24];&quot;0&quot;)" office:value-type="string" office:string-value="1">
              <text:p>1</text:p>
            </table:table-cell>
            <table:table-cell table:style-name="ce2" table:formula="of:=IF(EXACT([.F23];[.F24]);[.H23];CELL(&quot;Row&quot;;[.H24]))" office:value-type="float" office:value="4">
              <text:p>4</text:p>
            </table:table-cell>
            <table:table-cell table:style-name="ce2" table:formula="of:=IF(AND([.$A24]&lt;=[.J$1];[.$A23]&gt;[.$A24]);0;IF(EXACT([.$A24];[.J$1]+1);[.I23]+1;[.I23]))" office:value-type="float" office:value="2">
              <text:p>2</text:p>
            </table:table-cell>
            <table:table-cell table:style-name="ce2" table:formula="of:=TEXT([.I24];&quot;0&quot;)" office:value-type="string" office:string-value="2">
              <text:p>2</text:p>
            </table:table-cell>
            <table:table-cell table:style-name="ce2" table:formula="of:=IF(EXACT([.I23];[.I24]);[.K23];CELL(&quot;Row&quot;;[.K24]))" office:value-type="float" office:value="24">
              <text:p>24</text:p>
            </table:table-cell>
            <table:table-cell table:style-name="ce2" table:formula="of:=IF(AND([.$A24]&lt;=[.M$1];[.$A23]&gt;[.$A24]);0;IF(EXACT([.$A24];[.M$1]+1);[.L23]+1;[.L23]))" office:value-type="float" office:value="0">
              <text:p>0</text:p>
            </table:table-cell>
            <table:table-cell table:style-name="ce2" table:formula="of:=TEXT([.L24];&quot;0&quot;)" office:value-type="string" office:string-value="0">
              <text:p>0</text:p>
            </table:table-cell>
            <table:table-cell table:style-name="ce2" table:formula="of:=IF(EXACT([.L23];[.L24]);[.N23];CELL(&quot;Row&quot;;[.N24]))" office:value-type="float" office:value="24">
              <text:p>24</text:p>
            </table:table-cell>
            <table:table-cell table:style-name="ce2" table:formula="of:=IF(AND([.$A24]&lt;=[.P$1];[.$A23]&gt;[.$A24]);0;IF(EXACT([.$A24];[.P$1]+1);[.O23]+1;[.O23]))" office:value-type="float" office:value="0">
              <text:p>0</text:p>
            </table:table-cell>
            <table:table-cell table:style-name="ce2" table:formula="of:=TEXT([.O24];&quot;0&quot;)" office:value-type="string" office:string-value="0">
              <text:p>0</text:p>
            </table:table-cell>
            <table:table-cell table:style-name="ce2" table:formula="of:=IF(EXACT([.O23];[.O24]);[.Q23];CELL(&quot;Row&quot;;[.Q24]))" office:value-type="float" office:value="16">
              <text:p>16</text:p>
            </table:table-cell>
            <table:table-cell table:style-name="ce2" table:formula="of:=IF(AND([.$A24]&lt;=[.S$1];[.$A23]&gt;[.$A24]);0;IF(EXACT([.$A24];[.S$1]+1);[.R23]+1;[.R23]))" office:value-type="float" office:value="0">
              <text:p>0</text:p>
            </table:table-cell>
            <table:table-cell table:style-name="ce2" table:formula="of:=TEXT([.R24];&quot;0&quot;)" office:value-type="string" office:string-value="0">
              <text:p>0</text:p>
            </table:table-cell>
            <table:table-cell table:style-name="ce2" table:formula="of:=IF(EXACT([.R23];[.R24]);[.T23];CELL(&quot;Row&quot;;[.T24]))" office:value-type="float" office:value="24">
              <text:p>24</text:p>
            </table:table-cell>
            <table:table-cell table:style-name="ce4" table:formula="of:=NOT(AND(OR([.A23]&gt;[.A24];[.A23]=[.A24]);[.A23]&lt;&gt;7))" office:value-type="boolean" office:boolean-value="true">
              <text:p>TRUE</text:p>
            </table:table-cell>
            <table:table-cell table:style-name="Nivel4" table:formula="of:=CONCATENATE([.D24];[.G24];[.J24];[.M24];[.P24];[.S24])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112000">
              <text:p>112000</text:p>
            </table:table-cell>
            <table:table-cell table:style-name="Datos" office:value-type="string">
              <text:p>Activo circulante exigible</text:p>
            </table:table-cell>
            <table:table-cell table:style-name="Nivel4" table:formula="of:=[.W24]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Activo circulante exigible">
              <text:p>Activo circulante exigi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Exi</text:p>
            </table:table-cell>
            <table:table-cell table:style-name="Datos" table:formula="of:=IF(EXACT([.A24];1);&quot;&quot;;IF(EXACT([.A24];2);INDIRECT(CONCATENATE(&quot;W&quot;;[.B24]));IF(EXACT([.A24];3);INDIRECT(CONCATENATE(&quot;W&quot;;[.E24]));IF(EXACT([.A24];4);INDIRECT(CONCATENATE(&quot;W&quot;;[.H24]));IF(EXACT([.A24];5);INDIRECT(CONCATENATE(&quot;W&quot;;[.K24]));IF(EXACT([.A24];6);INDIRECT(CONCATENATE(&quot;W&quot;;[.N24]));IF(EXACT([.A24];7);INDIRECT(CONCATENATE(&quot;W&quot;;[.Q24])))))))))" office:value-type="string" office:string-value="Activo circulante">
              <text:p>Activo circulante</text:p>
            </table:table-cell>
            <table:table-cell table:style-name="ce5" table:formula="of:=NOT(OR(AND(NOT(EXACT([.A24];7));NOT(EXACT([.AD24];&quot;Vista&quot;)));AND(EXACT([.A24];7);EXACT([.AD24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24];[Valores.$A$2:.$C$12];2)" office:value-type="string" office:string-value="view">
              <text:p>view</text:p>
            </table:table-cell>
            <table:table-cell table:style-name="Datos" table:formula="of:=VLOOKUP([.AD2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25];1);CELL(&quot;Row&quot;;[.B25]);[.B24])" office:value-type="float" office:value="2">
              <text:p>2</text:p>
            </table:table-cell>
            <table:table-cell table:style-name="ce2" table:formula="of:=IF(EXACT([.$A25];1);0;IF(EXACT([.$A25];2);[.C24]+1;[.C24]))" office:value-type="float" office:value="1">
              <text:p>1</text:p>
            </table:table-cell>
            <table:table-cell table:style-name="ce2" table:formula="of:=TEXT([.C25];&quot;0&quot;)" office:value-type="string" office:string-value="1">
              <text:p>1</text:p>
            </table:table-cell>
            <table:table-cell table:style-name="ce2" table:formula="of:=IF(EXACT([.C24];[.C25]);[.E24];CELL(&quot;Row&quot;;[.E25]))" office:value-type="float" office:value="3">
              <text:p>3</text:p>
            </table:table-cell>
            <table:table-cell table:style-name="ce2" table:formula="of:=IF(AND([.$A25]&lt;=[.G$1];[.$A24]&gt;[.$A25]);0;IF(EXACT([.$A25];[.G$1]+1);[.F24]+1;[.F24]))" office:value-type="float" office:value="1">
              <text:p>1</text:p>
            </table:table-cell>
            <table:table-cell table:style-name="ce2" table:formula="of:=TEXT([.F25];&quot;0&quot;)" office:value-type="string" office:string-value="1">
              <text:p>1</text:p>
            </table:table-cell>
            <table:table-cell table:style-name="ce2" table:formula="of:=IF(EXACT([.F24];[.F25]);[.H24];CELL(&quot;Row&quot;;[.H25]))" office:value-type="float" office:value="4">
              <text:p>4</text:p>
            </table:table-cell>
            <table:table-cell table:style-name="ce2" table:formula="of:=IF(AND([.$A25]&lt;=[.J$1];[.$A24]&gt;[.$A25]);0;IF(EXACT([.$A25];[.J$1]+1);[.I24]+1;[.I24]))" office:value-type="float" office:value="2">
              <text:p>2</text:p>
            </table:table-cell>
            <table:table-cell table:style-name="ce2" table:formula="of:=TEXT([.I25];&quot;0&quot;)" office:value-type="string" office:string-value="2">
              <text:p>2</text:p>
            </table:table-cell>
            <table:table-cell table:style-name="ce2" table:formula="of:=IF(EXACT([.I24];[.I25]);[.K24];CELL(&quot;Row&quot;;[.K25]))" office:value-type="float" office:value="24">
              <text:p>24</text:p>
            </table:table-cell>
            <table:table-cell table:style-name="ce2" table:formula="of:=IF(AND([.$A25]&lt;=[.M$1];[.$A24]&gt;[.$A25]);0;IF(EXACT([.$A25];[.M$1]+1);[.L24]+1;[.L24]))" office:value-type="float" office:value="0">
              <text:p>0</text:p>
            </table:table-cell>
            <table:table-cell table:style-name="ce2" table:formula="of:=TEXT([.L25];&quot;0&quot;)" office:value-type="string" office:string-value="0">
              <text:p>0</text:p>
            </table:table-cell>
            <table:table-cell table:style-name="ce2" table:formula="of:=IF(EXACT([.L24];[.L25]);[.N24];CELL(&quot;Row&quot;;[.N25]))" office:value-type="float" office:value="24">
              <text:p>24</text:p>
            </table:table-cell>
            <table:table-cell table:style-name="ce2" table:formula="of:=IF(AND([.$A25]&lt;=[.P$1];[.$A24]&gt;[.$A25]);0;IF(EXACT([.$A25];[.P$1]+1);[.O24]+1;[.O24]))" office:value-type="float" office:value="0">
              <text:p>0</text:p>
            </table:table-cell>
            <table:table-cell table:style-name="ce2" table:formula="of:=TEXT([.O25];&quot;0&quot;)" office:value-type="string" office:string-value="0">
              <text:p>0</text:p>
            </table:table-cell>
            <table:table-cell table:style-name="ce2" table:formula="of:=IF(EXACT([.O24];[.O25]);[.Q24];CELL(&quot;Row&quot;;[.Q25]))" office:value-type="float" office:value="16">
              <text:p>16</text:p>
            </table:table-cell>
            <table:table-cell table:style-name="ce2" table:formula="of:=IF(AND([.$A25]&lt;=[.S$1];[.$A24]&gt;[.$A25]);0;IF(EXACT([.$A25];[.S$1]+1);[.R24]+1;[.R24]))" office:value-type="float" office:value="1">
              <text:p>1</text:p>
            </table:table-cell>
            <table:table-cell table:style-name="ce2" table:formula="of:=TEXT([.R25];&quot;0&quot;)" office:value-type="string" office:string-value="1">
              <text:p>1</text:p>
            </table:table-cell>
            <table:table-cell table:style-name="ce2" table:formula="of:=IF(EXACT([.R24];[.R25]);[.T24];CELL(&quot;Row&quot;;[.T25]))" office:value-type="float" office:value="25">
              <text:p>25</text:p>
            </table:table-cell>
            <table:table-cell table:style-name="ce4" table:formula="of:=NOT(AND(OR([.A24]&gt;[.A25];[.A24]=[.A25]);[.A24]&lt;&gt;7))" office:value-type="boolean" office:boolean-value="true">
              <text:p>TRUE</text:p>
            </table:table-cell>
            <table:table-cell table:style-name="Nivel7" table:formula="of:=CONCATENATE([.D25];[.G25];[.J25];[.M25];[.P25];[.S25])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112001">
              <text:p>112001</text:p>
            </table:table-cell>
            <table:table-cell table:style-name="Datos" office:value-type="string">
              <text:p>Cuentas por cobrar comerciales</text:p>
            </table:table-cell>
            <table:table-cell table:style-name="Nivel7" table:formula="of:=[.W25]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Cuentas por cobrar comerciales">
              <text:p>Cuentas por cobrar comercia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Com</text:p>
            </table:table-cell>
            <table:table-cell table:style-name="Datos" table:formula="of:=IF(EXACT([.A25];1);&quot;&quot;;IF(EXACT([.A25];2);INDIRECT(CONCATENATE(&quot;W&quot;;[.B25]));IF(EXACT([.A25];3);INDIRECT(CONCATENATE(&quot;W&quot;;[.E25]));IF(EXACT([.A25];4);INDIRECT(CONCATENATE(&quot;W&quot;;[.H25]));IF(EXACT([.A25];5);INDIRECT(CONCATENATE(&quot;W&quot;;[.K25]));IF(EXACT([.A25];6);INDIRECT(CONCATENATE(&quot;W&quot;;[.N25]));IF(EXACT([.A25];7);INDIRECT(CONCATENATE(&quot;W&quot;;[.Q25])))))))))" office:value-type="string" office:string-value="PayPal">
              <text:p>PayPal</text:p>
            </table:table-cell>
            <table:table-cell table:style-name="ce5" table:formula="of:=NOT(OR(AND(NOT(EXACT([.A25];7));NOT(EXACT([.AD25];&quot;Vista&quot;)));AND(EXACT([.A25];7);EXACT([.AD25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25];[Valores.$A$2:.$C$12];2)" office:value-type="string" office:string-value="receivable">
              <text:p>receivable</text:p>
            </table:table-cell>
            <table:table-cell table:style-name="Datos" table:formula="of:=VLOOKUP([.AD25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26];1);CELL(&quot;Row&quot;;[.B26]);[.B25])" office:value-type="float" office:value="2">
              <text:p>2</text:p>
            </table:table-cell>
            <table:table-cell table:style-name="ce2" table:formula="of:=IF(EXACT([.$A26];1);0;IF(EXACT([.$A26];2);[.C25]+1;[.C25]))" office:value-type="float" office:value="1">
              <text:p>1</text:p>
            </table:table-cell>
            <table:table-cell table:style-name="ce2" table:formula="of:=TEXT([.C26];&quot;0&quot;)" office:value-type="string" office:string-value="1">
              <text:p>1</text:p>
            </table:table-cell>
            <table:table-cell table:style-name="ce2" table:formula="of:=IF(EXACT([.C25];[.C26]);[.E25];CELL(&quot;Row&quot;;[.E26]))" office:value-type="float" office:value="3">
              <text:p>3</text:p>
            </table:table-cell>
            <table:table-cell table:style-name="ce2" table:formula="of:=IF(AND([.$A26]&lt;=[.G$1];[.$A25]&gt;[.$A26]);0;IF(EXACT([.$A26];[.G$1]+1);[.F25]+1;[.F25]))" office:value-type="float" office:value="1">
              <text:p>1</text:p>
            </table:table-cell>
            <table:table-cell table:style-name="ce2" table:formula="of:=TEXT([.F26];&quot;0&quot;)" office:value-type="string" office:string-value="1">
              <text:p>1</text:p>
            </table:table-cell>
            <table:table-cell table:style-name="ce2" table:formula="of:=IF(EXACT([.F25];[.F26]);[.H25];CELL(&quot;Row&quot;;[.H26]))" office:value-type="float" office:value="4">
              <text:p>4</text:p>
            </table:table-cell>
            <table:table-cell table:style-name="ce2" table:formula="of:=IF(AND([.$A26]&lt;=[.J$1];[.$A25]&gt;[.$A26]);0;IF(EXACT([.$A26];[.J$1]+1);[.I25]+1;[.I25]))" office:value-type="float" office:value="2">
              <text:p>2</text:p>
            </table:table-cell>
            <table:table-cell table:style-name="ce2" table:formula="of:=TEXT([.I26];&quot;0&quot;)" office:value-type="string" office:string-value="2">
              <text:p>2</text:p>
            </table:table-cell>
            <table:table-cell table:style-name="ce2" table:formula="of:=IF(EXACT([.I25];[.I26]);[.K25];CELL(&quot;Row&quot;;[.K26]))" office:value-type="float" office:value="24">
              <text:p>24</text:p>
            </table:table-cell>
            <table:table-cell table:style-name="ce2" table:formula="of:=IF(AND([.$A26]&lt;=[.M$1];[.$A25]&gt;[.$A26]);0;IF(EXACT([.$A26];[.M$1]+1);[.L25]+1;[.L25]))" office:value-type="float" office:value="0">
              <text:p>0</text:p>
            </table:table-cell>
            <table:table-cell table:style-name="ce2" table:formula="of:=TEXT([.L26];&quot;0&quot;)" office:value-type="string" office:string-value="0">
              <text:p>0</text:p>
            </table:table-cell>
            <table:table-cell table:style-name="ce2" table:formula="of:=IF(EXACT([.L25];[.L26]);[.N25];CELL(&quot;Row&quot;;[.N26]))" office:value-type="float" office:value="24">
              <text:p>24</text:p>
            </table:table-cell>
            <table:table-cell table:style-name="ce2" table:formula="of:=IF(AND([.$A26]&lt;=[.P$1];[.$A25]&gt;[.$A26]);0;IF(EXACT([.$A26];[.P$1]+1);[.O25]+1;[.O25]))" office:value-type="float" office:value="0">
              <text:p>0</text:p>
            </table:table-cell>
            <table:table-cell table:style-name="ce2" table:formula="of:=TEXT([.O26];&quot;0&quot;)" office:value-type="string" office:string-value="0">
              <text:p>0</text:p>
            </table:table-cell>
            <table:table-cell table:style-name="ce2" table:formula="of:=IF(EXACT([.O25];[.O26]);[.Q25];CELL(&quot;Row&quot;;[.Q26]))" office:value-type="float" office:value="16">
              <text:p>16</text:p>
            </table:table-cell>
            <table:table-cell table:style-name="ce2" table:formula="of:=IF(AND([.$A26]&lt;=[.S$1];[.$A25]&gt;[.$A26]);0;IF(EXACT([.$A26];[.S$1]+1);[.R25]+1;[.R25]))" office:value-type="float" office:value="2">
              <text:p>2</text:p>
            </table:table-cell>
            <table:table-cell table:style-name="ce2" table:formula="of:=TEXT([.R26];&quot;0&quot;)" office:value-type="string" office:string-value="2">
              <text:p>2</text:p>
            </table:table-cell>
            <table:table-cell table:style-name="ce2" table:formula="of:=IF(EXACT([.R25];[.R26]);[.T25];CELL(&quot;Row&quot;;[.T26]))" office:value-type="float" office:value="26">
              <text:p>26</text:p>
            </table:table-cell>
            <table:table-cell table:style-name="ce4" table:formula="of:=NOT(AND(OR([.A25]&gt;[.A26];[.A25]=[.A26]);[.A25]&lt;&gt;7))" office:value-type="boolean" office:boolean-value="true">
              <text:p>TRUE</text:p>
            </table:table-cell>
            <table:table-cell table:style-name="Nivel7" table:formula="of:=CONCATENATE([.D26];[.G26];[.J26];[.M26];[.P26];[.S26])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112002">
              <text:p>112002</text:p>
            </table:table-cell>
            <table:table-cell table:style-name="Datos" office:value-type="string">
              <text:p>Cuentas por cobrar a compañías relacionadas</text:p>
            </table:table-cell>
            <table:table-cell table:style-name="Nivel7" table:formula="of:=[.W26]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Cuentas por cobrar a compañías relacionadas">
              <text:p>Cuentas por cobrar a compañías relacionad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Rel</text:p>
            </table:table-cell>
            <table:table-cell table:style-name="Datos" table:formula="of:=IF(EXACT([.A26];1);&quot;&quot;;IF(EXACT([.A26];2);INDIRECT(CONCATENATE(&quot;W&quot;;[.B26]));IF(EXACT([.A26];3);INDIRECT(CONCATENATE(&quot;W&quot;;[.E26]));IF(EXACT([.A26];4);INDIRECT(CONCATENATE(&quot;W&quot;;[.H26]));IF(EXACT([.A26];5);INDIRECT(CONCATENATE(&quot;W&quot;;[.K26]));IF(EXACT([.A26];6);INDIRECT(CONCATENATE(&quot;W&quot;;[.N26]));IF(EXACT([.A26];7);INDIRECT(CONCATENATE(&quot;W&quot;;[.Q26])))))))))" office:value-type="string" office:string-value="PayPal">
              <text:p>PayPal</text:p>
            </table:table-cell>
            <table:table-cell table:style-name="ce5" table:formula="of:=NOT(OR(AND(NOT(EXACT([.A26];7));NOT(EXACT([.AD26];&quot;Vista&quot;)));AND(EXACT([.A26];7);EXACT([.AD26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26];[Valores.$A$2:.$C$12];2)" office:value-type="string" office:string-value="receivable">
              <text:p>receivable</text:p>
            </table:table-cell>
            <table:table-cell table:style-name="Datos" table:formula="of:=VLOOKUP([.AD26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27];1);CELL(&quot;Row&quot;;[.B27]);[.B26])" office:value-type="float" office:value="2">
              <text:p>2</text:p>
            </table:table-cell>
            <table:table-cell table:style-name="ce2" table:formula="of:=IF(EXACT([.$A27];1);0;IF(EXACT([.$A27];2);[.C26]+1;[.C26]))" office:value-type="float" office:value="1">
              <text:p>1</text:p>
            </table:table-cell>
            <table:table-cell table:style-name="ce2" table:formula="of:=TEXT([.C27];&quot;0&quot;)" office:value-type="string" office:string-value="1">
              <text:p>1</text:p>
            </table:table-cell>
            <table:table-cell table:style-name="ce2" table:formula="of:=IF(EXACT([.C26];[.C27]);[.E26];CELL(&quot;Row&quot;;[.E27]))" office:value-type="float" office:value="3">
              <text:p>3</text:p>
            </table:table-cell>
            <table:table-cell table:style-name="ce2" table:formula="of:=IF(AND([.$A27]&lt;=[.G$1];[.$A26]&gt;[.$A27]);0;IF(EXACT([.$A27];[.G$1]+1);[.F26]+1;[.F26]))" office:value-type="float" office:value="1">
              <text:p>1</text:p>
            </table:table-cell>
            <table:table-cell table:style-name="ce2" table:formula="of:=TEXT([.F27];&quot;0&quot;)" office:value-type="string" office:string-value="1">
              <text:p>1</text:p>
            </table:table-cell>
            <table:table-cell table:style-name="ce2" table:formula="of:=IF(EXACT([.F26];[.F27]);[.H26];CELL(&quot;Row&quot;;[.H27]))" office:value-type="float" office:value="4">
              <text:p>4</text:p>
            </table:table-cell>
            <table:table-cell table:style-name="ce2" table:formula="of:=IF(AND([.$A27]&lt;=[.J$1];[.$A26]&gt;[.$A27]);0;IF(EXACT([.$A27];[.J$1]+1);[.I26]+1;[.I26]))" office:value-type="float" office:value="2">
              <text:p>2</text:p>
            </table:table-cell>
            <table:table-cell table:style-name="ce2" table:formula="of:=TEXT([.I27];&quot;0&quot;)" office:value-type="string" office:string-value="2">
              <text:p>2</text:p>
            </table:table-cell>
            <table:table-cell table:style-name="ce2" table:formula="of:=IF(EXACT([.I26];[.I27]);[.K26];CELL(&quot;Row&quot;;[.K27]))" office:value-type="float" office:value="24">
              <text:p>24</text:p>
            </table:table-cell>
            <table:table-cell table:style-name="ce2" table:formula="of:=IF(AND([.$A27]&lt;=[.M$1];[.$A26]&gt;[.$A27]);0;IF(EXACT([.$A27];[.M$1]+1);[.L26]+1;[.L26]))" office:value-type="float" office:value="0">
              <text:p>0</text:p>
            </table:table-cell>
            <table:table-cell table:style-name="ce2" table:formula="of:=TEXT([.L27];&quot;0&quot;)" office:value-type="string" office:string-value="0">
              <text:p>0</text:p>
            </table:table-cell>
            <table:table-cell table:style-name="ce2" table:formula="of:=IF(EXACT([.L26];[.L27]);[.N26];CELL(&quot;Row&quot;;[.N27]))" office:value-type="float" office:value="24">
              <text:p>24</text:p>
            </table:table-cell>
            <table:table-cell table:style-name="ce2" table:formula="of:=IF(AND([.$A27]&lt;=[.P$1];[.$A26]&gt;[.$A27]);0;IF(EXACT([.$A27];[.P$1]+1);[.O26]+1;[.O26]))" office:value-type="float" office:value="0">
              <text:p>0</text:p>
            </table:table-cell>
            <table:table-cell table:style-name="ce2" table:formula="of:=TEXT([.O27];&quot;0&quot;)" office:value-type="string" office:string-value="0">
              <text:p>0</text:p>
            </table:table-cell>
            <table:table-cell table:style-name="ce2" table:formula="of:=IF(EXACT([.O26];[.O27]);[.Q26];CELL(&quot;Row&quot;;[.Q27]))" office:value-type="float" office:value="16">
              <text:p>16</text:p>
            </table:table-cell>
            <table:table-cell table:style-name="ce2" table:formula="of:=IF(AND([.$A27]&lt;=[.S$1];[.$A26]&gt;[.$A27]);0;IF(EXACT([.$A27];[.S$1]+1);[.R26]+1;[.R26]))" office:value-type="float" office:value="3">
              <text:p>3</text:p>
            </table:table-cell>
            <table:table-cell table:style-name="ce2" table:formula="of:=TEXT([.R27];&quot;0&quot;)" office:value-type="string" office:string-value="3">
              <text:p>3</text:p>
            </table:table-cell>
            <table:table-cell table:style-name="ce2" table:formula="of:=IF(EXACT([.R26];[.R27]);[.T26];CELL(&quot;Row&quot;;[.T27]))" office:value-type="float" office:value="27">
              <text:p>27</text:p>
            </table:table-cell>
            <table:table-cell table:style-name="ce4" table:formula="of:=NOT(AND(OR([.A26]&gt;[.A27];[.A26]=[.A27]);[.A26]&lt;&gt;7))" office:value-type="boolean" office:boolean-value="true">
              <text:p>TRUE</text:p>
            </table:table-cell>
            <table:table-cell table:style-name="Nivel7" table:formula="of:=CONCATENATE([.D27];[.G27];[.J27];[.M27];[.P27];[.S27])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112003">
              <text:p>112003</text:p>
            </table:table-cell>
            <table:table-cell table:style-name="Datos" office:value-type="string">
              <text:p>Cuentas por cobrar a empleados</text:p>
            </table:table-cell>
            <table:table-cell table:style-name="Nivel7" table:formula="of:=[.W27]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Cuentas por cobrar a empleados">
              <text:p>Cuentas por cobrar a emplead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Emp</text:p>
            </table:table-cell>
            <table:table-cell table:style-name="Datos" table:formula="of:=IF(EXACT([.A27];1);&quot;&quot;;IF(EXACT([.A27];2);INDIRECT(CONCATENATE(&quot;W&quot;;[.B27]));IF(EXACT([.A27];3);INDIRECT(CONCATENATE(&quot;W&quot;;[.E27]));IF(EXACT([.A27];4);INDIRECT(CONCATENATE(&quot;W&quot;;[.H27]));IF(EXACT([.A27];5);INDIRECT(CONCATENATE(&quot;W&quot;;[.K27]));IF(EXACT([.A27];6);INDIRECT(CONCATENATE(&quot;W&quot;;[.N27]));IF(EXACT([.A27];7);INDIRECT(CONCATENATE(&quot;W&quot;;[.Q27])))))))))" office:value-type="string" office:string-value="PayPal">
              <text:p>PayPal</text:p>
            </table:table-cell>
            <table:table-cell table:style-name="ce5" table:formula="of:=NOT(OR(AND(NOT(EXACT([.A27];7));NOT(EXACT([.AD27];&quot;Vista&quot;)));AND(EXACT([.A27];7);EXACT([.AD27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27];[Valores.$A$2:.$C$12];2)" office:value-type="string" office:string-value="receivable">
              <text:p>receivable</text:p>
            </table:table-cell>
            <table:table-cell table:style-name="Datos" table:formula="of:=VLOOKUP([.AD27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28];1);CELL(&quot;Row&quot;;[.B28]);[.B27])" office:value-type="float" office:value="2">
              <text:p>2</text:p>
            </table:table-cell>
            <table:table-cell table:style-name="ce2" table:formula="of:=IF(EXACT([.$A28];1);0;IF(EXACT([.$A28];2);[.C27]+1;[.C27]))" office:value-type="float" office:value="1">
              <text:p>1</text:p>
            </table:table-cell>
            <table:table-cell table:style-name="ce2" table:formula="of:=TEXT([.C28];&quot;0&quot;)" office:value-type="string" office:string-value="1">
              <text:p>1</text:p>
            </table:table-cell>
            <table:table-cell table:style-name="ce2" table:formula="of:=IF(EXACT([.C27];[.C28]);[.E27];CELL(&quot;Row&quot;;[.E28]))" office:value-type="float" office:value="3">
              <text:p>3</text:p>
            </table:table-cell>
            <table:table-cell table:style-name="ce2" table:formula="of:=IF(AND([.$A28]&lt;=[.G$1];[.$A27]&gt;[.$A28]);0;IF(EXACT([.$A28];[.G$1]+1);[.F27]+1;[.F27]))" office:value-type="float" office:value="1">
              <text:p>1</text:p>
            </table:table-cell>
            <table:table-cell table:style-name="ce2" table:formula="of:=TEXT([.F28];&quot;0&quot;)" office:value-type="string" office:string-value="1">
              <text:p>1</text:p>
            </table:table-cell>
            <table:table-cell table:style-name="ce2" table:formula="of:=IF(EXACT([.F27];[.F28]);[.H27];CELL(&quot;Row&quot;;[.H28]))" office:value-type="float" office:value="4">
              <text:p>4</text:p>
            </table:table-cell>
            <table:table-cell table:style-name="ce2" table:formula="of:=IF(AND([.$A28]&lt;=[.J$1];[.$A27]&gt;[.$A28]);0;IF(EXACT([.$A28];[.J$1]+1);[.I27]+1;[.I27]))" office:value-type="float" office:value="2">
              <text:p>2</text:p>
            </table:table-cell>
            <table:table-cell table:style-name="ce2" table:formula="of:=TEXT([.I28];&quot;0&quot;)" office:value-type="string" office:string-value="2">
              <text:p>2</text:p>
            </table:table-cell>
            <table:table-cell table:style-name="ce2" table:formula="of:=IF(EXACT([.I27];[.I28]);[.K27];CELL(&quot;Row&quot;;[.K28]))" office:value-type="float" office:value="24">
              <text:p>24</text:p>
            </table:table-cell>
            <table:table-cell table:style-name="ce2" table:formula="of:=IF(AND([.$A28]&lt;=[.M$1];[.$A27]&gt;[.$A28]);0;IF(EXACT([.$A28];[.M$1]+1);[.L27]+1;[.L27]))" office:value-type="float" office:value="0">
              <text:p>0</text:p>
            </table:table-cell>
            <table:table-cell table:style-name="ce2" table:formula="of:=TEXT([.L28];&quot;0&quot;)" office:value-type="string" office:string-value="0">
              <text:p>0</text:p>
            </table:table-cell>
            <table:table-cell table:style-name="ce2" table:formula="of:=IF(EXACT([.L27];[.L28]);[.N27];CELL(&quot;Row&quot;;[.N28]))" office:value-type="float" office:value="24">
              <text:p>24</text:p>
            </table:table-cell>
            <table:table-cell table:style-name="ce2" table:formula="of:=IF(AND([.$A28]&lt;=[.P$1];[.$A27]&gt;[.$A28]);0;IF(EXACT([.$A28];[.P$1]+1);[.O27]+1;[.O27]))" office:value-type="float" office:value="0">
              <text:p>0</text:p>
            </table:table-cell>
            <table:table-cell table:style-name="ce2" table:formula="of:=TEXT([.O28];&quot;0&quot;)" office:value-type="string" office:string-value="0">
              <text:p>0</text:p>
            </table:table-cell>
            <table:table-cell table:style-name="ce2" table:formula="of:=IF(EXACT([.O27];[.O28]);[.Q27];CELL(&quot;Row&quot;;[.Q28]))" office:value-type="float" office:value="16">
              <text:p>16</text:p>
            </table:table-cell>
            <table:table-cell table:style-name="ce2" table:formula="of:=IF(AND([.$A28]&lt;=[.S$1];[.$A27]&gt;[.$A28]);0;IF(EXACT([.$A28];[.S$1]+1);[.R27]+1;[.R27]))" office:value-type="float" office:value="4">
              <text:p>4</text:p>
            </table:table-cell>
            <table:table-cell table:style-name="ce2" table:formula="of:=TEXT([.R28];&quot;0&quot;)" office:value-type="string" office:string-value="4">
              <text:p>4</text:p>
            </table:table-cell>
            <table:table-cell table:style-name="ce2" table:formula="of:=IF(EXACT([.R27];[.R28]);[.T27];CELL(&quot;Row&quot;;[.T28]))" office:value-type="float" office:value="28">
              <text:p>28</text:p>
            </table:table-cell>
            <table:table-cell table:style-name="ce4" table:formula="of:=NOT(AND(OR([.A27]&gt;[.A28];[.A27]=[.A28]);[.A27]&lt;&gt;7))" office:value-type="boolean" office:boolean-value="true">
              <text:p>TRUE</text:p>
            </table:table-cell>
            <table:table-cell table:style-name="Nivel7" table:formula="of:=CONCATENATE([.D28];[.G28];[.J28];[.M28];[.P28];[.S28])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112004">
              <text:p>112004</text:p>
            </table:table-cell>
            <table:table-cell table:style-name="Datos" office:value-type="string">
              <text:p>Otras cuentas por cobrar</text:p>
            </table:table-cell>
            <table:table-cell table:style-name="Nivel7" table:formula="of:=[.W28]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Otras cuentas por cobrar">
              <text:p>Otras cuentas por cobr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Ot</text:p>
            </table:table-cell>
            <table:table-cell table:style-name="Datos" table:formula="of:=IF(EXACT([.A28];1);&quot;&quot;;IF(EXACT([.A28];2);INDIRECT(CONCATENATE(&quot;W&quot;;[.B28]));IF(EXACT([.A28];3);INDIRECT(CONCATENATE(&quot;W&quot;;[.E28]));IF(EXACT([.A28];4);INDIRECT(CONCATENATE(&quot;W&quot;;[.H28]));IF(EXACT([.A28];5);INDIRECT(CONCATENATE(&quot;W&quot;;[.K28]));IF(EXACT([.A28];6);INDIRECT(CONCATENATE(&quot;W&quot;;[.N28]));IF(EXACT([.A28];7);INDIRECT(CONCATENATE(&quot;W&quot;;[.Q28])))))))))" office:value-type="string" office:string-value="PayPal">
              <text:p>PayPal</text:p>
            </table:table-cell>
            <table:table-cell table:style-name="ce5" table:formula="of:=NOT(OR(AND(NOT(EXACT([.A28];7));NOT(EXACT([.AD28];&quot;Vista&quot;)));AND(EXACT([.A28];7);EXACT([.AD28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28];[Valores.$A$2:.$C$12];2)" office:value-type="string" office:string-value="receivable">
              <text:p>receivable</text:p>
            </table:table-cell>
            <table:table-cell table:style-name="Datos" table:formula="of:=VLOOKUP([.AD28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29];1);CELL(&quot;Row&quot;;[.B29]);[.B28])" office:value-type="float" office:value="2">
              <text:p>2</text:p>
            </table:table-cell>
            <table:table-cell table:style-name="ce2" table:formula="of:=IF(EXACT([.$A29];1);0;IF(EXACT([.$A29];2);[.C28]+1;[.C28]))" office:value-type="float" office:value="1">
              <text:p>1</text:p>
            </table:table-cell>
            <table:table-cell table:style-name="ce2" table:formula="of:=TEXT([.C29];&quot;0&quot;)" office:value-type="string" office:string-value="1">
              <text:p>1</text:p>
            </table:table-cell>
            <table:table-cell table:style-name="ce2" table:formula="of:=IF(EXACT([.C28];[.C29]);[.E28];CELL(&quot;Row&quot;;[.E29]))" office:value-type="float" office:value="3">
              <text:p>3</text:p>
            </table:table-cell>
            <table:table-cell table:style-name="ce2" table:formula="of:=IF(AND([.$A29]&lt;=[.G$1];[.$A28]&gt;[.$A29]);0;IF(EXACT([.$A29];[.G$1]+1);[.F28]+1;[.F28]))" office:value-type="float" office:value="1">
              <text:p>1</text:p>
            </table:table-cell>
            <table:table-cell table:style-name="ce2" table:formula="of:=TEXT([.F29];&quot;0&quot;)" office:value-type="string" office:string-value="1">
              <text:p>1</text:p>
            </table:table-cell>
            <table:table-cell table:style-name="ce2" table:formula="of:=IF(EXACT([.F28];[.F29]);[.H28];CELL(&quot;Row&quot;;[.H29]))" office:value-type="float" office:value="4">
              <text:p>4</text:p>
            </table:table-cell>
            <table:table-cell table:style-name="ce2" table:formula="of:=IF(AND([.$A29]&lt;=[.J$1];[.$A28]&gt;[.$A29]);0;IF(EXACT([.$A29];[.J$1]+1);[.I28]+1;[.I28]))" office:value-type="float" office:value="2">
              <text:p>2</text:p>
            </table:table-cell>
            <table:table-cell table:style-name="ce2" table:formula="of:=TEXT([.I29];&quot;0&quot;)" office:value-type="string" office:string-value="2">
              <text:p>2</text:p>
            </table:table-cell>
            <table:table-cell table:style-name="ce2" table:formula="of:=IF(EXACT([.I28];[.I29]);[.K28];CELL(&quot;Row&quot;;[.K29]))" office:value-type="float" office:value="24">
              <text:p>24</text:p>
            </table:table-cell>
            <table:table-cell table:style-name="ce2" table:formula="of:=IF(AND([.$A29]&lt;=[.M$1];[.$A28]&gt;[.$A29]);0;IF(EXACT([.$A29];[.M$1]+1);[.L28]+1;[.L28]))" office:value-type="float" office:value="0">
              <text:p>0</text:p>
            </table:table-cell>
            <table:table-cell table:style-name="ce2" table:formula="of:=TEXT([.L29];&quot;0&quot;)" office:value-type="string" office:string-value="0">
              <text:p>0</text:p>
            </table:table-cell>
            <table:table-cell table:style-name="ce2" table:formula="of:=IF(EXACT([.L28];[.L29]);[.N28];CELL(&quot;Row&quot;;[.N29]))" office:value-type="float" office:value="24">
              <text:p>24</text:p>
            </table:table-cell>
            <table:table-cell table:style-name="ce2" table:formula="of:=IF(AND([.$A29]&lt;=[.P$1];[.$A28]&gt;[.$A29]);0;IF(EXACT([.$A29];[.P$1]+1);[.O28]+1;[.O28]))" office:value-type="float" office:value="0">
              <text:p>0</text:p>
            </table:table-cell>
            <table:table-cell table:style-name="ce2" table:formula="of:=TEXT([.O29];&quot;0&quot;)" office:value-type="string" office:string-value="0">
              <text:p>0</text:p>
            </table:table-cell>
            <table:table-cell table:style-name="ce2" table:formula="of:=IF(EXACT([.O28];[.O29]);[.Q28];CELL(&quot;Row&quot;;[.Q29]))" office:value-type="float" office:value="16">
              <text:p>16</text:p>
            </table:table-cell>
            <table:table-cell table:style-name="ce2" table:formula="of:=IF(AND([.$A29]&lt;=[.S$1];[.$A28]&gt;[.$A29]);0;IF(EXACT([.$A29];[.S$1]+1);[.R28]+1;[.R28]))" office:value-type="float" office:value="5">
              <text:p>5</text:p>
            </table:table-cell>
            <table:table-cell table:style-name="ce2" table:formula="of:=TEXT([.R29];&quot;0&quot;)" office:value-type="string" office:string-value="5">
              <text:p>5</text:p>
            </table:table-cell>
            <table:table-cell table:style-name="ce2" table:formula="of:=IF(EXACT([.R28];[.R29]);[.T28];CELL(&quot;Row&quot;;[.T29]))" office:value-type="float" office:value="29">
              <text:p>29</text:p>
            </table:table-cell>
            <table:table-cell table:style-name="ce4" table:formula="of:=NOT(AND(OR([.A28]&gt;[.A29];[.A28]=[.A29]);[.A28]&lt;&gt;7))" office:value-type="boolean" office:boolean-value="true">
              <text:p>TRUE</text:p>
            </table:table-cell>
            <table:table-cell table:style-name="Nivel7" table:formula="of:=CONCATENATE([.D29];[.G29];[.J29];[.M29];[.P29];[.S29])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112005">
              <text:p>112005</text:p>
            </table:table-cell>
            <table:table-cell table:style-name="Datos" office:value-type="string">
              <text:p>Inversiones de corto plazo</text:p>
            </table:table-cell>
            <table:table-cell table:style-name="Nivel7" table:formula="of:=[.W29]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Inversiones de corto plazo">
              <text:p>Inversiones de corto plaz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v-CP</text:p>
            </table:table-cell>
            <table:table-cell table:style-name="Datos" table:formula="of:=IF(EXACT([.A29];1);&quot;&quot;;IF(EXACT([.A29];2);INDIRECT(CONCATENATE(&quot;W&quot;;[.B29]));IF(EXACT([.A29];3);INDIRECT(CONCATENATE(&quot;W&quot;;[.E29]));IF(EXACT([.A29];4);INDIRECT(CONCATENATE(&quot;W&quot;;[.H29]));IF(EXACT([.A29];5);INDIRECT(CONCATENATE(&quot;W&quot;;[.K29]));IF(EXACT([.A29];6);INDIRECT(CONCATENATE(&quot;W&quot;;[.N29]));IF(EXACT([.A29];7);INDIRECT(CONCATENATE(&quot;W&quot;;[.Q29])))))))))" office:value-type="string" office:string-value="PayPal">
              <text:p>PayPal</text:p>
            </table:table-cell>
            <table:table-cell table:style-name="ce5" table:formula="of:=NOT(OR(AND(NOT(EXACT([.A29];7));NOT(EXACT([.AD29];&quot;Vista&quot;)));AND(EXACT([.A29];7);EXACT([.AD29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29];[Valores.$A$2:.$C$12];2)" office:value-type="string" office:string-value="receivable">
              <text:p>receivable</text:p>
            </table:table-cell>
            <table:table-cell table:style-name="Datos" table:formula="of:=VLOOKUP([.AD29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30];1);CELL(&quot;Row&quot;;[.B30]);[.B29])" office:value-type="float" office:value="2">
              <text:p>2</text:p>
            </table:table-cell>
            <table:table-cell table:style-name="ce2" table:formula="of:=IF(EXACT([.$A30];1);0;IF(EXACT([.$A30];2);[.C29]+1;[.C29]))" office:value-type="float" office:value="1">
              <text:p>1</text:p>
            </table:table-cell>
            <table:table-cell table:style-name="ce2" table:formula="of:=TEXT([.C30];&quot;0&quot;)" office:value-type="string" office:string-value="1">
              <text:p>1</text:p>
            </table:table-cell>
            <table:table-cell table:style-name="ce2" table:formula="of:=IF(EXACT([.C29];[.C30]);[.E29];CELL(&quot;Row&quot;;[.E30]))" office:value-type="float" office:value="3">
              <text:p>3</text:p>
            </table:table-cell>
            <table:table-cell table:style-name="ce2" table:formula="of:=IF(AND([.$A30]&lt;=[.G$1];[.$A29]&gt;[.$A30]);0;IF(EXACT([.$A30];[.G$1]+1);[.F29]+1;[.F29]))" office:value-type="float" office:value="1">
              <text:p>1</text:p>
            </table:table-cell>
            <table:table-cell table:style-name="ce2" table:formula="of:=TEXT([.F30];&quot;0&quot;)" office:value-type="string" office:string-value="1">
              <text:p>1</text:p>
            </table:table-cell>
            <table:table-cell table:style-name="ce2" table:formula="of:=IF(EXACT([.F29];[.F30]);[.H29];CELL(&quot;Row&quot;;[.H30]))" office:value-type="float" office:value="4">
              <text:p>4</text:p>
            </table:table-cell>
            <table:table-cell table:style-name="ce2" table:formula="of:=IF(AND([.$A30]&lt;=[.J$1];[.$A29]&gt;[.$A30]);0;IF(EXACT([.$A30];[.J$1]+1);[.I29]+1;[.I29]))" office:value-type="float" office:value="3">
              <text:p>3</text:p>
            </table:table-cell>
            <table:table-cell table:style-name="ce2" table:formula="of:=TEXT([.I30];&quot;0&quot;)" office:value-type="string" office:string-value="3">
              <text:p>3</text:p>
            </table:table-cell>
            <table:table-cell table:style-name="ce2" table:formula="of:=IF(EXACT([.I29];[.I30]);[.K29];CELL(&quot;Row&quot;;[.K30]))" office:value-type="float" office:value="30">
              <text:p>30</text:p>
            </table:table-cell>
            <table:table-cell table:style-name="ce2" table:formula="of:=IF(AND([.$A30]&lt;=[.M$1];[.$A29]&gt;[.$A30]);0;IF(EXACT([.$A30];[.M$1]+1);[.L29]+1;[.L29]))" office:value-type="float" office:value="0">
              <text:p>0</text:p>
            </table:table-cell>
            <table:table-cell table:style-name="ce2" table:formula="of:=TEXT([.L30];&quot;0&quot;)" office:value-type="string" office:string-value="0">
              <text:p>0</text:p>
            </table:table-cell>
            <table:table-cell table:style-name="ce2" table:formula="of:=IF(EXACT([.L29];[.L30]);[.N29];CELL(&quot;Row&quot;;[.N30]))" office:value-type="float" office:value="24">
              <text:p>24</text:p>
            </table:table-cell>
            <table:table-cell table:style-name="ce2" table:formula="of:=IF(AND([.$A30]&lt;=[.P$1];[.$A29]&gt;[.$A30]);0;IF(EXACT([.$A30];[.P$1]+1);[.O29]+1;[.O29]))" office:value-type="float" office:value="0">
              <text:p>0</text:p>
            </table:table-cell>
            <table:table-cell table:style-name="ce2" table:formula="of:=TEXT([.O30];&quot;0&quot;)" office:value-type="string" office:string-value="0">
              <text:p>0</text:p>
            </table:table-cell>
            <table:table-cell table:style-name="ce2" table:formula="of:=IF(EXACT([.O29];[.O30]);[.Q29];CELL(&quot;Row&quot;;[.Q30]))" office:value-type="float" office:value="16">
              <text:p>16</text:p>
            </table:table-cell>
            <table:table-cell table:style-name="ce2" table:formula="of:=IF(AND([.$A30]&lt;=[.S$1];[.$A29]&gt;[.$A30]);0;IF(EXACT([.$A30];[.S$1]+1);[.R29]+1;[.R29]))" office:value-type="float" office:value="0">
              <text:p>0</text:p>
            </table:table-cell>
            <table:table-cell table:style-name="ce2" table:formula="of:=TEXT([.R30];&quot;0&quot;)" office:value-type="string" office:string-value="0">
              <text:p>0</text:p>
            </table:table-cell>
            <table:table-cell table:style-name="ce2" table:formula="of:=IF(EXACT([.R29];[.R30]);[.T29];CELL(&quot;Row&quot;;[.T30]))" office:value-type="float" office:value="30">
              <text:p>30</text:p>
            </table:table-cell>
            <table:table-cell table:style-name="ce4" table:formula="of:=NOT(AND(OR([.A29]&gt;[.A30];[.A29]=[.A30]);[.A29]&lt;&gt;7))" office:value-type="boolean" office:boolean-value="true">
              <text:p>TRUE</text:p>
            </table:table-cell>
            <table:table-cell table:style-name="Nivel4" table:formula="of:=CONCATENATE([.D30];[.G30];[.J30];[.M30];[.P30];[.S30])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113000">
              <text:p>113000</text:p>
            </table:table-cell>
            <table:table-cell table:style-name="Datos" office:value-type="string">
              <text:p>Activo circulante realizable</text:p>
            </table:table-cell>
            <table:table-cell table:style-name="Nivel4" table:formula="of:=[.W30]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Activo circulante realizable">
              <text:p>Activo circulante realiza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a</text:p>
            </table:table-cell>
            <table:table-cell table:style-name="Datos" table:formula="of:=IF(EXACT([.A30];1);&quot;&quot;;IF(EXACT([.A30];2);INDIRECT(CONCATENATE(&quot;W&quot;;[.B30]));IF(EXACT([.A30];3);INDIRECT(CONCATENATE(&quot;W&quot;;[.E30]));IF(EXACT([.A30];4);INDIRECT(CONCATENATE(&quot;W&quot;;[.H30]));IF(EXACT([.A30];5);INDIRECT(CONCATENATE(&quot;W&quot;;[.K30]));IF(EXACT([.A30];6);INDIRECT(CONCATENATE(&quot;W&quot;;[.N30]));IF(EXACT([.A30];7);INDIRECT(CONCATENATE(&quot;W&quot;;[.Q30])))))))))" office:value-type="string" office:string-value="Activo circulante">
              <text:p>Activo circulante</text:p>
            </table:table-cell>
            <table:table-cell table:style-name="ce5" table:formula="of:=NOT(OR(AND(NOT(EXACT([.A30];7));NOT(EXACT([.AD30];&quot;Vista&quot;)));AND(EXACT([.A30];7);EXACT([.AD30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30];[Valores.$A$2:.$C$12];2)" office:value-type="string" office:string-value="view">
              <text:p>view</text:p>
            </table:table-cell>
            <table:table-cell table:style-name="Datos" table:formula="of:=VLOOKUP([.AD3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31];1);CELL(&quot;Row&quot;;[.B31]);[.B30])" office:value-type="float" office:value="2">
              <text:p>2</text:p>
            </table:table-cell>
            <table:table-cell table:style-name="ce2" table:formula="of:=IF(EXACT([.$A31];1);0;IF(EXACT([.$A31];2);[.C30]+1;[.C30]))" office:value-type="float" office:value="1">
              <text:p>1</text:p>
            </table:table-cell>
            <table:table-cell table:style-name="ce2" table:formula="of:=TEXT([.C31];&quot;0&quot;)" office:value-type="string" office:string-value="1">
              <text:p>1</text:p>
            </table:table-cell>
            <table:table-cell table:style-name="ce2" table:formula="of:=IF(EXACT([.C30];[.C31]);[.E30];CELL(&quot;Row&quot;;[.E31]))" office:value-type="float" office:value="3">
              <text:p>3</text:p>
            </table:table-cell>
            <table:table-cell table:style-name="ce2" table:formula="of:=IF(AND([.$A31]&lt;=[.G$1];[.$A30]&gt;[.$A31]);0;IF(EXACT([.$A31];[.G$1]+1);[.F30]+1;[.F30]))" office:value-type="float" office:value="1">
              <text:p>1</text:p>
            </table:table-cell>
            <table:table-cell table:style-name="ce2" table:formula="of:=TEXT([.F31];&quot;0&quot;)" office:value-type="string" office:string-value="1">
              <text:p>1</text:p>
            </table:table-cell>
            <table:table-cell table:style-name="ce2" table:formula="of:=IF(EXACT([.F30];[.F31]);[.H30];CELL(&quot;Row&quot;;[.H31]))" office:value-type="float" office:value="4">
              <text:p>4</text:p>
            </table:table-cell>
            <table:table-cell table:style-name="ce2" table:formula="of:=IF(AND([.$A31]&lt;=[.J$1];[.$A30]&gt;[.$A31]);0;IF(EXACT([.$A31];[.J$1]+1);[.I30]+1;[.I30]))" office:value-type="float" office:value="3">
              <text:p>3</text:p>
            </table:table-cell>
            <table:table-cell table:style-name="ce2" table:formula="of:=TEXT([.I31];&quot;0&quot;)" office:value-type="string" office:string-value="3">
              <text:p>3</text:p>
            </table:table-cell>
            <table:table-cell table:style-name="ce2" table:formula="of:=IF(EXACT([.I30];[.I31]);[.K30];CELL(&quot;Row&quot;;[.K31]))" office:value-type="float" office:value="30">
              <text:p>30</text:p>
            </table:table-cell>
            <table:table-cell table:style-name="ce2" table:formula="of:=IF(AND([.$A31]&lt;=[.M$1];[.$A30]&gt;[.$A31]);0;IF(EXACT([.$A31];[.M$1]+1);[.L30]+1;[.L30]))" office:value-type="float" office:value="1">
              <text:p>1</text:p>
            </table:table-cell>
            <table:table-cell table:style-name="ce2" table:formula="of:=TEXT([.L31];&quot;0&quot;)" office:value-type="string" office:string-value="1">
              <text:p>1</text:p>
            </table:table-cell>
            <table:table-cell table:style-name="ce2" table:formula="of:=IF(EXACT([.L30];[.L31]);[.N30];CELL(&quot;Row&quot;;[.N31]))" office:value-type="float" office:value="31">
              <text:p>31</text:p>
            </table:table-cell>
            <table:table-cell table:style-name="ce2" table:formula="of:=IF(AND([.$A31]&lt;=[.P$1];[.$A30]&gt;[.$A31]);0;IF(EXACT([.$A31];[.P$1]+1);[.O30]+1;[.O30]))" office:value-type="float" office:value="0">
              <text:p>0</text:p>
            </table:table-cell>
            <table:table-cell table:style-name="ce2" table:formula="of:=TEXT([.O31];&quot;0&quot;)" office:value-type="string" office:string-value="0">
              <text:p>0</text:p>
            </table:table-cell>
            <table:table-cell table:style-name="ce2" table:formula="of:=IF(EXACT([.O30];[.O31]);[.Q30];CELL(&quot;Row&quot;;[.Q31]))" office:value-type="float" office:value="16">
              <text:p>16</text:p>
            </table:table-cell>
            <table:table-cell table:style-name="ce2" table:formula="of:=IF(AND([.$A31]&lt;=[.S$1];[.$A30]&gt;[.$A31]);0;IF(EXACT([.$A31];[.S$1]+1);[.R30]+1;[.R30]))" office:value-type="float" office:value="0">
              <text:p>0</text:p>
            </table:table-cell>
            <table:table-cell table:style-name="ce2" table:formula="of:=TEXT([.R31];&quot;0&quot;)" office:value-type="string" office:string-value="0">
              <text:p>0</text:p>
            </table:table-cell>
            <table:table-cell table:style-name="ce2" table:formula="of:=IF(EXACT([.R30];[.R31]);[.T30];CELL(&quot;Row&quot;;[.T31]))" office:value-type="float" office:value="30">
              <text:p>30</text:p>
            </table:table-cell>
            <table:table-cell table:style-name="ce4" table:formula="of:=NOT(AND(OR([.A30]&gt;[.A31];[.A30]=[.A31]);[.A30]&lt;&gt;7))" office:value-type="boolean" office:boolean-value="true">
              <text:p>TRUE</text:p>
            </table:table-cell>
            <table:table-cell table:style-name="Nivel5" table:formula="of:=CONCATENATE([.D31];[.G31];[.J31];[.M31];[.P31];[.S31])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113100">
              <text:p>113100</text:p>
            </table:table-cell>
            <table:table-cell table:style-name="Datos" office:value-type="string">
              <text:p>Inventarios</text:p>
            </table:table-cell>
            <table:table-cell table:style-name="Nivel5" table:formula="of:=[.W31]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Inventarios">
              <text:p>Inventari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nv</text:p>
            </table:table-cell>
            <table:table-cell table:style-name="Datos" table:formula="of:=IF(EXACT([.A31];1);&quot;&quot;;IF(EXACT([.A31];2);INDIRECT(CONCATENATE(&quot;W&quot;;[.B31]));IF(EXACT([.A31];3);INDIRECT(CONCATENATE(&quot;W&quot;;[.E31]));IF(EXACT([.A31];4);INDIRECT(CONCATENATE(&quot;W&quot;;[.H31]));IF(EXACT([.A31];5);INDIRECT(CONCATENATE(&quot;W&quot;;[.K31]));IF(EXACT([.A31];6);INDIRECT(CONCATENATE(&quot;W&quot;;[.N31]));IF(EXACT([.A31];7);INDIRECT(CONCATENATE(&quot;W&quot;;[.Q31])))))))))" office:value-type="string" office:string-value="Activo circulante realizable">
              <text:p>Activo circulante realizable</text:p>
            </table:table-cell>
            <table:table-cell table:style-name="ce5" table:formula="of:=NOT(OR(AND(NOT(EXACT([.A31];7));NOT(EXACT([.AD31];&quot;Vista&quot;)));AND(EXACT([.A31];7);EXACT([.AD31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31];[Valores.$A$2:.$C$12];2)" office:value-type="string" office:string-value="view">
              <text:p>view</text:p>
            </table:table-cell>
            <table:table-cell table:style-name="Datos" table:formula="of:=VLOOKUP([.AD3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32];1);CELL(&quot;Row&quot;;[.B32]);[.B31])" office:value-type="float" office:value="2">
              <text:p>2</text:p>
            </table:table-cell>
            <table:table-cell table:style-name="ce2" table:formula="of:=IF(EXACT([.$A32];1);0;IF(EXACT([.$A32];2);[.C31]+1;[.C31]))" office:value-type="float" office:value="1">
              <text:p>1</text:p>
            </table:table-cell>
            <table:table-cell table:style-name="ce2" table:formula="of:=TEXT([.C32];&quot;0&quot;)" office:value-type="string" office:string-value="1">
              <text:p>1</text:p>
            </table:table-cell>
            <table:table-cell table:style-name="ce2" table:formula="of:=IF(EXACT([.C31];[.C32]);[.E31];CELL(&quot;Row&quot;;[.E32]))" office:value-type="float" office:value="3">
              <text:p>3</text:p>
            </table:table-cell>
            <table:table-cell table:style-name="ce2" table:formula="of:=IF(AND([.$A32]&lt;=[.G$1];[.$A31]&gt;[.$A32]);0;IF(EXACT([.$A32];[.G$1]+1);[.F31]+1;[.F31]))" office:value-type="float" office:value="1">
              <text:p>1</text:p>
            </table:table-cell>
            <table:table-cell table:style-name="ce2" table:formula="of:=TEXT([.F32];&quot;0&quot;)" office:value-type="string" office:string-value="1">
              <text:p>1</text:p>
            </table:table-cell>
            <table:table-cell table:style-name="ce2" table:formula="of:=IF(EXACT([.F31];[.F32]);[.H31];CELL(&quot;Row&quot;;[.H32]))" office:value-type="float" office:value="4">
              <text:p>4</text:p>
            </table:table-cell>
            <table:table-cell table:style-name="ce2" table:formula="of:=IF(AND([.$A32]&lt;=[.J$1];[.$A31]&gt;[.$A32]);0;IF(EXACT([.$A32];[.J$1]+1);[.I31]+1;[.I31]))" office:value-type="float" office:value="3">
              <text:p>3</text:p>
            </table:table-cell>
            <table:table-cell table:style-name="ce2" table:formula="of:=TEXT([.I32];&quot;0&quot;)" office:value-type="string" office:string-value="3">
              <text:p>3</text:p>
            </table:table-cell>
            <table:table-cell table:style-name="ce2" table:formula="of:=IF(EXACT([.I31];[.I32]);[.K31];CELL(&quot;Row&quot;;[.K32]))" office:value-type="float" office:value="30">
              <text:p>30</text:p>
            </table:table-cell>
            <table:table-cell table:style-name="ce2" table:formula="of:=IF(AND([.$A32]&lt;=[.M$1];[.$A31]&gt;[.$A32]);0;IF(EXACT([.$A32];[.M$1]+1);[.L31]+1;[.L31]))" office:value-type="float" office:value="1">
              <text:p>1</text:p>
            </table:table-cell>
            <table:table-cell table:style-name="ce2" table:formula="of:=TEXT([.L32];&quot;0&quot;)" office:value-type="string" office:string-value="1">
              <text:p>1</text:p>
            </table:table-cell>
            <table:table-cell table:style-name="ce2" table:formula="of:=IF(EXACT([.L31];[.L32]);[.N31];CELL(&quot;Row&quot;;[.N32]))" office:value-type="float" office:value="31">
              <text:p>31</text:p>
            </table:table-cell>
            <table:table-cell table:style-name="ce2" table:formula="of:=IF(AND([.$A32]&lt;=[.P$1];[.$A31]&gt;[.$A32]);0;IF(EXACT([.$A32];[.P$1]+1);[.O31]+1;[.O31]))" office:value-type="float" office:value="0">
              <text:p>0</text:p>
            </table:table-cell>
            <table:table-cell table:style-name="ce2" table:formula="of:=TEXT([.O32];&quot;0&quot;)" office:value-type="string" office:string-value="0">
              <text:p>0</text:p>
            </table:table-cell>
            <table:table-cell table:style-name="ce2" table:formula="of:=IF(EXACT([.O31];[.O32]);[.Q31];CELL(&quot;Row&quot;;[.Q32]))" office:value-type="float" office:value="16">
              <text:p>16</text:p>
            </table:table-cell>
            <table:table-cell table:style-name="ce2" table:formula="of:=IF(AND([.$A32]&lt;=[.S$1];[.$A31]&gt;[.$A32]);0;IF(EXACT([.$A32];[.S$1]+1);[.R31]+1;[.R31]))" office:value-type="float" office:value="1">
              <text:p>1</text:p>
            </table:table-cell>
            <table:table-cell table:style-name="ce2" table:formula="of:=TEXT([.R32];&quot;0&quot;)" office:value-type="string" office:string-value="1">
              <text:p>1</text:p>
            </table:table-cell>
            <table:table-cell table:style-name="ce2" table:formula="of:=IF(EXACT([.R31];[.R32]);[.T31];CELL(&quot;Row&quot;;[.T32]))" office:value-type="float" office:value="32">
              <text:p>32</text:p>
            </table:table-cell>
            <table:table-cell table:style-name="ce4" table:formula="of:=NOT(AND(OR([.A31]&gt;[.A32];[.A31]=[.A32]);[.A31]&lt;&gt;7))" office:value-type="boolean" office:boolean-value="true">
              <text:p>TRUE</text:p>
            </table:table-cell>
            <table:table-cell table:style-name="Nivel7" table:formula="of:=CONCATENATE([.D32];[.G32];[.J32];[.M32];[.P32];[.S32])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113101">
              <text:p>113101</text:p>
            </table:table-cell>
            <table:table-cell table:style-name="Datos" office:value-type="string">
              <text:p>Inventario de producto para la venta</text:p>
            </table:table-cell>
            <table:table-cell table:style-name="Nivel7" table:formula="of:=[.W32]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Inventario de producto para la venta">
              <text:p>Inventario de producto para la venta</text:p>
            </table:table-cell>
            <table:table-cell table:style-name="ce2"/>
            <table:table-cell table:style-name="ce2" office:value-type="float" office:value="1">
              <text:p>1</text:p>
            </table:table-cell>
            <table:table-cell table:style-name="Datos" office:value-type="string">
              <text:p>Prod</text:p>
            </table:table-cell>
            <table:table-cell table:style-name="Datos" table:formula="of:=IF(EXACT([.A32];1);&quot;&quot;;IF(EXACT([.A32];2);INDIRECT(CONCATENATE(&quot;W&quot;;[.B32]));IF(EXACT([.A32];3);INDIRECT(CONCATENATE(&quot;W&quot;;[.E32]));IF(EXACT([.A32];4);INDIRECT(CONCATENATE(&quot;W&quot;;[.H32]));IF(EXACT([.A32];5);INDIRECT(CONCATENATE(&quot;W&quot;;[.K32]));IF(EXACT([.A32];6);INDIRECT(CONCATENATE(&quot;W&quot;;[.N32]));IF(EXACT([.A32];7);INDIRECT(CONCATENATE(&quot;W&quot;;[.Q32])))))))))" office:value-type="string" office:string-value="PayPal">
              <text:p>PayPal</text:p>
            </table:table-cell>
            <table:table-cell table:style-name="ce5" table:formula="of:=NOT(OR(AND(NOT(EXACT([.A32];7));NOT(EXACT([.AD32];&quot;Vista&quot;)));AND(EXACT([.A32];7);EXACT([.AD32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32];[Valores.$A$2:.$C$12];2)" office:value-type="string" office:string-value="other">
              <text:p>other</text:p>
            </table:table-cell>
            <table:table-cell table:style-name="Datos" table:formula="of:=VLOOKUP([.AD3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33];1);CELL(&quot;Row&quot;;[.B33]);[.B32])" office:value-type="float" office:value="2">
              <text:p>2</text:p>
            </table:table-cell>
            <table:table-cell table:style-name="ce2" table:formula="of:=IF(EXACT([.$A33];1);0;IF(EXACT([.$A33];2);[.C32]+1;[.C32]))" office:value-type="float" office:value="1">
              <text:p>1</text:p>
            </table:table-cell>
            <table:table-cell table:style-name="ce2" table:formula="of:=TEXT([.C33];&quot;0&quot;)" office:value-type="string" office:string-value="1">
              <text:p>1</text:p>
            </table:table-cell>
            <table:table-cell table:style-name="ce2" table:formula="of:=IF(EXACT([.C32];[.C33]);[.E32];CELL(&quot;Row&quot;;[.E33]))" office:value-type="float" office:value="3">
              <text:p>3</text:p>
            </table:table-cell>
            <table:table-cell table:style-name="ce2" table:formula="of:=IF(AND([.$A33]&lt;=[.G$1];[.$A32]&gt;[.$A33]);0;IF(EXACT([.$A33];[.G$1]+1);[.F32]+1;[.F32]))" office:value-type="float" office:value="1">
              <text:p>1</text:p>
            </table:table-cell>
            <table:table-cell table:style-name="ce2" table:formula="of:=TEXT([.F33];&quot;0&quot;)" office:value-type="string" office:string-value="1">
              <text:p>1</text:p>
            </table:table-cell>
            <table:table-cell table:style-name="ce2" table:formula="of:=IF(EXACT([.F32];[.F33]);[.H32];CELL(&quot;Row&quot;;[.H33]))" office:value-type="float" office:value="4">
              <text:p>4</text:p>
            </table:table-cell>
            <table:table-cell table:style-name="ce2" table:formula="of:=IF(AND([.$A33]&lt;=[.J$1];[.$A32]&gt;[.$A33]);0;IF(EXACT([.$A33];[.J$1]+1);[.I32]+1;[.I32]))" office:value-type="float" office:value="3">
              <text:p>3</text:p>
            </table:table-cell>
            <table:table-cell table:style-name="ce2" table:formula="of:=TEXT([.I33];&quot;0&quot;)" office:value-type="string" office:string-value="3">
              <text:p>3</text:p>
            </table:table-cell>
            <table:table-cell table:style-name="ce2" table:formula="of:=IF(EXACT([.I32];[.I33]);[.K32];CELL(&quot;Row&quot;;[.K33]))" office:value-type="float" office:value="30">
              <text:p>30</text:p>
            </table:table-cell>
            <table:table-cell table:style-name="ce2" table:formula="of:=IF(AND([.$A33]&lt;=[.M$1];[.$A32]&gt;[.$A33]);0;IF(EXACT([.$A33];[.M$1]+1);[.L32]+1;[.L32]))" office:value-type="float" office:value="1">
              <text:p>1</text:p>
            </table:table-cell>
            <table:table-cell table:style-name="ce2" table:formula="of:=TEXT([.L33];&quot;0&quot;)" office:value-type="string" office:string-value="1">
              <text:p>1</text:p>
            </table:table-cell>
            <table:table-cell table:style-name="ce2" table:formula="of:=IF(EXACT([.L32];[.L33]);[.N32];CELL(&quot;Row&quot;;[.N33]))" office:value-type="float" office:value="31">
              <text:p>31</text:p>
            </table:table-cell>
            <table:table-cell table:style-name="ce2" table:formula="of:=IF(AND([.$A33]&lt;=[.P$1];[.$A32]&gt;[.$A33]);0;IF(EXACT([.$A33];[.P$1]+1);[.O32]+1;[.O32]))" office:value-type="float" office:value="0">
              <text:p>0</text:p>
            </table:table-cell>
            <table:table-cell table:style-name="ce2" table:formula="of:=TEXT([.O33];&quot;0&quot;)" office:value-type="string" office:string-value="0">
              <text:p>0</text:p>
            </table:table-cell>
            <table:table-cell table:style-name="ce2" table:formula="of:=IF(EXACT([.O32];[.O33]);[.Q32];CELL(&quot;Row&quot;;[.Q33]))" office:value-type="float" office:value="16">
              <text:p>16</text:p>
            </table:table-cell>
            <table:table-cell table:style-name="ce2" table:formula="of:=IF(AND([.$A33]&lt;=[.S$1];[.$A32]&gt;[.$A33]);0;IF(EXACT([.$A33];[.S$1]+1);[.R32]+1;[.R32]))" office:value-type="float" office:value="2">
              <text:p>2</text:p>
            </table:table-cell>
            <table:table-cell table:style-name="ce2" table:formula="of:=TEXT([.R33];&quot;0&quot;)" office:value-type="string" office:string-value="2">
              <text:p>2</text:p>
            </table:table-cell>
            <table:table-cell table:style-name="ce2" table:formula="of:=IF(EXACT([.R32];[.R33]);[.T32];CELL(&quot;Row&quot;;[.T33]))" office:value-type="float" office:value="33">
              <text:p>33</text:p>
            </table:table-cell>
            <table:table-cell table:style-name="ce4" table:formula="of:=NOT(AND(OR([.A32]&gt;[.A33];[.A32]=[.A33]);[.A32]&lt;&gt;7))" office:value-type="boolean" office:boolean-value="true">
              <text:p>TRUE</text:p>
            </table:table-cell>
            <table:table-cell table:style-name="Nivel7" table:formula="of:=CONCATENATE([.D33];[.G33];[.J33];[.M33];[.P33];[.S33])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113102">
              <text:p>113102</text:p>
            </table:table-cell>
            <table:table-cell table:style-name="Datos" office:value-type="string">
              <text:p>Inventario de consumibles</text:p>
            </table:table-cell>
            <table:table-cell table:style-name="Nivel7" table:formula="of:=[.W33]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Inventario de consumibles">
              <text:p>Inventario de consumib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33];1);&quot;&quot;;IF(EXACT([.A33];2);INDIRECT(CONCATENATE(&quot;W&quot;;[.B33]));IF(EXACT([.A33];3);INDIRECT(CONCATENATE(&quot;W&quot;;[.E33]));IF(EXACT([.A33];4);INDIRECT(CONCATENATE(&quot;W&quot;;[.H33]));IF(EXACT([.A33];5);INDIRECT(CONCATENATE(&quot;W&quot;;[.K33]));IF(EXACT([.A33];6);INDIRECT(CONCATENATE(&quot;W&quot;;[.N33]));IF(EXACT([.A33];7);INDIRECT(CONCATENATE(&quot;W&quot;;[.Q33])))))))))" office:value-type="string" office:string-value="PayPal">
              <text:p>PayPal</text:p>
            </table:table-cell>
            <table:table-cell table:style-name="ce5" table:formula="of:=NOT(OR(AND(NOT(EXACT([.A33];7));NOT(EXACT([.AD33];&quot;Vista&quot;)));AND(EXACT([.A33];7);EXACT([.AD33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33];[Valores.$A$2:.$C$12];2)" office:value-type="string" office:string-value="other">
              <text:p>other</text:p>
            </table:table-cell>
            <table:table-cell table:style-name="Datos" table:formula="of:=VLOOKUP([.AD3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34];1);CELL(&quot;Row&quot;;[.B34]);[.B33])" office:value-type="float" office:value="2">
              <text:p>2</text:p>
            </table:table-cell>
            <table:table-cell table:style-name="ce2" table:formula="of:=IF(EXACT([.$A34];1);0;IF(EXACT([.$A34];2);[.C33]+1;[.C33]))" office:value-type="float" office:value="1">
              <text:p>1</text:p>
            </table:table-cell>
            <table:table-cell table:style-name="ce2" table:formula="of:=TEXT([.C34];&quot;0&quot;)" office:value-type="string" office:string-value="1">
              <text:p>1</text:p>
            </table:table-cell>
            <table:table-cell table:style-name="ce2" table:formula="of:=IF(EXACT([.C33];[.C34]);[.E33];CELL(&quot;Row&quot;;[.E34]))" office:value-type="float" office:value="3">
              <text:p>3</text:p>
            </table:table-cell>
            <table:table-cell table:style-name="ce2" table:formula="of:=IF(AND([.$A34]&lt;=[.G$1];[.$A33]&gt;[.$A34]);0;IF(EXACT([.$A34];[.G$1]+1);[.F33]+1;[.F33]))" office:value-type="float" office:value="2">
              <text:p>2</text:p>
            </table:table-cell>
            <table:table-cell table:style-name="ce2" table:formula="of:=TEXT([.F34];&quot;0&quot;)" office:value-type="string" office:string-value="2">
              <text:p>2</text:p>
            </table:table-cell>
            <table:table-cell table:style-name="ce2" table:formula="of:=IF(EXACT([.F33];[.F34]);[.H33];CELL(&quot;Row&quot;;[.H34]))" office:value-type="float" office:value="34">
              <text:p>34</text:p>
            </table:table-cell>
            <table:table-cell table:style-name="ce2" table:formula="of:=IF(AND([.$A34]&lt;=[.J$1];[.$A33]&gt;[.$A34]);0;IF(EXACT([.$A34];[.J$1]+1);[.I33]+1;[.I33]))" office:value-type="float" office:value="0">
              <text:p>0</text:p>
            </table:table-cell>
            <table:table-cell table:style-name="ce2" table:formula="of:=TEXT([.I34];&quot;0&quot;)" office:value-type="string" office:string-value="0">
              <text:p>0</text:p>
            </table:table-cell>
            <table:table-cell table:style-name="ce2" table:formula="of:=IF(EXACT([.I33];[.I34]);[.K33];CELL(&quot;Row&quot;;[.K34]))" office:value-type="float" office:value="34">
              <text:p>34</text:p>
            </table:table-cell>
            <table:table-cell table:style-name="ce2" table:formula="of:=IF(AND([.$A34]&lt;=[.M$1];[.$A33]&gt;[.$A34]);0;IF(EXACT([.$A34];[.M$1]+1);[.L33]+1;[.L33]))" office:value-type="float" office:value="0">
              <text:p>0</text:p>
            </table:table-cell>
            <table:table-cell table:style-name="ce2" table:formula="of:=TEXT([.L34];&quot;0&quot;)" office:value-type="string" office:string-value="0">
              <text:p>0</text:p>
            </table:table-cell>
            <table:table-cell table:style-name="ce2" table:formula="of:=IF(EXACT([.L33];[.L34]);[.N33];CELL(&quot;Row&quot;;[.N34]))" office:value-type="float" office:value="34">
              <text:p>34</text:p>
            </table:table-cell>
            <table:table-cell table:style-name="ce2" table:formula="of:=IF(AND([.$A34]&lt;=[.P$1];[.$A33]&gt;[.$A34]);0;IF(EXACT([.$A34];[.P$1]+1);[.O33]+1;[.O33]))" office:value-type="float" office:value="0">
              <text:p>0</text:p>
            </table:table-cell>
            <table:table-cell table:style-name="ce2" table:formula="of:=TEXT([.O34];&quot;0&quot;)" office:value-type="string" office:string-value="0">
              <text:p>0</text:p>
            </table:table-cell>
            <table:table-cell table:style-name="ce2" table:formula="of:=IF(EXACT([.O33];[.O34]);[.Q33];CELL(&quot;Row&quot;;[.Q34]))" office:value-type="float" office:value="16">
              <text:p>16</text:p>
            </table:table-cell>
            <table:table-cell table:style-name="ce2" table:formula="of:=IF(AND([.$A34]&lt;=[.S$1];[.$A33]&gt;[.$A34]);0;IF(EXACT([.$A34];[.S$1]+1);[.R33]+1;[.R33]))" office:value-type="float" office:value="0">
              <text:p>0</text:p>
            </table:table-cell>
            <table:table-cell table:style-name="ce2" table:formula="of:=TEXT([.R34];&quot;0&quot;)" office:value-type="string" office:string-value="0">
              <text:p>0</text:p>
            </table:table-cell>
            <table:table-cell table:style-name="ce2" table:formula="of:=IF(EXACT([.R33];[.R34]);[.T33];CELL(&quot;Row&quot;;[.T34]))" office:value-type="float" office:value="34">
              <text:p>34</text:p>
            </table:table-cell>
            <table:table-cell table:style-name="ce4" table:formula="of:=NOT(AND(OR([.A33]&gt;[.A34];[.A33]=[.A34]);[.A33]&lt;&gt;7))" office:value-type="boolean" office:boolean-value="true">
              <text:p>TRUE</text:p>
            </table:table-cell>
            <table:table-cell table:style-name="Nivel3" table:formula="of:=CONCATENATE([.D34];[.G34];[.J34];[.M34];[.P34];[.S34])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120000">
              <text:p>120000</text:p>
            </table:table-cell>
            <table:table-cell table:style-name="Datos" office:value-type="string">
              <text:p>Activo fijo</text:p>
            </table:table-cell>
            <table:table-cell table:style-name="Nivel3" table:formula="of:=[.W34]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Activo fijo">
              <text:p>Activo fij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F</text:p>
            </table:table-cell>
            <table:table-cell table:style-name="Datos" table:formula="of:=IF(EXACT([.A34];1);&quot;&quot;;IF(EXACT([.A34];2);INDIRECT(CONCATENATE(&quot;W&quot;;[.B34]));IF(EXACT([.A34];3);INDIRECT(CONCATENATE(&quot;W&quot;;[.E34]));IF(EXACT([.A34];4);INDIRECT(CONCATENATE(&quot;W&quot;;[.H34]));IF(EXACT([.A34];5);INDIRECT(CONCATENATE(&quot;W&quot;;[.K34]));IF(EXACT([.A34];6);INDIRECT(CONCATENATE(&quot;W&quot;;[.N34]));IF(EXACT([.A34];7);INDIRECT(CONCATENATE(&quot;W&quot;;[.Q34])))))))))" office:value-type="string" office:string-value="Activo">
              <text:p>Activo</text:p>
            </table:table-cell>
            <table:table-cell table:style-name="ce5" table:formula="of:=NOT(OR(AND(NOT(EXACT([.A34];7));NOT(EXACT([.AD34];&quot;Vista&quot;)));AND(EXACT([.A34];7);EXACT([.AD34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34];[Valores.$A$2:.$C$12];2)" office:value-type="string" office:string-value="view">
              <text:p>view</text:p>
            </table:table-cell>
            <table:table-cell table:style-name="Datos" table:formula="of:=VLOOKUP([.AD3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35];1);CELL(&quot;Row&quot;;[.B35]);[.B34])" office:value-type="float" office:value="2">
              <text:p>2</text:p>
            </table:table-cell>
            <table:table-cell table:style-name="ce2" table:formula="of:=IF(EXACT([.$A35];1);0;IF(EXACT([.$A35];2);[.C34]+1;[.C34]))" office:value-type="float" office:value="1">
              <text:p>1</text:p>
            </table:table-cell>
            <table:table-cell table:style-name="ce2" table:formula="of:=TEXT([.C35];&quot;0&quot;)" office:value-type="string" office:string-value="1">
              <text:p>1</text:p>
            </table:table-cell>
            <table:table-cell table:style-name="ce2" table:formula="of:=IF(EXACT([.C34];[.C35]);[.E34];CELL(&quot;Row&quot;;[.E35]))" office:value-type="float" office:value="3">
              <text:p>3</text:p>
            </table:table-cell>
            <table:table-cell table:style-name="ce2" table:formula="of:=IF(AND([.$A35]&lt;=[.G$1];[.$A34]&gt;[.$A35]);0;IF(EXACT([.$A35];[.G$1]+1);[.F34]+1;[.F34]))" office:value-type="float" office:value="2">
              <text:p>2</text:p>
            </table:table-cell>
            <table:table-cell table:style-name="ce2" table:formula="of:=TEXT([.F35];&quot;0&quot;)" office:value-type="string" office:string-value="2">
              <text:p>2</text:p>
            </table:table-cell>
            <table:table-cell table:style-name="ce2" table:formula="of:=IF(EXACT([.F34];[.F35]);[.H34];CELL(&quot;Row&quot;;[.H35]))" office:value-type="float" office:value="34">
              <text:p>34</text:p>
            </table:table-cell>
            <table:table-cell table:style-name="ce2" table:formula="of:=IF(AND([.$A35]&lt;=[.J$1];[.$A34]&gt;[.$A35]);0;IF(EXACT([.$A35];[.J$1]+1);[.I34]+1;[.I34]))" office:value-type="float" office:value="1">
              <text:p>1</text:p>
            </table:table-cell>
            <table:table-cell table:style-name="ce2" table:formula="of:=TEXT([.I35];&quot;0&quot;)" office:value-type="string" office:string-value="1">
              <text:p>1</text:p>
            </table:table-cell>
            <table:table-cell table:style-name="ce2" table:formula="of:=IF(EXACT([.I34];[.I35]);[.K34];CELL(&quot;Row&quot;;[.K35]))" office:value-type="float" office:value="35">
              <text:p>35</text:p>
            </table:table-cell>
            <table:table-cell table:style-name="ce2" table:formula="of:=IF(AND([.$A35]&lt;=[.M$1];[.$A34]&gt;[.$A35]);0;IF(EXACT([.$A35];[.M$1]+1);[.L34]+1;[.L34]))" office:value-type="float" office:value="0">
              <text:p>0</text:p>
            </table:table-cell>
            <table:table-cell table:style-name="ce2" table:formula="of:=TEXT([.L35];&quot;0&quot;)" office:value-type="string" office:string-value="0">
              <text:p>0</text:p>
            </table:table-cell>
            <table:table-cell table:style-name="ce2" table:formula="of:=IF(EXACT([.L34];[.L35]);[.N34];CELL(&quot;Row&quot;;[.N35]))" office:value-type="float" office:value="34">
              <text:p>34</text:p>
            </table:table-cell>
            <table:table-cell table:style-name="ce2" table:formula="of:=IF(AND([.$A35]&lt;=[.P$1];[.$A34]&gt;[.$A35]);0;IF(EXACT([.$A35];[.P$1]+1);[.O34]+1;[.O34]))" office:value-type="float" office:value="0">
              <text:p>0</text:p>
            </table:table-cell>
            <table:table-cell table:style-name="ce2" table:formula="of:=TEXT([.O35];&quot;0&quot;)" office:value-type="string" office:string-value="0">
              <text:p>0</text:p>
            </table:table-cell>
            <table:table-cell table:style-name="ce2" table:formula="of:=IF(EXACT([.O34];[.O35]);[.Q34];CELL(&quot;Row&quot;;[.Q35]))" office:value-type="float" office:value="16">
              <text:p>16</text:p>
            </table:table-cell>
            <table:table-cell table:style-name="ce2" table:formula="of:=IF(AND([.$A35]&lt;=[.S$1];[.$A34]&gt;[.$A35]);0;IF(EXACT([.$A35];[.S$1]+1);[.R34]+1;[.R34]))" office:value-type="float" office:value="0">
              <text:p>0</text:p>
            </table:table-cell>
            <table:table-cell table:style-name="ce2" table:formula="of:=TEXT([.R35];&quot;0&quot;)" office:value-type="string" office:string-value="0">
              <text:p>0</text:p>
            </table:table-cell>
            <table:table-cell table:style-name="ce2" table:formula="of:=IF(EXACT([.R34];[.R35]);[.T34];CELL(&quot;Row&quot;;[.T35]))" office:value-type="float" office:value="34">
              <text:p>34</text:p>
            </table:table-cell>
            <table:table-cell table:style-name="ce4" table:formula="of:=NOT(AND(OR([.A34]&gt;[.A35];[.A34]=[.A35]);[.A34]&lt;&gt;7))" office:value-type="boolean" office:boolean-value="true">
              <text:p>TRUE</text:p>
            </table:table-cell>
            <table:table-cell table:style-name="Nivel4" table:formula="of:=CONCATENATE([.D35];[.G35];[.J35];[.M35];[.P35];[.S35])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121000">
              <text:p>121000</text:p>
            </table:table-cell>
            <table:table-cell table:style-name="Datos" office:value-type="string">
              <text:p>Activo fijo no depreciable</text:p>
            </table:table-cell>
            <table:table-cell table:style-name="Nivel4" table:formula="of:=[.W35]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Activo fijo no depreciable">
              <text:p>Activo fijo n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No-Dep</text:p>
            </table:table-cell>
            <table:table-cell table:style-name="Datos" table:formula="of:=IF(EXACT([.A35];1);&quot;&quot;;IF(EXACT([.A35];2);INDIRECT(CONCATENATE(&quot;W&quot;;[.B35]));IF(EXACT([.A35];3);INDIRECT(CONCATENATE(&quot;W&quot;;[.E35]));IF(EXACT([.A35];4);INDIRECT(CONCATENATE(&quot;W&quot;;[.H35]));IF(EXACT([.A35];5);INDIRECT(CONCATENATE(&quot;W&quot;;[.K35]));IF(EXACT([.A35];6);INDIRECT(CONCATENATE(&quot;W&quot;;[.N35]));IF(EXACT([.A35];7);INDIRECT(CONCATENATE(&quot;W&quot;;[.Q35])))))))))" office:value-type="string" office:string-value="Activo fijo">
              <text:p>Activo fijo</text:p>
            </table:table-cell>
            <table:table-cell table:style-name="ce5" table:formula="of:=NOT(OR(AND(NOT(EXACT([.A35];7));NOT(EXACT([.AD35];&quot;Vista&quot;)));AND(EXACT([.A35];7);EXACT([.AD35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35];[Valores.$A$2:.$C$12];2)" office:value-type="string" office:string-value="view">
              <text:p>view</text:p>
            </table:table-cell>
            <table:table-cell table:style-name="Datos" table:formula="of:=VLOOKUP([.AD3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36];1);CELL(&quot;Row&quot;;[.B36]);[.B35])" office:value-type="float" office:value="2">
              <text:p>2</text:p>
            </table:table-cell>
            <table:table-cell table:style-name="ce2" table:formula="of:=IF(EXACT([.$A36];1);0;IF(EXACT([.$A36];2);[.C35]+1;[.C35]))" office:value-type="float" office:value="1">
              <text:p>1</text:p>
            </table:table-cell>
            <table:table-cell table:style-name="ce2" table:formula="of:=TEXT([.C36];&quot;0&quot;)" office:value-type="string" office:string-value="1">
              <text:p>1</text:p>
            </table:table-cell>
            <table:table-cell table:style-name="ce2" table:formula="of:=IF(EXACT([.C35];[.C36]);[.E35];CELL(&quot;Row&quot;;[.E36]))" office:value-type="float" office:value="3">
              <text:p>3</text:p>
            </table:table-cell>
            <table:table-cell table:style-name="ce2" table:formula="of:=IF(AND([.$A36]&lt;=[.G$1];[.$A35]&gt;[.$A36]);0;IF(EXACT([.$A36];[.G$1]+1);[.F35]+1;[.F35]))" office:value-type="float" office:value="2">
              <text:p>2</text:p>
            </table:table-cell>
            <table:table-cell table:style-name="ce2" table:formula="of:=TEXT([.F36];&quot;0&quot;)" office:value-type="string" office:string-value="2">
              <text:p>2</text:p>
            </table:table-cell>
            <table:table-cell table:style-name="ce2" table:formula="of:=IF(EXACT([.F35];[.F36]);[.H35];CELL(&quot;Row&quot;;[.H36]))" office:value-type="float" office:value="34">
              <text:p>34</text:p>
            </table:table-cell>
            <table:table-cell table:style-name="ce2" table:formula="of:=IF(AND([.$A36]&lt;=[.J$1];[.$A35]&gt;[.$A36]);0;IF(EXACT([.$A36];[.J$1]+1);[.I35]+1;[.I35]))" office:value-type="float" office:value="1">
              <text:p>1</text:p>
            </table:table-cell>
            <table:table-cell table:style-name="ce2" table:formula="of:=TEXT([.I36];&quot;0&quot;)" office:value-type="string" office:string-value="1">
              <text:p>1</text:p>
            </table:table-cell>
            <table:table-cell table:style-name="ce2" table:formula="of:=IF(EXACT([.I35];[.I36]);[.K35];CELL(&quot;Row&quot;;[.K36]))" office:value-type="float" office:value="35">
              <text:p>35</text:p>
            </table:table-cell>
            <table:table-cell table:style-name="ce2" table:formula="of:=IF(AND([.$A36]&lt;=[.M$1];[.$A35]&gt;[.$A36]);0;IF(EXACT([.$A36];[.M$1]+1);[.L35]+1;[.L35]))" office:value-type="float" office:value="1">
              <text:p>1</text:p>
            </table:table-cell>
            <table:table-cell table:style-name="ce2" table:formula="of:=TEXT([.L36];&quot;0&quot;)" office:value-type="string" office:string-value="1">
              <text:p>1</text:p>
            </table:table-cell>
            <table:table-cell table:style-name="ce2" table:formula="of:=IF(EXACT([.L35];[.L36]);[.N35];CELL(&quot;Row&quot;;[.N36]))" office:value-type="float" office:value="36">
              <text:p>36</text:p>
            </table:table-cell>
            <table:table-cell table:style-name="ce2" table:formula="of:=IF(AND([.$A36]&lt;=[.P$1];[.$A35]&gt;[.$A36]);0;IF(EXACT([.$A36];[.P$1]+1);[.O35]+1;[.O35]))" office:value-type="float" office:value="0">
              <text:p>0</text:p>
            </table:table-cell>
            <table:table-cell table:style-name="ce2" table:formula="of:=TEXT([.O36];&quot;0&quot;)" office:value-type="string" office:string-value="0">
              <text:p>0</text:p>
            </table:table-cell>
            <table:table-cell table:style-name="ce2" table:formula="of:=IF(EXACT([.O35];[.O36]);[.Q35];CELL(&quot;Row&quot;;[.Q36]))" office:value-type="float" office:value="16">
              <text:p>16</text:p>
            </table:table-cell>
            <table:table-cell table:style-name="ce2" table:formula="of:=IF(AND([.$A36]&lt;=[.S$1];[.$A35]&gt;[.$A36]);0;IF(EXACT([.$A36];[.S$1]+1);[.R35]+1;[.R35]))" office:value-type="float" office:value="0">
              <text:p>0</text:p>
            </table:table-cell>
            <table:table-cell table:style-name="ce2" table:formula="of:=TEXT([.R36];&quot;0&quot;)" office:value-type="string" office:string-value="0">
              <text:p>0</text:p>
            </table:table-cell>
            <table:table-cell table:style-name="ce2" table:formula="of:=IF(EXACT([.R35];[.R36]);[.T35];CELL(&quot;Row&quot;;[.T36]))" office:value-type="float" office:value="34">
              <text:p>34</text:p>
            </table:table-cell>
            <table:table-cell table:style-name="ce4" table:formula="of:=NOT(AND(OR([.A35]&gt;[.A36];[.A35]=[.A36]);[.A35]&lt;&gt;7))" office:value-type="boolean" office:boolean-value="true">
              <text:p>TRUE</text:p>
            </table:table-cell>
            <table:table-cell table:style-name="Nivel5" table:formula="of:=CONCATENATE([.D36];[.G36];[.J36];[.M36];[.P36];[.S36])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121100">
              <text:p>121100</text:p>
            </table:table-cell>
            <table:table-cell table:style-name="Datos" office:value-type="string">
              <text:p>Terrenos</text:p>
            </table:table-cell>
            <table:table-cell table:style-name="Nivel5" table:formula="of:=[.W36]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Terrenos">
              <text:p>Terren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er</text:p>
            </table:table-cell>
            <table:table-cell table:style-name="Datos" table:formula="of:=IF(EXACT([.A36];1);&quot;&quot;;IF(EXACT([.A36];2);INDIRECT(CONCATENATE(&quot;W&quot;;[.B36]));IF(EXACT([.A36];3);INDIRECT(CONCATENATE(&quot;W&quot;;[.E36]));IF(EXACT([.A36];4);INDIRECT(CONCATENATE(&quot;W&quot;;[.H36]));IF(EXACT([.A36];5);INDIRECT(CONCATENATE(&quot;W&quot;;[.K36]));IF(EXACT([.A36];6);INDIRECT(CONCATENATE(&quot;W&quot;;[.N36]));IF(EXACT([.A36];7);INDIRECT(CONCATENATE(&quot;W&quot;;[.Q36])))))))))" office:value-type="string" office:string-value="Activo fijo no depreciable">
              <text:p>Activo fijo no depreciable</text:p>
            </table:table-cell>
            <table:table-cell table:style-name="ce5" table:formula="of:=NOT(OR(AND(NOT(EXACT([.A36];7));NOT(EXACT([.AD36];&quot;Vista&quot;)));AND(EXACT([.A36];7);EXACT([.AD36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36];[Valores.$A$2:.$C$12];2)" office:value-type="string" office:string-value="view">
              <text:p>view</text:p>
            </table:table-cell>
            <table:table-cell table:style-name="Datos" table:formula="of:=VLOOKUP([.AD3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37];1);CELL(&quot;Row&quot;;[.B37]);[.B36])" office:value-type="float" office:value="2">
              <text:p>2</text:p>
            </table:table-cell>
            <table:table-cell table:style-name="ce2" table:formula="of:=IF(EXACT([.$A37];1);0;IF(EXACT([.$A37];2);[.C36]+1;[.C36]))" office:value-type="float" office:value="1">
              <text:p>1</text:p>
            </table:table-cell>
            <table:table-cell table:style-name="ce2" table:formula="of:=TEXT([.C37];&quot;0&quot;)" office:value-type="string" office:string-value="1">
              <text:p>1</text:p>
            </table:table-cell>
            <table:table-cell table:style-name="ce2" table:formula="of:=IF(EXACT([.C36];[.C37]);[.E36];CELL(&quot;Row&quot;;[.E37]))" office:value-type="float" office:value="3">
              <text:p>3</text:p>
            </table:table-cell>
            <table:table-cell table:style-name="ce2" table:formula="of:=IF(AND([.$A37]&lt;=[.G$1];[.$A36]&gt;[.$A37]);0;IF(EXACT([.$A37];[.G$1]+1);[.F36]+1;[.F36]))" office:value-type="float" office:value="2">
              <text:p>2</text:p>
            </table:table-cell>
            <table:table-cell table:style-name="ce2" table:formula="of:=TEXT([.F37];&quot;0&quot;)" office:value-type="string" office:string-value="2">
              <text:p>2</text:p>
            </table:table-cell>
            <table:table-cell table:style-name="ce2" table:formula="of:=IF(EXACT([.F36];[.F37]);[.H36];CELL(&quot;Row&quot;;[.H37]))" office:value-type="float" office:value="34">
              <text:p>34</text:p>
            </table:table-cell>
            <table:table-cell table:style-name="ce2" table:formula="of:=IF(AND([.$A37]&lt;=[.J$1];[.$A36]&gt;[.$A37]);0;IF(EXACT([.$A37];[.J$1]+1);[.I36]+1;[.I36]))" office:value-type="float" office:value="1">
              <text:p>1</text:p>
            </table:table-cell>
            <table:table-cell table:style-name="ce2" table:formula="of:=TEXT([.I37];&quot;0&quot;)" office:value-type="string" office:string-value="1">
              <text:p>1</text:p>
            </table:table-cell>
            <table:table-cell table:style-name="ce2" table:formula="of:=IF(EXACT([.I36];[.I37]);[.K36];CELL(&quot;Row&quot;;[.K37]))" office:value-type="float" office:value="35">
              <text:p>35</text:p>
            </table:table-cell>
            <table:table-cell table:style-name="ce2" table:formula="of:=IF(AND([.$A37]&lt;=[.M$1];[.$A36]&gt;[.$A37]);0;IF(EXACT([.$A37];[.M$1]+1);[.L36]+1;[.L36]))" office:value-type="float" office:value="1">
              <text:p>1</text:p>
            </table:table-cell>
            <table:table-cell table:style-name="ce2" table:formula="of:=TEXT([.L37];&quot;0&quot;)" office:value-type="string" office:string-value="1">
              <text:p>1</text:p>
            </table:table-cell>
            <table:table-cell table:style-name="ce2" table:formula="of:=IF(EXACT([.L36];[.L37]);[.N36];CELL(&quot;Row&quot;;[.N37]))" office:value-type="float" office:value="36">
              <text:p>36</text:p>
            </table:table-cell>
            <table:table-cell table:style-name="ce2" table:formula="of:=IF(AND([.$A37]&lt;=[.P$1];[.$A36]&gt;[.$A37]);0;IF(EXACT([.$A37];[.P$1]+1);[.O36]+1;[.O36]))" office:value-type="float" office:value="1">
              <text:p>1</text:p>
            </table:table-cell>
            <table:table-cell table:style-name="ce2" table:formula="of:=TEXT([.O37];&quot;0&quot;)" office:value-type="string" office:string-value="1">
              <text:p>1</text:p>
            </table:table-cell>
            <table:table-cell table:style-name="ce2" table:formula="of:=IF(EXACT([.O36];[.O37]);[.Q36];CELL(&quot;Row&quot;;[.Q37]))" office:value-type="float" office:value="37">
              <text:p>37</text:p>
            </table:table-cell>
            <table:table-cell table:style-name="ce2" table:formula="of:=IF(AND([.$A37]&lt;=[.S$1];[.$A36]&gt;[.$A37]);0;IF(EXACT([.$A37];[.S$1]+1);[.R36]+1;[.R36]))" office:value-type="float" office:value="0">
              <text:p>0</text:p>
            </table:table-cell>
            <table:table-cell table:style-name="ce2" table:formula="of:=TEXT([.R37];&quot;0&quot;)" office:value-type="string" office:string-value="0">
              <text:p>0</text:p>
            </table:table-cell>
            <table:table-cell table:style-name="ce2" table:formula="of:=IF(EXACT([.R36];[.R37]);[.T36];CELL(&quot;Row&quot;;[.T37]))" office:value-type="float" office:value="34">
              <text:p>34</text:p>
            </table:table-cell>
            <table:table-cell table:style-name="ce4" table:formula="of:=NOT(AND(OR([.A36]&gt;[.A37];[.A36]=[.A37]);[.A36]&lt;&gt;7))" office:value-type="boolean" office:boolean-value="true">
              <text:p>TRUE</text:p>
            </table:table-cell>
            <table:table-cell table:style-name="Nivel6" table:formula="of:=CONCATENATE([.D37];[.G37];[.J37];[.M37];[.P37];[.S37])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121110">
              <text:p>121110</text:p>
            </table:table-cell>
            <table:table-cell table:style-name="Datos" office:value-type="string">
              <text:p>Valores originales</text:p>
            </table:table-cell>
            <table:table-cell table:style-name="Nivel6" table:formula="of:=[.W37]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Valores originales">
              <text:p>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37];1);&quot;&quot;;IF(EXACT([.A37];2);INDIRECT(CONCATENATE(&quot;W&quot;;[.B37]));IF(EXACT([.A37];3);INDIRECT(CONCATENATE(&quot;W&quot;;[.E37]));IF(EXACT([.A37];4);INDIRECT(CONCATENATE(&quot;W&quot;;[.H37]));IF(EXACT([.A37];5);INDIRECT(CONCATENATE(&quot;W&quot;;[.K37]));IF(EXACT([.A37];6);INDIRECT(CONCATENATE(&quot;W&quot;;[.N37]));IF(EXACT([.A37];7);INDIRECT(CONCATENATE(&quot;W&quot;;[.Q37])))))))))" office:value-type="string" office:string-value="Terrenos">
              <text:p>Terrenos</text:p>
            </table:table-cell>
            <table:table-cell table:style-name="ce5" table:formula="of:=NOT(OR(AND(NOT(EXACT([.A37];7));NOT(EXACT([.AD37];&quot;Vista&quot;)));AND(EXACT([.A37];7);EXACT([.AD37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37];[Valores.$A$2:.$C$12];2)" office:value-type="string" office:string-value="view">
              <text:p>view</text:p>
            </table:table-cell>
            <table:table-cell table:style-name="Datos" table:formula="of:=VLOOKUP([.AD37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38];1);CELL(&quot;Row&quot;;[.B38]);[.B37])" office:value-type="float" office:value="2">
              <text:p>2</text:p>
            </table:table-cell>
            <table:table-cell table:style-name="ce2" table:formula="of:=IF(EXACT([.$A38];1);0;IF(EXACT([.$A38];2);[.C37]+1;[.C37]))" office:value-type="float" office:value="1">
              <text:p>1</text:p>
            </table:table-cell>
            <table:table-cell table:style-name="ce2" table:formula="of:=TEXT([.C38];&quot;0&quot;)" office:value-type="string" office:string-value="1">
              <text:p>1</text:p>
            </table:table-cell>
            <table:table-cell table:style-name="ce2" table:formula="of:=IF(EXACT([.C37];[.C38]);[.E37];CELL(&quot;Row&quot;;[.E38]))" office:value-type="float" office:value="3">
              <text:p>3</text:p>
            </table:table-cell>
            <table:table-cell table:style-name="ce2" table:formula="of:=IF(AND([.$A38]&lt;=[.G$1];[.$A37]&gt;[.$A38]);0;IF(EXACT([.$A38];[.G$1]+1);[.F37]+1;[.F37]))" office:value-type="float" office:value="2">
              <text:p>2</text:p>
            </table:table-cell>
            <table:table-cell table:style-name="ce2" table:formula="of:=TEXT([.F38];&quot;0&quot;)" office:value-type="string" office:string-value="2">
              <text:p>2</text:p>
            </table:table-cell>
            <table:table-cell table:style-name="ce2" table:formula="of:=IF(EXACT([.F37];[.F38]);[.H37];CELL(&quot;Row&quot;;[.H38]))" office:value-type="float" office:value="34">
              <text:p>34</text:p>
            </table:table-cell>
            <table:table-cell table:style-name="ce2" table:formula="of:=IF(AND([.$A38]&lt;=[.J$1];[.$A37]&gt;[.$A38]);0;IF(EXACT([.$A38];[.J$1]+1);[.I37]+1;[.I37]))" office:value-type="float" office:value="1">
              <text:p>1</text:p>
            </table:table-cell>
            <table:table-cell table:style-name="ce2" table:formula="of:=TEXT([.I38];&quot;0&quot;)" office:value-type="string" office:string-value="1">
              <text:p>1</text:p>
            </table:table-cell>
            <table:table-cell table:style-name="ce2" table:formula="of:=IF(EXACT([.I37];[.I38]);[.K37];CELL(&quot;Row&quot;;[.K38]))" office:value-type="float" office:value="35">
              <text:p>35</text:p>
            </table:table-cell>
            <table:table-cell table:style-name="ce2" table:formula="of:=IF(AND([.$A38]&lt;=[.M$1];[.$A37]&gt;[.$A38]);0;IF(EXACT([.$A38];[.M$1]+1);[.L37]+1;[.L37]))" office:value-type="float" office:value="1">
              <text:p>1</text:p>
            </table:table-cell>
            <table:table-cell table:style-name="ce2" table:formula="of:=TEXT([.L38];&quot;0&quot;)" office:value-type="string" office:string-value="1">
              <text:p>1</text:p>
            </table:table-cell>
            <table:table-cell table:style-name="ce2" table:formula="of:=IF(EXACT([.L37];[.L38]);[.N37];CELL(&quot;Row&quot;;[.N38]))" office:value-type="float" office:value="36">
              <text:p>36</text:p>
            </table:table-cell>
            <table:table-cell table:style-name="ce2" table:formula="of:=IF(AND([.$A38]&lt;=[.P$1];[.$A37]&gt;[.$A38]);0;IF(EXACT([.$A38];[.P$1]+1);[.O37]+1;[.O37]))" office:value-type="float" office:value="1">
              <text:p>1</text:p>
            </table:table-cell>
            <table:table-cell table:style-name="ce2" table:formula="of:=TEXT([.O38];&quot;0&quot;)" office:value-type="string" office:string-value="1">
              <text:p>1</text:p>
            </table:table-cell>
            <table:table-cell table:style-name="ce2" table:formula="of:=IF(EXACT([.O37];[.O38]);[.Q37];CELL(&quot;Row&quot;;[.Q38]))" office:value-type="float" office:value="37">
              <text:p>37</text:p>
            </table:table-cell>
            <table:table-cell table:style-name="ce2" table:formula="of:=IF(AND([.$A38]&lt;=[.S$1];[.$A37]&gt;[.$A38]);0;IF(EXACT([.$A38];[.S$1]+1);[.R37]+1;[.R37]))" office:value-type="float" office:value="1">
              <text:p>1</text:p>
            </table:table-cell>
            <table:table-cell table:style-name="ce2" table:formula="of:=TEXT([.R38];&quot;0&quot;)" office:value-type="string" office:string-value="1">
              <text:p>1</text:p>
            </table:table-cell>
            <table:table-cell table:style-name="ce2" table:formula="of:=IF(EXACT([.R37];[.R38]);[.T37];CELL(&quot;Row&quot;;[.T38]))" office:value-type="float" office:value="38">
              <text:p>38</text:p>
            </table:table-cell>
            <table:table-cell table:style-name="ce4" table:formula="of:=NOT(AND(OR([.A37]&gt;[.A38];[.A37]=[.A38]);[.A37]&lt;&gt;7))" office:value-type="boolean" office:boolean-value="true">
              <text:p>TRUE</text:p>
            </table:table-cell>
            <table:table-cell table:style-name="Nivel7" table:formula="of:=CONCATENATE([.D38];[.G38];[.J38];[.M38];[.P38];[.S38])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121111">
              <text:p>121111</text:p>
            </table:table-cell>
            <table:table-cell table:style-name="Datos" office:value-type="string">
              <text:p>Terreno 1</text:p>
            </table:table-cell>
            <table:table-cell table:style-name="Nivel7" table:formula="of:=[.W38]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Terreno 1">
              <text:p>Terren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38];1);&quot;&quot;;IF(EXACT([.A38];2);INDIRECT(CONCATENATE(&quot;W&quot;;[.B38]));IF(EXACT([.A38];3);INDIRECT(CONCATENATE(&quot;W&quot;;[.E38]));IF(EXACT([.A38];4);INDIRECT(CONCATENATE(&quot;W&quot;;[.H38]));IF(EXACT([.A38];5);INDIRECT(CONCATENATE(&quot;W&quot;;[.K38]));IF(EXACT([.A38];6);INDIRECT(CONCATENATE(&quot;W&quot;;[.N38]));IF(EXACT([.A38];7);INDIRECT(CONCATENATE(&quot;W&quot;;[.Q38])))))))))" office:value-type="string" office:string-value="Valores originales">
              <text:p>Valores originales</text:p>
            </table:table-cell>
            <table:table-cell table:style-name="ce5" table:formula="of:=NOT(OR(AND(NOT(EXACT([.A38];7));NOT(EXACT([.AD38];&quot;Vista&quot;)));AND(EXACT([.A38];7);EXACT([.AD38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38];[Valores.$A$2:.$C$12];2)" office:value-type="string" office:string-value="other">
              <text:p>other</text:p>
            </table:table-cell>
            <table:table-cell table:style-name="Datos" table:formula="of:=VLOOKUP([.AD3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39];1);CELL(&quot;Row&quot;;[.B39]);[.B38])" office:value-type="float" office:value="2">
              <text:p>2</text:p>
            </table:table-cell>
            <table:table-cell table:style-name="ce2" table:formula="of:=IF(EXACT([.$A39];1);0;IF(EXACT([.$A39];2);[.C38]+1;[.C38]))" office:value-type="float" office:value="1">
              <text:p>1</text:p>
            </table:table-cell>
            <table:table-cell table:style-name="ce2" table:formula="of:=TEXT([.C39];&quot;0&quot;)" office:value-type="string" office:string-value="1">
              <text:p>1</text:p>
            </table:table-cell>
            <table:table-cell table:style-name="ce2" table:formula="of:=IF(EXACT([.C38];[.C39]);[.E38];CELL(&quot;Row&quot;;[.E39]))" office:value-type="float" office:value="3">
              <text:p>3</text:p>
            </table:table-cell>
            <table:table-cell table:style-name="ce2" table:formula="of:=IF(AND([.$A39]&lt;=[.G$1];[.$A38]&gt;[.$A39]);0;IF(EXACT([.$A39];[.G$1]+1);[.F38]+1;[.F38]))" office:value-type="float" office:value="2">
              <text:p>2</text:p>
            </table:table-cell>
            <table:table-cell table:style-name="ce2" table:formula="of:=TEXT([.F39];&quot;0&quot;)" office:value-type="string" office:string-value="2">
              <text:p>2</text:p>
            </table:table-cell>
            <table:table-cell table:style-name="ce2" table:formula="of:=IF(EXACT([.F38];[.F39]);[.H38];CELL(&quot;Row&quot;;[.H39]))" office:value-type="float" office:value="34">
              <text:p>34</text:p>
            </table:table-cell>
            <table:table-cell table:style-name="ce2" table:formula="of:=IF(AND([.$A39]&lt;=[.J$1];[.$A38]&gt;[.$A39]);0;IF(EXACT([.$A39];[.J$1]+1);[.I38]+1;[.I38]))" office:value-type="float" office:value="1">
              <text:p>1</text:p>
            </table:table-cell>
            <table:table-cell table:style-name="ce2" table:formula="of:=TEXT([.I39];&quot;0&quot;)" office:value-type="string" office:string-value="1">
              <text:p>1</text:p>
            </table:table-cell>
            <table:table-cell table:style-name="ce2" table:formula="of:=IF(EXACT([.I38];[.I39]);[.K38];CELL(&quot;Row&quot;;[.K39]))" office:value-type="float" office:value="35">
              <text:p>35</text:p>
            </table:table-cell>
            <table:table-cell table:style-name="ce2" table:formula="of:=IF(AND([.$A39]&lt;=[.M$1];[.$A38]&gt;[.$A39]);0;IF(EXACT([.$A39];[.M$1]+1);[.L38]+1;[.L38]))" office:value-type="float" office:value="1">
              <text:p>1</text:p>
            </table:table-cell>
            <table:table-cell table:style-name="ce2" table:formula="of:=TEXT([.L39];&quot;0&quot;)" office:value-type="string" office:string-value="1">
              <text:p>1</text:p>
            </table:table-cell>
            <table:table-cell table:style-name="ce2" table:formula="of:=IF(EXACT([.L38];[.L39]);[.N38];CELL(&quot;Row&quot;;[.N39]))" office:value-type="float" office:value="36">
              <text:p>36</text:p>
            </table:table-cell>
            <table:table-cell table:style-name="ce2" table:formula="of:=IF(AND([.$A39]&lt;=[.P$1];[.$A38]&gt;[.$A39]);0;IF(EXACT([.$A39];[.P$1]+1);[.O38]+1;[.O38]))" office:value-type="float" office:value="2">
              <text:p>2</text:p>
            </table:table-cell>
            <table:table-cell table:style-name="ce2" table:formula="of:=TEXT([.O39];&quot;0&quot;)" office:value-type="string" office:string-value="2">
              <text:p>2</text:p>
            </table:table-cell>
            <table:table-cell table:style-name="ce2" table:formula="of:=IF(EXACT([.O38];[.O39]);[.Q38];CELL(&quot;Row&quot;;[.Q39]))" office:value-type="float" office:value="39">
              <text:p>39</text:p>
            </table:table-cell>
            <table:table-cell table:style-name="ce2" table:formula="of:=IF(AND([.$A39]&lt;=[.S$1];[.$A38]&gt;[.$A39]);0;IF(EXACT([.$A39];[.S$1]+1);[.R38]+1;[.R38]))" office:value-type="float" office:value="0">
              <text:p>0</text:p>
            </table:table-cell>
            <table:table-cell table:style-name="ce2" table:formula="of:=TEXT([.R39];&quot;0&quot;)" office:value-type="string" office:string-value="0">
              <text:p>0</text:p>
            </table:table-cell>
            <table:table-cell table:style-name="ce2" table:formula="of:=IF(EXACT([.R38];[.R39]);[.T38];CELL(&quot;Row&quot;;[.T39]))" office:value-type="float" office:value="39">
              <text:p>39</text:p>
            </table:table-cell>
            <table:table-cell table:style-name="ce4" table:formula="of:=NOT(AND(OR([.A38]&gt;[.A39];[.A38]=[.A39]);[.A38]&lt;&gt;7))" office:value-type="boolean" office:boolean-value="true">
              <text:p>TRUE</text:p>
            </table:table-cell>
            <table:table-cell table:style-name="Nivel6" table:formula="of:=CONCATENATE([.D39];[.G39];[.J39];[.M39];[.P39];[.S39])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121120">
              <text:p>121120</text:p>
            </table:table-cell>
            <table:table-cell table:style-name="Datos" office:value-type="string">
              <text:p>Revaluaciones</text:p>
            </table:table-cell>
            <table:table-cell table:style-name="Nivel6" table:formula="of:=[.W39]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Revaluaciones">
              <text:p>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39];1);&quot;&quot;;IF(EXACT([.A39];2);INDIRECT(CONCATENATE(&quot;W&quot;;[.B39]));IF(EXACT([.A39];3);INDIRECT(CONCATENATE(&quot;W&quot;;[.E39]));IF(EXACT([.A39];4);INDIRECT(CONCATENATE(&quot;W&quot;;[.H39]));IF(EXACT([.A39];5);INDIRECT(CONCATENATE(&quot;W&quot;;[.K39]));IF(EXACT([.A39];6);INDIRECT(CONCATENATE(&quot;W&quot;;[.N39]));IF(EXACT([.A39];7);INDIRECT(CONCATENATE(&quot;W&quot;;[.Q39])))))))))" office:value-type="string" office:string-value="Terrenos">
              <text:p>Terrenos</text:p>
            </table:table-cell>
            <table:table-cell table:style-name="ce5" table:formula="of:=NOT(OR(AND(NOT(EXACT([.A39];7));NOT(EXACT([.AD39];&quot;Vista&quot;)));AND(EXACT([.A39];7);EXACT([.AD39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39];[Valores.$A$2:.$C$12];2)" office:value-type="string" office:string-value="view">
              <text:p>view</text:p>
            </table:table-cell>
            <table:table-cell table:style-name="Datos" table:formula="of:=VLOOKUP([.AD3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40];1);CELL(&quot;Row&quot;;[.B40]);[.B39])" office:value-type="float" office:value="2">
              <text:p>2</text:p>
            </table:table-cell>
            <table:table-cell table:style-name="ce2" table:formula="of:=IF(EXACT([.$A40];1);0;IF(EXACT([.$A40];2);[.C39]+1;[.C39]))" office:value-type="float" office:value="1">
              <text:p>1</text:p>
            </table:table-cell>
            <table:table-cell table:style-name="ce2" table:formula="of:=TEXT([.C40];&quot;0&quot;)" office:value-type="string" office:string-value="1">
              <text:p>1</text:p>
            </table:table-cell>
            <table:table-cell table:style-name="ce2" table:formula="of:=IF(EXACT([.C39];[.C40]);[.E39];CELL(&quot;Row&quot;;[.E40]))" office:value-type="float" office:value="3">
              <text:p>3</text:p>
            </table:table-cell>
            <table:table-cell table:style-name="ce2" table:formula="of:=IF(AND([.$A40]&lt;=[.G$1];[.$A39]&gt;[.$A40]);0;IF(EXACT([.$A40];[.G$1]+1);[.F39]+1;[.F39]))" office:value-type="float" office:value="2">
              <text:p>2</text:p>
            </table:table-cell>
            <table:table-cell table:style-name="ce2" table:formula="of:=TEXT([.F40];&quot;0&quot;)" office:value-type="string" office:string-value="2">
              <text:p>2</text:p>
            </table:table-cell>
            <table:table-cell table:style-name="ce2" table:formula="of:=IF(EXACT([.F39];[.F40]);[.H39];CELL(&quot;Row&quot;;[.H40]))" office:value-type="float" office:value="34">
              <text:p>34</text:p>
            </table:table-cell>
            <table:table-cell table:style-name="ce2" table:formula="of:=IF(AND([.$A40]&lt;=[.J$1];[.$A39]&gt;[.$A40]);0;IF(EXACT([.$A40];[.J$1]+1);[.I39]+1;[.I39]))" office:value-type="float" office:value="1">
              <text:p>1</text:p>
            </table:table-cell>
            <table:table-cell table:style-name="ce2" table:formula="of:=TEXT([.I40];&quot;0&quot;)" office:value-type="string" office:string-value="1">
              <text:p>1</text:p>
            </table:table-cell>
            <table:table-cell table:style-name="ce2" table:formula="of:=IF(EXACT([.I39];[.I40]);[.K39];CELL(&quot;Row&quot;;[.K40]))" office:value-type="float" office:value="35">
              <text:p>35</text:p>
            </table:table-cell>
            <table:table-cell table:style-name="ce2" table:formula="of:=IF(AND([.$A40]&lt;=[.M$1];[.$A39]&gt;[.$A40]);0;IF(EXACT([.$A40];[.M$1]+1);[.L39]+1;[.L39]))" office:value-type="float" office:value="1">
              <text:p>1</text:p>
            </table:table-cell>
            <table:table-cell table:style-name="ce2" table:formula="of:=TEXT([.L40];&quot;0&quot;)" office:value-type="string" office:string-value="1">
              <text:p>1</text:p>
            </table:table-cell>
            <table:table-cell table:style-name="ce2" table:formula="of:=IF(EXACT([.L39];[.L40]);[.N39];CELL(&quot;Row&quot;;[.N40]))" office:value-type="float" office:value="36">
              <text:p>36</text:p>
            </table:table-cell>
            <table:table-cell table:style-name="ce2" table:formula="of:=IF(AND([.$A40]&lt;=[.P$1];[.$A39]&gt;[.$A40]);0;IF(EXACT([.$A40];[.P$1]+1);[.O39]+1;[.O39]))" office:value-type="float" office:value="2">
              <text:p>2</text:p>
            </table:table-cell>
            <table:table-cell table:style-name="ce2" table:formula="of:=TEXT([.O40];&quot;0&quot;)" office:value-type="string" office:string-value="2">
              <text:p>2</text:p>
            </table:table-cell>
            <table:table-cell table:style-name="ce2" table:formula="of:=IF(EXACT([.O39];[.O40]);[.Q39];CELL(&quot;Row&quot;;[.Q40]))" office:value-type="float" office:value="39">
              <text:p>39</text:p>
            </table:table-cell>
            <table:table-cell table:style-name="ce2" table:formula="of:=IF(AND([.$A40]&lt;=[.S$1];[.$A39]&gt;[.$A40]);0;IF(EXACT([.$A40];[.S$1]+1);[.R39]+1;[.R39]))" office:value-type="float" office:value="1">
              <text:p>1</text:p>
            </table:table-cell>
            <table:table-cell table:style-name="ce2" table:formula="of:=TEXT([.R40];&quot;0&quot;)" office:value-type="string" office:string-value="1">
              <text:p>1</text:p>
            </table:table-cell>
            <table:table-cell table:style-name="ce2" table:formula="of:=IF(EXACT([.R39];[.R40]);[.T39];CELL(&quot;Row&quot;;[.T40]))" office:value-type="float" office:value="40">
              <text:p>40</text:p>
            </table:table-cell>
            <table:table-cell table:style-name="ce4" table:formula="of:=NOT(AND(OR([.A39]&gt;[.A40];[.A39]=[.A40]);[.A39]&lt;&gt;7))" office:value-type="boolean" office:boolean-value="true">
              <text:p>TRUE</text:p>
            </table:table-cell>
            <table:table-cell table:style-name="Nivel7" table:formula="of:=CONCATENATE([.D40];[.G40];[.J40];[.M40];[.P40];[.S40])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121121">
              <text:p>121121</text:p>
            </table:table-cell>
            <table:table-cell table:style-name="Datos" office:value-type="string">
              <text:p>Terreno 1</text:p>
            </table:table-cell>
            <table:table-cell table:style-name="Nivel7" table:formula="of:=[.W40]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Terreno 1">
              <text:p>Terren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40];1);&quot;&quot;;IF(EXACT([.A40];2);INDIRECT(CONCATENATE(&quot;W&quot;;[.B40]));IF(EXACT([.A40];3);INDIRECT(CONCATENATE(&quot;W&quot;;[.E40]));IF(EXACT([.A40];4);INDIRECT(CONCATENATE(&quot;W&quot;;[.H40]));IF(EXACT([.A40];5);INDIRECT(CONCATENATE(&quot;W&quot;;[.K40]));IF(EXACT([.A40];6);INDIRECT(CONCATENATE(&quot;W&quot;;[.N40]));IF(EXACT([.A40];7);INDIRECT(CONCATENATE(&quot;W&quot;;[.Q40])))))))))" office:value-type="string" office:string-value="Revaluaciones">
              <text:p>Revaluaciones</text:p>
            </table:table-cell>
            <table:table-cell table:style-name="ce5" table:formula="of:=NOT(OR(AND(NOT(EXACT([.A40];7));NOT(EXACT([.AD40];&quot;Vista&quot;)));AND(EXACT([.A40];7);EXACT([.AD40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40];[Valores.$A$2:.$C$12];2)" office:value-type="string" office:string-value="other">
              <text:p>other</text:p>
            </table:table-cell>
            <table:table-cell table:style-name="Datos" table:formula="of:=VLOOKUP([.AD4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41];1);CELL(&quot;Row&quot;;[.B41]);[.B40])" office:value-type="float" office:value="2">
              <text:p>2</text:p>
            </table:table-cell>
            <table:table-cell table:style-name="ce2" table:formula="of:=IF(EXACT([.$A41];1);0;IF(EXACT([.$A41];2);[.C40]+1;[.C40]))" office:value-type="float" office:value="1">
              <text:p>1</text:p>
            </table:table-cell>
            <table:table-cell table:style-name="ce2" table:formula="of:=TEXT([.C41];&quot;0&quot;)" office:value-type="string" office:string-value="1">
              <text:p>1</text:p>
            </table:table-cell>
            <table:table-cell table:style-name="ce2" table:formula="of:=IF(EXACT([.C40];[.C41]);[.E40];CELL(&quot;Row&quot;;[.E41]))" office:value-type="float" office:value="3">
              <text:p>3</text:p>
            </table:table-cell>
            <table:table-cell table:style-name="ce2" table:formula="of:=IF(AND([.$A41]&lt;=[.G$1];[.$A40]&gt;[.$A41]);0;IF(EXACT([.$A41];[.G$1]+1);[.F40]+1;[.F40]))" office:value-type="float" office:value="2">
              <text:p>2</text:p>
            </table:table-cell>
            <table:table-cell table:style-name="ce2" table:formula="of:=TEXT([.F41];&quot;0&quot;)" office:value-type="string" office:string-value="2">
              <text:p>2</text:p>
            </table:table-cell>
            <table:table-cell table:style-name="ce2" table:formula="of:=IF(EXACT([.F40];[.F41]);[.H40];CELL(&quot;Row&quot;;[.H41]))" office:value-type="float" office:value="34">
              <text:p>34</text:p>
            </table:table-cell>
            <table:table-cell table:style-name="ce2" table:formula="of:=IF(AND([.$A41]&lt;=[.J$1];[.$A40]&gt;[.$A41]);0;IF(EXACT([.$A41];[.J$1]+1);[.I40]+1;[.I40]))" office:value-type="float" office:value="2">
              <text:p>2</text:p>
            </table:table-cell>
            <table:table-cell table:style-name="ce2" table:formula="of:=TEXT([.I41];&quot;0&quot;)" office:value-type="string" office:string-value="2">
              <text:p>2</text:p>
            </table:table-cell>
            <table:table-cell table:style-name="ce2" table:formula="of:=IF(EXACT([.I40];[.I41]);[.K40];CELL(&quot;Row&quot;;[.K41]))" office:value-type="float" office:value="41">
              <text:p>41</text:p>
            </table:table-cell>
            <table:table-cell table:style-name="ce2" table:formula="of:=IF(AND([.$A41]&lt;=[.M$1];[.$A40]&gt;[.$A41]);0;IF(EXACT([.$A41];[.M$1]+1);[.L40]+1;[.L40]))" office:value-type="float" office:value="0">
              <text:p>0</text:p>
            </table:table-cell>
            <table:table-cell table:style-name="ce2" table:formula="of:=TEXT([.L41];&quot;0&quot;)" office:value-type="string" office:string-value="0">
              <text:p>0</text:p>
            </table:table-cell>
            <table:table-cell table:style-name="ce2" table:formula="of:=IF(EXACT([.L40];[.L41]);[.N40];CELL(&quot;Row&quot;;[.N41]))" office:value-type="float" office:value="41">
              <text:p>41</text:p>
            </table:table-cell>
            <table:table-cell table:style-name="ce2" table:formula="of:=IF(AND([.$A41]&lt;=[.P$1];[.$A40]&gt;[.$A41]);0;IF(EXACT([.$A41];[.P$1]+1);[.O40]+1;[.O40]))" office:value-type="float" office:value="0">
              <text:p>0</text:p>
            </table:table-cell>
            <table:table-cell table:style-name="ce2" table:formula="of:=TEXT([.O41];&quot;0&quot;)" office:value-type="string" office:string-value="0">
              <text:p>0</text:p>
            </table:table-cell>
            <table:table-cell table:style-name="ce2" table:formula="of:=IF(EXACT([.O40];[.O41]);[.Q40];CELL(&quot;Row&quot;;[.Q41]))" office:value-type="float" office:value="41">
              <text:p>41</text:p>
            </table:table-cell>
            <table:table-cell table:style-name="ce2" table:formula="of:=IF(AND([.$A41]&lt;=[.S$1];[.$A40]&gt;[.$A41]);0;IF(EXACT([.$A41];[.S$1]+1);[.R40]+1;[.R40]))" office:value-type="float" office:value="0">
              <text:p>0</text:p>
            </table:table-cell>
            <table:table-cell table:style-name="ce2" table:formula="of:=TEXT([.R41];&quot;0&quot;)" office:value-type="string" office:string-value="0">
              <text:p>0</text:p>
            </table:table-cell>
            <table:table-cell table:style-name="ce2" table:formula="of:=IF(EXACT([.R40];[.R41]);[.T40];CELL(&quot;Row&quot;;[.T41]))" office:value-type="float" office:value="41">
              <text:p>41</text:p>
            </table:table-cell>
            <table:table-cell table:style-name="ce4" table:formula="of:=NOT(AND(OR([.A40]&gt;[.A41];[.A40]=[.A41]);[.A40]&lt;&gt;7))" office:value-type="boolean" office:boolean-value="true">
              <text:p>TRUE</text:p>
            </table:table-cell>
            <table:table-cell table:style-name="Nivel4" table:formula="of:=CONCATENATE([.D41];[.G41];[.J41];[.M41];[.P41];[.S41])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122000">
              <text:p>122000</text:p>
            </table:table-cell>
            <table:table-cell table:style-name="Datos" office:value-type="string">
              <text:p>Activo fijo depreciable</text:p>
            </table:table-cell>
            <table:table-cell table:style-name="Nivel4" table:formula="of:=[.W41]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Activo fijo depreciable">
              <text:p>Activo fij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</text:p>
            </table:table-cell>
            <table:table-cell table:style-name="Datos" table:formula="of:=IF(EXACT([.A41];1);&quot;&quot;;IF(EXACT([.A41];2);INDIRECT(CONCATENATE(&quot;W&quot;;[.B41]));IF(EXACT([.A41];3);INDIRECT(CONCATENATE(&quot;W&quot;;[.E41]));IF(EXACT([.A41];4);INDIRECT(CONCATENATE(&quot;W&quot;;[.H41]));IF(EXACT([.A41];5);INDIRECT(CONCATENATE(&quot;W&quot;;[.K41]));IF(EXACT([.A41];6);INDIRECT(CONCATENATE(&quot;W&quot;;[.N41]));IF(EXACT([.A41];7);INDIRECT(CONCATENATE(&quot;W&quot;;[.Q41])))))))))" office:value-type="string" office:string-value="Activo fijo">
              <text:p>Activo fijo</text:p>
            </table:table-cell>
            <table:table-cell table:style-name="ce5" table:formula="of:=NOT(OR(AND(NOT(EXACT([.A41];7));NOT(EXACT([.AD41];&quot;Vista&quot;)));AND(EXACT([.A41];7);EXACT([.AD41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41];[Valores.$A$2:.$C$12];2)" office:value-type="string" office:string-value="view">
              <text:p>view</text:p>
            </table:table-cell>
            <table:table-cell table:style-name="Datos" table:formula="of:=VLOOKUP([.AD4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42];1);CELL(&quot;Row&quot;;[.B42]);[.B41])" office:value-type="float" office:value="2">
              <text:p>2</text:p>
            </table:table-cell>
            <table:table-cell table:style-name="ce2" table:formula="of:=IF(EXACT([.$A42];1);0;IF(EXACT([.$A42];2);[.C41]+1;[.C41]))" office:value-type="float" office:value="1">
              <text:p>1</text:p>
            </table:table-cell>
            <table:table-cell table:style-name="ce2" table:formula="of:=TEXT([.C42];&quot;0&quot;)" office:value-type="string" office:string-value="1">
              <text:p>1</text:p>
            </table:table-cell>
            <table:table-cell table:style-name="ce2" table:formula="of:=IF(EXACT([.C41];[.C42]);[.E41];CELL(&quot;Row&quot;;[.E42]))" office:value-type="float" office:value="3">
              <text:p>3</text:p>
            </table:table-cell>
            <table:table-cell table:style-name="ce2" table:formula="of:=IF(AND([.$A42]&lt;=[.G$1];[.$A41]&gt;[.$A42]);0;IF(EXACT([.$A42];[.G$1]+1);[.F41]+1;[.F41]))" office:value-type="float" office:value="2">
              <text:p>2</text:p>
            </table:table-cell>
            <table:table-cell table:style-name="ce2" table:formula="of:=TEXT([.F42];&quot;0&quot;)" office:value-type="string" office:string-value="2">
              <text:p>2</text:p>
            </table:table-cell>
            <table:table-cell table:style-name="ce2" table:formula="of:=IF(EXACT([.F41];[.F42]);[.H41];CELL(&quot;Row&quot;;[.H42]))" office:value-type="float" office:value="34">
              <text:p>34</text:p>
            </table:table-cell>
            <table:table-cell table:style-name="ce2" table:formula="of:=IF(AND([.$A42]&lt;=[.J$1];[.$A41]&gt;[.$A42]);0;IF(EXACT([.$A42];[.J$1]+1);[.I41]+1;[.I41]))" office:value-type="float" office:value="2">
              <text:p>2</text:p>
            </table:table-cell>
            <table:table-cell table:style-name="ce2" table:formula="of:=TEXT([.I42];&quot;0&quot;)" office:value-type="string" office:string-value="2">
              <text:p>2</text:p>
            </table:table-cell>
            <table:table-cell table:style-name="ce2" table:formula="of:=IF(EXACT([.I41];[.I42]);[.K41];CELL(&quot;Row&quot;;[.K42]))" office:value-type="float" office:value="41">
              <text:p>41</text:p>
            </table:table-cell>
            <table:table-cell table:style-name="ce2" table:formula="of:=IF(AND([.$A42]&lt;=[.M$1];[.$A41]&gt;[.$A42]);0;IF(EXACT([.$A42];[.M$1]+1);[.L41]+1;[.L41]))" office:value-type="float" office:value="1">
              <text:p>1</text:p>
            </table:table-cell>
            <table:table-cell table:style-name="ce2" table:formula="of:=TEXT([.L42];&quot;0&quot;)" office:value-type="string" office:string-value="1">
              <text:p>1</text:p>
            </table:table-cell>
            <table:table-cell table:style-name="ce2" table:formula="of:=IF(EXACT([.L41];[.L42]);[.N41];CELL(&quot;Row&quot;;[.N42]))" office:value-type="float" office:value="42">
              <text:p>42</text:p>
            </table:table-cell>
            <table:table-cell table:style-name="ce2" table:formula="of:=IF(AND([.$A42]&lt;=[.P$1];[.$A41]&gt;[.$A42]);0;IF(EXACT([.$A42];[.P$1]+1);[.O41]+1;[.O41]))" office:value-type="float" office:value="0">
              <text:p>0</text:p>
            </table:table-cell>
            <table:table-cell table:style-name="ce2" table:formula="of:=TEXT([.O42];&quot;0&quot;)" office:value-type="string" office:string-value="0">
              <text:p>0</text:p>
            </table:table-cell>
            <table:table-cell table:style-name="ce2" table:formula="of:=IF(EXACT([.O41];[.O42]);[.Q41];CELL(&quot;Row&quot;;[.Q42]))" office:value-type="float" office:value="41">
              <text:p>41</text:p>
            </table:table-cell>
            <table:table-cell table:style-name="ce2" table:formula="of:=IF(AND([.$A42]&lt;=[.S$1];[.$A41]&gt;[.$A42]);0;IF(EXACT([.$A42];[.S$1]+1);[.R41]+1;[.R41]))" office:value-type="float" office:value="0">
              <text:p>0</text:p>
            </table:table-cell>
            <table:table-cell table:style-name="ce2" table:formula="of:=TEXT([.R42];&quot;0&quot;)" office:value-type="string" office:string-value="0">
              <text:p>0</text:p>
            </table:table-cell>
            <table:table-cell table:style-name="ce2" table:formula="of:=IF(EXACT([.R41];[.R42]);[.T41];CELL(&quot;Row&quot;;[.T42]))" office:value-type="float" office:value="41">
              <text:p>41</text:p>
            </table:table-cell>
            <table:table-cell table:style-name="ce4" table:formula="of:=NOT(AND(OR([.A41]&gt;[.A42];[.A41]=[.A42]);[.A41]&lt;&gt;7))" office:value-type="boolean" office:boolean-value="true">
              <text:p>TRUE</text:p>
            </table:table-cell>
            <table:table-cell table:style-name="Nivel5" table:formula="of:=CONCATENATE([.D42];[.G42];[.J42];[.M42];[.P42];[.S42])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122100">
              <text:p>122100</text:p>
            </table:table-cell>
            <table:table-cell table:style-name="Datos" office:value-type="string">
              <text:p>Edificios</text:p>
            </table:table-cell>
            <table:table-cell table:style-name="Nivel5" table:formula="of:=[.W42]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Edificios">
              <text:p>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Ed</text:p>
            </table:table-cell>
            <table:table-cell table:style-name="Datos" table:formula="of:=IF(EXACT([.A42];1);&quot;&quot;;IF(EXACT([.A42];2);INDIRECT(CONCATENATE(&quot;W&quot;;[.B42]));IF(EXACT([.A42];3);INDIRECT(CONCATENATE(&quot;W&quot;;[.E42]));IF(EXACT([.A42];4);INDIRECT(CONCATENATE(&quot;W&quot;;[.H42]));IF(EXACT([.A42];5);INDIRECT(CONCATENATE(&quot;W&quot;;[.K42]));IF(EXACT([.A42];6);INDIRECT(CONCATENATE(&quot;W&quot;;[.N42]));IF(EXACT([.A42];7);INDIRECT(CONCATENATE(&quot;W&quot;;[.Q42])))))))))" office:value-type="string" office:string-value="Activo fijo depreciable">
              <text:p>Activo fijo depreciable</text:p>
            </table:table-cell>
            <table:table-cell table:style-name="ce5" table:formula="of:=NOT(OR(AND(NOT(EXACT([.A42];7));NOT(EXACT([.AD42];&quot;Vista&quot;)));AND(EXACT([.A42];7);EXACT([.AD42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42];[Valores.$A$2:.$C$12];2)" office:value-type="string" office:string-value="view">
              <text:p>view</text:p>
            </table:table-cell>
            <table:table-cell table:style-name="Datos" table:formula="of:=VLOOKUP([.AD4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43];1);CELL(&quot;Row&quot;;[.B43]);[.B42])" office:value-type="float" office:value="2">
              <text:p>2</text:p>
            </table:table-cell>
            <table:table-cell table:style-name="ce2" table:formula="of:=IF(EXACT([.$A43];1);0;IF(EXACT([.$A43];2);[.C42]+1;[.C42]))" office:value-type="float" office:value="1">
              <text:p>1</text:p>
            </table:table-cell>
            <table:table-cell table:style-name="ce2" table:formula="of:=TEXT([.C43];&quot;0&quot;)" office:value-type="string" office:string-value="1">
              <text:p>1</text:p>
            </table:table-cell>
            <table:table-cell table:style-name="ce2" table:formula="of:=IF(EXACT([.C42];[.C43]);[.E42];CELL(&quot;Row&quot;;[.E43]))" office:value-type="float" office:value="3">
              <text:p>3</text:p>
            </table:table-cell>
            <table:table-cell table:style-name="ce2" table:formula="of:=IF(AND([.$A43]&lt;=[.G$1];[.$A42]&gt;[.$A43]);0;IF(EXACT([.$A43];[.G$1]+1);[.F42]+1;[.F42]))" office:value-type="float" office:value="2">
              <text:p>2</text:p>
            </table:table-cell>
            <table:table-cell table:style-name="ce2" table:formula="of:=TEXT([.F43];&quot;0&quot;)" office:value-type="string" office:string-value="2">
              <text:p>2</text:p>
            </table:table-cell>
            <table:table-cell table:style-name="ce2" table:formula="of:=IF(EXACT([.F42];[.F43]);[.H42];CELL(&quot;Row&quot;;[.H43]))" office:value-type="float" office:value="34">
              <text:p>34</text:p>
            </table:table-cell>
            <table:table-cell table:style-name="ce2" table:formula="of:=IF(AND([.$A43]&lt;=[.J$1];[.$A42]&gt;[.$A43]);0;IF(EXACT([.$A43];[.J$1]+1);[.I42]+1;[.I42]))" office:value-type="float" office:value="2">
              <text:p>2</text:p>
            </table:table-cell>
            <table:table-cell table:style-name="ce2" table:formula="of:=TEXT([.I43];&quot;0&quot;)" office:value-type="string" office:string-value="2">
              <text:p>2</text:p>
            </table:table-cell>
            <table:table-cell table:style-name="ce2" table:formula="of:=IF(EXACT([.I42];[.I43]);[.K42];CELL(&quot;Row&quot;;[.K43]))" office:value-type="float" office:value="41">
              <text:p>41</text:p>
            </table:table-cell>
            <table:table-cell table:style-name="ce2" table:formula="of:=IF(AND([.$A43]&lt;=[.M$1];[.$A42]&gt;[.$A43]);0;IF(EXACT([.$A43];[.M$1]+1);[.L42]+1;[.L42]))" office:value-type="float" office:value="1">
              <text:p>1</text:p>
            </table:table-cell>
            <table:table-cell table:style-name="ce2" table:formula="of:=TEXT([.L43];&quot;0&quot;)" office:value-type="string" office:string-value="1">
              <text:p>1</text:p>
            </table:table-cell>
            <table:table-cell table:style-name="ce2" table:formula="of:=IF(EXACT([.L42];[.L43]);[.N42];CELL(&quot;Row&quot;;[.N43]))" office:value-type="float" office:value="42">
              <text:p>42</text:p>
            </table:table-cell>
            <table:table-cell table:style-name="ce2" table:formula="of:=IF(AND([.$A43]&lt;=[.P$1];[.$A42]&gt;[.$A43]);0;IF(EXACT([.$A43];[.P$1]+1);[.O42]+1;[.O42]))" office:value-type="float" office:value="1">
              <text:p>1</text:p>
            </table:table-cell>
            <table:table-cell table:style-name="ce2" table:formula="of:=TEXT([.O43];&quot;0&quot;)" office:value-type="string" office:string-value="1">
              <text:p>1</text:p>
            </table:table-cell>
            <table:table-cell table:style-name="ce2" table:formula="of:=IF(EXACT([.O42];[.O43]);[.Q42];CELL(&quot;Row&quot;;[.Q43]))" office:value-type="float" office:value="43">
              <text:p>43</text:p>
            </table:table-cell>
            <table:table-cell table:style-name="ce2" table:formula="of:=IF(AND([.$A43]&lt;=[.S$1];[.$A42]&gt;[.$A43]);0;IF(EXACT([.$A43];[.S$1]+1);[.R42]+1;[.R42]))" office:value-type="float" office:value="0">
              <text:p>0</text:p>
            </table:table-cell>
            <table:table-cell table:style-name="ce2" table:formula="of:=TEXT([.R43];&quot;0&quot;)" office:value-type="string" office:string-value="0">
              <text:p>0</text:p>
            </table:table-cell>
            <table:table-cell table:style-name="ce2" table:formula="of:=IF(EXACT([.R42];[.R43]);[.T42];CELL(&quot;Row&quot;;[.T43]))" office:value-type="float" office:value="41">
              <text:p>41</text:p>
            </table:table-cell>
            <table:table-cell table:style-name="ce4" table:formula="of:=NOT(AND(OR([.A42]&gt;[.A43];[.A42]=[.A43]);[.A42]&lt;&gt;7))" office:value-type="boolean" office:boolean-value="true">
              <text:p>TRUE</text:p>
            </table:table-cell>
            <table:table-cell table:style-name="Nivel6" table:formula="of:=CONCATENATE([.D43];[.G43];[.J43];[.M43];[.P43];[.S43])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122110">
              <text:p>122110</text:p>
            </table:table-cell>
            <table:table-cell table:style-name="Datos" office:value-type="string">
              <text:p>Edificios – Valores originales</text:p>
            </table:table-cell>
            <table:table-cell table:style-name="Nivel6" table:formula="of:=[.W43]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Edificios – Valores originales">
              <text:p>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43];1);&quot;&quot;;IF(EXACT([.A43];2);INDIRECT(CONCATENATE(&quot;W&quot;;[.B43]));IF(EXACT([.A43];3);INDIRECT(CONCATENATE(&quot;W&quot;;[.E43]));IF(EXACT([.A43];4);INDIRECT(CONCATENATE(&quot;W&quot;;[.H43]));IF(EXACT([.A43];5);INDIRECT(CONCATENATE(&quot;W&quot;;[.K43]));IF(EXACT([.A43];6);INDIRECT(CONCATENATE(&quot;W&quot;;[.N43]));IF(EXACT([.A43];7);INDIRECT(CONCATENATE(&quot;W&quot;;[.Q43])))))))))" office:value-type="string" office:string-value="Edificios">
              <text:p>Edificios</text:p>
            </table:table-cell>
            <table:table-cell table:style-name="ce5" table:formula="of:=NOT(OR(AND(NOT(EXACT([.A43];7));NOT(EXACT([.AD43];&quot;Vista&quot;)));AND(EXACT([.A43];7);EXACT([.AD43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43];[Valores.$A$2:.$C$12];2)" office:value-type="string" office:string-value="view">
              <text:p>view</text:p>
            </table:table-cell>
            <table:table-cell table:style-name="Datos" table:formula="of:=VLOOKUP([.AD4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44];1);CELL(&quot;Row&quot;;[.B44]);[.B43])" office:value-type="float" office:value="2">
              <text:p>2</text:p>
            </table:table-cell>
            <table:table-cell table:style-name="ce2" table:formula="of:=IF(EXACT([.$A44];1);0;IF(EXACT([.$A44];2);[.C43]+1;[.C43]))" office:value-type="float" office:value="1">
              <text:p>1</text:p>
            </table:table-cell>
            <table:table-cell table:style-name="ce2" table:formula="of:=TEXT([.C44];&quot;0&quot;)" office:value-type="string" office:string-value="1">
              <text:p>1</text:p>
            </table:table-cell>
            <table:table-cell table:style-name="ce2" table:formula="of:=IF(EXACT([.C43];[.C44]);[.E43];CELL(&quot;Row&quot;;[.E44]))" office:value-type="float" office:value="3">
              <text:p>3</text:p>
            </table:table-cell>
            <table:table-cell table:style-name="ce2" table:formula="of:=IF(AND([.$A44]&lt;=[.G$1];[.$A43]&gt;[.$A44]);0;IF(EXACT([.$A44];[.G$1]+1);[.F43]+1;[.F43]))" office:value-type="float" office:value="2">
              <text:p>2</text:p>
            </table:table-cell>
            <table:table-cell table:style-name="ce2" table:formula="of:=TEXT([.F44];&quot;0&quot;)" office:value-type="string" office:string-value="2">
              <text:p>2</text:p>
            </table:table-cell>
            <table:table-cell table:style-name="ce2" table:formula="of:=IF(EXACT([.F43];[.F44]);[.H43];CELL(&quot;Row&quot;;[.H44]))" office:value-type="float" office:value="34">
              <text:p>34</text:p>
            </table:table-cell>
            <table:table-cell table:style-name="ce2" table:formula="of:=IF(AND([.$A44]&lt;=[.J$1];[.$A43]&gt;[.$A44]);0;IF(EXACT([.$A44];[.J$1]+1);[.I43]+1;[.I43]))" office:value-type="float" office:value="2">
              <text:p>2</text:p>
            </table:table-cell>
            <table:table-cell table:style-name="ce2" table:formula="of:=TEXT([.I44];&quot;0&quot;)" office:value-type="string" office:string-value="2">
              <text:p>2</text:p>
            </table:table-cell>
            <table:table-cell table:style-name="ce2" table:formula="of:=IF(EXACT([.I43];[.I44]);[.K43];CELL(&quot;Row&quot;;[.K44]))" office:value-type="float" office:value="41">
              <text:p>41</text:p>
            </table:table-cell>
            <table:table-cell table:style-name="ce2" table:formula="of:=IF(AND([.$A44]&lt;=[.M$1];[.$A43]&gt;[.$A44]);0;IF(EXACT([.$A44];[.M$1]+1);[.L43]+1;[.L43]))" office:value-type="float" office:value="1">
              <text:p>1</text:p>
            </table:table-cell>
            <table:table-cell table:style-name="ce2" table:formula="of:=TEXT([.L44];&quot;0&quot;)" office:value-type="string" office:string-value="1">
              <text:p>1</text:p>
            </table:table-cell>
            <table:table-cell table:style-name="ce2" table:formula="of:=IF(EXACT([.L43];[.L44]);[.N43];CELL(&quot;Row&quot;;[.N44]))" office:value-type="float" office:value="42">
              <text:p>42</text:p>
            </table:table-cell>
            <table:table-cell table:style-name="ce2" table:formula="of:=IF(AND([.$A44]&lt;=[.P$1];[.$A43]&gt;[.$A44]);0;IF(EXACT([.$A44];[.P$1]+1);[.O43]+1;[.O43]))" office:value-type="float" office:value="1">
              <text:p>1</text:p>
            </table:table-cell>
            <table:table-cell table:style-name="ce2" table:formula="of:=TEXT([.O44];&quot;0&quot;)" office:value-type="string" office:string-value="1">
              <text:p>1</text:p>
            </table:table-cell>
            <table:table-cell table:style-name="ce2" table:formula="of:=IF(EXACT([.O43];[.O44]);[.Q43];CELL(&quot;Row&quot;;[.Q44]))" office:value-type="float" office:value="43">
              <text:p>43</text:p>
            </table:table-cell>
            <table:table-cell table:style-name="ce2" table:formula="of:=IF(AND([.$A44]&lt;=[.S$1];[.$A43]&gt;[.$A44]);0;IF(EXACT([.$A44];[.S$1]+1);[.R43]+1;[.R43]))" office:value-type="float" office:value="1">
              <text:p>1</text:p>
            </table:table-cell>
            <table:table-cell table:style-name="ce2" table:formula="of:=TEXT([.R44];&quot;0&quot;)" office:value-type="string" office:string-value="1">
              <text:p>1</text:p>
            </table:table-cell>
            <table:table-cell table:style-name="ce2" table:formula="of:=IF(EXACT([.R43];[.R44]);[.T43];CELL(&quot;Row&quot;;[.T44]))" office:value-type="float" office:value="44">
              <text:p>44</text:p>
            </table:table-cell>
            <table:table-cell table:style-name="ce4" table:formula="of:=NOT(AND(OR([.A43]&gt;[.A44];[.A43]=[.A44]);[.A43]&lt;&gt;7))" office:value-type="boolean" office:boolean-value="true">
              <text:p>TRUE</text:p>
            </table:table-cell>
            <table:table-cell table:style-name="Nivel7" table:formula="of:=CONCATENATE([.D44];[.G44];[.J44];[.M44];[.P44];[.S44])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122111">
              <text:p>122111</text:p>
            </table:table-cell>
            <table:table-cell table:style-name="Datos" office:value-type="string">
              <text:p>Edificio 1</text:p>
            </table:table-cell>
            <table:table-cell table:style-name="Nivel7" table:formula="of:=[.W44]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4];1);&quot;&quot;;IF(EXACT([.A44];2);INDIRECT(CONCATENATE(&quot;W&quot;;[.B44]));IF(EXACT([.A44];3);INDIRECT(CONCATENATE(&quot;W&quot;;[.E44]));IF(EXACT([.A44];4);INDIRECT(CONCATENATE(&quot;W&quot;;[.H44]));IF(EXACT([.A44];5);INDIRECT(CONCATENATE(&quot;W&quot;;[.K44]));IF(EXACT([.A44];6);INDIRECT(CONCATENATE(&quot;W&quot;;[.N44]));IF(EXACT([.A44];7);INDIRECT(CONCATENATE(&quot;W&quot;;[.Q44])))))))))" office:value-type="string" office:string-value="Edificios – Valores originales">
              <text:p>Edificios – Valores originales</text:p>
            </table:table-cell>
            <table:table-cell table:style-name="ce5" table:formula="of:=NOT(OR(AND(NOT(EXACT([.A44];7));NOT(EXACT([.AD44];&quot;Vista&quot;)));AND(EXACT([.A44];7);EXACT([.AD44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44];[Valores.$A$2:.$C$12];2)" office:value-type="string" office:string-value="other">
              <text:p>other</text:p>
            </table:table-cell>
            <table:table-cell table:style-name="Datos" table:formula="of:=VLOOKUP([.AD4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45];1);CELL(&quot;Row&quot;;[.B45]);[.B44])" office:value-type="float" office:value="2">
              <text:p>2</text:p>
            </table:table-cell>
            <table:table-cell table:style-name="ce2" table:formula="of:=IF(EXACT([.$A45];1);0;IF(EXACT([.$A45];2);[.C44]+1;[.C44]))" office:value-type="float" office:value="1">
              <text:p>1</text:p>
            </table:table-cell>
            <table:table-cell table:style-name="ce2" table:formula="of:=TEXT([.C45];&quot;0&quot;)" office:value-type="string" office:string-value="1">
              <text:p>1</text:p>
            </table:table-cell>
            <table:table-cell table:style-name="ce2" table:formula="of:=IF(EXACT([.C44];[.C45]);[.E44];CELL(&quot;Row&quot;;[.E45]))" office:value-type="float" office:value="3">
              <text:p>3</text:p>
            </table:table-cell>
            <table:table-cell table:style-name="ce2" table:formula="of:=IF(AND([.$A45]&lt;=[.G$1];[.$A44]&gt;[.$A45]);0;IF(EXACT([.$A45];[.G$1]+1);[.F44]+1;[.F44]))" office:value-type="float" office:value="2">
              <text:p>2</text:p>
            </table:table-cell>
            <table:table-cell table:style-name="ce2" table:formula="of:=TEXT([.F45];&quot;0&quot;)" office:value-type="string" office:string-value="2">
              <text:p>2</text:p>
            </table:table-cell>
            <table:table-cell table:style-name="ce2" table:formula="of:=IF(EXACT([.F44];[.F45]);[.H44];CELL(&quot;Row&quot;;[.H45]))" office:value-type="float" office:value="34">
              <text:p>34</text:p>
            </table:table-cell>
            <table:table-cell table:style-name="ce2" table:formula="of:=IF(AND([.$A45]&lt;=[.J$1];[.$A44]&gt;[.$A45]);0;IF(EXACT([.$A45];[.J$1]+1);[.I44]+1;[.I44]))" office:value-type="float" office:value="2">
              <text:p>2</text:p>
            </table:table-cell>
            <table:table-cell table:style-name="ce2" table:formula="of:=TEXT([.I45];&quot;0&quot;)" office:value-type="string" office:string-value="2">
              <text:p>2</text:p>
            </table:table-cell>
            <table:table-cell table:style-name="ce2" table:formula="of:=IF(EXACT([.I44];[.I45]);[.K44];CELL(&quot;Row&quot;;[.K45]))" office:value-type="float" office:value="41">
              <text:p>41</text:p>
            </table:table-cell>
            <table:table-cell table:style-name="ce2" table:formula="of:=IF(AND([.$A45]&lt;=[.M$1];[.$A44]&gt;[.$A45]);0;IF(EXACT([.$A45];[.M$1]+1);[.L44]+1;[.L44]))" office:value-type="float" office:value="1">
              <text:p>1</text:p>
            </table:table-cell>
            <table:table-cell table:style-name="ce2" table:formula="of:=TEXT([.L45];&quot;0&quot;)" office:value-type="string" office:string-value="1">
              <text:p>1</text:p>
            </table:table-cell>
            <table:table-cell table:style-name="ce2" table:formula="of:=IF(EXACT([.L44];[.L45]);[.N44];CELL(&quot;Row&quot;;[.N45]))" office:value-type="float" office:value="42">
              <text:p>42</text:p>
            </table:table-cell>
            <table:table-cell table:style-name="ce2" table:formula="of:=IF(AND([.$A45]&lt;=[.P$1];[.$A44]&gt;[.$A45]);0;IF(EXACT([.$A45];[.P$1]+1);[.O44]+1;[.O44]))" office:value-type="float" office:value="2">
              <text:p>2</text:p>
            </table:table-cell>
            <table:table-cell table:style-name="ce2" table:formula="of:=TEXT([.O45];&quot;0&quot;)" office:value-type="string" office:string-value="2">
              <text:p>2</text:p>
            </table:table-cell>
            <table:table-cell table:style-name="ce2" table:formula="of:=IF(EXACT([.O44];[.O45]);[.Q44];CELL(&quot;Row&quot;;[.Q45]))" office:value-type="float" office:value="45">
              <text:p>45</text:p>
            </table:table-cell>
            <table:table-cell table:style-name="ce2" table:formula="of:=IF(AND([.$A45]&lt;=[.S$1];[.$A44]&gt;[.$A45]);0;IF(EXACT([.$A45];[.S$1]+1);[.R44]+1;[.R44]))" office:value-type="float" office:value="0">
              <text:p>0</text:p>
            </table:table-cell>
            <table:table-cell table:style-name="ce2" table:formula="of:=TEXT([.R45];&quot;0&quot;)" office:value-type="string" office:string-value="0">
              <text:p>0</text:p>
            </table:table-cell>
            <table:table-cell table:style-name="ce2" table:formula="of:=IF(EXACT([.R44];[.R45]);[.T44];CELL(&quot;Row&quot;;[.T45]))" office:value-type="float" office:value="45">
              <text:p>45</text:p>
            </table:table-cell>
            <table:table-cell table:style-name="ce4" table:formula="of:=NOT(AND(OR([.A44]&gt;[.A45];[.A44]=[.A45]);[.A44]&lt;&gt;7))" office:value-type="boolean" office:boolean-value="true">
              <text:p>TRUE</text:p>
            </table:table-cell>
            <table:table-cell table:style-name="Nivel6" table:formula="of:=CONCATENATE([.D45];[.G45];[.J45];[.M45];[.P45];[.S45])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122120">
              <text:p>122120</text:p>
            </table:table-cell>
            <table:table-cell table:style-name="Datos" office:value-type="string">
              <text:p>Edificios – Revaluaciones</text:p>
            </table:table-cell>
            <table:table-cell table:style-name="Nivel6" table:formula="of:=[.W45]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Edificios – Revaluaciones">
              <text:p>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45];1);&quot;&quot;;IF(EXACT([.A45];2);INDIRECT(CONCATENATE(&quot;W&quot;;[.B45]));IF(EXACT([.A45];3);INDIRECT(CONCATENATE(&quot;W&quot;;[.E45]));IF(EXACT([.A45];4);INDIRECT(CONCATENATE(&quot;W&quot;;[.H45]));IF(EXACT([.A45];5);INDIRECT(CONCATENATE(&quot;W&quot;;[.K45]));IF(EXACT([.A45];6);INDIRECT(CONCATENATE(&quot;W&quot;;[.N45]));IF(EXACT([.A45];7);INDIRECT(CONCATENATE(&quot;W&quot;;[.Q45])))))))))" office:value-type="string" office:string-value="Edificios">
              <text:p>Edificios</text:p>
            </table:table-cell>
            <table:table-cell table:style-name="ce5" table:formula="of:=NOT(OR(AND(NOT(EXACT([.A45];7));NOT(EXACT([.AD45];&quot;Vista&quot;)));AND(EXACT([.A45];7);EXACT([.AD45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45];[Valores.$A$2:.$C$12];2)" office:value-type="string" office:string-value="view">
              <text:p>view</text:p>
            </table:table-cell>
            <table:table-cell table:style-name="Datos" table:formula="of:=VLOOKUP([.AD4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46];1);CELL(&quot;Row&quot;;[.B46]);[.B45])" office:value-type="float" office:value="2">
              <text:p>2</text:p>
            </table:table-cell>
            <table:table-cell table:style-name="ce2" table:formula="of:=IF(EXACT([.$A46];1);0;IF(EXACT([.$A46];2);[.C45]+1;[.C45]))" office:value-type="float" office:value="1">
              <text:p>1</text:p>
            </table:table-cell>
            <table:table-cell table:style-name="ce2" table:formula="of:=TEXT([.C46];&quot;0&quot;)" office:value-type="string" office:string-value="1">
              <text:p>1</text:p>
            </table:table-cell>
            <table:table-cell table:style-name="ce2" table:formula="of:=IF(EXACT([.C45];[.C46]);[.E45];CELL(&quot;Row&quot;;[.E46]))" office:value-type="float" office:value="3">
              <text:p>3</text:p>
            </table:table-cell>
            <table:table-cell table:style-name="ce2" table:formula="of:=IF(AND([.$A46]&lt;=[.G$1];[.$A45]&gt;[.$A46]);0;IF(EXACT([.$A46];[.G$1]+1);[.F45]+1;[.F45]))" office:value-type="float" office:value="2">
              <text:p>2</text:p>
            </table:table-cell>
            <table:table-cell table:style-name="ce2" table:formula="of:=TEXT([.F46];&quot;0&quot;)" office:value-type="string" office:string-value="2">
              <text:p>2</text:p>
            </table:table-cell>
            <table:table-cell table:style-name="ce2" table:formula="of:=IF(EXACT([.F45];[.F46]);[.H45];CELL(&quot;Row&quot;;[.H46]))" office:value-type="float" office:value="34">
              <text:p>34</text:p>
            </table:table-cell>
            <table:table-cell table:style-name="ce2" table:formula="of:=IF(AND([.$A46]&lt;=[.J$1];[.$A45]&gt;[.$A46]);0;IF(EXACT([.$A46];[.J$1]+1);[.I45]+1;[.I45]))" office:value-type="float" office:value="2">
              <text:p>2</text:p>
            </table:table-cell>
            <table:table-cell table:style-name="ce2" table:formula="of:=TEXT([.I46];&quot;0&quot;)" office:value-type="string" office:string-value="2">
              <text:p>2</text:p>
            </table:table-cell>
            <table:table-cell table:style-name="ce2" table:formula="of:=IF(EXACT([.I45];[.I46]);[.K45];CELL(&quot;Row&quot;;[.K46]))" office:value-type="float" office:value="41">
              <text:p>41</text:p>
            </table:table-cell>
            <table:table-cell table:style-name="ce2" table:formula="of:=IF(AND([.$A46]&lt;=[.M$1];[.$A45]&gt;[.$A46]);0;IF(EXACT([.$A46];[.M$1]+1);[.L45]+1;[.L45]))" office:value-type="float" office:value="1">
              <text:p>1</text:p>
            </table:table-cell>
            <table:table-cell table:style-name="ce2" table:formula="of:=TEXT([.L46];&quot;0&quot;)" office:value-type="string" office:string-value="1">
              <text:p>1</text:p>
            </table:table-cell>
            <table:table-cell table:style-name="ce2" table:formula="of:=IF(EXACT([.L45];[.L46]);[.N45];CELL(&quot;Row&quot;;[.N46]))" office:value-type="float" office:value="42">
              <text:p>42</text:p>
            </table:table-cell>
            <table:table-cell table:style-name="ce2" table:formula="of:=IF(AND([.$A46]&lt;=[.P$1];[.$A45]&gt;[.$A46]);0;IF(EXACT([.$A46];[.P$1]+1);[.O45]+1;[.O45]))" office:value-type="float" office:value="2">
              <text:p>2</text:p>
            </table:table-cell>
            <table:table-cell table:style-name="ce2" table:formula="of:=TEXT([.O46];&quot;0&quot;)" office:value-type="string" office:string-value="2">
              <text:p>2</text:p>
            </table:table-cell>
            <table:table-cell table:style-name="ce2" table:formula="of:=IF(EXACT([.O45];[.O46]);[.Q45];CELL(&quot;Row&quot;;[.Q46]))" office:value-type="float" office:value="45">
              <text:p>45</text:p>
            </table:table-cell>
            <table:table-cell table:style-name="ce2" table:formula="of:=IF(AND([.$A46]&lt;=[.S$1];[.$A45]&gt;[.$A46]);0;IF(EXACT([.$A46];[.S$1]+1);[.R45]+1;[.R45]))" office:value-type="float" office:value="1">
              <text:p>1</text:p>
            </table:table-cell>
            <table:table-cell table:style-name="ce2" table:formula="of:=TEXT([.R46];&quot;0&quot;)" office:value-type="string" office:string-value="1">
              <text:p>1</text:p>
            </table:table-cell>
            <table:table-cell table:style-name="ce2" table:formula="of:=IF(EXACT([.R45];[.R46]);[.T45];CELL(&quot;Row&quot;;[.T46]))" office:value-type="float" office:value="46">
              <text:p>46</text:p>
            </table:table-cell>
            <table:table-cell table:style-name="ce4" table:formula="of:=NOT(AND(OR([.A45]&gt;[.A46];[.A45]=[.A46]);[.A45]&lt;&gt;7))" office:value-type="boolean" office:boolean-value="true">
              <text:p>TRUE</text:p>
            </table:table-cell>
            <table:table-cell table:style-name="Nivel7" table:formula="of:=CONCATENATE([.D46];[.G46];[.J46];[.M46];[.P46];[.S46])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122121">
              <text:p>122121</text:p>
            </table:table-cell>
            <table:table-cell table:style-name="Datos" office:value-type="string">
              <text:p>Edificio 1</text:p>
            </table:table-cell>
            <table:table-cell table:style-name="Nivel7" table:formula="of:=[.W46]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6];1);&quot;&quot;;IF(EXACT([.A46];2);INDIRECT(CONCATENATE(&quot;W&quot;;[.B46]));IF(EXACT([.A46];3);INDIRECT(CONCATENATE(&quot;W&quot;;[.E46]));IF(EXACT([.A46];4);INDIRECT(CONCATENATE(&quot;W&quot;;[.H46]));IF(EXACT([.A46];5);INDIRECT(CONCATENATE(&quot;W&quot;;[.K46]));IF(EXACT([.A46];6);INDIRECT(CONCATENATE(&quot;W&quot;;[.N46]));IF(EXACT([.A46];7);INDIRECT(CONCATENATE(&quot;W&quot;;[.Q46])))))))))" office:value-type="string" office:string-value="Edificios – Revaluaciones">
              <text:p>Edificios – Revaluaciones</text:p>
            </table:table-cell>
            <table:table-cell table:style-name="ce5" table:formula="of:=NOT(OR(AND(NOT(EXACT([.A46];7));NOT(EXACT([.AD46];&quot;Vista&quot;)));AND(EXACT([.A46];7);EXACT([.AD46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46];[Valores.$A$2:.$C$12];2)" office:value-type="string" office:string-value="other">
              <text:p>other</text:p>
            </table:table-cell>
            <table:table-cell table:style-name="Datos" table:formula="of:=VLOOKUP([.AD4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47];1);CELL(&quot;Row&quot;;[.B47]);[.B46])" office:value-type="float" office:value="2">
              <text:p>2</text:p>
            </table:table-cell>
            <table:table-cell table:style-name="ce2" table:formula="of:=IF(EXACT([.$A47];1);0;IF(EXACT([.$A47];2);[.C46]+1;[.C46]))" office:value-type="float" office:value="1">
              <text:p>1</text:p>
            </table:table-cell>
            <table:table-cell table:style-name="ce2" table:formula="of:=TEXT([.C47];&quot;0&quot;)" office:value-type="string" office:string-value="1">
              <text:p>1</text:p>
            </table:table-cell>
            <table:table-cell table:style-name="ce2" table:formula="of:=IF(EXACT([.C46];[.C47]);[.E46];CELL(&quot;Row&quot;;[.E47]))" office:value-type="float" office:value="3">
              <text:p>3</text:p>
            </table:table-cell>
            <table:table-cell table:style-name="ce2" table:formula="of:=IF(AND([.$A47]&lt;=[.G$1];[.$A46]&gt;[.$A47]);0;IF(EXACT([.$A47];[.G$1]+1);[.F46]+1;[.F46]))" office:value-type="float" office:value="2">
              <text:p>2</text:p>
            </table:table-cell>
            <table:table-cell table:style-name="ce2" table:formula="of:=TEXT([.F47];&quot;0&quot;)" office:value-type="string" office:string-value="2">
              <text:p>2</text:p>
            </table:table-cell>
            <table:table-cell table:style-name="ce2" table:formula="of:=IF(EXACT([.F46];[.F47]);[.H46];CELL(&quot;Row&quot;;[.H47]))" office:value-type="float" office:value="34">
              <text:p>34</text:p>
            </table:table-cell>
            <table:table-cell table:style-name="ce2" table:formula="of:=IF(AND([.$A47]&lt;=[.J$1];[.$A46]&gt;[.$A47]);0;IF(EXACT([.$A47];[.J$1]+1);[.I46]+1;[.I46]))" office:value-type="float" office:value="2">
              <text:p>2</text:p>
            </table:table-cell>
            <table:table-cell table:style-name="ce2" table:formula="of:=TEXT([.I47];&quot;0&quot;)" office:value-type="string" office:string-value="2">
              <text:p>2</text:p>
            </table:table-cell>
            <table:table-cell table:style-name="ce2" table:formula="of:=IF(EXACT([.I46];[.I47]);[.K46];CELL(&quot;Row&quot;;[.K47]))" office:value-type="float" office:value="41">
              <text:p>41</text:p>
            </table:table-cell>
            <table:table-cell table:style-name="ce2" table:formula="of:=IF(AND([.$A47]&lt;=[.M$1];[.$A46]&gt;[.$A47]);0;IF(EXACT([.$A47];[.M$1]+1);[.L46]+1;[.L46]))" office:value-type="float" office:value="2">
              <text:p>2</text:p>
            </table:table-cell>
            <table:table-cell table:style-name="ce2" table:formula="of:=TEXT([.L47];&quot;0&quot;)" office:value-type="string" office:string-value="2">
              <text:p>2</text:p>
            </table:table-cell>
            <table:table-cell table:style-name="ce2" table:formula="of:=IF(EXACT([.L46];[.L47]);[.N46];CELL(&quot;Row&quot;;[.N47]))" office:value-type="float" office:value="47">
              <text:p>47</text:p>
            </table:table-cell>
            <table:table-cell table:style-name="ce2" table:formula="of:=IF(AND([.$A47]&lt;=[.P$1];[.$A46]&gt;[.$A47]);0;IF(EXACT([.$A47];[.P$1]+1);[.O46]+1;[.O46]))" office:value-type="float" office:value="0">
              <text:p>0</text:p>
            </table:table-cell>
            <table:table-cell table:style-name="ce2" table:formula="of:=TEXT([.O47];&quot;0&quot;)" office:value-type="string" office:string-value="0">
              <text:p>0</text:p>
            </table:table-cell>
            <table:table-cell table:style-name="ce2" table:formula="of:=IF(EXACT([.O46];[.O47]);[.Q46];CELL(&quot;Row&quot;;[.Q47]))" office:value-type="float" office:value="47">
              <text:p>47</text:p>
            </table:table-cell>
            <table:table-cell table:style-name="ce2" table:formula="of:=IF(AND([.$A47]&lt;=[.S$1];[.$A46]&gt;[.$A47]);0;IF(EXACT([.$A47];[.S$1]+1);[.R46]+1;[.R46]))" office:value-type="float" office:value="0">
              <text:p>0</text:p>
            </table:table-cell>
            <table:table-cell table:style-name="ce2" table:formula="of:=TEXT([.R47];&quot;0&quot;)" office:value-type="string" office:string-value="0">
              <text:p>0</text:p>
            </table:table-cell>
            <table:table-cell table:style-name="ce2" table:formula="of:=IF(EXACT([.R46];[.R47]);[.T46];CELL(&quot;Row&quot;;[.T47]))" office:value-type="float" office:value="47">
              <text:p>47</text:p>
            </table:table-cell>
            <table:table-cell table:style-name="ce4" table:formula="of:=NOT(AND(OR([.A46]&gt;[.A47];[.A46]=[.A47]);[.A46]&lt;&gt;7))" office:value-type="boolean" office:boolean-value="true">
              <text:p>TRUE</text:p>
            </table:table-cell>
            <table:table-cell table:style-name="Nivel5" table:formula="of:=CONCATENATE([.D47];[.G47];[.J47];[.M47];[.P47];[.S47])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122200">
              <text:p>122200</text:p>
            </table:table-cell>
            <table:table-cell table:style-name="Datos" office:value-type="string">
              <text:p>Mejoras a edificios</text:p>
            </table:table-cell>
            <table:table-cell table:style-name="Nivel5" table:formula="of:=[.W47]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Mejoras a edificios">
              <text:p>Mejoras a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47];1);&quot;&quot;;IF(EXACT([.A47];2);INDIRECT(CONCATENATE(&quot;W&quot;;[.B47]));IF(EXACT([.A47];3);INDIRECT(CONCATENATE(&quot;W&quot;;[.E47]));IF(EXACT([.A47];4);INDIRECT(CONCATENATE(&quot;W&quot;;[.H47]));IF(EXACT([.A47];5);INDIRECT(CONCATENATE(&quot;W&quot;;[.K47]));IF(EXACT([.A47];6);INDIRECT(CONCATENATE(&quot;W&quot;;[.N47]));IF(EXACT([.A47];7);INDIRECT(CONCATENATE(&quot;W&quot;;[.Q47])))))))))" office:value-type="string" office:string-value="Activo fijo depreciable">
              <text:p>Activo fijo depreciable</text:p>
            </table:table-cell>
            <table:table-cell table:style-name="ce5" table:formula="of:=NOT(OR(AND(NOT(EXACT([.A47];7));NOT(EXACT([.AD47];&quot;Vista&quot;)));AND(EXACT([.A47];7);EXACT([.AD47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47];[Valores.$A$2:.$C$12];2)" office:value-type="string" office:string-value="view">
              <text:p>view</text:p>
            </table:table-cell>
            <table:table-cell table:style-name="Datos" table:formula="of:=VLOOKUP([.AD47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48];1);CELL(&quot;Row&quot;;[.B48]);[.B47])" office:value-type="float" office:value="2">
              <text:p>2</text:p>
            </table:table-cell>
            <table:table-cell table:style-name="ce2" table:formula="of:=IF(EXACT([.$A48];1);0;IF(EXACT([.$A48];2);[.C47]+1;[.C47]))" office:value-type="float" office:value="1">
              <text:p>1</text:p>
            </table:table-cell>
            <table:table-cell table:style-name="ce2" table:formula="of:=TEXT([.C48];&quot;0&quot;)" office:value-type="string" office:string-value="1">
              <text:p>1</text:p>
            </table:table-cell>
            <table:table-cell table:style-name="ce2" table:formula="of:=IF(EXACT([.C47];[.C48]);[.E47];CELL(&quot;Row&quot;;[.E48]))" office:value-type="float" office:value="3">
              <text:p>3</text:p>
            </table:table-cell>
            <table:table-cell table:style-name="ce2" table:formula="of:=IF(AND([.$A48]&lt;=[.G$1];[.$A47]&gt;[.$A48]);0;IF(EXACT([.$A48];[.G$1]+1);[.F47]+1;[.F47]))" office:value-type="float" office:value="2">
              <text:p>2</text:p>
            </table:table-cell>
            <table:table-cell table:style-name="ce2" table:formula="of:=TEXT([.F48];&quot;0&quot;)" office:value-type="string" office:string-value="2">
              <text:p>2</text:p>
            </table:table-cell>
            <table:table-cell table:style-name="ce2" table:formula="of:=IF(EXACT([.F47];[.F48]);[.H47];CELL(&quot;Row&quot;;[.H48]))" office:value-type="float" office:value="34">
              <text:p>34</text:p>
            </table:table-cell>
            <table:table-cell table:style-name="ce2" table:formula="of:=IF(AND([.$A48]&lt;=[.J$1];[.$A47]&gt;[.$A48]);0;IF(EXACT([.$A48];[.J$1]+1);[.I47]+1;[.I47]))" office:value-type="float" office:value="2">
              <text:p>2</text:p>
            </table:table-cell>
            <table:table-cell table:style-name="ce2" table:formula="of:=TEXT([.I48];&quot;0&quot;)" office:value-type="string" office:string-value="2">
              <text:p>2</text:p>
            </table:table-cell>
            <table:table-cell table:style-name="ce2" table:formula="of:=IF(EXACT([.I47];[.I48]);[.K47];CELL(&quot;Row&quot;;[.K48]))" office:value-type="float" office:value="41">
              <text:p>41</text:p>
            </table:table-cell>
            <table:table-cell table:style-name="ce2" table:formula="of:=IF(AND([.$A48]&lt;=[.M$1];[.$A47]&gt;[.$A48]);0;IF(EXACT([.$A48];[.M$1]+1);[.L47]+1;[.L47]))" office:value-type="float" office:value="2">
              <text:p>2</text:p>
            </table:table-cell>
            <table:table-cell table:style-name="ce2" table:formula="of:=TEXT([.L48];&quot;0&quot;)" office:value-type="string" office:string-value="2">
              <text:p>2</text:p>
            </table:table-cell>
            <table:table-cell table:style-name="ce2" table:formula="of:=IF(EXACT([.L47];[.L48]);[.N47];CELL(&quot;Row&quot;;[.N48]))" office:value-type="float" office:value="47">
              <text:p>47</text:p>
            </table:table-cell>
            <table:table-cell table:style-name="ce2" table:formula="of:=IF(AND([.$A48]&lt;=[.P$1];[.$A47]&gt;[.$A48]);0;IF(EXACT([.$A48];[.P$1]+1);[.O47]+1;[.O47]))" office:value-type="float" office:value="1">
              <text:p>1</text:p>
            </table:table-cell>
            <table:table-cell table:style-name="ce2" table:formula="of:=TEXT([.O48];&quot;0&quot;)" office:value-type="string" office:string-value="1">
              <text:p>1</text:p>
            </table:table-cell>
            <table:table-cell table:style-name="ce2" table:formula="of:=IF(EXACT([.O47];[.O48]);[.Q47];CELL(&quot;Row&quot;;[.Q48]))" office:value-type="float" office:value="48">
              <text:p>48</text:p>
            </table:table-cell>
            <table:table-cell table:style-name="ce2" table:formula="of:=IF(AND([.$A48]&lt;=[.S$1];[.$A47]&gt;[.$A48]);0;IF(EXACT([.$A48];[.S$1]+1);[.R47]+1;[.R47]))" office:value-type="float" office:value="0">
              <text:p>0</text:p>
            </table:table-cell>
            <table:table-cell table:style-name="ce2" table:formula="of:=TEXT([.R48];&quot;0&quot;)" office:value-type="string" office:string-value="0">
              <text:p>0</text:p>
            </table:table-cell>
            <table:table-cell table:style-name="ce2" table:formula="of:=IF(EXACT([.R47];[.R48]);[.T47];CELL(&quot;Row&quot;;[.T48]))" office:value-type="float" office:value="47">
              <text:p>47</text:p>
            </table:table-cell>
            <table:table-cell table:style-name="ce4" table:formula="of:=NOT(AND(OR([.A47]&gt;[.A48];[.A47]=[.A48]);[.A47]&lt;&gt;7))" office:value-type="boolean" office:boolean-value="true">
              <text:p>TRUE</text:p>
            </table:table-cell>
            <table:table-cell table:style-name="Nivel6" table:formula="of:=CONCATENATE([.D48];[.G48];[.J48];[.M48];[.P48];[.S48])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122210">
              <text:p>122210</text:p>
            </table:table-cell>
            <table:table-cell table:style-name="Datos" office:value-type="string">
              <text:p>Mejoras a edificios – Valores originales</text:p>
            </table:table-cell>
            <table:table-cell table:style-name="Nivel6" table:formula="of:=[.W48]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Mejoras a edificios – Valores originales">
              <text:p>Mejoras a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48];1);&quot;&quot;;IF(EXACT([.A48];2);INDIRECT(CONCATENATE(&quot;W&quot;;[.B48]));IF(EXACT([.A48];3);INDIRECT(CONCATENATE(&quot;W&quot;;[.E48]));IF(EXACT([.A48];4);INDIRECT(CONCATENATE(&quot;W&quot;;[.H48]));IF(EXACT([.A48];5);INDIRECT(CONCATENATE(&quot;W&quot;;[.K48]));IF(EXACT([.A48];6);INDIRECT(CONCATENATE(&quot;W&quot;;[.N48]));IF(EXACT([.A48];7);INDIRECT(CONCATENATE(&quot;W&quot;;[.Q48])))))))))" office:value-type="string" office:string-value="Mejoras a edificios">
              <text:p>Mejoras a edificios</text:p>
            </table:table-cell>
            <table:table-cell table:style-name="ce5" table:formula="of:=NOT(OR(AND(NOT(EXACT([.A48];7));NOT(EXACT([.AD48];&quot;Vista&quot;)));AND(EXACT([.A48];7);EXACT([.AD48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48];[Valores.$A$2:.$C$12];2)" office:value-type="string" office:string-value="view">
              <text:p>view</text:p>
            </table:table-cell>
            <table:table-cell table:style-name="Datos" table:formula="of:=VLOOKUP([.AD4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49];1);CELL(&quot;Row&quot;;[.B49]);[.B48])" office:value-type="float" office:value="2">
              <text:p>2</text:p>
            </table:table-cell>
            <table:table-cell table:style-name="ce2" table:formula="of:=IF(EXACT([.$A49];1);0;IF(EXACT([.$A49];2);[.C48]+1;[.C48]))" office:value-type="float" office:value="1">
              <text:p>1</text:p>
            </table:table-cell>
            <table:table-cell table:style-name="ce2" table:formula="of:=TEXT([.C49];&quot;0&quot;)" office:value-type="string" office:string-value="1">
              <text:p>1</text:p>
            </table:table-cell>
            <table:table-cell table:style-name="ce2" table:formula="of:=IF(EXACT([.C48];[.C49]);[.E48];CELL(&quot;Row&quot;;[.E49]))" office:value-type="float" office:value="3">
              <text:p>3</text:p>
            </table:table-cell>
            <table:table-cell table:style-name="ce2" table:formula="of:=IF(AND([.$A49]&lt;=[.G$1];[.$A48]&gt;[.$A49]);0;IF(EXACT([.$A49];[.G$1]+1);[.F48]+1;[.F48]))" office:value-type="float" office:value="2">
              <text:p>2</text:p>
            </table:table-cell>
            <table:table-cell table:style-name="ce2" table:formula="of:=TEXT([.F49];&quot;0&quot;)" office:value-type="string" office:string-value="2">
              <text:p>2</text:p>
            </table:table-cell>
            <table:table-cell table:style-name="ce2" table:formula="of:=IF(EXACT([.F48];[.F49]);[.H48];CELL(&quot;Row&quot;;[.H49]))" office:value-type="float" office:value="34">
              <text:p>34</text:p>
            </table:table-cell>
            <table:table-cell table:style-name="ce2" table:formula="of:=IF(AND([.$A49]&lt;=[.J$1];[.$A48]&gt;[.$A49]);0;IF(EXACT([.$A49];[.J$1]+1);[.I48]+1;[.I48]))" office:value-type="float" office:value="2">
              <text:p>2</text:p>
            </table:table-cell>
            <table:table-cell table:style-name="ce2" table:formula="of:=TEXT([.I49];&quot;0&quot;)" office:value-type="string" office:string-value="2">
              <text:p>2</text:p>
            </table:table-cell>
            <table:table-cell table:style-name="ce2" table:formula="of:=IF(EXACT([.I48];[.I49]);[.K48];CELL(&quot;Row&quot;;[.K49]))" office:value-type="float" office:value="41">
              <text:p>41</text:p>
            </table:table-cell>
            <table:table-cell table:style-name="ce2" table:formula="of:=IF(AND([.$A49]&lt;=[.M$1];[.$A48]&gt;[.$A49]);0;IF(EXACT([.$A49];[.M$1]+1);[.L48]+1;[.L48]))" office:value-type="float" office:value="2">
              <text:p>2</text:p>
            </table:table-cell>
            <table:table-cell table:style-name="ce2" table:formula="of:=TEXT([.L49];&quot;0&quot;)" office:value-type="string" office:string-value="2">
              <text:p>2</text:p>
            </table:table-cell>
            <table:table-cell table:style-name="ce2" table:formula="of:=IF(EXACT([.L48];[.L49]);[.N48];CELL(&quot;Row&quot;;[.N49]))" office:value-type="float" office:value="47">
              <text:p>47</text:p>
            </table:table-cell>
            <table:table-cell table:style-name="ce2" table:formula="of:=IF(AND([.$A49]&lt;=[.P$1];[.$A48]&gt;[.$A49]);0;IF(EXACT([.$A49];[.P$1]+1);[.O48]+1;[.O48]))" office:value-type="float" office:value="1">
              <text:p>1</text:p>
            </table:table-cell>
            <table:table-cell table:style-name="ce2" table:formula="of:=TEXT([.O49];&quot;0&quot;)" office:value-type="string" office:string-value="1">
              <text:p>1</text:p>
            </table:table-cell>
            <table:table-cell table:style-name="ce2" table:formula="of:=IF(EXACT([.O48];[.O49]);[.Q48];CELL(&quot;Row&quot;;[.Q49]))" office:value-type="float" office:value="48">
              <text:p>48</text:p>
            </table:table-cell>
            <table:table-cell table:style-name="ce2" table:formula="of:=IF(AND([.$A49]&lt;=[.S$1];[.$A48]&gt;[.$A49]);0;IF(EXACT([.$A49];[.S$1]+1);[.R48]+1;[.R48]))" office:value-type="float" office:value="1">
              <text:p>1</text:p>
            </table:table-cell>
            <table:table-cell table:style-name="ce2" table:formula="of:=TEXT([.R49];&quot;0&quot;)" office:value-type="string" office:string-value="1">
              <text:p>1</text:p>
            </table:table-cell>
            <table:table-cell table:style-name="ce2" table:formula="of:=IF(EXACT([.R48];[.R49]);[.T48];CELL(&quot;Row&quot;;[.T49]))" office:value-type="float" office:value="49">
              <text:p>49</text:p>
            </table:table-cell>
            <table:table-cell table:style-name="ce4" table:formula="of:=NOT(AND(OR([.A48]&gt;[.A49];[.A48]=[.A49]);[.A48]&lt;&gt;7))" office:value-type="boolean" office:boolean-value="true">
              <text:p>TRUE</text:p>
            </table:table-cell>
            <table:table-cell table:style-name="Nivel7" table:formula="of:=CONCATENATE([.D49];[.G49];[.J49];[.M49];[.P49];[.S49])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122211">
              <text:p>122211</text:p>
            </table:table-cell>
            <table:table-cell table:style-name="Datos" office:value-type="string">
              <text:p>Edificio 1</text:p>
            </table:table-cell>
            <table:table-cell table:style-name="Nivel7" table:formula="of:=[.W49]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9];1);&quot;&quot;;IF(EXACT([.A49];2);INDIRECT(CONCATENATE(&quot;W&quot;;[.B49]));IF(EXACT([.A49];3);INDIRECT(CONCATENATE(&quot;W&quot;;[.E49]));IF(EXACT([.A49];4);INDIRECT(CONCATENATE(&quot;W&quot;;[.H49]));IF(EXACT([.A49];5);INDIRECT(CONCATENATE(&quot;W&quot;;[.K49]));IF(EXACT([.A49];6);INDIRECT(CONCATENATE(&quot;W&quot;;[.N49]));IF(EXACT([.A49];7);INDIRECT(CONCATENATE(&quot;W&quot;;[.Q49])))))))))" office:value-type="string" office:string-value="Mejoras a edificios – Valores originales">
              <text:p>Mejoras a edificios – Valores originales</text:p>
            </table:table-cell>
            <table:table-cell table:style-name="ce5" table:formula="of:=NOT(OR(AND(NOT(EXACT([.A49];7));NOT(EXACT([.AD49];&quot;Vista&quot;)));AND(EXACT([.A49];7);EXACT([.AD49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49];[Valores.$A$2:.$C$12];2)" office:value-type="string" office:string-value="other">
              <text:p>other</text:p>
            </table:table-cell>
            <table:table-cell table:style-name="Datos" table:formula="of:=VLOOKUP([.AD4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6">
              <text:p>6</text:p>
            </table:table-cell>
            <table:table-cell table:style-name="ce2" table:formula="of:=IF(EXACT([.A50];1);CELL(&quot;Row&quot;;[.B50]);[.B49])" office:value-type="float" office:value="2">
              <text:p>2</text:p>
            </table:table-cell>
            <table:table-cell table:style-name="ce2" table:formula="of:=IF(EXACT([.$A50];1);0;IF(EXACT([.$A50];2);[.C49]+1;[.C49]))" office:value-type="float" office:value="1">
              <text:p>1</text:p>
            </table:table-cell>
            <table:table-cell table:style-name="ce2" table:formula="of:=TEXT([.C50];&quot;0&quot;)" office:value-type="string" office:string-value="1">
              <text:p>1</text:p>
            </table:table-cell>
            <table:table-cell table:style-name="ce2" table:formula="of:=IF(EXACT([.C49];[.C50]);[.E49];CELL(&quot;Row&quot;;[.E50]))" office:value-type="float" office:value="3">
              <text:p>3</text:p>
            </table:table-cell>
            <table:table-cell table:style-name="ce2" table:formula="of:=IF(AND([.$A50]&lt;=[.G$1];[.$A49]&gt;[.$A50]);0;IF(EXACT([.$A50];[.G$1]+1);[.F49]+1;[.F49]))" office:value-type="float" office:value="2">
              <text:p>2</text:p>
            </table:table-cell>
            <table:table-cell table:style-name="ce2" table:formula="of:=TEXT([.F50];&quot;0&quot;)" office:value-type="string" office:string-value="2">
              <text:p>2</text:p>
            </table:table-cell>
            <table:table-cell table:style-name="ce2" table:formula="of:=IF(EXACT([.F49];[.F50]);[.H49];CELL(&quot;Row&quot;;[.H50]))" office:value-type="float" office:value="34">
              <text:p>34</text:p>
            </table:table-cell>
            <table:table-cell table:style-name="ce2" table:formula="of:=IF(AND([.$A50]&lt;=[.J$1];[.$A49]&gt;[.$A50]);0;IF(EXACT([.$A50];[.J$1]+1);[.I49]+1;[.I49]))" office:value-type="float" office:value="2">
              <text:p>2</text:p>
            </table:table-cell>
            <table:table-cell table:style-name="ce2" table:formula="of:=TEXT([.I50];&quot;0&quot;)" office:value-type="string" office:string-value="2">
              <text:p>2</text:p>
            </table:table-cell>
            <table:table-cell table:style-name="ce2" table:formula="of:=IF(EXACT([.I49];[.I50]);[.K49];CELL(&quot;Row&quot;;[.K50]))" office:value-type="float" office:value="41">
              <text:p>41</text:p>
            </table:table-cell>
            <table:table-cell table:style-name="ce2" table:formula="of:=IF(AND([.$A50]&lt;=[.M$1];[.$A49]&gt;[.$A50]);0;IF(EXACT([.$A50];[.M$1]+1);[.L49]+1;[.L49]))" office:value-type="float" office:value="2">
              <text:p>2</text:p>
            </table:table-cell>
            <table:table-cell table:style-name="ce2" table:formula="of:=TEXT([.L50];&quot;0&quot;)" office:value-type="string" office:string-value="2">
              <text:p>2</text:p>
            </table:table-cell>
            <table:table-cell table:style-name="ce2" table:formula="of:=IF(EXACT([.L49];[.L50]);[.N49];CELL(&quot;Row&quot;;[.N50]))" office:value-type="float" office:value="47">
              <text:p>47</text:p>
            </table:table-cell>
            <table:table-cell table:style-name="ce2" table:formula="of:=IF(AND([.$A50]&lt;=[.P$1];[.$A49]&gt;[.$A50]);0;IF(EXACT([.$A50];[.P$1]+1);[.O49]+1;[.O49]))" office:value-type="float" office:value="2">
              <text:p>2</text:p>
            </table:table-cell>
            <table:table-cell table:style-name="ce2" table:formula="of:=TEXT([.O50];&quot;0&quot;)" office:value-type="string" office:string-value="2">
              <text:p>2</text:p>
            </table:table-cell>
            <table:table-cell table:style-name="ce2" table:formula="of:=IF(EXACT([.O49];[.O50]);[.Q49];CELL(&quot;Row&quot;;[.Q50]))" office:value-type="float" office:value="50">
              <text:p>50</text:p>
            </table:table-cell>
            <table:table-cell table:style-name="ce2" table:formula="of:=IF(AND([.$A50]&lt;=[.S$1];[.$A49]&gt;[.$A50]);0;IF(EXACT([.$A50];[.S$1]+1);[.R49]+1;[.R49]))" office:value-type="float" office:value="0">
              <text:p>0</text:p>
            </table:table-cell>
            <table:table-cell table:style-name="ce2" table:formula="of:=TEXT([.R50];&quot;0&quot;)" office:value-type="string" office:string-value="0">
              <text:p>0</text:p>
            </table:table-cell>
            <table:table-cell table:style-name="ce2" table:formula="of:=IF(EXACT([.R49];[.R50]);[.T49];CELL(&quot;Row&quot;;[.T50]))" office:value-type="float" office:value="50">
              <text:p>50</text:p>
            </table:table-cell>
            <table:table-cell table:style-name="ce4" table:formula="of:=NOT(AND(OR([.A49]&gt;[.A50];[.A49]=[.A50]);[.A49]&lt;&gt;7))" office:value-type="boolean" office:boolean-value="true">
              <text:p>TRUE</text:p>
            </table:table-cell>
            <table:table-cell table:style-name="Nivel6" table:formula="of:=CONCATENATE([.D50];[.G50];[.J50];[.M50];[.P50];[.S50])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122220">
              <text:p>122220</text:p>
            </table:table-cell>
            <table:table-cell table:style-name="Datos" office:value-type="string">
              <text:p>Mejoras a edificios – Revaluaciones</text:p>
            </table:table-cell>
            <table:table-cell table:style-name="Nivel6" table:formula="of:=[.W50]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Mejoras a edificios – Revaluaciones">
              <text:p>Mejoras a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50];1);&quot;&quot;;IF(EXACT([.A50];2);INDIRECT(CONCATENATE(&quot;W&quot;;[.B50]));IF(EXACT([.A50];3);INDIRECT(CONCATENATE(&quot;W&quot;;[.E50]));IF(EXACT([.A50];4);INDIRECT(CONCATENATE(&quot;W&quot;;[.H50]));IF(EXACT([.A50];5);INDIRECT(CONCATENATE(&quot;W&quot;;[.K50]));IF(EXACT([.A50];6);INDIRECT(CONCATENATE(&quot;W&quot;;[.N50]));IF(EXACT([.A50];7);INDIRECT(CONCATENATE(&quot;W&quot;;[.Q50])))))))))" office:value-type="string" office:string-value="Mejoras a edificios">
              <text:p>Mejoras a edificios</text:p>
            </table:table-cell>
            <table:table-cell table:style-name="ce5" table:formula="of:=NOT(OR(AND(NOT(EXACT([.A50];7));NOT(EXACT([.AD50];&quot;Vista&quot;)));AND(EXACT([.A50];7);EXACT([.AD50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50];[Valores.$A$2:.$C$12];2)" office:value-type="string" office:string-value="view">
              <text:p>view</text:p>
            </table:table-cell>
            <table:table-cell table:style-name="Datos" table:formula="of:=VLOOKUP([.AD5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51];1);CELL(&quot;Row&quot;;[.B51]);[.B50])" office:value-type="float" office:value="2">
              <text:p>2</text:p>
            </table:table-cell>
            <table:table-cell table:style-name="ce2" table:formula="of:=IF(EXACT([.$A51];1);0;IF(EXACT([.$A51];2);[.C50]+1;[.C50]))" office:value-type="float" office:value="1">
              <text:p>1</text:p>
            </table:table-cell>
            <table:table-cell table:style-name="ce2" table:formula="of:=TEXT([.C51];&quot;0&quot;)" office:value-type="string" office:string-value="1">
              <text:p>1</text:p>
            </table:table-cell>
            <table:table-cell table:style-name="ce2" table:formula="of:=IF(EXACT([.C50];[.C51]);[.E50];CELL(&quot;Row&quot;;[.E51]))" office:value-type="float" office:value="3">
              <text:p>3</text:p>
            </table:table-cell>
            <table:table-cell table:style-name="ce2" table:formula="of:=IF(AND([.$A51]&lt;=[.G$1];[.$A50]&gt;[.$A51]);0;IF(EXACT([.$A51];[.G$1]+1);[.F50]+1;[.F50]))" office:value-type="float" office:value="2">
              <text:p>2</text:p>
            </table:table-cell>
            <table:table-cell table:style-name="ce2" table:formula="of:=TEXT([.F51];&quot;0&quot;)" office:value-type="string" office:string-value="2">
              <text:p>2</text:p>
            </table:table-cell>
            <table:table-cell table:style-name="ce2" table:formula="of:=IF(EXACT([.F50];[.F51]);[.H50];CELL(&quot;Row&quot;;[.H51]))" office:value-type="float" office:value="34">
              <text:p>34</text:p>
            </table:table-cell>
            <table:table-cell table:style-name="ce2" table:formula="of:=IF(AND([.$A51]&lt;=[.J$1];[.$A50]&gt;[.$A51]);0;IF(EXACT([.$A51];[.J$1]+1);[.I50]+1;[.I50]))" office:value-type="float" office:value="2">
              <text:p>2</text:p>
            </table:table-cell>
            <table:table-cell table:style-name="ce2" table:formula="of:=TEXT([.I51];&quot;0&quot;)" office:value-type="string" office:string-value="2">
              <text:p>2</text:p>
            </table:table-cell>
            <table:table-cell table:style-name="ce2" table:formula="of:=IF(EXACT([.I50];[.I51]);[.K50];CELL(&quot;Row&quot;;[.K51]))" office:value-type="float" office:value="41">
              <text:p>41</text:p>
            </table:table-cell>
            <table:table-cell table:style-name="ce2" table:formula="of:=IF(AND([.$A51]&lt;=[.M$1];[.$A50]&gt;[.$A51]);0;IF(EXACT([.$A51];[.M$1]+1);[.L50]+1;[.L50]))" office:value-type="float" office:value="2">
              <text:p>2</text:p>
            </table:table-cell>
            <table:table-cell table:style-name="ce2" table:formula="of:=TEXT([.L51];&quot;0&quot;)" office:value-type="string" office:string-value="2">
              <text:p>2</text:p>
            </table:table-cell>
            <table:table-cell table:style-name="ce2" table:formula="of:=IF(EXACT([.L50];[.L51]);[.N50];CELL(&quot;Row&quot;;[.N51]))" office:value-type="float" office:value="47">
              <text:p>47</text:p>
            </table:table-cell>
            <table:table-cell table:style-name="ce2" table:formula="of:=IF(AND([.$A51]&lt;=[.P$1];[.$A50]&gt;[.$A51]);0;IF(EXACT([.$A51];[.P$1]+1);[.O50]+1;[.O50]))" office:value-type="float" office:value="2">
              <text:p>2</text:p>
            </table:table-cell>
            <table:table-cell table:style-name="ce2" table:formula="of:=TEXT([.O51];&quot;0&quot;)" office:value-type="string" office:string-value="2">
              <text:p>2</text:p>
            </table:table-cell>
            <table:table-cell table:style-name="ce2" table:formula="of:=IF(EXACT([.O50];[.O51]);[.Q50];CELL(&quot;Row&quot;;[.Q51]))" office:value-type="float" office:value="50">
              <text:p>50</text:p>
            </table:table-cell>
            <table:table-cell table:style-name="ce2" table:formula="of:=IF(AND([.$A51]&lt;=[.S$1];[.$A50]&gt;[.$A51]);0;IF(EXACT([.$A51];[.S$1]+1);[.R50]+1;[.R50]))" office:value-type="float" office:value="1">
              <text:p>1</text:p>
            </table:table-cell>
            <table:table-cell table:style-name="ce2" table:formula="of:=TEXT([.R51];&quot;0&quot;)" office:value-type="string" office:string-value="1">
              <text:p>1</text:p>
            </table:table-cell>
            <table:table-cell table:style-name="ce2" table:formula="of:=IF(EXACT([.R50];[.R51]);[.T50];CELL(&quot;Row&quot;;[.T51]))" office:value-type="float" office:value="51">
              <text:p>51</text:p>
            </table:table-cell>
            <table:table-cell table:style-name="ce4" table:formula="of:=NOT(AND(OR([.A50]&gt;[.A51];[.A50]=[.A51]);[.A50]&lt;&gt;7))" office:value-type="boolean" office:boolean-value="true">
              <text:p>TRUE</text:p>
            </table:table-cell>
            <table:table-cell table:style-name="Nivel7" table:formula="of:=CONCATENATE([.D51];[.G51];[.J51];[.M51];[.P51];[.S51])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122221">
              <text:p>122221</text:p>
            </table:table-cell>
            <table:table-cell table:style-name="Datos" office:value-type="string">
              <text:p>Edificio 1</text:p>
            </table:table-cell>
            <table:table-cell table:style-name="Nivel7" table:formula="of:=[.W51]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51];1);&quot;&quot;;IF(EXACT([.A51];2);INDIRECT(CONCATENATE(&quot;W&quot;;[.B51]));IF(EXACT([.A51];3);INDIRECT(CONCATENATE(&quot;W&quot;;[.E51]));IF(EXACT([.A51];4);INDIRECT(CONCATENATE(&quot;W&quot;;[.H51]));IF(EXACT([.A51];5);INDIRECT(CONCATENATE(&quot;W&quot;;[.K51]));IF(EXACT([.A51];6);INDIRECT(CONCATENATE(&quot;W&quot;;[.N51]));IF(EXACT([.A51];7);INDIRECT(CONCATENATE(&quot;W&quot;;[.Q51])))))))))" office:value-type="string" office:string-value="Mejoras a edificios – Revaluaciones">
              <text:p>Mejoras a edificios – Revaluaciones</text:p>
            </table:table-cell>
            <table:table-cell table:style-name="ce5" table:formula="of:=NOT(OR(AND(NOT(EXACT([.A51];7));NOT(EXACT([.AD51];&quot;Vista&quot;)));AND(EXACT([.A51];7);EXACT([.AD51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51];[Valores.$A$2:.$C$12];2)" office:value-type="string" office:string-value="other">
              <text:p>other</text:p>
            </table:table-cell>
            <table:table-cell table:style-name="Datos" table:formula="of:=VLOOKUP([.AD5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52];1);CELL(&quot;Row&quot;;[.B52]);[.B51])" office:value-type="float" office:value="2">
              <text:p>2</text:p>
            </table:table-cell>
            <table:table-cell table:style-name="ce2" table:formula="of:=IF(EXACT([.$A52];1);0;IF(EXACT([.$A52];2);[.C51]+1;[.C51]))" office:value-type="float" office:value="1">
              <text:p>1</text:p>
            </table:table-cell>
            <table:table-cell table:style-name="ce2" table:formula="of:=TEXT([.C52];&quot;0&quot;)" office:value-type="string" office:string-value="1">
              <text:p>1</text:p>
            </table:table-cell>
            <table:table-cell table:style-name="ce2" table:formula="of:=IF(EXACT([.C51];[.C52]);[.E51];CELL(&quot;Row&quot;;[.E52]))" office:value-type="float" office:value="3">
              <text:p>3</text:p>
            </table:table-cell>
            <table:table-cell table:style-name="ce2" table:formula="of:=IF(AND([.$A52]&lt;=[.G$1];[.$A51]&gt;[.$A52]);0;IF(EXACT([.$A52];[.G$1]+1);[.F51]+1;[.F51]))" office:value-type="float" office:value="2">
              <text:p>2</text:p>
            </table:table-cell>
            <table:table-cell table:style-name="ce2" table:formula="of:=TEXT([.F52];&quot;0&quot;)" office:value-type="string" office:string-value="2">
              <text:p>2</text:p>
            </table:table-cell>
            <table:table-cell table:style-name="ce2" table:formula="of:=IF(EXACT([.F51];[.F52]);[.H51];CELL(&quot;Row&quot;;[.H52]))" office:value-type="float" office:value="34">
              <text:p>34</text:p>
            </table:table-cell>
            <table:table-cell table:style-name="ce2" table:formula="of:=IF(AND([.$A52]&lt;=[.J$1];[.$A51]&gt;[.$A52]);0;IF(EXACT([.$A52];[.J$1]+1);[.I51]+1;[.I51]))" office:value-type="float" office:value="2">
              <text:p>2</text:p>
            </table:table-cell>
            <table:table-cell table:style-name="ce2" table:formula="of:=TEXT([.I52];&quot;0&quot;)" office:value-type="string" office:string-value="2">
              <text:p>2</text:p>
            </table:table-cell>
            <table:table-cell table:style-name="ce2" table:formula="of:=IF(EXACT([.I51];[.I52]);[.K51];CELL(&quot;Row&quot;;[.K52]))" office:value-type="float" office:value="41">
              <text:p>41</text:p>
            </table:table-cell>
            <table:table-cell table:style-name="ce2" table:formula="of:=IF(AND([.$A52]&lt;=[.M$1];[.$A51]&gt;[.$A52]);0;IF(EXACT([.$A52];[.M$1]+1);[.L51]+1;[.L51]))" office:value-type="float" office:value="3">
              <text:p>3</text:p>
            </table:table-cell>
            <table:table-cell table:style-name="ce2" table:formula="of:=TEXT([.L52];&quot;0&quot;)" office:value-type="string" office:string-value="3">
              <text:p>3</text:p>
            </table:table-cell>
            <table:table-cell table:style-name="ce2" table:formula="of:=IF(EXACT([.L51];[.L52]);[.N51];CELL(&quot;Row&quot;;[.N52]))" office:value-type="float" office:value="52">
              <text:p>52</text:p>
            </table:table-cell>
            <table:table-cell table:style-name="ce2" table:formula="of:=IF(AND([.$A52]&lt;=[.P$1];[.$A51]&gt;[.$A52]);0;IF(EXACT([.$A52];[.P$1]+1);[.O51]+1;[.O51]))" office:value-type="float" office:value="0">
              <text:p>0</text:p>
            </table:table-cell>
            <table:table-cell table:style-name="ce2" table:formula="of:=TEXT([.O52];&quot;0&quot;)" office:value-type="string" office:string-value="0">
              <text:p>0</text:p>
            </table:table-cell>
            <table:table-cell table:style-name="ce2" table:formula="of:=IF(EXACT([.O51];[.O52]);[.Q51];CELL(&quot;Row&quot;;[.Q52]))" office:value-type="float" office:value="52">
              <text:p>52</text:p>
            </table:table-cell>
            <table:table-cell table:style-name="ce2" table:formula="of:=IF(AND([.$A52]&lt;=[.S$1];[.$A51]&gt;[.$A52]);0;IF(EXACT([.$A52];[.S$1]+1);[.R51]+1;[.R51]))" office:value-type="float" office:value="0">
              <text:p>0</text:p>
            </table:table-cell>
            <table:table-cell table:style-name="ce2" table:formula="of:=TEXT([.R52];&quot;0&quot;)" office:value-type="string" office:string-value="0">
              <text:p>0</text:p>
            </table:table-cell>
            <table:table-cell table:style-name="ce2" table:formula="of:=IF(EXACT([.R51];[.R52]);[.T51];CELL(&quot;Row&quot;;[.T52]))" office:value-type="float" office:value="52">
              <text:p>52</text:p>
            </table:table-cell>
            <table:table-cell table:style-name="ce4" table:formula="of:=NOT(AND(OR([.A51]&gt;[.A52];[.A51]=[.A52]);[.A51]&lt;&gt;7))" office:value-type="boolean" office:boolean-value="true">
              <text:p>TRUE</text:p>
            </table:table-cell>
            <table:table-cell table:style-name="Nivel5" table:formula="of:=CONCATENATE([.D52];[.G52];[.J52];[.M52];[.P52];[.S52])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122300">
              <text:p>122300</text:p>
            </table:table-cell>
            <table:table-cell table:style-name="Datos" office:value-type="string">
              <text:p>Activos depreciables móviles</text:p>
            </table:table-cell>
            <table:table-cell table:style-name="Nivel5" table:formula="of:=[.W52]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Activos depreciables móviles">
              <text:p>Activos depreciables móvi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v</text:p>
            </table:table-cell>
            <table:table-cell table:style-name="Datos" table:formula="of:=IF(EXACT([.A52];1);&quot;&quot;;IF(EXACT([.A52];2);INDIRECT(CONCATENATE(&quot;W&quot;;[.B52]));IF(EXACT([.A52];3);INDIRECT(CONCATENATE(&quot;W&quot;;[.E52]));IF(EXACT([.A52];4);INDIRECT(CONCATENATE(&quot;W&quot;;[.H52]));IF(EXACT([.A52];5);INDIRECT(CONCATENATE(&quot;W&quot;;[.K52]));IF(EXACT([.A52];6);INDIRECT(CONCATENATE(&quot;W&quot;;[.N52]));IF(EXACT([.A52];7);INDIRECT(CONCATENATE(&quot;W&quot;;[.Q52])))))))))" office:value-type="string" office:string-value="Activo fijo depreciable">
              <text:p>Activo fijo depreciable</text:p>
            </table:table-cell>
            <table:table-cell table:style-name="ce5" table:formula="of:=NOT(OR(AND(NOT(EXACT([.A52];7));NOT(EXACT([.AD52];&quot;Vista&quot;)));AND(EXACT([.A52];7);EXACT([.AD52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52];[Valores.$A$2:.$C$12];2)" office:value-type="string" office:string-value="view">
              <text:p>view</text:p>
            </table:table-cell>
            <table:table-cell table:style-name="Datos" table:formula="of:=VLOOKUP([.AD5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53];1);CELL(&quot;Row&quot;;[.B53]);[.B52])" office:value-type="float" office:value="2">
              <text:p>2</text:p>
            </table:table-cell>
            <table:table-cell table:style-name="ce2" table:formula="of:=IF(EXACT([.$A53];1);0;IF(EXACT([.$A53];2);[.C52]+1;[.C52]))" office:value-type="float" office:value="1">
              <text:p>1</text:p>
            </table:table-cell>
            <table:table-cell table:style-name="ce2" table:formula="of:=TEXT([.C53];&quot;0&quot;)" office:value-type="string" office:string-value="1">
              <text:p>1</text:p>
            </table:table-cell>
            <table:table-cell table:style-name="ce2" table:formula="of:=IF(EXACT([.C52];[.C53]);[.E52];CELL(&quot;Row&quot;;[.E53]))" office:value-type="float" office:value="3">
              <text:p>3</text:p>
            </table:table-cell>
            <table:table-cell table:style-name="ce2" table:formula="of:=IF(AND([.$A53]&lt;=[.G$1];[.$A52]&gt;[.$A53]);0;IF(EXACT([.$A53];[.G$1]+1);[.F52]+1;[.F52]))" office:value-type="float" office:value="2">
              <text:p>2</text:p>
            </table:table-cell>
            <table:table-cell table:style-name="ce2" table:formula="of:=TEXT([.F53];&quot;0&quot;)" office:value-type="string" office:string-value="2">
              <text:p>2</text:p>
            </table:table-cell>
            <table:table-cell table:style-name="ce2" table:formula="of:=IF(EXACT([.F52];[.F53]);[.H52];CELL(&quot;Row&quot;;[.H53]))" office:value-type="float" office:value="34">
              <text:p>34</text:p>
            </table:table-cell>
            <table:table-cell table:style-name="ce2" table:formula="of:=IF(AND([.$A53]&lt;=[.J$1];[.$A52]&gt;[.$A53]);0;IF(EXACT([.$A53];[.J$1]+1);[.I52]+1;[.I52]))" office:value-type="float" office:value="2">
              <text:p>2</text:p>
            </table:table-cell>
            <table:table-cell table:style-name="ce2" table:formula="of:=TEXT([.I53];&quot;0&quot;)" office:value-type="string" office:string-value="2">
              <text:p>2</text:p>
            </table:table-cell>
            <table:table-cell table:style-name="ce2" table:formula="of:=IF(EXACT([.I52];[.I53]);[.K52];CELL(&quot;Row&quot;;[.K53]))" office:value-type="float" office:value="41">
              <text:p>41</text:p>
            </table:table-cell>
            <table:table-cell table:style-name="ce2" table:formula="of:=IF(AND([.$A53]&lt;=[.M$1];[.$A52]&gt;[.$A53]);0;IF(EXACT([.$A53];[.M$1]+1);[.L52]+1;[.L52]))" office:value-type="float" office:value="3">
              <text:p>3</text:p>
            </table:table-cell>
            <table:table-cell table:style-name="ce2" table:formula="of:=TEXT([.L53];&quot;0&quot;)" office:value-type="string" office:string-value="3">
              <text:p>3</text:p>
            </table:table-cell>
            <table:table-cell table:style-name="ce2" table:formula="of:=IF(EXACT([.L52];[.L53]);[.N52];CELL(&quot;Row&quot;;[.N53]))" office:value-type="float" office:value="52">
              <text:p>52</text:p>
            </table:table-cell>
            <table:table-cell table:style-name="ce2" table:formula="of:=IF(AND([.$A53]&lt;=[.P$1];[.$A52]&gt;[.$A53]);0;IF(EXACT([.$A53];[.P$1]+1);[.O52]+1;[.O52]))" office:value-type="float" office:value="0">
              <text:p>0</text:p>
            </table:table-cell>
            <table:table-cell table:style-name="ce2" table:formula="of:=TEXT([.O53];&quot;0&quot;)" office:value-type="string" office:string-value="0">
              <text:p>0</text:p>
            </table:table-cell>
            <table:table-cell table:style-name="ce2" table:formula="of:=IF(EXACT([.O52];[.O53]);[.Q52];CELL(&quot;Row&quot;;[.Q53]))" office:value-type="float" office:value="52">
              <text:p>52</text:p>
            </table:table-cell>
            <table:table-cell table:style-name="ce2" table:formula="of:=IF(AND([.$A53]&lt;=[.S$1];[.$A52]&gt;[.$A53]);0;IF(EXACT([.$A53];[.S$1]+1);[.R52]+1;[.R52]))" office:value-type="float" office:value="1">
              <text:p>1</text:p>
            </table:table-cell>
            <table:table-cell table:style-name="ce2" table:formula="of:=TEXT([.R53];&quot;0&quot;)" office:value-type="string" office:string-value="1">
              <text:p>1</text:p>
            </table:table-cell>
            <table:table-cell table:style-name="ce2" table:formula="of:=IF(EXACT([.R52];[.R53]);[.T52];CELL(&quot;Row&quot;;[.T53]))" office:value-type="float" office:value="53">
              <text:p>53</text:p>
            </table:table-cell>
            <table:table-cell table:style-name="ce4" table:formula="of:=NOT(AND(OR([.A52]&gt;[.A53];[.A52]=[.A53]);[.A52]&lt;&gt;7))" office:value-type="boolean" office:boolean-value="true">
              <text:p>TRUE</text:p>
            </table:table-cell>
            <table:table-cell table:style-name="Nivel7" table:formula="of:=CONCATENATE([.D53];[.G53];[.J53];[.M53];[.P53];[.S53])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122301">
              <text:p>122301</text:p>
            </table:table-cell>
            <table:table-cell table:style-name="Datos" office:value-type="string">
              <text:p>Maquinaria y equipo de edificios</text:p>
            </table:table-cell>
            <table:table-cell table:style-name="Nivel7" table:formula="of:=[.W53]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Maquinaria y equipo de edificios">
              <text:p>Maquinaria y equipo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yE-Ed</text:p>
            </table:table-cell>
            <table:table-cell table:style-name="Datos" table:formula="of:=IF(EXACT([.A53];1);&quot;&quot;;IF(EXACT([.A53];2);INDIRECT(CONCATENATE(&quot;W&quot;;[.B53]));IF(EXACT([.A53];3);INDIRECT(CONCATENATE(&quot;W&quot;;[.E53]));IF(EXACT([.A53];4);INDIRECT(CONCATENATE(&quot;W&quot;;[.H53]));IF(EXACT([.A53];5);INDIRECT(CONCATENATE(&quot;W&quot;;[.K53]));IF(EXACT([.A53];6);INDIRECT(CONCATENATE(&quot;W&quot;;[.N53]));IF(EXACT([.A53];7);INDIRECT(CONCATENATE(&quot;W&quot;;[.Q53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53];7));NOT(EXACT([.AD53];&quot;Vista&quot;)));AND(EXACT([.A53];7);EXACT([.AD53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53];[Valores.$A$2:.$C$12];2)" office:value-type="string" office:string-value="other">
              <text:p>other</text:p>
            </table:table-cell>
            <table:table-cell table:style-name="Datos" table:formula="of:=VLOOKUP([.AD5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54];1);CELL(&quot;Row&quot;;[.B54]);[.B53])" office:value-type="float" office:value="2">
              <text:p>2</text:p>
            </table:table-cell>
            <table:table-cell table:style-name="ce2" table:formula="of:=IF(EXACT([.$A54];1);0;IF(EXACT([.$A54];2);[.C53]+1;[.C53]))" office:value-type="float" office:value="1">
              <text:p>1</text:p>
            </table:table-cell>
            <table:table-cell table:style-name="ce2" table:formula="of:=TEXT([.C54];&quot;0&quot;)" office:value-type="string" office:string-value="1">
              <text:p>1</text:p>
            </table:table-cell>
            <table:table-cell table:style-name="ce2" table:formula="of:=IF(EXACT([.C53];[.C54]);[.E53];CELL(&quot;Row&quot;;[.E54]))" office:value-type="float" office:value="3">
              <text:p>3</text:p>
            </table:table-cell>
            <table:table-cell table:style-name="ce2" table:formula="of:=IF(AND([.$A54]&lt;=[.G$1];[.$A53]&gt;[.$A54]);0;IF(EXACT([.$A54];[.G$1]+1);[.F53]+1;[.F53]))" office:value-type="float" office:value="2">
              <text:p>2</text:p>
            </table:table-cell>
            <table:table-cell table:style-name="ce2" table:formula="of:=TEXT([.F54];&quot;0&quot;)" office:value-type="string" office:string-value="2">
              <text:p>2</text:p>
            </table:table-cell>
            <table:table-cell table:style-name="ce2" table:formula="of:=IF(EXACT([.F53];[.F54]);[.H53];CELL(&quot;Row&quot;;[.H54]))" office:value-type="float" office:value="34">
              <text:p>34</text:p>
            </table:table-cell>
            <table:table-cell table:style-name="ce2" table:formula="of:=IF(AND([.$A54]&lt;=[.J$1];[.$A53]&gt;[.$A54]);0;IF(EXACT([.$A54];[.J$1]+1);[.I53]+1;[.I53]))" office:value-type="float" office:value="2">
              <text:p>2</text:p>
            </table:table-cell>
            <table:table-cell table:style-name="ce2" table:formula="of:=TEXT([.I54];&quot;0&quot;)" office:value-type="string" office:string-value="2">
              <text:p>2</text:p>
            </table:table-cell>
            <table:table-cell table:style-name="ce2" table:formula="of:=IF(EXACT([.I53];[.I54]);[.K53];CELL(&quot;Row&quot;;[.K54]))" office:value-type="float" office:value="41">
              <text:p>41</text:p>
            </table:table-cell>
            <table:table-cell table:style-name="ce2" table:formula="of:=IF(AND([.$A54]&lt;=[.M$1];[.$A53]&gt;[.$A54]);0;IF(EXACT([.$A54];[.M$1]+1);[.L53]+1;[.L53]))" office:value-type="float" office:value="3">
              <text:p>3</text:p>
            </table:table-cell>
            <table:table-cell table:style-name="ce2" table:formula="of:=TEXT([.L54];&quot;0&quot;)" office:value-type="string" office:string-value="3">
              <text:p>3</text:p>
            </table:table-cell>
            <table:table-cell table:style-name="ce2" table:formula="of:=IF(EXACT([.L53];[.L54]);[.N53];CELL(&quot;Row&quot;;[.N54]))" office:value-type="float" office:value="52">
              <text:p>52</text:p>
            </table:table-cell>
            <table:table-cell table:style-name="ce2" table:formula="of:=IF(AND([.$A54]&lt;=[.P$1];[.$A53]&gt;[.$A54]);0;IF(EXACT([.$A54];[.P$1]+1);[.O53]+1;[.O53]))" office:value-type="float" office:value="0">
              <text:p>0</text:p>
            </table:table-cell>
            <table:table-cell table:style-name="ce2" table:formula="of:=TEXT([.O54];&quot;0&quot;)" office:value-type="string" office:string-value="0">
              <text:p>0</text:p>
            </table:table-cell>
            <table:table-cell table:style-name="ce2" table:formula="of:=IF(EXACT([.O53];[.O54]);[.Q53];CELL(&quot;Row&quot;;[.Q54]))" office:value-type="float" office:value="52">
              <text:p>52</text:p>
            </table:table-cell>
            <table:table-cell table:style-name="ce2" table:formula="of:=IF(AND([.$A54]&lt;=[.S$1];[.$A53]&gt;[.$A54]);0;IF(EXACT([.$A54];[.S$1]+1);[.R53]+1;[.R53]))" office:value-type="float" office:value="2">
              <text:p>2</text:p>
            </table:table-cell>
            <table:table-cell table:style-name="ce2" table:formula="of:=TEXT([.R54];&quot;0&quot;)" office:value-type="string" office:string-value="2">
              <text:p>2</text:p>
            </table:table-cell>
            <table:table-cell table:style-name="ce2" table:formula="of:=IF(EXACT([.R53];[.R54]);[.T53];CELL(&quot;Row&quot;;[.T54]))" office:value-type="float" office:value="54">
              <text:p>54</text:p>
            </table:table-cell>
            <table:table-cell table:style-name="ce4" table:formula="of:=NOT(AND(OR([.A53]&gt;[.A54];[.A53]=[.A54]);[.A53]&lt;&gt;7))" office:value-type="boolean" office:boolean-value="true">
              <text:p>TRUE</text:p>
            </table:table-cell>
            <table:table-cell table:style-name="Nivel7" table:formula="of:=CONCATENATE([.D54];[.G54];[.J54];[.M54];[.P54];[.S54])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122302">
              <text:p>122302</text:p>
            </table:table-cell>
            <table:table-cell table:style-name="Datos" office:value-type="string">
              <text:p>Herramientas mayores</text:p>
            </table:table-cell>
            <table:table-cell table:style-name="Nivel7" table:formula="of:=[.W54]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Herramientas mayores">
              <text:p>Herramientas mayor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HM</text:p>
            </table:table-cell>
            <table:table-cell table:style-name="Datos" table:formula="of:=IF(EXACT([.A54];1);&quot;&quot;;IF(EXACT([.A54];2);INDIRECT(CONCATENATE(&quot;W&quot;;[.B54]));IF(EXACT([.A54];3);INDIRECT(CONCATENATE(&quot;W&quot;;[.E54]));IF(EXACT([.A54];4);INDIRECT(CONCATENATE(&quot;W&quot;;[.H54]));IF(EXACT([.A54];5);INDIRECT(CONCATENATE(&quot;W&quot;;[.K54]));IF(EXACT([.A54];6);INDIRECT(CONCATENATE(&quot;W&quot;;[.N54]));IF(EXACT([.A54];7);INDIRECT(CONCATENATE(&quot;W&quot;;[.Q54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54];7));NOT(EXACT([.AD54];&quot;Vista&quot;)));AND(EXACT([.A54];7);EXACT([.AD54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54];[Valores.$A$2:.$C$12];2)" office:value-type="string" office:string-value="other">
              <text:p>other</text:p>
            </table:table-cell>
            <table:table-cell table:style-name="Datos" table:formula="of:=VLOOKUP([.AD5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55];1);CELL(&quot;Row&quot;;[.B55]);[.B54])" office:value-type="float" office:value="2">
              <text:p>2</text:p>
            </table:table-cell>
            <table:table-cell table:style-name="ce2" table:formula="of:=IF(EXACT([.$A55];1);0;IF(EXACT([.$A55];2);[.C54]+1;[.C54]))" office:value-type="float" office:value="1">
              <text:p>1</text:p>
            </table:table-cell>
            <table:table-cell table:style-name="ce2" table:formula="of:=TEXT([.C55];&quot;0&quot;)" office:value-type="string" office:string-value="1">
              <text:p>1</text:p>
            </table:table-cell>
            <table:table-cell table:style-name="ce2" table:formula="of:=IF(EXACT([.C54];[.C55]);[.E54];CELL(&quot;Row&quot;;[.E55]))" office:value-type="float" office:value="3">
              <text:p>3</text:p>
            </table:table-cell>
            <table:table-cell table:style-name="ce2" table:formula="of:=IF(AND([.$A55]&lt;=[.G$1];[.$A54]&gt;[.$A55]);0;IF(EXACT([.$A55];[.G$1]+1);[.F54]+1;[.F54]))" office:value-type="float" office:value="2">
              <text:p>2</text:p>
            </table:table-cell>
            <table:table-cell table:style-name="ce2" table:formula="of:=TEXT([.F55];&quot;0&quot;)" office:value-type="string" office:string-value="2">
              <text:p>2</text:p>
            </table:table-cell>
            <table:table-cell table:style-name="ce2" table:formula="of:=IF(EXACT([.F54];[.F55]);[.H54];CELL(&quot;Row&quot;;[.H55]))" office:value-type="float" office:value="34">
              <text:p>34</text:p>
            </table:table-cell>
            <table:table-cell table:style-name="ce2" table:formula="of:=IF(AND([.$A55]&lt;=[.J$1];[.$A54]&gt;[.$A55]);0;IF(EXACT([.$A55];[.J$1]+1);[.I54]+1;[.I54]))" office:value-type="float" office:value="2">
              <text:p>2</text:p>
            </table:table-cell>
            <table:table-cell table:style-name="ce2" table:formula="of:=TEXT([.I55];&quot;0&quot;)" office:value-type="string" office:string-value="2">
              <text:p>2</text:p>
            </table:table-cell>
            <table:table-cell table:style-name="ce2" table:formula="of:=IF(EXACT([.I54];[.I55]);[.K54];CELL(&quot;Row&quot;;[.K55]))" office:value-type="float" office:value="41">
              <text:p>41</text:p>
            </table:table-cell>
            <table:table-cell table:style-name="ce2" table:formula="of:=IF(AND([.$A55]&lt;=[.M$1];[.$A54]&gt;[.$A55]);0;IF(EXACT([.$A55];[.M$1]+1);[.L54]+1;[.L54]))" office:value-type="float" office:value="3">
              <text:p>3</text:p>
            </table:table-cell>
            <table:table-cell table:style-name="ce2" table:formula="of:=TEXT([.L55];&quot;0&quot;)" office:value-type="string" office:string-value="3">
              <text:p>3</text:p>
            </table:table-cell>
            <table:table-cell table:style-name="ce2" table:formula="of:=IF(EXACT([.L54];[.L55]);[.N54];CELL(&quot;Row&quot;;[.N55]))" office:value-type="float" office:value="52">
              <text:p>52</text:p>
            </table:table-cell>
            <table:table-cell table:style-name="ce2" table:formula="of:=IF(AND([.$A55]&lt;=[.P$1];[.$A54]&gt;[.$A55]);0;IF(EXACT([.$A55];[.P$1]+1);[.O54]+1;[.O54]))" office:value-type="float" office:value="0">
              <text:p>0</text:p>
            </table:table-cell>
            <table:table-cell table:style-name="ce2" table:formula="of:=TEXT([.O55];&quot;0&quot;)" office:value-type="string" office:string-value="0">
              <text:p>0</text:p>
            </table:table-cell>
            <table:table-cell table:style-name="ce2" table:formula="of:=IF(EXACT([.O54];[.O55]);[.Q54];CELL(&quot;Row&quot;;[.Q55]))" office:value-type="float" office:value="52">
              <text:p>52</text:p>
            </table:table-cell>
            <table:table-cell table:style-name="ce2" table:formula="of:=IF(AND([.$A55]&lt;=[.S$1];[.$A54]&gt;[.$A55]);0;IF(EXACT([.$A55];[.S$1]+1);[.R54]+1;[.R54]))" office:value-type="float" office:value="3">
              <text:p>3</text:p>
            </table:table-cell>
            <table:table-cell table:style-name="ce2" table:formula="of:=TEXT([.R55];&quot;0&quot;)" office:value-type="string" office:string-value="3">
              <text:p>3</text:p>
            </table:table-cell>
            <table:table-cell table:style-name="ce2" table:formula="of:=IF(EXACT([.R54];[.R55]);[.T54];CELL(&quot;Row&quot;;[.T55]))" office:value-type="float" office:value="55">
              <text:p>55</text:p>
            </table:table-cell>
            <table:table-cell table:style-name="ce4" table:formula="of:=NOT(AND(OR([.A54]&gt;[.A55];[.A54]=[.A55]);[.A54]&lt;&gt;7))" office:value-type="boolean" office:boolean-value="true">
              <text:p>TRUE</text:p>
            </table:table-cell>
            <table:table-cell table:style-name="Nivel7" table:formula="of:=CONCATENATE([.D55];[.G55];[.J55];[.M55];[.P55];[.S55])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122303">
              <text:p>122303</text:p>
            </table:table-cell>
            <table:table-cell table:style-name="Datos" office:value-type="string">
              <text:p>Moibliario y equipo de oficina</text:p>
            </table:table-cell>
            <table:table-cell table:style-name="Nivel7" table:formula="of:=[.W55]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Moibliario y equipo de oficina">
              <text:p>Moibliario y equipo de oficin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b</text:p>
            </table:table-cell>
            <table:table-cell table:style-name="Datos" table:formula="of:=IF(EXACT([.A55];1);&quot;&quot;;IF(EXACT([.A55];2);INDIRECT(CONCATENATE(&quot;W&quot;;[.B55]));IF(EXACT([.A55];3);INDIRECT(CONCATENATE(&quot;W&quot;;[.E55]));IF(EXACT([.A55];4);INDIRECT(CONCATENATE(&quot;W&quot;;[.H55]));IF(EXACT([.A55];5);INDIRECT(CONCATENATE(&quot;W&quot;;[.K55]));IF(EXACT([.A55];6);INDIRECT(CONCATENATE(&quot;W&quot;;[.N55]));IF(EXACT([.A55];7);INDIRECT(CONCATENATE(&quot;W&quot;;[.Q55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55];7));NOT(EXACT([.AD55];&quot;Vista&quot;)));AND(EXACT([.A55];7);EXACT([.AD55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55];[Valores.$A$2:.$C$12];2)" office:value-type="string" office:string-value="other">
              <text:p>other</text:p>
            </table:table-cell>
            <table:table-cell table:style-name="Datos" table:formula="of:=VLOOKUP([.AD5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56];1);CELL(&quot;Row&quot;;[.B56]);[.B55])" office:value-type="float" office:value="2">
              <text:p>2</text:p>
            </table:table-cell>
            <table:table-cell table:style-name="ce2" table:formula="of:=IF(EXACT([.$A56];1);0;IF(EXACT([.$A56];2);[.C55]+1;[.C55]))" office:value-type="float" office:value="1">
              <text:p>1</text:p>
            </table:table-cell>
            <table:table-cell table:style-name="ce2" table:formula="of:=TEXT([.C56];&quot;0&quot;)" office:value-type="string" office:string-value="1">
              <text:p>1</text:p>
            </table:table-cell>
            <table:table-cell table:style-name="ce2" table:formula="of:=IF(EXACT([.C55];[.C56]);[.E55];CELL(&quot;Row&quot;;[.E56]))" office:value-type="float" office:value="3">
              <text:p>3</text:p>
            </table:table-cell>
            <table:table-cell table:style-name="ce2" table:formula="of:=IF(AND([.$A56]&lt;=[.G$1];[.$A55]&gt;[.$A56]);0;IF(EXACT([.$A56];[.G$1]+1);[.F55]+1;[.F55]))" office:value-type="float" office:value="2">
              <text:p>2</text:p>
            </table:table-cell>
            <table:table-cell table:style-name="ce2" table:formula="of:=TEXT([.F56];&quot;0&quot;)" office:value-type="string" office:string-value="2">
              <text:p>2</text:p>
            </table:table-cell>
            <table:table-cell table:style-name="ce2" table:formula="of:=IF(EXACT([.F55];[.F56]);[.H55];CELL(&quot;Row&quot;;[.H56]))" office:value-type="float" office:value="34">
              <text:p>34</text:p>
            </table:table-cell>
            <table:table-cell table:style-name="ce2" table:formula="of:=IF(AND([.$A56]&lt;=[.J$1];[.$A55]&gt;[.$A56]);0;IF(EXACT([.$A56];[.J$1]+1);[.I55]+1;[.I55]))" office:value-type="float" office:value="2">
              <text:p>2</text:p>
            </table:table-cell>
            <table:table-cell table:style-name="ce2" table:formula="of:=TEXT([.I56];&quot;0&quot;)" office:value-type="string" office:string-value="2">
              <text:p>2</text:p>
            </table:table-cell>
            <table:table-cell table:style-name="ce2" table:formula="of:=IF(EXACT([.I55];[.I56]);[.K55];CELL(&quot;Row&quot;;[.K56]))" office:value-type="float" office:value="41">
              <text:p>41</text:p>
            </table:table-cell>
            <table:table-cell table:style-name="ce2" table:formula="of:=IF(AND([.$A56]&lt;=[.M$1];[.$A55]&gt;[.$A56]);0;IF(EXACT([.$A56];[.M$1]+1);[.L55]+1;[.L55]))" office:value-type="float" office:value="3">
              <text:p>3</text:p>
            </table:table-cell>
            <table:table-cell table:style-name="ce2" table:formula="of:=TEXT([.L56];&quot;0&quot;)" office:value-type="string" office:string-value="3">
              <text:p>3</text:p>
            </table:table-cell>
            <table:table-cell table:style-name="ce2" table:formula="of:=IF(EXACT([.L55];[.L56]);[.N55];CELL(&quot;Row&quot;;[.N56]))" office:value-type="float" office:value="52">
              <text:p>52</text:p>
            </table:table-cell>
            <table:table-cell table:style-name="ce2" table:formula="of:=IF(AND([.$A56]&lt;=[.P$1];[.$A55]&gt;[.$A56]);0;IF(EXACT([.$A56];[.P$1]+1);[.O55]+1;[.O55]))" office:value-type="float" office:value="0">
              <text:p>0</text:p>
            </table:table-cell>
            <table:table-cell table:style-name="ce2" table:formula="of:=TEXT([.O56];&quot;0&quot;)" office:value-type="string" office:string-value="0">
              <text:p>0</text:p>
            </table:table-cell>
            <table:table-cell table:style-name="ce2" table:formula="of:=IF(EXACT([.O55];[.O56]);[.Q55];CELL(&quot;Row&quot;;[.Q56]))" office:value-type="float" office:value="52">
              <text:p>52</text:p>
            </table:table-cell>
            <table:table-cell table:style-name="ce2" table:formula="of:=IF(AND([.$A56]&lt;=[.S$1];[.$A55]&gt;[.$A56]);0;IF(EXACT([.$A56];[.S$1]+1);[.R55]+1;[.R55]))" office:value-type="float" office:value="4">
              <text:p>4</text:p>
            </table:table-cell>
            <table:table-cell table:style-name="ce2" table:formula="of:=TEXT([.R56];&quot;0&quot;)" office:value-type="string" office:string-value="4">
              <text:p>4</text:p>
            </table:table-cell>
            <table:table-cell table:style-name="ce2" table:formula="of:=IF(EXACT([.R55];[.R56]);[.T55];CELL(&quot;Row&quot;;[.T56]))" office:value-type="float" office:value="56">
              <text:p>56</text:p>
            </table:table-cell>
            <table:table-cell table:style-name="ce4" table:formula="of:=NOT(AND(OR([.A55]&gt;[.A56];[.A55]=[.A56]);[.A55]&lt;&gt;7))" office:value-type="boolean" office:boolean-value="true">
              <text:p>TRUE</text:p>
            </table:table-cell>
            <table:table-cell table:style-name="Nivel7" table:formula="of:=CONCATENATE([.D56];[.G56];[.J56];[.M56];[.P56];[.S56])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122304">
              <text:p>122304</text:p>
            </table:table-cell>
            <table:table-cell table:style-name="Datos" office:value-type="string">
              <text:p>Equipo de cómputo</text:p>
            </table:table-cell>
            <table:table-cell table:style-name="Nivel7" table:formula="of:=[.W56]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Equipo de cómputo">
              <text:p>Equipo de cómput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omp</text:p>
            </table:table-cell>
            <table:table-cell table:style-name="Datos" table:formula="of:=IF(EXACT([.A56];1);&quot;&quot;;IF(EXACT([.A56];2);INDIRECT(CONCATENATE(&quot;W&quot;;[.B56]));IF(EXACT([.A56];3);INDIRECT(CONCATENATE(&quot;W&quot;;[.E56]));IF(EXACT([.A56];4);INDIRECT(CONCATENATE(&quot;W&quot;;[.H56]));IF(EXACT([.A56];5);INDIRECT(CONCATENATE(&quot;W&quot;;[.K56]));IF(EXACT([.A56];6);INDIRECT(CONCATENATE(&quot;W&quot;;[.N56]));IF(EXACT([.A56];7);INDIRECT(CONCATENATE(&quot;W&quot;;[.Q56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56];7));NOT(EXACT([.AD56];&quot;Vista&quot;)));AND(EXACT([.A56];7);EXACT([.AD56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56];[Valores.$A$2:.$C$12];2)" office:value-type="string" office:string-value="other">
              <text:p>other</text:p>
            </table:table-cell>
            <table:table-cell table:style-name="Datos" table:formula="of:=VLOOKUP([.AD5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57];1);CELL(&quot;Row&quot;;[.B57]);[.B56])" office:value-type="float" office:value="2">
              <text:p>2</text:p>
            </table:table-cell>
            <table:table-cell table:style-name="ce2" table:formula="of:=IF(EXACT([.$A57];1);0;IF(EXACT([.$A57];2);[.C56]+1;[.C56]))" office:value-type="float" office:value="1">
              <text:p>1</text:p>
            </table:table-cell>
            <table:table-cell table:style-name="ce2" table:formula="of:=TEXT([.C57];&quot;0&quot;)" office:value-type="string" office:string-value="1">
              <text:p>1</text:p>
            </table:table-cell>
            <table:table-cell table:style-name="ce2" table:formula="of:=IF(EXACT([.C56];[.C57]);[.E56];CELL(&quot;Row&quot;;[.E57]))" office:value-type="float" office:value="3">
              <text:p>3</text:p>
            </table:table-cell>
            <table:table-cell table:style-name="ce2" table:formula="of:=IF(AND([.$A57]&lt;=[.G$1];[.$A56]&gt;[.$A57]);0;IF(EXACT([.$A57];[.G$1]+1);[.F56]+1;[.F56]))" office:value-type="float" office:value="2">
              <text:p>2</text:p>
            </table:table-cell>
            <table:table-cell table:style-name="ce2" table:formula="of:=TEXT([.F57];&quot;0&quot;)" office:value-type="string" office:string-value="2">
              <text:p>2</text:p>
            </table:table-cell>
            <table:table-cell table:style-name="ce2" table:formula="of:=IF(EXACT([.F56];[.F57]);[.H56];CELL(&quot;Row&quot;;[.H57]))" office:value-type="float" office:value="34">
              <text:p>34</text:p>
            </table:table-cell>
            <table:table-cell table:style-name="ce2" table:formula="of:=IF(AND([.$A57]&lt;=[.J$1];[.$A56]&gt;[.$A57]);0;IF(EXACT([.$A57];[.J$1]+1);[.I56]+1;[.I56]))" office:value-type="float" office:value="2">
              <text:p>2</text:p>
            </table:table-cell>
            <table:table-cell table:style-name="ce2" table:formula="of:=TEXT([.I57];&quot;0&quot;)" office:value-type="string" office:string-value="2">
              <text:p>2</text:p>
            </table:table-cell>
            <table:table-cell table:style-name="ce2" table:formula="of:=IF(EXACT([.I56];[.I57]);[.K56];CELL(&quot;Row&quot;;[.K57]))" office:value-type="float" office:value="41">
              <text:p>41</text:p>
            </table:table-cell>
            <table:table-cell table:style-name="ce2" table:formula="of:=IF(AND([.$A57]&lt;=[.M$1];[.$A56]&gt;[.$A57]);0;IF(EXACT([.$A57];[.M$1]+1);[.L56]+1;[.L56]))" office:value-type="float" office:value="3">
              <text:p>3</text:p>
            </table:table-cell>
            <table:table-cell table:style-name="ce2" table:formula="of:=TEXT([.L57];&quot;0&quot;)" office:value-type="string" office:string-value="3">
              <text:p>3</text:p>
            </table:table-cell>
            <table:table-cell table:style-name="ce2" table:formula="of:=IF(EXACT([.L56];[.L57]);[.N56];CELL(&quot;Row&quot;;[.N57]))" office:value-type="float" office:value="52">
              <text:p>52</text:p>
            </table:table-cell>
            <table:table-cell table:style-name="ce2" table:formula="of:=IF(AND([.$A57]&lt;=[.P$1];[.$A56]&gt;[.$A57]);0;IF(EXACT([.$A57];[.P$1]+1);[.O56]+1;[.O56]))" office:value-type="float" office:value="0">
              <text:p>0</text:p>
            </table:table-cell>
            <table:table-cell table:style-name="ce2" table:formula="of:=TEXT([.O57];&quot;0&quot;)" office:value-type="string" office:string-value="0">
              <text:p>0</text:p>
            </table:table-cell>
            <table:table-cell table:style-name="ce2" table:formula="of:=IF(EXACT([.O56];[.O57]);[.Q56];CELL(&quot;Row&quot;;[.Q57]))" office:value-type="float" office:value="52">
              <text:p>52</text:p>
            </table:table-cell>
            <table:table-cell table:style-name="ce2" table:formula="of:=IF(AND([.$A57]&lt;=[.S$1];[.$A56]&gt;[.$A57]);0;IF(EXACT([.$A57];[.S$1]+1);[.R56]+1;[.R56]))" office:value-type="float" office:value="5">
              <text:p>5</text:p>
            </table:table-cell>
            <table:table-cell table:style-name="ce2" table:formula="of:=TEXT([.R57];&quot;0&quot;)" office:value-type="string" office:string-value="5">
              <text:p>5</text:p>
            </table:table-cell>
            <table:table-cell table:style-name="ce2" table:formula="of:=IF(EXACT([.R56];[.R57]);[.T56];CELL(&quot;Row&quot;;[.T57]))" office:value-type="float" office:value="57">
              <text:p>57</text:p>
            </table:table-cell>
            <table:table-cell table:style-name="ce4" table:formula="of:=NOT(AND(OR([.A56]&gt;[.A57];[.A56]=[.A57]);[.A56]&lt;&gt;7))" office:value-type="boolean" office:boolean-value="true">
              <text:p>TRUE</text:p>
            </table:table-cell>
            <table:table-cell table:style-name="Nivel7" table:formula="of:=CONCATENATE([.D57];[.G57];[.J57];[.M57];[.P57];[.S57])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122305">
              <text:p>122305</text:p>
            </table:table-cell>
            <table:table-cell table:style-name="Datos" office:value-type="string">
              <text:p>Vehículos</text:p>
            </table:table-cell>
            <table:table-cell table:style-name="Nivel7" table:formula="of:=[.W57]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Vehículos">
              <text:p>Vehícul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eh</text:p>
            </table:table-cell>
            <table:table-cell table:style-name="Datos" table:formula="of:=IF(EXACT([.A57];1);&quot;&quot;;IF(EXACT([.A57];2);INDIRECT(CONCATENATE(&quot;W&quot;;[.B57]));IF(EXACT([.A57];3);INDIRECT(CONCATENATE(&quot;W&quot;;[.E57]));IF(EXACT([.A57];4);INDIRECT(CONCATENATE(&quot;W&quot;;[.H57]));IF(EXACT([.A57];5);INDIRECT(CONCATENATE(&quot;W&quot;;[.K57]));IF(EXACT([.A57];6);INDIRECT(CONCATENATE(&quot;W&quot;;[.N57]));IF(EXACT([.A57];7);INDIRECT(CONCATENATE(&quot;W&quot;;[.Q57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57];7));NOT(EXACT([.AD57];&quot;Vista&quot;)));AND(EXACT([.A57];7);EXACT([.AD57];&quot;Vista&quot;))))" office:value-type="boolean" office:boolean-value="true">
              <text:p>TRUE</text:p>
            </table:table-cell>
            <table:table-cell table:style-name="Datos" office:value-type="string">
              <text:p>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57];[Valores.$A$2:.$C$12];2)" office:value-type="string" office:string-value="other">
              <text:p>other</text:p>
            </table:table-cell>
            <table:table-cell table:style-name="Datos" table:formula="of:=VLOOKUP([.AD57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58];1);CELL(&quot;Row&quot;;[.B58]);[.B57])" office:value-type="float" office:value="2">
              <text:p>2</text:p>
            </table:table-cell>
            <table:table-cell table:style-name="ce2" table:formula="of:=IF(EXACT([.$A58];1);0;IF(EXACT([.$A58];2);[.C57]+1;[.C57]))" office:value-type="float" office:value="1">
              <text:p>1</text:p>
            </table:table-cell>
            <table:table-cell table:style-name="ce2" table:formula="of:=TEXT([.C58];&quot;0&quot;)" office:value-type="string" office:string-value="1">
              <text:p>1</text:p>
            </table:table-cell>
            <table:table-cell table:style-name="ce2" table:formula="of:=IF(EXACT([.C57];[.C58]);[.E57];CELL(&quot;Row&quot;;[.E58]))" office:value-type="float" office:value="3">
              <text:p>3</text:p>
            </table:table-cell>
            <table:table-cell table:style-name="ce2" table:formula="of:=IF(AND([.$A58]&lt;=[.G$1];[.$A57]&gt;[.$A58]);0;IF(EXACT([.$A58];[.G$1]+1);[.F57]+1;[.F57]))" office:value-type="float" office:value="3">
              <text:p>3</text:p>
            </table:table-cell>
            <table:table-cell table:style-name="ce2" table:formula="of:=TEXT([.F58];&quot;0&quot;)" office:value-type="string" office:string-value="3">
              <text:p>3</text:p>
            </table:table-cell>
            <table:table-cell table:style-name="ce2" table:formula="of:=IF(EXACT([.F57];[.F58]);[.H57];CELL(&quot;Row&quot;;[.H58]))" office:value-type="float" office:value="58">
              <text:p>58</text:p>
            </table:table-cell>
            <table:table-cell table:style-name="ce2" table:formula="of:=IF(AND([.$A58]&lt;=[.J$1];[.$A57]&gt;[.$A58]);0;IF(EXACT([.$A58];[.J$1]+1);[.I57]+1;[.I57]))" office:value-type="float" office:value="0">
              <text:p>0</text:p>
            </table:table-cell>
            <table:table-cell table:style-name="ce2" table:formula="of:=TEXT([.I58];&quot;0&quot;)" office:value-type="string" office:string-value="0">
              <text:p>0</text:p>
            </table:table-cell>
            <table:table-cell table:style-name="ce2" table:formula="of:=IF(EXACT([.I57];[.I58]);[.K57];CELL(&quot;Row&quot;;[.K58]))" office:value-type="float" office:value="58">
              <text:p>58</text:p>
            </table:table-cell>
            <table:table-cell table:style-name="ce2" table:formula="of:=IF(AND([.$A58]&lt;=[.M$1];[.$A57]&gt;[.$A58]);0;IF(EXACT([.$A58];[.M$1]+1);[.L57]+1;[.L57]))" office:value-type="float" office:value="0">
              <text:p>0</text:p>
            </table:table-cell>
            <table:table-cell table:style-name="ce2" table:formula="of:=TEXT([.L58];&quot;0&quot;)" office:value-type="string" office:string-value="0">
              <text:p>0</text:p>
            </table:table-cell>
            <table:table-cell table:style-name="ce2" table:formula="of:=IF(EXACT([.L57];[.L58]);[.N57];CELL(&quot;Row&quot;;[.N58]))" office:value-type="float" office:value="58">
              <text:p>58</text:p>
            </table:table-cell>
            <table:table-cell table:style-name="ce2" table:formula="of:=IF(AND([.$A58]&lt;=[.P$1];[.$A57]&gt;[.$A58]);0;IF(EXACT([.$A58];[.P$1]+1);[.O57]+1;[.O57]))" office:value-type="float" office:value="0">
              <text:p>0</text:p>
            </table:table-cell>
            <table:table-cell table:style-name="ce2" table:formula="of:=TEXT([.O58];&quot;0&quot;)" office:value-type="string" office:string-value="0">
              <text:p>0</text:p>
            </table:table-cell>
            <table:table-cell table:style-name="ce2" table:formula="of:=IF(EXACT([.O57];[.O58]);[.Q57];CELL(&quot;Row&quot;;[.Q58]))" office:value-type="float" office:value="52">
              <text:p>52</text:p>
            </table:table-cell>
            <table:table-cell table:style-name="ce2" table:formula="of:=IF(AND([.$A58]&lt;=[.S$1];[.$A57]&gt;[.$A58]);0;IF(EXACT([.$A58];[.S$1]+1);[.R57]+1;[.R57]))" office:value-type="float" office:value="0">
              <text:p>0</text:p>
            </table:table-cell>
            <table:table-cell table:style-name="ce2" table:formula="of:=TEXT([.R58];&quot;0&quot;)" office:value-type="string" office:string-value="0">
              <text:p>0</text:p>
            </table:table-cell>
            <table:table-cell table:style-name="ce2" table:formula="of:=IF(EXACT([.R57];[.R58]);[.T57];CELL(&quot;Row&quot;;[.T58]))" office:value-type="float" office:value="58">
              <text:p>58</text:p>
            </table:table-cell>
            <table:table-cell table:style-name="ce4" table:formula="of:=NOT(AND(OR([.A57]&gt;[.A58];[.A57]=[.A58]);[.A57]&lt;&gt;7))" office:value-type="boolean" office:boolean-value="true">
              <text:p>TRUE</text:p>
            </table:table-cell>
            <table:table-cell table:style-name="Nivel3" table:formula="of:=CONCATENATE([.D58];[.G58];[.J58];[.M58];[.P58];[.S58])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130000">
              <text:p>130000</text:p>
            </table:table-cell>
            <table:table-cell table:style-name="Datos" office:value-type="string">
              <text:p>Depreciaciones acumuladas sobre activo fijo depreciable</text:p>
            </table:table-cell>
            <table:table-cell table:style-name="Nivel3" table:formula="of:=[.W58]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-Ac</text:p>
            </table:table-cell>
            <table:table-cell table:style-name="Datos" table:formula="of:=IF(EXACT([.A58];1);&quot;&quot;;IF(EXACT([.A58];2);INDIRECT(CONCATENATE(&quot;W&quot;;[.B58]));IF(EXACT([.A58];3);INDIRECT(CONCATENATE(&quot;W&quot;;[.E58]));IF(EXACT([.A58];4);INDIRECT(CONCATENATE(&quot;W&quot;;[.H58]));IF(EXACT([.A58];5);INDIRECT(CONCATENATE(&quot;W&quot;;[.K58]));IF(EXACT([.A58];6);INDIRECT(CONCATENATE(&quot;W&quot;;[.N58]));IF(EXACT([.A58];7);INDIRECT(CONCATENATE(&quot;W&quot;;[.Q58])))))))))" office:value-type="string" office:string-value="Activo">
              <text:p>Activo</text:p>
            </table:table-cell>
            <table:table-cell table:style-name="ce5" table:formula="of:=NOT(OR(AND(NOT(EXACT([.A58];7));NOT(EXACT([.AD58];&quot;Vista&quot;)));AND(EXACT([.A58];7);EXACT([.AD58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58];[Valores.$A$2:.$C$12];2)" office:value-type="string" office:string-value="view">
              <text:p>view</text:p>
            </table:table-cell>
            <table:table-cell table:style-name="Datos" table:formula="of:=VLOOKUP([.AD5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59];1);CELL(&quot;Row&quot;;[.B59]);[.B58])" office:value-type="float" office:value="2">
              <text:p>2</text:p>
            </table:table-cell>
            <table:table-cell table:style-name="ce2" table:formula="of:=IF(EXACT([.$A59];1);0;IF(EXACT([.$A59];2);[.C58]+1;[.C58]))" office:value-type="float" office:value="1">
              <text:p>1</text:p>
            </table:table-cell>
            <table:table-cell table:style-name="ce2" table:formula="of:=TEXT([.C59];&quot;0&quot;)" office:value-type="string" office:string-value="1">
              <text:p>1</text:p>
            </table:table-cell>
            <table:table-cell table:style-name="ce2" table:formula="of:=IF(EXACT([.C58];[.C59]);[.E58];CELL(&quot;Row&quot;;[.E59]))" office:value-type="float" office:value="3">
              <text:p>3</text:p>
            </table:table-cell>
            <table:table-cell table:style-name="ce2" table:formula="of:=IF(AND([.$A59]&lt;=[.G$1];[.$A58]&gt;[.$A59]);0;IF(EXACT([.$A59];[.G$1]+1);[.F58]+1;[.F58]))" office:value-type="float" office:value="3">
              <text:p>3</text:p>
            </table:table-cell>
            <table:table-cell table:style-name="ce2" table:formula="of:=TEXT([.F59];&quot;0&quot;)" office:value-type="string" office:string-value="3">
              <text:p>3</text:p>
            </table:table-cell>
            <table:table-cell table:style-name="ce2" table:formula="of:=IF(EXACT([.F58];[.F59]);[.H58];CELL(&quot;Row&quot;;[.H59]))" office:value-type="float" office:value="58">
              <text:p>58</text:p>
            </table:table-cell>
            <table:table-cell table:style-name="ce2" table:formula="of:=IF(AND([.$A59]&lt;=[.J$1];[.$A58]&gt;[.$A59]);0;IF(EXACT([.$A59];[.J$1]+1);[.I58]+1;[.I58]))" office:value-type="float" office:value="1">
              <text:p>1</text:p>
            </table:table-cell>
            <table:table-cell table:style-name="ce2" table:formula="of:=TEXT([.I59];&quot;0&quot;)" office:value-type="string" office:string-value="1">
              <text:p>1</text:p>
            </table:table-cell>
            <table:table-cell table:style-name="ce2" table:formula="of:=IF(EXACT([.I58];[.I59]);[.K58];CELL(&quot;Row&quot;;[.K59]))" office:value-type="float" office:value="59">
              <text:p>59</text:p>
            </table:table-cell>
            <table:table-cell table:style-name="ce2" table:formula="of:=IF(AND([.$A59]&lt;=[.M$1];[.$A58]&gt;[.$A59]);0;IF(EXACT([.$A59];[.M$1]+1);[.L58]+1;[.L58]))" office:value-type="float" office:value="0">
              <text:p>0</text:p>
            </table:table-cell>
            <table:table-cell table:style-name="ce2" table:formula="of:=TEXT([.L59];&quot;0&quot;)" office:value-type="string" office:string-value="0">
              <text:p>0</text:p>
            </table:table-cell>
            <table:table-cell table:style-name="ce2" table:formula="of:=IF(EXACT([.L58];[.L59]);[.N58];CELL(&quot;Row&quot;;[.N59]))" office:value-type="float" office:value="58">
              <text:p>58</text:p>
            </table:table-cell>
            <table:table-cell table:style-name="ce2" table:formula="of:=IF(AND([.$A59]&lt;=[.P$1];[.$A58]&gt;[.$A59]);0;IF(EXACT([.$A59];[.P$1]+1);[.O58]+1;[.O58]))" office:value-type="float" office:value="0">
              <text:p>0</text:p>
            </table:table-cell>
            <table:table-cell table:style-name="ce2" table:formula="of:=TEXT([.O59];&quot;0&quot;)" office:value-type="string" office:string-value="0">
              <text:p>0</text:p>
            </table:table-cell>
            <table:table-cell table:style-name="ce2" table:formula="of:=IF(EXACT([.O58];[.O59]);[.Q58];CELL(&quot;Row&quot;;[.Q59]))" office:value-type="float" office:value="52">
              <text:p>52</text:p>
            </table:table-cell>
            <table:table-cell table:style-name="ce2" table:formula="of:=IF(AND([.$A59]&lt;=[.S$1];[.$A58]&gt;[.$A59]);0;IF(EXACT([.$A59];[.S$1]+1);[.R58]+1;[.R58]))" office:value-type="float" office:value="0">
              <text:p>0</text:p>
            </table:table-cell>
            <table:table-cell table:style-name="ce2" table:formula="of:=TEXT([.R59];&quot;0&quot;)" office:value-type="string" office:string-value="0">
              <text:p>0</text:p>
            </table:table-cell>
            <table:table-cell table:style-name="ce2" table:formula="of:=IF(EXACT([.R58];[.R59]);[.T58];CELL(&quot;Row&quot;;[.T59]))" office:value-type="float" office:value="58">
              <text:p>58</text:p>
            </table:table-cell>
            <table:table-cell table:style-name="ce4" table:formula="of:=NOT(AND(OR([.A58]&gt;[.A59];[.A58]=[.A59]);[.A58]&lt;&gt;7))" office:value-type="boolean" office:boolean-value="true">
              <text:p>TRUE</text:p>
            </table:table-cell>
            <table:table-cell table:style-name="Nivel4" table:formula="of:=CONCATENATE([.D59];[.G59];[.J59];[.M59];[.P59];[.S59])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131000">
              <text:p>131000</text:p>
            </table:table-cell>
            <table:table-cell table:style-name="Datos" office:value-type="string">
              <text:p>Dep. ac. de edificios</text:p>
            </table:table-cell>
            <table:table-cell table:style-name="Nivel4" table:formula="of:=[.W59]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Dep. ac. de edificios">
              <text:p>Dep. ac.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Ed</text:p>
            </table:table-cell>
            <table:table-cell table:style-name="Datos" table:formula="of:=IF(EXACT([.A59];1);&quot;&quot;;IF(EXACT([.A59];2);INDIRECT(CONCATENATE(&quot;W&quot;;[.B59]));IF(EXACT([.A59];3);INDIRECT(CONCATENATE(&quot;W&quot;;[.E59]));IF(EXACT([.A59];4);INDIRECT(CONCATENATE(&quot;W&quot;;[.H59]));IF(EXACT([.A59];5);INDIRECT(CONCATENATE(&quot;W&quot;;[.K59]));IF(EXACT([.A59];6);INDIRECT(CONCATENATE(&quot;W&quot;;[.N59]));IF(EXACT([.A59];7);INDIRECT(CONCATENATE(&quot;W&quot;;[.Q59]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ce5" table:formula="of:=NOT(OR(AND(NOT(EXACT([.A59];7));NOT(EXACT([.AD59];&quot;Vista&quot;)));AND(EXACT([.A59];7);EXACT([.AD59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59];[Valores.$A$2:.$C$12];2)" office:value-type="string" office:string-value="view">
              <text:p>view</text:p>
            </table:table-cell>
            <table:table-cell table:style-name="Datos" table:formula="of:=VLOOKUP([.AD5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60];1);CELL(&quot;Row&quot;;[.B60]);[.B59])" office:value-type="float" office:value="2">
              <text:p>2</text:p>
            </table:table-cell>
            <table:table-cell table:style-name="ce2" table:formula="of:=IF(EXACT([.$A60];1);0;IF(EXACT([.$A60];2);[.C59]+1;[.C59]))" office:value-type="float" office:value="1">
              <text:p>1</text:p>
            </table:table-cell>
            <table:table-cell table:style-name="ce2" table:formula="of:=TEXT([.C60];&quot;0&quot;)" office:value-type="string" office:string-value="1">
              <text:p>1</text:p>
            </table:table-cell>
            <table:table-cell table:style-name="ce2" table:formula="of:=IF(EXACT([.C59];[.C60]);[.E59];CELL(&quot;Row&quot;;[.E60]))" office:value-type="float" office:value="3">
              <text:p>3</text:p>
            </table:table-cell>
            <table:table-cell table:style-name="ce2" table:formula="of:=IF(AND([.$A60]&lt;=[.G$1];[.$A59]&gt;[.$A60]);0;IF(EXACT([.$A60];[.G$1]+1);[.F59]+1;[.F59]))" office:value-type="float" office:value="3">
              <text:p>3</text:p>
            </table:table-cell>
            <table:table-cell table:style-name="ce2" table:formula="of:=TEXT([.F60];&quot;0&quot;)" office:value-type="string" office:string-value="3">
              <text:p>3</text:p>
            </table:table-cell>
            <table:table-cell table:style-name="ce2" table:formula="of:=IF(EXACT([.F59];[.F60]);[.H59];CELL(&quot;Row&quot;;[.H60]))" office:value-type="float" office:value="58">
              <text:p>58</text:p>
            </table:table-cell>
            <table:table-cell table:style-name="ce2" table:formula="of:=IF(AND([.$A60]&lt;=[.J$1];[.$A59]&gt;[.$A60]);0;IF(EXACT([.$A60];[.J$1]+1);[.I59]+1;[.I59]))" office:value-type="float" office:value="1">
              <text:p>1</text:p>
            </table:table-cell>
            <table:table-cell table:style-name="ce2" table:formula="of:=TEXT([.I60];&quot;0&quot;)" office:value-type="string" office:string-value="1">
              <text:p>1</text:p>
            </table:table-cell>
            <table:table-cell table:style-name="ce2" table:formula="of:=IF(EXACT([.I59];[.I60]);[.K59];CELL(&quot;Row&quot;;[.K60]))" office:value-type="float" office:value="59">
              <text:p>59</text:p>
            </table:table-cell>
            <table:table-cell table:style-name="ce2" table:formula="of:=IF(AND([.$A60]&lt;=[.M$1];[.$A59]&gt;[.$A60]);0;IF(EXACT([.$A60];[.M$1]+1);[.L59]+1;[.L59]))" office:value-type="float" office:value="1">
              <text:p>1</text:p>
            </table:table-cell>
            <table:table-cell table:style-name="ce2" table:formula="of:=TEXT([.L60];&quot;0&quot;)" office:value-type="string" office:string-value="1">
              <text:p>1</text:p>
            </table:table-cell>
            <table:table-cell table:style-name="ce2" table:formula="of:=IF(EXACT([.L59];[.L60]);[.N59];CELL(&quot;Row&quot;;[.N60]))" office:value-type="float" office:value="60">
              <text:p>60</text:p>
            </table:table-cell>
            <table:table-cell table:style-name="ce2" table:formula="of:=IF(AND([.$A60]&lt;=[.P$1];[.$A59]&gt;[.$A60]);0;IF(EXACT([.$A60];[.P$1]+1);[.O59]+1;[.O59]))" office:value-type="float" office:value="0">
              <text:p>0</text:p>
            </table:table-cell>
            <table:table-cell table:style-name="ce2" table:formula="of:=TEXT([.O60];&quot;0&quot;)" office:value-type="string" office:string-value="0">
              <text:p>0</text:p>
            </table:table-cell>
            <table:table-cell table:style-name="ce2" table:formula="of:=IF(EXACT([.O59];[.O60]);[.Q59];CELL(&quot;Row&quot;;[.Q60]))" office:value-type="float" office:value="52">
              <text:p>52</text:p>
            </table:table-cell>
            <table:table-cell table:style-name="ce2" table:formula="of:=IF(AND([.$A60]&lt;=[.S$1];[.$A59]&gt;[.$A60]);0;IF(EXACT([.$A60];[.S$1]+1);[.R59]+1;[.R59]))" office:value-type="float" office:value="0">
              <text:p>0</text:p>
            </table:table-cell>
            <table:table-cell table:style-name="ce2" table:formula="of:=TEXT([.R60];&quot;0&quot;)" office:value-type="string" office:string-value="0">
              <text:p>0</text:p>
            </table:table-cell>
            <table:table-cell table:style-name="ce2" table:formula="of:=IF(EXACT([.R59];[.R60]);[.T59];CELL(&quot;Row&quot;;[.T60]))" office:value-type="float" office:value="58">
              <text:p>58</text:p>
            </table:table-cell>
            <table:table-cell table:style-name="ce4" table:formula="of:=NOT(AND(OR([.A59]&gt;[.A60];[.A59]=[.A60]);[.A59]&lt;&gt;7))" office:value-type="boolean" office:boolean-value="true">
              <text:p>TRUE</text:p>
            </table:table-cell>
            <table:table-cell table:style-name="Nivel5" table:formula="of:=CONCATENATE([.D60];[.G60];[.J60];[.M60];[.P60];[.S60])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131100">
              <text:p>131100</text:p>
            </table:table-cell>
            <table:table-cell table:style-name="Datos" office:value-type="string">
              <text:p>Dep. ac. de edificios – Valores originales</text:p>
            </table:table-cell>
            <table:table-cell table:style-name="Nivel5" table:formula="of:=[.W60]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Dep. ac. de edificios – Valores originales">
              <text:p>Dep. ac. de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60];1);&quot;&quot;;IF(EXACT([.A60];2);INDIRECT(CONCATENATE(&quot;W&quot;;[.B60]));IF(EXACT([.A60];3);INDIRECT(CONCATENATE(&quot;W&quot;;[.E60]));IF(EXACT([.A60];4);INDIRECT(CONCATENATE(&quot;W&quot;;[.H60]));IF(EXACT([.A60];5);INDIRECT(CONCATENATE(&quot;W&quot;;[.K60]));IF(EXACT([.A60];6);INDIRECT(CONCATENATE(&quot;W&quot;;[.N60]));IF(EXACT([.A60];7);INDIRECT(CONCATENATE(&quot;W&quot;;[.Q60])))))))))" office:value-type="string" office:string-value="Dep. ac. de edificios">
              <text:p>Dep. ac. de edificios</text:p>
            </table:table-cell>
            <table:table-cell table:style-name="ce5" table:formula="of:=NOT(OR(AND(NOT(EXACT([.A60];7));NOT(EXACT([.AD60];&quot;Vista&quot;)));AND(EXACT([.A60];7);EXACT([.AD60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60];[Valores.$A$2:.$C$12];2)" office:value-type="string" office:string-value="view">
              <text:p>view</text:p>
            </table:table-cell>
            <table:table-cell table:style-name="Datos" table:formula="of:=VLOOKUP([.AD6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61];1);CELL(&quot;Row&quot;;[.B61]);[.B60])" office:value-type="float" office:value="2">
              <text:p>2</text:p>
            </table:table-cell>
            <table:table-cell table:style-name="ce2" table:formula="of:=IF(EXACT([.$A61];1);0;IF(EXACT([.$A61];2);[.C60]+1;[.C60]))" office:value-type="float" office:value="1">
              <text:p>1</text:p>
            </table:table-cell>
            <table:table-cell table:style-name="ce2" table:formula="of:=TEXT([.C61];&quot;0&quot;)" office:value-type="string" office:string-value="1">
              <text:p>1</text:p>
            </table:table-cell>
            <table:table-cell table:style-name="ce2" table:formula="of:=IF(EXACT([.C60];[.C61]);[.E60];CELL(&quot;Row&quot;;[.E61]))" office:value-type="float" office:value="3">
              <text:p>3</text:p>
            </table:table-cell>
            <table:table-cell table:style-name="ce2" table:formula="of:=IF(AND([.$A61]&lt;=[.G$1];[.$A60]&gt;[.$A61]);0;IF(EXACT([.$A61];[.G$1]+1);[.F60]+1;[.F60]))" office:value-type="float" office:value="3">
              <text:p>3</text:p>
            </table:table-cell>
            <table:table-cell table:style-name="ce2" table:formula="of:=TEXT([.F61];&quot;0&quot;)" office:value-type="string" office:string-value="3">
              <text:p>3</text:p>
            </table:table-cell>
            <table:table-cell table:style-name="ce2" table:formula="of:=IF(EXACT([.F60];[.F61]);[.H60];CELL(&quot;Row&quot;;[.H61]))" office:value-type="float" office:value="58">
              <text:p>58</text:p>
            </table:table-cell>
            <table:table-cell table:style-name="ce2" table:formula="of:=IF(AND([.$A61]&lt;=[.J$1];[.$A60]&gt;[.$A61]);0;IF(EXACT([.$A61];[.J$1]+1);[.I60]+1;[.I60]))" office:value-type="float" office:value="1">
              <text:p>1</text:p>
            </table:table-cell>
            <table:table-cell table:style-name="ce2" table:formula="of:=TEXT([.I61];&quot;0&quot;)" office:value-type="string" office:string-value="1">
              <text:p>1</text:p>
            </table:table-cell>
            <table:table-cell table:style-name="ce2" table:formula="of:=IF(EXACT([.I60];[.I61]);[.K60];CELL(&quot;Row&quot;;[.K61]))" office:value-type="float" office:value="59">
              <text:p>59</text:p>
            </table:table-cell>
            <table:table-cell table:style-name="ce2" table:formula="of:=IF(AND([.$A61]&lt;=[.M$1];[.$A60]&gt;[.$A61]);0;IF(EXACT([.$A61];[.M$1]+1);[.L60]+1;[.L60]))" office:value-type="float" office:value="1">
              <text:p>1</text:p>
            </table:table-cell>
            <table:table-cell table:style-name="ce2" table:formula="of:=TEXT([.L61];&quot;0&quot;)" office:value-type="string" office:string-value="1">
              <text:p>1</text:p>
            </table:table-cell>
            <table:table-cell table:style-name="ce2" table:formula="of:=IF(EXACT([.L60];[.L61]);[.N60];CELL(&quot;Row&quot;;[.N61]))" office:value-type="float" office:value="60">
              <text:p>60</text:p>
            </table:table-cell>
            <table:table-cell table:style-name="ce2" table:formula="of:=IF(AND([.$A61]&lt;=[.P$1];[.$A60]&gt;[.$A61]);0;IF(EXACT([.$A61];[.P$1]+1);[.O60]+1;[.O60]))" office:value-type="float" office:value="0">
              <text:p>0</text:p>
            </table:table-cell>
            <table:table-cell table:style-name="ce2" table:formula="of:=TEXT([.O61];&quot;0&quot;)" office:value-type="string" office:string-value="0">
              <text:p>0</text:p>
            </table:table-cell>
            <table:table-cell table:style-name="ce2" table:formula="of:=IF(EXACT([.O60];[.O61]);[.Q60];CELL(&quot;Row&quot;;[.Q61]))" office:value-type="float" office:value="52">
              <text:p>52</text:p>
            </table:table-cell>
            <table:table-cell table:style-name="ce2" table:formula="of:=IF(AND([.$A61]&lt;=[.S$1];[.$A60]&gt;[.$A61]);0;IF(EXACT([.$A61];[.S$1]+1);[.R60]+1;[.R60]))" office:value-type="float" office:value="1">
              <text:p>1</text:p>
            </table:table-cell>
            <table:table-cell table:style-name="ce2" table:formula="of:=TEXT([.R61];&quot;0&quot;)" office:value-type="string" office:string-value="1">
              <text:p>1</text:p>
            </table:table-cell>
            <table:table-cell table:style-name="ce2" table:formula="of:=IF(EXACT([.R60];[.R61]);[.T60];CELL(&quot;Row&quot;;[.T61]))" office:value-type="float" office:value="61">
              <text:p>61</text:p>
            </table:table-cell>
            <table:table-cell table:style-name="ce4" table:formula="of:=NOT(AND(OR([.A60]&gt;[.A61];[.A60]=[.A61]);[.A60]&lt;&gt;7))" office:value-type="boolean" office:boolean-value="true">
              <text:p>TRUE</text:p>
            </table:table-cell>
            <table:table-cell table:style-name="Nivel7" table:formula="of:=CONCATENATE([.D61];[.G61];[.J61];[.M61];[.P61];[.S61])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131101">
              <text:p>1311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1]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1];1);&quot;&quot;;IF(EXACT([.A61];2);INDIRECT(CONCATENATE(&quot;W&quot;;[.B61]));IF(EXACT([.A61];3);INDIRECT(CONCATENATE(&quot;W&quot;;[.E61]));IF(EXACT([.A61];4);INDIRECT(CONCATENATE(&quot;W&quot;;[.H61]));IF(EXACT([.A61];5);INDIRECT(CONCATENATE(&quot;W&quot;;[.K61]));IF(EXACT([.A61];6);INDIRECT(CONCATENATE(&quot;W&quot;;[.N61]));IF(EXACT([.A61];7);INDIRECT(CONCATENATE(&quot;W&quot;;[.Q61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61];7));NOT(EXACT([.AD61];&quot;Vista&quot;)));AND(EXACT([.A61];7);EXACT([.AD61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61];[Valores.$A$2:.$C$12];2)" office:value-type="string" office:string-value="other">
              <text:p>other</text:p>
            </table:table-cell>
            <table:table-cell table:style-name="Datos" table:formula="of:=VLOOKUP([.AD6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62];1);CELL(&quot;Row&quot;;[.B62]);[.B61])" office:value-type="float" office:value="2">
              <text:p>2</text:p>
            </table:table-cell>
            <table:table-cell table:style-name="ce2" table:formula="of:=IF(EXACT([.$A62];1);0;IF(EXACT([.$A62];2);[.C61]+1;[.C61]))" office:value-type="float" office:value="1">
              <text:p>1</text:p>
            </table:table-cell>
            <table:table-cell table:style-name="ce2" table:formula="of:=TEXT([.C62];&quot;0&quot;)" office:value-type="string" office:string-value="1">
              <text:p>1</text:p>
            </table:table-cell>
            <table:table-cell table:style-name="ce2" table:formula="of:=IF(EXACT([.C61];[.C62]);[.E61];CELL(&quot;Row&quot;;[.E62]))" office:value-type="float" office:value="3">
              <text:p>3</text:p>
            </table:table-cell>
            <table:table-cell table:style-name="ce2" table:formula="of:=IF(AND([.$A62]&lt;=[.G$1];[.$A61]&gt;[.$A62]);0;IF(EXACT([.$A62];[.G$1]+1);[.F61]+1;[.F61]))" office:value-type="float" office:value="3">
              <text:p>3</text:p>
            </table:table-cell>
            <table:table-cell table:style-name="ce2" table:formula="of:=TEXT([.F62];&quot;0&quot;)" office:value-type="string" office:string-value="3">
              <text:p>3</text:p>
            </table:table-cell>
            <table:table-cell table:style-name="ce2" table:formula="of:=IF(EXACT([.F61];[.F62]);[.H61];CELL(&quot;Row&quot;;[.H62]))" office:value-type="float" office:value="58">
              <text:p>58</text:p>
            </table:table-cell>
            <table:table-cell table:style-name="ce2" table:formula="of:=IF(AND([.$A62]&lt;=[.J$1];[.$A61]&gt;[.$A62]);0;IF(EXACT([.$A62];[.J$1]+1);[.I61]+1;[.I61]))" office:value-type="float" office:value="1">
              <text:p>1</text:p>
            </table:table-cell>
            <table:table-cell table:style-name="ce2" table:formula="of:=TEXT([.I62];&quot;0&quot;)" office:value-type="string" office:string-value="1">
              <text:p>1</text:p>
            </table:table-cell>
            <table:table-cell table:style-name="ce2" table:formula="of:=IF(EXACT([.I61];[.I62]);[.K61];CELL(&quot;Row&quot;;[.K62]))" office:value-type="float" office:value="59">
              <text:p>59</text:p>
            </table:table-cell>
            <table:table-cell table:style-name="ce2" table:formula="of:=IF(AND([.$A62]&lt;=[.M$1];[.$A61]&gt;[.$A62]);0;IF(EXACT([.$A62];[.M$1]+1);[.L61]+1;[.L61]))" office:value-type="float" office:value="2">
              <text:p>2</text:p>
            </table:table-cell>
            <table:table-cell table:style-name="ce2" table:formula="of:=TEXT([.L62];&quot;0&quot;)" office:value-type="string" office:string-value="2">
              <text:p>2</text:p>
            </table:table-cell>
            <table:table-cell table:style-name="ce2" table:formula="of:=IF(EXACT([.L61];[.L62]);[.N61];CELL(&quot;Row&quot;;[.N62]))" office:value-type="float" office:value="62">
              <text:p>62</text:p>
            </table:table-cell>
            <table:table-cell table:style-name="ce2" table:formula="of:=IF(AND([.$A62]&lt;=[.P$1];[.$A61]&gt;[.$A62]);0;IF(EXACT([.$A62];[.P$1]+1);[.O61]+1;[.O61]))" office:value-type="float" office:value="0">
              <text:p>0</text:p>
            </table:table-cell>
            <table:table-cell table:style-name="ce2" table:formula="of:=TEXT([.O62];&quot;0&quot;)" office:value-type="string" office:string-value="0">
              <text:p>0</text:p>
            </table:table-cell>
            <table:table-cell table:style-name="ce2" table:formula="of:=IF(EXACT([.O61];[.O62]);[.Q61];CELL(&quot;Row&quot;;[.Q62]))" office:value-type="float" office:value="52">
              <text:p>52</text:p>
            </table:table-cell>
            <table:table-cell table:style-name="ce2" table:formula="of:=IF(AND([.$A62]&lt;=[.S$1];[.$A61]&gt;[.$A62]);0;IF(EXACT([.$A62];[.S$1]+1);[.R61]+1;[.R61]))" office:value-type="float" office:value="0">
              <text:p>0</text:p>
            </table:table-cell>
            <table:table-cell table:style-name="ce2" table:formula="of:=TEXT([.R62];&quot;0&quot;)" office:value-type="string" office:string-value="0">
              <text:p>0</text:p>
            </table:table-cell>
            <table:table-cell table:style-name="ce2" table:formula="of:=IF(EXACT([.R61];[.R62]);[.T61];CELL(&quot;Row&quot;;[.T62]))" office:value-type="float" office:value="62">
              <text:p>62</text:p>
            </table:table-cell>
            <table:table-cell table:style-name="ce4" table:formula="of:=NOT(AND(OR([.A61]&gt;[.A62];[.A61]=[.A62]);[.A61]&lt;&gt;7))" office:value-type="boolean" office:boolean-value="true">
              <text:p>TRUE</text:p>
            </table:table-cell>
            <table:table-cell table:style-name="Nivel5" table:formula="of:=CONCATENATE([.D62];[.G62];[.J62];[.M62];[.P62];[.S62])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131200">
              <text:p>131200</text:p>
            </table:table-cell>
            <table:table-cell table:style-name="Datos" office:value-type="string">
              <text:p>Dep. ac. de edificios – Revaluaciones</text:p>
            </table:table-cell>
            <table:table-cell table:style-name="Nivel5" table:formula="of:=[.W62]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Dep. ac. de edificios – Revaluaciones">
              <text:p>Dep. ac. de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62];1);&quot;&quot;;IF(EXACT([.A62];2);INDIRECT(CONCATENATE(&quot;W&quot;;[.B62]));IF(EXACT([.A62];3);INDIRECT(CONCATENATE(&quot;W&quot;;[.E62]));IF(EXACT([.A62];4);INDIRECT(CONCATENATE(&quot;W&quot;;[.H62]));IF(EXACT([.A62];5);INDIRECT(CONCATENATE(&quot;W&quot;;[.K62]));IF(EXACT([.A62];6);INDIRECT(CONCATENATE(&quot;W&quot;;[.N62]));IF(EXACT([.A62];7);INDIRECT(CONCATENATE(&quot;W&quot;;[.Q62])))))))))" office:value-type="string" office:string-value="Dep. ac. de edificios">
              <text:p>Dep. ac. de edificios</text:p>
            </table:table-cell>
            <table:table-cell table:style-name="ce5" table:formula="of:=NOT(OR(AND(NOT(EXACT([.A62];7));NOT(EXACT([.AD62];&quot;Vista&quot;)));AND(EXACT([.A62];7);EXACT([.AD62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62];[Valores.$A$2:.$C$12];2)" office:value-type="string" office:string-value="view">
              <text:p>view</text:p>
            </table:table-cell>
            <table:table-cell table:style-name="Datos" table:formula="of:=VLOOKUP([.AD6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63];1);CELL(&quot;Row&quot;;[.B63]);[.B62])" office:value-type="float" office:value="2">
              <text:p>2</text:p>
            </table:table-cell>
            <table:table-cell table:style-name="ce2" table:formula="of:=IF(EXACT([.$A63];1);0;IF(EXACT([.$A63];2);[.C62]+1;[.C62]))" office:value-type="float" office:value="1">
              <text:p>1</text:p>
            </table:table-cell>
            <table:table-cell table:style-name="ce2" table:formula="of:=TEXT([.C63];&quot;0&quot;)" office:value-type="string" office:string-value="1">
              <text:p>1</text:p>
            </table:table-cell>
            <table:table-cell table:style-name="ce2" table:formula="of:=IF(EXACT([.C62];[.C63]);[.E62];CELL(&quot;Row&quot;;[.E63]))" office:value-type="float" office:value="3">
              <text:p>3</text:p>
            </table:table-cell>
            <table:table-cell table:style-name="ce2" table:formula="of:=IF(AND([.$A63]&lt;=[.G$1];[.$A62]&gt;[.$A63]);0;IF(EXACT([.$A63];[.G$1]+1);[.F62]+1;[.F62]))" office:value-type="float" office:value="3">
              <text:p>3</text:p>
            </table:table-cell>
            <table:table-cell table:style-name="ce2" table:formula="of:=TEXT([.F63];&quot;0&quot;)" office:value-type="string" office:string-value="3">
              <text:p>3</text:p>
            </table:table-cell>
            <table:table-cell table:style-name="ce2" table:formula="of:=IF(EXACT([.F62];[.F63]);[.H62];CELL(&quot;Row&quot;;[.H63]))" office:value-type="float" office:value="58">
              <text:p>58</text:p>
            </table:table-cell>
            <table:table-cell table:style-name="ce2" table:formula="of:=IF(AND([.$A63]&lt;=[.J$1];[.$A62]&gt;[.$A63]);0;IF(EXACT([.$A63];[.J$1]+1);[.I62]+1;[.I62]))" office:value-type="float" office:value="1">
              <text:p>1</text:p>
            </table:table-cell>
            <table:table-cell table:style-name="ce2" table:formula="of:=TEXT([.I63];&quot;0&quot;)" office:value-type="string" office:string-value="1">
              <text:p>1</text:p>
            </table:table-cell>
            <table:table-cell table:style-name="ce2" table:formula="of:=IF(EXACT([.I62];[.I63]);[.K62];CELL(&quot;Row&quot;;[.K63]))" office:value-type="float" office:value="59">
              <text:p>59</text:p>
            </table:table-cell>
            <table:table-cell table:style-name="ce2" table:formula="of:=IF(AND([.$A63]&lt;=[.M$1];[.$A62]&gt;[.$A63]);0;IF(EXACT([.$A63];[.M$1]+1);[.L62]+1;[.L62]))" office:value-type="float" office:value="2">
              <text:p>2</text:p>
            </table:table-cell>
            <table:table-cell table:style-name="ce2" table:formula="of:=TEXT([.L63];&quot;0&quot;)" office:value-type="string" office:string-value="2">
              <text:p>2</text:p>
            </table:table-cell>
            <table:table-cell table:style-name="ce2" table:formula="of:=IF(EXACT([.L62];[.L63]);[.N62];CELL(&quot;Row&quot;;[.N63]))" office:value-type="float" office:value="62">
              <text:p>62</text:p>
            </table:table-cell>
            <table:table-cell table:style-name="ce2" table:formula="of:=IF(AND([.$A63]&lt;=[.P$1];[.$A62]&gt;[.$A63]);0;IF(EXACT([.$A63];[.P$1]+1);[.O62]+1;[.O62]))" office:value-type="float" office:value="0">
              <text:p>0</text:p>
            </table:table-cell>
            <table:table-cell table:style-name="ce2" table:formula="of:=TEXT([.O63];&quot;0&quot;)" office:value-type="string" office:string-value="0">
              <text:p>0</text:p>
            </table:table-cell>
            <table:table-cell table:style-name="ce2" table:formula="of:=IF(EXACT([.O62];[.O63]);[.Q62];CELL(&quot;Row&quot;;[.Q63]))" office:value-type="float" office:value="52">
              <text:p>52</text:p>
            </table:table-cell>
            <table:table-cell table:style-name="ce2" table:formula="of:=IF(AND([.$A63]&lt;=[.S$1];[.$A62]&gt;[.$A63]);0;IF(EXACT([.$A63];[.S$1]+1);[.R62]+1;[.R62]))" office:value-type="float" office:value="1">
              <text:p>1</text:p>
            </table:table-cell>
            <table:table-cell table:style-name="ce2" table:formula="of:=TEXT([.R63];&quot;0&quot;)" office:value-type="string" office:string-value="1">
              <text:p>1</text:p>
            </table:table-cell>
            <table:table-cell table:style-name="ce2" table:formula="of:=IF(EXACT([.R62];[.R63]);[.T62];CELL(&quot;Row&quot;;[.T63]))" office:value-type="float" office:value="63">
              <text:p>63</text:p>
            </table:table-cell>
            <table:table-cell table:style-name="ce4" table:formula="of:=NOT(AND(OR([.A62]&gt;[.A63];[.A62]=[.A63]);[.A62]&lt;&gt;7))" office:value-type="boolean" office:boolean-value="true">
              <text:p>TRUE</text:p>
            </table:table-cell>
            <table:table-cell table:style-name="Nivel7" table:formula="of:=CONCATENATE([.D63];[.G63];[.J63];[.M63];[.P63];[.S63])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131201">
              <text:p>1312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3]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3];1);&quot;&quot;;IF(EXACT([.A63];2);INDIRECT(CONCATENATE(&quot;W&quot;;[.B63]));IF(EXACT([.A63];3);INDIRECT(CONCATENATE(&quot;W&quot;;[.E63]));IF(EXACT([.A63];4);INDIRECT(CONCATENATE(&quot;W&quot;;[.H63]));IF(EXACT([.A63];5);INDIRECT(CONCATENATE(&quot;W&quot;;[.K63]));IF(EXACT([.A63];6);INDIRECT(CONCATENATE(&quot;W&quot;;[.N63]));IF(EXACT([.A63];7);INDIRECT(CONCATENATE(&quot;W&quot;;[.Q63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63];7));NOT(EXACT([.AD63];&quot;Vista&quot;)));AND(EXACT([.A63];7);EXACT([.AD63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63];[Valores.$A$2:.$C$12];2)" office:value-type="string" office:string-value="other">
              <text:p>other</text:p>
            </table:table-cell>
            <table:table-cell table:style-name="Datos" table:formula="of:=VLOOKUP([.AD6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64];1);CELL(&quot;Row&quot;;[.B64]);[.B63])" office:value-type="float" office:value="2">
              <text:p>2</text:p>
            </table:table-cell>
            <table:table-cell table:style-name="ce2" table:formula="of:=IF(EXACT([.$A64];1);0;IF(EXACT([.$A64];2);[.C63]+1;[.C63]))" office:value-type="float" office:value="1">
              <text:p>1</text:p>
            </table:table-cell>
            <table:table-cell table:style-name="ce2" table:formula="of:=TEXT([.C64];&quot;0&quot;)" office:value-type="string" office:string-value="1">
              <text:p>1</text:p>
            </table:table-cell>
            <table:table-cell table:style-name="ce2" table:formula="of:=IF(EXACT([.C63];[.C64]);[.E63];CELL(&quot;Row&quot;;[.E64]))" office:value-type="float" office:value="3">
              <text:p>3</text:p>
            </table:table-cell>
            <table:table-cell table:style-name="ce2" table:formula="of:=IF(AND([.$A64]&lt;=[.G$1];[.$A63]&gt;[.$A64]);0;IF(EXACT([.$A64];[.G$1]+1);[.F63]+1;[.F63]))" office:value-type="float" office:value="3">
              <text:p>3</text:p>
            </table:table-cell>
            <table:table-cell table:style-name="ce2" table:formula="of:=TEXT([.F64];&quot;0&quot;)" office:value-type="string" office:string-value="3">
              <text:p>3</text:p>
            </table:table-cell>
            <table:table-cell table:style-name="ce2" table:formula="of:=IF(EXACT([.F63];[.F64]);[.H63];CELL(&quot;Row&quot;;[.H64]))" office:value-type="float" office:value="58">
              <text:p>58</text:p>
            </table:table-cell>
            <table:table-cell table:style-name="ce2" table:formula="of:=IF(AND([.$A64]&lt;=[.J$1];[.$A63]&gt;[.$A64]);0;IF(EXACT([.$A64];[.J$1]+1);[.I63]+1;[.I63]))" office:value-type="float" office:value="2">
              <text:p>2</text:p>
            </table:table-cell>
            <table:table-cell table:style-name="ce2" table:formula="of:=TEXT([.I64];&quot;0&quot;)" office:value-type="string" office:string-value="2">
              <text:p>2</text:p>
            </table:table-cell>
            <table:table-cell table:style-name="ce2" table:formula="of:=IF(EXACT([.I63];[.I64]);[.K63];CELL(&quot;Row&quot;;[.K64]))" office:value-type="float" office:value="64">
              <text:p>64</text:p>
            </table:table-cell>
            <table:table-cell table:style-name="ce2" table:formula="of:=IF(AND([.$A64]&lt;=[.M$1];[.$A63]&gt;[.$A64]);0;IF(EXACT([.$A64];[.M$1]+1);[.L63]+1;[.L63]))" office:value-type="float" office:value="0">
              <text:p>0</text:p>
            </table:table-cell>
            <table:table-cell table:style-name="ce2" table:formula="of:=TEXT([.L64];&quot;0&quot;)" office:value-type="string" office:string-value="0">
              <text:p>0</text:p>
            </table:table-cell>
            <table:table-cell table:style-name="ce2" table:formula="of:=IF(EXACT([.L63];[.L64]);[.N63];CELL(&quot;Row&quot;;[.N64]))" office:value-type="float" office:value="64">
              <text:p>64</text:p>
            </table:table-cell>
            <table:table-cell table:style-name="ce2" table:formula="of:=IF(AND([.$A64]&lt;=[.P$1];[.$A63]&gt;[.$A64]);0;IF(EXACT([.$A64];[.P$1]+1);[.O63]+1;[.O63]))" office:value-type="float" office:value="0">
              <text:p>0</text:p>
            </table:table-cell>
            <table:table-cell table:style-name="ce2" table:formula="of:=TEXT([.O64];&quot;0&quot;)" office:value-type="string" office:string-value="0">
              <text:p>0</text:p>
            </table:table-cell>
            <table:table-cell table:style-name="ce2" table:formula="of:=IF(EXACT([.O63];[.O64]);[.Q63];CELL(&quot;Row&quot;;[.Q64]))" office:value-type="float" office:value="52">
              <text:p>52</text:p>
            </table:table-cell>
            <table:table-cell table:style-name="ce2" table:formula="of:=IF(AND([.$A64]&lt;=[.S$1];[.$A63]&gt;[.$A64]);0;IF(EXACT([.$A64];[.S$1]+1);[.R63]+1;[.R63]))" office:value-type="float" office:value="0">
              <text:p>0</text:p>
            </table:table-cell>
            <table:table-cell table:style-name="ce2" table:formula="of:=TEXT([.R64];&quot;0&quot;)" office:value-type="string" office:string-value="0">
              <text:p>0</text:p>
            </table:table-cell>
            <table:table-cell table:style-name="ce2" table:formula="of:=IF(EXACT([.R63];[.R64]);[.T63];CELL(&quot;Row&quot;;[.T64]))" office:value-type="float" office:value="64">
              <text:p>64</text:p>
            </table:table-cell>
            <table:table-cell table:style-name="ce4" table:formula="of:=NOT(AND(OR([.A63]&gt;[.A64];[.A63]=[.A64]);[.A63]&lt;&gt;7))" office:value-type="boolean" office:boolean-value="true">
              <text:p>TRUE</text:p>
            </table:table-cell>
            <table:table-cell table:style-name="Nivel4" table:formula="of:=CONCATENATE([.D64];[.G64];[.J64];[.M64];[.P64];[.S64])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132000">
              <text:p>132000</text:p>
            </table:table-cell>
            <table:table-cell table:style-name="Datos" office:value-type="string">
              <text:p>Dep. ac. de mejoras a edificios</text:p>
            </table:table-cell>
            <table:table-cell table:style-name="Nivel4" table:formula="of:=[.W64]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Dep. ac. de mejoras a edificios">
              <text:p>Dep. ac. de mejoras a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64];1);&quot;&quot;;IF(EXACT([.A64];2);INDIRECT(CONCATENATE(&quot;W&quot;;[.B64]));IF(EXACT([.A64];3);INDIRECT(CONCATENATE(&quot;W&quot;;[.E64]));IF(EXACT([.A64];4);INDIRECT(CONCATENATE(&quot;W&quot;;[.H64]));IF(EXACT([.A64];5);INDIRECT(CONCATENATE(&quot;W&quot;;[.K64]));IF(EXACT([.A64];6);INDIRECT(CONCATENATE(&quot;W&quot;;[.N64]));IF(EXACT([.A64];7);INDIRECT(CONCATENATE(&quot;W&quot;;[.Q64]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ce5" table:formula="of:=NOT(OR(AND(NOT(EXACT([.A64];7));NOT(EXACT([.AD64];&quot;Vista&quot;)));AND(EXACT([.A64];7);EXACT([.AD64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64];[Valores.$A$2:.$C$12];2)" office:value-type="string" office:string-value="view">
              <text:p>view</text:p>
            </table:table-cell>
            <table:table-cell table:style-name="Datos" table:formula="of:=VLOOKUP([.AD6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65];1);CELL(&quot;Row&quot;;[.B65]);[.B64])" office:value-type="float" office:value="2">
              <text:p>2</text:p>
            </table:table-cell>
            <table:table-cell table:style-name="ce2" table:formula="of:=IF(EXACT([.$A65];1);0;IF(EXACT([.$A65];2);[.C64]+1;[.C64]))" office:value-type="float" office:value="1">
              <text:p>1</text:p>
            </table:table-cell>
            <table:table-cell table:style-name="ce2" table:formula="of:=TEXT([.C65];&quot;0&quot;)" office:value-type="string" office:string-value="1">
              <text:p>1</text:p>
            </table:table-cell>
            <table:table-cell table:style-name="ce2" table:formula="of:=IF(EXACT([.C64];[.C65]);[.E64];CELL(&quot;Row&quot;;[.E65]))" office:value-type="float" office:value="3">
              <text:p>3</text:p>
            </table:table-cell>
            <table:table-cell table:style-name="ce2" table:formula="of:=IF(AND([.$A65]&lt;=[.G$1];[.$A64]&gt;[.$A65]);0;IF(EXACT([.$A65];[.G$1]+1);[.F64]+1;[.F64]))" office:value-type="float" office:value="3">
              <text:p>3</text:p>
            </table:table-cell>
            <table:table-cell table:style-name="ce2" table:formula="of:=TEXT([.F65];&quot;0&quot;)" office:value-type="string" office:string-value="3">
              <text:p>3</text:p>
            </table:table-cell>
            <table:table-cell table:style-name="ce2" table:formula="of:=IF(EXACT([.F64];[.F65]);[.H64];CELL(&quot;Row&quot;;[.H65]))" office:value-type="float" office:value="58">
              <text:p>58</text:p>
            </table:table-cell>
            <table:table-cell table:style-name="ce2" table:formula="of:=IF(AND([.$A65]&lt;=[.J$1];[.$A64]&gt;[.$A65]);0;IF(EXACT([.$A65];[.J$1]+1);[.I64]+1;[.I64]))" office:value-type="float" office:value="2">
              <text:p>2</text:p>
            </table:table-cell>
            <table:table-cell table:style-name="ce2" table:formula="of:=TEXT([.I65];&quot;0&quot;)" office:value-type="string" office:string-value="2">
              <text:p>2</text:p>
            </table:table-cell>
            <table:table-cell table:style-name="ce2" table:formula="of:=IF(EXACT([.I64];[.I65]);[.K64];CELL(&quot;Row&quot;;[.K65]))" office:value-type="float" office:value="64">
              <text:p>64</text:p>
            </table:table-cell>
            <table:table-cell table:style-name="ce2" table:formula="of:=IF(AND([.$A65]&lt;=[.M$1];[.$A64]&gt;[.$A65]);0;IF(EXACT([.$A65];[.M$1]+1);[.L64]+1;[.L64]))" office:value-type="float" office:value="1">
              <text:p>1</text:p>
            </table:table-cell>
            <table:table-cell table:style-name="ce2" table:formula="of:=TEXT([.L65];&quot;0&quot;)" office:value-type="string" office:string-value="1">
              <text:p>1</text:p>
            </table:table-cell>
            <table:table-cell table:style-name="ce2" table:formula="of:=IF(EXACT([.L64];[.L65]);[.N64];CELL(&quot;Row&quot;;[.N65]))" office:value-type="float" office:value="65">
              <text:p>65</text:p>
            </table:table-cell>
            <table:table-cell table:style-name="ce2" table:formula="of:=IF(AND([.$A65]&lt;=[.P$1];[.$A64]&gt;[.$A65]);0;IF(EXACT([.$A65];[.P$1]+1);[.O64]+1;[.O64]))" office:value-type="float" office:value="0">
              <text:p>0</text:p>
            </table:table-cell>
            <table:table-cell table:style-name="ce2" table:formula="of:=TEXT([.O65];&quot;0&quot;)" office:value-type="string" office:string-value="0">
              <text:p>0</text:p>
            </table:table-cell>
            <table:table-cell table:style-name="ce2" table:formula="of:=IF(EXACT([.O64];[.O65]);[.Q64];CELL(&quot;Row&quot;;[.Q65]))" office:value-type="float" office:value="52">
              <text:p>52</text:p>
            </table:table-cell>
            <table:table-cell table:style-name="ce2" table:formula="of:=IF(AND([.$A65]&lt;=[.S$1];[.$A64]&gt;[.$A65]);0;IF(EXACT([.$A65];[.S$1]+1);[.R64]+1;[.R64]))" office:value-type="float" office:value="0">
              <text:p>0</text:p>
            </table:table-cell>
            <table:table-cell table:style-name="ce2" table:formula="of:=TEXT([.R65];&quot;0&quot;)" office:value-type="string" office:string-value="0">
              <text:p>0</text:p>
            </table:table-cell>
            <table:table-cell table:style-name="ce2" table:formula="of:=IF(EXACT([.R64];[.R65]);[.T64];CELL(&quot;Row&quot;;[.T65]))" office:value-type="float" office:value="64">
              <text:p>64</text:p>
            </table:table-cell>
            <table:table-cell table:style-name="ce4" table:formula="of:=NOT(AND(OR([.A64]&gt;[.A65];[.A64]=[.A65]);[.A64]&lt;&gt;7))" office:value-type="boolean" office:boolean-value="true">
              <text:p>TRUE</text:p>
            </table:table-cell>
            <table:table-cell table:style-name="Nivel5" table:formula="of:=CONCATENATE([.D65];[.G65];[.J65];[.M65];[.P65];[.S65])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132100">
              <text:p>132100</text:p>
            </table:table-cell>
            <table:table-cell table:style-name="Datos" office:value-type="string">
              <text:p>Dep. ac. de mejoras a edificios – Valores originales</text:p>
            </table:table-cell>
            <table:table-cell table:style-name="Nivel5" table:formula="of:=[.W65]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Dep. ac. de mejoras a edificios – Valores originales">
              <text:p>Dep. ac. de mejoras a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65];1);&quot;&quot;;IF(EXACT([.A65];2);INDIRECT(CONCATENATE(&quot;W&quot;;[.B65]));IF(EXACT([.A65];3);INDIRECT(CONCATENATE(&quot;W&quot;;[.E65]));IF(EXACT([.A65];4);INDIRECT(CONCATENATE(&quot;W&quot;;[.H65]));IF(EXACT([.A65];5);INDIRECT(CONCATENATE(&quot;W&quot;;[.K65]));IF(EXACT([.A65];6);INDIRECT(CONCATENATE(&quot;W&quot;;[.N65]));IF(EXACT([.A65];7);INDIRECT(CONCATENATE(&quot;W&quot;;[.Q65])))))))))" office:value-type="string" office:string-value="Dep. ac. de mejoras a edificios">
              <text:p>Dep. ac. de mejoras a edificios</text:p>
            </table:table-cell>
            <table:table-cell table:style-name="ce5" table:formula="of:=NOT(OR(AND(NOT(EXACT([.A65];7));NOT(EXACT([.AD65];&quot;Vista&quot;)));AND(EXACT([.A65];7);EXACT([.AD65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65];[Valores.$A$2:.$C$12];2)" office:value-type="string" office:string-value="view">
              <text:p>view</text:p>
            </table:table-cell>
            <table:table-cell table:style-name="Datos" table:formula="of:=VLOOKUP([.AD6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66];1);CELL(&quot;Row&quot;;[.B66]);[.B65])" office:value-type="float" office:value="2">
              <text:p>2</text:p>
            </table:table-cell>
            <table:table-cell table:style-name="ce2" table:formula="of:=IF(EXACT([.$A66];1);0;IF(EXACT([.$A66];2);[.C65]+1;[.C65]))" office:value-type="float" office:value="1">
              <text:p>1</text:p>
            </table:table-cell>
            <table:table-cell table:style-name="ce2" table:formula="of:=TEXT([.C66];&quot;0&quot;)" office:value-type="string" office:string-value="1">
              <text:p>1</text:p>
            </table:table-cell>
            <table:table-cell table:style-name="ce2" table:formula="of:=IF(EXACT([.C65];[.C66]);[.E65];CELL(&quot;Row&quot;;[.E66]))" office:value-type="float" office:value="3">
              <text:p>3</text:p>
            </table:table-cell>
            <table:table-cell table:style-name="ce2" table:formula="of:=IF(AND([.$A66]&lt;=[.G$1];[.$A65]&gt;[.$A66]);0;IF(EXACT([.$A66];[.G$1]+1);[.F65]+1;[.F65]))" office:value-type="float" office:value="3">
              <text:p>3</text:p>
            </table:table-cell>
            <table:table-cell table:style-name="ce2" table:formula="of:=TEXT([.F66];&quot;0&quot;)" office:value-type="string" office:string-value="3">
              <text:p>3</text:p>
            </table:table-cell>
            <table:table-cell table:style-name="ce2" table:formula="of:=IF(EXACT([.F65];[.F66]);[.H65];CELL(&quot;Row&quot;;[.H66]))" office:value-type="float" office:value="58">
              <text:p>58</text:p>
            </table:table-cell>
            <table:table-cell table:style-name="ce2" table:formula="of:=IF(AND([.$A66]&lt;=[.J$1];[.$A65]&gt;[.$A66]);0;IF(EXACT([.$A66];[.J$1]+1);[.I65]+1;[.I65]))" office:value-type="float" office:value="2">
              <text:p>2</text:p>
            </table:table-cell>
            <table:table-cell table:style-name="ce2" table:formula="of:=TEXT([.I66];&quot;0&quot;)" office:value-type="string" office:string-value="2">
              <text:p>2</text:p>
            </table:table-cell>
            <table:table-cell table:style-name="ce2" table:formula="of:=IF(EXACT([.I65];[.I66]);[.K65];CELL(&quot;Row&quot;;[.K66]))" office:value-type="float" office:value="64">
              <text:p>64</text:p>
            </table:table-cell>
            <table:table-cell table:style-name="ce2" table:formula="of:=IF(AND([.$A66]&lt;=[.M$1];[.$A65]&gt;[.$A66]);0;IF(EXACT([.$A66];[.M$1]+1);[.L65]+1;[.L65]))" office:value-type="float" office:value="1">
              <text:p>1</text:p>
            </table:table-cell>
            <table:table-cell table:style-name="ce2" table:formula="of:=TEXT([.L66];&quot;0&quot;)" office:value-type="string" office:string-value="1">
              <text:p>1</text:p>
            </table:table-cell>
            <table:table-cell table:style-name="ce2" table:formula="of:=IF(EXACT([.L65];[.L66]);[.N65];CELL(&quot;Row&quot;;[.N66]))" office:value-type="float" office:value="65">
              <text:p>65</text:p>
            </table:table-cell>
            <table:table-cell table:style-name="ce2" table:formula="of:=IF(AND([.$A66]&lt;=[.P$1];[.$A65]&gt;[.$A66]);0;IF(EXACT([.$A66];[.P$1]+1);[.O65]+1;[.O65]))" office:value-type="float" office:value="0">
              <text:p>0</text:p>
            </table:table-cell>
            <table:table-cell table:style-name="ce2" table:formula="of:=TEXT([.O66];&quot;0&quot;)" office:value-type="string" office:string-value="0">
              <text:p>0</text:p>
            </table:table-cell>
            <table:table-cell table:style-name="ce2" table:formula="of:=IF(EXACT([.O65];[.O66]);[.Q65];CELL(&quot;Row&quot;;[.Q66]))" office:value-type="float" office:value="52">
              <text:p>52</text:p>
            </table:table-cell>
            <table:table-cell table:style-name="ce2" table:formula="of:=IF(AND([.$A66]&lt;=[.S$1];[.$A65]&gt;[.$A66]);0;IF(EXACT([.$A66];[.S$1]+1);[.R65]+1;[.R65]))" office:value-type="float" office:value="1">
              <text:p>1</text:p>
            </table:table-cell>
            <table:table-cell table:style-name="ce2" table:formula="of:=TEXT([.R66];&quot;0&quot;)" office:value-type="string" office:string-value="1">
              <text:p>1</text:p>
            </table:table-cell>
            <table:table-cell table:style-name="ce2" table:formula="of:=IF(EXACT([.R65];[.R66]);[.T65];CELL(&quot;Row&quot;;[.T66]))" office:value-type="float" office:value="66">
              <text:p>66</text:p>
            </table:table-cell>
            <table:table-cell table:style-name="ce4" table:formula="of:=NOT(AND(OR([.A65]&gt;[.A66];[.A65]=[.A66]);[.A65]&lt;&gt;7))" office:value-type="boolean" office:boolean-value="true">
              <text:p>TRUE</text:p>
            </table:table-cell>
            <table:table-cell table:style-name="Nivel7" table:formula="of:=CONCATENATE([.D66];[.G66];[.J66];[.M66];[.P66];[.S66])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132101">
              <text:p>1321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6]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6];1);&quot;&quot;;IF(EXACT([.A66];2);INDIRECT(CONCATENATE(&quot;W&quot;;[.B66]));IF(EXACT([.A66];3);INDIRECT(CONCATENATE(&quot;W&quot;;[.E66]));IF(EXACT([.A66];4);INDIRECT(CONCATENATE(&quot;W&quot;;[.H66]));IF(EXACT([.A66];5);INDIRECT(CONCATENATE(&quot;W&quot;;[.K66]));IF(EXACT([.A66];6);INDIRECT(CONCATENATE(&quot;W&quot;;[.N66]));IF(EXACT([.A66];7);INDIRECT(CONCATENATE(&quot;W&quot;;[.Q66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66];7));NOT(EXACT([.AD66];&quot;Vista&quot;)));AND(EXACT([.A66];7);EXACT([.AD66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66];[Valores.$A$2:.$C$12];2)" office:value-type="string" office:string-value="other">
              <text:p>other</text:p>
            </table:table-cell>
            <table:table-cell table:style-name="Datos" table:formula="of:=VLOOKUP([.AD6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67];1);CELL(&quot;Row&quot;;[.B67]);[.B66])" office:value-type="float" office:value="2">
              <text:p>2</text:p>
            </table:table-cell>
            <table:table-cell table:style-name="ce2" table:formula="of:=IF(EXACT([.$A67];1);0;IF(EXACT([.$A67];2);[.C66]+1;[.C66]))" office:value-type="float" office:value="1">
              <text:p>1</text:p>
            </table:table-cell>
            <table:table-cell table:style-name="ce2" table:formula="of:=TEXT([.C67];&quot;0&quot;)" office:value-type="string" office:string-value="1">
              <text:p>1</text:p>
            </table:table-cell>
            <table:table-cell table:style-name="ce2" table:formula="of:=IF(EXACT([.C66];[.C67]);[.E66];CELL(&quot;Row&quot;;[.E67]))" office:value-type="float" office:value="3">
              <text:p>3</text:p>
            </table:table-cell>
            <table:table-cell table:style-name="ce2" table:formula="of:=IF(AND([.$A67]&lt;=[.G$1];[.$A66]&gt;[.$A67]);0;IF(EXACT([.$A67];[.G$1]+1);[.F66]+1;[.F66]))" office:value-type="float" office:value="3">
              <text:p>3</text:p>
            </table:table-cell>
            <table:table-cell table:style-name="ce2" table:formula="of:=TEXT([.F67];&quot;0&quot;)" office:value-type="string" office:string-value="3">
              <text:p>3</text:p>
            </table:table-cell>
            <table:table-cell table:style-name="ce2" table:formula="of:=IF(EXACT([.F66];[.F67]);[.H66];CELL(&quot;Row&quot;;[.H67]))" office:value-type="float" office:value="58">
              <text:p>58</text:p>
            </table:table-cell>
            <table:table-cell table:style-name="ce2" table:formula="of:=IF(AND([.$A67]&lt;=[.J$1];[.$A66]&gt;[.$A67]);0;IF(EXACT([.$A67];[.J$1]+1);[.I66]+1;[.I66]))" office:value-type="float" office:value="2">
              <text:p>2</text:p>
            </table:table-cell>
            <table:table-cell table:style-name="ce2" table:formula="of:=TEXT([.I67];&quot;0&quot;)" office:value-type="string" office:string-value="2">
              <text:p>2</text:p>
            </table:table-cell>
            <table:table-cell table:style-name="ce2" table:formula="of:=IF(EXACT([.I66];[.I67]);[.K66];CELL(&quot;Row&quot;;[.K67]))" office:value-type="float" office:value="64">
              <text:p>64</text:p>
            </table:table-cell>
            <table:table-cell table:style-name="ce2" table:formula="of:=IF(AND([.$A67]&lt;=[.M$1];[.$A66]&gt;[.$A67]);0;IF(EXACT([.$A67];[.M$1]+1);[.L66]+1;[.L66]))" office:value-type="float" office:value="2">
              <text:p>2</text:p>
            </table:table-cell>
            <table:table-cell table:style-name="ce2" table:formula="of:=TEXT([.L67];&quot;0&quot;)" office:value-type="string" office:string-value="2">
              <text:p>2</text:p>
            </table:table-cell>
            <table:table-cell table:style-name="ce2" table:formula="of:=IF(EXACT([.L66];[.L67]);[.N66];CELL(&quot;Row&quot;;[.N67]))" office:value-type="float" office:value="67">
              <text:p>67</text:p>
            </table:table-cell>
            <table:table-cell table:style-name="ce2" table:formula="of:=IF(AND([.$A67]&lt;=[.P$1];[.$A66]&gt;[.$A67]);0;IF(EXACT([.$A67];[.P$1]+1);[.O66]+1;[.O66]))" office:value-type="float" office:value="0">
              <text:p>0</text:p>
            </table:table-cell>
            <table:table-cell table:style-name="ce2" table:formula="of:=TEXT([.O67];&quot;0&quot;)" office:value-type="string" office:string-value="0">
              <text:p>0</text:p>
            </table:table-cell>
            <table:table-cell table:style-name="ce2" table:formula="of:=IF(EXACT([.O66];[.O67]);[.Q66];CELL(&quot;Row&quot;;[.Q67]))" office:value-type="float" office:value="52">
              <text:p>52</text:p>
            </table:table-cell>
            <table:table-cell table:style-name="ce2" table:formula="of:=IF(AND([.$A67]&lt;=[.S$1];[.$A66]&gt;[.$A67]);0;IF(EXACT([.$A67];[.S$1]+1);[.R66]+1;[.R66]))" office:value-type="float" office:value="0">
              <text:p>0</text:p>
            </table:table-cell>
            <table:table-cell table:style-name="ce2" table:formula="of:=TEXT([.R67];&quot;0&quot;)" office:value-type="string" office:string-value="0">
              <text:p>0</text:p>
            </table:table-cell>
            <table:table-cell table:style-name="ce2" table:formula="of:=IF(EXACT([.R66];[.R67]);[.T66];CELL(&quot;Row&quot;;[.T67]))" office:value-type="float" office:value="67">
              <text:p>67</text:p>
            </table:table-cell>
            <table:table-cell table:style-name="ce4" table:formula="of:=NOT(AND(OR([.A66]&gt;[.A67];[.A66]=[.A67]);[.A66]&lt;&gt;7))" office:value-type="boolean" office:boolean-value="true">
              <text:p>TRUE</text:p>
            </table:table-cell>
            <table:table-cell table:style-name="Nivel5" table:formula="of:=CONCATENATE([.D67];[.G67];[.J67];[.M67];[.P67];[.S67])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132200">
              <text:p>132200</text:p>
            </table:table-cell>
            <table:table-cell table:style-name="Datos" office:value-type="string">
              <text:p>Dep. ac. de mejoras a edificios – Revaluaciones</text:p>
            </table:table-cell>
            <table:table-cell table:style-name="Nivel5" table:formula="of:=[.W67]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Dep. ac. de mejoras a edificios – Revaluaciones">
              <text:p>Dep. ac. de mejoras a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67];1);&quot;&quot;;IF(EXACT([.A67];2);INDIRECT(CONCATENATE(&quot;W&quot;;[.B67]));IF(EXACT([.A67];3);INDIRECT(CONCATENATE(&quot;W&quot;;[.E67]));IF(EXACT([.A67];4);INDIRECT(CONCATENATE(&quot;W&quot;;[.H67]));IF(EXACT([.A67];5);INDIRECT(CONCATENATE(&quot;W&quot;;[.K67]));IF(EXACT([.A67];6);INDIRECT(CONCATENATE(&quot;W&quot;;[.N67]));IF(EXACT([.A67];7);INDIRECT(CONCATENATE(&quot;W&quot;;[.Q67])))))))))" office:value-type="string" office:string-value="Dep. ac. de mejoras a edificios">
              <text:p>Dep. ac. de mejoras a edificios</text:p>
            </table:table-cell>
            <table:table-cell table:style-name="ce5" table:formula="of:=NOT(OR(AND(NOT(EXACT([.A67];7));NOT(EXACT([.AD67];&quot;Vista&quot;)));AND(EXACT([.A67];7);EXACT([.AD67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67];[Valores.$A$2:.$C$12];2)" office:value-type="string" office:string-value="view">
              <text:p>view</text:p>
            </table:table-cell>
            <table:table-cell table:style-name="Datos" table:formula="of:=VLOOKUP([.AD67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68];1);CELL(&quot;Row&quot;;[.B68]);[.B67])" office:value-type="float" office:value="2">
              <text:p>2</text:p>
            </table:table-cell>
            <table:table-cell table:style-name="ce2" table:formula="of:=IF(EXACT([.$A68];1);0;IF(EXACT([.$A68];2);[.C67]+1;[.C67]))" office:value-type="float" office:value="1">
              <text:p>1</text:p>
            </table:table-cell>
            <table:table-cell table:style-name="ce2" table:formula="of:=TEXT([.C68];&quot;0&quot;)" office:value-type="string" office:string-value="1">
              <text:p>1</text:p>
            </table:table-cell>
            <table:table-cell table:style-name="ce2" table:formula="of:=IF(EXACT([.C67];[.C68]);[.E67];CELL(&quot;Row&quot;;[.E68]))" office:value-type="float" office:value="3">
              <text:p>3</text:p>
            </table:table-cell>
            <table:table-cell table:style-name="ce2" table:formula="of:=IF(AND([.$A68]&lt;=[.G$1];[.$A67]&gt;[.$A68]);0;IF(EXACT([.$A68];[.G$1]+1);[.F67]+1;[.F67]))" office:value-type="float" office:value="3">
              <text:p>3</text:p>
            </table:table-cell>
            <table:table-cell table:style-name="ce2" table:formula="of:=TEXT([.F68];&quot;0&quot;)" office:value-type="string" office:string-value="3">
              <text:p>3</text:p>
            </table:table-cell>
            <table:table-cell table:style-name="ce2" table:formula="of:=IF(EXACT([.F67];[.F68]);[.H67];CELL(&quot;Row&quot;;[.H68]))" office:value-type="float" office:value="58">
              <text:p>58</text:p>
            </table:table-cell>
            <table:table-cell table:style-name="ce2" table:formula="of:=IF(AND([.$A68]&lt;=[.J$1];[.$A67]&gt;[.$A68]);0;IF(EXACT([.$A68];[.J$1]+1);[.I67]+1;[.I67]))" office:value-type="float" office:value="2">
              <text:p>2</text:p>
            </table:table-cell>
            <table:table-cell table:style-name="ce2" table:formula="of:=TEXT([.I68];&quot;0&quot;)" office:value-type="string" office:string-value="2">
              <text:p>2</text:p>
            </table:table-cell>
            <table:table-cell table:style-name="ce2" table:formula="of:=IF(EXACT([.I67];[.I68]);[.K67];CELL(&quot;Row&quot;;[.K68]))" office:value-type="float" office:value="64">
              <text:p>64</text:p>
            </table:table-cell>
            <table:table-cell table:style-name="ce2" table:formula="of:=IF(AND([.$A68]&lt;=[.M$1];[.$A67]&gt;[.$A68]);0;IF(EXACT([.$A68];[.M$1]+1);[.L67]+1;[.L67]))" office:value-type="float" office:value="2">
              <text:p>2</text:p>
            </table:table-cell>
            <table:table-cell table:style-name="ce2" table:formula="of:=TEXT([.L68];&quot;0&quot;)" office:value-type="string" office:string-value="2">
              <text:p>2</text:p>
            </table:table-cell>
            <table:table-cell table:style-name="ce2" table:formula="of:=IF(EXACT([.L67];[.L68]);[.N67];CELL(&quot;Row&quot;;[.N68]))" office:value-type="float" office:value="67">
              <text:p>67</text:p>
            </table:table-cell>
            <table:table-cell table:style-name="ce2" table:formula="of:=IF(AND([.$A68]&lt;=[.P$1];[.$A67]&gt;[.$A68]);0;IF(EXACT([.$A68];[.P$1]+1);[.O67]+1;[.O67]))" office:value-type="float" office:value="0">
              <text:p>0</text:p>
            </table:table-cell>
            <table:table-cell table:style-name="ce2" table:formula="of:=TEXT([.O68];&quot;0&quot;)" office:value-type="string" office:string-value="0">
              <text:p>0</text:p>
            </table:table-cell>
            <table:table-cell table:style-name="ce2" table:formula="of:=IF(EXACT([.O67];[.O68]);[.Q67];CELL(&quot;Row&quot;;[.Q68]))" office:value-type="float" office:value="52">
              <text:p>52</text:p>
            </table:table-cell>
            <table:table-cell table:style-name="ce2" table:formula="of:=IF(AND([.$A68]&lt;=[.S$1];[.$A67]&gt;[.$A68]);0;IF(EXACT([.$A68];[.S$1]+1);[.R67]+1;[.R67]))" office:value-type="float" office:value="1">
              <text:p>1</text:p>
            </table:table-cell>
            <table:table-cell table:style-name="ce2" table:formula="of:=TEXT([.R68];&quot;0&quot;)" office:value-type="string" office:string-value="1">
              <text:p>1</text:p>
            </table:table-cell>
            <table:table-cell table:style-name="ce2" table:formula="of:=IF(EXACT([.R67];[.R68]);[.T67];CELL(&quot;Row&quot;;[.T68]))" office:value-type="float" office:value="68">
              <text:p>68</text:p>
            </table:table-cell>
            <table:table-cell table:style-name="ce4" table:formula="of:=NOT(AND(OR([.A67]&gt;[.A68];[.A67]=[.A68]);[.A67]&lt;&gt;7))" office:value-type="boolean" office:boolean-value="true">
              <text:p>TRUE</text:p>
            </table:table-cell>
            <table:table-cell table:style-name="Nivel7" table:formula="of:=CONCATENATE([.D68];[.G68];[.J68];[.M68];[.P68];[.S68])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132201">
              <text:p>1322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8]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8];1);&quot;&quot;;IF(EXACT([.A68];2);INDIRECT(CONCATENATE(&quot;W&quot;;[.B68]));IF(EXACT([.A68];3);INDIRECT(CONCATENATE(&quot;W&quot;;[.E68]));IF(EXACT([.A68];4);INDIRECT(CONCATENATE(&quot;W&quot;;[.H68]));IF(EXACT([.A68];5);INDIRECT(CONCATENATE(&quot;W&quot;;[.K68]));IF(EXACT([.A68];6);INDIRECT(CONCATENATE(&quot;W&quot;;[.N68]));IF(EXACT([.A68];7);INDIRECT(CONCATENATE(&quot;W&quot;;[.Q68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68];7));NOT(EXACT([.AD68];&quot;Vista&quot;)));AND(EXACT([.A68];7);EXACT([.AD68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68];[Valores.$A$2:.$C$12];2)" office:value-type="string" office:string-value="other">
              <text:p>other</text:p>
            </table:table-cell>
            <table:table-cell table:style-name="Datos" table:formula="of:=VLOOKUP([.AD6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69];1);CELL(&quot;Row&quot;;[.B69]);[.B68])" office:value-type="float" office:value="2">
              <text:p>2</text:p>
            </table:table-cell>
            <table:table-cell table:style-name="ce2" table:formula="of:=IF(EXACT([.$A69];1);0;IF(EXACT([.$A69];2);[.C68]+1;[.C68]))" office:value-type="float" office:value="1">
              <text:p>1</text:p>
            </table:table-cell>
            <table:table-cell table:style-name="ce2" table:formula="of:=TEXT([.C69];&quot;0&quot;)" office:value-type="string" office:string-value="1">
              <text:p>1</text:p>
            </table:table-cell>
            <table:table-cell table:style-name="ce2" table:formula="of:=IF(EXACT([.C68];[.C69]);[.E68];CELL(&quot;Row&quot;;[.E69]))" office:value-type="float" office:value="3">
              <text:p>3</text:p>
            </table:table-cell>
            <table:table-cell table:style-name="ce2" table:formula="of:=IF(AND([.$A69]&lt;=[.G$1];[.$A68]&gt;[.$A69]);0;IF(EXACT([.$A69];[.G$1]+1);[.F68]+1;[.F68]))" office:value-type="float" office:value="3">
              <text:p>3</text:p>
            </table:table-cell>
            <table:table-cell table:style-name="ce2" table:formula="of:=TEXT([.F69];&quot;0&quot;)" office:value-type="string" office:string-value="3">
              <text:p>3</text:p>
            </table:table-cell>
            <table:table-cell table:style-name="ce2" table:formula="of:=IF(EXACT([.F68];[.F69]);[.H68];CELL(&quot;Row&quot;;[.H69]))" office:value-type="float" office:value="58">
              <text:p>58</text:p>
            </table:table-cell>
            <table:table-cell table:style-name="ce2" table:formula="of:=IF(AND([.$A69]&lt;=[.J$1];[.$A68]&gt;[.$A69]);0;IF(EXACT([.$A69];[.J$1]+1);[.I68]+1;[.I68]))" office:value-type="float" office:value="3">
              <text:p>3</text:p>
            </table:table-cell>
            <table:table-cell table:style-name="ce2" table:formula="of:=TEXT([.I69];&quot;0&quot;)" office:value-type="string" office:string-value="3">
              <text:p>3</text:p>
            </table:table-cell>
            <table:table-cell table:style-name="ce2" table:formula="of:=IF(EXACT([.I68];[.I69]);[.K68];CELL(&quot;Row&quot;;[.K69]))" office:value-type="float" office:value="69">
              <text:p>69</text:p>
            </table:table-cell>
            <table:table-cell table:style-name="ce2" table:formula="of:=IF(AND([.$A69]&lt;=[.M$1];[.$A68]&gt;[.$A69]);0;IF(EXACT([.$A69];[.M$1]+1);[.L68]+1;[.L68]))" office:value-type="float" office:value="0">
              <text:p>0</text:p>
            </table:table-cell>
            <table:table-cell table:style-name="ce2" table:formula="of:=TEXT([.L69];&quot;0&quot;)" office:value-type="string" office:string-value="0">
              <text:p>0</text:p>
            </table:table-cell>
            <table:table-cell table:style-name="ce2" table:formula="of:=IF(EXACT([.L68];[.L69]);[.N68];CELL(&quot;Row&quot;;[.N69]))" office:value-type="float" office:value="69">
              <text:p>69</text:p>
            </table:table-cell>
            <table:table-cell table:style-name="ce2" table:formula="of:=IF(AND([.$A69]&lt;=[.P$1];[.$A68]&gt;[.$A69]);0;IF(EXACT([.$A69];[.P$1]+1);[.O68]+1;[.O68]))" office:value-type="float" office:value="0">
              <text:p>0</text:p>
            </table:table-cell>
            <table:table-cell table:style-name="ce2" table:formula="of:=TEXT([.O69];&quot;0&quot;)" office:value-type="string" office:string-value="0">
              <text:p>0</text:p>
            </table:table-cell>
            <table:table-cell table:style-name="ce2" table:formula="of:=IF(EXACT([.O68];[.O69]);[.Q68];CELL(&quot;Row&quot;;[.Q69]))" office:value-type="float" office:value="52">
              <text:p>52</text:p>
            </table:table-cell>
            <table:table-cell table:style-name="ce2" table:formula="of:=IF(AND([.$A69]&lt;=[.S$1];[.$A68]&gt;[.$A69]);0;IF(EXACT([.$A69];[.S$1]+1);[.R68]+1;[.R68]))" office:value-type="float" office:value="0">
              <text:p>0</text:p>
            </table:table-cell>
            <table:table-cell table:style-name="ce2" table:formula="of:=TEXT([.R69];&quot;0&quot;)" office:value-type="string" office:string-value="0">
              <text:p>0</text:p>
            </table:table-cell>
            <table:table-cell table:style-name="ce2" table:formula="of:=IF(EXACT([.R68];[.R69]);[.T68];CELL(&quot;Row&quot;;[.T69]))" office:value-type="float" office:value="69">
              <text:p>69</text:p>
            </table:table-cell>
            <table:table-cell table:style-name="ce4" table:formula="of:=NOT(AND(OR([.A68]&gt;[.A69];[.A68]=[.A69]);[.A68]&lt;&gt;7))" office:value-type="boolean" office:boolean-value="true">
              <text:p>TRUE</text:p>
            </table:table-cell>
            <table:table-cell table:style-name="Nivel4" table:formula="of:=CONCATENATE([.D69];[.G69];[.J69];[.M69];[.P69];[.S69])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133000">
              <text:p>133000</text:p>
            </table:table-cell>
            <table:table-cell table:style-name="Datos" office:value-type="string">
              <text:p>Dep. ac. de activos depreciables móviles</text:p>
            </table:table-cell>
            <table:table-cell table:style-name="Nivel4" table:formula="of:=[.W69]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Dep. ac. de activos depreciables móviles">
              <text:p>Dep. ac. de activos depreciables móvi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69];1);&quot;&quot;;IF(EXACT([.A69];2);INDIRECT(CONCATENATE(&quot;W&quot;;[.B69]));IF(EXACT([.A69];3);INDIRECT(CONCATENATE(&quot;W&quot;;[.E69]));IF(EXACT([.A69];4);INDIRECT(CONCATENATE(&quot;W&quot;;[.H69]));IF(EXACT([.A69];5);INDIRECT(CONCATENATE(&quot;W&quot;;[.K69]));IF(EXACT([.A69];6);INDIRECT(CONCATENATE(&quot;W&quot;;[.N69]));IF(EXACT([.A69];7);INDIRECT(CONCATENATE(&quot;W&quot;;[.Q69]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ce5" table:formula="of:=NOT(OR(AND(NOT(EXACT([.A69];7));NOT(EXACT([.AD69];&quot;Vista&quot;)));AND(EXACT([.A69];7);EXACT([.AD69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69];[Valores.$A$2:.$C$12];2)" office:value-type="string" office:string-value="view">
              <text:p>view</text:p>
            </table:table-cell>
            <table:table-cell table:style-name="Datos" table:formula="of:=VLOOKUP([.AD6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70];1);CELL(&quot;Row&quot;;[.B70]);[.B69])" office:value-type="float" office:value="2">
              <text:p>2</text:p>
            </table:table-cell>
            <table:table-cell table:style-name="ce2" table:formula="of:=IF(EXACT([.$A70];1);0;IF(EXACT([.$A70];2);[.C69]+1;[.C69]))" office:value-type="float" office:value="1">
              <text:p>1</text:p>
            </table:table-cell>
            <table:table-cell table:style-name="ce2" table:formula="of:=TEXT([.C70];&quot;0&quot;)" office:value-type="string" office:string-value="1">
              <text:p>1</text:p>
            </table:table-cell>
            <table:table-cell table:style-name="ce2" table:formula="of:=IF(EXACT([.C69];[.C70]);[.E69];CELL(&quot;Row&quot;;[.E70]))" office:value-type="float" office:value="3">
              <text:p>3</text:p>
            </table:table-cell>
            <table:table-cell table:style-name="ce2" table:formula="of:=IF(AND([.$A70]&lt;=[.G$1];[.$A69]&gt;[.$A70]);0;IF(EXACT([.$A70];[.G$1]+1);[.F69]+1;[.F69]))" office:value-type="float" office:value="3">
              <text:p>3</text:p>
            </table:table-cell>
            <table:table-cell table:style-name="ce2" table:formula="of:=TEXT([.F70];&quot;0&quot;)" office:value-type="string" office:string-value="3">
              <text:p>3</text:p>
            </table:table-cell>
            <table:table-cell table:style-name="ce2" table:formula="of:=IF(EXACT([.F69];[.F70]);[.H69];CELL(&quot;Row&quot;;[.H70]))" office:value-type="float" office:value="58">
              <text:p>58</text:p>
            </table:table-cell>
            <table:table-cell table:style-name="ce2" table:formula="of:=IF(AND([.$A70]&lt;=[.J$1];[.$A69]&gt;[.$A70]);0;IF(EXACT([.$A70];[.J$1]+1);[.I69]+1;[.I69]))" office:value-type="float" office:value="3">
              <text:p>3</text:p>
            </table:table-cell>
            <table:table-cell table:style-name="ce2" table:formula="of:=TEXT([.I70];&quot;0&quot;)" office:value-type="string" office:string-value="3">
              <text:p>3</text:p>
            </table:table-cell>
            <table:table-cell table:style-name="ce2" table:formula="of:=IF(EXACT([.I69];[.I70]);[.K69];CELL(&quot;Row&quot;;[.K70]))" office:value-type="float" office:value="69">
              <text:p>69</text:p>
            </table:table-cell>
            <table:table-cell table:style-name="ce2" table:formula="of:=IF(AND([.$A70]&lt;=[.M$1];[.$A69]&gt;[.$A70]);0;IF(EXACT([.$A70];[.M$1]+1);[.L69]+1;[.L69]))" office:value-type="float" office:value="0">
              <text:p>0</text:p>
            </table:table-cell>
            <table:table-cell table:style-name="ce2" table:formula="of:=TEXT([.L70];&quot;0&quot;)" office:value-type="string" office:string-value="0">
              <text:p>0</text:p>
            </table:table-cell>
            <table:table-cell table:style-name="ce2" table:formula="of:=IF(EXACT([.L69];[.L70]);[.N69];CELL(&quot;Row&quot;;[.N70]))" office:value-type="float" office:value="69">
              <text:p>69</text:p>
            </table:table-cell>
            <table:table-cell table:style-name="ce2" table:formula="of:=IF(AND([.$A70]&lt;=[.P$1];[.$A69]&gt;[.$A70]);0;IF(EXACT([.$A70];[.P$1]+1);[.O69]+1;[.O69]))" office:value-type="float" office:value="0">
              <text:p>0</text:p>
            </table:table-cell>
            <table:table-cell table:style-name="ce2" table:formula="of:=TEXT([.O70];&quot;0&quot;)" office:value-type="string" office:string-value="0">
              <text:p>0</text:p>
            </table:table-cell>
            <table:table-cell table:style-name="ce2" table:formula="of:=IF(EXACT([.O69];[.O70]);[.Q69];CELL(&quot;Row&quot;;[.Q70]))" office:value-type="float" office:value="52">
              <text:p>52</text:p>
            </table:table-cell>
            <table:table-cell table:style-name="ce2" table:formula="of:=IF(AND([.$A70]&lt;=[.S$1];[.$A69]&gt;[.$A70]);0;IF(EXACT([.$A70];[.S$1]+1);[.R69]+1;[.R69]))" office:value-type="float" office:value="1">
              <text:p>1</text:p>
            </table:table-cell>
            <table:table-cell table:style-name="ce2" table:formula="of:=TEXT([.R70];&quot;0&quot;)" office:value-type="string" office:string-value="1">
              <text:p>1</text:p>
            </table:table-cell>
            <table:table-cell table:style-name="ce2" table:formula="of:=IF(EXACT([.R69];[.R70]);[.T69];CELL(&quot;Row&quot;;[.T70]))" office:value-type="float" office:value="70">
              <text:p>70</text:p>
            </table:table-cell>
            <table:table-cell table:style-name="ce4" table:formula="of:=NOT(AND(OR([.A69]&gt;[.A70];[.A69]=[.A70]);[.A69]&lt;&gt;7))" office:value-type="boolean" office:boolean-value="true">
              <text:p>TRUE</text:p>
            </table:table-cell>
            <table:table-cell table:style-name="Nivel7" table:formula="of:=CONCATENATE([.D70];[.G70];[.J70];[.M70];[.P70];[.S70])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133001">
              <text:p>133001</text:p>
            </table:table-cell>
            <table:table-cell table:style-name="Datos" office:value-type="string">
              <text:p>Dep. ac. de maquinaria y equipo de edificios</text:p>
            </table:table-cell>
            <table:table-cell table:style-name="Nivel7" table:formula="of:=[.W70]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Dep. ac. de maquinaria y equipo de edificios">
              <text:p>Dep. ac. de maquinaria y equipo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yE-Ed</text:p>
            </table:table-cell>
            <table:table-cell table:style-name="Datos" table:formula="of:=IF(EXACT([.A70];1);&quot;&quot;;IF(EXACT([.A70];2);INDIRECT(CONCATENATE(&quot;W&quot;;[.B70]));IF(EXACT([.A70];3);INDIRECT(CONCATENATE(&quot;W&quot;;[.E70]));IF(EXACT([.A70];4);INDIRECT(CONCATENATE(&quot;W&quot;;[.H70]));IF(EXACT([.A70];5);INDIRECT(CONCATENATE(&quot;W&quot;;[.K70]));IF(EXACT([.A70];6);INDIRECT(CONCATENATE(&quot;W&quot;;[.N70]));IF(EXACT([.A70];7);INDIRECT(CONCATENATE(&quot;W&quot;;[.Q70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70];7));NOT(EXACT([.AD70];&quot;Vista&quot;)));AND(EXACT([.A70];7);EXACT([.AD70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70];[Valores.$A$2:.$C$12];2)" office:value-type="string" office:string-value="other">
              <text:p>other</text:p>
            </table:table-cell>
            <table:table-cell table:style-name="Datos" table:formula="of:=VLOOKUP([.AD7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71];1);CELL(&quot;Row&quot;;[.B71]);[.B70])" office:value-type="float" office:value="2">
              <text:p>2</text:p>
            </table:table-cell>
            <table:table-cell table:style-name="ce2" table:formula="of:=IF(EXACT([.$A71];1);0;IF(EXACT([.$A71];2);[.C70]+1;[.C70]))" office:value-type="float" office:value="1">
              <text:p>1</text:p>
            </table:table-cell>
            <table:table-cell table:style-name="ce2" table:formula="of:=TEXT([.C71];&quot;0&quot;)" office:value-type="string" office:string-value="1">
              <text:p>1</text:p>
            </table:table-cell>
            <table:table-cell table:style-name="ce2" table:formula="of:=IF(EXACT([.C70];[.C71]);[.E70];CELL(&quot;Row&quot;;[.E71]))" office:value-type="float" office:value="3">
              <text:p>3</text:p>
            </table:table-cell>
            <table:table-cell table:style-name="ce2" table:formula="of:=IF(AND([.$A71]&lt;=[.G$1];[.$A70]&gt;[.$A71]);0;IF(EXACT([.$A71];[.G$1]+1);[.F70]+1;[.F70]))" office:value-type="float" office:value="3">
              <text:p>3</text:p>
            </table:table-cell>
            <table:table-cell table:style-name="ce2" table:formula="of:=TEXT([.F71];&quot;0&quot;)" office:value-type="string" office:string-value="3">
              <text:p>3</text:p>
            </table:table-cell>
            <table:table-cell table:style-name="ce2" table:formula="of:=IF(EXACT([.F70];[.F71]);[.H70];CELL(&quot;Row&quot;;[.H71]))" office:value-type="float" office:value="58">
              <text:p>58</text:p>
            </table:table-cell>
            <table:table-cell table:style-name="ce2" table:formula="of:=IF(AND([.$A71]&lt;=[.J$1];[.$A70]&gt;[.$A71]);0;IF(EXACT([.$A71];[.J$1]+1);[.I70]+1;[.I70]))" office:value-type="float" office:value="3">
              <text:p>3</text:p>
            </table:table-cell>
            <table:table-cell table:style-name="ce2" table:formula="of:=TEXT([.I71];&quot;0&quot;)" office:value-type="string" office:string-value="3">
              <text:p>3</text:p>
            </table:table-cell>
            <table:table-cell table:style-name="ce2" table:formula="of:=IF(EXACT([.I70];[.I71]);[.K70];CELL(&quot;Row&quot;;[.K71]))" office:value-type="float" office:value="69">
              <text:p>69</text:p>
            </table:table-cell>
            <table:table-cell table:style-name="ce2" table:formula="of:=IF(AND([.$A71]&lt;=[.M$1];[.$A70]&gt;[.$A71]);0;IF(EXACT([.$A71];[.M$1]+1);[.L70]+1;[.L70]))" office:value-type="float" office:value="0">
              <text:p>0</text:p>
            </table:table-cell>
            <table:table-cell table:style-name="ce2" table:formula="of:=TEXT([.L71];&quot;0&quot;)" office:value-type="string" office:string-value="0">
              <text:p>0</text:p>
            </table:table-cell>
            <table:table-cell table:style-name="ce2" table:formula="of:=IF(EXACT([.L70];[.L71]);[.N70];CELL(&quot;Row&quot;;[.N71]))" office:value-type="float" office:value="69">
              <text:p>69</text:p>
            </table:table-cell>
            <table:table-cell table:style-name="ce2" table:formula="of:=IF(AND([.$A71]&lt;=[.P$1];[.$A70]&gt;[.$A71]);0;IF(EXACT([.$A71];[.P$1]+1);[.O70]+1;[.O70]))" office:value-type="float" office:value="0">
              <text:p>0</text:p>
            </table:table-cell>
            <table:table-cell table:style-name="ce2" table:formula="of:=TEXT([.O71];&quot;0&quot;)" office:value-type="string" office:string-value="0">
              <text:p>0</text:p>
            </table:table-cell>
            <table:table-cell table:style-name="ce2" table:formula="of:=IF(EXACT([.O70];[.O71]);[.Q70];CELL(&quot;Row&quot;;[.Q71]))" office:value-type="float" office:value="52">
              <text:p>52</text:p>
            </table:table-cell>
            <table:table-cell table:style-name="ce2" table:formula="of:=IF(AND([.$A71]&lt;=[.S$1];[.$A70]&gt;[.$A71]);0;IF(EXACT([.$A71];[.S$1]+1);[.R70]+1;[.R70]))" office:value-type="float" office:value="2">
              <text:p>2</text:p>
            </table:table-cell>
            <table:table-cell table:style-name="ce2" table:formula="of:=TEXT([.R71];&quot;0&quot;)" office:value-type="string" office:string-value="2">
              <text:p>2</text:p>
            </table:table-cell>
            <table:table-cell table:style-name="ce2" table:formula="of:=IF(EXACT([.R70];[.R71]);[.T70];CELL(&quot;Row&quot;;[.T71]))" office:value-type="float" office:value="71">
              <text:p>71</text:p>
            </table:table-cell>
            <table:table-cell table:style-name="ce4" table:formula="of:=NOT(AND(OR([.A70]&gt;[.A71];[.A70]=[.A71]);[.A70]&lt;&gt;7))" office:value-type="boolean" office:boolean-value="true">
              <text:p>TRUE</text:p>
            </table:table-cell>
            <table:table-cell table:style-name="Nivel7" table:formula="of:=CONCATENATE([.D71];[.G71];[.J71];[.M71];[.P71];[.S71])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133002">
              <text:p>133002</text:p>
            </table:table-cell>
            <table:table-cell table:style-name="Datos" office:value-type="string">
              <text:p>Dep. ac. de herramientas mayores</text:p>
            </table:table-cell>
            <table:table-cell table:style-name="Nivel7" table:formula="of:=[.W71]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Dep. ac. de herramientas mayores">
              <text:p>Dep. ac. de herramientas mayor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HM</text:p>
            </table:table-cell>
            <table:table-cell table:style-name="Datos" table:formula="of:=IF(EXACT([.A71];1);&quot;&quot;;IF(EXACT([.A71];2);INDIRECT(CONCATENATE(&quot;W&quot;;[.B71]));IF(EXACT([.A71];3);INDIRECT(CONCATENATE(&quot;W&quot;;[.E71]));IF(EXACT([.A71];4);INDIRECT(CONCATENATE(&quot;W&quot;;[.H71]));IF(EXACT([.A71];5);INDIRECT(CONCATENATE(&quot;W&quot;;[.K71]));IF(EXACT([.A71];6);INDIRECT(CONCATENATE(&quot;W&quot;;[.N71]));IF(EXACT([.A71];7);INDIRECT(CONCATENATE(&quot;W&quot;;[.Q71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71];7));NOT(EXACT([.AD71];&quot;Vista&quot;)));AND(EXACT([.A71];7);EXACT([.AD71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71];[Valores.$A$2:.$C$12];2)" office:value-type="string" office:string-value="other">
              <text:p>other</text:p>
            </table:table-cell>
            <table:table-cell table:style-name="Datos" table:formula="of:=VLOOKUP([.AD7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72];1);CELL(&quot;Row&quot;;[.B72]);[.B71])" office:value-type="float" office:value="2">
              <text:p>2</text:p>
            </table:table-cell>
            <table:table-cell table:style-name="ce2" table:formula="of:=IF(EXACT([.$A72];1);0;IF(EXACT([.$A72];2);[.C71]+1;[.C71]))" office:value-type="float" office:value="1">
              <text:p>1</text:p>
            </table:table-cell>
            <table:table-cell table:style-name="ce2" table:formula="of:=TEXT([.C72];&quot;0&quot;)" office:value-type="string" office:string-value="1">
              <text:p>1</text:p>
            </table:table-cell>
            <table:table-cell table:style-name="ce2" table:formula="of:=IF(EXACT([.C71];[.C72]);[.E71];CELL(&quot;Row&quot;;[.E72]))" office:value-type="float" office:value="3">
              <text:p>3</text:p>
            </table:table-cell>
            <table:table-cell table:style-name="ce2" table:formula="of:=IF(AND([.$A72]&lt;=[.G$1];[.$A71]&gt;[.$A72]);0;IF(EXACT([.$A72];[.G$1]+1);[.F71]+1;[.F71]))" office:value-type="float" office:value="3">
              <text:p>3</text:p>
            </table:table-cell>
            <table:table-cell table:style-name="ce2" table:formula="of:=TEXT([.F72];&quot;0&quot;)" office:value-type="string" office:string-value="3">
              <text:p>3</text:p>
            </table:table-cell>
            <table:table-cell table:style-name="ce2" table:formula="of:=IF(EXACT([.F71];[.F72]);[.H71];CELL(&quot;Row&quot;;[.H72]))" office:value-type="float" office:value="58">
              <text:p>58</text:p>
            </table:table-cell>
            <table:table-cell table:style-name="ce2" table:formula="of:=IF(AND([.$A72]&lt;=[.J$1];[.$A71]&gt;[.$A72]);0;IF(EXACT([.$A72];[.J$1]+1);[.I71]+1;[.I71]))" office:value-type="float" office:value="3">
              <text:p>3</text:p>
            </table:table-cell>
            <table:table-cell table:style-name="ce2" table:formula="of:=TEXT([.I72];&quot;0&quot;)" office:value-type="string" office:string-value="3">
              <text:p>3</text:p>
            </table:table-cell>
            <table:table-cell table:style-name="ce2" table:formula="of:=IF(EXACT([.I71];[.I72]);[.K71];CELL(&quot;Row&quot;;[.K72]))" office:value-type="float" office:value="69">
              <text:p>69</text:p>
            </table:table-cell>
            <table:table-cell table:style-name="ce2" table:formula="of:=IF(AND([.$A72]&lt;=[.M$1];[.$A71]&gt;[.$A72]);0;IF(EXACT([.$A72];[.M$1]+1);[.L71]+1;[.L71]))" office:value-type="float" office:value="0">
              <text:p>0</text:p>
            </table:table-cell>
            <table:table-cell table:style-name="ce2" table:formula="of:=TEXT([.L72];&quot;0&quot;)" office:value-type="string" office:string-value="0">
              <text:p>0</text:p>
            </table:table-cell>
            <table:table-cell table:style-name="ce2" table:formula="of:=IF(EXACT([.L71];[.L72]);[.N71];CELL(&quot;Row&quot;;[.N72]))" office:value-type="float" office:value="69">
              <text:p>69</text:p>
            </table:table-cell>
            <table:table-cell table:style-name="ce2" table:formula="of:=IF(AND([.$A72]&lt;=[.P$1];[.$A71]&gt;[.$A72]);0;IF(EXACT([.$A72];[.P$1]+1);[.O71]+1;[.O71]))" office:value-type="float" office:value="0">
              <text:p>0</text:p>
            </table:table-cell>
            <table:table-cell table:style-name="ce2" table:formula="of:=TEXT([.O72];&quot;0&quot;)" office:value-type="string" office:string-value="0">
              <text:p>0</text:p>
            </table:table-cell>
            <table:table-cell table:style-name="ce2" table:formula="of:=IF(EXACT([.O71];[.O72]);[.Q71];CELL(&quot;Row&quot;;[.Q72]))" office:value-type="float" office:value="52">
              <text:p>52</text:p>
            </table:table-cell>
            <table:table-cell table:style-name="ce2" table:formula="of:=IF(AND([.$A72]&lt;=[.S$1];[.$A71]&gt;[.$A72]);0;IF(EXACT([.$A72];[.S$1]+1);[.R71]+1;[.R71]))" office:value-type="float" office:value="3">
              <text:p>3</text:p>
            </table:table-cell>
            <table:table-cell table:style-name="ce2" table:formula="of:=TEXT([.R72];&quot;0&quot;)" office:value-type="string" office:string-value="3">
              <text:p>3</text:p>
            </table:table-cell>
            <table:table-cell table:style-name="ce2" table:formula="of:=IF(EXACT([.R71];[.R72]);[.T71];CELL(&quot;Row&quot;;[.T72]))" office:value-type="float" office:value="72">
              <text:p>72</text:p>
            </table:table-cell>
            <table:table-cell table:style-name="ce4" table:formula="of:=NOT(AND(OR([.A71]&gt;[.A72];[.A71]=[.A72]);[.A71]&lt;&gt;7))" office:value-type="boolean" office:boolean-value="true">
              <text:p>TRUE</text:p>
            </table:table-cell>
            <table:table-cell table:style-name="Nivel7" table:formula="of:=CONCATENATE([.D72];[.G72];[.J72];[.M72];[.P72];[.S72])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133003">
              <text:p>133003</text:p>
            </table:table-cell>
            <table:table-cell table:style-name="Datos" office:value-type="string">
              <text:p>Dep. ac. de mobiliario y equipo de oficina</text:p>
            </table:table-cell>
            <table:table-cell table:style-name="Nivel7" table:formula="of:=[.W72]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Dep. ac. de mobiliario y equipo de oficina">
              <text:p>Dep. ac. de mobiliario y equipo de oficin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b</text:p>
            </table:table-cell>
            <table:table-cell table:style-name="Datos" table:formula="of:=IF(EXACT([.A72];1);&quot;&quot;;IF(EXACT([.A72];2);INDIRECT(CONCATENATE(&quot;W&quot;;[.B72]));IF(EXACT([.A72];3);INDIRECT(CONCATENATE(&quot;W&quot;;[.E72]));IF(EXACT([.A72];4);INDIRECT(CONCATENATE(&quot;W&quot;;[.H72]));IF(EXACT([.A72];5);INDIRECT(CONCATENATE(&quot;W&quot;;[.K72]));IF(EXACT([.A72];6);INDIRECT(CONCATENATE(&quot;W&quot;;[.N72]));IF(EXACT([.A72];7);INDIRECT(CONCATENATE(&quot;W&quot;;[.Q72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72];7));NOT(EXACT([.AD72];&quot;Vista&quot;)));AND(EXACT([.A72];7);EXACT([.AD72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72];[Valores.$A$2:.$C$12];2)" office:value-type="string" office:string-value="other">
              <text:p>other</text:p>
            </table:table-cell>
            <table:table-cell table:style-name="Datos" table:formula="of:=VLOOKUP([.AD7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73];1);CELL(&quot;Row&quot;;[.B73]);[.B72])" office:value-type="float" office:value="2">
              <text:p>2</text:p>
            </table:table-cell>
            <table:table-cell table:style-name="ce2" table:formula="of:=IF(EXACT([.$A73];1);0;IF(EXACT([.$A73];2);[.C72]+1;[.C72]))" office:value-type="float" office:value="1">
              <text:p>1</text:p>
            </table:table-cell>
            <table:table-cell table:style-name="ce2" table:formula="of:=TEXT([.C73];&quot;0&quot;)" office:value-type="string" office:string-value="1">
              <text:p>1</text:p>
            </table:table-cell>
            <table:table-cell table:style-name="ce2" table:formula="of:=IF(EXACT([.C72];[.C73]);[.E72];CELL(&quot;Row&quot;;[.E73]))" office:value-type="float" office:value="3">
              <text:p>3</text:p>
            </table:table-cell>
            <table:table-cell table:style-name="ce2" table:formula="of:=IF(AND([.$A73]&lt;=[.G$1];[.$A72]&gt;[.$A73]);0;IF(EXACT([.$A73];[.G$1]+1);[.F72]+1;[.F72]))" office:value-type="float" office:value="3">
              <text:p>3</text:p>
            </table:table-cell>
            <table:table-cell table:style-name="ce2" table:formula="of:=TEXT([.F73];&quot;0&quot;)" office:value-type="string" office:string-value="3">
              <text:p>3</text:p>
            </table:table-cell>
            <table:table-cell table:style-name="ce2" table:formula="of:=IF(EXACT([.F72];[.F73]);[.H72];CELL(&quot;Row&quot;;[.H73]))" office:value-type="float" office:value="58">
              <text:p>58</text:p>
            </table:table-cell>
            <table:table-cell table:style-name="ce2" table:formula="of:=IF(AND([.$A73]&lt;=[.J$1];[.$A72]&gt;[.$A73]);0;IF(EXACT([.$A73];[.J$1]+1);[.I72]+1;[.I72]))" office:value-type="float" office:value="3">
              <text:p>3</text:p>
            </table:table-cell>
            <table:table-cell table:style-name="ce2" table:formula="of:=TEXT([.I73];&quot;0&quot;)" office:value-type="string" office:string-value="3">
              <text:p>3</text:p>
            </table:table-cell>
            <table:table-cell table:style-name="ce2" table:formula="of:=IF(EXACT([.I72];[.I73]);[.K72];CELL(&quot;Row&quot;;[.K73]))" office:value-type="float" office:value="69">
              <text:p>69</text:p>
            </table:table-cell>
            <table:table-cell table:style-name="ce2" table:formula="of:=IF(AND([.$A73]&lt;=[.M$1];[.$A72]&gt;[.$A73]);0;IF(EXACT([.$A73];[.M$1]+1);[.L72]+1;[.L72]))" office:value-type="float" office:value="0">
              <text:p>0</text:p>
            </table:table-cell>
            <table:table-cell table:style-name="ce2" table:formula="of:=TEXT([.L73];&quot;0&quot;)" office:value-type="string" office:string-value="0">
              <text:p>0</text:p>
            </table:table-cell>
            <table:table-cell table:style-name="ce2" table:formula="of:=IF(EXACT([.L72];[.L73]);[.N72];CELL(&quot;Row&quot;;[.N73]))" office:value-type="float" office:value="69">
              <text:p>69</text:p>
            </table:table-cell>
            <table:table-cell table:style-name="ce2" table:formula="of:=IF(AND([.$A73]&lt;=[.P$1];[.$A72]&gt;[.$A73]);0;IF(EXACT([.$A73];[.P$1]+1);[.O72]+1;[.O72]))" office:value-type="float" office:value="0">
              <text:p>0</text:p>
            </table:table-cell>
            <table:table-cell table:style-name="ce2" table:formula="of:=TEXT([.O73];&quot;0&quot;)" office:value-type="string" office:string-value="0">
              <text:p>0</text:p>
            </table:table-cell>
            <table:table-cell table:style-name="ce2" table:formula="of:=IF(EXACT([.O72];[.O73]);[.Q72];CELL(&quot;Row&quot;;[.Q73]))" office:value-type="float" office:value="52">
              <text:p>52</text:p>
            </table:table-cell>
            <table:table-cell table:style-name="ce2" table:formula="of:=IF(AND([.$A73]&lt;=[.S$1];[.$A72]&gt;[.$A73]);0;IF(EXACT([.$A73];[.S$1]+1);[.R72]+1;[.R72]))" office:value-type="float" office:value="4">
              <text:p>4</text:p>
            </table:table-cell>
            <table:table-cell table:style-name="ce2" table:formula="of:=TEXT([.R73];&quot;0&quot;)" office:value-type="string" office:string-value="4">
              <text:p>4</text:p>
            </table:table-cell>
            <table:table-cell table:style-name="ce2" table:formula="of:=IF(EXACT([.R72];[.R73]);[.T72];CELL(&quot;Row&quot;;[.T73]))" office:value-type="float" office:value="73">
              <text:p>73</text:p>
            </table:table-cell>
            <table:table-cell table:style-name="ce4" table:formula="of:=NOT(AND(OR([.A72]&gt;[.A73];[.A72]=[.A73]);[.A72]&lt;&gt;7))" office:value-type="boolean" office:boolean-value="true">
              <text:p>TRUE</text:p>
            </table:table-cell>
            <table:table-cell table:style-name="Nivel7" table:formula="of:=CONCATENATE([.D73];[.G73];[.J73];[.M73];[.P73];[.S73])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133004">
              <text:p>133004</text:p>
            </table:table-cell>
            <table:table-cell table:style-name="Datos" office:value-type="string">
              <text:p>Dep. ac. de equipo de cómputo</text:p>
            </table:table-cell>
            <table:table-cell table:style-name="Nivel7" table:formula="of:=[.W73]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Dep. ac. de equipo de cómputo">
              <text:p>Dep. ac. de equipo de cómput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omp</text:p>
            </table:table-cell>
            <table:table-cell table:style-name="Datos" table:formula="of:=IF(EXACT([.A73];1);&quot;&quot;;IF(EXACT([.A73];2);INDIRECT(CONCATENATE(&quot;W&quot;;[.B73]));IF(EXACT([.A73];3);INDIRECT(CONCATENATE(&quot;W&quot;;[.E73]));IF(EXACT([.A73];4);INDIRECT(CONCATENATE(&quot;W&quot;;[.H73]));IF(EXACT([.A73];5);INDIRECT(CONCATENATE(&quot;W&quot;;[.K73]));IF(EXACT([.A73];6);INDIRECT(CONCATENATE(&quot;W&quot;;[.N73]));IF(EXACT([.A73];7);INDIRECT(CONCATENATE(&quot;W&quot;;[.Q73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73];7));NOT(EXACT([.AD73];&quot;Vista&quot;)));AND(EXACT([.A73];7);EXACT([.AD73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73];[Valores.$A$2:.$C$12];2)" office:value-type="string" office:string-value="other">
              <text:p>other</text:p>
            </table:table-cell>
            <table:table-cell table:style-name="Datos" table:formula="of:=VLOOKUP([.AD7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74];1);CELL(&quot;Row&quot;;[.B74]);[.B73])" office:value-type="float" office:value="2">
              <text:p>2</text:p>
            </table:table-cell>
            <table:table-cell table:style-name="ce2" table:formula="of:=IF(EXACT([.$A74];1);0;IF(EXACT([.$A74];2);[.C73]+1;[.C73]))" office:value-type="float" office:value="1">
              <text:p>1</text:p>
            </table:table-cell>
            <table:table-cell table:style-name="ce2" table:formula="of:=TEXT([.C74];&quot;0&quot;)" office:value-type="string" office:string-value="1">
              <text:p>1</text:p>
            </table:table-cell>
            <table:table-cell table:style-name="ce2" table:formula="of:=IF(EXACT([.C73];[.C74]);[.E73];CELL(&quot;Row&quot;;[.E74]))" office:value-type="float" office:value="3">
              <text:p>3</text:p>
            </table:table-cell>
            <table:table-cell table:style-name="ce2" table:formula="of:=IF(AND([.$A74]&lt;=[.G$1];[.$A73]&gt;[.$A74]);0;IF(EXACT([.$A74];[.G$1]+1);[.F73]+1;[.F73]))" office:value-type="float" office:value="3">
              <text:p>3</text:p>
            </table:table-cell>
            <table:table-cell table:style-name="ce2" table:formula="of:=TEXT([.F74];&quot;0&quot;)" office:value-type="string" office:string-value="3">
              <text:p>3</text:p>
            </table:table-cell>
            <table:table-cell table:style-name="ce2" table:formula="of:=IF(EXACT([.F73];[.F74]);[.H73];CELL(&quot;Row&quot;;[.H74]))" office:value-type="float" office:value="58">
              <text:p>58</text:p>
            </table:table-cell>
            <table:table-cell table:style-name="ce2" table:formula="of:=IF(AND([.$A74]&lt;=[.J$1];[.$A73]&gt;[.$A74]);0;IF(EXACT([.$A74];[.J$1]+1);[.I73]+1;[.I73]))" office:value-type="float" office:value="3">
              <text:p>3</text:p>
            </table:table-cell>
            <table:table-cell table:style-name="ce2" table:formula="of:=TEXT([.I74];&quot;0&quot;)" office:value-type="string" office:string-value="3">
              <text:p>3</text:p>
            </table:table-cell>
            <table:table-cell table:style-name="ce2" table:formula="of:=IF(EXACT([.I73];[.I74]);[.K73];CELL(&quot;Row&quot;;[.K74]))" office:value-type="float" office:value="69">
              <text:p>69</text:p>
            </table:table-cell>
            <table:table-cell table:style-name="ce2" table:formula="of:=IF(AND([.$A74]&lt;=[.M$1];[.$A73]&gt;[.$A74]);0;IF(EXACT([.$A74];[.M$1]+1);[.L73]+1;[.L73]))" office:value-type="float" office:value="0">
              <text:p>0</text:p>
            </table:table-cell>
            <table:table-cell table:style-name="ce2" table:formula="of:=TEXT([.L74];&quot;0&quot;)" office:value-type="string" office:string-value="0">
              <text:p>0</text:p>
            </table:table-cell>
            <table:table-cell table:style-name="ce2" table:formula="of:=IF(EXACT([.L73];[.L74]);[.N73];CELL(&quot;Row&quot;;[.N74]))" office:value-type="float" office:value="69">
              <text:p>69</text:p>
            </table:table-cell>
            <table:table-cell table:style-name="ce2" table:formula="of:=IF(AND([.$A74]&lt;=[.P$1];[.$A73]&gt;[.$A74]);0;IF(EXACT([.$A74];[.P$1]+1);[.O73]+1;[.O73]))" office:value-type="float" office:value="0">
              <text:p>0</text:p>
            </table:table-cell>
            <table:table-cell table:style-name="ce2" table:formula="of:=TEXT([.O74];&quot;0&quot;)" office:value-type="string" office:string-value="0">
              <text:p>0</text:p>
            </table:table-cell>
            <table:table-cell table:style-name="ce2" table:formula="of:=IF(EXACT([.O73];[.O74]);[.Q73];CELL(&quot;Row&quot;;[.Q74]))" office:value-type="float" office:value="52">
              <text:p>52</text:p>
            </table:table-cell>
            <table:table-cell table:style-name="ce2" table:formula="of:=IF(AND([.$A74]&lt;=[.S$1];[.$A73]&gt;[.$A74]);0;IF(EXACT([.$A74];[.S$1]+1);[.R73]+1;[.R73]))" office:value-type="float" office:value="5">
              <text:p>5</text:p>
            </table:table-cell>
            <table:table-cell table:style-name="ce2" table:formula="of:=TEXT([.R74];&quot;0&quot;)" office:value-type="string" office:string-value="5">
              <text:p>5</text:p>
            </table:table-cell>
            <table:table-cell table:style-name="ce2" table:formula="of:=IF(EXACT([.R73];[.R74]);[.T73];CELL(&quot;Row&quot;;[.T74]))" office:value-type="float" office:value="74">
              <text:p>74</text:p>
            </table:table-cell>
            <table:table-cell table:style-name="ce4" table:formula="of:=NOT(AND(OR([.A73]&gt;[.A74];[.A73]=[.A74]);[.A73]&lt;&gt;7))" office:value-type="boolean" office:boolean-value="true">
              <text:p>TRUE</text:p>
            </table:table-cell>
            <table:table-cell table:style-name="Nivel7" table:formula="of:=CONCATENATE([.D74];[.G74];[.J74];[.M74];[.P74];[.S74])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133005">
              <text:p>133005</text:p>
            </table:table-cell>
            <table:table-cell table:style-name="Datos" office:value-type="string">
              <text:p>Dep. ac. de vehículos</text:p>
            </table:table-cell>
            <table:table-cell table:style-name="Nivel7" table:formula="of:=[.W74]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Dep. ac. de vehículos">
              <text:p>Dep. ac. de vehícul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eh</text:p>
            </table:table-cell>
            <table:table-cell table:style-name="Datos" table:formula="of:=IF(EXACT([.A74];1);&quot;&quot;;IF(EXACT([.A74];2);INDIRECT(CONCATENATE(&quot;W&quot;;[.B74]));IF(EXACT([.A74];3);INDIRECT(CONCATENATE(&quot;W&quot;;[.E74]));IF(EXACT([.A74];4);INDIRECT(CONCATENATE(&quot;W&quot;;[.H74]));IF(EXACT([.A74];5);INDIRECT(CONCATENATE(&quot;W&quot;;[.K74]));IF(EXACT([.A74];6);INDIRECT(CONCATENATE(&quot;W&quot;;[.N74]));IF(EXACT([.A74];7);INDIRECT(CONCATENATE(&quot;W&quot;;[.Q74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74];7));NOT(EXACT([.AD74];&quot;Vista&quot;)));AND(EXACT([.A74];7);EXACT([.AD74];&quot;Vista&quot;))))" office:value-type="boolean" office:boolean-value="true">
              <text:p>TRUE</text:p>
            </table:table-cell>
            <table:table-cell table:style-name="Datos" office:value-type="string">
              <text:p>Valuación de activo</text:p>
            </table:table-cell>
            <table:table-cell table:style-name="Datos" office:value-type="string">
              <text:p>CRC</text:p>
            </table:table-cell>
            <table:table-cell table:style-name="Datos" table:formula="of:=VLOOKUP([.AD74];[Valores.$A$2:.$C$12];2)" office:value-type="string" office:string-value="other">
              <text:p>other</text:p>
            </table:table-cell>
            <table:table-cell table:style-name="Datos" table:formula="of:=VLOOKUP([.AD7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75];1);CELL(&quot;Row&quot;;[.B75]);[.B74])" office:value-type="float" office:value="2">
              <text:p>2</text:p>
            </table:table-cell>
            <table:table-cell table:style-name="ce2" table:formula="of:=IF(EXACT([.$A75];1);0;IF(EXACT([.$A75];2);[.C74]+1;[.C74]))" office:value-type="float" office:value="1">
              <text:p>1</text:p>
            </table:table-cell>
            <table:table-cell table:style-name="ce2" table:formula="of:=TEXT([.C75];&quot;0&quot;)" office:value-type="string" office:string-value="1">
              <text:p>1</text:p>
            </table:table-cell>
            <table:table-cell table:style-name="ce2" table:formula="of:=IF(EXACT([.C74];[.C75]);[.E74];CELL(&quot;Row&quot;;[.E75]))" office:value-type="float" office:value="3">
              <text:p>3</text:p>
            </table:table-cell>
            <table:table-cell table:style-name="ce2" table:formula="of:=IF(AND([.$A75]&lt;=[.G$1];[.$A74]&gt;[.$A75]);0;IF(EXACT([.$A75];[.G$1]+1);[.F74]+1;[.F74]))" office:value-type="float" office:value="4">
              <text:p>4</text:p>
            </table:table-cell>
            <table:table-cell table:style-name="ce2" table:formula="of:=TEXT([.F75];&quot;0&quot;)" office:value-type="string" office:string-value="4">
              <text:p>4</text:p>
            </table:table-cell>
            <table:table-cell table:style-name="ce2" table:formula="of:=IF(EXACT([.F74];[.F75]);[.H74];CELL(&quot;Row&quot;;[.H75]))" office:value-type="float" office:value="75">
              <text:p>75</text:p>
            </table:table-cell>
            <table:table-cell table:style-name="ce2" table:formula="of:=IF(AND([.$A75]&lt;=[.J$1];[.$A74]&gt;[.$A75]);0;IF(EXACT([.$A75];[.J$1]+1);[.I74]+1;[.I74]))" office:value-type="float" office:value="0">
              <text:p>0</text:p>
            </table:table-cell>
            <table:table-cell table:style-name="ce2" table:formula="of:=TEXT([.I75];&quot;0&quot;)" office:value-type="string" office:string-value="0">
              <text:p>0</text:p>
            </table:table-cell>
            <table:table-cell table:style-name="ce2" table:formula="of:=IF(EXACT([.I74];[.I75]);[.K74];CELL(&quot;Row&quot;;[.K75]))" office:value-type="float" office:value="75">
              <text:p>75</text:p>
            </table:table-cell>
            <table:table-cell table:style-name="ce2" table:formula="of:=IF(AND([.$A75]&lt;=[.M$1];[.$A74]&gt;[.$A75]);0;IF(EXACT([.$A75];[.M$1]+1);[.L74]+1;[.L74]))" office:value-type="float" office:value="0">
              <text:p>0</text:p>
            </table:table-cell>
            <table:table-cell table:style-name="ce2" table:formula="of:=TEXT([.L75];&quot;0&quot;)" office:value-type="string" office:string-value="0">
              <text:p>0</text:p>
            </table:table-cell>
            <table:table-cell table:style-name="ce2" table:formula="of:=IF(EXACT([.L74];[.L75]);[.N74];CELL(&quot;Row&quot;;[.N75]))" office:value-type="float" office:value="69">
              <text:p>69</text:p>
            </table:table-cell>
            <table:table-cell table:style-name="ce2" table:formula="of:=IF(AND([.$A75]&lt;=[.P$1];[.$A74]&gt;[.$A75]);0;IF(EXACT([.$A75];[.P$1]+1);[.O74]+1;[.O74]))" office:value-type="float" office:value="0">
              <text:p>0</text:p>
            </table:table-cell>
            <table:table-cell table:style-name="ce2" table:formula="of:=TEXT([.O75];&quot;0&quot;)" office:value-type="string" office:string-value="0">
              <text:p>0</text:p>
            </table:table-cell>
            <table:table-cell table:style-name="ce2" table:formula="of:=IF(EXACT([.O74];[.O75]);[.Q74];CELL(&quot;Row&quot;;[.Q75]))" office:value-type="float" office:value="52">
              <text:p>52</text:p>
            </table:table-cell>
            <table:table-cell table:style-name="ce2" table:formula="of:=IF(AND([.$A75]&lt;=[.S$1];[.$A74]&gt;[.$A75]);0;IF(EXACT([.$A75];[.S$1]+1);[.R74]+1;[.R74]))" office:value-type="float" office:value="0">
              <text:p>0</text:p>
            </table:table-cell>
            <table:table-cell table:style-name="ce2" table:formula="of:=TEXT([.R75];&quot;0&quot;)" office:value-type="string" office:string-value="0">
              <text:p>0</text:p>
            </table:table-cell>
            <table:table-cell table:style-name="ce2" table:formula="of:=IF(EXACT([.R74];[.R75]);[.T74];CELL(&quot;Row&quot;;[.T75]))" office:value-type="float" office:value="75">
              <text:p>75</text:p>
            </table:table-cell>
            <table:table-cell table:style-name="ce4" table:formula="of:=NOT(AND(OR([.A74]&gt;[.A75];[.A74]=[.A75]);[.A74]&lt;&gt;7))" office:value-type="boolean" office:boolean-value="true">
              <text:p>TRUE</text:p>
            </table:table-cell>
            <table:table-cell table:style-name="Nivel3" table:formula="of:=CONCATENATE([.D75];[.G75];[.J75];[.M75];[.P75];[.S75])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140000">
              <text:p>140000</text:p>
            </table:table-cell>
            <table:table-cell table:style-name="Datos" office:value-type="string">
              <text:p>Otros activos</text:p>
            </table:table-cell>
            <table:table-cell table:style-name="Nivel3" table:formula="of:=[.W75]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Otros activos">
              <text:p>Otros activ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Ot</text:p>
            </table:table-cell>
            <table:table-cell table:style-name="Datos" table:formula="of:=IF(EXACT([.A75];1);&quot;&quot;;IF(EXACT([.A75];2);INDIRECT(CONCATENATE(&quot;W&quot;;[.B75]));IF(EXACT([.A75];3);INDIRECT(CONCATENATE(&quot;W&quot;;[.E75]));IF(EXACT([.A75];4);INDIRECT(CONCATENATE(&quot;W&quot;;[.H75]));IF(EXACT([.A75];5);INDIRECT(CONCATENATE(&quot;W&quot;;[.K75]));IF(EXACT([.A75];6);INDIRECT(CONCATENATE(&quot;W&quot;;[.N75]));IF(EXACT([.A75];7);INDIRECT(CONCATENATE(&quot;W&quot;;[.Q75])))))))))" office:value-type="string" office:string-value="Activo">
              <text:p>Activo</text:p>
            </table:table-cell>
            <table:table-cell table:style-name="ce5" table:formula="of:=NOT(OR(AND(NOT(EXACT([.A75];7));NOT(EXACT([.AD75];&quot;Vista&quot;)));AND(EXACT([.A75];7);EXACT([.AD75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75];[Valores.$A$2:.$C$12];2)" office:value-type="string" office:string-value="view">
              <text:p>view</text:p>
            </table:table-cell>
            <table:table-cell table:style-name="Datos" table:formula="of:=VLOOKUP([.AD7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76];1);CELL(&quot;Row&quot;;[.B76]);[.B75])" office:value-type="float" office:value="2">
              <text:p>2</text:p>
            </table:table-cell>
            <table:table-cell table:style-name="ce2" table:formula="of:=IF(EXACT([.$A76];1);0;IF(EXACT([.$A76];2);[.C75]+1;[.C75]))" office:value-type="float" office:value="1">
              <text:p>1</text:p>
            </table:table-cell>
            <table:table-cell table:style-name="ce2" table:formula="of:=TEXT([.C76];&quot;0&quot;)" office:value-type="string" office:string-value="1">
              <text:p>1</text:p>
            </table:table-cell>
            <table:table-cell table:style-name="ce2" table:formula="of:=IF(EXACT([.C75];[.C76]);[.E75];CELL(&quot;Row&quot;;[.E76]))" office:value-type="float" office:value="3">
              <text:p>3</text:p>
            </table:table-cell>
            <table:table-cell table:style-name="ce2" table:formula="of:=IF(AND([.$A76]&lt;=[.G$1];[.$A75]&gt;[.$A76]);0;IF(EXACT([.$A76];[.G$1]+1);[.F75]+1;[.F75]))" office:value-type="float" office:value="4">
              <text:p>4</text:p>
            </table:table-cell>
            <table:table-cell table:style-name="ce2" table:formula="of:=TEXT([.F76];&quot;0&quot;)" office:value-type="string" office:string-value="4">
              <text:p>4</text:p>
            </table:table-cell>
            <table:table-cell table:style-name="ce2" table:formula="of:=IF(EXACT([.F75];[.F76]);[.H75];CELL(&quot;Row&quot;;[.H76]))" office:value-type="float" office:value="75">
              <text:p>75</text:p>
            </table:table-cell>
            <table:table-cell table:style-name="ce2" table:formula="of:=IF(AND([.$A76]&lt;=[.J$1];[.$A75]&gt;[.$A76]);0;IF(EXACT([.$A76];[.J$1]+1);[.I75]+1;[.I75]))" office:value-type="float" office:value="1">
              <text:p>1</text:p>
            </table:table-cell>
            <table:table-cell table:style-name="ce2" table:formula="of:=TEXT([.I76];&quot;0&quot;)" office:value-type="string" office:string-value="1">
              <text:p>1</text:p>
            </table:table-cell>
            <table:table-cell table:style-name="ce2" table:formula="of:=IF(EXACT([.I75];[.I76]);[.K75];CELL(&quot;Row&quot;;[.K76]))" office:value-type="float" office:value="76">
              <text:p>76</text:p>
            </table:table-cell>
            <table:table-cell table:style-name="ce2" table:formula="of:=IF(AND([.$A76]&lt;=[.M$1];[.$A75]&gt;[.$A76]);0;IF(EXACT([.$A76];[.M$1]+1);[.L75]+1;[.L75]))" office:value-type="float" office:value="0">
              <text:p>0</text:p>
            </table:table-cell>
            <table:table-cell table:style-name="ce2" table:formula="of:=TEXT([.L76];&quot;0&quot;)" office:value-type="string" office:string-value="0">
              <text:p>0</text:p>
            </table:table-cell>
            <table:table-cell table:style-name="ce2" table:formula="of:=IF(EXACT([.L75];[.L76]);[.N75];CELL(&quot;Row&quot;;[.N76]))" office:value-type="float" office:value="69">
              <text:p>69</text:p>
            </table:table-cell>
            <table:table-cell table:style-name="ce2" table:formula="of:=IF(AND([.$A76]&lt;=[.P$1];[.$A75]&gt;[.$A76]);0;IF(EXACT([.$A76];[.P$1]+1);[.O75]+1;[.O75]))" office:value-type="float" office:value="0">
              <text:p>0</text:p>
            </table:table-cell>
            <table:table-cell table:style-name="ce2" table:formula="of:=TEXT([.O76];&quot;0&quot;)" office:value-type="string" office:string-value="0">
              <text:p>0</text:p>
            </table:table-cell>
            <table:table-cell table:style-name="ce2" table:formula="of:=IF(EXACT([.O75];[.O76]);[.Q75];CELL(&quot;Row&quot;;[.Q76]))" office:value-type="float" office:value="52">
              <text:p>52</text:p>
            </table:table-cell>
            <table:table-cell table:style-name="ce2" table:formula="of:=IF(AND([.$A76]&lt;=[.S$1];[.$A75]&gt;[.$A76]);0;IF(EXACT([.$A76];[.S$1]+1);[.R75]+1;[.R75]))" office:value-type="float" office:value="0">
              <text:p>0</text:p>
            </table:table-cell>
            <table:table-cell table:style-name="ce2" table:formula="of:=TEXT([.R76];&quot;0&quot;)" office:value-type="string" office:string-value="0">
              <text:p>0</text:p>
            </table:table-cell>
            <table:table-cell table:style-name="ce2" table:formula="of:=IF(EXACT([.R75];[.R76]);[.T75];CELL(&quot;Row&quot;;[.T76]))" office:value-type="float" office:value="75">
              <text:p>75</text:p>
            </table:table-cell>
            <table:table-cell table:style-name="ce4" table:formula="of:=NOT(AND(OR([.A75]&gt;[.A76];[.A75]=[.A76]);[.A75]&lt;&gt;7))" office:value-type="boolean" office:boolean-value="true">
              <text:p>TRUE</text:p>
            </table:table-cell>
            <table:table-cell table:style-name="Nivel4" table:formula="of:=CONCATENATE([.D76];[.G76];[.J76];[.M76];[.P76];[.S76])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141000">
              <text:p>141000</text:p>
            </table:table-cell>
            <table:table-cell table:style-name="Datos" office:value-type="string">
              <text:p>Gastos pagados por anticipado</text:p>
            </table:table-cell>
            <table:table-cell table:style-name="Nivel4" table:formula="of:=[.W76]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Gastos pagados por anticipado">
              <text:p>Gastos pagados por anticipad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Gas-Ant</text:p>
            </table:table-cell>
            <table:table-cell table:style-name="Datos" table:formula="of:=IF(EXACT([.A76];1);&quot;&quot;;IF(EXACT([.A76];2);INDIRECT(CONCATENATE(&quot;W&quot;;[.B76]));IF(EXACT([.A76];3);INDIRECT(CONCATENATE(&quot;W&quot;;[.E76]));IF(EXACT([.A76];4);INDIRECT(CONCATENATE(&quot;W&quot;;[.H76]));IF(EXACT([.A76];5);INDIRECT(CONCATENATE(&quot;W&quot;;[.K76]));IF(EXACT([.A76];6);INDIRECT(CONCATENATE(&quot;W&quot;;[.N76]));IF(EXACT([.A76];7);INDIRECT(CONCATENATE(&quot;W&quot;;[.Q76])))))))))" office:value-type="string" office:string-value="Otros activos">
              <text:p>Otros activos</text:p>
            </table:table-cell>
            <table:table-cell table:style-name="ce5" table:formula="of:=NOT(OR(AND(NOT(EXACT([.A76];7));NOT(EXACT([.AD76];&quot;Vista&quot;)));AND(EXACT([.A76];7);EXACT([.AD76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76];[Valores.$A$2:.$C$12];2)" office:value-type="string" office:string-value="view">
              <text:p>view</text:p>
            </table:table-cell>
            <table:table-cell table:style-name="Datos" table:formula="of:=VLOOKUP([.AD7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77];1);CELL(&quot;Row&quot;;[.B77]);[.B76])" office:value-type="float" office:value="2">
              <text:p>2</text:p>
            </table:table-cell>
            <table:table-cell table:style-name="ce2" table:formula="of:=IF(EXACT([.$A77];1);0;IF(EXACT([.$A77];2);[.C76]+1;[.C76]))" office:value-type="float" office:value="1">
              <text:p>1</text:p>
            </table:table-cell>
            <table:table-cell table:style-name="ce2" table:formula="of:=TEXT([.C77];&quot;0&quot;)" office:value-type="string" office:string-value="1">
              <text:p>1</text:p>
            </table:table-cell>
            <table:table-cell table:style-name="ce2" table:formula="of:=IF(EXACT([.C76];[.C77]);[.E76];CELL(&quot;Row&quot;;[.E77]))" office:value-type="float" office:value="3">
              <text:p>3</text:p>
            </table:table-cell>
            <table:table-cell table:style-name="ce2" table:formula="of:=IF(AND([.$A77]&lt;=[.G$1];[.$A76]&gt;[.$A77]);0;IF(EXACT([.$A77];[.G$1]+1);[.F76]+1;[.F76]))" office:value-type="float" office:value="4">
              <text:p>4</text:p>
            </table:table-cell>
            <table:table-cell table:style-name="ce2" table:formula="of:=TEXT([.F77];&quot;0&quot;)" office:value-type="string" office:string-value="4">
              <text:p>4</text:p>
            </table:table-cell>
            <table:table-cell table:style-name="ce2" table:formula="of:=IF(EXACT([.F76];[.F77]);[.H76];CELL(&quot;Row&quot;;[.H77]))" office:value-type="float" office:value="75">
              <text:p>75</text:p>
            </table:table-cell>
            <table:table-cell table:style-name="ce2" table:formula="of:=IF(AND([.$A77]&lt;=[.J$1];[.$A76]&gt;[.$A77]);0;IF(EXACT([.$A77];[.J$1]+1);[.I76]+1;[.I76]))" office:value-type="float" office:value="1">
              <text:p>1</text:p>
            </table:table-cell>
            <table:table-cell table:style-name="ce2" table:formula="of:=TEXT([.I77];&quot;0&quot;)" office:value-type="string" office:string-value="1">
              <text:p>1</text:p>
            </table:table-cell>
            <table:table-cell table:style-name="ce2" table:formula="of:=IF(EXACT([.I76];[.I77]);[.K76];CELL(&quot;Row&quot;;[.K77]))" office:value-type="float" office:value="76">
              <text:p>76</text:p>
            </table:table-cell>
            <table:table-cell table:style-name="ce2" table:formula="of:=IF(AND([.$A77]&lt;=[.M$1];[.$A76]&gt;[.$A77]);0;IF(EXACT([.$A77];[.M$1]+1);[.L76]+1;[.L76]))" office:value-type="float" office:value="0">
              <text:p>0</text:p>
            </table:table-cell>
            <table:table-cell table:style-name="ce2" table:formula="of:=TEXT([.L77];&quot;0&quot;)" office:value-type="string" office:string-value="0">
              <text:p>0</text:p>
            </table:table-cell>
            <table:table-cell table:style-name="ce2" table:formula="of:=IF(EXACT([.L76];[.L77]);[.N76];CELL(&quot;Row&quot;;[.N77]))" office:value-type="float" office:value="69">
              <text:p>69</text:p>
            </table:table-cell>
            <table:table-cell table:style-name="ce2" table:formula="of:=IF(AND([.$A77]&lt;=[.P$1];[.$A76]&gt;[.$A77]);0;IF(EXACT([.$A77];[.P$1]+1);[.O76]+1;[.O76]))" office:value-type="float" office:value="0">
              <text:p>0</text:p>
            </table:table-cell>
            <table:table-cell table:style-name="ce2" table:formula="of:=TEXT([.O77];&quot;0&quot;)" office:value-type="string" office:string-value="0">
              <text:p>0</text:p>
            </table:table-cell>
            <table:table-cell table:style-name="ce2" table:formula="of:=IF(EXACT([.O76];[.O77]);[.Q76];CELL(&quot;Row&quot;;[.Q77]))" office:value-type="float" office:value="52">
              <text:p>52</text:p>
            </table:table-cell>
            <table:table-cell table:style-name="ce2" table:formula="of:=IF(AND([.$A77]&lt;=[.S$1];[.$A76]&gt;[.$A77]);0;IF(EXACT([.$A77];[.S$1]+1);[.R76]+1;[.R76]))" office:value-type="float" office:value="1">
              <text:p>1</text:p>
            </table:table-cell>
            <table:table-cell table:style-name="ce2" table:formula="of:=TEXT([.R77];&quot;0&quot;)" office:value-type="string" office:string-value="1">
              <text:p>1</text:p>
            </table:table-cell>
            <table:table-cell table:style-name="ce2" table:formula="of:=IF(EXACT([.R76];[.R77]);[.T76];CELL(&quot;Row&quot;;[.T77]))" office:value-type="float" office:value="77">
              <text:p>77</text:p>
            </table:table-cell>
            <table:table-cell table:style-name="ce4" table:formula="of:=NOT(AND(OR([.A76]&gt;[.A77];[.A76]=[.A77]);[.A76]&lt;&gt;7))" office:value-type="boolean" office:boolean-value="true">
              <text:p>TRUE</text:p>
            </table:table-cell>
            <table:table-cell table:style-name="Nivel7" table:formula="of:=CONCATENATE([.D77];[.G77];[.J77];[.M77];[.P77];[.S77])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141001">
              <text:p>141001</text:p>
            </table:table-cell>
            <table:table-cell table:style-name="Datos" office:value-type="string">
              <text:p>Pólizas de seguros prepagadas</text:p>
            </table:table-cell>
            <table:table-cell table:style-name="Nivel7" table:formula="of:=[.W77]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Pólizas de seguros prepagadas">
              <text:p>Pólizas de seguros prepagada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ol</text:p>
            </table:table-cell>
            <table:table-cell table:style-name="Datos" table:formula="of:=IF(EXACT([.A77];1);&quot;&quot;;IF(EXACT([.A77];2);INDIRECT(CONCATENATE(&quot;W&quot;;[.B77]));IF(EXACT([.A77];3);INDIRECT(CONCATENATE(&quot;W&quot;;[.E77]));IF(EXACT([.A77];4);INDIRECT(CONCATENATE(&quot;W&quot;;[.H77]));IF(EXACT([.A77];5);INDIRECT(CONCATENATE(&quot;W&quot;;[.K77]));IF(EXACT([.A77];6);INDIRECT(CONCATENATE(&quot;W&quot;;[.N77]));IF(EXACT([.A77];7);INDIRECT(CONCATENATE(&quot;W&quot;;[.Q77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77];7));NOT(EXACT([.AD77];&quot;Vista&quot;)));AND(EXACT([.A77];7);EXACT([.AD77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77];[Valores.$A$2:.$C$12];2)" office:value-type="string" office:string-value="receivable">
              <text:p>receivable</text:p>
            </table:table-cell>
            <table:table-cell table:style-name="Datos" table:formula="of:=VLOOKUP([.AD77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78];1);CELL(&quot;Row&quot;;[.B78]);[.B77])" office:value-type="float" office:value="2">
              <text:p>2</text:p>
            </table:table-cell>
            <table:table-cell table:style-name="ce2" table:formula="of:=IF(EXACT([.$A78];1);0;IF(EXACT([.$A78];2);[.C77]+1;[.C77]))" office:value-type="float" office:value="1">
              <text:p>1</text:p>
            </table:table-cell>
            <table:table-cell table:style-name="ce2" table:formula="of:=TEXT([.C78];&quot;0&quot;)" office:value-type="string" office:string-value="1">
              <text:p>1</text:p>
            </table:table-cell>
            <table:table-cell table:style-name="ce2" table:formula="of:=IF(EXACT([.C77];[.C78]);[.E77];CELL(&quot;Row&quot;;[.E78]))" office:value-type="float" office:value="3">
              <text:p>3</text:p>
            </table:table-cell>
            <table:table-cell table:style-name="ce2" table:formula="of:=IF(AND([.$A78]&lt;=[.G$1];[.$A77]&gt;[.$A78]);0;IF(EXACT([.$A78];[.G$1]+1);[.F77]+1;[.F77]))" office:value-type="float" office:value="4">
              <text:p>4</text:p>
            </table:table-cell>
            <table:table-cell table:style-name="ce2" table:formula="of:=TEXT([.F78];&quot;0&quot;)" office:value-type="string" office:string-value="4">
              <text:p>4</text:p>
            </table:table-cell>
            <table:table-cell table:style-name="ce2" table:formula="of:=IF(EXACT([.F77];[.F78]);[.H77];CELL(&quot;Row&quot;;[.H78]))" office:value-type="float" office:value="75">
              <text:p>75</text:p>
            </table:table-cell>
            <table:table-cell table:style-name="ce2" table:formula="of:=IF(AND([.$A78]&lt;=[.J$1];[.$A77]&gt;[.$A78]);0;IF(EXACT([.$A78];[.J$1]+1);[.I77]+1;[.I77]))" office:value-type="float" office:value="2">
              <text:p>2</text:p>
            </table:table-cell>
            <table:table-cell table:style-name="ce2" table:formula="of:=TEXT([.I78];&quot;0&quot;)" office:value-type="string" office:string-value="2">
              <text:p>2</text:p>
            </table:table-cell>
            <table:table-cell table:style-name="ce2" table:formula="of:=IF(EXACT([.I77];[.I78]);[.K77];CELL(&quot;Row&quot;;[.K78]))" office:value-type="float" office:value="78">
              <text:p>78</text:p>
            </table:table-cell>
            <table:table-cell table:style-name="ce2" table:formula="of:=IF(AND([.$A78]&lt;=[.M$1];[.$A77]&gt;[.$A78]);0;IF(EXACT([.$A78];[.M$1]+1);[.L77]+1;[.L77]))" office:value-type="float" office:value="0">
              <text:p>0</text:p>
            </table:table-cell>
            <table:table-cell table:style-name="ce2" table:formula="of:=TEXT([.L78];&quot;0&quot;)" office:value-type="string" office:string-value="0">
              <text:p>0</text:p>
            </table:table-cell>
            <table:table-cell table:style-name="ce2" table:formula="of:=IF(EXACT([.L77];[.L78]);[.N77];CELL(&quot;Row&quot;;[.N78]))" office:value-type="float" office:value="69">
              <text:p>69</text:p>
            </table:table-cell>
            <table:table-cell table:style-name="ce2" table:formula="of:=IF(AND([.$A78]&lt;=[.P$1];[.$A77]&gt;[.$A78]);0;IF(EXACT([.$A78];[.P$1]+1);[.O77]+1;[.O77]))" office:value-type="float" office:value="0">
              <text:p>0</text:p>
            </table:table-cell>
            <table:table-cell table:style-name="ce2" table:formula="of:=TEXT([.O78];&quot;0&quot;)" office:value-type="string" office:string-value="0">
              <text:p>0</text:p>
            </table:table-cell>
            <table:table-cell table:style-name="ce2" table:formula="of:=IF(EXACT([.O77];[.O78]);[.Q77];CELL(&quot;Row&quot;;[.Q78]))" office:value-type="float" office:value="52">
              <text:p>52</text:p>
            </table:table-cell>
            <table:table-cell table:style-name="ce2" table:formula="of:=IF(AND([.$A78]&lt;=[.S$1];[.$A77]&gt;[.$A78]);0;IF(EXACT([.$A78];[.S$1]+1);[.R77]+1;[.R77]))" office:value-type="float" office:value="0">
              <text:p>0</text:p>
            </table:table-cell>
            <table:table-cell table:style-name="ce2" table:formula="of:=TEXT([.R78];&quot;0&quot;)" office:value-type="string" office:string-value="0">
              <text:p>0</text:p>
            </table:table-cell>
            <table:table-cell table:style-name="ce2" table:formula="of:=IF(EXACT([.R77];[.R78]);[.T77];CELL(&quot;Row&quot;;[.T78]))" office:value-type="float" office:value="78">
              <text:p>78</text:p>
            </table:table-cell>
            <table:table-cell table:style-name="ce4" table:formula="of:=NOT(AND(OR([.A77]&gt;[.A78];[.A77]=[.A78]);[.A77]&lt;&gt;7))" office:value-type="boolean" office:boolean-value="true">
              <text:p>TRUE</text:p>
            </table:table-cell>
            <table:table-cell table:style-name="Nivel4" table:formula="of:=CONCATENATE([.D78];[.G78];[.J78];[.M78];[.P78];[.S78])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142000">
              <text:p>142000</text:p>
            </table:table-cell>
            <table:table-cell table:style-name="Datos" office:value-type="string">
              <text:p>Depósitos de garantía</text:p>
            </table:table-cell>
            <table:table-cell table:style-name="Nivel4" table:formula="of:=[.W78]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Depósitos de garantía">
              <text:p>Depósitos de garantí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</text:p>
            </table:table-cell>
            <table:table-cell table:style-name="Datos" table:formula="of:=IF(EXACT([.A78];1);&quot;&quot;;IF(EXACT([.A78];2);INDIRECT(CONCATENATE(&quot;W&quot;;[.B78]));IF(EXACT([.A78];3);INDIRECT(CONCATENATE(&quot;W&quot;;[.E78]));IF(EXACT([.A78];4);INDIRECT(CONCATENATE(&quot;W&quot;;[.H78]));IF(EXACT([.A78];5);INDIRECT(CONCATENATE(&quot;W&quot;;[.K78]));IF(EXACT([.A78];6);INDIRECT(CONCATENATE(&quot;W&quot;;[.N78]));IF(EXACT([.A78];7);INDIRECT(CONCATENATE(&quot;W&quot;;[.Q78])))))))))" office:value-type="string" office:string-value="Otros activos">
              <text:p>Otros activos</text:p>
            </table:table-cell>
            <table:table-cell table:style-name="ce5" table:formula="of:=NOT(OR(AND(NOT(EXACT([.A78];7));NOT(EXACT([.AD78];&quot;Vista&quot;)));AND(EXACT([.A78];7);EXACT([.AD78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78];[Valores.$A$2:.$C$12];2)" office:value-type="string" office:string-value="view">
              <text:p>view</text:p>
            </table:table-cell>
            <table:table-cell table:style-name="Datos" table:formula="of:=VLOOKUP([.AD7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79];1);CELL(&quot;Row&quot;;[.B79]);[.B78])" office:value-type="float" office:value="2">
              <text:p>2</text:p>
            </table:table-cell>
            <table:table-cell table:style-name="ce2" table:formula="of:=IF(EXACT([.$A79];1);0;IF(EXACT([.$A79];2);[.C78]+1;[.C78]))" office:value-type="float" office:value="1">
              <text:p>1</text:p>
            </table:table-cell>
            <table:table-cell table:style-name="ce2" table:formula="of:=TEXT([.C79];&quot;0&quot;)" office:value-type="string" office:string-value="1">
              <text:p>1</text:p>
            </table:table-cell>
            <table:table-cell table:style-name="ce2" table:formula="of:=IF(EXACT([.C78];[.C79]);[.E78];CELL(&quot;Row&quot;;[.E79]))" office:value-type="float" office:value="3">
              <text:p>3</text:p>
            </table:table-cell>
            <table:table-cell table:style-name="ce2" table:formula="of:=IF(AND([.$A79]&lt;=[.G$1];[.$A78]&gt;[.$A79]);0;IF(EXACT([.$A79];[.G$1]+1);[.F78]+1;[.F78]))" office:value-type="float" office:value="4">
              <text:p>4</text:p>
            </table:table-cell>
            <table:table-cell table:style-name="ce2" table:formula="of:=TEXT([.F79];&quot;0&quot;)" office:value-type="string" office:string-value="4">
              <text:p>4</text:p>
            </table:table-cell>
            <table:table-cell table:style-name="ce2" table:formula="of:=IF(EXACT([.F78];[.F79]);[.H78];CELL(&quot;Row&quot;;[.H79]))" office:value-type="float" office:value="75">
              <text:p>75</text:p>
            </table:table-cell>
            <table:table-cell table:style-name="ce2" table:formula="of:=IF(AND([.$A79]&lt;=[.J$1];[.$A78]&gt;[.$A79]);0;IF(EXACT([.$A79];[.J$1]+1);[.I78]+1;[.I78]))" office:value-type="float" office:value="2">
              <text:p>2</text:p>
            </table:table-cell>
            <table:table-cell table:style-name="ce2" table:formula="of:=TEXT([.I79];&quot;0&quot;)" office:value-type="string" office:string-value="2">
              <text:p>2</text:p>
            </table:table-cell>
            <table:table-cell table:style-name="ce2" table:formula="of:=IF(EXACT([.I78];[.I79]);[.K78];CELL(&quot;Row&quot;;[.K79]))" office:value-type="float" office:value="78">
              <text:p>78</text:p>
            </table:table-cell>
            <table:table-cell table:style-name="ce2" table:formula="of:=IF(AND([.$A79]&lt;=[.M$1];[.$A78]&gt;[.$A79]);0;IF(EXACT([.$A79];[.M$1]+1);[.L78]+1;[.L78]))" office:value-type="float" office:value="0">
              <text:p>0</text:p>
            </table:table-cell>
            <table:table-cell table:style-name="ce2" table:formula="of:=TEXT([.L79];&quot;0&quot;)" office:value-type="string" office:string-value="0">
              <text:p>0</text:p>
            </table:table-cell>
            <table:table-cell table:style-name="ce2" table:formula="of:=IF(EXACT([.L78];[.L79]);[.N78];CELL(&quot;Row&quot;;[.N79]))" office:value-type="float" office:value="69">
              <text:p>69</text:p>
            </table:table-cell>
            <table:table-cell table:style-name="ce2" table:formula="of:=IF(AND([.$A79]&lt;=[.P$1];[.$A78]&gt;[.$A79]);0;IF(EXACT([.$A79];[.P$1]+1);[.O78]+1;[.O78]))" office:value-type="float" office:value="0">
              <text:p>0</text:p>
            </table:table-cell>
            <table:table-cell table:style-name="ce2" table:formula="of:=TEXT([.O79];&quot;0&quot;)" office:value-type="string" office:string-value="0">
              <text:p>0</text:p>
            </table:table-cell>
            <table:table-cell table:style-name="ce2" table:formula="of:=IF(EXACT([.O78];[.O79]);[.Q78];CELL(&quot;Row&quot;;[.Q79]))" office:value-type="float" office:value="52">
              <text:p>52</text:p>
            </table:table-cell>
            <table:table-cell table:style-name="ce2" table:formula="of:=IF(AND([.$A79]&lt;=[.S$1];[.$A78]&gt;[.$A79]);0;IF(EXACT([.$A79];[.S$1]+1);[.R78]+1;[.R78]))" office:value-type="float" office:value="1">
              <text:p>1</text:p>
            </table:table-cell>
            <table:table-cell table:style-name="ce2" table:formula="of:=TEXT([.R79];&quot;0&quot;)" office:value-type="string" office:string-value="1">
              <text:p>1</text:p>
            </table:table-cell>
            <table:table-cell table:style-name="ce2" table:formula="of:=IF(EXACT([.R78];[.R79]);[.T78];CELL(&quot;Row&quot;;[.T79]))" office:value-type="float" office:value="79">
              <text:p>79</text:p>
            </table:table-cell>
            <table:table-cell table:style-name="ce4" table:formula="of:=NOT(AND(OR([.A78]&gt;[.A79];[.A78]=[.A79]);[.A78]&lt;&gt;7))" office:value-type="boolean" office:boolean-value="true">
              <text:p>TRUE</text:p>
            </table:table-cell>
            <table:table-cell table:style-name="Nivel7" table:formula="of:=CONCATENATE([.D79];[.G79];[.J79];[.M79];[.P79];[.S79])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142001">
              <text:p>142001</text:p>
            </table:table-cell>
            <table:table-cell table:style-name="Datos" office:value-type="string">
              <text:p>Depósitos sobre derechos telefónicos</text:p>
            </table:table-cell>
            <table:table-cell table:style-name="Nivel7" table:formula="of:=[.W79]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Depósitos sobre derechos telefónicos">
              <text:p>Depósitos sobre derechos telefónic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el</text:p>
            </table:table-cell>
            <table:table-cell table:style-name="Datos" table:formula="of:=IF(EXACT([.A79];1);&quot;&quot;;IF(EXACT([.A79];2);INDIRECT(CONCATENATE(&quot;W&quot;;[.B79]));IF(EXACT([.A79];3);INDIRECT(CONCATENATE(&quot;W&quot;;[.E79]));IF(EXACT([.A79];4);INDIRECT(CONCATENATE(&quot;W&quot;;[.H79]));IF(EXACT([.A79];5);INDIRECT(CONCATENATE(&quot;W&quot;;[.K79]));IF(EXACT([.A79];6);INDIRECT(CONCATENATE(&quot;W&quot;;[.N79]));IF(EXACT([.A79];7);INDIRECT(CONCATENATE(&quot;W&quot;;[.Q79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79];7));NOT(EXACT([.AD79];&quot;Vista&quot;)));AND(EXACT([.A79];7);EXACT([.AD79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79];[Valores.$A$2:.$C$12];2)" office:value-type="string" office:string-value="receivable">
              <text:p>receivable</text:p>
            </table:table-cell>
            <table:table-cell table:style-name="Datos" table:formula="of:=VLOOKUP([.AD79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80];1);CELL(&quot;Row&quot;;[.B80]);[.B79])" office:value-type="float" office:value="2">
              <text:p>2</text:p>
            </table:table-cell>
            <table:table-cell table:style-name="ce2" table:formula="of:=IF(EXACT([.$A80];1);0;IF(EXACT([.$A80];2);[.C79]+1;[.C79]))" office:value-type="float" office:value="1">
              <text:p>1</text:p>
            </table:table-cell>
            <table:table-cell table:style-name="ce2" table:formula="of:=TEXT([.C80];&quot;0&quot;)" office:value-type="string" office:string-value="1">
              <text:p>1</text:p>
            </table:table-cell>
            <table:table-cell table:style-name="ce2" table:formula="of:=IF(EXACT([.C79];[.C80]);[.E79];CELL(&quot;Row&quot;;[.E80]))" office:value-type="float" office:value="3">
              <text:p>3</text:p>
            </table:table-cell>
            <table:table-cell table:style-name="ce2" table:formula="of:=IF(AND([.$A80]&lt;=[.G$1];[.$A79]&gt;[.$A80]);0;IF(EXACT([.$A80];[.G$1]+1);[.F79]+1;[.F79]))" office:value-type="float" office:value="4">
              <text:p>4</text:p>
            </table:table-cell>
            <table:table-cell table:style-name="ce2" table:formula="of:=TEXT([.F80];&quot;0&quot;)" office:value-type="string" office:string-value="4">
              <text:p>4</text:p>
            </table:table-cell>
            <table:table-cell table:style-name="ce2" table:formula="of:=IF(EXACT([.F79];[.F80]);[.H79];CELL(&quot;Row&quot;;[.H80]))" office:value-type="float" office:value="75">
              <text:p>75</text:p>
            </table:table-cell>
            <table:table-cell table:style-name="ce2" table:formula="of:=IF(AND([.$A80]&lt;=[.J$1];[.$A79]&gt;[.$A80]);0;IF(EXACT([.$A80];[.J$1]+1);[.I79]+1;[.I79]))" office:value-type="float" office:value="2">
              <text:p>2</text:p>
            </table:table-cell>
            <table:table-cell table:style-name="ce2" table:formula="of:=TEXT([.I80];&quot;0&quot;)" office:value-type="string" office:string-value="2">
              <text:p>2</text:p>
            </table:table-cell>
            <table:table-cell table:style-name="ce2" table:formula="of:=IF(EXACT([.I79];[.I80]);[.K79];CELL(&quot;Row&quot;;[.K80]))" office:value-type="float" office:value="78">
              <text:p>78</text:p>
            </table:table-cell>
            <table:table-cell table:style-name="ce2" table:formula="of:=IF(AND([.$A80]&lt;=[.M$1];[.$A79]&gt;[.$A80]);0;IF(EXACT([.$A80];[.M$1]+1);[.L79]+1;[.L79]))" office:value-type="float" office:value="0">
              <text:p>0</text:p>
            </table:table-cell>
            <table:table-cell table:style-name="ce2" table:formula="of:=TEXT([.L80];&quot;0&quot;)" office:value-type="string" office:string-value="0">
              <text:p>0</text:p>
            </table:table-cell>
            <table:table-cell table:style-name="ce2" table:formula="of:=IF(EXACT([.L79];[.L80]);[.N79];CELL(&quot;Row&quot;;[.N80]))" office:value-type="float" office:value="69">
              <text:p>69</text:p>
            </table:table-cell>
            <table:table-cell table:style-name="ce2" table:formula="of:=IF(AND([.$A80]&lt;=[.P$1];[.$A79]&gt;[.$A80]);0;IF(EXACT([.$A80];[.P$1]+1);[.O79]+1;[.O79]))" office:value-type="float" office:value="0">
              <text:p>0</text:p>
            </table:table-cell>
            <table:table-cell table:style-name="ce2" table:formula="of:=TEXT([.O80];&quot;0&quot;)" office:value-type="string" office:string-value="0">
              <text:p>0</text:p>
            </table:table-cell>
            <table:table-cell table:style-name="ce2" table:formula="of:=IF(EXACT([.O79];[.O80]);[.Q79];CELL(&quot;Row&quot;;[.Q80]))" office:value-type="float" office:value="52">
              <text:p>52</text:p>
            </table:table-cell>
            <table:table-cell table:style-name="ce2" table:formula="of:=IF(AND([.$A80]&lt;=[.S$1];[.$A79]&gt;[.$A80]);0;IF(EXACT([.$A80];[.S$1]+1);[.R79]+1;[.R79]))" office:value-type="float" office:value="2">
              <text:p>2</text:p>
            </table:table-cell>
            <table:table-cell table:style-name="ce2" table:formula="of:=TEXT([.R80];&quot;0&quot;)" office:value-type="string" office:string-value="2">
              <text:p>2</text:p>
            </table:table-cell>
            <table:table-cell table:style-name="ce2" table:formula="of:=IF(EXACT([.R79];[.R80]);[.T79];CELL(&quot;Row&quot;;[.T80]))" office:value-type="float" office:value="80">
              <text:p>80</text:p>
            </table:table-cell>
            <table:table-cell table:style-name="ce4" table:formula="of:=NOT(AND(OR([.A79]&gt;[.A80];[.A79]=[.A80]);[.A79]&lt;&gt;7))" office:value-type="boolean" office:boolean-value="true">
              <text:p>TRUE</text:p>
            </table:table-cell>
            <table:table-cell table:style-name="Nivel7" table:formula="of:=CONCATENATE([.D80];[.G80];[.J80];[.M80];[.P80];[.S80])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142002">
              <text:p>142002</text:p>
            </table:table-cell>
            <table:table-cell table:style-name="Datos" office:value-type="string">
              <text:p>Depósitos sobre conexiones de Internet</text:p>
            </table:table-cell>
            <table:table-cell table:style-name="Nivel7" table:formula="of:=[.W80]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Depósitos sobre conexiones de Internet">
              <text:p>Depósitos sobre conexiones de Internet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t</text:p>
            </table:table-cell>
            <table:table-cell table:style-name="Datos" table:formula="of:=IF(EXACT([.A80];1);&quot;&quot;;IF(EXACT([.A80];2);INDIRECT(CONCATENATE(&quot;W&quot;;[.B80]));IF(EXACT([.A80];3);INDIRECT(CONCATENATE(&quot;W&quot;;[.E80]));IF(EXACT([.A80];4);INDIRECT(CONCATENATE(&quot;W&quot;;[.H80]));IF(EXACT([.A80];5);INDIRECT(CONCATENATE(&quot;W&quot;;[.K80]));IF(EXACT([.A80];6);INDIRECT(CONCATENATE(&quot;W&quot;;[.N80]));IF(EXACT([.A80];7);INDIRECT(CONCATENATE(&quot;W&quot;;[.Q80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80];7));NOT(EXACT([.AD80];&quot;Vista&quot;)));AND(EXACT([.A80];7);EXACT([.AD80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80];[Valores.$A$2:.$C$12];2)" office:value-type="string" office:string-value="receivable">
              <text:p>receivable</text:p>
            </table:table-cell>
            <table:table-cell table:style-name="Datos" table:formula="of:=VLOOKUP([.AD80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81];1);CELL(&quot;Row&quot;;[.B81]);[.B80])" office:value-type="float" office:value="2">
              <text:p>2</text:p>
            </table:table-cell>
            <table:table-cell table:style-name="ce2" table:formula="of:=IF(EXACT([.$A81];1);0;IF(EXACT([.$A81];2);[.C80]+1;[.C80]))" office:value-type="float" office:value="1">
              <text:p>1</text:p>
            </table:table-cell>
            <table:table-cell table:style-name="ce2" table:formula="of:=TEXT([.C81];&quot;0&quot;)" office:value-type="string" office:string-value="1">
              <text:p>1</text:p>
            </table:table-cell>
            <table:table-cell table:style-name="ce2" table:formula="of:=IF(EXACT([.C80];[.C81]);[.E80];CELL(&quot;Row&quot;;[.E81]))" office:value-type="float" office:value="3">
              <text:p>3</text:p>
            </table:table-cell>
            <table:table-cell table:style-name="ce2" table:formula="of:=IF(AND([.$A81]&lt;=[.G$1];[.$A80]&gt;[.$A81]);0;IF(EXACT([.$A81];[.G$1]+1);[.F80]+1;[.F80]))" office:value-type="float" office:value="4">
              <text:p>4</text:p>
            </table:table-cell>
            <table:table-cell table:style-name="ce2" table:formula="of:=TEXT([.F81];&quot;0&quot;)" office:value-type="string" office:string-value="4">
              <text:p>4</text:p>
            </table:table-cell>
            <table:table-cell table:style-name="ce2" table:formula="of:=IF(EXACT([.F80];[.F81]);[.H80];CELL(&quot;Row&quot;;[.H81]))" office:value-type="float" office:value="75">
              <text:p>75</text:p>
            </table:table-cell>
            <table:table-cell table:style-name="ce2" table:formula="of:=IF(AND([.$A81]&lt;=[.J$1];[.$A80]&gt;[.$A81]);0;IF(EXACT([.$A81];[.J$1]+1);[.I80]+1;[.I80]))" office:value-type="float" office:value="2">
              <text:p>2</text:p>
            </table:table-cell>
            <table:table-cell table:style-name="ce2" table:formula="of:=TEXT([.I81];&quot;0&quot;)" office:value-type="string" office:string-value="2">
              <text:p>2</text:p>
            </table:table-cell>
            <table:table-cell table:style-name="ce2" table:formula="of:=IF(EXACT([.I80];[.I81]);[.K80];CELL(&quot;Row&quot;;[.K81]))" office:value-type="float" office:value="78">
              <text:p>78</text:p>
            </table:table-cell>
            <table:table-cell table:style-name="ce2" table:formula="of:=IF(AND([.$A81]&lt;=[.M$1];[.$A80]&gt;[.$A81]);0;IF(EXACT([.$A81];[.M$1]+1);[.L80]+1;[.L80]))" office:value-type="float" office:value="0">
              <text:p>0</text:p>
            </table:table-cell>
            <table:table-cell table:style-name="ce2" table:formula="of:=TEXT([.L81];&quot;0&quot;)" office:value-type="string" office:string-value="0">
              <text:p>0</text:p>
            </table:table-cell>
            <table:table-cell table:style-name="ce2" table:formula="of:=IF(EXACT([.L80];[.L81]);[.N80];CELL(&quot;Row&quot;;[.N81]))" office:value-type="float" office:value="69">
              <text:p>69</text:p>
            </table:table-cell>
            <table:table-cell table:style-name="ce2" table:formula="of:=IF(AND([.$A81]&lt;=[.P$1];[.$A80]&gt;[.$A81]);0;IF(EXACT([.$A81];[.P$1]+1);[.O80]+1;[.O80]))" office:value-type="float" office:value="0">
              <text:p>0</text:p>
            </table:table-cell>
            <table:table-cell table:style-name="ce2" table:formula="of:=TEXT([.O81];&quot;0&quot;)" office:value-type="string" office:string-value="0">
              <text:p>0</text:p>
            </table:table-cell>
            <table:table-cell table:style-name="ce2" table:formula="of:=IF(EXACT([.O80];[.O81]);[.Q80];CELL(&quot;Row&quot;;[.Q81]))" office:value-type="float" office:value="52">
              <text:p>52</text:p>
            </table:table-cell>
            <table:table-cell table:style-name="ce2" table:formula="of:=IF(AND([.$A81]&lt;=[.S$1];[.$A80]&gt;[.$A81]);0;IF(EXACT([.$A81];[.S$1]+1);[.R80]+1;[.R80]))" office:value-type="float" office:value="3">
              <text:p>3</text:p>
            </table:table-cell>
            <table:table-cell table:style-name="ce2" table:formula="of:=TEXT([.R81];&quot;0&quot;)" office:value-type="string" office:string-value="3">
              <text:p>3</text:p>
            </table:table-cell>
            <table:table-cell table:style-name="ce2" table:formula="of:=IF(EXACT([.R80];[.R81]);[.T80];CELL(&quot;Row&quot;;[.T81]))" office:value-type="float" office:value="81">
              <text:p>81</text:p>
            </table:table-cell>
            <table:table-cell table:style-name="ce4" table:formula="of:=NOT(AND(OR([.A80]&gt;[.A81];[.A80]=[.A81]);[.A80]&lt;&gt;7))" office:value-type="boolean" office:boolean-value="true">
              <text:p>TRUE</text:p>
            </table:table-cell>
            <table:table-cell table:style-name="Nivel7" table:formula="of:=CONCATENATE([.D81];[.G81];[.J81];[.M81];[.P81];[.S81])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142003">
              <text:p>142003</text:p>
            </table:table-cell>
            <table:table-cell table:style-name="Datos" office:value-type="string">
              <text:p>Depósitos sobre locales en alquiler</text:p>
            </table:table-cell>
            <table:table-cell table:style-name="Nivel7" table:formula="of:=[.W81]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Depósitos sobre locales en alquiler">
              <text:p>Depósitos sobre locales en alquiler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Alq.</text:p>
            </table:table-cell>
            <table:table-cell table:style-name="Datos" table:formula="of:=IF(EXACT([.A81];1);&quot;&quot;;IF(EXACT([.A81];2);INDIRECT(CONCATENATE(&quot;W&quot;;[.B81]));IF(EXACT([.A81];3);INDIRECT(CONCATENATE(&quot;W&quot;;[.E81]));IF(EXACT([.A81];4);INDIRECT(CONCATENATE(&quot;W&quot;;[.H81]));IF(EXACT([.A81];5);INDIRECT(CONCATENATE(&quot;W&quot;;[.K81]));IF(EXACT([.A81];6);INDIRECT(CONCATENATE(&quot;W&quot;;[.N81]));IF(EXACT([.A81];7);INDIRECT(CONCATENATE(&quot;W&quot;;[.Q81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81];7));NOT(EXACT([.AD81];&quot;Vista&quot;)));AND(EXACT([.A81];7);EXACT([.AD81];&quot;Vista&quot;))))" office:value-type="boolean" office:boolean-value="true">
              <text:p>TRUE</text:p>
            </table:table-cell>
            <table:table-cell table:style-name="Datos" office:value-type="string">
              <text:p>Cuenta por cobr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81];[Valores.$A$2:.$C$12];2)" office:value-type="string" office:string-value="receivable">
              <text:p>receivable</text:p>
            </table:table-cell>
            <table:table-cell table:style-name="Datos" table:formula="of:=VLOOKUP([.AD81];[Valores.$A$2:.$C$12];3)" office:value-type="string" office:string-value="True">
              <text:p>True</text:p>
            </table:table-cell>
            <table:table-cell table:number-columns-repeated="987"/>
          </table:table-row>
        </table:table-row-group>
        <table:table-row table:style-name="ro4">
          <table:table-cell table:style-name="ce2" office:value-type="float" office:value="2">
            <text:p>2</text:p>
          </table:table-cell>
          <table:table-cell table:style-name="ce2" table:formula="of:=IF(EXACT([.A82];1);CELL(&quot;Row&quot;;[.B82]);[.B81])" office:value-type="float" office:value="2">
            <text:p>2</text:p>
          </table:table-cell>
          <table:table-cell table:style-name="ce2" table:formula="of:=IF(EXACT([.$A82];1);0;IF(EXACT([.$A82];2);[.C81]+1;[.C81]))" office:value-type="float" office:value="2">
            <text:p>2</text:p>
          </table:table-cell>
          <table:table-cell table:style-name="ce2" table:formula="of:=TEXT([.C82];&quot;0&quot;)" office:value-type="string" office:string-value="2">
            <text:p>2</text:p>
          </table:table-cell>
          <table:table-cell table:style-name="ce2" table:formula="of:=IF(EXACT([.C81];[.C82]);[.E81];CELL(&quot;Row&quot;;[.E82]))" office:value-type="float" office:value="82">
            <text:p>82</text:p>
          </table:table-cell>
          <table:table-cell table:style-name="ce2" table:formula="of:=IF(AND([.$A82]&lt;=[.G$1];[.$A81]&gt;[.$A82]);0;IF(EXACT([.$A82];[.G$1]+1);[.F81]+1;[.F81]))" office:value-type="float" office:value="0">
            <text:p>0</text:p>
          </table:table-cell>
          <table:table-cell table:style-name="ce2" table:formula="of:=TEXT([.F82];&quot;0&quot;)" office:value-type="string" office:string-value="0">
            <text:p>0</text:p>
          </table:table-cell>
          <table:table-cell table:style-name="ce2" table:formula="of:=IF(EXACT([.F81];[.F82]);[.H81];CELL(&quot;Row&quot;;[.H82]))" office:value-type="float" office:value="82">
            <text:p>82</text:p>
          </table:table-cell>
          <table:table-cell table:style-name="ce2" table:formula="of:=IF(AND([.$A82]&lt;=[.J$1];[.$A81]&gt;[.$A82]);0;IF(EXACT([.$A82];[.J$1]+1);[.I81]+1;[.I81]))" office:value-type="float" office:value="0">
            <text:p>0</text:p>
          </table:table-cell>
          <table:table-cell table:style-name="ce2" table:formula="of:=TEXT([.I82];&quot;0&quot;)" office:value-type="string" office:string-value="0">
            <text:p>0</text:p>
          </table:table-cell>
          <table:table-cell table:style-name="ce2" table:formula="of:=IF(EXACT([.I81];[.I82]);[.K81];CELL(&quot;Row&quot;;[.K82]))" office:value-type="float" office:value="82">
            <text:p>82</text:p>
          </table:table-cell>
          <table:table-cell table:style-name="ce2" table:formula="of:=IF(AND([.$A82]&lt;=[.M$1];[.$A81]&gt;[.$A82]);0;IF(EXACT([.$A82];[.M$1]+1);[.L81]+1;[.L81]))" office:value-type="float" office:value="0">
            <text:p>0</text:p>
          </table:table-cell>
          <table:table-cell table:style-name="ce2" table:formula="of:=TEXT([.L82];&quot;0&quot;)" office:value-type="string" office:string-value="0">
            <text:p>0</text:p>
          </table:table-cell>
          <table:table-cell table:style-name="ce2" table:formula="of:=IF(EXACT([.L81];[.L82]);[.N81];CELL(&quot;Row&quot;;[.N82]))" office:value-type="float" office:value="69">
            <text:p>69</text:p>
          </table:table-cell>
          <table:table-cell table:style-name="ce2" table:formula="of:=IF(AND([.$A82]&lt;=[.P$1];[.$A81]&gt;[.$A82]);0;IF(EXACT([.$A82];[.P$1]+1);[.O81]+1;[.O81]))" office:value-type="float" office:value="0">
            <text:p>0</text:p>
          </table:table-cell>
          <table:table-cell table:style-name="ce2" table:formula="of:=TEXT([.O82];&quot;0&quot;)" office:value-type="string" office:string-value="0">
            <text:p>0</text:p>
          </table:table-cell>
          <table:table-cell table:style-name="ce2" table:formula="of:=IF(EXACT([.O81];[.O82]);[.Q81];CELL(&quot;Row&quot;;[.Q82]))" office:value-type="float" office:value="52">
            <text:p>52</text:p>
          </table:table-cell>
          <table:table-cell table:style-name="ce2" table:formula="of:=IF(AND([.$A82]&lt;=[.S$1];[.$A81]&gt;[.$A82]);0;IF(EXACT([.$A82];[.S$1]+1);[.R81]+1;[.R81]))" office:value-type="float" office:value="0">
            <text:p>0</text:p>
          </table:table-cell>
          <table:table-cell table:style-name="ce2" table:formula="of:=TEXT([.R82];&quot;0&quot;)" office:value-type="string" office:string-value="0">
            <text:p>0</text:p>
          </table:table-cell>
          <table:table-cell table:style-name="ce2" table:formula="of:=IF(EXACT([.R81];[.R82]);[.T81];CELL(&quot;Row&quot;;[.T82]))" office:value-type="float" office:value="82">
            <text:p>82</text:p>
          </table:table-cell>
          <table:table-cell table:style-name="ce4" table:formula="of:=NOT(AND(OR([.A81]&gt;[.A82];[.A81]=[.A82]);[.A81]&lt;&gt;7))" office:value-type="boolean" office:boolean-value="true">
            <text:p>TRUE</text:p>
          </table:table-cell>
          <table:table-cell table:style-name="Nivel2" table:formula="of:=CONCATENATE([.D82];[.G82];[.J82];[.M82];[.P82];[.S82])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200000">
            <text:p>200000</text:p>
          </table:table-cell>
          <table:table-cell table:style-name="Datos" office:value-type="string">
            <text:p>Pasivo</text:p>
          </table:table-cell>
          <table:table-cell table:style-name="Nivel2" table:formula="of:=[.W82]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Pasivo">
            <text:p>Pasiv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Pa</text:p>
          </table:table-cell>
          <table:table-cell table:style-name="Datos" table:formula="of:=IF(EXACT([.A82];1);&quot;&quot;;IF(EXACT([.A82];2);INDIRECT(CONCATENATE(&quot;W&quot;;[.B82]));IF(EXACT([.A82];3);INDIRECT(CONCATENATE(&quot;W&quot;;[.E82]));IF(EXACT([.A82];4);INDIRECT(CONCATENATE(&quot;W&quot;;[.H82]));IF(EXACT([.A82];5);INDIRECT(CONCATENATE(&quot;W&quot;;[.K82]));IF(EXACT([.A82];6);INDIRECT(CONCATENATE(&quot;W&quot;;[.N82]));IF(EXACT([.A82];7);INDIRECT(CONCATENATE(&quot;W&quot;;[.Q82])))))))))" office:value-type="string" office:string-value="Plan Contable">
            <text:p>Plan Contable</text:p>
          </table:table-cell>
          <table:table-cell table:style-name="ce5" table:formula="of:=NOT(OR(AND(NOT(EXACT([.A82];7));NOT(EXACT([.AD82];&quot;Vista&quot;)));AND(EXACT([.A82];7);EXACT([.AD82];&quot;Vista&quot;))))" office:value-type="boolean" office:boolean-value="true">
            <text:p>TRU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CRC</text:p>
          </table:table-cell>
          <table:table-cell table:style-name="Datos" table:formula="of:=VLOOKUP([.AD82];[Valores.$A$2:.$C$12];2)" office:value-type="string" office:string-value="view">
            <text:p>view</text:p>
          </table:table-cell>
          <table:table-cell table:style-name="Datos" table:formula="of:=VLOOKUP([.AD82];[Valores.$A$2:.$C$12];3)" office:value-type="string" office:string-value="False">
            <text:p>False</text:p>
          </table:table-cell>
          <table:table-cell table:number-columns-repeated="987"/>
        </table:table-row>
        <table:table-row-group table:display="false"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83];1);CELL(&quot;Row&quot;;[.B83]);[.B82])" office:value-type="float" office:value="2">
              <text:p>2</text:p>
            </table:table-cell>
            <table:table-cell table:style-name="ce2" table:formula="of:=IF(EXACT([.$A83];1);0;IF(EXACT([.$A83];2);[.C82]+1;[.C82]))" office:value-type="float" office:value="2">
              <text:p>2</text:p>
            </table:table-cell>
            <table:table-cell table:style-name="ce2" table:formula="of:=TEXT([.C83];&quot;0&quot;)" office:value-type="string" office:string-value="2">
              <text:p>2</text:p>
            </table:table-cell>
            <table:table-cell table:style-name="ce2" table:formula="of:=IF(EXACT([.C82];[.C83]);[.E82];CELL(&quot;Row&quot;;[.E83]))" office:value-type="float" office:value="82">
              <text:p>82</text:p>
            </table:table-cell>
            <table:table-cell table:style-name="ce2" table:formula="of:=IF(AND([.$A83]&lt;=[.G$1];[.$A82]&gt;[.$A83]);0;IF(EXACT([.$A83];[.G$1]+1);[.F82]+1;[.F82]))" office:value-type="float" office:value="1">
              <text:p>1</text:p>
            </table:table-cell>
            <table:table-cell table:style-name="ce2" table:formula="of:=TEXT([.F83];&quot;0&quot;)" office:value-type="string" office:string-value="1">
              <text:p>1</text:p>
            </table:table-cell>
            <table:table-cell table:style-name="ce2" table:formula="of:=IF(EXACT([.F82];[.F83]);[.H82];CELL(&quot;Row&quot;;[.H83]))" office:value-type="float" office:value="83">
              <text:p>83</text:p>
            </table:table-cell>
            <table:table-cell table:style-name="ce2" table:formula="of:=IF(AND([.$A83]&lt;=[.J$1];[.$A82]&gt;[.$A83]);0;IF(EXACT([.$A83];[.J$1]+1);[.I82]+1;[.I82]))" office:value-type="float" office:value="0">
              <text:p>0</text:p>
            </table:table-cell>
            <table:table-cell table:style-name="ce2" table:formula="of:=TEXT([.I83];&quot;0&quot;)" office:value-type="string" office:string-value="0">
              <text:p>0</text:p>
            </table:table-cell>
            <table:table-cell table:style-name="ce2" table:formula="of:=IF(EXACT([.I82];[.I83]);[.K82];CELL(&quot;Row&quot;;[.K83]))" office:value-type="float" office:value="82">
              <text:p>82</text:p>
            </table:table-cell>
            <table:table-cell table:style-name="ce2" table:formula="of:=IF(AND([.$A83]&lt;=[.M$1];[.$A82]&gt;[.$A83]);0;IF(EXACT([.$A83];[.M$1]+1);[.L82]+1;[.L82]))" office:value-type="float" office:value="0">
              <text:p>0</text:p>
            </table:table-cell>
            <table:table-cell table:style-name="ce2" table:formula="of:=TEXT([.L83];&quot;0&quot;)" office:value-type="string" office:string-value="0">
              <text:p>0</text:p>
            </table:table-cell>
            <table:table-cell table:style-name="ce2" table:formula="of:=IF(EXACT([.L82];[.L83]);[.N82];CELL(&quot;Row&quot;;[.N83]))" office:value-type="float" office:value="69">
              <text:p>69</text:p>
            </table:table-cell>
            <table:table-cell table:style-name="ce2" table:formula="of:=IF(AND([.$A83]&lt;=[.P$1];[.$A82]&gt;[.$A83]);0;IF(EXACT([.$A83];[.P$1]+1);[.O82]+1;[.O82]))" office:value-type="float" office:value="0">
              <text:p>0</text:p>
            </table:table-cell>
            <table:table-cell table:style-name="ce2" table:formula="of:=TEXT([.O83];&quot;0&quot;)" office:value-type="string" office:string-value="0">
              <text:p>0</text:p>
            </table:table-cell>
            <table:table-cell table:style-name="ce2" table:formula="of:=IF(EXACT([.O82];[.O83]);[.Q82];CELL(&quot;Row&quot;;[.Q83]))" office:value-type="float" office:value="52">
              <text:p>52</text:p>
            </table:table-cell>
            <table:table-cell table:style-name="ce2" table:formula="of:=IF(AND([.$A83]&lt;=[.S$1];[.$A82]&gt;[.$A83]);0;IF(EXACT([.$A83];[.S$1]+1);[.R82]+1;[.R82]))" office:value-type="float" office:value="0">
              <text:p>0</text:p>
            </table:table-cell>
            <table:table-cell table:style-name="ce2" table:formula="of:=TEXT([.R83];&quot;0&quot;)" office:value-type="string" office:string-value="0">
              <text:p>0</text:p>
            </table:table-cell>
            <table:table-cell table:style-name="ce2" table:formula="of:=IF(EXACT([.R82];[.R83]);[.T82];CELL(&quot;Row&quot;;[.T83]))" office:value-type="float" office:value="82">
              <text:p>82</text:p>
            </table:table-cell>
            <table:table-cell table:style-name="ce4" table:formula="of:=NOT(AND(OR([.A82]&gt;[.A83];[.A82]=[.A83]);[.A82]&lt;&gt;7))" office:value-type="boolean" office:boolean-value="true">
              <text:p>TRUE</text:p>
            </table:table-cell>
            <table:table-cell table:style-name="Nivel3" table:formula="of:=CONCATENATE([.D83];[.G83];[.J83];[.M83];[.P83];[.S83])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210000">
              <text:p>210000</text:p>
            </table:table-cell>
            <table:table-cell table:style-name="Datos" office:value-type="string">
              <text:p>Pasivo circulante</text:p>
            </table:table-cell>
            <table:table-cell table:style-name="Nivel3" table:formula="of:=[.W83]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Pasivo circulante">
              <text:p>Pasivo circulant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ir</text:p>
            </table:table-cell>
            <table:table-cell table:style-name="Datos" table:formula="of:=IF(EXACT([.A83];1);&quot;&quot;;IF(EXACT([.A83];2);INDIRECT(CONCATENATE(&quot;W&quot;;[.B83]));IF(EXACT([.A83];3);INDIRECT(CONCATENATE(&quot;W&quot;;[.E83]));IF(EXACT([.A83];4);INDIRECT(CONCATENATE(&quot;W&quot;;[.H83]));IF(EXACT([.A83];5);INDIRECT(CONCATENATE(&quot;W&quot;;[.K83]));IF(EXACT([.A83];6);INDIRECT(CONCATENATE(&quot;W&quot;;[.N83]));IF(EXACT([.A83];7);INDIRECT(CONCATENATE(&quot;W&quot;;[.Q83])))))))))" office:value-type="string" office:string-value="Pasivo">
              <text:p>Pasivo</text:p>
            </table:table-cell>
            <table:table-cell table:style-name="ce5" table:formula="of:=NOT(OR(AND(NOT(EXACT([.A83];7));NOT(EXACT([.AD83];&quot;Vista&quot;)));AND(EXACT([.A83];7);EXACT([.AD83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83];[Valores.$A$2:.$C$12];2)" office:value-type="string" office:string-value="view">
              <text:p>view</text:p>
            </table:table-cell>
            <table:table-cell table:style-name="Datos" table:formula="of:=VLOOKUP([.AD8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84];1);CELL(&quot;Row&quot;;[.B84]);[.B83])" office:value-type="float" office:value="2">
              <text:p>2</text:p>
            </table:table-cell>
            <table:table-cell table:style-name="ce2" table:formula="of:=IF(EXACT([.$A84];1);0;IF(EXACT([.$A84];2);[.C83]+1;[.C83]))" office:value-type="float" office:value="2">
              <text:p>2</text:p>
            </table:table-cell>
            <table:table-cell table:style-name="ce2" table:formula="of:=TEXT([.C84];&quot;0&quot;)" office:value-type="string" office:string-value="2">
              <text:p>2</text:p>
            </table:table-cell>
            <table:table-cell table:style-name="ce2" table:formula="of:=IF(EXACT([.C83];[.C84]);[.E83];CELL(&quot;Row&quot;;[.E84]))" office:value-type="float" office:value="82">
              <text:p>82</text:p>
            </table:table-cell>
            <table:table-cell table:style-name="ce2" table:formula="of:=IF(AND([.$A84]&lt;=[.G$1];[.$A83]&gt;[.$A84]);0;IF(EXACT([.$A84];[.G$1]+1);[.F83]+1;[.F83]))" office:value-type="float" office:value="1">
              <text:p>1</text:p>
            </table:table-cell>
            <table:table-cell table:style-name="ce2" table:formula="of:=TEXT([.F84];&quot;0&quot;)" office:value-type="string" office:string-value="1">
              <text:p>1</text:p>
            </table:table-cell>
            <table:table-cell table:style-name="ce2" table:formula="of:=IF(EXACT([.F83];[.F84]);[.H83];CELL(&quot;Row&quot;;[.H84]))" office:value-type="float" office:value="83">
              <text:p>83</text:p>
            </table:table-cell>
            <table:table-cell table:style-name="ce2" table:formula="of:=IF(AND([.$A84]&lt;=[.J$1];[.$A83]&gt;[.$A84]);0;IF(EXACT([.$A84];[.J$1]+1);[.I83]+1;[.I83]))" office:value-type="float" office:value="1">
              <text:p>1</text:p>
            </table:table-cell>
            <table:table-cell table:style-name="ce2" table:formula="of:=TEXT([.I84];&quot;0&quot;)" office:value-type="string" office:string-value="1">
              <text:p>1</text:p>
            </table:table-cell>
            <table:table-cell table:style-name="ce2" table:formula="of:=IF(EXACT([.I83];[.I84]);[.K83];CELL(&quot;Row&quot;;[.K84]))" office:value-type="float" office:value="84">
              <text:p>84</text:p>
            </table:table-cell>
            <table:table-cell table:style-name="ce2" table:formula="of:=IF(AND([.$A84]&lt;=[.M$1];[.$A83]&gt;[.$A84]);0;IF(EXACT([.$A84];[.M$1]+1);[.L83]+1;[.L83]))" office:value-type="float" office:value="0">
              <text:p>0</text:p>
            </table:table-cell>
            <table:table-cell table:style-name="ce2" table:formula="of:=TEXT([.L84];&quot;0&quot;)" office:value-type="string" office:string-value="0">
              <text:p>0</text:p>
            </table:table-cell>
            <table:table-cell table:style-name="ce2" table:formula="of:=IF(EXACT([.L83];[.L84]);[.N83];CELL(&quot;Row&quot;;[.N84]))" office:value-type="float" office:value="69">
              <text:p>69</text:p>
            </table:table-cell>
            <table:table-cell table:style-name="ce2" table:formula="of:=IF(AND([.$A84]&lt;=[.P$1];[.$A83]&gt;[.$A84]);0;IF(EXACT([.$A84];[.P$1]+1);[.O83]+1;[.O83]))" office:value-type="float" office:value="0">
              <text:p>0</text:p>
            </table:table-cell>
            <table:table-cell table:style-name="ce2" table:formula="of:=TEXT([.O84];&quot;0&quot;)" office:value-type="string" office:string-value="0">
              <text:p>0</text:p>
            </table:table-cell>
            <table:table-cell table:style-name="ce2" table:formula="of:=IF(EXACT([.O83];[.O84]);[.Q83];CELL(&quot;Row&quot;;[.Q84]))" office:value-type="float" office:value="52">
              <text:p>52</text:p>
            </table:table-cell>
            <table:table-cell table:style-name="ce2" table:formula="of:=IF(AND([.$A84]&lt;=[.S$1];[.$A83]&gt;[.$A84]);0;IF(EXACT([.$A84];[.S$1]+1);[.R83]+1;[.R83]))" office:value-type="float" office:value="0">
              <text:p>0</text:p>
            </table:table-cell>
            <table:table-cell table:style-name="ce2" table:formula="of:=TEXT([.R84];&quot;0&quot;)" office:value-type="string" office:string-value="0">
              <text:p>0</text:p>
            </table:table-cell>
            <table:table-cell table:style-name="ce2" table:formula="of:=IF(EXACT([.R83];[.R84]);[.T83];CELL(&quot;Row&quot;;[.T84]))" office:value-type="float" office:value="82">
              <text:p>82</text:p>
            </table:table-cell>
            <table:table-cell table:style-name="ce4" table:formula="of:=NOT(AND(OR([.A83]&gt;[.A84];[.A83]=[.A84]);[.A83]&lt;&gt;7))" office:value-type="boolean" office:boolean-value="true">
              <text:p>TRUE</text:p>
            </table:table-cell>
            <table:table-cell table:style-name="Nivel4" table:formula="of:=CONCATENATE([.D84];[.G84];[.J84];[.M84];[.P84];[.S84])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211000">
              <text:p>211000</text:p>
            </table:table-cell>
            <table:table-cell table:style-name="Datos" office:value-type="string">
              <text:p>Cuentas por pagar</text:p>
            </table:table-cell>
            <table:table-cell table:style-name="Nivel4" table:formula="of:=[.W84]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Cuentas por pagar">
              <text:p>Cuentas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P</text:p>
            </table:table-cell>
            <table:table-cell table:style-name="Datos" table:formula="of:=IF(EXACT([.A84];1);&quot;&quot;;IF(EXACT([.A84];2);INDIRECT(CONCATENATE(&quot;W&quot;;[.B84]));IF(EXACT([.A84];3);INDIRECT(CONCATENATE(&quot;W&quot;;[.E84]));IF(EXACT([.A84];4);INDIRECT(CONCATENATE(&quot;W&quot;;[.H84]));IF(EXACT([.A84];5);INDIRECT(CONCATENATE(&quot;W&quot;;[.K84]));IF(EXACT([.A84];6);INDIRECT(CONCATENATE(&quot;W&quot;;[.N84]));IF(EXACT([.A84];7);INDIRECT(CONCATENATE(&quot;W&quot;;[.Q84])))))))))" office:value-type="string" office:string-value="Pasivo circulante">
              <text:p>Pasivo circulante</text:p>
            </table:table-cell>
            <table:table-cell table:style-name="ce5" table:formula="of:=NOT(OR(AND(NOT(EXACT([.A84];7));NOT(EXACT([.AD84];&quot;Vista&quot;)));AND(EXACT([.A84];7);EXACT([.AD84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84];[Valores.$A$2:.$C$12];2)" office:value-type="string" office:string-value="view">
              <text:p>view</text:p>
            </table:table-cell>
            <table:table-cell table:style-name="Datos" table:formula="of:=VLOOKUP([.AD8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85];1);CELL(&quot;Row&quot;;[.B85]);[.B84])" office:value-type="float" office:value="2">
              <text:p>2</text:p>
            </table:table-cell>
            <table:table-cell table:style-name="ce2" table:formula="of:=IF(EXACT([.$A85];1);0;IF(EXACT([.$A85];2);[.C84]+1;[.C84]))" office:value-type="float" office:value="2">
              <text:p>2</text:p>
            </table:table-cell>
            <table:table-cell table:style-name="ce2" table:formula="of:=TEXT([.C85];&quot;0&quot;)" office:value-type="string" office:string-value="2">
              <text:p>2</text:p>
            </table:table-cell>
            <table:table-cell table:style-name="ce2" table:formula="of:=IF(EXACT([.C84];[.C85]);[.E84];CELL(&quot;Row&quot;;[.E85]))" office:value-type="float" office:value="82">
              <text:p>82</text:p>
            </table:table-cell>
            <table:table-cell table:style-name="ce2" table:formula="of:=IF(AND([.$A85]&lt;=[.G$1];[.$A84]&gt;[.$A85]);0;IF(EXACT([.$A85];[.G$1]+1);[.F84]+1;[.F84]))" office:value-type="float" office:value="1">
              <text:p>1</text:p>
            </table:table-cell>
            <table:table-cell table:style-name="ce2" table:formula="of:=TEXT([.F85];&quot;0&quot;)" office:value-type="string" office:string-value="1">
              <text:p>1</text:p>
            </table:table-cell>
            <table:table-cell table:style-name="ce2" table:formula="of:=IF(EXACT([.F84];[.F85]);[.H84];CELL(&quot;Row&quot;;[.H85]))" office:value-type="float" office:value="83">
              <text:p>83</text:p>
            </table:table-cell>
            <table:table-cell table:style-name="ce2" table:formula="of:=IF(AND([.$A85]&lt;=[.J$1];[.$A84]&gt;[.$A85]);0;IF(EXACT([.$A85];[.J$1]+1);[.I84]+1;[.I84]))" office:value-type="float" office:value="1">
              <text:p>1</text:p>
            </table:table-cell>
            <table:table-cell table:style-name="ce2" table:formula="of:=TEXT([.I85];&quot;0&quot;)" office:value-type="string" office:string-value="1">
              <text:p>1</text:p>
            </table:table-cell>
            <table:table-cell table:style-name="ce2" table:formula="of:=IF(EXACT([.I84];[.I85]);[.K84];CELL(&quot;Row&quot;;[.K85]))" office:value-type="float" office:value="84">
              <text:p>84</text:p>
            </table:table-cell>
            <table:table-cell table:style-name="ce2" table:formula="of:=IF(AND([.$A85]&lt;=[.M$1];[.$A84]&gt;[.$A85]);0;IF(EXACT([.$A85];[.M$1]+1);[.L84]+1;[.L84]))" office:value-type="float" office:value="0">
              <text:p>0</text:p>
            </table:table-cell>
            <table:table-cell table:style-name="ce2" table:formula="of:=TEXT([.L85];&quot;0&quot;)" office:value-type="string" office:string-value="0">
              <text:p>0</text:p>
            </table:table-cell>
            <table:table-cell table:style-name="ce2" table:formula="of:=IF(EXACT([.L84];[.L85]);[.N84];CELL(&quot;Row&quot;;[.N85]))" office:value-type="float" office:value="69">
              <text:p>69</text:p>
            </table:table-cell>
            <table:table-cell table:style-name="ce2" table:formula="of:=IF(AND([.$A85]&lt;=[.P$1];[.$A84]&gt;[.$A85]);0;IF(EXACT([.$A85];[.P$1]+1);[.O84]+1;[.O84]))" office:value-type="float" office:value="0">
              <text:p>0</text:p>
            </table:table-cell>
            <table:table-cell table:style-name="ce2" table:formula="of:=TEXT([.O85];&quot;0&quot;)" office:value-type="string" office:string-value="0">
              <text:p>0</text:p>
            </table:table-cell>
            <table:table-cell table:style-name="ce2" table:formula="of:=IF(EXACT([.O84];[.O85]);[.Q84];CELL(&quot;Row&quot;;[.Q85]))" office:value-type="float" office:value="52">
              <text:p>52</text:p>
            </table:table-cell>
            <table:table-cell table:style-name="ce2" table:formula="of:=IF(AND([.$A85]&lt;=[.S$1];[.$A84]&gt;[.$A85]);0;IF(EXACT([.$A85];[.S$1]+1);[.R84]+1;[.R84]))" office:value-type="float" office:value="1">
              <text:p>1</text:p>
            </table:table-cell>
            <table:table-cell table:style-name="ce2" table:formula="of:=TEXT([.R85];&quot;0&quot;)" office:value-type="string" office:string-value="1">
              <text:p>1</text:p>
            </table:table-cell>
            <table:table-cell table:style-name="ce2" table:formula="of:=IF(EXACT([.R84];[.R85]);[.T84];CELL(&quot;Row&quot;;[.T85]))" office:value-type="float" office:value="85">
              <text:p>85</text:p>
            </table:table-cell>
            <table:table-cell table:style-name="ce4" table:formula="of:=NOT(AND(OR([.A84]&gt;[.A85];[.A84]=[.A85]);[.A84]&lt;&gt;7))" office:value-type="boolean" office:boolean-value="true">
              <text:p>TRUE</text:p>
            </table:table-cell>
            <table:table-cell table:style-name="Nivel7" table:formula="of:=CONCATENATE([.D85];[.G85];[.J85];[.M85];[.P85];[.S85])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211001">
              <text:p>211001</text:p>
            </table:table-cell>
            <table:table-cell table:style-name="Datos" office:value-type="string">
              <text:p>Cuentas por pagar a proveedores</text:p>
            </table:table-cell>
            <table:table-cell table:style-name="Nivel7" table:formula="of:=[.W85]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Cuentas por pagar a proveedores">
              <text:p>Cuentas por pagar a proveedor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ve</text:p>
            </table:table-cell>
            <table:table-cell table:style-name="Datos" table:formula="of:=IF(EXACT([.A85];1);&quot;&quot;;IF(EXACT([.A85];2);INDIRECT(CONCATENATE(&quot;W&quot;;[.B85]));IF(EXACT([.A85];3);INDIRECT(CONCATENATE(&quot;W&quot;;[.E85]));IF(EXACT([.A85];4);INDIRECT(CONCATENATE(&quot;W&quot;;[.H85]));IF(EXACT([.A85];5);INDIRECT(CONCATENATE(&quot;W&quot;;[.K85]));IF(EXACT([.A85];6);INDIRECT(CONCATENATE(&quot;W&quot;;[.N85]));IF(EXACT([.A85];7);INDIRECT(CONCATENATE(&quot;W&quot;;[.Q85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85];7));NOT(EXACT([.AD85];&quot;Vista&quot;)));AND(EXACT([.A85];7);EXACT([.AD85];&quot;Vista&quot;))))" office:value-type="boolean" office:boolean-value="true">
              <text:p>TRUE</text:p>
            </table:table-cell>
            <table:table-cell table:style-name="Datos" office:value-type="string">
              <text:p>Cuenta por pag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85];[Valores.$A$2:.$C$12];2)" office:value-type="string" office:string-value="payable">
              <text:p>payable</text:p>
            </table:table-cell>
            <table:table-cell table:style-name="Datos" table:formula="of:=VLOOKUP([.AD85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86];1);CELL(&quot;Row&quot;;[.B86]);[.B85])" office:value-type="float" office:value="2">
              <text:p>2</text:p>
            </table:table-cell>
            <table:table-cell table:style-name="ce2" table:formula="of:=IF(EXACT([.$A86];1);0;IF(EXACT([.$A86];2);[.C85]+1;[.C85]))" office:value-type="float" office:value="2">
              <text:p>2</text:p>
            </table:table-cell>
            <table:table-cell table:style-name="ce2" table:formula="of:=TEXT([.C86];&quot;0&quot;)" office:value-type="string" office:string-value="2">
              <text:p>2</text:p>
            </table:table-cell>
            <table:table-cell table:style-name="ce2" table:formula="of:=IF(EXACT([.C85];[.C86]);[.E85];CELL(&quot;Row&quot;;[.E86]))" office:value-type="float" office:value="82">
              <text:p>82</text:p>
            </table:table-cell>
            <table:table-cell table:style-name="ce2" table:formula="of:=IF(AND([.$A86]&lt;=[.G$1];[.$A85]&gt;[.$A86]);0;IF(EXACT([.$A86];[.G$1]+1);[.F85]+1;[.F85]))" office:value-type="float" office:value="1">
              <text:p>1</text:p>
            </table:table-cell>
            <table:table-cell table:style-name="ce2" table:formula="of:=TEXT([.F86];&quot;0&quot;)" office:value-type="string" office:string-value="1">
              <text:p>1</text:p>
            </table:table-cell>
            <table:table-cell table:style-name="ce2" table:formula="of:=IF(EXACT([.F85];[.F86]);[.H85];CELL(&quot;Row&quot;;[.H86]))" office:value-type="float" office:value="83">
              <text:p>83</text:p>
            </table:table-cell>
            <table:table-cell table:style-name="ce2" table:formula="of:=IF(AND([.$A86]&lt;=[.J$1];[.$A85]&gt;[.$A86]);0;IF(EXACT([.$A86];[.J$1]+1);[.I85]+1;[.I85]))" office:value-type="float" office:value="1">
              <text:p>1</text:p>
            </table:table-cell>
            <table:table-cell table:style-name="ce2" table:formula="of:=TEXT([.I86];&quot;0&quot;)" office:value-type="string" office:string-value="1">
              <text:p>1</text:p>
            </table:table-cell>
            <table:table-cell table:style-name="ce2" table:formula="of:=IF(EXACT([.I85];[.I86]);[.K85];CELL(&quot;Row&quot;;[.K86]))" office:value-type="float" office:value="84">
              <text:p>84</text:p>
            </table:table-cell>
            <table:table-cell table:style-name="ce2" table:formula="of:=IF(AND([.$A86]&lt;=[.M$1];[.$A85]&gt;[.$A86]);0;IF(EXACT([.$A86];[.M$1]+1);[.L85]+1;[.L85]))" office:value-type="float" office:value="0">
              <text:p>0</text:p>
            </table:table-cell>
            <table:table-cell table:style-name="ce2" table:formula="of:=TEXT([.L86];&quot;0&quot;)" office:value-type="string" office:string-value="0">
              <text:p>0</text:p>
            </table:table-cell>
            <table:table-cell table:style-name="ce2" table:formula="of:=IF(EXACT([.L85];[.L86]);[.N85];CELL(&quot;Row&quot;;[.N86]))" office:value-type="float" office:value="69">
              <text:p>69</text:p>
            </table:table-cell>
            <table:table-cell table:style-name="ce2" table:formula="of:=IF(AND([.$A86]&lt;=[.P$1];[.$A85]&gt;[.$A86]);0;IF(EXACT([.$A86];[.P$1]+1);[.O85]+1;[.O85]))" office:value-type="float" office:value="0">
              <text:p>0</text:p>
            </table:table-cell>
            <table:table-cell table:style-name="ce2" table:formula="of:=TEXT([.O86];&quot;0&quot;)" office:value-type="string" office:string-value="0">
              <text:p>0</text:p>
            </table:table-cell>
            <table:table-cell table:style-name="ce2" table:formula="of:=IF(EXACT([.O85];[.O86]);[.Q85];CELL(&quot;Row&quot;;[.Q86]))" office:value-type="float" office:value="52">
              <text:p>52</text:p>
            </table:table-cell>
            <table:table-cell table:style-name="ce2" table:formula="of:=IF(AND([.$A86]&lt;=[.S$1];[.$A85]&gt;[.$A86]);0;IF(EXACT([.$A86];[.S$1]+1);[.R85]+1;[.R85]))" office:value-type="float" office:value="2">
              <text:p>2</text:p>
            </table:table-cell>
            <table:table-cell table:style-name="ce2" table:formula="of:=TEXT([.R86];&quot;0&quot;)" office:value-type="string" office:string-value="2">
              <text:p>2</text:p>
            </table:table-cell>
            <table:table-cell table:style-name="ce2" table:formula="of:=IF(EXACT([.R85];[.R86]);[.T85];CELL(&quot;Row&quot;;[.T86]))" office:value-type="float" office:value="86">
              <text:p>86</text:p>
            </table:table-cell>
            <table:table-cell table:style-name="ce4" table:formula="of:=NOT(AND(OR([.A85]&gt;[.A86];[.A85]=[.A86]);[.A85]&lt;&gt;7))" office:value-type="boolean" office:boolean-value="true">
              <text:p>TRUE</text:p>
            </table:table-cell>
            <table:table-cell table:style-name="Nivel7" table:formula="of:=CONCATENATE([.D86];[.G86];[.J86];[.M86];[.P86];[.S86])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211002">
              <text:p>211002</text:p>
            </table:table-cell>
            <table:table-cell table:style-name="Datos" office:value-type="string">
              <text:p>Cuentas por pagar a empleados</text:p>
            </table:table-cell>
            <table:table-cell table:style-name="Nivel7" table:formula="of:=[.W86]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Cuentas por pagar a empleados">
              <text:p>Cuentas por pagar a emplead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Emp</text:p>
            </table:table-cell>
            <table:table-cell table:style-name="Datos" table:formula="of:=IF(EXACT([.A86];1);&quot;&quot;;IF(EXACT([.A86];2);INDIRECT(CONCATENATE(&quot;W&quot;;[.B86]));IF(EXACT([.A86];3);INDIRECT(CONCATENATE(&quot;W&quot;;[.E86]));IF(EXACT([.A86];4);INDIRECT(CONCATENATE(&quot;W&quot;;[.H86]));IF(EXACT([.A86];5);INDIRECT(CONCATENATE(&quot;W&quot;;[.K86]));IF(EXACT([.A86];6);INDIRECT(CONCATENATE(&quot;W&quot;;[.N86]));IF(EXACT([.A86];7);INDIRECT(CONCATENATE(&quot;W&quot;;[.Q86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86];7));NOT(EXACT([.AD86];&quot;Vista&quot;)));AND(EXACT([.A86];7);EXACT([.AD86];&quot;Vista&quot;))))" office:value-type="boolean" office:boolean-value="true">
              <text:p>TRUE</text:p>
            </table:table-cell>
            <table:table-cell table:style-name="Datos" office:value-type="string">
              <text:p>Cuenta por pag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86];[Valores.$A$2:.$C$12];2)" office:value-type="string" office:string-value="payable">
              <text:p>payable</text:p>
            </table:table-cell>
            <table:table-cell table:style-name="Datos" table:formula="of:=VLOOKUP([.AD86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87];1);CELL(&quot;Row&quot;;[.B87]);[.B86])" office:value-type="float" office:value="2">
              <text:p>2</text:p>
            </table:table-cell>
            <table:table-cell table:style-name="ce2" table:formula="of:=IF(EXACT([.$A87];1);0;IF(EXACT([.$A87];2);[.C86]+1;[.C86]))" office:value-type="float" office:value="2">
              <text:p>2</text:p>
            </table:table-cell>
            <table:table-cell table:style-name="ce2" table:formula="of:=TEXT([.C87];&quot;0&quot;)" office:value-type="string" office:string-value="2">
              <text:p>2</text:p>
            </table:table-cell>
            <table:table-cell table:style-name="ce2" table:formula="of:=IF(EXACT([.C86];[.C87]);[.E86];CELL(&quot;Row&quot;;[.E87]))" office:value-type="float" office:value="82">
              <text:p>82</text:p>
            </table:table-cell>
            <table:table-cell table:style-name="ce2" table:formula="of:=IF(AND([.$A87]&lt;=[.G$1];[.$A86]&gt;[.$A87]);0;IF(EXACT([.$A87];[.G$1]+1);[.F86]+1;[.F86]))" office:value-type="float" office:value="1">
              <text:p>1</text:p>
            </table:table-cell>
            <table:table-cell table:style-name="ce2" table:formula="of:=TEXT([.F87];&quot;0&quot;)" office:value-type="string" office:string-value="1">
              <text:p>1</text:p>
            </table:table-cell>
            <table:table-cell table:style-name="ce2" table:formula="of:=IF(EXACT([.F86];[.F87]);[.H86];CELL(&quot;Row&quot;;[.H87]))" office:value-type="float" office:value="83">
              <text:p>83</text:p>
            </table:table-cell>
            <table:table-cell table:style-name="ce2" table:formula="of:=IF(AND([.$A87]&lt;=[.J$1];[.$A86]&gt;[.$A87]);0;IF(EXACT([.$A87];[.J$1]+1);[.I86]+1;[.I86]))" office:value-type="float" office:value="1">
              <text:p>1</text:p>
            </table:table-cell>
            <table:table-cell table:style-name="ce2" table:formula="of:=TEXT([.I87];&quot;0&quot;)" office:value-type="string" office:string-value="1">
              <text:p>1</text:p>
            </table:table-cell>
            <table:table-cell table:style-name="ce2" table:formula="of:=IF(EXACT([.I86];[.I87]);[.K86];CELL(&quot;Row&quot;;[.K87]))" office:value-type="float" office:value="84">
              <text:p>84</text:p>
            </table:table-cell>
            <table:table-cell table:style-name="ce2" table:formula="of:=IF(AND([.$A87]&lt;=[.M$1];[.$A86]&gt;[.$A87]);0;IF(EXACT([.$A87];[.M$1]+1);[.L86]+1;[.L86]))" office:value-type="float" office:value="0">
              <text:p>0</text:p>
            </table:table-cell>
            <table:table-cell table:style-name="ce2" table:formula="of:=TEXT([.L87];&quot;0&quot;)" office:value-type="string" office:string-value="0">
              <text:p>0</text:p>
            </table:table-cell>
            <table:table-cell table:style-name="ce2" table:formula="of:=IF(EXACT([.L86];[.L87]);[.N86];CELL(&quot;Row&quot;;[.N87]))" office:value-type="float" office:value="69">
              <text:p>69</text:p>
            </table:table-cell>
            <table:table-cell table:style-name="ce2" table:formula="of:=IF(AND([.$A87]&lt;=[.P$1];[.$A86]&gt;[.$A87]);0;IF(EXACT([.$A87];[.P$1]+1);[.O86]+1;[.O86]))" office:value-type="float" office:value="0">
              <text:p>0</text:p>
            </table:table-cell>
            <table:table-cell table:style-name="ce2" table:formula="of:=TEXT([.O87];&quot;0&quot;)" office:value-type="string" office:string-value="0">
              <text:p>0</text:p>
            </table:table-cell>
            <table:table-cell table:style-name="ce2" table:formula="of:=IF(EXACT([.O86];[.O87]);[.Q86];CELL(&quot;Row&quot;;[.Q87]))" office:value-type="float" office:value="52">
              <text:p>52</text:p>
            </table:table-cell>
            <table:table-cell table:style-name="ce2" table:formula="of:=IF(AND([.$A87]&lt;=[.S$1];[.$A86]&gt;[.$A87]);0;IF(EXACT([.$A87];[.S$1]+1);[.R86]+1;[.R86]))" office:value-type="float" office:value="3">
              <text:p>3</text:p>
            </table:table-cell>
            <table:table-cell table:style-name="ce2" table:formula="of:=TEXT([.R87];&quot;0&quot;)" office:value-type="string" office:string-value="3">
              <text:p>3</text:p>
            </table:table-cell>
            <table:table-cell table:style-name="ce2" table:formula="of:=IF(EXACT([.R86];[.R87]);[.T86];CELL(&quot;Row&quot;;[.T87]))" office:value-type="float" office:value="87">
              <text:p>87</text:p>
            </table:table-cell>
            <table:table-cell table:style-name="ce4" table:formula="of:=NOT(AND(OR([.A86]&gt;[.A87];[.A86]=[.A87]);[.A86]&lt;&gt;7))" office:value-type="boolean" office:boolean-value="true">
              <text:p>TRUE</text:p>
            </table:table-cell>
            <table:table-cell table:style-name="Nivel7" table:formula="of:=CONCATENATE([.D87];[.G87];[.J87];[.M87];[.P87];[.S87])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211003">
              <text:p>211003</text:p>
            </table:table-cell>
            <table:table-cell table:style-name="Datos" office:value-type="string">
              <text:p>Cuentas por pagar de provisiones</text:p>
            </table:table-cell>
            <table:table-cell table:style-name="Nivel7" table:formula="of:=[.W87]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Cuentas por pagar de provisiones">
              <text:p>Cuentas por pagar de provision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vi</text:p>
            </table:table-cell>
            <table:table-cell table:style-name="Datos" table:formula="of:=IF(EXACT([.A87];1);&quot;&quot;;IF(EXACT([.A87];2);INDIRECT(CONCATENATE(&quot;W&quot;;[.B87]));IF(EXACT([.A87];3);INDIRECT(CONCATENATE(&quot;W&quot;;[.E87]));IF(EXACT([.A87];4);INDIRECT(CONCATENATE(&quot;W&quot;;[.H87]));IF(EXACT([.A87];5);INDIRECT(CONCATENATE(&quot;W&quot;;[.K87]));IF(EXACT([.A87];6);INDIRECT(CONCATENATE(&quot;W&quot;;[.N87]));IF(EXACT([.A87];7);INDIRECT(CONCATENATE(&quot;W&quot;;[.Q87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87];7));NOT(EXACT([.AD87];&quot;Vista&quot;)));AND(EXACT([.A87];7);EXACT([.AD87];&quot;Vista&quot;))))" office:value-type="boolean" office:boolean-value="true">
              <text:p>TRUE</text:p>
            </table:table-cell>
            <table:table-cell table:style-name="Datos" office:value-type="string">
              <text:p>Cuenta por pag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87];[Valores.$A$2:.$C$12];2)" office:value-type="string" office:string-value="payable">
              <text:p>payable</text:p>
            </table:table-cell>
            <table:table-cell table:style-name="Datos" table:formula="of:=VLOOKUP([.AD87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88];1);CELL(&quot;Row&quot;;[.B88]);[.B87])" office:value-type="float" office:value="2">
              <text:p>2</text:p>
            </table:table-cell>
            <table:table-cell table:style-name="ce2" table:formula="of:=IF(EXACT([.$A88];1);0;IF(EXACT([.$A88];2);[.C87]+1;[.C87]))" office:value-type="float" office:value="2">
              <text:p>2</text:p>
            </table:table-cell>
            <table:table-cell table:style-name="ce2" table:formula="of:=TEXT([.C88];&quot;0&quot;)" office:value-type="string" office:string-value="2">
              <text:p>2</text:p>
            </table:table-cell>
            <table:table-cell table:style-name="ce2" table:formula="of:=IF(EXACT([.C87];[.C88]);[.E87];CELL(&quot;Row&quot;;[.E88]))" office:value-type="float" office:value="82">
              <text:p>82</text:p>
            </table:table-cell>
            <table:table-cell table:style-name="ce2" table:formula="of:=IF(AND([.$A88]&lt;=[.G$1];[.$A87]&gt;[.$A88]);0;IF(EXACT([.$A88];[.G$1]+1);[.F87]+1;[.F87]))" office:value-type="float" office:value="1">
              <text:p>1</text:p>
            </table:table-cell>
            <table:table-cell table:style-name="ce2" table:formula="of:=TEXT([.F88];&quot;0&quot;)" office:value-type="string" office:string-value="1">
              <text:p>1</text:p>
            </table:table-cell>
            <table:table-cell table:style-name="ce2" table:formula="of:=IF(EXACT([.F87];[.F88]);[.H87];CELL(&quot;Row&quot;;[.H88]))" office:value-type="float" office:value="83">
              <text:p>83</text:p>
            </table:table-cell>
            <table:table-cell table:style-name="ce2" table:formula="of:=IF(AND([.$A88]&lt;=[.J$1];[.$A87]&gt;[.$A88]);0;IF(EXACT([.$A88];[.J$1]+1);[.I87]+1;[.I87]))" office:value-type="float" office:value="1">
              <text:p>1</text:p>
            </table:table-cell>
            <table:table-cell table:style-name="ce2" table:formula="of:=TEXT([.I88];&quot;0&quot;)" office:value-type="string" office:string-value="1">
              <text:p>1</text:p>
            </table:table-cell>
            <table:table-cell table:style-name="ce2" table:formula="of:=IF(EXACT([.I87];[.I88]);[.K87];CELL(&quot;Row&quot;;[.K88]))" office:value-type="float" office:value="84">
              <text:p>84</text:p>
            </table:table-cell>
            <table:table-cell table:style-name="ce2" table:formula="of:=IF(AND([.$A88]&lt;=[.M$1];[.$A87]&gt;[.$A88]);0;IF(EXACT([.$A88];[.M$1]+1);[.L87]+1;[.L87]))" office:value-type="float" office:value="0">
              <text:p>0</text:p>
            </table:table-cell>
            <table:table-cell table:style-name="ce2" table:formula="of:=TEXT([.L88];&quot;0&quot;)" office:value-type="string" office:string-value="0">
              <text:p>0</text:p>
            </table:table-cell>
            <table:table-cell table:style-name="ce2" table:formula="of:=IF(EXACT([.L87];[.L88]);[.N87];CELL(&quot;Row&quot;;[.N88]))" office:value-type="float" office:value="69">
              <text:p>69</text:p>
            </table:table-cell>
            <table:table-cell table:style-name="ce2" table:formula="of:=IF(AND([.$A88]&lt;=[.P$1];[.$A87]&gt;[.$A88]);0;IF(EXACT([.$A88];[.P$1]+1);[.O87]+1;[.O87]))" office:value-type="float" office:value="0">
              <text:p>0</text:p>
            </table:table-cell>
            <table:table-cell table:style-name="ce2" table:formula="of:=TEXT([.O88];&quot;0&quot;)" office:value-type="string" office:string-value="0">
              <text:p>0</text:p>
            </table:table-cell>
            <table:table-cell table:style-name="ce2" table:formula="of:=IF(EXACT([.O87];[.O88]);[.Q87];CELL(&quot;Row&quot;;[.Q88]))" office:value-type="float" office:value="52">
              <text:p>52</text:p>
            </table:table-cell>
            <table:table-cell table:style-name="ce2" table:formula="of:=IF(AND([.$A88]&lt;=[.S$1];[.$A87]&gt;[.$A88]);0;IF(EXACT([.$A88];[.S$1]+1);[.R87]+1;[.R87]))" office:value-type="float" office:value="4">
              <text:p>4</text:p>
            </table:table-cell>
            <table:table-cell table:style-name="ce2" table:formula="of:=TEXT([.R88];&quot;0&quot;)" office:value-type="string" office:string-value="4">
              <text:p>4</text:p>
            </table:table-cell>
            <table:table-cell table:style-name="ce2" table:formula="of:=IF(EXACT([.R87];[.R88]);[.T87];CELL(&quot;Row&quot;;[.T88]))" office:value-type="float" office:value="88">
              <text:p>88</text:p>
            </table:table-cell>
            <table:table-cell table:style-name="ce4" table:formula="of:=NOT(AND(OR([.A87]&gt;[.A88];[.A87]=[.A88]);[.A87]&lt;&gt;7))" office:value-type="boolean" office:boolean-value="true">
              <text:p>TRUE</text:p>
            </table:table-cell>
            <table:table-cell table:style-name="Nivel7" table:formula="of:=CONCATENATE([.D88];[.G88];[.J88];[.M88];[.P88];[.S88])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211004">
              <text:p>211004</text:p>
            </table:table-cell>
            <table:table-cell table:style-name="Datos" office:value-type="string">
              <text:p>Cuentas por pagar a compañías relacionadas</text:p>
            </table:table-cell>
            <table:table-cell table:style-name="Nivel7" table:formula="of:=[.W88]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Cuentas por pagar a compañías relacionadas">
              <text:p>Cuentas por pagar a compañías relacionad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l</text:p>
            </table:table-cell>
            <table:table-cell table:style-name="Datos" table:formula="of:=IF(EXACT([.A88];1);&quot;&quot;;IF(EXACT([.A88];2);INDIRECT(CONCATENATE(&quot;W&quot;;[.B88]));IF(EXACT([.A88];3);INDIRECT(CONCATENATE(&quot;W&quot;;[.E88]));IF(EXACT([.A88];4);INDIRECT(CONCATENATE(&quot;W&quot;;[.H88]));IF(EXACT([.A88];5);INDIRECT(CONCATENATE(&quot;W&quot;;[.K88]));IF(EXACT([.A88];6);INDIRECT(CONCATENATE(&quot;W&quot;;[.N88]));IF(EXACT([.A88];7);INDIRECT(CONCATENATE(&quot;W&quot;;[.Q88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88];7));NOT(EXACT([.AD88];&quot;Vista&quot;)));AND(EXACT([.A88];7);EXACT([.AD88];&quot;Vista&quot;))))" office:value-type="boolean" office:boolean-value="true">
              <text:p>TRUE</text:p>
            </table:table-cell>
            <table:table-cell table:style-name="Datos" office:value-type="string">
              <text:p>Cuenta por pagar</text:p>
            </table:table-cell>
            <table:table-cell table:style-name="Datos" office:value-type="string">
              <text:p>CRC</text:p>
            </table:table-cell>
            <table:table-cell table:style-name="Datos" table:formula="of:=VLOOKUP([.AD88];[Valores.$A$2:.$C$12];2)" office:value-type="string" office:string-value="payable">
              <text:p>payable</text:p>
            </table:table-cell>
            <table:table-cell table:style-name="Datos" table:formula="of:=VLOOKUP([.AD88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4">
              <text:p>4</text:p>
            </table:table-cell>
            <table:table-cell table:style-name="ce2" table:formula="of:=IF(EXACT([.A89];1);CELL(&quot;Row&quot;;[.B89]);[.B88])" office:value-type="float" office:value="2">
              <text:p>2</text:p>
            </table:table-cell>
            <table:table-cell table:style-name="ce2" table:formula="of:=IF(EXACT([.$A89];1);0;IF(EXACT([.$A89];2);[.C88]+1;[.C88]))" office:value-type="float" office:value="2">
              <text:p>2</text:p>
            </table:table-cell>
            <table:table-cell table:style-name="ce2" table:formula="of:=TEXT([.C89];&quot;0&quot;)" office:value-type="string" office:string-value="2">
              <text:p>2</text:p>
            </table:table-cell>
            <table:table-cell table:style-name="ce2" table:formula="of:=IF(EXACT([.C88];[.C89]);[.E88];CELL(&quot;Row&quot;;[.E89]))" office:value-type="float" office:value="82">
              <text:p>82</text:p>
            </table:table-cell>
            <table:table-cell table:style-name="ce2" table:formula="of:=IF(AND([.$A89]&lt;=[.G$1];[.$A88]&gt;[.$A89]);0;IF(EXACT([.$A89];[.G$1]+1);[.F88]+1;[.F88]))" office:value-type="float" office:value="1">
              <text:p>1</text:p>
            </table:table-cell>
            <table:table-cell table:style-name="ce2" table:formula="of:=TEXT([.F89];&quot;0&quot;)" office:value-type="string" office:string-value="1">
              <text:p>1</text:p>
            </table:table-cell>
            <table:table-cell table:style-name="ce2" table:formula="of:=IF(EXACT([.F88];[.F89]);[.H88];CELL(&quot;Row&quot;;[.H89]))" office:value-type="float" office:value="83">
              <text:p>83</text:p>
            </table:table-cell>
            <table:table-cell table:style-name="ce2" table:formula="of:=IF(AND([.$A89]&lt;=[.J$1];[.$A88]&gt;[.$A89]);0;IF(EXACT([.$A89];[.J$1]+1);[.I88]+1;[.I88]))" office:value-type="float" office:value="2">
              <text:p>2</text:p>
            </table:table-cell>
            <table:table-cell table:style-name="ce2" table:formula="of:=TEXT([.I89];&quot;0&quot;)" office:value-type="string" office:string-value="2">
              <text:p>2</text:p>
            </table:table-cell>
            <table:table-cell table:style-name="ce2" table:formula="of:=IF(EXACT([.I88];[.I89]);[.K88];CELL(&quot;Row&quot;;[.K89]))" office:value-type="float" office:value="89">
              <text:p>89</text:p>
            </table:table-cell>
            <table:table-cell table:style-name="ce2" table:formula="of:=IF(AND([.$A89]&lt;=[.M$1];[.$A88]&gt;[.$A89]);0;IF(EXACT([.$A89];[.M$1]+1);[.L88]+1;[.L88]))" office:value-type="float" office:value="0">
              <text:p>0</text:p>
            </table:table-cell>
            <table:table-cell table:style-name="ce2" table:formula="of:=TEXT([.L89];&quot;0&quot;)" office:value-type="string" office:string-value="0">
              <text:p>0</text:p>
            </table:table-cell>
            <table:table-cell table:style-name="ce2" table:formula="of:=IF(EXACT([.L88];[.L89]);[.N88];CELL(&quot;Row&quot;;[.N89]))" office:value-type="float" office:value="69">
              <text:p>69</text:p>
            </table:table-cell>
            <table:table-cell table:style-name="ce2" table:formula="of:=IF(AND([.$A89]&lt;=[.P$1];[.$A88]&gt;[.$A89]);0;IF(EXACT([.$A89];[.P$1]+1);[.O88]+1;[.O88]))" office:value-type="float" office:value="0">
              <text:p>0</text:p>
            </table:table-cell>
            <table:table-cell table:style-name="ce2" table:formula="of:=TEXT([.O89];&quot;0&quot;)" office:value-type="string" office:string-value="0">
              <text:p>0</text:p>
            </table:table-cell>
            <table:table-cell table:style-name="ce2" table:formula="of:=IF(EXACT([.O88];[.O89]);[.Q88];CELL(&quot;Row&quot;;[.Q89]))" office:value-type="float" office:value="52">
              <text:p>52</text:p>
            </table:table-cell>
            <table:table-cell table:style-name="ce2" table:formula="of:=IF(AND([.$A89]&lt;=[.S$1];[.$A88]&gt;[.$A89]);0;IF(EXACT([.$A89];[.S$1]+1);[.R88]+1;[.R88]))" office:value-type="float" office:value="0">
              <text:p>0</text:p>
            </table:table-cell>
            <table:table-cell table:style-name="ce2" table:formula="of:=TEXT([.R89];&quot;0&quot;)" office:value-type="string" office:string-value="0">
              <text:p>0</text:p>
            </table:table-cell>
            <table:table-cell table:style-name="ce2" table:formula="of:=IF(EXACT([.R88];[.R89]);[.T88];CELL(&quot;Row&quot;;[.T89]))" office:value-type="float" office:value="89">
              <text:p>89</text:p>
            </table:table-cell>
            <table:table-cell table:style-name="ce4" table:formula="of:=NOT(AND(OR([.A88]&gt;[.A89];[.A88]=[.A89]);[.A88]&lt;&gt;7))" office:value-type="boolean" office:boolean-value="true">
              <text:p>TRUE</text:p>
            </table:table-cell>
            <table:table-cell table:style-name="Nivel4" table:formula="of:=CONCATENATE([.D89];[.G89];[.J89];[.M89];[.P89];[.S89])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212000">
              <text:p>212000</text:p>
            </table:table-cell>
            <table:table-cell table:style-name="Datos" office:value-type="string">
              <text:p>Impuestos</text:p>
            </table:table-cell>
            <table:table-cell table:style-name="Nivel4" table:formula="of:=[.W89]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Impuestos">
              <text:p>Impues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P</text:p>
            </table:table-cell>
            <table:table-cell table:style-name="Datos" table:formula="of:=IF(EXACT([.A89];1);&quot;&quot;;IF(EXACT([.A89];2);INDIRECT(CONCATENATE(&quot;W&quot;;[.B89]));IF(EXACT([.A89];3);INDIRECT(CONCATENATE(&quot;W&quot;;[.E89]));IF(EXACT([.A89];4);INDIRECT(CONCATENATE(&quot;W&quot;;[.H89]));IF(EXACT([.A89];5);INDIRECT(CONCATENATE(&quot;W&quot;;[.K89]));IF(EXACT([.A89];6);INDIRECT(CONCATENATE(&quot;W&quot;;[.N89]));IF(EXACT([.A89];7);INDIRECT(CONCATENATE(&quot;W&quot;;[.Q89])))))))))" office:value-type="string" office:string-value="Pasivo circulante">
              <text:p>Pasivo circulante</text:p>
            </table:table-cell>
            <table:table-cell table:style-name="ce5" table:formula="of:=NOT(OR(AND(NOT(EXACT([.A89];7));NOT(EXACT([.AD89];&quot;Vista&quot;)));AND(EXACT([.A89];7);EXACT([.AD89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89];[Valores.$A$2:.$C$12];2)" office:value-type="string" office:string-value="view">
              <text:p>view</text:p>
            </table:table-cell>
            <table:table-cell table:style-name="Datos" table:formula="of:=VLOOKUP([.AD8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90];1);CELL(&quot;Row&quot;;[.B90]);[.B89])" office:value-type="float" office:value="2">
              <text:p>2</text:p>
            </table:table-cell>
            <table:table-cell table:style-name="ce2" table:formula="of:=IF(EXACT([.$A90];1);0;IF(EXACT([.$A90];2);[.C89]+1;[.C89]))" office:value-type="float" office:value="2">
              <text:p>2</text:p>
            </table:table-cell>
            <table:table-cell table:style-name="ce2" table:formula="of:=TEXT([.C90];&quot;0&quot;)" office:value-type="string" office:string-value="2">
              <text:p>2</text:p>
            </table:table-cell>
            <table:table-cell table:style-name="ce2" table:formula="of:=IF(EXACT([.C89];[.C90]);[.E89];CELL(&quot;Row&quot;;[.E90]))" office:value-type="float" office:value="82">
              <text:p>82</text:p>
            </table:table-cell>
            <table:table-cell table:style-name="ce2" table:formula="of:=IF(AND([.$A90]&lt;=[.G$1];[.$A89]&gt;[.$A90]);0;IF(EXACT([.$A90];[.G$1]+1);[.F89]+1;[.F89]))" office:value-type="float" office:value="1">
              <text:p>1</text:p>
            </table:table-cell>
            <table:table-cell table:style-name="ce2" table:formula="of:=TEXT([.F90];&quot;0&quot;)" office:value-type="string" office:string-value="1">
              <text:p>1</text:p>
            </table:table-cell>
            <table:table-cell table:style-name="ce2" table:formula="of:=IF(EXACT([.F89];[.F90]);[.H89];CELL(&quot;Row&quot;;[.H90]))" office:value-type="float" office:value="83">
              <text:p>83</text:p>
            </table:table-cell>
            <table:table-cell table:style-name="ce2" table:formula="of:=IF(AND([.$A90]&lt;=[.J$1];[.$A89]&gt;[.$A90]);0;IF(EXACT([.$A90];[.J$1]+1);[.I89]+1;[.I89]))" office:value-type="float" office:value="2">
              <text:p>2</text:p>
            </table:table-cell>
            <table:table-cell table:style-name="ce2" table:formula="of:=TEXT([.I90];&quot;0&quot;)" office:value-type="string" office:string-value="2">
              <text:p>2</text:p>
            </table:table-cell>
            <table:table-cell table:style-name="ce2" table:formula="of:=IF(EXACT([.I89];[.I90]);[.K89];CELL(&quot;Row&quot;;[.K90]))" office:value-type="float" office:value="89">
              <text:p>89</text:p>
            </table:table-cell>
            <table:table-cell table:style-name="ce2" table:formula="of:=IF(AND([.$A90]&lt;=[.M$1];[.$A89]&gt;[.$A90]);0;IF(EXACT([.$A90];[.M$1]+1);[.L89]+1;[.L89]))" office:value-type="float" office:value="1">
              <text:p>1</text:p>
            </table:table-cell>
            <table:table-cell table:style-name="ce2" table:formula="of:=TEXT([.L90];&quot;0&quot;)" office:value-type="string" office:string-value="1">
              <text:p>1</text:p>
            </table:table-cell>
            <table:table-cell table:style-name="ce2" table:formula="of:=IF(EXACT([.L89];[.L90]);[.N89];CELL(&quot;Row&quot;;[.N90]))" office:value-type="float" office:value="90">
              <text:p>90</text:p>
            </table:table-cell>
            <table:table-cell table:style-name="ce2" table:formula="of:=IF(AND([.$A90]&lt;=[.P$1];[.$A89]&gt;[.$A90]);0;IF(EXACT([.$A90];[.P$1]+1);[.O89]+1;[.O89]))" office:value-type="float" office:value="0">
              <text:p>0</text:p>
            </table:table-cell>
            <table:table-cell table:style-name="ce2" table:formula="of:=TEXT([.O90];&quot;0&quot;)" office:value-type="string" office:string-value="0">
              <text:p>0</text:p>
            </table:table-cell>
            <table:table-cell table:style-name="ce2" table:formula="of:=IF(EXACT([.O89];[.O90]);[.Q89];CELL(&quot;Row&quot;;[.Q90]))" office:value-type="float" office:value="52">
              <text:p>52</text:p>
            </table:table-cell>
            <table:table-cell table:style-name="ce2" table:formula="of:=IF(AND([.$A90]&lt;=[.S$1];[.$A89]&gt;[.$A90]);0;IF(EXACT([.$A90];[.S$1]+1);[.R89]+1;[.R89]))" office:value-type="float" office:value="0">
              <text:p>0</text:p>
            </table:table-cell>
            <table:table-cell table:style-name="ce2" table:formula="of:=TEXT([.R90];&quot;0&quot;)" office:value-type="string" office:string-value="0">
              <text:p>0</text:p>
            </table:table-cell>
            <table:table-cell table:style-name="ce2" table:formula="of:=IF(EXACT([.R89];[.R90]);[.T89];CELL(&quot;Row&quot;;[.T90]))" office:value-type="float" office:value="89">
              <text:p>89</text:p>
            </table:table-cell>
            <table:table-cell table:style-name="ce4" table:formula="of:=NOT(AND(OR([.A89]&gt;[.A90];[.A89]=[.A90]);[.A89]&lt;&gt;7))" office:value-type="boolean" office:boolean-value="true">
              <text:p>TRUE</text:p>
            </table:table-cell>
            <table:table-cell table:style-name="Nivel5" table:formula="of:=CONCATENATE([.D90];[.G90];[.J90];[.M90];[.P90];[.S90])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212100">
              <text:p>212100</text:p>
            </table:table-cell>
            <table:table-cell table:style-name="Datos" office:value-type="string">
              <text:p>Impuesto de ventas</text:p>
            </table:table-cell>
            <table:table-cell table:style-name="Nivel5" table:formula="of:=[.W90]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Impuesto de ventas">
              <text:p>Impuesto de vent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</text:p>
            </table:table-cell>
            <table:table-cell table:style-name="Datos" table:formula="of:=IF(EXACT([.A90];1);&quot;&quot;;IF(EXACT([.A90];2);INDIRECT(CONCATENATE(&quot;W&quot;;[.B90]));IF(EXACT([.A90];3);INDIRECT(CONCATENATE(&quot;W&quot;;[.E90]));IF(EXACT([.A90];4);INDIRECT(CONCATENATE(&quot;W&quot;;[.H90]));IF(EXACT([.A90];5);INDIRECT(CONCATENATE(&quot;W&quot;;[.K90]));IF(EXACT([.A90];6);INDIRECT(CONCATENATE(&quot;W&quot;;[.N90]));IF(EXACT([.A90];7);INDIRECT(CONCATENATE(&quot;W&quot;;[.Q90])))))))))" office:value-type="string" office:string-value="Impuestos">
              <text:p>Impuestos</text:p>
            </table:table-cell>
            <table:table-cell table:style-name="ce5" table:formula="of:=NOT(OR(AND(NOT(EXACT([.A90];7));NOT(EXACT([.AD90];&quot;Vista&quot;)));AND(EXACT([.A90];7);EXACT([.AD90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90];[Valores.$A$2:.$C$12];2)" office:value-type="string" office:string-value="view">
              <text:p>view</text:p>
            </table:table-cell>
            <table:table-cell table:style-name="Datos" table:formula="of:=VLOOKUP([.AD9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91];1);CELL(&quot;Row&quot;;[.B91]);[.B90])" office:value-type="float" office:value="2">
              <text:p>2</text:p>
            </table:table-cell>
            <table:table-cell table:style-name="ce2" table:formula="of:=IF(EXACT([.$A91];1);0;IF(EXACT([.$A91];2);[.C90]+1;[.C90]))" office:value-type="float" office:value="2">
              <text:p>2</text:p>
            </table:table-cell>
            <table:table-cell table:style-name="ce2" table:formula="of:=TEXT([.C91];&quot;0&quot;)" office:value-type="string" office:string-value="2">
              <text:p>2</text:p>
            </table:table-cell>
            <table:table-cell table:style-name="ce2" table:formula="of:=IF(EXACT([.C90];[.C91]);[.E90];CELL(&quot;Row&quot;;[.E91]))" office:value-type="float" office:value="82">
              <text:p>82</text:p>
            </table:table-cell>
            <table:table-cell table:style-name="ce2" table:formula="of:=IF(AND([.$A91]&lt;=[.G$1];[.$A90]&gt;[.$A91]);0;IF(EXACT([.$A91];[.G$1]+1);[.F90]+1;[.F90]))" office:value-type="float" office:value="1">
              <text:p>1</text:p>
            </table:table-cell>
            <table:table-cell table:style-name="ce2" table:formula="of:=TEXT([.F91];&quot;0&quot;)" office:value-type="string" office:string-value="1">
              <text:p>1</text:p>
            </table:table-cell>
            <table:table-cell table:style-name="ce2" table:formula="of:=IF(EXACT([.F90];[.F91]);[.H90];CELL(&quot;Row&quot;;[.H91]))" office:value-type="float" office:value="83">
              <text:p>83</text:p>
            </table:table-cell>
            <table:table-cell table:style-name="ce2" table:formula="of:=IF(AND([.$A91]&lt;=[.J$1];[.$A90]&gt;[.$A91]);0;IF(EXACT([.$A91];[.J$1]+1);[.I90]+1;[.I90]))" office:value-type="float" office:value="2">
              <text:p>2</text:p>
            </table:table-cell>
            <table:table-cell table:style-name="ce2" table:formula="of:=TEXT([.I91];&quot;0&quot;)" office:value-type="string" office:string-value="2">
              <text:p>2</text:p>
            </table:table-cell>
            <table:table-cell table:style-name="ce2" table:formula="of:=IF(EXACT([.I90];[.I91]);[.K90];CELL(&quot;Row&quot;;[.K91]))" office:value-type="float" office:value="89">
              <text:p>89</text:p>
            </table:table-cell>
            <table:table-cell table:style-name="ce2" table:formula="of:=IF(AND([.$A91]&lt;=[.M$1];[.$A90]&gt;[.$A91]);0;IF(EXACT([.$A91];[.M$1]+1);[.L90]+1;[.L90]))" office:value-type="float" office:value="1">
              <text:p>1</text:p>
            </table:table-cell>
            <table:table-cell table:style-name="ce2" table:formula="of:=TEXT([.L91];&quot;0&quot;)" office:value-type="string" office:string-value="1">
              <text:p>1</text:p>
            </table:table-cell>
            <table:table-cell table:style-name="ce2" table:formula="of:=IF(EXACT([.L90];[.L91]);[.N90];CELL(&quot;Row&quot;;[.N91]))" office:value-type="float" office:value="90">
              <text:p>90</text:p>
            </table:table-cell>
            <table:table-cell table:style-name="ce2" table:formula="of:=IF(AND([.$A91]&lt;=[.P$1];[.$A90]&gt;[.$A91]);0;IF(EXACT([.$A91];[.P$1]+1);[.O90]+1;[.O90]))" office:value-type="float" office:value="0">
              <text:p>0</text:p>
            </table:table-cell>
            <table:table-cell table:style-name="ce2" table:formula="of:=TEXT([.O91];&quot;0&quot;)" office:value-type="string" office:string-value="0">
              <text:p>0</text:p>
            </table:table-cell>
            <table:table-cell table:style-name="ce2" table:formula="of:=IF(EXACT([.O90];[.O91]);[.Q90];CELL(&quot;Row&quot;;[.Q91]))" office:value-type="float" office:value="52">
              <text:p>52</text:p>
            </table:table-cell>
            <table:table-cell table:style-name="ce2" table:formula="of:=IF(AND([.$A91]&lt;=[.S$1];[.$A90]&gt;[.$A91]);0;IF(EXACT([.$A91];[.S$1]+1);[.R90]+1;[.R90]))" office:value-type="float" office:value="1">
              <text:p>1</text:p>
            </table:table-cell>
            <table:table-cell table:style-name="ce2" table:formula="of:=TEXT([.R91];&quot;0&quot;)" office:value-type="string" office:string-value="1">
              <text:p>1</text:p>
            </table:table-cell>
            <table:table-cell table:style-name="ce2" table:formula="of:=IF(EXACT([.R90];[.R91]);[.T90];CELL(&quot;Row&quot;;[.T91]))" office:value-type="float" office:value="91">
              <text:p>91</text:p>
            </table:table-cell>
            <table:table-cell table:style-name="ce4" table:formula="of:=NOT(AND(OR([.A90]&gt;[.A91];[.A90]=[.A91]);[.A90]&lt;&gt;7))" office:value-type="boolean" office:boolean-value="true">
              <text:p>TRUE</text:p>
            </table:table-cell>
            <table:table-cell table:style-name="Nivel7" table:formula="of:=CONCATENATE([.D91];[.G91];[.J91];[.M91];[.P91];[.S91])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212101">
              <text:p>212101</text:p>
            </table:table-cell>
            <table:table-cell table:style-name="Datos" office:value-type="string">
              <text:p>Impuesto de ventas por pagar</text:p>
            </table:table-cell>
            <table:table-cell table:style-name="Nivel7" table:formula="of:=[.W91]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Impuesto de ventas por pagar">
              <text:p>Impuesto de ventas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xP</text:p>
            </table:table-cell>
            <table:table-cell table:style-name="Datos" table:formula="of:=IF(EXACT([.A91];1);&quot;&quot;;IF(EXACT([.A91];2);INDIRECT(CONCATENATE(&quot;W&quot;;[.B91]));IF(EXACT([.A91];3);INDIRECT(CONCATENATE(&quot;W&quot;;[.E91]));IF(EXACT([.A91];4);INDIRECT(CONCATENATE(&quot;W&quot;;[.H91]));IF(EXACT([.A91];5);INDIRECT(CONCATENATE(&quot;W&quot;;[.K91]));IF(EXACT([.A91];6);INDIRECT(CONCATENATE(&quot;W&quot;;[.N91]));IF(EXACT([.A91];7);INDIRECT(CONCATENATE(&quot;W&quot;;[.Q91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91];7));NOT(EXACT([.AD91];&quot;Vista&quot;)));AND(EXACT([.A91];7);EXACT([.AD91];&quot;Vista&quot;))))" office:value-type="boolean" office:boolean-value="true">
              <text:p>TRUE</text:p>
            </table:table-cell>
            <table:table-cell table:style-name="Datos" office:value-type="string">
              <text:p>Impue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91];[Valores.$A$2:.$C$12];2)" office:value-type="string" office:string-value="payable">
              <text:p>payable</text:p>
            </table:table-cell>
            <table:table-cell table:style-name="Datos" table:formula="of:=VLOOKUP([.AD91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92];1);CELL(&quot;Row&quot;;[.B92]);[.B91])" office:value-type="float" office:value="2">
              <text:p>2</text:p>
            </table:table-cell>
            <table:table-cell table:style-name="ce2" table:formula="of:=IF(EXACT([.$A92];1);0;IF(EXACT([.$A92];2);[.C91]+1;[.C91]))" office:value-type="float" office:value="2">
              <text:p>2</text:p>
            </table:table-cell>
            <table:table-cell table:style-name="ce2" table:formula="of:=TEXT([.C92];&quot;0&quot;)" office:value-type="string" office:string-value="2">
              <text:p>2</text:p>
            </table:table-cell>
            <table:table-cell table:style-name="ce2" table:formula="of:=IF(EXACT([.C91];[.C92]);[.E91];CELL(&quot;Row&quot;;[.E92]))" office:value-type="float" office:value="82">
              <text:p>82</text:p>
            </table:table-cell>
            <table:table-cell table:style-name="ce2" table:formula="of:=IF(AND([.$A92]&lt;=[.G$1];[.$A91]&gt;[.$A92]);0;IF(EXACT([.$A92];[.G$1]+1);[.F91]+1;[.F91]))" office:value-type="float" office:value="1">
              <text:p>1</text:p>
            </table:table-cell>
            <table:table-cell table:style-name="ce2" table:formula="of:=TEXT([.F92];&quot;0&quot;)" office:value-type="string" office:string-value="1">
              <text:p>1</text:p>
            </table:table-cell>
            <table:table-cell table:style-name="ce2" table:formula="of:=IF(EXACT([.F91];[.F92]);[.H91];CELL(&quot;Row&quot;;[.H92]))" office:value-type="float" office:value="83">
              <text:p>83</text:p>
            </table:table-cell>
            <table:table-cell table:style-name="ce2" table:formula="of:=IF(AND([.$A92]&lt;=[.J$1];[.$A91]&gt;[.$A92]);0;IF(EXACT([.$A92];[.J$1]+1);[.I91]+1;[.I91]))" office:value-type="float" office:value="2">
              <text:p>2</text:p>
            </table:table-cell>
            <table:table-cell table:style-name="ce2" table:formula="of:=TEXT([.I92];&quot;0&quot;)" office:value-type="string" office:string-value="2">
              <text:p>2</text:p>
            </table:table-cell>
            <table:table-cell table:style-name="ce2" table:formula="of:=IF(EXACT([.I91];[.I92]);[.K91];CELL(&quot;Row&quot;;[.K92]))" office:value-type="float" office:value="89">
              <text:p>89</text:p>
            </table:table-cell>
            <table:table-cell table:style-name="ce2" table:formula="of:=IF(AND([.$A92]&lt;=[.M$1];[.$A91]&gt;[.$A92]);0;IF(EXACT([.$A92];[.M$1]+1);[.L91]+1;[.L91]))" office:value-type="float" office:value="1">
              <text:p>1</text:p>
            </table:table-cell>
            <table:table-cell table:style-name="ce2" table:formula="of:=TEXT([.L92];&quot;0&quot;)" office:value-type="string" office:string-value="1">
              <text:p>1</text:p>
            </table:table-cell>
            <table:table-cell table:style-name="ce2" table:formula="of:=IF(EXACT([.L91];[.L92]);[.N91];CELL(&quot;Row&quot;;[.N92]))" office:value-type="float" office:value="90">
              <text:p>90</text:p>
            </table:table-cell>
            <table:table-cell table:style-name="ce2" table:formula="of:=IF(AND([.$A92]&lt;=[.P$1];[.$A91]&gt;[.$A92]);0;IF(EXACT([.$A92];[.P$1]+1);[.O91]+1;[.O91]))" office:value-type="float" office:value="0">
              <text:p>0</text:p>
            </table:table-cell>
            <table:table-cell table:style-name="ce2" table:formula="of:=TEXT([.O92];&quot;0&quot;)" office:value-type="string" office:string-value="0">
              <text:p>0</text:p>
            </table:table-cell>
            <table:table-cell table:style-name="ce2" table:formula="of:=IF(EXACT([.O91];[.O92]);[.Q91];CELL(&quot;Row&quot;;[.Q92]))" office:value-type="float" office:value="52">
              <text:p>52</text:p>
            </table:table-cell>
            <table:table-cell table:style-name="ce2" table:formula="of:=IF(AND([.$A92]&lt;=[.S$1];[.$A91]&gt;[.$A92]);0;IF(EXACT([.$A92];[.S$1]+1);[.R91]+1;[.R91]))" office:value-type="float" office:value="2">
              <text:p>2</text:p>
            </table:table-cell>
            <table:table-cell table:style-name="ce2" table:formula="of:=TEXT([.R92];&quot;0&quot;)" office:value-type="string" office:string-value="2">
              <text:p>2</text:p>
            </table:table-cell>
            <table:table-cell table:style-name="ce2" table:formula="of:=IF(EXACT([.R91];[.R92]);[.T91];CELL(&quot;Row&quot;;[.T92]))" office:value-type="float" office:value="92">
              <text:p>92</text:p>
            </table:table-cell>
            <table:table-cell table:style-name="ce4" table:formula="of:=NOT(AND(OR([.A91]&gt;[.A92];[.A91]=[.A92]);[.A91]&lt;&gt;7))" office:value-type="boolean" office:boolean-value="true">
              <text:p>TRUE</text:p>
            </table:table-cell>
            <table:table-cell table:style-name="Nivel7" table:formula="of:=CONCATENATE([.D92];[.G92];[.J92];[.M92];[.P92];[.S92])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212102">
              <text:p>212102</text:p>
            </table:table-cell>
            <table:table-cell table:style-name="Datos" office:value-type="string">
              <text:p>Impuesto de ventas pagado</text:p>
            </table:table-cell>
            <table:table-cell table:style-name="Nivel7" table:formula="of:=[.W92]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Impuesto de ventas pagado">
              <text:p>Impuesto de ventas pagad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Pag</text:p>
            </table:table-cell>
            <table:table-cell table:style-name="Datos" table:formula="of:=IF(EXACT([.A92];1);&quot;&quot;;IF(EXACT([.A92];2);INDIRECT(CONCATENATE(&quot;W&quot;;[.B92]));IF(EXACT([.A92];3);INDIRECT(CONCATENATE(&quot;W&quot;;[.E92]));IF(EXACT([.A92];4);INDIRECT(CONCATENATE(&quot;W&quot;;[.H92]));IF(EXACT([.A92];5);INDIRECT(CONCATENATE(&quot;W&quot;;[.K92]));IF(EXACT([.A92];6);INDIRECT(CONCATENATE(&quot;W&quot;;[.N92]));IF(EXACT([.A92];7);INDIRECT(CONCATENATE(&quot;W&quot;;[.Q92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92];7));NOT(EXACT([.AD92];&quot;Vista&quot;)));AND(EXACT([.A92];7);EXACT([.AD92];&quot;Vista&quot;))))" office:value-type="boolean" office:boolean-value="true">
              <text:p>TRUE</text:p>
            </table:table-cell>
            <table:table-cell table:style-name="Datos" office:value-type="string">
              <text:p>Impue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92];[Valores.$A$2:.$C$12];2)" office:value-type="string" office:string-value="payable">
              <text:p>payable</text:p>
            </table:table-cell>
            <table:table-cell table:style-name="Datos" table:formula="of:=VLOOKUP([.AD92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5">
              <text:p>5</text:p>
            </table:table-cell>
            <table:table-cell table:style-name="ce2" table:formula="of:=IF(EXACT([.A93];1);CELL(&quot;Row&quot;;[.B93]);[.B92])" office:value-type="float" office:value="2">
              <text:p>2</text:p>
            </table:table-cell>
            <table:table-cell table:style-name="ce2" table:formula="of:=IF(EXACT([.$A93];1);0;IF(EXACT([.$A93];2);[.C92]+1;[.C92]))" office:value-type="float" office:value="2">
              <text:p>2</text:p>
            </table:table-cell>
            <table:table-cell table:style-name="ce2" table:formula="of:=TEXT([.C93];&quot;0&quot;)" office:value-type="string" office:string-value="2">
              <text:p>2</text:p>
            </table:table-cell>
            <table:table-cell table:style-name="ce2" table:formula="of:=IF(EXACT([.C92];[.C93]);[.E92];CELL(&quot;Row&quot;;[.E93]))" office:value-type="float" office:value="82">
              <text:p>82</text:p>
            </table:table-cell>
            <table:table-cell table:style-name="ce2" table:formula="of:=IF(AND([.$A93]&lt;=[.G$1];[.$A92]&gt;[.$A93]);0;IF(EXACT([.$A93];[.G$1]+1);[.F92]+1;[.F92]))" office:value-type="float" office:value="1">
              <text:p>1</text:p>
            </table:table-cell>
            <table:table-cell table:style-name="ce2" table:formula="of:=TEXT([.F93];&quot;0&quot;)" office:value-type="string" office:string-value="1">
              <text:p>1</text:p>
            </table:table-cell>
            <table:table-cell table:style-name="ce2" table:formula="of:=IF(EXACT([.F92];[.F93]);[.H92];CELL(&quot;Row&quot;;[.H93]))" office:value-type="float" office:value="83">
              <text:p>83</text:p>
            </table:table-cell>
            <table:table-cell table:style-name="ce2" table:formula="of:=IF(AND([.$A93]&lt;=[.J$1];[.$A92]&gt;[.$A93]);0;IF(EXACT([.$A93];[.J$1]+1);[.I92]+1;[.I92]))" office:value-type="float" office:value="2">
              <text:p>2</text:p>
            </table:table-cell>
            <table:table-cell table:style-name="ce2" table:formula="of:=TEXT([.I93];&quot;0&quot;)" office:value-type="string" office:string-value="2">
              <text:p>2</text:p>
            </table:table-cell>
            <table:table-cell table:style-name="ce2" table:formula="of:=IF(EXACT([.I92];[.I93]);[.K92];CELL(&quot;Row&quot;;[.K93]))" office:value-type="float" office:value="89">
              <text:p>89</text:p>
            </table:table-cell>
            <table:table-cell table:style-name="ce2" table:formula="of:=IF(AND([.$A93]&lt;=[.M$1];[.$A92]&gt;[.$A93]);0;IF(EXACT([.$A93];[.M$1]+1);[.L92]+1;[.L92]))" office:value-type="float" office:value="2">
              <text:p>2</text:p>
            </table:table-cell>
            <table:table-cell table:style-name="ce2" table:formula="of:=TEXT([.L93];&quot;0&quot;)" office:value-type="string" office:string-value="2">
              <text:p>2</text:p>
            </table:table-cell>
            <table:table-cell table:style-name="ce2" table:formula="of:=IF(EXACT([.L92];[.L93]);[.N92];CELL(&quot;Row&quot;;[.N93]))" office:value-type="float" office:value="93">
              <text:p>93</text:p>
            </table:table-cell>
            <table:table-cell table:style-name="ce2" table:formula="of:=IF(AND([.$A93]&lt;=[.P$1];[.$A92]&gt;[.$A93]);0;IF(EXACT([.$A93];[.P$1]+1);[.O92]+1;[.O92]))" office:value-type="float" office:value="0">
              <text:p>0</text:p>
            </table:table-cell>
            <table:table-cell table:style-name="ce2" table:formula="of:=TEXT([.O93];&quot;0&quot;)" office:value-type="string" office:string-value="0">
              <text:p>0</text:p>
            </table:table-cell>
            <table:table-cell table:style-name="ce2" table:formula="of:=IF(EXACT([.O92];[.O93]);[.Q92];CELL(&quot;Row&quot;;[.Q93]))" office:value-type="float" office:value="52">
              <text:p>52</text:p>
            </table:table-cell>
            <table:table-cell table:style-name="ce2" table:formula="of:=IF(AND([.$A93]&lt;=[.S$1];[.$A92]&gt;[.$A93]);0;IF(EXACT([.$A93];[.S$1]+1);[.R92]+1;[.R92]))" office:value-type="float" office:value="0">
              <text:p>0</text:p>
            </table:table-cell>
            <table:table-cell table:style-name="ce2" table:formula="of:=TEXT([.R93];&quot;0&quot;)" office:value-type="string" office:string-value="0">
              <text:p>0</text:p>
            </table:table-cell>
            <table:table-cell table:style-name="ce2" table:formula="of:=IF(EXACT([.R92];[.R93]);[.T92];CELL(&quot;Row&quot;;[.T93]))" office:value-type="float" office:value="93">
              <text:p>93</text:p>
            </table:table-cell>
            <table:table-cell table:style-name="ce4" table:formula="of:=NOT(AND(OR([.A92]&gt;[.A93];[.A92]=[.A93]);[.A92]&lt;&gt;7))" office:value-type="boolean" office:boolean-value="true">
              <text:p>TRUE</text:p>
            </table:table-cell>
            <table:table-cell table:style-name="Nivel5" table:formula="of:=CONCATENATE([.D93];[.G93];[.J93];[.M93];[.P93];[.S93])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212200">
              <text:p>212200</text:p>
            </table:table-cell>
            <table:table-cell table:style-name="Datos" office:value-type="string">
              <text:p>Impuesto de renta</text:p>
            </table:table-cell>
            <table:table-cell table:style-name="Nivel5" table:formula="of:=[.W93]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Impuesto de renta">
              <text:p>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R</text:p>
            </table:table-cell>
            <table:table-cell table:style-name="Datos" table:formula="of:=IF(EXACT([.A93];1);&quot;&quot;;IF(EXACT([.A93];2);INDIRECT(CONCATENATE(&quot;W&quot;;[.B93]));IF(EXACT([.A93];3);INDIRECT(CONCATENATE(&quot;W&quot;;[.E93]));IF(EXACT([.A93];4);INDIRECT(CONCATENATE(&quot;W&quot;;[.H93]));IF(EXACT([.A93];5);INDIRECT(CONCATENATE(&quot;W&quot;;[.K93]));IF(EXACT([.A93];6);INDIRECT(CONCATENATE(&quot;W&quot;;[.N93]));IF(EXACT([.A93];7);INDIRECT(CONCATENATE(&quot;W&quot;;[.Q93])))))))))" office:value-type="string" office:string-value="Impuestos">
              <text:p>Impuestos</text:p>
            </table:table-cell>
            <table:table-cell table:style-name="ce5" table:formula="of:=NOT(OR(AND(NOT(EXACT([.A93];7));NOT(EXACT([.AD93];&quot;Vista&quot;)));AND(EXACT([.A93];7);EXACT([.AD93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93];[Valores.$A$2:.$C$12];2)" office:value-type="string" office:string-value="view">
              <text:p>view</text:p>
            </table:table-cell>
            <table:table-cell table:style-name="Datos" table:formula="of:=VLOOKUP([.AD9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94];1);CELL(&quot;Row&quot;;[.B94]);[.B93])" office:value-type="float" office:value="2">
              <text:p>2</text:p>
            </table:table-cell>
            <table:table-cell table:style-name="ce2" table:formula="of:=IF(EXACT([.$A94];1);0;IF(EXACT([.$A94];2);[.C93]+1;[.C93]))" office:value-type="float" office:value="2">
              <text:p>2</text:p>
            </table:table-cell>
            <table:table-cell table:style-name="ce2" table:formula="of:=TEXT([.C94];&quot;0&quot;)" office:value-type="string" office:string-value="2">
              <text:p>2</text:p>
            </table:table-cell>
            <table:table-cell table:style-name="ce2" table:formula="of:=IF(EXACT([.C93];[.C94]);[.E93];CELL(&quot;Row&quot;;[.E94]))" office:value-type="float" office:value="82">
              <text:p>82</text:p>
            </table:table-cell>
            <table:table-cell table:style-name="ce2" table:formula="of:=IF(AND([.$A94]&lt;=[.G$1];[.$A93]&gt;[.$A94]);0;IF(EXACT([.$A94];[.G$1]+1);[.F93]+1;[.F93]))" office:value-type="float" office:value="1">
              <text:p>1</text:p>
            </table:table-cell>
            <table:table-cell table:style-name="ce2" table:formula="of:=TEXT([.F94];&quot;0&quot;)" office:value-type="string" office:string-value="1">
              <text:p>1</text:p>
            </table:table-cell>
            <table:table-cell table:style-name="ce2" table:formula="of:=IF(EXACT([.F93];[.F94]);[.H93];CELL(&quot;Row&quot;;[.H94]))" office:value-type="float" office:value="83">
              <text:p>83</text:p>
            </table:table-cell>
            <table:table-cell table:style-name="ce2" table:formula="of:=IF(AND([.$A94]&lt;=[.J$1];[.$A93]&gt;[.$A94]);0;IF(EXACT([.$A94];[.J$1]+1);[.I93]+1;[.I93]))" office:value-type="float" office:value="2">
              <text:p>2</text:p>
            </table:table-cell>
            <table:table-cell table:style-name="ce2" table:formula="of:=TEXT([.I94];&quot;0&quot;)" office:value-type="string" office:string-value="2">
              <text:p>2</text:p>
            </table:table-cell>
            <table:table-cell table:style-name="ce2" table:formula="of:=IF(EXACT([.I93];[.I94]);[.K93];CELL(&quot;Row&quot;;[.K94]))" office:value-type="float" office:value="89">
              <text:p>89</text:p>
            </table:table-cell>
            <table:table-cell table:style-name="ce2" table:formula="of:=IF(AND([.$A94]&lt;=[.M$1];[.$A93]&gt;[.$A94]);0;IF(EXACT([.$A94];[.M$1]+1);[.L93]+1;[.L93]))" office:value-type="float" office:value="2">
              <text:p>2</text:p>
            </table:table-cell>
            <table:table-cell table:style-name="ce2" table:formula="of:=TEXT([.L94];&quot;0&quot;)" office:value-type="string" office:string-value="2">
              <text:p>2</text:p>
            </table:table-cell>
            <table:table-cell table:style-name="ce2" table:formula="of:=IF(EXACT([.L93];[.L94]);[.N93];CELL(&quot;Row&quot;;[.N94]))" office:value-type="float" office:value="93">
              <text:p>93</text:p>
            </table:table-cell>
            <table:table-cell table:style-name="ce2" table:formula="of:=IF(AND([.$A94]&lt;=[.P$1];[.$A93]&gt;[.$A94]);0;IF(EXACT([.$A94];[.P$1]+1);[.O93]+1;[.O93]))" office:value-type="float" office:value="0">
              <text:p>0</text:p>
            </table:table-cell>
            <table:table-cell table:style-name="ce2" table:formula="of:=TEXT([.O94];&quot;0&quot;)" office:value-type="string" office:string-value="0">
              <text:p>0</text:p>
            </table:table-cell>
            <table:table-cell table:style-name="ce2" table:formula="of:=IF(EXACT([.O93];[.O94]);[.Q93];CELL(&quot;Row&quot;;[.Q94]))" office:value-type="float" office:value="52">
              <text:p>52</text:p>
            </table:table-cell>
            <table:table-cell table:style-name="ce2" table:formula="of:=IF(AND([.$A94]&lt;=[.S$1];[.$A93]&gt;[.$A94]);0;IF(EXACT([.$A94];[.S$1]+1);[.R93]+1;[.R93]))" office:value-type="float" office:value="1">
              <text:p>1</text:p>
            </table:table-cell>
            <table:table-cell table:style-name="ce2" table:formula="of:=TEXT([.R94];&quot;0&quot;)" office:value-type="string" office:string-value="1">
              <text:p>1</text:p>
            </table:table-cell>
            <table:table-cell table:style-name="ce2" table:formula="of:=IF(EXACT([.R93];[.R94]);[.T93];CELL(&quot;Row&quot;;[.T94]))" office:value-type="float" office:value="94">
              <text:p>94</text:p>
            </table:table-cell>
            <table:table-cell table:style-name="ce4" table:formula="of:=NOT(AND(OR([.A93]&gt;[.A94];[.A93]=[.A94]);[.A93]&lt;&gt;7))" office:value-type="boolean" office:boolean-value="true">
              <text:p>TRUE</text:p>
            </table:table-cell>
            <table:table-cell table:style-name="Nivel7" table:formula="of:=CONCATENATE([.D94];[.G94];[.J94];[.M94];[.P94];[.S94])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212201">
              <text:p>212201</text:p>
            </table:table-cell>
            <table:table-cell table:style-name="Datos" office:value-type="string">
              <text:p>Impuesto de renta por pagar</text:p>
            </table:table-cell>
            <table:table-cell table:style-name="Nivel7" table:formula="of:=[.W94]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Impuesto de renta por pagar">
              <text:p>Impuesto de renta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RxP</text:p>
            </table:table-cell>
            <table:table-cell table:style-name="Datos" table:formula="of:=IF(EXACT([.A94];1);&quot;&quot;;IF(EXACT([.A94];2);INDIRECT(CONCATENATE(&quot;W&quot;;[.B94]));IF(EXACT([.A94];3);INDIRECT(CONCATENATE(&quot;W&quot;;[.E94]));IF(EXACT([.A94];4);INDIRECT(CONCATENATE(&quot;W&quot;;[.H94]));IF(EXACT([.A94];5);INDIRECT(CONCATENATE(&quot;W&quot;;[.K94]));IF(EXACT([.A94];6);INDIRECT(CONCATENATE(&quot;W&quot;;[.N94]));IF(EXACT([.A94];7);INDIRECT(CONCATENATE(&quot;W&quot;;[.Q94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94];7));NOT(EXACT([.AD94];&quot;Vista&quot;)));AND(EXACT([.A94];7);EXACT([.AD94];&quot;Vista&quot;))))" office:value-type="boolean" office:boolean-value="true">
              <text:p>TRUE</text:p>
            </table:table-cell>
            <table:table-cell table:style-name="Datos" office:value-type="string">
              <text:p>Impue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94];[Valores.$A$2:.$C$12];2)" office:value-type="string" office:string-value="payable">
              <text:p>payable</text:p>
            </table:table-cell>
            <table:table-cell table:style-name="Datos" table:formula="of:=VLOOKUP([.AD94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95];1);CELL(&quot;Row&quot;;[.B95]);[.B94])" office:value-type="float" office:value="2">
              <text:p>2</text:p>
            </table:table-cell>
            <table:table-cell table:style-name="ce2" table:formula="of:=IF(EXACT([.$A95];1);0;IF(EXACT([.$A95];2);[.C94]+1;[.C94]))" office:value-type="float" office:value="2">
              <text:p>2</text:p>
            </table:table-cell>
            <table:table-cell table:style-name="ce2" table:formula="of:=TEXT([.C95];&quot;0&quot;)" office:value-type="string" office:string-value="2">
              <text:p>2</text:p>
            </table:table-cell>
            <table:table-cell table:style-name="ce2" table:formula="of:=IF(EXACT([.C94];[.C95]);[.E94];CELL(&quot;Row&quot;;[.E95]))" office:value-type="float" office:value="82">
              <text:p>82</text:p>
            </table:table-cell>
            <table:table-cell table:style-name="ce2" table:formula="of:=IF(AND([.$A95]&lt;=[.G$1];[.$A94]&gt;[.$A95]);0;IF(EXACT([.$A95];[.G$1]+1);[.F94]+1;[.F94]))" office:value-type="float" office:value="1">
              <text:p>1</text:p>
            </table:table-cell>
            <table:table-cell table:style-name="ce2" table:formula="of:=TEXT([.F95];&quot;0&quot;)" office:value-type="string" office:string-value="1">
              <text:p>1</text:p>
            </table:table-cell>
            <table:table-cell table:style-name="ce2" table:formula="of:=IF(EXACT([.F94];[.F95]);[.H94];CELL(&quot;Row&quot;;[.H95]))" office:value-type="float" office:value="83">
              <text:p>83</text:p>
            </table:table-cell>
            <table:table-cell table:style-name="ce2" table:formula="of:=IF(AND([.$A95]&lt;=[.J$1];[.$A94]&gt;[.$A95]);0;IF(EXACT([.$A95];[.J$1]+1);[.I94]+1;[.I94]))" office:value-type="float" office:value="2">
              <text:p>2</text:p>
            </table:table-cell>
            <table:table-cell table:style-name="ce2" table:formula="of:=TEXT([.I95];&quot;0&quot;)" office:value-type="string" office:string-value="2">
              <text:p>2</text:p>
            </table:table-cell>
            <table:table-cell table:style-name="ce2" table:formula="of:=IF(EXACT([.I94];[.I95]);[.K94];CELL(&quot;Row&quot;;[.K95]))" office:value-type="float" office:value="89">
              <text:p>89</text:p>
            </table:table-cell>
            <table:table-cell table:style-name="ce2" table:formula="of:=IF(AND([.$A95]&lt;=[.M$1];[.$A94]&gt;[.$A95]);0;IF(EXACT([.$A95];[.M$1]+1);[.L94]+1;[.L94]))" office:value-type="float" office:value="2">
              <text:p>2</text:p>
            </table:table-cell>
            <table:table-cell table:style-name="ce2" table:formula="of:=TEXT([.L95];&quot;0&quot;)" office:value-type="string" office:string-value="2">
              <text:p>2</text:p>
            </table:table-cell>
            <table:table-cell table:style-name="ce2" table:formula="of:=IF(EXACT([.L94];[.L95]);[.N94];CELL(&quot;Row&quot;;[.N95]))" office:value-type="float" office:value="93">
              <text:p>93</text:p>
            </table:table-cell>
            <table:table-cell table:style-name="ce2" table:formula="of:=IF(AND([.$A95]&lt;=[.P$1];[.$A94]&gt;[.$A95]);0;IF(EXACT([.$A95];[.P$1]+1);[.O94]+1;[.O94]))" office:value-type="float" office:value="0">
              <text:p>0</text:p>
            </table:table-cell>
            <table:table-cell table:style-name="ce2" table:formula="of:=TEXT([.O95];&quot;0&quot;)" office:value-type="string" office:string-value="0">
              <text:p>0</text:p>
            </table:table-cell>
            <table:table-cell table:style-name="ce2" table:formula="of:=IF(EXACT([.O94];[.O95]);[.Q94];CELL(&quot;Row&quot;;[.Q95]))" office:value-type="float" office:value="52">
              <text:p>52</text:p>
            </table:table-cell>
            <table:table-cell table:style-name="ce2" table:formula="of:=IF(AND([.$A95]&lt;=[.S$1];[.$A94]&gt;[.$A95]);0;IF(EXACT([.$A95];[.S$1]+1);[.R94]+1;[.R94]))" office:value-type="float" office:value="2">
              <text:p>2</text:p>
            </table:table-cell>
            <table:table-cell table:style-name="ce2" table:formula="of:=TEXT([.R95];&quot;0&quot;)" office:value-type="string" office:string-value="2">
              <text:p>2</text:p>
            </table:table-cell>
            <table:table-cell table:style-name="ce2" table:formula="of:=IF(EXACT([.R94];[.R95]);[.T94];CELL(&quot;Row&quot;;[.T95]))" office:value-type="float" office:value="95">
              <text:p>95</text:p>
            </table:table-cell>
            <table:table-cell table:style-name="ce4" table:formula="of:=NOT(AND(OR([.A94]&gt;[.A95];[.A94]=[.A95]);[.A94]&lt;&gt;7))" office:value-type="boolean" office:boolean-value="true">
              <text:p>TRUE</text:p>
            </table:table-cell>
            <table:table-cell table:style-name="Nivel7" table:formula="of:=CONCATENATE([.D95];[.G95];[.J95];[.M95];[.P95];[.S95])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212202">
              <text:p>212202</text:p>
            </table:table-cell>
            <table:table-cell table:style-name="Datos" office:value-type="string">
              <text:p>Adelantos de impuesto de renta</text:p>
            </table:table-cell>
            <table:table-cell table:style-name="Nivel7" table:formula="of:=[.W95]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Adelantos de impuesto de renta">
              <text:p>Adelantos de 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dIR</text:p>
            </table:table-cell>
            <table:table-cell table:style-name="Datos" table:formula="of:=IF(EXACT([.A95];1);&quot;&quot;;IF(EXACT([.A95];2);INDIRECT(CONCATENATE(&quot;W&quot;;[.B95]));IF(EXACT([.A95];3);INDIRECT(CONCATENATE(&quot;W&quot;;[.E95]));IF(EXACT([.A95];4);INDIRECT(CONCATENATE(&quot;W&quot;;[.H95]));IF(EXACT([.A95];5);INDIRECT(CONCATENATE(&quot;W&quot;;[.K95]));IF(EXACT([.A95];6);INDIRECT(CONCATENATE(&quot;W&quot;;[.N95]));IF(EXACT([.A95];7);INDIRECT(CONCATENATE(&quot;W&quot;;[.Q95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95];7));NOT(EXACT([.AD95];&quot;Vista&quot;)));AND(EXACT([.A95];7);EXACT([.AD95];&quot;Vista&quot;))))" office:value-type="boolean" office:boolean-value="true">
              <text:p>TRUE</text:p>
            </table:table-cell>
            <table:table-cell table:style-name="Datos" office:value-type="string">
              <text:p>Impue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95];[Valores.$A$2:.$C$12];2)" office:value-type="string" office:string-value="payable">
              <text:p>payable</text:p>
            </table:table-cell>
            <table:table-cell table:style-name="Datos" table:formula="of:=VLOOKUP([.AD95];[Valores.$A$2:.$C$12];3)" office:value-type="string" office:string-value="True">
              <text:p>Tru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96];1);CELL(&quot;Row&quot;;[.B96]);[.B95])" office:value-type="float" office:value="2">
              <text:p>2</text:p>
            </table:table-cell>
            <table:table-cell table:style-name="ce2" table:formula="of:=IF(EXACT([.$A96];1);0;IF(EXACT([.$A96];2);[.C95]+1;[.C95]))" office:value-type="float" office:value="2">
              <text:p>2</text:p>
            </table:table-cell>
            <table:table-cell table:style-name="ce2" table:formula="of:=TEXT([.C96];&quot;0&quot;)" office:value-type="string" office:string-value="2">
              <text:p>2</text:p>
            </table:table-cell>
            <table:table-cell table:style-name="ce2" table:formula="of:=IF(EXACT([.C95];[.C96]);[.E95];CELL(&quot;Row&quot;;[.E96]))" office:value-type="float" office:value="82">
              <text:p>82</text:p>
            </table:table-cell>
            <table:table-cell table:style-name="ce2" table:formula="of:=IF(AND([.$A96]&lt;=[.G$1];[.$A95]&gt;[.$A96]);0;IF(EXACT([.$A96];[.G$1]+1);[.F95]+1;[.F95]))" office:value-type="float" office:value="1">
              <text:p>1</text:p>
            </table:table-cell>
            <table:table-cell table:style-name="ce2" table:formula="of:=TEXT([.F96];&quot;0&quot;)" office:value-type="string" office:string-value="1">
              <text:p>1</text:p>
            </table:table-cell>
            <table:table-cell table:style-name="ce2" table:formula="of:=IF(EXACT([.F95];[.F96]);[.H95];CELL(&quot;Row&quot;;[.H96]))" office:value-type="float" office:value="83">
              <text:p>83</text:p>
            </table:table-cell>
            <table:table-cell table:style-name="ce2" table:formula="of:=IF(AND([.$A96]&lt;=[.J$1];[.$A95]&gt;[.$A96]);0;IF(EXACT([.$A96];[.J$1]+1);[.I95]+1;[.I95]))" office:value-type="float" office:value="2">
              <text:p>2</text:p>
            </table:table-cell>
            <table:table-cell table:style-name="ce2" table:formula="of:=TEXT([.I96];&quot;0&quot;)" office:value-type="string" office:string-value="2">
              <text:p>2</text:p>
            </table:table-cell>
            <table:table-cell table:style-name="ce2" table:formula="of:=IF(EXACT([.I95];[.I96]);[.K95];CELL(&quot;Row&quot;;[.K96]))" office:value-type="float" office:value="89">
              <text:p>89</text:p>
            </table:table-cell>
            <table:table-cell table:style-name="ce2" table:formula="of:=IF(AND([.$A96]&lt;=[.M$1];[.$A95]&gt;[.$A96]);0;IF(EXACT([.$A96];[.M$1]+1);[.L95]+1;[.L95]))" office:value-type="float" office:value="2">
              <text:p>2</text:p>
            </table:table-cell>
            <table:table-cell table:style-name="ce2" table:formula="of:=TEXT([.L96];&quot;0&quot;)" office:value-type="string" office:string-value="2">
              <text:p>2</text:p>
            </table:table-cell>
            <table:table-cell table:style-name="ce2" table:formula="of:=IF(EXACT([.L95];[.L96]);[.N95];CELL(&quot;Row&quot;;[.N96]))" office:value-type="float" office:value="93">
              <text:p>93</text:p>
            </table:table-cell>
            <table:table-cell table:style-name="ce2" table:formula="of:=IF(AND([.$A96]&lt;=[.P$1];[.$A95]&gt;[.$A96]);0;IF(EXACT([.$A96];[.P$1]+1);[.O95]+1;[.O95]))" office:value-type="float" office:value="0">
              <text:p>0</text:p>
            </table:table-cell>
            <table:table-cell table:style-name="ce2" table:formula="of:=TEXT([.O96];&quot;0&quot;)" office:value-type="string" office:string-value="0">
              <text:p>0</text:p>
            </table:table-cell>
            <table:table-cell table:style-name="ce2" table:formula="of:=IF(EXACT([.O95];[.O96]);[.Q95];CELL(&quot;Row&quot;;[.Q96]))" office:value-type="float" office:value="52">
              <text:p>52</text:p>
            </table:table-cell>
            <table:table-cell table:style-name="ce2" table:formula="of:=IF(AND([.$A96]&lt;=[.S$1];[.$A95]&gt;[.$A96]);0;IF(EXACT([.$A96];[.S$1]+1);[.R95]+1;[.R95]))" office:value-type="float" office:value="3">
              <text:p>3</text:p>
            </table:table-cell>
            <table:table-cell table:style-name="ce2" table:formula="of:=TEXT([.R96];&quot;0&quot;)" office:value-type="string" office:string-value="3">
              <text:p>3</text:p>
            </table:table-cell>
            <table:table-cell table:style-name="ce2" table:formula="of:=IF(EXACT([.R95];[.R96]);[.T95];CELL(&quot;Row&quot;;[.T96]))" office:value-type="float" office:value="96">
              <text:p>96</text:p>
            </table:table-cell>
            <table:table-cell table:style-name="ce4" table:formula="of:=NOT(AND(OR([.A95]&gt;[.A96];[.A95]=[.A96]);[.A95]&lt;&gt;7))" office:value-type="boolean" office:boolean-value="true">
              <text:p>TRUE</text:p>
            </table:table-cell>
            <table:table-cell table:style-name="Nivel7" table:formula="of:=CONCATENATE([.D96];[.G96];[.J96];[.M96];[.P96];[.S96])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212203">
              <text:p>212203</text:p>
            </table:table-cell>
            <table:table-cell table:style-name="Datos" office:value-type="string">
              <text:p>Retenciones de impuesto de renta</text:p>
            </table:table-cell>
            <table:table-cell table:style-name="Nivel7" table:formula="of:=[.W96]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Retenciones de impuesto de renta">
              <text:p>Retenciones de 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tIR</text:p>
            </table:table-cell>
            <table:table-cell table:style-name="Datos" table:formula="of:=IF(EXACT([.A96];1);&quot;&quot;;IF(EXACT([.A96];2);INDIRECT(CONCATENATE(&quot;W&quot;;[.B96]));IF(EXACT([.A96];3);INDIRECT(CONCATENATE(&quot;W&quot;;[.E96]));IF(EXACT([.A96];4);INDIRECT(CONCATENATE(&quot;W&quot;;[.H96]));IF(EXACT([.A96];5);INDIRECT(CONCATENATE(&quot;W&quot;;[.K96]));IF(EXACT([.A96];6);INDIRECT(CONCATENATE(&quot;W&quot;;[.N96]));IF(EXACT([.A96];7);INDIRECT(CONCATENATE(&quot;W&quot;;[.Q96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96];7));NOT(EXACT([.AD96];&quot;Vista&quot;)));AND(EXACT([.A96];7);EXACT([.AD96];&quot;Vista&quot;))))" office:value-type="boolean" office:boolean-value="true">
              <text:p>TRUE</text:p>
            </table:table-cell>
            <table:table-cell table:style-name="Datos" office:value-type="string">
              <text:p>Impue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96];[Valores.$A$2:.$C$12];2)" office:value-type="string" office:string-value="payable">
              <text:p>payable</text:p>
            </table:table-cell>
            <table:table-cell table:style-name="Datos" table:formula="of:=VLOOKUP([.AD96];[Valores.$A$2:.$C$12];3)" office:value-type="string" office:string-value="True">
              <text:p>True</text:p>
            </table:table-cell>
            <table:table-cell table:number-columns-repeated="987"/>
          </table:table-row>
        </table:table-row-group>
        <table:table-row table:style-name="ro4">
          <table:table-cell table:style-name="ce2" office:value-type="float" office:value="2">
            <text:p>2</text:p>
          </table:table-cell>
          <table:table-cell table:style-name="ce2" table:formula="of:=IF(EXACT([.A97];1);CELL(&quot;Row&quot;;[.B97]);[.B96])" office:value-type="float" office:value="2">
            <text:p>2</text:p>
          </table:table-cell>
          <table:table-cell table:style-name="ce2" table:formula="of:=IF(EXACT([.$A97];1);0;IF(EXACT([.$A97];2);[.C96]+1;[.C96]))" office:value-type="float" office:value="3">
            <text:p>3</text:p>
          </table:table-cell>
          <table:table-cell table:style-name="ce2" table:formula="of:=TEXT([.C97];&quot;0&quot;)" office:value-type="string" office:string-value="3">
            <text:p>3</text:p>
          </table:table-cell>
          <table:table-cell table:style-name="ce2" table:formula="of:=IF(EXACT([.C96];[.C97]);[.E96];CELL(&quot;Row&quot;;[.E97]))" office:value-type="float" office:value="97">
            <text:p>97</text:p>
          </table:table-cell>
          <table:table-cell table:style-name="ce2" table:formula="of:=IF(AND([.$A97]&lt;=[.G$1];[.$A96]&gt;[.$A97]);0;IF(EXACT([.$A97];[.G$1]+1);[.F96]+1;[.F96]))" office:value-type="float" office:value="0">
            <text:p>0</text:p>
          </table:table-cell>
          <table:table-cell table:style-name="ce2" table:formula="of:=TEXT([.F97];&quot;0&quot;)" office:value-type="string" office:string-value="0">
            <text:p>0</text:p>
          </table:table-cell>
          <table:table-cell table:style-name="ce2" table:formula="of:=IF(EXACT([.F96];[.F97]);[.H96];CELL(&quot;Row&quot;;[.H97]))" office:value-type="float" office:value="97">
            <text:p>97</text:p>
          </table:table-cell>
          <table:table-cell table:style-name="ce2" table:formula="of:=IF(AND([.$A97]&lt;=[.J$1];[.$A96]&gt;[.$A97]);0;IF(EXACT([.$A97];[.J$1]+1);[.I96]+1;[.I96]))" office:value-type="float" office:value="0">
            <text:p>0</text:p>
          </table:table-cell>
          <table:table-cell table:style-name="ce2" table:formula="of:=TEXT([.I97];&quot;0&quot;)" office:value-type="string" office:string-value="0">
            <text:p>0</text:p>
          </table:table-cell>
          <table:table-cell table:style-name="ce2" table:formula="of:=IF(EXACT([.I96];[.I97]);[.K96];CELL(&quot;Row&quot;;[.K97]))" office:value-type="float" office:value="97">
            <text:p>97</text:p>
          </table:table-cell>
          <table:table-cell table:style-name="ce2" table:formula="of:=IF(AND([.$A97]&lt;=[.M$1];[.$A96]&gt;[.$A97]);0;IF(EXACT([.$A97];[.M$1]+1);[.L96]+1;[.L96]))" office:value-type="float" office:value="0">
            <text:p>0</text:p>
          </table:table-cell>
          <table:table-cell table:style-name="ce2" table:formula="of:=TEXT([.L97];&quot;0&quot;)" office:value-type="string" office:string-value="0">
            <text:p>0</text:p>
          </table:table-cell>
          <table:table-cell table:style-name="ce2" table:formula="of:=IF(EXACT([.L96];[.L97]);[.N96];CELL(&quot;Row&quot;;[.N97]))" office:value-type="float" office:value="97">
            <text:p>97</text:p>
          </table:table-cell>
          <table:table-cell table:style-name="ce2" table:formula="of:=IF(AND([.$A97]&lt;=[.P$1];[.$A96]&gt;[.$A97]);0;IF(EXACT([.$A97];[.P$1]+1);[.O96]+1;[.O96]))" office:value-type="float" office:value="0">
            <text:p>0</text:p>
          </table:table-cell>
          <table:table-cell table:style-name="ce2" table:formula="of:=TEXT([.O97];&quot;0&quot;)" office:value-type="string" office:string-value="0">
            <text:p>0</text:p>
          </table:table-cell>
          <table:table-cell table:style-name="ce2" table:formula="of:=IF(EXACT([.O96];[.O97]);[.Q96];CELL(&quot;Row&quot;;[.Q97]))" office:value-type="float" office:value="52">
            <text:p>52</text:p>
          </table:table-cell>
          <table:table-cell table:style-name="ce2" table:formula="of:=IF(AND([.$A97]&lt;=[.S$1];[.$A96]&gt;[.$A97]);0;IF(EXACT([.$A97];[.S$1]+1);[.R96]+1;[.R96]))" office:value-type="float" office:value="0">
            <text:p>0</text:p>
          </table:table-cell>
          <table:table-cell table:style-name="ce2" table:formula="of:=TEXT([.R97];&quot;0&quot;)" office:value-type="string" office:string-value="0">
            <text:p>0</text:p>
          </table:table-cell>
          <table:table-cell table:style-name="ce2" table:formula="of:=IF(EXACT([.R96];[.R97]);[.T96];CELL(&quot;Row&quot;;[.T97]))" office:value-type="float" office:value="97">
            <text:p>97</text:p>
          </table:table-cell>
          <table:table-cell table:style-name="ce4" table:formula="of:=NOT(AND(OR([.A96]&gt;[.A97];[.A96]=[.A97]);[.A96]&lt;&gt;7))" office:value-type="boolean" office:boolean-value="true">
            <text:p>TRUE</text:p>
          </table:table-cell>
          <table:table-cell table:style-name="Nivel2" table:formula="of:=CONCATENATE([.D97];[.G97];[.J97];[.M97];[.P97];[.S97])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300000">
            <text:p>300000</text:p>
          </table:table-cell>
          <table:table-cell table:style-name="Datos" office:value-type="string">
            <text:p>Patrimonio</text:p>
          </table:table-cell>
          <table:table-cell table:style-name="Nivel2" table:formula="of:=[.W97]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Patrimonio">
            <text:p>Patrimon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Pa</text:p>
          </table:table-cell>
          <table:table-cell table:style-name="Datos" table:formula="of:=IF(EXACT([.A97];1);&quot;&quot;;IF(EXACT([.A97];2);INDIRECT(CONCATENATE(&quot;W&quot;;[.B97]));IF(EXACT([.A97];3);INDIRECT(CONCATENATE(&quot;W&quot;;[.E97]));IF(EXACT([.A97];4);INDIRECT(CONCATENATE(&quot;W&quot;;[.H97]));IF(EXACT([.A97];5);INDIRECT(CONCATENATE(&quot;W&quot;;[.K97]));IF(EXACT([.A97];6);INDIRECT(CONCATENATE(&quot;W&quot;;[.N97]));IF(EXACT([.A97];7);INDIRECT(CONCATENATE(&quot;W&quot;;[.Q97])))))))))" office:value-type="string" office:string-value="Plan Contable">
            <text:p>Plan Contable</text:p>
          </table:table-cell>
          <table:table-cell table:style-name="ce5" table:formula="of:=NOT(OR(AND(NOT(EXACT([.A97];7));NOT(EXACT([.AD97];&quot;Vista&quot;)));AND(EXACT([.A97];7);EXACT([.AD97];&quot;Vista&quot;))))" office:value-type="boolean" office:boolean-value="true">
            <text:p>TRU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CRC</text:p>
          </table:table-cell>
          <table:table-cell table:style-name="Datos" table:formula="of:=VLOOKUP([.AD97];[Valores.$A$2:.$C$12];2)" office:value-type="string" office:string-value="view">
            <text:p>view</text:p>
          </table:table-cell>
          <table:table-cell table:style-name="Datos" table:formula="of:=VLOOKUP([.AD97];[Valores.$A$2:.$C$12];3)" office:value-type="string" office:string-value="False">
            <text:p>False</text:p>
          </table:table-cell>
          <table:table-cell table:number-columns-repeated="987"/>
        </table:table-row>
        <table:table-row-group table:display="false"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98];1);CELL(&quot;Row&quot;;[.B98]);[.B97])" office:value-type="float" office:value="2">
              <text:p>2</text:p>
            </table:table-cell>
            <table:table-cell table:style-name="ce2" table:formula="of:=IF(EXACT([.$A98];1);0;IF(EXACT([.$A98];2);[.C97]+1;[.C97]))" office:value-type="float" office:value="3">
              <text:p>3</text:p>
            </table:table-cell>
            <table:table-cell table:style-name="ce2" table:formula="of:=TEXT([.C98];&quot;0&quot;)" office:value-type="string" office:string-value="3">
              <text:p>3</text:p>
            </table:table-cell>
            <table:table-cell table:style-name="ce2" table:formula="of:=IF(EXACT([.C97];[.C98]);[.E97];CELL(&quot;Row&quot;;[.E98]))" office:value-type="float" office:value="97">
              <text:p>97</text:p>
            </table:table-cell>
            <table:table-cell table:style-name="ce2" table:formula="of:=IF(AND([.$A98]&lt;=[.G$1];[.$A97]&gt;[.$A98]);0;IF(EXACT([.$A98];[.G$1]+1);[.F97]+1;[.F97]))" office:value-type="float" office:value="1">
              <text:p>1</text:p>
            </table:table-cell>
            <table:table-cell table:style-name="ce2" table:formula="of:=TEXT([.F98];&quot;0&quot;)" office:value-type="string" office:string-value="1">
              <text:p>1</text:p>
            </table:table-cell>
            <table:table-cell table:style-name="ce2" table:formula="of:=IF(EXACT([.F97];[.F98]);[.H97];CELL(&quot;Row&quot;;[.H98]))" office:value-type="float" office:value="98">
              <text:p>98</text:p>
            </table:table-cell>
            <table:table-cell table:style-name="ce2" table:formula="of:=IF(AND([.$A98]&lt;=[.J$1];[.$A97]&gt;[.$A98]);0;IF(EXACT([.$A98];[.J$1]+1);[.I97]+1;[.I97]))" office:value-type="float" office:value="0">
              <text:p>0</text:p>
            </table:table-cell>
            <table:table-cell table:style-name="ce2" table:formula="of:=TEXT([.I98];&quot;0&quot;)" office:value-type="string" office:string-value="0">
              <text:p>0</text:p>
            </table:table-cell>
            <table:table-cell table:style-name="ce2" table:formula="of:=IF(EXACT([.I97];[.I98]);[.K97];CELL(&quot;Row&quot;;[.K98]))" office:value-type="float" office:value="97">
              <text:p>97</text:p>
            </table:table-cell>
            <table:table-cell table:style-name="ce2" table:formula="of:=IF(AND([.$A98]&lt;=[.M$1];[.$A97]&gt;[.$A98]);0;IF(EXACT([.$A98];[.M$1]+1);[.L97]+1;[.L97]))" office:value-type="float" office:value="0">
              <text:p>0</text:p>
            </table:table-cell>
            <table:table-cell table:style-name="ce2" table:formula="of:=TEXT([.L98];&quot;0&quot;)" office:value-type="string" office:string-value="0">
              <text:p>0</text:p>
            </table:table-cell>
            <table:table-cell table:style-name="ce2" table:formula="of:=IF(EXACT([.L97];[.L98]);[.N97];CELL(&quot;Row&quot;;[.N98]))" office:value-type="float" office:value="97">
              <text:p>97</text:p>
            </table:table-cell>
            <table:table-cell table:style-name="ce2" table:formula="of:=IF(AND([.$A98]&lt;=[.P$1];[.$A97]&gt;[.$A98]);0;IF(EXACT([.$A98];[.P$1]+1);[.O97]+1;[.O97]))" office:value-type="float" office:value="0">
              <text:p>0</text:p>
            </table:table-cell>
            <table:table-cell table:style-name="ce2" table:formula="of:=TEXT([.O98];&quot;0&quot;)" office:value-type="string" office:string-value="0">
              <text:p>0</text:p>
            </table:table-cell>
            <table:table-cell table:style-name="ce2" table:formula="of:=IF(EXACT([.O97];[.O98]);[.Q97];CELL(&quot;Row&quot;;[.Q98]))" office:value-type="float" office:value="52">
              <text:p>52</text:p>
            </table:table-cell>
            <table:table-cell table:style-name="ce2" table:formula="of:=IF(AND([.$A98]&lt;=[.S$1];[.$A97]&gt;[.$A98]);0;IF(EXACT([.$A98];[.S$1]+1);[.R97]+1;[.R97]))" office:value-type="float" office:value="0">
              <text:p>0</text:p>
            </table:table-cell>
            <table:table-cell table:style-name="ce2" table:formula="of:=TEXT([.R98];&quot;0&quot;)" office:value-type="string" office:string-value="0">
              <text:p>0</text:p>
            </table:table-cell>
            <table:table-cell table:style-name="ce2" table:formula="of:=IF(EXACT([.R97];[.R98]);[.T97];CELL(&quot;Row&quot;;[.T98]))" office:value-type="float" office:value="97">
              <text:p>97</text:p>
            </table:table-cell>
            <table:table-cell table:style-name="ce4" table:formula="of:=NOT(AND(OR([.A97]&gt;[.A98];[.A97]=[.A98]);[.A97]&lt;&gt;7))" office:value-type="boolean" office:boolean-value="true">
              <text:p>TRUE</text:p>
            </table:table-cell>
            <table:table-cell table:style-name="Nivel3" table:formula="of:=CONCATENATE([.D98];[.G98];[.J98];[.M98];[.P98];[.S98])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310000">
              <text:p>310000</text:p>
            </table:table-cell>
            <table:table-cell table:style-name="Datos" office:value-type="string">
              <text:p>Capital social</text:p>
            </table:table-cell>
            <table:table-cell table:style-name="Nivel3" table:formula="of:=[.W98]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Capital social">
              <text:p>Capital so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S</text:p>
            </table:table-cell>
            <table:table-cell table:style-name="Datos" table:formula="of:=IF(EXACT([.A98];1);&quot;&quot;;IF(EXACT([.A98];2);INDIRECT(CONCATENATE(&quot;W&quot;;[.B98]));IF(EXACT([.A98];3);INDIRECT(CONCATENATE(&quot;W&quot;;[.E98]));IF(EXACT([.A98];4);INDIRECT(CONCATENATE(&quot;W&quot;;[.H98]));IF(EXACT([.A98];5);INDIRECT(CONCATENATE(&quot;W&quot;;[.K98]));IF(EXACT([.A98];6);INDIRECT(CONCATENATE(&quot;W&quot;;[.N98]));IF(EXACT([.A98];7);INDIRECT(CONCATENATE(&quot;W&quot;;[.Q98])))))))))" office:value-type="string" office:string-value="Patrimonio">
              <text:p>Patrimonio</text:p>
            </table:table-cell>
            <table:table-cell table:style-name="ce5" table:formula="of:=NOT(OR(AND(NOT(EXACT([.A98];7));NOT(EXACT([.AD98];&quot;Vista&quot;)));AND(EXACT([.A98];7);EXACT([.AD98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98];[Valores.$A$2:.$C$12];2)" office:value-type="string" office:string-value="view">
              <text:p>view</text:p>
            </table:table-cell>
            <table:table-cell table:style-name="Datos" table:formula="of:=VLOOKUP([.AD9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99];1);CELL(&quot;Row&quot;;[.B99]);[.B98])" office:value-type="float" office:value="2">
              <text:p>2</text:p>
            </table:table-cell>
            <table:table-cell table:style-name="ce2" table:formula="of:=IF(EXACT([.$A99];1);0;IF(EXACT([.$A99];2);[.C98]+1;[.C98]))" office:value-type="float" office:value="3">
              <text:p>3</text:p>
            </table:table-cell>
            <table:table-cell table:style-name="ce2" table:formula="of:=TEXT([.C99];&quot;0&quot;)" office:value-type="string" office:string-value="3">
              <text:p>3</text:p>
            </table:table-cell>
            <table:table-cell table:style-name="ce2" table:formula="of:=IF(EXACT([.C98];[.C99]);[.E98];CELL(&quot;Row&quot;;[.E99]))" office:value-type="float" office:value="97">
              <text:p>97</text:p>
            </table:table-cell>
            <table:table-cell table:style-name="ce2" table:formula="of:=IF(AND([.$A99]&lt;=[.G$1];[.$A98]&gt;[.$A99]);0;IF(EXACT([.$A99];[.G$1]+1);[.F98]+1;[.F98]))" office:value-type="float" office:value="1">
              <text:p>1</text:p>
            </table:table-cell>
            <table:table-cell table:style-name="ce2" table:formula="of:=TEXT([.F99];&quot;0&quot;)" office:value-type="string" office:string-value="1">
              <text:p>1</text:p>
            </table:table-cell>
            <table:table-cell table:style-name="ce2" table:formula="of:=IF(EXACT([.F98];[.F99]);[.H98];CELL(&quot;Row&quot;;[.H99]))" office:value-type="float" office:value="98">
              <text:p>98</text:p>
            </table:table-cell>
            <table:table-cell table:style-name="ce2" table:formula="of:=IF(AND([.$A99]&lt;=[.J$1];[.$A98]&gt;[.$A99]);0;IF(EXACT([.$A99];[.J$1]+1);[.I98]+1;[.I98]))" office:value-type="float" office:value="0">
              <text:p>0</text:p>
            </table:table-cell>
            <table:table-cell table:style-name="ce2" table:formula="of:=TEXT([.I99];&quot;0&quot;)" office:value-type="string" office:string-value="0">
              <text:p>0</text:p>
            </table:table-cell>
            <table:table-cell table:style-name="ce2" table:formula="of:=IF(EXACT([.I98];[.I99]);[.K98];CELL(&quot;Row&quot;;[.K99]))" office:value-type="float" office:value="97">
              <text:p>97</text:p>
            </table:table-cell>
            <table:table-cell table:style-name="ce2" table:formula="of:=IF(AND([.$A99]&lt;=[.M$1];[.$A98]&gt;[.$A99]);0;IF(EXACT([.$A99];[.M$1]+1);[.L98]+1;[.L98]))" office:value-type="float" office:value="0">
              <text:p>0</text:p>
            </table:table-cell>
            <table:table-cell table:style-name="ce2" table:formula="of:=TEXT([.L99];&quot;0&quot;)" office:value-type="string" office:string-value="0">
              <text:p>0</text:p>
            </table:table-cell>
            <table:table-cell table:style-name="ce2" table:formula="of:=IF(EXACT([.L98];[.L99]);[.N98];CELL(&quot;Row&quot;;[.N99]))" office:value-type="float" office:value="97">
              <text:p>97</text:p>
            </table:table-cell>
            <table:table-cell table:style-name="ce2" table:formula="of:=IF(AND([.$A99]&lt;=[.P$1];[.$A98]&gt;[.$A99]);0;IF(EXACT([.$A99];[.P$1]+1);[.O98]+1;[.O98]))" office:value-type="float" office:value="0">
              <text:p>0</text:p>
            </table:table-cell>
            <table:table-cell table:style-name="ce2" table:formula="of:=TEXT([.O99];&quot;0&quot;)" office:value-type="string" office:string-value="0">
              <text:p>0</text:p>
            </table:table-cell>
            <table:table-cell table:style-name="ce2" table:formula="of:=IF(EXACT([.O98];[.O99]);[.Q98];CELL(&quot;Row&quot;;[.Q99]))" office:value-type="float" office:value="52">
              <text:p>52</text:p>
            </table:table-cell>
            <table:table-cell table:style-name="ce2" table:formula="of:=IF(AND([.$A99]&lt;=[.S$1];[.$A98]&gt;[.$A99]);0;IF(EXACT([.$A99];[.S$1]+1);[.R98]+1;[.R98]))" office:value-type="float" office:value="1">
              <text:p>1</text:p>
            </table:table-cell>
            <table:table-cell table:style-name="ce2" table:formula="of:=TEXT([.R99];&quot;0&quot;)" office:value-type="string" office:string-value="1">
              <text:p>1</text:p>
            </table:table-cell>
            <table:table-cell table:style-name="ce2" table:formula="of:=IF(EXACT([.R98];[.R99]);[.T98];CELL(&quot;Row&quot;;[.T99]))" office:value-type="float" office:value="99">
              <text:p>99</text:p>
            </table:table-cell>
            <table:table-cell table:style-name="ce4" table:formula="of:=NOT(AND(OR([.A98]&gt;[.A99];[.A98]=[.A99]);[.A98]&lt;&gt;7))" office:value-type="boolean" office:boolean-value="true">
              <text:p>TRUE</text:p>
            </table:table-cell>
            <table:table-cell table:style-name="Nivel7" table:formula="of:=CONCATENATE([.D99];[.G99];[.J99];[.M99];[.P99];[.S99])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310001">
              <text:p>310001</text:p>
            </table:table-cell>
            <table:table-cell table:style-name="Datos" office:value-type="string">
              <text:p>Socio 1</text:p>
            </table:table-cell>
            <table:table-cell table:style-name="Nivel7" table:formula="of:=[.W99]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Socio 1">
              <text:p>Soci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RVE</text:p>
            </table:table-cell>
            <table:table-cell table:style-name="Datos" table:formula="of:=IF(EXACT([.A99];1);&quot;&quot;;IF(EXACT([.A99];2);INDIRECT(CONCATENATE(&quot;W&quot;;[.B99]));IF(EXACT([.A99];3);INDIRECT(CONCATENATE(&quot;W&quot;;[.E99]));IF(EXACT([.A99];4);INDIRECT(CONCATENATE(&quot;W&quot;;[.H99]));IF(EXACT([.A99];5);INDIRECT(CONCATENATE(&quot;W&quot;;[.K99]));IF(EXACT([.A99];6);INDIRECT(CONCATENATE(&quot;W&quot;;[.N99]));IF(EXACT([.A99];7);INDIRECT(CONCATENATE(&quot;W&quot;;[.Q99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99];7));NOT(EXACT([.AD99];&quot;Vista&quot;)));AND(EXACT([.A99];7);EXACT([.AD99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99];[Valores.$A$2:.$C$12];2)" office:value-type="string" office:string-value="other">
              <text:p>other</text:p>
            </table:table-cell>
            <table:table-cell table:style-name="Datos" table:formula="of:=VLOOKUP([.AD9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00];1);CELL(&quot;Row&quot;;[.B100]);[.B99])" office:value-type="float" office:value="2">
              <text:p>2</text:p>
            </table:table-cell>
            <table:table-cell table:style-name="ce2" table:formula="of:=IF(EXACT([.$A100];1);0;IF(EXACT([.$A100];2);[.C99]+1;[.C99]))" office:value-type="float" office:value="3">
              <text:p>3</text:p>
            </table:table-cell>
            <table:table-cell table:style-name="ce2" table:formula="of:=TEXT([.C100];&quot;0&quot;)" office:value-type="string" office:string-value="3">
              <text:p>3</text:p>
            </table:table-cell>
            <table:table-cell table:style-name="ce2" table:formula="of:=IF(EXACT([.C99];[.C100]);[.E99];CELL(&quot;Row&quot;;[.E100]))" office:value-type="float" office:value="97">
              <text:p>97</text:p>
            </table:table-cell>
            <table:table-cell table:style-name="ce2" table:formula="of:=IF(AND([.$A100]&lt;=[.G$1];[.$A99]&gt;[.$A100]);0;IF(EXACT([.$A100];[.G$1]+1);[.F99]+1;[.F99]))" office:value-type="float" office:value="2">
              <text:p>2</text:p>
            </table:table-cell>
            <table:table-cell table:style-name="ce2" table:formula="of:=TEXT([.F100];&quot;0&quot;)" office:value-type="string" office:string-value="2">
              <text:p>2</text:p>
            </table:table-cell>
            <table:table-cell table:style-name="ce2" table:formula="of:=IF(EXACT([.F99];[.F100]);[.H99];CELL(&quot;Row&quot;;[.H100]))" office:value-type="float" office:value="100">
              <text:p>100</text:p>
            </table:table-cell>
            <table:table-cell table:style-name="ce2" table:formula="of:=IF(AND([.$A100]&lt;=[.J$1];[.$A99]&gt;[.$A100]);0;IF(EXACT([.$A100];[.J$1]+1);[.I99]+1;[.I99]))" office:value-type="float" office:value="0">
              <text:p>0</text:p>
            </table:table-cell>
            <table:table-cell table:style-name="ce2" table:formula="of:=TEXT([.I100];&quot;0&quot;)" office:value-type="string" office:string-value="0">
              <text:p>0</text:p>
            </table:table-cell>
            <table:table-cell table:style-name="ce2" table:formula="of:=IF(EXACT([.I99];[.I100]);[.K99];CELL(&quot;Row&quot;;[.K100]))" office:value-type="float" office:value="97">
              <text:p>97</text:p>
            </table:table-cell>
            <table:table-cell table:style-name="ce2" table:formula="of:=IF(AND([.$A100]&lt;=[.M$1];[.$A99]&gt;[.$A100]);0;IF(EXACT([.$A100];[.M$1]+1);[.L99]+1;[.L99]))" office:value-type="float" office:value="0">
              <text:p>0</text:p>
            </table:table-cell>
            <table:table-cell table:style-name="ce2" table:formula="of:=TEXT([.L100];&quot;0&quot;)" office:value-type="string" office:string-value="0">
              <text:p>0</text:p>
            </table:table-cell>
            <table:table-cell table:style-name="ce2" table:formula="of:=IF(EXACT([.L99];[.L100]);[.N99];CELL(&quot;Row&quot;;[.N100]))" office:value-type="float" office:value="97">
              <text:p>97</text:p>
            </table:table-cell>
            <table:table-cell table:style-name="ce2" table:formula="of:=IF(AND([.$A100]&lt;=[.P$1];[.$A99]&gt;[.$A100]);0;IF(EXACT([.$A100];[.P$1]+1);[.O99]+1;[.O99]))" office:value-type="float" office:value="0">
              <text:p>0</text:p>
            </table:table-cell>
            <table:table-cell table:style-name="ce2" table:formula="of:=TEXT([.O100];&quot;0&quot;)" office:value-type="string" office:string-value="0">
              <text:p>0</text:p>
            </table:table-cell>
            <table:table-cell table:style-name="ce2" table:formula="of:=IF(EXACT([.O99];[.O100]);[.Q99];CELL(&quot;Row&quot;;[.Q100]))" office:value-type="float" office:value="52">
              <text:p>52</text:p>
            </table:table-cell>
            <table:table-cell table:style-name="ce2" table:formula="of:=IF(AND([.$A100]&lt;=[.S$1];[.$A99]&gt;[.$A100]);0;IF(EXACT([.$A100];[.S$1]+1);[.R99]+1;[.R99]))" office:value-type="float" office:value="0">
              <text:p>0</text:p>
            </table:table-cell>
            <table:table-cell table:style-name="ce2" table:formula="of:=TEXT([.R100];&quot;0&quot;)" office:value-type="string" office:string-value="0">
              <text:p>0</text:p>
            </table:table-cell>
            <table:table-cell table:style-name="ce2" table:formula="of:=IF(EXACT([.R99];[.R100]);[.T99];CELL(&quot;Row&quot;;[.T100]))" office:value-type="float" office:value="100">
              <text:p>100</text:p>
            </table:table-cell>
            <table:table-cell table:style-name="ce4" table:formula="of:=NOT(AND(OR([.A99]&gt;[.A100];[.A99]=[.A100]);[.A99]&lt;&gt;7))" office:value-type="boolean" office:boolean-value="true">
              <text:p>TRUE</text:p>
            </table:table-cell>
            <table:table-cell table:style-name="Nivel3" table:formula="of:=CONCATENATE([.D100];[.G100];[.J100];[.M100];[.P100];[.S100])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320000">
              <text:p>320000</text:p>
            </table:table-cell>
            <table:table-cell table:style-name="Datos" office:value-type="string">
              <text:p>Reserva legal</text:p>
            </table:table-cell>
            <table:table-cell table:style-name="Nivel3" table:formula="of:=[.W100]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Reserva legal">
              <text:p>Reserva leg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L</text:p>
            </table:table-cell>
            <table:table-cell table:style-name="Datos" table:formula="of:=IF(EXACT([.A100];1);&quot;&quot;;IF(EXACT([.A100];2);INDIRECT(CONCATENATE(&quot;W&quot;;[.B100]));IF(EXACT([.A100];3);INDIRECT(CONCATENATE(&quot;W&quot;;[.E100]));IF(EXACT([.A100];4);INDIRECT(CONCATENATE(&quot;W&quot;;[.H100]));IF(EXACT([.A100];5);INDIRECT(CONCATENATE(&quot;W&quot;;[.K100]));IF(EXACT([.A100];6);INDIRECT(CONCATENATE(&quot;W&quot;;[.N100]));IF(EXACT([.A100];7);INDIRECT(CONCATENATE(&quot;W&quot;;[.Q100])))))))))" office:value-type="string" office:string-value="Patrimonio">
              <text:p>Patrimonio</text:p>
            </table:table-cell>
            <table:table-cell table:style-name="ce5" table:formula="of:=NOT(OR(AND(NOT(EXACT([.A100];7));NOT(EXACT([.AD100];&quot;Vista&quot;)));AND(EXACT([.A100];7);EXACT([.AD100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0];[Valores.$A$2:.$C$12];2)" office:value-type="string" office:string-value="view">
              <text:p>view</text:p>
            </table:table-cell>
            <table:table-cell table:style-name="Datos" table:formula="of:=VLOOKUP([.AD10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01];1);CELL(&quot;Row&quot;;[.B101]);[.B100])" office:value-type="float" office:value="2">
              <text:p>2</text:p>
            </table:table-cell>
            <table:table-cell table:style-name="ce2" table:formula="of:=IF(EXACT([.$A101];1);0;IF(EXACT([.$A101];2);[.C100]+1;[.C100]))" office:value-type="float" office:value="3">
              <text:p>3</text:p>
            </table:table-cell>
            <table:table-cell table:style-name="ce2" table:formula="of:=TEXT([.C101];&quot;0&quot;)" office:value-type="string" office:string-value="3">
              <text:p>3</text:p>
            </table:table-cell>
            <table:table-cell table:style-name="ce2" table:formula="of:=IF(EXACT([.C100];[.C101]);[.E100];CELL(&quot;Row&quot;;[.E101]))" office:value-type="float" office:value="97">
              <text:p>97</text:p>
            </table:table-cell>
            <table:table-cell table:style-name="ce2" table:formula="of:=IF(AND([.$A101]&lt;=[.G$1];[.$A100]&gt;[.$A101]);0;IF(EXACT([.$A101];[.G$1]+1);[.F100]+1;[.F100]))" office:value-type="float" office:value="2">
              <text:p>2</text:p>
            </table:table-cell>
            <table:table-cell table:style-name="ce2" table:formula="of:=TEXT([.F101];&quot;0&quot;)" office:value-type="string" office:string-value="2">
              <text:p>2</text:p>
            </table:table-cell>
            <table:table-cell table:style-name="ce2" table:formula="of:=IF(EXACT([.F100];[.F101]);[.H100];CELL(&quot;Row&quot;;[.H101]))" office:value-type="float" office:value="100">
              <text:p>100</text:p>
            </table:table-cell>
            <table:table-cell table:style-name="ce2" table:formula="of:=IF(AND([.$A101]&lt;=[.J$1];[.$A100]&gt;[.$A101]);0;IF(EXACT([.$A101];[.J$1]+1);[.I100]+1;[.I100]))" office:value-type="float" office:value="0">
              <text:p>0</text:p>
            </table:table-cell>
            <table:table-cell table:style-name="ce2" table:formula="of:=TEXT([.I101];&quot;0&quot;)" office:value-type="string" office:string-value="0">
              <text:p>0</text:p>
            </table:table-cell>
            <table:table-cell table:style-name="ce2" table:formula="of:=IF(EXACT([.I100];[.I101]);[.K100];CELL(&quot;Row&quot;;[.K101]))" office:value-type="float" office:value="97">
              <text:p>97</text:p>
            </table:table-cell>
            <table:table-cell table:style-name="ce2" table:formula="of:=IF(AND([.$A101]&lt;=[.M$1];[.$A100]&gt;[.$A101]);0;IF(EXACT([.$A101];[.M$1]+1);[.L100]+1;[.L100]))" office:value-type="float" office:value="0">
              <text:p>0</text:p>
            </table:table-cell>
            <table:table-cell table:style-name="ce2" table:formula="of:=TEXT([.L101];&quot;0&quot;)" office:value-type="string" office:string-value="0">
              <text:p>0</text:p>
            </table:table-cell>
            <table:table-cell table:style-name="ce2" table:formula="of:=IF(EXACT([.L100];[.L101]);[.N100];CELL(&quot;Row&quot;;[.N101]))" office:value-type="float" office:value="97">
              <text:p>97</text:p>
            </table:table-cell>
            <table:table-cell table:style-name="ce2" table:formula="of:=IF(AND([.$A101]&lt;=[.P$1];[.$A100]&gt;[.$A101]);0;IF(EXACT([.$A101];[.P$1]+1);[.O100]+1;[.O100]))" office:value-type="float" office:value="0">
              <text:p>0</text:p>
            </table:table-cell>
            <table:table-cell table:style-name="ce2" table:formula="of:=TEXT([.O101];&quot;0&quot;)" office:value-type="string" office:string-value="0">
              <text:p>0</text:p>
            </table:table-cell>
            <table:table-cell table:style-name="ce2" table:formula="of:=IF(EXACT([.O100];[.O101]);[.Q100];CELL(&quot;Row&quot;;[.Q101]))" office:value-type="float" office:value="52">
              <text:p>52</text:p>
            </table:table-cell>
            <table:table-cell table:style-name="ce2" table:formula="of:=IF(AND([.$A101]&lt;=[.S$1];[.$A100]&gt;[.$A101]);0;IF(EXACT([.$A101];[.S$1]+1);[.R100]+1;[.R100]))" office:value-type="float" office:value="1">
              <text:p>1</text:p>
            </table:table-cell>
            <table:table-cell table:style-name="ce2" table:formula="of:=TEXT([.R101];&quot;0&quot;)" office:value-type="string" office:string-value="1">
              <text:p>1</text:p>
            </table:table-cell>
            <table:table-cell table:style-name="ce2" table:formula="of:=IF(EXACT([.R100];[.R101]);[.T100];CELL(&quot;Row&quot;;[.T101]))" office:value-type="float" office:value="101">
              <text:p>101</text:p>
            </table:table-cell>
            <table:table-cell table:style-name="ce4" table:formula="of:=NOT(AND(OR([.A100]&gt;[.A101];[.A100]=[.A101]);[.A100]&lt;&gt;7))" office:value-type="boolean" office:boolean-value="true">
              <text:p>TRUE</text:p>
            </table:table-cell>
            <table:table-cell table:style-name="Nivel7" table:formula="of:=CONCATENATE([.D101];[.G101];[.J101];[.M101];[.P101];[.S101])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320001">
              <text:p>320001</text:p>
            </table:table-cell>
            <table:table-cell table:style-name="Datos" office:value-type="string">
              <text:p>Reserva legal</text:p>
            </table:table-cell>
            <table:table-cell table:style-name="Nivel7" table:formula="of:=[.W101]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Reserva legal">
              <text:p>Reserva leg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L</text:p>
            </table:table-cell>
            <table:table-cell table:style-name="Datos" table:formula="of:=IF(EXACT([.A101];1);&quot;&quot;;IF(EXACT([.A101];2);INDIRECT(CONCATENATE(&quot;W&quot;;[.B101]));IF(EXACT([.A101];3);INDIRECT(CONCATENATE(&quot;W&quot;;[.E101]));IF(EXACT([.A101];4);INDIRECT(CONCATENATE(&quot;W&quot;;[.H101]));IF(EXACT([.A101];5);INDIRECT(CONCATENATE(&quot;W&quot;;[.K101]));IF(EXACT([.A101];6);INDIRECT(CONCATENATE(&quot;W&quot;;[.N101]));IF(EXACT([.A101];7);INDIRECT(CONCATENATE(&quot;W&quot;;[.Q101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01];7));NOT(EXACT([.AD101];&quot;Vista&quot;)));AND(EXACT([.A101];7);EXACT([.AD101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1];[Valores.$A$2:.$C$12];2)" office:value-type="string" office:string-value="other">
              <text:p>other</text:p>
            </table:table-cell>
            <table:table-cell table:style-name="Datos" table:formula="of:=VLOOKUP([.AD10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02];1);CELL(&quot;Row&quot;;[.B102]);[.B101])" office:value-type="float" office:value="2">
              <text:p>2</text:p>
            </table:table-cell>
            <table:table-cell table:style-name="ce2" table:formula="of:=IF(EXACT([.$A102];1);0;IF(EXACT([.$A102];2);[.C101]+1;[.C101]))" office:value-type="float" office:value="3">
              <text:p>3</text:p>
            </table:table-cell>
            <table:table-cell table:style-name="ce2" table:formula="of:=TEXT([.C102];&quot;0&quot;)" office:value-type="string" office:string-value="3">
              <text:p>3</text:p>
            </table:table-cell>
            <table:table-cell table:style-name="ce2" table:formula="of:=IF(EXACT([.C101];[.C102]);[.E101];CELL(&quot;Row&quot;;[.E102]))" office:value-type="float" office:value="97">
              <text:p>97</text:p>
            </table:table-cell>
            <table:table-cell table:style-name="ce2" table:formula="of:=IF(AND([.$A102]&lt;=[.G$1];[.$A101]&gt;[.$A102]);0;IF(EXACT([.$A102];[.G$1]+1);[.F101]+1;[.F101]))" office:value-type="float" office:value="3">
              <text:p>3</text:p>
            </table:table-cell>
            <table:table-cell table:style-name="ce2" table:formula="of:=TEXT([.F102];&quot;0&quot;)" office:value-type="string" office:string-value="3">
              <text:p>3</text:p>
            </table:table-cell>
            <table:table-cell table:style-name="ce2" table:formula="of:=IF(EXACT([.F101];[.F102]);[.H101];CELL(&quot;Row&quot;;[.H102]))" office:value-type="float" office:value="102">
              <text:p>102</text:p>
            </table:table-cell>
            <table:table-cell table:style-name="ce2" table:formula="of:=IF(AND([.$A102]&lt;=[.J$1];[.$A101]&gt;[.$A102]);0;IF(EXACT([.$A102];[.J$1]+1);[.I101]+1;[.I101]))" office:value-type="float" office:value="0">
              <text:p>0</text:p>
            </table:table-cell>
            <table:table-cell table:style-name="ce2" table:formula="of:=TEXT([.I102];&quot;0&quot;)" office:value-type="string" office:string-value="0">
              <text:p>0</text:p>
            </table:table-cell>
            <table:table-cell table:style-name="ce2" table:formula="of:=IF(EXACT([.I101];[.I102]);[.K101];CELL(&quot;Row&quot;;[.K102]))" office:value-type="float" office:value="97">
              <text:p>97</text:p>
            </table:table-cell>
            <table:table-cell table:style-name="ce2" table:formula="of:=IF(AND([.$A102]&lt;=[.M$1];[.$A101]&gt;[.$A102]);0;IF(EXACT([.$A102];[.M$1]+1);[.L101]+1;[.L101]))" office:value-type="float" office:value="0">
              <text:p>0</text:p>
            </table:table-cell>
            <table:table-cell table:style-name="ce2" table:formula="of:=TEXT([.L102];&quot;0&quot;)" office:value-type="string" office:string-value="0">
              <text:p>0</text:p>
            </table:table-cell>
            <table:table-cell table:style-name="ce2" table:formula="of:=IF(EXACT([.L101];[.L102]);[.N101];CELL(&quot;Row&quot;;[.N102]))" office:value-type="float" office:value="97">
              <text:p>97</text:p>
            </table:table-cell>
            <table:table-cell table:style-name="ce2" table:formula="of:=IF(AND([.$A102]&lt;=[.P$1];[.$A101]&gt;[.$A102]);0;IF(EXACT([.$A102];[.P$1]+1);[.O101]+1;[.O101]))" office:value-type="float" office:value="0">
              <text:p>0</text:p>
            </table:table-cell>
            <table:table-cell table:style-name="ce2" table:formula="of:=TEXT([.O102];&quot;0&quot;)" office:value-type="string" office:string-value="0">
              <text:p>0</text:p>
            </table:table-cell>
            <table:table-cell table:style-name="ce2" table:formula="of:=IF(EXACT([.O101];[.O102]);[.Q101];CELL(&quot;Row&quot;;[.Q102]))" office:value-type="float" office:value="52">
              <text:p>52</text:p>
            </table:table-cell>
            <table:table-cell table:style-name="ce2" table:formula="of:=IF(AND([.$A102]&lt;=[.S$1];[.$A101]&gt;[.$A102]);0;IF(EXACT([.$A102];[.S$1]+1);[.R101]+1;[.R101]))" office:value-type="float" office:value="0">
              <text:p>0</text:p>
            </table:table-cell>
            <table:table-cell table:style-name="ce2" table:formula="of:=TEXT([.R102];&quot;0&quot;)" office:value-type="string" office:string-value="0">
              <text:p>0</text:p>
            </table:table-cell>
            <table:table-cell table:style-name="ce2" table:formula="of:=IF(EXACT([.R101];[.R102]);[.T101];CELL(&quot;Row&quot;;[.T102]))" office:value-type="float" office:value="102">
              <text:p>102</text:p>
            </table:table-cell>
            <table:table-cell table:style-name="ce4" table:formula="of:=NOT(AND(OR([.A101]&gt;[.A102];[.A101]=[.A102]);[.A101]&lt;&gt;7))" office:value-type="boolean" office:boolean-value="true">
              <text:p>TRUE</text:p>
            </table:table-cell>
            <table:table-cell table:style-name="Nivel3" table:formula="of:=CONCATENATE([.D102];[.G102];[.J102];[.M102];[.P102];[.S102])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330000">
              <text:p>330000</text:p>
            </table:table-cell>
            <table:table-cell table:style-name="Datos" office:value-type="string">
              <text:p>Otras reservas</text:p>
            </table:table-cell>
            <table:table-cell table:style-name="Nivel3" table:formula="of:=[.W102]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Otras reservas">
              <text:p>Otras reserv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R</text:p>
            </table:table-cell>
            <table:table-cell table:style-name="Datos" table:formula="of:=IF(EXACT([.A102];1);&quot;&quot;;IF(EXACT([.A102];2);INDIRECT(CONCATENATE(&quot;W&quot;;[.B102]));IF(EXACT([.A102];3);INDIRECT(CONCATENATE(&quot;W&quot;;[.E102]));IF(EXACT([.A102];4);INDIRECT(CONCATENATE(&quot;W&quot;;[.H102]));IF(EXACT([.A102];5);INDIRECT(CONCATENATE(&quot;W&quot;;[.K102]));IF(EXACT([.A102];6);INDIRECT(CONCATENATE(&quot;W&quot;;[.N102]));IF(EXACT([.A102];7);INDIRECT(CONCATENATE(&quot;W&quot;;[.Q102])))))))))" office:value-type="string" office:string-value="Patrimonio">
              <text:p>Patrimonio</text:p>
            </table:table-cell>
            <table:table-cell table:style-name="ce5" table:formula="of:=NOT(OR(AND(NOT(EXACT([.A102];7));NOT(EXACT([.AD102];&quot;Vista&quot;)));AND(EXACT([.A102];7);EXACT([.AD102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2];[Valores.$A$2:.$C$12];2)" office:value-type="string" office:string-value="view">
              <text:p>view</text:p>
            </table:table-cell>
            <table:table-cell table:style-name="Datos" table:formula="of:=VLOOKUP([.AD10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03];1);CELL(&quot;Row&quot;;[.B103]);[.B102])" office:value-type="float" office:value="2">
              <text:p>2</text:p>
            </table:table-cell>
            <table:table-cell table:style-name="ce2" table:formula="of:=IF(EXACT([.$A103];1);0;IF(EXACT([.$A103];2);[.C102]+1;[.C102]))" office:value-type="float" office:value="3">
              <text:p>3</text:p>
            </table:table-cell>
            <table:table-cell table:style-name="ce2" table:formula="of:=TEXT([.C103];&quot;0&quot;)" office:value-type="string" office:string-value="3">
              <text:p>3</text:p>
            </table:table-cell>
            <table:table-cell table:style-name="ce2" table:formula="of:=IF(EXACT([.C102];[.C103]);[.E102];CELL(&quot;Row&quot;;[.E103]))" office:value-type="float" office:value="97">
              <text:p>97</text:p>
            </table:table-cell>
            <table:table-cell table:style-name="ce2" table:formula="of:=IF(AND([.$A103]&lt;=[.G$1];[.$A102]&gt;[.$A103]);0;IF(EXACT([.$A103];[.G$1]+1);[.F102]+1;[.F102]))" office:value-type="float" office:value="3">
              <text:p>3</text:p>
            </table:table-cell>
            <table:table-cell table:style-name="ce2" table:formula="of:=TEXT([.F103];&quot;0&quot;)" office:value-type="string" office:string-value="3">
              <text:p>3</text:p>
            </table:table-cell>
            <table:table-cell table:style-name="ce2" table:formula="of:=IF(EXACT([.F102];[.F103]);[.H102];CELL(&quot;Row&quot;;[.H103]))" office:value-type="float" office:value="102">
              <text:p>102</text:p>
            </table:table-cell>
            <table:table-cell table:style-name="ce2" table:formula="of:=IF(AND([.$A103]&lt;=[.J$1];[.$A102]&gt;[.$A103]);0;IF(EXACT([.$A103];[.J$1]+1);[.I102]+1;[.I102]))" office:value-type="float" office:value="0">
              <text:p>0</text:p>
            </table:table-cell>
            <table:table-cell table:style-name="ce2" table:formula="of:=TEXT([.I103];&quot;0&quot;)" office:value-type="string" office:string-value="0">
              <text:p>0</text:p>
            </table:table-cell>
            <table:table-cell table:style-name="ce2" table:formula="of:=IF(EXACT([.I102];[.I103]);[.K102];CELL(&quot;Row&quot;;[.K103]))" office:value-type="float" office:value="97">
              <text:p>97</text:p>
            </table:table-cell>
            <table:table-cell table:style-name="ce2" table:formula="of:=IF(AND([.$A103]&lt;=[.M$1];[.$A102]&gt;[.$A103]);0;IF(EXACT([.$A103];[.M$1]+1);[.L102]+1;[.L102]))" office:value-type="float" office:value="0">
              <text:p>0</text:p>
            </table:table-cell>
            <table:table-cell table:style-name="ce2" table:formula="of:=TEXT([.L103];&quot;0&quot;)" office:value-type="string" office:string-value="0">
              <text:p>0</text:p>
            </table:table-cell>
            <table:table-cell table:style-name="ce2" table:formula="of:=IF(EXACT([.L102];[.L103]);[.N102];CELL(&quot;Row&quot;;[.N103]))" office:value-type="float" office:value="97">
              <text:p>97</text:p>
            </table:table-cell>
            <table:table-cell table:style-name="ce2" table:formula="of:=IF(AND([.$A103]&lt;=[.P$1];[.$A102]&gt;[.$A103]);0;IF(EXACT([.$A103];[.P$1]+1);[.O102]+1;[.O102]))" office:value-type="float" office:value="0">
              <text:p>0</text:p>
            </table:table-cell>
            <table:table-cell table:style-name="ce2" table:formula="of:=TEXT([.O103];&quot;0&quot;)" office:value-type="string" office:string-value="0">
              <text:p>0</text:p>
            </table:table-cell>
            <table:table-cell table:style-name="ce2" table:formula="of:=IF(EXACT([.O102];[.O103]);[.Q102];CELL(&quot;Row&quot;;[.Q103]))" office:value-type="float" office:value="52">
              <text:p>52</text:p>
            </table:table-cell>
            <table:table-cell table:style-name="ce2" table:formula="of:=IF(AND([.$A103]&lt;=[.S$1];[.$A102]&gt;[.$A103]);0;IF(EXACT([.$A103];[.S$1]+1);[.R102]+1;[.R102]))" office:value-type="float" office:value="1">
              <text:p>1</text:p>
            </table:table-cell>
            <table:table-cell table:style-name="ce2" table:formula="of:=TEXT([.R103];&quot;0&quot;)" office:value-type="string" office:string-value="1">
              <text:p>1</text:p>
            </table:table-cell>
            <table:table-cell table:style-name="ce2" table:formula="of:=IF(EXACT([.R102];[.R103]);[.T102];CELL(&quot;Row&quot;;[.T103]))" office:value-type="float" office:value="103">
              <text:p>103</text:p>
            </table:table-cell>
            <table:table-cell table:style-name="ce4" table:formula="of:=NOT(AND(OR([.A102]&gt;[.A103];[.A102]=[.A103]);[.A102]&lt;&gt;7))" office:value-type="boolean" office:boolean-value="true">
              <text:p>TRUE</text:p>
            </table:table-cell>
            <table:table-cell table:style-name="Nivel7" table:formula="of:=CONCATENATE([.D103];[.G103];[.J103];[.M103];[.P103];[.S103])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330001">
              <text:p>330001</text:p>
            </table:table-cell>
            <table:table-cell table:style-name="Datos" office:value-type="string">
              <text:p>Reserva para mejoras</text:p>
            </table:table-cell>
            <table:table-cell table:style-name="Nivel7" table:formula="of:=[.W103]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Reserva para mejoras">
              <text:p>Reserva para mejor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Mej</text:p>
            </table:table-cell>
            <table:table-cell table:style-name="Datos" table:formula="of:=IF(EXACT([.A103];1);&quot;&quot;;IF(EXACT([.A103];2);INDIRECT(CONCATENATE(&quot;W&quot;;[.B103]));IF(EXACT([.A103];3);INDIRECT(CONCATENATE(&quot;W&quot;;[.E103]));IF(EXACT([.A103];4);INDIRECT(CONCATENATE(&quot;W&quot;;[.H103]));IF(EXACT([.A103];5);INDIRECT(CONCATENATE(&quot;W&quot;;[.K103]));IF(EXACT([.A103];6);INDIRECT(CONCATENATE(&quot;W&quot;;[.N103]));IF(EXACT([.A103];7);INDIRECT(CONCATENATE(&quot;W&quot;;[.Q103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03];7));NOT(EXACT([.AD103];&quot;Vista&quot;)));AND(EXACT([.A103];7);EXACT([.AD103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3];[Valores.$A$2:.$C$12];2)" office:value-type="string" office:string-value="other">
              <text:p>other</text:p>
            </table:table-cell>
            <table:table-cell table:style-name="Datos" table:formula="of:=VLOOKUP([.AD10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04];1);CELL(&quot;Row&quot;;[.B104]);[.B103])" office:value-type="float" office:value="2">
              <text:p>2</text:p>
            </table:table-cell>
            <table:table-cell table:style-name="ce2" table:formula="of:=IF(EXACT([.$A104];1);0;IF(EXACT([.$A104];2);[.C103]+1;[.C103]))" office:value-type="float" office:value="3">
              <text:p>3</text:p>
            </table:table-cell>
            <table:table-cell table:style-name="ce2" table:formula="of:=TEXT([.C104];&quot;0&quot;)" office:value-type="string" office:string-value="3">
              <text:p>3</text:p>
            </table:table-cell>
            <table:table-cell table:style-name="ce2" table:formula="of:=IF(EXACT([.C103];[.C104]);[.E103];CELL(&quot;Row&quot;;[.E104]))" office:value-type="float" office:value="97">
              <text:p>97</text:p>
            </table:table-cell>
            <table:table-cell table:style-name="ce2" table:formula="of:=IF(AND([.$A104]&lt;=[.G$1];[.$A103]&gt;[.$A104]);0;IF(EXACT([.$A104];[.G$1]+1);[.F103]+1;[.F103]))" office:value-type="float" office:value="3">
              <text:p>3</text:p>
            </table:table-cell>
            <table:table-cell table:style-name="ce2" table:formula="of:=TEXT([.F104];&quot;0&quot;)" office:value-type="string" office:string-value="3">
              <text:p>3</text:p>
            </table:table-cell>
            <table:table-cell table:style-name="ce2" table:formula="of:=IF(EXACT([.F103];[.F104]);[.H103];CELL(&quot;Row&quot;;[.H104]))" office:value-type="float" office:value="102">
              <text:p>102</text:p>
            </table:table-cell>
            <table:table-cell table:style-name="ce2" table:formula="of:=IF(AND([.$A104]&lt;=[.J$1];[.$A103]&gt;[.$A104]);0;IF(EXACT([.$A104];[.J$1]+1);[.I103]+1;[.I103]))" office:value-type="float" office:value="0">
              <text:p>0</text:p>
            </table:table-cell>
            <table:table-cell table:style-name="ce2" table:formula="of:=TEXT([.I104];&quot;0&quot;)" office:value-type="string" office:string-value="0">
              <text:p>0</text:p>
            </table:table-cell>
            <table:table-cell table:style-name="ce2" table:formula="of:=IF(EXACT([.I103];[.I104]);[.K103];CELL(&quot;Row&quot;;[.K104]))" office:value-type="float" office:value="97">
              <text:p>97</text:p>
            </table:table-cell>
            <table:table-cell table:style-name="ce2" table:formula="of:=IF(AND([.$A104]&lt;=[.M$1];[.$A103]&gt;[.$A104]);0;IF(EXACT([.$A104];[.M$1]+1);[.L103]+1;[.L103]))" office:value-type="float" office:value="0">
              <text:p>0</text:p>
            </table:table-cell>
            <table:table-cell table:style-name="ce2" table:formula="of:=TEXT([.L104];&quot;0&quot;)" office:value-type="string" office:string-value="0">
              <text:p>0</text:p>
            </table:table-cell>
            <table:table-cell table:style-name="ce2" table:formula="of:=IF(EXACT([.L103];[.L104]);[.N103];CELL(&quot;Row&quot;;[.N104]))" office:value-type="float" office:value="97">
              <text:p>97</text:p>
            </table:table-cell>
            <table:table-cell table:style-name="ce2" table:formula="of:=IF(AND([.$A104]&lt;=[.P$1];[.$A103]&gt;[.$A104]);0;IF(EXACT([.$A104];[.P$1]+1);[.O103]+1;[.O103]))" office:value-type="float" office:value="0">
              <text:p>0</text:p>
            </table:table-cell>
            <table:table-cell table:style-name="ce2" table:formula="of:=TEXT([.O104];&quot;0&quot;)" office:value-type="string" office:string-value="0">
              <text:p>0</text:p>
            </table:table-cell>
            <table:table-cell table:style-name="ce2" table:formula="of:=IF(EXACT([.O103];[.O104]);[.Q103];CELL(&quot;Row&quot;;[.Q104]))" office:value-type="float" office:value="52">
              <text:p>52</text:p>
            </table:table-cell>
            <table:table-cell table:style-name="ce2" table:formula="of:=IF(AND([.$A104]&lt;=[.S$1];[.$A103]&gt;[.$A104]);0;IF(EXACT([.$A104];[.S$1]+1);[.R103]+1;[.R103]))" office:value-type="float" office:value="2">
              <text:p>2</text:p>
            </table:table-cell>
            <table:table-cell table:style-name="ce2" table:formula="of:=TEXT([.R104];&quot;0&quot;)" office:value-type="string" office:string-value="2">
              <text:p>2</text:p>
            </table:table-cell>
            <table:table-cell table:style-name="ce2" table:formula="of:=IF(EXACT([.R103];[.R104]);[.T103];CELL(&quot;Row&quot;;[.T104]))" office:value-type="float" office:value="104">
              <text:p>104</text:p>
            </table:table-cell>
            <table:table-cell table:style-name="ce4" table:formula="of:=NOT(AND(OR([.A103]&gt;[.A104];[.A103]=[.A104]);[.A103]&lt;&gt;7))" office:value-type="boolean" office:boolean-value="true">
              <text:p>TRUE</text:p>
            </table:table-cell>
            <table:table-cell table:style-name="Nivel7" table:formula="of:=CONCATENATE([.D104];[.G104];[.J104];[.M104];[.P104];[.S104])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330002">
              <text:p>330002</text:p>
            </table:table-cell>
            <table:table-cell table:style-name="Datos" office:value-type="string">
              <text:p>Reserva para proyectos</text:p>
            </table:table-cell>
            <table:table-cell table:style-name="Nivel7" table:formula="of:=[.W104]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Reserva para proyectos">
              <text:p>Reserva para proyec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</text:p>
            </table:table-cell>
            <table:table-cell table:style-name="Datos" table:formula="of:=IF(EXACT([.A104];1);&quot;&quot;;IF(EXACT([.A104];2);INDIRECT(CONCATENATE(&quot;W&quot;;[.B104]));IF(EXACT([.A104];3);INDIRECT(CONCATENATE(&quot;W&quot;;[.E104]));IF(EXACT([.A104];4);INDIRECT(CONCATENATE(&quot;W&quot;;[.H104]));IF(EXACT([.A104];5);INDIRECT(CONCATENATE(&quot;W&quot;;[.K104]));IF(EXACT([.A104];6);INDIRECT(CONCATENATE(&quot;W&quot;;[.N104]));IF(EXACT([.A104];7);INDIRECT(CONCATENATE(&quot;W&quot;;[.Q104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04];7));NOT(EXACT([.AD104];&quot;Vista&quot;)));AND(EXACT([.A104];7);EXACT([.AD104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4];[Valores.$A$2:.$C$12];2)" office:value-type="string" office:string-value="other">
              <text:p>other</text:p>
            </table:table-cell>
            <table:table-cell table:style-name="Datos" table:formula="of:=VLOOKUP([.AD10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05];1);CELL(&quot;Row&quot;;[.B105]);[.B104])" office:value-type="float" office:value="2">
              <text:p>2</text:p>
            </table:table-cell>
            <table:table-cell table:style-name="ce2" table:formula="of:=IF(EXACT([.$A105];1);0;IF(EXACT([.$A105];2);[.C104]+1;[.C104]))" office:value-type="float" office:value="3">
              <text:p>3</text:p>
            </table:table-cell>
            <table:table-cell table:style-name="ce2" table:formula="of:=TEXT([.C105];&quot;0&quot;)" office:value-type="string" office:string-value="3">
              <text:p>3</text:p>
            </table:table-cell>
            <table:table-cell table:style-name="ce2" table:formula="of:=IF(EXACT([.C104];[.C105]);[.E104];CELL(&quot;Row&quot;;[.E105]))" office:value-type="float" office:value="97">
              <text:p>97</text:p>
            </table:table-cell>
            <table:table-cell table:style-name="ce2" table:formula="of:=IF(AND([.$A105]&lt;=[.G$1];[.$A104]&gt;[.$A105]);0;IF(EXACT([.$A105];[.G$1]+1);[.F104]+1;[.F104]))" office:value-type="float" office:value="4">
              <text:p>4</text:p>
            </table:table-cell>
            <table:table-cell table:style-name="ce2" table:formula="of:=TEXT([.F105];&quot;0&quot;)" office:value-type="string" office:string-value="4">
              <text:p>4</text:p>
            </table:table-cell>
            <table:table-cell table:style-name="ce2" table:formula="of:=IF(EXACT([.F104];[.F105]);[.H104];CELL(&quot;Row&quot;;[.H105]))" office:value-type="float" office:value="105">
              <text:p>105</text:p>
            </table:table-cell>
            <table:table-cell table:style-name="ce2" table:formula="of:=IF(AND([.$A105]&lt;=[.J$1];[.$A104]&gt;[.$A105]);0;IF(EXACT([.$A105];[.J$1]+1);[.I104]+1;[.I104]))" office:value-type="float" office:value="0">
              <text:p>0</text:p>
            </table:table-cell>
            <table:table-cell table:style-name="ce2" table:formula="of:=TEXT([.I105];&quot;0&quot;)" office:value-type="string" office:string-value="0">
              <text:p>0</text:p>
            </table:table-cell>
            <table:table-cell table:style-name="ce2" table:formula="of:=IF(EXACT([.I104];[.I105]);[.K104];CELL(&quot;Row&quot;;[.K105]))" office:value-type="float" office:value="97">
              <text:p>97</text:p>
            </table:table-cell>
            <table:table-cell table:style-name="ce2" table:formula="of:=IF(AND([.$A105]&lt;=[.M$1];[.$A104]&gt;[.$A105]);0;IF(EXACT([.$A105];[.M$1]+1);[.L104]+1;[.L104]))" office:value-type="float" office:value="0">
              <text:p>0</text:p>
            </table:table-cell>
            <table:table-cell table:style-name="ce2" table:formula="of:=TEXT([.L105];&quot;0&quot;)" office:value-type="string" office:string-value="0">
              <text:p>0</text:p>
            </table:table-cell>
            <table:table-cell table:style-name="ce2" table:formula="of:=IF(EXACT([.L104];[.L105]);[.N104];CELL(&quot;Row&quot;;[.N105]))" office:value-type="float" office:value="97">
              <text:p>97</text:p>
            </table:table-cell>
            <table:table-cell table:style-name="ce2" table:formula="of:=IF(AND([.$A105]&lt;=[.P$1];[.$A104]&gt;[.$A105]);0;IF(EXACT([.$A105];[.P$1]+1);[.O104]+1;[.O104]))" office:value-type="float" office:value="0">
              <text:p>0</text:p>
            </table:table-cell>
            <table:table-cell table:style-name="ce2" table:formula="of:=TEXT([.O105];&quot;0&quot;)" office:value-type="string" office:string-value="0">
              <text:p>0</text:p>
            </table:table-cell>
            <table:table-cell table:style-name="ce2" table:formula="of:=IF(EXACT([.O104];[.O105]);[.Q104];CELL(&quot;Row&quot;;[.Q105]))" office:value-type="float" office:value="52">
              <text:p>52</text:p>
            </table:table-cell>
            <table:table-cell table:style-name="ce2" table:formula="of:=IF(AND([.$A105]&lt;=[.S$1];[.$A104]&gt;[.$A105]);0;IF(EXACT([.$A105];[.S$1]+1);[.R104]+1;[.R104]))" office:value-type="float" office:value="0">
              <text:p>0</text:p>
            </table:table-cell>
            <table:table-cell table:style-name="ce2" table:formula="of:=TEXT([.R105];&quot;0&quot;)" office:value-type="string" office:string-value="0">
              <text:p>0</text:p>
            </table:table-cell>
            <table:table-cell table:style-name="ce2" table:formula="of:=IF(EXACT([.R104];[.R105]);[.T104];CELL(&quot;Row&quot;;[.T105]))" office:value-type="float" office:value="105">
              <text:p>105</text:p>
            </table:table-cell>
            <table:table-cell table:style-name="ce4" table:formula="of:=NOT(AND(OR([.A104]&gt;[.A105];[.A104]=[.A105]);[.A104]&lt;&gt;7))" office:value-type="boolean" office:boolean-value="true">
              <text:p>TRUE</text:p>
            </table:table-cell>
            <table:table-cell table:style-name="Nivel3" table:formula="of:=CONCATENATE([.D105];[.G105];[.J105];[.M105];[.P105];[.S105])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340000">
              <text:p>340000</text:p>
            </table:table-cell>
            <table:table-cell table:style-name="Datos" office:value-type="string">
              <text:p>Aportes de capital</text:p>
            </table:table-cell>
            <table:table-cell table:style-name="Nivel3" table:formula="of:=[.W105]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Aportes de capital">
              <text:p>Aportes de capit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C</text:p>
            </table:table-cell>
            <table:table-cell table:style-name="Datos" table:formula="of:=IF(EXACT([.A105];1);&quot;&quot;;IF(EXACT([.A105];2);INDIRECT(CONCATENATE(&quot;W&quot;;[.B105]));IF(EXACT([.A105];3);INDIRECT(CONCATENATE(&quot;W&quot;;[.E105]));IF(EXACT([.A105];4);INDIRECT(CONCATENATE(&quot;W&quot;;[.H105]));IF(EXACT([.A105];5);INDIRECT(CONCATENATE(&quot;W&quot;;[.K105]));IF(EXACT([.A105];6);INDIRECT(CONCATENATE(&quot;W&quot;;[.N105]));IF(EXACT([.A105];7);INDIRECT(CONCATENATE(&quot;W&quot;;[.Q105])))))))))" office:value-type="string" office:string-value="Patrimonio">
              <text:p>Patrimonio</text:p>
            </table:table-cell>
            <table:table-cell table:style-name="ce5" table:formula="of:=NOT(OR(AND(NOT(EXACT([.A105];7));NOT(EXACT([.AD105];&quot;Vista&quot;)));AND(EXACT([.A105];7);EXACT([.AD105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5];[Valores.$A$2:.$C$12];2)" office:value-type="string" office:string-value="view">
              <text:p>view</text:p>
            </table:table-cell>
            <table:table-cell table:style-name="Datos" table:formula="of:=VLOOKUP([.AD10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06];1);CELL(&quot;Row&quot;;[.B106]);[.B105])" office:value-type="float" office:value="2">
              <text:p>2</text:p>
            </table:table-cell>
            <table:table-cell table:style-name="ce2" table:formula="of:=IF(EXACT([.$A106];1);0;IF(EXACT([.$A106];2);[.C105]+1;[.C105]))" office:value-type="float" office:value="3">
              <text:p>3</text:p>
            </table:table-cell>
            <table:table-cell table:style-name="ce2" table:formula="of:=TEXT([.C106];&quot;0&quot;)" office:value-type="string" office:string-value="3">
              <text:p>3</text:p>
            </table:table-cell>
            <table:table-cell table:style-name="ce2" table:formula="of:=IF(EXACT([.C105];[.C106]);[.E105];CELL(&quot;Row&quot;;[.E106]))" office:value-type="float" office:value="97">
              <text:p>97</text:p>
            </table:table-cell>
            <table:table-cell table:style-name="ce2" table:formula="of:=IF(AND([.$A106]&lt;=[.G$1];[.$A105]&gt;[.$A106]);0;IF(EXACT([.$A106];[.G$1]+1);[.F105]+1;[.F105]))" office:value-type="float" office:value="4">
              <text:p>4</text:p>
            </table:table-cell>
            <table:table-cell table:style-name="ce2" table:formula="of:=TEXT([.F106];&quot;0&quot;)" office:value-type="string" office:string-value="4">
              <text:p>4</text:p>
            </table:table-cell>
            <table:table-cell table:style-name="ce2" table:formula="of:=IF(EXACT([.F105];[.F106]);[.H105];CELL(&quot;Row&quot;;[.H106]))" office:value-type="float" office:value="105">
              <text:p>105</text:p>
            </table:table-cell>
            <table:table-cell table:style-name="ce2" table:formula="of:=IF(AND([.$A106]&lt;=[.J$1];[.$A105]&gt;[.$A106]);0;IF(EXACT([.$A106];[.J$1]+1);[.I105]+1;[.I105]))" office:value-type="float" office:value="0">
              <text:p>0</text:p>
            </table:table-cell>
            <table:table-cell table:style-name="ce2" table:formula="of:=TEXT([.I106];&quot;0&quot;)" office:value-type="string" office:string-value="0">
              <text:p>0</text:p>
            </table:table-cell>
            <table:table-cell table:style-name="ce2" table:formula="of:=IF(EXACT([.I105];[.I106]);[.K105];CELL(&quot;Row&quot;;[.K106]))" office:value-type="float" office:value="97">
              <text:p>97</text:p>
            </table:table-cell>
            <table:table-cell table:style-name="ce2" table:formula="of:=IF(AND([.$A106]&lt;=[.M$1];[.$A105]&gt;[.$A106]);0;IF(EXACT([.$A106];[.M$1]+1);[.L105]+1;[.L105]))" office:value-type="float" office:value="0">
              <text:p>0</text:p>
            </table:table-cell>
            <table:table-cell table:style-name="ce2" table:formula="of:=TEXT([.L106];&quot;0&quot;)" office:value-type="string" office:string-value="0">
              <text:p>0</text:p>
            </table:table-cell>
            <table:table-cell table:style-name="ce2" table:formula="of:=IF(EXACT([.L105];[.L106]);[.N105];CELL(&quot;Row&quot;;[.N106]))" office:value-type="float" office:value="97">
              <text:p>97</text:p>
            </table:table-cell>
            <table:table-cell table:style-name="ce2" table:formula="of:=IF(AND([.$A106]&lt;=[.P$1];[.$A105]&gt;[.$A106]);0;IF(EXACT([.$A106];[.P$1]+1);[.O105]+1;[.O105]))" office:value-type="float" office:value="0">
              <text:p>0</text:p>
            </table:table-cell>
            <table:table-cell table:style-name="ce2" table:formula="of:=TEXT([.O106];&quot;0&quot;)" office:value-type="string" office:string-value="0">
              <text:p>0</text:p>
            </table:table-cell>
            <table:table-cell table:style-name="ce2" table:formula="of:=IF(EXACT([.O105];[.O106]);[.Q105];CELL(&quot;Row&quot;;[.Q106]))" office:value-type="float" office:value="52">
              <text:p>52</text:p>
            </table:table-cell>
            <table:table-cell table:style-name="ce2" table:formula="of:=IF(AND([.$A106]&lt;=[.S$1];[.$A105]&gt;[.$A106]);0;IF(EXACT([.$A106];[.S$1]+1);[.R105]+1;[.R105]))" office:value-type="float" office:value="1">
              <text:p>1</text:p>
            </table:table-cell>
            <table:table-cell table:style-name="ce2" table:formula="of:=TEXT([.R106];&quot;0&quot;)" office:value-type="string" office:string-value="1">
              <text:p>1</text:p>
            </table:table-cell>
            <table:table-cell table:style-name="ce2" table:formula="of:=IF(EXACT([.R105];[.R106]);[.T105];CELL(&quot;Row&quot;;[.T106]))" office:value-type="float" office:value="106">
              <text:p>106</text:p>
            </table:table-cell>
            <table:table-cell table:style-name="ce4" table:formula="of:=NOT(AND(OR([.A105]&gt;[.A106];[.A105]=[.A106]);[.A105]&lt;&gt;7))" office:value-type="boolean" office:boolean-value="true">
              <text:p>TRUE</text:p>
            </table:table-cell>
            <table:table-cell table:style-name="Nivel7" table:formula="of:=CONCATENATE([.D106];[.G106];[.J106];[.M106];[.P106];[.S106])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340001">
              <text:p>340001</text:p>
            </table:table-cell>
            <table:table-cell table:style-name="Datos" office:value-type="string">
              <text:p>Socio 1</text:p>
            </table:table-cell>
            <table:table-cell table:style-name="Nivel7" table:formula="of:=[.W106]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Socio 1">
              <text:p>Soci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C</text:p>
            </table:table-cell>
            <table:table-cell table:style-name="Datos" table:formula="of:=IF(EXACT([.A106];1);&quot;&quot;;IF(EXACT([.A106];2);INDIRECT(CONCATENATE(&quot;W&quot;;[.B106]));IF(EXACT([.A106];3);INDIRECT(CONCATENATE(&quot;W&quot;;[.E106]));IF(EXACT([.A106];4);INDIRECT(CONCATENATE(&quot;W&quot;;[.H106]));IF(EXACT([.A106];5);INDIRECT(CONCATENATE(&quot;W&quot;;[.K106]));IF(EXACT([.A106];6);INDIRECT(CONCATENATE(&quot;W&quot;;[.N106]));IF(EXACT([.A106];7);INDIRECT(CONCATENATE(&quot;W&quot;;[.Q106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06];7));NOT(EXACT([.AD106];&quot;Vista&quot;)));AND(EXACT([.A106];7);EXACT([.AD106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6];[Valores.$A$2:.$C$12];2)" office:value-type="string" office:string-value="other">
              <text:p>other</text:p>
            </table:table-cell>
            <table:table-cell table:style-name="Datos" table:formula="of:=VLOOKUP([.AD10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07];1);CELL(&quot;Row&quot;;[.B107]);[.B106])" office:value-type="float" office:value="2">
              <text:p>2</text:p>
            </table:table-cell>
            <table:table-cell table:style-name="ce2" table:formula="of:=IF(EXACT([.$A107];1);0;IF(EXACT([.$A107];2);[.C106]+1;[.C106]))" office:value-type="float" office:value="3">
              <text:p>3</text:p>
            </table:table-cell>
            <table:table-cell table:style-name="ce2" table:formula="of:=TEXT([.C107];&quot;0&quot;)" office:value-type="string" office:string-value="3">
              <text:p>3</text:p>
            </table:table-cell>
            <table:table-cell table:style-name="ce2" table:formula="of:=IF(EXACT([.C106];[.C107]);[.E106];CELL(&quot;Row&quot;;[.E107]))" office:value-type="float" office:value="97">
              <text:p>97</text:p>
            </table:table-cell>
            <table:table-cell table:style-name="ce2" table:formula="of:=IF(AND([.$A107]&lt;=[.G$1];[.$A106]&gt;[.$A107]);0;IF(EXACT([.$A107];[.G$1]+1);[.F106]+1;[.F106]))" office:value-type="float" office:value="5">
              <text:p>5</text:p>
            </table:table-cell>
            <table:table-cell table:style-name="ce2" table:formula="of:=TEXT([.F107];&quot;0&quot;)" office:value-type="string" office:string-value="5">
              <text:p>5</text:p>
            </table:table-cell>
            <table:table-cell table:style-name="ce2" table:formula="of:=IF(EXACT([.F106];[.F107]);[.H106];CELL(&quot;Row&quot;;[.H107]))" office:value-type="float" office:value="107">
              <text:p>107</text:p>
            </table:table-cell>
            <table:table-cell table:style-name="ce2" table:formula="of:=IF(AND([.$A107]&lt;=[.J$1];[.$A106]&gt;[.$A107]);0;IF(EXACT([.$A107];[.J$1]+1);[.I106]+1;[.I106]))" office:value-type="float" office:value="0">
              <text:p>0</text:p>
            </table:table-cell>
            <table:table-cell table:style-name="ce2" table:formula="of:=TEXT([.I107];&quot;0&quot;)" office:value-type="string" office:string-value="0">
              <text:p>0</text:p>
            </table:table-cell>
            <table:table-cell table:style-name="ce2" table:formula="of:=IF(EXACT([.I106];[.I107]);[.K106];CELL(&quot;Row&quot;;[.K107]))" office:value-type="float" office:value="97">
              <text:p>97</text:p>
            </table:table-cell>
            <table:table-cell table:style-name="ce2" table:formula="of:=IF(AND([.$A107]&lt;=[.M$1];[.$A106]&gt;[.$A107]);0;IF(EXACT([.$A107];[.M$1]+1);[.L106]+1;[.L106]))" office:value-type="float" office:value="0">
              <text:p>0</text:p>
            </table:table-cell>
            <table:table-cell table:style-name="ce2" table:formula="of:=TEXT([.L107];&quot;0&quot;)" office:value-type="string" office:string-value="0">
              <text:p>0</text:p>
            </table:table-cell>
            <table:table-cell table:style-name="ce2" table:formula="of:=IF(EXACT([.L106];[.L107]);[.N106];CELL(&quot;Row&quot;;[.N107]))" office:value-type="float" office:value="97">
              <text:p>97</text:p>
            </table:table-cell>
            <table:table-cell table:style-name="ce2" table:formula="of:=IF(AND([.$A107]&lt;=[.P$1];[.$A106]&gt;[.$A107]);0;IF(EXACT([.$A107];[.P$1]+1);[.O106]+1;[.O106]))" office:value-type="float" office:value="0">
              <text:p>0</text:p>
            </table:table-cell>
            <table:table-cell table:style-name="ce2" table:formula="of:=TEXT([.O107];&quot;0&quot;)" office:value-type="string" office:string-value="0">
              <text:p>0</text:p>
            </table:table-cell>
            <table:table-cell table:style-name="ce2" table:formula="of:=IF(EXACT([.O106];[.O107]);[.Q106];CELL(&quot;Row&quot;;[.Q107]))" office:value-type="float" office:value="52">
              <text:p>52</text:p>
            </table:table-cell>
            <table:table-cell table:style-name="ce2" table:formula="of:=IF(AND([.$A107]&lt;=[.S$1];[.$A106]&gt;[.$A107]);0;IF(EXACT([.$A107];[.S$1]+1);[.R106]+1;[.R106]))" office:value-type="float" office:value="0">
              <text:p>0</text:p>
            </table:table-cell>
            <table:table-cell table:style-name="ce2" table:formula="of:=TEXT([.R107];&quot;0&quot;)" office:value-type="string" office:string-value="0">
              <text:p>0</text:p>
            </table:table-cell>
            <table:table-cell table:style-name="ce2" table:formula="of:=IF(EXACT([.R106];[.R107]);[.T106];CELL(&quot;Row&quot;;[.T107]))" office:value-type="float" office:value="107">
              <text:p>107</text:p>
            </table:table-cell>
            <table:table-cell table:style-name="ce4" table:formula="of:=NOT(AND(OR([.A106]&gt;[.A107];[.A106]=[.A107]);[.A106]&lt;&gt;7))" office:value-type="boolean" office:boolean-value="true">
              <text:p>TRUE</text:p>
            </table:table-cell>
            <table:table-cell table:style-name="Nivel3" table:formula="of:=CONCATENATE([.D107];[.G107];[.J107];[.M107];[.P107];[.S107])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350000">
              <text:p>350000</text:p>
            </table:table-cell>
            <table:table-cell table:style-name="Datos" office:value-type="string">
              <text:p>Cuentas de superávit</text:p>
            </table:table-cell>
            <table:table-cell table:style-name="Nivel3" table:formula="of:=[.W107]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Cuentas de superávit">
              <text:p>Cuentas de superávit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Sup</text:p>
            </table:table-cell>
            <table:table-cell table:style-name="Datos" table:formula="of:=IF(EXACT([.A107];1);&quot;&quot;;IF(EXACT([.A107];2);INDIRECT(CONCATENATE(&quot;W&quot;;[.B107]));IF(EXACT([.A107];3);INDIRECT(CONCATENATE(&quot;W&quot;;[.E107]));IF(EXACT([.A107];4);INDIRECT(CONCATENATE(&quot;W&quot;;[.H107]));IF(EXACT([.A107];5);INDIRECT(CONCATENATE(&quot;W&quot;;[.K107]));IF(EXACT([.A107];6);INDIRECT(CONCATENATE(&quot;W&quot;;[.N107]));IF(EXACT([.A107];7);INDIRECT(CONCATENATE(&quot;W&quot;;[.Q107])))))))))" office:value-type="string" office:string-value="Patrimonio">
              <text:p>Patrimonio</text:p>
            </table:table-cell>
            <table:table-cell table:style-name="ce5" table:formula="of:=NOT(OR(AND(NOT(EXACT([.A107];7));NOT(EXACT([.AD107];&quot;Vista&quot;)));AND(EXACT([.A107];7);EXACT([.AD107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7];[Valores.$A$2:.$C$12];2)" office:value-type="string" office:string-value="view">
              <text:p>view</text:p>
            </table:table-cell>
            <table:table-cell table:style-name="Datos" table:formula="of:=VLOOKUP([.AD107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08];1);CELL(&quot;Row&quot;;[.B108]);[.B107])" office:value-type="float" office:value="2">
              <text:p>2</text:p>
            </table:table-cell>
            <table:table-cell table:style-name="ce2" table:formula="of:=IF(EXACT([.$A108];1);0;IF(EXACT([.$A108];2);[.C107]+1;[.C107]))" office:value-type="float" office:value="3">
              <text:p>3</text:p>
            </table:table-cell>
            <table:table-cell table:style-name="ce2" table:formula="of:=TEXT([.C108];&quot;0&quot;)" office:value-type="string" office:string-value="3">
              <text:p>3</text:p>
            </table:table-cell>
            <table:table-cell table:style-name="ce2" table:formula="of:=IF(EXACT([.C107];[.C108]);[.E107];CELL(&quot;Row&quot;;[.E108]))" office:value-type="float" office:value="97">
              <text:p>97</text:p>
            </table:table-cell>
            <table:table-cell table:style-name="ce2" table:formula="of:=IF(AND([.$A108]&lt;=[.G$1];[.$A107]&gt;[.$A108]);0;IF(EXACT([.$A108];[.G$1]+1);[.F107]+1;[.F107]))" office:value-type="float" office:value="5">
              <text:p>5</text:p>
            </table:table-cell>
            <table:table-cell table:style-name="ce2" table:formula="of:=TEXT([.F108];&quot;0&quot;)" office:value-type="string" office:string-value="5">
              <text:p>5</text:p>
            </table:table-cell>
            <table:table-cell table:style-name="ce2" table:formula="of:=IF(EXACT([.F107];[.F108]);[.H107];CELL(&quot;Row&quot;;[.H108]))" office:value-type="float" office:value="107">
              <text:p>107</text:p>
            </table:table-cell>
            <table:table-cell table:style-name="ce2" table:formula="of:=IF(AND([.$A108]&lt;=[.J$1];[.$A107]&gt;[.$A108]);0;IF(EXACT([.$A108];[.J$1]+1);[.I107]+1;[.I107]))" office:value-type="float" office:value="0">
              <text:p>0</text:p>
            </table:table-cell>
            <table:table-cell table:style-name="ce2" table:formula="of:=TEXT([.I108];&quot;0&quot;)" office:value-type="string" office:string-value="0">
              <text:p>0</text:p>
            </table:table-cell>
            <table:table-cell table:style-name="ce2" table:formula="of:=IF(EXACT([.I107];[.I108]);[.K107];CELL(&quot;Row&quot;;[.K108]))" office:value-type="float" office:value="97">
              <text:p>97</text:p>
            </table:table-cell>
            <table:table-cell table:style-name="ce2" table:formula="of:=IF(AND([.$A108]&lt;=[.M$1];[.$A107]&gt;[.$A108]);0;IF(EXACT([.$A108];[.M$1]+1);[.L107]+1;[.L107]))" office:value-type="float" office:value="0">
              <text:p>0</text:p>
            </table:table-cell>
            <table:table-cell table:style-name="ce2" table:formula="of:=TEXT([.L108];&quot;0&quot;)" office:value-type="string" office:string-value="0">
              <text:p>0</text:p>
            </table:table-cell>
            <table:table-cell table:style-name="ce2" table:formula="of:=IF(EXACT([.L107];[.L108]);[.N107];CELL(&quot;Row&quot;;[.N108]))" office:value-type="float" office:value="97">
              <text:p>97</text:p>
            </table:table-cell>
            <table:table-cell table:style-name="ce2" table:formula="of:=IF(AND([.$A108]&lt;=[.P$1];[.$A107]&gt;[.$A108]);0;IF(EXACT([.$A108];[.P$1]+1);[.O107]+1;[.O107]))" office:value-type="float" office:value="0">
              <text:p>0</text:p>
            </table:table-cell>
            <table:table-cell table:style-name="ce2" table:formula="of:=TEXT([.O108];&quot;0&quot;)" office:value-type="string" office:string-value="0">
              <text:p>0</text:p>
            </table:table-cell>
            <table:table-cell table:style-name="ce2" table:formula="of:=IF(EXACT([.O107];[.O108]);[.Q107];CELL(&quot;Row&quot;;[.Q108]))" office:value-type="float" office:value="52">
              <text:p>52</text:p>
            </table:table-cell>
            <table:table-cell table:style-name="ce2" table:formula="of:=IF(AND([.$A108]&lt;=[.S$1];[.$A107]&gt;[.$A108]);0;IF(EXACT([.$A108];[.S$1]+1);[.R107]+1;[.R107]))" office:value-type="float" office:value="1">
              <text:p>1</text:p>
            </table:table-cell>
            <table:table-cell table:style-name="ce2" table:formula="of:=TEXT([.R108];&quot;0&quot;)" office:value-type="string" office:string-value="1">
              <text:p>1</text:p>
            </table:table-cell>
            <table:table-cell table:style-name="ce2" table:formula="of:=IF(EXACT([.R107];[.R108]);[.T107];CELL(&quot;Row&quot;;[.T108]))" office:value-type="float" office:value="108">
              <text:p>108</text:p>
            </table:table-cell>
            <table:table-cell table:style-name="ce4" table:formula="of:=NOT(AND(OR([.A107]&gt;[.A108];[.A107]=[.A108]);[.A107]&lt;&gt;7))" office:value-type="boolean" office:boolean-value="true">
              <text:p>TRUE</text:p>
            </table:table-cell>
            <table:table-cell table:style-name="Nivel7" table:formula="of:=CONCATENATE([.D108];[.G108];[.J108];[.M108];[.P108];[.S108])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350001">
              <text:p>350001</text:p>
            </table:table-cell>
            <table:table-cell table:style-name="Datos" office:value-type="string">
              <text:p>Superávit de capital</text:p>
            </table:table-cell>
            <table:table-cell table:style-name="Nivel7" table:formula="of:=[.W108]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Superávit de capital">
              <text:p>Superávit de capit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ap</text:p>
            </table:table-cell>
            <table:table-cell table:style-name="Datos" table:formula="of:=IF(EXACT([.A108];1);&quot;&quot;;IF(EXACT([.A108];2);INDIRECT(CONCATENATE(&quot;W&quot;;[.B108]));IF(EXACT([.A108];3);INDIRECT(CONCATENATE(&quot;W&quot;;[.E108]));IF(EXACT([.A108];4);INDIRECT(CONCATENATE(&quot;W&quot;;[.H108]));IF(EXACT([.A108];5);INDIRECT(CONCATENATE(&quot;W&quot;;[.K108]));IF(EXACT([.A108];6);INDIRECT(CONCATENATE(&quot;W&quot;;[.N108]));IF(EXACT([.A108];7);INDIRECT(CONCATENATE(&quot;W&quot;;[.Q108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08];7));NOT(EXACT([.AD108];&quot;Vista&quot;)));AND(EXACT([.A108];7);EXACT([.AD108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8];[Valores.$A$2:.$C$12];2)" office:value-type="string" office:string-value="other">
              <text:p>other</text:p>
            </table:table-cell>
            <table:table-cell table:style-name="Datos" table:formula="of:=VLOOKUP([.AD10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09];1);CELL(&quot;Row&quot;;[.B109]);[.B108])" office:value-type="float" office:value="2">
              <text:p>2</text:p>
            </table:table-cell>
            <table:table-cell table:style-name="ce2" table:formula="of:=IF(EXACT([.$A109];1);0;IF(EXACT([.$A109];2);[.C108]+1;[.C108]))" office:value-type="float" office:value="3">
              <text:p>3</text:p>
            </table:table-cell>
            <table:table-cell table:style-name="ce2" table:formula="of:=TEXT([.C109];&quot;0&quot;)" office:value-type="string" office:string-value="3">
              <text:p>3</text:p>
            </table:table-cell>
            <table:table-cell table:style-name="ce2" table:formula="of:=IF(EXACT([.C108];[.C109]);[.E108];CELL(&quot;Row&quot;;[.E109]))" office:value-type="float" office:value="97">
              <text:p>97</text:p>
            </table:table-cell>
            <table:table-cell table:style-name="ce2" table:formula="of:=IF(AND([.$A109]&lt;=[.G$1];[.$A108]&gt;[.$A109]);0;IF(EXACT([.$A109];[.G$1]+1);[.F108]+1;[.F108]))" office:value-type="float" office:value="5">
              <text:p>5</text:p>
            </table:table-cell>
            <table:table-cell table:style-name="ce2" table:formula="of:=TEXT([.F109];&quot;0&quot;)" office:value-type="string" office:string-value="5">
              <text:p>5</text:p>
            </table:table-cell>
            <table:table-cell table:style-name="ce2" table:formula="of:=IF(EXACT([.F108];[.F109]);[.H108];CELL(&quot;Row&quot;;[.H109]))" office:value-type="float" office:value="107">
              <text:p>107</text:p>
            </table:table-cell>
            <table:table-cell table:style-name="ce2" table:formula="of:=IF(AND([.$A109]&lt;=[.J$1];[.$A108]&gt;[.$A109]);0;IF(EXACT([.$A109];[.J$1]+1);[.I108]+1;[.I108]))" office:value-type="float" office:value="0">
              <text:p>0</text:p>
            </table:table-cell>
            <table:table-cell table:style-name="ce2" table:formula="of:=TEXT([.I109];&quot;0&quot;)" office:value-type="string" office:string-value="0">
              <text:p>0</text:p>
            </table:table-cell>
            <table:table-cell table:style-name="ce2" table:formula="of:=IF(EXACT([.I108];[.I109]);[.K108];CELL(&quot;Row&quot;;[.K109]))" office:value-type="float" office:value="97">
              <text:p>97</text:p>
            </table:table-cell>
            <table:table-cell table:style-name="ce2" table:formula="of:=IF(AND([.$A109]&lt;=[.M$1];[.$A108]&gt;[.$A109]);0;IF(EXACT([.$A109];[.M$1]+1);[.L108]+1;[.L108]))" office:value-type="float" office:value="0">
              <text:p>0</text:p>
            </table:table-cell>
            <table:table-cell table:style-name="ce2" table:formula="of:=TEXT([.L109];&quot;0&quot;)" office:value-type="string" office:string-value="0">
              <text:p>0</text:p>
            </table:table-cell>
            <table:table-cell table:style-name="ce2" table:formula="of:=IF(EXACT([.L108];[.L109]);[.N108];CELL(&quot;Row&quot;;[.N109]))" office:value-type="float" office:value="97">
              <text:p>97</text:p>
            </table:table-cell>
            <table:table-cell table:style-name="ce2" table:formula="of:=IF(AND([.$A109]&lt;=[.P$1];[.$A108]&gt;[.$A109]);0;IF(EXACT([.$A109];[.P$1]+1);[.O108]+1;[.O108]))" office:value-type="float" office:value="0">
              <text:p>0</text:p>
            </table:table-cell>
            <table:table-cell table:style-name="ce2" table:formula="of:=TEXT([.O109];&quot;0&quot;)" office:value-type="string" office:string-value="0">
              <text:p>0</text:p>
            </table:table-cell>
            <table:table-cell table:style-name="ce2" table:formula="of:=IF(EXACT([.O108];[.O109]);[.Q108];CELL(&quot;Row&quot;;[.Q109]))" office:value-type="float" office:value="52">
              <text:p>52</text:p>
            </table:table-cell>
            <table:table-cell table:style-name="ce2" table:formula="of:=IF(AND([.$A109]&lt;=[.S$1];[.$A108]&gt;[.$A109]);0;IF(EXACT([.$A109];[.S$1]+1);[.R108]+1;[.R108]))" office:value-type="float" office:value="2">
              <text:p>2</text:p>
            </table:table-cell>
            <table:table-cell table:style-name="ce2" table:formula="of:=TEXT([.R109];&quot;0&quot;)" office:value-type="string" office:string-value="2">
              <text:p>2</text:p>
            </table:table-cell>
            <table:table-cell table:style-name="ce2" table:formula="of:=IF(EXACT([.R108];[.R109]);[.T108];CELL(&quot;Row&quot;;[.T109]))" office:value-type="float" office:value="109">
              <text:p>109</text:p>
            </table:table-cell>
            <table:table-cell table:style-name="ce4" table:formula="of:=NOT(AND(OR([.A108]&gt;[.A109];[.A108]=[.A109]);[.A108]&lt;&gt;7))" office:value-type="boolean" office:boolean-value="true">
              <text:p>TRUE</text:p>
            </table:table-cell>
            <table:table-cell table:style-name="Nivel7" table:formula="of:=CONCATENATE([.D109];[.G109];[.J109];[.M109];[.P109];[.S109])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350002">
              <text:p>350002</text:p>
            </table:table-cell>
            <table:table-cell table:style-name="Datos" office:value-type="string">
              <text:p>Superavit por revaluación de activos</text:p>
            </table:table-cell>
            <table:table-cell table:style-name="Nivel7" table:formula="of:=[.W109]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Superavit por revaluación de activos">
              <text:p>Superavit por revaluación de ac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v</text:p>
            </table:table-cell>
            <table:table-cell table:style-name="Datos" table:formula="of:=IF(EXACT([.A109];1);&quot;&quot;;IF(EXACT([.A109];2);INDIRECT(CONCATENATE(&quot;W&quot;;[.B109]));IF(EXACT([.A109];3);INDIRECT(CONCATENATE(&quot;W&quot;;[.E109]));IF(EXACT([.A109];4);INDIRECT(CONCATENATE(&quot;W&quot;;[.H109]));IF(EXACT([.A109];5);INDIRECT(CONCATENATE(&quot;W&quot;;[.K109]));IF(EXACT([.A109];6);INDIRECT(CONCATENATE(&quot;W&quot;;[.N109]));IF(EXACT([.A109];7);INDIRECT(CONCATENATE(&quot;W&quot;;[.Q109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09];7));NOT(EXACT([.AD109];&quot;Vista&quot;)));AND(EXACT([.A109];7);EXACT([.AD109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09];[Valores.$A$2:.$C$12];2)" office:value-type="string" office:string-value="other">
              <text:p>other</text:p>
            </table:table-cell>
            <table:table-cell table:style-name="Datos" table:formula="of:=VLOOKUP([.AD10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10];1);CELL(&quot;Row&quot;;[.B110]);[.B109])" office:value-type="float" office:value="2">
              <text:p>2</text:p>
            </table:table-cell>
            <table:table-cell table:style-name="ce2" table:formula="of:=IF(EXACT([.$A110];1);0;IF(EXACT([.$A110];2);[.C109]+1;[.C109]))" office:value-type="float" office:value="3">
              <text:p>3</text:p>
            </table:table-cell>
            <table:table-cell table:style-name="ce2" table:formula="of:=TEXT([.C110];&quot;0&quot;)" office:value-type="string" office:string-value="3">
              <text:p>3</text:p>
            </table:table-cell>
            <table:table-cell table:style-name="ce2" table:formula="of:=IF(EXACT([.C109];[.C110]);[.E109];CELL(&quot;Row&quot;;[.E110]))" office:value-type="float" office:value="97">
              <text:p>97</text:p>
            </table:table-cell>
            <table:table-cell table:style-name="ce2" table:formula="of:=IF(AND([.$A110]&lt;=[.G$1];[.$A109]&gt;[.$A110]);0;IF(EXACT([.$A110];[.G$1]+1);[.F109]+1;[.F109]))" office:value-type="float" office:value="5">
              <text:p>5</text:p>
            </table:table-cell>
            <table:table-cell table:style-name="ce2" table:formula="of:=TEXT([.F110];&quot;0&quot;)" office:value-type="string" office:string-value="5">
              <text:p>5</text:p>
            </table:table-cell>
            <table:table-cell table:style-name="ce2" table:formula="of:=IF(EXACT([.F109];[.F110]);[.H109];CELL(&quot;Row&quot;;[.H110]))" office:value-type="float" office:value="107">
              <text:p>107</text:p>
            </table:table-cell>
            <table:table-cell table:style-name="ce2" table:formula="of:=IF(AND([.$A110]&lt;=[.J$1];[.$A109]&gt;[.$A110]);0;IF(EXACT([.$A110];[.J$1]+1);[.I109]+1;[.I109]))" office:value-type="float" office:value="0">
              <text:p>0</text:p>
            </table:table-cell>
            <table:table-cell table:style-name="ce2" table:formula="of:=TEXT([.I110];&quot;0&quot;)" office:value-type="string" office:string-value="0">
              <text:p>0</text:p>
            </table:table-cell>
            <table:table-cell table:style-name="ce2" table:formula="of:=IF(EXACT([.I109];[.I110]);[.K109];CELL(&quot;Row&quot;;[.K110]))" office:value-type="float" office:value="97">
              <text:p>97</text:p>
            </table:table-cell>
            <table:table-cell table:style-name="ce2" table:formula="of:=IF(AND([.$A110]&lt;=[.M$1];[.$A109]&gt;[.$A110]);0;IF(EXACT([.$A110];[.M$1]+1);[.L109]+1;[.L109]))" office:value-type="float" office:value="0">
              <text:p>0</text:p>
            </table:table-cell>
            <table:table-cell table:style-name="ce2" table:formula="of:=TEXT([.L110];&quot;0&quot;)" office:value-type="string" office:string-value="0">
              <text:p>0</text:p>
            </table:table-cell>
            <table:table-cell table:style-name="ce2" table:formula="of:=IF(EXACT([.L109];[.L110]);[.N109];CELL(&quot;Row&quot;;[.N110]))" office:value-type="float" office:value="97">
              <text:p>97</text:p>
            </table:table-cell>
            <table:table-cell table:style-name="ce2" table:formula="of:=IF(AND([.$A110]&lt;=[.P$1];[.$A109]&gt;[.$A110]);0;IF(EXACT([.$A110];[.P$1]+1);[.O109]+1;[.O109]))" office:value-type="float" office:value="0">
              <text:p>0</text:p>
            </table:table-cell>
            <table:table-cell table:style-name="ce2" table:formula="of:=TEXT([.O110];&quot;0&quot;)" office:value-type="string" office:string-value="0">
              <text:p>0</text:p>
            </table:table-cell>
            <table:table-cell table:style-name="ce2" table:formula="of:=IF(EXACT([.O109];[.O110]);[.Q109];CELL(&quot;Row&quot;;[.Q110]))" office:value-type="float" office:value="52">
              <text:p>52</text:p>
            </table:table-cell>
            <table:table-cell table:style-name="ce2" table:formula="of:=IF(AND([.$A110]&lt;=[.S$1];[.$A109]&gt;[.$A110]);0;IF(EXACT([.$A110];[.S$1]+1);[.R109]+1;[.R109]))" office:value-type="float" office:value="3">
              <text:p>3</text:p>
            </table:table-cell>
            <table:table-cell table:style-name="ce2" table:formula="of:=TEXT([.R110];&quot;0&quot;)" office:value-type="string" office:string-value="3">
              <text:p>3</text:p>
            </table:table-cell>
            <table:table-cell table:style-name="ce2" table:formula="of:=IF(EXACT([.R109];[.R110]);[.T109];CELL(&quot;Row&quot;;[.T110]))" office:value-type="float" office:value="110">
              <text:p>110</text:p>
            </table:table-cell>
            <table:table-cell table:style-name="ce4" table:formula="of:=NOT(AND(OR([.A109]&gt;[.A110];[.A109]=[.A110]);[.A109]&lt;&gt;7))" office:value-type="boolean" office:boolean-value="true">
              <text:p>TRUE</text:p>
            </table:table-cell>
            <table:table-cell table:style-name="Nivel7" table:formula="of:=CONCATENATE([.D110];[.G110];[.J110];[.M110];[.P110];[.S110])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350003">
              <text:p>350003</text:p>
            </table:table-cell>
            <table:table-cell table:style-name="Datos" office:value-type="string">
              <text:p>Superavit ganado</text:p>
            </table:table-cell>
            <table:table-cell table:style-name="Nivel7" table:formula="of:=[.W110]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Superavit ganado">
              <text:p>Superavit ganad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an</text:p>
            </table:table-cell>
            <table:table-cell table:style-name="Datos" table:formula="of:=IF(EXACT([.A110];1);&quot;&quot;;IF(EXACT([.A110];2);INDIRECT(CONCATENATE(&quot;W&quot;;[.B110]));IF(EXACT([.A110];3);INDIRECT(CONCATENATE(&quot;W&quot;;[.E110]));IF(EXACT([.A110];4);INDIRECT(CONCATENATE(&quot;W&quot;;[.H110]));IF(EXACT([.A110];5);INDIRECT(CONCATENATE(&quot;W&quot;;[.K110]));IF(EXACT([.A110];6);INDIRECT(CONCATENATE(&quot;W&quot;;[.N110]));IF(EXACT([.A110];7);INDIRECT(CONCATENATE(&quot;W&quot;;[.Q110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10];7));NOT(EXACT([.AD110];&quot;Vista&quot;)));AND(EXACT([.A110];7);EXACT([.AD110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0];[Valores.$A$2:.$C$12];2)" office:value-type="string" office:string-value="other">
              <text:p>other</text:p>
            </table:table-cell>
            <table:table-cell table:style-name="Datos" table:formula="of:=VLOOKUP([.AD11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11];1);CELL(&quot;Row&quot;;[.B111]);[.B110])" office:value-type="float" office:value="2">
              <text:p>2</text:p>
            </table:table-cell>
            <table:table-cell table:style-name="ce2" table:formula="of:=IF(EXACT([.$A111];1);0;IF(EXACT([.$A111];2);[.C110]+1;[.C110]))" office:value-type="float" office:value="3">
              <text:p>3</text:p>
            </table:table-cell>
            <table:table-cell table:style-name="ce2" table:formula="of:=TEXT([.C111];&quot;0&quot;)" office:value-type="string" office:string-value="3">
              <text:p>3</text:p>
            </table:table-cell>
            <table:table-cell table:style-name="ce2" table:formula="of:=IF(EXACT([.C110];[.C111]);[.E110];CELL(&quot;Row&quot;;[.E111]))" office:value-type="float" office:value="97">
              <text:p>97</text:p>
            </table:table-cell>
            <table:table-cell table:style-name="ce2" table:formula="of:=IF(AND([.$A111]&lt;=[.G$1];[.$A110]&gt;[.$A111]);0;IF(EXACT([.$A111];[.G$1]+1);[.F110]+1;[.F110]))" office:value-type="float" office:value="6">
              <text:p>6</text:p>
            </table:table-cell>
            <table:table-cell table:style-name="ce2" table:formula="of:=TEXT([.F111];&quot;0&quot;)" office:value-type="string" office:string-value="6">
              <text:p>6</text:p>
            </table:table-cell>
            <table:table-cell table:style-name="ce2" table:formula="of:=IF(EXACT([.F110];[.F111]);[.H110];CELL(&quot;Row&quot;;[.H111]))" office:value-type="float" office:value="111">
              <text:p>111</text:p>
            </table:table-cell>
            <table:table-cell table:style-name="ce2" table:formula="of:=IF(AND([.$A111]&lt;=[.J$1];[.$A110]&gt;[.$A111]);0;IF(EXACT([.$A111];[.J$1]+1);[.I110]+1;[.I110]))" office:value-type="float" office:value="0">
              <text:p>0</text:p>
            </table:table-cell>
            <table:table-cell table:style-name="ce2" table:formula="of:=TEXT([.I111];&quot;0&quot;)" office:value-type="string" office:string-value="0">
              <text:p>0</text:p>
            </table:table-cell>
            <table:table-cell table:style-name="ce2" table:formula="of:=IF(EXACT([.I110];[.I111]);[.K110];CELL(&quot;Row&quot;;[.K111]))" office:value-type="float" office:value="97">
              <text:p>97</text:p>
            </table:table-cell>
            <table:table-cell table:style-name="ce2" table:formula="of:=IF(AND([.$A111]&lt;=[.M$1];[.$A110]&gt;[.$A111]);0;IF(EXACT([.$A111];[.M$1]+1);[.L110]+1;[.L110]))" office:value-type="float" office:value="0">
              <text:p>0</text:p>
            </table:table-cell>
            <table:table-cell table:style-name="ce2" table:formula="of:=TEXT([.L111];&quot;0&quot;)" office:value-type="string" office:string-value="0">
              <text:p>0</text:p>
            </table:table-cell>
            <table:table-cell table:style-name="ce2" table:formula="of:=IF(EXACT([.L110];[.L111]);[.N110];CELL(&quot;Row&quot;;[.N111]))" office:value-type="float" office:value="97">
              <text:p>97</text:p>
            </table:table-cell>
            <table:table-cell table:style-name="ce2" table:formula="of:=IF(AND([.$A111]&lt;=[.P$1];[.$A110]&gt;[.$A111]);0;IF(EXACT([.$A111];[.P$1]+1);[.O110]+1;[.O110]))" office:value-type="float" office:value="0">
              <text:p>0</text:p>
            </table:table-cell>
            <table:table-cell table:style-name="ce2" table:formula="of:=TEXT([.O111];&quot;0&quot;)" office:value-type="string" office:string-value="0">
              <text:p>0</text:p>
            </table:table-cell>
            <table:table-cell table:style-name="ce2" table:formula="of:=IF(EXACT([.O110];[.O111]);[.Q110];CELL(&quot;Row&quot;;[.Q111]))" office:value-type="float" office:value="52">
              <text:p>52</text:p>
            </table:table-cell>
            <table:table-cell table:style-name="ce2" table:formula="of:=IF(AND([.$A111]&lt;=[.S$1];[.$A110]&gt;[.$A111]);0;IF(EXACT([.$A111];[.S$1]+1);[.R110]+1;[.R110]))" office:value-type="float" office:value="0">
              <text:p>0</text:p>
            </table:table-cell>
            <table:table-cell table:style-name="ce2" table:formula="of:=TEXT([.R111];&quot;0&quot;)" office:value-type="string" office:string-value="0">
              <text:p>0</text:p>
            </table:table-cell>
            <table:table-cell table:style-name="ce2" table:formula="of:=IF(EXACT([.R110];[.R111]);[.T110];CELL(&quot;Row&quot;;[.T111]))" office:value-type="float" office:value="111">
              <text:p>111</text:p>
            </table:table-cell>
            <table:table-cell table:style-name="ce4" table:formula="of:=NOT(AND(OR([.A110]&gt;[.A111];[.A110]=[.A111]);[.A110]&lt;&gt;7))" office:value-type="boolean" office:boolean-value="true">
              <text:p>TRUE</text:p>
            </table:table-cell>
            <table:table-cell table:style-name="Nivel3" table:formula="of:=CONCATENATE([.D111];[.G111];[.J111];[.M111];[.P111];[.S111])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360000">
              <text:p>360000</text:p>
            </table:table-cell>
            <table:table-cell table:style-name="Datos" office:value-type="string">
              <text:p>Utilidad o pérdida acumulada de periodos anteriores</text:p>
            </table:table-cell>
            <table:table-cell table:style-name="Nivel3" table:formula="of:=[.W111]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Utilidad o pérdida acumulada de periodos anteriores">
              <text:p>Utilidad o pérdida acumulada de periodos anterior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Ac</text:p>
            </table:table-cell>
            <table:table-cell table:style-name="Datos" table:formula="of:=IF(EXACT([.A111];1);&quot;&quot;;IF(EXACT([.A111];2);INDIRECT(CONCATENATE(&quot;W&quot;;[.B111]));IF(EXACT([.A111];3);INDIRECT(CONCATENATE(&quot;W&quot;;[.E111]));IF(EXACT([.A111];4);INDIRECT(CONCATENATE(&quot;W&quot;;[.H111]));IF(EXACT([.A111];5);INDIRECT(CONCATENATE(&quot;W&quot;;[.K111]));IF(EXACT([.A111];6);INDIRECT(CONCATENATE(&quot;W&quot;;[.N111]));IF(EXACT([.A111];7);INDIRECT(CONCATENATE(&quot;W&quot;;[.Q111])))))))))" office:value-type="string" office:string-value="Patrimonio">
              <text:p>Patrimonio</text:p>
            </table:table-cell>
            <table:table-cell table:style-name="ce5" table:formula="of:=NOT(OR(AND(NOT(EXACT([.A111];7));NOT(EXACT([.AD111];&quot;Vista&quot;)));AND(EXACT([.A111];7);EXACT([.AD111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1];[Valores.$A$2:.$C$12];2)" office:value-type="string" office:string-value="view">
              <text:p>view</text:p>
            </table:table-cell>
            <table:table-cell table:style-name="Datos" table:formula="of:=VLOOKUP([.AD11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12];1);CELL(&quot;Row&quot;;[.B112]);[.B111])" office:value-type="float" office:value="2">
              <text:p>2</text:p>
            </table:table-cell>
            <table:table-cell table:style-name="ce2" table:formula="of:=IF(EXACT([.$A112];1);0;IF(EXACT([.$A112];2);[.C111]+1;[.C111]))" office:value-type="float" office:value="3">
              <text:p>3</text:p>
            </table:table-cell>
            <table:table-cell table:style-name="ce2" table:formula="of:=TEXT([.C112];&quot;0&quot;)" office:value-type="string" office:string-value="3">
              <text:p>3</text:p>
            </table:table-cell>
            <table:table-cell table:style-name="ce2" table:formula="of:=IF(EXACT([.C111];[.C112]);[.E111];CELL(&quot;Row&quot;;[.E112]))" office:value-type="float" office:value="97">
              <text:p>97</text:p>
            </table:table-cell>
            <table:table-cell table:style-name="ce2" table:formula="of:=IF(AND([.$A112]&lt;=[.G$1];[.$A111]&gt;[.$A112]);0;IF(EXACT([.$A112];[.G$1]+1);[.F111]+1;[.F111]))" office:value-type="float" office:value="6">
              <text:p>6</text:p>
            </table:table-cell>
            <table:table-cell table:style-name="ce2" table:formula="of:=TEXT([.F112];&quot;0&quot;)" office:value-type="string" office:string-value="6">
              <text:p>6</text:p>
            </table:table-cell>
            <table:table-cell table:style-name="ce2" table:formula="of:=IF(EXACT([.F111];[.F112]);[.H111];CELL(&quot;Row&quot;;[.H112]))" office:value-type="float" office:value="111">
              <text:p>111</text:p>
            </table:table-cell>
            <table:table-cell table:style-name="ce2" table:formula="of:=IF(AND([.$A112]&lt;=[.J$1];[.$A111]&gt;[.$A112]);0;IF(EXACT([.$A112];[.J$1]+1);[.I111]+1;[.I111]))" office:value-type="float" office:value="0">
              <text:p>0</text:p>
            </table:table-cell>
            <table:table-cell table:style-name="ce2" table:formula="of:=TEXT([.I112];&quot;0&quot;)" office:value-type="string" office:string-value="0">
              <text:p>0</text:p>
            </table:table-cell>
            <table:table-cell table:style-name="ce2" table:formula="of:=IF(EXACT([.I111];[.I112]);[.K111];CELL(&quot;Row&quot;;[.K112]))" office:value-type="float" office:value="97">
              <text:p>97</text:p>
            </table:table-cell>
            <table:table-cell table:style-name="ce2" table:formula="of:=IF(AND([.$A112]&lt;=[.M$1];[.$A111]&gt;[.$A112]);0;IF(EXACT([.$A112];[.M$1]+1);[.L111]+1;[.L111]))" office:value-type="float" office:value="0">
              <text:p>0</text:p>
            </table:table-cell>
            <table:table-cell table:style-name="ce2" table:formula="of:=TEXT([.L112];&quot;0&quot;)" office:value-type="string" office:string-value="0">
              <text:p>0</text:p>
            </table:table-cell>
            <table:table-cell table:style-name="ce2" table:formula="of:=IF(EXACT([.L111];[.L112]);[.N111];CELL(&quot;Row&quot;;[.N112]))" office:value-type="float" office:value="97">
              <text:p>97</text:p>
            </table:table-cell>
            <table:table-cell table:style-name="ce2" table:formula="of:=IF(AND([.$A112]&lt;=[.P$1];[.$A111]&gt;[.$A112]);0;IF(EXACT([.$A112];[.P$1]+1);[.O111]+1;[.O111]))" office:value-type="float" office:value="0">
              <text:p>0</text:p>
            </table:table-cell>
            <table:table-cell table:style-name="ce2" table:formula="of:=TEXT([.O112];&quot;0&quot;)" office:value-type="string" office:string-value="0">
              <text:p>0</text:p>
            </table:table-cell>
            <table:table-cell table:style-name="ce2" table:formula="of:=IF(EXACT([.O111];[.O112]);[.Q111];CELL(&quot;Row&quot;;[.Q112]))" office:value-type="float" office:value="52">
              <text:p>52</text:p>
            </table:table-cell>
            <table:table-cell table:style-name="ce2" table:formula="of:=IF(AND([.$A112]&lt;=[.S$1];[.$A111]&gt;[.$A112]);0;IF(EXACT([.$A112];[.S$1]+1);[.R111]+1;[.R111]))" office:value-type="float" office:value="1">
              <text:p>1</text:p>
            </table:table-cell>
            <table:table-cell table:style-name="ce2" table:formula="of:=TEXT([.R112];&quot;0&quot;)" office:value-type="string" office:string-value="1">
              <text:p>1</text:p>
            </table:table-cell>
            <table:table-cell table:style-name="ce2" table:formula="of:=IF(EXACT([.R111];[.R112]);[.T111];CELL(&quot;Row&quot;;[.T112]))" office:value-type="float" office:value="112">
              <text:p>112</text:p>
            </table:table-cell>
            <table:table-cell table:style-name="ce4" table:formula="of:=NOT(AND(OR([.A111]&gt;[.A112];[.A111]=[.A112]);[.A111]&lt;&gt;7))" office:value-type="boolean" office:boolean-value="true">
              <text:p>TRUE</text:p>
            </table:table-cell>
            <table:table-cell table:style-name="Nivel7" table:formula="of:=CONCATENATE([.D112];[.G112];[.J112];[.M112];[.P112];[.S112])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360001">
              <text:p>360001</text:p>
            </table:table-cell>
            <table:table-cell table:style-name="Datos" office:value-type="string">
              <text:p>Periodo 1</text:p>
            </table:table-cell>
            <table:table-cell table:style-name="Nivel7" table:formula="of:=[.W112]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Periodo 1">
              <text:p>Period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Ac</text:p>
            </table:table-cell>
            <table:table-cell table:style-name="Datos" table:formula="of:=IF(EXACT([.A112];1);&quot;&quot;;IF(EXACT([.A112];2);INDIRECT(CONCATENATE(&quot;W&quot;;[.B112]));IF(EXACT([.A112];3);INDIRECT(CONCATENATE(&quot;W&quot;;[.E112]));IF(EXACT([.A112];4);INDIRECT(CONCATENATE(&quot;W&quot;;[.H112]));IF(EXACT([.A112];5);INDIRECT(CONCATENATE(&quot;W&quot;;[.K112]));IF(EXACT([.A112];6);INDIRECT(CONCATENATE(&quot;W&quot;;[.N112]));IF(EXACT([.A112];7);INDIRECT(CONCATENATE(&quot;W&quot;;[.Q112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12];7));NOT(EXACT([.AD112];&quot;Vista&quot;)));AND(EXACT([.A112];7);EXACT([.AD112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2];[Valores.$A$2:.$C$12];2)" office:value-type="string" office:string-value="other">
              <text:p>other</text:p>
            </table:table-cell>
            <table:table-cell table:style-name="Datos" table:formula="of:=VLOOKUP([.AD11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13];1);CELL(&quot;Row&quot;;[.B113]);[.B112])" office:value-type="float" office:value="2">
              <text:p>2</text:p>
            </table:table-cell>
            <table:table-cell table:style-name="ce2" table:formula="of:=IF(EXACT([.$A113];1);0;IF(EXACT([.$A113];2);[.C112]+1;[.C112]))" office:value-type="float" office:value="3">
              <text:p>3</text:p>
            </table:table-cell>
            <table:table-cell table:style-name="ce2" table:formula="of:=TEXT([.C113];&quot;0&quot;)" office:value-type="string" office:string-value="3">
              <text:p>3</text:p>
            </table:table-cell>
            <table:table-cell table:style-name="ce2" table:formula="of:=IF(EXACT([.C112];[.C113]);[.E112];CELL(&quot;Row&quot;;[.E113]))" office:value-type="float" office:value="97">
              <text:p>97</text:p>
            </table:table-cell>
            <table:table-cell table:style-name="ce2" table:formula="of:=IF(AND([.$A113]&lt;=[.G$1];[.$A112]&gt;[.$A113]);0;IF(EXACT([.$A113];[.G$1]+1);[.F112]+1;[.F112]))" office:value-type="float" office:value="7">
              <text:p>7</text:p>
            </table:table-cell>
            <table:table-cell table:style-name="ce2" table:formula="of:=TEXT([.F113];&quot;0&quot;)" office:value-type="string" office:string-value="7">
              <text:p>7</text:p>
            </table:table-cell>
            <table:table-cell table:style-name="ce2" table:formula="of:=IF(EXACT([.F112];[.F113]);[.H112];CELL(&quot;Row&quot;;[.H113]))" office:value-type="float" office:value="113">
              <text:p>113</text:p>
            </table:table-cell>
            <table:table-cell table:style-name="ce2" table:formula="of:=IF(AND([.$A113]&lt;=[.J$1];[.$A112]&gt;[.$A113]);0;IF(EXACT([.$A113];[.J$1]+1);[.I112]+1;[.I112]))" office:value-type="float" office:value="0">
              <text:p>0</text:p>
            </table:table-cell>
            <table:table-cell table:style-name="ce2" table:formula="of:=TEXT([.I113];&quot;0&quot;)" office:value-type="string" office:string-value="0">
              <text:p>0</text:p>
            </table:table-cell>
            <table:table-cell table:style-name="ce2" table:formula="of:=IF(EXACT([.I112];[.I113]);[.K112];CELL(&quot;Row&quot;;[.K113]))" office:value-type="float" office:value="97">
              <text:p>97</text:p>
            </table:table-cell>
            <table:table-cell table:style-name="ce2" table:formula="of:=IF(AND([.$A113]&lt;=[.M$1];[.$A112]&gt;[.$A113]);0;IF(EXACT([.$A113];[.M$1]+1);[.L112]+1;[.L112]))" office:value-type="float" office:value="0">
              <text:p>0</text:p>
            </table:table-cell>
            <table:table-cell table:style-name="ce2" table:formula="of:=TEXT([.L113];&quot;0&quot;)" office:value-type="string" office:string-value="0">
              <text:p>0</text:p>
            </table:table-cell>
            <table:table-cell table:style-name="ce2" table:formula="of:=IF(EXACT([.L112];[.L113]);[.N112];CELL(&quot;Row&quot;;[.N113]))" office:value-type="float" office:value="97">
              <text:p>97</text:p>
            </table:table-cell>
            <table:table-cell table:style-name="ce2" table:formula="of:=IF(AND([.$A113]&lt;=[.P$1];[.$A112]&gt;[.$A113]);0;IF(EXACT([.$A113];[.P$1]+1);[.O112]+1;[.O112]))" office:value-type="float" office:value="0">
              <text:p>0</text:p>
            </table:table-cell>
            <table:table-cell table:style-name="ce2" table:formula="of:=TEXT([.O113];&quot;0&quot;)" office:value-type="string" office:string-value="0">
              <text:p>0</text:p>
            </table:table-cell>
            <table:table-cell table:style-name="ce2" table:formula="of:=IF(EXACT([.O112];[.O113]);[.Q112];CELL(&quot;Row&quot;;[.Q113]))" office:value-type="float" office:value="52">
              <text:p>52</text:p>
            </table:table-cell>
            <table:table-cell table:style-name="ce2" table:formula="of:=IF(AND([.$A113]&lt;=[.S$1];[.$A112]&gt;[.$A113]);0;IF(EXACT([.$A113];[.S$1]+1);[.R112]+1;[.R112]))" office:value-type="float" office:value="0">
              <text:p>0</text:p>
            </table:table-cell>
            <table:table-cell table:style-name="ce2" table:formula="of:=TEXT([.R113];&quot;0&quot;)" office:value-type="string" office:string-value="0">
              <text:p>0</text:p>
            </table:table-cell>
            <table:table-cell table:style-name="ce2" table:formula="of:=IF(EXACT([.R112];[.R113]);[.T112];CELL(&quot;Row&quot;;[.T113]))" office:value-type="float" office:value="113">
              <text:p>113</text:p>
            </table:table-cell>
            <table:table-cell table:style-name="ce4" table:formula="of:=NOT(AND(OR([.A112]&gt;[.A113];[.A112]=[.A113]);[.A112]&lt;&gt;7))" office:value-type="boolean" office:boolean-value="true">
              <text:p>TRUE</text:p>
            </table:table-cell>
            <table:table-cell table:style-name="Nivel3" table:formula="of:=CONCATENATE([.D113];[.G113];[.J113];[.M113];[.P113];[.S113])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370000">
              <text:p>370000</text:p>
            </table:table-cell>
            <table:table-cell table:style-name="Datos" office:value-type="string">
              <text:p>Utilidad o pérdida del período actual</text:p>
            </table:table-cell>
            <table:table-cell table:style-name="Nivel3" table:formula="of:=[.W113]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3];1);&quot;&quot;;IF(EXACT([.A113];2);INDIRECT(CONCATENATE(&quot;W&quot;;[.B113]));IF(EXACT([.A113];3);INDIRECT(CONCATENATE(&quot;W&quot;;[.E113]));IF(EXACT([.A113];4);INDIRECT(CONCATENATE(&quot;W&quot;;[.H113]));IF(EXACT([.A113];5);INDIRECT(CONCATENATE(&quot;W&quot;;[.K113]));IF(EXACT([.A113];6);INDIRECT(CONCATENATE(&quot;W&quot;;[.N113]));IF(EXACT([.A113];7);INDIRECT(CONCATENATE(&quot;W&quot;;[.Q113])))))))))" office:value-type="string" office:string-value="Patrimonio">
              <text:p>Patrimonio</text:p>
            </table:table-cell>
            <table:table-cell table:style-name="ce5" table:formula="of:=NOT(OR(AND(NOT(EXACT([.A113];7));NOT(EXACT([.AD113];&quot;Vista&quot;)));AND(EXACT([.A113];7);EXACT([.AD113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3];[Valores.$A$2:.$C$12];2)" office:value-type="string" office:string-value="view">
              <text:p>view</text:p>
            </table:table-cell>
            <table:table-cell table:style-name="Datos" table:formula="of:=VLOOKUP([.AD11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14];1);CELL(&quot;Row&quot;;[.B114]);[.B113])" office:value-type="float" office:value="2">
              <text:p>2</text:p>
            </table:table-cell>
            <table:table-cell table:style-name="ce2" table:formula="of:=IF(EXACT([.$A114];1);0;IF(EXACT([.$A114];2);[.C113]+1;[.C113]))" office:value-type="float" office:value="3">
              <text:p>3</text:p>
            </table:table-cell>
            <table:table-cell table:style-name="ce2" table:formula="of:=TEXT([.C114];&quot;0&quot;)" office:value-type="string" office:string-value="3">
              <text:p>3</text:p>
            </table:table-cell>
            <table:table-cell table:style-name="ce2" table:formula="of:=IF(EXACT([.C113];[.C114]);[.E113];CELL(&quot;Row&quot;;[.E114]))" office:value-type="float" office:value="97">
              <text:p>97</text:p>
            </table:table-cell>
            <table:table-cell table:style-name="ce2" table:formula="of:=IF(AND([.$A114]&lt;=[.G$1];[.$A113]&gt;[.$A114]);0;IF(EXACT([.$A114];[.G$1]+1);[.F113]+1;[.F113]))" office:value-type="float" office:value="7">
              <text:p>7</text:p>
            </table:table-cell>
            <table:table-cell table:style-name="ce2" table:formula="of:=TEXT([.F114];&quot;0&quot;)" office:value-type="string" office:string-value="7">
              <text:p>7</text:p>
            </table:table-cell>
            <table:table-cell table:style-name="ce2" table:formula="of:=IF(EXACT([.F113];[.F114]);[.H113];CELL(&quot;Row&quot;;[.H114]))" office:value-type="float" office:value="113">
              <text:p>113</text:p>
            </table:table-cell>
            <table:table-cell table:style-name="ce2" table:formula="of:=IF(AND([.$A114]&lt;=[.J$1];[.$A113]&gt;[.$A114]);0;IF(EXACT([.$A114];[.J$1]+1);[.I113]+1;[.I113]))" office:value-type="float" office:value="0">
              <text:p>0</text:p>
            </table:table-cell>
            <table:table-cell table:style-name="ce2" table:formula="of:=TEXT([.I114];&quot;0&quot;)" office:value-type="string" office:string-value="0">
              <text:p>0</text:p>
            </table:table-cell>
            <table:table-cell table:style-name="ce2" table:formula="of:=IF(EXACT([.I113];[.I114]);[.K113];CELL(&quot;Row&quot;;[.K114]))" office:value-type="float" office:value="97">
              <text:p>97</text:p>
            </table:table-cell>
            <table:table-cell table:style-name="ce2" table:formula="of:=IF(AND([.$A114]&lt;=[.M$1];[.$A113]&gt;[.$A114]);0;IF(EXACT([.$A114];[.M$1]+1);[.L113]+1;[.L113]))" office:value-type="float" office:value="0">
              <text:p>0</text:p>
            </table:table-cell>
            <table:table-cell table:style-name="ce2" table:formula="of:=TEXT([.L114];&quot;0&quot;)" office:value-type="string" office:string-value="0">
              <text:p>0</text:p>
            </table:table-cell>
            <table:table-cell table:style-name="ce2" table:formula="of:=IF(EXACT([.L113];[.L114]);[.N113];CELL(&quot;Row&quot;;[.N114]))" office:value-type="float" office:value="97">
              <text:p>97</text:p>
            </table:table-cell>
            <table:table-cell table:style-name="ce2" table:formula="of:=IF(AND([.$A114]&lt;=[.P$1];[.$A113]&gt;[.$A114]);0;IF(EXACT([.$A114];[.P$1]+1);[.O113]+1;[.O113]))" office:value-type="float" office:value="0">
              <text:p>0</text:p>
            </table:table-cell>
            <table:table-cell table:style-name="ce2" table:formula="of:=TEXT([.O114];&quot;0&quot;)" office:value-type="string" office:string-value="0">
              <text:p>0</text:p>
            </table:table-cell>
            <table:table-cell table:style-name="ce2" table:formula="of:=IF(EXACT([.O113];[.O114]);[.Q113];CELL(&quot;Row&quot;;[.Q114]))" office:value-type="float" office:value="52">
              <text:p>52</text:p>
            </table:table-cell>
            <table:table-cell table:style-name="ce2" table:formula="of:=IF(AND([.$A114]&lt;=[.S$1];[.$A113]&gt;[.$A114]);0;IF(EXACT([.$A114];[.S$1]+1);[.R113]+1;[.R113]))" office:value-type="float" office:value="1">
              <text:p>1</text:p>
            </table:table-cell>
            <table:table-cell table:style-name="ce2" table:formula="of:=TEXT([.R114];&quot;0&quot;)" office:value-type="string" office:string-value="1">
              <text:p>1</text:p>
            </table:table-cell>
            <table:table-cell table:style-name="ce2" table:formula="of:=IF(EXACT([.R113];[.R114]);[.T113];CELL(&quot;Row&quot;;[.T114]))" office:value-type="float" office:value="114">
              <text:p>114</text:p>
            </table:table-cell>
            <table:table-cell table:style-name="ce4" table:formula="of:=NOT(AND(OR([.A113]&gt;[.A114];[.A113]=[.A114]);[.A113]&lt;&gt;7))" office:value-type="boolean" office:boolean-value="true">
              <text:p>TRUE</text:p>
            </table:table-cell>
            <table:table-cell table:style-name="Nivel7" table:formula="of:=CONCATENATE([.D114];[.G114];[.J114];[.M114];[.P114];[.S114])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370001">
              <text:p>370001</text:p>
            </table:table-cell>
            <table:table-cell table:style-name="Datos" office:value-type="string">
              <text:p>Utilidad o pérdida del período actual</text:p>
            </table:table-cell>
            <table:table-cell table:style-name="Nivel7" table:formula="of:=[.W114]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4];1);&quot;&quot;;IF(EXACT([.A114];2);INDIRECT(CONCATENATE(&quot;W&quot;;[.B114]));IF(EXACT([.A114];3);INDIRECT(CONCATENATE(&quot;W&quot;;[.E114]));IF(EXACT([.A114];4);INDIRECT(CONCATENATE(&quot;W&quot;;[.H114]));IF(EXACT([.A114];5);INDIRECT(CONCATENATE(&quot;W&quot;;[.K114]));IF(EXACT([.A114];6);INDIRECT(CONCATENATE(&quot;W&quot;;[.N114]));IF(EXACT([.A114];7);INDIRECT(CONCATENATE(&quot;W&quot;;[.Q114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14];7));NOT(EXACT([.AD114];&quot;Vista&quot;)));AND(EXACT([.A114];7);EXACT([.AD114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4];[Valores.$A$2:.$C$12];2)" office:value-type="string" office:string-value="other">
              <text:p>other</text:p>
            </table:table-cell>
            <table:table-cell table:style-name="Datos" table:formula="of:=VLOOKUP([.AD11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15];1);CELL(&quot;Row&quot;;[.B115]);[.B114])" office:value-type="float" office:value="2">
              <text:p>2</text:p>
            </table:table-cell>
            <table:table-cell table:style-name="ce2" table:formula="of:=IF(EXACT([.$A115];1);0;IF(EXACT([.$A115];2);[.C114]+1;[.C114]))" office:value-type="float" office:value="3">
              <text:p>3</text:p>
            </table:table-cell>
            <table:table-cell table:style-name="ce2" table:formula="of:=TEXT([.C115];&quot;0&quot;)" office:value-type="string" office:string-value="3">
              <text:p>3</text:p>
            </table:table-cell>
            <table:table-cell table:style-name="ce2" table:formula="of:=IF(EXACT([.C114];[.C115]);[.E114];CELL(&quot;Row&quot;;[.E115]))" office:value-type="float" office:value="97">
              <text:p>97</text:p>
            </table:table-cell>
            <table:table-cell table:style-name="ce2" table:formula="of:=IF(AND([.$A115]&lt;=[.G$1];[.$A114]&gt;[.$A115]);0;IF(EXACT([.$A115];[.G$1]+1);[.F114]+1;[.F114]))" office:value-type="float" office:value="8">
              <text:p>8</text:p>
            </table:table-cell>
            <table:table-cell table:style-name="ce2" table:formula="of:=TEXT([.F115];&quot;0&quot;)" office:value-type="string" office:string-value="8">
              <text:p>8</text:p>
            </table:table-cell>
            <table:table-cell table:style-name="ce2" table:formula="of:=IF(EXACT([.F114];[.F115]);[.H114];CELL(&quot;Row&quot;;[.H115]))" office:value-type="float" office:value="115">
              <text:p>115</text:p>
            </table:table-cell>
            <table:table-cell table:style-name="ce2" table:formula="of:=IF(AND([.$A115]&lt;=[.J$1];[.$A114]&gt;[.$A115]);0;IF(EXACT([.$A115];[.J$1]+1);[.I114]+1;[.I114]))" office:value-type="float" office:value="0">
              <text:p>0</text:p>
            </table:table-cell>
            <table:table-cell table:style-name="ce2" table:formula="of:=TEXT([.I115];&quot;0&quot;)" office:value-type="string" office:string-value="0">
              <text:p>0</text:p>
            </table:table-cell>
            <table:table-cell table:style-name="ce2" table:formula="of:=IF(EXACT([.I114];[.I115]);[.K114];CELL(&quot;Row&quot;;[.K115]))" office:value-type="float" office:value="97">
              <text:p>97</text:p>
            </table:table-cell>
            <table:table-cell table:style-name="ce2" table:formula="of:=IF(AND([.$A115]&lt;=[.M$1];[.$A114]&gt;[.$A115]);0;IF(EXACT([.$A115];[.M$1]+1);[.L114]+1;[.L114]))" office:value-type="float" office:value="0">
              <text:p>0</text:p>
            </table:table-cell>
            <table:table-cell table:style-name="ce2" table:formula="of:=TEXT([.L115];&quot;0&quot;)" office:value-type="string" office:string-value="0">
              <text:p>0</text:p>
            </table:table-cell>
            <table:table-cell table:style-name="ce2" table:formula="of:=IF(EXACT([.L114];[.L115]);[.N114];CELL(&quot;Row&quot;;[.N115]))" office:value-type="float" office:value="97">
              <text:p>97</text:p>
            </table:table-cell>
            <table:table-cell table:style-name="ce2" table:formula="of:=IF(AND([.$A115]&lt;=[.P$1];[.$A114]&gt;[.$A115]);0;IF(EXACT([.$A115];[.P$1]+1);[.O114]+1;[.O114]))" office:value-type="float" office:value="0">
              <text:p>0</text:p>
            </table:table-cell>
            <table:table-cell table:style-name="ce2" table:formula="of:=TEXT([.O115];&quot;0&quot;)" office:value-type="string" office:string-value="0">
              <text:p>0</text:p>
            </table:table-cell>
            <table:table-cell table:style-name="ce2" table:formula="of:=IF(EXACT([.O114];[.O115]);[.Q114];CELL(&quot;Row&quot;;[.Q115]))" office:value-type="float" office:value="52">
              <text:p>52</text:p>
            </table:table-cell>
            <table:table-cell table:style-name="ce2" table:formula="of:=IF(AND([.$A115]&lt;=[.S$1];[.$A114]&gt;[.$A115]);0;IF(EXACT([.$A115];[.S$1]+1);[.R114]+1;[.R114]))" office:value-type="float" office:value="0">
              <text:p>0</text:p>
            </table:table-cell>
            <table:table-cell table:style-name="ce2" table:formula="of:=TEXT([.R115];&quot;0&quot;)" office:value-type="string" office:string-value="0">
              <text:p>0</text:p>
            </table:table-cell>
            <table:table-cell table:style-name="ce2" table:formula="of:=IF(EXACT([.R114];[.R115]);[.T114];CELL(&quot;Row&quot;;[.T115]))" office:value-type="float" office:value="115">
              <text:p>115</text:p>
            </table:table-cell>
            <table:table-cell table:style-name="ce4" table:formula="of:=NOT(AND(OR([.A114]&gt;[.A115];[.A114]=[.A115]);[.A114]&lt;&gt;7))" office:value-type="boolean" office:boolean-value="true">
              <text:p>TRUE</text:p>
            </table:table-cell>
            <table:table-cell table:style-name="Nivel3" table:formula="of:=CONCATENATE([.D115];[.G115];[.J115];[.M115];[.P115];[.S115])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380000">
              <text:p>380000</text:p>
            </table:table-cell>
            <table:table-cell table:style-name="Datos" office:value-type="string">
              <text:p>Balance inicial</text:p>
            </table:table-cell>
            <table:table-cell table:style-name="Nivel3" table:formula="of:=[.W115]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Balance inicial">
              <text:p>Balance ini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5];1);&quot;&quot;;IF(EXACT([.A115];2);INDIRECT(CONCATENATE(&quot;W&quot;;[.B115]));IF(EXACT([.A115];3);INDIRECT(CONCATENATE(&quot;W&quot;;[.E115]));IF(EXACT([.A115];4);INDIRECT(CONCATENATE(&quot;W&quot;;[.H115]));IF(EXACT([.A115];5);INDIRECT(CONCATENATE(&quot;W&quot;;[.K115]));IF(EXACT([.A115];6);INDIRECT(CONCATENATE(&quot;W&quot;;[.N115]));IF(EXACT([.A115];7);INDIRECT(CONCATENATE(&quot;W&quot;;[.Q115])))))))))" office:value-type="string" office:string-value="Patrimonio">
              <text:p>Patrimonio</text:p>
            </table:table-cell>
            <table:table-cell table:style-name="ce5" table:formula="of:=NOT(OR(AND(NOT(EXACT([.A115];7));NOT(EXACT([.AD115];&quot;Vista&quot;)));AND(EXACT([.A115];7);EXACT([.AD115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5];[Valores.$A$2:.$C$12];2)" office:value-type="string" office:string-value="view">
              <text:p>view</text:p>
            </table:table-cell>
            <table:table-cell table:style-name="Datos" table:formula="of:=VLOOKUP([.AD11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16];1);CELL(&quot;Row&quot;;[.B116]);[.B115])" office:value-type="float" office:value="2">
              <text:p>2</text:p>
            </table:table-cell>
            <table:table-cell table:style-name="ce2" table:formula="of:=IF(EXACT([.$A116];1);0;IF(EXACT([.$A116];2);[.C115]+1;[.C115]))" office:value-type="float" office:value="3">
              <text:p>3</text:p>
            </table:table-cell>
            <table:table-cell table:style-name="ce2" table:formula="of:=TEXT([.C116];&quot;0&quot;)" office:value-type="string" office:string-value="3">
              <text:p>3</text:p>
            </table:table-cell>
            <table:table-cell table:style-name="ce2" table:formula="of:=IF(EXACT([.C115];[.C116]);[.E115];CELL(&quot;Row&quot;;[.E116]))" office:value-type="float" office:value="97">
              <text:p>97</text:p>
            </table:table-cell>
            <table:table-cell table:style-name="ce2" table:formula="of:=IF(AND([.$A116]&lt;=[.G$1];[.$A115]&gt;[.$A116]);0;IF(EXACT([.$A116];[.G$1]+1);[.F115]+1;[.F115]))" office:value-type="float" office:value="8">
              <text:p>8</text:p>
            </table:table-cell>
            <table:table-cell table:style-name="ce2" table:formula="of:=TEXT([.F116];&quot;0&quot;)" office:value-type="string" office:string-value="8">
              <text:p>8</text:p>
            </table:table-cell>
            <table:table-cell table:style-name="ce2" table:formula="of:=IF(EXACT([.F115];[.F116]);[.H115];CELL(&quot;Row&quot;;[.H116]))" office:value-type="float" office:value="115">
              <text:p>115</text:p>
            </table:table-cell>
            <table:table-cell table:style-name="ce2" table:formula="of:=IF(AND([.$A116]&lt;=[.J$1];[.$A115]&gt;[.$A116]);0;IF(EXACT([.$A116];[.J$1]+1);[.I115]+1;[.I115]))" office:value-type="float" office:value="0">
              <text:p>0</text:p>
            </table:table-cell>
            <table:table-cell table:style-name="ce2" table:formula="of:=TEXT([.I116];&quot;0&quot;)" office:value-type="string" office:string-value="0">
              <text:p>0</text:p>
            </table:table-cell>
            <table:table-cell table:style-name="ce2" table:formula="of:=IF(EXACT([.I115];[.I116]);[.K115];CELL(&quot;Row&quot;;[.K116]))" office:value-type="float" office:value="97">
              <text:p>97</text:p>
            </table:table-cell>
            <table:table-cell table:style-name="ce2" table:formula="of:=IF(AND([.$A116]&lt;=[.M$1];[.$A115]&gt;[.$A116]);0;IF(EXACT([.$A116];[.M$1]+1);[.L115]+1;[.L115]))" office:value-type="float" office:value="0">
              <text:p>0</text:p>
            </table:table-cell>
            <table:table-cell table:style-name="ce2" table:formula="of:=TEXT([.L116];&quot;0&quot;)" office:value-type="string" office:string-value="0">
              <text:p>0</text:p>
            </table:table-cell>
            <table:table-cell table:style-name="ce2" table:formula="of:=IF(EXACT([.L115];[.L116]);[.N115];CELL(&quot;Row&quot;;[.N116]))" office:value-type="float" office:value="97">
              <text:p>97</text:p>
            </table:table-cell>
            <table:table-cell table:style-name="ce2" table:formula="of:=IF(AND([.$A116]&lt;=[.P$1];[.$A115]&gt;[.$A116]);0;IF(EXACT([.$A116];[.P$1]+1);[.O115]+1;[.O115]))" office:value-type="float" office:value="0">
              <text:p>0</text:p>
            </table:table-cell>
            <table:table-cell table:style-name="ce2" table:formula="of:=TEXT([.O116];&quot;0&quot;)" office:value-type="string" office:string-value="0">
              <text:p>0</text:p>
            </table:table-cell>
            <table:table-cell table:style-name="ce2" table:formula="of:=IF(EXACT([.O115];[.O116]);[.Q115];CELL(&quot;Row&quot;;[.Q116]))" office:value-type="float" office:value="52">
              <text:p>52</text:p>
            </table:table-cell>
            <table:table-cell table:style-name="ce2" table:formula="of:=IF(AND([.$A116]&lt;=[.S$1];[.$A115]&gt;[.$A116]);0;IF(EXACT([.$A116];[.S$1]+1);[.R115]+1;[.R115]))" office:value-type="float" office:value="1">
              <text:p>1</text:p>
            </table:table-cell>
            <table:table-cell table:style-name="ce2" table:formula="of:=TEXT([.R116];&quot;0&quot;)" office:value-type="string" office:string-value="1">
              <text:p>1</text:p>
            </table:table-cell>
            <table:table-cell table:style-name="ce2" table:formula="of:=IF(EXACT([.R115];[.R116]);[.T115];CELL(&quot;Row&quot;;[.T116]))" office:value-type="float" office:value="116">
              <text:p>116</text:p>
            </table:table-cell>
            <table:table-cell table:style-name="ce4" table:formula="of:=NOT(AND(OR([.A115]&gt;[.A116];[.A115]=[.A116]);[.A115]&lt;&gt;7))" office:value-type="boolean" office:boolean-value="true">
              <text:p>TRUE</text:p>
            </table:table-cell>
            <table:table-cell table:style-name="Nivel7" table:formula="of:=CONCATENATE([.D116];[.G116];[.J116];[.M116];[.P116];[.S116])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380001">
              <text:p>380001</text:p>
            </table:table-cell>
            <table:table-cell table:style-name="Datos" office:value-type="string">
              <text:p>Balance inicial</text:p>
            </table:table-cell>
            <table:table-cell table:style-name="Nivel7" table:formula="of:=[.W116]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Balance inicial">
              <text:p>Balance ini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6];1);&quot;&quot;;IF(EXACT([.A116];2);INDIRECT(CONCATENATE(&quot;W&quot;;[.B116]));IF(EXACT([.A116];3);INDIRECT(CONCATENATE(&quot;W&quot;;[.E116]));IF(EXACT([.A116];4);INDIRECT(CONCATENATE(&quot;W&quot;;[.H116]));IF(EXACT([.A116];5);INDIRECT(CONCATENATE(&quot;W&quot;;[.K116]));IF(EXACT([.A116];6);INDIRECT(CONCATENATE(&quot;W&quot;;[.N116]));IF(EXACT([.A116];7);INDIRECT(CONCATENATE(&quot;W&quot;;[.Q116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16];7));NOT(EXACT([.AD116];&quot;Vista&quot;)));AND(EXACT([.A116];7);EXACT([.AD116];&quot;Vista&quot;))))" office:value-type="boolean" office:boolean-value="true">
              <text:p>TRUE</text:p>
            </table:table-cell>
            <table:table-cell table:style-name="Datos" office:value-type="string">
              <text:p>Patrimoni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6];[Valores.$A$2:.$C$12];2)" office:value-type="string" office:string-value="other">
              <text:p>other</text:p>
            </table:table-cell>
            <table:table-cell table:style-name="Datos" table:formula="of:=VLOOKUP([.AD116];[Valores.$A$2:.$C$12];3)" office:value-type="string" office:string-value="False">
              <text:p>False</text:p>
            </table:table-cell>
            <table:table-cell table:number-columns-repeated="987"/>
          </table:table-row>
        </table:table-row-group>
        <table:table-row table:style-name="ro4">
          <table:table-cell table:style-name="ce2" office:value-type="float" office:value="2">
            <text:p>2</text:p>
          </table:table-cell>
          <table:table-cell table:style-name="ce2" table:formula="of:=IF(EXACT([.A117];1);CELL(&quot;Row&quot;;[.B117]);[.B116])" office:value-type="float" office:value="2">
            <text:p>2</text:p>
          </table:table-cell>
          <table:table-cell table:style-name="ce2" table:formula="of:=IF(EXACT([.$A117];1);0;IF(EXACT([.$A117];2);[.C116]+1;[.C116]))" office:value-type="float" office:value="4">
            <text:p>4</text:p>
          </table:table-cell>
          <table:table-cell table:style-name="ce2" table:formula="of:=TEXT([.C117];&quot;0&quot;)" office:value-type="string" office:string-value="4">
            <text:p>4</text:p>
          </table:table-cell>
          <table:table-cell table:style-name="ce2" table:formula="of:=IF(EXACT([.C116];[.C117]);[.E116];CELL(&quot;Row&quot;;[.E117]))" office:value-type="float" office:value="117">
            <text:p>117</text:p>
          </table:table-cell>
          <table:table-cell table:style-name="ce2" table:formula="of:=IF(AND([.$A117]&lt;=[.G$1];[.$A116]&gt;[.$A117]);0;IF(EXACT([.$A117];[.G$1]+1);[.F116]+1;[.F116]))" office:value-type="float" office:value="0">
            <text:p>0</text:p>
          </table:table-cell>
          <table:table-cell table:style-name="ce2" table:formula="of:=TEXT([.F117];&quot;0&quot;)" office:value-type="string" office:string-value="0">
            <text:p>0</text:p>
          </table:table-cell>
          <table:table-cell table:style-name="ce2" table:formula="of:=IF(EXACT([.F116];[.F117]);[.H116];CELL(&quot;Row&quot;;[.H117]))" office:value-type="float" office:value="117">
            <text:p>117</text:p>
          </table:table-cell>
          <table:table-cell table:style-name="ce2" table:formula="of:=IF(AND([.$A117]&lt;=[.J$1];[.$A116]&gt;[.$A117]);0;IF(EXACT([.$A117];[.J$1]+1);[.I116]+1;[.I116]))" office:value-type="float" office:value="0">
            <text:p>0</text:p>
          </table:table-cell>
          <table:table-cell table:style-name="ce2" table:formula="of:=TEXT([.I117];&quot;0&quot;)" office:value-type="string" office:string-value="0">
            <text:p>0</text:p>
          </table:table-cell>
          <table:table-cell table:style-name="ce2" table:formula="of:=IF(EXACT([.I116];[.I117]);[.K116];CELL(&quot;Row&quot;;[.K117]))" office:value-type="float" office:value="97">
            <text:p>97</text:p>
          </table:table-cell>
          <table:table-cell table:style-name="ce2" table:formula="of:=IF(AND([.$A117]&lt;=[.M$1];[.$A116]&gt;[.$A117]);0;IF(EXACT([.$A117];[.M$1]+1);[.L116]+1;[.L116]))" office:value-type="float" office:value="0">
            <text:p>0</text:p>
          </table:table-cell>
          <table:table-cell table:style-name="ce2" table:formula="of:=TEXT([.L117];&quot;0&quot;)" office:value-type="string" office:string-value="0">
            <text:p>0</text:p>
          </table:table-cell>
          <table:table-cell table:style-name="ce2" table:formula="of:=IF(EXACT([.L116];[.L117]);[.N116];CELL(&quot;Row&quot;;[.N117]))" office:value-type="float" office:value="97">
            <text:p>97</text:p>
          </table:table-cell>
          <table:table-cell table:style-name="ce2" table:formula="of:=IF(AND([.$A117]&lt;=[.P$1];[.$A116]&gt;[.$A117]);0;IF(EXACT([.$A117];[.P$1]+1);[.O116]+1;[.O116]))" office:value-type="float" office:value="0">
            <text:p>0</text:p>
          </table:table-cell>
          <table:table-cell table:style-name="ce2" table:formula="of:=TEXT([.O117];&quot;0&quot;)" office:value-type="string" office:string-value="0">
            <text:p>0</text:p>
          </table:table-cell>
          <table:table-cell table:style-name="ce2" table:formula="of:=IF(EXACT([.O116];[.O117]);[.Q116];CELL(&quot;Row&quot;;[.Q117]))" office:value-type="float" office:value="52">
            <text:p>52</text:p>
          </table:table-cell>
          <table:table-cell table:style-name="ce2" table:formula="of:=IF(AND([.$A117]&lt;=[.S$1];[.$A116]&gt;[.$A117]);0;IF(EXACT([.$A117];[.S$1]+1);[.R116]+1;[.R116]))" office:value-type="float" office:value="0">
            <text:p>0</text:p>
          </table:table-cell>
          <table:table-cell table:style-name="ce2" table:formula="of:=TEXT([.R117];&quot;0&quot;)" office:value-type="string" office:string-value="0">
            <text:p>0</text:p>
          </table:table-cell>
          <table:table-cell table:style-name="ce2" table:formula="of:=IF(EXACT([.R116];[.R117]);[.T116];CELL(&quot;Row&quot;;[.T117]))" office:value-type="float" office:value="117">
            <text:p>117</text:p>
          </table:table-cell>
          <table:table-cell table:style-name="ce4" table:formula="of:=NOT(AND(OR([.A116]&gt;[.A117];[.A116]=[.A117]);[.A116]&lt;&gt;7))" office:value-type="boolean" office:boolean-value="true">
            <text:p>TRUE</text:p>
          </table:table-cell>
          <table:table-cell table:style-name="Nivel2" table:formula="of:=CONCATENATE([.D117];[.G117];[.J117];[.M117];[.P117];[.S117])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400000">
            <text:p>400000</text:p>
          </table:table-cell>
          <table:table-cell table:style-name="Datos" office:value-type="string">
            <text:p>Ingresos</text:p>
          </table:table-cell>
          <table:table-cell table:style-name="Nivel2" table:formula="of:=[.W117]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Ingresos">
            <text:p>Ingreso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In</text:p>
          </table:table-cell>
          <table:table-cell table:style-name="Datos" table:formula="of:=IF(EXACT([.A117];1);&quot;&quot;;IF(EXACT([.A117];2);INDIRECT(CONCATENATE(&quot;W&quot;;[.B117]));IF(EXACT([.A117];3);INDIRECT(CONCATENATE(&quot;W&quot;;[.E117]));IF(EXACT([.A117];4);INDIRECT(CONCATENATE(&quot;W&quot;;[.H117]));IF(EXACT([.A117];5);INDIRECT(CONCATENATE(&quot;W&quot;;[.K117]));IF(EXACT([.A117];6);INDIRECT(CONCATENATE(&quot;W&quot;;[.N117]));IF(EXACT([.A117];7);INDIRECT(CONCATENATE(&quot;W&quot;;[.Q117])))))))))" office:value-type="string" office:string-value="Plan Contable">
            <text:p>Plan Contable</text:p>
          </table:table-cell>
          <table:table-cell table:style-name="ce5" table:formula="of:=NOT(OR(AND(NOT(EXACT([.A117];7));NOT(EXACT([.AD117];&quot;Vista&quot;)));AND(EXACT([.A117];7);EXACT([.AD117];&quot;Vista&quot;))))" office:value-type="boolean" office:boolean-value="true">
            <text:p>TRU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CRC</text:p>
          </table:table-cell>
          <table:table-cell table:style-name="Datos" table:formula="of:=VLOOKUP([.AD117];[Valores.$A$2:.$C$12];2)" office:value-type="string" office:string-value="view">
            <text:p>view</text:p>
          </table:table-cell>
          <table:table-cell table:style-name="Datos" table:formula="of:=VLOOKUP([.AD117];[Valores.$A$2:.$C$12];3)" office:value-type="string" office:string-value="False">
            <text:p>False</text:p>
          </table:table-cell>
          <table:table-cell table:number-columns-repeated="987"/>
        </table:table-row>
        <table:table-row-group table:display="false"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18];1);CELL(&quot;Row&quot;;[.B118]);[.B117])" office:value-type="float" office:value="2">
              <text:p>2</text:p>
            </table:table-cell>
            <table:table-cell table:style-name="ce2" table:formula="of:=IF(EXACT([.$A118];1);0;IF(EXACT([.$A118];2);[.C117]+1;[.C117]))" office:value-type="float" office:value="4">
              <text:p>4</text:p>
            </table:table-cell>
            <table:table-cell table:style-name="ce2" table:formula="of:=TEXT([.C118];&quot;0&quot;)" office:value-type="string" office:string-value="4">
              <text:p>4</text:p>
            </table:table-cell>
            <table:table-cell table:style-name="ce2" table:formula="of:=IF(EXACT([.C117];[.C118]);[.E117];CELL(&quot;Row&quot;;[.E118]))" office:value-type="float" office:value="117">
              <text:p>117</text:p>
            </table:table-cell>
            <table:table-cell table:style-name="ce2" table:formula="of:=IF(AND([.$A118]&lt;=[.G$1];[.$A117]&gt;[.$A118]);0;IF(EXACT([.$A118];[.G$1]+1);[.F117]+1;[.F117]))" office:value-type="float" office:value="1">
              <text:p>1</text:p>
            </table:table-cell>
            <table:table-cell table:style-name="ce2" table:formula="of:=TEXT([.F118];&quot;0&quot;)" office:value-type="string" office:string-value="1">
              <text:p>1</text:p>
            </table:table-cell>
            <table:table-cell table:style-name="ce2" table:formula="of:=IF(EXACT([.F117];[.F118]);[.H117];CELL(&quot;Row&quot;;[.H118]))" office:value-type="float" office:value="118">
              <text:p>118</text:p>
            </table:table-cell>
            <table:table-cell table:style-name="ce2" table:formula="of:=IF(AND([.$A118]&lt;=[.J$1];[.$A117]&gt;[.$A118]);0;IF(EXACT([.$A118];[.J$1]+1);[.I117]+1;[.I117]))" office:value-type="float" office:value="0">
              <text:p>0</text:p>
            </table:table-cell>
            <table:table-cell table:style-name="ce2" table:formula="of:=TEXT([.I118];&quot;0&quot;)" office:value-type="string" office:string-value="0">
              <text:p>0</text:p>
            </table:table-cell>
            <table:table-cell table:style-name="ce2" table:formula="of:=IF(EXACT([.I117];[.I118]);[.K117];CELL(&quot;Row&quot;;[.K118]))" office:value-type="float" office:value="97">
              <text:p>97</text:p>
            </table:table-cell>
            <table:table-cell table:style-name="ce2" table:formula="of:=IF(AND([.$A118]&lt;=[.M$1];[.$A117]&gt;[.$A118]);0;IF(EXACT([.$A118];[.M$1]+1);[.L117]+1;[.L117]))" office:value-type="float" office:value="0">
              <text:p>0</text:p>
            </table:table-cell>
            <table:table-cell table:style-name="ce2" table:formula="of:=TEXT([.L118];&quot;0&quot;)" office:value-type="string" office:string-value="0">
              <text:p>0</text:p>
            </table:table-cell>
            <table:table-cell table:style-name="ce2" table:formula="of:=IF(EXACT([.L117];[.L118]);[.N117];CELL(&quot;Row&quot;;[.N118]))" office:value-type="float" office:value="97">
              <text:p>97</text:p>
            </table:table-cell>
            <table:table-cell table:style-name="ce2" table:formula="of:=IF(AND([.$A118]&lt;=[.P$1];[.$A117]&gt;[.$A118]);0;IF(EXACT([.$A118];[.P$1]+1);[.O117]+1;[.O117]))" office:value-type="float" office:value="0">
              <text:p>0</text:p>
            </table:table-cell>
            <table:table-cell table:style-name="ce2" table:formula="of:=TEXT([.O118];&quot;0&quot;)" office:value-type="string" office:string-value="0">
              <text:p>0</text:p>
            </table:table-cell>
            <table:table-cell table:style-name="ce2" table:formula="of:=IF(EXACT([.O117];[.O118]);[.Q117];CELL(&quot;Row&quot;;[.Q118]))" office:value-type="float" office:value="52">
              <text:p>52</text:p>
            </table:table-cell>
            <table:table-cell table:style-name="ce2" table:formula="of:=IF(AND([.$A118]&lt;=[.S$1];[.$A117]&gt;[.$A118]);0;IF(EXACT([.$A118];[.S$1]+1);[.R117]+1;[.R117]))" office:value-type="float" office:value="0">
              <text:p>0</text:p>
            </table:table-cell>
            <table:table-cell table:style-name="ce2" table:formula="of:=TEXT([.R118];&quot;0&quot;)" office:value-type="string" office:string-value="0">
              <text:p>0</text:p>
            </table:table-cell>
            <table:table-cell table:style-name="ce2" table:formula="of:=IF(EXACT([.R117];[.R118]);[.T117];CELL(&quot;Row&quot;;[.T118]))" office:value-type="float" office:value="117">
              <text:p>117</text:p>
            </table:table-cell>
            <table:table-cell table:style-name="ce4" table:formula="of:=NOT(AND(OR([.A117]&gt;[.A118];[.A117]=[.A118]);[.A117]&lt;&gt;7))" office:value-type="boolean" office:boolean-value="true">
              <text:p>TRUE</text:p>
            </table:table-cell>
            <table:table-cell table:style-name="Nivel3" table:formula="of:=CONCATENATE([.D118];[.G118];[.J118];[.M118];[.P118];[.S118])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410000">
              <text:p>410000</text:p>
            </table:table-cell>
            <table:table-cell table:style-name="Datos" office:value-type="string">
              <text:p>Ingresos por ventas</text:p>
            </table:table-cell>
            <table:table-cell table:style-name="Nivel3" table:formula="of:=[.W118]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Ingresos por ventas">
              <text:p>Ingresos por ventas</text:p>
            </table:table-cell>
            <table:table-cell table:style-name="ce2"/>
            <table:table-cell table:style-name="ce2" office:value-type="float" office:value="1">
              <text:p>1</text:p>
            </table:table-cell>
            <table:table-cell table:style-name="Datos" office:value-type="string">
              <text:p>Ventas</text:p>
            </table:table-cell>
            <table:table-cell table:style-name="Datos" table:formula="of:=IF(EXACT([.A118];1);&quot;&quot;;IF(EXACT([.A118];2);INDIRECT(CONCATENATE(&quot;W&quot;;[.B118]));IF(EXACT([.A118];3);INDIRECT(CONCATENATE(&quot;W&quot;;[.E118]));IF(EXACT([.A118];4);INDIRECT(CONCATENATE(&quot;W&quot;;[.H118]));IF(EXACT([.A118];5);INDIRECT(CONCATENATE(&quot;W&quot;;[.K118]));IF(EXACT([.A118];6);INDIRECT(CONCATENATE(&quot;W&quot;;[.N118]));IF(EXACT([.A118];7);INDIRECT(CONCATENATE(&quot;W&quot;;[.Q118])))))))))" office:value-type="string" office:string-value="Ingresos">
              <text:p>Ingresos</text:p>
            </table:table-cell>
            <table:table-cell table:style-name="ce5" table:formula="of:=NOT(OR(AND(NOT(EXACT([.A118];7));NOT(EXACT([.AD118];&quot;Vista&quot;)));AND(EXACT([.A118];7);EXACT([.AD118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8];[Valores.$A$2:.$C$12];2)" office:value-type="string" office:string-value="view">
              <text:p>view</text:p>
            </table:table-cell>
            <table:table-cell table:style-name="Datos" table:formula="of:=VLOOKUP([.AD11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19];1);CELL(&quot;Row&quot;;[.B119]);[.B118])" office:value-type="float" office:value="2">
              <text:p>2</text:p>
            </table:table-cell>
            <table:table-cell table:style-name="ce2" table:formula="of:=IF(EXACT([.$A119];1);0;IF(EXACT([.$A119];2);[.C118]+1;[.C118]))" office:value-type="float" office:value="4">
              <text:p>4</text:p>
            </table:table-cell>
            <table:table-cell table:style-name="ce2" table:formula="of:=TEXT([.C119];&quot;0&quot;)" office:value-type="string" office:string-value="4">
              <text:p>4</text:p>
            </table:table-cell>
            <table:table-cell table:style-name="ce2" table:formula="of:=IF(EXACT([.C118];[.C119]);[.E118];CELL(&quot;Row&quot;;[.E119]))" office:value-type="float" office:value="117">
              <text:p>117</text:p>
            </table:table-cell>
            <table:table-cell table:style-name="ce2" table:formula="of:=IF(AND([.$A119]&lt;=[.G$1];[.$A118]&gt;[.$A119]);0;IF(EXACT([.$A119];[.G$1]+1);[.F118]+1;[.F118]))" office:value-type="float" office:value="1">
              <text:p>1</text:p>
            </table:table-cell>
            <table:table-cell table:style-name="ce2" table:formula="of:=TEXT([.F119];&quot;0&quot;)" office:value-type="string" office:string-value="1">
              <text:p>1</text:p>
            </table:table-cell>
            <table:table-cell table:style-name="ce2" table:formula="of:=IF(EXACT([.F118];[.F119]);[.H118];CELL(&quot;Row&quot;;[.H119]))" office:value-type="float" office:value="118">
              <text:p>118</text:p>
            </table:table-cell>
            <table:table-cell table:style-name="ce2" table:formula="of:=IF(AND([.$A119]&lt;=[.J$1];[.$A118]&gt;[.$A119]);0;IF(EXACT([.$A119];[.J$1]+1);[.I118]+1;[.I118]))" office:value-type="float" office:value="0">
              <text:p>0</text:p>
            </table:table-cell>
            <table:table-cell table:style-name="ce2" table:formula="of:=TEXT([.I119];&quot;0&quot;)" office:value-type="string" office:string-value="0">
              <text:p>0</text:p>
            </table:table-cell>
            <table:table-cell table:style-name="ce2" table:formula="of:=IF(EXACT([.I118];[.I119]);[.K118];CELL(&quot;Row&quot;;[.K119]))" office:value-type="float" office:value="97">
              <text:p>97</text:p>
            </table:table-cell>
            <table:table-cell table:style-name="ce2" table:formula="of:=IF(AND([.$A119]&lt;=[.M$1];[.$A118]&gt;[.$A119]);0;IF(EXACT([.$A119];[.M$1]+1);[.L118]+1;[.L118]))" office:value-type="float" office:value="0">
              <text:p>0</text:p>
            </table:table-cell>
            <table:table-cell table:style-name="ce2" table:formula="of:=TEXT([.L119];&quot;0&quot;)" office:value-type="string" office:string-value="0">
              <text:p>0</text:p>
            </table:table-cell>
            <table:table-cell table:style-name="ce2" table:formula="of:=IF(EXACT([.L118];[.L119]);[.N118];CELL(&quot;Row&quot;;[.N119]))" office:value-type="float" office:value="97">
              <text:p>97</text:p>
            </table:table-cell>
            <table:table-cell table:style-name="ce2" table:formula="of:=IF(AND([.$A119]&lt;=[.P$1];[.$A118]&gt;[.$A119]);0;IF(EXACT([.$A119];[.P$1]+1);[.O118]+1;[.O118]))" office:value-type="float" office:value="0">
              <text:p>0</text:p>
            </table:table-cell>
            <table:table-cell table:style-name="ce2" table:formula="of:=TEXT([.O119];&quot;0&quot;)" office:value-type="string" office:string-value="0">
              <text:p>0</text:p>
            </table:table-cell>
            <table:table-cell table:style-name="ce2" table:formula="of:=IF(EXACT([.O118];[.O119]);[.Q118];CELL(&quot;Row&quot;;[.Q119]))" office:value-type="float" office:value="52">
              <text:p>52</text:p>
            </table:table-cell>
            <table:table-cell table:style-name="ce2" table:formula="of:=IF(AND([.$A119]&lt;=[.S$1];[.$A118]&gt;[.$A119]);0;IF(EXACT([.$A119];[.S$1]+1);[.R118]+1;[.R118]))" office:value-type="float" office:value="1">
              <text:p>1</text:p>
            </table:table-cell>
            <table:table-cell table:style-name="ce2" table:formula="of:=TEXT([.R119];&quot;0&quot;)" office:value-type="string" office:string-value="1">
              <text:p>1</text:p>
            </table:table-cell>
            <table:table-cell table:style-name="ce2" table:formula="of:=IF(EXACT([.R118];[.R119]);[.T118];CELL(&quot;Row&quot;;[.T119]))" office:value-type="float" office:value="119">
              <text:p>119</text:p>
            </table:table-cell>
            <table:table-cell table:style-name="ce4" table:formula="of:=NOT(AND(OR([.A118]&gt;[.A119];[.A118]=[.A119]);[.A118]&lt;&gt;7))" office:value-type="boolean" office:boolean-value="true">
              <text:p>TRUE</text:p>
            </table:table-cell>
            <table:table-cell table:style-name="Nivel7" table:formula="of:=CONCATENATE([.D119];[.G119];[.J119];[.M119];[.P119];[.S119])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410001">
              <text:p>410001</text:p>
            </table:table-cell>
            <table:table-cell table:style-name="Datos" office:value-type="string">
              <text:p>Categoría 1</text:p>
            </table:table-cell>
            <table:table-cell table:style-name="Nivel7" table:formula="of:=[.W119]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Categoría 1">
              <text:p>Categoría 1</text:p>
            </table:table-cell>
            <table:table-cell table:style-name="ce2"/>
            <table:table-cell table:style-name="ce2" office:value-type="float" office:value="1">
              <text:p>1</text:p>
            </table:table-cell>
            <table:table-cell table:style-name="Datos" office:value-type="string">
              <text:p>Otros</text:p>
            </table:table-cell>
            <table:table-cell table:style-name="Datos" table:formula="of:=IF(EXACT([.A119];1);&quot;&quot;;IF(EXACT([.A119];2);INDIRECT(CONCATENATE(&quot;W&quot;;[.B119]));IF(EXACT([.A119];3);INDIRECT(CONCATENATE(&quot;W&quot;;[.E119]));IF(EXACT([.A119];4);INDIRECT(CONCATENATE(&quot;W&quot;;[.H119]));IF(EXACT([.A119];5);INDIRECT(CONCATENATE(&quot;W&quot;;[.K119]));IF(EXACT([.A119];6);INDIRECT(CONCATENATE(&quot;W&quot;;[.N119]));IF(EXACT([.A119];7);INDIRECT(CONCATENATE(&quot;W&quot;;[.Q119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19];7));NOT(EXACT([.AD119];&quot;Vista&quot;)));AND(EXACT([.A119];7);EXACT([.AD119];&quot;Vista&quot;))))" office:value-type="boolean" office:boolean-value="true">
              <text:p>TRUE</text:p>
            </table:table-cell>
            <table:table-cell table:style-name="Datos" office:value-type="string">
              <text:p>Ingres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19];[Valores.$A$2:.$C$12];2)" office:value-type="string" office:string-value="other">
              <text:p>other</text:p>
            </table:table-cell>
            <table:table-cell table:style-name="Datos" table:formula="of:=VLOOKUP([.AD11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20];1);CELL(&quot;Row&quot;;[.B120]);[.B119])" office:value-type="float" office:value="2">
              <text:p>2</text:p>
            </table:table-cell>
            <table:table-cell table:style-name="ce2" table:formula="of:=IF(EXACT([.$A120];1);0;IF(EXACT([.$A120];2);[.C119]+1;[.C119]))" office:value-type="float" office:value="4">
              <text:p>4</text:p>
            </table:table-cell>
            <table:table-cell table:style-name="ce2" table:formula="of:=TEXT([.C120];&quot;0&quot;)" office:value-type="string" office:string-value="4">
              <text:p>4</text:p>
            </table:table-cell>
            <table:table-cell table:style-name="ce2" table:formula="of:=IF(EXACT([.C119];[.C120]);[.E119];CELL(&quot;Row&quot;;[.E120]))" office:value-type="float" office:value="117">
              <text:p>117</text:p>
            </table:table-cell>
            <table:table-cell table:style-name="ce2" table:formula="of:=IF(AND([.$A120]&lt;=[.G$1];[.$A119]&gt;[.$A120]);0;IF(EXACT([.$A120];[.G$1]+1);[.F119]+1;[.F119]))" office:value-type="float" office:value="2">
              <text:p>2</text:p>
            </table:table-cell>
            <table:table-cell table:style-name="ce2" table:formula="of:=TEXT([.F120];&quot;0&quot;)" office:value-type="string" office:string-value="2">
              <text:p>2</text:p>
            </table:table-cell>
            <table:table-cell table:style-name="ce2" table:formula="of:=IF(EXACT([.F119];[.F120]);[.H119];CELL(&quot;Row&quot;;[.H120]))" office:value-type="float" office:value="120">
              <text:p>120</text:p>
            </table:table-cell>
            <table:table-cell table:style-name="ce2" table:formula="of:=IF(AND([.$A120]&lt;=[.J$1];[.$A119]&gt;[.$A120]);0;IF(EXACT([.$A120];[.J$1]+1);[.I119]+1;[.I119]))" office:value-type="float" office:value="0">
              <text:p>0</text:p>
            </table:table-cell>
            <table:table-cell table:style-name="ce2" table:formula="of:=TEXT([.I120];&quot;0&quot;)" office:value-type="string" office:string-value="0">
              <text:p>0</text:p>
            </table:table-cell>
            <table:table-cell table:style-name="ce2" table:formula="of:=IF(EXACT([.I119];[.I120]);[.K119];CELL(&quot;Row&quot;;[.K120]))" office:value-type="float" office:value="97">
              <text:p>97</text:p>
            </table:table-cell>
            <table:table-cell table:style-name="ce2" table:formula="of:=IF(AND([.$A120]&lt;=[.M$1];[.$A119]&gt;[.$A120]);0;IF(EXACT([.$A120];[.M$1]+1);[.L119]+1;[.L119]))" office:value-type="float" office:value="0">
              <text:p>0</text:p>
            </table:table-cell>
            <table:table-cell table:style-name="ce2" table:formula="of:=TEXT([.L120];&quot;0&quot;)" office:value-type="string" office:string-value="0">
              <text:p>0</text:p>
            </table:table-cell>
            <table:table-cell table:style-name="ce2" table:formula="of:=IF(EXACT([.L119];[.L120]);[.N119];CELL(&quot;Row&quot;;[.N120]))" office:value-type="float" office:value="97">
              <text:p>97</text:p>
            </table:table-cell>
            <table:table-cell table:style-name="ce2" table:formula="of:=IF(AND([.$A120]&lt;=[.P$1];[.$A119]&gt;[.$A120]);0;IF(EXACT([.$A120];[.P$1]+1);[.O119]+1;[.O119]))" office:value-type="float" office:value="0">
              <text:p>0</text:p>
            </table:table-cell>
            <table:table-cell table:style-name="ce2" table:formula="of:=TEXT([.O120];&quot;0&quot;)" office:value-type="string" office:string-value="0">
              <text:p>0</text:p>
            </table:table-cell>
            <table:table-cell table:style-name="ce2" table:formula="of:=IF(EXACT([.O119];[.O120]);[.Q119];CELL(&quot;Row&quot;;[.Q120]))" office:value-type="float" office:value="52">
              <text:p>52</text:p>
            </table:table-cell>
            <table:table-cell table:style-name="ce2" table:formula="of:=IF(AND([.$A120]&lt;=[.S$1];[.$A119]&gt;[.$A120]);0;IF(EXACT([.$A120];[.S$1]+1);[.R119]+1;[.R119]))" office:value-type="float" office:value="0">
              <text:p>0</text:p>
            </table:table-cell>
            <table:table-cell table:style-name="ce2" table:formula="of:=TEXT([.R120];&quot;0&quot;)" office:value-type="string" office:string-value="0">
              <text:p>0</text:p>
            </table:table-cell>
            <table:table-cell table:style-name="ce2" table:formula="of:=IF(EXACT([.R119];[.R120]);[.T119];CELL(&quot;Row&quot;;[.T120]))" office:value-type="float" office:value="120">
              <text:p>120</text:p>
            </table:table-cell>
            <table:table-cell table:style-name="ce4" table:formula="of:=NOT(AND(OR([.A119]&gt;[.A120];[.A119]=[.A120]);[.A119]&lt;&gt;7))" office:value-type="boolean" office:boolean-value="true">
              <text:p>TRUE</text:p>
            </table:table-cell>
            <table:table-cell table:style-name="Nivel3" table:formula="of:=CONCATENATE([.D120];[.G120];[.J120];[.M120];[.P120];[.S120])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420000">
              <text:p>420000</text:p>
            </table:table-cell>
            <table:table-cell table:style-name="Datos" office:value-type="string">
              <text:p>Ingresos por administración</text:p>
            </table:table-cell>
            <table:table-cell table:style-name="Nivel3" table:formula="of:=[.W120]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Ingresos por administración">
              <text:p>Ingresos por administración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Corp</text:p>
            </table:table-cell>
            <table:table-cell table:style-name="Datos" table:formula="of:=IF(EXACT([.A120];1);&quot;&quot;;IF(EXACT([.A120];2);INDIRECT(CONCATENATE(&quot;W&quot;;[.B120]));IF(EXACT([.A120];3);INDIRECT(CONCATENATE(&quot;W&quot;;[.E120]));IF(EXACT([.A120];4);INDIRECT(CONCATENATE(&quot;W&quot;;[.H120]));IF(EXACT([.A120];5);INDIRECT(CONCATENATE(&quot;W&quot;;[.K120]));IF(EXACT([.A120];6);INDIRECT(CONCATENATE(&quot;W&quot;;[.N120]));IF(EXACT([.A120];7);INDIRECT(CONCATENATE(&quot;W&quot;;[.Q120])))))))))" office:value-type="string" office:string-value="Ingresos">
              <text:p>Ingresos</text:p>
            </table:table-cell>
            <table:table-cell table:style-name="ce5" table:formula="of:=NOT(OR(AND(NOT(EXACT([.A120];7));NOT(EXACT([.AD120];&quot;Vista&quot;)));AND(EXACT([.A120];7);EXACT([.AD120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0];[Valores.$A$2:.$C$12];2)" office:value-type="string" office:string-value="view">
              <text:p>view</text:p>
            </table:table-cell>
            <table:table-cell table:style-name="Datos" table:formula="of:=VLOOKUP([.AD12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21];1);CELL(&quot;Row&quot;;[.B121]);[.B120])" office:value-type="float" office:value="2">
              <text:p>2</text:p>
            </table:table-cell>
            <table:table-cell table:style-name="ce2" table:formula="of:=IF(EXACT([.$A121];1);0;IF(EXACT([.$A121];2);[.C120]+1;[.C120]))" office:value-type="float" office:value="4">
              <text:p>4</text:p>
            </table:table-cell>
            <table:table-cell table:style-name="ce2" table:formula="of:=TEXT([.C121];&quot;0&quot;)" office:value-type="string" office:string-value="4">
              <text:p>4</text:p>
            </table:table-cell>
            <table:table-cell table:style-name="ce2" table:formula="of:=IF(EXACT([.C120];[.C121]);[.E120];CELL(&quot;Row&quot;;[.E121]))" office:value-type="float" office:value="117">
              <text:p>117</text:p>
            </table:table-cell>
            <table:table-cell table:style-name="ce2" table:formula="of:=IF(AND([.$A121]&lt;=[.G$1];[.$A120]&gt;[.$A121]);0;IF(EXACT([.$A121];[.G$1]+1);[.F120]+1;[.F120]))" office:value-type="float" office:value="2">
              <text:p>2</text:p>
            </table:table-cell>
            <table:table-cell table:style-name="ce2" table:formula="of:=TEXT([.F121];&quot;0&quot;)" office:value-type="string" office:string-value="2">
              <text:p>2</text:p>
            </table:table-cell>
            <table:table-cell table:style-name="ce2" table:formula="of:=IF(EXACT([.F120];[.F121]);[.H120];CELL(&quot;Row&quot;;[.H121]))" office:value-type="float" office:value="120">
              <text:p>120</text:p>
            </table:table-cell>
            <table:table-cell table:style-name="ce2" table:formula="of:=IF(AND([.$A121]&lt;=[.J$1];[.$A120]&gt;[.$A121]);0;IF(EXACT([.$A121];[.J$1]+1);[.I120]+1;[.I120]))" office:value-type="float" office:value="0">
              <text:p>0</text:p>
            </table:table-cell>
            <table:table-cell table:style-name="ce2" table:formula="of:=TEXT([.I121];&quot;0&quot;)" office:value-type="string" office:string-value="0">
              <text:p>0</text:p>
            </table:table-cell>
            <table:table-cell table:style-name="ce2" table:formula="of:=IF(EXACT([.I120];[.I121]);[.K120];CELL(&quot;Row&quot;;[.K121]))" office:value-type="float" office:value="97">
              <text:p>97</text:p>
            </table:table-cell>
            <table:table-cell table:style-name="ce2" table:formula="of:=IF(AND([.$A121]&lt;=[.M$1];[.$A120]&gt;[.$A121]);0;IF(EXACT([.$A121];[.M$1]+1);[.L120]+1;[.L120]))" office:value-type="float" office:value="0">
              <text:p>0</text:p>
            </table:table-cell>
            <table:table-cell table:style-name="ce2" table:formula="of:=TEXT([.L121];&quot;0&quot;)" office:value-type="string" office:string-value="0">
              <text:p>0</text:p>
            </table:table-cell>
            <table:table-cell table:style-name="ce2" table:formula="of:=IF(EXACT([.L120];[.L121]);[.N120];CELL(&quot;Row&quot;;[.N121]))" office:value-type="float" office:value="97">
              <text:p>97</text:p>
            </table:table-cell>
            <table:table-cell table:style-name="ce2" table:formula="of:=IF(AND([.$A121]&lt;=[.P$1];[.$A120]&gt;[.$A121]);0;IF(EXACT([.$A121];[.P$1]+1);[.O120]+1;[.O120]))" office:value-type="float" office:value="0">
              <text:p>0</text:p>
            </table:table-cell>
            <table:table-cell table:style-name="ce2" table:formula="of:=TEXT([.O121];&quot;0&quot;)" office:value-type="string" office:string-value="0">
              <text:p>0</text:p>
            </table:table-cell>
            <table:table-cell table:style-name="ce2" table:formula="of:=IF(EXACT([.O120];[.O121]);[.Q120];CELL(&quot;Row&quot;;[.Q121]))" office:value-type="float" office:value="52">
              <text:p>52</text:p>
            </table:table-cell>
            <table:table-cell table:style-name="ce2" table:formula="of:=IF(AND([.$A121]&lt;=[.S$1];[.$A120]&gt;[.$A121]);0;IF(EXACT([.$A121];[.S$1]+1);[.R120]+1;[.R120]))" office:value-type="float" office:value="1">
              <text:p>1</text:p>
            </table:table-cell>
            <table:table-cell table:style-name="ce2" table:formula="of:=TEXT([.R121];&quot;0&quot;)" office:value-type="string" office:string-value="1">
              <text:p>1</text:p>
            </table:table-cell>
            <table:table-cell table:style-name="ce2" table:formula="of:=IF(EXACT([.R120];[.R121]);[.T120];CELL(&quot;Row&quot;;[.T121]))" office:value-type="float" office:value="121">
              <text:p>121</text:p>
            </table:table-cell>
            <table:table-cell table:style-name="ce4" table:formula="of:=NOT(AND(OR([.A120]&gt;[.A121];[.A120]=[.A121]);[.A120]&lt;&gt;7))" office:value-type="boolean" office:boolean-value="true">
              <text:p>TRUE</text:p>
            </table:table-cell>
            <table:table-cell table:style-name="Nivel7" table:formula="of:=CONCATENATE([.D121];[.G121];[.J121];[.M121];[.P121];[.S121])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420001">
              <text:p>420001</text:p>
            </table:table-cell>
            <table:table-cell table:style-name="Datos" office:value-type="string">
              <text:p>Cuota por administración</text:p>
            </table:table-cell>
            <table:table-cell table:style-name="Nivel7" table:formula="of:=[.W121]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Cuota por administración">
              <text:p>Cuota por administración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A</text:p>
            </table:table-cell>
            <table:table-cell table:style-name="Datos" table:formula="of:=IF(EXACT([.A121];1);&quot;&quot;;IF(EXACT([.A121];2);INDIRECT(CONCATENATE(&quot;W&quot;;[.B121]));IF(EXACT([.A121];3);INDIRECT(CONCATENATE(&quot;W&quot;;[.E121]));IF(EXACT([.A121];4);INDIRECT(CONCATENATE(&quot;W&quot;;[.H121]));IF(EXACT([.A121];5);INDIRECT(CONCATENATE(&quot;W&quot;;[.K121]));IF(EXACT([.A121];6);INDIRECT(CONCATENATE(&quot;W&quot;;[.N121]));IF(EXACT([.A121];7);INDIRECT(CONCATENATE(&quot;W&quot;;[.Q121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21];7));NOT(EXACT([.AD121];&quot;Vista&quot;)));AND(EXACT([.A121];7);EXACT([.AD121];&quot;Vista&quot;))))" office:value-type="boolean" office:boolean-value="true">
              <text:p>TRUE</text:p>
            </table:table-cell>
            <table:table-cell table:style-name="Datos" office:value-type="string">
              <text:p>Ingres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1];[Valores.$A$2:.$C$12];2)" office:value-type="string" office:string-value="other">
              <text:p>other</text:p>
            </table:table-cell>
            <table:table-cell table:style-name="Datos" table:formula="of:=VLOOKUP([.AD12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22];1);CELL(&quot;Row&quot;;[.B122]);[.B121])" office:value-type="float" office:value="2">
              <text:p>2</text:p>
            </table:table-cell>
            <table:table-cell table:style-name="ce2" table:formula="of:=IF(EXACT([.$A122];1);0;IF(EXACT([.$A122];2);[.C121]+1;[.C121]))" office:value-type="float" office:value="4">
              <text:p>4</text:p>
            </table:table-cell>
            <table:table-cell table:style-name="ce2" table:formula="of:=TEXT([.C122];&quot;0&quot;)" office:value-type="string" office:string-value="4">
              <text:p>4</text:p>
            </table:table-cell>
            <table:table-cell table:style-name="ce2" table:formula="of:=IF(EXACT([.C121];[.C122]);[.E121];CELL(&quot;Row&quot;;[.E122]))" office:value-type="float" office:value="117">
              <text:p>117</text:p>
            </table:table-cell>
            <table:table-cell table:style-name="ce2" table:formula="of:=IF(AND([.$A122]&lt;=[.G$1];[.$A121]&gt;[.$A122]);0;IF(EXACT([.$A122];[.G$1]+1);[.F121]+1;[.F121]))" office:value-type="float" office:value="3">
              <text:p>3</text:p>
            </table:table-cell>
            <table:table-cell table:style-name="ce2" table:formula="of:=TEXT([.F122];&quot;0&quot;)" office:value-type="string" office:string-value="3">
              <text:p>3</text:p>
            </table:table-cell>
            <table:table-cell table:style-name="ce2" table:formula="of:=IF(EXACT([.F121];[.F122]);[.H121];CELL(&quot;Row&quot;;[.H122]))" office:value-type="float" office:value="122">
              <text:p>122</text:p>
            </table:table-cell>
            <table:table-cell table:style-name="ce2" table:formula="of:=IF(AND([.$A122]&lt;=[.J$1];[.$A121]&gt;[.$A122]);0;IF(EXACT([.$A122];[.J$1]+1);[.I121]+1;[.I121]))" office:value-type="float" office:value="0">
              <text:p>0</text:p>
            </table:table-cell>
            <table:table-cell table:style-name="ce2" table:formula="of:=TEXT([.I122];&quot;0&quot;)" office:value-type="string" office:string-value="0">
              <text:p>0</text:p>
            </table:table-cell>
            <table:table-cell table:style-name="ce2" table:formula="of:=IF(EXACT([.I121];[.I122]);[.K121];CELL(&quot;Row&quot;;[.K122]))" office:value-type="float" office:value="97">
              <text:p>97</text:p>
            </table:table-cell>
            <table:table-cell table:style-name="ce2" table:formula="of:=IF(AND([.$A122]&lt;=[.M$1];[.$A121]&gt;[.$A122]);0;IF(EXACT([.$A122];[.M$1]+1);[.L121]+1;[.L121]))" office:value-type="float" office:value="0">
              <text:p>0</text:p>
            </table:table-cell>
            <table:table-cell table:style-name="ce2" table:formula="of:=TEXT([.L122];&quot;0&quot;)" office:value-type="string" office:string-value="0">
              <text:p>0</text:p>
            </table:table-cell>
            <table:table-cell table:style-name="ce2" table:formula="of:=IF(EXACT([.L121];[.L122]);[.N121];CELL(&quot;Row&quot;;[.N122]))" office:value-type="float" office:value="97">
              <text:p>97</text:p>
            </table:table-cell>
            <table:table-cell table:style-name="ce2" table:formula="of:=IF(AND([.$A122]&lt;=[.P$1];[.$A121]&gt;[.$A122]);0;IF(EXACT([.$A122];[.P$1]+1);[.O121]+1;[.O121]))" office:value-type="float" office:value="0">
              <text:p>0</text:p>
            </table:table-cell>
            <table:table-cell table:style-name="ce2" table:formula="of:=TEXT([.O122];&quot;0&quot;)" office:value-type="string" office:string-value="0">
              <text:p>0</text:p>
            </table:table-cell>
            <table:table-cell table:style-name="ce2" table:formula="of:=IF(EXACT([.O121];[.O122]);[.Q121];CELL(&quot;Row&quot;;[.Q122]))" office:value-type="float" office:value="52">
              <text:p>52</text:p>
            </table:table-cell>
            <table:table-cell table:style-name="ce2" table:formula="of:=IF(AND([.$A122]&lt;=[.S$1];[.$A121]&gt;[.$A122]);0;IF(EXACT([.$A122];[.S$1]+1);[.R121]+1;[.R121]))" office:value-type="float" office:value="0">
              <text:p>0</text:p>
            </table:table-cell>
            <table:table-cell table:style-name="ce2" table:formula="of:=TEXT([.R122];&quot;0&quot;)" office:value-type="string" office:string-value="0">
              <text:p>0</text:p>
            </table:table-cell>
            <table:table-cell table:style-name="ce2" table:formula="of:=IF(EXACT([.R121];[.R122]);[.T121];CELL(&quot;Row&quot;;[.T122]))" office:value-type="float" office:value="122">
              <text:p>122</text:p>
            </table:table-cell>
            <table:table-cell table:style-name="ce4" table:formula="of:=NOT(AND(OR([.A121]&gt;[.A122];[.A121]=[.A122]);[.A121]&lt;&gt;7))" office:value-type="boolean" office:boolean-value="true">
              <text:p>TRUE</text:p>
            </table:table-cell>
            <table:table-cell table:style-name="Nivel3" table:formula="of:=CONCATENATE([.D122];[.G122];[.J122];[.M122];[.P122];[.S122])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430000">
              <text:p>430000</text:p>
            </table:table-cell>
            <table:table-cell table:style-name="Datos" office:value-type="string">
              <text:p>Ingresos financieros</text:p>
            </table:table-cell>
            <table:table-cell table:style-name="Nivel3" table:formula="of:=[.W122]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Ingresos financieros">
              <text:p>Ingresos financier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i</text:p>
            </table:table-cell>
            <table:table-cell table:style-name="Datos" table:formula="of:=IF(EXACT([.A122];1);&quot;&quot;;IF(EXACT([.A122];2);INDIRECT(CONCATENATE(&quot;W&quot;;[.B122]));IF(EXACT([.A122];3);INDIRECT(CONCATENATE(&quot;W&quot;;[.E122]));IF(EXACT([.A122];4);INDIRECT(CONCATENATE(&quot;W&quot;;[.H122]));IF(EXACT([.A122];5);INDIRECT(CONCATENATE(&quot;W&quot;;[.K122]));IF(EXACT([.A122];6);INDIRECT(CONCATENATE(&quot;W&quot;;[.N122]));IF(EXACT([.A122];7);INDIRECT(CONCATENATE(&quot;W&quot;;[.Q122])))))))))" office:value-type="string" office:string-value="Ingresos">
              <text:p>Ingresos</text:p>
            </table:table-cell>
            <table:table-cell table:style-name="ce5" table:formula="of:=NOT(OR(AND(NOT(EXACT([.A122];7));NOT(EXACT([.AD122];&quot;Vista&quot;)));AND(EXACT([.A122];7);EXACT([.AD122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2];[Valores.$A$2:.$C$12];2)" office:value-type="string" office:string-value="view">
              <text:p>view</text:p>
            </table:table-cell>
            <table:table-cell table:style-name="Datos" table:formula="of:=VLOOKUP([.AD12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23];1);CELL(&quot;Row&quot;;[.B123]);[.B122])" office:value-type="float" office:value="2">
              <text:p>2</text:p>
            </table:table-cell>
            <table:table-cell table:style-name="ce2" table:formula="of:=IF(EXACT([.$A123];1);0;IF(EXACT([.$A123];2);[.C122]+1;[.C122]))" office:value-type="float" office:value="4">
              <text:p>4</text:p>
            </table:table-cell>
            <table:table-cell table:style-name="ce2" table:formula="of:=TEXT([.C123];&quot;0&quot;)" office:value-type="string" office:string-value="4">
              <text:p>4</text:p>
            </table:table-cell>
            <table:table-cell table:style-name="ce2" table:formula="of:=IF(EXACT([.C122];[.C123]);[.E122];CELL(&quot;Row&quot;;[.E123]))" office:value-type="float" office:value="117">
              <text:p>117</text:p>
            </table:table-cell>
            <table:table-cell table:style-name="ce2" table:formula="of:=IF(AND([.$A123]&lt;=[.G$1];[.$A122]&gt;[.$A123]);0;IF(EXACT([.$A123];[.G$1]+1);[.F122]+1;[.F122]))" office:value-type="float" office:value="3">
              <text:p>3</text:p>
            </table:table-cell>
            <table:table-cell table:style-name="ce2" table:formula="of:=TEXT([.F123];&quot;0&quot;)" office:value-type="string" office:string-value="3">
              <text:p>3</text:p>
            </table:table-cell>
            <table:table-cell table:style-name="ce2" table:formula="of:=IF(EXACT([.F122];[.F123]);[.H122];CELL(&quot;Row&quot;;[.H123]))" office:value-type="float" office:value="122">
              <text:p>122</text:p>
            </table:table-cell>
            <table:table-cell table:style-name="ce2" table:formula="of:=IF(AND([.$A123]&lt;=[.J$1];[.$A122]&gt;[.$A123]);0;IF(EXACT([.$A123];[.J$1]+1);[.I122]+1;[.I122]))" office:value-type="float" office:value="0">
              <text:p>0</text:p>
            </table:table-cell>
            <table:table-cell table:style-name="ce2" table:formula="of:=TEXT([.I123];&quot;0&quot;)" office:value-type="string" office:string-value="0">
              <text:p>0</text:p>
            </table:table-cell>
            <table:table-cell table:style-name="ce2" table:formula="of:=IF(EXACT([.I122];[.I123]);[.K122];CELL(&quot;Row&quot;;[.K123]))" office:value-type="float" office:value="97">
              <text:p>97</text:p>
            </table:table-cell>
            <table:table-cell table:style-name="ce2" table:formula="of:=IF(AND([.$A123]&lt;=[.M$1];[.$A122]&gt;[.$A123]);0;IF(EXACT([.$A123];[.M$1]+1);[.L122]+1;[.L122]))" office:value-type="float" office:value="0">
              <text:p>0</text:p>
            </table:table-cell>
            <table:table-cell table:style-name="ce2" table:formula="of:=TEXT([.L123];&quot;0&quot;)" office:value-type="string" office:string-value="0">
              <text:p>0</text:p>
            </table:table-cell>
            <table:table-cell table:style-name="ce2" table:formula="of:=IF(EXACT([.L122];[.L123]);[.N122];CELL(&quot;Row&quot;;[.N123]))" office:value-type="float" office:value="97">
              <text:p>97</text:p>
            </table:table-cell>
            <table:table-cell table:style-name="ce2" table:formula="of:=IF(AND([.$A123]&lt;=[.P$1];[.$A122]&gt;[.$A123]);0;IF(EXACT([.$A123];[.P$1]+1);[.O122]+1;[.O122]))" office:value-type="float" office:value="0">
              <text:p>0</text:p>
            </table:table-cell>
            <table:table-cell table:style-name="ce2" table:formula="of:=TEXT([.O123];&quot;0&quot;)" office:value-type="string" office:string-value="0">
              <text:p>0</text:p>
            </table:table-cell>
            <table:table-cell table:style-name="ce2" table:formula="of:=IF(EXACT([.O122];[.O123]);[.Q122];CELL(&quot;Row&quot;;[.Q123]))" office:value-type="float" office:value="52">
              <text:p>52</text:p>
            </table:table-cell>
            <table:table-cell table:style-name="ce2" table:formula="of:=IF(AND([.$A123]&lt;=[.S$1];[.$A122]&gt;[.$A123]);0;IF(EXACT([.$A123];[.S$1]+1);[.R122]+1;[.R122]))" office:value-type="float" office:value="1">
              <text:p>1</text:p>
            </table:table-cell>
            <table:table-cell table:style-name="ce2" table:formula="of:=TEXT([.R123];&quot;0&quot;)" office:value-type="string" office:string-value="1">
              <text:p>1</text:p>
            </table:table-cell>
            <table:table-cell table:style-name="ce2" table:formula="of:=IF(EXACT([.R122];[.R123]);[.T122];CELL(&quot;Row&quot;;[.T123]))" office:value-type="float" office:value="123">
              <text:p>123</text:p>
            </table:table-cell>
            <table:table-cell table:style-name="ce4" table:formula="of:=NOT(AND(OR([.A122]&gt;[.A123];[.A122]=[.A123]);[.A122]&lt;&gt;7))" office:value-type="boolean" office:boolean-value="true">
              <text:p>TRUE</text:p>
            </table:table-cell>
            <table:table-cell table:style-name="Nivel7" table:formula="of:=CONCATENATE([.D123];[.G123];[.J123];[.M123];[.P123];[.S123])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430001">
              <text:p>430001</text:p>
            </table:table-cell>
            <table:table-cell table:style-name="Datos" office:value-type="string">
              <text:p>Intereses ganados sobre cuentas corrientes</text:p>
            </table:table-cell>
            <table:table-cell table:style-name="Nivel7" table:formula="of:=[.W123]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Intereses ganados sobre cuentas corrientes">
              <text:p>Intereses ganados sobre cuentas corrien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nt</text:p>
            </table:table-cell>
            <table:table-cell table:style-name="Datos" table:formula="of:=IF(EXACT([.A123];1);&quot;&quot;;IF(EXACT([.A123];2);INDIRECT(CONCATENATE(&quot;W&quot;;[.B123]));IF(EXACT([.A123];3);INDIRECT(CONCATENATE(&quot;W&quot;;[.E123]));IF(EXACT([.A123];4);INDIRECT(CONCATENATE(&quot;W&quot;;[.H123]));IF(EXACT([.A123];5);INDIRECT(CONCATENATE(&quot;W&quot;;[.K123]));IF(EXACT([.A123];6);INDIRECT(CONCATENATE(&quot;W&quot;;[.N123]));IF(EXACT([.A123];7);INDIRECT(CONCATENATE(&quot;W&quot;;[.Q123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23];7));NOT(EXACT([.AD123];&quot;Vista&quot;)));AND(EXACT([.A123];7);EXACT([.AD123];&quot;Vista&quot;))))" office:value-type="boolean" office:boolean-value="true">
              <text:p>TRUE</text:p>
            </table:table-cell>
            <table:table-cell table:style-name="Datos" office:value-type="string">
              <text:p>Ingres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3];[Valores.$A$2:.$C$12];2)" office:value-type="string" office:string-value="other">
              <text:p>other</text:p>
            </table:table-cell>
            <table:table-cell table:style-name="Datos" table:formula="of:=VLOOKUP([.AD12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24];1);CELL(&quot;Row&quot;;[.B124]);[.B123])" office:value-type="float" office:value="2">
              <text:p>2</text:p>
            </table:table-cell>
            <table:table-cell table:style-name="ce2" table:formula="of:=IF(EXACT([.$A124];1);0;IF(EXACT([.$A124];2);[.C123]+1;[.C123]))" office:value-type="float" office:value="4">
              <text:p>4</text:p>
            </table:table-cell>
            <table:table-cell table:style-name="ce2" table:formula="of:=TEXT([.C124];&quot;0&quot;)" office:value-type="string" office:string-value="4">
              <text:p>4</text:p>
            </table:table-cell>
            <table:table-cell table:style-name="ce2" table:formula="of:=IF(EXACT([.C123];[.C124]);[.E123];CELL(&quot;Row&quot;;[.E124]))" office:value-type="float" office:value="117">
              <text:p>117</text:p>
            </table:table-cell>
            <table:table-cell table:style-name="ce2" table:formula="of:=IF(AND([.$A124]&lt;=[.G$1];[.$A123]&gt;[.$A124]);0;IF(EXACT([.$A124];[.G$1]+1);[.F123]+1;[.F123]))" office:value-type="float" office:value="4">
              <text:p>4</text:p>
            </table:table-cell>
            <table:table-cell table:style-name="ce2" table:formula="of:=TEXT([.F124];&quot;0&quot;)" office:value-type="string" office:string-value="4">
              <text:p>4</text:p>
            </table:table-cell>
            <table:table-cell table:style-name="ce2" table:formula="of:=IF(EXACT([.F123];[.F124]);[.H123];CELL(&quot;Row&quot;;[.H124]))" office:value-type="float" office:value="124">
              <text:p>124</text:p>
            </table:table-cell>
            <table:table-cell table:style-name="ce2" table:formula="of:=IF(AND([.$A124]&lt;=[.J$1];[.$A123]&gt;[.$A124]);0;IF(EXACT([.$A124];[.J$1]+1);[.I123]+1;[.I123]))" office:value-type="float" office:value="0">
              <text:p>0</text:p>
            </table:table-cell>
            <table:table-cell table:style-name="ce2" table:formula="of:=TEXT([.I124];&quot;0&quot;)" office:value-type="string" office:string-value="0">
              <text:p>0</text:p>
            </table:table-cell>
            <table:table-cell table:style-name="ce2" table:formula="of:=IF(EXACT([.I123];[.I124]);[.K123];CELL(&quot;Row&quot;;[.K124]))" office:value-type="float" office:value="97">
              <text:p>97</text:p>
            </table:table-cell>
            <table:table-cell table:style-name="ce2" table:formula="of:=IF(AND([.$A124]&lt;=[.M$1];[.$A123]&gt;[.$A124]);0;IF(EXACT([.$A124];[.M$1]+1);[.L123]+1;[.L123]))" office:value-type="float" office:value="0">
              <text:p>0</text:p>
            </table:table-cell>
            <table:table-cell table:style-name="ce2" table:formula="of:=TEXT([.L124];&quot;0&quot;)" office:value-type="string" office:string-value="0">
              <text:p>0</text:p>
            </table:table-cell>
            <table:table-cell table:style-name="ce2" table:formula="of:=IF(EXACT([.L123];[.L124]);[.N123];CELL(&quot;Row&quot;;[.N124]))" office:value-type="float" office:value="97">
              <text:p>97</text:p>
            </table:table-cell>
            <table:table-cell table:style-name="ce2" table:formula="of:=IF(AND([.$A124]&lt;=[.P$1];[.$A123]&gt;[.$A124]);0;IF(EXACT([.$A124];[.P$1]+1);[.O123]+1;[.O123]))" office:value-type="float" office:value="0">
              <text:p>0</text:p>
            </table:table-cell>
            <table:table-cell table:style-name="ce2" table:formula="of:=TEXT([.O124];&quot;0&quot;)" office:value-type="string" office:string-value="0">
              <text:p>0</text:p>
            </table:table-cell>
            <table:table-cell table:style-name="ce2" table:formula="of:=IF(EXACT([.O123];[.O124]);[.Q123];CELL(&quot;Row&quot;;[.Q124]))" office:value-type="float" office:value="52">
              <text:p>52</text:p>
            </table:table-cell>
            <table:table-cell table:style-name="ce2" table:formula="of:=IF(AND([.$A124]&lt;=[.S$1];[.$A123]&gt;[.$A124]);0;IF(EXACT([.$A124];[.S$1]+1);[.R123]+1;[.R123]))" office:value-type="float" office:value="0">
              <text:p>0</text:p>
            </table:table-cell>
            <table:table-cell table:style-name="ce2" table:formula="of:=TEXT([.R124];&quot;0&quot;)" office:value-type="string" office:string-value="0">
              <text:p>0</text:p>
            </table:table-cell>
            <table:table-cell table:style-name="ce2" table:formula="of:=IF(EXACT([.R123];[.R124]);[.T123];CELL(&quot;Row&quot;;[.T124]))" office:value-type="float" office:value="124">
              <text:p>124</text:p>
            </table:table-cell>
            <table:table-cell table:style-name="ce4" table:formula="of:=NOT(AND(OR([.A123]&gt;[.A124];[.A123]=[.A124]);[.A123]&lt;&gt;7))" office:value-type="boolean" office:boolean-value="true">
              <text:p>TRUE</text:p>
            </table:table-cell>
            <table:table-cell table:style-name="Nivel3" table:formula="of:=CONCATENATE([.D124];[.G124];[.J124];[.M124];[.P124];[.S124])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440000">
              <text:p>440000</text:p>
            </table:table-cell>
            <table:table-cell table:style-name="Datos" office:value-type="string">
              <text:p>Otros ingresos</text:p>
            </table:table-cell>
            <table:table-cell table:style-name="Nivel3" table:formula="of:=[.W124]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Otros ingresos">
              <text:p>Otros ingres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I</text:p>
            </table:table-cell>
            <table:table-cell table:style-name="Datos" table:formula="of:=IF(EXACT([.A124];1);&quot;&quot;;IF(EXACT([.A124];2);INDIRECT(CONCATENATE(&quot;W&quot;;[.B124]));IF(EXACT([.A124];3);INDIRECT(CONCATENATE(&quot;W&quot;;[.E124]));IF(EXACT([.A124];4);INDIRECT(CONCATENATE(&quot;W&quot;;[.H124]));IF(EXACT([.A124];5);INDIRECT(CONCATENATE(&quot;W&quot;;[.K124]));IF(EXACT([.A124];6);INDIRECT(CONCATENATE(&quot;W&quot;;[.N124]));IF(EXACT([.A124];7);INDIRECT(CONCATENATE(&quot;W&quot;;[.Q124])))))))))" office:value-type="string" office:string-value="Ingresos">
              <text:p>Ingresos</text:p>
            </table:table-cell>
            <table:table-cell table:style-name="ce5" table:formula="of:=NOT(OR(AND(NOT(EXACT([.A124];7));NOT(EXACT([.AD124];&quot;Vista&quot;)));AND(EXACT([.A124];7);EXACT([.AD124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4];[Valores.$A$2:.$C$12];2)" office:value-type="string" office:string-value="view">
              <text:p>view</text:p>
            </table:table-cell>
            <table:table-cell table:style-name="Datos" table:formula="of:=VLOOKUP([.AD12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25];1);CELL(&quot;Row&quot;;[.B125]);[.B124])" office:value-type="float" office:value="2">
              <text:p>2</text:p>
            </table:table-cell>
            <table:table-cell table:style-name="ce2" table:formula="of:=IF(EXACT([.$A125];1);0;IF(EXACT([.$A125];2);[.C124]+1;[.C124]))" office:value-type="float" office:value="4">
              <text:p>4</text:p>
            </table:table-cell>
            <table:table-cell table:style-name="ce2" table:formula="of:=TEXT([.C125];&quot;0&quot;)" office:value-type="string" office:string-value="4">
              <text:p>4</text:p>
            </table:table-cell>
            <table:table-cell table:style-name="ce2" table:formula="of:=IF(EXACT([.C124];[.C125]);[.E124];CELL(&quot;Row&quot;;[.E125]))" office:value-type="float" office:value="117">
              <text:p>117</text:p>
            </table:table-cell>
            <table:table-cell table:style-name="ce2" table:formula="of:=IF(AND([.$A125]&lt;=[.G$1];[.$A124]&gt;[.$A125]);0;IF(EXACT([.$A125];[.G$1]+1);[.F124]+1;[.F124]))" office:value-type="float" office:value="4">
              <text:p>4</text:p>
            </table:table-cell>
            <table:table-cell table:style-name="ce2" table:formula="of:=TEXT([.F125];&quot;0&quot;)" office:value-type="string" office:string-value="4">
              <text:p>4</text:p>
            </table:table-cell>
            <table:table-cell table:style-name="ce2" table:formula="of:=IF(EXACT([.F124];[.F125]);[.H124];CELL(&quot;Row&quot;;[.H125]))" office:value-type="float" office:value="124">
              <text:p>124</text:p>
            </table:table-cell>
            <table:table-cell table:style-name="ce2" table:formula="of:=IF(AND([.$A125]&lt;=[.J$1];[.$A124]&gt;[.$A125]);0;IF(EXACT([.$A125];[.J$1]+1);[.I124]+1;[.I124]))" office:value-type="float" office:value="0">
              <text:p>0</text:p>
            </table:table-cell>
            <table:table-cell table:style-name="ce2" table:formula="of:=TEXT([.I125];&quot;0&quot;)" office:value-type="string" office:string-value="0">
              <text:p>0</text:p>
            </table:table-cell>
            <table:table-cell table:style-name="ce2" table:formula="of:=IF(EXACT([.I124];[.I125]);[.K124];CELL(&quot;Row&quot;;[.K125]))" office:value-type="float" office:value="97">
              <text:p>97</text:p>
            </table:table-cell>
            <table:table-cell table:style-name="ce2" table:formula="of:=IF(AND([.$A125]&lt;=[.M$1];[.$A124]&gt;[.$A125]);0;IF(EXACT([.$A125];[.M$1]+1);[.L124]+1;[.L124]))" office:value-type="float" office:value="0">
              <text:p>0</text:p>
            </table:table-cell>
            <table:table-cell table:style-name="ce2" table:formula="of:=TEXT([.L125];&quot;0&quot;)" office:value-type="string" office:string-value="0">
              <text:p>0</text:p>
            </table:table-cell>
            <table:table-cell table:style-name="ce2" table:formula="of:=IF(EXACT([.L124];[.L125]);[.N124];CELL(&quot;Row&quot;;[.N125]))" office:value-type="float" office:value="97">
              <text:p>97</text:p>
            </table:table-cell>
            <table:table-cell table:style-name="ce2" table:formula="of:=IF(AND([.$A125]&lt;=[.P$1];[.$A124]&gt;[.$A125]);0;IF(EXACT([.$A125];[.P$1]+1);[.O124]+1;[.O124]))" office:value-type="float" office:value="0">
              <text:p>0</text:p>
            </table:table-cell>
            <table:table-cell table:style-name="ce2" table:formula="of:=TEXT([.O125];&quot;0&quot;)" office:value-type="string" office:string-value="0">
              <text:p>0</text:p>
            </table:table-cell>
            <table:table-cell table:style-name="ce2" table:formula="of:=IF(EXACT([.O124];[.O125]);[.Q124];CELL(&quot;Row&quot;;[.Q125]))" office:value-type="float" office:value="52">
              <text:p>52</text:p>
            </table:table-cell>
            <table:table-cell table:style-name="ce2" table:formula="of:=IF(AND([.$A125]&lt;=[.S$1];[.$A124]&gt;[.$A125]);0;IF(EXACT([.$A125];[.S$1]+1);[.R124]+1;[.R124]))" office:value-type="float" office:value="1">
              <text:p>1</text:p>
            </table:table-cell>
            <table:table-cell table:style-name="ce2" table:formula="of:=TEXT([.R125];&quot;0&quot;)" office:value-type="string" office:string-value="1">
              <text:p>1</text:p>
            </table:table-cell>
            <table:table-cell table:style-name="ce2" table:formula="of:=IF(EXACT([.R124];[.R125]);[.T124];CELL(&quot;Row&quot;;[.T125]))" office:value-type="float" office:value="125">
              <text:p>125</text:p>
            </table:table-cell>
            <table:table-cell table:style-name="ce4" table:formula="of:=NOT(AND(OR([.A124]&gt;[.A125];[.A124]=[.A125]);[.A124]&lt;&gt;7))" office:value-type="boolean" office:boolean-value="true">
              <text:p>TRUE</text:p>
            </table:table-cell>
            <table:table-cell table:style-name="Nivel7" table:formula="of:=CONCATENATE([.D125];[.G125];[.J125];[.M125];[.P125];[.S125])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440001">
              <text:p>440001</text:p>
            </table:table-cell>
            <table:table-cell table:style-name="Datos" office:value-type="string">
              <text:p>Ajustes</text:p>
            </table:table-cell>
            <table:table-cell table:style-name="Nivel7" table:formula="of:=[.W125]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Ajustes">
              <text:p>Ajus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j</text:p>
            </table:table-cell>
            <table:table-cell table:style-name="Datos" table:formula="of:=IF(EXACT([.A125];1);&quot;&quot;;IF(EXACT([.A125];2);INDIRECT(CONCATENATE(&quot;W&quot;;[.B125]));IF(EXACT([.A125];3);INDIRECT(CONCATENATE(&quot;W&quot;;[.E125]));IF(EXACT([.A125];4);INDIRECT(CONCATENATE(&quot;W&quot;;[.H125]));IF(EXACT([.A125];5);INDIRECT(CONCATENATE(&quot;W&quot;;[.K125]));IF(EXACT([.A125];6);INDIRECT(CONCATENATE(&quot;W&quot;;[.N125]));IF(EXACT([.A125];7);INDIRECT(CONCATENATE(&quot;W&quot;;[.Q125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25];7));NOT(EXACT([.AD125];&quot;Vista&quot;)));AND(EXACT([.A125];7);EXACT([.AD125];&quot;Vista&quot;))))" office:value-type="boolean" office:boolean-value="true">
              <text:p>TRUE</text:p>
            </table:table-cell>
            <table:table-cell table:style-name="Datos" office:value-type="string">
              <text:p>Ingres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5];[Valores.$A$2:.$C$12];2)" office:value-type="string" office:string-value="other">
              <text:p>other</text:p>
            </table:table-cell>
            <table:table-cell table:style-name="Datos" table:formula="of:=VLOOKUP([.AD12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26];1);CELL(&quot;Row&quot;;[.B126]);[.B125])" office:value-type="float" office:value="2">
              <text:p>2</text:p>
            </table:table-cell>
            <table:table-cell table:style-name="ce2" table:formula="of:=IF(EXACT([.$A126];1);0;IF(EXACT([.$A126];2);[.C125]+1;[.C125]))" office:value-type="float" office:value="4">
              <text:p>4</text:p>
            </table:table-cell>
            <table:table-cell table:style-name="ce2" table:formula="of:=TEXT([.C126];&quot;0&quot;)" office:value-type="string" office:string-value="4">
              <text:p>4</text:p>
            </table:table-cell>
            <table:table-cell table:style-name="ce2" table:formula="of:=IF(EXACT([.C125];[.C126]);[.E125];CELL(&quot;Row&quot;;[.E126]))" office:value-type="float" office:value="117">
              <text:p>117</text:p>
            </table:table-cell>
            <table:table-cell table:style-name="ce2" table:formula="of:=IF(AND([.$A126]&lt;=[.G$1];[.$A125]&gt;[.$A126]);0;IF(EXACT([.$A126];[.G$1]+1);[.F125]+1;[.F125]))" office:value-type="float" office:value="4">
              <text:p>4</text:p>
            </table:table-cell>
            <table:table-cell table:style-name="ce2" table:formula="of:=TEXT([.F126];&quot;0&quot;)" office:value-type="string" office:string-value="4">
              <text:p>4</text:p>
            </table:table-cell>
            <table:table-cell table:style-name="ce2" table:formula="of:=IF(EXACT([.F125];[.F126]);[.H125];CELL(&quot;Row&quot;;[.H126]))" office:value-type="float" office:value="124">
              <text:p>124</text:p>
            </table:table-cell>
            <table:table-cell table:style-name="ce2" table:formula="of:=IF(AND([.$A126]&lt;=[.J$1];[.$A125]&gt;[.$A126]);0;IF(EXACT([.$A126];[.J$1]+1);[.I125]+1;[.I125]))" office:value-type="float" office:value="0">
              <text:p>0</text:p>
            </table:table-cell>
            <table:table-cell table:style-name="ce2" table:formula="of:=TEXT([.I126];&quot;0&quot;)" office:value-type="string" office:string-value="0">
              <text:p>0</text:p>
            </table:table-cell>
            <table:table-cell table:style-name="ce2" table:formula="of:=IF(EXACT([.I125];[.I126]);[.K125];CELL(&quot;Row&quot;;[.K126]))" office:value-type="float" office:value="97">
              <text:p>97</text:p>
            </table:table-cell>
            <table:table-cell table:style-name="ce2" table:formula="of:=IF(AND([.$A126]&lt;=[.M$1];[.$A125]&gt;[.$A126]);0;IF(EXACT([.$A126];[.M$1]+1);[.L125]+1;[.L125]))" office:value-type="float" office:value="0">
              <text:p>0</text:p>
            </table:table-cell>
            <table:table-cell table:style-name="ce2" table:formula="of:=TEXT([.L126];&quot;0&quot;)" office:value-type="string" office:string-value="0">
              <text:p>0</text:p>
            </table:table-cell>
            <table:table-cell table:style-name="ce2" table:formula="of:=IF(EXACT([.L125];[.L126]);[.N125];CELL(&quot;Row&quot;;[.N126]))" office:value-type="float" office:value="97">
              <text:p>97</text:p>
            </table:table-cell>
            <table:table-cell table:style-name="ce2" table:formula="of:=IF(AND([.$A126]&lt;=[.P$1];[.$A125]&gt;[.$A126]);0;IF(EXACT([.$A126];[.P$1]+1);[.O125]+1;[.O125]))" office:value-type="float" office:value="0">
              <text:p>0</text:p>
            </table:table-cell>
            <table:table-cell table:style-name="ce2" table:formula="of:=TEXT([.O126];&quot;0&quot;)" office:value-type="string" office:string-value="0">
              <text:p>0</text:p>
            </table:table-cell>
            <table:table-cell table:style-name="ce2" table:formula="of:=IF(EXACT([.O125];[.O126]);[.Q125];CELL(&quot;Row&quot;;[.Q126]))" office:value-type="float" office:value="52">
              <text:p>52</text:p>
            </table:table-cell>
            <table:table-cell table:style-name="ce2" table:formula="of:=IF(AND([.$A126]&lt;=[.S$1];[.$A125]&gt;[.$A126]);0;IF(EXACT([.$A126];[.S$1]+1);[.R125]+1;[.R125]))" office:value-type="float" office:value="2">
              <text:p>2</text:p>
            </table:table-cell>
            <table:table-cell table:style-name="ce2" table:formula="of:=TEXT([.R126];&quot;0&quot;)" office:value-type="string" office:string-value="2">
              <text:p>2</text:p>
            </table:table-cell>
            <table:table-cell table:style-name="ce2" table:formula="of:=IF(EXACT([.R125];[.R126]);[.T125];CELL(&quot;Row&quot;;[.T126]))" office:value-type="float" office:value="126">
              <text:p>126</text:p>
            </table:table-cell>
            <table:table-cell table:style-name="ce4" table:formula="of:=NOT(AND(OR([.A125]&gt;[.A126];[.A125]=[.A126]);[.A125]&lt;&gt;7))" office:value-type="boolean" office:boolean-value="true">
              <text:p>TRUE</text:p>
            </table:table-cell>
            <table:table-cell table:style-name="Nivel7" table:formula="of:=CONCATENATE([.D126];[.G126];[.J126];[.M126];[.P126];[.S126])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440002">
              <text:p>440002</text:p>
            </table:table-cell>
            <table:table-cell table:style-name="Datos" office:value-type="string">
              <text:p>Donaciones</text:p>
            </table:table-cell>
            <table:table-cell table:style-name="Nivel7" table:formula="of:=[.W126]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Donaciones">
              <text:p>Donacion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26];1);&quot;&quot;;IF(EXACT([.A126];2);INDIRECT(CONCATENATE(&quot;W&quot;;[.B126]));IF(EXACT([.A126];3);INDIRECT(CONCATENATE(&quot;W&quot;;[.E126]));IF(EXACT([.A126];4);INDIRECT(CONCATENATE(&quot;W&quot;;[.H126]));IF(EXACT([.A126];5);INDIRECT(CONCATENATE(&quot;W&quot;;[.K126]));IF(EXACT([.A126];6);INDIRECT(CONCATENATE(&quot;W&quot;;[.N126]));IF(EXACT([.A126];7);INDIRECT(CONCATENATE(&quot;W&quot;;[.Q126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26];7));NOT(EXACT([.AD126];&quot;Vista&quot;)));AND(EXACT([.A126];7);EXACT([.AD126];&quot;Vista&quot;))))" office:value-type="boolean" office:boolean-value="true">
              <text:p>TRUE</text:p>
            </table:table-cell>
            <table:table-cell table:style-name="Datos" office:value-type="string">
              <text:p>Ingres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6];[Valores.$A$2:.$C$12];2)" office:value-type="string" office:string-value="other">
              <text:p>other</text:p>
            </table:table-cell>
            <table:table-cell table:style-name="Datos" table:formula="of:=VLOOKUP([.AD12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27];1);CELL(&quot;Row&quot;;[.B127]);[.B126])" office:value-type="float" office:value="2">
              <text:p>2</text:p>
            </table:table-cell>
            <table:table-cell table:style-name="ce2" table:formula="of:=IF(EXACT([.$A127];1);0;IF(EXACT([.$A127];2);[.C126]+1;[.C126]))" office:value-type="float" office:value="4">
              <text:p>4</text:p>
            </table:table-cell>
            <table:table-cell table:style-name="ce2" table:formula="of:=TEXT([.C127];&quot;0&quot;)" office:value-type="string" office:string-value="4">
              <text:p>4</text:p>
            </table:table-cell>
            <table:table-cell table:style-name="ce2" table:formula="of:=IF(EXACT([.C126];[.C127]);[.E126];CELL(&quot;Row&quot;;[.E127]))" office:value-type="float" office:value="117">
              <text:p>117</text:p>
            </table:table-cell>
            <table:table-cell table:style-name="ce2" table:formula="of:=IF(AND([.$A127]&lt;=[.G$1];[.$A126]&gt;[.$A127]);0;IF(EXACT([.$A127];[.G$1]+1);[.F126]+1;[.F126]))" office:value-type="float" office:value="5">
              <text:p>5</text:p>
            </table:table-cell>
            <table:table-cell table:style-name="ce2" table:formula="of:=TEXT([.F127];&quot;0&quot;)" office:value-type="string" office:string-value="5">
              <text:p>5</text:p>
            </table:table-cell>
            <table:table-cell table:style-name="ce2" table:formula="of:=IF(EXACT([.F126];[.F127]);[.H126];CELL(&quot;Row&quot;;[.H127]))" office:value-type="float" office:value="127">
              <text:p>127</text:p>
            </table:table-cell>
            <table:table-cell table:style-name="ce2" table:formula="of:=IF(AND([.$A127]&lt;=[.J$1];[.$A126]&gt;[.$A127]);0;IF(EXACT([.$A127];[.J$1]+1);[.I126]+1;[.I126]))" office:value-type="float" office:value="0">
              <text:p>0</text:p>
            </table:table-cell>
            <table:table-cell table:style-name="ce2" table:formula="of:=TEXT([.I127];&quot;0&quot;)" office:value-type="string" office:string-value="0">
              <text:p>0</text:p>
            </table:table-cell>
            <table:table-cell table:style-name="ce2" table:formula="of:=IF(EXACT([.I126];[.I127]);[.K126];CELL(&quot;Row&quot;;[.K127]))" office:value-type="float" office:value="97">
              <text:p>97</text:p>
            </table:table-cell>
            <table:table-cell table:style-name="ce2" table:formula="of:=IF(AND([.$A127]&lt;=[.M$1];[.$A126]&gt;[.$A127]);0;IF(EXACT([.$A127];[.M$1]+1);[.L126]+1;[.L126]))" office:value-type="float" office:value="0">
              <text:p>0</text:p>
            </table:table-cell>
            <table:table-cell table:style-name="ce2" table:formula="of:=TEXT([.L127];&quot;0&quot;)" office:value-type="string" office:string-value="0">
              <text:p>0</text:p>
            </table:table-cell>
            <table:table-cell table:style-name="ce2" table:formula="of:=IF(EXACT([.L126];[.L127]);[.N126];CELL(&quot;Row&quot;;[.N127]))" office:value-type="float" office:value="97">
              <text:p>97</text:p>
            </table:table-cell>
            <table:table-cell table:style-name="ce2" table:formula="of:=IF(AND([.$A127]&lt;=[.P$1];[.$A126]&gt;[.$A127]);0;IF(EXACT([.$A127];[.P$1]+1);[.O126]+1;[.O126]))" office:value-type="float" office:value="0">
              <text:p>0</text:p>
            </table:table-cell>
            <table:table-cell table:style-name="ce2" table:formula="of:=TEXT([.O127];&quot;0&quot;)" office:value-type="string" office:string-value="0">
              <text:p>0</text:p>
            </table:table-cell>
            <table:table-cell table:style-name="ce2" table:formula="of:=IF(EXACT([.O126];[.O127]);[.Q126];CELL(&quot;Row&quot;;[.Q127]))" office:value-type="float" office:value="52">
              <text:p>52</text:p>
            </table:table-cell>
            <table:table-cell table:style-name="ce2" table:formula="of:=IF(AND([.$A127]&lt;=[.S$1];[.$A126]&gt;[.$A127]);0;IF(EXACT([.$A127];[.S$1]+1);[.R126]+1;[.R126]))" office:value-type="float" office:value="0">
              <text:p>0</text:p>
            </table:table-cell>
            <table:table-cell table:style-name="ce2" table:formula="of:=TEXT([.R127];&quot;0&quot;)" office:value-type="string" office:string-value="0">
              <text:p>0</text:p>
            </table:table-cell>
            <table:table-cell table:style-name="ce2" table:formula="of:=IF(EXACT([.R126];[.R127]);[.T126];CELL(&quot;Row&quot;;[.T127]))" office:value-type="float" office:value="127">
              <text:p>127</text:p>
            </table:table-cell>
            <table:table-cell table:style-name="ce4" table:formula="of:=NOT(AND(OR([.A126]&gt;[.A127];[.A126]=[.A127]);[.A126]&lt;&gt;7))" office:value-type="boolean" office:boolean-value="true">
              <text:p>TRUE</text:p>
            </table:table-cell>
            <table:table-cell table:style-name="Nivel3" table:formula="of:=CONCATENATE([.D127];[.G127];[.J127];[.M127];[.P127];[.S127])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450000">
              <text:p>450000</text:p>
            </table:table-cell>
            <table:table-cell table:style-name="Datos" office:value-type="string">
              <text:p>Ingresos no gravables</text:p>
            </table:table-cell>
            <table:table-cell table:style-name="Nivel3" table:formula="of:=[.W127]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Ingresos no gravables">
              <text:p>Ingresos no grava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NG</text:p>
            </table:table-cell>
            <table:table-cell table:style-name="Datos" table:formula="of:=IF(EXACT([.A127];1);&quot;&quot;;IF(EXACT([.A127];2);INDIRECT(CONCATENATE(&quot;W&quot;;[.B127]));IF(EXACT([.A127];3);INDIRECT(CONCATENATE(&quot;W&quot;;[.E127]));IF(EXACT([.A127];4);INDIRECT(CONCATENATE(&quot;W&quot;;[.H127]));IF(EXACT([.A127];5);INDIRECT(CONCATENATE(&quot;W&quot;;[.K127]));IF(EXACT([.A127];6);INDIRECT(CONCATENATE(&quot;W&quot;;[.N127]));IF(EXACT([.A127];7);INDIRECT(CONCATENATE(&quot;W&quot;;[.Q127])))))))))" office:value-type="string" office:string-value="Ingresos">
              <text:p>Ingresos</text:p>
            </table:table-cell>
            <table:table-cell table:style-name="ce5" table:formula="of:=NOT(OR(AND(NOT(EXACT([.A127];7));NOT(EXACT([.AD127];&quot;Vista&quot;)));AND(EXACT([.A127];7);EXACT([.AD127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7];[Valores.$A$2:.$C$12];2)" office:value-type="string" office:string-value="view">
              <text:p>view</text:p>
            </table:table-cell>
            <table:table-cell table:style-name="Datos" table:formula="of:=VLOOKUP([.AD127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28];1);CELL(&quot;Row&quot;;[.B128]);[.B127])" office:value-type="float" office:value="2">
              <text:p>2</text:p>
            </table:table-cell>
            <table:table-cell table:style-name="ce2" table:formula="of:=IF(EXACT([.$A128];1);0;IF(EXACT([.$A128];2);[.C127]+1;[.C127]))" office:value-type="float" office:value="4">
              <text:p>4</text:p>
            </table:table-cell>
            <table:table-cell table:style-name="ce2" table:formula="of:=TEXT([.C128];&quot;0&quot;)" office:value-type="string" office:string-value="4">
              <text:p>4</text:p>
            </table:table-cell>
            <table:table-cell table:style-name="ce2" table:formula="of:=IF(EXACT([.C127];[.C128]);[.E127];CELL(&quot;Row&quot;;[.E128]))" office:value-type="float" office:value="117">
              <text:p>117</text:p>
            </table:table-cell>
            <table:table-cell table:style-name="ce2" table:formula="of:=IF(AND([.$A128]&lt;=[.G$1];[.$A127]&gt;[.$A128]);0;IF(EXACT([.$A128];[.G$1]+1);[.F127]+1;[.F127]))" office:value-type="float" office:value="5">
              <text:p>5</text:p>
            </table:table-cell>
            <table:table-cell table:style-name="ce2" table:formula="of:=TEXT([.F128];&quot;0&quot;)" office:value-type="string" office:string-value="5">
              <text:p>5</text:p>
            </table:table-cell>
            <table:table-cell table:style-name="ce2" table:formula="of:=IF(EXACT([.F127];[.F128]);[.H127];CELL(&quot;Row&quot;;[.H128]))" office:value-type="float" office:value="127">
              <text:p>127</text:p>
            </table:table-cell>
            <table:table-cell table:style-name="ce2" table:formula="of:=IF(AND([.$A128]&lt;=[.J$1];[.$A127]&gt;[.$A128]);0;IF(EXACT([.$A128];[.J$1]+1);[.I127]+1;[.I127]))" office:value-type="float" office:value="0">
              <text:p>0</text:p>
            </table:table-cell>
            <table:table-cell table:style-name="ce2" table:formula="of:=TEXT([.I128];&quot;0&quot;)" office:value-type="string" office:string-value="0">
              <text:p>0</text:p>
            </table:table-cell>
            <table:table-cell table:style-name="ce2" table:formula="of:=IF(EXACT([.I127];[.I128]);[.K127];CELL(&quot;Row&quot;;[.K128]))" office:value-type="float" office:value="97">
              <text:p>97</text:p>
            </table:table-cell>
            <table:table-cell table:style-name="ce2" table:formula="of:=IF(AND([.$A128]&lt;=[.M$1];[.$A127]&gt;[.$A128]);0;IF(EXACT([.$A128];[.M$1]+1);[.L127]+1;[.L127]))" office:value-type="float" office:value="0">
              <text:p>0</text:p>
            </table:table-cell>
            <table:table-cell table:style-name="ce2" table:formula="of:=TEXT([.L128];&quot;0&quot;)" office:value-type="string" office:string-value="0">
              <text:p>0</text:p>
            </table:table-cell>
            <table:table-cell table:style-name="ce2" table:formula="of:=IF(EXACT([.L127];[.L128]);[.N127];CELL(&quot;Row&quot;;[.N128]))" office:value-type="float" office:value="97">
              <text:p>97</text:p>
            </table:table-cell>
            <table:table-cell table:style-name="ce2" table:formula="of:=IF(AND([.$A128]&lt;=[.P$1];[.$A127]&gt;[.$A128]);0;IF(EXACT([.$A128];[.P$1]+1);[.O127]+1;[.O127]))" office:value-type="float" office:value="0">
              <text:p>0</text:p>
            </table:table-cell>
            <table:table-cell table:style-name="ce2" table:formula="of:=TEXT([.O128];&quot;0&quot;)" office:value-type="string" office:string-value="0">
              <text:p>0</text:p>
            </table:table-cell>
            <table:table-cell table:style-name="ce2" table:formula="of:=IF(EXACT([.O127];[.O128]);[.Q127];CELL(&quot;Row&quot;;[.Q128]))" office:value-type="float" office:value="52">
              <text:p>52</text:p>
            </table:table-cell>
            <table:table-cell table:style-name="ce2" table:formula="of:=IF(AND([.$A128]&lt;=[.S$1];[.$A127]&gt;[.$A128]);0;IF(EXACT([.$A128];[.S$1]+1);[.R127]+1;[.R127]))" office:value-type="float" office:value="1">
              <text:p>1</text:p>
            </table:table-cell>
            <table:table-cell table:style-name="ce2" table:formula="of:=TEXT([.R128];&quot;0&quot;)" office:value-type="string" office:string-value="1">
              <text:p>1</text:p>
            </table:table-cell>
            <table:table-cell table:style-name="ce2" table:formula="of:=IF(EXACT([.R127];[.R128]);[.T127];CELL(&quot;Row&quot;;[.T128]))" office:value-type="float" office:value="128">
              <text:p>128</text:p>
            </table:table-cell>
            <table:table-cell table:style-name="ce4" table:formula="of:=NOT(AND(OR([.A127]&gt;[.A128];[.A127]=[.A128]);[.A127]&lt;&gt;7))" office:value-type="boolean" office:boolean-value="true">
              <text:p>TRUE</text:p>
            </table:table-cell>
            <table:table-cell table:style-name="Nivel7" table:formula="of:=CONCATENATE([.D128];[.G128];[.J128];[.M128];[.P128];[.S128])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450001">
              <text:p>450001</text:p>
            </table:table-cell>
            <table:table-cell table:style-name="Datos" office:value-type="string">
              <text:p>Diferencial cambiario</text:p>
            </table:table-cell>
            <table:table-cell table:style-name="Nivel7" table:formula="of:=[.W128]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Diferencial cambiario">
              <text:p>Diferencial cambiari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f</text:p>
            </table:table-cell>
            <table:table-cell table:style-name="Datos" table:formula="of:=IF(EXACT([.A128];1);&quot;&quot;;IF(EXACT([.A128];2);INDIRECT(CONCATENATE(&quot;W&quot;;[.B128]));IF(EXACT([.A128];3);INDIRECT(CONCATENATE(&quot;W&quot;;[.E128]));IF(EXACT([.A128];4);INDIRECT(CONCATENATE(&quot;W&quot;;[.H128]));IF(EXACT([.A128];5);INDIRECT(CONCATENATE(&quot;W&quot;;[.K128]));IF(EXACT([.A128];6);INDIRECT(CONCATENATE(&quot;W&quot;;[.N128]));IF(EXACT([.A128];7);INDIRECT(CONCATENATE(&quot;W&quot;;[.Q128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28];7));NOT(EXACT([.AD128];&quot;Vista&quot;)));AND(EXACT([.A128];7);EXACT([.AD128];&quot;Vista&quot;))))" office:value-type="boolean" office:boolean-value="true">
              <text:p>TRUE</text:p>
            </table:table-cell>
            <table:table-cell table:style-name="Datos" office:value-type="string">
              <text:p>Ingres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28];[Valores.$A$2:.$C$12];2)" office:value-type="string" office:string-value="other">
              <text:p>other</text:p>
            </table:table-cell>
            <table:table-cell table:style-name="Datos" table:formula="of:=VLOOKUP([.AD128];[Valores.$A$2:.$C$12];3)" office:value-type="string" office:string-value="False">
              <text:p>False</text:p>
            </table:table-cell>
            <table:table-cell table:number-columns-repeated="987"/>
          </table:table-row>
        </table:table-row-group>
        <table:table-row table:style-name="ro4">
          <table:table-cell table:style-name="ce2" office:value-type="float" office:value="2">
            <text:p>2</text:p>
          </table:table-cell>
          <table:table-cell table:style-name="ce2" table:formula="of:=IF(EXACT([.A129];1);CELL(&quot;Row&quot;;[.B129]);[.B128])" office:value-type="float" office:value="2">
            <text:p>2</text:p>
          </table:table-cell>
          <table:table-cell table:style-name="ce2" table:formula="of:=IF(EXACT([.$A129];1);0;IF(EXACT([.$A129];2);[.C128]+1;[.C128]))" office:value-type="float" office:value="5">
            <text:p>5</text:p>
          </table:table-cell>
          <table:table-cell table:style-name="ce2" table:formula="of:=TEXT([.C129];&quot;0&quot;)" office:value-type="string" office:string-value="5">
            <text:p>5</text:p>
          </table:table-cell>
          <table:table-cell table:style-name="ce2" table:formula="of:=IF(EXACT([.C128];[.C129]);[.E128];CELL(&quot;Row&quot;;[.E129]))" office:value-type="float" office:value="129">
            <text:p>129</text:p>
          </table:table-cell>
          <table:table-cell table:style-name="ce2" table:formula="of:=IF(AND([.$A129]&lt;=[.G$1];[.$A128]&gt;[.$A129]);0;IF(EXACT([.$A129];[.G$1]+1);[.F128]+1;[.F128]))" office:value-type="float" office:value="0">
            <text:p>0</text:p>
          </table:table-cell>
          <table:table-cell table:style-name="ce2" table:formula="of:=TEXT([.F129];&quot;0&quot;)" office:value-type="string" office:string-value="0">
            <text:p>0</text:p>
          </table:table-cell>
          <table:table-cell table:style-name="ce2" table:formula="of:=IF(EXACT([.F128];[.F129]);[.H128];CELL(&quot;Row&quot;;[.H129]))" office:value-type="float" office:value="129">
            <text:p>129</text:p>
          </table:table-cell>
          <table:table-cell table:style-name="ce2" table:formula="of:=IF(AND([.$A129]&lt;=[.J$1];[.$A128]&gt;[.$A129]);0;IF(EXACT([.$A129];[.J$1]+1);[.I128]+1;[.I128]))" office:value-type="float" office:value="0">
            <text:p>0</text:p>
          </table:table-cell>
          <table:table-cell table:style-name="ce2" table:formula="of:=TEXT([.I129];&quot;0&quot;)" office:value-type="string" office:string-value="0">
            <text:p>0</text:p>
          </table:table-cell>
          <table:table-cell table:style-name="ce2" table:formula="of:=IF(EXACT([.I128];[.I129]);[.K128];CELL(&quot;Row&quot;;[.K129]))" office:value-type="float" office:value="97">
            <text:p>97</text:p>
          </table:table-cell>
          <table:table-cell table:style-name="ce2" table:formula="of:=IF(AND([.$A129]&lt;=[.M$1];[.$A128]&gt;[.$A129]);0;IF(EXACT([.$A129];[.M$1]+1);[.L128]+1;[.L128]))" office:value-type="float" office:value="0">
            <text:p>0</text:p>
          </table:table-cell>
          <table:table-cell table:style-name="ce2" table:formula="of:=TEXT([.L129];&quot;0&quot;)" office:value-type="string" office:string-value="0">
            <text:p>0</text:p>
          </table:table-cell>
          <table:table-cell table:style-name="ce2" table:formula="of:=IF(EXACT([.L128];[.L129]);[.N128];CELL(&quot;Row&quot;;[.N129]))" office:value-type="float" office:value="97">
            <text:p>97</text:p>
          </table:table-cell>
          <table:table-cell table:style-name="ce2" table:formula="of:=IF(AND([.$A129]&lt;=[.P$1];[.$A128]&gt;[.$A129]);0;IF(EXACT([.$A129];[.P$1]+1);[.O128]+1;[.O128]))" office:value-type="float" office:value="0">
            <text:p>0</text:p>
          </table:table-cell>
          <table:table-cell table:style-name="ce2" table:formula="of:=TEXT([.O129];&quot;0&quot;)" office:value-type="string" office:string-value="0">
            <text:p>0</text:p>
          </table:table-cell>
          <table:table-cell table:style-name="ce2" table:formula="of:=IF(EXACT([.O128];[.O129]);[.Q128];CELL(&quot;Row&quot;;[.Q129]))" office:value-type="float" office:value="52">
            <text:p>52</text:p>
          </table:table-cell>
          <table:table-cell table:style-name="ce2" table:formula="of:=IF(AND([.$A129]&lt;=[.S$1];[.$A128]&gt;[.$A129]);0;IF(EXACT([.$A129];[.S$1]+1);[.R128]+1;[.R128]))" office:value-type="float" office:value="0">
            <text:p>0</text:p>
          </table:table-cell>
          <table:table-cell table:style-name="ce2" table:formula="of:=TEXT([.R129];&quot;0&quot;)" office:value-type="string" office:string-value="0">
            <text:p>0</text:p>
          </table:table-cell>
          <table:table-cell table:style-name="ce2" table:formula="of:=IF(EXACT([.R128];[.R129]);[.T128];CELL(&quot;Row&quot;;[.T129]))" office:value-type="float" office:value="129">
            <text:p>129</text:p>
          </table:table-cell>
          <table:table-cell table:style-name="ce4" table:formula="of:=NOT(AND(OR([.A128]&gt;[.A129];[.A128]=[.A129]);[.A128]&lt;&gt;7))" office:value-type="boolean" office:boolean-value="true">
            <text:p>TRUE</text:p>
          </table:table-cell>
          <table:table-cell table:style-name="Nivel2" table:formula="of:=CONCATENATE([.D129];[.G129];[.J129];[.M129];[.P129];[.S129])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500000">
            <text:p>500000</text:p>
          </table:table-cell>
          <table:table-cell table:style-name="Datos" office:value-type="string">
            <text:p>Gastos</text:p>
          </table:table-cell>
          <table:table-cell table:style-name="Nivel2" table:formula="of:=[.W129]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Gastos">
            <text:p>Gasto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Ga</text:p>
          </table:table-cell>
          <table:table-cell table:style-name="Datos" table:formula="of:=IF(EXACT([.A129];1);&quot;&quot;;IF(EXACT([.A129];2);INDIRECT(CONCATENATE(&quot;W&quot;;[.B129]));IF(EXACT([.A129];3);INDIRECT(CONCATENATE(&quot;W&quot;;[.E129]));IF(EXACT([.A129];4);INDIRECT(CONCATENATE(&quot;W&quot;;[.H129]));IF(EXACT([.A129];5);INDIRECT(CONCATENATE(&quot;W&quot;;[.K129]));IF(EXACT([.A129];6);INDIRECT(CONCATENATE(&quot;W&quot;;[.N129]));IF(EXACT([.A129];7);INDIRECT(CONCATENATE(&quot;W&quot;;[.Q129])))))))))" office:value-type="string" office:string-value="Plan Contable">
            <text:p>Plan Contable</text:p>
          </table:table-cell>
          <table:table-cell table:style-name="ce5" table:formula="of:=NOT(OR(AND(NOT(EXACT([.A129];7));NOT(EXACT([.AD129];&quot;Vista&quot;)));AND(EXACT([.A129];7);EXACT([.AD129];&quot;Vista&quot;))))" office:value-type="boolean" office:boolean-value="true">
            <text:p>TRUE</text:p>
          </table:table-cell>
          <table:table-cell table:style-name="Datos" office:value-type="string">
            <text:p>Vista</text:p>
          </table:table-cell>
          <table:table-cell table:style-name="Datos" office:value-type="string">
            <text:p>CRC</text:p>
          </table:table-cell>
          <table:table-cell table:style-name="Datos" table:formula="of:=VLOOKUP([.AD129];[Valores.$A$2:.$C$12];2)" office:value-type="string" office:string-value="view">
            <text:p>view</text:p>
          </table:table-cell>
          <table:table-cell table:style-name="Datos" table:formula="of:=VLOOKUP([.AD129];[Valores.$A$2:.$C$12];3)" office:value-type="string" office:string-value="False">
            <text:p>False</text:p>
          </table:table-cell>
          <table:table-cell table:number-columns-repeated="987"/>
        </table:table-row>
        <table:table-row-group table:display="false"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30];1);CELL(&quot;Row&quot;;[.B130]);[.B129])" office:value-type="float" office:value="2">
              <text:p>2</text:p>
            </table:table-cell>
            <table:table-cell table:style-name="ce2" table:formula="of:=IF(EXACT([.$A130];1);0;IF(EXACT([.$A130];2);[.C129]+1;[.C129]))" office:value-type="float" office:value="5">
              <text:p>5</text:p>
            </table:table-cell>
            <table:table-cell table:style-name="ce2" table:formula="of:=TEXT([.C130];&quot;0&quot;)" office:value-type="string" office:string-value="5">
              <text:p>5</text:p>
            </table:table-cell>
            <table:table-cell table:style-name="ce2" table:formula="of:=IF(EXACT([.C129];[.C130]);[.E129];CELL(&quot;Row&quot;;[.E130]))" office:value-type="float" office:value="129">
              <text:p>129</text:p>
            </table:table-cell>
            <table:table-cell table:style-name="ce2" table:formula="of:=IF(AND([.$A130]&lt;=[.G$1];[.$A129]&gt;[.$A130]);0;IF(EXACT([.$A130];[.G$1]+1);[.F129]+1;[.F129]))" office:value-type="float" office:value="1">
              <text:p>1</text:p>
            </table:table-cell>
            <table:table-cell table:style-name="ce2" table:formula="of:=TEXT([.F130];&quot;0&quot;)" office:value-type="string" office:string-value="1">
              <text:p>1</text:p>
            </table:table-cell>
            <table:table-cell table:style-name="ce2" table:formula="of:=IF(EXACT([.F129];[.F130]);[.H129];CELL(&quot;Row&quot;;[.H130]))" office:value-type="float" office:value="130">
              <text:p>130</text:p>
            </table:table-cell>
            <table:table-cell table:style-name="ce2" table:formula="of:=IF(AND([.$A130]&lt;=[.J$1];[.$A129]&gt;[.$A130]);0;IF(EXACT([.$A130];[.J$1]+1);[.I129]+1;[.I129]))" office:value-type="float" office:value="0">
              <text:p>0</text:p>
            </table:table-cell>
            <table:table-cell table:style-name="ce2" table:formula="of:=TEXT([.I130];&quot;0&quot;)" office:value-type="string" office:string-value="0">
              <text:p>0</text:p>
            </table:table-cell>
            <table:table-cell table:style-name="ce2" table:formula="of:=IF(EXACT([.I129];[.I130]);[.K129];CELL(&quot;Row&quot;;[.K130]))" office:value-type="float" office:value="97">
              <text:p>97</text:p>
            </table:table-cell>
            <table:table-cell table:style-name="ce2" table:formula="of:=IF(AND([.$A130]&lt;=[.M$1];[.$A129]&gt;[.$A130]);0;IF(EXACT([.$A130];[.M$1]+1);[.L129]+1;[.L129]))" office:value-type="float" office:value="0">
              <text:p>0</text:p>
            </table:table-cell>
            <table:table-cell table:style-name="ce2" table:formula="of:=TEXT([.L130];&quot;0&quot;)" office:value-type="string" office:string-value="0">
              <text:p>0</text:p>
            </table:table-cell>
            <table:table-cell table:style-name="ce2" table:formula="of:=IF(EXACT([.L129];[.L130]);[.N129];CELL(&quot;Row&quot;;[.N130]))" office:value-type="float" office:value="97">
              <text:p>97</text:p>
            </table:table-cell>
            <table:table-cell table:style-name="ce2" table:formula="of:=IF(AND([.$A130]&lt;=[.P$1];[.$A129]&gt;[.$A130]);0;IF(EXACT([.$A130];[.P$1]+1);[.O129]+1;[.O129]))" office:value-type="float" office:value="0">
              <text:p>0</text:p>
            </table:table-cell>
            <table:table-cell table:style-name="ce2" table:formula="of:=TEXT([.O130];&quot;0&quot;)" office:value-type="string" office:string-value="0">
              <text:p>0</text:p>
            </table:table-cell>
            <table:table-cell table:style-name="ce2" table:formula="of:=IF(EXACT([.O129];[.O130]);[.Q129];CELL(&quot;Row&quot;;[.Q130]))" office:value-type="float" office:value="52">
              <text:p>52</text:p>
            </table:table-cell>
            <table:table-cell table:style-name="ce2" table:formula="of:=IF(AND([.$A130]&lt;=[.S$1];[.$A129]&gt;[.$A130]);0;IF(EXACT([.$A130];[.S$1]+1);[.R129]+1;[.R129]))" office:value-type="float" office:value="0">
              <text:p>0</text:p>
            </table:table-cell>
            <table:table-cell table:style-name="ce2" table:formula="of:=TEXT([.R130];&quot;0&quot;)" office:value-type="string" office:string-value="0">
              <text:p>0</text:p>
            </table:table-cell>
            <table:table-cell table:style-name="ce2" table:formula="of:=IF(EXACT([.R129];[.R130]);[.T129];CELL(&quot;Row&quot;;[.T130]))" office:value-type="float" office:value="129">
              <text:p>129</text:p>
            </table:table-cell>
            <table:table-cell table:style-name="ce4" table:formula="of:=NOT(AND(OR([.A129]&gt;[.A130];[.A129]=[.A130]);[.A129]&lt;&gt;7))" office:value-type="boolean" office:boolean-value="true">
              <text:p>TRUE</text:p>
            </table:table-cell>
            <table:table-cell table:style-name="Nivel3" table:formula="of:=CONCATENATE([.D130];[.G130];[.J130];[.M130];[.P130];[.S130])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510000">
              <text:p>510000</text:p>
            </table:table-cell>
            <table:table-cell table:style-name="Datos" office:value-type="string">
              <text:p>Gastos principales</text:p>
            </table:table-cell>
            <table:table-cell table:style-name="Nivel3" table:formula="of:=[.W130]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Gastos principales">
              <text:p>Gastos principa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</text:p>
            </table:table-cell>
            <table:table-cell table:style-name="Datos" table:formula="of:=IF(EXACT([.A130];1);&quot;&quot;;IF(EXACT([.A130];2);INDIRECT(CONCATENATE(&quot;W&quot;;[.B130]));IF(EXACT([.A130];3);INDIRECT(CONCATENATE(&quot;W&quot;;[.E130]));IF(EXACT([.A130];4);INDIRECT(CONCATENATE(&quot;W&quot;;[.H130]));IF(EXACT([.A130];5);INDIRECT(CONCATENATE(&quot;W&quot;;[.K130]));IF(EXACT([.A130];6);INDIRECT(CONCATENATE(&quot;W&quot;;[.N130]));IF(EXACT([.A130];7);INDIRECT(CONCATENATE(&quot;W&quot;;[.Q130])))))))))" office:value-type="string" office:string-value="Gastos">
              <text:p>Gastos</text:p>
            </table:table-cell>
            <table:table-cell table:style-name="ce5" table:formula="of:=NOT(OR(AND(NOT(EXACT([.A130];7));NOT(EXACT([.AD130];&quot;Vista&quot;)));AND(EXACT([.A130];7);EXACT([.AD130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0];[Valores.$A$2:.$C$12];2)" office:value-type="string" office:string-value="view">
              <text:p>view</text:p>
            </table:table-cell>
            <table:table-cell table:style-name="Datos" table:formula="of:=VLOOKUP([.AD13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1];1);CELL(&quot;Row&quot;;[.B131]);[.B130])" office:value-type="float" office:value="2">
              <text:p>2</text:p>
            </table:table-cell>
            <table:table-cell table:style-name="ce2" table:formula="of:=IF(EXACT([.$A131];1);0;IF(EXACT([.$A131];2);[.C130]+1;[.C130]))" office:value-type="float" office:value="5">
              <text:p>5</text:p>
            </table:table-cell>
            <table:table-cell table:style-name="ce2" table:formula="of:=TEXT([.C131];&quot;0&quot;)" office:value-type="string" office:string-value="5">
              <text:p>5</text:p>
            </table:table-cell>
            <table:table-cell table:style-name="ce2" table:formula="of:=IF(EXACT([.C130];[.C131]);[.E130];CELL(&quot;Row&quot;;[.E131]))" office:value-type="float" office:value="129">
              <text:p>129</text:p>
            </table:table-cell>
            <table:table-cell table:style-name="ce2" table:formula="of:=IF(AND([.$A131]&lt;=[.G$1];[.$A130]&gt;[.$A131]);0;IF(EXACT([.$A131];[.G$1]+1);[.F130]+1;[.F130]))" office:value-type="float" office:value="1">
              <text:p>1</text:p>
            </table:table-cell>
            <table:table-cell table:style-name="ce2" table:formula="of:=TEXT([.F131];&quot;0&quot;)" office:value-type="string" office:string-value="1">
              <text:p>1</text:p>
            </table:table-cell>
            <table:table-cell table:style-name="ce2" table:formula="of:=IF(EXACT([.F130];[.F131]);[.H130];CELL(&quot;Row&quot;;[.H131]))" office:value-type="float" office:value="130">
              <text:p>130</text:p>
            </table:table-cell>
            <table:table-cell table:style-name="ce2" table:formula="of:=IF(AND([.$A131]&lt;=[.J$1];[.$A130]&gt;[.$A131]);0;IF(EXACT([.$A131];[.J$1]+1);[.I130]+1;[.I130]))" office:value-type="float" office:value="0">
              <text:p>0</text:p>
            </table:table-cell>
            <table:table-cell table:style-name="ce2" table:formula="of:=TEXT([.I131];&quot;0&quot;)" office:value-type="string" office:string-value="0">
              <text:p>0</text:p>
            </table:table-cell>
            <table:table-cell table:style-name="ce2" table:formula="of:=IF(EXACT([.I130];[.I131]);[.K130];CELL(&quot;Row&quot;;[.K131]))" office:value-type="float" office:value="97">
              <text:p>97</text:p>
            </table:table-cell>
            <table:table-cell table:style-name="ce2" table:formula="of:=IF(AND([.$A131]&lt;=[.M$1];[.$A130]&gt;[.$A131]);0;IF(EXACT([.$A131];[.M$1]+1);[.L130]+1;[.L130]))" office:value-type="float" office:value="0">
              <text:p>0</text:p>
            </table:table-cell>
            <table:table-cell table:style-name="ce2" table:formula="of:=TEXT([.L131];&quot;0&quot;)" office:value-type="string" office:string-value="0">
              <text:p>0</text:p>
            </table:table-cell>
            <table:table-cell table:style-name="ce2" table:formula="of:=IF(EXACT([.L130];[.L131]);[.N130];CELL(&quot;Row&quot;;[.N131]))" office:value-type="float" office:value="97">
              <text:p>97</text:p>
            </table:table-cell>
            <table:table-cell table:style-name="ce2" table:formula="of:=IF(AND([.$A131]&lt;=[.P$1];[.$A130]&gt;[.$A131]);0;IF(EXACT([.$A131];[.P$1]+1);[.O130]+1;[.O130]))" office:value-type="float" office:value="0">
              <text:p>0</text:p>
            </table:table-cell>
            <table:table-cell table:style-name="ce2" table:formula="of:=TEXT([.O131];&quot;0&quot;)" office:value-type="string" office:string-value="0">
              <text:p>0</text:p>
            </table:table-cell>
            <table:table-cell table:style-name="ce2" table:formula="of:=IF(EXACT([.O130];[.O131]);[.Q130];CELL(&quot;Row&quot;;[.Q131]))" office:value-type="float" office:value="52">
              <text:p>52</text:p>
            </table:table-cell>
            <table:table-cell table:style-name="ce2" table:formula="of:=IF(AND([.$A131]&lt;=[.S$1];[.$A130]&gt;[.$A131]);0;IF(EXACT([.$A131];[.S$1]+1);[.R130]+1;[.R130]))" office:value-type="float" office:value="1">
              <text:p>1</text:p>
            </table:table-cell>
            <table:table-cell table:style-name="ce2" table:formula="of:=TEXT([.R131];&quot;0&quot;)" office:value-type="string" office:string-value="1">
              <text:p>1</text:p>
            </table:table-cell>
            <table:table-cell table:style-name="ce2" table:formula="of:=IF(EXACT([.R130];[.R131]);[.T130];CELL(&quot;Row&quot;;[.T131]))" office:value-type="float" office:value="131">
              <text:p>131</text:p>
            </table:table-cell>
            <table:table-cell table:style-name="ce4" table:formula="of:=NOT(AND(OR([.A130]&gt;[.A131];[.A130]=[.A131]);[.A130]&lt;&gt;7))" office:value-type="boolean" office:boolean-value="true">
              <text:p>TRUE</text:p>
            </table:table-cell>
            <table:table-cell table:style-name="Nivel7" table:formula="of:=CONCATENATE([.D131];[.G131];[.J131];[.M131];[.P131];[.S131])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510001">
              <text:p>510001</text:p>
            </table:table-cell>
            <table:table-cell table:style-name="Datos" office:value-type="string">
              <text:p>Gastos de personal</text:p>
            </table:table-cell>
            <table:table-cell table:style-name="Nivel7" table:formula="of:=[.W131]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Gastos de personal">
              <text:p>Gastos de person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</text:p>
            </table:table-cell>
            <table:table-cell table:style-name="Datos" table:formula="of:=IF(EXACT([.A131];1);&quot;&quot;;IF(EXACT([.A131];2);INDIRECT(CONCATENATE(&quot;W&quot;;[.B131]));IF(EXACT([.A131];3);INDIRECT(CONCATENATE(&quot;W&quot;;[.E131]));IF(EXACT([.A131];4);INDIRECT(CONCATENATE(&quot;W&quot;;[.H131]));IF(EXACT([.A131];5);INDIRECT(CONCATENATE(&quot;W&quot;;[.K131]));IF(EXACT([.A131];6);INDIRECT(CONCATENATE(&quot;W&quot;;[.N131]));IF(EXACT([.A131];7);INDIRECT(CONCATENATE(&quot;W&quot;;[.Q131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31];7));NOT(EXACT([.AD131];&quot;Vista&quot;)));AND(EXACT([.A131];7);EXACT([.AD131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1];[Valores.$A$2:.$C$12];2)" office:value-type="string" office:string-value="gasto">
              <text:p>gasto</text:p>
            </table:table-cell>
            <table:table-cell table:style-name="Datos" table:formula="of:=VLOOKUP([.AD13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2];1);CELL(&quot;Row&quot;;[.B132]);[.B131])" office:value-type="float" office:value="2">
              <text:p>2</text:p>
            </table:table-cell>
            <table:table-cell table:style-name="ce2" table:formula="of:=IF(EXACT([.$A132];1);0;IF(EXACT([.$A132];2);[.C131]+1;[.C131]))" office:value-type="float" office:value="5">
              <text:p>5</text:p>
            </table:table-cell>
            <table:table-cell table:style-name="ce2" table:formula="of:=TEXT([.C132];&quot;0&quot;)" office:value-type="string" office:string-value="5">
              <text:p>5</text:p>
            </table:table-cell>
            <table:table-cell table:style-name="ce2" table:formula="of:=IF(EXACT([.C131];[.C132]);[.E131];CELL(&quot;Row&quot;;[.E132]))" office:value-type="float" office:value="129">
              <text:p>129</text:p>
            </table:table-cell>
            <table:table-cell table:style-name="ce2" table:formula="of:=IF(AND([.$A132]&lt;=[.G$1];[.$A131]&gt;[.$A132]);0;IF(EXACT([.$A132];[.G$1]+1);[.F131]+1;[.F131]))" office:value-type="float" office:value="1">
              <text:p>1</text:p>
            </table:table-cell>
            <table:table-cell table:style-name="ce2" table:formula="of:=TEXT([.F132];&quot;0&quot;)" office:value-type="string" office:string-value="1">
              <text:p>1</text:p>
            </table:table-cell>
            <table:table-cell table:style-name="ce2" table:formula="of:=IF(EXACT([.F131];[.F132]);[.H131];CELL(&quot;Row&quot;;[.H132]))" office:value-type="float" office:value="130">
              <text:p>130</text:p>
            </table:table-cell>
            <table:table-cell table:style-name="ce2" table:formula="of:=IF(AND([.$A132]&lt;=[.J$1];[.$A131]&gt;[.$A132]);0;IF(EXACT([.$A132];[.J$1]+1);[.I131]+1;[.I131]))" office:value-type="float" office:value="0">
              <text:p>0</text:p>
            </table:table-cell>
            <table:table-cell table:style-name="ce2" table:formula="of:=TEXT([.I132];&quot;0&quot;)" office:value-type="string" office:string-value="0">
              <text:p>0</text:p>
            </table:table-cell>
            <table:table-cell table:style-name="ce2" table:formula="of:=IF(EXACT([.I131];[.I132]);[.K131];CELL(&quot;Row&quot;;[.K132]))" office:value-type="float" office:value="97">
              <text:p>97</text:p>
            </table:table-cell>
            <table:table-cell table:style-name="ce2" table:formula="of:=IF(AND([.$A132]&lt;=[.M$1];[.$A131]&gt;[.$A132]);0;IF(EXACT([.$A132];[.M$1]+1);[.L131]+1;[.L131]))" office:value-type="float" office:value="0">
              <text:p>0</text:p>
            </table:table-cell>
            <table:table-cell table:style-name="ce2" table:formula="of:=TEXT([.L132];&quot;0&quot;)" office:value-type="string" office:string-value="0">
              <text:p>0</text:p>
            </table:table-cell>
            <table:table-cell table:style-name="ce2" table:formula="of:=IF(EXACT([.L131];[.L132]);[.N131];CELL(&quot;Row&quot;;[.N132]))" office:value-type="float" office:value="97">
              <text:p>97</text:p>
            </table:table-cell>
            <table:table-cell table:style-name="ce2" table:formula="of:=IF(AND([.$A132]&lt;=[.P$1];[.$A131]&gt;[.$A132]);0;IF(EXACT([.$A132];[.P$1]+1);[.O131]+1;[.O131]))" office:value-type="float" office:value="0">
              <text:p>0</text:p>
            </table:table-cell>
            <table:table-cell table:style-name="ce2" table:formula="of:=TEXT([.O132];&quot;0&quot;)" office:value-type="string" office:string-value="0">
              <text:p>0</text:p>
            </table:table-cell>
            <table:table-cell table:style-name="ce2" table:formula="of:=IF(EXACT([.O131];[.O132]);[.Q131];CELL(&quot;Row&quot;;[.Q132]))" office:value-type="float" office:value="52">
              <text:p>52</text:p>
            </table:table-cell>
            <table:table-cell table:style-name="ce2" table:formula="of:=IF(AND([.$A132]&lt;=[.S$1];[.$A131]&gt;[.$A132]);0;IF(EXACT([.$A132];[.S$1]+1);[.R131]+1;[.R131]))" office:value-type="float" office:value="2">
              <text:p>2</text:p>
            </table:table-cell>
            <table:table-cell table:style-name="ce2" table:formula="of:=TEXT([.R132];&quot;0&quot;)" office:value-type="string" office:string-value="2">
              <text:p>2</text:p>
            </table:table-cell>
            <table:table-cell table:style-name="ce2" table:formula="of:=IF(EXACT([.R131];[.R132]);[.T131];CELL(&quot;Row&quot;;[.T132]))" office:value-type="float" office:value="132">
              <text:p>132</text:p>
            </table:table-cell>
            <table:table-cell table:style-name="ce4" table:formula="of:=NOT(AND(OR([.A131]&gt;[.A132];[.A131]=[.A132]);[.A131]&lt;&gt;7))" office:value-type="boolean" office:boolean-value="true">
              <text:p>TRUE</text:p>
            </table:table-cell>
            <table:table-cell table:style-name="Nivel7" table:formula="of:=CONCATENATE([.D132];[.G132];[.J132];[.M132];[.P132];[.S132])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510002">
              <text:p>510002</text:p>
            </table:table-cell>
            <table:table-cell table:style-name="Datos" office:value-type="string">
              <text:p>Gastos <text:s/>operativos</text:p>
            </table:table-cell>
            <table:table-cell table:style-name="Nivel7" table:formula="of:=[.W132]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Gastos  operativos">
              <text:p>Gastos <text:s/>opera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O</text:p>
            </table:table-cell>
            <table:table-cell table:style-name="Datos" table:formula="of:=IF(EXACT([.A132];1);&quot;&quot;;IF(EXACT([.A132];2);INDIRECT(CONCATENATE(&quot;W&quot;;[.B132]));IF(EXACT([.A132];3);INDIRECT(CONCATENATE(&quot;W&quot;;[.E132]));IF(EXACT([.A132];4);INDIRECT(CONCATENATE(&quot;W&quot;;[.H132]));IF(EXACT([.A132];5);INDIRECT(CONCATENATE(&quot;W&quot;;[.K132]));IF(EXACT([.A132];6);INDIRECT(CONCATENATE(&quot;W&quot;;[.N132]));IF(EXACT([.A132];7);INDIRECT(CONCATENATE(&quot;W&quot;;[.Q132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32];7));NOT(EXACT([.AD132];&quot;Vista&quot;)));AND(EXACT([.A132];7);EXACT([.AD132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2];[Valores.$A$2:.$C$12];2)" office:value-type="string" office:string-value="gasto">
              <text:p>gasto</text:p>
            </table:table-cell>
            <table:table-cell table:style-name="Datos" table:formula="of:=VLOOKUP([.AD13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3];1);CELL(&quot;Row&quot;;[.B133]);[.B132])" office:value-type="float" office:value="2">
              <text:p>2</text:p>
            </table:table-cell>
            <table:table-cell table:style-name="ce2" table:formula="of:=IF(EXACT([.$A133];1);0;IF(EXACT([.$A133];2);[.C132]+1;[.C132]))" office:value-type="float" office:value="5">
              <text:p>5</text:p>
            </table:table-cell>
            <table:table-cell table:style-name="ce2" table:formula="of:=TEXT([.C133];&quot;0&quot;)" office:value-type="string" office:string-value="5">
              <text:p>5</text:p>
            </table:table-cell>
            <table:table-cell table:style-name="ce2" table:formula="of:=IF(EXACT([.C132];[.C133]);[.E132];CELL(&quot;Row&quot;;[.E133]))" office:value-type="float" office:value="129">
              <text:p>129</text:p>
            </table:table-cell>
            <table:table-cell table:style-name="ce2" table:formula="of:=IF(AND([.$A133]&lt;=[.G$1];[.$A132]&gt;[.$A133]);0;IF(EXACT([.$A133];[.G$1]+1);[.F132]+1;[.F132]))" office:value-type="float" office:value="1">
              <text:p>1</text:p>
            </table:table-cell>
            <table:table-cell table:style-name="ce2" table:formula="of:=TEXT([.F133];&quot;0&quot;)" office:value-type="string" office:string-value="1">
              <text:p>1</text:p>
            </table:table-cell>
            <table:table-cell table:style-name="ce2" table:formula="of:=IF(EXACT([.F132];[.F133]);[.H132];CELL(&quot;Row&quot;;[.H133]))" office:value-type="float" office:value="130">
              <text:p>130</text:p>
            </table:table-cell>
            <table:table-cell table:style-name="ce2" table:formula="of:=IF(AND([.$A133]&lt;=[.J$1];[.$A132]&gt;[.$A133]);0;IF(EXACT([.$A133];[.J$1]+1);[.I132]+1;[.I132]))" office:value-type="float" office:value="0">
              <text:p>0</text:p>
            </table:table-cell>
            <table:table-cell table:style-name="ce2" table:formula="of:=TEXT([.I133];&quot;0&quot;)" office:value-type="string" office:string-value="0">
              <text:p>0</text:p>
            </table:table-cell>
            <table:table-cell table:style-name="ce2" table:formula="of:=IF(EXACT([.I132];[.I133]);[.K132];CELL(&quot;Row&quot;;[.K133]))" office:value-type="float" office:value="97">
              <text:p>97</text:p>
            </table:table-cell>
            <table:table-cell table:style-name="ce2" table:formula="of:=IF(AND([.$A133]&lt;=[.M$1];[.$A132]&gt;[.$A133]);0;IF(EXACT([.$A133];[.M$1]+1);[.L132]+1;[.L132]))" office:value-type="float" office:value="0">
              <text:p>0</text:p>
            </table:table-cell>
            <table:table-cell table:style-name="ce2" table:formula="of:=TEXT([.L133];&quot;0&quot;)" office:value-type="string" office:string-value="0">
              <text:p>0</text:p>
            </table:table-cell>
            <table:table-cell table:style-name="ce2" table:formula="of:=IF(EXACT([.L132];[.L133]);[.N132];CELL(&quot;Row&quot;;[.N133]))" office:value-type="float" office:value="97">
              <text:p>97</text:p>
            </table:table-cell>
            <table:table-cell table:style-name="ce2" table:formula="of:=IF(AND([.$A133]&lt;=[.P$1];[.$A132]&gt;[.$A133]);0;IF(EXACT([.$A133];[.P$1]+1);[.O132]+1;[.O132]))" office:value-type="float" office:value="0">
              <text:p>0</text:p>
            </table:table-cell>
            <table:table-cell table:style-name="ce2" table:formula="of:=TEXT([.O133];&quot;0&quot;)" office:value-type="string" office:string-value="0">
              <text:p>0</text:p>
            </table:table-cell>
            <table:table-cell table:style-name="ce2" table:formula="of:=IF(EXACT([.O132];[.O133]);[.Q132];CELL(&quot;Row&quot;;[.Q133]))" office:value-type="float" office:value="52">
              <text:p>52</text:p>
            </table:table-cell>
            <table:table-cell table:style-name="ce2" table:formula="of:=IF(AND([.$A133]&lt;=[.S$1];[.$A132]&gt;[.$A133]);0;IF(EXACT([.$A133];[.S$1]+1);[.R132]+1;[.R132]))" office:value-type="float" office:value="3">
              <text:p>3</text:p>
            </table:table-cell>
            <table:table-cell table:style-name="ce2" table:formula="of:=TEXT([.R133];&quot;0&quot;)" office:value-type="string" office:string-value="3">
              <text:p>3</text:p>
            </table:table-cell>
            <table:table-cell table:style-name="ce2" table:formula="of:=IF(EXACT([.R132];[.R133]);[.T132];CELL(&quot;Row&quot;;[.T133]))" office:value-type="float" office:value="133">
              <text:p>133</text:p>
            </table:table-cell>
            <table:table-cell table:style-name="ce4" table:formula="of:=NOT(AND(OR([.A132]&gt;[.A133];[.A132]=[.A133]);[.A132]&lt;&gt;7))" office:value-type="boolean" office:boolean-value="true">
              <text:p>TRUE</text:p>
            </table:table-cell>
            <table:table-cell table:style-name="Nivel7" table:formula="of:=CONCATENATE([.D133];[.G133];[.J133];[.M133];[.P133];[.S133])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510003">
              <text:p>510003</text:p>
            </table:table-cell>
            <table:table-cell table:style-name="Datos" office:value-type="string">
              <text:p>Gastos administrativos</text:p>
            </table:table-cell>
            <table:table-cell table:style-name="Nivel7" table:formula="of:=[.W133]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Gastos administrativos">
              <text:p>Gastos administra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A</text:p>
            </table:table-cell>
            <table:table-cell table:style-name="Datos" table:formula="of:=IF(EXACT([.A133];1);&quot;&quot;;IF(EXACT([.A133];2);INDIRECT(CONCATENATE(&quot;W&quot;;[.B133]));IF(EXACT([.A133];3);INDIRECT(CONCATENATE(&quot;W&quot;;[.E133]));IF(EXACT([.A133];4);INDIRECT(CONCATENATE(&quot;W&quot;;[.H133]));IF(EXACT([.A133];5);INDIRECT(CONCATENATE(&quot;W&quot;;[.K133]));IF(EXACT([.A133];6);INDIRECT(CONCATENATE(&quot;W&quot;;[.N133]));IF(EXACT([.A133];7);INDIRECT(CONCATENATE(&quot;W&quot;;[.Q133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33];7));NOT(EXACT([.AD133];&quot;Vista&quot;)));AND(EXACT([.A133];7);EXACT([.AD133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3];[Valores.$A$2:.$C$12];2)" office:value-type="string" office:string-value="gasto">
              <text:p>gasto</text:p>
            </table:table-cell>
            <table:table-cell table:style-name="Datos" table:formula="of:=VLOOKUP([.AD13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34];1);CELL(&quot;Row&quot;;[.B134]);[.B133])" office:value-type="float" office:value="2">
              <text:p>2</text:p>
            </table:table-cell>
            <table:table-cell table:style-name="ce2" table:formula="of:=IF(EXACT([.$A134];1);0;IF(EXACT([.$A134];2);[.C133]+1;[.C133]))" office:value-type="float" office:value="5">
              <text:p>5</text:p>
            </table:table-cell>
            <table:table-cell table:style-name="ce2" table:formula="of:=TEXT([.C134];&quot;0&quot;)" office:value-type="string" office:string-value="5">
              <text:p>5</text:p>
            </table:table-cell>
            <table:table-cell table:style-name="ce2" table:formula="of:=IF(EXACT([.C133];[.C134]);[.E133];CELL(&quot;Row&quot;;[.E134]))" office:value-type="float" office:value="129">
              <text:p>129</text:p>
            </table:table-cell>
            <table:table-cell table:style-name="ce2" table:formula="of:=IF(AND([.$A134]&lt;=[.G$1];[.$A133]&gt;[.$A134]);0;IF(EXACT([.$A134];[.G$1]+1);[.F133]+1;[.F133]))" office:value-type="float" office:value="2">
              <text:p>2</text:p>
            </table:table-cell>
            <table:table-cell table:style-name="ce2" table:formula="of:=TEXT([.F134];&quot;0&quot;)" office:value-type="string" office:string-value="2">
              <text:p>2</text:p>
            </table:table-cell>
            <table:table-cell table:style-name="ce2" table:formula="of:=IF(EXACT([.F133];[.F134]);[.H133];CELL(&quot;Row&quot;;[.H134]))" office:value-type="float" office:value="134">
              <text:p>134</text:p>
            </table:table-cell>
            <table:table-cell table:style-name="ce2" table:formula="of:=IF(AND([.$A134]&lt;=[.J$1];[.$A133]&gt;[.$A134]);0;IF(EXACT([.$A134];[.J$1]+1);[.I133]+1;[.I133]))" office:value-type="float" office:value="0">
              <text:p>0</text:p>
            </table:table-cell>
            <table:table-cell table:style-name="ce2" table:formula="of:=TEXT([.I134];&quot;0&quot;)" office:value-type="string" office:string-value="0">
              <text:p>0</text:p>
            </table:table-cell>
            <table:table-cell table:style-name="ce2" table:formula="of:=IF(EXACT([.I133];[.I134]);[.K133];CELL(&quot;Row&quot;;[.K134]))" office:value-type="float" office:value="97">
              <text:p>97</text:p>
            </table:table-cell>
            <table:table-cell table:style-name="ce2" table:formula="of:=IF(AND([.$A134]&lt;=[.M$1];[.$A133]&gt;[.$A134]);0;IF(EXACT([.$A134];[.M$1]+1);[.L133]+1;[.L133]))" office:value-type="float" office:value="0">
              <text:p>0</text:p>
            </table:table-cell>
            <table:table-cell table:style-name="ce2" table:formula="of:=TEXT([.L134];&quot;0&quot;)" office:value-type="string" office:string-value="0">
              <text:p>0</text:p>
            </table:table-cell>
            <table:table-cell table:style-name="ce2" table:formula="of:=IF(EXACT([.L133];[.L134]);[.N133];CELL(&quot;Row&quot;;[.N134]))" office:value-type="float" office:value="97">
              <text:p>97</text:p>
            </table:table-cell>
            <table:table-cell table:style-name="ce2" table:formula="of:=IF(AND([.$A134]&lt;=[.P$1];[.$A133]&gt;[.$A134]);0;IF(EXACT([.$A134];[.P$1]+1);[.O133]+1;[.O133]))" office:value-type="float" office:value="0">
              <text:p>0</text:p>
            </table:table-cell>
            <table:table-cell table:style-name="ce2" table:formula="of:=TEXT([.O134];&quot;0&quot;)" office:value-type="string" office:string-value="0">
              <text:p>0</text:p>
            </table:table-cell>
            <table:table-cell table:style-name="ce2" table:formula="of:=IF(EXACT([.O133];[.O134]);[.Q133];CELL(&quot;Row&quot;;[.Q134]))" office:value-type="float" office:value="52">
              <text:p>52</text:p>
            </table:table-cell>
            <table:table-cell table:style-name="ce2" table:formula="of:=IF(AND([.$A134]&lt;=[.S$1];[.$A133]&gt;[.$A134]);0;IF(EXACT([.$A134];[.S$1]+1);[.R133]+1;[.R133]))" office:value-type="float" office:value="0">
              <text:p>0</text:p>
            </table:table-cell>
            <table:table-cell table:style-name="ce2" table:formula="of:=TEXT([.R134];&quot;0&quot;)" office:value-type="string" office:string-value="0">
              <text:p>0</text:p>
            </table:table-cell>
            <table:table-cell table:style-name="ce2" table:formula="of:=IF(EXACT([.R133];[.R134]);[.T133];CELL(&quot;Row&quot;;[.T134]))" office:value-type="float" office:value="134">
              <text:p>134</text:p>
            </table:table-cell>
            <table:table-cell table:style-name="ce4" table:formula="of:=NOT(AND(OR([.A133]&gt;[.A134];[.A133]=[.A134]);[.A133]&lt;&gt;7))" office:value-type="boolean" office:boolean-value="true">
              <text:p>TRUE</text:p>
            </table:table-cell>
            <table:table-cell table:style-name="Nivel3" table:formula="of:=CONCATENATE([.D134];[.G134];[.J134];[.M134];[.P134];[.S134])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520000">
              <text:p>520000</text:p>
            </table:table-cell>
            <table:table-cell table:style-name="Datos" office:value-type="string">
              <text:p>Otros gastos</text:p>
            </table:table-cell>
            <table:table-cell table:style-name="Nivel3" table:formula="of:=[.W134]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Otros gastos">
              <text:p>Otros gas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G</text:p>
            </table:table-cell>
            <table:table-cell table:style-name="Datos" table:formula="of:=IF(EXACT([.A134];1);&quot;&quot;;IF(EXACT([.A134];2);INDIRECT(CONCATENATE(&quot;W&quot;;[.B134]));IF(EXACT([.A134];3);INDIRECT(CONCATENATE(&quot;W&quot;;[.E134]));IF(EXACT([.A134];4);INDIRECT(CONCATENATE(&quot;W&quot;;[.H134]));IF(EXACT([.A134];5);INDIRECT(CONCATENATE(&quot;W&quot;;[.K134]));IF(EXACT([.A134];6);INDIRECT(CONCATENATE(&quot;W&quot;;[.N134]));IF(EXACT([.A134];7);INDIRECT(CONCATENATE(&quot;W&quot;;[.Q134])))))))))" office:value-type="string" office:string-value="Gastos">
              <text:p>Gastos</text:p>
            </table:table-cell>
            <table:table-cell table:style-name="ce5" table:formula="of:=NOT(OR(AND(NOT(EXACT([.A134];7));NOT(EXACT([.AD134];&quot;Vista&quot;)));AND(EXACT([.A134];7);EXACT([.AD134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4];[Valores.$A$2:.$C$12];2)" office:value-type="string" office:string-value="view">
              <text:p>view</text:p>
            </table:table-cell>
            <table:table-cell table:style-name="Datos" table:formula="of:=VLOOKUP([.AD134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5];1);CELL(&quot;Row&quot;;[.B135]);[.B134])" office:value-type="float" office:value="2">
              <text:p>2</text:p>
            </table:table-cell>
            <table:table-cell table:style-name="ce2" table:formula="of:=IF(EXACT([.$A135];1);0;IF(EXACT([.$A135];2);[.C134]+1;[.C134]))" office:value-type="float" office:value="5">
              <text:p>5</text:p>
            </table:table-cell>
            <table:table-cell table:style-name="ce2" table:formula="of:=TEXT([.C135];&quot;0&quot;)" office:value-type="string" office:string-value="5">
              <text:p>5</text:p>
            </table:table-cell>
            <table:table-cell table:style-name="ce2" table:formula="of:=IF(EXACT([.C134];[.C135]);[.E134];CELL(&quot;Row&quot;;[.E135]))" office:value-type="float" office:value="129">
              <text:p>129</text:p>
            </table:table-cell>
            <table:table-cell table:style-name="ce2" table:formula="of:=IF(AND([.$A135]&lt;=[.G$1];[.$A134]&gt;[.$A135]);0;IF(EXACT([.$A135];[.G$1]+1);[.F134]+1;[.F134]))" office:value-type="float" office:value="2">
              <text:p>2</text:p>
            </table:table-cell>
            <table:table-cell table:style-name="ce2" table:formula="of:=TEXT([.F135];&quot;0&quot;)" office:value-type="string" office:string-value="2">
              <text:p>2</text:p>
            </table:table-cell>
            <table:table-cell table:style-name="ce2" table:formula="of:=IF(EXACT([.F134];[.F135]);[.H134];CELL(&quot;Row&quot;;[.H135]))" office:value-type="float" office:value="134">
              <text:p>134</text:p>
            </table:table-cell>
            <table:table-cell table:style-name="ce2" table:formula="of:=IF(AND([.$A135]&lt;=[.J$1];[.$A134]&gt;[.$A135]);0;IF(EXACT([.$A135];[.J$1]+1);[.I134]+1;[.I134]))" office:value-type="float" office:value="0">
              <text:p>0</text:p>
            </table:table-cell>
            <table:table-cell table:style-name="ce2" table:formula="of:=TEXT([.I135];&quot;0&quot;)" office:value-type="string" office:string-value="0">
              <text:p>0</text:p>
            </table:table-cell>
            <table:table-cell table:style-name="ce2" table:formula="of:=IF(EXACT([.I134];[.I135]);[.K134];CELL(&quot;Row&quot;;[.K135]))" office:value-type="float" office:value="97">
              <text:p>97</text:p>
            </table:table-cell>
            <table:table-cell table:style-name="ce2" table:formula="of:=IF(AND([.$A135]&lt;=[.M$1];[.$A134]&gt;[.$A135]);0;IF(EXACT([.$A135];[.M$1]+1);[.L134]+1;[.L134]))" office:value-type="float" office:value="0">
              <text:p>0</text:p>
            </table:table-cell>
            <table:table-cell table:style-name="ce2" table:formula="of:=TEXT([.L135];&quot;0&quot;)" office:value-type="string" office:string-value="0">
              <text:p>0</text:p>
            </table:table-cell>
            <table:table-cell table:style-name="ce2" table:formula="of:=IF(EXACT([.L134];[.L135]);[.N134];CELL(&quot;Row&quot;;[.N135]))" office:value-type="float" office:value="97">
              <text:p>97</text:p>
            </table:table-cell>
            <table:table-cell table:style-name="ce2" table:formula="of:=IF(AND([.$A135]&lt;=[.P$1];[.$A134]&gt;[.$A135]);0;IF(EXACT([.$A135];[.P$1]+1);[.O134]+1;[.O134]))" office:value-type="float" office:value="0">
              <text:p>0</text:p>
            </table:table-cell>
            <table:table-cell table:style-name="ce2" table:formula="of:=TEXT([.O135];&quot;0&quot;)" office:value-type="string" office:string-value="0">
              <text:p>0</text:p>
            </table:table-cell>
            <table:table-cell table:style-name="ce2" table:formula="of:=IF(EXACT([.O134];[.O135]);[.Q134];CELL(&quot;Row&quot;;[.Q135]))" office:value-type="float" office:value="52">
              <text:p>52</text:p>
            </table:table-cell>
            <table:table-cell table:style-name="ce2" table:formula="of:=IF(AND([.$A135]&lt;=[.S$1];[.$A134]&gt;[.$A135]);0;IF(EXACT([.$A135];[.S$1]+1);[.R134]+1;[.R134]))" office:value-type="float" office:value="1">
              <text:p>1</text:p>
            </table:table-cell>
            <table:table-cell table:style-name="ce2" table:formula="of:=TEXT([.R135];&quot;0&quot;)" office:value-type="string" office:string-value="1">
              <text:p>1</text:p>
            </table:table-cell>
            <table:table-cell table:style-name="ce2" table:formula="of:=IF(EXACT([.R134];[.R135]);[.T134];CELL(&quot;Row&quot;;[.T135]))" office:value-type="float" office:value="135">
              <text:p>135</text:p>
            </table:table-cell>
            <table:table-cell table:style-name="ce4" table:formula="of:=NOT(AND(OR([.A134]&gt;[.A135];[.A134]=[.A135]);[.A134]&lt;&gt;7))" office:value-type="boolean" office:boolean-value="true">
              <text:p>TRUE</text:p>
            </table:table-cell>
            <table:table-cell table:style-name="Nivel7" table:formula="of:=CONCATENATE([.D135];[.G135];[.J135];[.M135];[.P135];[.S135])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520001">
              <text:p>520001</text:p>
            </table:table-cell>
            <table:table-cell table:style-name="Datos" office:value-type="string">
              <text:p>Ajustes</text:p>
            </table:table-cell>
            <table:table-cell table:style-name="Nivel7" table:formula="of:=[.W135]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Ajustes">
              <text:p>Ajus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j</text:p>
            </table:table-cell>
            <table:table-cell table:style-name="Datos" table:formula="of:=IF(EXACT([.A135];1);&quot;&quot;;IF(EXACT([.A135];2);INDIRECT(CONCATENATE(&quot;W&quot;;[.B135]));IF(EXACT([.A135];3);INDIRECT(CONCATENATE(&quot;W&quot;;[.E135]));IF(EXACT([.A135];4);INDIRECT(CONCATENATE(&quot;W&quot;;[.H135]));IF(EXACT([.A135];5);INDIRECT(CONCATENATE(&quot;W&quot;;[.K135]));IF(EXACT([.A135];6);INDIRECT(CONCATENATE(&quot;W&quot;;[.N135]));IF(EXACT([.A135];7);INDIRECT(CONCATENATE(&quot;W&quot;;[.Q135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35];7));NOT(EXACT([.AD135];&quot;Vista&quot;)));AND(EXACT([.A135];7);EXACT([.AD135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5];[Valores.$A$2:.$C$12];2)" office:value-type="string" office:string-value="gasto">
              <text:p>gasto</text:p>
            </table:table-cell>
            <table:table-cell table:style-name="Datos" table:formula="of:=VLOOKUP([.AD135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6];1);CELL(&quot;Row&quot;;[.B136]);[.B135])" office:value-type="float" office:value="2">
              <text:p>2</text:p>
            </table:table-cell>
            <table:table-cell table:style-name="ce2" table:formula="of:=IF(EXACT([.$A136];1);0;IF(EXACT([.$A136];2);[.C135]+1;[.C135]))" office:value-type="float" office:value="5">
              <text:p>5</text:p>
            </table:table-cell>
            <table:table-cell table:style-name="ce2" table:formula="of:=TEXT([.C136];&quot;0&quot;)" office:value-type="string" office:string-value="5">
              <text:p>5</text:p>
            </table:table-cell>
            <table:table-cell table:style-name="ce2" table:formula="of:=IF(EXACT([.C135];[.C136]);[.E135];CELL(&quot;Row&quot;;[.E136]))" office:value-type="float" office:value="129">
              <text:p>129</text:p>
            </table:table-cell>
            <table:table-cell table:style-name="ce2" table:formula="of:=IF(AND([.$A136]&lt;=[.G$1];[.$A135]&gt;[.$A136]);0;IF(EXACT([.$A136];[.G$1]+1);[.F135]+1;[.F135]))" office:value-type="float" office:value="2">
              <text:p>2</text:p>
            </table:table-cell>
            <table:table-cell table:style-name="ce2" table:formula="of:=TEXT([.F136];&quot;0&quot;)" office:value-type="string" office:string-value="2">
              <text:p>2</text:p>
            </table:table-cell>
            <table:table-cell table:style-name="ce2" table:formula="of:=IF(EXACT([.F135];[.F136]);[.H135];CELL(&quot;Row&quot;;[.H136]))" office:value-type="float" office:value="134">
              <text:p>134</text:p>
            </table:table-cell>
            <table:table-cell table:style-name="ce2" table:formula="of:=IF(AND([.$A136]&lt;=[.J$1];[.$A135]&gt;[.$A136]);0;IF(EXACT([.$A136];[.J$1]+1);[.I135]+1;[.I135]))" office:value-type="float" office:value="0">
              <text:p>0</text:p>
            </table:table-cell>
            <table:table-cell table:style-name="ce2" table:formula="of:=TEXT([.I136];&quot;0&quot;)" office:value-type="string" office:string-value="0">
              <text:p>0</text:p>
            </table:table-cell>
            <table:table-cell table:style-name="ce2" table:formula="of:=IF(EXACT([.I135];[.I136]);[.K135];CELL(&quot;Row&quot;;[.K136]))" office:value-type="float" office:value="97">
              <text:p>97</text:p>
            </table:table-cell>
            <table:table-cell table:style-name="ce2" table:formula="of:=IF(AND([.$A136]&lt;=[.M$1];[.$A135]&gt;[.$A136]);0;IF(EXACT([.$A136];[.M$1]+1);[.L135]+1;[.L135]))" office:value-type="float" office:value="0">
              <text:p>0</text:p>
            </table:table-cell>
            <table:table-cell table:style-name="ce2" table:formula="of:=TEXT([.L136];&quot;0&quot;)" office:value-type="string" office:string-value="0">
              <text:p>0</text:p>
            </table:table-cell>
            <table:table-cell table:style-name="ce2" table:formula="of:=IF(EXACT([.L135];[.L136]);[.N135];CELL(&quot;Row&quot;;[.N136]))" office:value-type="float" office:value="97">
              <text:p>97</text:p>
            </table:table-cell>
            <table:table-cell table:style-name="ce2" table:formula="of:=IF(AND([.$A136]&lt;=[.P$1];[.$A135]&gt;[.$A136]);0;IF(EXACT([.$A136];[.P$1]+1);[.O135]+1;[.O135]))" office:value-type="float" office:value="0">
              <text:p>0</text:p>
            </table:table-cell>
            <table:table-cell table:style-name="ce2" table:formula="of:=TEXT([.O136];&quot;0&quot;)" office:value-type="string" office:string-value="0">
              <text:p>0</text:p>
            </table:table-cell>
            <table:table-cell table:style-name="ce2" table:formula="of:=IF(EXACT([.O135];[.O136]);[.Q135];CELL(&quot;Row&quot;;[.Q136]))" office:value-type="float" office:value="52">
              <text:p>52</text:p>
            </table:table-cell>
            <table:table-cell table:style-name="ce2" table:formula="of:=IF(AND([.$A136]&lt;=[.S$1];[.$A135]&gt;[.$A136]);0;IF(EXACT([.$A136];[.S$1]+1);[.R135]+1;[.R135]))" office:value-type="float" office:value="2">
              <text:p>2</text:p>
            </table:table-cell>
            <table:table-cell table:style-name="ce2" table:formula="of:=TEXT([.R136];&quot;0&quot;)" office:value-type="string" office:string-value="2">
              <text:p>2</text:p>
            </table:table-cell>
            <table:table-cell table:style-name="ce2" table:formula="of:=IF(EXACT([.R135];[.R136]);[.T135];CELL(&quot;Row&quot;;[.T136]))" office:value-type="float" office:value="136">
              <text:p>136</text:p>
            </table:table-cell>
            <table:table-cell table:style-name="ce4" table:formula="of:=NOT(AND(OR([.A135]&gt;[.A136];[.A135]=[.A136]);[.A135]&lt;&gt;7))" office:value-type="boolean" office:boolean-value="true">
              <text:p>TRUE</text:p>
            </table:table-cell>
            <table:table-cell table:style-name="Nivel7" table:formula="of:=CONCATENATE([.D136];[.G136];[.J136];[.M136];[.P136];[.S136])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520002">
              <text:p>520002</text:p>
            </table:table-cell>
            <table:table-cell table:style-name="Datos" office:value-type="string">
              <text:p>Gastos Financieros</text:p>
            </table:table-cell>
            <table:table-cell table:style-name="Nivel7" table:formula="of:=[.W136]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Gastos Financieros">
              <text:p>Gastos Financier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F</text:p>
            </table:table-cell>
            <table:table-cell table:style-name="Datos" table:formula="of:=IF(EXACT([.A136];1);&quot;&quot;;IF(EXACT([.A136];2);INDIRECT(CONCATENATE(&quot;W&quot;;[.B136]));IF(EXACT([.A136];3);INDIRECT(CONCATENATE(&quot;W&quot;;[.E136]));IF(EXACT([.A136];4);INDIRECT(CONCATENATE(&quot;W&quot;;[.H136]));IF(EXACT([.A136];5);INDIRECT(CONCATENATE(&quot;W&quot;;[.K136]));IF(EXACT([.A136];6);INDIRECT(CONCATENATE(&quot;W&quot;;[.N136]));IF(EXACT([.A136];7);INDIRECT(CONCATENATE(&quot;W&quot;;[.Q136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36];7));NOT(EXACT([.AD136];&quot;Vista&quot;)));AND(EXACT([.A136];7);EXACT([.AD136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6];[Valores.$A$2:.$C$12];2)" office:value-type="string" office:string-value="gasto">
              <text:p>gasto</text:p>
            </table:table-cell>
            <table:table-cell table:style-name="Datos" table:formula="of:=VLOOKUP([.AD136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7];1);CELL(&quot;Row&quot;;[.B137]);[.B136])" office:value-type="float" office:value="2">
              <text:p>2</text:p>
            </table:table-cell>
            <table:table-cell table:style-name="ce2" table:formula="of:=IF(EXACT([.$A137];1);0;IF(EXACT([.$A137];2);[.C136]+1;[.C136]))" office:value-type="float" office:value="5">
              <text:p>5</text:p>
            </table:table-cell>
            <table:table-cell table:style-name="ce2" table:formula="of:=TEXT([.C137];&quot;0&quot;)" office:value-type="string" office:string-value="5">
              <text:p>5</text:p>
            </table:table-cell>
            <table:table-cell table:style-name="ce2" table:formula="of:=IF(EXACT([.C136];[.C137]);[.E136];CELL(&quot;Row&quot;;[.E137]))" office:value-type="float" office:value="129">
              <text:p>129</text:p>
            </table:table-cell>
            <table:table-cell table:style-name="ce2" table:formula="of:=IF(AND([.$A137]&lt;=[.G$1];[.$A136]&gt;[.$A137]);0;IF(EXACT([.$A137];[.G$1]+1);[.F136]+1;[.F136]))" office:value-type="float" office:value="2">
              <text:p>2</text:p>
            </table:table-cell>
            <table:table-cell table:style-name="ce2" table:formula="of:=TEXT([.F137];&quot;0&quot;)" office:value-type="string" office:string-value="2">
              <text:p>2</text:p>
            </table:table-cell>
            <table:table-cell table:style-name="ce2" table:formula="of:=IF(EXACT([.F136];[.F137]);[.H136];CELL(&quot;Row&quot;;[.H137]))" office:value-type="float" office:value="134">
              <text:p>134</text:p>
            </table:table-cell>
            <table:table-cell table:style-name="ce2" table:formula="of:=IF(AND([.$A137]&lt;=[.J$1];[.$A136]&gt;[.$A137]);0;IF(EXACT([.$A137];[.J$1]+1);[.I136]+1;[.I136]))" office:value-type="float" office:value="0">
              <text:p>0</text:p>
            </table:table-cell>
            <table:table-cell table:style-name="ce2" table:formula="of:=TEXT([.I137];&quot;0&quot;)" office:value-type="string" office:string-value="0">
              <text:p>0</text:p>
            </table:table-cell>
            <table:table-cell table:style-name="ce2" table:formula="of:=IF(EXACT([.I136];[.I137]);[.K136];CELL(&quot;Row&quot;;[.K137]))" office:value-type="float" office:value="97">
              <text:p>97</text:p>
            </table:table-cell>
            <table:table-cell table:style-name="ce2" table:formula="of:=IF(AND([.$A137]&lt;=[.M$1];[.$A136]&gt;[.$A137]);0;IF(EXACT([.$A137];[.M$1]+1);[.L136]+1;[.L136]))" office:value-type="float" office:value="0">
              <text:p>0</text:p>
            </table:table-cell>
            <table:table-cell table:style-name="ce2" table:formula="of:=TEXT([.L137];&quot;0&quot;)" office:value-type="string" office:string-value="0">
              <text:p>0</text:p>
            </table:table-cell>
            <table:table-cell table:style-name="ce2" table:formula="of:=IF(EXACT([.L136];[.L137]);[.N136];CELL(&quot;Row&quot;;[.N137]))" office:value-type="float" office:value="97">
              <text:p>97</text:p>
            </table:table-cell>
            <table:table-cell table:style-name="ce2" table:formula="of:=IF(AND([.$A137]&lt;=[.P$1];[.$A136]&gt;[.$A137]);0;IF(EXACT([.$A137];[.P$1]+1);[.O136]+1;[.O136]))" office:value-type="float" office:value="0">
              <text:p>0</text:p>
            </table:table-cell>
            <table:table-cell table:style-name="ce2" table:formula="of:=TEXT([.O137];&quot;0&quot;)" office:value-type="string" office:string-value="0">
              <text:p>0</text:p>
            </table:table-cell>
            <table:table-cell table:style-name="ce2" table:formula="of:=IF(EXACT([.O136];[.O137]);[.Q136];CELL(&quot;Row&quot;;[.Q137]))" office:value-type="float" office:value="52">
              <text:p>52</text:p>
            </table:table-cell>
            <table:table-cell table:style-name="ce2" table:formula="of:=IF(AND([.$A137]&lt;=[.S$1];[.$A136]&gt;[.$A137]);0;IF(EXACT([.$A137];[.S$1]+1);[.R136]+1;[.R136]))" office:value-type="float" office:value="3">
              <text:p>3</text:p>
            </table:table-cell>
            <table:table-cell table:style-name="ce2" table:formula="of:=TEXT([.R137];&quot;0&quot;)" office:value-type="string" office:string-value="3">
              <text:p>3</text:p>
            </table:table-cell>
            <table:table-cell table:style-name="ce2" table:formula="of:=IF(EXACT([.R136];[.R137]);[.T136];CELL(&quot;Row&quot;;[.T137]))" office:value-type="float" office:value="137">
              <text:p>137</text:p>
            </table:table-cell>
            <table:table-cell table:style-name="ce4" table:formula="of:=NOT(AND(OR([.A136]&gt;[.A137];[.A136]=[.A137]);[.A136]&lt;&gt;7))" office:value-type="boolean" office:boolean-value="true">
              <text:p>TRUE</text:p>
            </table:table-cell>
            <table:table-cell table:style-name="Nivel7" table:formula="of:=CONCATENATE([.D137];[.G137];[.J137];[.M137];[.P137];[.S137])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520003">
              <text:p>520003</text:p>
            </table:table-cell>
            <table:table-cell table:style-name="Datos" office:value-type="string">
              <text:p>Depreciación de activo fijo</text:p>
            </table:table-cell>
            <table:table-cell table:style-name="Nivel7" table:formula="of:=[.W137]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Depreciación de activo fijo">
              <text:p>Depreciación de activo fij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.AF</text:p>
            </table:table-cell>
            <table:table-cell table:style-name="Datos" table:formula="of:=IF(EXACT([.A137];1);&quot;&quot;;IF(EXACT([.A137];2);INDIRECT(CONCATENATE(&quot;W&quot;;[.B137]));IF(EXACT([.A137];3);INDIRECT(CONCATENATE(&quot;W&quot;;[.E137]));IF(EXACT([.A137];4);INDIRECT(CONCATENATE(&quot;W&quot;;[.H137]));IF(EXACT([.A137];5);INDIRECT(CONCATENATE(&quot;W&quot;;[.K137]));IF(EXACT([.A137];6);INDIRECT(CONCATENATE(&quot;W&quot;;[.N137]));IF(EXACT([.A137];7);INDIRECT(CONCATENATE(&quot;W&quot;;[.Q137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37];7));NOT(EXACT([.AD137];&quot;Vista&quot;)));AND(EXACT([.A137];7);EXACT([.AD137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7];[Valores.$A$2:.$C$12];2)" office:value-type="string" office:string-value="gasto">
              <text:p>gasto</text:p>
            </table:table-cell>
            <table:table-cell table:style-name="Datos" table:formula="of:=VLOOKUP([.AD137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8];1);CELL(&quot;Row&quot;;[.B138]);[.B137])" office:value-type="float" office:value="2">
              <text:p>2</text:p>
            </table:table-cell>
            <table:table-cell table:style-name="ce2" table:formula="of:=IF(EXACT([.$A138];1);0;IF(EXACT([.$A138];2);[.C137]+1;[.C137]))" office:value-type="float" office:value="5">
              <text:p>5</text:p>
            </table:table-cell>
            <table:table-cell table:style-name="ce2" table:formula="of:=TEXT([.C138];&quot;0&quot;)" office:value-type="string" office:string-value="5">
              <text:p>5</text:p>
            </table:table-cell>
            <table:table-cell table:style-name="ce2" table:formula="of:=IF(EXACT([.C137];[.C138]);[.E137];CELL(&quot;Row&quot;;[.E138]))" office:value-type="float" office:value="129">
              <text:p>129</text:p>
            </table:table-cell>
            <table:table-cell table:style-name="ce2" table:formula="of:=IF(AND([.$A138]&lt;=[.G$1];[.$A137]&gt;[.$A138]);0;IF(EXACT([.$A138];[.G$1]+1);[.F137]+1;[.F137]))" office:value-type="float" office:value="2">
              <text:p>2</text:p>
            </table:table-cell>
            <table:table-cell table:style-name="ce2" table:formula="of:=TEXT([.F138];&quot;0&quot;)" office:value-type="string" office:string-value="2">
              <text:p>2</text:p>
            </table:table-cell>
            <table:table-cell table:style-name="ce2" table:formula="of:=IF(EXACT([.F137];[.F138]);[.H137];CELL(&quot;Row&quot;;[.H138]))" office:value-type="float" office:value="134">
              <text:p>134</text:p>
            </table:table-cell>
            <table:table-cell table:style-name="ce2" table:formula="of:=IF(AND([.$A138]&lt;=[.J$1];[.$A137]&gt;[.$A138]);0;IF(EXACT([.$A138];[.J$1]+1);[.I137]+1;[.I137]))" office:value-type="float" office:value="0">
              <text:p>0</text:p>
            </table:table-cell>
            <table:table-cell table:style-name="ce2" table:formula="of:=TEXT([.I138];&quot;0&quot;)" office:value-type="string" office:string-value="0">
              <text:p>0</text:p>
            </table:table-cell>
            <table:table-cell table:style-name="ce2" table:formula="of:=IF(EXACT([.I137];[.I138]);[.K137];CELL(&quot;Row&quot;;[.K138]))" office:value-type="float" office:value="97">
              <text:p>97</text:p>
            </table:table-cell>
            <table:table-cell table:style-name="ce2" table:formula="of:=IF(AND([.$A138]&lt;=[.M$1];[.$A137]&gt;[.$A138]);0;IF(EXACT([.$A138];[.M$1]+1);[.L137]+1;[.L137]))" office:value-type="float" office:value="0">
              <text:p>0</text:p>
            </table:table-cell>
            <table:table-cell table:style-name="ce2" table:formula="of:=TEXT([.L138];&quot;0&quot;)" office:value-type="string" office:string-value="0">
              <text:p>0</text:p>
            </table:table-cell>
            <table:table-cell table:style-name="ce2" table:formula="of:=IF(EXACT([.L137];[.L138]);[.N137];CELL(&quot;Row&quot;;[.N138]))" office:value-type="float" office:value="97">
              <text:p>97</text:p>
            </table:table-cell>
            <table:table-cell table:style-name="ce2" table:formula="of:=IF(AND([.$A138]&lt;=[.P$1];[.$A137]&gt;[.$A138]);0;IF(EXACT([.$A138];[.P$1]+1);[.O137]+1;[.O137]))" office:value-type="float" office:value="0">
              <text:p>0</text:p>
            </table:table-cell>
            <table:table-cell table:style-name="ce2" table:formula="of:=TEXT([.O138];&quot;0&quot;)" office:value-type="string" office:string-value="0">
              <text:p>0</text:p>
            </table:table-cell>
            <table:table-cell table:style-name="ce2" table:formula="of:=IF(EXACT([.O137];[.O138]);[.Q137];CELL(&quot;Row&quot;;[.Q138]))" office:value-type="float" office:value="52">
              <text:p>52</text:p>
            </table:table-cell>
            <table:table-cell table:style-name="ce2" table:formula="of:=IF(AND([.$A138]&lt;=[.S$1];[.$A137]&gt;[.$A138]);0;IF(EXACT([.$A138];[.S$1]+1);[.R137]+1;[.R137]))" office:value-type="float" office:value="4">
              <text:p>4</text:p>
            </table:table-cell>
            <table:table-cell table:style-name="ce2" table:formula="of:=TEXT([.R138];&quot;0&quot;)" office:value-type="string" office:string-value="4">
              <text:p>4</text:p>
            </table:table-cell>
            <table:table-cell table:style-name="ce2" table:formula="of:=IF(EXACT([.R137];[.R138]);[.T137];CELL(&quot;Row&quot;;[.T138]))" office:value-type="float" office:value="138">
              <text:p>138</text:p>
            </table:table-cell>
            <table:table-cell table:style-name="ce4" table:formula="of:=NOT(AND(OR([.A137]&gt;[.A138];[.A137]=[.A138]);[.A137]&lt;&gt;7))" office:value-type="boolean" office:boolean-value="true">
              <text:p>TRUE</text:p>
            </table:table-cell>
            <table:table-cell table:style-name="Nivel7" table:formula="of:=CONCATENATE([.D138];[.G138];[.J138];[.M138];[.P138];[.S138])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520004">
              <text:p>520004</text:p>
            </table:table-cell>
            <table:table-cell table:style-name="Datos" office:value-type="string">
              <text:p>Perdida por robo</text:p>
            </table:table-cell>
            <table:table-cell table:style-name="Nivel7" table:formula="of:=[.W138]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Perdida por robo">
              <text:p>Perdida por rob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obo</text:p>
            </table:table-cell>
            <table:table-cell table:style-name="Datos" table:formula="of:=IF(EXACT([.A138];1);&quot;&quot;;IF(EXACT([.A138];2);INDIRECT(CONCATENATE(&quot;W&quot;;[.B138]));IF(EXACT([.A138];3);INDIRECT(CONCATENATE(&quot;W&quot;;[.E138]));IF(EXACT([.A138];4);INDIRECT(CONCATENATE(&quot;W&quot;;[.H138]));IF(EXACT([.A138];5);INDIRECT(CONCATENATE(&quot;W&quot;;[.K138]));IF(EXACT([.A138];6);INDIRECT(CONCATENATE(&quot;W&quot;;[.N138]));IF(EXACT([.A138];7);INDIRECT(CONCATENATE(&quot;W&quot;;[.Q138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38];7));NOT(EXACT([.AD138];&quot;Vista&quot;)));AND(EXACT([.A138];7);EXACT([.AD138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8];[Valores.$A$2:.$C$12];2)" office:value-type="string" office:string-value="gasto">
              <text:p>gasto</text:p>
            </table:table-cell>
            <table:table-cell table:style-name="Datos" table:formula="of:=VLOOKUP([.AD138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39];1);CELL(&quot;Row&quot;;[.B139]);[.B138])" office:value-type="float" office:value="2">
              <text:p>2</text:p>
            </table:table-cell>
            <table:table-cell table:style-name="ce2" table:formula="of:=IF(EXACT([.$A139];1);0;IF(EXACT([.$A139];2);[.C138]+1;[.C138]))" office:value-type="float" office:value="5">
              <text:p>5</text:p>
            </table:table-cell>
            <table:table-cell table:style-name="ce2" table:formula="of:=TEXT([.C139];&quot;0&quot;)" office:value-type="string" office:string-value="5">
              <text:p>5</text:p>
            </table:table-cell>
            <table:table-cell table:style-name="ce2" table:formula="of:=IF(EXACT([.C138];[.C139]);[.E138];CELL(&quot;Row&quot;;[.E139]))" office:value-type="float" office:value="129">
              <text:p>129</text:p>
            </table:table-cell>
            <table:table-cell table:style-name="ce2" table:formula="of:=IF(AND([.$A139]&lt;=[.G$1];[.$A138]&gt;[.$A139]);0;IF(EXACT([.$A139];[.G$1]+1);[.F138]+1;[.F138]))" office:value-type="float" office:value="2">
              <text:p>2</text:p>
            </table:table-cell>
            <table:table-cell table:style-name="ce2" table:formula="of:=TEXT([.F139];&quot;0&quot;)" office:value-type="string" office:string-value="2">
              <text:p>2</text:p>
            </table:table-cell>
            <table:table-cell table:style-name="ce2" table:formula="of:=IF(EXACT([.F138];[.F139]);[.H138];CELL(&quot;Row&quot;;[.H139]))" office:value-type="float" office:value="134">
              <text:p>134</text:p>
            </table:table-cell>
            <table:table-cell table:style-name="ce2" table:formula="of:=IF(AND([.$A139]&lt;=[.J$1];[.$A138]&gt;[.$A139]);0;IF(EXACT([.$A139];[.J$1]+1);[.I138]+1;[.I138]))" office:value-type="float" office:value="0">
              <text:p>0</text:p>
            </table:table-cell>
            <table:table-cell table:style-name="ce2" table:formula="of:=TEXT([.I139];&quot;0&quot;)" office:value-type="string" office:string-value="0">
              <text:p>0</text:p>
            </table:table-cell>
            <table:table-cell table:style-name="ce2" table:formula="of:=IF(EXACT([.I138];[.I139]);[.K138];CELL(&quot;Row&quot;;[.K139]))" office:value-type="float" office:value="97">
              <text:p>97</text:p>
            </table:table-cell>
            <table:table-cell table:style-name="ce2" table:formula="of:=IF(AND([.$A139]&lt;=[.M$1];[.$A138]&gt;[.$A139]);0;IF(EXACT([.$A139];[.M$1]+1);[.L138]+1;[.L138]))" office:value-type="float" office:value="0">
              <text:p>0</text:p>
            </table:table-cell>
            <table:table-cell table:style-name="ce2" table:formula="of:=TEXT([.L139];&quot;0&quot;)" office:value-type="string" office:string-value="0">
              <text:p>0</text:p>
            </table:table-cell>
            <table:table-cell table:style-name="ce2" table:formula="of:=IF(EXACT([.L138];[.L139]);[.N138];CELL(&quot;Row&quot;;[.N139]))" office:value-type="float" office:value="97">
              <text:p>97</text:p>
            </table:table-cell>
            <table:table-cell table:style-name="ce2" table:formula="of:=IF(AND([.$A139]&lt;=[.P$1];[.$A138]&gt;[.$A139]);0;IF(EXACT([.$A139];[.P$1]+1);[.O138]+1;[.O138]))" office:value-type="float" office:value="0">
              <text:p>0</text:p>
            </table:table-cell>
            <table:table-cell table:style-name="ce2" table:formula="of:=TEXT([.O139];&quot;0&quot;)" office:value-type="string" office:string-value="0">
              <text:p>0</text:p>
            </table:table-cell>
            <table:table-cell table:style-name="ce2" table:formula="of:=IF(EXACT([.O138];[.O139]);[.Q138];CELL(&quot;Row&quot;;[.Q139]))" office:value-type="float" office:value="52">
              <text:p>52</text:p>
            </table:table-cell>
            <table:table-cell table:style-name="ce2" table:formula="of:=IF(AND([.$A139]&lt;=[.S$1];[.$A138]&gt;[.$A139]);0;IF(EXACT([.$A139];[.S$1]+1);[.R138]+1;[.R138]))" office:value-type="float" office:value="5">
              <text:p>5</text:p>
            </table:table-cell>
            <table:table-cell table:style-name="ce2" table:formula="of:=TEXT([.R139];&quot;0&quot;)" office:value-type="string" office:string-value="5">
              <text:p>5</text:p>
            </table:table-cell>
            <table:table-cell table:style-name="ce2" table:formula="of:=IF(EXACT([.R138];[.R139]);[.T138];CELL(&quot;Row&quot;;[.T139]))" office:value-type="float" office:value="139">
              <text:p>139</text:p>
            </table:table-cell>
            <table:table-cell table:style-name="ce4" table:formula="of:=NOT(AND(OR([.A138]&gt;[.A139];[.A138]=[.A139]);[.A138]&lt;&gt;7))" office:value-type="boolean" office:boolean-value="true">
              <text:p>TRUE</text:p>
            </table:table-cell>
            <table:table-cell table:style-name="Nivel7" table:formula="of:=CONCATENATE([.D139];[.G139];[.J139];[.M139];[.P139];[.S139])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520005">
              <text:p>520005</text:p>
            </table:table-cell>
            <table:table-cell table:style-name="Datos" office:value-type="string">
              <text:p>Donaciones deducibles</text:p>
            </table:table-cell>
            <table:table-cell table:style-name="Nivel7" table:formula="of:=[.W139]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Donaciones deducibles">
              <text:p>Donaciones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39];1);&quot;&quot;;IF(EXACT([.A139];2);INDIRECT(CONCATENATE(&quot;W&quot;;[.B139]));IF(EXACT([.A139];3);INDIRECT(CONCATENATE(&quot;W&quot;;[.E139]));IF(EXACT([.A139];4);INDIRECT(CONCATENATE(&quot;W&quot;;[.H139]));IF(EXACT([.A139];5);INDIRECT(CONCATENATE(&quot;W&quot;;[.K139]));IF(EXACT([.A139];6);INDIRECT(CONCATENATE(&quot;W&quot;;[.N139]));IF(EXACT([.A139];7);INDIRECT(CONCATENATE(&quot;W&quot;;[.Q139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39];7));NOT(EXACT([.AD139];&quot;Vista&quot;)));AND(EXACT([.A139];7);EXACT([.AD139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39];[Valores.$A$2:.$C$12];2)" office:value-type="string" office:string-value="gasto">
              <text:p>gasto</text:p>
            </table:table-cell>
            <table:table-cell table:style-name="Datos" table:formula="of:=VLOOKUP([.AD139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3">
              <text:p>3</text:p>
            </table:table-cell>
            <table:table-cell table:style-name="ce2" table:formula="of:=IF(EXACT([.A140];1);CELL(&quot;Row&quot;;[.B140]);[.B139])" office:value-type="float" office:value="2">
              <text:p>2</text:p>
            </table:table-cell>
            <table:table-cell table:style-name="ce2" table:formula="of:=IF(EXACT([.$A140];1);0;IF(EXACT([.$A140];2);[.C139]+1;[.C139]))" office:value-type="float" office:value="5">
              <text:p>5</text:p>
            </table:table-cell>
            <table:table-cell table:style-name="ce2" table:formula="of:=TEXT([.C140];&quot;0&quot;)" office:value-type="string" office:string-value="5">
              <text:p>5</text:p>
            </table:table-cell>
            <table:table-cell table:style-name="ce2" table:formula="of:=IF(EXACT([.C139];[.C140]);[.E139];CELL(&quot;Row&quot;;[.E140]))" office:value-type="float" office:value="129">
              <text:p>129</text:p>
            </table:table-cell>
            <table:table-cell table:style-name="ce2" table:formula="of:=IF(AND([.$A140]&lt;=[.G$1];[.$A139]&gt;[.$A140]);0;IF(EXACT([.$A140];[.G$1]+1);[.F139]+1;[.F139]))" office:value-type="float" office:value="3">
              <text:p>3</text:p>
            </table:table-cell>
            <table:table-cell table:style-name="ce2" table:formula="of:=TEXT([.F140];&quot;0&quot;)" office:value-type="string" office:string-value="3">
              <text:p>3</text:p>
            </table:table-cell>
            <table:table-cell table:style-name="ce2" table:formula="of:=IF(EXACT([.F139];[.F140]);[.H139];CELL(&quot;Row&quot;;[.H140]))" office:value-type="float" office:value="140">
              <text:p>140</text:p>
            </table:table-cell>
            <table:table-cell table:style-name="ce2" table:formula="of:=IF(AND([.$A140]&lt;=[.J$1];[.$A139]&gt;[.$A140]);0;IF(EXACT([.$A140];[.J$1]+1);[.I139]+1;[.I139]))" office:value-type="float" office:value="0">
              <text:p>0</text:p>
            </table:table-cell>
            <table:table-cell table:style-name="ce2" table:formula="of:=TEXT([.I140];&quot;0&quot;)" office:value-type="string" office:string-value="0">
              <text:p>0</text:p>
            </table:table-cell>
            <table:table-cell table:style-name="ce2" table:formula="of:=IF(EXACT([.I139];[.I140]);[.K139];CELL(&quot;Row&quot;;[.K140]))" office:value-type="float" office:value="97">
              <text:p>97</text:p>
            </table:table-cell>
            <table:table-cell table:style-name="ce2" table:formula="of:=IF(AND([.$A140]&lt;=[.M$1];[.$A139]&gt;[.$A140]);0;IF(EXACT([.$A140];[.M$1]+1);[.L139]+1;[.L139]))" office:value-type="float" office:value="0">
              <text:p>0</text:p>
            </table:table-cell>
            <table:table-cell table:style-name="ce2" table:formula="of:=TEXT([.L140];&quot;0&quot;)" office:value-type="string" office:string-value="0">
              <text:p>0</text:p>
            </table:table-cell>
            <table:table-cell table:style-name="ce2" table:formula="of:=IF(EXACT([.L139];[.L140]);[.N139];CELL(&quot;Row&quot;;[.N140]))" office:value-type="float" office:value="97">
              <text:p>97</text:p>
            </table:table-cell>
            <table:table-cell table:style-name="ce2" table:formula="of:=IF(AND([.$A140]&lt;=[.P$1];[.$A139]&gt;[.$A140]);0;IF(EXACT([.$A140];[.P$1]+1);[.O139]+1;[.O139]))" office:value-type="float" office:value="0">
              <text:p>0</text:p>
            </table:table-cell>
            <table:table-cell table:style-name="ce2" table:formula="of:=TEXT([.O140];&quot;0&quot;)" office:value-type="string" office:string-value="0">
              <text:p>0</text:p>
            </table:table-cell>
            <table:table-cell table:style-name="ce2" table:formula="of:=IF(EXACT([.O139];[.O140]);[.Q139];CELL(&quot;Row&quot;;[.Q140]))" office:value-type="float" office:value="52">
              <text:p>52</text:p>
            </table:table-cell>
            <table:table-cell table:style-name="ce2" table:formula="of:=IF(AND([.$A140]&lt;=[.S$1];[.$A139]&gt;[.$A140]);0;IF(EXACT([.$A140];[.S$1]+1);[.R139]+1;[.R139]))" office:value-type="float" office:value="0">
              <text:p>0</text:p>
            </table:table-cell>
            <table:table-cell table:style-name="ce2" table:formula="of:=TEXT([.R140];&quot;0&quot;)" office:value-type="string" office:string-value="0">
              <text:p>0</text:p>
            </table:table-cell>
            <table:table-cell table:style-name="ce2" table:formula="of:=IF(EXACT([.R139];[.R140]);[.T139];CELL(&quot;Row&quot;;[.T140]))" office:value-type="float" office:value="140">
              <text:p>140</text:p>
            </table:table-cell>
            <table:table-cell table:style-name="ce4" table:formula="of:=NOT(AND(OR([.A139]&gt;[.A140];[.A139]=[.A140]);[.A139]&lt;&gt;7))" office:value-type="boolean" office:boolean-value="true">
              <text:p>TRUE</text:p>
            </table:table-cell>
            <table:table-cell table:style-name="Nivel3" table:formula="of:=CONCATENATE([.D140];[.G140];[.J140];[.M140];[.P140];[.S140])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530000">
              <text:p>530000</text:p>
            </table:table-cell>
            <table:table-cell table:style-name="Datos" office:value-type="string">
              <text:p>Gastos no deducibles</text:p>
            </table:table-cell>
            <table:table-cell table:style-name="Nivel3" table:formula="of:=[.W140]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Gastos no deducibles">
              <text:p>Gastos no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ND</text:p>
            </table:table-cell>
            <table:table-cell table:style-name="Datos" table:formula="of:=IF(EXACT([.A140];1);&quot;&quot;;IF(EXACT([.A140];2);INDIRECT(CONCATENATE(&quot;W&quot;;[.B140]));IF(EXACT([.A140];3);INDIRECT(CONCATENATE(&quot;W&quot;;[.E140]));IF(EXACT([.A140];4);INDIRECT(CONCATENATE(&quot;W&quot;;[.H140]));IF(EXACT([.A140];5);INDIRECT(CONCATENATE(&quot;W&quot;;[.K140]));IF(EXACT([.A140];6);INDIRECT(CONCATENATE(&quot;W&quot;;[.N140]));IF(EXACT([.A140];7);INDIRECT(CONCATENATE(&quot;W&quot;;[.Q140])))))))))" office:value-type="string" office:string-value="Gastos">
              <text:p>Gastos</text:p>
            </table:table-cell>
            <table:table-cell table:style-name="ce5" table:formula="of:=NOT(OR(AND(NOT(EXACT([.A140];7));NOT(EXACT([.AD140];&quot;Vista&quot;)));AND(EXACT([.A140];7);EXACT([.AD140];&quot;Vista&quot;))))" office:value-type="boolean" office:boolean-value="true">
              <text:p>TRUE</text:p>
            </table:table-cell>
            <table:table-cell table:style-name="Datos" office:value-type="string">
              <text:p>Vista</text:p>
            </table:table-cell>
            <table:table-cell table:style-name="Datos" office:value-type="string">
              <text:p>CRC</text:p>
            </table:table-cell>
            <table:table-cell table:style-name="Datos" table:formula="of:=VLOOKUP([.AD140];[Valores.$A$2:.$C$12];2)" office:value-type="string" office:string-value="view">
              <text:p>view</text:p>
            </table:table-cell>
            <table:table-cell table:style-name="Datos" table:formula="of:=VLOOKUP([.AD140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41];1);CELL(&quot;Row&quot;;[.B141]);[.B140])" office:value-type="float" office:value="2">
              <text:p>2</text:p>
            </table:table-cell>
            <table:table-cell table:style-name="ce2" table:formula="of:=IF(EXACT([.$A141];1);0;IF(EXACT([.$A141];2);[.C140]+1;[.C140]))" office:value-type="float" office:value="5">
              <text:p>5</text:p>
            </table:table-cell>
            <table:table-cell table:style-name="ce2" table:formula="of:=TEXT([.C141];&quot;0&quot;)" office:value-type="string" office:string-value="5">
              <text:p>5</text:p>
            </table:table-cell>
            <table:table-cell table:style-name="ce2" table:formula="of:=IF(EXACT([.C140];[.C141]);[.E140];CELL(&quot;Row&quot;;[.E141]))" office:value-type="float" office:value="129">
              <text:p>129</text:p>
            </table:table-cell>
            <table:table-cell table:style-name="ce2" table:formula="of:=IF(AND([.$A141]&lt;=[.G$1];[.$A140]&gt;[.$A141]);0;IF(EXACT([.$A141];[.G$1]+1);[.F140]+1;[.F140]))" office:value-type="float" office:value="3">
              <text:p>3</text:p>
            </table:table-cell>
            <table:table-cell table:style-name="ce2" table:formula="of:=TEXT([.F141];&quot;0&quot;)" office:value-type="string" office:string-value="3">
              <text:p>3</text:p>
            </table:table-cell>
            <table:table-cell table:style-name="ce2" table:formula="of:=IF(EXACT([.F140];[.F141]);[.H140];CELL(&quot;Row&quot;;[.H141]))" office:value-type="float" office:value="140">
              <text:p>140</text:p>
            </table:table-cell>
            <table:table-cell table:style-name="ce2" table:formula="of:=IF(AND([.$A141]&lt;=[.J$1];[.$A140]&gt;[.$A141]);0;IF(EXACT([.$A141];[.J$1]+1);[.I140]+1;[.I140]))" office:value-type="float" office:value="0">
              <text:p>0</text:p>
            </table:table-cell>
            <table:table-cell table:style-name="ce2" table:formula="of:=TEXT([.I141];&quot;0&quot;)" office:value-type="string" office:string-value="0">
              <text:p>0</text:p>
            </table:table-cell>
            <table:table-cell table:style-name="ce2" table:formula="of:=IF(EXACT([.I140];[.I141]);[.K140];CELL(&quot;Row&quot;;[.K141]))" office:value-type="float" office:value="97">
              <text:p>97</text:p>
            </table:table-cell>
            <table:table-cell table:style-name="ce2" table:formula="of:=IF(AND([.$A141]&lt;=[.M$1];[.$A140]&gt;[.$A141]);0;IF(EXACT([.$A141];[.M$1]+1);[.L140]+1;[.L140]))" office:value-type="float" office:value="0">
              <text:p>0</text:p>
            </table:table-cell>
            <table:table-cell table:style-name="ce2" table:formula="of:=TEXT([.L141];&quot;0&quot;)" office:value-type="string" office:string-value="0">
              <text:p>0</text:p>
            </table:table-cell>
            <table:table-cell table:style-name="ce2" table:formula="of:=IF(EXACT([.L140];[.L141]);[.N140];CELL(&quot;Row&quot;;[.N141]))" office:value-type="float" office:value="97">
              <text:p>97</text:p>
            </table:table-cell>
            <table:table-cell table:style-name="ce2" table:formula="of:=IF(AND([.$A141]&lt;=[.P$1];[.$A140]&gt;[.$A141]);0;IF(EXACT([.$A141];[.P$1]+1);[.O140]+1;[.O140]))" office:value-type="float" office:value="0">
              <text:p>0</text:p>
            </table:table-cell>
            <table:table-cell table:style-name="ce2" table:formula="of:=TEXT([.O141];&quot;0&quot;)" office:value-type="string" office:string-value="0">
              <text:p>0</text:p>
            </table:table-cell>
            <table:table-cell table:style-name="ce2" table:formula="of:=IF(EXACT([.O140];[.O141]);[.Q140];CELL(&quot;Row&quot;;[.Q141]))" office:value-type="float" office:value="52">
              <text:p>52</text:p>
            </table:table-cell>
            <table:table-cell table:style-name="ce2" table:formula="of:=IF(AND([.$A141]&lt;=[.S$1];[.$A140]&gt;[.$A141]);0;IF(EXACT([.$A141];[.S$1]+1);[.R140]+1;[.R140]))" office:value-type="float" office:value="1">
              <text:p>1</text:p>
            </table:table-cell>
            <table:table-cell table:style-name="ce2" table:formula="of:=TEXT([.R141];&quot;0&quot;)" office:value-type="string" office:string-value="1">
              <text:p>1</text:p>
            </table:table-cell>
            <table:table-cell table:style-name="ce2" table:formula="of:=IF(EXACT([.R140];[.R141]);[.T140];CELL(&quot;Row&quot;;[.T141]))" office:value-type="float" office:value="141">
              <text:p>141</text:p>
            </table:table-cell>
            <table:table-cell table:style-name="ce4" table:formula="of:=NOT(AND(OR([.A140]&gt;[.A141];[.A140]=[.A141]);[.A140]&lt;&gt;7))" office:value-type="boolean" office:boolean-value="true">
              <text:p>TRUE</text:p>
            </table:table-cell>
            <table:table-cell table:style-name="Nivel7" table:formula="of:=CONCATENATE([.D141];[.G141];[.J141];[.M141];[.P141];[.S141])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530001">
              <text:p>530001</text:p>
            </table:table-cell>
            <table:table-cell table:style-name="Datos" office:value-type="string">
              <text:p>Donaciones no deducibles</text:p>
            </table:table-cell>
            <table:table-cell table:style-name="Nivel7" table:formula="of:=[.W141]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Donaciones no deducibles">
              <text:p>Donaciones no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41];1);&quot;&quot;;IF(EXACT([.A141];2);INDIRECT(CONCATENATE(&quot;W&quot;;[.B141]));IF(EXACT([.A141];3);INDIRECT(CONCATENATE(&quot;W&quot;;[.E141]));IF(EXACT([.A141];4);INDIRECT(CONCATENATE(&quot;W&quot;;[.H141]));IF(EXACT([.A141];5);INDIRECT(CONCATENATE(&quot;W&quot;;[.K141]));IF(EXACT([.A141];6);INDIRECT(CONCATENATE(&quot;W&quot;;[.N141]));IF(EXACT([.A141];7);INDIRECT(CONCATENATE(&quot;W&quot;;[.Q141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41];7));NOT(EXACT([.AD141];&quot;Vista&quot;)));AND(EXACT([.A141];7);EXACT([.AD141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41];[Valores.$A$2:.$C$12];2)" office:value-type="string" office:string-value="gasto">
              <text:p>gasto</text:p>
            </table:table-cell>
            <table:table-cell table:style-name="Datos" table:formula="of:=VLOOKUP([.AD141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42];1);CELL(&quot;Row&quot;;[.B142]);[.B141])" office:value-type="float" office:value="2">
              <text:p>2</text:p>
            </table:table-cell>
            <table:table-cell table:style-name="ce2" table:formula="of:=IF(EXACT([.$A142];1);0;IF(EXACT([.$A142];2);[.C141]+1;[.C141]))" office:value-type="float" office:value="5">
              <text:p>5</text:p>
            </table:table-cell>
            <table:table-cell table:style-name="ce2" table:formula="of:=TEXT([.C142];&quot;0&quot;)" office:value-type="string" office:string-value="5">
              <text:p>5</text:p>
            </table:table-cell>
            <table:table-cell table:style-name="ce2" table:formula="of:=IF(EXACT([.C141];[.C142]);[.E141];CELL(&quot;Row&quot;;[.E142]))" office:value-type="float" office:value="129">
              <text:p>129</text:p>
            </table:table-cell>
            <table:table-cell table:style-name="ce2" table:formula="of:=IF(AND([.$A142]&lt;=[.G$1];[.$A141]&gt;[.$A142]);0;IF(EXACT([.$A142];[.G$1]+1);[.F141]+1;[.F141]))" office:value-type="float" office:value="3">
              <text:p>3</text:p>
            </table:table-cell>
            <table:table-cell table:style-name="ce2" table:formula="of:=TEXT([.F142];&quot;0&quot;)" office:value-type="string" office:string-value="3">
              <text:p>3</text:p>
            </table:table-cell>
            <table:table-cell table:style-name="ce2" table:formula="of:=IF(EXACT([.F141];[.F142]);[.H141];CELL(&quot;Row&quot;;[.H142]))" office:value-type="float" office:value="140">
              <text:p>140</text:p>
            </table:table-cell>
            <table:table-cell table:style-name="ce2" table:formula="of:=IF(AND([.$A142]&lt;=[.J$1];[.$A141]&gt;[.$A142]);0;IF(EXACT([.$A142];[.J$1]+1);[.I141]+1;[.I141]))" office:value-type="float" office:value="0">
              <text:p>0</text:p>
            </table:table-cell>
            <table:table-cell table:style-name="ce2" table:formula="of:=TEXT([.I142];&quot;0&quot;)" office:value-type="string" office:string-value="0">
              <text:p>0</text:p>
            </table:table-cell>
            <table:table-cell table:style-name="ce2" table:formula="of:=IF(EXACT([.I141];[.I142]);[.K141];CELL(&quot;Row&quot;;[.K142]))" office:value-type="float" office:value="97">
              <text:p>97</text:p>
            </table:table-cell>
            <table:table-cell table:style-name="ce2" table:formula="of:=IF(AND([.$A142]&lt;=[.M$1];[.$A141]&gt;[.$A142]);0;IF(EXACT([.$A142];[.M$1]+1);[.L141]+1;[.L141]))" office:value-type="float" office:value="0">
              <text:p>0</text:p>
            </table:table-cell>
            <table:table-cell table:style-name="ce2" table:formula="of:=TEXT([.L142];&quot;0&quot;)" office:value-type="string" office:string-value="0">
              <text:p>0</text:p>
            </table:table-cell>
            <table:table-cell table:style-name="ce2" table:formula="of:=IF(EXACT([.L141];[.L142]);[.N141];CELL(&quot;Row&quot;;[.N142]))" office:value-type="float" office:value="97">
              <text:p>97</text:p>
            </table:table-cell>
            <table:table-cell table:style-name="ce2" table:formula="of:=IF(AND([.$A142]&lt;=[.P$1];[.$A141]&gt;[.$A142]);0;IF(EXACT([.$A142];[.P$1]+1);[.O141]+1;[.O141]))" office:value-type="float" office:value="0">
              <text:p>0</text:p>
            </table:table-cell>
            <table:table-cell table:style-name="ce2" table:formula="of:=TEXT([.O142];&quot;0&quot;)" office:value-type="string" office:string-value="0">
              <text:p>0</text:p>
            </table:table-cell>
            <table:table-cell table:style-name="ce2" table:formula="of:=IF(EXACT([.O141];[.O142]);[.Q141];CELL(&quot;Row&quot;;[.Q142]))" office:value-type="float" office:value="52">
              <text:p>52</text:p>
            </table:table-cell>
            <table:table-cell table:style-name="ce2" table:formula="of:=IF(AND([.$A142]&lt;=[.S$1];[.$A141]&gt;[.$A142]);0;IF(EXACT([.$A142];[.S$1]+1);[.R141]+1;[.R141]))" office:value-type="float" office:value="2">
              <text:p>2</text:p>
            </table:table-cell>
            <table:table-cell table:style-name="ce2" table:formula="of:=TEXT([.R142];&quot;0&quot;)" office:value-type="string" office:string-value="2">
              <text:p>2</text:p>
            </table:table-cell>
            <table:table-cell table:style-name="ce2" table:formula="of:=IF(EXACT([.R141];[.R142]);[.T141];CELL(&quot;Row&quot;;[.T142]))" office:value-type="float" office:value="142">
              <text:p>142</text:p>
            </table:table-cell>
            <table:table-cell table:style-name="ce4" table:formula="of:=NOT(AND(OR([.A141]&gt;[.A142];[.A141]=[.A142]);[.A141]&lt;&gt;7))" office:value-type="boolean" office:boolean-value="true">
              <text:p>TRUE</text:p>
            </table:table-cell>
            <table:table-cell table:style-name="Nivel7" table:formula="of:=CONCATENATE([.D142];[.G142];[.J142];[.M142];[.P142];[.S142])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530002">
              <text:p>530002</text:p>
            </table:table-cell>
            <table:table-cell table:style-name="Datos" office:value-type="string">
              <text:p>Gastos de presidencia</text:p>
            </table:table-cell>
            <table:table-cell table:style-name="Nivel7" table:formula="of:=[.W142]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Gastos de presidencia">
              <text:p>Gastos de presidenci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res</text:p>
            </table:table-cell>
            <table:table-cell table:style-name="Datos" table:formula="of:=IF(EXACT([.A142];1);&quot;&quot;;IF(EXACT([.A142];2);INDIRECT(CONCATENATE(&quot;W&quot;;[.B142]));IF(EXACT([.A142];3);INDIRECT(CONCATENATE(&quot;W&quot;;[.E142]));IF(EXACT([.A142];4);INDIRECT(CONCATENATE(&quot;W&quot;;[.H142]));IF(EXACT([.A142];5);INDIRECT(CONCATENATE(&quot;W&quot;;[.K142]));IF(EXACT([.A142];6);INDIRECT(CONCATENATE(&quot;W&quot;;[.N142]));IF(EXACT([.A142];7);INDIRECT(CONCATENATE(&quot;W&quot;;[.Q142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42];7));NOT(EXACT([.AD142];&quot;Vista&quot;)));AND(EXACT([.A142];7);EXACT([.AD142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42];[Valores.$A$2:.$C$12];2)" office:value-type="string" office:string-value="gasto">
              <text:p>gasto</text:p>
            </table:table-cell>
            <table:table-cell table:style-name="Datos" table:formula="of:=VLOOKUP([.AD142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43];1);CELL(&quot;Row&quot;;[.B143]);[.B142])" office:value-type="float" office:value="2">
              <text:p>2</text:p>
            </table:table-cell>
            <table:table-cell table:style-name="ce2" table:formula="of:=IF(EXACT([.$A143];1);0;IF(EXACT([.$A143];2);[.C142]+1;[.C142]))" office:value-type="float" office:value="5">
              <text:p>5</text:p>
            </table:table-cell>
            <table:table-cell table:style-name="ce2" table:formula="of:=TEXT([.C143];&quot;0&quot;)" office:value-type="string" office:string-value="5">
              <text:p>5</text:p>
            </table:table-cell>
            <table:table-cell table:style-name="ce2" table:formula="of:=IF(EXACT([.C142];[.C143]);[.E142];CELL(&quot;Row&quot;;[.E143]))" office:value-type="float" office:value="129">
              <text:p>129</text:p>
            </table:table-cell>
            <table:table-cell table:style-name="ce2" table:formula="of:=IF(AND([.$A143]&lt;=[.G$1];[.$A142]&gt;[.$A143]);0;IF(EXACT([.$A143];[.G$1]+1);[.F142]+1;[.F142]))" office:value-type="float" office:value="3">
              <text:p>3</text:p>
            </table:table-cell>
            <table:table-cell table:style-name="ce2" table:formula="of:=TEXT([.F143];&quot;0&quot;)" office:value-type="string" office:string-value="3">
              <text:p>3</text:p>
            </table:table-cell>
            <table:table-cell table:style-name="ce2" table:formula="of:=IF(EXACT([.F142];[.F143]);[.H142];CELL(&quot;Row&quot;;[.H143]))" office:value-type="float" office:value="140">
              <text:p>140</text:p>
            </table:table-cell>
            <table:table-cell table:style-name="ce2" table:formula="of:=IF(AND([.$A143]&lt;=[.J$1];[.$A142]&gt;[.$A143]);0;IF(EXACT([.$A143];[.J$1]+1);[.I142]+1;[.I142]))" office:value-type="float" office:value="0">
              <text:p>0</text:p>
            </table:table-cell>
            <table:table-cell table:style-name="ce2" table:formula="of:=TEXT([.I143];&quot;0&quot;)" office:value-type="string" office:string-value="0">
              <text:p>0</text:p>
            </table:table-cell>
            <table:table-cell table:style-name="ce2" table:formula="of:=IF(EXACT([.I142];[.I143]);[.K142];CELL(&quot;Row&quot;;[.K143]))" office:value-type="float" office:value="97">
              <text:p>97</text:p>
            </table:table-cell>
            <table:table-cell table:style-name="ce2" table:formula="of:=IF(AND([.$A143]&lt;=[.M$1];[.$A142]&gt;[.$A143]);0;IF(EXACT([.$A143];[.M$1]+1);[.L142]+1;[.L142]))" office:value-type="float" office:value="0">
              <text:p>0</text:p>
            </table:table-cell>
            <table:table-cell table:style-name="ce2" table:formula="of:=TEXT([.L143];&quot;0&quot;)" office:value-type="string" office:string-value="0">
              <text:p>0</text:p>
            </table:table-cell>
            <table:table-cell table:style-name="ce2" table:formula="of:=IF(EXACT([.L142];[.L143]);[.N142];CELL(&quot;Row&quot;;[.N143]))" office:value-type="float" office:value="97">
              <text:p>97</text:p>
            </table:table-cell>
            <table:table-cell table:style-name="ce2" table:formula="of:=IF(AND([.$A143]&lt;=[.P$1];[.$A142]&gt;[.$A143]);0;IF(EXACT([.$A143];[.P$1]+1);[.O142]+1;[.O142]))" office:value-type="float" office:value="0">
              <text:p>0</text:p>
            </table:table-cell>
            <table:table-cell table:style-name="ce2" table:formula="of:=TEXT([.O143];&quot;0&quot;)" office:value-type="string" office:string-value="0">
              <text:p>0</text:p>
            </table:table-cell>
            <table:table-cell table:style-name="ce2" table:formula="of:=IF(EXACT([.O142];[.O143]);[.Q142];CELL(&quot;Row&quot;;[.Q143]))" office:value-type="float" office:value="52">
              <text:p>52</text:p>
            </table:table-cell>
            <table:table-cell table:style-name="ce2" table:formula="of:=IF(AND([.$A143]&lt;=[.S$1];[.$A142]&gt;[.$A143]);0;IF(EXACT([.$A143];[.S$1]+1);[.R142]+1;[.R142]))" office:value-type="float" office:value="3">
              <text:p>3</text:p>
            </table:table-cell>
            <table:table-cell table:style-name="ce2" table:formula="of:=TEXT([.R143];&quot;0&quot;)" office:value-type="string" office:string-value="3">
              <text:p>3</text:p>
            </table:table-cell>
            <table:table-cell table:style-name="ce2" table:formula="of:=IF(EXACT([.R142];[.R143]);[.T142];CELL(&quot;Row&quot;;[.T143]))" office:value-type="float" office:value="143">
              <text:p>143</text:p>
            </table:table-cell>
            <table:table-cell table:style-name="ce4" table:formula="of:=NOT(AND(OR([.A142]&gt;[.A143];[.A142]=[.A143]);[.A142]&lt;&gt;7))" office:value-type="boolean" office:boolean-value="true">
              <text:p>TRUE</text:p>
            </table:table-cell>
            <table:table-cell table:style-name="Nivel7" table:formula="of:=CONCATENATE([.D143];[.G143];[.J143];[.M143];[.P143];[.S143])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530003">
              <text:p>530003</text:p>
            </table:table-cell>
            <table:table-cell table:style-name="Datos" office:value-type="string">
              <text:p>Multas</text:p>
            </table:table-cell>
            <table:table-cell table:style-name="Nivel7" table:formula="of:=[.W143]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Multas">
              <text:p>Mult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Mul</text:p>
            </table:table-cell>
            <table:table-cell table:style-name="Datos" table:formula="of:=IF(EXACT([.A143];1);&quot;&quot;;IF(EXACT([.A143];2);INDIRECT(CONCATENATE(&quot;W&quot;;[.B143]));IF(EXACT([.A143];3);INDIRECT(CONCATENATE(&quot;W&quot;;[.E143]));IF(EXACT([.A143];4);INDIRECT(CONCATENATE(&quot;W&quot;;[.H143]));IF(EXACT([.A143];5);INDIRECT(CONCATENATE(&quot;W&quot;;[.K143]));IF(EXACT([.A143];6);INDIRECT(CONCATENATE(&quot;W&quot;;[.N143]));IF(EXACT([.A143];7);INDIRECT(CONCATENATE(&quot;W&quot;;[.Q143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43];7));NOT(EXACT([.AD143];&quot;Vista&quot;)));AND(EXACT([.A143];7);EXACT([.AD143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43];[Valores.$A$2:.$C$12];2)" office:value-type="string" office:string-value="gasto">
              <text:p>gasto</text:p>
            </table:table-cell>
            <table:table-cell table:style-name="Datos" table:formula="of:=VLOOKUP([.AD143];[Valores.$A$2:.$C$12];3)" office:value-type="string" office:string-value="False">
              <text:p>False</text:p>
            </table:table-cell>
            <table:table-cell table:number-columns-repeated="987"/>
          </table:table-row>
          <table:table-row table:style-name="ro4" table:visibility="collapse">
            <table:table-cell table:style-name="ce2" office:value-type="float" office:value="7">
              <text:p>7</text:p>
            </table:table-cell>
            <table:table-cell table:style-name="ce2" table:formula="of:=IF(EXACT([.A144];1);CELL(&quot;Row&quot;;[.B144]);[.B143])" office:value-type="float" office:value="2">
              <text:p>2</text:p>
            </table:table-cell>
            <table:table-cell table:style-name="ce2" table:formula="of:=IF(EXACT([.$A144];1);0;IF(EXACT([.$A144];2);[.C143]+1;[.C143]))" office:value-type="float" office:value="5">
              <text:p>5</text:p>
            </table:table-cell>
            <table:table-cell table:style-name="ce2" table:formula="of:=TEXT([.C144];&quot;0&quot;)" office:value-type="string" office:string-value="5">
              <text:p>5</text:p>
            </table:table-cell>
            <table:table-cell table:style-name="ce2" table:formula="of:=IF(EXACT([.C143];[.C144]);[.E143];CELL(&quot;Row&quot;;[.E144]))" office:value-type="float" office:value="129">
              <text:p>129</text:p>
            </table:table-cell>
            <table:table-cell table:style-name="ce2" table:formula="of:=IF(AND([.$A144]&lt;=[.G$1];[.$A143]&gt;[.$A144]);0;IF(EXACT([.$A144];[.G$1]+1);[.F143]+1;[.F143]))" office:value-type="float" office:value="3">
              <text:p>3</text:p>
            </table:table-cell>
            <table:table-cell table:style-name="ce2" table:formula="of:=TEXT([.F144];&quot;0&quot;)" office:value-type="string" office:string-value="3">
              <text:p>3</text:p>
            </table:table-cell>
            <table:table-cell table:style-name="ce2" table:formula="of:=IF(EXACT([.F143];[.F144]);[.H143];CELL(&quot;Row&quot;;[.H144]))" office:value-type="float" office:value="140">
              <text:p>140</text:p>
            </table:table-cell>
            <table:table-cell table:style-name="ce2" table:formula="of:=IF(AND([.$A144]&lt;=[.J$1];[.$A143]&gt;[.$A144]);0;IF(EXACT([.$A144];[.J$1]+1);[.I143]+1;[.I143]))" office:value-type="float" office:value="0">
              <text:p>0</text:p>
            </table:table-cell>
            <table:table-cell table:style-name="ce2" table:formula="of:=TEXT([.I144];&quot;0&quot;)" office:value-type="string" office:string-value="0">
              <text:p>0</text:p>
            </table:table-cell>
            <table:table-cell table:style-name="ce2" table:formula="of:=IF(EXACT([.I143];[.I144]);[.K143];CELL(&quot;Row&quot;;[.K144]))" office:value-type="float" office:value="97">
              <text:p>97</text:p>
            </table:table-cell>
            <table:table-cell table:style-name="ce2" table:formula="of:=IF(AND([.$A144]&lt;=[.M$1];[.$A143]&gt;[.$A144]);0;IF(EXACT([.$A144];[.M$1]+1);[.L143]+1;[.L143]))" office:value-type="float" office:value="0">
              <text:p>0</text:p>
            </table:table-cell>
            <table:table-cell table:style-name="ce2" table:formula="of:=TEXT([.L144];&quot;0&quot;)" office:value-type="string" office:string-value="0">
              <text:p>0</text:p>
            </table:table-cell>
            <table:table-cell table:style-name="ce2" table:formula="of:=IF(EXACT([.L143];[.L144]);[.N143];CELL(&quot;Row&quot;;[.N144]))" office:value-type="float" office:value="97">
              <text:p>97</text:p>
            </table:table-cell>
            <table:table-cell table:style-name="ce2" table:formula="of:=IF(AND([.$A144]&lt;=[.P$1];[.$A143]&gt;[.$A144]);0;IF(EXACT([.$A144];[.P$1]+1);[.O143]+1;[.O143]))" office:value-type="float" office:value="0">
              <text:p>0</text:p>
            </table:table-cell>
            <table:table-cell table:style-name="ce2" table:formula="of:=TEXT([.O144];&quot;0&quot;)" office:value-type="string" office:string-value="0">
              <text:p>0</text:p>
            </table:table-cell>
            <table:table-cell table:style-name="ce2" table:formula="of:=IF(EXACT([.O143];[.O144]);[.Q143];CELL(&quot;Row&quot;;[.Q144]))" office:value-type="float" office:value="52">
              <text:p>52</text:p>
            </table:table-cell>
            <table:table-cell table:style-name="ce2" table:formula="of:=IF(AND([.$A144]&lt;=[.S$1];[.$A143]&gt;[.$A144]);0;IF(EXACT([.$A144];[.S$1]+1);[.R143]+1;[.R143]))" office:value-type="float" office:value="4">
              <text:p>4</text:p>
            </table:table-cell>
            <table:table-cell table:style-name="ce2" table:formula="of:=TEXT([.R144];&quot;0&quot;)" office:value-type="string" office:string-value="4">
              <text:p>4</text:p>
            </table:table-cell>
            <table:table-cell table:style-name="ce2" table:formula="of:=IF(EXACT([.R143];[.R144]);[.T143];CELL(&quot;Row&quot;;[.T144]))" office:value-type="float" office:value="144">
              <text:p>144</text:p>
            </table:table-cell>
            <table:table-cell table:style-name="ce4" table:formula="of:=NOT(AND(OR([.A143]&gt;[.A144];[.A143]=[.A144]);[.A143]&lt;&gt;7))" office:value-type="boolean" office:boolean-value="true">
              <text:p>TRUE</text:p>
            </table:table-cell>
            <table:table-cell table:style-name="Nivel7" table:formula="of:=CONCATENATE([.D144];[.G144];[.J144];[.M144];[.P144];[.S144])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530004">
              <text:p>530004</text:p>
            </table:table-cell>
            <table:table-cell table:style-name="Datos" office:value-type="string">
              <text:p>Diferencial cambiario</text:p>
            </table:table-cell>
            <table:table-cell table:style-name="Nivel7" table:formula="of:=[.W144]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Diferencial cambiario">
              <text:p>Diferencial cambiari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f.Cam</text:p>
            </table:table-cell>
            <table:table-cell table:style-name="Datos" table:formula="of:=IF(EXACT([.A144];1);&quot;&quot;;IF(EXACT([.A144];2);INDIRECT(CONCATENATE(&quot;W&quot;;[.B144]));IF(EXACT([.A144];3);INDIRECT(CONCATENATE(&quot;W&quot;;[.E144]));IF(EXACT([.A144];4);INDIRECT(CONCATENATE(&quot;W&quot;;[.H144]));IF(EXACT([.A144];5);INDIRECT(CONCATENATE(&quot;W&quot;;[.K144]));IF(EXACT([.A144];6);INDIRECT(CONCATENATE(&quot;W&quot;;[.N144]));IF(EXACT([.A144];7);INDIRECT(CONCATENATE(&quot;W&quot;;[.Q144])))))))))" office:value-type="string" office:string-value="Activos depreciables móviles">
              <text:p>Activos depreciables móviles</text:p>
            </table:table-cell>
            <table:table-cell table:style-name="ce5" table:formula="of:=NOT(OR(AND(NOT(EXACT([.A144];7));NOT(EXACT([.AD144];&quot;Vista&quot;)));AND(EXACT([.A144];7);EXACT([.AD144];&quot;Vista&quot;))))" office:value-type="boolean" office:boolean-value="true">
              <text:p>TRUE</text:p>
            </table:table-cell>
            <table:table-cell table:style-name="Datos" office:value-type="string">
              <text:p>Gasto</text:p>
            </table:table-cell>
            <table:table-cell table:style-name="Datos" office:value-type="string">
              <text:p>CRC</text:p>
            </table:table-cell>
            <table:table-cell table:style-name="Datos" table:formula="of:=VLOOKUP([.AD144];[Valores.$A$2:.$C$12];2)" office:value-type="string" office:string-value="gasto">
              <text:p>gasto</text:p>
            </table:table-cell>
            <table:table-cell table:style-name="Datos" table:formula="of:=VLOOKUP([.AD144];[Valores.$A$2:.$C$12];3)" office:value-type="string" office:string-value="False">
              <text:p>False</text:p>
            </table:table-cell>
            <table:table-cell table:number-columns-repeated="987"/>
          </table:table-row>
        </table:table-row-group>
        <table:table-row table:style-name="ro4" table:number-rows-repeated="1048431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company0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office:value-type="string">
            <text:p>Código</text:p>
          </table:table-cell>
          <table:table-cell office:value-type="string">
            <text:p>Nombre</text:p>
          </table:table-cell>
          <table:table-cell office:value-type="string">
            <text:p>Abreviación</text:p>
          </table:table-cell>
          <table:table-cell office:value-type="string">
            <text:p>Plantilla cuenta padre</text:p>
          </table:table-cell>
          <table:table-cell office:value-type="string">
            <text:p>Tipo de cuenta</text:p>
          </table:table-cell>
          <table:table-cell office:value-type="string">
            <text:p>Moneda secundaria</text:p>
          </table:table-cell>
          <table:table-cell office:value-type="string">
            <text:p>Tipo interno</text:p>
          </table:table-cell>
          <table:table-cell office:value-type="string">
            <text:p>Permitir conciliación</text:p>
          </table:table-cell>
        </table:table-row>
        <table:table-row table:style-name="ro4">
          <table:table-cell table:formula="of:=IF(EXACT([$'Plan base'.$Y2];1);CONCATENATE([$Valores.$B$15];&quot;-&quot;;[$'Plan base'.$V2]);&quot;&quot;)" office:value-type="string" office:string-value="0-000000">
            <text:p>0-000000</text:p>
          </table:table-cell>
          <table:table-cell table:formula="of:=IF(EXACT([$'Plan base'.$Y2];1);CONCATENATE([$Valores.$B$15];&quot;-&quot;;[$'Plan base'.$X2]);&quot;&quot;)" office:value-type="string" office:string-value="0-Plan Contable">
            <text:p>0-Plan Contable</text:p>
          </table:table-cell>
          <table:table-cell table:formula="of:=IF(EXACT([$'Plan base'.$Y2];1);CONCATENATE([$Valores.$B$15];&quot;-&quot;;[$'Plan base'.$AA2]);&quot;&quot;)" office:value-type="string" office:string-value="0-CAT">
            <text:p>0-CAT</text:p>
          </table:table-cell>
          <table:table-cell table:formula="of:=IF(EXACT([$'Plan base'.$AB2];&quot;&quot;);&quot;&quot;;IF(EXACT([$'Plan base'.$Y2];1);CONCATENATE([$Valores.$B$15];&quot;-&quot;;[$'Plan base'.$AB2]);&quot;&quot;))">
            <text:p/>
          </table:table-cell>
          <table:table-cell table:formula="of:=IF(EXACT([$'Plan base'.$Y2];1);[$'Plan base'.$AD2];&quot;&quot;)" office:value-type="string" office:string-value="Vista">
            <text:p>Vista</text:p>
          </table:table-cell>
          <table:table-cell table:formula="of:=IF(EXACT([$'Plan base'.$AE2];&quot;&quot;);&quot;&quot;;IF(EXACT([$'Plan base'.$Y2];1);[$'Plan base'.$AE2];&quot;&quot;))" office:value-type="string" office:string-value="CRC">
            <text:p>CRC</text:p>
          </table:table-cell>
          <table:table-cell table:formula="of:=IF(EXACT([$'Plan base'.$Y2];1);[$'Plan base'.$AF2];&quot;&quot;)" office:value-type="string" office:string-value="view">
            <text:p>view</text:p>
          </table:table-cell>
          <table:table-cell table:formula="of:=IF(EXACT([$'Plan base'.$Y2];1);[$'Plan base'.$AG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];1);CONCATENATE([$Valores.$B$15];&quot;-&quot;;[$'Plan base'.$V3]);&quot;&quot;)" office:value-type="string" office:string-value="0-100000">
            <text:p>0-100000</text:p>
          </table:table-cell>
          <table:table-cell table:formula="of:=IF(EXACT([$'Plan base'.$Y3];1);CONCATENATE([$Valores.$B$15];&quot;-&quot;;[$'Plan base'.$X3]);&quot;&quot;)" office:value-type="string" office:string-value="0-Activo">
            <text:p>0-Activo</text:p>
          </table:table-cell>
          <table:table-cell table:formula="of:=IF(EXACT([$'Plan base'.$Y3];1);CONCATENATE([$Valores.$B$15];&quot;-&quot;;[$'Plan base'.$AA3]);&quot;&quot;)" office:value-type="string" office:string-value="0-Ac">
            <text:p>0-Ac</text:p>
          </table:table-cell>
          <table:table-cell table:formula="of:=IF(EXACT([$'Plan base'.$AB3];&quot;&quot;);&quot;&quot;;IF(EXACT([$'Plan base'.$Y3];1);CONCATENATE([$Valores.$B$15];&quot;-&quot;;[$'Plan base'.$AB3]);&quot;&quot;))" office:value-type="string" office:string-value="0-Plan Contable">
            <text:p>0-Plan Contable</text:p>
          </table:table-cell>
          <table:table-cell table:formula="of:=IF(EXACT([$'Plan base'.$Y3];1);[$'Plan base'.$AD3];&quot;&quot;)" office:value-type="string" office:string-value="Vista">
            <text:p>Vista</text:p>
          </table:table-cell>
          <table:table-cell table:formula="of:=IF(EXACT([$'Plan base'.$AE3];&quot;&quot;);&quot;&quot;;IF(EXACT([$'Plan base'.$Y3];1);[$'Plan base'.$AE3];&quot;&quot;))" office:value-type="string" office:string-value="CRC">
            <text:p>CRC</text:p>
          </table:table-cell>
          <table:table-cell table:formula="of:=IF(EXACT([$'Plan base'.$Y3];1);[$'Plan base'.$AF3];&quot;&quot;)" office:value-type="string" office:string-value="view">
            <text:p>view</text:p>
          </table:table-cell>
          <table:table-cell table:formula="of:=IF(EXACT([$'Plan base'.$Y3];1);[$'Plan base'.$AG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];1);CONCATENATE([$Valores.$B$15];&quot;-&quot;;[$'Plan base'.$V4]);&quot;&quot;)" office:value-type="string" office:string-value="0-110000">
            <text:p>0-110000</text:p>
          </table:table-cell>
          <table:table-cell table:formula="of:=IF(EXACT([$'Plan base'.$Y4];1);CONCATENATE([$Valores.$B$15];&quot;-&quot;;[$'Plan base'.$X4]);&quot;&quot;)" office:value-type="string" office:string-value="0-Activo circulante">
            <text:p>0-Activo circulante</text:p>
          </table:table-cell>
          <table:table-cell table:formula="of:=IF(EXACT([$'Plan base'.$Y4];1);CONCATENATE([$Valores.$B$15];&quot;-&quot;;[$'Plan base'.$AA4]);&quot;&quot;)" office:value-type="string" office:string-value="0-Cir">
            <text:p>0-Cir</text:p>
          </table:table-cell>
          <table:table-cell table:formula="of:=IF(EXACT([$'Plan base'.$AB4];&quot;&quot;);&quot;&quot;;IF(EXACT([$'Plan base'.$Y4];1);CONCATENATE([$Valores.$B$15];&quot;-&quot;;[$'Plan base'.$AB4]);&quot;&quot;))" office:value-type="string" office:string-value="0-Activo">
            <text:p>0-Activo</text:p>
          </table:table-cell>
          <table:table-cell table:formula="of:=IF(EXACT([$'Plan base'.$Y4];1);[$'Plan base'.$AD4];&quot;&quot;)" office:value-type="string" office:string-value="Vista">
            <text:p>Vista</text:p>
          </table:table-cell>
          <table:table-cell table:formula="of:=IF(EXACT([$'Plan base'.$AE4];&quot;&quot;);&quot;&quot;;IF(EXACT([$'Plan base'.$Y4];1);[$'Plan base'.$AE4];&quot;&quot;))" office:value-type="string" office:string-value="CRC">
            <text:p>CRC</text:p>
          </table:table-cell>
          <table:table-cell table:formula="of:=IF(EXACT([$'Plan base'.$Y4];1);[$'Plan base'.$AF4];&quot;&quot;)" office:value-type="string" office:string-value="view">
            <text:p>view</text:p>
          </table:table-cell>
          <table:table-cell table:formula="of:=IF(EXACT([$'Plan base'.$Y4];1);[$'Plan base'.$AG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];1);CONCATENATE([$Valores.$B$15];&quot;-&quot;;[$'Plan base'.$V5]);&quot;&quot;)" office:value-type="string" office:string-value="0-111000">
            <text:p>0-111000</text:p>
          </table:table-cell>
          <table:table-cell table:formula="of:=IF(EXACT([$'Plan base'.$Y5];1);CONCATENATE([$Valores.$B$15];&quot;-&quot;;[$'Plan base'.$X5]);&quot;&quot;)" office:value-type="string" office:string-value="0-Activo circulante disponible">
            <text:p>0-Activo circulante disponible</text:p>
          </table:table-cell>
          <table:table-cell table:formula="of:=IF(EXACT([$'Plan base'.$Y5];1);CONCATENATE([$Valores.$B$15];&quot;-&quot;;[$'Plan base'.$AA5]);&quot;&quot;)" office:value-type="string" office:string-value="0-Dis">
            <text:p>0-Dis</text:p>
          </table:table-cell>
          <table:table-cell table:formula="of:=IF(EXACT([$'Plan base'.$AB5];&quot;&quot;);&quot;&quot;;IF(EXACT([$'Plan base'.$Y5];1);CONCATENATE([$Valores.$B$15];&quot;-&quot;;[$'Plan base'.$AB5]);&quot;&quot;))" office:value-type="string" office:string-value="0-Activo circulante">
            <text:p>0-Activo circulante</text:p>
          </table:table-cell>
          <table:table-cell table:formula="of:=IF(EXACT([$'Plan base'.$Y5];1);[$'Plan base'.$AD5];&quot;&quot;)" office:value-type="string" office:string-value="Vista">
            <text:p>Vista</text:p>
          </table:table-cell>
          <table:table-cell table:formula="of:=IF(EXACT([$'Plan base'.$AE5];&quot;&quot;);&quot;&quot;;IF(EXACT([$'Plan base'.$Y5];1);[$'Plan base'.$AE5];&quot;&quot;))" office:value-type="string" office:string-value="CRC">
            <text:p>CRC</text:p>
          </table:table-cell>
          <table:table-cell table:formula="of:=IF(EXACT([$'Plan base'.$Y5];1);[$'Plan base'.$AF5];&quot;&quot;)" office:value-type="string" office:string-value="view">
            <text:p>view</text:p>
          </table:table-cell>
          <table:table-cell table:formula="of:=IF(EXACT([$'Plan base'.$Y5];1);[$'Plan base'.$AG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];1);CONCATENATE([$Valores.$B$15];&quot;-&quot;;[$'Plan base'.$V6]);&quot;&quot;)" office:value-type="string" office:string-value="0-111100">
            <text:p>0-111100</text:p>
          </table:table-cell>
          <table:table-cell table:formula="of:=IF(EXACT([$'Plan base'.$Y6];1);CONCATENATE([$Valores.$B$15];&quot;-&quot;;[$'Plan base'.$X6]);&quot;&quot;)" office:value-type="string" office:string-value="0-Fondos de caja">
            <text:p>0-Fondos de caja</text:p>
          </table:table-cell>
          <table:table-cell table:formula="of:=IF(EXACT([$'Plan base'.$Y6];1);CONCATENATE([$Valores.$B$15];&quot;-&quot;;[$'Plan base'.$AA6]);&quot;&quot;)" office:value-type="string" office:string-value="0-CyB">
            <text:p>0-CyB</text:p>
          </table:table-cell>
          <table:table-cell table:formula="of:=IF(EXACT([$'Plan base'.$AB6];&quot;&quot;);&quot;&quot;;IF(EXACT([$'Plan base'.$Y6];1);CONCATENATE([$Valores.$B$15];&quot;-&quot;;[$'Plan base'.$AB6]);&quot;&quot;))" office:value-type="string" office:string-value="0-Activo circulante disponible">
            <text:p>0-Activo circulante disponible</text:p>
          </table:table-cell>
          <table:table-cell table:formula="of:=IF(EXACT([$'Plan base'.$Y6];1);[$'Plan base'.$AD6];&quot;&quot;)" office:value-type="string" office:string-value="Vista">
            <text:p>Vista</text:p>
          </table:table-cell>
          <table:table-cell table:formula="of:=IF(EXACT([$'Plan base'.$AE6];&quot;&quot;);&quot;&quot;;IF(EXACT([$'Plan base'.$Y6];1);[$'Plan base'.$AE6];&quot;&quot;))" office:value-type="string" office:string-value="CRC">
            <text:p>CRC</text:p>
          </table:table-cell>
          <table:table-cell table:formula="of:=IF(EXACT([$'Plan base'.$Y6];1);[$'Plan base'.$AF6];&quot;&quot;)" office:value-type="string" office:string-value="view">
            <text:p>view</text:p>
          </table:table-cell>
          <table:table-cell table:formula="of:=IF(EXACT([$'Plan base'.$Y6];1);[$'Plan base'.$AG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];1);CONCATENATE([$Valores.$B$15];&quot;-&quot;;[$'Plan base'.$V7]);&quot;&quot;)" office:value-type="string" office:string-value="0-111110">
            <text:p>0-111110</text:p>
          </table:table-cell>
          <table:table-cell table:formula="of:=IF(EXACT([$'Plan base'.$Y7];1);CONCATENATE([$Valores.$B$15];&quot;-&quot;;[$'Plan base'.$X7]);&quot;&quot;)" office:value-type="string" office:string-value="0-Fondos de caja CRC">
            <text:p>0-Fondos de caja CRC</text:p>
          </table:table-cell>
          <table:table-cell table:formula="of:=IF(EXACT([$'Plan base'.$Y7];1);CONCATENATE([$Valores.$B$15];&quot;-&quot;;[$'Plan base'.$AA7]);&quot;&quot;)" office:value-type="string" office:string-value="0-FC-CRC">
            <text:p>0-FC-CRC</text:p>
          </table:table-cell>
          <table:table-cell table:formula="of:=IF(EXACT([$'Plan base'.$AB7];&quot;&quot;);&quot;&quot;;IF(EXACT([$'Plan base'.$Y7];1);CONCATENATE([$Valores.$B$15];&quot;-&quot;;[$'Plan base'.$AB7]);&quot;&quot;))" office:value-type="string" office:string-value="0-Fondos de caja">
            <text:p>0-Fondos de caja</text:p>
          </table:table-cell>
          <table:table-cell table:formula="of:=IF(EXACT([$'Plan base'.$Y7];1);[$'Plan base'.$AD7];&quot;&quot;)" office:value-type="string" office:string-value="Vista">
            <text:p>Vista</text:p>
          </table:table-cell>
          <table:table-cell table:formula="of:=IF(EXACT([$'Plan base'.$AE7];&quot;&quot;);&quot;&quot;;IF(EXACT([$'Plan base'.$Y7];1);[$'Plan base'.$AE7];&quot;&quot;))" office:value-type="string" office:string-value="CRC">
            <text:p>CRC</text:p>
          </table:table-cell>
          <table:table-cell table:formula="of:=IF(EXACT([$'Plan base'.$Y7];1);[$'Plan base'.$AF7];&quot;&quot;)" office:value-type="string" office:string-value="view">
            <text:p>view</text:p>
          </table:table-cell>
          <table:table-cell table:formula="of:=IF(EXACT([$'Plan base'.$Y7];1);[$'Plan base'.$AG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8];1);CONCATENATE([$Valores.$B$15];&quot;-&quot;;[$'Plan base'.$V8]);&quot;&quot;)" office:value-type="string" office:string-value="0-111111">
            <text:p>0-111111</text:p>
          </table:table-cell>
          <table:table-cell table:formula="of:=IF(EXACT([$'Plan base'.$Y8];1);CONCATENATE([$Valores.$B$15];&quot;-&quot;;[$'Plan base'.$X8]);&quot;&quot;)" office:value-type="string" office:string-value="0-Fondo de caja oficinas centrales CRC">
            <text:p>0-Fondo de caja oficinas centrales CRC</text:p>
          </table:table-cell>
          <table:table-cell table:formula="of:=IF(EXACT([$'Plan base'.$Y8];1);CONCATENATE([$Valores.$B$15];&quot;-&quot;;[$'Plan base'.$AA8]);&quot;&quot;)" office:value-type="string" office:string-value="0-Cen">
            <text:p>0-Cen</text:p>
          </table:table-cell>
          <table:table-cell table:formula="of:=IF(EXACT([$'Plan base'.$AB8];&quot;&quot;);&quot;&quot;;IF(EXACT([$'Plan base'.$Y8];1);CONCATENATE([$Valores.$B$15];&quot;-&quot;;[$'Plan base'.$AB8]);&quot;&quot;))" office:value-type="string" office:string-value="0-Fondos de caja CRC">
            <text:p>0-Fondos de caja CRC</text:p>
          </table:table-cell>
          <table:table-cell table:formula="of:=IF(EXACT([$'Plan base'.$Y8];1);[$'Plan base'.$AD8];&quot;&quot;)" office:value-type="string" office:string-value="Efectivo">
            <text:p>Efectivo</text:p>
          </table:table-cell>
          <table:table-cell table:formula="of:=IF(EXACT([$'Plan base'.$AE8];&quot;&quot;);&quot;&quot;;IF(EXACT([$'Plan base'.$Y8];1);[$'Plan base'.$AE8];&quot;&quot;))" office:value-type="string" office:string-value="CRC">
            <text:p>CRC</text:p>
          </table:table-cell>
          <table:table-cell table:formula="of:=IF(EXACT([$'Plan base'.$Y8];1);[$'Plan base'.$AF8];&quot;&quot;)" office:value-type="string" office:string-value="other">
            <text:p>other</text:p>
          </table:table-cell>
          <table:table-cell table:formula="of:=IF(EXACT([$'Plan base'.$Y8];1);[$'Plan base'.$AG8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9];1);CONCATENATE([$Valores.$B$15];&quot;-&quot;;[$'Plan base'.$V9]);&quot;&quot;)" office:value-type="string" office:string-value="0-111120">
            <text:p>0-111120</text:p>
          </table:table-cell>
          <table:table-cell table:formula="of:=IF(EXACT([$'Plan base'.$Y9];1);CONCATENATE([$Valores.$B$15];&quot;-&quot;;[$'Plan base'.$X9]);&quot;&quot;)" office:value-type="string" office:string-value="0-Fondos de caja USD">
            <text:p>0-Fondos de caja USD</text:p>
          </table:table-cell>
          <table:table-cell table:formula="of:=IF(EXACT([$'Plan base'.$Y9];1);CONCATENATE([$Valores.$B$15];&quot;-&quot;;[$'Plan base'.$AA9]);&quot;&quot;)" office:value-type="string" office:string-value="0-FC-USD">
            <text:p>0-FC-USD</text:p>
          </table:table-cell>
          <table:table-cell table:formula="of:=IF(EXACT([$'Plan base'.$AB9];&quot;&quot;);&quot;&quot;;IF(EXACT([$'Plan base'.$Y9];1);CONCATENATE([$Valores.$B$15];&quot;-&quot;;[$'Plan base'.$AB9]);&quot;&quot;))" office:value-type="string" office:string-value="0-Fondos de caja">
            <text:p>0-Fondos de caja</text:p>
          </table:table-cell>
          <table:table-cell table:formula="of:=IF(EXACT([$'Plan base'.$Y9];1);[$'Plan base'.$AD9];&quot;&quot;)" office:value-type="string" office:string-value="Vista">
            <text:p>Vista</text:p>
          </table:table-cell>
          <table:table-cell table:formula="of:=IF(EXACT([$'Plan base'.$AE9];&quot;&quot;);&quot;&quot;;IF(EXACT([$'Plan base'.$Y9];1);[$'Plan base'.$AE9];&quot;&quot;))" office:value-type="string" office:string-value="CRC">
            <text:p>CRC</text:p>
          </table:table-cell>
          <table:table-cell table:formula="of:=IF(EXACT([$'Plan base'.$Y9];1);[$'Plan base'.$AF9];&quot;&quot;)" office:value-type="string" office:string-value="view">
            <text:p>view</text:p>
          </table:table-cell>
          <table:table-cell table:formula="of:=IF(EXACT([$'Plan base'.$Y9];1);[$'Plan base'.$AG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];1);CONCATENATE([$Valores.$B$15];&quot;-&quot;;[$'Plan base'.$V10]);&quot;&quot;)" office:value-type="string" office:string-value="0-111121">
            <text:p>0-111121</text:p>
          </table:table-cell>
          <table:table-cell table:formula="of:=IF(EXACT([$'Plan base'.$Y10];1);CONCATENATE([$Valores.$B$15];&quot;-&quot;;[$'Plan base'.$X10]);&quot;&quot;)" office:value-type="string" office:string-value="0-Fondo de caja oficinas centrales USD">
            <text:p>0-Fondo de caja oficinas centrales USD</text:p>
          </table:table-cell>
          <table:table-cell table:formula="of:=IF(EXACT([$'Plan base'.$Y10];1);CONCATENATE([$Valores.$B$15];&quot;-&quot;;[$'Plan base'.$AA10]);&quot;&quot;)" office:value-type="string" office:string-value="0-Cen">
            <text:p>0-Cen</text:p>
          </table:table-cell>
          <table:table-cell table:formula="of:=IF(EXACT([$'Plan base'.$AB10];&quot;&quot;);&quot;&quot;;IF(EXACT([$'Plan base'.$Y10];1);CONCATENATE([$Valores.$B$15];&quot;-&quot;;[$'Plan base'.$AB10]);&quot;&quot;))" office:value-type="string" office:string-value="0-Fondos de caja USD">
            <text:p>0-Fondos de caja USD</text:p>
          </table:table-cell>
          <table:table-cell table:formula="of:=IF(EXACT([$'Plan base'.$Y10];1);[$'Plan base'.$AD10];&quot;&quot;)" office:value-type="string" office:string-value="Efectivo">
            <text:p>Efectivo</text:p>
          </table:table-cell>
          <table:table-cell table:formula="of:=IF(EXACT([$'Plan base'.$AE10];&quot;&quot;);&quot;&quot;;IF(EXACT([$'Plan base'.$Y10];1);[$'Plan base'.$AE10];&quot;&quot;))" office:value-type="string" office:string-value="CRC">
            <text:p>CRC</text:p>
          </table:table-cell>
          <table:table-cell table:formula="of:=IF(EXACT([$'Plan base'.$Y10];1);[$'Plan base'.$AF10];&quot;&quot;)" office:value-type="string" office:string-value="other">
            <text:p>other</text:p>
          </table:table-cell>
          <table:table-cell table:formula="of:=IF(EXACT([$'Plan base'.$Y10];1);[$'Plan base'.$AG10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11];1);CONCATENATE([$Valores.$B$15];&quot;-&quot;;[$'Plan base'.$V11]);&quot;&quot;)" office:value-type="string" office:string-value="0-111200">
            <text:p>0-111200</text:p>
          </table:table-cell>
          <table:table-cell table:formula="of:=IF(EXACT([$'Plan base'.$Y11];1);CONCATENATE([$Valores.$B$15];&quot;-&quot;;[$'Plan base'.$X11]);&quot;&quot;)" office:value-type="string" office:string-value="0-Bancos">
            <text:p>0-Bancos</text:p>
          </table:table-cell>
          <table:table-cell table:formula="of:=IF(EXACT([$'Plan base'.$Y11];1);CONCATENATE([$Valores.$B$15];&quot;-&quot;;[$'Plan base'.$AA11]);&quot;&quot;)" office:value-type="string" office:string-value="0-CyB">
            <text:p>0-CyB</text:p>
          </table:table-cell>
          <table:table-cell table:formula="of:=IF(EXACT([$'Plan base'.$AB11];&quot;&quot;);&quot;&quot;;IF(EXACT([$'Plan base'.$Y11];1);CONCATENATE([$Valores.$B$15];&quot;-&quot;;[$'Plan base'.$AB11]);&quot;&quot;))" office:value-type="string" office:string-value="0-Activo circulante disponible">
            <text:p>0-Activo circulante disponible</text:p>
          </table:table-cell>
          <table:table-cell table:formula="of:=IF(EXACT([$'Plan base'.$Y11];1);[$'Plan base'.$AD11];&quot;&quot;)" office:value-type="string" office:string-value="Vista">
            <text:p>Vista</text:p>
          </table:table-cell>
          <table:table-cell table:formula="of:=IF(EXACT([$'Plan base'.$AE11];&quot;&quot;);&quot;&quot;;IF(EXACT([$'Plan base'.$Y11];1);[$'Plan base'.$AE11];&quot;&quot;))" office:value-type="string" office:string-value="CRC">
            <text:p>CRC</text:p>
          </table:table-cell>
          <table:table-cell table:formula="of:=IF(EXACT([$'Plan base'.$Y11];1);[$'Plan base'.$AF11];&quot;&quot;)" office:value-type="string" office:string-value="view">
            <text:p>view</text:p>
          </table:table-cell>
          <table:table-cell table:formula="of:=IF(EXACT([$'Plan base'.$Y11];1);[$'Plan base'.$AG1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];1);CONCATENATE([$Valores.$B$15];&quot;-&quot;;[$'Plan base'.$V12]);&quot;&quot;)" office:value-type="string" office:string-value="0-111210">
            <text:p>0-111210</text:p>
          </table:table-cell>
          <table:table-cell table:formula="of:=IF(EXACT([$'Plan base'.$Y12];1);CONCATENATE([$Valores.$B$15];&quot;-&quot;;[$'Plan base'.$X12]);&quot;&quot;)" office:value-type="string" office:string-value="0-Cuentas corrientes CRC">
            <text:p>0-Cuentas corrientes CRC</text:p>
          </table:table-cell>
          <table:table-cell table:formula="of:=IF(EXACT([$'Plan base'.$Y12];1);CONCATENATE([$Valores.$B$15];&quot;-&quot;;[$'Plan base'.$AA12]);&quot;&quot;)" office:value-type="string" office:string-value="0-CC-CRC">
            <text:p>0-CC-CRC</text:p>
          </table:table-cell>
          <table:table-cell table:formula="of:=IF(EXACT([$'Plan base'.$AB12];&quot;&quot;);&quot;&quot;;IF(EXACT([$'Plan base'.$Y12];1);CONCATENATE([$Valores.$B$15];&quot;-&quot;;[$'Plan base'.$AB12]);&quot;&quot;))" office:value-type="string" office:string-value="0-Bancos">
            <text:p>0-Bancos</text:p>
          </table:table-cell>
          <table:table-cell table:formula="of:=IF(EXACT([$'Plan base'.$Y12];1);[$'Plan base'.$AD12];&quot;&quot;)" office:value-type="string" office:string-value="Vista">
            <text:p>Vista</text:p>
          </table:table-cell>
          <table:table-cell table:formula="of:=IF(EXACT([$'Plan base'.$AE12];&quot;&quot;);&quot;&quot;;IF(EXACT([$'Plan base'.$Y12];1);[$'Plan base'.$AE12];&quot;&quot;))" office:value-type="string" office:string-value="CRC">
            <text:p>CRC</text:p>
          </table:table-cell>
          <table:table-cell table:formula="of:=IF(EXACT([$'Plan base'.$Y12];1);[$'Plan base'.$AF12];&quot;&quot;)" office:value-type="string" office:string-value="view">
            <text:p>view</text:p>
          </table:table-cell>
          <table:table-cell table:formula="of:=IF(EXACT([$'Plan base'.$Y12];1);[$'Plan base'.$AG1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];1);CONCATENATE([$Valores.$B$15];&quot;-&quot;;[$'Plan base'.$V13]);&quot;&quot;)" office:value-type="string" office:string-value="0-111211">
            <text:p>0-111211</text:p>
          </table:table-cell>
          <table:table-cell table:formula="of:=IF(EXACT([$'Plan base'.$Y13];1);CONCATENATE([$Valores.$B$15];&quot;-&quot;;[$'Plan base'.$X13]);&quot;&quot;)" office:value-type="string" office:string-value="0-Cuenta en CRC 1">
            <text:p>0-Cuenta en CRC 1</text:p>
          </table:table-cell>
          <table:table-cell table:formula="of:=IF(EXACT([$'Plan base'.$Y13];1);CONCATENATE([$Valores.$B$15];&quot;-&quot;;[$'Plan base'.$AA13]);&quot;&quot;)" office:value-type="string" office:string-value="0-">
            <text:p>0-</text:p>
          </table:table-cell>
          <table:table-cell table:formula="of:=IF(EXACT([$'Plan base'.$AB13];&quot;&quot;);&quot;&quot;;IF(EXACT([$'Plan base'.$Y13];1);CONCATENATE([$Valores.$B$15];&quot;-&quot;;[$'Plan base'.$AB13]);&quot;&quot;))" office:value-type="string" office:string-value="0-Cuentas corrientes CRC">
            <text:p>0-Cuentas corrientes CRC</text:p>
          </table:table-cell>
          <table:table-cell table:formula="of:=IF(EXACT([$'Plan base'.$Y13];1);[$'Plan base'.$AD13];&quot;&quot;)" office:value-type="string" office:string-value="Efectivo">
            <text:p>Efectivo</text:p>
          </table:table-cell>
          <table:table-cell table:formula="of:=IF(EXACT([$'Plan base'.$AE13];&quot;&quot;);&quot;&quot;;IF(EXACT([$'Plan base'.$Y13];1);[$'Plan base'.$AE13];&quot;&quot;))" office:value-type="string" office:string-value="CRC">
            <text:p>CRC</text:p>
          </table:table-cell>
          <table:table-cell table:formula="of:=IF(EXACT([$'Plan base'.$Y13];1);[$'Plan base'.$AF13];&quot;&quot;)" office:value-type="string" office:string-value="other">
            <text:p>other</text:p>
          </table:table-cell>
          <table:table-cell table:formula="of:=IF(EXACT([$'Plan base'.$Y13];1);[$'Plan base'.$AG13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14];1);CONCATENATE([$Valores.$B$15];&quot;-&quot;;[$'Plan base'.$V14]);&quot;&quot;)" office:value-type="string" office:string-value="0-111220">
            <text:p>0-111220</text:p>
          </table:table-cell>
          <table:table-cell table:formula="of:=IF(EXACT([$'Plan base'.$Y14];1);CONCATENATE([$Valores.$B$15];&quot;-&quot;;[$'Plan base'.$X14]);&quot;&quot;)" office:value-type="string" office:string-value="0-Cuentas corrientes USD">
            <text:p>0-Cuentas corrientes USD</text:p>
          </table:table-cell>
          <table:table-cell table:formula="of:=IF(EXACT([$'Plan base'.$Y14];1);CONCATENATE([$Valores.$B$15];&quot;-&quot;;[$'Plan base'.$AA14]);&quot;&quot;)" office:value-type="string" office:string-value="0-CC-USD">
            <text:p>0-CC-USD</text:p>
          </table:table-cell>
          <table:table-cell table:formula="of:=IF(EXACT([$'Plan base'.$AB14];&quot;&quot;);&quot;&quot;;IF(EXACT([$'Plan base'.$Y14];1);CONCATENATE([$Valores.$B$15];&quot;-&quot;;[$'Plan base'.$AB14]);&quot;&quot;))" office:value-type="string" office:string-value="0-Bancos">
            <text:p>0-Bancos</text:p>
          </table:table-cell>
          <table:table-cell table:formula="of:=IF(EXACT([$'Plan base'.$Y14];1);[$'Plan base'.$AD14];&quot;&quot;)" office:value-type="string" office:string-value="Vista">
            <text:p>Vista</text:p>
          </table:table-cell>
          <table:table-cell table:formula="of:=IF(EXACT([$'Plan base'.$AE14];&quot;&quot;);&quot;&quot;;IF(EXACT([$'Plan base'.$Y14];1);[$'Plan base'.$AE14];&quot;&quot;))" office:value-type="string" office:string-value="CRC">
            <text:p>CRC</text:p>
          </table:table-cell>
          <table:table-cell table:formula="of:=IF(EXACT([$'Plan base'.$Y14];1);[$'Plan base'.$AF14];&quot;&quot;)" office:value-type="string" office:string-value="view">
            <text:p>view</text:p>
          </table:table-cell>
          <table:table-cell table:formula="of:=IF(EXACT([$'Plan base'.$Y14];1);[$'Plan base'.$AG1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5];1);CONCATENATE([$Valores.$B$15];&quot;-&quot;;[$'Plan base'.$V15]);&quot;&quot;)" office:value-type="string" office:string-value="0-111221">
            <text:p>0-111221</text:p>
          </table:table-cell>
          <table:table-cell table:formula="of:=IF(EXACT([$'Plan base'.$Y15];1);CONCATENATE([$Valores.$B$15];&quot;-&quot;;[$'Plan base'.$X15]);&quot;&quot;)" office:value-type="string" office:string-value="0-Cuenta en USD 1">
            <text:p>0-Cuenta en USD 1</text:p>
          </table:table-cell>
          <table:table-cell table:formula="of:=IF(EXACT([$'Plan base'.$Y15];1);CONCATENATE([$Valores.$B$15];&quot;-&quot;;[$'Plan base'.$AA15]);&quot;&quot;)" office:value-type="string" office:string-value="0-">
            <text:p>0-</text:p>
          </table:table-cell>
          <table:table-cell table:formula="of:=IF(EXACT([$'Plan base'.$AB15];&quot;&quot;);&quot;&quot;;IF(EXACT([$'Plan base'.$Y15];1);CONCATENATE([$Valores.$B$15];&quot;-&quot;;[$'Plan base'.$AB15]);&quot;&quot;))" office:value-type="string" office:string-value="0-Cuentas corrientes USD">
            <text:p>0-Cuentas corrientes USD</text:p>
          </table:table-cell>
          <table:table-cell table:formula="of:=IF(EXACT([$'Plan base'.$Y15];1);[$'Plan base'.$AD15];&quot;&quot;)" office:value-type="string" office:string-value="Efectivo">
            <text:p>Efectivo</text:p>
          </table:table-cell>
          <table:table-cell table:formula="of:=IF(EXACT([$'Plan base'.$AE15];&quot;&quot;);&quot;&quot;;IF(EXACT([$'Plan base'.$Y15];1);[$'Plan base'.$AE15];&quot;&quot;))" office:value-type="string" office:string-value="CRC">
            <text:p>CRC</text:p>
          </table:table-cell>
          <table:table-cell table:formula="of:=IF(EXACT([$'Plan base'.$Y15];1);[$'Plan base'.$AF15];&quot;&quot;)" office:value-type="string" office:string-value="other">
            <text:p>other</text:p>
          </table:table-cell>
          <table:table-cell table:formula="of:=IF(EXACT([$'Plan base'.$Y15];1);[$'Plan base'.$AG15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16];1);CONCATENATE([$Valores.$B$15];&quot;-&quot;;[$'Plan base'.$V16]);&quot;&quot;)" office:value-type="string" office:string-value="0-111300">
            <text:p>0-111300</text:p>
          </table:table-cell>
          <table:table-cell table:formula="of:=IF(EXACT([$'Plan base'.$Y16];1);CONCATENATE([$Valores.$B$15];&quot;-&quot;;[$'Plan base'.$X16]);&quot;&quot;)" office:value-type="string" office:string-value="0-PayPal">
            <text:p>0-PayPal</text:p>
          </table:table-cell>
          <table:table-cell table:formula="of:=IF(EXACT([$'Plan base'.$Y16];1);CONCATENATE([$Valores.$B$15];&quot;-&quot;;[$'Plan base'.$AA16]);&quot;&quot;)" office:value-type="string" office:string-value="0-PayPal">
            <text:p>0-PayPal</text:p>
          </table:table-cell>
          <table:table-cell table:formula="of:=IF(EXACT([$'Plan base'.$AB16];&quot;&quot;);&quot;&quot;;IF(EXACT([$'Plan base'.$Y16];1);CONCATENATE([$Valores.$B$15];&quot;-&quot;;[$'Plan base'.$AB16]);&quot;&quot;))" office:value-type="string" office:string-value="0-Activo circulante disponible">
            <text:p>0-Activo circulante disponible</text:p>
          </table:table-cell>
          <table:table-cell table:formula="of:=IF(EXACT([$'Plan base'.$Y16];1);[$'Plan base'.$AD16];&quot;&quot;)" office:value-type="string" office:string-value="Vista">
            <text:p>Vista</text:p>
          </table:table-cell>
          <table:table-cell table:formula="of:=IF(EXACT([$'Plan base'.$AE16];&quot;&quot;);&quot;&quot;;IF(EXACT([$'Plan base'.$Y16];1);[$'Plan base'.$AE16];&quot;&quot;))" office:value-type="string" office:string-value="CRC">
            <text:p>CRC</text:p>
          </table:table-cell>
          <table:table-cell table:formula="of:=IF(EXACT([$'Plan base'.$Y16];1);[$'Plan base'.$AF16];&quot;&quot;)" office:value-type="string" office:string-value="view">
            <text:p>view</text:p>
          </table:table-cell>
          <table:table-cell table:formula="of:=IF(EXACT([$'Plan base'.$Y16];1);[$'Plan base'.$AG1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7];1);CONCATENATE([$Valores.$B$15];&quot;-&quot;;[$'Plan base'.$V17]);&quot;&quot;)" office:value-type="string" office:string-value="0-111301">
            <text:p>0-111301</text:p>
          </table:table-cell>
          <table:table-cell table:formula="of:=IF(EXACT([$'Plan base'.$Y17];1);CONCATENATE([$Valores.$B$15];&quot;-&quot;;[$'Plan base'.$X17]);&quot;&quot;)" office:value-type="string" office:string-value="0-Cuenta PayPal 1">
            <text:p>0-Cuenta PayPal 1</text:p>
          </table:table-cell>
          <table:table-cell table:formula="of:=IF(EXACT([$'Plan base'.$Y17];1);CONCATENATE([$Valores.$B$15];&quot;-&quot;;[$'Plan base'.$AA17]);&quot;&quot;)" office:value-type="string" office:string-value="0-">
            <text:p>0-</text:p>
          </table:table-cell>
          <table:table-cell table:formula="of:=IF(EXACT([$'Plan base'.$AB17];&quot;&quot;);&quot;&quot;;IF(EXACT([$'Plan base'.$Y17];1);CONCATENATE([$Valores.$B$15];&quot;-&quot;;[$'Plan base'.$AB17]);&quot;&quot;))" office:value-type="string" office:string-value="0-PayPal">
            <text:p>0-PayPal</text:p>
          </table:table-cell>
          <table:table-cell table:formula="of:=IF(EXACT([$'Plan base'.$Y17];1);[$'Plan base'.$AD17];&quot;&quot;)" office:value-type="string" office:string-value="Efectivo">
            <text:p>Efectivo</text:p>
          </table:table-cell>
          <table:table-cell table:formula="of:=IF(EXACT([$'Plan base'.$AE17];&quot;&quot;);&quot;&quot;;IF(EXACT([$'Plan base'.$Y17];1);[$'Plan base'.$AE17];&quot;&quot;))" office:value-type="string" office:string-value="CRC">
            <text:p>CRC</text:p>
          </table:table-cell>
          <table:table-cell table:formula="of:=IF(EXACT([$'Plan base'.$Y17];1);[$'Plan base'.$AF17];&quot;&quot;)" office:value-type="string" office:string-value="other">
            <text:p>other</text:p>
          </table:table-cell>
          <table:table-cell table:formula="of:=IF(EXACT([$'Plan base'.$Y17];1);[$'Plan base'.$AG17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18];1);CONCATENATE([$Valores.$B$15];&quot;-&quot;;[$'Plan base'.$V18]);&quot;&quot;)" office:value-type="string" office:string-value="0-111400">
            <text:p>0-111400</text:p>
          </table:table-cell>
          <table:table-cell table:formula="of:=IF(EXACT([$'Plan base'.$Y18];1);CONCATENATE([$Valores.$B$15];&quot;-&quot;;[$'Plan base'.$X18]);&quot;&quot;)" office:value-type="string" office:string-value="0-Fondos en tránsito">
            <text:p>0-Fondos en tránsito</text:p>
          </table:table-cell>
          <table:table-cell table:formula="of:=IF(EXACT([$'Plan base'.$Y18];1);CONCATENATE([$Valores.$B$15];&quot;-&quot;;[$'Plan base'.$AA18]);&quot;&quot;)" office:value-type="string" office:string-value="0-FT">
            <text:p>0-FT</text:p>
          </table:table-cell>
          <table:table-cell table:formula="of:=IF(EXACT([$'Plan base'.$AB18];&quot;&quot;);&quot;&quot;;IF(EXACT([$'Plan base'.$Y18];1);CONCATENATE([$Valores.$B$15];&quot;-&quot;;[$'Plan base'.$AB18]);&quot;&quot;))" office:value-type="string" office:string-value="0-Activo circulante disponible">
            <text:p>0-Activo circulante disponible</text:p>
          </table:table-cell>
          <table:table-cell table:formula="of:=IF(EXACT([$'Plan base'.$Y18];1);[$'Plan base'.$AD18];&quot;&quot;)" office:value-type="string" office:string-value="Vista">
            <text:p>Vista</text:p>
          </table:table-cell>
          <table:table-cell table:formula="of:=IF(EXACT([$'Plan base'.$AE18];&quot;&quot;);&quot;&quot;;IF(EXACT([$'Plan base'.$Y18];1);[$'Plan base'.$AE18];&quot;&quot;))" office:value-type="string" office:string-value="CRC">
            <text:p>CRC</text:p>
          </table:table-cell>
          <table:table-cell table:formula="of:=IF(EXACT([$'Plan base'.$Y18];1);[$'Plan base'.$AF18];&quot;&quot;)" office:value-type="string" office:string-value="view">
            <text:p>view</text:p>
          </table:table-cell>
          <table:table-cell table:formula="of:=IF(EXACT([$'Plan base'.$Y18];1);[$'Plan base'.$AG1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9];1);CONCATENATE([$Valores.$B$15];&quot;-&quot;;[$'Plan base'.$V19]);&quot;&quot;)" office:value-type="string" office:string-value="0-111401">
            <text:p>0-111401</text:p>
          </table:table-cell>
          <table:table-cell table:formula="of:=IF(EXACT([$'Plan base'.$Y19];1);CONCATENATE([$Valores.$B$15];&quot;-&quot;;[$'Plan base'.$X19]);&quot;&quot;)" office:value-type="string" office:string-value="0-Fondos en tránsito en tesorería">
            <text:p>0-Fondos en tránsito en tesorería</text:p>
          </table:table-cell>
          <table:table-cell table:formula="of:=IF(EXACT([$'Plan base'.$Y19];1);CONCATENATE([$Valores.$B$15];&quot;-&quot;;[$'Plan base'.$AA19]);&quot;&quot;)" office:value-type="string" office:string-value="0-Trans. Tes.">
            <text:p>0-Trans. Tes.</text:p>
          </table:table-cell>
          <table:table-cell table:formula="of:=IF(EXACT([$'Plan base'.$AB19];&quot;&quot;);&quot;&quot;;IF(EXACT([$'Plan base'.$Y19];1);CONCATENATE([$Valores.$B$15];&quot;-&quot;;[$'Plan base'.$AB19]);&quot;&quot;))" office:value-type="string" office:string-value="0-PayPal">
            <text:p>0-PayPal</text:p>
          </table:table-cell>
          <table:table-cell table:formula="of:=IF(EXACT([$'Plan base'.$Y19];1);[$'Plan base'.$AD19];&quot;&quot;)" office:value-type="string" office:string-value="Activo">
            <text:p>Activo</text:p>
          </table:table-cell>
          <table:table-cell table:formula="of:=IF(EXACT([$'Plan base'.$AE19];&quot;&quot;);&quot;&quot;;IF(EXACT([$'Plan base'.$Y19];1);[$'Plan base'.$AE19];&quot;&quot;))" office:value-type="string" office:string-value="CRC">
            <text:p>CRC</text:p>
          </table:table-cell>
          <table:table-cell table:formula="of:=IF(EXACT([$'Plan base'.$Y19];1);[$'Plan base'.$AF19];&quot;&quot;)" office:value-type="string" office:string-value="other">
            <text:p>other</text:p>
          </table:table-cell>
          <table:table-cell table:formula="of:=IF(EXACT([$'Plan base'.$Y19];1);[$'Plan base'.$AG1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20];1);CONCATENATE([$Valores.$B$15];&quot;-&quot;;[$'Plan base'.$V20]);&quot;&quot;)" office:value-type="string" office:string-value="0-111402">
            <text:p>0-111402</text:p>
          </table:table-cell>
          <table:table-cell table:formula="of:=IF(EXACT([$'Plan base'.$Y20];1);CONCATENATE([$Valores.$B$15];&quot;-&quot;;[$'Plan base'.$X20]);&quot;&quot;)" office:value-type="string" office:string-value="0-Fondos en tránsito en bancos">
            <text:p>0-Fondos en tránsito en bancos</text:p>
          </table:table-cell>
          <table:table-cell table:formula="of:=IF(EXACT([$'Plan base'.$Y20];1);CONCATENATE([$Valores.$B$15];&quot;-&quot;;[$'Plan base'.$AA20]);&quot;&quot;)" office:value-type="string" office:string-value="0-Trans. Ban.">
            <text:p>0-Trans. Ban.</text:p>
          </table:table-cell>
          <table:table-cell table:formula="of:=IF(EXACT([$'Plan base'.$AB20];&quot;&quot;);&quot;&quot;;IF(EXACT([$'Plan base'.$Y20];1);CONCATENATE([$Valores.$B$15];&quot;-&quot;;[$'Plan base'.$AB20]);&quot;&quot;))" office:value-type="string" office:string-value="0-PayPal">
            <text:p>0-PayPal</text:p>
          </table:table-cell>
          <table:table-cell table:formula="of:=IF(EXACT([$'Plan base'.$Y20];1);[$'Plan base'.$AD20];&quot;&quot;)" office:value-type="string" office:string-value="Activo">
            <text:p>Activo</text:p>
          </table:table-cell>
          <table:table-cell table:formula="of:=IF(EXACT([$'Plan base'.$AE20];&quot;&quot;);&quot;&quot;;IF(EXACT([$'Plan base'.$Y20];1);[$'Plan base'.$AE20];&quot;&quot;))" office:value-type="string" office:string-value="CRC">
            <text:p>CRC</text:p>
          </table:table-cell>
          <table:table-cell table:formula="of:=IF(EXACT([$'Plan base'.$Y20];1);[$'Plan base'.$AF20];&quot;&quot;)" office:value-type="string" office:string-value="other">
            <text:p>other</text:p>
          </table:table-cell>
          <table:table-cell table:formula="of:=IF(EXACT([$'Plan base'.$Y20];1);[$'Plan base'.$AG2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21];1);CONCATENATE([$Valores.$B$15];&quot;-&quot;;[$'Plan base'.$V21]);&quot;&quot;)" office:value-type="string" office:string-value="0-111403">
            <text:p>0-111403</text:p>
          </table:table-cell>
          <table:table-cell table:formula="of:=IF(EXACT([$'Plan base'.$Y21];1);CONCATENATE([$Valores.$B$15];&quot;-&quot;;[$'Plan base'.$X21]);&quot;&quot;)" office:value-type="string" office:string-value="0-Fondos en tránsito de PayPal a Bancos">
            <text:p>0-Fondos en tránsito de PayPal a Bancos</text:p>
          </table:table-cell>
          <table:table-cell table:formula="of:=IF(EXACT([$'Plan base'.$Y21];1);CONCATENATE([$Valores.$B$15];&quot;-&quot;;[$'Plan base'.$AA21]);&quot;&quot;)" office:value-type="string" office:string-value="0-Trans. PayPal">
            <text:p>0-Trans. PayPal</text:p>
          </table:table-cell>
          <table:table-cell table:formula="of:=IF(EXACT([$'Plan base'.$AB21];&quot;&quot;);&quot;&quot;;IF(EXACT([$'Plan base'.$Y21];1);CONCATENATE([$Valores.$B$15];&quot;-&quot;;[$'Plan base'.$AB21]);&quot;&quot;))" office:value-type="string" office:string-value="0-PayPal">
            <text:p>0-PayPal</text:p>
          </table:table-cell>
          <table:table-cell table:formula="of:=IF(EXACT([$'Plan base'.$Y21];1);[$'Plan base'.$AD21];&quot;&quot;)" office:value-type="string" office:string-value="Activo">
            <text:p>Activo</text:p>
          </table:table-cell>
          <table:table-cell table:formula="of:=IF(EXACT([$'Plan base'.$AE21];&quot;&quot;);&quot;&quot;;IF(EXACT([$'Plan base'.$Y21];1);[$'Plan base'.$AE21];&quot;&quot;))" office:value-type="string" office:string-value="CRC">
            <text:p>CRC</text:p>
          </table:table-cell>
          <table:table-cell table:formula="of:=IF(EXACT([$'Plan base'.$Y21];1);[$'Plan base'.$AF21];&quot;&quot;)" office:value-type="string" office:string-value="other">
            <text:p>other</text:p>
          </table:table-cell>
          <table:table-cell table:formula="of:=IF(EXACT([$'Plan base'.$Y21];1);[$'Plan base'.$AG2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22];1);CONCATENATE([$Valores.$B$15];&quot;-&quot;;[$'Plan base'.$V22]);&quot;&quot;)" office:value-type="string" office:string-value="0-111500">
            <text:p>0-111500</text:p>
          </table:table-cell>
          <table:table-cell table:formula="of:=IF(EXACT([$'Plan base'.$Y22];1);CONCATENATE([$Valores.$B$15];&quot;-&quot;;[$'Plan base'.$X22]);&quot;&quot;)" office:value-type="string" office:string-value="0-Inversiones a la vista">
            <text:p>0-Inversiones a la vista</text:p>
          </table:table-cell>
          <table:table-cell table:formula="of:=IF(EXACT([$'Plan base'.$Y22];1);CONCATENATE([$Valores.$B$15];&quot;-&quot;;[$'Plan base'.$AA22]);&quot;&quot;)" office:value-type="string" office:string-value="0-Inv-Vis">
            <text:p>0-Inv-Vis</text:p>
          </table:table-cell>
          <table:table-cell table:formula="of:=IF(EXACT([$'Plan base'.$AB22];&quot;&quot;);&quot;&quot;;IF(EXACT([$'Plan base'.$Y22];1);CONCATENATE([$Valores.$B$15];&quot;-&quot;;[$'Plan base'.$AB22]);&quot;&quot;))" office:value-type="string" office:string-value="0-Activo circulante disponible">
            <text:p>0-Activo circulante disponible</text:p>
          </table:table-cell>
          <table:table-cell table:formula="of:=IF(EXACT([$'Plan base'.$Y22];1);[$'Plan base'.$AD22];&quot;&quot;)" office:value-type="string" office:string-value="Vista">
            <text:p>Vista</text:p>
          </table:table-cell>
          <table:table-cell table:formula="of:=IF(EXACT([$'Plan base'.$AE22];&quot;&quot;);&quot;&quot;;IF(EXACT([$'Plan base'.$Y22];1);[$'Plan base'.$AE22];&quot;&quot;))" office:value-type="string" office:string-value="CRC">
            <text:p>CRC</text:p>
          </table:table-cell>
          <table:table-cell table:formula="of:=IF(EXACT([$'Plan base'.$Y22];1);[$'Plan base'.$AF22];&quot;&quot;)" office:value-type="string" office:string-value="view">
            <text:p>view</text:p>
          </table:table-cell>
          <table:table-cell table:formula="of:=IF(EXACT([$'Plan base'.$Y22];1);[$'Plan base'.$AG2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23];1);CONCATENATE([$Valores.$B$15];&quot;-&quot;;[$'Plan base'.$V23]);&quot;&quot;)" office:value-type="string" office:string-value="0-111501">
            <text:p>0-111501</text:p>
          </table:table-cell>
          <table:table-cell table:formula="of:=IF(EXACT([$'Plan base'.$Y23];1);CONCATENATE([$Valores.$B$15];&quot;-&quot;;[$'Plan base'.$X23]);&quot;&quot;)" office:value-type="string" office:string-value="0-Inversión 1">
            <text:p>0-Inversión 1</text:p>
          </table:table-cell>
          <table:table-cell table:formula="of:=IF(EXACT([$'Plan base'.$Y23];1);CONCATENATE([$Valores.$B$15];&quot;-&quot;;[$'Plan base'.$AA23]);&quot;&quot;)" office:value-type="string" office:string-value="0-CRC">
            <text:p>0-CRC</text:p>
          </table:table-cell>
          <table:table-cell table:formula="of:=IF(EXACT([$'Plan base'.$AB23];&quot;&quot;);&quot;&quot;;IF(EXACT([$'Plan base'.$Y23];1);CONCATENATE([$Valores.$B$15];&quot;-&quot;;[$'Plan base'.$AB23]);&quot;&quot;))" office:value-type="string" office:string-value="0-PayPal">
            <text:p>0-PayPal</text:p>
          </table:table-cell>
          <table:table-cell table:formula="of:=IF(EXACT([$'Plan base'.$Y23];1);[$'Plan base'.$AD23];&quot;&quot;)" office:value-type="string" office:string-value="Activo">
            <text:p>Activo</text:p>
          </table:table-cell>
          <table:table-cell table:formula="of:=IF(EXACT([$'Plan base'.$AE23];&quot;&quot;);&quot;&quot;;IF(EXACT([$'Plan base'.$Y23];1);[$'Plan base'.$AE23];&quot;&quot;))" office:value-type="string" office:string-value="CRC">
            <text:p>CRC</text:p>
          </table:table-cell>
          <table:table-cell table:formula="of:=IF(EXACT([$'Plan base'.$Y23];1);[$'Plan base'.$AF23];&quot;&quot;)" office:value-type="string" office:string-value="other">
            <text:p>other</text:p>
          </table:table-cell>
          <table:table-cell table:formula="of:=IF(EXACT([$'Plan base'.$Y23];1);[$'Plan base'.$AG2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24];1);CONCATENATE([$Valores.$B$15];&quot;-&quot;;[$'Plan base'.$V24]);&quot;&quot;)" office:value-type="string" office:string-value="0-112000">
            <text:p>0-112000</text:p>
          </table:table-cell>
          <table:table-cell table:formula="of:=IF(EXACT([$'Plan base'.$Y24];1);CONCATENATE([$Valores.$B$15];&quot;-&quot;;[$'Plan base'.$X24]);&quot;&quot;)" office:value-type="string" office:string-value="0-Activo circulante exigible">
            <text:p>0-Activo circulante exigible</text:p>
          </table:table-cell>
          <table:table-cell table:formula="of:=IF(EXACT([$'Plan base'.$Y24];1);CONCATENATE([$Valores.$B$15];&quot;-&quot;;[$'Plan base'.$AA24]);&quot;&quot;)" office:value-type="string" office:string-value="0-Exi">
            <text:p>0-Exi</text:p>
          </table:table-cell>
          <table:table-cell table:formula="of:=IF(EXACT([$'Plan base'.$AB24];&quot;&quot;);&quot;&quot;;IF(EXACT([$'Plan base'.$Y24];1);CONCATENATE([$Valores.$B$15];&quot;-&quot;;[$'Plan base'.$AB24]);&quot;&quot;))" office:value-type="string" office:string-value="0-Activo circulante">
            <text:p>0-Activo circulante</text:p>
          </table:table-cell>
          <table:table-cell table:formula="of:=IF(EXACT([$'Plan base'.$Y24];1);[$'Plan base'.$AD24];&quot;&quot;)" office:value-type="string" office:string-value="Vista">
            <text:p>Vista</text:p>
          </table:table-cell>
          <table:table-cell table:formula="of:=IF(EXACT([$'Plan base'.$AE24];&quot;&quot;);&quot;&quot;;IF(EXACT([$'Plan base'.$Y24];1);[$'Plan base'.$AE24];&quot;&quot;))" office:value-type="string" office:string-value="CRC">
            <text:p>CRC</text:p>
          </table:table-cell>
          <table:table-cell table:formula="of:=IF(EXACT([$'Plan base'.$Y24];1);[$'Plan base'.$AF24];&quot;&quot;)" office:value-type="string" office:string-value="view">
            <text:p>view</text:p>
          </table:table-cell>
          <table:table-cell table:formula="of:=IF(EXACT([$'Plan base'.$Y24];1);[$'Plan base'.$AG2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25];1);CONCATENATE([$Valores.$B$15];&quot;-&quot;;[$'Plan base'.$V25]);&quot;&quot;)" office:value-type="string" office:string-value="0-112001">
            <text:p>0-112001</text:p>
          </table:table-cell>
          <table:table-cell table:formula="of:=IF(EXACT([$'Plan base'.$Y25];1);CONCATENATE([$Valores.$B$15];&quot;-&quot;;[$'Plan base'.$X25]);&quot;&quot;)" office:value-type="string" office:string-value="0-Cuentas por cobrar comerciales">
            <text:p>0-Cuentas por cobrar comerciales</text:p>
          </table:table-cell>
          <table:table-cell table:formula="of:=IF(EXACT([$'Plan base'.$Y25];1);CONCATENATE([$Valores.$B$15];&quot;-&quot;;[$'Plan base'.$AA25]);&quot;&quot;)" office:value-type="string" office:string-value="0-CxC-Com">
            <text:p>0-CxC-Com</text:p>
          </table:table-cell>
          <table:table-cell table:formula="of:=IF(EXACT([$'Plan base'.$AB25];&quot;&quot;);&quot;&quot;;IF(EXACT([$'Plan base'.$Y25];1);CONCATENATE([$Valores.$B$15];&quot;-&quot;;[$'Plan base'.$AB25]);&quot;&quot;))" office:value-type="string" office:string-value="0-PayPal">
            <text:p>0-PayPal</text:p>
          </table:table-cell>
          <table:table-cell table:formula="of:=IF(EXACT([$'Plan base'.$Y25];1);[$'Plan base'.$AD25];&quot;&quot;)" office:value-type="string" office:string-value="Cuenta por cobrar">
            <text:p>Cuenta por cobrar</text:p>
          </table:table-cell>
          <table:table-cell table:formula="of:=IF(EXACT([$'Plan base'.$AE25];&quot;&quot;);&quot;&quot;;IF(EXACT([$'Plan base'.$Y25];1);[$'Plan base'.$AE25];&quot;&quot;))" office:value-type="string" office:string-value="CRC">
            <text:p>CRC</text:p>
          </table:table-cell>
          <table:table-cell table:formula="of:=IF(EXACT([$'Plan base'.$Y25];1);[$'Plan base'.$AF25];&quot;&quot;)" office:value-type="string" office:string-value="receivable">
            <text:p>receivable</text:p>
          </table:table-cell>
          <table:table-cell table:formula="of:=IF(EXACT([$'Plan base'.$Y25];1);[$'Plan base'.$AG25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26];1);CONCATENATE([$Valores.$B$15];&quot;-&quot;;[$'Plan base'.$V26]);&quot;&quot;)" office:value-type="string" office:string-value="0-112002">
            <text:p>0-112002</text:p>
          </table:table-cell>
          <table:table-cell table:formula="of:=IF(EXACT([$'Plan base'.$Y26];1);CONCATENATE([$Valores.$B$15];&quot;-&quot;;[$'Plan base'.$X26]);&quot;&quot;)" office:value-type="string" office:string-value="0-Cuentas por cobrar a compañías relacionadas">
            <text:p>0-Cuentas por cobrar a compañías relacionadas</text:p>
          </table:table-cell>
          <table:table-cell table:formula="of:=IF(EXACT([$'Plan base'.$Y26];1);CONCATENATE([$Valores.$B$15];&quot;-&quot;;[$'Plan base'.$AA26]);&quot;&quot;)" office:value-type="string" office:string-value="0-CxC-Rel">
            <text:p>0-CxC-Rel</text:p>
          </table:table-cell>
          <table:table-cell table:formula="of:=IF(EXACT([$'Plan base'.$AB26];&quot;&quot;);&quot;&quot;;IF(EXACT([$'Plan base'.$Y26];1);CONCATENATE([$Valores.$B$15];&quot;-&quot;;[$'Plan base'.$AB26]);&quot;&quot;))" office:value-type="string" office:string-value="0-PayPal">
            <text:p>0-PayPal</text:p>
          </table:table-cell>
          <table:table-cell table:formula="of:=IF(EXACT([$'Plan base'.$Y26];1);[$'Plan base'.$AD26];&quot;&quot;)" office:value-type="string" office:string-value="Cuenta por cobrar">
            <text:p>Cuenta por cobrar</text:p>
          </table:table-cell>
          <table:table-cell table:formula="of:=IF(EXACT([$'Plan base'.$AE26];&quot;&quot;);&quot;&quot;;IF(EXACT([$'Plan base'.$Y26];1);[$'Plan base'.$AE26];&quot;&quot;))" office:value-type="string" office:string-value="CRC">
            <text:p>CRC</text:p>
          </table:table-cell>
          <table:table-cell table:formula="of:=IF(EXACT([$'Plan base'.$Y26];1);[$'Plan base'.$AF26];&quot;&quot;)" office:value-type="string" office:string-value="receivable">
            <text:p>receivable</text:p>
          </table:table-cell>
          <table:table-cell table:formula="of:=IF(EXACT([$'Plan base'.$Y26];1);[$'Plan base'.$AG26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27];1);CONCATENATE([$Valores.$B$15];&quot;-&quot;;[$'Plan base'.$V27]);&quot;&quot;)" office:value-type="string" office:string-value="0-112003">
            <text:p>0-112003</text:p>
          </table:table-cell>
          <table:table-cell table:formula="of:=IF(EXACT([$'Plan base'.$Y27];1);CONCATENATE([$Valores.$B$15];&quot;-&quot;;[$'Plan base'.$X27]);&quot;&quot;)" office:value-type="string" office:string-value="0-Cuentas por cobrar a empleados">
            <text:p>0-Cuentas por cobrar a empleados</text:p>
          </table:table-cell>
          <table:table-cell table:formula="of:=IF(EXACT([$'Plan base'.$Y27];1);CONCATENATE([$Valores.$B$15];&quot;-&quot;;[$'Plan base'.$AA27]);&quot;&quot;)" office:value-type="string" office:string-value="0-CxC-Emp">
            <text:p>0-CxC-Emp</text:p>
          </table:table-cell>
          <table:table-cell table:formula="of:=IF(EXACT([$'Plan base'.$AB27];&quot;&quot;);&quot;&quot;;IF(EXACT([$'Plan base'.$Y27];1);CONCATENATE([$Valores.$B$15];&quot;-&quot;;[$'Plan base'.$AB27]);&quot;&quot;))" office:value-type="string" office:string-value="0-PayPal">
            <text:p>0-PayPal</text:p>
          </table:table-cell>
          <table:table-cell table:formula="of:=IF(EXACT([$'Plan base'.$Y27];1);[$'Plan base'.$AD27];&quot;&quot;)" office:value-type="string" office:string-value="Cuenta por cobrar">
            <text:p>Cuenta por cobrar</text:p>
          </table:table-cell>
          <table:table-cell table:formula="of:=IF(EXACT([$'Plan base'.$AE27];&quot;&quot;);&quot;&quot;;IF(EXACT([$'Plan base'.$Y27];1);[$'Plan base'.$AE27];&quot;&quot;))" office:value-type="string" office:string-value="CRC">
            <text:p>CRC</text:p>
          </table:table-cell>
          <table:table-cell table:formula="of:=IF(EXACT([$'Plan base'.$Y27];1);[$'Plan base'.$AF27];&quot;&quot;)" office:value-type="string" office:string-value="receivable">
            <text:p>receivable</text:p>
          </table:table-cell>
          <table:table-cell table:formula="of:=IF(EXACT([$'Plan base'.$Y27];1);[$'Plan base'.$AG27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28];1);CONCATENATE([$Valores.$B$15];&quot;-&quot;;[$'Plan base'.$V28]);&quot;&quot;)" office:value-type="string" office:string-value="0-112004">
            <text:p>0-112004</text:p>
          </table:table-cell>
          <table:table-cell table:formula="of:=IF(EXACT([$'Plan base'.$Y28];1);CONCATENATE([$Valores.$B$15];&quot;-&quot;;[$'Plan base'.$X28]);&quot;&quot;)" office:value-type="string" office:string-value="0-Otras cuentas por cobrar">
            <text:p>0-Otras cuentas por cobrar</text:p>
          </table:table-cell>
          <table:table-cell table:formula="of:=IF(EXACT([$'Plan base'.$Y28];1);CONCATENATE([$Valores.$B$15];&quot;-&quot;;[$'Plan base'.$AA28]);&quot;&quot;)" office:value-type="string" office:string-value="0-CxC-Ot">
            <text:p>0-CxC-Ot</text:p>
          </table:table-cell>
          <table:table-cell table:formula="of:=IF(EXACT([$'Plan base'.$AB28];&quot;&quot;);&quot;&quot;;IF(EXACT([$'Plan base'.$Y28];1);CONCATENATE([$Valores.$B$15];&quot;-&quot;;[$'Plan base'.$AB28]);&quot;&quot;))" office:value-type="string" office:string-value="0-PayPal">
            <text:p>0-PayPal</text:p>
          </table:table-cell>
          <table:table-cell table:formula="of:=IF(EXACT([$'Plan base'.$Y28];1);[$'Plan base'.$AD28];&quot;&quot;)" office:value-type="string" office:string-value="Cuenta por cobrar">
            <text:p>Cuenta por cobrar</text:p>
          </table:table-cell>
          <table:table-cell table:formula="of:=IF(EXACT([$'Plan base'.$AE28];&quot;&quot;);&quot;&quot;;IF(EXACT([$'Plan base'.$Y28];1);[$'Plan base'.$AE28];&quot;&quot;))" office:value-type="string" office:string-value="CRC">
            <text:p>CRC</text:p>
          </table:table-cell>
          <table:table-cell table:formula="of:=IF(EXACT([$'Plan base'.$Y28];1);[$'Plan base'.$AF28];&quot;&quot;)" office:value-type="string" office:string-value="receivable">
            <text:p>receivable</text:p>
          </table:table-cell>
          <table:table-cell table:formula="of:=IF(EXACT([$'Plan base'.$Y28];1);[$'Plan base'.$AG28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29];1);CONCATENATE([$Valores.$B$15];&quot;-&quot;;[$'Plan base'.$V29]);&quot;&quot;)" office:value-type="string" office:string-value="0-112005">
            <text:p>0-112005</text:p>
          </table:table-cell>
          <table:table-cell table:formula="of:=IF(EXACT([$'Plan base'.$Y29];1);CONCATENATE([$Valores.$B$15];&quot;-&quot;;[$'Plan base'.$X29]);&quot;&quot;)" office:value-type="string" office:string-value="0-Inversiones de corto plazo">
            <text:p>0-Inversiones de corto plazo</text:p>
          </table:table-cell>
          <table:table-cell table:formula="of:=IF(EXACT([$'Plan base'.$Y29];1);CONCATENATE([$Valores.$B$15];&quot;-&quot;;[$'Plan base'.$AA29]);&quot;&quot;)" office:value-type="string" office:string-value="0-Inv-CP">
            <text:p>0-Inv-CP</text:p>
          </table:table-cell>
          <table:table-cell table:formula="of:=IF(EXACT([$'Plan base'.$AB29];&quot;&quot;);&quot;&quot;;IF(EXACT([$'Plan base'.$Y29];1);CONCATENATE([$Valores.$B$15];&quot;-&quot;;[$'Plan base'.$AB29]);&quot;&quot;))" office:value-type="string" office:string-value="0-PayPal">
            <text:p>0-PayPal</text:p>
          </table:table-cell>
          <table:table-cell table:formula="of:=IF(EXACT([$'Plan base'.$Y29];1);[$'Plan base'.$AD29];&quot;&quot;)" office:value-type="string" office:string-value="Cuenta por cobrar">
            <text:p>Cuenta por cobrar</text:p>
          </table:table-cell>
          <table:table-cell table:formula="of:=IF(EXACT([$'Plan base'.$AE29];&quot;&quot;);&quot;&quot;;IF(EXACT([$'Plan base'.$Y29];1);[$'Plan base'.$AE29];&quot;&quot;))" office:value-type="string" office:string-value="CRC">
            <text:p>CRC</text:p>
          </table:table-cell>
          <table:table-cell table:formula="of:=IF(EXACT([$'Plan base'.$Y29];1);[$'Plan base'.$AF29];&quot;&quot;)" office:value-type="string" office:string-value="receivable">
            <text:p>receivable</text:p>
          </table:table-cell>
          <table:table-cell table:formula="of:=IF(EXACT([$'Plan base'.$Y29];1);[$'Plan base'.$AG29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30];1);CONCATENATE([$Valores.$B$15];&quot;-&quot;;[$'Plan base'.$V30]);&quot;&quot;)" office:value-type="string" office:string-value="0-113000">
            <text:p>0-113000</text:p>
          </table:table-cell>
          <table:table-cell table:formula="of:=IF(EXACT([$'Plan base'.$Y30];1);CONCATENATE([$Valores.$B$15];&quot;-&quot;;[$'Plan base'.$X30]);&quot;&quot;)" office:value-type="string" office:string-value="0-Activo circulante realizable">
            <text:p>0-Activo circulante realizable</text:p>
          </table:table-cell>
          <table:table-cell table:formula="of:=IF(EXACT([$'Plan base'.$Y30];1);CONCATENATE([$Valores.$B$15];&quot;-&quot;;[$'Plan base'.$AA30]);&quot;&quot;)" office:value-type="string" office:string-value="0-Rea">
            <text:p>0-Rea</text:p>
          </table:table-cell>
          <table:table-cell table:formula="of:=IF(EXACT([$'Plan base'.$AB30];&quot;&quot;);&quot;&quot;;IF(EXACT([$'Plan base'.$Y30];1);CONCATENATE([$Valores.$B$15];&quot;-&quot;;[$'Plan base'.$AB30]);&quot;&quot;))" office:value-type="string" office:string-value="0-Activo circulante">
            <text:p>0-Activo circulante</text:p>
          </table:table-cell>
          <table:table-cell table:formula="of:=IF(EXACT([$'Plan base'.$Y30];1);[$'Plan base'.$AD30];&quot;&quot;)" office:value-type="string" office:string-value="Vista">
            <text:p>Vista</text:p>
          </table:table-cell>
          <table:table-cell table:formula="of:=IF(EXACT([$'Plan base'.$AE30];&quot;&quot;);&quot;&quot;;IF(EXACT([$'Plan base'.$Y30];1);[$'Plan base'.$AE30];&quot;&quot;))" office:value-type="string" office:string-value="CRC">
            <text:p>CRC</text:p>
          </table:table-cell>
          <table:table-cell table:formula="of:=IF(EXACT([$'Plan base'.$Y30];1);[$'Plan base'.$AF30];&quot;&quot;)" office:value-type="string" office:string-value="view">
            <text:p>view</text:p>
          </table:table-cell>
          <table:table-cell table:formula="of:=IF(EXACT([$'Plan base'.$Y30];1);[$'Plan base'.$AG3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1];1);CONCATENATE([$Valores.$B$15];&quot;-&quot;;[$'Plan base'.$V31]);&quot;&quot;)" office:value-type="string" office:string-value="0-113100">
            <text:p>0-113100</text:p>
          </table:table-cell>
          <table:table-cell table:formula="of:=IF(EXACT([$'Plan base'.$Y31];1);CONCATENATE([$Valores.$B$15];&quot;-&quot;;[$'Plan base'.$X31]);&quot;&quot;)" office:value-type="string" office:string-value="0-Inventarios">
            <text:p>0-Inventarios</text:p>
          </table:table-cell>
          <table:table-cell table:formula="of:=IF(EXACT([$'Plan base'.$Y31];1);CONCATENATE([$Valores.$B$15];&quot;-&quot;;[$'Plan base'.$AA31]);&quot;&quot;)" office:value-type="string" office:string-value="0-Inv">
            <text:p>0-Inv</text:p>
          </table:table-cell>
          <table:table-cell table:formula="of:=IF(EXACT([$'Plan base'.$AB31];&quot;&quot;);&quot;&quot;;IF(EXACT([$'Plan base'.$Y31];1);CONCATENATE([$Valores.$B$15];&quot;-&quot;;[$'Plan base'.$AB31]);&quot;&quot;))" office:value-type="string" office:string-value="0-Activo circulante realizable">
            <text:p>0-Activo circulante realizable</text:p>
          </table:table-cell>
          <table:table-cell table:formula="of:=IF(EXACT([$'Plan base'.$Y31];1);[$'Plan base'.$AD31];&quot;&quot;)" office:value-type="string" office:string-value="Vista">
            <text:p>Vista</text:p>
          </table:table-cell>
          <table:table-cell table:formula="of:=IF(EXACT([$'Plan base'.$AE31];&quot;&quot;);&quot;&quot;;IF(EXACT([$'Plan base'.$Y31];1);[$'Plan base'.$AE31];&quot;&quot;))" office:value-type="string" office:string-value="CRC">
            <text:p>CRC</text:p>
          </table:table-cell>
          <table:table-cell table:formula="of:=IF(EXACT([$'Plan base'.$Y31];1);[$'Plan base'.$AF31];&quot;&quot;)" office:value-type="string" office:string-value="view">
            <text:p>view</text:p>
          </table:table-cell>
          <table:table-cell table:formula="of:=IF(EXACT([$'Plan base'.$Y31];1);[$'Plan base'.$AG3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2];1);CONCATENATE([$Valores.$B$15];&quot;-&quot;;[$'Plan base'.$V32]);&quot;&quot;)">
            <text:p/>
          </table:table-cell>
          <table:table-cell table:formula="of:=IF(EXACT([$'Plan base'.$Y32];1);CONCATENATE([$Valores.$B$15];&quot;-&quot;;[$'Plan base'.$X32]);&quot;&quot;)">
            <text:p/>
          </table:table-cell>
          <table:table-cell table:formula="of:=IF(EXACT([$'Plan base'.$Y32];1);CONCATENATE([$Valores.$B$15];&quot;-&quot;;[$'Plan base'.$AA32]);&quot;&quot;)">
            <text:p/>
          </table:table-cell>
          <table:table-cell table:formula="of:=IF(EXACT([$'Plan base'.$AB32];&quot;&quot;);&quot;&quot;;IF(EXACT([$'Plan base'.$Y32];1);CONCATENATE([$Valores.$B$15];&quot;-&quot;;[$'Plan base'.$AB32]);&quot;&quot;))">
            <text:p/>
          </table:table-cell>
          <table:table-cell table:formula="of:=IF(EXACT([$'Plan base'.$Y32];1);[$'Plan base'.$AD32];&quot;&quot;)">
            <text:p/>
          </table:table-cell>
          <table:table-cell table:formula="of:=IF(EXACT([$'Plan base'.$AE32];&quot;&quot;);&quot;&quot;;IF(EXACT([$'Plan base'.$Y32];1);[$'Plan base'.$AE32];&quot;&quot;))">
            <text:p/>
          </table:table-cell>
          <table:table-cell table:formula="of:=IF(EXACT([$'Plan base'.$Y32];1);[$'Plan base'.$AF32];&quot;&quot;)">
            <text:p/>
          </table:table-cell>
          <table:table-cell table:formula="of:=IF(EXACT([$'Plan base'.$Y32];1);[$'Plan base'.$AG32];&quot;&quot;)">
            <text:p/>
          </table:table-cell>
        </table:table-row>
        <table:table-row table:style-name="ro4">
          <table:table-cell table:formula="of:=IF(EXACT([$'Plan base'.$Y33];1);CONCATENATE([$Valores.$B$15];&quot;-&quot;;[$'Plan base'.$V33]);&quot;&quot;)" office:value-type="string" office:string-value="0-113102">
            <text:p>0-113102</text:p>
          </table:table-cell>
          <table:table-cell table:formula="of:=IF(EXACT([$'Plan base'.$Y33];1);CONCATENATE([$Valores.$B$15];&quot;-&quot;;[$'Plan base'.$X33]);&quot;&quot;)" office:value-type="string" office:string-value="0-Inventario de consumibles">
            <text:p>0-Inventario de consumibles</text:p>
          </table:table-cell>
          <table:table-cell table:formula="of:=IF(EXACT([$'Plan base'.$Y33];1);CONCATENATE([$Valores.$B$15];&quot;-&quot;;[$'Plan base'.$AA33]);&quot;&quot;)" office:value-type="string" office:string-value="0-Prod">
            <text:p>0-Prod</text:p>
          </table:table-cell>
          <table:table-cell table:formula="of:=IF(EXACT([$'Plan base'.$AB33];&quot;&quot;);&quot;&quot;;IF(EXACT([$'Plan base'.$Y33];1);CONCATENATE([$Valores.$B$15];&quot;-&quot;;[$'Plan base'.$AB33]);&quot;&quot;))" office:value-type="string" office:string-value="0-PayPal">
            <text:p>0-PayPal</text:p>
          </table:table-cell>
          <table:table-cell table:formula="of:=IF(EXACT([$'Plan base'.$Y33];1);[$'Plan base'.$AD33];&quot;&quot;)" office:value-type="string" office:string-value="Activo">
            <text:p>Activo</text:p>
          </table:table-cell>
          <table:table-cell table:formula="of:=IF(EXACT([$'Plan base'.$AE33];&quot;&quot;);&quot;&quot;;IF(EXACT([$'Plan base'.$Y33];1);[$'Plan base'.$AE33];&quot;&quot;))" office:value-type="string" office:string-value="CRC">
            <text:p>CRC</text:p>
          </table:table-cell>
          <table:table-cell table:formula="of:=IF(EXACT([$'Plan base'.$Y33];1);[$'Plan base'.$AF33];&quot;&quot;)" office:value-type="string" office:string-value="other">
            <text:p>other</text:p>
          </table:table-cell>
          <table:table-cell table:formula="of:=IF(EXACT([$'Plan base'.$Y33];1);[$'Plan base'.$AG3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4];1);CONCATENATE([$Valores.$B$15];&quot;-&quot;;[$'Plan base'.$V34]);&quot;&quot;)" office:value-type="string" office:string-value="0-120000">
            <text:p>0-120000</text:p>
          </table:table-cell>
          <table:table-cell table:formula="of:=IF(EXACT([$'Plan base'.$Y34];1);CONCATENATE([$Valores.$B$15];&quot;-&quot;;[$'Plan base'.$X34]);&quot;&quot;)" office:value-type="string" office:string-value="0-Activo fijo">
            <text:p>0-Activo fijo</text:p>
          </table:table-cell>
          <table:table-cell table:formula="of:=IF(EXACT([$'Plan base'.$Y34];1);CONCATENATE([$Valores.$B$15];&quot;-&quot;;[$'Plan base'.$AA34]);&quot;&quot;)" office:value-type="string" office:string-value="0-AF">
            <text:p>0-AF</text:p>
          </table:table-cell>
          <table:table-cell table:formula="of:=IF(EXACT([$'Plan base'.$AB34];&quot;&quot;);&quot;&quot;;IF(EXACT([$'Plan base'.$Y34];1);CONCATENATE([$Valores.$B$15];&quot;-&quot;;[$'Plan base'.$AB34]);&quot;&quot;))" office:value-type="string" office:string-value="0-Activo">
            <text:p>0-Activo</text:p>
          </table:table-cell>
          <table:table-cell table:formula="of:=IF(EXACT([$'Plan base'.$Y34];1);[$'Plan base'.$AD34];&quot;&quot;)" office:value-type="string" office:string-value="Vista">
            <text:p>Vista</text:p>
          </table:table-cell>
          <table:table-cell table:formula="of:=IF(EXACT([$'Plan base'.$AE34];&quot;&quot;);&quot;&quot;;IF(EXACT([$'Plan base'.$Y34];1);[$'Plan base'.$AE34];&quot;&quot;))" office:value-type="string" office:string-value="CRC">
            <text:p>CRC</text:p>
          </table:table-cell>
          <table:table-cell table:formula="of:=IF(EXACT([$'Plan base'.$Y34];1);[$'Plan base'.$AF34];&quot;&quot;)" office:value-type="string" office:string-value="view">
            <text:p>view</text:p>
          </table:table-cell>
          <table:table-cell table:formula="of:=IF(EXACT([$'Plan base'.$Y34];1);[$'Plan base'.$AG3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5];1);CONCATENATE([$Valores.$B$15];&quot;-&quot;;[$'Plan base'.$V35]);&quot;&quot;)" office:value-type="string" office:string-value="0-121000">
            <text:p>0-121000</text:p>
          </table:table-cell>
          <table:table-cell table:formula="of:=IF(EXACT([$'Plan base'.$Y35];1);CONCATENATE([$Valores.$B$15];&quot;-&quot;;[$'Plan base'.$X35]);&quot;&quot;)" office:value-type="string" office:string-value="0-Activo fijo no depreciable">
            <text:p>0-Activo fijo no depreciable</text:p>
          </table:table-cell>
          <table:table-cell table:formula="of:=IF(EXACT([$'Plan base'.$Y35];1);CONCATENATE([$Valores.$B$15];&quot;-&quot;;[$'Plan base'.$AA35]);&quot;&quot;)" office:value-type="string" office:string-value="0-No-Dep">
            <text:p>0-No-Dep</text:p>
          </table:table-cell>
          <table:table-cell table:formula="of:=IF(EXACT([$'Plan base'.$AB35];&quot;&quot;);&quot;&quot;;IF(EXACT([$'Plan base'.$Y35];1);CONCATENATE([$Valores.$B$15];&quot;-&quot;;[$'Plan base'.$AB35]);&quot;&quot;))" office:value-type="string" office:string-value="0-Activo fijo">
            <text:p>0-Activo fijo</text:p>
          </table:table-cell>
          <table:table-cell table:formula="of:=IF(EXACT([$'Plan base'.$Y35];1);[$'Plan base'.$AD35];&quot;&quot;)" office:value-type="string" office:string-value="Vista">
            <text:p>Vista</text:p>
          </table:table-cell>
          <table:table-cell table:formula="of:=IF(EXACT([$'Plan base'.$AE35];&quot;&quot;);&quot;&quot;;IF(EXACT([$'Plan base'.$Y35];1);[$'Plan base'.$AE35];&quot;&quot;))" office:value-type="string" office:string-value="CRC">
            <text:p>CRC</text:p>
          </table:table-cell>
          <table:table-cell table:formula="of:=IF(EXACT([$'Plan base'.$Y35];1);[$'Plan base'.$AF35];&quot;&quot;)" office:value-type="string" office:string-value="view">
            <text:p>view</text:p>
          </table:table-cell>
          <table:table-cell table:formula="of:=IF(EXACT([$'Plan base'.$Y35];1);[$'Plan base'.$AG3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6];1);CONCATENATE([$Valores.$B$15];&quot;-&quot;;[$'Plan base'.$V36]);&quot;&quot;)" office:value-type="string" office:string-value="0-121100">
            <text:p>0-121100</text:p>
          </table:table-cell>
          <table:table-cell table:formula="of:=IF(EXACT([$'Plan base'.$Y36];1);CONCATENATE([$Valores.$B$15];&quot;-&quot;;[$'Plan base'.$X36]);&quot;&quot;)" office:value-type="string" office:string-value="0-Terrenos">
            <text:p>0-Terrenos</text:p>
          </table:table-cell>
          <table:table-cell table:formula="of:=IF(EXACT([$'Plan base'.$Y36];1);CONCATENATE([$Valores.$B$15];&quot;-&quot;;[$'Plan base'.$AA36]);&quot;&quot;)" office:value-type="string" office:string-value="0-Ter">
            <text:p>0-Ter</text:p>
          </table:table-cell>
          <table:table-cell table:formula="of:=IF(EXACT([$'Plan base'.$AB36];&quot;&quot;);&quot;&quot;;IF(EXACT([$'Plan base'.$Y36];1);CONCATENATE([$Valores.$B$15];&quot;-&quot;;[$'Plan base'.$AB36]);&quot;&quot;))" office:value-type="string" office:string-value="0-Activo fijo no depreciable">
            <text:p>0-Activo fijo no depreciable</text:p>
          </table:table-cell>
          <table:table-cell table:formula="of:=IF(EXACT([$'Plan base'.$Y36];1);[$'Plan base'.$AD36];&quot;&quot;)" office:value-type="string" office:string-value="Vista">
            <text:p>Vista</text:p>
          </table:table-cell>
          <table:table-cell table:formula="of:=IF(EXACT([$'Plan base'.$AE36];&quot;&quot;);&quot;&quot;;IF(EXACT([$'Plan base'.$Y36];1);[$'Plan base'.$AE36];&quot;&quot;))" office:value-type="string" office:string-value="CRC">
            <text:p>CRC</text:p>
          </table:table-cell>
          <table:table-cell table:formula="of:=IF(EXACT([$'Plan base'.$Y36];1);[$'Plan base'.$AF36];&quot;&quot;)" office:value-type="string" office:string-value="view">
            <text:p>view</text:p>
          </table:table-cell>
          <table:table-cell table:formula="of:=IF(EXACT([$'Plan base'.$Y36];1);[$'Plan base'.$AG3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7];1);CONCATENATE([$Valores.$B$15];&quot;-&quot;;[$'Plan base'.$V37]);&quot;&quot;)" office:value-type="string" office:string-value="0-121110">
            <text:p>0-121110</text:p>
          </table:table-cell>
          <table:table-cell table:formula="of:=IF(EXACT([$'Plan base'.$Y37];1);CONCATENATE([$Valores.$B$15];&quot;-&quot;;[$'Plan base'.$X37]);&quot;&quot;)" office:value-type="string" office:string-value="0-Valores originales">
            <text:p>0-Valores originales</text:p>
          </table:table-cell>
          <table:table-cell table:formula="of:=IF(EXACT([$'Plan base'.$Y37];1);CONCATENATE([$Valores.$B$15];&quot;-&quot;;[$'Plan base'.$AA37]);&quot;&quot;)" office:value-type="string" office:string-value="0-VO">
            <text:p>0-VO</text:p>
          </table:table-cell>
          <table:table-cell table:formula="of:=IF(EXACT([$'Plan base'.$AB37];&quot;&quot;);&quot;&quot;;IF(EXACT([$'Plan base'.$Y37];1);CONCATENATE([$Valores.$B$15];&quot;-&quot;;[$'Plan base'.$AB37]);&quot;&quot;))" office:value-type="string" office:string-value="0-Terrenos">
            <text:p>0-Terrenos</text:p>
          </table:table-cell>
          <table:table-cell table:formula="of:=IF(EXACT([$'Plan base'.$Y37];1);[$'Plan base'.$AD37];&quot;&quot;)" office:value-type="string" office:string-value="Vista">
            <text:p>Vista</text:p>
          </table:table-cell>
          <table:table-cell table:formula="of:=IF(EXACT([$'Plan base'.$AE37];&quot;&quot;);&quot;&quot;;IF(EXACT([$'Plan base'.$Y37];1);[$'Plan base'.$AE37];&quot;&quot;))" office:value-type="string" office:string-value="CRC">
            <text:p>CRC</text:p>
          </table:table-cell>
          <table:table-cell table:formula="of:=IF(EXACT([$'Plan base'.$Y37];1);[$'Plan base'.$AF37];&quot;&quot;)" office:value-type="string" office:string-value="view">
            <text:p>view</text:p>
          </table:table-cell>
          <table:table-cell table:formula="of:=IF(EXACT([$'Plan base'.$Y37];1);[$'Plan base'.$AG3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8];1);CONCATENATE([$Valores.$B$15];&quot;-&quot;;[$'Plan base'.$V38]);&quot;&quot;)" office:value-type="string" office:string-value="0-121111">
            <text:p>0-121111</text:p>
          </table:table-cell>
          <table:table-cell table:formula="of:=IF(EXACT([$'Plan base'.$Y38];1);CONCATENATE([$Valores.$B$15];&quot;-&quot;;[$'Plan base'.$X38]);&quot;&quot;)" office:value-type="string" office:string-value="0-Terreno 1">
            <text:p>0-Terreno 1</text:p>
          </table:table-cell>
          <table:table-cell table:formula="of:=IF(EXACT([$'Plan base'.$Y38];1);CONCATENATE([$Valores.$B$15];&quot;-&quot;;[$'Plan base'.$AA38]);&quot;&quot;)" office:value-type="string" office:string-value="0-Prod">
            <text:p>0-Prod</text:p>
          </table:table-cell>
          <table:table-cell table:formula="of:=IF(EXACT([$'Plan base'.$AB38];&quot;&quot;);&quot;&quot;;IF(EXACT([$'Plan base'.$Y38];1);CONCATENATE([$Valores.$B$15];&quot;-&quot;;[$'Plan base'.$AB38]);&quot;&quot;))" office:value-type="string" office:string-value="0-Valores originales">
            <text:p>0-Valores originales</text:p>
          </table:table-cell>
          <table:table-cell table:formula="of:=IF(EXACT([$'Plan base'.$Y38];1);[$'Plan base'.$AD38];&quot;&quot;)" office:value-type="string" office:string-value="Activo">
            <text:p>Activo</text:p>
          </table:table-cell>
          <table:table-cell table:formula="of:=IF(EXACT([$'Plan base'.$AE38];&quot;&quot;);&quot;&quot;;IF(EXACT([$'Plan base'.$Y38];1);[$'Plan base'.$AE38];&quot;&quot;))" office:value-type="string" office:string-value="CRC">
            <text:p>CRC</text:p>
          </table:table-cell>
          <table:table-cell table:formula="of:=IF(EXACT([$'Plan base'.$Y38];1);[$'Plan base'.$AF38];&quot;&quot;)" office:value-type="string" office:string-value="other">
            <text:p>other</text:p>
          </table:table-cell>
          <table:table-cell table:formula="of:=IF(EXACT([$'Plan base'.$Y38];1);[$'Plan base'.$AG3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39];1);CONCATENATE([$Valores.$B$15];&quot;-&quot;;[$'Plan base'.$V39]);&quot;&quot;)" office:value-type="string" office:string-value="0-121120">
            <text:p>0-121120</text:p>
          </table:table-cell>
          <table:table-cell table:formula="of:=IF(EXACT([$'Plan base'.$Y39];1);CONCATENATE([$Valores.$B$15];&quot;-&quot;;[$'Plan base'.$X39]);&quot;&quot;)" office:value-type="string" office:string-value="0-Revaluaciones">
            <text:p>0-Revaluaciones</text:p>
          </table:table-cell>
          <table:table-cell table:formula="of:=IF(EXACT([$'Plan base'.$Y39];1);CONCATENATE([$Valores.$B$15];&quot;-&quot;;[$'Plan base'.$AA39]);&quot;&quot;)" office:value-type="string" office:string-value="0-Rev">
            <text:p>0-Rev</text:p>
          </table:table-cell>
          <table:table-cell table:formula="of:=IF(EXACT([$'Plan base'.$AB39];&quot;&quot;);&quot;&quot;;IF(EXACT([$'Plan base'.$Y39];1);CONCATENATE([$Valores.$B$15];&quot;-&quot;;[$'Plan base'.$AB39]);&quot;&quot;))" office:value-type="string" office:string-value="0-Terrenos">
            <text:p>0-Terrenos</text:p>
          </table:table-cell>
          <table:table-cell table:formula="of:=IF(EXACT([$'Plan base'.$Y39];1);[$'Plan base'.$AD39];&quot;&quot;)" office:value-type="string" office:string-value="Vista">
            <text:p>Vista</text:p>
          </table:table-cell>
          <table:table-cell table:formula="of:=IF(EXACT([$'Plan base'.$AE39];&quot;&quot;);&quot;&quot;;IF(EXACT([$'Plan base'.$Y39];1);[$'Plan base'.$AE39];&quot;&quot;))" office:value-type="string" office:string-value="CRC">
            <text:p>CRC</text:p>
          </table:table-cell>
          <table:table-cell table:formula="of:=IF(EXACT([$'Plan base'.$Y39];1);[$'Plan base'.$AF39];&quot;&quot;)" office:value-type="string" office:string-value="view">
            <text:p>view</text:p>
          </table:table-cell>
          <table:table-cell table:formula="of:=IF(EXACT([$'Plan base'.$Y39];1);[$'Plan base'.$AG3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0];1);CONCATENATE([$Valores.$B$15];&quot;-&quot;;[$'Plan base'.$V40]);&quot;&quot;)" office:value-type="string" office:string-value="0-121121">
            <text:p>0-121121</text:p>
          </table:table-cell>
          <table:table-cell table:formula="of:=IF(EXACT([$'Plan base'.$Y40];1);CONCATENATE([$Valores.$B$15];&quot;-&quot;;[$'Plan base'.$X40]);&quot;&quot;)" office:value-type="string" office:string-value="0-Terreno 1">
            <text:p>0-Terreno 1</text:p>
          </table:table-cell>
          <table:table-cell table:formula="of:=IF(EXACT([$'Plan base'.$Y40];1);CONCATENATE([$Valores.$B$15];&quot;-&quot;;[$'Plan base'.$AA40]);&quot;&quot;)" office:value-type="string" office:string-value="0-Prod">
            <text:p>0-Prod</text:p>
          </table:table-cell>
          <table:table-cell table:formula="of:=IF(EXACT([$'Plan base'.$AB40];&quot;&quot;);&quot;&quot;;IF(EXACT([$'Plan base'.$Y40];1);CONCATENATE([$Valores.$B$15];&quot;-&quot;;[$'Plan base'.$AB40]);&quot;&quot;))" office:value-type="string" office:string-value="0-Revaluaciones">
            <text:p>0-Revaluaciones</text:p>
          </table:table-cell>
          <table:table-cell table:formula="of:=IF(EXACT([$'Plan base'.$Y40];1);[$'Plan base'.$AD40];&quot;&quot;)" office:value-type="string" office:string-value="Activo">
            <text:p>Activo</text:p>
          </table:table-cell>
          <table:table-cell table:formula="of:=IF(EXACT([$'Plan base'.$AE40];&quot;&quot;);&quot;&quot;;IF(EXACT([$'Plan base'.$Y40];1);[$'Plan base'.$AE40];&quot;&quot;))" office:value-type="string" office:string-value="CRC">
            <text:p>CRC</text:p>
          </table:table-cell>
          <table:table-cell table:formula="of:=IF(EXACT([$'Plan base'.$Y40];1);[$'Plan base'.$AF40];&quot;&quot;)" office:value-type="string" office:string-value="other">
            <text:p>other</text:p>
          </table:table-cell>
          <table:table-cell table:formula="of:=IF(EXACT([$'Plan base'.$Y40];1);[$'Plan base'.$AG4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1];1);CONCATENATE([$Valores.$B$15];&quot;-&quot;;[$'Plan base'.$V41]);&quot;&quot;)" office:value-type="string" office:string-value="0-122000">
            <text:p>0-122000</text:p>
          </table:table-cell>
          <table:table-cell table:formula="of:=IF(EXACT([$'Plan base'.$Y41];1);CONCATENATE([$Valores.$B$15];&quot;-&quot;;[$'Plan base'.$X41]);&quot;&quot;)" office:value-type="string" office:string-value="0-Activo fijo depreciable">
            <text:p>0-Activo fijo depreciable</text:p>
          </table:table-cell>
          <table:table-cell table:formula="of:=IF(EXACT([$'Plan base'.$Y41];1);CONCATENATE([$Valores.$B$15];&quot;-&quot;;[$'Plan base'.$AA41]);&quot;&quot;)" office:value-type="string" office:string-value="0-Dep">
            <text:p>0-Dep</text:p>
          </table:table-cell>
          <table:table-cell table:formula="of:=IF(EXACT([$'Plan base'.$AB41];&quot;&quot;);&quot;&quot;;IF(EXACT([$'Plan base'.$Y41];1);CONCATENATE([$Valores.$B$15];&quot;-&quot;;[$'Plan base'.$AB41]);&quot;&quot;))" office:value-type="string" office:string-value="0-Activo fijo">
            <text:p>0-Activo fijo</text:p>
          </table:table-cell>
          <table:table-cell table:formula="of:=IF(EXACT([$'Plan base'.$Y41];1);[$'Plan base'.$AD41];&quot;&quot;)" office:value-type="string" office:string-value="Vista">
            <text:p>Vista</text:p>
          </table:table-cell>
          <table:table-cell table:formula="of:=IF(EXACT([$'Plan base'.$AE41];&quot;&quot;);&quot;&quot;;IF(EXACT([$'Plan base'.$Y41];1);[$'Plan base'.$AE41];&quot;&quot;))" office:value-type="string" office:string-value="CRC">
            <text:p>CRC</text:p>
          </table:table-cell>
          <table:table-cell table:formula="of:=IF(EXACT([$'Plan base'.$Y41];1);[$'Plan base'.$AF41];&quot;&quot;)" office:value-type="string" office:string-value="view">
            <text:p>view</text:p>
          </table:table-cell>
          <table:table-cell table:formula="of:=IF(EXACT([$'Plan base'.$Y41];1);[$'Plan base'.$AG4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2];1);CONCATENATE([$Valores.$B$15];&quot;-&quot;;[$'Plan base'.$V42]);&quot;&quot;)" office:value-type="string" office:string-value="0-122100">
            <text:p>0-122100</text:p>
          </table:table-cell>
          <table:table-cell table:formula="of:=IF(EXACT([$'Plan base'.$Y42];1);CONCATENATE([$Valores.$B$15];&quot;-&quot;;[$'Plan base'.$X42]);&quot;&quot;)" office:value-type="string" office:string-value="0-Edificios">
            <text:p>0-Edificios</text:p>
          </table:table-cell>
          <table:table-cell table:formula="of:=IF(EXACT([$'Plan base'.$Y42];1);CONCATENATE([$Valores.$B$15];&quot;-&quot;;[$'Plan base'.$AA42]);&quot;&quot;)" office:value-type="string" office:string-value="0-Ed">
            <text:p>0-Ed</text:p>
          </table:table-cell>
          <table:table-cell table:formula="of:=IF(EXACT([$'Plan base'.$AB42];&quot;&quot;);&quot;&quot;;IF(EXACT([$'Plan base'.$Y42];1);CONCATENATE([$Valores.$B$15];&quot;-&quot;;[$'Plan base'.$AB42]);&quot;&quot;))" office:value-type="string" office:string-value="0-Activo fijo depreciable">
            <text:p>0-Activo fijo depreciable</text:p>
          </table:table-cell>
          <table:table-cell table:formula="of:=IF(EXACT([$'Plan base'.$Y42];1);[$'Plan base'.$AD42];&quot;&quot;)" office:value-type="string" office:string-value="Vista">
            <text:p>Vista</text:p>
          </table:table-cell>
          <table:table-cell table:formula="of:=IF(EXACT([$'Plan base'.$AE42];&quot;&quot;);&quot;&quot;;IF(EXACT([$'Plan base'.$Y42];1);[$'Plan base'.$AE42];&quot;&quot;))" office:value-type="string" office:string-value="CRC">
            <text:p>CRC</text:p>
          </table:table-cell>
          <table:table-cell table:formula="of:=IF(EXACT([$'Plan base'.$Y42];1);[$'Plan base'.$AF42];&quot;&quot;)" office:value-type="string" office:string-value="view">
            <text:p>view</text:p>
          </table:table-cell>
          <table:table-cell table:formula="of:=IF(EXACT([$'Plan base'.$Y42];1);[$'Plan base'.$AG4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3];1);CONCATENATE([$Valores.$B$15];&quot;-&quot;;[$'Plan base'.$V43]);&quot;&quot;)" office:value-type="string" office:string-value="0-122110">
            <text:p>0-122110</text:p>
          </table:table-cell>
          <table:table-cell table:formula="of:=IF(EXACT([$'Plan base'.$Y43];1);CONCATENATE([$Valores.$B$15];&quot;-&quot;;[$'Plan base'.$X43]);&quot;&quot;)" office:value-type="string" office:string-value="0-Edificios – Valores originales">
            <text:p>0-Edificios – Valores originales</text:p>
          </table:table-cell>
          <table:table-cell table:formula="of:=IF(EXACT([$'Plan base'.$Y43];1);CONCATENATE([$Valores.$B$15];&quot;-&quot;;[$'Plan base'.$AA43]);&quot;&quot;)" office:value-type="string" office:string-value="0-VO">
            <text:p>0-VO</text:p>
          </table:table-cell>
          <table:table-cell table:formula="of:=IF(EXACT([$'Plan base'.$AB43];&quot;&quot;);&quot;&quot;;IF(EXACT([$'Plan base'.$Y43];1);CONCATENATE([$Valores.$B$15];&quot;-&quot;;[$'Plan base'.$AB43]);&quot;&quot;))" office:value-type="string" office:string-value="0-Edificios">
            <text:p>0-Edificios</text:p>
          </table:table-cell>
          <table:table-cell table:formula="of:=IF(EXACT([$'Plan base'.$Y43];1);[$'Plan base'.$AD43];&quot;&quot;)" office:value-type="string" office:string-value="Vista">
            <text:p>Vista</text:p>
          </table:table-cell>
          <table:table-cell table:formula="of:=IF(EXACT([$'Plan base'.$AE43];&quot;&quot;);&quot;&quot;;IF(EXACT([$'Plan base'.$Y43];1);[$'Plan base'.$AE43];&quot;&quot;))" office:value-type="string" office:string-value="CRC">
            <text:p>CRC</text:p>
          </table:table-cell>
          <table:table-cell table:formula="of:=IF(EXACT([$'Plan base'.$Y43];1);[$'Plan base'.$AF43];&quot;&quot;)" office:value-type="string" office:string-value="view">
            <text:p>view</text:p>
          </table:table-cell>
          <table:table-cell table:formula="of:=IF(EXACT([$'Plan base'.$Y43];1);[$'Plan base'.$AG4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4];1);CONCATENATE([$Valores.$B$15];&quot;-&quot;;[$'Plan base'.$V44]);&quot;&quot;)" office:value-type="string" office:string-value="0-122111">
            <text:p>0-122111</text:p>
          </table:table-cell>
          <table:table-cell table:formula="of:=IF(EXACT([$'Plan base'.$Y44];1);CONCATENATE([$Valores.$B$15];&quot;-&quot;;[$'Plan base'.$X44]);&quot;&quot;)" office:value-type="string" office:string-value="0-Edificio 1">
            <text:p>0-Edificio 1</text:p>
          </table:table-cell>
          <table:table-cell table:formula="of:=IF(EXACT([$'Plan base'.$Y44];1);CONCATENATE([$Valores.$B$15];&quot;-&quot;;[$'Plan base'.$AA44]);&quot;&quot;)" office:value-type="string" office:string-value="0-">
            <text:p>0-</text:p>
          </table:table-cell>
          <table:table-cell table:formula="of:=IF(EXACT([$'Plan base'.$AB44];&quot;&quot;);&quot;&quot;;IF(EXACT([$'Plan base'.$Y44];1);CONCATENATE([$Valores.$B$15];&quot;-&quot;;[$'Plan base'.$AB44]);&quot;&quot;))" office:value-type="string" office:string-value="0-Edificios – Valores originales">
            <text:p>0-Edificios – Valores originales</text:p>
          </table:table-cell>
          <table:table-cell table:formula="of:=IF(EXACT([$'Plan base'.$Y44];1);[$'Plan base'.$AD44];&quot;&quot;)" office:value-type="string" office:string-value="Activo">
            <text:p>Activo</text:p>
          </table:table-cell>
          <table:table-cell table:formula="of:=IF(EXACT([$'Plan base'.$AE44];&quot;&quot;);&quot;&quot;;IF(EXACT([$'Plan base'.$Y44];1);[$'Plan base'.$AE44];&quot;&quot;))" office:value-type="string" office:string-value="CRC">
            <text:p>CRC</text:p>
          </table:table-cell>
          <table:table-cell table:formula="of:=IF(EXACT([$'Plan base'.$Y44];1);[$'Plan base'.$AF44];&quot;&quot;)" office:value-type="string" office:string-value="other">
            <text:p>other</text:p>
          </table:table-cell>
          <table:table-cell table:formula="of:=IF(EXACT([$'Plan base'.$Y44];1);[$'Plan base'.$AG4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5];1);CONCATENATE([$Valores.$B$15];&quot;-&quot;;[$'Plan base'.$V45]);&quot;&quot;)" office:value-type="string" office:string-value="0-122120">
            <text:p>0-122120</text:p>
          </table:table-cell>
          <table:table-cell table:formula="of:=IF(EXACT([$'Plan base'.$Y45];1);CONCATENATE([$Valores.$B$15];&quot;-&quot;;[$'Plan base'.$X45]);&quot;&quot;)" office:value-type="string" office:string-value="0-Edificios – Revaluaciones">
            <text:p>0-Edificios – Revaluaciones</text:p>
          </table:table-cell>
          <table:table-cell table:formula="of:=IF(EXACT([$'Plan base'.$Y45];1);CONCATENATE([$Valores.$B$15];&quot;-&quot;;[$'Plan base'.$AA45]);&quot;&quot;)" office:value-type="string" office:string-value="0-Rev">
            <text:p>0-Rev</text:p>
          </table:table-cell>
          <table:table-cell table:formula="of:=IF(EXACT([$'Plan base'.$AB45];&quot;&quot;);&quot;&quot;;IF(EXACT([$'Plan base'.$Y45];1);CONCATENATE([$Valores.$B$15];&quot;-&quot;;[$'Plan base'.$AB45]);&quot;&quot;))" office:value-type="string" office:string-value="0-Edificios">
            <text:p>0-Edificios</text:p>
          </table:table-cell>
          <table:table-cell table:formula="of:=IF(EXACT([$'Plan base'.$Y45];1);[$'Plan base'.$AD45];&quot;&quot;)" office:value-type="string" office:string-value="Vista">
            <text:p>Vista</text:p>
          </table:table-cell>
          <table:table-cell table:formula="of:=IF(EXACT([$'Plan base'.$AE45];&quot;&quot;);&quot;&quot;;IF(EXACT([$'Plan base'.$Y45];1);[$'Plan base'.$AE45];&quot;&quot;))" office:value-type="string" office:string-value="CRC">
            <text:p>CRC</text:p>
          </table:table-cell>
          <table:table-cell table:formula="of:=IF(EXACT([$'Plan base'.$Y45];1);[$'Plan base'.$AF45];&quot;&quot;)" office:value-type="string" office:string-value="view">
            <text:p>view</text:p>
          </table:table-cell>
          <table:table-cell table:formula="of:=IF(EXACT([$'Plan base'.$Y45];1);[$'Plan base'.$AG4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6];1);CONCATENATE([$Valores.$B$15];&quot;-&quot;;[$'Plan base'.$V46]);&quot;&quot;)" office:value-type="string" office:string-value="0-122121">
            <text:p>0-122121</text:p>
          </table:table-cell>
          <table:table-cell table:formula="of:=IF(EXACT([$'Plan base'.$Y46];1);CONCATENATE([$Valores.$B$15];&quot;-&quot;;[$'Plan base'.$X46]);&quot;&quot;)" office:value-type="string" office:string-value="0-Edificio 1">
            <text:p>0-Edificio 1</text:p>
          </table:table-cell>
          <table:table-cell table:formula="of:=IF(EXACT([$'Plan base'.$Y46];1);CONCATENATE([$Valores.$B$15];&quot;-&quot;;[$'Plan base'.$AA46]);&quot;&quot;)" office:value-type="string" office:string-value="0-">
            <text:p>0-</text:p>
          </table:table-cell>
          <table:table-cell table:formula="of:=IF(EXACT([$'Plan base'.$AB46];&quot;&quot;);&quot;&quot;;IF(EXACT([$'Plan base'.$Y46];1);CONCATENATE([$Valores.$B$15];&quot;-&quot;;[$'Plan base'.$AB46]);&quot;&quot;))" office:value-type="string" office:string-value="0-Edificios – Revaluaciones">
            <text:p>0-Edificios – Revaluaciones</text:p>
          </table:table-cell>
          <table:table-cell table:formula="of:=IF(EXACT([$'Plan base'.$Y46];1);[$'Plan base'.$AD46];&quot;&quot;)" office:value-type="string" office:string-value="Activo">
            <text:p>Activo</text:p>
          </table:table-cell>
          <table:table-cell table:formula="of:=IF(EXACT([$'Plan base'.$AE46];&quot;&quot;);&quot;&quot;;IF(EXACT([$'Plan base'.$Y46];1);[$'Plan base'.$AE46];&quot;&quot;))" office:value-type="string" office:string-value="CRC">
            <text:p>CRC</text:p>
          </table:table-cell>
          <table:table-cell table:formula="of:=IF(EXACT([$'Plan base'.$Y46];1);[$'Plan base'.$AF46];&quot;&quot;)" office:value-type="string" office:string-value="other">
            <text:p>other</text:p>
          </table:table-cell>
          <table:table-cell table:formula="of:=IF(EXACT([$'Plan base'.$Y46];1);[$'Plan base'.$AG4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7];1);CONCATENATE([$Valores.$B$15];&quot;-&quot;;[$'Plan base'.$V47]);&quot;&quot;)" office:value-type="string" office:string-value="0-122200">
            <text:p>0-122200</text:p>
          </table:table-cell>
          <table:table-cell table:formula="of:=IF(EXACT([$'Plan base'.$Y47];1);CONCATENATE([$Valores.$B$15];&quot;-&quot;;[$'Plan base'.$X47]);&quot;&quot;)" office:value-type="string" office:string-value="0-Mejoras a edificios">
            <text:p>0-Mejoras a edificios</text:p>
          </table:table-cell>
          <table:table-cell table:formula="of:=IF(EXACT([$'Plan base'.$Y47];1);CONCATENATE([$Valores.$B$15];&quot;-&quot;;[$'Plan base'.$AA47]);&quot;&quot;)" office:value-type="string" office:string-value="0-Mej-Ed">
            <text:p>0-Mej-Ed</text:p>
          </table:table-cell>
          <table:table-cell table:formula="of:=IF(EXACT([$'Plan base'.$AB47];&quot;&quot;);&quot;&quot;;IF(EXACT([$'Plan base'.$Y47];1);CONCATENATE([$Valores.$B$15];&quot;-&quot;;[$'Plan base'.$AB47]);&quot;&quot;))" office:value-type="string" office:string-value="0-Activo fijo depreciable">
            <text:p>0-Activo fijo depreciable</text:p>
          </table:table-cell>
          <table:table-cell table:formula="of:=IF(EXACT([$'Plan base'.$Y47];1);[$'Plan base'.$AD47];&quot;&quot;)" office:value-type="string" office:string-value="Vista">
            <text:p>Vista</text:p>
          </table:table-cell>
          <table:table-cell table:formula="of:=IF(EXACT([$'Plan base'.$AE47];&quot;&quot;);&quot;&quot;;IF(EXACT([$'Plan base'.$Y47];1);[$'Plan base'.$AE47];&quot;&quot;))" office:value-type="string" office:string-value="CRC">
            <text:p>CRC</text:p>
          </table:table-cell>
          <table:table-cell table:formula="of:=IF(EXACT([$'Plan base'.$Y47];1);[$'Plan base'.$AF47];&quot;&quot;)" office:value-type="string" office:string-value="view">
            <text:p>view</text:p>
          </table:table-cell>
          <table:table-cell table:formula="of:=IF(EXACT([$'Plan base'.$Y47];1);[$'Plan base'.$AG4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8];1);CONCATENATE([$Valores.$B$15];&quot;-&quot;;[$'Plan base'.$V48]);&quot;&quot;)" office:value-type="string" office:string-value="0-122210">
            <text:p>0-122210</text:p>
          </table:table-cell>
          <table:table-cell table:formula="of:=IF(EXACT([$'Plan base'.$Y48];1);CONCATENATE([$Valores.$B$15];&quot;-&quot;;[$'Plan base'.$X48]);&quot;&quot;)" office:value-type="string" office:string-value="0-Mejoras a edificios – Valores originales">
            <text:p>0-Mejoras a edificios – Valores originales</text:p>
          </table:table-cell>
          <table:table-cell table:formula="of:=IF(EXACT([$'Plan base'.$Y48];1);CONCATENATE([$Valores.$B$15];&quot;-&quot;;[$'Plan base'.$AA48]);&quot;&quot;)" office:value-type="string" office:string-value="0-VO">
            <text:p>0-VO</text:p>
          </table:table-cell>
          <table:table-cell table:formula="of:=IF(EXACT([$'Plan base'.$AB48];&quot;&quot;);&quot;&quot;;IF(EXACT([$'Plan base'.$Y48];1);CONCATENATE([$Valores.$B$15];&quot;-&quot;;[$'Plan base'.$AB48]);&quot;&quot;))" office:value-type="string" office:string-value="0-Mejoras a edificios">
            <text:p>0-Mejoras a edificios</text:p>
          </table:table-cell>
          <table:table-cell table:formula="of:=IF(EXACT([$'Plan base'.$Y48];1);[$'Plan base'.$AD48];&quot;&quot;)" office:value-type="string" office:string-value="Vista">
            <text:p>Vista</text:p>
          </table:table-cell>
          <table:table-cell table:formula="of:=IF(EXACT([$'Plan base'.$AE48];&quot;&quot;);&quot;&quot;;IF(EXACT([$'Plan base'.$Y48];1);[$'Plan base'.$AE48];&quot;&quot;))" office:value-type="string" office:string-value="CRC">
            <text:p>CRC</text:p>
          </table:table-cell>
          <table:table-cell table:formula="of:=IF(EXACT([$'Plan base'.$Y48];1);[$'Plan base'.$AF48];&quot;&quot;)" office:value-type="string" office:string-value="view">
            <text:p>view</text:p>
          </table:table-cell>
          <table:table-cell table:formula="of:=IF(EXACT([$'Plan base'.$Y48];1);[$'Plan base'.$AG4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49];1);CONCATENATE([$Valores.$B$15];&quot;-&quot;;[$'Plan base'.$V49]);&quot;&quot;)" office:value-type="string" office:string-value="0-122211">
            <text:p>0-122211</text:p>
          </table:table-cell>
          <table:table-cell table:formula="of:=IF(EXACT([$'Plan base'.$Y49];1);CONCATENATE([$Valores.$B$15];&quot;-&quot;;[$'Plan base'.$X49]);&quot;&quot;)" office:value-type="string" office:string-value="0-Edificio 1">
            <text:p>0-Edificio 1</text:p>
          </table:table-cell>
          <table:table-cell table:formula="of:=IF(EXACT([$'Plan base'.$Y49];1);CONCATENATE([$Valores.$B$15];&quot;-&quot;;[$'Plan base'.$AA49]);&quot;&quot;)" office:value-type="string" office:string-value="0-">
            <text:p>0-</text:p>
          </table:table-cell>
          <table:table-cell table:formula="of:=IF(EXACT([$'Plan base'.$AB49];&quot;&quot;);&quot;&quot;;IF(EXACT([$'Plan base'.$Y49];1);CONCATENATE([$Valores.$B$15];&quot;-&quot;;[$'Plan base'.$AB49]);&quot;&quot;))" office:value-type="string" office:string-value="0-Mejoras a edificios – Valores originales">
            <text:p>0-Mejoras a edificios – Valores originales</text:p>
          </table:table-cell>
          <table:table-cell table:formula="of:=IF(EXACT([$'Plan base'.$Y49];1);[$'Plan base'.$AD49];&quot;&quot;)" office:value-type="string" office:string-value="Activo">
            <text:p>Activo</text:p>
          </table:table-cell>
          <table:table-cell table:formula="of:=IF(EXACT([$'Plan base'.$AE49];&quot;&quot;);&quot;&quot;;IF(EXACT([$'Plan base'.$Y49];1);[$'Plan base'.$AE49];&quot;&quot;))" office:value-type="string" office:string-value="CRC">
            <text:p>CRC</text:p>
          </table:table-cell>
          <table:table-cell table:formula="of:=IF(EXACT([$'Plan base'.$Y49];1);[$'Plan base'.$AF49];&quot;&quot;)" office:value-type="string" office:string-value="other">
            <text:p>other</text:p>
          </table:table-cell>
          <table:table-cell table:formula="of:=IF(EXACT([$'Plan base'.$Y49];1);[$'Plan base'.$AG4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0];1);CONCATENATE([$Valores.$B$15];&quot;-&quot;;[$'Plan base'.$V50]);&quot;&quot;)" office:value-type="string" office:string-value="0-122220">
            <text:p>0-122220</text:p>
          </table:table-cell>
          <table:table-cell table:formula="of:=IF(EXACT([$'Plan base'.$Y50];1);CONCATENATE([$Valores.$B$15];&quot;-&quot;;[$'Plan base'.$X50]);&quot;&quot;)" office:value-type="string" office:string-value="0-Mejoras a edificios – Revaluaciones">
            <text:p>0-Mejoras a edificios – Revaluaciones</text:p>
          </table:table-cell>
          <table:table-cell table:formula="of:=IF(EXACT([$'Plan base'.$Y50];1);CONCATENATE([$Valores.$B$15];&quot;-&quot;;[$'Plan base'.$AA50]);&quot;&quot;)" office:value-type="string" office:string-value="0-Rev">
            <text:p>0-Rev</text:p>
          </table:table-cell>
          <table:table-cell table:formula="of:=IF(EXACT([$'Plan base'.$AB50];&quot;&quot;);&quot;&quot;;IF(EXACT([$'Plan base'.$Y50];1);CONCATENATE([$Valores.$B$15];&quot;-&quot;;[$'Plan base'.$AB50]);&quot;&quot;))" office:value-type="string" office:string-value="0-Mejoras a edificios">
            <text:p>0-Mejoras a edificios</text:p>
          </table:table-cell>
          <table:table-cell table:formula="of:=IF(EXACT([$'Plan base'.$Y50];1);[$'Plan base'.$AD50];&quot;&quot;)" office:value-type="string" office:string-value="Vista">
            <text:p>Vista</text:p>
          </table:table-cell>
          <table:table-cell table:formula="of:=IF(EXACT([$'Plan base'.$AE50];&quot;&quot;);&quot;&quot;;IF(EXACT([$'Plan base'.$Y50];1);[$'Plan base'.$AE50];&quot;&quot;))" office:value-type="string" office:string-value="CRC">
            <text:p>CRC</text:p>
          </table:table-cell>
          <table:table-cell table:formula="of:=IF(EXACT([$'Plan base'.$Y50];1);[$'Plan base'.$AF50];&quot;&quot;)" office:value-type="string" office:string-value="view">
            <text:p>view</text:p>
          </table:table-cell>
          <table:table-cell table:formula="of:=IF(EXACT([$'Plan base'.$Y50];1);[$'Plan base'.$AG5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1];1);CONCATENATE([$Valores.$B$15];&quot;-&quot;;[$'Plan base'.$V51]);&quot;&quot;)" office:value-type="string" office:string-value="0-122221">
            <text:p>0-122221</text:p>
          </table:table-cell>
          <table:table-cell table:formula="of:=IF(EXACT([$'Plan base'.$Y51];1);CONCATENATE([$Valores.$B$15];&quot;-&quot;;[$'Plan base'.$X51]);&quot;&quot;)" office:value-type="string" office:string-value="0-Edificio 1">
            <text:p>0-Edificio 1</text:p>
          </table:table-cell>
          <table:table-cell table:formula="of:=IF(EXACT([$'Plan base'.$Y51];1);CONCATENATE([$Valores.$B$15];&quot;-&quot;;[$'Plan base'.$AA51]);&quot;&quot;)" office:value-type="string" office:string-value="0-">
            <text:p>0-</text:p>
          </table:table-cell>
          <table:table-cell table:formula="of:=IF(EXACT([$'Plan base'.$AB51];&quot;&quot;);&quot;&quot;;IF(EXACT([$'Plan base'.$Y51];1);CONCATENATE([$Valores.$B$15];&quot;-&quot;;[$'Plan base'.$AB51]);&quot;&quot;))" office:value-type="string" office:string-value="0-Mejoras a edificios – Revaluaciones">
            <text:p>0-Mejoras a edificios – Revaluaciones</text:p>
          </table:table-cell>
          <table:table-cell table:formula="of:=IF(EXACT([$'Plan base'.$Y51];1);[$'Plan base'.$AD51];&quot;&quot;)" office:value-type="string" office:string-value="Activo">
            <text:p>Activo</text:p>
          </table:table-cell>
          <table:table-cell table:formula="of:=IF(EXACT([$'Plan base'.$AE51];&quot;&quot;);&quot;&quot;;IF(EXACT([$'Plan base'.$Y51];1);[$'Plan base'.$AE51];&quot;&quot;))" office:value-type="string" office:string-value="CRC">
            <text:p>CRC</text:p>
          </table:table-cell>
          <table:table-cell table:formula="of:=IF(EXACT([$'Plan base'.$Y51];1);[$'Plan base'.$AF51];&quot;&quot;)" office:value-type="string" office:string-value="other">
            <text:p>other</text:p>
          </table:table-cell>
          <table:table-cell table:formula="of:=IF(EXACT([$'Plan base'.$Y51];1);[$'Plan base'.$AG5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2];1);CONCATENATE([$Valores.$B$15];&quot;-&quot;;[$'Plan base'.$V52]);&quot;&quot;)" office:value-type="string" office:string-value="0-122300">
            <text:p>0-122300</text:p>
          </table:table-cell>
          <table:table-cell table:formula="of:=IF(EXACT([$'Plan base'.$Y52];1);CONCATENATE([$Valores.$B$15];&quot;-&quot;;[$'Plan base'.$X52]);&quot;&quot;)" office:value-type="string" office:string-value="0-Activos depreciables móviles">
            <text:p>0-Activos depreciables móviles</text:p>
          </table:table-cell>
          <table:table-cell table:formula="of:=IF(EXACT([$'Plan base'.$Y52];1);CONCATENATE([$Valores.$B$15];&quot;-&quot;;[$'Plan base'.$AA52]);&quot;&quot;)" office:value-type="string" office:string-value="0-Mov">
            <text:p>0-Mov</text:p>
          </table:table-cell>
          <table:table-cell table:formula="of:=IF(EXACT([$'Plan base'.$AB52];&quot;&quot;);&quot;&quot;;IF(EXACT([$'Plan base'.$Y52];1);CONCATENATE([$Valores.$B$15];&quot;-&quot;;[$'Plan base'.$AB52]);&quot;&quot;))" office:value-type="string" office:string-value="0-Activo fijo depreciable">
            <text:p>0-Activo fijo depreciable</text:p>
          </table:table-cell>
          <table:table-cell table:formula="of:=IF(EXACT([$'Plan base'.$Y52];1);[$'Plan base'.$AD52];&quot;&quot;)" office:value-type="string" office:string-value="Vista">
            <text:p>Vista</text:p>
          </table:table-cell>
          <table:table-cell table:formula="of:=IF(EXACT([$'Plan base'.$AE52];&quot;&quot;);&quot;&quot;;IF(EXACT([$'Plan base'.$Y52];1);[$'Plan base'.$AE52];&quot;&quot;))" office:value-type="string" office:string-value="CRC">
            <text:p>CRC</text:p>
          </table:table-cell>
          <table:table-cell table:formula="of:=IF(EXACT([$'Plan base'.$Y52];1);[$'Plan base'.$AF52];&quot;&quot;)" office:value-type="string" office:string-value="view">
            <text:p>view</text:p>
          </table:table-cell>
          <table:table-cell table:formula="of:=IF(EXACT([$'Plan base'.$Y52];1);[$'Plan base'.$AG5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3];1);CONCATENATE([$Valores.$B$15];&quot;-&quot;;[$'Plan base'.$V53]);&quot;&quot;)" office:value-type="string" office:string-value="0-122301">
            <text:p>0-122301</text:p>
          </table:table-cell>
          <table:table-cell table:formula="of:=IF(EXACT([$'Plan base'.$Y53];1);CONCATENATE([$Valores.$B$15];&quot;-&quot;;[$'Plan base'.$X53]);&quot;&quot;)" office:value-type="string" office:string-value="0-Maquinaria y equipo de edificios">
            <text:p>0-Maquinaria y equipo de edificios</text:p>
          </table:table-cell>
          <table:table-cell table:formula="of:=IF(EXACT([$'Plan base'.$Y53];1);CONCATENATE([$Valores.$B$15];&quot;-&quot;;[$'Plan base'.$AA53]);&quot;&quot;)" office:value-type="string" office:string-value="0-MyE-Ed">
            <text:p>0-MyE-Ed</text:p>
          </table:table-cell>
          <table:table-cell table:formula="of:=IF(EXACT([$'Plan base'.$AB53];&quot;&quot;);&quot;&quot;;IF(EXACT([$'Plan base'.$Y53];1);CONCATENATE([$Valores.$B$15];&quot;-&quot;;[$'Plan base'.$AB53]);&quot;&quot;))" office:value-type="string" office:string-value="0-Activos depreciables móviles">
            <text:p>0-Activos depreciables móviles</text:p>
          </table:table-cell>
          <table:table-cell table:formula="of:=IF(EXACT([$'Plan base'.$Y53];1);[$'Plan base'.$AD53];&quot;&quot;)" office:value-type="string" office:string-value="Activo">
            <text:p>Activo</text:p>
          </table:table-cell>
          <table:table-cell table:formula="of:=IF(EXACT([$'Plan base'.$AE53];&quot;&quot;);&quot;&quot;;IF(EXACT([$'Plan base'.$Y53];1);[$'Plan base'.$AE53];&quot;&quot;))" office:value-type="string" office:string-value="CRC">
            <text:p>CRC</text:p>
          </table:table-cell>
          <table:table-cell table:formula="of:=IF(EXACT([$'Plan base'.$Y53];1);[$'Plan base'.$AF53];&quot;&quot;)" office:value-type="string" office:string-value="other">
            <text:p>other</text:p>
          </table:table-cell>
          <table:table-cell table:formula="of:=IF(EXACT([$'Plan base'.$Y53];1);[$'Plan base'.$AG5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4];1);CONCATENATE([$Valores.$B$15];&quot;-&quot;;[$'Plan base'.$V54]);&quot;&quot;)" office:value-type="string" office:string-value="0-122302">
            <text:p>0-122302</text:p>
          </table:table-cell>
          <table:table-cell table:formula="of:=IF(EXACT([$'Plan base'.$Y54];1);CONCATENATE([$Valores.$B$15];&quot;-&quot;;[$'Plan base'.$X54]);&quot;&quot;)" office:value-type="string" office:string-value="0-Herramientas mayores">
            <text:p>0-Herramientas mayores</text:p>
          </table:table-cell>
          <table:table-cell table:formula="of:=IF(EXACT([$'Plan base'.$Y54];1);CONCATENATE([$Valores.$B$15];&quot;-&quot;;[$'Plan base'.$AA54]);&quot;&quot;)" office:value-type="string" office:string-value="0-HM">
            <text:p>0-HM</text:p>
          </table:table-cell>
          <table:table-cell table:formula="of:=IF(EXACT([$'Plan base'.$AB54];&quot;&quot;);&quot;&quot;;IF(EXACT([$'Plan base'.$Y54];1);CONCATENATE([$Valores.$B$15];&quot;-&quot;;[$'Plan base'.$AB54]);&quot;&quot;))" office:value-type="string" office:string-value="0-Activos depreciables móviles">
            <text:p>0-Activos depreciables móviles</text:p>
          </table:table-cell>
          <table:table-cell table:formula="of:=IF(EXACT([$'Plan base'.$Y54];1);[$'Plan base'.$AD54];&quot;&quot;)" office:value-type="string" office:string-value="Activo">
            <text:p>Activo</text:p>
          </table:table-cell>
          <table:table-cell table:formula="of:=IF(EXACT([$'Plan base'.$AE54];&quot;&quot;);&quot;&quot;;IF(EXACT([$'Plan base'.$Y54];1);[$'Plan base'.$AE54];&quot;&quot;))" office:value-type="string" office:string-value="CRC">
            <text:p>CRC</text:p>
          </table:table-cell>
          <table:table-cell table:formula="of:=IF(EXACT([$'Plan base'.$Y54];1);[$'Plan base'.$AF54];&quot;&quot;)" office:value-type="string" office:string-value="other">
            <text:p>other</text:p>
          </table:table-cell>
          <table:table-cell table:formula="of:=IF(EXACT([$'Plan base'.$Y54];1);[$'Plan base'.$AG5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5];1);CONCATENATE([$Valores.$B$15];&quot;-&quot;;[$'Plan base'.$V55]);&quot;&quot;)" office:value-type="string" office:string-value="0-122303">
            <text:p>0-122303</text:p>
          </table:table-cell>
          <table:table-cell table:formula="of:=IF(EXACT([$'Plan base'.$Y55];1);CONCATENATE([$Valores.$B$15];&quot;-&quot;;[$'Plan base'.$X55]);&quot;&quot;)" office:value-type="string" office:string-value="0-Moibliario y equipo de oficina">
            <text:p>0-Moibliario y equipo de oficina</text:p>
          </table:table-cell>
          <table:table-cell table:formula="of:=IF(EXACT([$'Plan base'.$Y55];1);CONCATENATE([$Valores.$B$15];&quot;-&quot;;[$'Plan base'.$AA55]);&quot;&quot;)" office:value-type="string" office:string-value="0-Mob">
            <text:p>0-Mob</text:p>
          </table:table-cell>
          <table:table-cell table:formula="of:=IF(EXACT([$'Plan base'.$AB55];&quot;&quot;);&quot;&quot;;IF(EXACT([$'Plan base'.$Y55];1);CONCATENATE([$Valores.$B$15];&quot;-&quot;;[$'Plan base'.$AB55]);&quot;&quot;))" office:value-type="string" office:string-value="0-Activos depreciables móviles">
            <text:p>0-Activos depreciables móviles</text:p>
          </table:table-cell>
          <table:table-cell table:formula="of:=IF(EXACT([$'Plan base'.$Y55];1);[$'Plan base'.$AD55];&quot;&quot;)" office:value-type="string" office:string-value="Activo">
            <text:p>Activo</text:p>
          </table:table-cell>
          <table:table-cell table:formula="of:=IF(EXACT([$'Plan base'.$AE55];&quot;&quot;);&quot;&quot;;IF(EXACT([$'Plan base'.$Y55];1);[$'Plan base'.$AE55];&quot;&quot;))" office:value-type="string" office:string-value="CRC">
            <text:p>CRC</text:p>
          </table:table-cell>
          <table:table-cell table:formula="of:=IF(EXACT([$'Plan base'.$Y55];1);[$'Plan base'.$AF55];&quot;&quot;)" office:value-type="string" office:string-value="other">
            <text:p>other</text:p>
          </table:table-cell>
          <table:table-cell table:formula="of:=IF(EXACT([$'Plan base'.$Y55];1);[$'Plan base'.$AG5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6];1);CONCATENATE([$Valores.$B$15];&quot;-&quot;;[$'Plan base'.$V56]);&quot;&quot;)" office:value-type="string" office:string-value="0-122304">
            <text:p>0-122304</text:p>
          </table:table-cell>
          <table:table-cell table:formula="of:=IF(EXACT([$'Plan base'.$Y56];1);CONCATENATE([$Valores.$B$15];&quot;-&quot;;[$'Plan base'.$X56]);&quot;&quot;)" office:value-type="string" office:string-value="0-Equipo de cómputo">
            <text:p>0-Equipo de cómputo</text:p>
          </table:table-cell>
          <table:table-cell table:formula="of:=IF(EXACT([$'Plan base'.$Y56];1);CONCATENATE([$Valores.$B$15];&quot;-&quot;;[$'Plan base'.$AA56]);&quot;&quot;)" office:value-type="string" office:string-value="0-Comp">
            <text:p>0-Comp</text:p>
          </table:table-cell>
          <table:table-cell table:formula="of:=IF(EXACT([$'Plan base'.$AB56];&quot;&quot;);&quot;&quot;;IF(EXACT([$'Plan base'.$Y56];1);CONCATENATE([$Valores.$B$15];&quot;-&quot;;[$'Plan base'.$AB56]);&quot;&quot;))" office:value-type="string" office:string-value="0-Activos depreciables móviles">
            <text:p>0-Activos depreciables móviles</text:p>
          </table:table-cell>
          <table:table-cell table:formula="of:=IF(EXACT([$'Plan base'.$Y56];1);[$'Plan base'.$AD56];&quot;&quot;)" office:value-type="string" office:string-value="Activo">
            <text:p>Activo</text:p>
          </table:table-cell>
          <table:table-cell table:formula="of:=IF(EXACT([$'Plan base'.$AE56];&quot;&quot;);&quot;&quot;;IF(EXACT([$'Plan base'.$Y56];1);[$'Plan base'.$AE56];&quot;&quot;))" office:value-type="string" office:string-value="CRC">
            <text:p>CRC</text:p>
          </table:table-cell>
          <table:table-cell table:formula="of:=IF(EXACT([$'Plan base'.$Y56];1);[$'Plan base'.$AF56];&quot;&quot;)" office:value-type="string" office:string-value="other">
            <text:p>other</text:p>
          </table:table-cell>
          <table:table-cell table:formula="of:=IF(EXACT([$'Plan base'.$Y56];1);[$'Plan base'.$AG5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7];1);CONCATENATE([$Valores.$B$15];&quot;-&quot;;[$'Plan base'.$V57]);&quot;&quot;)" office:value-type="string" office:string-value="0-122305">
            <text:p>0-122305</text:p>
          </table:table-cell>
          <table:table-cell table:formula="of:=IF(EXACT([$'Plan base'.$Y57];1);CONCATENATE([$Valores.$B$15];&quot;-&quot;;[$'Plan base'.$X57]);&quot;&quot;)" office:value-type="string" office:string-value="0-Vehículos">
            <text:p>0-Vehículos</text:p>
          </table:table-cell>
          <table:table-cell table:formula="of:=IF(EXACT([$'Plan base'.$Y57];1);CONCATENATE([$Valores.$B$15];&quot;-&quot;;[$'Plan base'.$AA57]);&quot;&quot;)" office:value-type="string" office:string-value="0-Veh">
            <text:p>0-Veh</text:p>
          </table:table-cell>
          <table:table-cell table:formula="of:=IF(EXACT([$'Plan base'.$AB57];&quot;&quot;);&quot;&quot;;IF(EXACT([$'Plan base'.$Y57];1);CONCATENATE([$Valores.$B$15];&quot;-&quot;;[$'Plan base'.$AB57]);&quot;&quot;))" office:value-type="string" office:string-value="0-Activos depreciables móviles">
            <text:p>0-Activos depreciables móviles</text:p>
          </table:table-cell>
          <table:table-cell table:formula="of:=IF(EXACT([$'Plan base'.$Y57];1);[$'Plan base'.$AD57];&quot;&quot;)" office:value-type="string" office:string-value="Activo">
            <text:p>Activo</text:p>
          </table:table-cell>
          <table:table-cell table:formula="of:=IF(EXACT([$'Plan base'.$AE57];&quot;&quot;);&quot;&quot;;IF(EXACT([$'Plan base'.$Y57];1);[$'Plan base'.$AE57];&quot;&quot;))" office:value-type="string" office:string-value="CRC">
            <text:p>CRC</text:p>
          </table:table-cell>
          <table:table-cell table:formula="of:=IF(EXACT([$'Plan base'.$Y57];1);[$'Plan base'.$AF57];&quot;&quot;)" office:value-type="string" office:string-value="other">
            <text:p>other</text:p>
          </table:table-cell>
          <table:table-cell table:formula="of:=IF(EXACT([$'Plan base'.$Y57];1);[$'Plan base'.$AG5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8];1);CONCATENATE([$Valores.$B$15];&quot;-&quot;;[$'Plan base'.$V58]);&quot;&quot;)" office:value-type="string" office:string-value="0-130000">
            <text:p>0-130000</text:p>
          </table:table-cell>
          <table:table-cell table:formula="of:=IF(EXACT([$'Plan base'.$Y58];1);CONCATENATE([$Valores.$B$15];&quot;-&quot;;[$'Plan base'.$X58]);&quot;&quot;)" office:value-type="string" office:string-value="0-Depreciaciones acumuladas sobre activo fijo depreciable">
            <text:p>0-Depreciaciones acumuladas sobre activo fijo depreciable</text:p>
          </table:table-cell>
          <table:table-cell table:formula="of:=IF(EXACT([$'Plan base'.$Y58];1);CONCATENATE([$Valores.$B$15];&quot;-&quot;;[$'Plan base'.$AA58]);&quot;&quot;)" office:value-type="string" office:string-value="0-Dep-Ac">
            <text:p>0-Dep-Ac</text:p>
          </table:table-cell>
          <table:table-cell table:formula="of:=IF(EXACT([$'Plan base'.$AB58];&quot;&quot;);&quot;&quot;;IF(EXACT([$'Plan base'.$Y58];1);CONCATENATE([$Valores.$B$15];&quot;-&quot;;[$'Plan base'.$AB58]);&quot;&quot;))" office:value-type="string" office:string-value="0-Activo">
            <text:p>0-Activo</text:p>
          </table:table-cell>
          <table:table-cell table:formula="of:=IF(EXACT([$'Plan base'.$Y58];1);[$'Plan base'.$AD58];&quot;&quot;)" office:value-type="string" office:string-value="Vista">
            <text:p>Vista</text:p>
          </table:table-cell>
          <table:table-cell table:formula="of:=IF(EXACT([$'Plan base'.$AE58];&quot;&quot;);&quot;&quot;;IF(EXACT([$'Plan base'.$Y58];1);[$'Plan base'.$AE58];&quot;&quot;))" office:value-type="string" office:string-value="CRC">
            <text:p>CRC</text:p>
          </table:table-cell>
          <table:table-cell table:formula="of:=IF(EXACT([$'Plan base'.$Y58];1);[$'Plan base'.$AF58];&quot;&quot;)" office:value-type="string" office:string-value="view">
            <text:p>view</text:p>
          </table:table-cell>
          <table:table-cell table:formula="of:=IF(EXACT([$'Plan base'.$Y58];1);[$'Plan base'.$AG5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59];1);CONCATENATE([$Valores.$B$15];&quot;-&quot;;[$'Plan base'.$V59]);&quot;&quot;)" office:value-type="string" office:string-value="0-131000">
            <text:p>0-131000</text:p>
          </table:table-cell>
          <table:table-cell table:formula="of:=IF(EXACT([$'Plan base'.$Y59];1);CONCATENATE([$Valores.$B$15];&quot;-&quot;;[$'Plan base'.$X59]);&quot;&quot;)" office:value-type="string" office:string-value="0-Dep. ac. de edificios">
            <text:p>0-Dep. ac. de edificios</text:p>
          </table:table-cell>
          <table:table-cell table:formula="of:=IF(EXACT([$'Plan base'.$Y59];1);CONCATENATE([$Valores.$B$15];&quot;-&quot;;[$'Plan base'.$AA59]);&quot;&quot;)" office:value-type="string" office:string-value="0-Ed">
            <text:p>0-Ed</text:p>
          </table:table-cell>
          <table:table-cell table:formula="of:=IF(EXACT([$'Plan base'.$AB59];&quot;&quot;);&quot;&quot;;IF(EXACT([$'Plan base'.$Y59];1);CONCATENATE([$Valores.$B$15];&quot;-&quot;;[$'Plan base'.$AB59]);&quot;&quot;))" office:value-type="string" office:string-value="0-Depreciaciones acumuladas sobre activo fijo depreciable">
            <text:p>0-Depreciaciones acumuladas sobre activo fijo depreciable</text:p>
          </table:table-cell>
          <table:table-cell table:formula="of:=IF(EXACT([$'Plan base'.$Y59];1);[$'Plan base'.$AD59];&quot;&quot;)" office:value-type="string" office:string-value="Vista">
            <text:p>Vista</text:p>
          </table:table-cell>
          <table:table-cell table:formula="of:=IF(EXACT([$'Plan base'.$AE59];&quot;&quot;);&quot;&quot;;IF(EXACT([$'Plan base'.$Y59];1);[$'Plan base'.$AE59];&quot;&quot;))" office:value-type="string" office:string-value="CRC">
            <text:p>CRC</text:p>
          </table:table-cell>
          <table:table-cell table:formula="of:=IF(EXACT([$'Plan base'.$Y59];1);[$'Plan base'.$AF59];&quot;&quot;)" office:value-type="string" office:string-value="view">
            <text:p>view</text:p>
          </table:table-cell>
          <table:table-cell table:formula="of:=IF(EXACT([$'Plan base'.$Y59];1);[$'Plan base'.$AG5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0];1);CONCATENATE([$Valores.$B$15];&quot;-&quot;;[$'Plan base'.$V60]);&quot;&quot;)" office:value-type="string" office:string-value="0-131100">
            <text:p>0-131100</text:p>
          </table:table-cell>
          <table:table-cell table:formula="of:=IF(EXACT([$'Plan base'.$Y60];1);CONCATENATE([$Valores.$B$15];&quot;-&quot;;[$'Plan base'.$X60]);&quot;&quot;)" office:value-type="string" office:string-value="0-Dep. ac. de edificios – Valores originales">
            <text:p>0-Dep. ac. de edificios – Valores originales</text:p>
          </table:table-cell>
          <table:table-cell table:formula="of:=IF(EXACT([$'Plan base'.$Y60];1);CONCATENATE([$Valores.$B$15];&quot;-&quot;;[$'Plan base'.$AA60]);&quot;&quot;)" office:value-type="string" office:string-value="0-VO">
            <text:p>0-VO</text:p>
          </table:table-cell>
          <table:table-cell table:formula="of:=IF(EXACT([$'Plan base'.$AB60];&quot;&quot;);&quot;&quot;;IF(EXACT([$'Plan base'.$Y60];1);CONCATENATE([$Valores.$B$15];&quot;-&quot;;[$'Plan base'.$AB60]);&quot;&quot;))" office:value-type="string" office:string-value="0-Dep. ac. de edificios">
            <text:p>0-Dep. ac. de edificios</text:p>
          </table:table-cell>
          <table:table-cell table:formula="of:=IF(EXACT([$'Plan base'.$Y60];1);[$'Plan base'.$AD60];&quot;&quot;)" office:value-type="string" office:string-value="Vista">
            <text:p>Vista</text:p>
          </table:table-cell>
          <table:table-cell table:formula="of:=IF(EXACT([$'Plan base'.$AE60];&quot;&quot;);&quot;&quot;;IF(EXACT([$'Plan base'.$Y60];1);[$'Plan base'.$AE60];&quot;&quot;))" office:value-type="string" office:string-value="CRC">
            <text:p>CRC</text:p>
          </table:table-cell>
          <table:table-cell table:formula="of:=IF(EXACT([$'Plan base'.$Y60];1);[$'Plan base'.$AF60];&quot;&quot;)" office:value-type="string" office:string-value="view">
            <text:p>view</text:p>
          </table:table-cell>
          <table:table-cell table:formula="of:=IF(EXACT([$'Plan base'.$Y60];1);[$'Plan base'.$AG6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1];1);CONCATENATE([$Valores.$B$15];&quot;-&quot;;[$'Plan base'.$V61]);&quot;&quot;)" office:value-type="string" office:string-value="0-131101">
            <text:p>0-131101</text:p>
          </table:table-cell>
          <table:table-cell table:formula="of:=IF(EXACT([$'Plan base'.$Y61];1);CONCATENATE([$Valores.$B$15];&quot;-&quot;;[$'Plan base'.$X61]);&quot;&quot;)" office:value-type="string" office:string-value="0-Edificio 1">
            <text:p>0-Edificio 1</text:p>
          </table:table-cell>
          <table:table-cell table:formula="of:=IF(EXACT([$'Plan base'.$Y61];1);CONCATENATE([$Valores.$B$15];&quot;-&quot;;[$'Plan base'.$AA61]);&quot;&quot;)" office:value-type="string" office:string-value="0-">
            <text:p>0-</text:p>
          </table:table-cell>
          <table:table-cell table:formula="of:=IF(EXACT([$'Plan base'.$AB61];&quot;&quot;);&quot;&quot;;IF(EXACT([$'Plan base'.$Y61];1);CONCATENATE([$Valores.$B$15];&quot;-&quot;;[$'Plan base'.$AB61]);&quot;&quot;))" office:value-type="string" office:string-value="0-Activos depreciables móviles">
            <text:p>0-Activos depreciables móviles</text:p>
          </table:table-cell>
          <table:table-cell table:formula="of:=IF(EXACT([$'Plan base'.$Y61];1);[$'Plan base'.$AD61];&quot;&quot;)" office:value-type="string" office:string-value="Valuación de activo">
            <text:p>Valuación de activo</text:p>
          </table:table-cell>
          <table:table-cell table:formula="of:=IF(EXACT([$'Plan base'.$AE61];&quot;&quot;);&quot;&quot;;IF(EXACT([$'Plan base'.$Y61];1);[$'Plan base'.$AE61];&quot;&quot;))" office:value-type="string" office:string-value="CRC">
            <text:p>CRC</text:p>
          </table:table-cell>
          <table:table-cell table:formula="of:=IF(EXACT([$'Plan base'.$Y61];1);[$'Plan base'.$AF61];&quot;&quot;)" office:value-type="string" office:string-value="other">
            <text:p>other</text:p>
          </table:table-cell>
          <table:table-cell table:formula="of:=IF(EXACT([$'Plan base'.$Y61];1);[$'Plan base'.$AG6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2];1);CONCATENATE([$Valores.$B$15];&quot;-&quot;;[$'Plan base'.$V62]);&quot;&quot;)" office:value-type="string" office:string-value="0-131200">
            <text:p>0-131200</text:p>
          </table:table-cell>
          <table:table-cell table:formula="of:=IF(EXACT([$'Plan base'.$Y62];1);CONCATENATE([$Valores.$B$15];&quot;-&quot;;[$'Plan base'.$X62]);&quot;&quot;)" office:value-type="string" office:string-value="0-Dep. ac. de edificios – Revaluaciones">
            <text:p>0-Dep. ac. de edificios – Revaluaciones</text:p>
          </table:table-cell>
          <table:table-cell table:formula="of:=IF(EXACT([$'Plan base'.$Y62];1);CONCATENATE([$Valores.$B$15];&quot;-&quot;;[$'Plan base'.$AA62]);&quot;&quot;)" office:value-type="string" office:string-value="0-Rev">
            <text:p>0-Rev</text:p>
          </table:table-cell>
          <table:table-cell table:formula="of:=IF(EXACT([$'Plan base'.$AB62];&quot;&quot;);&quot;&quot;;IF(EXACT([$'Plan base'.$Y62];1);CONCATENATE([$Valores.$B$15];&quot;-&quot;;[$'Plan base'.$AB62]);&quot;&quot;))" office:value-type="string" office:string-value="0-Dep. ac. de edificios">
            <text:p>0-Dep. ac. de edificios</text:p>
          </table:table-cell>
          <table:table-cell table:formula="of:=IF(EXACT([$'Plan base'.$Y62];1);[$'Plan base'.$AD62];&quot;&quot;)" office:value-type="string" office:string-value="Vista">
            <text:p>Vista</text:p>
          </table:table-cell>
          <table:table-cell table:formula="of:=IF(EXACT([$'Plan base'.$AE62];&quot;&quot;);&quot;&quot;;IF(EXACT([$'Plan base'.$Y62];1);[$'Plan base'.$AE62];&quot;&quot;))" office:value-type="string" office:string-value="CRC">
            <text:p>CRC</text:p>
          </table:table-cell>
          <table:table-cell table:formula="of:=IF(EXACT([$'Plan base'.$Y62];1);[$'Plan base'.$AF62];&quot;&quot;)" office:value-type="string" office:string-value="view">
            <text:p>view</text:p>
          </table:table-cell>
          <table:table-cell table:formula="of:=IF(EXACT([$'Plan base'.$Y62];1);[$'Plan base'.$AG6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3];1);CONCATENATE([$Valores.$B$15];&quot;-&quot;;[$'Plan base'.$V63]);&quot;&quot;)" office:value-type="string" office:string-value="0-131201">
            <text:p>0-131201</text:p>
          </table:table-cell>
          <table:table-cell table:formula="of:=IF(EXACT([$'Plan base'.$Y63];1);CONCATENATE([$Valores.$B$15];&quot;-&quot;;[$'Plan base'.$X63]);&quot;&quot;)" office:value-type="string" office:string-value="0-Edificio 1">
            <text:p>0-Edificio 1</text:p>
          </table:table-cell>
          <table:table-cell table:formula="of:=IF(EXACT([$'Plan base'.$Y63];1);CONCATENATE([$Valores.$B$15];&quot;-&quot;;[$'Plan base'.$AA63]);&quot;&quot;)" office:value-type="string" office:string-value="0-">
            <text:p>0-</text:p>
          </table:table-cell>
          <table:table-cell table:formula="of:=IF(EXACT([$'Plan base'.$AB63];&quot;&quot;);&quot;&quot;;IF(EXACT([$'Plan base'.$Y63];1);CONCATENATE([$Valores.$B$15];&quot;-&quot;;[$'Plan base'.$AB63]);&quot;&quot;))" office:value-type="string" office:string-value="0-Activos depreciables móviles">
            <text:p>0-Activos depreciables móviles</text:p>
          </table:table-cell>
          <table:table-cell table:formula="of:=IF(EXACT([$'Plan base'.$Y63];1);[$'Plan base'.$AD63];&quot;&quot;)" office:value-type="string" office:string-value="Valuación de activo">
            <text:p>Valuación de activo</text:p>
          </table:table-cell>
          <table:table-cell table:formula="of:=IF(EXACT([$'Plan base'.$AE63];&quot;&quot;);&quot;&quot;;IF(EXACT([$'Plan base'.$Y63];1);[$'Plan base'.$AE63];&quot;&quot;))" office:value-type="string" office:string-value="CRC">
            <text:p>CRC</text:p>
          </table:table-cell>
          <table:table-cell table:formula="of:=IF(EXACT([$'Plan base'.$Y63];1);[$'Plan base'.$AF63];&quot;&quot;)" office:value-type="string" office:string-value="other">
            <text:p>other</text:p>
          </table:table-cell>
          <table:table-cell table:formula="of:=IF(EXACT([$'Plan base'.$Y63];1);[$'Plan base'.$AG6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4];1);CONCATENATE([$Valores.$B$15];&quot;-&quot;;[$'Plan base'.$V64]);&quot;&quot;)" office:value-type="string" office:string-value="0-132000">
            <text:p>0-132000</text:p>
          </table:table-cell>
          <table:table-cell table:formula="of:=IF(EXACT([$'Plan base'.$Y64];1);CONCATENATE([$Valores.$B$15];&quot;-&quot;;[$'Plan base'.$X64]);&quot;&quot;)" office:value-type="string" office:string-value="0-Dep. ac. de mejoras a edificios">
            <text:p>0-Dep. ac. de mejoras a edificios</text:p>
          </table:table-cell>
          <table:table-cell table:formula="of:=IF(EXACT([$'Plan base'.$Y64];1);CONCATENATE([$Valores.$B$15];&quot;-&quot;;[$'Plan base'.$AA64]);&quot;&quot;)" office:value-type="string" office:string-value="0-Mej-Ed">
            <text:p>0-Mej-Ed</text:p>
          </table:table-cell>
          <table:table-cell table:formula="of:=IF(EXACT([$'Plan base'.$AB64];&quot;&quot;);&quot;&quot;;IF(EXACT([$'Plan base'.$Y64];1);CONCATENATE([$Valores.$B$15];&quot;-&quot;;[$'Plan base'.$AB64]);&quot;&quot;))" office:value-type="string" office:string-value="0-Depreciaciones acumuladas sobre activo fijo depreciable">
            <text:p>0-Depreciaciones acumuladas sobre activo fijo depreciable</text:p>
          </table:table-cell>
          <table:table-cell table:formula="of:=IF(EXACT([$'Plan base'.$Y64];1);[$'Plan base'.$AD64];&quot;&quot;)" office:value-type="string" office:string-value="Vista">
            <text:p>Vista</text:p>
          </table:table-cell>
          <table:table-cell table:formula="of:=IF(EXACT([$'Plan base'.$AE64];&quot;&quot;);&quot;&quot;;IF(EXACT([$'Plan base'.$Y64];1);[$'Plan base'.$AE64];&quot;&quot;))" office:value-type="string" office:string-value="CRC">
            <text:p>CRC</text:p>
          </table:table-cell>
          <table:table-cell table:formula="of:=IF(EXACT([$'Plan base'.$Y64];1);[$'Plan base'.$AF64];&quot;&quot;)" office:value-type="string" office:string-value="view">
            <text:p>view</text:p>
          </table:table-cell>
          <table:table-cell table:formula="of:=IF(EXACT([$'Plan base'.$Y64];1);[$'Plan base'.$AG6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5];1);CONCATENATE([$Valores.$B$15];&quot;-&quot;;[$'Plan base'.$V65]);&quot;&quot;)" office:value-type="string" office:string-value="0-132100">
            <text:p>0-132100</text:p>
          </table:table-cell>
          <table:table-cell table:formula="of:=IF(EXACT([$'Plan base'.$Y65];1);CONCATENATE([$Valores.$B$15];&quot;-&quot;;[$'Plan base'.$X65]);&quot;&quot;)" office:value-type="string" office:string-value="0-Dep. ac. de mejoras a edificios – Valores originales">
            <text:p>0-Dep. ac. de mejoras a edificios – Valores originales</text:p>
          </table:table-cell>
          <table:table-cell table:formula="of:=IF(EXACT([$'Plan base'.$Y65];1);CONCATENATE([$Valores.$B$15];&quot;-&quot;;[$'Plan base'.$AA65]);&quot;&quot;)" office:value-type="string" office:string-value="0-VO">
            <text:p>0-VO</text:p>
          </table:table-cell>
          <table:table-cell table:formula="of:=IF(EXACT([$'Plan base'.$AB65];&quot;&quot;);&quot;&quot;;IF(EXACT([$'Plan base'.$Y65];1);CONCATENATE([$Valores.$B$15];&quot;-&quot;;[$'Plan base'.$AB65]);&quot;&quot;))" office:value-type="string" office:string-value="0-Dep. ac. de mejoras a edificios">
            <text:p>0-Dep. ac. de mejoras a edificios</text:p>
          </table:table-cell>
          <table:table-cell table:formula="of:=IF(EXACT([$'Plan base'.$Y65];1);[$'Plan base'.$AD65];&quot;&quot;)" office:value-type="string" office:string-value="Vista">
            <text:p>Vista</text:p>
          </table:table-cell>
          <table:table-cell table:formula="of:=IF(EXACT([$'Plan base'.$AE65];&quot;&quot;);&quot;&quot;;IF(EXACT([$'Plan base'.$Y65];1);[$'Plan base'.$AE65];&quot;&quot;))" office:value-type="string" office:string-value="CRC">
            <text:p>CRC</text:p>
          </table:table-cell>
          <table:table-cell table:formula="of:=IF(EXACT([$'Plan base'.$Y65];1);[$'Plan base'.$AF65];&quot;&quot;)" office:value-type="string" office:string-value="view">
            <text:p>view</text:p>
          </table:table-cell>
          <table:table-cell table:formula="of:=IF(EXACT([$'Plan base'.$Y65];1);[$'Plan base'.$AG6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6];1);CONCATENATE([$Valores.$B$15];&quot;-&quot;;[$'Plan base'.$V66]);&quot;&quot;)" office:value-type="string" office:string-value="0-132101">
            <text:p>0-132101</text:p>
          </table:table-cell>
          <table:table-cell table:formula="of:=IF(EXACT([$'Plan base'.$Y66];1);CONCATENATE([$Valores.$B$15];&quot;-&quot;;[$'Plan base'.$X66]);&quot;&quot;)" office:value-type="string" office:string-value="0-Edificio 1">
            <text:p>0-Edificio 1</text:p>
          </table:table-cell>
          <table:table-cell table:formula="of:=IF(EXACT([$'Plan base'.$Y66];1);CONCATENATE([$Valores.$B$15];&quot;-&quot;;[$'Plan base'.$AA66]);&quot;&quot;)" office:value-type="string" office:string-value="0-">
            <text:p>0-</text:p>
          </table:table-cell>
          <table:table-cell table:formula="of:=IF(EXACT([$'Plan base'.$AB66];&quot;&quot;);&quot;&quot;;IF(EXACT([$'Plan base'.$Y66];1);CONCATENATE([$Valores.$B$15];&quot;-&quot;;[$'Plan base'.$AB66]);&quot;&quot;))" office:value-type="string" office:string-value="0-Activos depreciables móviles">
            <text:p>0-Activos depreciables móviles</text:p>
          </table:table-cell>
          <table:table-cell table:formula="of:=IF(EXACT([$'Plan base'.$Y66];1);[$'Plan base'.$AD66];&quot;&quot;)" office:value-type="string" office:string-value="Valuación de activo">
            <text:p>Valuación de activo</text:p>
          </table:table-cell>
          <table:table-cell table:formula="of:=IF(EXACT([$'Plan base'.$AE66];&quot;&quot;);&quot;&quot;;IF(EXACT([$'Plan base'.$Y66];1);[$'Plan base'.$AE66];&quot;&quot;))" office:value-type="string" office:string-value="CRC">
            <text:p>CRC</text:p>
          </table:table-cell>
          <table:table-cell table:formula="of:=IF(EXACT([$'Plan base'.$Y66];1);[$'Plan base'.$AF66];&quot;&quot;)" office:value-type="string" office:string-value="other">
            <text:p>other</text:p>
          </table:table-cell>
          <table:table-cell table:formula="of:=IF(EXACT([$'Plan base'.$Y66];1);[$'Plan base'.$AG6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7];1);CONCATENATE([$Valores.$B$15];&quot;-&quot;;[$'Plan base'.$V67]);&quot;&quot;)" office:value-type="string" office:string-value="0-132200">
            <text:p>0-132200</text:p>
          </table:table-cell>
          <table:table-cell table:formula="of:=IF(EXACT([$'Plan base'.$Y67];1);CONCATENATE([$Valores.$B$15];&quot;-&quot;;[$'Plan base'.$X67]);&quot;&quot;)" office:value-type="string" office:string-value="0-Dep. ac. de mejoras a edificios – Revaluaciones">
            <text:p>0-Dep. ac. de mejoras a edificios – Revaluaciones</text:p>
          </table:table-cell>
          <table:table-cell table:formula="of:=IF(EXACT([$'Plan base'.$Y67];1);CONCATENATE([$Valores.$B$15];&quot;-&quot;;[$'Plan base'.$AA67]);&quot;&quot;)" office:value-type="string" office:string-value="0-Rev">
            <text:p>0-Rev</text:p>
          </table:table-cell>
          <table:table-cell table:formula="of:=IF(EXACT([$'Plan base'.$AB67];&quot;&quot;);&quot;&quot;;IF(EXACT([$'Plan base'.$Y67];1);CONCATENATE([$Valores.$B$15];&quot;-&quot;;[$'Plan base'.$AB67]);&quot;&quot;))" office:value-type="string" office:string-value="0-Dep. ac. de mejoras a edificios">
            <text:p>0-Dep. ac. de mejoras a edificios</text:p>
          </table:table-cell>
          <table:table-cell table:formula="of:=IF(EXACT([$'Plan base'.$Y67];1);[$'Plan base'.$AD67];&quot;&quot;)" office:value-type="string" office:string-value="Vista">
            <text:p>Vista</text:p>
          </table:table-cell>
          <table:table-cell table:formula="of:=IF(EXACT([$'Plan base'.$AE67];&quot;&quot;);&quot;&quot;;IF(EXACT([$'Plan base'.$Y67];1);[$'Plan base'.$AE67];&quot;&quot;))" office:value-type="string" office:string-value="CRC">
            <text:p>CRC</text:p>
          </table:table-cell>
          <table:table-cell table:formula="of:=IF(EXACT([$'Plan base'.$Y67];1);[$'Plan base'.$AF67];&quot;&quot;)" office:value-type="string" office:string-value="view">
            <text:p>view</text:p>
          </table:table-cell>
          <table:table-cell table:formula="of:=IF(EXACT([$'Plan base'.$Y67];1);[$'Plan base'.$AG6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8];1);CONCATENATE([$Valores.$B$15];&quot;-&quot;;[$'Plan base'.$V68]);&quot;&quot;)" office:value-type="string" office:string-value="0-132201">
            <text:p>0-132201</text:p>
          </table:table-cell>
          <table:table-cell table:formula="of:=IF(EXACT([$'Plan base'.$Y68];1);CONCATENATE([$Valores.$B$15];&quot;-&quot;;[$'Plan base'.$X68]);&quot;&quot;)" office:value-type="string" office:string-value="0-Edificio 1">
            <text:p>0-Edificio 1</text:p>
          </table:table-cell>
          <table:table-cell table:formula="of:=IF(EXACT([$'Plan base'.$Y68];1);CONCATENATE([$Valores.$B$15];&quot;-&quot;;[$'Plan base'.$AA68]);&quot;&quot;)" office:value-type="string" office:string-value="0-">
            <text:p>0-</text:p>
          </table:table-cell>
          <table:table-cell table:formula="of:=IF(EXACT([$'Plan base'.$AB68];&quot;&quot;);&quot;&quot;;IF(EXACT([$'Plan base'.$Y68];1);CONCATENATE([$Valores.$B$15];&quot;-&quot;;[$'Plan base'.$AB68]);&quot;&quot;))" office:value-type="string" office:string-value="0-Activos depreciables móviles">
            <text:p>0-Activos depreciables móviles</text:p>
          </table:table-cell>
          <table:table-cell table:formula="of:=IF(EXACT([$'Plan base'.$Y68];1);[$'Plan base'.$AD68];&quot;&quot;)" office:value-type="string" office:string-value="Valuación de activo">
            <text:p>Valuación de activo</text:p>
          </table:table-cell>
          <table:table-cell table:formula="of:=IF(EXACT([$'Plan base'.$AE68];&quot;&quot;);&quot;&quot;;IF(EXACT([$'Plan base'.$Y68];1);[$'Plan base'.$AE68];&quot;&quot;))" office:value-type="string" office:string-value="CRC">
            <text:p>CRC</text:p>
          </table:table-cell>
          <table:table-cell table:formula="of:=IF(EXACT([$'Plan base'.$Y68];1);[$'Plan base'.$AF68];&quot;&quot;)" office:value-type="string" office:string-value="other">
            <text:p>other</text:p>
          </table:table-cell>
          <table:table-cell table:formula="of:=IF(EXACT([$'Plan base'.$Y68];1);[$'Plan base'.$AG6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69];1);CONCATENATE([$Valores.$B$15];&quot;-&quot;;[$'Plan base'.$V69]);&quot;&quot;)" office:value-type="string" office:string-value="0-133000">
            <text:p>0-133000</text:p>
          </table:table-cell>
          <table:table-cell table:formula="of:=IF(EXACT([$'Plan base'.$Y69];1);CONCATENATE([$Valores.$B$15];&quot;-&quot;;[$'Plan base'.$X69]);&quot;&quot;)" office:value-type="string" office:string-value="0-Dep. ac. de activos depreciables móviles">
            <text:p>0-Dep. ac. de activos depreciables móviles</text:p>
          </table:table-cell>
          <table:table-cell table:formula="of:=IF(EXACT([$'Plan base'.$Y69];1);CONCATENATE([$Valores.$B$15];&quot;-&quot;;[$'Plan base'.$AA69]);&quot;&quot;)" office:value-type="string" office:string-value="0-Mej-Ed">
            <text:p>0-Mej-Ed</text:p>
          </table:table-cell>
          <table:table-cell table:formula="of:=IF(EXACT([$'Plan base'.$AB69];&quot;&quot;);&quot;&quot;;IF(EXACT([$'Plan base'.$Y69];1);CONCATENATE([$Valores.$B$15];&quot;-&quot;;[$'Plan base'.$AB69]);&quot;&quot;))" office:value-type="string" office:string-value="0-Depreciaciones acumuladas sobre activo fijo depreciable">
            <text:p>0-Depreciaciones acumuladas sobre activo fijo depreciable</text:p>
          </table:table-cell>
          <table:table-cell table:formula="of:=IF(EXACT([$'Plan base'.$Y69];1);[$'Plan base'.$AD69];&quot;&quot;)" office:value-type="string" office:string-value="Vista">
            <text:p>Vista</text:p>
          </table:table-cell>
          <table:table-cell table:formula="of:=IF(EXACT([$'Plan base'.$AE69];&quot;&quot;);&quot;&quot;;IF(EXACT([$'Plan base'.$Y69];1);[$'Plan base'.$AE69];&quot;&quot;))" office:value-type="string" office:string-value="CRC">
            <text:p>CRC</text:p>
          </table:table-cell>
          <table:table-cell table:formula="of:=IF(EXACT([$'Plan base'.$Y69];1);[$'Plan base'.$AF69];&quot;&quot;)" office:value-type="string" office:string-value="view">
            <text:p>view</text:p>
          </table:table-cell>
          <table:table-cell table:formula="of:=IF(EXACT([$'Plan base'.$Y69];1);[$'Plan base'.$AG6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0];1);CONCATENATE([$Valores.$B$15];&quot;-&quot;;[$'Plan base'.$V70]);&quot;&quot;)" office:value-type="string" office:string-value="0-133001">
            <text:p>0-133001</text:p>
          </table:table-cell>
          <table:table-cell table:formula="of:=IF(EXACT([$'Plan base'.$Y70];1);CONCATENATE([$Valores.$B$15];&quot;-&quot;;[$'Plan base'.$X70]);&quot;&quot;)" office:value-type="string" office:string-value="0-Dep. ac. de maquinaria y equipo de edificios">
            <text:p>0-Dep. ac. de maquinaria y equipo de edificios</text:p>
          </table:table-cell>
          <table:table-cell table:formula="of:=IF(EXACT([$'Plan base'.$Y70];1);CONCATENATE([$Valores.$B$15];&quot;-&quot;;[$'Plan base'.$AA70]);&quot;&quot;)" office:value-type="string" office:string-value="0-MyE-Ed">
            <text:p>0-MyE-Ed</text:p>
          </table:table-cell>
          <table:table-cell table:formula="of:=IF(EXACT([$'Plan base'.$AB70];&quot;&quot;);&quot;&quot;;IF(EXACT([$'Plan base'.$Y70];1);CONCATENATE([$Valores.$B$15];&quot;-&quot;;[$'Plan base'.$AB70]);&quot;&quot;))" office:value-type="string" office:string-value="0-Activos depreciables móviles">
            <text:p>0-Activos depreciables móviles</text:p>
          </table:table-cell>
          <table:table-cell table:formula="of:=IF(EXACT([$'Plan base'.$Y70];1);[$'Plan base'.$AD70];&quot;&quot;)" office:value-type="string" office:string-value="Valuación de activo">
            <text:p>Valuación de activo</text:p>
          </table:table-cell>
          <table:table-cell table:formula="of:=IF(EXACT([$'Plan base'.$AE70];&quot;&quot;);&quot;&quot;;IF(EXACT([$'Plan base'.$Y70];1);[$'Plan base'.$AE70];&quot;&quot;))" office:value-type="string" office:string-value="CRC">
            <text:p>CRC</text:p>
          </table:table-cell>
          <table:table-cell table:formula="of:=IF(EXACT([$'Plan base'.$Y70];1);[$'Plan base'.$AF70];&quot;&quot;)" office:value-type="string" office:string-value="other">
            <text:p>other</text:p>
          </table:table-cell>
          <table:table-cell table:formula="of:=IF(EXACT([$'Plan base'.$Y70];1);[$'Plan base'.$AG7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1];1);CONCATENATE([$Valores.$B$15];&quot;-&quot;;[$'Plan base'.$V71]);&quot;&quot;)" office:value-type="string" office:string-value="0-133002">
            <text:p>0-133002</text:p>
          </table:table-cell>
          <table:table-cell table:formula="of:=IF(EXACT([$'Plan base'.$Y71];1);CONCATENATE([$Valores.$B$15];&quot;-&quot;;[$'Plan base'.$X71]);&quot;&quot;)" office:value-type="string" office:string-value="0-Dep. ac. de herramientas mayores">
            <text:p>0-Dep. ac. de herramientas mayores</text:p>
          </table:table-cell>
          <table:table-cell table:formula="of:=IF(EXACT([$'Plan base'.$Y71];1);CONCATENATE([$Valores.$B$15];&quot;-&quot;;[$'Plan base'.$AA71]);&quot;&quot;)" office:value-type="string" office:string-value="0-HM">
            <text:p>0-HM</text:p>
          </table:table-cell>
          <table:table-cell table:formula="of:=IF(EXACT([$'Plan base'.$AB71];&quot;&quot;);&quot;&quot;;IF(EXACT([$'Plan base'.$Y71];1);CONCATENATE([$Valores.$B$15];&quot;-&quot;;[$'Plan base'.$AB71]);&quot;&quot;))" office:value-type="string" office:string-value="0-Activos depreciables móviles">
            <text:p>0-Activos depreciables móviles</text:p>
          </table:table-cell>
          <table:table-cell table:formula="of:=IF(EXACT([$'Plan base'.$Y71];1);[$'Plan base'.$AD71];&quot;&quot;)" office:value-type="string" office:string-value="Valuación de activo">
            <text:p>Valuación de activo</text:p>
          </table:table-cell>
          <table:table-cell table:formula="of:=IF(EXACT([$'Plan base'.$AE71];&quot;&quot;);&quot;&quot;;IF(EXACT([$'Plan base'.$Y71];1);[$'Plan base'.$AE71];&quot;&quot;))" office:value-type="string" office:string-value="CRC">
            <text:p>CRC</text:p>
          </table:table-cell>
          <table:table-cell table:formula="of:=IF(EXACT([$'Plan base'.$Y71];1);[$'Plan base'.$AF71];&quot;&quot;)" office:value-type="string" office:string-value="other">
            <text:p>other</text:p>
          </table:table-cell>
          <table:table-cell table:formula="of:=IF(EXACT([$'Plan base'.$Y71];1);[$'Plan base'.$AG7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2];1);CONCATENATE([$Valores.$B$15];&quot;-&quot;;[$'Plan base'.$V72]);&quot;&quot;)" office:value-type="string" office:string-value="0-133003">
            <text:p>0-133003</text:p>
          </table:table-cell>
          <table:table-cell table:formula="of:=IF(EXACT([$'Plan base'.$Y72];1);CONCATENATE([$Valores.$B$15];&quot;-&quot;;[$'Plan base'.$X72]);&quot;&quot;)" office:value-type="string" office:string-value="0-Dep. ac. de mobiliario y equipo de oficina">
            <text:p>0-Dep. ac. de mobiliario y equipo de oficina</text:p>
          </table:table-cell>
          <table:table-cell table:formula="of:=IF(EXACT([$'Plan base'.$Y72];1);CONCATENATE([$Valores.$B$15];&quot;-&quot;;[$'Plan base'.$AA72]);&quot;&quot;)" office:value-type="string" office:string-value="0-Mob">
            <text:p>0-Mob</text:p>
          </table:table-cell>
          <table:table-cell table:formula="of:=IF(EXACT([$'Plan base'.$AB72];&quot;&quot;);&quot;&quot;;IF(EXACT([$'Plan base'.$Y72];1);CONCATENATE([$Valores.$B$15];&quot;-&quot;;[$'Plan base'.$AB72]);&quot;&quot;))" office:value-type="string" office:string-value="0-Activos depreciables móviles">
            <text:p>0-Activos depreciables móviles</text:p>
          </table:table-cell>
          <table:table-cell table:formula="of:=IF(EXACT([$'Plan base'.$Y72];1);[$'Plan base'.$AD72];&quot;&quot;)" office:value-type="string" office:string-value="Valuación de activo">
            <text:p>Valuación de activo</text:p>
          </table:table-cell>
          <table:table-cell table:formula="of:=IF(EXACT([$'Plan base'.$AE72];&quot;&quot;);&quot;&quot;;IF(EXACT([$'Plan base'.$Y72];1);[$'Plan base'.$AE72];&quot;&quot;))" office:value-type="string" office:string-value="CRC">
            <text:p>CRC</text:p>
          </table:table-cell>
          <table:table-cell table:formula="of:=IF(EXACT([$'Plan base'.$Y72];1);[$'Plan base'.$AF72];&quot;&quot;)" office:value-type="string" office:string-value="other">
            <text:p>other</text:p>
          </table:table-cell>
          <table:table-cell table:formula="of:=IF(EXACT([$'Plan base'.$Y72];1);[$'Plan base'.$AG7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3];1);CONCATENATE([$Valores.$B$15];&quot;-&quot;;[$'Plan base'.$V73]);&quot;&quot;)" office:value-type="string" office:string-value="0-133004">
            <text:p>0-133004</text:p>
          </table:table-cell>
          <table:table-cell table:formula="of:=IF(EXACT([$'Plan base'.$Y73];1);CONCATENATE([$Valores.$B$15];&quot;-&quot;;[$'Plan base'.$X73]);&quot;&quot;)" office:value-type="string" office:string-value="0-Dep. ac. de equipo de cómputo">
            <text:p>0-Dep. ac. de equipo de cómputo</text:p>
          </table:table-cell>
          <table:table-cell table:formula="of:=IF(EXACT([$'Plan base'.$Y73];1);CONCATENATE([$Valores.$B$15];&quot;-&quot;;[$'Plan base'.$AA73]);&quot;&quot;)" office:value-type="string" office:string-value="0-Comp">
            <text:p>0-Comp</text:p>
          </table:table-cell>
          <table:table-cell table:formula="of:=IF(EXACT([$'Plan base'.$AB73];&quot;&quot;);&quot;&quot;;IF(EXACT([$'Plan base'.$Y73];1);CONCATENATE([$Valores.$B$15];&quot;-&quot;;[$'Plan base'.$AB73]);&quot;&quot;))" office:value-type="string" office:string-value="0-Activos depreciables móviles">
            <text:p>0-Activos depreciables móviles</text:p>
          </table:table-cell>
          <table:table-cell table:formula="of:=IF(EXACT([$'Plan base'.$Y73];1);[$'Plan base'.$AD73];&quot;&quot;)" office:value-type="string" office:string-value="Valuación de activo">
            <text:p>Valuación de activo</text:p>
          </table:table-cell>
          <table:table-cell table:formula="of:=IF(EXACT([$'Plan base'.$AE73];&quot;&quot;);&quot;&quot;;IF(EXACT([$'Plan base'.$Y73];1);[$'Plan base'.$AE73];&quot;&quot;))" office:value-type="string" office:string-value="CRC">
            <text:p>CRC</text:p>
          </table:table-cell>
          <table:table-cell table:formula="of:=IF(EXACT([$'Plan base'.$Y73];1);[$'Plan base'.$AF73];&quot;&quot;)" office:value-type="string" office:string-value="other">
            <text:p>other</text:p>
          </table:table-cell>
          <table:table-cell table:formula="of:=IF(EXACT([$'Plan base'.$Y73];1);[$'Plan base'.$AG7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4];1);CONCATENATE([$Valores.$B$15];&quot;-&quot;;[$'Plan base'.$V74]);&quot;&quot;)" office:value-type="string" office:string-value="0-133005">
            <text:p>0-133005</text:p>
          </table:table-cell>
          <table:table-cell table:formula="of:=IF(EXACT([$'Plan base'.$Y74];1);CONCATENATE([$Valores.$B$15];&quot;-&quot;;[$'Plan base'.$X74]);&quot;&quot;)" office:value-type="string" office:string-value="0-Dep. ac. de vehículos">
            <text:p>0-Dep. ac. de vehículos</text:p>
          </table:table-cell>
          <table:table-cell table:formula="of:=IF(EXACT([$'Plan base'.$Y74];1);CONCATENATE([$Valores.$B$15];&quot;-&quot;;[$'Plan base'.$AA74]);&quot;&quot;)" office:value-type="string" office:string-value="0-Veh">
            <text:p>0-Veh</text:p>
          </table:table-cell>
          <table:table-cell table:formula="of:=IF(EXACT([$'Plan base'.$AB74];&quot;&quot;);&quot;&quot;;IF(EXACT([$'Plan base'.$Y74];1);CONCATENATE([$Valores.$B$15];&quot;-&quot;;[$'Plan base'.$AB74]);&quot;&quot;))" office:value-type="string" office:string-value="0-Activos depreciables móviles">
            <text:p>0-Activos depreciables móviles</text:p>
          </table:table-cell>
          <table:table-cell table:formula="of:=IF(EXACT([$'Plan base'.$Y74];1);[$'Plan base'.$AD74];&quot;&quot;)" office:value-type="string" office:string-value="Valuación de activo">
            <text:p>Valuación de activo</text:p>
          </table:table-cell>
          <table:table-cell table:formula="of:=IF(EXACT([$'Plan base'.$AE74];&quot;&quot;);&quot;&quot;;IF(EXACT([$'Plan base'.$Y74];1);[$'Plan base'.$AE74];&quot;&quot;))" office:value-type="string" office:string-value="CRC">
            <text:p>CRC</text:p>
          </table:table-cell>
          <table:table-cell table:formula="of:=IF(EXACT([$'Plan base'.$Y74];1);[$'Plan base'.$AF74];&quot;&quot;)" office:value-type="string" office:string-value="other">
            <text:p>other</text:p>
          </table:table-cell>
          <table:table-cell table:formula="of:=IF(EXACT([$'Plan base'.$Y74];1);[$'Plan base'.$AG7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5];1);CONCATENATE([$Valores.$B$15];&quot;-&quot;;[$'Plan base'.$V75]);&quot;&quot;)" office:value-type="string" office:string-value="0-140000">
            <text:p>0-140000</text:p>
          </table:table-cell>
          <table:table-cell table:formula="of:=IF(EXACT([$'Plan base'.$Y75];1);CONCATENATE([$Valores.$B$15];&quot;-&quot;;[$'Plan base'.$X75]);&quot;&quot;)" office:value-type="string" office:string-value="0-Otros activos">
            <text:p>0-Otros activos</text:p>
          </table:table-cell>
          <table:table-cell table:formula="of:=IF(EXACT([$'Plan base'.$Y75];1);CONCATENATE([$Valores.$B$15];&quot;-&quot;;[$'Plan base'.$AA75]);&quot;&quot;)" office:value-type="string" office:string-value="0-Ot">
            <text:p>0-Ot</text:p>
          </table:table-cell>
          <table:table-cell table:formula="of:=IF(EXACT([$'Plan base'.$AB75];&quot;&quot;);&quot;&quot;;IF(EXACT([$'Plan base'.$Y75];1);CONCATENATE([$Valores.$B$15];&quot;-&quot;;[$'Plan base'.$AB75]);&quot;&quot;))" office:value-type="string" office:string-value="0-Activo">
            <text:p>0-Activo</text:p>
          </table:table-cell>
          <table:table-cell table:formula="of:=IF(EXACT([$'Plan base'.$Y75];1);[$'Plan base'.$AD75];&quot;&quot;)" office:value-type="string" office:string-value="Vista">
            <text:p>Vista</text:p>
          </table:table-cell>
          <table:table-cell table:formula="of:=IF(EXACT([$'Plan base'.$AE75];&quot;&quot;);&quot;&quot;;IF(EXACT([$'Plan base'.$Y75];1);[$'Plan base'.$AE75];&quot;&quot;))" office:value-type="string" office:string-value="CRC">
            <text:p>CRC</text:p>
          </table:table-cell>
          <table:table-cell table:formula="of:=IF(EXACT([$'Plan base'.$Y75];1);[$'Plan base'.$AF75];&quot;&quot;)" office:value-type="string" office:string-value="view">
            <text:p>view</text:p>
          </table:table-cell>
          <table:table-cell table:formula="of:=IF(EXACT([$'Plan base'.$Y75];1);[$'Plan base'.$AG7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6];1);CONCATENATE([$Valores.$B$15];&quot;-&quot;;[$'Plan base'.$V76]);&quot;&quot;)" office:value-type="string" office:string-value="0-141000">
            <text:p>0-141000</text:p>
          </table:table-cell>
          <table:table-cell table:formula="of:=IF(EXACT([$'Plan base'.$Y76];1);CONCATENATE([$Valores.$B$15];&quot;-&quot;;[$'Plan base'.$X76]);&quot;&quot;)" office:value-type="string" office:string-value="0-Gastos pagados por anticipado">
            <text:p>0-Gastos pagados por anticipado</text:p>
          </table:table-cell>
          <table:table-cell table:formula="of:=IF(EXACT([$'Plan base'.$Y76];1);CONCATENATE([$Valores.$B$15];&quot;-&quot;;[$'Plan base'.$AA76]);&quot;&quot;)" office:value-type="string" office:string-value="0-Gas-Ant">
            <text:p>0-Gas-Ant</text:p>
          </table:table-cell>
          <table:table-cell table:formula="of:=IF(EXACT([$'Plan base'.$AB76];&quot;&quot;);&quot;&quot;;IF(EXACT([$'Plan base'.$Y76];1);CONCATENATE([$Valores.$B$15];&quot;-&quot;;[$'Plan base'.$AB76]);&quot;&quot;))" office:value-type="string" office:string-value="0-Otros activos">
            <text:p>0-Otros activos</text:p>
          </table:table-cell>
          <table:table-cell table:formula="of:=IF(EXACT([$'Plan base'.$Y76];1);[$'Plan base'.$AD76];&quot;&quot;)" office:value-type="string" office:string-value="Vista">
            <text:p>Vista</text:p>
          </table:table-cell>
          <table:table-cell table:formula="of:=IF(EXACT([$'Plan base'.$AE76];&quot;&quot;);&quot;&quot;;IF(EXACT([$'Plan base'.$Y76];1);[$'Plan base'.$AE76];&quot;&quot;))" office:value-type="string" office:string-value="CRC">
            <text:p>CRC</text:p>
          </table:table-cell>
          <table:table-cell table:formula="of:=IF(EXACT([$'Plan base'.$Y76];1);[$'Plan base'.$AF76];&quot;&quot;)" office:value-type="string" office:string-value="view">
            <text:p>view</text:p>
          </table:table-cell>
          <table:table-cell table:formula="of:=IF(EXACT([$'Plan base'.$Y76];1);[$'Plan base'.$AG7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7];1);CONCATENATE([$Valores.$B$15];&quot;-&quot;;[$'Plan base'.$V77]);&quot;&quot;)" office:value-type="string" office:string-value="0-141001">
            <text:p>0-141001</text:p>
          </table:table-cell>
          <table:table-cell table:formula="of:=IF(EXACT([$'Plan base'.$Y77];1);CONCATENATE([$Valores.$B$15];&quot;-&quot;;[$'Plan base'.$X77]);&quot;&quot;)" office:value-type="string" office:string-value="0-Pólizas de seguros prepagadas">
            <text:p>0-Pólizas de seguros prepagadas</text:p>
          </table:table-cell>
          <table:table-cell table:formula="of:=IF(EXACT([$'Plan base'.$Y77];1);CONCATENATE([$Valores.$B$15];&quot;-&quot;;[$'Plan base'.$AA77]);&quot;&quot;)" office:value-type="string" office:string-value="0-Pol">
            <text:p>0-Pol</text:p>
          </table:table-cell>
          <table:table-cell table:formula="of:=IF(EXACT([$'Plan base'.$AB77];&quot;&quot;);&quot;&quot;;IF(EXACT([$'Plan base'.$Y77];1);CONCATENATE([$Valores.$B$15];&quot;-&quot;;[$'Plan base'.$AB77]);&quot;&quot;))" office:value-type="string" office:string-value="0-Activos depreciables móviles">
            <text:p>0-Activos depreciables móviles</text:p>
          </table:table-cell>
          <table:table-cell table:formula="of:=IF(EXACT([$'Plan base'.$Y77];1);[$'Plan base'.$AD77];&quot;&quot;)" office:value-type="string" office:string-value="Cuenta por cobrar">
            <text:p>Cuenta por cobrar</text:p>
          </table:table-cell>
          <table:table-cell table:formula="of:=IF(EXACT([$'Plan base'.$AE77];&quot;&quot;);&quot;&quot;;IF(EXACT([$'Plan base'.$Y77];1);[$'Plan base'.$AE77];&quot;&quot;))" office:value-type="string" office:string-value="CRC">
            <text:p>CRC</text:p>
          </table:table-cell>
          <table:table-cell table:formula="of:=IF(EXACT([$'Plan base'.$Y77];1);[$'Plan base'.$AF77];&quot;&quot;)" office:value-type="string" office:string-value="receivable">
            <text:p>receivable</text:p>
          </table:table-cell>
          <table:table-cell table:formula="of:=IF(EXACT([$'Plan base'.$Y77];1);[$'Plan base'.$AG77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78];1);CONCATENATE([$Valores.$B$15];&quot;-&quot;;[$'Plan base'.$V78]);&quot;&quot;)" office:value-type="string" office:string-value="0-142000">
            <text:p>0-142000</text:p>
          </table:table-cell>
          <table:table-cell table:formula="of:=IF(EXACT([$'Plan base'.$Y78];1);CONCATENATE([$Valores.$B$15];&quot;-&quot;;[$'Plan base'.$X78]);&quot;&quot;)" office:value-type="string" office:string-value="0-Depósitos de garantía">
            <text:p>0-Depósitos de garantía</text:p>
          </table:table-cell>
          <table:table-cell table:formula="of:=IF(EXACT([$'Plan base'.$Y78];1);CONCATENATE([$Valores.$B$15];&quot;-&quot;;[$'Plan base'.$AA78]);&quot;&quot;)" office:value-type="string" office:string-value="0-Dep">
            <text:p>0-Dep</text:p>
          </table:table-cell>
          <table:table-cell table:formula="of:=IF(EXACT([$'Plan base'.$AB78];&quot;&quot;);&quot;&quot;;IF(EXACT([$'Plan base'.$Y78];1);CONCATENATE([$Valores.$B$15];&quot;-&quot;;[$'Plan base'.$AB78]);&quot;&quot;))" office:value-type="string" office:string-value="0-Otros activos">
            <text:p>0-Otros activos</text:p>
          </table:table-cell>
          <table:table-cell table:formula="of:=IF(EXACT([$'Plan base'.$Y78];1);[$'Plan base'.$AD78];&quot;&quot;)" office:value-type="string" office:string-value="Vista">
            <text:p>Vista</text:p>
          </table:table-cell>
          <table:table-cell table:formula="of:=IF(EXACT([$'Plan base'.$AE78];&quot;&quot;);&quot;&quot;;IF(EXACT([$'Plan base'.$Y78];1);[$'Plan base'.$AE78];&quot;&quot;))" office:value-type="string" office:string-value="CRC">
            <text:p>CRC</text:p>
          </table:table-cell>
          <table:table-cell table:formula="of:=IF(EXACT([$'Plan base'.$Y78];1);[$'Plan base'.$AF78];&quot;&quot;)" office:value-type="string" office:string-value="view">
            <text:p>view</text:p>
          </table:table-cell>
          <table:table-cell table:formula="of:=IF(EXACT([$'Plan base'.$Y78];1);[$'Plan base'.$AG7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79];1);CONCATENATE([$Valores.$B$15];&quot;-&quot;;[$'Plan base'.$V79]);&quot;&quot;)" office:value-type="string" office:string-value="0-142001">
            <text:p>0-142001</text:p>
          </table:table-cell>
          <table:table-cell table:formula="of:=IF(EXACT([$'Plan base'.$Y79];1);CONCATENATE([$Valores.$B$15];&quot;-&quot;;[$'Plan base'.$X79]);&quot;&quot;)" office:value-type="string" office:string-value="0-Depósitos sobre derechos telefónicos">
            <text:p>0-Depósitos sobre derechos telefónicos</text:p>
          </table:table-cell>
          <table:table-cell table:formula="of:=IF(EXACT([$'Plan base'.$Y79];1);CONCATENATE([$Valores.$B$15];&quot;-&quot;;[$'Plan base'.$AA79]);&quot;&quot;)" office:value-type="string" office:string-value="0-Tel">
            <text:p>0-Tel</text:p>
          </table:table-cell>
          <table:table-cell table:formula="of:=IF(EXACT([$'Plan base'.$AB79];&quot;&quot;);&quot;&quot;;IF(EXACT([$'Plan base'.$Y79];1);CONCATENATE([$Valores.$B$15];&quot;-&quot;;[$'Plan base'.$AB79]);&quot;&quot;))" office:value-type="string" office:string-value="0-Activos depreciables móviles">
            <text:p>0-Activos depreciables móviles</text:p>
          </table:table-cell>
          <table:table-cell table:formula="of:=IF(EXACT([$'Plan base'.$Y79];1);[$'Plan base'.$AD79];&quot;&quot;)" office:value-type="string" office:string-value="Cuenta por cobrar">
            <text:p>Cuenta por cobrar</text:p>
          </table:table-cell>
          <table:table-cell table:formula="of:=IF(EXACT([$'Plan base'.$AE79];&quot;&quot;);&quot;&quot;;IF(EXACT([$'Plan base'.$Y79];1);[$'Plan base'.$AE79];&quot;&quot;))" office:value-type="string" office:string-value="CRC">
            <text:p>CRC</text:p>
          </table:table-cell>
          <table:table-cell table:formula="of:=IF(EXACT([$'Plan base'.$Y79];1);[$'Plan base'.$AF79];&quot;&quot;)" office:value-type="string" office:string-value="receivable">
            <text:p>receivable</text:p>
          </table:table-cell>
          <table:table-cell table:formula="of:=IF(EXACT([$'Plan base'.$Y79];1);[$'Plan base'.$AG79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80];1);CONCATENATE([$Valores.$B$15];&quot;-&quot;;[$'Plan base'.$V80]);&quot;&quot;)" office:value-type="string" office:string-value="0-142002">
            <text:p>0-142002</text:p>
          </table:table-cell>
          <table:table-cell table:formula="of:=IF(EXACT([$'Plan base'.$Y80];1);CONCATENATE([$Valores.$B$15];&quot;-&quot;;[$'Plan base'.$X80]);&quot;&quot;)" office:value-type="string" office:string-value="0-Depósitos sobre conexiones de Internet">
            <text:p>0-Depósitos sobre conexiones de Internet</text:p>
          </table:table-cell>
          <table:table-cell table:formula="of:=IF(EXACT([$'Plan base'.$Y80];1);CONCATENATE([$Valores.$B$15];&quot;-&quot;;[$'Plan base'.$AA80]);&quot;&quot;)" office:value-type="string" office:string-value="0-Int">
            <text:p>0-Int</text:p>
          </table:table-cell>
          <table:table-cell table:formula="of:=IF(EXACT([$'Plan base'.$AB80];&quot;&quot;);&quot;&quot;;IF(EXACT([$'Plan base'.$Y80];1);CONCATENATE([$Valores.$B$15];&quot;-&quot;;[$'Plan base'.$AB80]);&quot;&quot;))" office:value-type="string" office:string-value="0-Activos depreciables móviles">
            <text:p>0-Activos depreciables móviles</text:p>
          </table:table-cell>
          <table:table-cell table:formula="of:=IF(EXACT([$'Plan base'.$Y80];1);[$'Plan base'.$AD80];&quot;&quot;)" office:value-type="string" office:string-value="Cuenta por cobrar">
            <text:p>Cuenta por cobrar</text:p>
          </table:table-cell>
          <table:table-cell table:formula="of:=IF(EXACT([$'Plan base'.$AE80];&quot;&quot;);&quot;&quot;;IF(EXACT([$'Plan base'.$Y80];1);[$'Plan base'.$AE80];&quot;&quot;))" office:value-type="string" office:string-value="CRC">
            <text:p>CRC</text:p>
          </table:table-cell>
          <table:table-cell table:formula="of:=IF(EXACT([$'Plan base'.$Y80];1);[$'Plan base'.$AF80];&quot;&quot;)" office:value-type="string" office:string-value="receivable">
            <text:p>receivable</text:p>
          </table:table-cell>
          <table:table-cell table:formula="of:=IF(EXACT([$'Plan base'.$Y80];1);[$'Plan base'.$AG80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81];1);CONCATENATE([$Valores.$B$15];&quot;-&quot;;[$'Plan base'.$V81]);&quot;&quot;)" office:value-type="string" office:string-value="0-142003">
            <text:p>0-142003</text:p>
          </table:table-cell>
          <table:table-cell table:formula="of:=IF(EXACT([$'Plan base'.$Y81];1);CONCATENATE([$Valores.$B$15];&quot;-&quot;;[$'Plan base'.$X81]);&quot;&quot;)" office:value-type="string" office:string-value="0-Depósitos sobre locales en alquiler">
            <text:p>0-Depósitos sobre locales en alquiler</text:p>
          </table:table-cell>
          <table:table-cell table:formula="of:=IF(EXACT([$'Plan base'.$Y81];1);CONCATENATE([$Valores.$B$15];&quot;-&quot;;[$'Plan base'.$AA81]);&quot;&quot;)" office:value-type="string" office:string-value="0-Alq.">
            <text:p>0-Alq.</text:p>
          </table:table-cell>
          <table:table-cell table:formula="of:=IF(EXACT([$'Plan base'.$AB81];&quot;&quot;);&quot;&quot;;IF(EXACT([$'Plan base'.$Y81];1);CONCATENATE([$Valores.$B$15];&quot;-&quot;;[$'Plan base'.$AB81]);&quot;&quot;))" office:value-type="string" office:string-value="0-Activos depreciables móviles">
            <text:p>0-Activos depreciables móviles</text:p>
          </table:table-cell>
          <table:table-cell table:formula="of:=IF(EXACT([$'Plan base'.$Y81];1);[$'Plan base'.$AD81];&quot;&quot;)" office:value-type="string" office:string-value="Cuenta por cobrar">
            <text:p>Cuenta por cobrar</text:p>
          </table:table-cell>
          <table:table-cell table:formula="of:=IF(EXACT([$'Plan base'.$AE81];&quot;&quot;);&quot;&quot;;IF(EXACT([$'Plan base'.$Y81];1);[$'Plan base'.$AE81];&quot;&quot;))" office:value-type="string" office:string-value="CRC">
            <text:p>CRC</text:p>
          </table:table-cell>
          <table:table-cell table:formula="of:=IF(EXACT([$'Plan base'.$Y81];1);[$'Plan base'.$AF81];&quot;&quot;)" office:value-type="string" office:string-value="receivable">
            <text:p>receivable</text:p>
          </table:table-cell>
          <table:table-cell table:formula="of:=IF(EXACT([$'Plan base'.$Y81];1);[$'Plan base'.$AG81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82];1);CONCATENATE([$Valores.$B$15];&quot;-&quot;;[$'Plan base'.$V82]);&quot;&quot;)" office:value-type="string" office:string-value="0-200000">
            <text:p>0-200000</text:p>
          </table:table-cell>
          <table:table-cell table:formula="of:=IF(EXACT([$'Plan base'.$Y82];1);CONCATENATE([$Valores.$B$15];&quot;-&quot;;[$'Plan base'.$X82]);&quot;&quot;)" office:value-type="string" office:string-value="0-Pasivo">
            <text:p>0-Pasivo</text:p>
          </table:table-cell>
          <table:table-cell table:formula="of:=IF(EXACT([$'Plan base'.$Y82];1);CONCATENATE([$Valores.$B$15];&quot;-&quot;;[$'Plan base'.$AA82]);&quot;&quot;)" office:value-type="string" office:string-value="0-Pa">
            <text:p>0-Pa</text:p>
          </table:table-cell>
          <table:table-cell table:formula="of:=IF(EXACT([$'Plan base'.$AB82];&quot;&quot;);&quot;&quot;;IF(EXACT([$'Plan base'.$Y82];1);CONCATENATE([$Valores.$B$15];&quot;-&quot;;[$'Plan base'.$AB82]);&quot;&quot;))" office:value-type="string" office:string-value="0-Plan Contable">
            <text:p>0-Plan Contable</text:p>
          </table:table-cell>
          <table:table-cell table:formula="of:=IF(EXACT([$'Plan base'.$Y82];1);[$'Plan base'.$AD82];&quot;&quot;)" office:value-type="string" office:string-value="Vista">
            <text:p>Vista</text:p>
          </table:table-cell>
          <table:table-cell table:formula="of:=IF(EXACT([$'Plan base'.$AE82];&quot;&quot;);&quot;&quot;;IF(EXACT([$'Plan base'.$Y82];1);[$'Plan base'.$AE82];&quot;&quot;))" office:value-type="string" office:string-value="CRC">
            <text:p>CRC</text:p>
          </table:table-cell>
          <table:table-cell table:formula="of:=IF(EXACT([$'Plan base'.$Y82];1);[$'Plan base'.$AF82];&quot;&quot;)" office:value-type="string" office:string-value="view">
            <text:p>view</text:p>
          </table:table-cell>
          <table:table-cell table:formula="of:=IF(EXACT([$'Plan base'.$Y82];1);[$'Plan base'.$AG8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83];1);CONCATENATE([$Valores.$B$15];&quot;-&quot;;[$'Plan base'.$V83]);&quot;&quot;)" office:value-type="string" office:string-value="0-210000">
            <text:p>0-210000</text:p>
          </table:table-cell>
          <table:table-cell table:formula="of:=IF(EXACT([$'Plan base'.$Y83];1);CONCATENATE([$Valores.$B$15];&quot;-&quot;;[$'Plan base'.$X83]);&quot;&quot;)" office:value-type="string" office:string-value="0-Pasivo circulante">
            <text:p>0-Pasivo circulante</text:p>
          </table:table-cell>
          <table:table-cell table:formula="of:=IF(EXACT([$'Plan base'.$Y83];1);CONCATENATE([$Valores.$B$15];&quot;-&quot;;[$'Plan base'.$AA83]);&quot;&quot;)" office:value-type="string" office:string-value="0-Cir">
            <text:p>0-Cir</text:p>
          </table:table-cell>
          <table:table-cell table:formula="of:=IF(EXACT([$'Plan base'.$AB83];&quot;&quot;);&quot;&quot;;IF(EXACT([$'Plan base'.$Y83];1);CONCATENATE([$Valores.$B$15];&quot;-&quot;;[$'Plan base'.$AB83]);&quot;&quot;))" office:value-type="string" office:string-value="0-Pasivo">
            <text:p>0-Pasivo</text:p>
          </table:table-cell>
          <table:table-cell table:formula="of:=IF(EXACT([$'Plan base'.$Y83];1);[$'Plan base'.$AD83];&quot;&quot;)" office:value-type="string" office:string-value="Vista">
            <text:p>Vista</text:p>
          </table:table-cell>
          <table:table-cell table:formula="of:=IF(EXACT([$'Plan base'.$AE83];&quot;&quot;);&quot;&quot;;IF(EXACT([$'Plan base'.$Y83];1);[$'Plan base'.$AE83];&quot;&quot;))" office:value-type="string" office:string-value="CRC">
            <text:p>CRC</text:p>
          </table:table-cell>
          <table:table-cell table:formula="of:=IF(EXACT([$'Plan base'.$Y83];1);[$'Plan base'.$AF83];&quot;&quot;)" office:value-type="string" office:string-value="view">
            <text:p>view</text:p>
          </table:table-cell>
          <table:table-cell table:formula="of:=IF(EXACT([$'Plan base'.$Y83];1);[$'Plan base'.$AG8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84];1);CONCATENATE([$Valores.$B$15];&quot;-&quot;;[$'Plan base'.$V84]);&quot;&quot;)" office:value-type="string" office:string-value="0-211000">
            <text:p>0-211000</text:p>
          </table:table-cell>
          <table:table-cell table:formula="of:=IF(EXACT([$'Plan base'.$Y84];1);CONCATENATE([$Valores.$B$15];&quot;-&quot;;[$'Plan base'.$X84]);&quot;&quot;)" office:value-type="string" office:string-value="0-Cuentas por pagar">
            <text:p>0-Cuentas por pagar</text:p>
          </table:table-cell>
          <table:table-cell table:formula="of:=IF(EXACT([$'Plan base'.$Y84];1);CONCATENATE([$Valores.$B$15];&quot;-&quot;;[$'Plan base'.$AA84]);&quot;&quot;)" office:value-type="string" office:string-value="0-CxP">
            <text:p>0-CxP</text:p>
          </table:table-cell>
          <table:table-cell table:formula="of:=IF(EXACT([$'Plan base'.$AB84];&quot;&quot;);&quot;&quot;;IF(EXACT([$'Plan base'.$Y84];1);CONCATENATE([$Valores.$B$15];&quot;-&quot;;[$'Plan base'.$AB84]);&quot;&quot;))" office:value-type="string" office:string-value="0-Pasivo circulante">
            <text:p>0-Pasivo circulante</text:p>
          </table:table-cell>
          <table:table-cell table:formula="of:=IF(EXACT([$'Plan base'.$Y84];1);[$'Plan base'.$AD84];&quot;&quot;)" office:value-type="string" office:string-value="Vista">
            <text:p>Vista</text:p>
          </table:table-cell>
          <table:table-cell table:formula="of:=IF(EXACT([$'Plan base'.$AE84];&quot;&quot;);&quot;&quot;;IF(EXACT([$'Plan base'.$Y84];1);[$'Plan base'.$AE84];&quot;&quot;))" office:value-type="string" office:string-value="CRC">
            <text:p>CRC</text:p>
          </table:table-cell>
          <table:table-cell table:formula="of:=IF(EXACT([$'Plan base'.$Y84];1);[$'Plan base'.$AF84];&quot;&quot;)" office:value-type="string" office:string-value="view">
            <text:p>view</text:p>
          </table:table-cell>
          <table:table-cell table:formula="of:=IF(EXACT([$'Plan base'.$Y84];1);[$'Plan base'.$AG8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85];1);CONCATENATE([$Valores.$B$15];&quot;-&quot;;[$'Plan base'.$V85]);&quot;&quot;)" office:value-type="string" office:string-value="0-211001">
            <text:p>0-211001</text:p>
          </table:table-cell>
          <table:table-cell table:formula="of:=IF(EXACT([$'Plan base'.$Y85];1);CONCATENATE([$Valores.$B$15];&quot;-&quot;;[$'Plan base'.$X85]);&quot;&quot;)" office:value-type="string" office:string-value="0-Cuentas por pagar a proveedores">
            <text:p>0-Cuentas por pagar a proveedores</text:p>
          </table:table-cell>
          <table:table-cell table:formula="of:=IF(EXACT([$'Plan base'.$Y85];1);CONCATENATE([$Valores.$B$15];&quot;-&quot;;[$'Plan base'.$AA85]);&quot;&quot;)" office:value-type="string" office:string-value="0-Prove">
            <text:p>0-Prove</text:p>
          </table:table-cell>
          <table:table-cell table:formula="of:=IF(EXACT([$'Plan base'.$AB85];&quot;&quot;);&quot;&quot;;IF(EXACT([$'Plan base'.$Y85];1);CONCATENATE([$Valores.$B$15];&quot;-&quot;;[$'Plan base'.$AB85]);&quot;&quot;))" office:value-type="string" office:string-value="0-Activos depreciables móviles">
            <text:p>0-Activos depreciables móviles</text:p>
          </table:table-cell>
          <table:table-cell table:formula="of:=IF(EXACT([$'Plan base'.$Y85];1);[$'Plan base'.$AD85];&quot;&quot;)" office:value-type="string" office:string-value="Cuenta por pagar">
            <text:p>Cuenta por pagar</text:p>
          </table:table-cell>
          <table:table-cell table:formula="of:=IF(EXACT([$'Plan base'.$AE85];&quot;&quot;);&quot;&quot;;IF(EXACT([$'Plan base'.$Y85];1);[$'Plan base'.$AE85];&quot;&quot;))" office:value-type="string" office:string-value="CRC">
            <text:p>CRC</text:p>
          </table:table-cell>
          <table:table-cell table:formula="of:=IF(EXACT([$'Plan base'.$Y85];1);[$'Plan base'.$AF85];&quot;&quot;)" office:value-type="string" office:string-value="payable">
            <text:p>payable</text:p>
          </table:table-cell>
          <table:table-cell table:formula="of:=IF(EXACT([$'Plan base'.$Y85];1);[$'Plan base'.$AG85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86];1);CONCATENATE([$Valores.$B$15];&quot;-&quot;;[$'Plan base'.$V86]);&quot;&quot;)" office:value-type="string" office:string-value="0-211002">
            <text:p>0-211002</text:p>
          </table:table-cell>
          <table:table-cell table:formula="of:=IF(EXACT([$'Plan base'.$Y86];1);CONCATENATE([$Valores.$B$15];&quot;-&quot;;[$'Plan base'.$X86]);&quot;&quot;)" office:value-type="string" office:string-value="0-Cuentas por pagar a empleados">
            <text:p>0-Cuentas por pagar a empleados</text:p>
          </table:table-cell>
          <table:table-cell table:formula="of:=IF(EXACT([$'Plan base'.$Y86];1);CONCATENATE([$Valores.$B$15];&quot;-&quot;;[$'Plan base'.$AA86]);&quot;&quot;)" office:value-type="string" office:string-value="0-Emp">
            <text:p>0-Emp</text:p>
          </table:table-cell>
          <table:table-cell table:formula="of:=IF(EXACT([$'Plan base'.$AB86];&quot;&quot;);&quot;&quot;;IF(EXACT([$'Plan base'.$Y86];1);CONCATENATE([$Valores.$B$15];&quot;-&quot;;[$'Plan base'.$AB86]);&quot;&quot;))" office:value-type="string" office:string-value="0-Activos depreciables móviles">
            <text:p>0-Activos depreciables móviles</text:p>
          </table:table-cell>
          <table:table-cell table:formula="of:=IF(EXACT([$'Plan base'.$Y86];1);[$'Plan base'.$AD86];&quot;&quot;)" office:value-type="string" office:string-value="Cuenta por pagar">
            <text:p>Cuenta por pagar</text:p>
          </table:table-cell>
          <table:table-cell table:formula="of:=IF(EXACT([$'Plan base'.$AE86];&quot;&quot;);&quot;&quot;;IF(EXACT([$'Plan base'.$Y86];1);[$'Plan base'.$AE86];&quot;&quot;))" office:value-type="string" office:string-value="CRC">
            <text:p>CRC</text:p>
          </table:table-cell>
          <table:table-cell table:formula="of:=IF(EXACT([$'Plan base'.$Y86];1);[$'Plan base'.$AF86];&quot;&quot;)" office:value-type="string" office:string-value="payable">
            <text:p>payable</text:p>
          </table:table-cell>
          <table:table-cell table:formula="of:=IF(EXACT([$'Plan base'.$Y86];1);[$'Plan base'.$AG86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87];1);CONCATENATE([$Valores.$B$15];&quot;-&quot;;[$'Plan base'.$V87]);&quot;&quot;)" office:value-type="string" office:string-value="0-211003">
            <text:p>0-211003</text:p>
          </table:table-cell>
          <table:table-cell table:formula="of:=IF(EXACT([$'Plan base'.$Y87];1);CONCATENATE([$Valores.$B$15];&quot;-&quot;;[$'Plan base'.$X87]);&quot;&quot;)" office:value-type="string" office:string-value="0-Cuentas por pagar de provisiones">
            <text:p>0-Cuentas por pagar de provisiones</text:p>
          </table:table-cell>
          <table:table-cell table:formula="of:=IF(EXACT([$'Plan base'.$Y87];1);CONCATENATE([$Valores.$B$15];&quot;-&quot;;[$'Plan base'.$AA87]);&quot;&quot;)" office:value-type="string" office:string-value="0-Provi">
            <text:p>0-Provi</text:p>
          </table:table-cell>
          <table:table-cell table:formula="of:=IF(EXACT([$'Plan base'.$AB87];&quot;&quot;);&quot;&quot;;IF(EXACT([$'Plan base'.$Y87];1);CONCATENATE([$Valores.$B$15];&quot;-&quot;;[$'Plan base'.$AB87]);&quot;&quot;))" office:value-type="string" office:string-value="0-Activos depreciables móviles">
            <text:p>0-Activos depreciables móviles</text:p>
          </table:table-cell>
          <table:table-cell table:formula="of:=IF(EXACT([$'Plan base'.$Y87];1);[$'Plan base'.$AD87];&quot;&quot;)" office:value-type="string" office:string-value="Cuenta por pagar">
            <text:p>Cuenta por pagar</text:p>
          </table:table-cell>
          <table:table-cell table:formula="of:=IF(EXACT([$'Plan base'.$AE87];&quot;&quot;);&quot;&quot;;IF(EXACT([$'Plan base'.$Y87];1);[$'Plan base'.$AE87];&quot;&quot;))" office:value-type="string" office:string-value="CRC">
            <text:p>CRC</text:p>
          </table:table-cell>
          <table:table-cell table:formula="of:=IF(EXACT([$'Plan base'.$Y87];1);[$'Plan base'.$AF87];&quot;&quot;)" office:value-type="string" office:string-value="payable">
            <text:p>payable</text:p>
          </table:table-cell>
          <table:table-cell table:formula="of:=IF(EXACT([$'Plan base'.$Y87];1);[$'Plan base'.$AG87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88];1);CONCATENATE([$Valores.$B$15];&quot;-&quot;;[$'Plan base'.$V88]);&quot;&quot;)" office:value-type="string" office:string-value="0-211004">
            <text:p>0-211004</text:p>
          </table:table-cell>
          <table:table-cell table:formula="of:=IF(EXACT([$'Plan base'.$Y88];1);CONCATENATE([$Valores.$B$15];&quot;-&quot;;[$'Plan base'.$X88]);&quot;&quot;)" office:value-type="string" office:string-value="0-Cuentas por pagar a compañías relacionadas">
            <text:p>0-Cuentas por pagar a compañías relacionadas</text:p>
          </table:table-cell>
          <table:table-cell table:formula="of:=IF(EXACT([$'Plan base'.$Y88];1);CONCATENATE([$Valores.$B$15];&quot;-&quot;;[$'Plan base'.$AA88]);&quot;&quot;)" office:value-type="string" office:string-value="0-Rel">
            <text:p>0-Rel</text:p>
          </table:table-cell>
          <table:table-cell table:formula="of:=IF(EXACT([$'Plan base'.$AB88];&quot;&quot;);&quot;&quot;;IF(EXACT([$'Plan base'.$Y88];1);CONCATENATE([$Valores.$B$15];&quot;-&quot;;[$'Plan base'.$AB88]);&quot;&quot;))" office:value-type="string" office:string-value="0-Activos depreciables móviles">
            <text:p>0-Activos depreciables móviles</text:p>
          </table:table-cell>
          <table:table-cell table:formula="of:=IF(EXACT([$'Plan base'.$Y88];1);[$'Plan base'.$AD88];&quot;&quot;)" office:value-type="string" office:string-value="Cuenta por pagar">
            <text:p>Cuenta por pagar</text:p>
          </table:table-cell>
          <table:table-cell table:formula="of:=IF(EXACT([$'Plan base'.$AE88];&quot;&quot;);&quot;&quot;;IF(EXACT([$'Plan base'.$Y88];1);[$'Plan base'.$AE88];&quot;&quot;))" office:value-type="string" office:string-value="CRC">
            <text:p>CRC</text:p>
          </table:table-cell>
          <table:table-cell table:formula="of:=IF(EXACT([$'Plan base'.$Y88];1);[$'Plan base'.$AF88];&quot;&quot;)" office:value-type="string" office:string-value="payable">
            <text:p>payable</text:p>
          </table:table-cell>
          <table:table-cell table:formula="of:=IF(EXACT([$'Plan base'.$Y88];1);[$'Plan base'.$AG88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89];1);CONCATENATE([$Valores.$B$15];&quot;-&quot;;[$'Plan base'.$V89]);&quot;&quot;)" office:value-type="string" office:string-value="0-212000">
            <text:p>0-212000</text:p>
          </table:table-cell>
          <table:table-cell table:formula="of:=IF(EXACT([$'Plan base'.$Y89];1);CONCATENATE([$Valores.$B$15];&quot;-&quot;;[$'Plan base'.$X89]);&quot;&quot;)" office:value-type="string" office:string-value="0-Impuestos">
            <text:p>0-Impuestos</text:p>
          </table:table-cell>
          <table:table-cell table:formula="of:=IF(EXACT([$'Plan base'.$Y89];1);CONCATENATE([$Valores.$B$15];&quot;-&quot;;[$'Plan base'.$AA89]);&quot;&quot;)" office:value-type="string" office:string-value="0-CxP">
            <text:p>0-CxP</text:p>
          </table:table-cell>
          <table:table-cell table:formula="of:=IF(EXACT([$'Plan base'.$AB89];&quot;&quot;);&quot;&quot;;IF(EXACT([$'Plan base'.$Y89];1);CONCATENATE([$Valores.$B$15];&quot;-&quot;;[$'Plan base'.$AB89]);&quot;&quot;))" office:value-type="string" office:string-value="0-Pasivo circulante">
            <text:p>0-Pasivo circulante</text:p>
          </table:table-cell>
          <table:table-cell table:formula="of:=IF(EXACT([$'Plan base'.$Y89];1);[$'Plan base'.$AD89];&quot;&quot;)" office:value-type="string" office:string-value="Vista">
            <text:p>Vista</text:p>
          </table:table-cell>
          <table:table-cell table:formula="of:=IF(EXACT([$'Plan base'.$AE89];&quot;&quot;);&quot;&quot;;IF(EXACT([$'Plan base'.$Y89];1);[$'Plan base'.$AE89];&quot;&quot;))" office:value-type="string" office:string-value="CRC">
            <text:p>CRC</text:p>
          </table:table-cell>
          <table:table-cell table:formula="of:=IF(EXACT([$'Plan base'.$Y89];1);[$'Plan base'.$AF89];&quot;&quot;)" office:value-type="string" office:string-value="view">
            <text:p>view</text:p>
          </table:table-cell>
          <table:table-cell table:formula="of:=IF(EXACT([$'Plan base'.$Y89];1);[$'Plan base'.$AG8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90];1);CONCATENATE([$Valores.$B$15];&quot;-&quot;;[$'Plan base'.$V90]);&quot;&quot;)" office:value-type="string" office:string-value="0-212100">
            <text:p>0-212100</text:p>
          </table:table-cell>
          <table:table-cell table:formula="of:=IF(EXACT([$'Plan base'.$Y90];1);CONCATENATE([$Valores.$B$15];&quot;-&quot;;[$'Plan base'.$X90]);&quot;&quot;)" office:value-type="string" office:string-value="0-Impuesto de ventas">
            <text:p>0-Impuesto de ventas</text:p>
          </table:table-cell>
          <table:table-cell table:formula="of:=IF(EXACT([$'Plan base'.$Y90];1);CONCATENATE([$Valores.$B$15];&quot;-&quot;;[$'Plan base'.$AA90]);&quot;&quot;)" office:value-type="string" office:string-value="0-IV">
            <text:p>0-IV</text:p>
          </table:table-cell>
          <table:table-cell table:formula="of:=IF(EXACT([$'Plan base'.$AB90];&quot;&quot;);&quot;&quot;;IF(EXACT([$'Plan base'.$Y90];1);CONCATENATE([$Valores.$B$15];&quot;-&quot;;[$'Plan base'.$AB90]);&quot;&quot;))" office:value-type="string" office:string-value="0-Impuestos">
            <text:p>0-Impuestos</text:p>
          </table:table-cell>
          <table:table-cell table:formula="of:=IF(EXACT([$'Plan base'.$Y90];1);[$'Plan base'.$AD90];&quot;&quot;)" office:value-type="string" office:string-value="Vista">
            <text:p>Vista</text:p>
          </table:table-cell>
          <table:table-cell table:formula="of:=IF(EXACT([$'Plan base'.$AE90];&quot;&quot;);&quot;&quot;;IF(EXACT([$'Plan base'.$Y90];1);[$'Plan base'.$AE90];&quot;&quot;))" office:value-type="string" office:string-value="CRC">
            <text:p>CRC</text:p>
          </table:table-cell>
          <table:table-cell table:formula="of:=IF(EXACT([$'Plan base'.$Y90];1);[$'Plan base'.$AF90];&quot;&quot;)" office:value-type="string" office:string-value="view">
            <text:p>view</text:p>
          </table:table-cell>
          <table:table-cell table:formula="of:=IF(EXACT([$'Plan base'.$Y90];1);[$'Plan base'.$AG9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91];1);CONCATENATE([$Valores.$B$15];&quot;-&quot;;[$'Plan base'.$V91]);&quot;&quot;)" office:value-type="string" office:string-value="0-212101">
            <text:p>0-212101</text:p>
          </table:table-cell>
          <table:table-cell table:formula="of:=IF(EXACT([$'Plan base'.$Y91];1);CONCATENATE([$Valores.$B$15];&quot;-&quot;;[$'Plan base'.$X91]);&quot;&quot;)" office:value-type="string" office:string-value="0-Impuesto de ventas por pagar">
            <text:p>0-Impuesto de ventas por pagar</text:p>
          </table:table-cell>
          <table:table-cell table:formula="of:=IF(EXACT([$'Plan base'.$Y91];1);CONCATENATE([$Valores.$B$15];&quot;-&quot;;[$'Plan base'.$AA91]);&quot;&quot;)" office:value-type="string" office:string-value="0-IVxP">
            <text:p>0-IVxP</text:p>
          </table:table-cell>
          <table:table-cell table:formula="of:=IF(EXACT([$'Plan base'.$AB91];&quot;&quot;);&quot;&quot;;IF(EXACT([$'Plan base'.$Y91];1);CONCATENATE([$Valores.$B$15];&quot;-&quot;;[$'Plan base'.$AB91]);&quot;&quot;))" office:value-type="string" office:string-value="0-Activos depreciables móviles">
            <text:p>0-Activos depreciables móviles</text:p>
          </table:table-cell>
          <table:table-cell table:formula="of:=IF(EXACT([$'Plan base'.$Y91];1);[$'Plan base'.$AD91];&quot;&quot;)" office:value-type="string" office:string-value="Impuesto">
            <text:p>Impuesto</text:p>
          </table:table-cell>
          <table:table-cell table:formula="of:=IF(EXACT([$'Plan base'.$AE91];&quot;&quot;);&quot;&quot;;IF(EXACT([$'Plan base'.$Y91];1);[$'Plan base'.$AE91];&quot;&quot;))" office:value-type="string" office:string-value="CRC">
            <text:p>CRC</text:p>
          </table:table-cell>
          <table:table-cell table:formula="of:=IF(EXACT([$'Plan base'.$Y91];1);[$'Plan base'.$AF91];&quot;&quot;)" office:value-type="string" office:string-value="payable">
            <text:p>payable</text:p>
          </table:table-cell>
          <table:table-cell table:formula="of:=IF(EXACT([$'Plan base'.$Y91];1);[$'Plan base'.$AG91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92];1);CONCATENATE([$Valores.$B$15];&quot;-&quot;;[$'Plan base'.$V92]);&quot;&quot;)" office:value-type="string" office:string-value="0-212102">
            <text:p>0-212102</text:p>
          </table:table-cell>
          <table:table-cell table:formula="of:=IF(EXACT([$'Plan base'.$Y92];1);CONCATENATE([$Valores.$B$15];&quot;-&quot;;[$'Plan base'.$X92]);&quot;&quot;)" office:value-type="string" office:string-value="0-Impuesto de ventas pagado">
            <text:p>0-Impuesto de ventas pagado</text:p>
          </table:table-cell>
          <table:table-cell table:formula="of:=IF(EXACT([$'Plan base'.$Y92];1);CONCATENATE([$Valores.$B$15];&quot;-&quot;;[$'Plan base'.$AA92]);&quot;&quot;)" office:value-type="string" office:string-value="0-IVPag">
            <text:p>0-IVPag</text:p>
          </table:table-cell>
          <table:table-cell table:formula="of:=IF(EXACT([$'Plan base'.$AB92];&quot;&quot;);&quot;&quot;;IF(EXACT([$'Plan base'.$Y92];1);CONCATENATE([$Valores.$B$15];&quot;-&quot;;[$'Plan base'.$AB92]);&quot;&quot;))" office:value-type="string" office:string-value="0-Activos depreciables móviles">
            <text:p>0-Activos depreciables móviles</text:p>
          </table:table-cell>
          <table:table-cell table:formula="of:=IF(EXACT([$'Plan base'.$Y92];1);[$'Plan base'.$AD92];&quot;&quot;)" office:value-type="string" office:string-value="Impuesto">
            <text:p>Impuesto</text:p>
          </table:table-cell>
          <table:table-cell table:formula="of:=IF(EXACT([$'Plan base'.$AE92];&quot;&quot;);&quot;&quot;;IF(EXACT([$'Plan base'.$Y92];1);[$'Plan base'.$AE92];&quot;&quot;))" office:value-type="string" office:string-value="CRC">
            <text:p>CRC</text:p>
          </table:table-cell>
          <table:table-cell table:formula="of:=IF(EXACT([$'Plan base'.$Y92];1);[$'Plan base'.$AF92];&quot;&quot;)" office:value-type="string" office:string-value="payable">
            <text:p>payable</text:p>
          </table:table-cell>
          <table:table-cell table:formula="of:=IF(EXACT([$'Plan base'.$Y92];1);[$'Plan base'.$AG92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93];1);CONCATENATE([$Valores.$B$15];&quot;-&quot;;[$'Plan base'.$V93]);&quot;&quot;)" office:value-type="string" office:string-value="0-212200">
            <text:p>0-212200</text:p>
          </table:table-cell>
          <table:table-cell table:formula="of:=IF(EXACT([$'Plan base'.$Y93];1);CONCATENATE([$Valores.$B$15];&quot;-&quot;;[$'Plan base'.$X93]);&quot;&quot;)" office:value-type="string" office:string-value="0-Impuesto de renta">
            <text:p>0-Impuesto de renta</text:p>
          </table:table-cell>
          <table:table-cell table:formula="of:=IF(EXACT([$'Plan base'.$Y93];1);CONCATENATE([$Valores.$B$15];&quot;-&quot;;[$'Plan base'.$AA93]);&quot;&quot;)" office:value-type="string" office:string-value="0-IR">
            <text:p>0-IR</text:p>
          </table:table-cell>
          <table:table-cell table:formula="of:=IF(EXACT([$'Plan base'.$AB93];&quot;&quot;);&quot;&quot;;IF(EXACT([$'Plan base'.$Y93];1);CONCATENATE([$Valores.$B$15];&quot;-&quot;;[$'Plan base'.$AB93]);&quot;&quot;))" office:value-type="string" office:string-value="0-Impuestos">
            <text:p>0-Impuestos</text:p>
          </table:table-cell>
          <table:table-cell table:formula="of:=IF(EXACT([$'Plan base'.$Y93];1);[$'Plan base'.$AD93];&quot;&quot;)" office:value-type="string" office:string-value="Vista">
            <text:p>Vista</text:p>
          </table:table-cell>
          <table:table-cell table:formula="of:=IF(EXACT([$'Plan base'.$AE93];&quot;&quot;);&quot;&quot;;IF(EXACT([$'Plan base'.$Y93];1);[$'Plan base'.$AE93];&quot;&quot;))" office:value-type="string" office:string-value="CRC">
            <text:p>CRC</text:p>
          </table:table-cell>
          <table:table-cell table:formula="of:=IF(EXACT([$'Plan base'.$Y93];1);[$'Plan base'.$AF93];&quot;&quot;)" office:value-type="string" office:string-value="view">
            <text:p>view</text:p>
          </table:table-cell>
          <table:table-cell table:formula="of:=IF(EXACT([$'Plan base'.$Y93];1);[$'Plan base'.$AG9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94];1);CONCATENATE([$Valores.$B$15];&quot;-&quot;;[$'Plan base'.$V94]);&quot;&quot;)" office:value-type="string" office:string-value="0-212201">
            <text:p>0-212201</text:p>
          </table:table-cell>
          <table:table-cell table:formula="of:=IF(EXACT([$'Plan base'.$Y94];1);CONCATENATE([$Valores.$B$15];&quot;-&quot;;[$'Plan base'.$X94]);&quot;&quot;)" office:value-type="string" office:string-value="0-Impuesto de renta por pagar">
            <text:p>0-Impuesto de renta por pagar</text:p>
          </table:table-cell>
          <table:table-cell table:formula="of:=IF(EXACT([$'Plan base'.$Y94];1);CONCATENATE([$Valores.$B$15];&quot;-&quot;;[$'Plan base'.$AA94]);&quot;&quot;)" office:value-type="string" office:string-value="0-IRxP">
            <text:p>0-IRxP</text:p>
          </table:table-cell>
          <table:table-cell table:formula="of:=IF(EXACT([$'Plan base'.$AB94];&quot;&quot;);&quot;&quot;;IF(EXACT([$'Plan base'.$Y94];1);CONCATENATE([$Valores.$B$15];&quot;-&quot;;[$'Plan base'.$AB94]);&quot;&quot;))" office:value-type="string" office:string-value="0-Activos depreciables móviles">
            <text:p>0-Activos depreciables móviles</text:p>
          </table:table-cell>
          <table:table-cell table:formula="of:=IF(EXACT([$'Plan base'.$Y94];1);[$'Plan base'.$AD94];&quot;&quot;)" office:value-type="string" office:string-value="Impuesto">
            <text:p>Impuesto</text:p>
          </table:table-cell>
          <table:table-cell table:formula="of:=IF(EXACT([$'Plan base'.$AE94];&quot;&quot;);&quot;&quot;;IF(EXACT([$'Plan base'.$Y94];1);[$'Plan base'.$AE94];&quot;&quot;))" office:value-type="string" office:string-value="CRC">
            <text:p>CRC</text:p>
          </table:table-cell>
          <table:table-cell table:formula="of:=IF(EXACT([$'Plan base'.$Y94];1);[$'Plan base'.$AF94];&quot;&quot;)" office:value-type="string" office:string-value="payable">
            <text:p>payable</text:p>
          </table:table-cell>
          <table:table-cell table:formula="of:=IF(EXACT([$'Plan base'.$Y94];1);[$'Plan base'.$AG94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95];1);CONCATENATE([$Valores.$B$15];&quot;-&quot;;[$'Plan base'.$V95]);&quot;&quot;)" office:value-type="string" office:string-value="0-212202">
            <text:p>0-212202</text:p>
          </table:table-cell>
          <table:table-cell table:formula="of:=IF(EXACT([$'Plan base'.$Y95];1);CONCATENATE([$Valores.$B$15];&quot;-&quot;;[$'Plan base'.$X95]);&quot;&quot;)" office:value-type="string" office:string-value="0-Adelantos de impuesto de renta">
            <text:p>0-Adelantos de impuesto de renta</text:p>
          </table:table-cell>
          <table:table-cell table:formula="of:=IF(EXACT([$'Plan base'.$Y95];1);CONCATENATE([$Valores.$B$15];&quot;-&quot;;[$'Plan base'.$AA95]);&quot;&quot;)" office:value-type="string" office:string-value="0-AdIR">
            <text:p>0-AdIR</text:p>
          </table:table-cell>
          <table:table-cell table:formula="of:=IF(EXACT([$'Plan base'.$AB95];&quot;&quot;);&quot;&quot;;IF(EXACT([$'Plan base'.$Y95];1);CONCATENATE([$Valores.$B$15];&quot;-&quot;;[$'Plan base'.$AB95]);&quot;&quot;))" office:value-type="string" office:string-value="0-Activos depreciables móviles">
            <text:p>0-Activos depreciables móviles</text:p>
          </table:table-cell>
          <table:table-cell table:formula="of:=IF(EXACT([$'Plan base'.$Y95];1);[$'Plan base'.$AD95];&quot;&quot;)" office:value-type="string" office:string-value="Impuesto">
            <text:p>Impuesto</text:p>
          </table:table-cell>
          <table:table-cell table:formula="of:=IF(EXACT([$'Plan base'.$AE95];&quot;&quot;);&quot;&quot;;IF(EXACT([$'Plan base'.$Y95];1);[$'Plan base'.$AE95];&quot;&quot;))" office:value-type="string" office:string-value="CRC">
            <text:p>CRC</text:p>
          </table:table-cell>
          <table:table-cell table:formula="of:=IF(EXACT([$'Plan base'.$Y95];1);[$'Plan base'.$AF95];&quot;&quot;)" office:value-type="string" office:string-value="payable">
            <text:p>payable</text:p>
          </table:table-cell>
          <table:table-cell table:formula="of:=IF(EXACT([$'Plan base'.$Y95];1);[$'Plan base'.$AG95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96];1);CONCATENATE([$Valores.$B$15];&quot;-&quot;;[$'Plan base'.$V96]);&quot;&quot;)" office:value-type="string" office:string-value="0-212203">
            <text:p>0-212203</text:p>
          </table:table-cell>
          <table:table-cell table:formula="of:=IF(EXACT([$'Plan base'.$Y96];1);CONCATENATE([$Valores.$B$15];&quot;-&quot;;[$'Plan base'.$X96]);&quot;&quot;)" office:value-type="string" office:string-value="0-Retenciones de impuesto de renta">
            <text:p>0-Retenciones de impuesto de renta</text:p>
          </table:table-cell>
          <table:table-cell table:formula="of:=IF(EXACT([$'Plan base'.$Y96];1);CONCATENATE([$Valores.$B$15];&quot;-&quot;;[$'Plan base'.$AA96]);&quot;&quot;)" office:value-type="string" office:string-value="0-RetIR">
            <text:p>0-RetIR</text:p>
          </table:table-cell>
          <table:table-cell table:formula="of:=IF(EXACT([$'Plan base'.$AB96];&quot;&quot;);&quot;&quot;;IF(EXACT([$'Plan base'.$Y96];1);CONCATENATE([$Valores.$B$15];&quot;-&quot;;[$'Plan base'.$AB96]);&quot;&quot;))" office:value-type="string" office:string-value="0-Activos depreciables móviles">
            <text:p>0-Activos depreciables móviles</text:p>
          </table:table-cell>
          <table:table-cell table:formula="of:=IF(EXACT([$'Plan base'.$Y96];1);[$'Plan base'.$AD96];&quot;&quot;)" office:value-type="string" office:string-value="Impuesto">
            <text:p>Impuesto</text:p>
          </table:table-cell>
          <table:table-cell table:formula="of:=IF(EXACT([$'Plan base'.$AE96];&quot;&quot;);&quot;&quot;;IF(EXACT([$'Plan base'.$Y96];1);[$'Plan base'.$AE96];&quot;&quot;))" office:value-type="string" office:string-value="CRC">
            <text:p>CRC</text:p>
          </table:table-cell>
          <table:table-cell table:formula="of:=IF(EXACT([$'Plan base'.$Y96];1);[$'Plan base'.$AF96];&quot;&quot;)" office:value-type="string" office:string-value="payable">
            <text:p>payable</text:p>
          </table:table-cell>
          <table:table-cell table:formula="of:=IF(EXACT([$'Plan base'.$Y96];1);[$'Plan base'.$AG96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Y97];1);CONCATENATE([$Valores.$B$15];&quot;-&quot;;[$'Plan base'.$V97]);&quot;&quot;)" office:value-type="string" office:string-value="0-300000">
            <text:p>0-300000</text:p>
          </table:table-cell>
          <table:table-cell table:formula="of:=IF(EXACT([$'Plan base'.$Y97];1);CONCATENATE([$Valores.$B$15];&quot;-&quot;;[$'Plan base'.$X97]);&quot;&quot;)" office:value-type="string" office:string-value="0-Patrimonio">
            <text:p>0-Patrimonio</text:p>
          </table:table-cell>
          <table:table-cell table:formula="of:=IF(EXACT([$'Plan base'.$Y97];1);CONCATENATE([$Valores.$B$15];&quot;-&quot;;[$'Plan base'.$AA97]);&quot;&quot;)" office:value-type="string" office:string-value="0-Pa">
            <text:p>0-Pa</text:p>
          </table:table-cell>
          <table:table-cell table:formula="of:=IF(EXACT([$'Plan base'.$AB97];&quot;&quot;);&quot;&quot;;IF(EXACT([$'Plan base'.$Y97];1);CONCATENATE([$Valores.$B$15];&quot;-&quot;;[$'Plan base'.$AB97]);&quot;&quot;))" office:value-type="string" office:string-value="0-Plan Contable">
            <text:p>0-Plan Contable</text:p>
          </table:table-cell>
          <table:table-cell table:formula="of:=IF(EXACT([$'Plan base'.$Y97];1);[$'Plan base'.$AD97];&quot;&quot;)" office:value-type="string" office:string-value="Vista">
            <text:p>Vista</text:p>
          </table:table-cell>
          <table:table-cell table:formula="of:=IF(EXACT([$'Plan base'.$AE97];&quot;&quot;);&quot;&quot;;IF(EXACT([$'Plan base'.$Y97];1);[$'Plan base'.$AE97];&quot;&quot;))" office:value-type="string" office:string-value="CRC">
            <text:p>CRC</text:p>
          </table:table-cell>
          <table:table-cell table:formula="of:=IF(EXACT([$'Plan base'.$Y97];1);[$'Plan base'.$AF97];&quot;&quot;)" office:value-type="string" office:string-value="view">
            <text:p>view</text:p>
          </table:table-cell>
          <table:table-cell table:formula="of:=IF(EXACT([$'Plan base'.$Y97];1);[$'Plan base'.$AG9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98];1);CONCATENATE([$Valores.$B$15];&quot;-&quot;;[$'Plan base'.$V98]);&quot;&quot;)" office:value-type="string" office:string-value="0-310000">
            <text:p>0-310000</text:p>
          </table:table-cell>
          <table:table-cell table:formula="of:=IF(EXACT([$'Plan base'.$Y98];1);CONCATENATE([$Valores.$B$15];&quot;-&quot;;[$'Plan base'.$X98]);&quot;&quot;)" office:value-type="string" office:string-value="0-Capital social">
            <text:p>0-Capital social</text:p>
          </table:table-cell>
          <table:table-cell table:formula="of:=IF(EXACT([$'Plan base'.$Y98];1);CONCATENATE([$Valores.$B$15];&quot;-&quot;;[$'Plan base'.$AA98]);&quot;&quot;)" office:value-type="string" office:string-value="0-CS">
            <text:p>0-CS</text:p>
          </table:table-cell>
          <table:table-cell table:formula="of:=IF(EXACT([$'Plan base'.$AB98];&quot;&quot;);&quot;&quot;;IF(EXACT([$'Plan base'.$Y98];1);CONCATENATE([$Valores.$B$15];&quot;-&quot;;[$'Plan base'.$AB98]);&quot;&quot;))" office:value-type="string" office:string-value="0-Patrimonio">
            <text:p>0-Patrimonio</text:p>
          </table:table-cell>
          <table:table-cell table:formula="of:=IF(EXACT([$'Plan base'.$Y98];1);[$'Plan base'.$AD98];&quot;&quot;)" office:value-type="string" office:string-value="Vista">
            <text:p>Vista</text:p>
          </table:table-cell>
          <table:table-cell table:formula="of:=IF(EXACT([$'Plan base'.$AE98];&quot;&quot;);&quot;&quot;;IF(EXACT([$'Plan base'.$Y98];1);[$'Plan base'.$AE98];&quot;&quot;))" office:value-type="string" office:string-value="CRC">
            <text:p>CRC</text:p>
          </table:table-cell>
          <table:table-cell table:formula="of:=IF(EXACT([$'Plan base'.$Y98];1);[$'Plan base'.$AF98];&quot;&quot;)" office:value-type="string" office:string-value="view">
            <text:p>view</text:p>
          </table:table-cell>
          <table:table-cell table:formula="of:=IF(EXACT([$'Plan base'.$Y98];1);[$'Plan base'.$AG9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99];1);CONCATENATE([$Valores.$B$15];&quot;-&quot;;[$'Plan base'.$V99]);&quot;&quot;)" office:value-type="string" office:string-value="0-310001">
            <text:p>0-310001</text:p>
          </table:table-cell>
          <table:table-cell table:formula="of:=IF(EXACT([$'Plan base'.$Y99];1);CONCATENATE([$Valores.$B$15];&quot;-&quot;;[$'Plan base'.$X99]);&quot;&quot;)" office:value-type="string" office:string-value="0-Socio 1">
            <text:p>0-Socio 1</text:p>
          </table:table-cell>
          <table:table-cell table:formula="of:=IF(EXACT([$'Plan base'.$Y99];1);CONCATENATE([$Valores.$B$15];&quot;-&quot;;[$'Plan base'.$AA99]);&quot;&quot;)" office:value-type="string" office:string-value="0-CRVE">
            <text:p>0-CRVE</text:p>
          </table:table-cell>
          <table:table-cell table:formula="of:=IF(EXACT([$'Plan base'.$AB99];&quot;&quot;);&quot;&quot;;IF(EXACT([$'Plan base'.$Y99];1);CONCATENATE([$Valores.$B$15];&quot;-&quot;;[$'Plan base'.$AB99]);&quot;&quot;))" office:value-type="string" office:string-value="0-Activos depreciables móviles">
            <text:p>0-Activos depreciables móviles</text:p>
          </table:table-cell>
          <table:table-cell table:formula="of:=IF(EXACT([$'Plan base'.$Y99];1);[$'Plan base'.$AD99];&quot;&quot;)" office:value-type="string" office:string-value="Patrimonio">
            <text:p>Patrimonio</text:p>
          </table:table-cell>
          <table:table-cell table:formula="of:=IF(EXACT([$'Plan base'.$AE99];&quot;&quot;);&quot;&quot;;IF(EXACT([$'Plan base'.$Y99];1);[$'Plan base'.$AE99];&quot;&quot;))" office:value-type="string" office:string-value="CRC">
            <text:p>CRC</text:p>
          </table:table-cell>
          <table:table-cell table:formula="of:=IF(EXACT([$'Plan base'.$Y99];1);[$'Plan base'.$AF99];&quot;&quot;)" office:value-type="string" office:string-value="other">
            <text:p>other</text:p>
          </table:table-cell>
          <table:table-cell table:formula="of:=IF(EXACT([$'Plan base'.$Y99];1);[$'Plan base'.$AG9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0];1);CONCATENATE([$Valores.$B$15];&quot;-&quot;;[$'Plan base'.$V100]);&quot;&quot;)" office:value-type="string" office:string-value="0-320000">
            <text:p>0-320000</text:p>
          </table:table-cell>
          <table:table-cell table:formula="of:=IF(EXACT([$'Plan base'.$Y100];1);CONCATENATE([$Valores.$B$15];&quot;-&quot;;[$'Plan base'.$X100]);&quot;&quot;)" office:value-type="string" office:string-value="0-Reserva legal">
            <text:p>0-Reserva legal</text:p>
          </table:table-cell>
          <table:table-cell table:formula="of:=IF(EXACT([$'Plan base'.$Y100];1);CONCATENATE([$Valores.$B$15];&quot;-&quot;;[$'Plan base'.$AA100]);&quot;&quot;)" office:value-type="string" office:string-value="0-RL">
            <text:p>0-RL</text:p>
          </table:table-cell>
          <table:table-cell table:formula="of:=IF(EXACT([$'Plan base'.$AB100];&quot;&quot;);&quot;&quot;;IF(EXACT([$'Plan base'.$Y100];1);CONCATENATE([$Valores.$B$15];&quot;-&quot;;[$'Plan base'.$AB100]);&quot;&quot;))" office:value-type="string" office:string-value="0-Patrimonio">
            <text:p>0-Patrimonio</text:p>
          </table:table-cell>
          <table:table-cell table:formula="of:=IF(EXACT([$'Plan base'.$Y100];1);[$'Plan base'.$AD100];&quot;&quot;)" office:value-type="string" office:string-value="Vista">
            <text:p>Vista</text:p>
          </table:table-cell>
          <table:table-cell table:formula="of:=IF(EXACT([$'Plan base'.$AE100];&quot;&quot;);&quot;&quot;;IF(EXACT([$'Plan base'.$Y100];1);[$'Plan base'.$AE100];&quot;&quot;))" office:value-type="string" office:string-value="CRC">
            <text:p>CRC</text:p>
          </table:table-cell>
          <table:table-cell table:formula="of:=IF(EXACT([$'Plan base'.$Y100];1);[$'Plan base'.$AF100];&quot;&quot;)" office:value-type="string" office:string-value="view">
            <text:p>view</text:p>
          </table:table-cell>
          <table:table-cell table:formula="of:=IF(EXACT([$'Plan base'.$Y100];1);[$'Plan base'.$AG10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1];1);CONCATENATE([$Valores.$B$15];&quot;-&quot;;[$'Plan base'.$V101]);&quot;&quot;)" office:value-type="string" office:string-value="0-320001">
            <text:p>0-320001</text:p>
          </table:table-cell>
          <table:table-cell table:formula="of:=IF(EXACT([$'Plan base'.$Y101];1);CONCATENATE([$Valores.$B$15];&quot;-&quot;;[$'Plan base'.$X101]);&quot;&quot;)" office:value-type="string" office:string-value="0-Reserva legal">
            <text:p>0-Reserva legal</text:p>
          </table:table-cell>
          <table:table-cell table:formula="of:=IF(EXACT([$'Plan base'.$Y101];1);CONCATENATE([$Valores.$B$15];&quot;-&quot;;[$'Plan base'.$AA101]);&quot;&quot;)" office:value-type="string" office:string-value="0-RL">
            <text:p>0-RL</text:p>
          </table:table-cell>
          <table:table-cell table:formula="of:=IF(EXACT([$'Plan base'.$AB101];&quot;&quot;);&quot;&quot;;IF(EXACT([$'Plan base'.$Y101];1);CONCATENATE([$Valores.$B$15];&quot;-&quot;;[$'Plan base'.$AB101]);&quot;&quot;))" office:value-type="string" office:string-value="0-Activos depreciables móviles">
            <text:p>0-Activos depreciables móviles</text:p>
          </table:table-cell>
          <table:table-cell table:formula="of:=IF(EXACT([$'Plan base'.$Y101];1);[$'Plan base'.$AD101];&quot;&quot;)" office:value-type="string" office:string-value="Patrimonio">
            <text:p>Patrimonio</text:p>
          </table:table-cell>
          <table:table-cell table:formula="of:=IF(EXACT([$'Plan base'.$AE101];&quot;&quot;);&quot;&quot;;IF(EXACT([$'Plan base'.$Y101];1);[$'Plan base'.$AE101];&quot;&quot;))" office:value-type="string" office:string-value="CRC">
            <text:p>CRC</text:p>
          </table:table-cell>
          <table:table-cell table:formula="of:=IF(EXACT([$'Plan base'.$Y101];1);[$'Plan base'.$AF101];&quot;&quot;)" office:value-type="string" office:string-value="other">
            <text:p>other</text:p>
          </table:table-cell>
          <table:table-cell table:formula="of:=IF(EXACT([$'Plan base'.$Y101];1);[$'Plan base'.$AG10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2];1);CONCATENATE([$Valores.$B$15];&quot;-&quot;;[$'Plan base'.$V102]);&quot;&quot;)" office:value-type="string" office:string-value="0-330000">
            <text:p>0-330000</text:p>
          </table:table-cell>
          <table:table-cell table:formula="of:=IF(EXACT([$'Plan base'.$Y102];1);CONCATENATE([$Valores.$B$15];&quot;-&quot;;[$'Plan base'.$X102]);&quot;&quot;)" office:value-type="string" office:string-value="0-Otras reservas">
            <text:p>0-Otras reservas</text:p>
          </table:table-cell>
          <table:table-cell table:formula="of:=IF(EXACT([$'Plan base'.$Y102];1);CONCATENATE([$Valores.$B$15];&quot;-&quot;;[$'Plan base'.$AA102]);&quot;&quot;)" office:value-type="string" office:string-value="0-OR">
            <text:p>0-OR</text:p>
          </table:table-cell>
          <table:table-cell table:formula="of:=IF(EXACT([$'Plan base'.$AB102];&quot;&quot;);&quot;&quot;;IF(EXACT([$'Plan base'.$Y102];1);CONCATENATE([$Valores.$B$15];&quot;-&quot;;[$'Plan base'.$AB102]);&quot;&quot;))" office:value-type="string" office:string-value="0-Patrimonio">
            <text:p>0-Patrimonio</text:p>
          </table:table-cell>
          <table:table-cell table:formula="of:=IF(EXACT([$'Plan base'.$Y102];1);[$'Plan base'.$AD102];&quot;&quot;)" office:value-type="string" office:string-value="Vista">
            <text:p>Vista</text:p>
          </table:table-cell>
          <table:table-cell table:formula="of:=IF(EXACT([$'Plan base'.$AE102];&quot;&quot;);&quot;&quot;;IF(EXACT([$'Plan base'.$Y102];1);[$'Plan base'.$AE102];&quot;&quot;))" office:value-type="string" office:string-value="CRC">
            <text:p>CRC</text:p>
          </table:table-cell>
          <table:table-cell table:formula="of:=IF(EXACT([$'Plan base'.$Y102];1);[$'Plan base'.$AF102];&quot;&quot;)" office:value-type="string" office:string-value="view">
            <text:p>view</text:p>
          </table:table-cell>
          <table:table-cell table:formula="of:=IF(EXACT([$'Plan base'.$Y102];1);[$'Plan base'.$AG10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3];1);CONCATENATE([$Valores.$B$15];&quot;-&quot;;[$'Plan base'.$V103]);&quot;&quot;)" office:value-type="string" office:string-value="0-330001">
            <text:p>0-330001</text:p>
          </table:table-cell>
          <table:table-cell table:formula="of:=IF(EXACT([$'Plan base'.$Y103];1);CONCATENATE([$Valores.$B$15];&quot;-&quot;;[$'Plan base'.$X103]);&quot;&quot;)" office:value-type="string" office:string-value="0-Reserva para mejoras">
            <text:p>0-Reserva para mejoras</text:p>
          </table:table-cell>
          <table:table-cell table:formula="of:=IF(EXACT([$'Plan base'.$Y103];1);CONCATENATE([$Valores.$B$15];&quot;-&quot;;[$'Plan base'.$AA103]);&quot;&quot;)" office:value-type="string" office:string-value="0-Mej">
            <text:p>0-Mej</text:p>
          </table:table-cell>
          <table:table-cell table:formula="of:=IF(EXACT([$'Plan base'.$AB103];&quot;&quot;);&quot;&quot;;IF(EXACT([$'Plan base'.$Y103];1);CONCATENATE([$Valores.$B$15];&quot;-&quot;;[$'Plan base'.$AB103]);&quot;&quot;))" office:value-type="string" office:string-value="0-Activos depreciables móviles">
            <text:p>0-Activos depreciables móviles</text:p>
          </table:table-cell>
          <table:table-cell table:formula="of:=IF(EXACT([$'Plan base'.$Y103];1);[$'Plan base'.$AD103];&quot;&quot;)" office:value-type="string" office:string-value="Patrimonio">
            <text:p>Patrimonio</text:p>
          </table:table-cell>
          <table:table-cell table:formula="of:=IF(EXACT([$'Plan base'.$AE103];&quot;&quot;);&quot;&quot;;IF(EXACT([$'Plan base'.$Y103];1);[$'Plan base'.$AE103];&quot;&quot;))" office:value-type="string" office:string-value="CRC">
            <text:p>CRC</text:p>
          </table:table-cell>
          <table:table-cell table:formula="of:=IF(EXACT([$'Plan base'.$Y103];1);[$'Plan base'.$AF103];&quot;&quot;)" office:value-type="string" office:string-value="other">
            <text:p>other</text:p>
          </table:table-cell>
          <table:table-cell table:formula="of:=IF(EXACT([$'Plan base'.$Y103];1);[$'Plan base'.$AG10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4];1);CONCATENATE([$Valores.$B$15];&quot;-&quot;;[$'Plan base'.$V104]);&quot;&quot;)" office:value-type="string" office:string-value="0-330002">
            <text:p>0-330002</text:p>
          </table:table-cell>
          <table:table-cell table:formula="of:=IF(EXACT([$'Plan base'.$Y104];1);CONCATENATE([$Valores.$B$15];&quot;-&quot;;[$'Plan base'.$X104]);&quot;&quot;)" office:value-type="string" office:string-value="0-Reserva para proyectos">
            <text:p>0-Reserva para proyectos</text:p>
          </table:table-cell>
          <table:table-cell table:formula="of:=IF(EXACT([$'Plan base'.$Y104];1);CONCATENATE([$Valores.$B$15];&quot;-&quot;;[$'Plan base'.$AA104]);&quot;&quot;)" office:value-type="string" office:string-value="0-Pro">
            <text:p>0-Pro</text:p>
          </table:table-cell>
          <table:table-cell table:formula="of:=IF(EXACT([$'Plan base'.$AB104];&quot;&quot;);&quot;&quot;;IF(EXACT([$'Plan base'.$Y104];1);CONCATENATE([$Valores.$B$15];&quot;-&quot;;[$'Plan base'.$AB104]);&quot;&quot;))" office:value-type="string" office:string-value="0-Activos depreciables móviles">
            <text:p>0-Activos depreciables móviles</text:p>
          </table:table-cell>
          <table:table-cell table:formula="of:=IF(EXACT([$'Plan base'.$Y104];1);[$'Plan base'.$AD104];&quot;&quot;)" office:value-type="string" office:string-value="Patrimonio">
            <text:p>Patrimonio</text:p>
          </table:table-cell>
          <table:table-cell table:formula="of:=IF(EXACT([$'Plan base'.$AE104];&quot;&quot;);&quot;&quot;;IF(EXACT([$'Plan base'.$Y104];1);[$'Plan base'.$AE104];&quot;&quot;))" office:value-type="string" office:string-value="CRC">
            <text:p>CRC</text:p>
          </table:table-cell>
          <table:table-cell table:formula="of:=IF(EXACT([$'Plan base'.$Y104];1);[$'Plan base'.$AF104];&quot;&quot;)" office:value-type="string" office:string-value="other">
            <text:p>other</text:p>
          </table:table-cell>
          <table:table-cell table:formula="of:=IF(EXACT([$'Plan base'.$Y104];1);[$'Plan base'.$AG10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5];1);CONCATENATE([$Valores.$B$15];&quot;-&quot;;[$'Plan base'.$V105]);&quot;&quot;)" office:value-type="string" office:string-value="0-340000">
            <text:p>0-340000</text:p>
          </table:table-cell>
          <table:table-cell table:formula="of:=IF(EXACT([$'Plan base'.$Y105];1);CONCATENATE([$Valores.$B$15];&quot;-&quot;;[$'Plan base'.$X105]);&quot;&quot;)" office:value-type="string" office:string-value="0-Aportes de capital">
            <text:p>0-Aportes de capital</text:p>
          </table:table-cell>
          <table:table-cell table:formula="of:=IF(EXACT([$'Plan base'.$Y105];1);CONCATENATE([$Valores.$B$15];&quot;-&quot;;[$'Plan base'.$AA105]);&quot;&quot;)" office:value-type="string" office:string-value="0-AC">
            <text:p>0-AC</text:p>
          </table:table-cell>
          <table:table-cell table:formula="of:=IF(EXACT([$'Plan base'.$AB105];&quot;&quot;);&quot;&quot;;IF(EXACT([$'Plan base'.$Y105];1);CONCATENATE([$Valores.$B$15];&quot;-&quot;;[$'Plan base'.$AB105]);&quot;&quot;))" office:value-type="string" office:string-value="0-Patrimonio">
            <text:p>0-Patrimonio</text:p>
          </table:table-cell>
          <table:table-cell table:formula="of:=IF(EXACT([$'Plan base'.$Y105];1);[$'Plan base'.$AD105];&quot;&quot;)" office:value-type="string" office:string-value="Vista">
            <text:p>Vista</text:p>
          </table:table-cell>
          <table:table-cell table:formula="of:=IF(EXACT([$'Plan base'.$AE105];&quot;&quot;);&quot;&quot;;IF(EXACT([$'Plan base'.$Y105];1);[$'Plan base'.$AE105];&quot;&quot;))" office:value-type="string" office:string-value="CRC">
            <text:p>CRC</text:p>
          </table:table-cell>
          <table:table-cell table:formula="of:=IF(EXACT([$'Plan base'.$Y105];1);[$'Plan base'.$AF105];&quot;&quot;)" office:value-type="string" office:string-value="view">
            <text:p>view</text:p>
          </table:table-cell>
          <table:table-cell table:formula="of:=IF(EXACT([$'Plan base'.$Y105];1);[$'Plan base'.$AG10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6];1);CONCATENATE([$Valores.$B$15];&quot;-&quot;;[$'Plan base'.$V106]);&quot;&quot;)" office:value-type="string" office:string-value="0-340001">
            <text:p>0-340001</text:p>
          </table:table-cell>
          <table:table-cell table:formula="of:=IF(EXACT([$'Plan base'.$Y106];1);CONCATENATE([$Valores.$B$15];&quot;-&quot;;[$'Plan base'.$X106]);&quot;&quot;)" office:value-type="string" office:string-value="0-Socio 1">
            <text:p>0-Socio 1</text:p>
          </table:table-cell>
          <table:table-cell table:formula="of:=IF(EXACT([$'Plan base'.$Y106];1);CONCATENATE([$Valores.$B$15];&quot;-&quot;;[$'Plan base'.$AA106]);&quot;&quot;)" office:value-type="string" office:string-value="0-AC">
            <text:p>0-AC</text:p>
          </table:table-cell>
          <table:table-cell table:formula="of:=IF(EXACT([$'Plan base'.$AB106];&quot;&quot;);&quot;&quot;;IF(EXACT([$'Plan base'.$Y106];1);CONCATENATE([$Valores.$B$15];&quot;-&quot;;[$'Plan base'.$AB106]);&quot;&quot;))" office:value-type="string" office:string-value="0-Activos depreciables móviles">
            <text:p>0-Activos depreciables móviles</text:p>
          </table:table-cell>
          <table:table-cell table:formula="of:=IF(EXACT([$'Plan base'.$Y106];1);[$'Plan base'.$AD106];&quot;&quot;)" office:value-type="string" office:string-value="Patrimonio">
            <text:p>Patrimonio</text:p>
          </table:table-cell>
          <table:table-cell table:formula="of:=IF(EXACT([$'Plan base'.$AE106];&quot;&quot;);&quot;&quot;;IF(EXACT([$'Plan base'.$Y106];1);[$'Plan base'.$AE106];&quot;&quot;))" office:value-type="string" office:string-value="CRC">
            <text:p>CRC</text:p>
          </table:table-cell>
          <table:table-cell table:formula="of:=IF(EXACT([$'Plan base'.$Y106];1);[$'Plan base'.$AF106];&quot;&quot;)" office:value-type="string" office:string-value="other">
            <text:p>other</text:p>
          </table:table-cell>
          <table:table-cell table:formula="of:=IF(EXACT([$'Plan base'.$Y106];1);[$'Plan base'.$AG10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7];1);CONCATENATE([$Valores.$B$15];&quot;-&quot;;[$'Plan base'.$V107]);&quot;&quot;)" office:value-type="string" office:string-value="0-350000">
            <text:p>0-350000</text:p>
          </table:table-cell>
          <table:table-cell table:formula="of:=IF(EXACT([$'Plan base'.$Y107];1);CONCATENATE([$Valores.$B$15];&quot;-&quot;;[$'Plan base'.$X107]);&quot;&quot;)" office:value-type="string" office:string-value="0-Cuentas de superávit">
            <text:p>0-Cuentas de superávit</text:p>
          </table:table-cell>
          <table:table-cell table:formula="of:=IF(EXACT([$'Plan base'.$Y107];1);CONCATENATE([$Valores.$B$15];&quot;-&quot;;[$'Plan base'.$AA107]);&quot;&quot;)" office:value-type="string" office:string-value="0-Sup">
            <text:p>0-Sup</text:p>
          </table:table-cell>
          <table:table-cell table:formula="of:=IF(EXACT([$'Plan base'.$AB107];&quot;&quot;);&quot;&quot;;IF(EXACT([$'Plan base'.$Y107];1);CONCATENATE([$Valores.$B$15];&quot;-&quot;;[$'Plan base'.$AB107]);&quot;&quot;))" office:value-type="string" office:string-value="0-Patrimonio">
            <text:p>0-Patrimonio</text:p>
          </table:table-cell>
          <table:table-cell table:formula="of:=IF(EXACT([$'Plan base'.$Y107];1);[$'Plan base'.$AD107];&quot;&quot;)" office:value-type="string" office:string-value="Vista">
            <text:p>Vista</text:p>
          </table:table-cell>
          <table:table-cell table:formula="of:=IF(EXACT([$'Plan base'.$AE107];&quot;&quot;);&quot;&quot;;IF(EXACT([$'Plan base'.$Y107];1);[$'Plan base'.$AE107];&quot;&quot;))" office:value-type="string" office:string-value="CRC">
            <text:p>CRC</text:p>
          </table:table-cell>
          <table:table-cell table:formula="of:=IF(EXACT([$'Plan base'.$Y107];1);[$'Plan base'.$AF107];&quot;&quot;)" office:value-type="string" office:string-value="view">
            <text:p>view</text:p>
          </table:table-cell>
          <table:table-cell table:formula="of:=IF(EXACT([$'Plan base'.$Y107];1);[$'Plan base'.$AG10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8];1);CONCATENATE([$Valores.$B$15];&quot;-&quot;;[$'Plan base'.$V108]);&quot;&quot;)" office:value-type="string" office:string-value="0-350001">
            <text:p>0-350001</text:p>
          </table:table-cell>
          <table:table-cell table:formula="of:=IF(EXACT([$'Plan base'.$Y108];1);CONCATENATE([$Valores.$B$15];&quot;-&quot;;[$'Plan base'.$X108]);&quot;&quot;)" office:value-type="string" office:string-value="0-Superávit de capital">
            <text:p>0-Superávit de capital</text:p>
          </table:table-cell>
          <table:table-cell table:formula="of:=IF(EXACT([$'Plan base'.$Y108];1);CONCATENATE([$Valores.$B$15];&quot;-&quot;;[$'Plan base'.$AA108]);&quot;&quot;)" office:value-type="string" office:string-value="0-Cap">
            <text:p>0-Cap</text:p>
          </table:table-cell>
          <table:table-cell table:formula="of:=IF(EXACT([$'Plan base'.$AB108];&quot;&quot;);&quot;&quot;;IF(EXACT([$'Plan base'.$Y108];1);CONCATENATE([$Valores.$B$15];&quot;-&quot;;[$'Plan base'.$AB108]);&quot;&quot;))" office:value-type="string" office:string-value="0-Activos depreciables móviles">
            <text:p>0-Activos depreciables móviles</text:p>
          </table:table-cell>
          <table:table-cell table:formula="of:=IF(EXACT([$'Plan base'.$Y108];1);[$'Plan base'.$AD108];&quot;&quot;)" office:value-type="string" office:string-value="Patrimonio">
            <text:p>Patrimonio</text:p>
          </table:table-cell>
          <table:table-cell table:formula="of:=IF(EXACT([$'Plan base'.$AE108];&quot;&quot;);&quot;&quot;;IF(EXACT([$'Plan base'.$Y108];1);[$'Plan base'.$AE108];&quot;&quot;))" office:value-type="string" office:string-value="CRC">
            <text:p>CRC</text:p>
          </table:table-cell>
          <table:table-cell table:formula="of:=IF(EXACT([$'Plan base'.$Y108];1);[$'Plan base'.$AF108];&quot;&quot;)" office:value-type="string" office:string-value="other">
            <text:p>other</text:p>
          </table:table-cell>
          <table:table-cell table:formula="of:=IF(EXACT([$'Plan base'.$Y108];1);[$'Plan base'.$AG10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09];1);CONCATENATE([$Valores.$B$15];&quot;-&quot;;[$'Plan base'.$V109]);&quot;&quot;)" office:value-type="string" office:string-value="0-350002">
            <text:p>0-350002</text:p>
          </table:table-cell>
          <table:table-cell table:formula="of:=IF(EXACT([$'Plan base'.$Y109];1);CONCATENATE([$Valores.$B$15];&quot;-&quot;;[$'Plan base'.$X109]);&quot;&quot;)" office:value-type="string" office:string-value="0-Superavit por revaluación de activos">
            <text:p>0-Superavit por revaluación de activos</text:p>
          </table:table-cell>
          <table:table-cell table:formula="of:=IF(EXACT([$'Plan base'.$Y109];1);CONCATENATE([$Valores.$B$15];&quot;-&quot;;[$'Plan base'.$AA109]);&quot;&quot;)" office:value-type="string" office:string-value="0-Rev">
            <text:p>0-Rev</text:p>
          </table:table-cell>
          <table:table-cell table:formula="of:=IF(EXACT([$'Plan base'.$AB109];&quot;&quot;);&quot;&quot;;IF(EXACT([$'Plan base'.$Y109];1);CONCATENATE([$Valores.$B$15];&quot;-&quot;;[$'Plan base'.$AB109]);&quot;&quot;))" office:value-type="string" office:string-value="0-Activos depreciables móviles">
            <text:p>0-Activos depreciables móviles</text:p>
          </table:table-cell>
          <table:table-cell table:formula="of:=IF(EXACT([$'Plan base'.$Y109];1);[$'Plan base'.$AD109];&quot;&quot;)" office:value-type="string" office:string-value="Patrimonio">
            <text:p>Patrimonio</text:p>
          </table:table-cell>
          <table:table-cell table:formula="of:=IF(EXACT([$'Plan base'.$AE109];&quot;&quot;);&quot;&quot;;IF(EXACT([$'Plan base'.$Y109];1);[$'Plan base'.$AE109];&quot;&quot;))" office:value-type="string" office:string-value="CRC">
            <text:p>CRC</text:p>
          </table:table-cell>
          <table:table-cell table:formula="of:=IF(EXACT([$'Plan base'.$Y109];1);[$'Plan base'.$AF109];&quot;&quot;)" office:value-type="string" office:string-value="other">
            <text:p>other</text:p>
          </table:table-cell>
          <table:table-cell table:formula="of:=IF(EXACT([$'Plan base'.$Y109];1);[$'Plan base'.$AG10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0];1);CONCATENATE([$Valores.$B$15];&quot;-&quot;;[$'Plan base'.$V110]);&quot;&quot;)" office:value-type="string" office:string-value="0-350003">
            <text:p>0-350003</text:p>
          </table:table-cell>
          <table:table-cell table:formula="of:=IF(EXACT([$'Plan base'.$Y110];1);CONCATENATE([$Valores.$B$15];&quot;-&quot;;[$'Plan base'.$X110]);&quot;&quot;)" office:value-type="string" office:string-value="0-Superavit ganado">
            <text:p>0-Superavit ganado</text:p>
          </table:table-cell>
          <table:table-cell table:formula="of:=IF(EXACT([$'Plan base'.$Y110];1);CONCATENATE([$Valores.$B$15];&quot;-&quot;;[$'Plan base'.$AA110]);&quot;&quot;)" office:value-type="string" office:string-value="0-Gan">
            <text:p>0-Gan</text:p>
          </table:table-cell>
          <table:table-cell table:formula="of:=IF(EXACT([$'Plan base'.$AB110];&quot;&quot;);&quot;&quot;;IF(EXACT([$'Plan base'.$Y110];1);CONCATENATE([$Valores.$B$15];&quot;-&quot;;[$'Plan base'.$AB110]);&quot;&quot;))" office:value-type="string" office:string-value="0-Activos depreciables móviles">
            <text:p>0-Activos depreciables móviles</text:p>
          </table:table-cell>
          <table:table-cell table:formula="of:=IF(EXACT([$'Plan base'.$Y110];1);[$'Plan base'.$AD110];&quot;&quot;)" office:value-type="string" office:string-value="Patrimonio">
            <text:p>Patrimonio</text:p>
          </table:table-cell>
          <table:table-cell table:formula="of:=IF(EXACT([$'Plan base'.$AE110];&quot;&quot;);&quot;&quot;;IF(EXACT([$'Plan base'.$Y110];1);[$'Plan base'.$AE110];&quot;&quot;))" office:value-type="string" office:string-value="CRC">
            <text:p>CRC</text:p>
          </table:table-cell>
          <table:table-cell table:formula="of:=IF(EXACT([$'Plan base'.$Y110];1);[$'Plan base'.$AF110];&quot;&quot;)" office:value-type="string" office:string-value="other">
            <text:p>other</text:p>
          </table:table-cell>
          <table:table-cell table:formula="of:=IF(EXACT([$'Plan base'.$Y110];1);[$'Plan base'.$AG11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1];1);CONCATENATE([$Valores.$B$15];&quot;-&quot;;[$'Plan base'.$V111]);&quot;&quot;)" office:value-type="string" office:string-value="0-360000">
            <text:p>0-360000</text:p>
          </table:table-cell>
          <table:table-cell table:formula="of:=IF(EXACT([$'Plan base'.$Y111];1);CONCATENATE([$Valores.$B$15];&quot;-&quot;;[$'Plan base'.$X111]);&quot;&quot;)" office:value-type="string" office:string-value="0-Utilidad o pérdida acumulada de periodos anteriores">
            <text:p>0-Utilidad o pérdida acumulada de periodos anteriores</text:p>
          </table:table-cell>
          <table:table-cell table:formula="of:=IF(EXACT([$'Plan base'.$Y111];1);CONCATENATE([$Valores.$B$15];&quot;-&quot;;[$'Plan base'.$AA111]);&quot;&quot;)" office:value-type="string" office:string-value="0-Ut-Ac">
            <text:p>0-Ut-Ac</text:p>
          </table:table-cell>
          <table:table-cell table:formula="of:=IF(EXACT([$'Plan base'.$AB111];&quot;&quot;);&quot;&quot;;IF(EXACT([$'Plan base'.$Y111];1);CONCATENATE([$Valores.$B$15];&quot;-&quot;;[$'Plan base'.$AB111]);&quot;&quot;))" office:value-type="string" office:string-value="0-Patrimonio">
            <text:p>0-Patrimonio</text:p>
          </table:table-cell>
          <table:table-cell table:formula="of:=IF(EXACT([$'Plan base'.$Y111];1);[$'Plan base'.$AD111];&quot;&quot;)" office:value-type="string" office:string-value="Vista">
            <text:p>Vista</text:p>
          </table:table-cell>
          <table:table-cell table:formula="of:=IF(EXACT([$'Plan base'.$AE111];&quot;&quot;);&quot;&quot;;IF(EXACT([$'Plan base'.$Y111];1);[$'Plan base'.$AE111];&quot;&quot;))" office:value-type="string" office:string-value="CRC">
            <text:p>CRC</text:p>
          </table:table-cell>
          <table:table-cell table:formula="of:=IF(EXACT([$'Plan base'.$Y111];1);[$'Plan base'.$AF111];&quot;&quot;)" office:value-type="string" office:string-value="view">
            <text:p>view</text:p>
          </table:table-cell>
          <table:table-cell table:formula="of:=IF(EXACT([$'Plan base'.$Y111];1);[$'Plan base'.$AG11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2];1);CONCATENATE([$Valores.$B$15];&quot;-&quot;;[$'Plan base'.$V112]);&quot;&quot;)" office:value-type="string" office:string-value="0-360001">
            <text:p>0-360001</text:p>
          </table:table-cell>
          <table:table-cell table:formula="of:=IF(EXACT([$'Plan base'.$Y112];1);CONCATENATE([$Valores.$B$15];&quot;-&quot;;[$'Plan base'.$X112]);&quot;&quot;)" office:value-type="string" office:string-value="0-Periodo 1">
            <text:p>0-Periodo 1</text:p>
          </table:table-cell>
          <table:table-cell table:formula="of:=IF(EXACT([$'Plan base'.$Y112];1);CONCATENATE([$Valores.$B$15];&quot;-&quot;;[$'Plan base'.$AA112]);&quot;&quot;)" office:value-type="string" office:string-value="0-Ut-Ac">
            <text:p>0-Ut-Ac</text:p>
          </table:table-cell>
          <table:table-cell table:formula="of:=IF(EXACT([$'Plan base'.$AB112];&quot;&quot;);&quot;&quot;;IF(EXACT([$'Plan base'.$Y112];1);CONCATENATE([$Valores.$B$15];&quot;-&quot;;[$'Plan base'.$AB112]);&quot;&quot;))" office:value-type="string" office:string-value="0-Activos depreciables móviles">
            <text:p>0-Activos depreciables móviles</text:p>
          </table:table-cell>
          <table:table-cell table:formula="of:=IF(EXACT([$'Plan base'.$Y112];1);[$'Plan base'.$AD112];&quot;&quot;)" office:value-type="string" office:string-value="Patrimonio">
            <text:p>Patrimonio</text:p>
          </table:table-cell>
          <table:table-cell table:formula="of:=IF(EXACT([$'Plan base'.$AE112];&quot;&quot;);&quot;&quot;;IF(EXACT([$'Plan base'.$Y112];1);[$'Plan base'.$AE112];&quot;&quot;))" office:value-type="string" office:string-value="CRC">
            <text:p>CRC</text:p>
          </table:table-cell>
          <table:table-cell table:formula="of:=IF(EXACT([$'Plan base'.$Y112];1);[$'Plan base'.$AF112];&quot;&quot;)" office:value-type="string" office:string-value="other">
            <text:p>other</text:p>
          </table:table-cell>
          <table:table-cell table:formula="of:=IF(EXACT([$'Plan base'.$Y112];1);[$'Plan base'.$AG11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3];1);CONCATENATE([$Valores.$B$15];&quot;-&quot;;[$'Plan base'.$V113]);&quot;&quot;)" office:value-type="string" office:string-value="0-370000">
            <text:p>0-370000</text:p>
          </table:table-cell>
          <table:table-cell table:formula="of:=IF(EXACT([$'Plan base'.$Y113];1);CONCATENATE([$Valores.$B$15];&quot;-&quot;;[$'Plan base'.$X113]);&quot;&quot;)" office:value-type="string" office:string-value="0-Utilidad o pérdida del período actual">
            <text:p>0-Utilidad o pérdida del período actual</text:p>
          </table:table-cell>
          <table:table-cell table:formula="of:=IF(EXACT([$'Plan base'.$Y113];1);CONCATENATE([$Valores.$B$15];&quot;-&quot;;[$'Plan base'.$AA113]);&quot;&quot;)" office:value-type="string" office:string-value="0-Ut-Per">
            <text:p>0-Ut-Per</text:p>
          </table:table-cell>
          <table:table-cell table:formula="of:=IF(EXACT([$'Plan base'.$AB113];&quot;&quot;);&quot;&quot;;IF(EXACT([$'Plan base'.$Y113];1);CONCATENATE([$Valores.$B$15];&quot;-&quot;;[$'Plan base'.$AB113]);&quot;&quot;))" office:value-type="string" office:string-value="0-Patrimonio">
            <text:p>0-Patrimonio</text:p>
          </table:table-cell>
          <table:table-cell table:formula="of:=IF(EXACT([$'Plan base'.$Y113];1);[$'Plan base'.$AD113];&quot;&quot;)" office:value-type="string" office:string-value="Vista">
            <text:p>Vista</text:p>
          </table:table-cell>
          <table:table-cell table:formula="of:=IF(EXACT([$'Plan base'.$AE113];&quot;&quot;);&quot;&quot;;IF(EXACT([$'Plan base'.$Y113];1);[$'Plan base'.$AE113];&quot;&quot;))" office:value-type="string" office:string-value="CRC">
            <text:p>CRC</text:p>
          </table:table-cell>
          <table:table-cell table:formula="of:=IF(EXACT([$'Plan base'.$Y113];1);[$'Plan base'.$AF113];&quot;&quot;)" office:value-type="string" office:string-value="view">
            <text:p>view</text:p>
          </table:table-cell>
          <table:table-cell table:formula="of:=IF(EXACT([$'Plan base'.$Y113];1);[$'Plan base'.$AG11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4];1);CONCATENATE([$Valores.$B$15];&quot;-&quot;;[$'Plan base'.$V114]);&quot;&quot;)" office:value-type="string" office:string-value="0-370001">
            <text:p>0-370001</text:p>
          </table:table-cell>
          <table:table-cell table:formula="of:=IF(EXACT([$'Plan base'.$Y114];1);CONCATENATE([$Valores.$B$15];&quot;-&quot;;[$'Plan base'.$X114]);&quot;&quot;)" office:value-type="string" office:string-value="0-Utilidad o pérdida del período actual">
            <text:p>0-Utilidad o pérdida del período actual</text:p>
          </table:table-cell>
          <table:table-cell table:formula="of:=IF(EXACT([$'Plan base'.$Y114];1);CONCATENATE([$Valores.$B$15];&quot;-&quot;;[$'Plan base'.$AA114]);&quot;&quot;)" office:value-type="string" office:string-value="0-Ut-Per">
            <text:p>0-Ut-Per</text:p>
          </table:table-cell>
          <table:table-cell table:formula="of:=IF(EXACT([$'Plan base'.$AB114];&quot;&quot;);&quot;&quot;;IF(EXACT([$'Plan base'.$Y114];1);CONCATENATE([$Valores.$B$15];&quot;-&quot;;[$'Plan base'.$AB114]);&quot;&quot;))" office:value-type="string" office:string-value="0-Activos depreciables móviles">
            <text:p>0-Activos depreciables móviles</text:p>
          </table:table-cell>
          <table:table-cell table:formula="of:=IF(EXACT([$'Plan base'.$Y114];1);[$'Plan base'.$AD114];&quot;&quot;)" office:value-type="string" office:string-value="Patrimonio">
            <text:p>Patrimonio</text:p>
          </table:table-cell>
          <table:table-cell table:formula="of:=IF(EXACT([$'Plan base'.$AE114];&quot;&quot;);&quot;&quot;;IF(EXACT([$'Plan base'.$Y114];1);[$'Plan base'.$AE114];&quot;&quot;))" office:value-type="string" office:string-value="CRC">
            <text:p>CRC</text:p>
          </table:table-cell>
          <table:table-cell table:formula="of:=IF(EXACT([$'Plan base'.$Y114];1);[$'Plan base'.$AF114];&quot;&quot;)" office:value-type="string" office:string-value="other">
            <text:p>other</text:p>
          </table:table-cell>
          <table:table-cell table:formula="of:=IF(EXACT([$'Plan base'.$Y114];1);[$'Plan base'.$AG11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5];1);CONCATENATE([$Valores.$B$15];&quot;-&quot;;[$'Plan base'.$V115]);&quot;&quot;)" office:value-type="string" office:string-value="0-380000">
            <text:p>0-380000</text:p>
          </table:table-cell>
          <table:table-cell table:formula="of:=IF(EXACT([$'Plan base'.$Y115];1);CONCATENATE([$Valores.$B$15];&quot;-&quot;;[$'Plan base'.$X115]);&quot;&quot;)" office:value-type="string" office:string-value="0-Balance inicial">
            <text:p>0-Balance inicial</text:p>
          </table:table-cell>
          <table:table-cell table:formula="of:=IF(EXACT([$'Plan base'.$Y115];1);CONCATENATE([$Valores.$B$15];&quot;-&quot;;[$'Plan base'.$AA115]);&quot;&quot;)" office:value-type="string" office:string-value="0-Ut-Per">
            <text:p>0-Ut-Per</text:p>
          </table:table-cell>
          <table:table-cell table:formula="of:=IF(EXACT([$'Plan base'.$AB115];&quot;&quot;);&quot;&quot;;IF(EXACT([$'Plan base'.$Y115];1);CONCATENATE([$Valores.$B$15];&quot;-&quot;;[$'Plan base'.$AB115]);&quot;&quot;))" office:value-type="string" office:string-value="0-Patrimonio">
            <text:p>0-Patrimonio</text:p>
          </table:table-cell>
          <table:table-cell table:formula="of:=IF(EXACT([$'Plan base'.$Y115];1);[$'Plan base'.$AD115];&quot;&quot;)" office:value-type="string" office:string-value="Vista">
            <text:p>Vista</text:p>
          </table:table-cell>
          <table:table-cell table:formula="of:=IF(EXACT([$'Plan base'.$AE115];&quot;&quot;);&quot;&quot;;IF(EXACT([$'Plan base'.$Y115];1);[$'Plan base'.$AE115];&quot;&quot;))" office:value-type="string" office:string-value="CRC">
            <text:p>CRC</text:p>
          </table:table-cell>
          <table:table-cell table:formula="of:=IF(EXACT([$'Plan base'.$Y115];1);[$'Plan base'.$AF115];&quot;&quot;)" office:value-type="string" office:string-value="view">
            <text:p>view</text:p>
          </table:table-cell>
          <table:table-cell table:formula="of:=IF(EXACT([$'Plan base'.$Y115];1);[$'Plan base'.$AG11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6];1);CONCATENATE([$Valores.$B$15];&quot;-&quot;;[$'Plan base'.$V116]);&quot;&quot;)" office:value-type="string" office:string-value="0-380001">
            <text:p>0-380001</text:p>
          </table:table-cell>
          <table:table-cell table:formula="of:=IF(EXACT([$'Plan base'.$Y116];1);CONCATENATE([$Valores.$B$15];&quot;-&quot;;[$'Plan base'.$X116]);&quot;&quot;)" office:value-type="string" office:string-value="0-Balance inicial">
            <text:p>0-Balance inicial</text:p>
          </table:table-cell>
          <table:table-cell table:formula="of:=IF(EXACT([$'Plan base'.$Y116];1);CONCATENATE([$Valores.$B$15];&quot;-&quot;;[$'Plan base'.$AA116]);&quot;&quot;)" office:value-type="string" office:string-value="0-Ut-Per">
            <text:p>0-Ut-Per</text:p>
          </table:table-cell>
          <table:table-cell table:formula="of:=IF(EXACT([$'Plan base'.$AB116];&quot;&quot;);&quot;&quot;;IF(EXACT([$'Plan base'.$Y116];1);CONCATENATE([$Valores.$B$15];&quot;-&quot;;[$'Plan base'.$AB116]);&quot;&quot;))" office:value-type="string" office:string-value="0-Activos depreciables móviles">
            <text:p>0-Activos depreciables móviles</text:p>
          </table:table-cell>
          <table:table-cell table:formula="of:=IF(EXACT([$'Plan base'.$Y116];1);[$'Plan base'.$AD116];&quot;&quot;)" office:value-type="string" office:string-value="Patrimonio">
            <text:p>Patrimonio</text:p>
          </table:table-cell>
          <table:table-cell table:formula="of:=IF(EXACT([$'Plan base'.$AE116];&quot;&quot;);&quot;&quot;;IF(EXACT([$'Plan base'.$Y116];1);[$'Plan base'.$AE116];&quot;&quot;))" office:value-type="string" office:string-value="CRC">
            <text:p>CRC</text:p>
          </table:table-cell>
          <table:table-cell table:formula="of:=IF(EXACT([$'Plan base'.$Y116];1);[$'Plan base'.$AF116];&quot;&quot;)" office:value-type="string" office:string-value="other">
            <text:p>other</text:p>
          </table:table-cell>
          <table:table-cell table:formula="of:=IF(EXACT([$'Plan base'.$Y116];1);[$'Plan base'.$AG11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7];1);CONCATENATE([$Valores.$B$15];&quot;-&quot;;[$'Plan base'.$V117]);&quot;&quot;)" office:value-type="string" office:string-value="0-400000">
            <text:p>0-400000</text:p>
          </table:table-cell>
          <table:table-cell table:formula="of:=IF(EXACT([$'Plan base'.$Y117];1);CONCATENATE([$Valores.$B$15];&quot;-&quot;;[$'Plan base'.$X117]);&quot;&quot;)" office:value-type="string" office:string-value="0-Ingresos">
            <text:p>0-Ingresos</text:p>
          </table:table-cell>
          <table:table-cell table:formula="of:=IF(EXACT([$'Plan base'.$Y117];1);CONCATENATE([$Valores.$B$15];&quot;-&quot;;[$'Plan base'.$AA117]);&quot;&quot;)" office:value-type="string" office:string-value="0-In">
            <text:p>0-In</text:p>
          </table:table-cell>
          <table:table-cell table:formula="of:=IF(EXACT([$'Plan base'.$AB117];&quot;&quot;);&quot;&quot;;IF(EXACT([$'Plan base'.$Y117];1);CONCATENATE([$Valores.$B$15];&quot;-&quot;;[$'Plan base'.$AB117]);&quot;&quot;))" office:value-type="string" office:string-value="0-Plan Contable">
            <text:p>0-Plan Contable</text:p>
          </table:table-cell>
          <table:table-cell table:formula="of:=IF(EXACT([$'Plan base'.$Y117];1);[$'Plan base'.$AD117];&quot;&quot;)" office:value-type="string" office:string-value="Vista">
            <text:p>Vista</text:p>
          </table:table-cell>
          <table:table-cell table:formula="of:=IF(EXACT([$'Plan base'.$AE117];&quot;&quot;);&quot;&quot;;IF(EXACT([$'Plan base'.$Y117];1);[$'Plan base'.$AE117];&quot;&quot;))" office:value-type="string" office:string-value="CRC">
            <text:p>CRC</text:p>
          </table:table-cell>
          <table:table-cell table:formula="of:=IF(EXACT([$'Plan base'.$Y117];1);[$'Plan base'.$AF117];&quot;&quot;)" office:value-type="string" office:string-value="view">
            <text:p>view</text:p>
          </table:table-cell>
          <table:table-cell table:formula="of:=IF(EXACT([$'Plan base'.$Y117];1);[$'Plan base'.$AG11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18];1);CONCATENATE([$Valores.$B$15];&quot;-&quot;;[$'Plan base'.$V118]);&quot;&quot;)">
            <text:p/>
          </table:table-cell>
          <table:table-cell table:formula="of:=IF(EXACT([$'Plan base'.$Y118];1);CONCATENATE([$Valores.$B$15];&quot;-&quot;;[$'Plan base'.$X118]);&quot;&quot;)">
            <text:p/>
          </table:table-cell>
          <table:table-cell table:formula="of:=IF(EXACT([$'Plan base'.$Y118];1);CONCATENATE([$Valores.$B$15];&quot;-&quot;;[$'Plan base'.$AA118]);&quot;&quot;)">
            <text:p/>
          </table:table-cell>
          <table:table-cell table:formula="of:=IF(EXACT([$'Plan base'.$AB118];&quot;&quot;);&quot;&quot;;IF(EXACT([$'Plan base'.$Y118];1);CONCATENATE([$Valores.$B$15];&quot;-&quot;;[$'Plan base'.$AB118]);&quot;&quot;))">
            <text:p/>
          </table:table-cell>
          <table:table-cell table:formula="of:=IF(EXACT([$'Plan base'.$Y118];1);[$'Plan base'.$AD118];&quot;&quot;)">
            <text:p/>
          </table:table-cell>
          <table:table-cell table:formula="of:=IF(EXACT([$'Plan base'.$AE118];&quot;&quot;);&quot;&quot;;IF(EXACT([$'Plan base'.$Y118];1);[$'Plan base'.$AE118];&quot;&quot;))">
            <text:p/>
          </table:table-cell>
          <table:table-cell table:formula="of:=IF(EXACT([$'Plan base'.$Y118];1);[$'Plan base'.$AF118];&quot;&quot;)">
            <text:p/>
          </table:table-cell>
          <table:table-cell table:formula="of:=IF(EXACT([$'Plan base'.$Y118];1);[$'Plan base'.$AG118];&quot;&quot;)">
            <text:p/>
          </table:table-cell>
        </table:table-row>
        <table:table-row table:style-name="ro4">
          <table:table-cell table:formula="of:=IF(EXACT([$'Plan base'.$Y119];1);CONCATENATE([$Valores.$B$15];&quot;-&quot;;[$'Plan base'.$V119]);&quot;&quot;)">
            <text:p/>
          </table:table-cell>
          <table:table-cell table:formula="of:=IF(EXACT([$'Plan base'.$Y119];1);CONCATENATE([$Valores.$B$15];&quot;-&quot;;[$'Plan base'.$X119]);&quot;&quot;)">
            <text:p/>
          </table:table-cell>
          <table:table-cell table:formula="of:=IF(EXACT([$'Plan base'.$Y119];1);CONCATENATE([$Valores.$B$15];&quot;-&quot;;[$'Plan base'.$AA119]);&quot;&quot;)">
            <text:p/>
          </table:table-cell>
          <table:table-cell table:formula="of:=IF(EXACT([$'Plan base'.$AB119];&quot;&quot;);&quot;&quot;;IF(EXACT([$'Plan base'.$Y119];1);CONCATENATE([$Valores.$B$15];&quot;-&quot;;[$'Plan base'.$AB119]);&quot;&quot;))">
            <text:p/>
          </table:table-cell>
          <table:table-cell table:formula="of:=IF(EXACT([$'Plan base'.$Y119];1);[$'Plan base'.$AD119];&quot;&quot;)">
            <text:p/>
          </table:table-cell>
          <table:table-cell table:formula="of:=IF(EXACT([$'Plan base'.$AE119];&quot;&quot;);&quot;&quot;;IF(EXACT([$'Plan base'.$Y119];1);[$'Plan base'.$AE119];&quot;&quot;))">
            <text:p/>
          </table:table-cell>
          <table:table-cell table:formula="of:=IF(EXACT([$'Plan base'.$Y119];1);[$'Plan base'.$AF119];&quot;&quot;)">
            <text:p/>
          </table:table-cell>
          <table:table-cell table:formula="of:=IF(EXACT([$'Plan base'.$Y119];1);[$'Plan base'.$AG119];&quot;&quot;)">
            <text:p/>
          </table:table-cell>
        </table:table-row>
        <table:table-row table:style-name="ro4">
          <table:table-cell table:formula="of:=IF(EXACT([$'Plan base'.$Y120];1);CONCATENATE([$Valores.$B$15];&quot;-&quot;;[$'Plan base'.$V120]);&quot;&quot;)" office:value-type="string" office:string-value="0-420000">
            <text:p>0-420000</text:p>
          </table:table-cell>
          <table:table-cell table:formula="of:=IF(EXACT([$'Plan base'.$Y120];1);CONCATENATE([$Valores.$B$15];&quot;-&quot;;[$'Plan base'.$X120]);&quot;&quot;)" office:value-type="string" office:string-value="0-Ingresos por administración">
            <text:p>0-Ingresos por administración</text:p>
          </table:table-cell>
          <table:table-cell table:formula="of:=IF(EXACT([$'Plan base'.$Y120];1);CONCATENATE([$Valores.$B$15];&quot;-&quot;;[$'Plan base'.$AA120]);&quot;&quot;)" office:value-type="string" office:string-value="0-CCorp">
            <text:p>0-CCorp</text:p>
          </table:table-cell>
          <table:table-cell table:formula="of:=IF(EXACT([$'Plan base'.$AB120];&quot;&quot;);&quot;&quot;;IF(EXACT([$'Plan base'.$Y120];1);CONCATENATE([$Valores.$B$15];&quot;-&quot;;[$'Plan base'.$AB120]);&quot;&quot;))" office:value-type="string" office:string-value="0-Ingresos">
            <text:p>0-Ingresos</text:p>
          </table:table-cell>
          <table:table-cell table:formula="of:=IF(EXACT([$'Plan base'.$Y120];1);[$'Plan base'.$AD120];&quot;&quot;)" office:value-type="string" office:string-value="Vista">
            <text:p>Vista</text:p>
          </table:table-cell>
          <table:table-cell table:formula="of:=IF(EXACT([$'Plan base'.$AE120];&quot;&quot;);&quot;&quot;;IF(EXACT([$'Plan base'.$Y120];1);[$'Plan base'.$AE120];&quot;&quot;))" office:value-type="string" office:string-value="CRC">
            <text:p>CRC</text:p>
          </table:table-cell>
          <table:table-cell table:formula="of:=IF(EXACT([$'Plan base'.$Y120];1);[$'Plan base'.$AF120];&quot;&quot;)" office:value-type="string" office:string-value="view">
            <text:p>view</text:p>
          </table:table-cell>
          <table:table-cell table:formula="of:=IF(EXACT([$'Plan base'.$Y120];1);[$'Plan base'.$AG12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1];1);CONCATENATE([$Valores.$B$15];&quot;-&quot;;[$'Plan base'.$V121]);&quot;&quot;)" office:value-type="string" office:string-value="0-420001">
            <text:p>0-420001</text:p>
          </table:table-cell>
          <table:table-cell table:formula="of:=IF(EXACT([$'Plan base'.$Y121];1);CONCATENATE([$Valores.$B$15];&quot;-&quot;;[$'Plan base'.$X121]);&quot;&quot;)" office:value-type="string" office:string-value="0-Cuota por administración">
            <text:p>0-Cuota por administración</text:p>
          </table:table-cell>
          <table:table-cell table:formula="of:=IF(EXACT([$'Plan base'.$Y121];1);CONCATENATE([$Valores.$B$15];&quot;-&quot;;[$'Plan base'.$AA121]);&quot;&quot;)" office:value-type="string" office:string-value="0-CA">
            <text:p>0-CA</text:p>
          </table:table-cell>
          <table:table-cell table:formula="of:=IF(EXACT([$'Plan base'.$AB121];&quot;&quot;);&quot;&quot;;IF(EXACT([$'Plan base'.$Y121];1);CONCATENATE([$Valores.$B$15];&quot;-&quot;;[$'Plan base'.$AB121]);&quot;&quot;))" office:value-type="string" office:string-value="0-Activos depreciables móviles">
            <text:p>0-Activos depreciables móviles</text:p>
          </table:table-cell>
          <table:table-cell table:formula="of:=IF(EXACT([$'Plan base'.$Y121];1);[$'Plan base'.$AD121];&quot;&quot;)" office:value-type="string" office:string-value="Ingreso">
            <text:p>Ingreso</text:p>
          </table:table-cell>
          <table:table-cell table:formula="of:=IF(EXACT([$'Plan base'.$AE121];&quot;&quot;);&quot;&quot;;IF(EXACT([$'Plan base'.$Y121];1);[$'Plan base'.$AE121];&quot;&quot;))" office:value-type="string" office:string-value="CRC">
            <text:p>CRC</text:p>
          </table:table-cell>
          <table:table-cell table:formula="of:=IF(EXACT([$'Plan base'.$Y121];1);[$'Plan base'.$AF121];&quot;&quot;)" office:value-type="string" office:string-value="other">
            <text:p>other</text:p>
          </table:table-cell>
          <table:table-cell table:formula="of:=IF(EXACT([$'Plan base'.$Y121];1);[$'Plan base'.$AG12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2];1);CONCATENATE([$Valores.$B$15];&quot;-&quot;;[$'Plan base'.$V122]);&quot;&quot;)" office:value-type="string" office:string-value="0-430000">
            <text:p>0-430000</text:p>
          </table:table-cell>
          <table:table-cell table:formula="of:=IF(EXACT([$'Plan base'.$Y122];1);CONCATENATE([$Valores.$B$15];&quot;-&quot;;[$'Plan base'.$X122]);&quot;&quot;)" office:value-type="string" office:string-value="0-Ingresos financieros">
            <text:p>0-Ingresos financieros</text:p>
          </table:table-cell>
          <table:table-cell table:formula="of:=IF(EXACT([$'Plan base'.$Y122];1);CONCATENATE([$Valores.$B$15];&quot;-&quot;;[$'Plan base'.$AA122]);&quot;&quot;)" office:value-type="string" office:string-value="0-Fi">
            <text:p>0-Fi</text:p>
          </table:table-cell>
          <table:table-cell table:formula="of:=IF(EXACT([$'Plan base'.$AB122];&quot;&quot;);&quot;&quot;;IF(EXACT([$'Plan base'.$Y122];1);CONCATENATE([$Valores.$B$15];&quot;-&quot;;[$'Plan base'.$AB122]);&quot;&quot;))" office:value-type="string" office:string-value="0-Ingresos">
            <text:p>0-Ingresos</text:p>
          </table:table-cell>
          <table:table-cell table:formula="of:=IF(EXACT([$'Plan base'.$Y122];1);[$'Plan base'.$AD122];&quot;&quot;)" office:value-type="string" office:string-value="Vista">
            <text:p>Vista</text:p>
          </table:table-cell>
          <table:table-cell table:formula="of:=IF(EXACT([$'Plan base'.$AE122];&quot;&quot;);&quot;&quot;;IF(EXACT([$'Plan base'.$Y122];1);[$'Plan base'.$AE122];&quot;&quot;))" office:value-type="string" office:string-value="CRC">
            <text:p>CRC</text:p>
          </table:table-cell>
          <table:table-cell table:formula="of:=IF(EXACT([$'Plan base'.$Y122];1);[$'Plan base'.$AF122];&quot;&quot;)" office:value-type="string" office:string-value="view">
            <text:p>view</text:p>
          </table:table-cell>
          <table:table-cell table:formula="of:=IF(EXACT([$'Plan base'.$Y122];1);[$'Plan base'.$AG12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3];1);CONCATENATE([$Valores.$B$15];&quot;-&quot;;[$'Plan base'.$V123]);&quot;&quot;)" office:value-type="string" office:string-value="0-430001">
            <text:p>0-430001</text:p>
          </table:table-cell>
          <table:table-cell table:formula="of:=IF(EXACT([$'Plan base'.$Y123];1);CONCATENATE([$Valores.$B$15];&quot;-&quot;;[$'Plan base'.$X123]);&quot;&quot;)" office:value-type="string" office:string-value="0-Intereses ganados sobre cuentas corrientes">
            <text:p>0-Intereses ganados sobre cuentas corrientes</text:p>
          </table:table-cell>
          <table:table-cell table:formula="of:=IF(EXACT([$'Plan base'.$Y123];1);CONCATENATE([$Valores.$B$15];&quot;-&quot;;[$'Plan base'.$AA123]);&quot;&quot;)" office:value-type="string" office:string-value="0-Int">
            <text:p>0-Int</text:p>
          </table:table-cell>
          <table:table-cell table:formula="of:=IF(EXACT([$'Plan base'.$AB123];&quot;&quot;);&quot;&quot;;IF(EXACT([$'Plan base'.$Y123];1);CONCATENATE([$Valores.$B$15];&quot;-&quot;;[$'Plan base'.$AB123]);&quot;&quot;))" office:value-type="string" office:string-value="0-Activos depreciables móviles">
            <text:p>0-Activos depreciables móviles</text:p>
          </table:table-cell>
          <table:table-cell table:formula="of:=IF(EXACT([$'Plan base'.$Y123];1);[$'Plan base'.$AD123];&quot;&quot;)" office:value-type="string" office:string-value="Ingreso">
            <text:p>Ingreso</text:p>
          </table:table-cell>
          <table:table-cell table:formula="of:=IF(EXACT([$'Plan base'.$AE123];&quot;&quot;);&quot;&quot;;IF(EXACT([$'Plan base'.$Y123];1);[$'Plan base'.$AE123];&quot;&quot;))" office:value-type="string" office:string-value="CRC">
            <text:p>CRC</text:p>
          </table:table-cell>
          <table:table-cell table:formula="of:=IF(EXACT([$'Plan base'.$Y123];1);[$'Plan base'.$AF123];&quot;&quot;)" office:value-type="string" office:string-value="other">
            <text:p>other</text:p>
          </table:table-cell>
          <table:table-cell table:formula="of:=IF(EXACT([$'Plan base'.$Y123];1);[$'Plan base'.$AG12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4];1);CONCATENATE([$Valores.$B$15];&quot;-&quot;;[$'Plan base'.$V124]);&quot;&quot;)" office:value-type="string" office:string-value="0-440000">
            <text:p>0-440000</text:p>
          </table:table-cell>
          <table:table-cell table:formula="of:=IF(EXACT([$'Plan base'.$Y124];1);CONCATENATE([$Valores.$B$15];&quot;-&quot;;[$'Plan base'.$X124]);&quot;&quot;)" office:value-type="string" office:string-value="0-Otros ingresos">
            <text:p>0-Otros ingresos</text:p>
          </table:table-cell>
          <table:table-cell table:formula="of:=IF(EXACT([$'Plan base'.$Y124];1);CONCATENATE([$Valores.$B$15];&quot;-&quot;;[$'Plan base'.$AA124]);&quot;&quot;)" office:value-type="string" office:string-value="0-OI">
            <text:p>0-OI</text:p>
          </table:table-cell>
          <table:table-cell table:formula="of:=IF(EXACT([$'Plan base'.$AB124];&quot;&quot;);&quot;&quot;;IF(EXACT([$'Plan base'.$Y124];1);CONCATENATE([$Valores.$B$15];&quot;-&quot;;[$'Plan base'.$AB124]);&quot;&quot;))" office:value-type="string" office:string-value="0-Ingresos">
            <text:p>0-Ingresos</text:p>
          </table:table-cell>
          <table:table-cell table:formula="of:=IF(EXACT([$'Plan base'.$Y124];1);[$'Plan base'.$AD124];&quot;&quot;)" office:value-type="string" office:string-value="Vista">
            <text:p>Vista</text:p>
          </table:table-cell>
          <table:table-cell table:formula="of:=IF(EXACT([$'Plan base'.$AE124];&quot;&quot;);&quot;&quot;;IF(EXACT([$'Plan base'.$Y124];1);[$'Plan base'.$AE124];&quot;&quot;))" office:value-type="string" office:string-value="CRC">
            <text:p>CRC</text:p>
          </table:table-cell>
          <table:table-cell table:formula="of:=IF(EXACT([$'Plan base'.$Y124];1);[$'Plan base'.$AF124];&quot;&quot;)" office:value-type="string" office:string-value="view">
            <text:p>view</text:p>
          </table:table-cell>
          <table:table-cell table:formula="of:=IF(EXACT([$'Plan base'.$Y124];1);[$'Plan base'.$AG12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5];1);CONCATENATE([$Valores.$B$15];&quot;-&quot;;[$'Plan base'.$V125]);&quot;&quot;)" office:value-type="string" office:string-value="0-440001">
            <text:p>0-440001</text:p>
          </table:table-cell>
          <table:table-cell table:formula="of:=IF(EXACT([$'Plan base'.$Y125];1);CONCATENATE([$Valores.$B$15];&quot;-&quot;;[$'Plan base'.$X125]);&quot;&quot;)" office:value-type="string" office:string-value="0-Ajustes">
            <text:p>0-Ajustes</text:p>
          </table:table-cell>
          <table:table-cell table:formula="of:=IF(EXACT([$'Plan base'.$Y125];1);CONCATENATE([$Valores.$B$15];&quot;-&quot;;[$'Plan base'.$AA125]);&quot;&quot;)" office:value-type="string" office:string-value="0-Aj">
            <text:p>0-Aj</text:p>
          </table:table-cell>
          <table:table-cell table:formula="of:=IF(EXACT([$'Plan base'.$AB125];&quot;&quot;);&quot;&quot;;IF(EXACT([$'Plan base'.$Y125];1);CONCATENATE([$Valores.$B$15];&quot;-&quot;;[$'Plan base'.$AB125]);&quot;&quot;))" office:value-type="string" office:string-value="0-Activos depreciables móviles">
            <text:p>0-Activos depreciables móviles</text:p>
          </table:table-cell>
          <table:table-cell table:formula="of:=IF(EXACT([$'Plan base'.$Y125];1);[$'Plan base'.$AD125];&quot;&quot;)" office:value-type="string" office:string-value="Ingreso">
            <text:p>Ingreso</text:p>
          </table:table-cell>
          <table:table-cell table:formula="of:=IF(EXACT([$'Plan base'.$AE125];&quot;&quot;);&quot;&quot;;IF(EXACT([$'Plan base'.$Y125];1);[$'Plan base'.$AE125];&quot;&quot;))" office:value-type="string" office:string-value="CRC">
            <text:p>CRC</text:p>
          </table:table-cell>
          <table:table-cell table:formula="of:=IF(EXACT([$'Plan base'.$Y125];1);[$'Plan base'.$AF125];&quot;&quot;)" office:value-type="string" office:string-value="other">
            <text:p>other</text:p>
          </table:table-cell>
          <table:table-cell table:formula="of:=IF(EXACT([$'Plan base'.$Y125];1);[$'Plan base'.$AG12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6];1);CONCATENATE([$Valores.$B$15];&quot;-&quot;;[$'Plan base'.$V126]);&quot;&quot;)" office:value-type="string" office:string-value="0-440002">
            <text:p>0-440002</text:p>
          </table:table-cell>
          <table:table-cell table:formula="of:=IF(EXACT([$'Plan base'.$Y126];1);CONCATENATE([$Valores.$B$15];&quot;-&quot;;[$'Plan base'.$X126]);&quot;&quot;)" office:value-type="string" office:string-value="0-Donaciones">
            <text:p>0-Donaciones</text:p>
          </table:table-cell>
          <table:table-cell table:formula="of:=IF(EXACT([$'Plan base'.$Y126];1);CONCATENATE([$Valores.$B$15];&quot;-&quot;;[$'Plan base'.$AA126]);&quot;&quot;)" office:value-type="string" office:string-value="0-Don">
            <text:p>0-Don</text:p>
          </table:table-cell>
          <table:table-cell table:formula="of:=IF(EXACT([$'Plan base'.$AB126];&quot;&quot;);&quot;&quot;;IF(EXACT([$'Plan base'.$Y126];1);CONCATENATE([$Valores.$B$15];&quot;-&quot;;[$'Plan base'.$AB126]);&quot;&quot;))" office:value-type="string" office:string-value="0-Activos depreciables móviles">
            <text:p>0-Activos depreciables móviles</text:p>
          </table:table-cell>
          <table:table-cell table:formula="of:=IF(EXACT([$'Plan base'.$Y126];1);[$'Plan base'.$AD126];&quot;&quot;)" office:value-type="string" office:string-value="Ingreso">
            <text:p>Ingreso</text:p>
          </table:table-cell>
          <table:table-cell table:formula="of:=IF(EXACT([$'Plan base'.$AE126];&quot;&quot;);&quot;&quot;;IF(EXACT([$'Plan base'.$Y126];1);[$'Plan base'.$AE126];&quot;&quot;))" office:value-type="string" office:string-value="CRC">
            <text:p>CRC</text:p>
          </table:table-cell>
          <table:table-cell table:formula="of:=IF(EXACT([$'Plan base'.$Y126];1);[$'Plan base'.$AF126];&quot;&quot;)" office:value-type="string" office:string-value="other">
            <text:p>other</text:p>
          </table:table-cell>
          <table:table-cell table:formula="of:=IF(EXACT([$'Plan base'.$Y126];1);[$'Plan base'.$AG12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7];1);CONCATENATE([$Valores.$B$15];&quot;-&quot;;[$'Plan base'.$V127]);&quot;&quot;)" office:value-type="string" office:string-value="0-450000">
            <text:p>0-450000</text:p>
          </table:table-cell>
          <table:table-cell table:formula="of:=IF(EXACT([$'Plan base'.$Y127];1);CONCATENATE([$Valores.$B$15];&quot;-&quot;;[$'Plan base'.$X127]);&quot;&quot;)" office:value-type="string" office:string-value="0-Ingresos no gravables">
            <text:p>0-Ingresos no gravables</text:p>
          </table:table-cell>
          <table:table-cell table:formula="of:=IF(EXACT([$'Plan base'.$Y127];1);CONCATENATE([$Valores.$B$15];&quot;-&quot;;[$'Plan base'.$AA127]);&quot;&quot;)" office:value-type="string" office:string-value="0-NG">
            <text:p>0-NG</text:p>
          </table:table-cell>
          <table:table-cell table:formula="of:=IF(EXACT([$'Plan base'.$AB127];&quot;&quot;);&quot;&quot;;IF(EXACT([$'Plan base'.$Y127];1);CONCATENATE([$Valores.$B$15];&quot;-&quot;;[$'Plan base'.$AB127]);&quot;&quot;))" office:value-type="string" office:string-value="0-Ingresos">
            <text:p>0-Ingresos</text:p>
          </table:table-cell>
          <table:table-cell table:formula="of:=IF(EXACT([$'Plan base'.$Y127];1);[$'Plan base'.$AD127];&quot;&quot;)" office:value-type="string" office:string-value="Vista">
            <text:p>Vista</text:p>
          </table:table-cell>
          <table:table-cell table:formula="of:=IF(EXACT([$'Plan base'.$AE127];&quot;&quot;);&quot;&quot;;IF(EXACT([$'Plan base'.$Y127];1);[$'Plan base'.$AE127];&quot;&quot;))" office:value-type="string" office:string-value="CRC">
            <text:p>CRC</text:p>
          </table:table-cell>
          <table:table-cell table:formula="of:=IF(EXACT([$'Plan base'.$Y127];1);[$'Plan base'.$AF127];&quot;&quot;)" office:value-type="string" office:string-value="view">
            <text:p>view</text:p>
          </table:table-cell>
          <table:table-cell table:formula="of:=IF(EXACT([$'Plan base'.$Y127];1);[$'Plan base'.$AG12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8];1);CONCATENATE([$Valores.$B$15];&quot;-&quot;;[$'Plan base'.$V128]);&quot;&quot;)" office:value-type="string" office:string-value="0-450001">
            <text:p>0-450001</text:p>
          </table:table-cell>
          <table:table-cell table:formula="of:=IF(EXACT([$'Plan base'.$Y128];1);CONCATENATE([$Valores.$B$15];&quot;-&quot;;[$'Plan base'.$X128]);&quot;&quot;)" office:value-type="string" office:string-value="0-Diferencial cambiario">
            <text:p>0-Diferencial cambiario</text:p>
          </table:table-cell>
          <table:table-cell table:formula="of:=IF(EXACT([$'Plan base'.$Y128];1);CONCATENATE([$Valores.$B$15];&quot;-&quot;;[$'Plan base'.$AA128]);&quot;&quot;)" office:value-type="string" office:string-value="0-Dif">
            <text:p>0-Dif</text:p>
          </table:table-cell>
          <table:table-cell table:formula="of:=IF(EXACT([$'Plan base'.$AB128];&quot;&quot;);&quot;&quot;;IF(EXACT([$'Plan base'.$Y128];1);CONCATENATE([$Valores.$B$15];&quot;-&quot;;[$'Plan base'.$AB128]);&quot;&quot;))" office:value-type="string" office:string-value="0-Activos depreciables móviles">
            <text:p>0-Activos depreciables móviles</text:p>
          </table:table-cell>
          <table:table-cell table:formula="of:=IF(EXACT([$'Plan base'.$Y128];1);[$'Plan base'.$AD128];&quot;&quot;)" office:value-type="string" office:string-value="Ingreso">
            <text:p>Ingreso</text:p>
          </table:table-cell>
          <table:table-cell table:formula="of:=IF(EXACT([$'Plan base'.$AE128];&quot;&quot;);&quot;&quot;;IF(EXACT([$'Plan base'.$Y128];1);[$'Plan base'.$AE128];&quot;&quot;))" office:value-type="string" office:string-value="CRC">
            <text:p>CRC</text:p>
          </table:table-cell>
          <table:table-cell table:formula="of:=IF(EXACT([$'Plan base'.$Y128];1);[$'Plan base'.$AF128];&quot;&quot;)" office:value-type="string" office:string-value="other">
            <text:p>other</text:p>
          </table:table-cell>
          <table:table-cell table:formula="of:=IF(EXACT([$'Plan base'.$Y128];1);[$'Plan base'.$AG12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29];1);CONCATENATE([$Valores.$B$15];&quot;-&quot;;[$'Plan base'.$V129]);&quot;&quot;)" office:value-type="string" office:string-value="0-500000">
            <text:p>0-500000</text:p>
          </table:table-cell>
          <table:table-cell table:formula="of:=IF(EXACT([$'Plan base'.$Y129];1);CONCATENATE([$Valores.$B$15];&quot;-&quot;;[$'Plan base'.$X129]);&quot;&quot;)" office:value-type="string" office:string-value="0-Gastos">
            <text:p>0-Gastos</text:p>
          </table:table-cell>
          <table:table-cell table:formula="of:=IF(EXACT([$'Plan base'.$Y129];1);CONCATENATE([$Valores.$B$15];&quot;-&quot;;[$'Plan base'.$AA129]);&quot;&quot;)" office:value-type="string" office:string-value="0-Ga">
            <text:p>0-Ga</text:p>
          </table:table-cell>
          <table:table-cell table:formula="of:=IF(EXACT([$'Plan base'.$AB129];&quot;&quot;);&quot;&quot;;IF(EXACT([$'Plan base'.$Y129];1);CONCATENATE([$Valores.$B$15];&quot;-&quot;;[$'Plan base'.$AB129]);&quot;&quot;))" office:value-type="string" office:string-value="0-Plan Contable">
            <text:p>0-Plan Contable</text:p>
          </table:table-cell>
          <table:table-cell table:formula="of:=IF(EXACT([$'Plan base'.$Y129];1);[$'Plan base'.$AD129];&quot;&quot;)" office:value-type="string" office:string-value="Vista">
            <text:p>Vista</text:p>
          </table:table-cell>
          <table:table-cell table:formula="of:=IF(EXACT([$'Plan base'.$AE129];&quot;&quot;);&quot;&quot;;IF(EXACT([$'Plan base'.$Y129];1);[$'Plan base'.$AE129];&quot;&quot;))" office:value-type="string" office:string-value="CRC">
            <text:p>CRC</text:p>
          </table:table-cell>
          <table:table-cell table:formula="of:=IF(EXACT([$'Plan base'.$Y129];1);[$'Plan base'.$AF129];&quot;&quot;)" office:value-type="string" office:string-value="view">
            <text:p>view</text:p>
          </table:table-cell>
          <table:table-cell table:formula="of:=IF(EXACT([$'Plan base'.$Y129];1);[$'Plan base'.$AG12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0];1);CONCATENATE([$Valores.$B$15];&quot;-&quot;;[$'Plan base'.$V130]);&quot;&quot;)" office:value-type="string" office:string-value="0-510000">
            <text:p>0-510000</text:p>
          </table:table-cell>
          <table:table-cell table:formula="of:=IF(EXACT([$'Plan base'.$Y130];1);CONCATENATE([$Valores.$B$15];&quot;-&quot;;[$'Plan base'.$X130]);&quot;&quot;)" office:value-type="string" office:string-value="0-Gastos principales">
            <text:p>0-Gastos principales</text:p>
          </table:table-cell>
          <table:table-cell table:formula="of:=IF(EXACT([$'Plan base'.$Y130];1);CONCATENATE([$Valores.$B$15];&quot;-&quot;;[$'Plan base'.$AA130]);&quot;&quot;)" office:value-type="string" office:string-value="0-GP">
            <text:p>0-GP</text:p>
          </table:table-cell>
          <table:table-cell table:formula="of:=IF(EXACT([$'Plan base'.$AB130];&quot;&quot;);&quot;&quot;;IF(EXACT([$'Plan base'.$Y130];1);CONCATENATE([$Valores.$B$15];&quot;-&quot;;[$'Plan base'.$AB130]);&quot;&quot;))" office:value-type="string" office:string-value="0-Gastos">
            <text:p>0-Gastos</text:p>
          </table:table-cell>
          <table:table-cell table:formula="of:=IF(EXACT([$'Plan base'.$Y130];1);[$'Plan base'.$AD130];&quot;&quot;)" office:value-type="string" office:string-value="Vista">
            <text:p>Vista</text:p>
          </table:table-cell>
          <table:table-cell table:formula="of:=IF(EXACT([$'Plan base'.$AE130];&quot;&quot;);&quot;&quot;;IF(EXACT([$'Plan base'.$Y130];1);[$'Plan base'.$AE130];&quot;&quot;))" office:value-type="string" office:string-value="CRC">
            <text:p>CRC</text:p>
          </table:table-cell>
          <table:table-cell table:formula="of:=IF(EXACT([$'Plan base'.$Y130];1);[$'Plan base'.$AF130];&quot;&quot;)" office:value-type="string" office:string-value="view">
            <text:p>view</text:p>
          </table:table-cell>
          <table:table-cell table:formula="of:=IF(EXACT([$'Plan base'.$Y130];1);[$'Plan base'.$AG13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1];1);CONCATENATE([$Valores.$B$15];&quot;-&quot;;[$'Plan base'.$V131]);&quot;&quot;)" office:value-type="string" office:string-value="0-510001">
            <text:p>0-510001</text:p>
          </table:table-cell>
          <table:table-cell table:formula="of:=IF(EXACT([$'Plan base'.$Y131];1);CONCATENATE([$Valores.$B$15];&quot;-&quot;;[$'Plan base'.$X131]);&quot;&quot;)" office:value-type="string" office:string-value="0-Gastos de personal">
            <text:p>0-Gastos de personal</text:p>
          </table:table-cell>
          <table:table-cell table:formula="of:=IF(EXACT([$'Plan base'.$Y131];1);CONCATENATE([$Valores.$B$15];&quot;-&quot;;[$'Plan base'.$AA131]);&quot;&quot;)" office:value-type="string" office:string-value="0-GP">
            <text:p>0-GP</text:p>
          </table:table-cell>
          <table:table-cell table:formula="of:=IF(EXACT([$'Plan base'.$AB131];&quot;&quot;);&quot;&quot;;IF(EXACT([$'Plan base'.$Y131];1);CONCATENATE([$Valores.$B$15];&quot;-&quot;;[$'Plan base'.$AB131]);&quot;&quot;))" office:value-type="string" office:string-value="0-Activos depreciables móviles">
            <text:p>0-Activos depreciables móviles</text:p>
          </table:table-cell>
          <table:table-cell table:formula="of:=IF(EXACT([$'Plan base'.$Y131];1);[$'Plan base'.$AD131];&quot;&quot;)" office:value-type="string" office:string-value="Gasto">
            <text:p>Gasto</text:p>
          </table:table-cell>
          <table:table-cell table:formula="of:=IF(EXACT([$'Plan base'.$AE131];&quot;&quot;);&quot;&quot;;IF(EXACT([$'Plan base'.$Y131];1);[$'Plan base'.$AE131];&quot;&quot;))" office:value-type="string" office:string-value="CRC">
            <text:p>CRC</text:p>
          </table:table-cell>
          <table:table-cell table:formula="of:=IF(EXACT([$'Plan base'.$Y131];1);[$'Plan base'.$AF131];&quot;&quot;)" office:value-type="string" office:string-value="gasto">
            <text:p>gasto</text:p>
          </table:table-cell>
          <table:table-cell table:formula="of:=IF(EXACT([$'Plan base'.$Y131];1);[$'Plan base'.$AG13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2];1);CONCATENATE([$Valores.$B$15];&quot;-&quot;;[$'Plan base'.$V132]);&quot;&quot;)" office:value-type="string" office:string-value="0-510002">
            <text:p>0-510002</text:p>
          </table:table-cell>
          <table:table-cell table:formula="of:=IF(EXACT([$'Plan base'.$Y132];1);CONCATENATE([$Valores.$B$15];&quot;-&quot;;[$'Plan base'.$X132]);&quot;&quot;)" office:value-type="string" office:string-value="0-Gastos  operativos">
            <text:p>0-Gastos <text:s/>operativos</text:p>
          </table:table-cell>
          <table:table-cell table:formula="of:=IF(EXACT([$'Plan base'.$Y132];1);CONCATENATE([$Valores.$B$15];&quot;-&quot;;[$'Plan base'.$AA132]);&quot;&quot;)" office:value-type="string" office:string-value="0-GO">
            <text:p>0-GO</text:p>
          </table:table-cell>
          <table:table-cell table:formula="of:=IF(EXACT([$'Plan base'.$AB132];&quot;&quot;);&quot;&quot;;IF(EXACT([$'Plan base'.$Y132];1);CONCATENATE([$Valores.$B$15];&quot;-&quot;;[$'Plan base'.$AB132]);&quot;&quot;))" office:value-type="string" office:string-value="0-Activos depreciables móviles">
            <text:p>0-Activos depreciables móviles</text:p>
          </table:table-cell>
          <table:table-cell table:formula="of:=IF(EXACT([$'Plan base'.$Y132];1);[$'Plan base'.$AD132];&quot;&quot;)" office:value-type="string" office:string-value="Gasto">
            <text:p>Gasto</text:p>
          </table:table-cell>
          <table:table-cell table:formula="of:=IF(EXACT([$'Plan base'.$AE132];&quot;&quot;);&quot;&quot;;IF(EXACT([$'Plan base'.$Y132];1);[$'Plan base'.$AE132];&quot;&quot;))" office:value-type="string" office:string-value="CRC">
            <text:p>CRC</text:p>
          </table:table-cell>
          <table:table-cell table:formula="of:=IF(EXACT([$'Plan base'.$Y132];1);[$'Plan base'.$AF132];&quot;&quot;)" office:value-type="string" office:string-value="gasto">
            <text:p>gasto</text:p>
          </table:table-cell>
          <table:table-cell table:formula="of:=IF(EXACT([$'Plan base'.$Y132];1);[$'Plan base'.$AG13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3];1);CONCATENATE([$Valores.$B$15];&quot;-&quot;;[$'Plan base'.$V133]);&quot;&quot;)" office:value-type="string" office:string-value="0-510003">
            <text:p>0-510003</text:p>
          </table:table-cell>
          <table:table-cell table:formula="of:=IF(EXACT([$'Plan base'.$Y133];1);CONCATENATE([$Valores.$B$15];&quot;-&quot;;[$'Plan base'.$X133]);&quot;&quot;)" office:value-type="string" office:string-value="0-Gastos administrativos">
            <text:p>0-Gastos administrativos</text:p>
          </table:table-cell>
          <table:table-cell table:formula="of:=IF(EXACT([$'Plan base'.$Y133];1);CONCATENATE([$Valores.$B$15];&quot;-&quot;;[$'Plan base'.$AA133]);&quot;&quot;)" office:value-type="string" office:string-value="0-GA">
            <text:p>0-GA</text:p>
          </table:table-cell>
          <table:table-cell table:formula="of:=IF(EXACT([$'Plan base'.$AB133];&quot;&quot;);&quot;&quot;;IF(EXACT([$'Plan base'.$Y133];1);CONCATENATE([$Valores.$B$15];&quot;-&quot;;[$'Plan base'.$AB133]);&quot;&quot;))" office:value-type="string" office:string-value="0-Activos depreciables móviles">
            <text:p>0-Activos depreciables móviles</text:p>
          </table:table-cell>
          <table:table-cell table:formula="of:=IF(EXACT([$'Plan base'.$Y133];1);[$'Plan base'.$AD133];&quot;&quot;)" office:value-type="string" office:string-value="Gasto">
            <text:p>Gasto</text:p>
          </table:table-cell>
          <table:table-cell table:formula="of:=IF(EXACT([$'Plan base'.$AE133];&quot;&quot;);&quot;&quot;;IF(EXACT([$'Plan base'.$Y133];1);[$'Plan base'.$AE133];&quot;&quot;))" office:value-type="string" office:string-value="CRC">
            <text:p>CRC</text:p>
          </table:table-cell>
          <table:table-cell table:formula="of:=IF(EXACT([$'Plan base'.$Y133];1);[$'Plan base'.$AF133];&quot;&quot;)" office:value-type="string" office:string-value="gasto">
            <text:p>gasto</text:p>
          </table:table-cell>
          <table:table-cell table:formula="of:=IF(EXACT([$'Plan base'.$Y133];1);[$'Plan base'.$AG13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4];1);CONCATENATE([$Valores.$B$15];&quot;-&quot;;[$'Plan base'.$V134]);&quot;&quot;)" office:value-type="string" office:string-value="0-520000">
            <text:p>0-520000</text:p>
          </table:table-cell>
          <table:table-cell table:formula="of:=IF(EXACT([$'Plan base'.$Y134];1);CONCATENATE([$Valores.$B$15];&quot;-&quot;;[$'Plan base'.$X134]);&quot;&quot;)" office:value-type="string" office:string-value="0-Otros gastos">
            <text:p>0-Otros gastos</text:p>
          </table:table-cell>
          <table:table-cell table:formula="of:=IF(EXACT([$'Plan base'.$Y134];1);CONCATENATE([$Valores.$B$15];&quot;-&quot;;[$'Plan base'.$AA134]);&quot;&quot;)" office:value-type="string" office:string-value="0-OG">
            <text:p>0-OG</text:p>
          </table:table-cell>
          <table:table-cell table:formula="of:=IF(EXACT([$'Plan base'.$AB134];&quot;&quot;);&quot;&quot;;IF(EXACT([$'Plan base'.$Y134];1);CONCATENATE([$Valores.$B$15];&quot;-&quot;;[$'Plan base'.$AB134]);&quot;&quot;))" office:value-type="string" office:string-value="0-Gastos">
            <text:p>0-Gastos</text:p>
          </table:table-cell>
          <table:table-cell table:formula="of:=IF(EXACT([$'Plan base'.$Y134];1);[$'Plan base'.$AD134];&quot;&quot;)" office:value-type="string" office:string-value="Vista">
            <text:p>Vista</text:p>
          </table:table-cell>
          <table:table-cell table:formula="of:=IF(EXACT([$'Plan base'.$AE134];&quot;&quot;);&quot;&quot;;IF(EXACT([$'Plan base'.$Y134];1);[$'Plan base'.$AE134];&quot;&quot;))" office:value-type="string" office:string-value="CRC">
            <text:p>CRC</text:p>
          </table:table-cell>
          <table:table-cell table:formula="of:=IF(EXACT([$'Plan base'.$Y134];1);[$'Plan base'.$AF134];&quot;&quot;)" office:value-type="string" office:string-value="view">
            <text:p>view</text:p>
          </table:table-cell>
          <table:table-cell table:formula="of:=IF(EXACT([$'Plan base'.$Y134];1);[$'Plan base'.$AG13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5];1);CONCATENATE([$Valores.$B$15];&quot;-&quot;;[$'Plan base'.$V135]);&quot;&quot;)" office:value-type="string" office:string-value="0-520001">
            <text:p>0-520001</text:p>
          </table:table-cell>
          <table:table-cell table:formula="of:=IF(EXACT([$'Plan base'.$Y135];1);CONCATENATE([$Valores.$B$15];&quot;-&quot;;[$'Plan base'.$X135]);&quot;&quot;)" office:value-type="string" office:string-value="0-Ajustes">
            <text:p>0-Ajustes</text:p>
          </table:table-cell>
          <table:table-cell table:formula="of:=IF(EXACT([$'Plan base'.$Y135];1);CONCATENATE([$Valores.$B$15];&quot;-&quot;;[$'Plan base'.$AA135]);&quot;&quot;)" office:value-type="string" office:string-value="0-Aj">
            <text:p>0-Aj</text:p>
          </table:table-cell>
          <table:table-cell table:formula="of:=IF(EXACT([$'Plan base'.$AB135];&quot;&quot;);&quot;&quot;;IF(EXACT([$'Plan base'.$Y135];1);CONCATENATE([$Valores.$B$15];&quot;-&quot;;[$'Plan base'.$AB135]);&quot;&quot;))" office:value-type="string" office:string-value="0-Activos depreciables móviles">
            <text:p>0-Activos depreciables móviles</text:p>
          </table:table-cell>
          <table:table-cell table:formula="of:=IF(EXACT([$'Plan base'.$Y135];1);[$'Plan base'.$AD135];&quot;&quot;)" office:value-type="string" office:string-value="Gasto">
            <text:p>Gasto</text:p>
          </table:table-cell>
          <table:table-cell table:formula="of:=IF(EXACT([$'Plan base'.$AE135];&quot;&quot;);&quot;&quot;;IF(EXACT([$'Plan base'.$Y135];1);[$'Plan base'.$AE135];&quot;&quot;))" office:value-type="string" office:string-value="CRC">
            <text:p>CRC</text:p>
          </table:table-cell>
          <table:table-cell table:formula="of:=IF(EXACT([$'Plan base'.$Y135];1);[$'Plan base'.$AF135];&quot;&quot;)" office:value-type="string" office:string-value="gasto">
            <text:p>gasto</text:p>
          </table:table-cell>
          <table:table-cell table:formula="of:=IF(EXACT([$'Plan base'.$Y135];1);[$'Plan base'.$AG13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6];1);CONCATENATE([$Valores.$B$15];&quot;-&quot;;[$'Plan base'.$V136]);&quot;&quot;)" office:value-type="string" office:string-value="0-520002">
            <text:p>0-520002</text:p>
          </table:table-cell>
          <table:table-cell table:formula="of:=IF(EXACT([$'Plan base'.$Y136];1);CONCATENATE([$Valores.$B$15];&quot;-&quot;;[$'Plan base'.$X136]);&quot;&quot;)" office:value-type="string" office:string-value="0-Gastos Financieros">
            <text:p>0-Gastos Financieros</text:p>
          </table:table-cell>
          <table:table-cell table:formula="of:=IF(EXACT([$'Plan base'.$Y136];1);CONCATENATE([$Valores.$B$15];&quot;-&quot;;[$'Plan base'.$AA136]);&quot;&quot;)" office:value-type="string" office:string-value="0-GF">
            <text:p>0-GF</text:p>
          </table:table-cell>
          <table:table-cell table:formula="of:=IF(EXACT([$'Plan base'.$AB136];&quot;&quot;);&quot;&quot;;IF(EXACT([$'Plan base'.$Y136];1);CONCATENATE([$Valores.$B$15];&quot;-&quot;;[$'Plan base'.$AB136]);&quot;&quot;))" office:value-type="string" office:string-value="0-Activos depreciables móviles">
            <text:p>0-Activos depreciables móviles</text:p>
          </table:table-cell>
          <table:table-cell table:formula="of:=IF(EXACT([$'Plan base'.$Y136];1);[$'Plan base'.$AD136];&quot;&quot;)" office:value-type="string" office:string-value="Gasto">
            <text:p>Gasto</text:p>
          </table:table-cell>
          <table:table-cell table:formula="of:=IF(EXACT([$'Plan base'.$AE136];&quot;&quot;);&quot;&quot;;IF(EXACT([$'Plan base'.$Y136];1);[$'Plan base'.$AE136];&quot;&quot;))" office:value-type="string" office:string-value="CRC">
            <text:p>CRC</text:p>
          </table:table-cell>
          <table:table-cell table:formula="of:=IF(EXACT([$'Plan base'.$Y136];1);[$'Plan base'.$AF136];&quot;&quot;)" office:value-type="string" office:string-value="gasto">
            <text:p>gasto</text:p>
          </table:table-cell>
          <table:table-cell table:formula="of:=IF(EXACT([$'Plan base'.$Y136];1);[$'Plan base'.$AG13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7];1);CONCATENATE([$Valores.$B$15];&quot;-&quot;;[$'Plan base'.$V137]);&quot;&quot;)" office:value-type="string" office:string-value="0-520003">
            <text:p>0-520003</text:p>
          </table:table-cell>
          <table:table-cell table:formula="of:=IF(EXACT([$'Plan base'.$Y137];1);CONCATENATE([$Valores.$B$15];&quot;-&quot;;[$'Plan base'.$X137]);&quot;&quot;)" office:value-type="string" office:string-value="0-Depreciación de activo fijo">
            <text:p>0-Depreciación de activo fijo</text:p>
          </table:table-cell>
          <table:table-cell table:formula="of:=IF(EXACT([$'Plan base'.$Y137];1);CONCATENATE([$Valores.$B$15];&quot;-&quot;;[$'Plan base'.$AA137]);&quot;&quot;)" office:value-type="string" office:string-value="0-Dep.AF">
            <text:p>0-Dep.AF</text:p>
          </table:table-cell>
          <table:table-cell table:formula="of:=IF(EXACT([$'Plan base'.$AB137];&quot;&quot;);&quot;&quot;;IF(EXACT([$'Plan base'.$Y137];1);CONCATENATE([$Valores.$B$15];&quot;-&quot;;[$'Plan base'.$AB137]);&quot;&quot;))" office:value-type="string" office:string-value="0-Activos depreciables móviles">
            <text:p>0-Activos depreciables móviles</text:p>
          </table:table-cell>
          <table:table-cell table:formula="of:=IF(EXACT([$'Plan base'.$Y137];1);[$'Plan base'.$AD137];&quot;&quot;)" office:value-type="string" office:string-value="Gasto">
            <text:p>Gasto</text:p>
          </table:table-cell>
          <table:table-cell table:formula="of:=IF(EXACT([$'Plan base'.$AE137];&quot;&quot;);&quot;&quot;;IF(EXACT([$'Plan base'.$Y137];1);[$'Plan base'.$AE137];&quot;&quot;))" office:value-type="string" office:string-value="CRC">
            <text:p>CRC</text:p>
          </table:table-cell>
          <table:table-cell table:formula="of:=IF(EXACT([$'Plan base'.$Y137];1);[$'Plan base'.$AF137];&quot;&quot;)" office:value-type="string" office:string-value="gasto">
            <text:p>gasto</text:p>
          </table:table-cell>
          <table:table-cell table:formula="of:=IF(EXACT([$'Plan base'.$Y137];1);[$'Plan base'.$AG13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8];1);CONCATENATE([$Valores.$B$15];&quot;-&quot;;[$'Plan base'.$V138]);&quot;&quot;)" office:value-type="string" office:string-value="0-520004">
            <text:p>0-520004</text:p>
          </table:table-cell>
          <table:table-cell table:formula="of:=IF(EXACT([$'Plan base'.$Y138];1);CONCATENATE([$Valores.$B$15];&quot;-&quot;;[$'Plan base'.$X138]);&quot;&quot;)" office:value-type="string" office:string-value="0-Perdida por robo">
            <text:p>0-Perdida por robo</text:p>
          </table:table-cell>
          <table:table-cell table:formula="of:=IF(EXACT([$'Plan base'.$Y138];1);CONCATENATE([$Valores.$B$15];&quot;-&quot;;[$'Plan base'.$AA138]);&quot;&quot;)" office:value-type="string" office:string-value="0-Robo">
            <text:p>0-Robo</text:p>
          </table:table-cell>
          <table:table-cell table:formula="of:=IF(EXACT([$'Plan base'.$AB138];&quot;&quot;);&quot;&quot;;IF(EXACT([$'Plan base'.$Y138];1);CONCATENATE([$Valores.$B$15];&quot;-&quot;;[$'Plan base'.$AB138]);&quot;&quot;))" office:value-type="string" office:string-value="0-Activos depreciables móviles">
            <text:p>0-Activos depreciables móviles</text:p>
          </table:table-cell>
          <table:table-cell table:formula="of:=IF(EXACT([$'Plan base'.$Y138];1);[$'Plan base'.$AD138];&quot;&quot;)" office:value-type="string" office:string-value="Gasto">
            <text:p>Gasto</text:p>
          </table:table-cell>
          <table:table-cell table:formula="of:=IF(EXACT([$'Plan base'.$AE138];&quot;&quot;);&quot;&quot;;IF(EXACT([$'Plan base'.$Y138];1);[$'Plan base'.$AE138];&quot;&quot;))" office:value-type="string" office:string-value="CRC">
            <text:p>CRC</text:p>
          </table:table-cell>
          <table:table-cell table:formula="of:=IF(EXACT([$'Plan base'.$Y138];1);[$'Plan base'.$AF138];&quot;&quot;)" office:value-type="string" office:string-value="gasto">
            <text:p>gasto</text:p>
          </table:table-cell>
          <table:table-cell table:formula="of:=IF(EXACT([$'Plan base'.$Y138];1);[$'Plan base'.$AG13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39];1);CONCATENATE([$Valores.$B$15];&quot;-&quot;;[$'Plan base'.$V139]);&quot;&quot;)" office:value-type="string" office:string-value="0-520005">
            <text:p>0-520005</text:p>
          </table:table-cell>
          <table:table-cell table:formula="of:=IF(EXACT([$'Plan base'.$Y139];1);CONCATENATE([$Valores.$B$15];&quot;-&quot;;[$'Plan base'.$X139]);&quot;&quot;)" office:value-type="string" office:string-value="0-Donaciones deducibles">
            <text:p>0-Donaciones deducibles</text:p>
          </table:table-cell>
          <table:table-cell table:formula="of:=IF(EXACT([$'Plan base'.$Y139];1);CONCATENATE([$Valores.$B$15];&quot;-&quot;;[$'Plan base'.$AA139]);&quot;&quot;)" office:value-type="string" office:string-value="0-Don">
            <text:p>0-Don</text:p>
          </table:table-cell>
          <table:table-cell table:formula="of:=IF(EXACT([$'Plan base'.$AB139];&quot;&quot;);&quot;&quot;;IF(EXACT([$'Plan base'.$Y139];1);CONCATENATE([$Valores.$B$15];&quot;-&quot;;[$'Plan base'.$AB139]);&quot;&quot;))" office:value-type="string" office:string-value="0-Activos depreciables móviles">
            <text:p>0-Activos depreciables móviles</text:p>
          </table:table-cell>
          <table:table-cell table:formula="of:=IF(EXACT([$'Plan base'.$Y139];1);[$'Plan base'.$AD139];&quot;&quot;)" office:value-type="string" office:string-value="Gasto">
            <text:p>Gasto</text:p>
          </table:table-cell>
          <table:table-cell table:formula="of:=IF(EXACT([$'Plan base'.$AE139];&quot;&quot;);&quot;&quot;;IF(EXACT([$'Plan base'.$Y139];1);[$'Plan base'.$AE139];&quot;&quot;))" office:value-type="string" office:string-value="CRC">
            <text:p>CRC</text:p>
          </table:table-cell>
          <table:table-cell table:formula="of:=IF(EXACT([$'Plan base'.$Y139];1);[$'Plan base'.$AF139];&quot;&quot;)" office:value-type="string" office:string-value="gasto">
            <text:p>gasto</text:p>
          </table:table-cell>
          <table:table-cell table:formula="of:=IF(EXACT([$'Plan base'.$Y139];1);[$'Plan base'.$AG13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40];1);CONCATENATE([$Valores.$B$15];&quot;-&quot;;[$'Plan base'.$V140]);&quot;&quot;)" office:value-type="string" office:string-value="0-530000">
            <text:p>0-530000</text:p>
          </table:table-cell>
          <table:table-cell table:formula="of:=IF(EXACT([$'Plan base'.$Y140];1);CONCATENATE([$Valores.$B$15];&quot;-&quot;;[$'Plan base'.$X140]);&quot;&quot;)" office:value-type="string" office:string-value="0-Gastos no deducibles">
            <text:p>0-Gastos no deducibles</text:p>
          </table:table-cell>
          <table:table-cell table:formula="of:=IF(EXACT([$'Plan base'.$Y140];1);CONCATENATE([$Valores.$B$15];&quot;-&quot;;[$'Plan base'.$AA140]);&quot;&quot;)" office:value-type="string" office:string-value="0-GND">
            <text:p>0-GND</text:p>
          </table:table-cell>
          <table:table-cell table:formula="of:=IF(EXACT([$'Plan base'.$AB140];&quot;&quot;);&quot;&quot;;IF(EXACT([$'Plan base'.$Y140];1);CONCATENATE([$Valores.$B$15];&quot;-&quot;;[$'Plan base'.$AB140]);&quot;&quot;))" office:value-type="string" office:string-value="0-Gastos">
            <text:p>0-Gastos</text:p>
          </table:table-cell>
          <table:table-cell table:formula="of:=IF(EXACT([$'Plan base'.$Y140];1);[$'Plan base'.$AD140];&quot;&quot;)" office:value-type="string" office:string-value="Vista">
            <text:p>Vista</text:p>
          </table:table-cell>
          <table:table-cell table:formula="of:=IF(EXACT([$'Plan base'.$AE140];&quot;&quot;);&quot;&quot;;IF(EXACT([$'Plan base'.$Y140];1);[$'Plan base'.$AE140];&quot;&quot;))" office:value-type="string" office:string-value="CRC">
            <text:p>CRC</text:p>
          </table:table-cell>
          <table:table-cell table:formula="of:=IF(EXACT([$'Plan base'.$Y140];1);[$'Plan base'.$AF140];&quot;&quot;)" office:value-type="string" office:string-value="view">
            <text:p>view</text:p>
          </table:table-cell>
          <table:table-cell table:formula="of:=IF(EXACT([$'Plan base'.$Y140];1);[$'Plan base'.$AG14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41];1);CONCATENATE([$Valores.$B$15];&quot;-&quot;;[$'Plan base'.$V141]);&quot;&quot;)" office:value-type="string" office:string-value="0-530001">
            <text:p>0-530001</text:p>
          </table:table-cell>
          <table:table-cell table:formula="of:=IF(EXACT([$'Plan base'.$Y141];1);CONCATENATE([$Valores.$B$15];&quot;-&quot;;[$'Plan base'.$X141]);&quot;&quot;)" office:value-type="string" office:string-value="0-Donaciones no deducibles">
            <text:p>0-Donaciones no deducibles</text:p>
          </table:table-cell>
          <table:table-cell table:formula="of:=IF(EXACT([$'Plan base'.$Y141];1);CONCATENATE([$Valores.$B$15];&quot;-&quot;;[$'Plan base'.$AA141]);&quot;&quot;)" office:value-type="string" office:string-value="0-Don">
            <text:p>0-Don</text:p>
          </table:table-cell>
          <table:table-cell table:formula="of:=IF(EXACT([$'Plan base'.$AB141];&quot;&quot;);&quot;&quot;;IF(EXACT([$'Plan base'.$Y141];1);CONCATENATE([$Valores.$B$15];&quot;-&quot;;[$'Plan base'.$AB141]);&quot;&quot;))" office:value-type="string" office:string-value="0-Activos depreciables móviles">
            <text:p>0-Activos depreciables móviles</text:p>
          </table:table-cell>
          <table:table-cell table:formula="of:=IF(EXACT([$'Plan base'.$Y141];1);[$'Plan base'.$AD141];&quot;&quot;)" office:value-type="string" office:string-value="Gasto">
            <text:p>Gasto</text:p>
          </table:table-cell>
          <table:table-cell table:formula="of:=IF(EXACT([$'Plan base'.$AE141];&quot;&quot;);&quot;&quot;;IF(EXACT([$'Plan base'.$Y141];1);[$'Plan base'.$AE141];&quot;&quot;))" office:value-type="string" office:string-value="CRC">
            <text:p>CRC</text:p>
          </table:table-cell>
          <table:table-cell table:formula="of:=IF(EXACT([$'Plan base'.$Y141];1);[$'Plan base'.$AF141];&quot;&quot;)" office:value-type="string" office:string-value="gasto">
            <text:p>gasto</text:p>
          </table:table-cell>
          <table:table-cell table:formula="of:=IF(EXACT([$'Plan base'.$Y141];1);[$'Plan base'.$AG14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42];1);CONCATENATE([$Valores.$B$15];&quot;-&quot;;[$'Plan base'.$V142]);&quot;&quot;)" office:value-type="string" office:string-value="0-530002">
            <text:p>0-530002</text:p>
          </table:table-cell>
          <table:table-cell table:formula="of:=IF(EXACT([$'Plan base'.$Y142];1);CONCATENATE([$Valores.$B$15];&quot;-&quot;;[$'Plan base'.$X142]);&quot;&quot;)" office:value-type="string" office:string-value="0-Gastos de presidencia">
            <text:p>0-Gastos de presidencia</text:p>
          </table:table-cell>
          <table:table-cell table:formula="of:=IF(EXACT([$'Plan base'.$Y142];1);CONCATENATE([$Valores.$B$15];&quot;-&quot;;[$'Plan base'.$AA142]);&quot;&quot;)" office:value-type="string" office:string-value="0-GPres">
            <text:p>0-GPres</text:p>
          </table:table-cell>
          <table:table-cell table:formula="of:=IF(EXACT([$'Plan base'.$AB142];&quot;&quot;);&quot;&quot;;IF(EXACT([$'Plan base'.$Y142];1);CONCATENATE([$Valores.$B$15];&quot;-&quot;;[$'Plan base'.$AB142]);&quot;&quot;))" office:value-type="string" office:string-value="0-Activos depreciables móviles">
            <text:p>0-Activos depreciables móviles</text:p>
          </table:table-cell>
          <table:table-cell table:formula="of:=IF(EXACT([$'Plan base'.$Y142];1);[$'Plan base'.$AD142];&quot;&quot;)" office:value-type="string" office:string-value="Gasto">
            <text:p>Gasto</text:p>
          </table:table-cell>
          <table:table-cell table:formula="of:=IF(EXACT([$'Plan base'.$AE142];&quot;&quot;);&quot;&quot;;IF(EXACT([$'Plan base'.$Y142];1);[$'Plan base'.$AE142];&quot;&quot;))" office:value-type="string" office:string-value="CRC">
            <text:p>CRC</text:p>
          </table:table-cell>
          <table:table-cell table:formula="of:=IF(EXACT([$'Plan base'.$Y142];1);[$'Plan base'.$AF142];&quot;&quot;)" office:value-type="string" office:string-value="gasto">
            <text:p>gasto</text:p>
          </table:table-cell>
          <table:table-cell table:formula="of:=IF(EXACT([$'Plan base'.$Y142];1);[$'Plan base'.$AG14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43];1);CONCATENATE([$Valores.$B$15];&quot;-&quot;;[$'Plan base'.$V143]);&quot;&quot;)" office:value-type="string" office:string-value="0-530003">
            <text:p>0-530003</text:p>
          </table:table-cell>
          <table:table-cell table:formula="of:=IF(EXACT([$'Plan base'.$Y143];1);CONCATENATE([$Valores.$B$15];&quot;-&quot;;[$'Plan base'.$X143]);&quot;&quot;)" office:value-type="string" office:string-value="0-Multas">
            <text:p>0-Multas</text:p>
          </table:table-cell>
          <table:table-cell table:formula="of:=IF(EXACT([$'Plan base'.$Y143];1);CONCATENATE([$Valores.$B$15];&quot;-&quot;;[$'Plan base'.$AA143]);&quot;&quot;)" office:value-type="string" office:string-value="0-Mul">
            <text:p>0-Mul</text:p>
          </table:table-cell>
          <table:table-cell table:formula="of:=IF(EXACT([$'Plan base'.$AB143];&quot;&quot;);&quot;&quot;;IF(EXACT([$'Plan base'.$Y143];1);CONCATENATE([$Valores.$B$15];&quot;-&quot;;[$'Plan base'.$AB143]);&quot;&quot;))" office:value-type="string" office:string-value="0-Activos depreciables móviles">
            <text:p>0-Activos depreciables móviles</text:p>
          </table:table-cell>
          <table:table-cell table:formula="of:=IF(EXACT([$'Plan base'.$Y143];1);[$'Plan base'.$AD143];&quot;&quot;)" office:value-type="string" office:string-value="Gasto">
            <text:p>Gasto</text:p>
          </table:table-cell>
          <table:table-cell table:formula="of:=IF(EXACT([$'Plan base'.$AE143];&quot;&quot;);&quot;&quot;;IF(EXACT([$'Plan base'.$Y143];1);[$'Plan base'.$AE143];&quot;&quot;))" office:value-type="string" office:string-value="CRC">
            <text:p>CRC</text:p>
          </table:table-cell>
          <table:table-cell table:formula="of:=IF(EXACT([$'Plan base'.$Y143];1);[$'Plan base'.$AF143];&quot;&quot;)" office:value-type="string" office:string-value="gasto">
            <text:p>gasto</text:p>
          </table:table-cell>
          <table:table-cell table:formula="of:=IF(EXACT([$'Plan base'.$Y143];1);[$'Plan base'.$AG14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Y144];1);CONCATENATE([$Valores.$B$15];&quot;-&quot;;[$'Plan base'.$V144]);&quot;&quot;)" office:value-type="string" office:string-value="0-530004">
            <text:p>0-530004</text:p>
          </table:table-cell>
          <table:table-cell table:formula="of:=IF(EXACT([$'Plan base'.$Y144];1);CONCATENATE([$Valores.$B$15];&quot;-&quot;;[$'Plan base'.$X144]);&quot;&quot;)" office:value-type="string" office:string-value="0-Diferencial cambiario">
            <text:p>0-Diferencial cambiario</text:p>
          </table:table-cell>
          <table:table-cell table:formula="of:=IF(EXACT([$'Plan base'.$Y144];1);CONCATENATE([$Valores.$B$15];&quot;-&quot;;[$'Plan base'.$AA144]);&quot;&quot;)" office:value-type="string" office:string-value="0-Dif.Cam">
            <text:p>0-Dif.Cam</text:p>
          </table:table-cell>
          <table:table-cell table:formula="of:=IF(EXACT([$'Plan base'.$AB144];&quot;&quot;);&quot;&quot;;IF(EXACT([$'Plan base'.$Y144];1);CONCATENATE([$Valores.$B$15];&quot;-&quot;;[$'Plan base'.$AB144]);&quot;&quot;))" office:value-type="string" office:string-value="0-Activos depreciables móviles">
            <text:p>0-Activos depreciables móviles</text:p>
          </table:table-cell>
          <table:table-cell table:formula="of:=IF(EXACT([$'Plan base'.$Y144];1);[$'Plan base'.$AD144];&quot;&quot;)" office:value-type="string" office:string-value="Gasto">
            <text:p>Gasto</text:p>
          </table:table-cell>
          <table:table-cell table:formula="of:=IF(EXACT([$'Plan base'.$AE144];&quot;&quot;);&quot;&quot;;IF(EXACT([$'Plan base'.$Y144];1);[$'Plan base'.$AE144];&quot;&quot;))" office:value-type="string" office:string-value="CRC">
            <text:p>CRC</text:p>
          </table:table-cell>
          <table:table-cell table:formula="of:=IF(EXACT([$'Plan base'.$Y144];1);[$'Plan base'.$AF144];&quot;&quot;)" office:value-type="string" office:string-value="gasto">
            <text:p>gasto</text:p>
          </table:table-cell>
          <table:table-cell table:formula="of:=IF(EXACT([$'Plan base'.$Y144];1);[$'Plan base'.$AG144];&quot;&quot;)" office:value-type="string" office:string-value="False">
            <text:p>False</text:p>
          </table:table-cell>
        </table:table-row>
        <table:table-row table:style-name="ro4" table:number-rows-repeated="10484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ompany1" table:style-name="ta1" table:print="false"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office:value-type="string">
            <text:p>Código</text:p>
          </table:table-cell>
          <table:table-cell office:value-type="string">
            <text:p>Nombre</text:p>
          </table:table-cell>
          <table:table-cell office:value-type="string">
            <text:p>Abreviación</text:p>
          </table:table-cell>
          <table:table-cell office:value-type="string">
            <text:p>Plantilla cuenta padre</text:p>
          </table:table-cell>
          <table:table-cell office:value-type="string">
            <text:p>Tipo de cuenta</text:p>
          </table:table-cell>
          <table:table-cell office:value-type="string">
            <text:p>Moneda secundaria</text:p>
          </table:table-cell>
          <table:table-cell office:value-type="string">
            <text:p>Tipo interno</text:p>
          </table:table-cell>
          <table:table-cell office:value-type="string">
            <text:p>Permitir conciliación</text:p>
          </table:table-cell>
        </table:table-row>
        <table:table-row table:style-name="ro4">
          <table:table-cell table:formula="of:=IF(EXACT([$'Plan base'.$Z2];1);CONCATENATE([$Valores.$B$16];&quot;-&quot;;[$'Plan base'.$V2]);&quot;&quot;)" office:value-type="string" office:string-value="1-000000">
            <text:p>1-000000</text:p>
          </table:table-cell>
          <table:table-cell table:formula="of:=IF(EXACT([$'Plan base'.$Z2];1);CONCATENATE([$Valores.$B$16];&quot;-&quot;;[$'Plan base'.$X2]);&quot;&quot;)" office:value-type="string" office:string-value="1-Plan Contable">
            <text:p>1-Plan Contable</text:p>
          </table:table-cell>
          <table:table-cell table:formula="of:=IF(EXACT([$'Plan base'.$Z2];1);CONCATENATE([$Valores.$B$16];&quot;-&quot;;[$'Plan base'.$AA2]);&quot;&quot;)" office:value-type="string" office:string-value="1-CAT">
            <text:p>1-CAT</text:p>
          </table:table-cell>
          <table:table-cell table:formula="of:=IF(EXACT([$'Plan base'.$AB2];&quot;&quot;);&quot;&quot;;IF(EXACT([$'Plan base'.$Z2];1);CONCATENATE([$Valores.$B$16];&quot;-&quot;;[$'Plan base'.$AB2]);&quot;&quot;))">
            <text:p/>
          </table:table-cell>
          <table:table-cell table:formula="of:=IF(EXACT([$'Plan base'.$Z2];1);[$'Plan base'.$AD2];&quot;&quot;)" office:value-type="string" office:string-value="Vista">
            <text:p>Vista</text:p>
          </table:table-cell>
          <table:table-cell table:formula="of:=IF(EXACT([$'Plan base'.$AE2];&quot;&quot;);&quot;&quot;;IF(EXACT([$'Plan base'.$Z2];1);[$'Plan base'.$AE2];&quot;&quot;))" office:value-type="string" office:string-value="CRC">
            <text:p>CRC</text:p>
          </table:table-cell>
          <table:table-cell table:formula="of:=IF(EXACT([$'Plan base'.$Z2];1);[$'Plan base'.$AF2];&quot;&quot;)" office:value-type="string" office:string-value="view">
            <text:p>view</text:p>
          </table:table-cell>
          <table:table-cell table:formula="of:=IF(EXACT([$'Plan base'.$Z2];1);[$'Plan base'.$AG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3];1);CONCATENATE([$Valores.$B$16];&quot;-&quot;;[$'Plan base'.$V3]);&quot;&quot;)" office:value-type="string" office:string-value="1-100000">
            <text:p>1-100000</text:p>
          </table:table-cell>
          <table:table-cell table:formula="of:=IF(EXACT([$'Plan base'.$Z3];1);CONCATENATE([$Valores.$B$16];&quot;-&quot;;[$'Plan base'.$X3]);&quot;&quot;)" office:value-type="string" office:string-value="1-Activo">
            <text:p>1-Activo</text:p>
          </table:table-cell>
          <table:table-cell table:formula="of:=IF(EXACT([$'Plan base'.$Z3];1);CONCATENATE([$Valores.$B$16];&quot;-&quot;;[$'Plan base'.$AA3]);&quot;&quot;)" office:value-type="string" office:string-value="1-Ac">
            <text:p>1-Ac</text:p>
          </table:table-cell>
          <table:table-cell table:formula="of:=IF(EXACT([$'Plan base'.$AB3];&quot;&quot;);&quot;&quot;;IF(EXACT([$'Plan base'.$Z3];1);CONCATENATE([$Valores.$B$16];&quot;-&quot;;[$'Plan base'.$AB3]);&quot;&quot;))" office:value-type="string" office:string-value="1-Plan Contable">
            <text:p>1-Plan Contable</text:p>
          </table:table-cell>
          <table:table-cell table:formula="of:=IF(EXACT([$'Plan base'.$Z3];1);[$'Plan base'.$AD3];&quot;&quot;)" office:value-type="string" office:string-value="Vista">
            <text:p>Vista</text:p>
          </table:table-cell>
          <table:table-cell table:formula="of:=IF(EXACT([$'Plan base'.$AE3];&quot;&quot;);&quot;&quot;;IF(EXACT([$'Plan base'.$Z3];1);[$'Plan base'.$AE3];&quot;&quot;))" office:value-type="string" office:string-value="CRC">
            <text:p>CRC</text:p>
          </table:table-cell>
          <table:table-cell table:formula="of:=IF(EXACT([$'Plan base'.$Z3];1);[$'Plan base'.$AF3];&quot;&quot;)" office:value-type="string" office:string-value="view">
            <text:p>view</text:p>
          </table:table-cell>
          <table:table-cell table:formula="of:=IF(EXACT([$'Plan base'.$Z3];1);[$'Plan base'.$AG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4];1);CONCATENATE([$Valores.$B$16];&quot;-&quot;;[$'Plan base'.$V4]);&quot;&quot;)" office:value-type="string" office:string-value="1-110000">
            <text:p>1-110000</text:p>
          </table:table-cell>
          <table:table-cell table:formula="of:=IF(EXACT([$'Plan base'.$Z4];1);CONCATENATE([$Valores.$B$16];&quot;-&quot;;[$'Plan base'.$X4]);&quot;&quot;)" office:value-type="string" office:string-value="1-Activo circulante">
            <text:p>1-Activo circulante</text:p>
          </table:table-cell>
          <table:table-cell table:formula="of:=IF(EXACT([$'Plan base'.$Z4];1);CONCATENATE([$Valores.$B$16];&quot;-&quot;;[$'Plan base'.$AA4]);&quot;&quot;)" office:value-type="string" office:string-value="1-Cir">
            <text:p>1-Cir</text:p>
          </table:table-cell>
          <table:table-cell table:formula="of:=IF(EXACT([$'Plan base'.$AB4];&quot;&quot;);&quot;&quot;;IF(EXACT([$'Plan base'.$Z4];1);CONCATENATE([$Valores.$B$16];&quot;-&quot;;[$'Plan base'.$AB4]);&quot;&quot;))" office:value-type="string" office:string-value="1-Activo">
            <text:p>1-Activo</text:p>
          </table:table-cell>
          <table:table-cell table:formula="of:=IF(EXACT([$'Plan base'.$Z4];1);[$'Plan base'.$AD4];&quot;&quot;)" office:value-type="string" office:string-value="Vista">
            <text:p>Vista</text:p>
          </table:table-cell>
          <table:table-cell table:formula="of:=IF(EXACT([$'Plan base'.$AE4];&quot;&quot;);&quot;&quot;;IF(EXACT([$'Plan base'.$Z4];1);[$'Plan base'.$AE4];&quot;&quot;))" office:value-type="string" office:string-value="CRC">
            <text:p>CRC</text:p>
          </table:table-cell>
          <table:table-cell table:formula="of:=IF(EXACT([$'Plan base'.$Z4];1);[$'Plan base'.$AF4];&quot;&quot;)" office:value-type="string" office:string-value="view">
            <text:p>view</text:p>
          </table:table-cell>
          <table:table-cell table:formula="of:=IF(EXACT([$'Plan base'.$Z4];1);[$'Plan base'.$AG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5];1);CONCATENATE([$Valores.$B$16];&quot;-&quot;;[$'Plan base'.$V5]);&quot;&quot;)" office:value-type="string" office:string-value="1-111000">
            <text:p>1-111000</text:p>
          </table:table-cell>
          <table:table-cell table:formula="of:=IF(EXACT([$'Plan base'.$Z5];1);CONCATENATE([$Valores.$B$16];&quot;-&quot;;[$'Plan base'.$X5]);&quot;&quot;)" office:value-type="string" office:string-value="1-Activo circulante disponible">
            <text:p>1-Activo circulante disponible</text:p>
          </table:table-cell>
          <table:table-cell table:formula="of:=IF(EXACT([$'Plan base'.$Z5];1);CONCATENATE([$Valores.$B$16];&quot;-&quot;;[$'Plan base'.$AA5]);&quot;&quot;)" office:value-type="string" office:string-value="1-Dis">
            <text:p>1-Dis</text:p>
          </table:table-cell>
          <table:table-cell table:formula="of:=IF(EXACT([$'Plan base'.$AB5];&quot;&quot;);&quot;&quot;;IF(EXACT([$'Plan base'.$Z5];1);CONCATENATE([$Valores.$B$16];&quot;-&quot;;[$'Plan base'.$AB5]);&quot;&quot;))" office:value-type="string" office:string-value="1-Activo circulante">
            <text:p>1-Activo circulante</text:p>
          </table:table-cell>
          <table:table-cell table:formula="of:=IF(EXACT([$'Plan base'.$Z5];1);[$'Plan base'.$AD5];&quot;&quot;)" office:value-type="string" office:string-value="Vista">
            <text:p>Vista</text:p>
          </table:table-cell>
          <table:table-cell table:formula="of:=IF(EXACT([$'Plan base'.$AE5];&quot;&quot;);&quot;&quot;;IF(EXACT([$'Plan base'.$Z5];1);[$'Plan base'.$AE5];&quot;&quot;))" office:value-type="string" office:string-value="CRC">
            <text:p>CRC</text:p>
          </table:table-cell>
          <table:table-cell table:formula="of:=IF(EXACT([$'Plan base'.$Z5];1);[$'Plan base'.$AF5];&quot;&quot;)" office:value-type="string" office:string-value="view">
            <text:p>view</text:p>
          </table:table-cell>
          <table:table-cell table:formula="of:=IF(EXACT([$'Plan base'.$Z5];1);[$'Plan base'.$AG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6];1);CONCATENATE([$Valores.$B$16];&quot;-&quot;;[$'Plan base'.$V6]);&quot;&quot;)" office:value-type="string" office:string-value="1-111100">
            <text:p>1-111100</text:p>
          </table:table-cell>
          <table:table-cell table:formula="of:=IF(EXACT([$'Plan base'.$Z6];1);CONCATENATE([$Valores.$B$16];&quot;-&quot;;[$'Plan base'.$X6]);&quot;&quot;)" office:value-type="string" office:string-value="1-Fondos de caja">
            <text:p>1-Fondos de caja</text:p>
          </table:table-cell>
          <table:table-cell table:formula="of:=IF(EXACT([$'Plan base'.$Z6];1);CONCATENATE([$Valores.$B$16];&quot;-&quot;;[$'Plan base'.$AA6]);&quot;&quot;)" office:value-type="string" office:string-value="1-CyB">
            <text:p>1-CyB</text:p>
          </table:table-cell>
          <table:table-cell table:formula="of:=IF(EXACT([$'Plan base'.$AB6];&quot;&quot;);&quot;&quot;;IF(EXACT([$'Plan base'.$Z6];1);CONCATENATE([$Valores.$B$16];&quot;-&quot;;[$'Plan base'.$AB6]);&quot;&quot;))" office:value-type="string" office:string-value="1-Activo circulante disponible">
            <text:p>1-Activo circulante disponible</text:p>
          </table:table-cell>
          <table:table-cell table:formula="of:=IF(EXACT([$'Plan base'.$Z6];1);[$'Plan base'.$AD6];&quot;&quot;)" office:value-type="string" office:string-value="Vista">
            <text:p>Vista</text:p>
          </table:table-cell>
          <table:table-cell table:formula="of:=IF(EXACT([$'Plan base'.$AE6];&quot;&quot;);&quot;&quot;;IF(EXACT([$'Plan base'.$Z6];1);[$'Plan base'.$AE6];&quot;&quot;))" office:value-type="string" office:string-value="CRC">
            <text:p>CRC</text:p>
          </table:table-cell>
          <table:table-cell table:formula="of:=IF(EXACT([$'Plan base'.$Z6];1);[$'Plan base'.$AF6];&quot;&quot;)" office:value-type="string" office:string-value="view">
            <text:p>view</text:p>
          </table:table-cell>
          <table:table-cell table:formula="of:=IF(EXACT([$'Plan base'.$Z6];1);[$'Plan base'.$AG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7];1);CONCATENATE([$Valores.$B$16];&quot;-&quot;;[$'Plan base'.$V7]);&quot;&quot;)">
            <text:p/>
          </table:table-cell>
          <table:table-cell table:formula="of:=IF(EXACT([$'Plan base'.$Z7];1);CONCATENATE([$Valores.$B$16];&quot;-&quot;;[$'Plan base'.$X7]);&quot;&quot;)">
            <text:p/>
          </table:table-cell>
          <table:table-cell table:formula="of:=IF(EXACT([$'Plan base'.$Z7];1);CONCATENATE([$Valores.$B$16];&quot;-&quot;;[$'Plan base'.$AA7]);&quot;&quot;)">
            <text:p/>
          </table:table-cell>
          <table:table-cell table:formula="of:=IF(EXACT([$'Plan base'.$AB7];&quot;&quot;);&quot;&quot;;IF(EXACT([$'Plan base'.$Z7];1);CONCATENATE([$Valores.$B$16];&quot;-&quot;;[$'Plan base'.$AB7]);&quot;&quot;))">
            <text:p/>
          </table:table-cell>
          <table:table-cell table:formula="of:=IF(EXACT([$'Plan base'.$Z7];1);[$'Plan base'.$AD7];&quot;&quot;)">
            <text:p/>
          </table:table-cell>
          <table:table-cell table:formula="of:=IF(EXACT([$'Plan base'.$AE7];&quot;&quot;);&quot;&quot;;IF(EXACT([$'Plan base'.$Z7];1);[$'Plan base'.$AE7];&quot;&quot;))">
            <text:p/>
          </table:table-cell>
          <table:table-cell table:formula="of:=IF(EXACT([$'Plan base'.$Z7];1);[$'Plan base'.$AF7];&quot;&quot;)">
            <text:p/>
          </table:table-cell>
          <table:table-cell table:formula="of:=IF(EXACT([$'Plan base'.$Z7];1);[$'Plan base'.$AG7];&quot;&quot;)">
            <text:p/>
          </table:table-cell>
        </table:table-row>
        <table:table-row table:style-name="ro4">
          <table:table-cell table:formula="of:=IF(EXACT([$'Plan base'.$Z8];1);CONCATENATE([$Valores.$B$16];&quot;-&quot;;[$'Plan base'.$V8]);&quot;&quot;)">
            <text:p/>
          </table:table-cell>
          <table:table-cell table:formula="of:=IF(EXACT([$'Plan base'.$Z8];1);CONCATENATE([$Valores.$B$16];&quot;-&quot;;[$'Plan base'.$X8]);&quot;&quot;)">
            <text:p/>
          </table:table-cell>
          <table:table-cell table:formula="of:=IF(EXACT([$'Plan base'.$Z8];1);CONCATENATE([$Valores.$B$16];&quot;-&quot;;[$'Plan base'.$AA8]);&quot;&quot;)">
            <text:p/>
          </table:table-cell>
          <table:table-cell table:formula="of:=IF(EXACT([$'Plan base'.$AB8];&quot;&quot;);&quot;&quot;;IF(EXACT([$'Plan base'.$Z8];1);CONCATENATE([$Valores.$B$16];&quot;-&quot;;[$'Plan base'.$AB8]);&quot;&quot;))">
            <text:p/>
          </table:table-cell>
          <table:table-cell table:formula="of:=IF(EXACT([$'Plan base'.$Z8];1);[$'Plan base'.$AD8];&quot;&quot;)">
            <text:p/>
          </table:table-cell>
          <table:table-cell table:formula="of:=IF(EXACT([$'Plan base'.$AE8];&quot;&quot;);&quot;&quot;;IF(EXACT([$'Plan base'.$Z8];1);[$'Plan base'.$AE8];&quot;&quot;))">
            <text:p/>
          </table:table-cell>
          <table:table-cell table:formula="of:=IF(EXACT([$'Plan base'.$Z8];1);[$'Plan base'.$AF8];&quot;&quot;)">
            <text:p/>
          </table:table-cell>
          <table:table-cell table:formula="of:=IF(EXACT([$'Plan base'.$Z8];1);[$'Plan base'.$AG8];&quot;&quot;)">
            <text:p/>
          </table:table-cell>
        </table:table-row>
        <table:table-row table:style-name="ro4">
          <table:table-cell table:formula="of:=IF(EXACT([$'Plan base'.$Z9];1);CONCATENATE([$Valores.$B$16];&quot;-&quot;;[$'Plan base'.$V9]);&quot;&quot;)" office:value-type="string" office:string-value="1-111120">
            <text:p>1-111120</text:p>
          </table:table-cell>
          <table:table-cell table:formula="of:=IF(EXACT([$'Plan base'.$Z9];1);CONCATENATE([$Valores.$B$16];&quot;-&quot;;[$'Plan base'.$X9]);&quot;&quot;)" office:value-type="string" office:string-value="1-Fondos de caja USD">
            <text:p>1-Fondos de caja USD</text:p>
          </table:table-cell>
          <table:table-cell table:formula="of:=IF(EXACT([$'Plan base'.$Z9];1);CONCATENATE([$Valores.$B$16];&quot;-&quot;;[$'Plan base'.$AA9]);&quot;&quot;)" office:value-type="string" office:string-value="1-FC-USD">
            <text:p>1-FC-USD</text:p>
          </table:table-cell>
          <table:table-cell table:formula="of:=IF(EXACT([$'Plan base'.$AB9];&quot;&quot;);&quot;&quot;;IF(EXACT([$'Plan base'.$Z9];1);CONCATENATE([$Valores.$B$16];&quot;-&quot;;[$'Plan base'.$AB9]);&quot;&quot;))" office:value-type="string" office:string-value="1-Fondos de caja">
            <text:p>1-Fondos de caja</text:p>
          </table:table-cell>
          <table:table-cell table:formula="of:=IF(EXACT([$'Plan base'.$Z9];1);[$'Plan base'.$AD9];&quot;&quot;)" office:value-type="string" office:string-value="Vista">
            <text:p>Vista</text:p>
          </table:table-cell>
          <table:table-cell table:formula="of:=IF(EXACT([$'Plan base'.$AE9];&quot;&quot;);&quot;&quot;;IF(EXACT([$'Plan base'.$Z9];1);[$'Plan base'.$AE9];&quot;&quot;))" office:value-type="string" office:string-value="CRC">
            <text:p>CRC</text:p>
          </table:table-cell>
          <table:table-cell table:formula="of:=IF(EXACT([$'Plan base'.$Z9];1);[$'Plan base'.$AF9];&quot;&quot;)" office:value-type="string" office:string-value="view">
            <text:p>view</text:p>
          </table:table-cell>
          <table:table-cell table:formula="of:=IF(EXACT([$'Plan base'.$Z9];1);[$'Plan base'.$AG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];1);CONCATENATE([$Valores.$B$16];&quot;-&quot;;[$'Plan base'.$V10]);&quot;&quot;)" office:value-type="string" office:string-value="1-111121">
            <text:p>1-111121</text:p>
          </table:table-cell>
          <table:table-cell table:formula="of:=IF(EXACT([$'Plan base'.$Z10];1);CONCATENATE([$Valores.$B$16];&quot;-&quot;;[$'Plan base'.$X10]);&quot;&quot;)" office:value-type="string" office:string-value="1-Fondo de caja oficinas centrales USD">
            <text:p>1-Fondo de caja oficinas centrales USD</text:p>
          </table:table-cell>
          <table:table-cell table:formula="of:=IF(EXACT([$'Plan base'.$Z10];1);CONCATENATE([$Valores.$B$16];&quot;-&quot;;[$'Plan base'.$AA10]);&quot;&quot;)" office:value-type="string" office:string-value="1-Cen">
            <text:p>1-Cen</text:p>
          </table:table-cell>
          <table:table-cell table:formula="of:=IF(EXACT([$'Plan base'.$AB10];&quot;&quot;);&quot;&quot;;IF(EXACT([$'Plan base'.$Z10];1);CONCATENATE([$Valores.$B$16];&quot;-&quot;;[$'Plan base'.$AB10]);&quot;&quot;))" office:value-type="string" office:string-value="1-Fondos de caja USD">
            <text:p>1-Fondos de caja USD</text:p>
          </table:table-cell>
          <table:table-cell table:formula="of:=IF(EXACT([$'Plan base'.$Z10];1);[$'Plan base'.$AD10];&quot;&quot;)" office:value-type="string" office:string-value="Efectivo">
            <text:p>Efectivo</text:p>
          </table:table-cell>
          <table:table-cell table:formula="of:=IF(EXACT([$'Plan base'.$AE10];&quot;&quot;);&quot;&quot;;IF(EXACT([$'Plan base'.$Z10];1);[$'Plan base'.$AE10];&quot;&quot;))" office:value-type="string" office:string-value="CRC">
            <text:p>CRC</text:p>
          </table:table-cell>
          <table:table-cell table:formula="of:=IF(EXACT([$'Plan base'.$Z10];1);[$'Plan base'.$AF10];&quot;&quot;)" office:value-type="string" office:string-value="other">
            <text:p>other</text:p>
          </table:table-cell>
          <table:table-cell table:formula="of:=IF(EXACT([$'Plan base'.$Z10];1);[$'Plan base'.$AG10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11];1);CONCATENATE([$Valores.$B$16];&quot;-&quot;;[$'Plan base'.$V11]);&quot;&quot;)" office:value-type="string" office:string-value="1-111200">
            <text:p>1-111200</text:p>
          </table:table-cell>
          <table:table-cell table:formula="of:=IF(EXACT([$'Plan base'.$Z11];1);CONCATENATE([$Valores.$B$16];&quot;-&quot;;[$'Plan base'.$X11]);&quot;&quot;)" office:value-type="string" office:string-value="1-Bancos">
            <text:p>1-Bancos</text:p>
          </table:table-cell>
          <table:table-cell table:formula="of:=IF(EXACT([$'Plan base'.$Z11];1);CONCATENATE([$Valores.$B$16];&quot;-&quot;;[$'Plan base'.$AA11]);&quot;&quot;)" office:value-type="string" office:string-value="1-CyB">
            <text:p>1-CyB</text:p>
          </table:table-cell>
          <table:table-cell table:formula="of:=IF(EXACT([$'Plan base'.$AB11];&quot;&quot;);&quot;&quot;;IF(EXACT([$'Plan base'.$Z11];1);CONCATENATE([$Valores.$B$16];&quot;-&quot;;[$'Plan base'.$AB11]);&quot;&quot;))" office:value-type="string" office:string-value="1-Activo circulante disponible">
            <text:p>1-Activo circulante disponible</text:p>
          </table:table-cell>
          <table:table-cell table:formula="of:=IF(EXACT([$'Plan base'.$Z11];1);[$'Plan base'.$AD11];&quot;&quot;)" office:value-type="string" office:string-value="Vista">
            <text:p>Vista</text:p>
          </table:table-cell>
          <table:table-cell table:formula="of:=IF(EXACT([$'Plan base'.$AE11];&quot;&quot;);&quot;&quot;;IF(EXACT([$'Plan base'.$Z11];1);[$'Plan base'.$AE11];&quot;&quot;))" office:value-type="string" office:string-value="CRC">
            <text:p>CRC</text:p>
          </table:table-cell>
          <table:table-cell table:formula="of:=IF(EXACT([$'Plan base'.$Z11];1);[$'Plan base'.$AF11];&quot;&quot;)" office:value-type="string" office:string-value="view">
            <text:p>view</text:p>
          </table:table-cell>
          <table:table-cell table:formula="of:=IF(EXACT([$'Plan base'.$Z11];1);[$'Plan base'.$AG1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];1);CONCATENATE([$Valores.$B$16];&quot;-&quot;;[$'Plan base'.$V12]);&quot;&quot;)" office:value-type="string" office:string-value="1-111210">
            <text:p>1-111210</text:p>
          </table:table-cell>
          <table:table-cell table:formula="of:=IF(EXACT([$'Plan base'.$Z12];1);CONCATENATE([$Valores.$B$16];&quot;-&quot;;[$'Plan base'.$X12]);&quot;&quot;)" office:value-type="string" office:string-value="1-Cuentas corrientes CRC">
            <text:p>1-Cuentas corrientes CRC</text:p>
          </table:table-cell>
          <table:table-cell table:formula="of:=IF(EXACT([$'Plan base'.$Z12];1);CONCATENATE([$Valores.$B$16];&quot;-&quot;;[$'Plan base'.$AA12]);&quot;&quot;)" office:value-type="string" office:string-value="1-CC-CRC">
            <text:p>1-CC-CRC</text:p>
          </table:table-cell>
          <table:table-cell table:formula="of:=IF(EXACT([$'Plan base'.$AB12];&quot;&quot;);&quot;&quot;;IF(EXACT([$'Plan base'.$Z12];1);CONCATENATE([$Valores.$B$16];&quot;-&quot;;[$'Plan base'.$AB12]);&quot;&quot;))" office:value-type="string" office:string-value="1-Bancos">
            <text:p>1-Bancos</text:p>
          </table:table-cell>
          <table:table-cell table:formula="of:=IF(EXACT([$'Plan base'.$Z12];1);[$'Plan base'.$AD12];&quot;&quot;)" office:value-type="string" office:string-value="Vista">
            <text:p>Vista</text:p>
          </table:table-cell>
          <table:table-cell table:formula="of:=IF(EXACT([$'Plan base'.$AE12];&quot;&quot;);&quot;&quot;;IF(EXACT([$'Plan base'.$Z12];1);[$'Plan base'.$AE12];&quot;&quot;))" office:value-type="string" office:string-value="CRC">
            <text:p>CRC</text:p>
          </table:table-cell>
          <table:table-cell table:formula="of:=IF(EXACT([$'Plan base'.$Z12];1);[$'Plan base'.$AF12];&quot;&quot;)" office:value-type="string" office:string-value="view">
            <text:p>view</text:p>
          </table:table-cell>
          <table:table-cell table:formula="of:=IF(EXACT([$'Plan base'.$Z12];1);[$'Plan base'.$AG1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];1);CONCATENATE([$Valores.$B$16];&quot;-&quot;;[$'Plan base'.$V13]);&quot;&quot;)" office:value-type="string" office:string-value="1-111211">
            <text:p>1-111211</text:p>
          </table:table-cell>
          <table:table-cell table:formula="of:=IF(EXACT([$'Plan base'.$Z13];1);CONCATENATE([$Valores.$B$16];&quot;-&quot;;[$'Plan base'.$X13]);&quot;&quot;)" office:value-type="string" office:string-value="1-Cuenta en CRC 1">
            <text:p>1-Cuenta en CRC 1</text:p>
          </table:table-cell>
          <table:table-cell table:formula="of:=IF(EXACT([$'Plan base'.$Z13];1);CONCATENATE([$Valores.$B$16];&quot;-&quot;;[$'Plan base'.$AA13]);&quot;&quot;)" office:value-type="string" office:string-value="1-">
            <text:p>1-</text:p>
          </table:table-cell>
          <table:table-cell table:formula="of:=IF(EXACT([$'Plan base'.$AB13];&quot;&quot;);&quot;&quot;;IF(EXACT([$'Plan base'.$Z13];1);CONCATENATE([$Valores.$B$16];&quot;-&quot;;[$'Plan base'.$AB13]);&quot;&quot;))" office:value-type="string" office:string-value="1-Cuentas corrientes CRC">
            <text:p>1-Cuentas corrientes CRC</text:p>
          </table:table-cell>
          <table:table-cell table:formula="of:=IF(EXACT([$'Plan base'.$Z13];1);[$'Plan base'.$AD13];&quot;&quot;)" office:value-type="string" office:string-value="Efectivo">
            <text:p>Efectivo</text:p>
          </table:table-cell>
          <table:table-cell table:formula="of:=IF(EXACT([$'Plan base'.$AE13];&quot;&quot;);&quot;&quot;;IF(EXACT([$'Plan base'.$Z13];1);[$'Plan base'.$AE13];&quot;&quot;))" office:value-type="string" office:string-value="CRC">
            <text:p>CRC</text:p>
          </table:table-cell>
          <table:table-cell table:formula="of:=IF(EXACT([$'Plan base'.$Z13];1);[$'Plan base'.$AF13];&quot;&quot;)" office:value-type="string" office:string-value="other">
            <text:p>other</text:p>
          </table:table-cell>
          <table:table-cell table:formula="of:=IF(EXACT([$'Plan base'.$Z13];1);[$'Plan base'.$AG13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14];1);CONCATENATE([$Valores.$B$16];&quot;-&quot;;[$'Plan base'.$V14]);&quot;&quot;)" office:value-type="string" office:string-value="1-111220">
            <text:p>1-111220</text:p>
          </table:table-cell>
          <table:table-cell table:formula="of:=IF(EXACT([$'Plan base'.$Z14];1);CONCATENATE([$Valores.$B$16];&quot;-&quot;;[$'Plan base'.$X14]);&quot;&quot;)" office:value-type="string" office:string-value="1-Cuentas corrientes USD">
            <text:p>1-Cuentas corrientes USD</text:p>
          </table:table-cell>
          <table:table-cell table:formula="of:=IF(EXACT([$'Plan base'.$Z14];1);CONCATENATE([$Valores.$B$16];&quot;-&quot;;[$'Plan base'.$AA14]);&quot;&quot;)" office:value-type="string" office:string-value="1-CC-USD">
            <text:p>1-CC-USD</text:p>
          </table:table-cell>
          <table:table-cell table:formula="of:=IF(EXACT([$'Plan base'.$AB14];&quot;&quot;);&quot;&quot;;IF(EXACT([$'Plan base'.$Z14];1);CONCATENATE([$Valores.$B$16];&quot;-&quot;;[$'Plan base'.$AB14]);&quot;&quot;))" office:value-type="string" office:string-value="1-Bancos">
            <text:p>1-Bancos</text:p>
          </table:table-cell>
          <table:table-cell table:formula="of:=IF(EXACT([$'Plan base'.$Z14];1);[$'Plan base'.$AD14];&quot;&quot;)" office:value-type="string" office:string-value="Vista">
            <text:p>Vista</text:p>
          </table:table-cell>
          <table:table-cell table:formula="of:=IF(EXACT([$'Plan base'.$AE14];&quot;&quot;);&quot;&quot;;IF(EXACT([$'Plan base'.$Z14];1);[$'Plan base'.$AE14];&quot;&quot;))" office:value-type="string" office:string-value="CRC">
            <text:p>CRC</text:p>
          </table:table-cell>
          <table:table-cell table:formula="of:=IF(EXACT([$'Plan base'.$Z14];1);[$'Plan base'.$AF14];&quot;&quot;)" office:value-type="string" office:string-value="view">
            <text:p>view</text:p>
          </table:table-cell>
          <table:table-cell table:formula="of:=IF(EXACT([$'Plan base'.$Z14];1);[$'Plan base'.$AG1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5];1);CONCATENATE([$Valores.$B$16];&quot;-&quot;;[$'Plan base'.$V15]);&quot;&quot;)" office:value-type="string" office:string-value="1-111221">
            <text:p>1-111221</text:p>
          </table:table-cell>
          <table:table-cell table:formula="of:=IF(EXACT([$'Plan base'.$Z15];1);CONCATENATE([$Valores.$B$16];&quot;-&quot;;[$'Plan base'.$X15]);&quot;&quot;)" office:value-type="string" office:string-value="1-Cuenta en USD 1">
            <text:p>1-Cuenta en USD 1</text:p>
          </table:table-cell>
          <table:table-cell table:formula="of:=IF(EXACT([$'Plan base'.$Z15];1);CONCATENATE([$Valores.$B$16];&quot;-&quot;;[$'Plan base'.$AA15]);&quot;&quot;)" office:value-type="string" office:string-value="1-">
            <text:p>1-</text:p>
          </table:table-cell>
          <table:table-cell table:formula="of:=IF(EXACT([$'Plan base'.$AB15];&quot;&quot;);&quot;&quot;;IF(EXACT([$'Plan base'.$Z15];1);CONCATENATE([$Valores.$B$16];&quot;-&quot;;[$'Plan base'.$AB15]);&quot;&quot;))" office:value-type="string" office:string-value="1-Cuentas corrientes USD">
            <text:p>1-Cuentas corrientes USD</text:p>
          </table:table-cell>
          <table:table-cell table:formula="of:=IF(EXACT([$'Plan base'.$Z15];1);[$'Plan base'.$AD15];&quot;&quot;)" office:value-type="string" office:string-value="Efectivo">
            <text:p>Efectivo</text:p>
          </table:table-cell>
          <table:table-cell table:formula="of:=IF(EXACT([$'Plan base'.$AE15];&quot;&quot;);&quot;&quot;;IF(EXACT([$'Plan base'.$Z15];1);[$'Plan base'.$AE15];&quot;&quot;))" office:value-type="string" office:string-value="CRC">
            <text:p>CRC</text:p>
          </table:table-cell>
          <table:table-cell table:formula="of:=IF(EXACT([$'Plan base'.$Z15];1);[$'Plan base'.$AF15];&quot;&quot;)" office:value-type="string" office:string-value="other">
            <text:p>other</text:p>
          </table:table-cell>
          <table:table-cell table:formula="of:=IF(EXACT([$'Plan base'.$Z15];1);[$'Plan base'.$AG15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16];1);CONCATENATE([$Valores.$B$16];&quot;-&quot;;[$'Plan base'.$V16]);&quot;&quot;)">
            <text:p/>
          </table:table-cell>
          <table:table-cell table:formula="of:=IF(EXACT([$'Plan base'.$Z16];1);CONCATENATE([$Valores.$B$16];&quot;-&quot;;[$'Plan base'.$X16]);&quot;&quot;)">
            <text:p/>
          </table:table-cell>
          <table:table-cell table:formula="of:=IF(EXACT([$'Plan base'.$Z16];1);CONCATENATE([$Valores.$B$16];&quot;-&quot;;[$'Plan base'.$AA16]);&quot;&quot;)">
            <text:p/>
          </table:table-cell>
          <table:table-cell table:formula="of:=IF(EXACT([$'Plan base'.$AB16];&quot;&quot;);&quot;&quot;;IF(EXACT([$'Plan base'.$Z16];1);CONCATENATE([$Valores.$B$16];&quot;-&quot;;[$'Plan base'.$AB16]);&quot;&quot;))">
            <text:p/>
          </table:table-cell>
          <table:table-cell table:formula="of:=IF(EXACT([$'Plan base'.$Z16];1);[$'Plan base'.$AD16];&quot;&quot;)">
            <text:p/>
          </table:table-cell>
          <table:table-cell table:formula="of:=IF(EXACT([$'Plan base'.$AE16];&quot;&quot;);&quot;&quot;;IF(EXACT([$'Plan base'.$Z16];1);[$'Plan base'.$AE16];&quot;&quot;))">
            <text:p/>
          </table:table-cell>
          <table:table-cell table:formula="of:=IF(EXACT([$'Plan base'.$Z16];1);[$'Plan base'.$AF16];&quot;&quot;)">
            <text:p/>
          </table:table-cell>
          <table:table-cell table:formula="of:=IF(EXACT([$'Plan base'.$Z16];1);[$'Plan base'.$AG16];&quot;&quot;)">
            <text:p/>
          </table:table-cell>
        </table:table-row>
        <table:table-row table:style-name="ro4">
          <table:table-cell table:formula="of:=IF(EXACT([$'Plan base'.$Z17];1);CONCATENATE([$Valores.$B$16];&quot;-&quot;;[$'Plan base'.$V17]);&quot;&quot;)">
            <text:p/>
          </table:table-cell>
          <table:table-cell table:formula="of:=IF(EXACT([$'Plan base'.$Z17];1);CONCATENATE([$Valores.$B$16];&quot;-&quot;;[$'Plan base'.$X17]);&quot;&quot;)">
            <text:p/>
          </table:table-cell>
          <table:table-cell table:formula="of:=IF(EXACT([$'Plan base'.$Z17];1);CONCATENATE([$Valores.$B$16];&quot;-&quot;;[$'Plan base'.$AA17]);&quot;&quot;)">
            <text:p/>
          </table:table-cell>
          <table:table-cell table:formula="of:=IF(EXACT([$'Plan base'.$AB17];&quot;&quot;);&quot;&quot;;IF(EXACT([$'Plan base'.$Z17];1);CONCATENATE([$Valores.$B$16];&quot;-&quot;;[$'Plan base'.$AB17]);&quot;&quot;))">
            <text:p/>
          </table:table-cell>
          <table:table-cell table:formula="of:=IF(EXACT([$'Plan base'.$Z17];1);[$'Plan base'.$AD17];&quot;&quot;)">
            <text:p/>
          </table:table-cell>
          <table:table-cell table:formula="of:=IF(EXACT([$'Plan base'.$AE17];&quot;&quot;);&quot;&quot;;IF(EXACT([$'Plan base'.$Z17];1);[$'Plan base'.$AE17];&quot;&quot;))">
            <text:p/>
          </table:table-cell>
          <table:table-cell table:formula="of:=IF(EXACT([$'Plan base'.$Z17];1);[$'Plan base'.$AF17];&quot;&quot;)">
            <text:p/>
          </table:table-cell>
          <table:table-cell table:formula="of:=IF(EXACT([$'Plan base'.$Z17];1);[$'Plan base'.$AG17];&quot;&quot;)">
            <text:p/>
          </table:table-cell>
        </table:table-row>
        <table:table-row table:style-name="ro4">
          <table:table-cell table:formula="of:=IF(EXACT([$'Plan base'.$Z18];1);CONCATENATE([$Valores.$B$16];&quot;-&quot;;[$'Plan base'.$V18]);&quot;&quot;)" office:value-type="string" office:string-value="1-111400">
            <text:p>1-111400</text:p>
          </table:table-cell>
          <table:table-cell table:formula="of:=IF(EXACT([$'Plan base'.$Z18];1);CONCATENATE([$Valores.$B$16];&quot;-&quot;;[$'Plan base'.$X18]);&quot;&quot;)" office:value-type="string" office:string-value="1-Fondos en tránsito">
            <text:p>1-Fondos en tránsito</text:p>
          </table:table-cell>
          <table:table-cell table:formula="of:=IF(EXACT([$'Plan base'.$Z18];1);CONCATENATE([$Valores.$B$16];&quot;-&quot;;[$'Plan base'.$AA18]);&quot;&quot;)" office:value-type="string" office:string-value="1-FT">
            <text:p>1-FT</text:p>
          </table:table-cell>
          <table:table-cell table:formula="of:=IF(EXACT([$'Plan base'.$AB18];&quot;&quot;);&quot;&quot;;IF(EXACT([$'Plan base'.$Z18];1);CONCATENATE([$Valores.$B$16];&quot;-&quot;;[$'Plan base'.$AB18]);&quot;&quot;))" office:value-type="string" office:string-value="1-Activo circulante disponible">
            <text:p>1-Activo circulante disponible</text:p>
          </table:table-cell>
          <table:table-cell table:formula="of:=IF(EXACT([$'Plan base'.$Z18];1);[$'Plan base'.$AD18];&quot;&quot;)" office:value-type="string" office:string-value="Vista">
            <text:p>Vista</text:p>
          </table:table-cell>
          <table:table-cell table:formula="of:=IF(EXACT([$'Plan base'.$AE18];&quot;&quot;);&quot;&quot;;IF(EXACT([$'Plan base'.$Z18];1);[$'Plan base'.$AE18];&quot;&quot;))" office:value-type="string" office:string-value="CRC">
            <text:p>CRC</text:p>
          </table:table-cell>
          <table:table-cell table:formula="of:=IF(EXACT([$'Plan base'.$Z18];1);[$'Plan base'.$AF18];&quot;&quot;)" office:value-type="string" office:string-value="view">
            <text:p>view</text:p>
          </table:table-cell>
          <table:table-cell table:formula="of:=IF(EXACT([$'Plan base'.$Z18];1);[$'Plan base'.$AG1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9];1);CONCATENATE([$Valores.$B$16];&quot;-&quot;;[$'Plan base'.$V19]);&quot;&quot;)" office:value-type="string" office:string-value="1-111401">
            <text:p>1-111401</text:p>
          </table:table-cell>
          <table:table-cell table:formula="of:=IF(EXACT([$'Plan base'.$Z19];1);CONCATENATE([$Valores.$B$16];&quot;-&quot;;[$'Plan base'.$X19]);&quot;&quot;)" office:value-type="string" office:string-value="1-Fondos en tránsito en tesorería">
            <text:p>1-Fondos en tránsito en tesorería</text:p>
          </table:table-cell>
          <table:table-cell table:formula="of:=IF(EXACT([$'Plan base'.$Z19];1);CONCATENATE([$Valores.$B$16];&quot;-&quot;;[$'Plan base'.$AA19]);&quot;&quot;)" office:value-type="string" office:string-value="1-Trans. Tes.">
            <text:p>1-Trans. Tes.</text:p>
          </table:table-cell>
          <table:table-cell table:formula="of:=IF(EXACT([$'Plan base'.$AB19];&quot;&quot;);&quot;&quot;;IF(EXACT([$'Plan base'.$Z19];1);CONCATENATE([$Valores.$B$16];&quot;-&quot;;[$'Plan base'.$AB19]);&quot;&quot;))" office:value-type="string" office:string-value="1-PayPal">
            <text:p>1-PayPal</text:p>
          </table:table-cell>
          <table:table-cell table:formula="of:=IF(EXACT([$'Plan base'.$Z19];1);[$'Plan base'.$AD19];&quot;&quot;)" office:value-type="string" office:string-value="Activo">
            <text:p>Activo</text:p>
          </table:table-cell>
          <table:table-cell table:formula="of:=IF(EXACT([$'Plan base'.$AE19];&quot;&quot;);&quot;&quot;;IF(EXACT([$'Plan base'.$Z19];1);[$'Plan base'.$AE19];&quot;&quot;))" office:value-type="string" office:string-value="CRC">
            <text:p>CRC</text:p>
          </table:table-cell>
          <table:table-cell table:formula="of:=IF(EXACT([$'Plan base'.$Z19];1);[$'Plan base'.$AF19];&quot;&quot;)" office:value-type="string" office:string-value="other">
            <text:p>other</text:p>
          </table:table-cell>
          <table:table-cell table:formula="of:=IF(EXACT([$'Plan base'.$Z19];1);[$'Plan base'.$AG1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20];1);CONCATENATE([$Valores.$B$16];&quot;-&quot;;[$'Plan base'.$V20]);&quot;&quot;)" office:value-type="string" office:string-value="1-111402">
            <text:p>1-111402</text:p>
          </table:table-cell>
          <table:table-cell table:formula="of:=IF(EXACT([$'Plan base'.$Z20];1);CONCATENATE([$Valores.$B$16];&quot;-&quot;;[$'Plan base'.$X20]);&quot;&quot;)" office:value-type="string" office:string-value="1-Fondos en tránsito en bancos">
            <text:p>1-Fondos en tránsito en bancos</text:p>
          </table:table-cell>
          <table:table-cell table:formula="of:=IF(EXACT([$'Plan base'.$Z20];1);CONCATENATE([$Valores.$B$16];&quot;-&quot;;[$'Plan base'.$AA20]);&quot;&quot;)" office:value-type="string" office:string-value="1-Trans. Ban.">
            <text:p>1-Trans. Ban.</text:p>
          </table:table-cell>
          <table:table-cell table:formula="of:=IF(EXACT([$'Plan base'.$AB20];&quot;&quot;);&quot;&quot;;IF(EXACT([$'Plan base'.$Z20];1);CONCATENATE([$Valores.$B$16];&quot;-&quot;;[$'Plan base'.$AB20]);&quot;&quot;))" office:value-type="string" office:string-value="1-PayPal">
            <text:p>1-PayPal</text:p>
          </table:table-cell>
          <table:table-cell table:formula="of:=IF(EXACT([$'Plan base'.$Z20];1);[$'Plan base'.$AD20];&quot;&quot;)" office:value-type="string" office:string-value="Activo">
            <text:p>Activo</text:p>
          </table:table-cell>
          <table:table-cell table:formula="of:=IF(EXACT([$'Plan base'.$AE20];&quot;&quot;);&quot;&quot;;IF(EXACT([$'Plan base'.$Z20];1);[$'Plan base'.$AE20];&quot;&quot;))" office:value-type="string" office:string-value="CRC">
            <text:p>CRC</text:p>
          </table:table-cell>
          <table:table-cell table:formula="of:=IF(EXACT([$'Plan base'.$Z20];1);[$'Plan base'.$AF20];&quot;&quot;)" office:value-type="string" office:string-value="other">
            <text:p>other</text:p>
          </table:table-cell>
          <table:table-cell table:formula="of:=IF(EXACT([$'Plan base'.$Z20];1);[$'Plan base'.$AG2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21];1);CONCATENATE([$Valores.$B$16];&quot;-&quot;;[$'Plan base'.$V21]);&quot;&quot;)">
            <text:p/>
          </table:table-cell>
          <table:table-cell table:formula="of:=IF(EXACT([$'Plan base'.$Z21];1);CONCATENATE([$Valores.$B$16];&quot;-&quot;;[$'Plan base'.$X21]);&quot;&quot;)">
            <text:p/>
          </table:table-cell>
          <table:table-cell table:formula="of:=IF(EXACT([$'Plan base'.$Z21];1);CONCATENATE([$Valores.$B$16];&quot;-&quot;;[$'Plan base'.$AA21]);&quot;&quot;)">
            <text:p/>
          </table:table-cell>
          <table:table-cell table:formula="of:=IF(EXACT([$'Plan base'.$AB21];&quot;&quot;);&quot;&quot;;IF(EXACT([$'Plan base'.$Z21];1);CONCATENATE([$Valores.$B$16];&quot;-&quot;;[$'Plan base'.$AB21]);&quot;&quot;))">
            <text:p/>
          </table:table-cell>
          <table:table-cell table:formula="of:=IF(EXACT([$'Plan base'.$Z21];1);[$'Plan base'.$AD21];&quot;&quot;)">
            <text:p/>
          </table:table-cell>
          <table:table-cell table:formula="of:=IF(EXACT([$'Plan base'.$AE21];&quot;&quot;);&quot;&quot;;IF(EXACT([$'Plan base'.$Z21];1);[$'Plan base'.$AE21];&quot;&quot;))">
            <text:p/>
          </table:table-cell>
          <table:table-cell table:formula="of:=IF(EXACT([$'Plan base'.$Z21];1);[$'Plan base'.$AF21];&quot;&quot;)">
            <text:p/>
          </table:table-cell>
          <table:table-cell table:formula="of:=IF(EXACT([$'Plan base'.$Z21];1);[$'Plan base'.$AG21];&quot;&quot;)">
            <text:p/>
          </table:table-cell>
        </table:table-row>
        <table:table-row table:style-name="ro4">
          <table:table-cell table:formula="of:=IF(EXACT([$'Plan base'.$Z22];1);CONCATENATE([$Valores.$B$16];&quot;-&quot;;[$'Plan base'.$V22]);&quot;&quot;)">
            <text:p/>
          </table:table-cell>
          <table:table-cell table:formula="of:=IF(EXACT([$'Plan base'.$Z22];1);CONCATENATE([$Valores.$B$16];&quot;-&quot;;[$'Plan base'.$X22]);&quot;&quot;)">
            <text:p/>
          </table:table-cell>
          <table:table-cell table:formula="of:=IF(EXACT([$'Plan base'.$Z22];1);CONCATENATE([$Valores.$B$16];&quot;-&quot;;[$'Plan base'.$AA22]);&quot;&quot;)">
            <text:p/>
          </table:table-cell>
          <table:table-cell table:formula="of:=IF(EXACT([$'Plan base'.$AB22];&quot;&quot;);&quot;&quot;;IF(EXACT([$'Plan base'.$Z22];1);CONCATENATE([$Valores.$B$16];&quot;-&quot;;[$'Plan base'.$AB22]);&quot;&quot;))">
            <text:p/>
          </table:table-cell>
          <table:table-cell table:formula="of:=IF(EXACT([$'Plan base'.$Z22];1);[$'Plan base'.$AD22];&quot;&quot;)">
            <text:p/>
          </table:table-cell>
          <table:table-cell table:formula="of:=IF(EXACT([$'Plan base'.$AE22];&quot;&quot;);&quot;&quot;;IF(EXACT([$'Plan base'.$Z22];1);[$'Plan base'.$AE22];&quot;&quot;))">
            <text:p/>
          </table:table-cell>
          <table:table-cell table:formula="of:=IF(EXACT([$'Plan base'.$Z22];1);[$'Plan base'.$AF22];&quot;&quot;)">
            <text:p/>
          </table:table-cell>
          <table:table-cell table:formula="of:=IF(EXACT([$'Plan base'.$Z22];1);[$'Plan base'.$AG22];&quot;&quot;)">
            <text:p/>
          </table:table-cell>
        </table:table-row>
        <table:table-row table:style-name="ro4">
          <table:table-cell table:formula="of:=IF(EXACT([$'Plan base'.$Z23];1);CONCATENATE([$Valores.$B$16];&quot;-&quot;;[$'Plan base'.$V23]);&quot;&quot;)">
            <text:p/>
          </table:table-cell>
          <table:table-cell table:formula="of:=IF(EXACT([$'Plan base'.$Z23];1);CONCATENATE([$Valores.$B$16];&quot;-&quot;;[$'Plan base'.$X23]);&quot;&quot;)">
            <text:p/>
          </table:table-cell>
          <table:table-cell table:formula="of:=IF(EXACT([$'Plan base'.$Z23];1);CONCATENATE([$Valores.$B$16];&quot;-&quot;;[$'Plan base'.$AA23]);&quot;&quot;)">
            <text:p/>
          </table:table-cell>
          <table:table-cell table:formula="of:=IF(EXACT([$'Plan base'.$AB23];&quot;&quot;);&quot;&quot;;IF(EXACT([$'Plan base'.$Z23];1);CONCATENATE([$Valores.$B$16];&quot;-&quot;;[$'Plan base'.$AB23]);&quot;&quot;))">
            <text:p/>
          </table:table-cell>
          <table:table-cell table:formula="of:=IF(EXACT([$'Plan base'.$Z23];1);[$'Plan base'.$AD23];&quot;&quot;)">
            <text:p/>
          </table:table-cell>
          <table:table-cell table:formula="of:=IF(EXACT([$'Plan base'.$AE23];&quot;&quot;);&quot;&quot;;IF(EXACT([$'Plan base'.$Z23];1);[$'Plan base'.$AE23];&quot;&quot;))">
            <text:p/>
          </table:table-cell>
          <table:table-cell table:formula="of:=IF(EXACT([$'Plan base'.$Z23];1);[$'Plan base'.$AF23];&quot;&quot;)">
            <text:p/>
          </table:table-cell>
          <table:table-cell table:formula="of:=IF(EXACT([$'Plan base'.$Z23];1);[$'Plan base'.$AG23];&quot;&quot;)">
            <text:p/>
          </table:table-cell>
        </table:table-row>
        <table:table-row table:style-name="ro4">
          <table:table-cell table:formula="of:=IF(EXACT([$'Plan base'.$Z24];1);CONCATENATE([$Valores.$B$16];&quot;-&quot;;[$'Plan base'.$V24]);&quot;&quot;)" office:value-type="string" office:string-value="1-112000">
            <text:p>1-112000</text:p>
          </table:table-cell>
          <table:table-cell table:formula="of:=IF(EXACT([$'Plan base'.$Z24];1);CONCATENATE([$Valores.$B$16];&quot;-&quot;;[$'Plan base'.$X24]);&quot;&quot;)" office:value-type="string" office:string-value="1-Activo circulante exigible">
            <text:p>1-Activo circulante exigible</text:p>
          </table:table-cell>
          <table:table-cell table:formula="of:=IF(EXACT([$'Plan base'.$Z24];1);CONCATENATE([$Valores.$B$16];&quot;-&quot;;[$'Plan base'.$AA24]);&quot;&quot;)" office:value-type="string" office:string-value="1-Exi">
            <text:p>1-Exi</text:p>
          </table:table-cell>
          <table:table-cell table:formula="of:=IF(EXACT([$'Plan base'.$AB24];&quot;&quot;);&quot;&quot;;IF(EXACT([$'Plan base'.$Z24];1);CONCATENATE([$Valores.$B$16];&quot;-&quot;;[$'Plan base'.$AB24]);&quot;&quot;))" office:value-type="string" office:string-value="1-Activo circulante">
            <text:p>1-Activo circulante</text:p>
          </table:table-cell>
          <table:table-cell table:formula="of:=IF(EXACT([$'Plan base'.$Z24];1);[$'Plan base'.$AD24];&quot;&quot;)" office:value-type="string" office:string-value="Vista">
            <text:p>Vista</text:p>
          </table:table-cell>
          <table:table-cell table:formula="of:=IF(EXACT([$'Plan base'.$AE24];&quot;&quot;);&quot;&quot;;IF(EXACT([$'Plan base'.$Z24];1);[$'Plan base'.$AE24];&quot;&quot;))" office:value-type="string" office:string-value="CRC">
            <text:p>CRC</text:p>
          </table:table-cell>
          <table:table-cell table:formula="of:=IF(EXACT([$'Plan base'.$Z24];1);[$'Plan base'.$AF24];&quot;&quot;)" office:value-type="string" office:string-value="view">
            <text:p>view</text:p>
          </table:table-cell>
          <table:table-cell table:formula="of:=IF(EXACT([$'Plan base'.$Z24];1);[$'Plan base'.$AG2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25];1);CONCATENATE([$Valores.$B$16];&quot;-&quot;;[$'Plan base'.$V25]);&quot;&quot;)" office:value-type="string" office:string-value="1-112001">
            <text:p>1-112001</text:p>
          </table:table-cell>
          <table:table-cell table:formula="of:=IF(EXACT([$'Plan base'.$Z25];1);CONCATENATE([$Valores.$B$16];&quot;-&quot;;[$'Plan base'.$X25]);&quot;&quot;)" office:value-type="string" office:string-value="1-Cuentas por cobrar comerciales">
            <text:p>1-Cuentas por cobrar comerciales</text:p>
          </table:table-cell>
          <table:table-cell table:formula="of:=IF(EXACT([$'Plan base'.$Z25];1);CONCATENATE([$Valores.$B$16];&quot;-&quot;;[$'Plan base'.$AA25]);&quot;&quot;)" office:value-type="string" office:string-value="1-CxC-Com">
            <text:p>1-CxC-Com</text:p>
          </table:table-cell>
          <table:table-cell table:formula="of:=IF(EXACT([$'Plan base'.$AB25];&quot;&quot;);&quot;&quot;;IF(EXACT([$'Plan base'.$Z25];1);CONCATENATE([$Valores.$B$16];&quot;-&quot;;[$'Plan base'.$AB25]);&quot;&quot;))" office:value-type="string" office:string-value="1-PayPal">
            <text:p>1-PayPal</text:p>
          </table:table-cell>
          <table:table-cell table:formula="of:=IF(EXACT([$'Plan base'.$Z25];1);[$'Plan base'.$AD25];&quot;&quot;)" office:value-type="string" office:string-value="Cuenta por cobrar">
            <text:p>Cuenta por cobrar</text:p>
          </table:table-cell>
          <table:table-cell table:formula="of:=IF(EXACT([$'Plan base'.$AE25];&quot;&quot;);&quot;&quot;;IF(EXACT([$'Plan base'.$Z25];1);[$'Plan base'.$AE25];&quot;&quot;))" office:value-type="string" office:string-value="CRC">
            <text:p>CRC</text:p>
          </table:table-cell>
          <table:table-cell table:formula="of:=IF(EXACT([$'Plan base'.$Z25];1);[$'Plan base'.$AF25];&quot;&quot;)" office:value-type="string" office:string-value="receivable">
            <text:p>receivable</text:p>
          </table:table-cell>
          <table:table-cell table:formula="of:=IF(EXACT([$'Plan base'.$Z25];1);[$'Plan base'.$AG25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26];1);CONCATENATE([$Valores.$B$16];&quot;-&quot;;[$'Plan base'.$V26]);&quot;&quot;)" office:value-type="string" office:string-value="1-112002">
            <text:p>1-112002</text:p>
          </table:table-cell>
          <table:table-cell table:formula="of:=IF(EXACT([$'Plan base'.$Z26];1);CONCATENATE([$Valores.$B$16];&quot;-&quot;;[$'Plan base'.$X26]);&quot;&quot;)" office:value-type="string" office:string-value="1-Cuentas por cobrar a compañías relacionadas">
            <text:p>1-Cuentas por cobrar a compañías relacionadas</text:p>
          </table:table-cell>
          <table:table-cell table:formula="of:=IF(EXACT([$'Plan base'.$Z26];1);CONCATENATE([$Valores.$B$16];&quot;-&quot;;[$'Plan base'.$AA26]);&quot;&quot;)" office:value-type="string" office:string-value="1-CxC-Rel">
            <text:p>1-CxC-Rel</text:p>
          </table:table-cell>
          <table:table-cell table:formula="of:=IF(EXACT([$'Plan base'.$AB26];&quot;&quot;);&quot;&quot;;IF(EXACT([$'Plan base'.$Z26];1);CONCATENATE([$Valores.$B$16];&quot;-&quot;;[$'Plan base'.$AB26]);&quot;&quot;))" office:value-type="string" office:string-value="1-PayPal">
            <text:p>1-PayPal</text:p>
          </table:table-cell>
          <table:table-cell table:formula="of:=IF(EXACT([$'Plan base'.$Z26];1);[$'Plan base'.$AD26];&quot;&quot;)" office:value-type="string" office:string-value="Cuenta por cobrar">
            <text:p>Cuenta por cobrar</text:p>
          </table:table-cell>
          <table:table-cell table:formula="of:=IF(EXACT([$'Plan base'.$AE26];&quot;&quot;);&quot;&quot;;IF(EXACT([$'Plan base'.$Z26];1);[$'Plan base'.$AE26];&quot;&quot;))" office:value-type="string" office:string-value="CRC">
            <text:p>CRC</text:p>
          </table:table-cell>
          <table:table-cell table:formula="of:=IF(EXACT([$'Plan base'.$Z26];1);[$'Plan base'.$AF26];&quot;&quot;)" office:value-type="string" office:string-value="receivable">
            <text:p>receivable</text:p>
          </table:table-cell>
          <table:table-cell table:formula="of:=IF(EXACT([$'Plan base'.$Z26];1);[$'Plan base'.$AG26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27];1);CONCATENATE([$Valores.$B$16];&quot;-&quot;;[$'Plan base'.$V27]);&quot;&quot;)" office:value-type="string" office:string-value="1-112003">
            <text:p>1-112003</text:p>
          </table:table-cell>
          <table:table-cell table:formula="of:=IF(EXACT([$'Plan base'.$Z27];1);CONCATENATE([$Valores.$B$16];&quot;-&quot;;[$'Plan base'.$X27]);&quot;&quot;)" office:value-type="string" office:string-value="1-Cuentas por cobrar a empleados">
            <text:p>1-Cuentas por cobrar a empleados</text:p>
          </table:table-cell>
          <table:table-cell table:formula="of:=IF(EXACT([$'Plan base'.$Z27];1);CONCATENATE([$Valores.$B$16];&quot;-&quot;;[$'Plan base'.$AA27]);&quot;&quot;)" office:value-type="string" office:string-value="1-CxC-Emp">
            <text:p>1-CxC-Emp</text:p>
          </table:table-cell>
          <table:table-cell table:formula="of:=IF(EXACT([$'Plan base'.$AB27];&quot;&quot;);&quot;&quot;;IF(EXACT([$'Plan base'.$Z27];1);CONCATENATE([$Valores.$B$16];&quot;-&quot;;[$'Plan base'.$AB27]);&quot;&quot;))" office:value-type="string" office:string-value="1-PayPal">
            <text:p>1-PayPal</text:p>
          </table:table-cell>
          <table:table-cell table:formula="of:=IF(EXACT([$'Plan base'.$Z27];1);[$'Plan base'.$AD27];&quot;&quot;)" office:value-type="string" office:string-value="Cuenta por cobrar">
            <text:p>Cuenta por cobrar</text:p>
          </table:table-cell>
          <table:table-cell table:formula="of:=IF(EXACT([$'Plan base'.$AE27];&quot;&quot;);&quot;&quot;;IF(EXACT([$'Plan base'.$Z27];1);[$'Plan base'.$AE27];&quot;&quot;))" office:value-type="string" office:string-value="CRC">
            <text:p>CRC</text:p>
          </table:table-cell>
          <table:table-cell table:formula="of:=IF(EXACT([$'Plan base'.$Z27];1);[$'Plan base'.$AF27];&quot;&quot;)" office:value-type="string" office:string-value="receivable">
            <text:p>receivable</text:p>
          </table:table-cell>
          <table:table-cell table:formula="of:=IF(EXACT([$'Plan base'.$Z27];1);[$'Plan base'.$AG27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28];1);CONCATENATE([$Valores.$B$16];&quot;-&quot;;[$'Plan base'.$V28]);&quot;&quot;)" office:value-type="string" office:string-value="1-112004">
            <text:p>1-112004</text:p>
          </table:table-cell>
          <table:table-cell table:formula="of:=IF(EXACT([$'Plan base'.$Z28];1);CONCATENATE([$Valores.$B$16];&quot;-&quot;;[$'Plan base'.$X28]);&quot;&quot;)" office:value-type="string" office:string-value="1-Otras cuentas por cobrar">
            <text:p>1-Otras cuentas por cobrar</text:p>
          </table:table-cell>
          <table:table-cell table:formula="of:=IF(EXACT([$'Plan base'.$Z28];1);CONCATENATE([$Valores.$B$16];&quot;-&quot;;[$'Plan base'.$AA28]);&quot;&quot;)" office:value-type="string" office:string-value="1-CxC-Ot">
            <text:p>1-CxC-Ot</text:p>
          </table:table-cell>
          <table:table-cell table:formula="of:=IF(EXACT([$'Plan base'.$AB28];&quot;&quot;);&quot;&quot;;IF(EXACT([$'Plan base'.$Z28];1);CONCATENATE([$Valores.$B$16];&quot;-&quot;;[$'Plan base'.$AB28]);&quot;&quot;))" office:value-type="string" office:string-value="1-PayPal">
            <text:p>1-PayPal</text:p>
          </table:table-cell>
          <table:table-cell table:formula="of:=IF(EXACT([$'Plan base'.$Z28];1);[$'Plan base'.$AD28];&quot;&quot;)" office:value-type="string" office:string-value="Cuenta por cobrar">
            <text:p>Cuenta por cobrar</text:p>
          </table:table-cell>
          <table:table-cell table:formula="of:=IF(EXACT([$'Plan base'.$AE28];&quot;&quot;);&quot;&quot;;IF(EXACT([$'Plan base'.$Z28];1);[$'Plan base'.$AE28];&quot;&quot;))" office:value-type="string" office:string-value="CRC">
            <text:p>CRC</text:p>
          </table:table-cell>
          <table:table-cell table:formula="of:=IF(EXACT([$'Plan base'.$Z28];1);[$'Plan base'.$AF28];&quot;&quot;)" office:value-type="string" office:string-value="receivable">
            <text:p>receivable</text:p>
          </table:table-cell>
          <table:table-cell table:formula="of:=IF(EXACT([$'Plan base'.$Z28];1);[$'Plan base'.$AG28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29];1);CONCATENATE([$Valores.$B$16];&quot;-&quot;;[$'Plan base'.$V29]);&quot;&quot;)">
            <text:p/>
          </table:table-cell>
          <table:table-cell table:formula="of:=IF(EXACT([$'Plan base'.$Z29];1);CONCATENATE([$Valores.$B$16];&quot;-&quot;;[$'Plan base'.$X29]);&quot;&quot;)">
            <text:p/>
          </table:table-cell>
          <table:table-cell table:formula="of:=IF(EXACT([$'Plan base'.$Z29];1);CONCATENATE([$Valores.$B$16];&quot;-&quot;;[$'Plan base'.$AA29]);&quot;&quot;)">
            <text:p/>
          </table:table-cell>
          <table:table-cell table:formula="of:=IF(EXACT([$'Plan base'.$AB29];&quot;&quot;);&quot;&quot;;IF(EXACT([$'Plan base'.$Z29];1);CONCATENATE([$Valores.$B$16];&quot;-&quot;;[$'Plan base'.$AB29]);&quot;&quot;))">
            <text:p/>
          </table:table-cell>
          <table:table-cell table:formula="of:=IF(EXACT([$'Plan base'.$Z29];1);[$'Plan base'.$AD29];&quot;&quot;)">
            <text:p/>
          </table:table-cell>
          <table:table-cell table:formula="of:=IF(EXACT([$'Plan base'.$AE29];&quot;&quot;);&quot;&quot;;IF(EXACT([$'Plan base'.$Z29];1);[$'Plan base'.$AE29];&quot;&quot;))">
            <text:p/>
          </table:table-cell>
          <table:table-cell table:formula="of:=IF(EXACT([$'Plan base'.$Z29];1);[$'Plan base'.$AF29];&quot;&quot;)">
            <text:p/>
          </table:table-cell>
          <table:table-cell table:formula="of:=IF(EXACT([$'Plan base'.$Z29];1);[$'Plan base'.$AG29];&quot;&quot;)">
            <text:p/>
          </table:table-cell>
        </table:table-row>
        <table:table-row table:style-name="ro4">
          <table:table-cell table:formula="of:=IF(EXACT([$'Plan base'.$Z30];1);CONCATENATE([$Valores.$B$16];&quot;-&quot;;[$'Plan base'.$V30]);&quot;&quot;)" office:value-type="string" office:string-value="1-113000">
            <text:p>1-113000</text:p>
          </table:table-cell>
          <table:table-cell table:formula="of:=IF(EXACT([$'Plan base'.$Z30];1);CONCATENATE([$Valores.$B$16];&quot;-&quot;;[$'Plan base'.$X30]);&quot;&quot;)" office:value-type="string" office:string-value="1-Activo circulante realizable">
            <text:p>1-Activo circulante realizable</text:p>
          </table:table-cell>
          <table:table-cell table:formula="of:=IF(EXACT([$'Plan base'.$Z30];1);CONCATENATE([$Valores.$B$16];&quot;-&quot;;[$'Plan base'.$AA30]);&quot;&quot;)" office:value-type="string" office:string-value="1-Rea">
            <text:p>1-Rea</text:p>
          </table:table-cell>
          <table:table-cell table:formula="of:=IF(EXACT([$'Plan base'.$AB30];&quot;&quot;);&quot;&quot;;IF(EXACT([$'Plan base'.$Z30];1);CONCATENATE([$Valores.$B$16];&quot;-&quot;;[$'Plan base'.$AB30]);&quot;&quot;))" office:value-type="string" office:string-value="1-Activo circulante">
            <text:p>1-Activo circulante</text:p>
          </table:table-cell>
          <table:table-cell table:formula="of:=IF(EXACT([$'Plan base'.$Z30];1);[$'Plan base'.$AD30];&quot;&quot;)" office:value-type="string" office:string-value="Vista">
            <text:p>Vista</text:p>
          </table:table-cell>
          <table:table-cell table:formula="of:=IF(EXACT([$'Plan base'.$AE30];&quot;&quot;);&quot;&quot;;IF(EXACT([$'Plan base'.$Z30];1);[$'Plan base'.$AE30];&quot;&quot;))" office:value-type="string" office:string-value="CRC">
            <text:p>CRC</text:p>
          </table:table-cell>
          <table:table-cell table:formula="of:=IF(EXACT([$'Plan base'.$Z30];1);[$'Plan base'.$AF30];&quot;&quot;)" office:value-type="string" office:string-value="view">
            <text:p>view</text:p>
          </table:table-cell>
          <table:table-cell table:formula="of:=IF(EXACT([$'Plan base'.$Z30];1);[$'Plan base'.$AG3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31];1);CONCATENATE([$Valores.$B$16];&quot;-&quot;;[$'Plan base'.$V31]);&quot;&quot;)" office:value-type="string" office:string-value="1-113100">
            <text:p>1-113100</text:p>
          </table:table-cell>
          <table:table-cell table:formula="of:=IF(EXACT([$'Plan base'.$Z31];1);CONCATENATE([$Valores.$B$16];&quot;-&quot;;[$'Plan base'.$X31]);&quot;&quot;)" office:value-type="string" office:string-value="1-Inventarios">
            <text:p>1-Inventarios</text:p>
          </table:table-cell>
          <table:table-cell table:formula="of:=IF(EXACT([$'Plan base'.$Z31];1);CONCATENATE([$Valores.$B$16];&quot;-&quot;;[$'Plan base'.$AA31]);&quot;&quot;)" office:value-type="string" office:string-value="1-Inv">
            <text:p>1-Inv</text:p>
          </table:table-cell>
          <table:table-cell table:formula="of:=IF(EXACT([$'Plan base'.$AB31];&quot;&quot;);&quot;&quot;;IF(EXACT([$'Plan base'.$Z31];1);CONCATENATE([$Valores.$B$16];&quot;-&quot;;[$'Plan base'.$AB31]);&quot;&quot;))" office:value-type="string" office:string-value="1-Activo circulante realizable">
            <text:p>1-Activo circulante realizable</text:p>
          </table:table-cell>
          <table:table-cell table:formula="of:=IF(EXACT([$'Plan base'.$Z31];1);[$'Plan base'.$AD31];&quot;&quot;)" office:value-type="string" office:string-value="Vista">
            <text:p>Vista</text:p>
          </table:table-cell>
          <table:table-cell table:formula="of:=IF(EXACT([$'Plan base'.$AE31];&quot;&quot;);&quot;&quot;;IF(EXACT([$'Plan base'.$Z31];1);[$'Plan base'.$AE31];&quot;&quot;))" office:value-type="string" office:string-value="CRC">
            <text:p>CRC</text:p>
          </table:table-cell>
          <table:table-cell table:formula="of:=IF(EXACT([$'Plan base'.$Z31];1);[$'Plan base'.$AF31];&quot;&quot;)" office:value-type="string" office:string-value="view">
            <text:p>view</text:p>
          </table:table-cell>
          <table:table-cell table:formula="of:=IF(EXACT([$'Plan base'.$Z31];1);[$'Plan base'.$AG3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32];1);CONCATENATE([$Valores.$B$16];&quot;-&quot;;[$'Plan base'.$V32]);&quot;&quot;)" office:value-type="string" office:string-value="1-113101">
            <text:p>1-113101</text:p>
          </table:table-cell>
          <table:table-cell table:formula="of:=IF(EXACT([$'Plan base'.$Z32];1);CONCATENATE([$Valores.$B$16];&quot;-&quot;;[$'Plan base'.$X32]);&quot;&quot;)" office:value-type="string" office:string-value="1-Inventario de producto para la venta">
            <text:p>1-Inventario de producto para la venta</text:p>
          </table:table-cell>
          <table:table-cell table:formula="of:=IF(EXACT([$'Plan base'.$Z32];1);CONCATENATE([$Valores.$B$16];&quot;-&quot;;[$'Plan base'.$AA32]);&quot;&quot;)" office:value-type="string" office:string-value="1-Prod">
            <text:p>1-Prod</text:p>
          </table:table-cell>
          <table:table-cell table:formula="of:=IF(EXACT([$'Plan base'.$AB32];&quot;&quot;);&quot;&quot;;IF(EXACT([$'Plan base'.$Z32];1);CONCATENATE([$Valores.$B$16];&quot;-&quot;;[$'Plan base'.$AB32]);&quot;&quot;))" office:value-type="string" office:string-value="1-PayPal">
            <text:p>1-PayPal</text:p>
          </table:table-cell>
          <table:table-cell table:formula="of:=IF(EXACT([$'Plan base'.$Z32];1);[$'Plan base'.$AD32];&quot;&quot;)" office:value-type="string" office:string-value="Activo">
            <text:p>Activo</text:p>
          </table:table-cell>
          <table:table-cell table:formula="of:=IF(EXACT([$'Plan base'.$AE32];&quot;&quot;);&quot;&quot;;IF(EXACT([$'Plan base'.$Z32];1);[$'Plan base'.$AE32];&quot;&quot;))" office:value-type="string" office:string-value="CRC">
            <text:p>CRC</text:p>
          </table:table-cell>
          <table:table-cell table:formula="of:=IF(EXACT([$'Plan base'.$Z32];1);[$'Plan base'.$AF32];&quot;&quot;)" office:value-type="string" office:string-value="other">
            <text:p>other</text:p>
          </table:table-cell>
          <table:table-cell table:formula="of:=IF(EXACT([$'Plan base'.$Z32];1);[$'Plan base'.$AG3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33];1);CONCATENATE([$Valores.$B$16];&quot;-&quot;;[$'Plan base'.$V33]);&quot;&quot;)">
            <text:p/>
          </table:table-cell>
          <table:table-cell table:formula="of:=IF(EXACT([$'Plan base'.$Z33];1);CONCATENATE([$Valores.$B$16];&quot;-&quot;;[$'Plan base'.$X33]);&quot;&quot;)">
            <text:p/>
          </table:table-cell>
          <table:table-cell table:formula="of:=IF(EXACT([$'Plan base'.$Z33];1);CONCATENATE([$Valores.$B$16];&quot;-&quot;;[$'Plan base'.$AA33]);&quot;&quot;)">
            <text:p/>
          </table:table-cell>
          <table:table-cell table:formula="of:=IF(EXACT([$'Plan base'.$AB33];&quot;&quot;);&quot;&quot;;IF(EXACT([$'Plan base'.$Z33];1);CONCATENATE([$Valores.$B$16];&quot;-&quot;;[$'Plan base'.$AB33]);&quot;&quot;))">
            <text:p/>
          </table:table-cell>
          <table:table-cell table:formula="of:=IF(EXACT([$'Plan base'.$Z33];1);[$'Plan base'.$AD33];&quot;&quot;)">
            <text:p/>
          </table:table-cell>
          <table:table-cell table:formula="of:=IF(EXACT([$'Plan base'.$AE33];&quot;&quot;);&quot;&quot;;IF(EXACT([$'Plan base'.$Z33];1);[$'Plan base'.$AE33];&quot;&quot;))">
            <text:p/>
          </table:table-cell>
          <table:table-cell table:formula="of:=IF(EXACT([$'Plan base'.$Z33];1);[$'Plan base'.$AF33];&quot;&quot;)">
            <text:p/>
          </table:table-cell>
          <table:table-cell table:formula="of:=IF(EXACT([$'Plan base'.$Z33];1);[$'Plan base'.$AG33];&quot;&quot;)">
            <text:p/>
          </table:table-cell>
        </table:table-row>
        <table:table-row table:style-name="ro4">
          <table:table-cell table:formula="of:=IF(EXACT([$'Plan base'.$Z34];1);CONCATENATE([$Valores.$B$16];&quot;-&quot;;[$'Plan base'.$V34]);&quot;&quot;)" office:value-type="string" office:string-value="1-120000">
            <text:p>1-120000</text:p>
          </table:table-cell>
          <table:table-cell table:formula="of:=IF(EXACT([$'Plan base'.$Z34];1);CONCATENATE([$Valores.$B$16];&quot;-&quot;;[$'Plan base'.$X34]);&quot;&quot;)" office:value-type="string" office:string-value="1-Activo fijo">
            <text:p>1-Activo fijo</text:p>
          </table:table-cell>
          <table:table-cell table:formula="of:=IF(EXACT([$'Plan base'.$Z34];1);CONCATENATE([$Valores.$B$16];&quot;-&quot;;[$'Plan base'.$AA34]);&quot;&quot;)" office:value-type="string" office:string-value="1-AF">
            <text:p>1-AF</text:p>
          </table:table-cell>
          <table:table-cell table:formula="of:=IF(EXACT([$'Plan base'.$AB34];&quot;&quot;);&quot;&quot;;IF(EXACT([$'Plan base'.$Z34];1);CONCATENATE([$Valores.$B$16];&quot;-&quot;;[$'Plan base'.$AB34]);&quot;&quot;))" office:value-type="string" office:string-value="1-Activo">
            <text:p>1-Activo</text:p>
          </table:table-cell>
          <table:table-cell table:formula="of:=IF(EXACT([$'Plan base'.$Z34];1);[$'Plan base'.$AD34];&quot;&quot;)" office:value-type="string" office:string-value="Vista">
            <text:p>Vista</text:p>
          </table:table-cell>
          <table:table-cell table:formula="of:=IF(EXACT([$'Plan base'.$AE34];&quot;&quot;);&quot;&quot;;IF(EXACT([$'Plan base'.$Z34];1);[$'Plan base'.$AE34];&quot;&quot;))" office:value-type="string" office:string-value="CRC">
            <text:p>CRC</text:p>
          </table:table-cell>
          <table:table-cell table:formula="of:=IF(EXACT([$'Plan base'.$Z34];1);[$'Plan base'.$AF34];&quot;&quot;)" office:value-type="string" office:string-value="view">
            <text:p>view</text:p>
          </table:table-cell>
          <table:table-cell table:formula="of:=IF(EXACT([$'Plan base'.$Z34];1);[$'Plan base'.$AG3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35];1);CONCATENATE([$Valores.$B$16];&quot;-&quot;;[$'Plan base'.$V35]);&quot;&quot;)">
            <text:p/>
          </table:table-cell>
          <table:table-cell table:formula="of:=IF(EXACT([$'Plan base'.$Z35];1);CONCATENATE([$Valores.$B$16];&quot;-&quot;;[$'Plan base'.$X35]);&quot;&quot;)">
            <text:p/>
          </table:table-cell>
          <table:table-cell table:formula="of:=IF(EXACT([$'Plan base'.$Z35];1);CONCATENATE([$Valores.$B$16];&quot;-&quot;;[$'Plan base'.$AA35]);&quot;&quot;)">
            <text:p/>
          </table:table-cell>
          <table:table-cell table:formula="of:=IF(EXACT([$'Plan base'.$AB35];&quot;&quot;);&quot;&quot;;IF(EXACT([$'Plan base'.$Z35];1);CONCATENATE([$Valores.$B$16];&quot;-&quot;;[$'Plan base'.$AB35]);&quot;&quot;))">
            <text:p/>
          </table:table-cell>
          <table:table-cell table:formula="of:=IF(EXACT([$'Plan base'.$Z35];1);[$'Plan base'.$AD35];&quot;&quot;)">
            <text:p/>
          </table:table-cell>
          <table:table-cell table:formula="of:=IF(EXACT([$'Plan base'.$AE35];&quot;&quot;);&quot;&quot;;IF(EXACT([$'Plan base'.$Z35];1);[$'Plan base'.$AE35];&quot;&quot;))">
            <text:p/>
          </table:table-cell>
          <table:table-cell table:formula="of:=IF(EXACT([$'Plan base'.$Z35];1);[$'Plan base'.$AF35];&quot;&quot;)">
            <text:p/>
          </table:table-cell>
          <table:table-cell table:formula="of:=IF(EXACT([$'Plan base'.$Z35];1);[$'Plan base'.$AG35];&quot;&quot;)">
            <text:p/>
          </table:table-cell>
        </table:table-row>
        <table:table-row table:style-name="ro4">
          <table:table-cell table:formula="of:=IF(EXACT([$'Plan base'.$Z36];1);CONCATENATE([$Valores.$B$16];&quot;-&quot;;[$'Plan base'.$V36]);&quot;&quot;)">
            <text:p/>
          </table:table-cell>
          <table:table-cell table:formula="of:=IF(EXACT([$'Plan base'.$Z36];1);CONCATENATE([$Valores.$B$16];&quot;-&quot;;[$'Plan base'.$X36]);&quot;&quot;)">
            <text:p/>
          </table:table-cell>
          <table:table-cell table:formula="of:=IF(EXACT([$'Plan base'.$Z36];1);CONCATENATE([$Valores.$B$16];&quot;-&quot;;[$'Plan base'.$AA36]);&quot;&quot;)">
            <text:p/>
          </table:table-cell>
          <table:table-cell table:formula="of:=IF(EXACT([$'Plan base'.$AB36];&quot;&quot;);&quot;&quot;;IF(EXACT([$'Plan base'.$Z36];1);CONCATENATE([$Valores.$B$16];&quot;-&quot;;[$'Plan base'.$AB36]);&quot;&quot;))">
            <text:p/>
          </table:table-cell>
          <table:table-cell table:formula="of:=IF(EXACT([$'Plan base'.$Z36];1);[$'Plan base'.$AD36];&quot;&quot;)">
            <text:p/>
          </table:table-cell>
          <table:table-cell table:formula="of:=IF(EXACT([$'Plan base'.$AE36];&quot;&quot;);&quot;&quot;;IF(EXACT([$'Plan base'.$Z36];1);[$'Plan base'.$AE36];&quot;&quot;))">
            <text:p/>
          </table:table-cell>
          <table:table-cell table:formula="of:=IF(EXACT([$'Plan base'.$Z36];1);[$'Plan base'.$AF36];&quot;&quot;)">
            <text:p/>
          </table:table-cell>
          <table:table-cell table:formula="of:=IF(EXACT([$'Plan base'.$Z36];1);[$'Plan base'.$AG36];&quot;&quot;)">
            <text:p/>
          </table:table-cell>
        </table:table-row>
        <table:table-row table:style-name="ro4">
          <table:table-cell table:formula="of:=IF(EXACT([$'Plan base'.$Z37];1);CONCATENATE([$Valores.$B$16];&quot;-&quot;;[$'Plan base'.$V37]);&quot;&quot;)">
            <text:p/>
          </table:table-cell>
          <table:table-cell table:formula="of:=IF(EXACT([$'Plan base'.$Z37];1);CONCATENATE([$Valores.$B$16];&quot;-&quot;;[$'Plan base'.$X37]);&quot;&quot;)">
            <text:p/>
          </table:table-cell>
          <table:table-cell table:formula="of:=IF(EXACT([$'Plan base'.$Z37];1);CONCATENATE([$Valores.$B$16];&quot;-&quot;;[$'Plan base'.$AA37]);&quot;&quot;)">
            <text:p/>
          </table:table-cell>
          <table:table-cell table:formula="of:=IF(EXACT([$'Plan base'.$AB37];&quot;&quot;);&quot;&quot;;IF(EXACT([$'Plan base'.$Z37];1);CONCATENATE([$Valores.$B$16];&quot;-&quot;;[$'Plan base'.$AB37]);&quot;&quot;))">
            <text:p/>
          </table:table-cell>
          <table:table-cell table:formula="of:=IF(EXACT([$'Plan base'.$Z37];1);[$'Plan base'.$AD37];&quot;&quot;)">
            <text:p/>
          </table:table-cell>
          <table:table-cell table:formula="of:=IF(EXACT([$'Plan base'.$AE37];&quot;&quot;);&quot;&quot;;IF(EXACT([$'Plan base'.$Z37];1);[$'Plan base'.$AE37];&quot;&quot;))">
            <text:p/>
          </table:table-cell>
          <table:table-cell table:formula="of:=IF(EXACT([$'Plan base'.$Z37];1);[$'Plan base'.$AF37];&quot;&quot;)">
            <text:p/>
          </table:table-cell>
          <table:table-cell table:formula="of:=IF(EXACT([$'Plan base'.$Z37];1);[$'Plan base'.$AG37];&quot;&quot;)">
            <text:p/>
          </table:table-cell>
        </table:table-row>
        <table:table-row table:style-name="ro4">
          <table:table-cell table:formula="of:=IF(EXACT([$'Plan base'.$Z38];1);CONCATENATE([$Valores.$B$16];&quot;-&quot;;[$'Plan base'.$V38]);&quot;&quot;)">
            <text:p/>
          </table:table-cell>
          <table:table-cell table:formula="of:=IF(EXACT([$'Plan base'.$Z38];1);CONCATENATE([$Valores.$B$16];&quot;-&quot;;[$'Plan base'.$X38]);&quot;&quot;)">
            <text:p/>
          </table:table-cell>
          <table:table-cell table:formula="of:=IF(EXACT([$'Plan base'.$Z38];1);CONCATENATE([$Valores.$B$16];&quot;-&quot;;[$'Plan base'.$AA38]);&quot;&quot;)">
            <text:p/>
          </table:table-cell>
          <table:table-cell table:formula="of:=IF(EXACT([$'Plan base'.$AB38];&quot;&quot;);&quot;&quot;;IF(EXACT([$'Plan base'.$Z38];1);CONCATENATE([$Valores.$B$16];&quot;-&quot;;[$'Plan base'.$AB38]);&quot;&quot;))">
            <text:p/>
          </table:table-cell>
          <table:table-cell table:formula="of:=IF(EXACT([$'Plan base'.$Z38];1);[$'Plan base'.$AD38];&quot;&quot;)">
            <text:p/>
          </table:table-cell>
          <table:table-cell table:formula="of:=IF(EXACT([$'Plan base'.$AE38];&quot;&quot;);&quot;&quot;;IF(EXACT([$'Plan base'.$Z38];1);[$'Plan base'.$AE38];&quot;&quot;))">
            <text:p/>
          </table:table-cell>
          <table:table-cell table:formula="of:=IF(EXACT([$'Plan base'.$Z38];1);[$'Plan base'.$AF38];&quot;&quot;)">
            <text:p/>
          </table:table-cell>
          <table:table-cell table:formula="of:=IF(EXACT([$'Plan base'.$Z38];1);[$'Plan base'.$AG38];&quot;&quot;)">
            <text:p/>
          </table:table-cell>
        </table:table-row>
        <table:table-row table:style-name="ro4">
          <table:table-cell table:formula="of:=IF(EXACT([$'Plan base'.$Z39];1);CONCATENATE([$Valores.$B$16];&quot;-&quot;;[$'Plan base'.$V39]);&quot;&quot;)">
            <text:p/>
          </table:table-cell>
          <table:table-cell table:formula="of:=IF(EXACT([$'Plan base'.$Z39];1);CONCATENATE([$Valores.$B$16];&quot;-&quot;;[$'Plan base'.$X39]);&quot;&quot;)">
            <text:p/>
          </table:table-cell>
          <table:table-cell table:formula="of:=IF(EXACT([$'Plan base'.$Z39];1);CONCATENATE([$Valores.$B$16];&quot;-&quot;;[$'Plan base'.$AA39]);&quot;&quot;)">
            <text:p/>
          </table:table-cell>
          <table:table-cell table:formula="of:=IF(EXACT([$'Plan base'.$AB39];&quot;&quot;);&quot;&quot;;IF(EXACT([$'Plan base'.$Z39];1);CONCATENATE([$Valores.$B$16];&quot;-&quot;;[$'Plan base'.$AB39]);&quot;&quot;))">
            <text:p/>
          </table:table-cell>
          <table:table-cell table:formula="of:=IF(EXACT([$'Plan base'.$Z39];1);[$'Plan base'.$AD39];&quot;&quot;)">
            <text:p/>
          </table:table-cell>
          <table:table-cell table:formula="of:=IF(EXACT([$'Plan base'.$AE39];&quot;&quot;);&quot;&quot;;IF(EXACT([$'Plan base'.$Z39];1);[$'Plan base'.$AE39];&quot;&quot;))">
            <text:p/>
          </table:table-cell>
          <table:table-cell table:formula="of:=IF(EXACT([$'Plan base'.$Z39];1);[$'Plan base'.$AF39];&quot;&quot;)">
            <text:p/>
          </table:table-cell>
          <table:table-cell table:formula="of:=IF(EXACT([$'Plan base'.$Z39];1);[$'Plan base'.$AG39];&quot;&quot;)">
            <text:p/>
          </table:table-cell>
        </table:table-row>
        <table:table-row table:style-name="ro4">
          <table:table-cell table:formula="of:=IF(EXACT([$'Plan base'.$Z40];1);CONCATENATE([$Valores.$B$16];&quot;-&quot;;[$'Plan base'.$V40]);&quot;&quot;)">
            <text:p/>
          </table:table-cell>
          <table:table-cell table:formula="of:=IF(EXACT([$'Plan base'.$Z40];1);CONCATENATE([$Valores.$B$16];&quot;-&quot;;[$'Plan base'.$X40]);&quot;&quot;)">
            <text:p/>
          </table:table-cell>
          <table:table-cell table:formula="of:=IF(EXACT([$'Plan base'.$Z40];1);CONCATENATE([$Valores.$B$16];&quot;-&quot;;[$'Plan base'.$AA40]);&quot;&quot;)">
            <text:p/>
          </table:table-cell>
          <table:table-cell table:formula="of:=IF(EXACT([$'Plan base'.$AB40];&quot;&quot;);&quot;&quot;;IF(EXACT([$'Plan base'.$Z40];1);CONCATENATE([$Valores.$B$16];&quot;-&quot;;[$'Plan base'.$AB40]);&quot;&quot;))">
            <text:p/>
          </table:table-cell>
          <table:table-cell table:formula="of:=IF(EXACT([$'Plan base'.$Z40];1);[$'Plan base'.$AD40];&quot;&quot;)">
            <text:p/>
          </table:table-cell>
          <table:table-cell table:formula="of:=IF(EXACT([$'Plan base'.$AE40];&quot;&quot;);&quot;&quot;;IF(EXACT([$'Plan base'.$Z40];1);[$'Plan base'.$AE40];&quot;&quot;))">
            <text:p/>
          </table:table-cell>
          <table:table-cell table:formula="of:=IF(EXACT([$'Plan base'.$Z40];1);[$'Plan base'.$AF40];&quot;&quot;)">
            <text:p/>
          </table:table-cell>
          <table:table-cell table:formula="of:=IF(EXACT([$'Plan base'.$Z40];1);[$'Plan base'.$AG40];&quot;&quot;)">
            <text:p/>
          </table:table-cell>
        </table:table-row>
        <table:table-row table:style-name="ro4">
          <table:table-cell table:formula="of:=IF(EXACT([$'Plan base'.$Z41];1);CONCATENATE([$Valores.$B$16];&quot;-&quot;;[$'Plan base'.$V41]);&quot;&quot;)">
            <text:p/>
          </table:table-cell>
          <table:table-cell table:formula="of:=IF(EXACT([$'Plan base'.$Z41];1);CONCATENATE([$Valores.$B$16];&quot;-&quot;;[$'Plan base'.$X41]);&quot;&quot;)">
            <text:p/>
          </table:table-cell>
          <table:table-cell table:formula="of:=IF(EXACT([$'Plan base'.$Z41];1);CONCATENATE([$Valores.$B$16];&quot;-&quot;;[$'Plan base'.$AA41]);&quot;&quot;)">
            <text:p/>
          </table:table-cell>
          <table:table-cell table:formula="of:=IF(EXACT([$'Plan base'.$AB41];&quot;&quot;);&quot;&quot;;IF(EXACT([$'Plan base'.$Z41];1);CONCATENATE([$Valores.$B$16];&quot;-&quot;;[$'Plan base'.$AB41]);&quot;&quot;))">
            <text:p/>
          </table:table-cell>
          <table:table-cell table:formula="of:=IF(EXACT([$'Plan base'.$Z41];1);[$'Plan base'.$AD41];&quot;&quot;)">
            <text:p/>
          </table:table-cell>
          <table:table-cell table:formula="of:=IF(EXACT([$'Plan base'.$AE41];&quot;&quot;);&quot;&quot;;IF(EXACT([$'Plan base'.$Z41];1);[$'Plan base'.$AE41];&quot;&quot;))">
            <text:p/>
          </table:table-cell>
          <table:table-cell table:formula="of:=IF(EXACT([$'Plan base'.$Z41];1);[$'Plan base'.$AF41];&quot;&quot;)">
            <text:p/>
          </table:table-cell>
          <table:table-cell table:formula="of:=IF(EXACT([$'Plan base'.$Z41];1);[$'Plan base'.$AG41];&quot;&quot;)">
            <text:p/>
          </table:table-cell>
        </table:table-row>
        <table:table-row table:style-name="ro4">
          <table:table-cell table:formula="of:=IF(EXACT([$'Plan base'.$Z42];1);CONCATENATE([$Valores.$B$16];&quot;-&quot;;[$'Plan base'.$V42]);&quot;&quot;)">
            <text:p/>
          </table:table-cell>
          <table:table-cell table:formula="of:=IF(EXACT([$'Plan base'.$Z42];1);CONCATENATE([$Valores.$B$16];&quot;-&quot;;[$'Plan base'.$X42]);&quot;&quot;)">
            <text:p/>
          </table:table-cell>
          <table:table-cell table:formula="of:=IF(EXACT([$'Plan base'.$Z42];1);CONCATENATE([$Valores.$B$16];&quot;-&quot;;[$'Plan base'.$AA42]);&quot;&quot;)">
            <text:p/>
          </table:table-cell>
          <table:table-cell table:formula="of:=IF(EXACT([$'Plan base'.$AB42];&quot;&quot;);&quot;&quot;;IF(EXACT([$'Plan base'.$Z42];1);CONCATENATE([$Valores.$B$16];&quot;-&quot;;[$'Plan base'.$AB42]);&quot;&quot;))">
            <text:p/>
          </table:table-cell>
          <table:table-cell table:formula="of:=IF(EXACT([$'Plan base'.$Z42];1);[$'Plan base'.$AD42];&quot;&quot;)">
            <text:p/>
          </table:table-cell>
          <table:table-cell table:formula="of:=IF(EXACT([$'Plan base'.$AE42];&quot;&quot;);&quot;&quot;;IF(EXACT([$'Plan base'.$Z42];1);[$'Plan base'.$AE42];&quot;&quot;))">
            <text:p/>
          </table:table-cell>
          <table:table-cell table:formula="of:=IF(EXACT([$'Plan base'.$Z42];1);[$'Plan base'.$AF42];&quot;&quot;)">
            <text:p/>
          </table:table-cell>
          <table:table-cell table:formula="of:=IF(EXACT([$'Plan base'.$Z42];1);[$'Plan base'.$AG42];&quot;&quot;)">
            <text:p/>
          </table:table-cell>
        </table:table-row>
        <table:table-row table:style-name="ro4">
          <table:table-cell table:formula="of:=IF(EXACT([$'Plan base'.$Z43];1);CONCATENATE([$Valores.$B$16];&quot;-&quot;;[$'Plan base'.$V43]);&quot;&quot;)">
            <text:p/>
          </table:table-cell>
          <table:table-cell table:formula="of:=IF(EXACT([$'Plan base'.$Z43];1);CONCATENATE([$Valores.$B$16];&quot;-&quot;;[$'Plan base'.$X43]);&quot;&quot;)">
            <text:p/>
          </table:table-cell>
          <table:table-cell table:formula="of:=IF(EXACT([$'Plan base'.$Z43];1);CONCATENATE([$Valores.$B$16];&quot;-&quot;;[$'Plan base'.$AA43]);&quot;&quot;)">
            <text:p/>
          </table:table-cell>
          <table:table-cell table:formula="of:=IF(EXACT([$'Plan base'.$AB43];&quot;&quot;);&quot;&quot;;IF(EXACT([$'Plan base'.$Z43];1);CONCATENATE([$Valores.$B$16];&quot;-&quot;;[$'Plan base'.$AB43]);&quot;&quot;))">
            <text:p/>
          </table:table-cell>
          <table:table-cell table:formula="of:=IF(EXACT([$'Plan base'.$Z43];1);[$'Plan base'.$AD43];&quot;&quot;)">
            <text:p/>
          </table:table-cell>
          <table:table-cell table:formula="of:=IF(EXACT([$'Plan base'.$AE43];&quot;&quot;);&quot;&quot;;IF(EXACT([$'Plan base'.$Z43];1);[$'Plan base'.$AE43];&quot;&quot;))">
            <text:p/>
          </table:table-cell>
          <table:table-cell table:formula="of:=IF(EXACT([$'Plan base'.$Z43];1);[$'Plan base'.$AF43];&quot;&quot;)">
            <text:p/>
          </table:table-cell>
          <table:table-cell table:formula="of:=IF(EXACT([$'Plan base'.$Z43];1);[$'Plan base'.$AG43];&quot;&quot;)">
            <text:p/>
          </table:table-cell>
        </table:table-row>
        <table:table-row table:style-name="ro4">
          <table:table-cell table:formula="of:=IF(EXACT([$'Plan base'.$Z44];1);CONCATENATE([$Valores.$B$16];&quot;-&quot;;[$'Plan base'.$V44]);&quot;&quot;)">
            <text:p/>
          </table:table-cell>
          <table:table-cell table:formula="of:=IF(EXACT([$'Plan base'.$Z44];1);CONCATENATE([$Valores.$B$16];&quot;-&quot;;[$'Plan base'.$X44]);&quot;&quot;)">
            <text:p/>
          </table:table-cell>
          <table:table-cell table:formula="of:=IF(EXACT([$'Plan base'.$Z44];1);CONCATENATE([$Valores.$B$16];&quot;-&quot;;[$'Plan base'.$AA44]);&quot;&quot;)">
            <text:p/>
          </table:table-cell>
          <table:table-cell table:formula="of:=IF(EXACT([$'Plan base'.$AB44];&quot;&quot;);&quot;&quot;;IF(EXACT([$'Plan base'.$Z44];1);CONCATENATE([$Valores.$B$16];&quot;-&quot;;[$'Plan base'.$AB44]);&quot;&quot;))">
            <text:p/>
          </table:table-cell>
          <table:table-cell table:formula="of:=IF(EXACT([$'Plan base'.$Z44];1);[$'Plan base'.$AD44];&quot;&quot;)">
            <text:p/>
          </table:table-cell>
          <table:table-cell table:formula="of:=IF(EXACT([$'Plan base'.$AE44];&quot;&quot;);&quot;&quot;;IF(EXACT([$'Plan base'.$Z44];1);[$'Plan base'.$AE44];&quot;&quot;))">
            <text:p/>
          </table:table-cell>
          <table:table-cell table:formula="of:=IF(EXACT([$'Plan base'.$Z44];1);[$'Plan base'.$AF44];&quot;&quot;)">
            <text:p/>
          </table:table-cell>
          <table:table-cell table:formula="of:=IF(EXACT([$'Plan base'.$Z44];1);[$'Plan base'.$AG44];&quot;&quot;)">
            <text:p/>
          </table:table-cell>
        </table:table-row>
        <table:table-row table:style-name="ro4">
          <table:table-cell table:formula="of:=IF(EXACT([$'Plan base'.$Z45];1);CONCATENATE([$Valores.$B$16];&quot;-&quot;;[$'Plan base'.$V45]);&quot;&quot;)">
            <text:p/>
          </table:table-cell>
          <table:table-cell table:formula="of:=IF(EXACT([$'Plan base'.$Z45];1);CONCATENATE([$Valores.$B$16];&quot;-&quot;;[$'Plan base'.$X45]);&quot;&quot;)">
            <text:p/>
          </table:table-cell>
          <table:table-cell table:formula="of:=IF(EXACT([$'Plan base'.$Z45];1);CONCATENATE([$Valores.$B$16];&quot;-&quot;;[$'Plan base'.$AA45]);&quot;&quot;)">
            <text:p/>
          </table:table-cell>
          <table:table-cell table:formula="of:=IF(EXACT([$'Plan base'.$AB45];&quot;&quot;);&quot;&quot;;IF(EXACT([$'Plan base'.$Z45];1);CONCATENATE([$Valores.$B$16];&quot;-&quot;;[$'Plan base'.$AB45]);&quot;&quot;))">
            <text:p/>
          </table:table-cell>
          <table:table-cell table:formula="of:=IF(EXACT([$'Plan base'.$Z45];1);[$'Plan base'.$AD45];&quot;&quot;)">
            <text:p/>
          </table:table-cell>
          <table:table-cell table:formula="of:=IF(EXACT([$'Plan base'.$AE45];&quot;&quot;);&quot;&quot;;IF(EXACT([$'Plan base'.$Z45];1);[$'Plan base'.$AE45];&quot;&quot;))">
            <text:p/>
          </table:table-cell>
          <table:table-cell table:formula="of:=IF(EXACT([$'Plan base'.$Z45];1);[$'Plan base'.$AF45];&quot;&quot;)">
            <text:p/>
          </table:table-cell>
          <table:table-cell table:formula="of:=IF(EXACT([$'Plan base'.$Z45];1);[$'Plan base'.$AG45];&quot;&quot;)">
            <text:p/>
          </table:table-cell>
        </table:table-row>
        <table:table-row table:style-name="ro4">
          <table:table-cell table:formula="of:=IF(EXACT([$'Plan base'.$Z46];1);CONCATENATE([$Valores.$B$16];&quot;-&quot;;[$'Plan base'.$V46]);&quot;&quot;)">
            <text:p/>
          </table:table-cell>
          <table:table-cell table:formula="of:=IF(EXACT([$'Plan base'.$Z46];1);CONCATENATE([$Valores.$B$16];&quot;-&quot;;[$'Plan base'.$X46]);&quot;&quot;)">
            <text:p/>
          </table:table-cell>
          <table:table-cell table:formula="of:=IF(EXACT([$'Plan base'.$Z46];1);CONCATENATE([$Valores.$B$16];&quot;-&quot;;[$'Plan base'.$AA46]);&quot;&quot;)">
            <text:p/>
          </table:table-cell>
          <table:table-cell table:formula="of:=IF(EXACT([$'Plan base'.$AB46];&quot;&quot;);&quot;&quot;;IF(EXACT([$'Plan base'.$Z46];1);CONCATENATE([$Valores.$B$16];&quot;-&quot;;[$'Plan base'.$AB46]);&quot;&quot;))">
            <text:p/>
          </table:table-cell>
          <table:table-cell table:formula="of:=IF(EXACT([$'Plan base'.$Z46];1);[$'Plan base'.$AD46];&quot;&quot;)">
            <text:p/>
          </table:table-cell>
          <table:table-cell table:formula="of:=IF(EXACT([$'Plan base'.$AE46];&quot;&quot;);&quot;&quot;;IF(EXACT([$'Plan base'.$Z46];1);[$'Plan base'.$AE46];&quot;&quot;))">
            <text:p/>
          </table:table-cell>
          <table:table-cell table:formula="of:=IF(EXACT([$'Plan base'.$Z46];1);[$'Plan base'.$AF46];&quot;&quot;)">
            <text:p/>
          </table:table-cell>
          <table:table-cell table:formula="of:=IF(EXACT([$'Plan base'.$Z46];1);[$'Plan base'.$AG46];&quot;&quot;)">
            <text:p/>
          </table:table-cell>
        </table:table-row>
        <table:table-row table:style-name="ro4">
          <table:table-cell table:formula="of:=IF(EXACT([$'Plan base'.$Z47];1);CONCATENATE([$Valores.$B$16];&quot;-&quot;;[$'Plan base'.$V47]);&quot;&quot;)">
            <text:p/>
          </table:table-cell>
          <table:table-cell table:formula="of:=IF(EXACT([$'Plan base'.$Z47];1);CONCATENATE([$Valores.$B$16];&quot;-&quot;;[$'Plan base'.$X47]);&quot;&quot;)">
            <text:p/>
          </table:table-cell>
          <table:table-cell table:formula="of:=IF(EXACT([$'Plan base'.$Z47];1);CONCATENATE([$Valores.$B$16];&quot;-&quot;;[$'Plan base'.$AA47]);&quot;&quot;)">
            <text:p/>
          </table:table-cell>
          <table:table-cell table:formula="of:=IF(EXACT([$'Plan base'.$AB47];&quot;&quot;);&quot;&quot;;IF(EXACT([$'Plan base'.$Z47];1);CONCATENATE([$Valores.$B$16];&quot;-&quot;;[$'Plan base'.$AB47]);&quot;&quot;))">
            <text:p/>
          </table:table-cell>
          <table:table-cell table:formula="of:=IF(EXACT([$'Plan base'.$Z47];1);[$'Plan base'.$AD47];&quot;&quot;)">
            <text:p/>
          </table:table-cell>
          <table:table-cell table:formula="of:=IF(EXACT([$'Plan base'.$AE47];&quot;&quot;);&quot;&quot;;IF(EXACT([$'Plan base'.$Z47];1);[$'Plan base'.$AE47];&quot;&quot;))">
            <text:p/>
          </table:table-cell>
          <table:table-cell table:formula="of:=IF(EXACT([$'Plan base'.$Z47];1);[$'Plan base'.$AF47];&quot;&quot;)">
            <text:p/>
          </table:table-cell>
          <table:table-cell table:formula="of:=IF(EXACT([$'Plan base'.$Z47];1);[$'Plan base'.$AG47];&quot;&quot;)">
            <text:p/>
          </table:table-cell>
        </table:table-row>
        <table:table-row table:style-name="ro4">
          <table:table-cell table:formula="of:=IF(EXACT([$'Plan base'.$Z48];1);CONCATENATE([$Valores.$B$16];&quot;-&quot;;[$'Plan base'.$V48]);&quot;&quot;)">
            <text:p/>
          </table:table-cell>
          <table:table-cell table:formula="of:=IF(EXACT([$'Plan base'.$Z48];1);CONCATENATE([$Valores.$B$16];&quot;-&quot;;[$'Plan base'.$X48]);&quot;&quot;)">
            <text:p/>
          </table:table-cell>
          <table:table-cell table:formula="of:=IF(EXACT([$'Plan base'.$Z48];1);CONCATENATE([$Valores.$B$16];&quot;-&quot;;[$'Plan base'.$AA48]);&quot;&quot;)">
            <text:p/>
          </table:table-cell>
          <table:table-cell table:formula="of:=IF(EXACT([$'Plan base'.$AB48];&quot;&quot;);&quot;&quot;;IF(EXACT([$'Plan base'.$Z48];1);CONCATENATE([$Valores.$B$16];&quot;-&quot;;[$'Plan base'.$AB48]);&quot;&quot;))">
            <text:p/>
          </table:table-cell>
          <table:table-cell table:formula="of:=IF(EXACT([$'Plan base'.$Z48];1);[$'Plan base'.$AD48];&quot;&quot;)">
            <text:p/>
          </table:table-cell>
          <table:table-cell table:formula="of:=IF(EXACT([$'Plan base'.$AE48];&quot;&quot;);&quot;&quot;;IF(EXACT([$'Plan base'.$Z48];1);[$'Plan base'.$AE48];&quot;&quot;))">
            <text:p/>
          </table:table-cell>
          <table:table-cell table:formula="of:=IF(EXACT([$'Plan base'.$Z48];1);[$'Plan base'.$AF48];&quot;&quot;)">
            <text:p/>
          </table:table-cell>
          <table:table-cell table:formula="of:=IF(EXACT([$'Plan base'.$Z48];1);[$'Plan base'.$AG48];&quot;&quot;)">
            <text:p/>
          </table:table-cell>
        </table:table-row>
        <table:table-row table:style-name="ro4">
          <table:table-cell table:formula="of:=IF(EXACT([$'Plan base'.$Z49];1);CONCATENATE([$Valores.$B$16];&quot;-&quot;;[$'Plan base'.$V49]);&quot;&quot;)">
            <text:p/>
          </table:table-cell>
          <table:table-cell table:formula="of:=IF(EXACT([$'Plan base'.$Z49];1);CONCATENATE([$Valores.$B$16];&quot;-&quot;;[$'Plan base'.$X49]);&quot;&quot;)">
            <text:p/>
          </table:table-cell>
          <table:table-cell table:formula="of:=IF(EXACT([$'Plan base'.$Z49];1);CONCATENATE([$Valores.$B$16];&quot;-&quot;;[$'Plan base'.$AA49]);&quot;&quot;)">
            <text:p/>
          </table:table-cell>
          <table:table-cell table:formula="of:=IF(EXACT([$'Plan base'.$AB49];&quot;&quot;);&quot;&quot;;IF(EXACT([$'Plan base'.$Z49];1);CONCATENATE([$Valores.$B$16];&quot;-&quot;;[$'Plan base'.$AB49]);&quot;&quot;))">
            <text:p/>
          </table:table-cell>
          <table:table-cell table:formula="of:=IF(EXACT([$'Plan base'.$Z49];1);[$'Plan base'.$AD49];&quot;&quot;)">
            <text:p/>
          </table:table-cell>
          <table:table-cell table:formula="of:=IF(EXACT([$'Plan base'.$AE49];&quot;&quot;);&quot;&quot;;IF(EXACT([$'Plan base'.$Z49];1);[$'Plan base'.$AE49];&quot;&quot;))">
            <text:p/>
          </table:table-cell>
          <table:table-cell table:formula="of:=IF(EXACT([$'Plan base'.$Z49];1);[$'Plan base'.$AF49];&quot;&quot;)">
            <text:p/>
          </table:table-cell>
          <table:table-cell table:formula="of:=IF(EXACT([$'Plan base'.$Z49];1);[$'Plan base'.$AG49];&quot;&quot;)">
            <text:p/>
          </table:table-cell>
        </table:table-row>
        <table:table-row table:style-name="ro4">
          <table:table-cell table:formula="of:=IF(EXACT([$'Plan base'.$Z50];1);CONCATENATE([$Valores.$B$16];&quot;-&quot;;[$'Plan base'.$V50]);&quot;&quot;)">
            <text:p/>
          </table:table-cell>
          <table:table-cell table:formula="of:=IF(EXACT([$'Plan base'.$Z50];1);CONCATENATE([$Valores.$B$16];&quot;-&quot;;[$'Plan base'.$X50]);&quot;&quot;)">
            <text:p/>
          </table:table-cell>
          <table:table-cell table:formula="of:=IF(EXACT([$'Plan base'.$Z50];1);CONCATENATE([$Valores.$B$16];&quot;-&quot;;[$'Plan base'.$AA50]);&quot;&quot;)">
            <text:p/>
          </table:table-cell>
          <table:table-cell table:formula="of:=IF(EXACT([$'Plan base'.$AB50];&quot;&quot;);&quot;&quot;;IF(EXACT([$'Plan base'.$Z50];1);CONCATENATE([$Valores.$B$16];&quot;-&quot;;[$'Plan base'.$AB50]);&quot;&quot;))">
            <text:p/>
          </table:table-cell>
          <table:table-cell table:formula="of:=IF(EXACT([$'Plan base'.$Z50];1);[$'Plan base'.$AD50];&quot;&quot;)">
            <text:p/>
          </table:table-cell>
          <table:table-cell table:formula="of:=IF(EXACT([$'Plan base'.$AE50];&quot;&quot;);&quot;&quot;;IF(EXACT([$'Plan base'.$Z50];1);[$'Plan base'.$AE50];&quot;&quot;))">
            <text:p/>
          </table:table-cell>
          <table:table-cell table:formula="of:=IF(EXACT([$'Plan base'.$Z50];1);[$'Plan base'.$AF50];&quot;&quot;)">
            <text:p/>
          </table:table-cell>
          <table:table-cell table:formula="of:=IF(EXACT([$'Plan base'.$Z50];1);[$'Plan base'.$AG50];&quot;&quot;)">
            <text:p/>
          </table:table-cell>
        </table:table-row>
        <table:table-row table:style-name="ro4">
          <table:table-cell table:formula="of:=IF(EXACT([$'Plan base'.$Z51];1);CONCATENATE([$Valores.$B$16];&quot;-&quot;;[$'Plan base'.$V51]);&quot;&quot;)">
            <text:p/>
          </table:table-cell>
          <table:table-cell table:formula="of:=IF(EXACT([$'Plan base'.$Z51];1);CONCATENATE([$Valores.$B$16];&quot;-&quot;;[$'Plan base'.$X51]);&quot;&quot;)">
            <text:p/>
          </table:table-cell>
          <table:table-cell table:formula="of:=IF(EXACT([$'Plan base'.$Z51];1);CONCATENATE([$Valores.$B$16];&quot;-&quot;;[$'Plan base'.$AA51]);&quot;&quot;)">
            <text:p/>
          </table:table-cell>
          <table:table-cell table:formula="of:=IF(EXACT([$'Plan base'.$AB51];&quot;&quot;);&quot;&quot;;IF(EXACT([$'Plan base'.$Z51];1);CONCATENATE([$Valores.$B$16];&quot;-&quot;;[$'Plan base'.$AB51]);&quot;&quot;))">
            <text:p/>
          </table:table-cell>
          <table:table-cell table:formula="of:=IF(EXACT([$'Plan base'.$Z51];1);[$'Plan base'.$AD51];&quot;&quot;)">
            <text:p/>
          </table:table-cell>
          <table:table-cell table:formula="of:=IF(EXACT([$'Plan base'.$AE51];&quot;&quot;);&quot;&quot;;IF(EXACT([$'Plan base'.$Z51];1);[$'Plan base'.$AE51];&quot;&quot;))">
            <text:p/>
          </table:table-cell>
          <table:table-cell table:formula="of:=IF(EXACT([$'Plan base'.$Z51];1);[$'Plan base'.$AF51];&quot;&quot;)">
            <text:p/>
          </table:table-cell>
          <table:table-cell table:formula="of:=IF(EXACT([$'Plan base'.$Z51];1);[$'Plan base'.$AG51];&quot;&quot;)">
            <text:p/>
          </table:table-cell>
        </table:table-row>
        <table:table-row table:style-name="ro4">
          <table:table-cell table:formula="of:=IF(EXACT([$'Plan base'.$Z52];1);CONCATENATE([$Valores.$B$16];&quot;-&quot;;[$'Plan base'.$V52]);&quot;&quot;)">
            <text:p/>
          </table:table-cell>
          <table:table-cell table:formula="of:=IF(EXACT([$'Plan base'.$Z52];1);CONCATENATE([$Valores.$B$16];&quot;-&quot;;[$'Plan base'.$X52]);&quot;&quot;)">
            <text:p/>
          </table:table-cell>
          <table:table-cell table:formula="of:=IF(EXACT([$'Plan base'.$Z52];1);CONCATENATE([$Valores.$B$16];&quot;-&quot;;[$'Plan base'.$AA52]);&quot;&quot;)">
            <text:p/>
          </table:table-cell>
          <table:table-cell table:formula="of:=IF(EXACT([$'Plan base'.$AB52];&quot;&quot;);&quot;&quot;;IF(EXACT([$'Plan base'.$Z52];1);CONCATENATE([$Valores.$B$16];&quot;-&quot;;[$'Plan base'.$AB52]);&quot;&quot;))">
            <text:p/>
          </table:table-cell>
          <table:table-cell table:formula="of:=IF(EXACT([$'Plan base'.$Z52];1);[$'Plan base'.$AD52];&quot;&quot;)">
            <text:p/>
          </table:table-cell>
          <table:table-cell table:formula="of:=IF(EXACT([$'Plan base'.$AE52];&quot;&quot;);&quot;&quot;;IF(EXACT([$'Plan base'.$Z52];1);[$'Plan base'.$AE52];&quot;&quot;))">
            <text:p/>
          </table:table-cell>
          <table:table-cell table:formula="of:=IF(EXACT([$'Plan base'.$Z52];1);[$'Plan base'.$AF52];&quot;&quot;)">
            <text:p/>
          </table:table-cell>
          <table:table-cell table:formula="of:=IF(EXACT([$'Plan base'.$Z52];1);[$'Plan base'.$AG52];&quot;&quot;)">
            <text:p/>
          </table:table-cell>
        </table:table-row>
        <table:table-row table:style-name="ro4">
          <table:table-cell table:formula="of:=IF(EXACT([$'Plan base'.$Z53];1);CONCATENATE([$Valores.$B$16];&quot;-&quot;;[$'Plan base'.$V53]);&quot;&quot;)">
            <text:p/>
          </table:table-cell>
          <table:table-cell table:formula="of:=IF(EXACT([$'Plan base'.$Z53];1);CONCATENATE([$Valores.$B$16];&quot;-&quot;;[$'Plan base'.$X53]);&quot;&quot;)">
            <text:p/>
          </table:table-cell>
          <table:table-cell table:formula="of:=IF(EXACT([$'Plan base'.$Z53];1);CONCATENATE([$Valores.$B$16];&quot;-&quot;;[$'Plan base'.$AA53]);&quot;&quot;)">
            <text:p/>
          </table:table-cell>
          <table:table-cell table:formula="of:=IF(EXACT([$'Plan base'.$AB53];&quot;&quot;);&quot;&quot;;IF(EXACT([$'Plan base'.$Z53];1);CONCATENATE([$Valores.$B$16];&quot;-&quot;;[$'Plan base'.$AB53]);&quot;&quot;))">
            <text:p/>
          </table:table-cell>
          <table:table-cell table:formula="of:=IF(EXACT([$'Plan base'.$Z53];1);[$'Plan base'.$AD53];&quot;&quot;)">
            <text:p/>
          </table:table-cell>
          <table:table-cell table:formula="of:=IF(EXACT([$'Plan base'.$AE53];&quot;&quot;);&quot;&quot;;IF(EXACT([$'Plan base'.$Z53];1);[$'Plan base'.$AE53];&quot;&quot;))">
            <text:p/>
          </table:table-cell>
          <table:table-cell table:formula="of:=IF(EXACT([$'Plan base'.$Z53];1);[$'Plan base'.$AF53];&quot;&quot;)">
            <text:p/>
          </table:table-cell>
          <table:table-cell table:formula="of:=IF(EXACT([$'Plan base'.$Z53];1);[$'Plan base'.$AG53];&quot;&quot;)">
            <text:p/>
          </table:table-cell>
        </table:table-row>
        <table:table-row table:style-name="ro4">
          <table:table-cell table:formula="of:=IF(EXACT([$'Plan base'.$Z54];1);CONCATENATE([$Valores.$B$16];&quot;-&quot;;[$'Plan base'.$V54]);&quot;&quot;)">
            <text:p/>
          </table:table-cell>
          <table:table-cell table:formula="of:=IF(EXACT([$'Plan base'.$Z54];1);CONCATENATE([$Valores.$B$16];&quot;-&quot;;[$'Plan base'.$X54]);&quot;&quot;)">
            <text:p/>
          </table:table-cell>
          <table:table-cell table:formula="of:=IF(EXACT([$'Plan base'.$Z54];1);CONCATENATE([$Valores.$B$16];&quot;-&quot;;[$'Plan base'.$AA54]);&quot;&quot;)">
            <text:p/>
          </table:table-cell>
          <table:table-cell table:formula="of:=IF(EXACT([$'Plan base'.$AB54];&quot;&quot;);&quot;&quot;;IF(EXACT([$'Plan base'.$Z54];1);CONCATENATE([$Valores.$B$16];&quot;-&quot;;[$'Plan base'.$AB54]);&quot;&quot;))">
            <text:p/>
          </table:table-cell>
          <table:table-cell table:formula="of:=IF(EXACT([$'Plan base'.$Z54];1);[$'Plan base'.$AD54];&quot;&quot;)">
            <text:p/>
          </table:table-cell>
          <table:table-cell table:formula="of:=IF(EXACT([$'Plan base'.$AE54];&quot;&quot;);&quot;&quot;;IF(EXACT([$'Plan base'.$Z54];1);[$'Plan base'.$AE54];&quot;&quot;))">
            <text:p/>
          </table:table-cell>
          <table:table-cell table:formula="of:=IF(EXACT([$'Plan base'.$Z54];1);[$'Plan base'.$AF54];&quot;&quot;)">
            <text:p/>
          </table:table-cell>
          <table:table-cell table:formula="of:=IF(EXACT([$'Plan base'.$Z54];1);[$'Plan base'.$AG54];&quot;&quot;)">
            <text:p/>
          </table:table-cell>
        </table:table-row>
        <table:table-row table:style-name="ro4">
          <table:table-cell table:formula="of:=IF(EXACT([$'Plan base'.$Z55];1);CONCATENATE([$Valores.$B$16];&quot;-&quot;;[$'Plan base'.$V55]);&quot;&quot;)">
            <text:p/>
          </table:table-cell>
          <table:table-cell table:formula="of:=IF(EXACT([$'Plan base'.$Z55];1);CONCATENATE([$Valores.$B$16];&quot;-&quot;;[$'Plan base'.$X55]);&quot;&quot;)">
            <text:p/>
          </table:table-cell>
          <table:table-cell table:formula="of:=IF(EXACT([$'Plan base'.$Z55];1);CONCATENATE([$Valores.$B$16];&quot;-&quot;;[$'Plan base'.$AA55]);&quot;&quot;)">
            <text:p/>
          </table:table-cell>
          <table:table-cell table:formula="of:=IF(EXACT([$'Plan base'.$AB55];&quot;&quot;);&quot;&quot;;IF(EXACT([$'Plan base'.$Z55];1);CONCATENATE([$Valores.$B$16];&quot;-&quot;;[$'Plan base'.$AB55]);&quot;&quot;))">
            <text:p/>
          </table:table-cell>
          <table:table-cell table:formula="of:=IF(EXACT([$'Plan base'.$Z55];1);[$'Plan base'.$AD55];&quot;&quot;)">
            <text:p/>
          </table:table-cell>
          <table:table-cell table:formula="of:=IF(EXACT([$'Plan base'.$AE55];&quot;&quot;);&quot;&quot;;IF(EXACT([$'Plan base'.$Z55];1);[$'Plan base'.$AE55];&quot;&quot;))">
            <text:p/>
          </table:table-cell>
          <table:table-cell table:formula="of:=IF(EXACT([$'Plan base'.$Z55];1);[$'Plan base'.$AF55];&quot;&quot;)">
            <text:p/>
          </table:table-cell>
          <table:table-cell table:formula="of:=IF(EXACT([$'Plan base'.$Z55];1);[$'Plan base'.$AG55];&quot;&quot;)">
            <text:p/>
          </table:table-cell>
        </table:table-row>
        <table:table-row table:style-name="ro4">
          <table:table-cell table:formula="of:=IF(EXACT([$'Plan base'.$Z56];1);CONCATENATE([$Valores.$B$16];&quot;-&quot;;[$'Plan base'.$V56]);&quot;&quot;)">
            <text:p/>
          </table:table-cell>
          <table:table-cell table:formula="of:=IF(EXACT([$'Plan base'.$Z56];1);CONCATENATE([$Valores.$B$16];&quot;-&quot;;[$'Plan base'.$X56]);&quot;&quot;)">
            <text:p/>
          </table:table-cell>
          <table:table-cell table:formula="of:=IF(EXACT([$'Plan base'.$Z56];1);CONCATENATE([$Valores.$B$16];&quot;-&quot;;[$'Plan base'.$AA56]);&quot;&quot;)">
            <text:p/>
          </table:table-cell>
          <table:table-cell table:formula="of:=IF(EXACT([$'Plan base'.$AB56];&quot;&quot;);&quot;&quot;;IF(EXACT([$'Plan base'.$Z56];1);CONCATENATE([$Valores.$B$16];&quot;-&quot;;[$'Plan base'.$AB56]);&quot;&quot;))">
            <text:p/>
          </table:table-cell>
          <table:table-cell table:formula="of:=IF(EXACT([$'Plan base'.$Z56];1);[$'Plan base'.$AD56];&quot;&quot;)">
            <text:p/>
          </table:table-cell>
          <table:table-cell table:formula="of:=IF(EXACT([$'Plan base'.$AE56];&quot;&quot;);&quot;&quot;;IF(EXACT([$'Plan base'.$Z56];1);[$'Plan base'.$AE56];&quot;&quot;))">
            <text:p/>
          </table:table-cell>
          <table:table-cell table:formula="of:=IF(EXACT([$'Plan base'.$Z56];1);[$'Plan base'.$AF56];&quot;&quot;)">
            <text:p/>
          </table:table-cell>
          <table:table-cell table:formula="of:=IF(EXACT([$'Plan base'.$Z56];1);[$'Plan base'.$AG56];&quot;&quot;)">
            <text:p/>
          </table:table-cell>
        </table:table-row>
        <table:table-row table:style-name="ro4">
          <table:table-cell table:formula="of:=IF(EXACT([$'Plan base'.$Z57];1);CONCATENATE([$Valores.$B$16];&quot;-&quot;;[$'Plan base'.$V57]);&quot;&quot;)">
            <text:p/>
          </table:table-cell>
          <table:table-cell table:formula="of:=IF(EXACT([$'Plan base'.$Z57];1);CONCATENATE([$Valores.$B$16];&quot;-&quot;;[$'Plan base'.$X57]);&quot;&quot;)">
            <text:p/>
          </table:table-cell>
          <table:table-cell table:formula="of:=IF(EXACT([$'Plan base'.$Z57];1);CONCATENATE([$Valores.$B$16];&quot;-&quot;;[$'Plan base'.$AA57]);&quot;&quot;)">
            <text:p/>
          </table:table-cell>
          <table:table-cell table:formula="of:=IF(EXACT([$'Plan base'.$AB57];&quot;&quot;);&quot;&quot;;IF(EXACT([$'Plan base'.$Z57];1);CONCATENATE([$Valores.$B$16];&quot;-&quot;;[$'Plan base'.$AB57]);&quot;&quot;))">
            <text:p/>
          </table:table-cell>
          <table:table-cell table:formula="of:=IF(EXACT([$'Plan base'.$Z57];1);[$'Plan base'.$AD57];&quot;&quot;)">
            <text:p/>
          </table:table-cell>
          <table:table-cell table:formula="of:=IF(EXACT([$'Plan base'.$AE57];&quot;&quot;);&quot;&quot;;IF(EXACT([$'Plan base'.$Z57];1);[$'Plan base'.$AE57];&quot;&quot;))">
            <text:p/>
          </table:table-cell>
          <table:table-cell table:formula="of:=IF(EXACT([$'Plan base'.$Z57];1);[$'Plan base'.$AF57];&quot;&quot;)">
            <text:p/>
          </table:table-cell>
          <table:table-cell table:formula="of:=IF(EXACT([$'Plan base'.$Z57];1);[$'Plan base'.$AG57];&quot;&quot;)">
            <text:p/>
          </table:table-cell>
        </table:table-row>
        <table:table-row table:style-name="ro4">
          <table:table-cell table:formula="of:=IF(EXACT([$'Plan base'.$Z58];1);CONCATENATE([$Valores.$B$16];&quot;-&quot;;[$'Plan base'.$V58]);&quot;&quot;)">
            <text:p/>
          </table:table-cell>
          <table:table-cell table:formula="of:=IF(EXACT([$'Plan base'.$Z58];1);CONCATENATE([$Valores.$B$16];&quot;-&quot;;[$'Plan base'.$X58]);&quot;&quot;)">
            <text:p/>
          </table:table-cell>
          <table:table-cell table:formula="of:=IF(EXACT([$'Plan base'.$Z58];1);CONCATENATE([$Valores.$B$16];&quot;-&quot;;[$'Plan base'.$AA58]);&quot;&quot;)">
            <text:p/>
          </table:table-cell>
          <table:table-cell table:formula="of:=IF(EXACT([$'Plan base'.$AB58];&quot;&quot;);&quot;&quot;;IF(EXACT([$'Plan base'.$Z58];1);CONCATENATE([$Valores.$B$16];&quot;-&quot;;[$'Plan base'.$AB58]);&quot;&quot;))">
            <text:p/>
          </table:table-cell>
          <table:table-cell table:formula="of:=IF(EXACT([$'Plan base'.$Z58];1);[$'Plan base'.$AD58];&quot;&quot;)">
            <text:p/>
          </table:table-cell>
          <table:table-cell table:formula="of:=IF(EXACT([$'Plan base'.$AE58];&quot;&quot;);&quot;&quot;;IF(EXACT([$'Plan base'.$Z58];1);[$'Plan base'.$AE58];&quot;&quot;))">
            <text:p/>
          </table:table-cell>
          <table:table-cell table:formula="of:=IF(EXACT([$'Plan base'.$Z58];1);[$'Plan base'.$AF58];&quot;&quot;)">
            <text:p/>
          </table:table-cell>
          <table:table-cell table:formula="of:=IF(EXACT([$'Plan base'.$Z58];1);[$'Plan base'.$AG58];&quot;&quot;)">
            <text:p/>
          </table:table-cell>
        </table:table-row>
        <table:table-row table:style-name="ro4">
          <table:table-cell table:formula="of:=IF(EXACT([$'Plan base'.$Z59];1);CONCATENATE([$Valores.$B$16];&quot;-&quot;;[$'Plan base'.$V59]);&quot;&quot;)">
            <text:p/>
          </table:table-cell>
          <table:table-cell table:formula="of:=IF(EXACT([$'Plan base'.$Z59];1);CONCATENATE([$Valores.$B$16];&quot;-&quot;;[$'Plan base'.$X59]);&quot;&quot;)">
            <text:p/>
          </table:table-cell>
          <table:table-cell table:formula="of:=IF(EXACT([$'Plan base'.$Z59];1);CONCATENATE([$Valores.$B$16];&quot;-&quot;;[$'Plan base'.$AA59]);&quot;&quot;)">
            <text:p/>
          </table:table-cell>
          <table:table-cell table:formula="of:=IF(EXACT([$'Plan base'.$AB59];&quot;&quot;);&quot;&quot;;IF(EXACT([$'Plan base'.$Z59];1);CONCATENATE([$Valores.$B$16];&quot;-&quot;;[$'Plan base'.$AB59]);&quot;&quot;))">
            <text:p/>
          </table:table-cell>
          <table:table-cell table:formula="of:=IF(EXACT([$'Plan base'.$Z59];1);[$'Plan base'.$AD59];&quot;&quot;)">
            <text:p/>
          </table:table-cell>
          <table:table-cell table:formula="of:=IF(EXACT([$'Plan base'.$AE59];&quot;&quot;);&quot;&quot;;IF(EXACT([$'Plan base'.$Z59];1);[$'Plan base'.$AE59];&quot;&quot;))">
            <text:p/>
          </table:table-cell>
          <table:table-cell table:formula="of:=IF(EXACT([$'Plan base'.$Z59];1);[$'Plan base'.$AF59];&quot;&quot;)">
            <text:p/>
          </table:table-cell>
          <table:table-cell table:formula="of:=IF(EXACT([$'Plan base'.$Z59];1);[$'Plan base'.$AG59];&quot;&quot;)">
            <text:p/>
          </table:table-cell>
        </table:table-row>
        <table:table-row table:style-name="ro4">
          <table:table-cell table:formula="of:=IF(EXACT([$'Plan base'.$Z60];1);CONCATENATE([$Valores.$B$16];&quot;-&quot;;[$'Plan base'.$V60]);&quot;&quot;)">
            <text:p/>
          </table:table-cell>
          <table:table-cell table:formula="of:=IF(EXACT([$'Plan base'.$Z60];1);CONCATENATE([$Valores.$B$16];&quot;-&quot;;[$'Plan base'.$X60]);&quot;&quot;)">
            <text:p/>
          </table:table-cell>
          <table:table-cell table:formula="of:=IF(EXACT([$'Plan base'.$Z60];1);CONCATENATE([$Valores.$B$16];&quot;-&quot;;[$'Plan base'.$AA60]);&quot;&quot;)">
            <text:p/>
          </table:table-cell>
          <table:table-cell table:formula="of:=IF(EXACT([$'Plan base'.$AB60];&quot;&quot;);&quot;&quot;;IF(EXACT([$'Plan base'.$Z60];1);CONCATENATE([$Valores.$B$16];&quot;-&quot;;[$'Plan base'.$AB60]);&quot;&quot;))">
            <text:p/>
          </table:table-cell>
          <table:table-cell table:formula="of:=IF(EXACT([$'Plan base'.$Z60];1);[$'Plan base'.$AD60];&quot;&quot;)">
            <text:p/>
          </table:table-cell>
          <table:table-cell table:formula="of:=IF(EXACT([$'Plan base'.$AE60];&quot;&quot;);&quot;&quot;;IF(EXACT([$'Plan base'.$Z60];1);[$'Plan base'.$AE60];&quot;&quot;))">
            <text:p/>
          </table:table-cell>
          <table:table-cell table:formula="of:=IF(EXACT([$'Plan base'.$Z60];1);[$'Plan base'.$AF60];&quot;&quot;)">
            <text:p/>
          </table:table-cell>
          <table:table-cell table:formula="of:=IF(EXACT([$'Plan base'.$Z60];1);[$'Plan base'.$AG60];&quot;&quot;)">
            <text:p/>
          </table:table-cell>
        </table:table-row>
        <table:table-row table:style-name="ro4">
          <table:table-cell table:formula="of:=IF(EXACT([$'Plan base'.$Z61];1);CONCATENATE([$Valores.$B$16];&quot;-&quot;;[$'Plan base'.$V61]);&quot;&quot;)">
            <text:p/>
          </table:table-cell>
          <table:table-cell table:formula="of:=IF(EXACT([$'Plan base'.$Z61];1);CONCATENATE([$Valores.$B$16];&quot;-&quot;;[$'Plan base'.$X61]);&quot;&quot;)">
            <text:p/>
          </table:table-cell>
          <table:table-cell table:formula="of:=IF(EXACT([$'Plan base'.$Z61];1);CONCATENATE([$Valores.$B$16];&quot;-&quot;;[$'Plan base'.$AA61]);&quot;&quot;)">
            <text:p/>
          </table:table-cell>
          <table:table-cell table:formula="of:=IF(EXACT([$'Plan base'.$AB61];&quot;&quot;);&quot;&quot;;IF(EXACT([$'Plan base'.$Z61];1);CONCATENATE([$Valores.$B$16];&quot;-&quot;;[$'Plan base'.$AB61]);&quot;&quot;))">
            <text:p/>
          </table:table-cell>
          <table:table-cell table:formula="of:=IF(EXACT([$'Plan base'.$Z61];1);[$'Plan base'.$AD61];&quot;&quot;)">
            <text:p/>
          </table:table-cell>
          <table:table-cell table:formula="of:=IF(EXACT([$'Plan base'.$AE61];&quot;&quot;);&quot;&quot;;IF(EXACT([$'Plan base'.$Z61];1);[$'Plan base'.$AE61];&quot;&quot;))">
            <text:p/>
          </table:table-cell>
          <table:table-cell table:formula="of:=IF(EXACT([$'Plan base'.$Z61];1);[$'Plan base'.$AF61];&quot;&quot;)">
            <text:p/>
          </table:table-cell>
          <table:table-cell table:formula="of:=IF(EXACT([$'Plan base'.$Z61];1);[$'Plan base'.$AG61];&quot;&quot;)">
            <text:p/>
          </table:table-cell>
        </table:table-row>
        <table:table-row table:style-name="ro4">
          <table:table-cell table:formula="of:=IF(EXACT([$'Plan base'.$Z62];1);CONCATENATE([$Valores.$B$16];&quot;-&quot;;[$'Plan base'.$V62]);&quot;&quot;)">
            <text:p/>
          </table:table-cell>
          <table:table-cell table:formula="of:=IF(EXACT([$'Plan base'.$Z62];1);CONCATENATE([$Valores.$B$16];&quot;-&quot;;[$'Plan base'.$X62]);&quot;&quot;)">
            <text:p/>
          </table:table-cell>
          <table:table-cell table:formula="of:=IF(EXACT([$'Plan base'.$Z62];1);CONCATENATE([$Valores.$B$16];&quot;-&quot;;[$'Plan base'.$AA62]);&quot;&quot;)">
            <text:p/>
          </table:table-cell>
          <table:table-cell table:formula="of:=IF(EXACT([$'Plan base'.$AB62];&quot;&quot;);&quot;&quot;;IF(EXACT([$'Plan base'.$Z62];1);CONCATENATE([$Valores.$B$16];&quot;-&quot;;[$'Plan base'.$AB62]);&quot;&quot;))">
            <text:p/>
          </table:table-cell>
          <table:table-cell table:formula="of:=IF(EXACT([$'Plan base'.$Z62];1);[$'Plan base'.$AD62];&quot;&quot;)">
            <text:p/>
          </table:table-cell>
          <table:table-cell table:formula="of:=IF(EXACT([$'Plan base'.$AE62];&quot;&quot;);&quot;&quot;;IF(EXACT([$'Plan base'.$Z62];1);[$'Plan base'.$AE62];&quot;&quot;))">
            <text:p/>
          </table:table-cell>
          <table:table-cell table:formula="of:=IF(EXACT([$'Plan base'.$Z62];1);[$'Plan base'.$AF62];&quot;&quot;)">
            <text:p/>
          </table:table-cell>
          <table:table-cell table:formula="of:=IF(EXACT([$'Plan base'.$Z62];1);[$'Plan base'.$AG62];&quot;&quot;)">
            <text:p/>
          </table:table-cell>
        </table:table-row>
        <table:table-row table:style-name="ro4">
          <table:table-cell table:formula="of:=IF(EXACT([$'Plan base'.$Z63];1);CONCATENATE([$Valores.$B$16];&quot;-&quot;;[$'Plan base'.$V63]);&quot;&quot;)">
            <text:p/>
          </table:table-cell>
          <table:table-cell table:formula="of:=IF(EXACT([$'Plan base'.$Z63];1);CONCATENATE([$Valores.$B$16];&quot;-&quot;;[$'Plan base'.$X63]);&quot;&quot;)">
            <text:p/>
          </table:table-cell>
          <table:table-cell table:formula="of:=IF(EXACT([$'Plan base'.$Z63];1);CONCATENATE([$Valores.$B$16];&quot;-&quot;;[$'Plan base'.$AA63]);&quot;&quot;)">
            <text:p/>
          </table:table-cell>
          <table:table-cell table:formula="of:=IF(EXACT([$'Plan base'.$AB63];&quot;&quot;);&quot;&quot;;IF(EXACT([$'Plan base'.$Z63];1);CONCATENATE([$Valores.$B$16];&quot;-&quot;;[$'Plan base'.$AB63]);&quot;&quot;))">
            <text:p/>
          </table:table-cell>
          <table:table-cell table:formula="of:=IF(EXACT([$'Plan base'.$Z63];1);[$'Plan base'.$AD63];&quot;&quot;)">
            <text:p/>
          </table:table-cell>
          <table:table-cell table:formula="of:=IF(EXACT([$'Plan base'.$AE63];&quot;&quot;);&quot;&quot;;IF(EXACT([$'Plan base'.$Z63];1);[$'Plan base'.$AE63];&quot;&quot;))">
            <text:p/>
          </table:table-cell>
          <table:table-cell table:formula="of:=IF(EXACT([$'Plan base'.$Z63];1);[$'Plan base'.$AF63];&quot;&quot;)">
            <text:p/>
          </table:table-cell>
          <table:table-cell table:formula="of:=IF(EXACT([$'Plan base'.$Z63];1);[$'Plan base'.$AG63];&quot;&quot;)">
            <text:p/>
          </table:table-cell>
        </table:table-row>
        <table:table-row table:style-name="ro4">
          <table:table-cell table:formula="of:=IF(EXACT([$'Plan base'.$Z64];1);CONCATENATE([$Valores.$B$16];&quot;-&quot;;[$'Plan base'.$V64]);&quot;&quot;)">
            <text:p/>
          </table:table-cell>
          <table:table-cell table:formula="of:=IF(EXACT([$'Plan base'.$Z64];1);CONCATENATE([$Valores.$B$16];&quot;-&quot;;[$'Plan base'.$X64]);&quot;&quot;)">
            <text:p/>
          </table:table-cell>
          <table:table-cell table:formula="of:=IF(EXACT([$'Plan base'.$Z64];1);CONCATENATE([$Valores.$B$16];&quot;-&quot;;[$'Plan base'.$AA64]);&quot;&quot;)">
            <text:p/>
          </table:table-cell>
          <table:table-cell table:formula="of:=IF(EXACT([$'Plan base'.$AB64];&quot;&quot;);&quot;&quot;;IF(EXACT([$'Plan base'.$Z64];1);CONCATENATE([$Valores.$B$16];&quot;-&quot;;[$'Plan base'.$AB64]);&quot;&quot;))">
            <text:p/>
          </table:table-cell>
          <table:table-cell table:formula="of:=IF(EXACT([$'Plan base'.$Z64];1);[$'Plan base'.$AD64];&quot;&quot;)">
            <text:p/>
          </table:table-cell>
          <table:table-cell table:formula="of:=IF(EXACT([$'Plan base'.$AE64];&quot;&quot;);&quot;&quot;;IF(EXACT([$'Plan base'.$Z64];1);[$'Plan base'.$AE64];&quot;&quot;))">
            <text:p/>
          </table:table-cell>
          <table:table-cell table:formula="of:=IF(EXACT([$'Plan base'.$Z64];1);[$'Plan base'.$AF64];&quot;&quot;)">
            <text:p/>
          </table:table-cell>
          <table:table-cell table:formula="of:=IF(EXACT([$'Plan base'.$Z64];1);[$'Plan base'.$AG64];&quot;&quot;)">
            <text:p/>
          </table:table-cell>
        </table:table-row>
        <table:table-row table:style-name="ro4">
          <table:table-cell table:formula="of:=IF(EXACT([$'Plan base'.$Z65];1);CONCATENATE([$Valores.$B$16];&quot;-&quot;;[$'Plan base'.$V65]);&quot;&quot;)">
            <text:p/>
          </table:table-cell>
          <table:table-cell table:formula="of:=IF(EXACT([$'Plan base'.$Z65];1);CONCATENATE([$Valores.$B$16];&quot;-&quot;;[$'Plan base'.$X65]);&quot;&quot;)">
            <text:p/>
          </table:table-cell>
          <table:table-cell table:formula="of:=IF(EXACT([$'Plan base'.$Z65];1);CONCATENATE([$Valores.$B$16];&quot;-&quot;;[$'Plan base'.$AA65]);&quot;&quot;)">
            <text:p/>
          </table:table-cell>
          <table:table-cell table:formula="of:=IF(EXACT([$'Plan base'.$AB65];&quot;&quot;);&quot;&quot;;IF(EXACT([$'Plan base'.$Z65];1);CONCATENATE([$Valores.$B$16];&quot;-&quot;;[$'Plan base'.$AB65]);&quot;&quot;))">
            <text:p/>
          </table:table-cell>
          <table:table-cell table:formula="of:=IF(EXACT([$'Plan base'.$Z65];1);[$'Plan base'.$AD65];&quot;&quot;)">
            <text:p/>
          </table:table-cell>
          <table:table-cell table:formula="of:=IF(EXACT([$'Plan base'.$AE65];&quot;&quot;);&quot;&quot;;IF(EXACT([$'Plan base'.$Z65];1);[$'Plan base'.$AE65];&quot;&quot;))">
            <text:p/>
          </table:table-cell>
          <table:table-cell table:formula="of:=IF(EXACT([$'Plan base'.$Z65];1);[$'Plan base'.$AF65];&quot;&quot;)">
            <text:p/>
          </table:table-cell>
          <table:table-cell table:formula="of:=IF(EXACT([$'Plan base'.$Z65];1);[$'Plan base'.$AG65];&quot;&quot;)">
            <text:p/>
          </table:table-cell>
        </table:table-row>
        <table:table-row table:style-name="ro4">
          <table:table-cell table:formula="of:=IF(EXACT([$'Plan base'.$Z66];1);CONCATENATE([$Valores.$B$16];&quot;-&quot;;[$'Plan base'.$V66]);&quot;&quot;)">
            <text:p/>
          </table:table-cell>
          <table:table-cell table:formula="of:=IF(EXACT([$'Plan base'.$Z66];1);CONCATENATE([$Valores.$B$16];&quot;-&quot;;[$'Plan base'.$X66]);&quot;&quot;)">
            <text:p/>
          </table:table-cell>
          <table:table-cell table:formula="of:=IF(EXACT([$'Plan base'.$Z66];1);CONCATENATE([$Valores.$B$16];&quot;-&quot;;[$'Plan base'.$AA66]);&quot;&quot;)">
            <text:p/>
          </table:table-cell>
          <table:table-cell table:formula="of:=IF(EXACT([$'Plan base'.$AB66];&quot;&quot;);&quot;&quot;;IF(EXACT([$'Plan base'.$Z66];1);CONCATENATE([$Valores.$B$16];&quot;-&quot;;[$'Plan base'.$AB66]);&quot;&quot;))">
            <text:p/>
          </table:table-cell>
          <table:table-cell table:formula="of:=IF(EXACT([$'Plan base'.$Z66];1);[$'Plan base'.$AD66];&quot;&quot;)">
            <text:p/>
          </table:table-cell>
          <table:table-cell table:formula="of:=IF(EXACT([$'Plan base'.$AE66];&quot;&quot;);&quot;&quot;;IF(EXACT([$'Plan base'.$Z66];1);[$'Plan base'.$AE66];&quot;&quot;))">
            <text:p/>
          </table:table-cell>
          <table:table-cell table:formula="of:=IF(EXACT([$'Plan base'.$Z66];1);[$'Plan base'.$AF66];&quot;&quot;)">
            <text:p/>
          </table:table-cell>
          <table:table-cell table:formula="of:=IF(EXACT([$'Plan base'.$Z66];1);[$'Plan base'.$AG66];&quot;&quot;)">
            <text:p/>
          </table:table-cell>
        </table:table-row>
        <table:table-row table:style-name="ro4">
          <table:table-cell table:formula="of:=IF(EXACT([$'Plan base'.$Z67];1);CONCATENATE([$Valores.$B$16];&quot;-&quot;;[$'Plan base'.$V67]);&quot;&quot;)">
            <text:p/>
          </table:table-cell>
          <table:table-cell table:formula="of:=IF(EXACT([$'Plan base'.$Z67];1);CONCATENATE([$Valores.$B$16];&quot;-&quot;;[$'Plan base'.$X67]);&quot;&quot;)">
            <text:p/>
          </table:table-cell>
          <table:table-cell table:formula="of:=IF(EXACT([$'Plan base'.$Z67];1);CONCATENATE([$Valores.$B$16];&quot;-&quot;;[$'Plan base'.$AA67]);&quot;&quot;)">
            <text:p/>
          </table:table-cell>
          <table:table-cell table:formula="of:=IF(EXACT([$'Plan base'.$AB67];&quot;&quot;);&quot;&quot;;IF(EXACT([$'Plan base'.$Z67];1);CONCATENATE([$Valores.$B$16];&quot;-&quot;;[$'Plan base'.$AB67]);&quot;&quot;))">
            <text:p/>
          </table:table-cell>
          <table:table-cell table:formula="of:=IF(EXACT([$'Plan base'.$Z67];1);[$'Plan base'.$AD67];&quot;&quot;)">
            <text:p/>
          </table:table-cell>
          <table:table-cell table:formula="of:=IF(EXACT([$'Plan base'.$AE67];&quot;&quot;);&quot;&quot;;IF(EXACT([$'Plan base'.$Z67];1);[$'Plan base'.$AE67];&quot;&quot;))">
            <text:p/>
          </table:table-cell>
          <table:table-cell table:formula="of:=IF(EXACT([$'Plan base'.$Z67];1);[$'Plan base'.$AF67];&quot;&quot;)">
            <text:p/>
          </table:table-cell>
          <table:table-cell table:formula="of:=IF(EXACT([$'Plan base'.$Z67];1);[$'Plan base'.$AG67];&quot;&quot;)">
            <text:p/>
          </table:table-cell>
        </table:table-row>
        <table:table-row table:style-name="ro4">
          <table:table-cell table:formula="of:=IF(EXACT([$'Plan base'.$Z68];1);CONCATENATE([$Valores.$B$16];&quot;-&quot;;[$'Plan base'.$V68]);&quot;&quot;)">
            <text:p/>
          </table:table-cell>
          <table:table-cell table:formula="of:=IF(EXACT([$'Plan base'.$Z68];1);CONCATENATE([$Valores.$B$16];&quot;-&quot;;[$'Plan base'.$X68]);&quot;&quot;)">
            <text:p/>
          </table:table-cell>
          <table:table-cell table:formula="of:=IF(EXACT([$'Plan base'.$Z68];1);CONCATENATE([$Valores.$B$16];&quot;-&quot;;[$'Plan base'.$AA68]);&quot;&quot;)">
            <text:p/>
          </table:table-cell>
          <table:table-cell table:formula="of:=IF(EXACT([$'Plan base'.$AB68];&quot;&quot;);&quot;&quot;;IF(EXACT([$'Plan base'.$Z68];1);CONCATENATE([$Valores.$B$16];&quot;-&quot;;[$'Plan base'.$AB68]);&quot;&quot;))">
            <text:p/>
          </table:table-cell>
          <table:table-cell table:formula="of:=IF(EXACT([$'Plan base'.$Z68];1);[$'Plan base'.$AD68];&quot;&quot;)">
            <text:p/>
          </table:table-cell>
          <table:table-cell table:formula="of:=IF(EXACT([$'Plan base'.$AE68];&quot;&quot;);&quot;&quot;;IF(EXACT([$'Plan base'.$Z68];1);[$'Plan base'.$AE68];&quot;&quot;))">
            <text:p/>
          </table:table-cell>
          <table:table-cell table:formula="of:=IF(EXACT([$'Plan base'.$Z68];1);[$'Plan base'.$AF68];&quot;&quot;)">
            <text:p/>
          </table:table-cell>
          <table:table-cell table:formula="of:=IF(EXACT([$'Plan base'.$Z68];1);[$'Plan base'.$AG68];&quot;&quot;)">
            <text:p/>
          </table:table-cell>
        </table:table-row>
        <table:table-row table:style-name="ro4">
          <table:table-cell table:formula="of:=IF(EXACT([$'Plan base'.$Z69];1);CONCATENATE([$Valores.$B$16];&quot;-&quot;;[$'Plan base'.$V69]);&quot;&quot;)">
            <text:p/>
          </table:table-cell>
          <table:table-cell table:formula="of:=IF(EXACT([$'Plan base'.$Z69];1);CONCATENATE([$Valores.$B$16];&quot;-&quot;;[$'Plan base'.$X69]);&quot;&quot;)">
            <text:p/>
          </table:table-cell>
          <table:table-cell table:formula="of:=IF(EXACT([$'Plan base'.$Z69];1);CONCATENATE([$Valores.$B$16];&quot;-&quot;;[$'Plan base'.$AA69]);&quot;&quot;)">
            <text:p/>
          </table:table-cell>
          <table:table-cell table:formula="of:=IF(EXACT([$'Plan base'.$AB69];&quot;&quot;);&quot;&quot;;IF(EXACT([$'Plan base'.$Z69];1);CONCATENATE([$Valores.$B$16];&quot;-&quot;;[$'Plan base'.$AB69]);&quot;&quot;))">
            <text:p/>
          </table:table-cell>
          <table:table-cell table:formula="of:=IF(EXACT([$'Plan base'.$Z69];1);[$'Plan base'.$AD69];&quot;&quot;)">
            <text:p/>
          </table:table-cell>
          <table:table-cell table:formula="of:=IF(EXACT([$'Plan base'.$AE69];&quot;&quot;);&quot;&quot;;IF(EXACT([$'Plan base'.$Z69];1);[$'Plan base'.$AE69];&quot;&quot;))">
            <text:p/>
          </table:table-cell>
          <table:table-cell table:formula="of:=IF(EXACT([$'Plan base'.$Z69];1);[$'Plan base'.$AF69];&quot;&quot;)">
            <text:p/>
          </table:table-cell>
          <table:table-cell table:formula="of:=IF(EXACT([$'Plan base'.$Z69];1);[$'Plan base'.$AG69];&quot;&quot;)">
            <text:p/>
          </table:table-cell>
        </table:table-row>
        <table:table-row table:style-name="ro4">
          <table:table-cell table:formula="of:=IF(EXACT([$'Plan base'.$Z70];1);CONCATENATE([$Valores.$B$16];&quot;-&quot;;[$'Plan base'.$V70]);&quot;&quot;)">
            <text:p/>
          </table:table-cell>
          <table:table-cell table:formula="of:=IF(EXACT([$'Plan base'.$Z70];1);CONCATENATE([$Valores.$B$16];&quot;-&quot;;[$'Plan base'.$X70]);&quot;&quot;)">
            <text:p/>
          </table:table-cell>
          <table:table-cell table:formula="of:=IF(EXACT([$'Plan base'.$Z70];1);CONCATENATE([$Valores.$B$16];&quot;-&quot;;[$'Plan base'.$AA70]);&quot;&quot;)">
            <text:p/>
          </table:table-cell>
          <table:table-cell table:formula="of:=IF(EXACT([$'Plan base'.$AB70];&quot;&quot;);&quot;&quot;;IF(EXACT([$'Plan base'.$Z70];1);CONCATENATE([$Valores.$B$16];&quot;-&quot;;[$'Plan base'.$AB70]);&quot;&quot;))">
            <text:p/>
          </table:table-cell>
          <table:table-cell table:formula="of:=IF(EXACT([$'Plan base'.$Z70];1);[$'Plan base'.$AD70];&quot;&quot;)">
            <text:p/>
          </table:table-cell>
          <table:table-cell table:formula="of:=IF(EXACT([$'Plan base'.$AE70];&quot;&quot;);&quot;&quot;;IF(EXACT([$'Plan base'.$Z70];1);[$'Plan base'.$AE70];&quot;&quot;))">
            <text:p/>
          </table:table-cell>
          <table:table-cell table:formula="of:=IF(EXACT([$'Plan base'.$Z70];1);[$'Plan base'.$AF70];&quot;&quot;)">
            <text:p/>
          </table:table-cell>
          <table:table-cell table:formula="of:=IF(EXACT([$'Plan base'.$Z70];1);[$'Plan base'.$AG70];&quot;&quot;)">
            <text:p/>
          </table:table-cell>
        </table:table-row>
        <table:table-row table:style-name="ro4">
          <table:table-cell table:formula="of:=IF(EXACT([$'Plan base'.$Z71];1);CONCATENATE([$Valores.$B$16];&quot;-&quot;;[$'Plan base'.$V71]);&quot;&quot;)">
            <text:p/>
          </table:table-cell>
          <table:table-cell table:formula="of:=IF(EXACT([$'Plan base'.$Z71];1);CONCATENATE([$Valores.$B$16];&quot;-&quot;;[$'Plan base'.$X71]);&quot;&quot;)">
            <text:p/>
          </table:table-cell>
          <table:table-cell table:formula="of:=IF(EXACT([$'Plan base'.$Z71];1);CONCATENATE([$Valores.$B$16];&quot;-&quot;;[$'Plan base'.$AA71]);&quot;&quot;)">
            <text:p/>
          </table:table-cell>
          <table:table-cell table:formula="of:=IF(EXACT([$'Plan base'.$AB71];&quot;&quot;);&quot;&quot;;IF(EXACT([$'Plan base'.$Z71];1);CONCATENATE([$Valores.$B$16];&quot;-&quot;;[$'Plan base'.$AB71]);&quot;&quot;))">
            <text:p/>
          </table:table-cell>
          <table:table-cell table:formula="of:=IF(EXACT([$'Plan base'.$Z71];1);[$'Plan base'.$AD71];&quot;&quot;)">
            <text:p/>
          </table:table-cell>
          <table:table-cell table:formula="of:=IF(EXACT([$'Plan base'.$AE71];&quot;&quot;);&quot;&quot;;IF(EXACT([$'Plan base'.$Z71];1);[$'Plan base'.$AE71];&quot;&quot;))">
            <text:p/>
          </table:table-cell>
          <table:table-cell table:formula="of:=IF(EXACT([$'Plan base'.$Z71];1);[$'Plan base'.$AF71];&quot;&quot;)">
            <text:p/>
          </table:table-cell>
          <table:table-cell table:formula="of:=IF(EXACT([$'Plan base'.$Z71];1);[$'Plan base'.$AG71];&quot;&quot;)">
            <text:p/>
          </table:table-cell>
        </table:table-row>
        <table:table-row table:style-name="ro4">
          <table:table-cell table:formula="of:=IF(EXACT([$'Plan base'.$Z72];1);CONCATENATE([$Valores.$B$16];&quot;-&quot;;[$'Plan base'.$V72]);&quot;&quot;)">
            <text:p/>
          </table:table-cell>
          <table:table-cell table:formula="of:=IF(EXACT([$'Plan base'.$Z72];1);CONCATENATE([$Valores.$B$16];&quot;-&quot;;[$'Plan base'.$X72]);&quot;&quot;)">
            <text:p/>
          </table:table-cell>
          <table:table-cell table:formula="of:=IF(EXACT([$'Plan base'.$Z72];1);CONCATENATE([$Valores.$B$16];&quot;-&quot;;[$'Plan base'.$AA72]);&quot;&quot;)">
            <text:p/>
          </table:table-cell>
          <table:table-cell table:formula="of:=IF(EXACT([$'Plan base'.$AB72];&quot;&quot;);&quot;&quot;;IF(EXACT([$'Plan base'.$Z72];1);CONCATENATE([$Valores.$B$16];&quot;-&quot;;[$'Plan base'.$AB72]);&quot;&quot;))">
            <text:p/>
          </table:table-cell>
          <table:table-cell table:formula="of:=IF(EXACT([$'Plan base'.$Z72];1);[$'Plan base'.$AD72];&quot;&quot;)">
            <text:p/>
          </table:table-cell>
          <table:table-cell table:formula="of:=IF(EXACT([$'Plan base'.$AE72];&quot;&quot;);&quot;&quot;;IF(EXACT([$'Plan base'.$Z72];1);[$'Plan base'.$AE72];&quot;&quot;))">
            <text:p/>
          </table:table-cell>
          <table:table-cell table:formula="of:=IF(EXACT([$'Plan base'.$Z72];1);[$'Plan base'.$AF72];&quot;&quot;)">
            <text:p/>
          </table:table-cell>
          <table:table-cell table:formula="of:=IF(EXACT([$'Plan base'.$Z72];1);[$'Plan base'.$AG72];&quot;&quot;)">
            <text:p/>
          </table:table-cell>
        </table:table-row>
        <table:table-row table:style-name="ro4">
          <table:table-cell table:formula="of:=IF(EXACT([$'Plan base'.$Z73];1);CONCATENATE([$Valores.$B$16];&quot;-&quot;;[$'Plan base'.$V73]);&quot;&quot;)">
            <text:p/>
          </table:table-cell>
          <table:table-cell table:formula="of:=IF(EXACT([$'Plan base'.$Z73];1);CONCATENATE([$Valores.$B$16];&quot;-&quot;;[$'Plan base'.$X73]);&quot;&quot;)">
            <text:p/>
          </table:table-cell>
          <table:table-cell table:formula="of:=IF(EXACT([$'Plan base'.$Z73];1);CONCATENATE([$Valores.$B$16];&quot;-&quot;;[$'Plan base'.$AA73]);&quot;&quot;)">
            <text:p/>
          </table:table-cell>
          <table:table-cell table:formula="of:=IF(EXACT([$'Plan base'.$AB73];&quot;&quot;);&quot;&quot;;IF(EXACT([$'Plan base'.$Z73];1);CONCATENATE([$Valores.$B$16];&quot;-&quot;;[$'Plan base'.$AB73]);&quot;&quot;))">
            <text:p/>
          </table:table-cell>
          <table:table-cell table:formula="of:=IF(EXACT([$'Plan base'.$Z73];1);[$'Plan base'.$AD73];&quot;&quot;)">
            <text:p/>
          </table:table-cell>
          <table:table-cell table:formula="of:=IF(EXACT([$'Plan base'.$AE73];&quot;&quot;);&quot;&quot;;IF(EXACT([$'Plan base'.$Z73];1);[$'Plan base'.$AE73];&quot;&quot;))">
            <text:p/>
          </table:table-cell>
          <table:table-cell table:formula="of:=IF(EXACT([$'Plan base'.$Z73];1);[$'Plan base'.$AF73];&quot;&quot;)">
            <text:p/>
          </table:table-cell>
          <table:table-cell table:formula="of:=IF(EXACT([$'Plan base'.$Z73];1);[$'Plan base'.$AG73];&quot;&quot;)">
            <text:p/>
          </table:table-cell>
        </table:table-row>
        <table:table-row table:style-name="ro4">
          <table:table-cell table:formula="of:=IF(EXACT([$'Plan base'.$Z74];1);CONCATENATE([$Valores.$B$16];&quot;-&quot;;[$'Plan base'.$V74]);&quot;&quot;)">
            <text:p/>
          </table:table-cell>
          <table:table-cell table:formula="of:=IF(EXACT([$'Plan base'.$Z74];1);CONCATENATE([$Valores.$B$16];&quot;-&quot;;[$'Plan base'.$X74]);&quot;&quot;)">
            <text:p/>
          </table:table-cell>
          <table:table-cell table:formula="of:=IF(EXACT([$'Plan base'.$Z74];1);CONCATENATE([$Valores.$B$16];&quot;-&quot;;[$'Plan base'.$AA74]);&quot;&quot;)">
            <text:p/>
          </table:table-cell>
          <table:table-cell table:formula="of:=IF(EXACT([$'Plan base'.$AB74];&quot;&quot;);&quot;&quot;;IF(EXACT([$'Plan base'.$Z74];1);CONCATENATE([$Valores.$B$16];&quot;-&quot;;[$'Plan base'.$AB74]);&quot;&quot;))">
            <text:p/>
          </table:table-cell>
          <table:table-cell table:formula="of:=IF(EXACT([$'Plan base'.$Z74];1);[$'Plan base'.$AD74];&quot;&quot;)">
            <text:p/>
          </table:table-cell>
          <table:table-cell table:formula="of:=IF(EXACT([$'Plan base'.$AE74];&quot;&quot;);&quot;&quot;;IF(EXACT([$'Plan base'.$Z74];1);[$'Plan base'.$AE74];&quot;&quot;))">
            <text:p/>
          </table:table-cell>
          <table:table-cell table:formula="of:=IF(EXACT([$'Plan base'.$Z74];1);[$'Plan base'.$AF74];&quot;&quot;)">
            <text:p/>
          </table:table-cell>
          <table:table-cell table:formula="of:=IF(EXACT([$'Plan base'.$Z74];1);[$'Plan base'.$AG74];&quot;&quot;)">
            <text:p/>
          </table:table-cell>
        </table:table-row>
        <table:table-row table:style-name="ro4">
          <table:table-cell table:formula="of:=IF(EXACT([$'Plan base'.$Z75];1);CONCATENATE([$Valores.$B$16];&quot;-&quot;;[$'Plan base'.$V75]);&quot;&quot;)">
            <text:p/>
          </table:table-cell>
          <table:table-cell table:formula="of:=IF(EXACT([$'Plan base'.$Z75];1);CONCATENATE([$Valores.$B$16];&quot;-&quot;;[$'Plan base'.$X75]);&quot;&quot;)">
            <text:p/>
          </table:table-cell>
          <table:table-cell table:formula="of:=IF(EXACT([$'Plan base'.$Z75];1);CONCATENATE([$Valores.$B$16];&quot;-&quot;;[$'Plan base'.$AA75]);&quot;&quot;)">
            <text:p/>
          </table:table-cell>
          <table:table-cell table:formula="of:=IF(EXACT([$'Plan base'.$AB75];&quot;&quot;);&quot;&quot;;IF(EXACT([$'Plan base'.$Z75];1);CONCATENATE([$Valores.$B$16];&quot;-&quot;;[$'Plan base'.$AB75]);&quot;&quot;))">
            <text:p/>
          </table:table-cell>
          <table:table-cell table:formula="of:=IF(EXACT([$'Plan base'.$Z75];1);[$'Plan base'.$AD75];&quot;&quot;)">
            <text:p/>
          </table:table-cell>
          <table:table-cell table:formula="of:=IF(EXACT([$'Plan base'.$AE75];&quot;&quot;);&quot;&quot;;IF(EXACT([$'Plan base'.$Z75];1);[$'Plan base'.$AE75];&quot;&quot;))">
            <text:p/>
          </table:table-cell>
          <table:table-cell table:formula="of:=IF(EXACT([$'Plan base'.$Z75];1);[$'Plan base'.$AF75];&quot;&quot;)">
            <text:p/>
          </table:table-cell>
          <table:table-cell table:formula="of:=IF(EXACT([$'Plan base'.$Z75];1);[$'Plan base'.$AG75];&quot;&quot;)">
            <text:p/>
          </table:table-cell>
        </table:table-row>
        <table:table-row table:style-name="ro4">
          <table:table-cell table:formula="of:=IF(EXACT([$'Plan base'.$Z76];1);CONCATENATE([$Valores.$B$16];&quot;-&quot;;[$'Plan base'.$V76]);&quot;&quot;)">
            <text:p/>
          </table:table-cell>
          <table:table-cell table:formula="of:=IF(EXACT([$'Plan base'.$Z76];1);CONCATENATE([$Valores.$B$16];&quot;-&quot;;[$'Plan base'.$X76]);&quot;&quot;)">
            <text:p/>
          </table:table-cell>
          <table:table-cell table:formula="of:=IF(EXACT([$'Plan base'.$Z76];1);CONCATENATE([$Valores.$B$16];&quot;-&quot;;[$'Plan base'.$AA76]);&quot;&quot;)">
            <text:p/>
          </table:table-cell>
          <table:table-cell table:formula="of:=IF(EXACT([$'Plan base'.$AB76];&quot;&quot;);&quot;&quot;;IF(EXACT([$'Plan base'.$Z76];1);CONCATENATE([$Valores.$B$16];&quot;-&quot;;[$'Plan base'.$AB76]);&quot;&quot;))">
            <text:p/>
          </table:table-cell>
          <table:table-cell table:formula="of:=IF(EXACT([$'Plan base'.$Z76];1);[$'Plan base'.$AD76];&quot;&quot;)">
            <text:p/>
          </table:table-cell>
          <table:table-cell table:formula="of:=IF(EXACT([$'Plan base'.$AE76];&quot;&quot;);&quot;&quot;;IF(EXACT([$'Plan base'.$Z76];1);[$'Plan base'.$AE76];&quot;&quot;))">
            <text:p/>
          </table:table-cell>
          <table:table-cell table:formula="of:=IF(EXACT([$'Plan base'.$Z76];1);[$'Plan base'.$AF76];&quot;&quot;)">
            <text:p/>
          </table:table-cell>
          <table:table-cell table:formula="of:=IF(EXACT([$'Plan base'.$Z76];1);[$'Plan base'.$AG76];&quot;&quot;)">
            <text:p/>
          </table:table-cell>
        </table:table-row>
        <table:table-row table:style-name="ro4">
          <table:table-cell table:formula="of:=IF(EXACT([$'Plan base'.$Z77];1);CONCATENATE([$Valores.$B$16];&quot;-&quot;;[$'Plan base'.$V77]);&quot;&quot;)">
            <text:p/>
          </table:table-cell>
          <table:table-cell table:formula="of:=IF(EXACT([$'Plan base'.$Z77];1);CONCATENATE([$Valores.$B$16];&quot;-&quot;;[$'Plan base'.$X77]);&quot;&quot;)">
            <text:p/>
          </table:table-cell>
          <table:table-cell table:formula="of:=IF(EXACT([$'Plan base'.$Z77];1);CONCATENATE([$Valores.$B$16];&quot;-&quot;;[$'Plan base'.$AA77]);&quot;&quot;)">
            <text:p/>
          </table:table-cell>
          <table:table-cell table:formula="of:=IF(EXACT([$'Plan base'.$AB77];&quot;&quot;);&quot;&quot;;IF(EXACT([$'Plan base'.$Z77];1);CONCATENATE([$Valores.$B$16];&quot;-&quot;;[$'Plan base'.$AB77]);&quot;&quot;))">
            <text:p/>
          </table:table-cell>
          <table:table-cell table:formula="of:=IF(EXACT([$'Plan base'.$Z77];1);[$'Plan base'.$AD77];&quot;&quot;)">
            <text:p/>
          </table:table-cell>
          <table:table-cell table:formula="of:=IF(EXACT([$'Plan base'.$AE77];&quot;&quot;);&quot;&quot;;IF(EXACT([$'Plan base'.$Z77];1);[$'Plan base'.$AE77];&quot;&quot;))">
            <text:p/>
          </table:table-cell>
          <table:table-cell table:formula="of:=IF(EXACT([$'Plan base'.$Z77];1);[$'Plan base'.$AF77];&quot;&quot;)">
            <text:p/>
          </table:table-cell>
          <table:table-cell table:formula="of:=IF(EXACT([$'Plan base'.$Z77];1);[$'Plan base'.$AG77];&quot;&quot;)">
            <text:p/>
          </table:table-cell>
        </table:table-row>
        <table:table-row table:style-name="ro4">
          <table:table-cell table:formula="of:=IF(EXACT([$'Plan base'.$Z78];1);CONCATENATE([$Valores.$B$16];&quot;-&quot;;[$'Plan base'.$V78]);&quot;&quot;)">
            <text:p/>
          </table:table-cell>
          <table:table-cell table:formula="of:=IF(EXACT([$'Plan base'.$Z78];1);CONCATENATE([$Valores.$B$16];&quot;-&quot;;[$'Plan base'.$X78]);&quot;&quot;)">
            <text:p/>
          </table:table-cell>
          <table:table-cell table:formula="of:=IF(EXACT([$'Plan base'.$Z78];1);CONCATENATE([$Valores.$B$16];&quot;-&quot;;[$'Plan base'.$AA78]);&quot;&quot;)">
            <text:p/>
          </table:table-cell>
          <table:table-cell table:formula="of:=IF(EXACT([$'Plan base'.$AB78];&quot;&quot;);&quot;&quot;;IF(EXACT([$'Plan base'.$Z78];1);CONCATENATE([$Valores.$B$16];&quot;-&quot;;[$'Plan base'.$AB78]);&quot;&quot;))">
            <text:p/>
          </table:table-cell>
          <table:table-cell table:formula="of:=IF(EXACT([$'Plan base'.$Z78];1);[$'Plan base'.$AD78];&quot;&quot;)">
            <text:p/>
          </table:table-cell>
          <table:table-cell table:formula="of:=IF(EXACT([$'Plan base'.$AE78];&quot;&quot;);&quot;&quot;;IF(EXACT([$'Plan base'.$Z78];1);[$'Plan base'.$AE78];&quot;&quot;))">
            <text:p/>
          </table:table-cell>
          <table:table-cell table:formula="of:=IF(EXACT([$'Plan base'.$Z78];1);[$'Plan base'.$AF78];&quot;&quot;)">
            <text:p/>
          </table:table-cell>
          <table:table-cell table:formula="of:=IF(EXACT([$'Plan base'.$Z78];1);[$'Plan base'.$AG78];&quot;&quot;)">
            <text:p/>
          </table:table-cell>
        </table:table-row>
        <table:table-row table:style-name="ro4">
          <table:table-cell table:formula="of:=IF(EXACT([$'Plan base'.$Z79];1);CONCATENATE([$Valores.$B$16];&quot;-&quot;;[$'Plan base'.$V79]);&quot;&quot;)">
            <text:p/>
          </table:table-cell>
          <table:table-cell table:formula="of:=IF(EXACT([$'Plan base'.$Z79];1);CONCATENATE([$Valores.$B$16];&quot;-&quot;;[$'Plan base'.$X79]);&quot;&quot;)">
            <text:p/>
          </table:table-cell>
          <table:table-cell table:formula="of:=IF(EXACT([$'Plan base'.$Z79];1);CONCATENATE([$Valores.$B$16];&quot;-&quot;;[$'Plan base'.$AA79]);&quot;&quot;)">
            <text:p/>
          </table:table-cell>
          <table:table-cell table:formula="of:=IF(EXACT([$'Plan base'.$AB79];&quot;&quot;);&quot;&quot;;IF(EXACT([$'Plan base'.$Z79];1);CONCATENATE([$Valores.$B$16];&quot;-&quot;;[$'Plan base'.$AB79]);&quot;&quot;))">
            <text:p/>
          </table:table-cell>
          <table:table-cell table:formula="of:=IF(EXACT([$'Plan base'.$Z79];1);[$'Plan base'.$AD79];&quot;&quot;)">
            <text:p/>
          </table:table-cell>
          <table:table-cell table:formula="of:=IF(EXACT([$'Plan base'.$AE79];&quot;&quot;);&quot;&quot;;IF(EXACT([$'Plan base'.$Z79];1);[$'Plan base'.$AE79];&quot;&quot;))">
            <text:p/>
          </table:table-cell>
          <table:table-cell table:formula="of:=IF(EXACT([$'Plan base'.$Z79];1);[$'Plan base'.$AF79];&quot;&quot;)">
            <text:p/>
          </table:table-cell>
          <table:table-cell table:formula="of:=IF(EXACT([$'Plan base'.$Z79];1);[$'Plan base'.$AG79];&quot;&quot;)">
            <text:p/>
          </table:table-cell>
        </table:table-row>
        <table:table-row table:style-name="ro4">
          <table:table-cell table:formula="of:=IF(EXACT([$'Plan base'.$Z80];1);CONCATENATE([$Valores.$B$16];&quot;-&quot;;[$'Plan base'.$V80]);&quot;&quot;)">
            <text:p/>
          </table:table-cell>
          <table:table-cell table:formula="of:=IF(EXACT([$'Plan base'.$Z80];1);CONCATENATE([$Valores.$B$16];&quot;-&quot;;[$'Plan base'.$X80]);&quot;&quot;)">
            <text:p/>
          </table:table-cell>
          <table:table-cell table:formula="of:=IF(EXACT([$'Plan base'.$Z80];1);CONCATENATE([$Valores.$B$16];&quot;-&quot;;[$'Plan base'.$AA80]);&quot;&quot;)">
            <text:p/>
          </table:table-cell>
          <table:table-cell table:formula="of:=IF(EXACT([$'Plan base'.$AB80];&quot;&quot;);&quot;&quot;;IF(EXACT([$'Plan base'.$Z80];1);CONCATENATE([$Valores.$B$16];&quot;-&quot;;[$'Plan base'.$AB80]);&quot;&quot;))">
            <text:p/>
          </table:table-cell>
          <table:table-cell table:formula="of:=IF(EXACT([$'Plan base'.$Z80];1);[$'Plan base'.$AD80];&quot;&quot;)">
            <text:p/>
          </table:table-cell>
          <table:table-cell table:formula="of:=IF(EXACT([$'Plan base'.$AE80];&quot;&quot;);&quot;&quot;;IF(EXACT([$'Plan base'.$Z80];1);[$'Plan base'.$AE80];&quot;&quot;))">
            <text:p/>
          </table:table-cell>
          <table:table-cell table:formula="of:=IF(EXACT([$'Plan base'.$Z80];1);[$'Plan base'.$AF80];&quot;&quot;)">
            <text:p/>
          </table:table-cell>
          <table:table-cell table:formula="of:=IF(EXACT([$'Plan base'.$Z80];1);[$'Plan base'.$AG80];&quot;&quot;)">
            <text:p/>
          </table:table-cell>
        </table:table-row>
        <table:table-row table:style-name="ro4">
          <table:table-cell table:formula="of:=IF(EXACT([$'Plan base'.$Z81];1);CONCATENATE([$Valores.$B$16];&quot;-&quot;;[$'Plan base'.$V81]);&quot;&quot;)">
            <text:p/>
          </table:table-cell>
          <table:table-cell table:formula="of:=IF(EXACT([$'Plan base'.$Z81];1);CONCATENATE([$Valores.$B$16];&quot;-&quot;;[$'Plan base'.$X81]);&quot;&quot;)">
            <text:p/>
          </table:table-cell>
          <table:table-cell table:formula="of:=IF(EXACT([$'Plan base'.$Z81];1);CONCATENATE([$Valores.$B$16];&quot;-&quot;;[$'Plan base'.$AA81]);&quot;&quot;)">
            <text:p/>
          </table:table-cell>
          <table:table-cell table:formula="of:=IF(EXACT([$'Plan base'.$AB81];&quot;&quot;);&quot;&quot;;IF(EXACT([$'Plan base'.$Z81];1);CONCATENATE([$Valores.$B$16];&quot;-&quot;;[$'Plan base'.$AB81]);&quot;&quot;))">
            <text:p/>
          </table:table-cell>
          <table:table-cell table:formula="of:=IF(EXACT([$'Plan base'.$Z81];1);[$'Plan base'.$AD81];&quot;&quot;)">
            <text:p/>
          </table:table-cell>
          <table:table-cell table:formula="of:=IF(EXACT([$'Plan base'.$AE81];&quot;&quot;);&quot;&quot;;IF(EXACT([$'Plan base'.$Z81];1);[$'Plan base'.$AE81];&quot;&quot;))">
            <text:p/>
          </table:table-cell>
          <table:table-cell table:formula="of:=IF(EXACT([$'Plan base'.$Z81];1);[$'Plan base'.$AF81];&quot;&quot;)">
            <text:p/>
          </table:table-cell>
          <table:table-cell table:formula="of:=IF(EXACT([$'Plan base'.$Z81];1);[$'Plan base'.$AG81];&quot;&quot;)">
            <text:p/>
          </table:table-cell>
        </table:table-row>
        <table:table-row table:style-name="ro4">
          <table:table-cell table:formula="of:=IF(EXACT([$'Plan base'.$Z82];1);CONCATENATE([$Valores.$B$16];&quot;-&quot;;[$'Plan base'.$V82]);&quot;&quot;)" office:value-type="string" office:string-value="1-200000">
            <text:p>1-200000</text:p>
          </table:table-cell>
          <table:table-cell table:formula="of:=IF(EXACT([$'Plan base'.$Z82];1);CONCATENATE([$Valores.$B$16];&quot;-&quot;;[$'Plan base'.$X82]);&quot;&quot;)" office:value-type="string" office:string-value="1-Pasivo">
            <text:p>1-Pasivo</text:p>
          </table:table-cell>
          <table:table-cell table:formula="of:=IF(EXACT([$'Plan base'.$Z82];1);CONCATENATE([$Valores.$B$16];&quot;-&quot;;[$'Plan base'.$AA82]);&quot;&quot;)" office:value-type="string" office:string-value="1-Pa">
            <text:p>1-Pa</text:p>
          </table:table-cell>
          <table:table-cell table:formula="of:=IF(EXACT([$'Plan base'.$AB82];&quot;&quot;);&quot;&quot;;IF(EXACT([$'Plan base'.$Z82];1);CONCATENATE([$Valores.$B$16];&quot;-&quot;;[$'Plan base'.$AB82]);&quot;&quot;))" office:value-type="string" office:string-value="1-Plan Contable">
            <text:p>1-Plan Contable</text:p>
          </table:table-cell>
          <table:table-cell table:formula="of:=IF(EXACT([$'Plan base'.$Z82];1);[$'Plan base'.$AD82];&quot;&quot;)" office:value-type="string" office:string-value="Vista">
            <text:p>Vista</text:p>
          </table:table-cell>
          <table:table-cell table:formula="of:=IF(EXACT([$'Plan base'.$AE82];&quot;&quot;);&quot;&quot;;IF(EXACT([$'Plan base'.$Z82];1);[$'Plan base'.$AE82];&quot;&quot;))" office:value-type="string" office:string-value="CRC">
            <text:p>CRC</text:p>
          </table:table-cell>
          <table:table-cell table:formula="of:=IF(EXACT([$'Plan base'.$Z82];1);[$'Plan base'.$AF82];&quot;&quot;)" office:value-type="string" office:string-value="view">
            <text:p>view</text:p>
          </table:table-cell>
          <table:table-cell table:formula="of:=IF(EXACT([$'Plan base'.$Z82];1);[$'Plan base'.$AG8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83];1);CONCATENATE([$Valores.$B$16];&quot;-&quot;;[$'Plan base'.$V83]);&quot;&quot;)" office:value-type="string" office:string-value="1-210000">
            <text:p>1-210000</text:p>
          </table:table-cell>
          <table:table-cell table:formula="of:=IF(EXACT([$'Plan base'.$Z83];1);CONCATENATE([$Valores.$B$16];&quot;-&quot;;[$'Plan base'.$X83]);&quot;&quot;)" office:value-type="string" office:string-value="1-Pasivo circulante">
            <text:p>1-Pasivo circulante</text:p>
          </table:table-cell>
          <table:table-cell table:formula="of:=IF(EXACT([$'Plan base'.$Z83];1);CONCATENATE([$Valores.$B$16];&quot;-&quot;;[$'Plan base'.$AA83]);&quot;&quot;)" office:value-type="string" office:string-value="1-Cir">
            <text:p>1-Cir</text:p>
          </table:table-cell>
          <table:table-cell table:formula="of:=IF(EXACT([$'Plan base'.$AB83];&quot;&quot;);&quot;&quot;;IF(EXACT([$'Plan base'.$Z83];1);CONCATENATE([$Valores.$B$16];&quot;-&quot;;[$'Plan base'.$AB83]);&quot;&quot;))" office:value-type="string" office:string-value="1-Pasivo">
            <text:p>1-Pasivo</text:p>
          </table:table-cell>
          <table:table-cell table:formula="of:=IF(EXACT([$'Plan base'.$Z83];1);[$'Plan base'.$AD83];&quot;&quot;)" office:value-type="string" office:string-value="Vista">
            <text:p>Vista</text:p>
          </table:table-cell>
          <table:table-cell table:formula="of:=IF(EXACT([$'Plan base'.$AE83];&quot;&quot;);&quot;&quot;;IF(EXACT([$'Plan base'.$Z83];1);[$'Plan base'.$AE83];&quot;&quot;))" office:value-type="string" office:string-value="CRC">
            <text:p>CRC</text:p>
          </table:table-cell>
          <table:table-cell table:formula="of:=IF(EXACT([$'Plan base'.$Z83];1);[$'Plan base'.$AF83];&quot;&quot;)" office:value-type="string" office:string-value="view">
            <text:p>view</text:p>
          </table:table-cell>
          <table:table-cell table:formula="of:=IF(EXACT([$'Plan base'.$Z83];1);[$'Plan base'.$AG8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84];1);CONCATENATE([$Valores.$B$16];&quot;-&quot;;[$'Plan base'.$V84]);&quot;&quot;)" office:value-type="string" office:string-value="1-211000">
            <text:p>1-211000</text:p>
          </table:table-cell>
          <table:table-cell table:formula="of:=IF(EXACT([$'Plan base'.$Z84];1);CONCATENATE([$Valores.$B$16];&quot;-&quot;;[$'Plan base'.$X84]);&quot;&quot;)" office:value-type="string" office:string-value="1-Cuentas por pagar">
            <text:p>1-Cuentas por pagar</text:p>
          </table:table-cell>
          <table:table-cell table:formula="of:=IF(EXACT([$'Plan base'.$Z84];1);CONCATENATE([$Valores.$B$16];&quot;-&quot;;[$'Plan base'.$AA84]);&quot;&quot;)" office:value-type="string" office:string-value="1-CxP">
            <text:p>1-CxP</text:p>
          </table:table-cell>
          <table:table-cell table:formula="of:=IF(EXACT([$'Plan base'.$AB84];&quot;&quot;);&quot;&quot;;IF(EXACT([$'Plan base'.$Z84];1);CONCATENATE([$Valores.$B$16];&quot;-&quot;;[$'Plan base'.$AB84]);&quot;&quot;))" office:value-type="string" office:string-value="1-Pasivo circulante">
            <text:p>1-Pasivo circulante</text:p>
          </table:table-cell>
          <table:table-cell table:formula="of:=IF(EXACT([$'Plan base'.$Z84];1);[$'Plan base'.$AD84];&quot;&quot;)" office:value-type="string" office:string-value="Vista">
            <text:p>Vista</text:p>
          </table:table-cell>
          <table:table-cell table:formula="of:=IF(EXACT([$'Plan base'.$AE84];&quot;&quot;);&quot;&quot;;IF(EXACT([$'Plan base'.$Z84];1);[$'Plan base'.$AE84];&quot;&quot;))" office:value-type="string" office:string-value="CRC">
            <text:p>CRC</text:p>
          </table:table-cell>
          <table:table-cell table:formula="of:=IF(EXACT([$'Plan base'.$Z84];1);[$'Plan base'.$AF84];&quot;&quot;)" office:value-type="string" office:string-value="view">
            <text:p>view</text:p>
          </table:table-cell>
          <table:table-cell table:formula="of:=IF(EXACT([$'Plan base'.$Z84];1);[$'Plan base'.$AG8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85];1);CONCATENATE([$Valores.$B$16];&quot;-&quot;;[$'Plan base'.$V85]);&quot;&quot;)" office:value-type="string" office:string-value="1-211001">
            <text:p>1-211001</text:p>
          </table:table-cell>
          <table:table-cell table:formula="of:=IF(EXACT([$'Plan base'.$Z85];1);CONCATENATE([$Valores.$B$16];&quot;-&quot;;[$'Plan base'.$X85]);&quot;&quot;)" office:value-type="string" office:string-value="1-Cuentas por pagar a proveedores">
            <text:p>1-Cuentas por pagar a proveedores</text:p>
          </table:table-cell>
          <table:table-cell table:formula="of:=IF(EXACT([$'Plan base'.$Z85];1);CONCATENATE([$Valores.$B$16];&quot;-&quot;;[$'Plan base'.$AA85]);&quot;&quot;)" office:value-type="string" office:string-value="1-Prove">
            <text:p>1-Prove</text:p>
          </table:table-cell>
          <table:table-cell table:formula="of:=IF(EXACT([$'Plan base'.$AB85];&quot;&quot;);&quot;&quot;;IF(EXACT([$'Plan base'.$Z85];1);CONCATENATE([$Valores.$B$16];&quot;-&quot;;[$'Plan base'.$AB85]);&quot;&quot;))" office:value-type="string" office:string-value="1-Activos depreciables móviles">
            <text:p>1-Activos depreciables móviles</text:p>
          </table:table-cell>
          <table:table-cell table:formula="of:=IF(EXACT([$'Plan base'.$Z85];1);[$'Plan base'.$AD85];&quot;&quot;)" office:value-type="string" office:string-value="Cuenta por pagar">
            <text:p>Cuenta por pagar</text:p>
          </table:table-cell>
          <table:table-cell table:formula="of:=IF(EXACT([$'Plan base'.$AE85];&quot;&quot;);&quot;&quot;;IF(EXACT([$'Plan base'.$Z85];1);[$'Plan base'.$AE85];&quot;&quot;))" office:value-type="string" office:string-value="CRC">
            <text:p>CRC</text:p>
          </table:table-cell>
          <table:table-cell table:formula="of:=IF(EXACT([$'Plan base'.$Z85];1);[$'Plan base'.$AF85];&quot;&quot;)" office:value-type="string" office:string-value="payable">
            <text:p>payable</text:p>
          </table:table-cell>
          <table:table-cell table:formula="of:=IF(EXACT([$'Plan base'.$Z85];1);[$'Plan base'.$AG85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86];1);CONCATENATE([$Valores.$B$16];&quot;-&quot;;[$'Plan base'.$V86]);&quot;&quot;)" office:value-type="string" office:string-value="1-211002">
            <text:p>1-211002</text:p>
          </table:table-cell>
          <table:table-cell table:formula="of:=IF(EXACT([$'Plan base'.$Z86];1);CONCATENATE([$Valores.$B$16];&quot;-&quot;;[$'Plan base'.$X86]);&quot;&quot;)" office:value-type="string" office:string-value="1-Cuentas por pagar a empleados">
            <text:p>1-Cuentas por pagar a empleados</text:p>
          </table:table-cell>
          <table:table-cell table:formula="of:=IF(EXACT([$'Plan base'.$Z86];1);CONCATENATE([$Valores.$B$16];&quot;-&quot;;[$'Plan base'.$AA86]);&quot;&quot;)" office:value-type="string" office:string-value="1-Emp">
            <text:p>1-Emp</text:p>
          </table:table-cell>
          <table:table-cell table:formula="of:=IF(EXACT([$'Plan base'.$AB86];&quot;&quot;);&quot;&quot;;IF(EXACT([$'Plan base'.$Z86];1);CONCATENATE([$Valores.$B$16];&quot;-&quot;;[$'Plan base'.$AB86]);&quot;&quot;))" office:value-type="string" office:string-value="1-Activos depreciables móviles">
            <text:p>1-Activos depreciables móviles</text:p>
          </table:table-cell>
          <table:table-cell table:formula="of:=IF(EXACT([$'Plan base'.$Z86];1);[$'Plan base'.$AD86];&quot;&quot;)" office:value-type="string" office:string-value="Cuenta por pagar">
            <text:p>Cuenta por pagar</text:p>
          </table:table-cell>
          <table:table-cell table:formula="of:=IF(EXACT([$'Plan base'.$AE86];&quot;&quot;);&quot;&quot;;IF(EXACT([$'Plan base'.$Z86];1);[$'Plan base'.$AE86];&quot;&quot;))" office:value-type="string" office:string-value="CRC">
            <text:p>CRC</text:p>
          </table:table-cell>
          <table:table-cell table:formula="of:=IF(EXACT([$'Plan base'.$Z86];1);[$'Plan base'.$AF86];&quot;&quot;)" office:value-type="string" office:string-value="payable">
            <text:p>payable</text:p>
          </table:table-cell>
          <table:table-cell table:formula="of:=IF(EXACT([$'Plan base'.$Z86];1);[$'Plan base'.$AG86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87];1);CONCATENATE([$Valores.$B$16];&quot;-&quot;;[$'Plan base'.$V87]);&quot;&quot;)" office:value-type="string" office:string-value="1-211003">
            <text:p>1-211003</text:p>
          </table:table-cell>
          <table:table-cell table:formula="of:=IF(EXACT([$'Plan base'.$Z87];1);CONCATENATE([$Valores.$B$16];&quot;-&quot;;[$'Plan base'.$X87]);&quot;&quot;)" office:value-type="string" office:string-value="1-Cuentas por pagar de provisiones">
            <text:p>1-Cuentas por pagar de provisiones</text:p>
          </table:table-cell>
          <table:table-cell table:formula="of:=IF(EXACT([$'Plan base'.$Z87];1);CONCATENATE([$Valores.$B$16];&quot;-&quot;;[$'Plan base'.$AA87]);&quot;&quot;)" office:value-type="string" office:string-value="1-Provi">
            <text:p>1-Provi</text:p>
          </table:table-cell>
          <table:table-cell table:formula="of:=IF(EXACT([$'Plan base'.$AB87];&quot;&quot;);&quot;&quot;;IF(EXACT([$'Plan base'.$Z87];1);CONCATENATE([$Valores.$B$16];&quot;-&quot;;[$'Plan base'.$AB87]);&quot;&quot;))" office:value-type="string" office:string-value="1-Activos depreciables móviles">
            <text:p>1-Activos depreciables móviles</text:p>
          </table:table-cell>
          <table:table-cell table:formula="of:=IF(EXACT([$'Plan base'.$Z87];1);[$'Plan base'.$AD87];&quot;&quot;)" office:value-type="string" office:string-value="Cuenta por pagar">
            <text:p>Cuenta por pagar</text:p>
          </table:table-cell>
          <table:table-cell table:formula="of:=IF(EXACT([$'Plan base'.$AE87];&quot;&quot;);&quot;&quot;;IF(EXACT([$'Plan base'.$Z87];1);[$'Plan base'.$AE87];&quot;&quot;))" office:value-type="string" office:string-value="CRC">
            <text:p>CRC</text:p>
          </table:table-cell>
          <table:table-cell table:formula="of:=IF(EXACT([$'Plan base'.$Z87];1);[$'Plan base'.$AF87];&quot;&quot;)" office:value-type="string" office:string-value="payable">
            <text:p>payable</text:p>
          </table:table-cell>
          <table:table-cell table:formula="of:=IF(EXACT([$'Plan base'.$Z87];1);[$'Plan base'.$AG87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88];1);CONCATENATE([$Valores.$B$16];&quot;-&quot;;[$'Plan base'.$V88]);&quot;&quot;)" office:value-type="string" office:string-value="1-211004">
            <text:p>1-211004</text:p>
          </table:table-cell>
          <table:table-cell table:formula="of:=IF(EXACT([$'Plan base'.$Z88];1);CONCATENATE([$Valores.$B$16];&quot;-&quot;;[$'Plan base'.$X88]);&quot;&quot;)" office:value-type="string" office:string-value="1-Cuentas por pagar a compañías relacionadas">
            <text:p>1-Cuentas por pagar a compañías relacionadas</text:p>
          </table:table-cell>
          <table:table-cell table:formula="of:=IF(EXACT([$'Plan base'.$Z88];1);CONCATENATE([$Valores.$B$16];&quot;-&quot;;[$'Plan base'.$AA88]);&quot;&quot;)" office:value-type="string" office:string-value="1-Rel">
            <text:p>1-Rel</text:p>
          </table:table-cell>
          <table:table-cell table:formula="of:=IF(EXACT([$'Plan base'.$AB88];&quot;&quot;);&quot;&quot;;IF(EXACT([$'Plan base'.$Z88];1);CONCATENATE([$Valores.$B$16];&quot;-&quot;;[$'Plan base'.$AB88]);&quot;&quot;))" office:value-type="string" office:string-value="1-Activos depreciables móviles">
            <text:p>1-Activos depreciables móviles</text:p>
          </table:table-cell>
          <table:table-cell table:formula="of:=IF(EXACT([$'Plan base'.$Z88];1);[$'Plan base'.$AD88];&quot;&quot;)" office:value-type="string" office:string-value="Cuenta por pagar">
            <text:p>Cuenta por pagar</text:p>
          </table:table-cell>
          <table:table-cell table:formula="of:=IF(EXACT([$'Plan base'.$AE88];&quot;&quot;);&quot;&quot;;IF(EXACT([$'Plan base'.$Z88];1);[$'Plan base'.$AE88];&quot;&quot;))" office:value-type="string" office:string-value="CRC">
            <text:p>CRC</text:p>
          </table:table-cell>
          <table:table-cell table:formula="of:=IF(EXACT([$'Plan base'.$Z88];1);[$'Plan base'.$AF88];&quot;&quot;)" office:value-type="string" office:string-value="payable">
            <text:p>payable</text:p>
          </table:table-cell>
          <table:table-cell table:formula="of:=IF(EXACT([$'Plan base'.$Z88];1);[$'Plan base'.$AG88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89];1);CONCATENATE([$Valores.$B$16];&quot;-&quot;;[$'Plan base'.$V89]);&quot;&quot;)" office:value-type="string" office:string-value="1-212000">
            <text:p>1-212000</text:p>
          </table:table-cell>
          <table:table-cell table:formula="of:=IF(EXACT([$'Plan base'.$Z89];1);CONCATENATE([$Valores.$B$16];&quot;-&quot;;[$'Plan base'.$X89]);&quot;&quot;)" office:value-type="string" office:string-value="1-Impuestos">
            <text:p>1-Impuestos</text:p>
          </table:table-cell>
          <table:table-cell table:formula="of:=IF(EXACT([$'Plan base'.$Z89];1);CONCATENATE([$Valores.$B$16];&quot;-&quot;;[$'Plan base'.$AA89]);&quot;&quot;)" office:value-type="string" office:string-value="1-CxP">
            <text:p>1-CxP</text:p>
          </table:table-cell>
          <table:table-cell table:formula="of:=IF(EXACT([$'Plan base'.$AB89];&quot;&quot;);&quot;&quot;;IF(EXACT([$'Plan base'.$Z89];1);CONCATENATE([$Valores.$B$16];&quot;-&quot;;[$'Plan base'.$AB89]);&quot;&quot;))" office:value-type="string" office:string-value="1-Pasivo circulante">
            <text:p>1-Pasivo circulante</text:p>
          </table:table-cell>
          <table:table-cell table:formula="of:=IF(EXACT([$'Plan base'.$Z89];1);[$'Plan base'.$AD89];&quot;&quot;)" office:value-type="string" office:string-value="Vista">
            <text:p>Vista</text:p>
          </table:table-cell>
          <table:table-cell table:formula="of:=IF(EXACT([$'Plan base'.$AE89];&quot;&quot;);&quot;&quot;;IF(EXACT([$'Plan base'.$Z89];1);[$'Plan base'.$AE89];&quot;&quot;))" office:value-type="string" office:string-value="CRC">
            <text:p>CRC</text:p>
          </table:table-cell>
          <table:table-cell table:formula="of:=IF(EXACT([$'Plan base'.$Z89];1);[$'Plan base'.$AF89];&quot;&quot;)" office:value-type="string" office:string-value="view">
            <text:p>view</text:p>
          </table:table-cell>
          <table:table-cell table:formula="of:=IF(EXACT([$'Plan base'.$Z89];1);[$'Plan base'.$AG8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90];1);CONCATENATE([$Valores.$B$16];&quot;-&quot;;[$'Plan base'.$V90]);&quot;&quot;)" office:value-type="string" office:string-value="1-212100">
            <text:p>1-212100</text:p>
          </table:table-cell>
          <table:table-cell table:formula="of:=IF(EXACT([$'Plan base'.$Z90];1);CONCATENATE([$Valores.$B$16];&quot;-&quot;;[$'Plan base'.$X90]);&quot;&quot;)" office:value-type="string" office:string-value="1-Impuesto de ventas">
            <text:p>1-Impuesto de ventas</text:p>
          </table:table-cell>
          <table:table-cell table:formula="of:=IF(EXACT([$'Plan base'.$Z90];1);CONCATENATE([$Valores.$B$16];&quot;-&quot;;[$'Plan base'.$AA90]);&quot;&quot;)" office:value-type="string" office:string-value="1-IV">
            <text:p>1-IV</text:p>
          </table:table-cell>
          <table:table-cell table:formula="of:=IF(EXACT([$'Plan base'.$AB90];&quot;&quot;);&quot;&quot;;IF(EXACT([$'Plan base'.$Z90];1);CONCATENATE([$Valores.$B$16];&quot;-&quot;;[$'Plan base'.$AB90]);&quot;&quot;))" office:value-type="string" office:string-value="1-Impuestos">
            <text:p>1-Impuestos</text:p>
          </table:table-cell>
          <table:table-cell table:formula="of:=IF(EXACT([$'Plan base'.$Z90];1);[$'Plan base'.$AD90];&quot;&quot;)" office:value-type="string" office:string-value="Vista">
            <text:p>Vista</text:p>
          </table:table-cell>
          <table:table-cell table:formula="of:=IF(EXACT([$'Plan base'.$AE90];&quot;&quot;);&quot;&quot;;IF(EXACT([$'Plan base'.$Z90];1);[$'Plan base'.$AE90];&quot;&quot;))" office:value-type="string" office:string-value="CRC">
            <text:p>CRC</text:p>
          </table:table-cell>
          <table:table-cell table:formula="of:=IF(EXACT([$'Plan base'.$Z90];1);[$'Plan base'.$AF90];&quot;&quot;)" office:value-type="string" office:string-value="view">
            <text:p>view</text:p>
          </table:table-cell>
          <table:table-cell table:formula="of:=IF(EXACT([$'Plan base'.$Z90];1);[$'Plan base'.$AG9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91];1);CONCATENATE([$Valores.$B$16];&quot;-&quot;;[$'Plan base'.$V91]);&quot;&quot;)" office:value-type="string" office:string-value="1-212101">
            <text:p>1-212101</text:p>
          </table:table-cell>
          <table:table-cell table:formula="of:=IF(EXACT([$'Plan base'.$Z91];1);CONCATENATE([$Valores.$B$16];&quot;-&quot;;[$'Plan base'.$X91]);&quot;&quot;)" office:value-type="string" office:string-value="1-Impuesto de ventas por pagar">
            <text:p>1-Impuesto de ventas por pagar</text:p>
          </table:table-cell>
          <table:table-cell table:formula="of:=IF(EXACT([$'Plan base'.$Z91];1);CONCATENATE([$Valores.$B$16];&quot;-&quot;;[$'Plan base'.$AA91]);&quot;&quot;)" office:value-type="string" office:string-value="1-IVxP">
            <text:p>1-IVxP</text:p>
          </table:table-cell>
          <table:table-cell table:formula="of:=IF(EXACT([$'Plan base'.$AB91];&quot;&quot;);&quot;&quot;;IF(EXACT([$'Plan base'.$Z91];1);CONCATENATE([$Valores.$B$16];&quot;-&quot;;[$'Plan base'.$AB91]);&quot;&quot;))" office:value-type="string" office:string-value="1-Activos depreciables móviles">
            <text:p>1-Activos depreciables móviles</text:p>
          </table:table-cell>
          <table:table-cell table:formula="of:=IF(EXACT([$'Plan base'.$Z91];1);[$'Plan base'.$AD91];&quot;&quot;)" office:value-type="string" office:string-value="Impuesto">
            <text:p>Impuesto</text:p>
          </table:table-cell>
          <table:table-cell table:formula="of:=IF(EXACT([$'Plan base'.$AE91];&quot;&quot;);&quot;&quot;;IF(EXACT([$'Plan base'.$Z91];1);[$'Plan base'.$AE91];&quot;&quot;))" office:value-type="string" office:string-value="CRC">
            <text:p>CRC</text:p>
          </table:table-cell>
          <table:table-cell table:formula="of:=IF(EXACT([$'Plan base'.$Z91];1);[$'Plan base'.$AF91];&quot;&quot;)" office:value-type="string" office:string-value="payable">
            <text:p>payable</text:p>
          </table:table-cell>
          <table:table-cell table:formula="of:=IF(EXACT([$'Plan base'.$Z91];1);[$'Plan base'.$AG91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92];1);CONCATENATE([$Valores.$B$16];&quot;-&quot;;[$'Plan base'.$V92]);&quot;&quot;)" office:value-type="string" office:string-value="1-212102">
            <text:p>1-212102</text:p>
          </table:table-cell>
          <table:table-cell table:formula="of:=IF(EXACT([$'Plan base'.$Z92];1);CONCATENATE([$Valores.$B$16];&quot;-&quot;;[$'Plan base'.$X92]);&quot;&quot;)" office:value-type="string" office:string-value="1-Impuesto de ventas pagado">
            <text:p>1-Impuesto de ventas pagado</text:p>
          </table:table-cell>
          <table:table-cell table:formula="of:=IF(EXACT([$'Plan base'.$Z92];1);CONCATENATE([$Valores.$B$16];&quot;-&quot;;[$'Plan base'.$AA92]);&quot;&quot;)" office:value-type="string" office:string-value="1-IVPag">
            <text:p>1-IVPag</text:p>
          </table:table-cell>
          <table:table-cell table:formula="of:=IF(EXACT([$'Plan base'.$AB92];&quot;&quot;);&quot;&quot;;IF(EXACT([$'Plan base'.$Z92];1);CONCATENATE([$Valores.$B$16];&quot;-&quot;;[$'Plan base'.$AB92]);&quot;&quot;))" office:value-type="string" office:string-value="1-Activos depreciables móviles">
            <text:p>1-Activos depreciables móviles</text:p>
          </table:table-cell>
          <table:table-cell table:formula="of:=IF(EXACT([$'Plan base'.$Z92];1);[$'Plan base'.$AD92];&quot;&quot;)" office:value-type="string" office:string-value="Impuesto">
            <text:p>Impuesto</text:p>
          </table:table-cell>
          <table:table-cell table:formula="of:=IF(EXACT([$'Plan base'.$AE92];&quot;&quot;);&quot;&quot;;IF(EXACT([$'Plan base'.$Z92];1);[$'Plan base'.$AE92];&quot;&quot;))" office:value-type="string" office:string-value="CRC">
            <text:p>CRC</text:p>
          </table:table-cell>
          <table:table-cell table:formula="of:=IF(EXACT([$'Plan base'.$Z92];1);[$'Plan base'.$AF92];&quot;&quot;)" office:value-type="string" office:string-value="payable">
            <text:p>payable</text:p>
          </table:table-cell>
          <table:table-cell table:formula="of:=IF(EXACT([$'Plan base'.$Z92];1);[$'Plan base'.$AG92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93];1);CONCATENATE([$Valores.$B$16];&quot;-&quot;;[$'Plan base'.$V93]);&quot;&quot;)" office:value-type="string" office:string-value="1-212200">
            <text:p>1-212200</text:p>
          </table:table-cell>
          <table:table-cell table:formula="of:=IF(EXACT([$'Plan base'.$Z93];1);CONCATENATE([$Valores.$B$16];&quot;-&quot;;[$'Plan base'.$X93]);&quot;&quot;)" office:value-type="string" office:string-value="1-Impuesto de renta">
            <text:p>1-Impuesto de renta</text:p>
          </table:table-cell>
          <table:table-cell table:formula="of:=IF(EXACT([$'Plan base'.$Z93];1);CONCATENATE([$Valores.$B$16];&quot;-&quot;;[$'Plan base'.$AA93]);&quot;&quot;)" office:value-type="string" office:string-value="1-IR">
            <text:p>1-IR</text:p>
          </table:table-cell>
          <table:table-cell table:formula="of:=IF(EXACT([$'Plan base'.$AB93];&quot;&quot;);&quot;&quot;;IF(EXACT([$'Plan base'.$Z93];1);CONCATENATE([$Valores.$B$16];&quot;-&quot;;[$'Plan base'.$AB93]);&quot;&quot;))" office:value-type="string" office:string-value="1-Impuestos">
            <text:p>1-Impuestos</text:p>
          </table:table-cell>
          <table:table-cell table:formula="of:=IF(EXACT([$'Plan base'.$Z93];1);[$'Plan base'.$AD93];&quot;&quot;)" office:value-type="string" office:string-value="Vista">
            <text:p>Vista</text:p>
          </table:table-cell>
          <table:table-cell table:formula="of:=IF(EXACT([$'Plan base'.$AE93];&quot;&quot;);&quot;&quot;;IF(EXACT([$'Plan base'.$Z93];1);[$'Plan base'.$AE93];&quot;&quot;))" office:value-type="string" office:string-value="CRC">
            <text:p>CRC</text:p>
          </table:table-cell>
          <table:table-cell table:formula="of:=IF(EXACT([$'Plan base'.$Z93];1);[$'Plan base'.$AF93];&quot;&quot;)" office:value-type="string" office:string-value="view">
            <text:p>view</text:p>
          </table:table-cell>
          <table:table-cell table:formula="of:=IF(EXACT([$'Plan base'.$Z93];1);[$'Plan base'.$AG9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94];1);CONCATENATE([$Valores.$B$16];&quot;-&quot;;[$'Plan base'.$V94]);&quot;&quot;)" office:value-type="string" office:string-value="1-212201">
            <text:p>1-212201</text:p>
          </table:table-cell>
          <table:table-cell table:formula="of:=IF(EXACT([$'Plan base'.$Z94];1);CONCATENATE([$Valores.$B$16];&quot;-&quot;;[$'Plan base'.$X94]);&quot;&quot;)" office:value-type="string" office:string-value="1-Impuesto de renta por pagar">
            <text:p>1-Impuesto de renta por pagar</text:p>
          </table:table-cell>
          <table:table-cell table:formula="of:=IF(EXACT([$'Plan base'.$Z94];1);CONCATENATE([$Valores.$B$16];&quot;-&quot;;[$'Plan base'.$AA94]);&quot;&quot;)" office:value-type="string" office:string-value="1-IRxP">
            <text:p>1-IRxP</text:p>
          </table:table-cell>
          <table:table-cell table:formula="of:=IF(EXACT([$'Plan base'.$AB94];&quot;&quot;);&quot;&quot;;IF(EXACT([$'Plan base'.$Z94];1);CONCATENATE([$Valores.$B$16];&quot;-&quot;;[$'Plan base'.$AB94]);&quot;&quot;))" office:value-type="string" office:string-value="1-Activos depreciables móviles">
            <text:p>1-Activos depreciables móviles</text:p>
          </table:table-cell>
          <table:table-cell table:formula="of:=IF(EXACT([$'Plan base'.$Z94];1);[$'Plan base'.$AD94];&quot;&quot;)" office:value-type="string" office:string-value="Impuesto">
            <text:p>Impuesto</text:p>
          </table:table-cell>
          <table:table-cell table:formula="of:=IF(EXACT([$'Plan base'.$AE94];&quot;&quot;);&quot;&quot;;IF(EXACT([$'Plan base'.$Z94];1);[$'Plan base'.$AE94];&quot;&quot;))" office:value-type="string" office:string-value="CRC">
            <text:p>CRC</text:p>
          </table:table-cell>
          <table:table-cell table:formula="of:=IF(EXACT([$'Plan base'.$Z94];1);[$'Plan base'.$AF94];&quot;&quot;)" office:value-type="string" office:string-value="payable">
            <text:p>payable</text:p>
          </table:table-cell>
          <table:table-cell table:formula="of:=IF(EXACT([$'Plan base'.$Z94];1);[$'Plan base'.$AG94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95];1);CONCATENATE([$Valores.$B$16];&quot;-&quot;;[$'Plan base'.$V95]);&quot;&quot;)" office:value-type="string" office:string-value="1-212202">
            <text:p>1-212202</text:p>
          </table:table-cell>
          <table:table-cell table:formula="of:=IF(EXACT([$'Plan base'.$Z95];1);CONCATENATE([$Valores.$B$16];&quot;-&quot;;[$'Plan base'.$X95]);&quot;&quot;)" office:value-type="string" office:string-value="1-Adelantos de impuesto de renta">
            <text:p>1-Adelantos de impuesto de renta</text:p>
          </table:table-cell>
          <table:table-cell table:formula="of:=IF(EXACT([$'Plan base'.$Z95];1);CONCATENATE([$Valores.$B$16];&quot;-&quot;;[$'Plan base'.$AA95]);&quot;&quot;)" office:value-type="string" office:string-value="1-AdIR">
            <text:p>1-AdIR</text:p>
          </table:table-cell>
          <table:table-cell table:formula="of:=IF(EXACT([$'Plan base'.$AB95];&quot;&quot;);&quot;&quot;;IF(EXACT([$'Plan base'.$Z95];1);CONCATENATE([$Valores.$B$16];&quot;-&quot;;[$'Plan base'.$AB95]);&quot;&quot;))" office:value-type="string" office:string-value="1-Activos depreciables móviles">
            <text:p>1-Activos depreciables móviles</text:p>
          </table:table-cell>
          <table:table-cell table:formula="of:=IF(EXACT([$'Plan base'.$Z95];1);[$'Plan base'.$AD95];&quot;&quot;)" office:value-type="string" office:string-value="Impuesto">
            <text:p>Impuesto</text:p>
          </table:table-cell>
          <table:table-cell table:formula="of:=IF(EXACT([$'Plan base'.$AE95];&quot;&quot;);&quot;&quot;;IF(EXACT([$'Plan base'.$Z95];1);[$'Plan base'.$AE95];&quot;&quot;))" office:value-type="string" office:string-value="CRC">
            <text:p>CRC</text:p>
          </table:table-cell>
          <table:table-cell table:formula="of:=IF(EXACT([$'Plan base'.$Z95];1);[$'Plan base'.$AF95];&quot;&quot;)" office:value-type="string" office:string-value="payable">
            <text:p>payable</text:p>
          </table:table-cell>
          <table:table-cell table:formula="of:=IF(EXACT([$'Plan base'.$Z95];1);[$'Plan base'.$AG95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96];1);CONCATENATE([$Valores.$B$16];&quot;-&quot;;[$'Plan base'.$V96]);&quot;&quot;)" office:value-type="string" office:string-value="1-212203">
            <text:p>1-212203</text:p>
          </table:table-cell>
          <table:table-cell table:formula="of:=IF(EXACT([$'Plan base'.$Z96];1);CONCATENATE([$Valores.$B$16];&quot;-&quot;;[$'Plan base'.$X96]);&quot;&quot;)" office:value-type="string" office:string-value="1-Retenciones de impuesto de renta">
            <text:p>1-Retenciones de impuesto de renta</text:p>
          </table:table-cell>
          <table:table-cell table:formula="of:=IF(EXACT([$'Plan base'.$Z96];1);CONCATENATE([$Valores.$B$16];&quot;-&quot;;[$'Plan base'.$AA96]);&quot;&quot;)" office:value-type="string" office:string-value="1-RetIR">
            <text:p>1-RetIR</text:p>
          </table:table-cell>
          <table:table-cell table:formula="of:=IF(EXACT([$'Plan base'.$AB96];&quot;&quot;);&quot;&quot;;IF(EXACT([$'Plan base'.$Z96];1);CONCATENATE([$Valores.$B$16];&quot;-&quot;;[$'Plan base'.$AB96]);&quot;&quot;))" office:value-type="string" office:string-value="1-Activos depreciables móviles">
            <text:p>1-Activos depreciables móviles</text:p>
          </table:table-cell>
          <table:table-cell table:formula="of:=IF(EXACT([$'Plan base'.$Z96];1);[$'Plan base'.$AD96];&quot;&quot;)" office:value-type="string" office:string-value="Impuesto">
            <text:p>Impuesto</text:p>
          </table:table-cell>
          <table:table-cell table:formula="of:=IF(EXACT([$'Plan base'.$AE96];&quot;&quot;);&quot;&quot;;IF(EXACT([$'Plan base'.$Z96];1);[$'Plan base'.$AE96];&quot;&quot;))" office:value-type="string" office:string-value="CRC">
            <text:p>CRC</text:p>
          </table:table-cell>
          <table:table-cell table:formula="of:=IF(EXACT([$'Plan base'.$Z96];1);[$'Plan base'.$AF96];&quot;&quot;)" office:value-type="string" office:string-value="payable">
            <text:p>payable</text:p>
          </table:table-cell>
          <table:table-cell table:formula="of:=IF(EXACT([$'Plan base'.$Z96];1);[$'Plan base'.$AG96];&quot;&quot;)" office:value-type="string" office:string-value="True">
            <text:p>True</text:p>
          </table:table-cell>
        </table:table-row>
        <table:table-row table:style-name="ro4">
          <table:table-cell table:formula="of:=IF(EXACT([$'Plan base'.$Z97];1);CONCATENATE([$Valores.$B$16];&quot;-&quot;;[$'Plan base'.$V97]);&quot;&quot;)" office:value-type="string" office:string-value="1-300000">
            <text:p>1-300000</text:p>
          </table:table-cell>
          <table:table-cell table:formula="of:=IF(EXACT([$'Plan base'.$Z97];1);CONCATENATE([$Valores.$B$16];&quot;-&quot;;[$'Plan base'.$X97]);&quot;&quot;)" office:value-type="string" office:string-value="1-Patrimonio">
            <text:p>1-Patrimonio</text:p>
          </table:table-cell>
          <table:table-cell table:formula="of:=IF(EXACT([$'Plan base'.$Z97];1);CONCATENATE([$Valores.$B$16];&quot;-&quot;;[$'Plan base'.$AA97]);&quot;&quot;)" office:value-type="string" office:string-value="1-Pa">
            <text:p>1-Pa</text:p>
          </table:table-cell>
          <table:table-cell table:formula="of:=IF(EXACT([$'Plan base'.$AB97];&quot;&quot;);&quot;&quot;;IF(EXACT([$'Plan base'.$Z97];1);CONCATENATE([$Valores.$B$16];&quot;-&quot;;[$'Plan base'.$AB97]);&quot;&quot;))" office:value-type="string" office:string-value="1-Plan Contable">
            <text:p>1-Plan Contable</text:p>
          </table:table-cell>
          <table:table-cell table:formula="of:=IF(EXACT([$'Plan base'.$Z97];1);[$'Plan base'.$AD97];&quot;&quot;)" office:value-type="string" office:string-value="Vista">
            <text:p>Vista</text:p>
          </table:table-cell>
          <table:table-cell table:formula="of:=IF(EXACT([$'Plan base'.$AE97];&quot;&quot;);&quot;&quot;;IF(EXACT([$'Plan base'.$Z97];1);[$'Plan base'.$AE97];&quot;&quot;))" office:value-type="string" office:string-value="CRC">
            <text:p>CRC</text:p>
          </table:table-cell>
          <table:table-cell table:formula="of:=IF(EXACT([$'Plan base'.$Z97];1);[$'Plan base'.$AF97];&quot;&quot;)" office:value-type="string" office:string-value="view">
            <text:p>view</text:p>
          </table:table-cell>
          <table:table-cell table:formula="of:=IF(EXACT([$'Plan base'.$Z97];1);[$'Plan base'.$AG9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98];1);CONCATENATE([$Valores.$B$16];&quot;-&quot;;[$'Plan base'.$V98]);&quot;&quot;)" office:value-type="string" office:string-value="1-310000">
            <text:p>1-310000</text:p>
          </table:table-cell>
          <table:table-cell table:formula="of:=IF(EXACT([$'Plan base'.$Z98];1);CONCATENATE([$Valores.$B$16];&quot;-&quot;;[$'Plan base'.$X98]);&quot;&quot;)" office:value-type="string" office:string-value="1-Capital social">
            <text:p>1-Capital social</text:p>
          </table:table-cell>
          <table:table-cell table:formula="of:=IF(EXACT([$'Plan base'.$Z98];1);CONCATENATE([$Valores.$B$16];&quot;-&quot;;[$'Plan base'.$AA98]);&quot;&quot;)" office:value-type="string" office:string-value="1-CS">
            <text:p>1-CS</text:p>
          </table:table-cell>
          <table:table-cell table:formula="of:=IF(EXACT([$'Plan base'.$AB98];&quot;&quot;);&quot;&quot;;IF(EXACT([$'Plan base'.$Z98];1);CONCATENATE([$Valores.$B$16];&quot;-&quot;;[$'Plan base'.$AB98]);&quot;&quot;))" office:value-type="string" office:string-value="1-Patrimonio">
            <text:p>1-Patrimonio</text:p>
          </table:table-cell>
          <table:table-cell table:formula="of:=IF(EXACT([$'Plan base'.$Z98];1);[$'Plan base'.$AD98];&quot;&quot;)" office:value-type="string" office:string-value="Vista">
            <text:p>Vista</text:p>
          </table:table-cell>
          <table:table-cell table:formula="of:=IF(EXACT([$'Plan base'.$AE98];&quot;&quot;);&quot;&quot;;IF(EXACT([$'Plan base'.$Z98];1);[$'Plan base'.$AE98];&quot;&quot;))" office:value-type="string" office:string-value="CRC">
            <text:p>CRC</text:p>
          </table:table-cell>
          <table:table-cell table:formula="of:=IF(EXACT([$'Plan base'.$Z98];1);[$'Plan base'.$AF98];&quot;&quot;)" office:value-type="string" office:string-value="view">
            <text:p>view</text:p>
          </table:table-cell>
          <table:table-cell table:formula="of:=IF(EXACT([$'Plan base'.$Z98];1);[$'Plan base'.$AG9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99];1);CONCATENATE([$Valores.$B$16];&quot;-&quot;;[$'Plan base'.$V99]);&quot;&quot;)" office:value-type="string" office:string-value="1-310001">
            <text:p>1-310001</text:p>
          </table:table-cell>
          <table:table-cell table:formula="of:=IF(EXACT([$'Plan base'.$Z99];1);CONCATENATE([$Valores.$B$16];&quot;-&quot;;[$'Plan base'.$X99]);&quot;&quot;)" office:value-type="string" office:string-value="1-Socio 1">
            <text:p>1-Socio 1</text:p>
          </table:table-cell>
          <table:table-cell table:formula="of:=IF(EXACT([$'Plan base'.$Z99];1);CONCATENATE([$Valores.$B$16];&quot;-&quot;;[$'Plan base'.$AA99]);&quot;&quot;)" office:value-type="string" office:string-value="1-CRVE">
            <text:p>1-CRVE</text:p>
          </table:table-cell>
          <table:table-cell table:formula="of:=IF(EXACT([$'Plan base'.$AB99];&quot;&quot;);&quot;&quot;;IF(EXACT([$'Plan base'.$Z99];1);CONCATENATE([$Valores.$B$16];&quot;-&quot;;[$'Plan base'.$AB99]);&quot;&quot;))" office:value-type="string" office:string-value="1-Activos depreciables móviles">
            <text:p>1-Activos depreciables móviles</text:p>
          </table:table-cell>
          <table:table-cell table:formula="of:=IF(EXACT([$'Plan base'.$Z99];1);[$'Plan base'.$AD99];&quot;&quot;)" office:value-type="string" office:string-value="Patrimonio">
            <text:p>Patrimonio</text:p>
          </table:table-cell>
          <table:table-cell table:formula="of:=IF(EXACT([$'Plan base'.$AE99];&quot;&quot;);&quot;&quot;;IF(EXACT([$'Plan base'.$Z99];1);[$'Plan base'.$AE99];&quot;&quot;))" office:value-type="string" office:string-value="CRC">
            <text:p>CRC</text:p>
          </table:table-cell>
          <table:table-cell table:formula="of:=IF(EXACT([$'Plan base'.$Z99];1);[$'Plan base'.$AF99];&quot;&quot;)" office:value-type="string" office:string-value="other">
            <text:p>other</text:p>
          </table:table-cell>
          <table:table-cell table:formula="of:=IF(EXACT([$'Plan base'.$Z99];1);[$'Plan base'.$AG9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0];1);CONCATENATE([$Valores.$B$16];&quot;-&quot;;[$'Plan base'.$V100]);&quot;&quot;)" office:value-type="string" office:string-value="1-320000">
            <text:p>1-320000</text:p>
          </table:table-cell>
          <table:table-cell table:formula="of:=IF(EXACT([$'Plan base'.$Z100];1);CONCATENATE([$Valores.$B$16];&quot;-&quot;;[$'Plan base'.$X100]);&quot;&quot;)" office:value-type="string" office:string-value="1-Reserva legal">
            <text:p>1-Reserva legal</text:p>
          </table:table-cell>
          <table:table-cell table:formula="of:=IF(EXACT([$'Plan base'.$Z100];1);CONCATENATE([$Valores.$B$16];&quot;-&quot;;[$'Plan base'.$AA100]);&quot;&quot;)" office:value-type="string" office:string-value="1-RL">
            <text:p>1-RL</text:p>
          </table:table-cell>
          <table:table-cell table:formula="of:=IF(EXACT([$'Plan base'.$AB100];&quot;&quot;);&quot;&quot;;IF(EXACT([$'Plan base'.$Z100];1);CONCATENATE([$Valores.$B$16];&quot;-&quot;;[$'Plan base'.$AB100]);&quot;&quot;))" office:value-type="string" office:string-value="1-Patrimonio">
            <text:p>1-Patrimonio</text:p>
          </table:table-cell>
          <table:table-cell table:formula="of:=IF(EXACT([$'Plan base'.$Z100];1);[$'Plan base'.$AD100];&quot;&quot;)" office:value-type="string" office:string-value="Vista">
            <text:p>Vista</text:p>
          </table:table-cell>
          <table:table-cell table:formula="of:=IF(EXACT([$'Plan base'.$AE100];&quot;&quot;);&quot;&quot;;IF(EXACT([$'Plan base'.$Z100];1);[$'Plan base'.$AE100];&quot;&quot;))" office:value-type="string" office:string-value="CRC">
            <text:p>CRC</text:p>
          </table:table-cell>
          <table:table-cell table:formula="of:=IF(EXACT([$'Plan base'.$Z100];1);[$'Plan base'.$AF100];&quot;&quot;)" office:value-type="string" office:string-value="view">
            <text:p>view</text:p>
          </table:table-cell>
          <table:table-cell table:formula="of:=IF(EXACT([$'Plan base'.$Z100];1);[$'Plan base'.$AG10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1];1);CONCATENATE([$Valores.$B$16];&quot;-&quot;;[$'Plan base'.$V101]);&quot;&quot;)" office:value-type="string" office:string-value="1-320001">
            <text:p>1-320001</text:p>
          </table:table-cell>
          <table:table-cell table:formula="of:=IF(EXACT([$'Plan base'.$Z101];1);CONCATENATE([$Valores.$B$16];&quot;-&quot;;[$'Plan base'.$X101]);&quot;&quot;)" office:value-type="string" office:string-value="1-Reserva legal">
            <text:p>1-Reserva legal</text:p>
          </table:table-cell>
          <table:table-cell table:formula="of:=IF(EXACT([$'Plan base'.$Z101];1);CONCATENATE([$Valores.$B$16];&quot;-&quot;;[$'Plan base'.$AA101]);&quot;&quot;)" office:value-type="string" office:string-value="1-RL">
            <text:p>1-RL</text:p>
          </table:table-cell>
          <table:table-cell table:formula="of:=IF(EXACT([$'Plan base'.$AB101];&quot;&quot;);&quot;&quot;;IF(EXACT([$'Plan base'.$Z101];1);CONCATENATE([$Valores.$B$16];&quot;-&quot;;[$'Plan base'.$AB101]);&quot;&quot;))" office:value-type="string" office:string-value="1-Activos depreciables móviles">
            <text:p>1-Activos depreciables móviles</text:p>
          </table:table-cell>
          <table:table-cell table:formula="of:=IF(EXACT([$'Plan base'.$Z101];1);[$'Plan base'.$AD101];&quot;&quot;)" office:value-type="string" office:string-value="Patrimonio">
            <text:p>Patrimonio</text:p>
          </table:table-cell>
          <table:table-cell table:formula="of:=IF(EXACT([$'Plan base'.$AE101];&quot;&quot;);&quot;&quot;;IF(EXACT([$'Plan base'.$Z101];1);[$'Plan base'.$AE101];&quot;&quot;))" office:value-type="string" office:string-value="CRC">
            <text:p>CRC</text:p>
          </table:table-cell>
          <table:table-cell table:formula="of:=IF(EXACT([$'Plan base'.$Z101];1);[$'Plan base'.$AF101];&quot;&quot;)" office:value-type="string" office:string-value="other">
            <text:p>other</text:p>
          </table:table-cell>
          <table:table-cell table:formula="of:=IF(EXACT([$'Plan base'.$Z101];1);[$'Plan base'.$AG10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2];1);CONCATENATE([$Valores.$B$16];&quot;-&quot;;[$'Plan base'.$V102]);&quot;&quot;)" office:value-type="string" office:string-value="1-330000">
            <text:p>1-330000</text:p>
          </table:table-cell>
          <table:table-cell table:formula="of:=IF(EXACT([$'Plan base'.$Z102];1);CONCATENATE([$Valores.$B$16];&quot;-&quot;;[$'Plan base'.$X102]);&quot;&quot;)" office:value-type="string" office:string-value="1-Otras reservas">
            <text:p>1-Otras reservas</text:p>
          </table:table-cell>
          <table:table-cell table:formula="of:=IF(EXACT([$'Plan base'.$Z102];1);CONCATENATE([$Valores.$B$16];&quot;-&quot;;[$'Plan base'.$AA102]);&quot;&quot;)" office:value-type="string" office:string-value="1-OR">
            <text:p>1-OR</text:p>
          </table:table-cell>
          <table:table-cell table:formula="of:=IF(EXACT([$'Plan base'.$AB102];&quot;&quot;);&quot;&quot;;IF(EXACT([$'Plan base'.$Z102];1);CONCATENATE([$Valores.$B$16];&quot;-&quot;;[$'Plan base'.$AB102]);&quot;&quot;))" office:value-type="string" office:string-value="1-Patrimonio">
            <text:p>1-Patrimonio</text:p>
          </table:table-cell>
          <table:table-cell table:formula="of:=IF(EXACT([$'Plan base'.$Z102];1);[$'Plan base'.$AD102];&quot;&quot;)" office:value-type="string" office:string-value="Vista">
            <text:p>Vista</text:p>
          </table:table-cell>
          <table:table-cell table:formula="of:=IF(EXACT([$'Plan base'.$AE102];&quot;&quot;);&quot;&quot;;IF(EXACT([$'Plan base'.$Z102];1);[$'Plan base'.$AE102];&quot;&quot;))" office:value-type="string" office:string-value="CRC">
            <text:p>CRC</text:p>
          </table:table-cell>
          <table:table-cell table:formula="of:=IF(EXACT([$'Plan base'.$Z102];1);[$'Plan base'.$AF102];&quot;&quot;)" office:value-type="string" office:string-value="view">
            <text:p>view</text:p>
          </table:table-cell>
          <table:table-cell table:formula="of:=IF(EXACT([$'Plan base'.$Z102];1);[$'Plan base'.$AG10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3];1);CONCATENATE([$Valores.$B$16];&quot;-&quot;;[$'Plan base'.$V103]);&quot;&quot;)" office:value-type="string" office:string-value="1-330001">
            <text:p>1-330001</text:p>
          </table:table-cell>
          <table:table-cell table:formula="of:=IF(EXACT([$'Plan base'.$Z103];1);CONCATENATE([$Valores.$B$16];&quot;-&quot;;[$'Plan base'.$X103]);&quot;&quot;)" office:value-type="string" office:string-value="1-Reserva para mejoras">
            <text:p>1-Reserva para mejoras</text:p>
          </table:table-cell>
          <table:table-cell table:formula="of:=IF(EXACT([$'Plan base'.$Z103];1);CONCATENATE([$Valores.$B$16];&quot;-&quot;;[$'Plan base'.$AA103]);&quot;&quot;)" office:value-type="string" office:string-value="1-Mej">
            <text:p>1-Mej</text:p>
          </table:table-cell>
          <table:table-cell table:formula="of:=IF(EXACT([$'Plan base'.$AB103];&quot;&quot;);&quot;&quot;;IF(EXACT([$'Plan base'.$Z103];1);CONCATENATE([$Valores.$B$16];&quot;-&quot;;[$'Plan base'.$AB103]);&quot;&quot;))" office:value-type="string" office:string-value="1-Activos depreciables móviles">
            <text:p>1-Activos depreciables móviles</text:p>
          </table:table-cell>
          <table:table-cell table:formula="of:=IF(EXACT([$'Plan base'.$Z103];1);[$'Plan base'.$AD103];&quot;&quot;)" office:value-type="string" office:string-value="Patrimonio">
            <text:p>Patrimonio</text:p>
          </table:table-cell>
          <table:table-cell table:formula="of:=IF(EXACT([$'Plan base'.$AE103];&quot;&quot;);&quot;&quot;;IF(EXACT([$'Plan base'.$Z103];1);[$'Plan base'.$AE103];&quot;&quot;))" office:value-type="string" office:string-value="CRC">
            <text:p>CRC</text:p>
          </table:table-cell>
          <table:table-cell table:formula="of:=IF(EXACT([$'Plan base'.$Z103];1);[$'Plan base'.$AF103];&quot;&quot;)" office:value-type="string" office:string-value="other">
            <text:p>other</text:p>
          </table:table-cell>
          <table:table-cell table:formula="of:=IF(EXACT([$'Plan base'.$Z103];1);[$'Plan base'.$AG10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4];1);CONCATENATE([$Valores.$B$16];&quot;-&quot;;[$'Plan base'.$V104]);&quot;&quot;)" office:value-type="string" office:string-value="1-330002">
            <text:p>1-330002</text:p>
          </table:table-cell>
          <table:table-cell table:formula="of:=IF(EXACT([$'Plan base'.$Z104];1);CONCATENATE([$Valores.$B$16];&quot;-&quot;;[$'Plan base'.$X104]);&quot;&quot;)" office:value-type="string" office:string-value="1-Reserva para proyectos">
            <text:p>1-Reserva para proyectos</text:p>
          </table:table-cell>
          <table:table-cell table:formula="of:=IF(EXACT([$'Plan base'.$Z104];1);CONCATENATE([$Valores.$B$16];&quot;-&quot;;[$'Plan base'.$AA104]);&quot;&quot;)" office:value-type="string" office:string-value="1-Pro">
            <text:p>1-Pro</text:p>
          </table:table-cell>
          <table:table-cell table:formula="of:=IF(EXACT([$'Plan base'.$AB104];&quot;&quot;);&quot;&quot;;IF(EXACT([$'Plan base'.$Z104];1);CONCATENATE([$Valores.$B$16];&quot;-&quot;;[$'Plan base'.$AB104]);&quot;&quot;))" office:value-type="string" office:string-value="1-Activos depreciables móviles">
            <text:p>1-Activos depreciables móviles</text:p>
          </table:table-cell>
          <table:table-cell table:formula="of:=IF(EXACT([$'Plan base'.$Z104];1);[$'Plan base'.$AD104];&quot;&quot;)" office:value-type="string" office:string-value="Patrimonio">
            <text:p>Patrimonio</text:p>
          </table:table-cell>
          <table:table-cell table:formula="of:=IF(EXACT([$'Plan base'.$AE104];&quot;&quot;);&quot;&quot;;IF(EXACT([$'Plan base'.$Z104];1);[$'Plan base'.$AE104];&quot;&quot;))" office:value-type="string" office:string-value="CRC">
            <text:p>CRC</text:p>
          </table:table-cell>
          <table:table-cell table:formula="of:=IF(EXACT([$'Plan base'.$Z104];1);[$'Plan base'.$AF104];&quot;&quot;)" office:value-type="string" office:string-value="other">
            <text:p>other</text:p>
          </table:table-cell>
          <table:table-cell table:formula="of:=IF(EXACT([$'Plan base'.$Z104];1);[$'Plan base'.$AG10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5];1);CONCATENATE([$Valores.$B$16];&quot;-&quot;;[$'Plan base'.$V105]);&quot;&quot;)" office:value-type="string" office:string-value="1-340000">
            <text:p>1-340000</text:p>
          </table:table-cell>
          <table:table-cell table:formula="of:=IF(EXACT([$'Plan base'.$Z105];1);CONCATENATE([$Valores.$B$16];&quot;-&quot;;[$'Plan base'.$X105]);&quot;&quot;)" office:value-type="string" office:string-value="1-Aportes de capital">
            <text:p>1-Aportes de capital</text:p>
          </table:table-cell>
          <table:table-cell table:formula="of:=IF(EXACT([$'Plan base'.$Z105];1);CONCATENATE([$Valores.$B$16];&quot;-&quot;;[$'Plan base'.$AA105]);&quot;&quot;)" office:value-type="string" office:string-value="1-AC">
            <text:p>1-AC</text:p>
          </table:table-cell>
          <table:table-cell table:formula="of:=IF(EXACT([$'Plan base'.$AB105];&quot;&quot;);&quot;&quot;;IF(EXACT([$'Plan base'.$Z105];1);CONCATENATE([$Valores.$B$16];&quot;-&quot;;[$'Plan base'.$AB105]);&quot;&quot;))" office:value-type="string" office:string-value="1-Patrimonio">
            <text:p>1-Patrimonio</text:p>
          </table:table-cell>
          <table:table-cell table:formula="of:=IF(EXACT([$'Plan base'.$Z105];1);[$'Plan base'.$AD105];&quot;&quot;)" office:value-type="string" office:string-value="Vista">
            <text:p>Vista</text:p>
          </table:table-cell>
          <table:table-cell table:formula="of:=IF(EXACT([$'Plan base'.$AE105];&quot;&quot;);&quot;&quot;;IF(EXACT([$'Plan base'.$Z105];1);[$'Plan base'.$AE105];&quot;&quot;))" office:value-type="string" office:string-value="CRC">
            <text:p>CRC</text:p>
          </table:table-cell>
          <table:table-cell table:formula="of:=IF(EXACT([$'Plan base'.$Z105];1);[$'Plan base'.$AF105];&quot;&quot;)" office:value-type="string" office:string-value="view">
            <text:p>view</text:p>
          </table:table-cell>
          <table:table-cell table:formula="of:=IF(EXACT([$'Plan base'.$Z105];1);[$'Plan base'.$AG10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6];1);CONCATENATE([$Valores.$B$16];&quot;-&quot;;[$'Plan base'.$V106]);&quot;&quot;)" office:value-type="string" office:string-value="1-340001">
            <text:p>1-340001</text:p>
          </table:table-cell>
          <table:table-cell table:formula="of:=IF(EXACT([$'Plan base'.$Z106];1);CONCATENATE([$Valores.$B$16];&quot;-&quot;;[$'Plan base'.$X106]);&quot;&quot;)" office:value-type="string" office:string-value="1-Socio 1">
            <text:p>1-Socio 1</text:p>
          </table:table-cell>
          <table:table-cell table:formula="of:=IF(EXACT([$'Plan base'.$Z106];1);CONCATENATE([$Valores.$B$16];&quot;-&quot;;[$'Plan base'.$AA106]);&quot;&quot;)" office:value-type="string" office:string-value="1-AC">
            <text:p>1-AC</text:p>
          </table:table-cell>
          <table:table-cell table:formula="of:=IF(EXACT([$'Plan base'.$AB106];&quot;&quot;);&quot;&quot;;IF(EXACT([$'Plan base'.$Z106];1);CONCATENATE([$Valores.$B$16];&quot;-&quot;;[$'Plan base'.$AB106]);&quot;&quot;))" office:value-type="string" office:string-value="1-Activos depreciables móviles">
            <text:p>1-Activos depreciables móviles</text:p>
          </table:table-cell>
          <table:table-cell table:formula="of:=IF(EXACT([$'Plan base'.$Z106];1);[$'Plan base'.$AD106];&quot;&quot;)" office:value-type="string" office:string-value="Patrimonio">
            <text:p>Patrimonio</text:p>
          </table:table-cell>
          <table:table-cell table:formula="of:=IF(EXACT([$'Plan base'.$AE106];&quot;&quot;);&quot;&quot;;IF(EXACT([$'Plan base'.$Z106];1);[$'Plan base'.$AE106];&quot;&quot;))" office:value-type="string" office:string-value="CRC">
            <text:p>CRC</text:p>
          </table:table-cell>
          <table:table-cell table:formula="of:=IF(EXACT([$'Plan base'.$Z106];1);[$'Plan base'.$AF106];&quot;&quot;)" office:value-type="string" office:string-value="other">
            <text:p>other</text:p>
          </table:table-cell>
          <table:table-cell table:formula="of:=IF(EXACT([$'Plan base'.$Z106];1);[$'Plan base'.$AG10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7];1);CONCATENATE([$Valores.$B$16];&quot;-&quot;;[$'Plan base'.$V107]);&quot;&quot;)" office:value-type="string" office:string-value="1-350000">
            <text:p>1-350000</text:p>
          </table:table-cell>
          <table:table-cell table:formula="of:=IF(EXACT([$'Plan base'.$Z107];1);CONCATENATE([$Valores.$B$16];&quot;-&quot;;[$'Plan base'.$X107]);&quot;&quot;)" office:value-type="string" office:string-value="1-Cuentas de superávit">
            <text:p>1-Cuentas de superávit</text:p>
          </table:table-cell>
          <table:table-cell table:formula="of:=IF(EXACT([$'Plan base'.$Z107];1);CONCATENATE([$Valores.$B$16];&quot;-&quot;;[$'Plan base'.$AA107]);&quot;&quot;)" office:value-type="string" office:string-value="1-Sup">
            <text:p>1-Sup</text:p>
          </table:table-cell>
          <table:table-cell table:formula="of:=IF(EXACT([$'Plan base'.$AB107];&quot;&quot;);&quot;&quot;;IF(EXACT([$'Plan base'.$Z107];1);CONCATENATE([$Valores.$B$16];&quot;-&quot;;[$'Plan base'.$AB107]);&quot;&quot;))" office:value-type="string" office:string-value="1-Patrimonio">
            <text:p>1-Patrimonio</text:p>
          </table:table-cell>
          <table:table-cell table:formula="of:=IF(EXACT([$'Plan base'.$Z107];1);[$'Plan base'.$AD107];&quot;&quot;)" office:value-type="string" office:string-value="Vista">
            <text:p>Vista</text:p>
          </table:table-cell>
          <table:table-cell table:formula="of:=IF(EXACT([$'Plan base'.$AE107];&quot;&quot;);&quot;&quot;;IF(EXACT([$'Plan base'.$Z107];1);[$'Plan base'.$AE107];&quot;&quot;))" office:value-type="string" office:string-value="CRC">
            <text:p>CRC</text:p>
          </table:table-cell>
          <table:table-cell table:formula="of:=IF(EXACT([$'Plan base'.$Z107];1);[$'Plan base'.$AF107];&quot;&quot;)" office:value-type="string" office:string-value="view">
            <text:p>view</text:p>
          </table:table-cell>
          <table:table-cell table:formula="of:=IF(EXACT([$'Plan base'.$Z107];1);[$'Plan base'.$AG10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8];1);CONCATENATE([$Valores.$B$16];&quot;-&quot;;[$'Plan base'.$V108]);&quot;&quot;)" office:value-type="string" office:string-value="1-350001">
            <text:p>1-350001</text:p>
          </table:table-cell>
          <table:table-cell table:formula="of:=IF(EXACT([$'Plan base'.$Z108];1);CONCATENATE([$Valores.$B$16];&quot;-&quot;;[$'Plan base'.$X108]);&quot;&quot;)" office:value-type="string" office:string-value="1-Superávit de capital">
            <text:p>1-Superávit de capital</text:p>
          </table:table-cell>
          <table:table-cell table:formula="of:=IF(EXACT([$'Plan base'.$Z108];1);CONCATENATE([$Valores.$B$16];&quot;-&quot;;[$'Plan base'.$AA108]);&quot;&quot;)" office:value-type="string" office:string-value="1-Cap">
            <text:p>1-Cap</text:p>
          </table:table-cell>
          <table:table-cell table:formula="of:=IF(EXACT([$'Plan base'.$AB108];&quot;&quot;);&quot;&quot;;IF(EXACT([$'Plan base'.$Z108];1);CONCATENATE([$Valores.$B$16];&quot;-&quot;;[$'Plan base'.$AB108]);&quot;&quot;))" office:value-type="string" office:string-value="1-Activos depreciables móviles">
            <text:p>1-Activos depreciables móviles</text:p>
          </table:table-cell>
          <table:table-cell table:formula="of:=IF(EXACT([$'Plan base'.$Z108];1);[$'Plan base'.$AD108];&quot;&quot;)" office:value-type="string" office:string-value="Patrimonio">
            <text:p>Patrimonio</text:p>
          </table:table-cell>
          <table:table-cell table:formula="of:=IF(EXACT([$'Plan base'.$AE108];&quot;&quot;);&quot;&quot;;IF(EXACT([$'Plan base'.$Z108];1);[$'Plan base'.$AE108];&quot;&quot;))" office:value-type="string" office:string-value="CRC">
            <text:p>CRC</text:p>
          </table:table-cell>
          <table:table-cell table:formula="of:=IF(EXACT([$'Plan base'.$Z108];1);[$'Plan base'.$AF108];&quot;&quot;)" office:value-type="string" office:string-value="other">
            <text:p>other</text:p>
          </table:table-cell>
          <table:table-cell table:formula="of:=IF(EXACT([$'Plan base'.$Z108];1);[$'Plan base'.$AG10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09];1);CONCATENATE([$Valores.$B$16];&quot;-&quot;;[$'Plan base'.$V109]);&quot;&quot;)" office:value-type="string" office:string-value="1-350002">
            <text:p>1-350002</text:p>
          </table:table-cell>
          <table:table-cell table:formula="of:=IF(EXACT([$'Plan base'.$Z109];1);CONCATENATE([$Valores.$B$16];&quot;-&quot;;[$'Plan base'.$X109]);&quot;&quot;)" office:value-type="string" office:string-value="1-Superavit por revaluación de activos">
            <text:p>1-Superavit por revaluación de activos</text:p>
          </table:table-cell>
          <table:table-cell table:formula="of:=IF(EXACT([$'Plan base'.$Z109];1);CONCATENATE([$Valores.$B$16];&quot;-&quot;;[$'Plan base'.$AA109]);&quot;&quot;)" office:value-type="string" office:string-value="1-Rev">
            <text:p>1-Rev</text:p>
          </table:table-cell>
          <table:table-cell table:formula="of:=IF(EXACT([$'Plan base'.$AB109];&quot;&quot;);&quot;&quot;;IF(EXACT([$'Plan base'.$Z109];1);CONCATENATE([$Valores.$B$16];&quot;-&quot;;[$'Plan base'.$AB109]);&quot;&quot;))" office:value-type="string" office:string-value="1-Activos depreciables móviles">
            <text:p>1-Activos depreciables móviles</text:p>
          </table:table-cell>
          <table:table-cell table:formula="of:=IF(EXACT([$'Plan base'.$Z109];1);[$'Plan base'.$AD109];&quot;&quot;)" office:value-type="string" office:string-value="Patrimonio">
            <text:p>Patrimonio</text:p>
          </table:table-cell>
          <table:table-cell table:formula="of:=IF(EXACT([$'Plan base'.$AE109];&quot;&quot;);&quot;&quot;;IF(EXACT([$'Plan base'.$Z109];1);[$'Plan base'.$AE109];&quot;&quot;))" office:value-type="string" office:string-value="CRC">
            <text:p>CRC</text:p>
          </table:table-cell>
          <table:table-cell table:formula="of:=IF(EXACT([$'Plan base'.$Z109];1);[$'Plan base'.$AF109];&quot;&quot;)" office:value-type="string" office:string-value="other">
            <text:p>other</text:p>
          </table:table-cell>
          <table:table-cell table:formula="of:=IF(EXACT([$'Plan base'.$Z109];1);[$'Plan base'.$AG10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0];1);CONCATENATE([$Valores.$B$16];&quot;-&quot;;[$'Plan base'.$V110]);&quot;&quot;)" office:value-type="string" office:string-value="1-350003">
            <text:p>1-350003</text:p>
          </table:table-cell>
          <table:table-cell table:formula="of:=IF(EXACT([$'Plan base'.$Z110];1);CONCATENATE([$Valores.$B$16];&quot;-&quot;;[$'Plan base'.$X110]);&quot;&quot;)" office:value-type="string" office:string-value="1-Superavit ganado">
            <text:p>1-Superavit ganado</text:p>
          </table:table-cell>
          <table:table-cell table:formula="of:=IF(EXACT([$'Plan base'.$Z110];1);CONCATENATE([$Valores.$B$16];&quot;-&quot;;[$'Plan base'.$AA110]);&quot;&quot;)" office:value-type="string" office:string-value="1-Gan">
            <text:p>1-Gan</text:p>
          </table:table-cell>
          <table:table-cell table:formula="of:=IF(EXACT([$'Plan base'.$AB110];&quot;&quot;);&quot;&quot;;IF(EXACT([$'Plan base'.$Z110];1);CONCATENATE([$Valores.$B$16];&quot;-&quot;;[$'Plan base'.$AB110]);&quot;&quot;))" office:value-type="string" office:string-value="1-Activos depreciables móviles">
            <text:p>1-Activos depreciables móviles</text:p>
          </table:table-cell>
          <table:table-cell table:formula="of:=IF(EXACT([$'Plan base'.$Z110];1);[$'Plan base'.$AD110];&quot;&quot;)" office:value-type="string" office:string-value="Patrimonio">
            <text:p>Patrimonio</text:p>
          </table:table-cell>
          <table:table-cell table:formula="of:=IF(EXACT([$'Plan base'.$AE110];&quot;&quot;);&quot;&quot;;IF(EXACT([$'Plan base'.$Z110];1);[$'Plan base'.$AE110];&quot;&quot;))" office:value-type="string" office:string-value="CRC">
            <text:p>CRC</text:p>
          </table:table-cell>
          <table:table-cell table:formula="of:=IF(EXACT([$'Plan base'.$Z110];1);[$'Plan base'.$AF110];&quot;&quot;)" office:value-type="string" office:string-value="other">
            <text:p>other</text:p>
          </table:table-cell>
          <table:table-cell table:formula="of:=IF(EXACT([$'Plan base'.$Z110];1);[$'Plan base'.$AG11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1];1);CONCATENATE([$Valores.$B$16];&quot;-&quot;;[$'Plan base'.$V111]);&quot;&quot;)" office:value-type="string" office:string-value="1-360000">
            <text:p>1-360000</text:p>
          </table:table-cell>
          <table:table-cell table:formula="of:=IF(EXACT([$'Plan base'.$Z111];1);CONCATENATE([$Valores.$B$16];&quot;-&quot;;[$'Plan base'.$X111]);&quot;&quot;)" office:value-type="string" office:string-value="1-Utilidad o pérdida acumulada de periodos anteriores">
            <text:p>1-Utilidad o pérdida acumulada de periodos anteriores</text:p>
          </table:table-cell>
          <table:table-cell table:formula="of:=IF(EXACT([$'Plan base'.$Z111];1);CONCATENATE([$Valores.$B$16];&quot;-&quot;;[$'Plan base'.$AA111]);&quot;&quot;)" office:value-type="string" office:string-value="1-Ut-Ac">
            <text:p>1-Ut-Ac</text:p>
          </table:table-cell>
          <table:table-cell table:formula="of:=IF(EXACT([$'Plan base'.$AB111];&quot;&quot;);&quot;&quot;;IF(EXACT([$'Plan base'.$Z111];1);CONCATENATE([$Valores.$B$16];&quot;-&quot;;[$'Plan base'.$AB111]);&quot;&quot;))" office:value-type="string" office:string-value="1-Patrimonio">
            <text:p>1-Patrimonio</text:p>
          </table:table-cell>
          <table:table-cell table:formula="of:=IF(EXACT([$'Plan base'.$Z111];1);[$'Plan base'.$AD111];&quot;&quot;)" office:value-type="string" office:string-value="Vista">
            <text:p>Vista</text:p>
          </table:table-cell>
          <table:table-cell table:formula="of:=IF(EXACT([$'Plan base'.$AE111];&quot;&quot;);&quot;&quot;;IF(EXACT([$'Plan base'.$Z111];1);[$'Plan base'.$AE111];&quot;&quot;))" office:value-type="string" office:string-value="CRC">
            <text:p>CRC</text:p>
          </table:table-cell>
          <table:table-cell table:formula="of:=IF(EXACT([$'Plan base'.$Z111];1);[$'Plan base'.$AF111];&quot;&quot;)" office:value-type="string" office:string-value="view">
            <text:p>view</text:p>
          </table:table-cell>
          <table:table-cell table:formula="of:=IF(EXACT([$'Plan base'.$Z111];1);[$'Plan base'.$AG11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2];1);CONCATENATE([$Valores.$B$16];&quot;-&quot;;[$'Plan base'.$V112]);&quot;&quot;)" office:value-type="string" office:string-value="1-360001">
            <text:p>1-360001</text:p>
          </table:table-cell>
          <table:table-cell table:formula="of:=IF(EXACT([$'Plan base'.$Z112];1);CONCATENATE([$Valores.$B$16];&quot;-&quot;;[$'Plan base'.$X112]);&quot;&quot;)" office:value-type="string" office:string-value="1-Periodo 1">
            <text:p>1-Periodo 1</text:p>
          </table:table-cell>
          <table:table-cell table:formula="of:=IF(EXACT([$'Plan base'.$Z112];1);CONCATENATE([$Valores.$B$16];&quot;-&quot;;[$'Plan base'.$AA112]);&quot;&quot;)" office:value-type="string" office:string-value="1-Ut-Ac">
            <text:p>1-Ut-Ac</text:p>
          </table:table-cell>
          <table:table-cell table:formula="of:=IF(EXACT([$'Plan base'.$AB112];&quot;&quot;);&quot;&quot;;IF(EXACT([$'Plan base'.$Z112];1);CONCATENATE([$Valores.$B$16];&quot;-&quot;;[$'Plan base'.$AB112]);&quot;&quot;))" office:value-type="string" office:string-value="1-Activos depreciables móviles">
            <text:p>1-Activos depreciables móviles</text:p>
          </table:table-cell>
          <table:table-cell table:formula="of:=IF(EXACT([$'Plan base'.$Z112];1);[$'Plan base'.$AD112];&quot;&quot;)" office:value-type="string" office:string-value="Patrimonio">
            <text:p>Patrimonio</text:p>
          </table:table-cell>
          <table:table-cell table:formula="of:=IF(EXACT([$'Plan base'.$AE112];&quot;&quot;);&quot;&quot;;IF(EXACT([$'Plan base'.$Z112];1);[$'Plan base'.$AE112];&quot;&quot;))" office:value-type="string" office:string-value="CRC">
            <text:p>CRC</text:p>
          </table:table-cell>
          <table:table-cell table:formula="of:=IF(EXACT([$'Plan base'.$Z112];1);[$'Plan base'.$AF112];&quot;&quot;)" office:value-type="string" office:string-value="other">
            <text:p>other</text:p>
          </table:table-cell>
          <table:table-cell table:formula="of:=IF(EXACT([$'Plan base'.$Z112];1);[$'Plan base'.$AG11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3];1);CONCATENATE([$Valores.$B$16];&quot;-&quot;;[$'Plan base'.$V113]);&quot;&quot;)" office:value-type="string" office:string-value="1-370000">
            <text:p>1-370000</text:p>
          </table:table-cell>
          <table:table-cell table:formula="of:=IF(EXACT([$'Plan base'.$Z113];1);CONCATENATE([$Valores.$B$16];&quot;-&quot;;[$'Plan base'.$X113]);&quot;&quot;)" office:value-type="string" office:string-value="1-Utilidad o pérdida del período actual">
            <text:p>1-Utilidad o pérdida del período actual</text:p>
          </table:table-cell>
          <table:table-cell table:formula="of:=IF(EXACT([$'Plan base'.$Z113];1);CONCATENATE([$Valores.$B$16];&quot;-&quot;;[$'Plan base'.$AA113]);&quot;&quot;)" office:value-type="string" office:string-value="1-Ut-Per">
            <text:p>1-Ut-Per</text:p>
          </table:table-cell>
          <table:table-cell table:formula="of:=IF(EXACT([$'Plan base'.$AB113];&quot;&quot;);&quot;&quot;;IF(EXACT([$'Plan base'.$Z113];1);CONCATENATE([$Valores.$B$16];&quot;-&quot;;[$'Plan base'.$AB113]);&quot;&quot;))" office:value-type="string" office:string-value="1-Patrimonio">
            <text:p>1-Patrimonio</text:p>
          </table:table-cell>
          <table:table-cell table:formula="of:=IF(EXACT([$'Plan base'.$Z113];1);[$'Plan base'.$AD113];&quot;&quot;)" office:value-type="string" office:string-value="Vista">
            <text:p>Vista</text:p>
          </table:table-cell>
          <table:table-cell table:formula="of:=IF(EXACT([$'Plan base'.$AE113];&quot;&quot;);&quot;&quot;;IF(EXACT([$'Plan base'.$Z113];1);[$'Plan base'.$AE113];&quot;&quot;))" office:value-type="string" office:string-value="CRC">
            <text:p>CRC</text:p>
          </table:table-cell>
          <table:table-cell table:formula="of:=IF(EXACT([$'Plan base'.$Z113];1);[$'Plan base'.$AF113];&quot;&quot;)" office:value-type="string" office:string-value="view">
            <text:p>view</text:p>
          </table:table-cell>
          <table:table-cell table:formula="of:=IF(EXACT([$'Plan base'.$Z113];1);[$'Plan base'.$AG11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4];1);CONCATENATE([$Valores.$B$16];&quot;-&quot;;[$'Plan base'.$V114]);&quot;&quot;)" office:value-type="string" office:string-value="1-370001">
            <text:p>1-370001</text:p>
          </table:table-cell>
          <table:table-cell table:formula="of:=IF(EXACT([$'Plan base'.$Z114];1);CONCATENATE([$Valores.$B$16];&quot;-&quot;;[$'Plan base'.$X114]);&quot;&quot;)" office:value-type="string" office:string-value="1-Utilidad o pérdida del período actual">
            <text:p>1-Utilidad o pérdida del período actual</text:p>
          </table:table-cell>
          <table:table-cell table:formula="of:=IF(EXACT([$'Plan base'.$Z114];1);CONCATENATE([$Valores.$B$16];&quot;-&quot;;[$'Plan base'.$AA114]);&quot;&quot;)" office:value-type="string" office:string-value="1-Ut-Per">
            <text:p>1-Ut-Per</text:p>
          </table:table-cell>
          <table:table-cell table:formula="of:=IF(EXACT([$'Plan base'.$AB114];&quot;&quot;);&quot;&quot;;IF(EXACT([$'Plan base'.$Z114];1);CONCATENATE([$Valores.$B$16];&quot;-&quot;;[$'Plan base'.$AB114]);&quot;&quot;))" office:value-type="string" office:string-value="1-Activos depreciables móviles">
            <text:p>1-Activos depreciables móviles</text:p>
          </table:table-cell>
          <table:table-cell table:formula="of:=IF(EXACT([$'Plan base'.$Z114];1);[$'Plan base'.$AD114];&quot;&quot;)" office:value-type="string" office:string-value="Patrimonio">
            <text:p>Patrimonio</text:p>
          </table:table-cell>
          <table:table-cell table:formula="of:=IF(EXACT([$'Plan base'.$AE114];&quot;&quot;);&quot;&quot;;IF(EXACT([$'Plan base'.$Z114];1);[$'Plan base'.$AE114];&quot;&quot;))" office:value-type="string" office:string-value="CRC">
            <text:p>CRC</text:p>
          </table:table-cell>
          <table:table-cell table:formula="of:=IF(EXACT([$'Plan base'.$Z114];1);[$'Plan base'.$AF114];&quot;&quot;)" office:value-type="string" office:string-value="other">
            <text:p>other</text:p>
          </table:table-cell>
          <table:table-cell table:formula="of:=IF(EXACT([$'Plan base'.$Z114];1);[$'Plan base'.$AG11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5];1);CONCATENATE([$Valores.$B$16];&quot;-&quot;;[$'Plan base'.$V115]);&quot;&quot;)" office:value-type="string" office:string-value="1-380000">
            <text:p>1-380000</text:p>
          </table:table-cell>
          <table:table-cell table:formula="of:=IF(EXACT([$'Plan base'.$Z115];1);CONCATENATE([$Valores.$B$16];&quot;-&quot;;[$'Plan base'.$X115]);&quot;&quot;)" office:value-type="string" office:string-value="1-Balance inicial">
            <text:p>1-Balance inicial</text:p>
          </table:table-cell>
          <table:table-cell table:formula="of:=IF(EXACT([$'Plan base'.$Z115];1);CONCATENATE([$Valores.$B$16];&quot;-&quot;;[$'Plan base'.$AA115]);&quot;&quot;)" office:value-type="string" office:string-value="1-Ut-Per">
            <text:p>1-Ut-Per</text:p>
          </table:table-cell>
          <table:table-cell table:formula="of:=IF(EXACT([$'Plan base'.$AB115];&quot;&quot;);&quot;&quot;;IF(EXACT([$'Plan base'.$Z115];1);CONCATENATE([$Valores.$B$16];&quot;-&quot;;[$'Plan base'.$AB115]);&quot;&quot;))" office:value-type="string" office:string-value="1-Patrimonio">
            <text:p>1-Patrimonio</text:p>
          </table:table-cell>
          <table:table-cell table:formula="of:=IF(EXACT([$'Plan base'.$Z115];1);[$'Plan base'.$AD115];&quot;&quot;)" office:value-type="string" office:string-value="Vista">
            <text:p>Vista</text:p>
          </table:table-cell>
          <table:table-cell table:formula="of:=IF(EXACT([$'Plan base'.$AE115];&quot;&quot;);&quot;&quot;;IF(EXACT([$'Plan base'.$Z115];1);[$'Plan base'.$AE115];&quot;&quot;))" office:value-type="string" office:string-value="CRC">
            <text:p>CRC</text:p>
          </table:table-cell>
          <table:table-cell table:formula="of:=IF(EXACT([$'Plan base'.$Z115];1);[$'Plan base'.$AF115];&quot;&quot;)" office:value-type="string" office:string-value="view">
            <text:p>view</text:p>
          </table:table-cell>
          <table:table-cell table:formula="of:=IF(EXACT([$'Plan base'.$Z115];1);[$'Plan base'.$AG11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6];1);CONCATENATE([$Valores.$B$16];&quot;-&quot;;[$'Plan base'.$V116]);&quot;&quot;)" office:value-type="string" office:string-value="1-380001">
            <text:p>1-380001</text:p>
          </table:table-cell>
          <table:table-cell table:formula="of:=IF(EXACT([$'Plan base'.$Z116];1);CONCATENATE([$Valores.$B$16];&quot;-&quot;;[$'Plan base'.$X116]);&quot;&quot;)" office:value-type="string" office:string-value="1-Balance inicial">
            <text:p>1-Balance inicial</text:p>
          </table:table-cell>
          <table:table-cell table:formula="of:=IF(EXACT([$'Plan base'.$Z116];1);CONCATENATE([$Valores.$B$16];&quot;-&quot;;[$'Plan base'.$AA116]);&quot;&quot;)" office:value-type="string" office:string-value="1-Ut-Per">
            <text:p>1-Ut-Per</text:p>
          </table:table-cell>
          <table:table-cell table:formula="of:=IF(EXACT([$'Plan base'.$AB116];&quot;&quot;);&quot;&quot;;IF(EXACT([$'Plan base'.$Z116];1);CONCATENATE([$Valores.$B$16];&quot;-&quot;;[$'Plan base'.$AB116]);&quot;&quot;))" office:value-type="string" office:string-value="1-Activos depreciables móviles">
            <text:p>1-Activos depreciables móviles</text:p>
          </table:table-cell>
          <table:table-cell table:formula="of:=IF(EXACT([$'Plan base'.$Z116];1);[$'Plan base'.$AD116];&quot;&quot;)" office:value-type="string" office:string-value="Patrimonio">
            <text:p>Patrimonio</text:p>
          </table:table-cell>
          <table:table-cell table:formula="of:=IF(EXACT([$'Plan base'.$AE116];&quot;&quot;);&quot;&quot;;IF(EXACT([$'Plan base'.$Z116];1);[$'Plan base'.$AE116];&quot;&quot;))" office:value-type="string" office:string-value="CRC">
            <text:p>CRC</text:p>
          </table:table-cell>
          <table:table-cell table:formula="of:=IF(EXACT([$'Plan base'.$Z116];1);[$'Plan base'.$AF116];&quot;&quot;)" office:value-type="string" office:string-value="other">
            <text:p>other</text:p>
          </table:table-cell>
          <table:table-cell table:formula="of:=IF(EXACT([$'Plan base'.$Z116];1);[$'Plan base'.$AG11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7];1);CONCATENATE([$Valores.$B$16];&quot;-&quot;;[$'Plan base'.$V117]);&quot;&quot;)" office:value-type="string" office:string-value="1-400000">
            <text:p>1-400000</text:p>
          </table:table-cell>
          <table:table-cell table:formula="of:=IF(EXACT([$'Plan base'.$Z117];1);CONCATENATE([$Valores.$B$16];&quot;-&quot;;[$'Plan base'.$X117]);&quot;&quot;)" office:value-type="string" office:string-value="1-Ingresos">
            <text:p>1-Ingresos</text:p>
          </table:table-cell>
          <table:table-cell table:formula="of:=IF(EXACT([$'Plan base'.$Z117];1);CONCATENATE([$Valores.$B$16];&quot;-&quot;;[$'Plan base'.$AA117]);&quot;&quot;)" office:value-type="string" office:string-value="1-In">
            <text:p>1-In</text:p>
          </table:table-cell>
          <table:table-cell table:formula="of:=IF(EXACT([$'Plan base'.$AB117];&quot;&quot;);&quot;&quot;;IF(EXACT([$'Plan base'.$Z117];1);CONCATENATE([$Valores.$B$16];&quot;-&quot;;[$'Plan base'.$AB117]);&quot;&quot;))" office:value-type="string" office:string-value="1-Plan Contable">
            <text:p>1-Plan Contable</text:p>
          </table:table-cell>
          <table:table-cell table:formula="of:=IF(EXACT([$'Plan base'.$Z117];1);[$'Plan base'.$AD117];&quot;&quot;)" office:value-type="string" office:string-value="Vista">
            <text:p>Vista</text:p>
          </table:table-cell>
          <table:table-cell table:formula="of:=IF(EXACT([$'Plan base'.$AE117];&quot;&quot;);&quot;&quot;;IF(EXACT([$'Plan base'.$Z117];1);[$'Plan base'.$AE117];&quot;&quot;))" office:value-type="string" office:string-value="CRC">
            <text:p>CRC</text:p>
          </table:table-cell>
          <table:table-cell table:formula="of:=IF(EXACT([$'Plan base'.$Z117];1);[$'Plan base'.$AF117];&quot;&quot;)" office:value-type="string" office:string-value="view">
            <text:p>view</text:p>
          </table:table-cell>
          <table:table-cell table:formula="of:=IF(EXACT([$'Plan base'.$Z117];1);[$'Plan base'.$AG11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8];1);CONCATENATE([$Valores.$B$16];&quot;-&quot;;[$'Plan base'.$V118]);&quot;&quot;)" office:value-type="string" office:string-value="1-410000">
            <text:p>1-410000</text:p>
          </table:table-cell>
          <table:table-cell table:formula="of:=IF(EXACT([$'Plan base'.$Z118];1);CONCATENATE([$Valores.$B$16];&quot;-&quot;;[$'Plan base'.$X118]);&quot;&quot;)" office:value-type="string" office:string-value="1-Ingresos por ventas">
            <text:p>1-Ingresos por ventas</text:p>
          </table:table-cell>
          <table:table-cell table:formula="of:=IF(EXACT([$'Plan base'.$Z118];1);CONCATENATE([$Valores.$B$16];&quot;-&quot;;[$'Plan base'.$AA118]);&quot;&quot;)" office:value-type="string" office:string-value="1-Ventas">
            <text:p>1-Ventas</text:p>
          </table:table-cell>
          <table:table-cell table:formula="of:=IF(EXACT([$'Plan base'.$AB118];&quot;&quot;);&quot;&quot;;IF(EXACT([$'Plan base'.$Z118];1);CONCATENATE([$Valores.$B$16];&quot;-&quot;;[$'Plan base'.$AB118]);&quot;&quot;))" office:value-type="string" office:string-value="1-Ingresos">
            <text:p>1-Ingresos</text:p>
          </table:table-cell>
          <table:table-cell table:formula="of:=IF(EXACT([$'Plan base'.$Z118];1);[$'Plan base'.$AD118];&quot;&quot;)" office:value-type="string" office:string-value="Vista">
            <text:p>Vista</text:p>
          </table:table-cell>
          <table:table-cell table:formula="of:=IF(EXACT([$'Plan base'.$AE118];&quot;&quot;);&quot;&quot;;IF(EXACT([$'Plan base'.$Z118];1);[$'Plan base'.$AE118];&quot;&quot;))" office:value-type="string" office:string-value="CRC">
            <text:p>CRC</text:p>
          </table:table-cell>
          <table:table-cell table:formula="of:=IF(EXACT([$'Plan base'.$Z118];1);[$'Plan base'.$AF118];&quot;&quot;)" office:value-type="string" office:string-value="view">
            <text:p>view</text:p>
          </table:table-cell>
          <table:table-cell table:formula="of:=IF(EXACT([$'Plan base'.$Z118];1);[$'Plan base'.$AG11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19];1);CONCATENATE([$Valores.$B$16];&quot;-&quot;;[$'Plan base'.$V119]);&quot;&quot;)" office:value-type="string" office:string-value="1-410001">
            <text:p>1-410001</text:p>
          </table:table-cell>
          <table:table-cell table:formula="of:=IF(EXACT([$'Plan base'.$Z119];1);CONCATENATE([$Valores.$B$16];&quot;-&quot;;[$'Plan base'.$X119]);&quot;&quot;)" office:value-type="string" office:string-value="1-Categoría 1">
            <text:p>1-Categoría 1</text:p>
          </table:table-cell>
          <table:table-cell table:formula="of:=IF(EXACT([$'Plan base'.$Z119];1);CONCATENATE([$Valores.$B$16];&quot;-&quot;;[$'Plan base'.$AA119]);&quot;&quot;)" office:value-type="string" office:string-value="1-Otros">
            <text:p>1-Otros</text:p>
          </table:table-cell>
          <table:table-cell table:formula="of:=IF(EXACT([$'Plan base'.$AB119];&quot;&quot;);&quot;&quot;;IF(EXACT([$'Plan base'.$Z119];1);CONCATENATE([$Valores.$B$16];&quot;-&quot;;[$'Plan base'.$AB119]);&quot;&quot;))" office:value-type="string" office:string-value="1-Activos depreciables móviles">
            <text:p>1-Activos depreciables móviles</text:p>
          </table:table-cell>
          <table:table-cell table:formula="of:=IF(EXACT([$'Plan base'.$Z119];1);[$'Plan base'.$AD119];&quot;&quot;)" office:value-type="string" office:string-value="Ingreso">
            <text:p>Ingreso</text:p>
          </table:table-cell>
          <table:table-cell table:formula="of:=IF(EXACT([$'Plan base'.$AE119];&quot;&quot;);&quot;&quot;;IF(EXACT([$'Plan base'.$Z119];1);[$'Plan base'.$AE119];&quot;&quot;))" office:value-type="string" office:string-value="CRC">
            <text:p>CRC</text:p>
          </table:table-cell>
          <table:table-cell table:formula="of:=IF(EXACT([$'Plan base'.$Z119];1);[$'Plan base'.$AF119];&quot;&quot;)" office:value-type="string" office:string-value="other">
            <text:p>other</text:p>
          </table:table-cell>
          <table:table-cell table:formula="of:=IF(EXACT([$'Plan base'.$Z119];1);[$'Plan base'.$AG11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0];1);CONCATENATE([$Valores.$B$16];&quot;-&quot;;[$'Plan base'.$V120]);&quot;&quot;)">
            <text:p/>
          </table:table-cell>
          <table:table-cell table:formula="of:=IF(EXACT([$'Plan base'.$Z120];1);CONCATENATE([$Valores.$B$16];&quot;-&quot;;[$'Plan base'.$X120]);&quot;&quot;)">
            <text:p/>
          </table:table-cell>
          <table:table-cell table:formula="of:=IF(EXACT([$'Plan base'.$Z120];1);CONCATENATE([$Valores.$B$16];&quot;-&quot;;[$'Plan base'.$AA120]);&quot;&quot;)">
            <text:p/>
          </table:table-cell>
          <table:table-cell table:formula="of:=IF(EXACT([$'Plan base'.$AB120];&quot;&quot;);&quot;&quot;;IF(EXACT([$'Plan base'.$Z120];1);CONCATENATE([$Valores.$B$16];&quot;-&quot;;[$'Plan base'.$AB120]);&quot;&quot;))">
            <text:p/>
          </table:table-cell>
          <table:table-cell table:formula="of:=IF(EXACT([$'Plan base'.$Z120];1);[$'Plan base'.$AD120];&quot;&quot;)">
            <text:p/>
          </table:table-cell>
          <table:table-cell table:formula="of:=IF(EXACT([$'Plan base'.$AE120];&quot;&quot;);&quot;&quot;;IF(EXACT([$'Plan base'.$Z120];1);[$'Plan base'.$AE120];&quot;&quot;))">
            <text:p/>
          </table:table-cell>
          <table:table-cell table:formula="of:=IF(EXACT([$'Plan base'.$Z120];1);[$'Plan base'.$AF120];&quot;&quot;)">
            <text:p/>
          </table:table-cell>
          <table:table-cell table:formula="of:=IF(EXACT([$'Plan base'.$Z120];1);[$'Plan base'.$AG120];&quot;&quot;)">
            <text:p/>
          </table:table-cell>
        </table:table-row>
        <table:table-row table:style-name="ro4">
          <table:table-cell table:formula="of:=IF(EXACT([$'Plan base'.$Z121];1);CONCATENATE([$Valores.$B$16];&quot;-&quot;;[$'Plan base'.$V121]);&quot;&quot;)">
            <text:p/>
          </table:table-cell>
          <table:table-cell table:formula="of:=IF(EXACT([$'Plan base'.$Z121];1);CONCATENATE([$Valores.$B$16];&quot;-&quot;;[$'Plan base'.$X121]);&quot;&quot;)">
            <text:p/>
          </table:table-cell>
          <table:table-cell table:formula="of:=IF(EXACT([$'Plan base'.$Z121];1);CONCATENATE([$Valores.$B$16];&quot;-&quot;;[$'Plan base'.$AA121]);&quot;&quot;)">
            <text:p/>
          </table:table-cell>
          <table:table-cell table:formula="of:=IF(EXACT([$'Plan base'.$AB121];&quot;&quot;);&quot;&quot;;IF(EXACT([$'Plan base'.$Z121];1);CONCATENATE([$Valores.$B$16];&quot;-&quot;;[$'Plan base'.$AB121]);&quot;&quot;))">
            <text:p/>
          </table:table-cell>
          <table:table-cell table:formula="of:=IF(EXACT([$'Plan base'.$Z121];1);[$'Plan base'.$AD121];&quot;&quot;)">
            <text:p/>
          </table:table-cell>
          <table:table-cell table:formula="of:=IF(EXACT([$'Plan base'.$AE121];&quot;&quot;);&quot;&quot;;IF(EXACT([$'Plan base'.$Z121];1);[$'Plan base'.$AE121];&quot;&quot;))">
            <text:p/>
          </table:table-cell>
          <table:table-cell table:formula="of:=IF(EXACT([$'Plan base'.$Z121];1);[$'Plan base'.$AF121];&quot;&quot;)">
            <text:p/>
          </table:table-cell>
          <table:table-cell table:formula="of:=IF(EXACT([$'Plan base'.$Z121];1);[$'Plan base'.$AG121];&quot;&quot;)">
            <text:p/>
          </table:table-cell>
        </table:table-row>
        <table:table-row table:style-name="ro4">
          <table:table-cell table:formula="of:=IF(EXACT([$'Plan base'.$Z122];1);CONCATENATE([$Valores.$B$16];&quot;-&quot;;[$'Plan base'.$V122]);&quot;&quot;)" office:value-type="string" office:string-value="1-430000">
            <text:p>1-430000</text:p>
          </table:table-cell>
          <table:table-cell table:formula="of:=IF(EXACT([$'Plan base'.$Z122];1);CONCATENATE([$Valores.$B$16];&quot;-&quot;;[$'Plan base'.$X122]);&quot;&quot;)" office:value-type="string" office:string-value="1-Ingresos financieros">
            <text:p>1-Ingresos financieros</text:p>
          </table:table-cell>
          <table:table-cell table:formula="of:=IF(EXACT([$'Plan base'.$Z122];1);CONCATENATE([$Valores.$B$16];&quot;-&quot;;[$'Plan base'.$AA122]);&quot;&quot;)" office:value-type="string" office:string-value="1-Fi">
            <text:p>1-Fi</text:p>
          </table:table-cell>
          <table:table-cell table:formula="of:=IF(EXACT([$'Plan base'.$AB122];&quot;&quot;);&quot;&quot;;IF(EXACT([$'Plan base'.$Z122];1);CONCATENATE([$Valores.$B$16];&quot;-&quot;;[$'Plan base'.$AB122]);&quot;&quot;))" office:value-type="string" office:string-value="1-Ingresos">
            <text:p>1-Ingresos</text:p>
          </table:table-cell>
          <table:table-cell table:formula="of:=IF(EXACT([$'Plan base'.$Z122];1);[$'Plan base'.$AD122];&quot;&quot;)" office:value-type="string" office:string-value="Vista">
            <text:p>Vista</text:p>
          </table:table-cell>
          <table:table-cell table:formula="of:=IF(EXACT([$'Plan base'.$AE122];&quot;&quot;);&quot;&quot;;IF(EXACT([$'Plan base'.$Z122];1);[$'Plan base'.$AE122];&quot;&quot;))" office:value-type="string" office:string-value="CRC">
            <text:p>CRC</text:p>
          </table:table-cell>
          <table:table-cell table:formula="of:=IF(EXACT([$'Plan base'.$Z122];1);[$'Plan base'.$AF122];&quot;&quot;)" office:value-type="string" office:string-value="view">
            <text:p>view</text:p>
          </table:table-cell>
          <table:table-cell table:formula="of:=IF(EXACT([$'Plan base'.$Z122];1);[$'Plan base'.$AG12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3];1);CONCATENATE([$Valores.$B$16];&quot;-&quot;;[$'Plan base'.$V123]);&quot;&quot;)" office:value-type="string" office:string-value="1-430001">
            <text:p>1-430001</text:p>
          </table:table-cell>
          <table:table-cell table:formula="of:=IF(EXACT([$'Plan base'.$Z123];1);CONCATENATE([$Valores.$B$16];&quot;-&quot;;[$'Plan base'.$X123]);&quot;&quot;)" office:value-type="string" office:string-value="1-Intereses ganados sobre cuentas corrientes">
            <text:p>1-Intereses ganados sobre cuentas corrientes</text:p>
          </table:table-cell>
          <table:table-cell table:formula="of:=IF(EXACT([$'Plan base'.$Z123];1);CONCATENATE([$Valores.$B$16];&quot;-&quot;;[$'Plan base'.$AA123]);&quot;&quot;)" office:value-type="string" office:string-value="1-Int">
            <text:p>1-Int</text:p>
          </table:table-cell>
          <table:table-cell table:formula="of:=IF(EXACT([$'Plan base'.$AB123];&quot;&quot;);&quot;&quot;;IF(EXACT([$'Plan base'.$Z123];1);CONCATENATE([$Valores.$B$16];&quot;-&quot;;[$'Plan base'.$AB123]);&quot;&quot;))" office:value-type="string" office:string-value="1-Activos depreciables móviles">
            <text:p>1-Activos depreciables móviles</text:p>
          </table:table-cell>
          <table:table-cell table:formula="of:=IF(EXACT([$'Plan base'.$Z123];1);[$'Plan base'.$AD123];&quot;&quot;)" office:value-type="string" office:string-value="Ingreso">
            <text:p>Ingreso</text:p>
          </table:table-cell>
          <table:table-cell table:formula="of:=IF(EXACT([$'Plan base'.$AE123];&quot;&quot;);&quot;&quot;;IF(EXACT([$'Plan base'.$Z123];1);[$'Plan base'.$AE123];&quot;&quot;))" office:value-type="string" office:string-value="CRC">
            <text:p>CRC</text:p>
          </table:table-cell>
          <table:table-cell table:formula="of:=IF(EXACT([$'Plan base'.$Z123];1);[$'Plan base'.$AF123];&quot;&quot;)" office:value-type="string" office:string-value="other">
            <text:p>other</text:p>
          </table:table-cell>
          <table:table-cell table:formula="of:=IF(EXACT([$'Plan base'.$Z123];1);[$'Plan base'.$AG12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4];1);CONCATENATE([$Valores.$B$16];&quot;-&quot;;[$'Plan base'.$V124]);&quot;&quot;)" office:value-type="string" office:string-value="1-440000">
            <text:p>1-440000</text:p>
          </table:table-cell>
          <table:table-cell table:formula="of:=IF(EXACT([$'Plan base'.$Z124];1);CONCATENATE([$Valores.$B$16];&quot;-&quot;;[$'Plan base'.$X124]);&quot;&quot;)" office:value-type="string" office:string-value="1-Otros ingresos">
            <text:p>1-Otros ingresos</text:p>
          </table:table-cell>
          <table:table-cell table:formula="of:=IF(EXACT([$'Plan base'.$Z124];1);CONCATENATE([$Valores.$B$16];&quot;-&quot;;[$'Plan base'.$AA124]);&quot;&quot;)" office:value-type="string" office:string-value="1-OI">
            <text:p>1-OI</text:p>
          </table:table-cell>
          <table:table-cell table:formula="of:=IF(EXACT([$'Plan base'.$AB124];&quot;&quot;);&quot;&quot;;IF(EXACT([$'Plan base'.$Z124];1);CONCATENATE([$Valores.$B$16];&quot;-&quot;;[$'Plan base'.$AB124]);&quot;&quot;))" office:value-type="string" office:string-value="1-Ingresos">
            <text:p>1-Ingresos</text:p>
          </table:table-cell>
          <table:table-cell table:formula="of:=IF(EXACT([$'Plan base'.$Z124];1);[$'Plan base'.$AD124];&quot;&quot;)" office:value-type="string" office:string-value="Vista">
            <text:p>Vista</text:p>
          </table:table-cell>
          <table:table-cell table:formula="of:=IF(EXACT([$'Plan base'.$AE124];&quot;&quot;);&quot;&quot;;IF(EXACT([$'Plan base'.$Z124];1);[$'Plan base'.$AE124];&quot;&quot;))" office:value-type="string" office:string-value="CRC">
            <text:p>CRC</text:p>
          </table:table-cell>
          <table:table-cell table:formula="of:=IF(EXACT([$'Plan base'.$Z124];1);[$'Plan base'.$AF124];&quot;&quot;)" office:value-type="string" office:string-value="view">
            <text:p>view</text:p>
          </table:table-cell>
          <table:table-cell table:formula="of:=IF(EXACT([$'Plan base'.$Z124];1);[$'Plan base'.$AG12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5];1);CONCATENATE([$Valores.$B$16];&quot;-&quot;;[$'Plan base'.$V125]);&quot;&quot;)" office:value-type="string" office:string-value="1-440001">
            <text:p>1-440001</text:p>
          </table:table-cell>
          <table:table-cell table:formula="of:=IF(EXACT([$'Plan base'.$Z125];1);CONCATENATE([$Valores.$B$16];&quot;-&quot;;[$'Plan base'.$X125]);&quot;&quot;)" office:value-type="string" office:string-value="1-Ajustes">
            <text:p>1-Ajustes</text:p>
          </table:table-cell>
          <table:table-cell table:formula="of:=IF(EXACT([$'Plan base'.$Z125];1);CONCATENATE([$Valores.$B$16];&quot;-&quot;;[$'Plan base'.$AA125]);&quot;&quot;)" office:value-type="string" office:string-value="1-Aj">
            <text:p>1-Aj</text:p>
          </table:table-cell>
          <table:table-cell table:formula="of:=IF(EXACT([$'Plan base'.$AB125];&quot;&quot;);&quot;&quot;;IF(EXACT([$'Plan base'.$Z125];1);CONCATENATE([$Valores.$B$16];&quot;-&quot;;[$'Plan base'.$AB125]);&quot;&quot;))" office:value-type="string" office:string-value="1-Activos depreciables móviles">
            <text:p>1-Activos depreciables móviles</text:p>
          </table:table-cell>
          <table:table-cell table:formula="of:=IF(EXACT([$'Plan base'.$Z125];1);[$'Plan base'.$AD125];&quot;&quot;)" office:value-type="string" office:string-value="Ingreso">
            <text:p>Ingreso</text:p>
          </table:table-cell>
          <table:table-cell table:formula="of:=IF(EXACT([$'Plan base'.$AE125];&quot;&quot;);&quot;&quot;;IF(EXACT([$'Plan base'.$Z125];1);[$'Plan base'.$AE125];&quot;&quot;))" office:value-type="string" office:string-value="CRC">
            <text:p>CRC</text:p>
          </table:table-cell>
          <table:table-cell table:formula="of:=IF(EXACT([$'Plan base'.$Z125];1);[$'Plan base'.$AF125];&quot;&quot;)" office:value-type="string" office:string-value="other">
            <text:p>other</text:p>
          </table:table-cell>
          <table:table-cell table:formula="of:=IF(EXACT([$'Plan base'.$Z125];1);[$'Plan base'.$AG12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6];1);CONCATENATE([$Valores.$B$16];&quot;-&quot;;[$'Plan base'.$V126]);&quot;&quot;)" office:value-type="string" office:string-value="1-440002">
            <text:p>1-440002</text:p>
          </table:table-cell>
          <table:table-cell table:formula="of:=IF(EXACT([$'Plan base'.$Z126];1);CONCATENATE([$Valores.$B$16];&quot;-&quot;;[$'Plan base'.$X126]);&quot;&quot;)" office:value-type="string" office:string-value="1-Donaciones">
            <text:p>1-Donaciones</text:p>
          </table:table-cell>
          <table:table-cell table:formula="of:=IF(EXACT([$'Plan base'.$Z126];1);CONCATENATE([$Valores.$B$16];&quot;-&quot;;[$'Plan base'.$AA126]);&quot;&quot;)" office:value-type="string" office:string-value="1-Don">
            <text:p>1-Don</text:p>
          </table:table-cell>
          <table:table-cell table:formula="of:=IF(EXACT([$'Plan base'.$AB126];&quot;&quot;);&quot;&quot;;IF(EXACT([$'Plan base'.$Z126];1);CONCATENATE([$Valores.$B$16];&quot;-&quot;;[$'Plan base'.$AB126]);&quot;&quot;))" office:value-type="string" office:string-value="1-Activos depreciables móviles">
            <text:p>1-Activos depreciables móviles</text:p>
          </table:table-cell>
          <table:table-cell table:formula="of:=IF(EXACT([$'Plan base'.$Z126];1);[$'Plan base'.$AD126];&quot;&quot;)" office:value-type="string" office:string-value="Ingreso">
            <text:p>Ingreso</text:p>
          </table:table-cell>
          <table:table-cell table:formula="of:=IF(EXACT([$'Plan base'.$AE126];&quot;&quot;);&quot;&quot;;IF(EXACT([$'Plan base'.$Z126];1);[$'Plan base'.$AE126];&quot;&quot;))" office:value-type="string" office:string-value="CRC">
            <text:p>CRC</text:p>
          </table:table-cell>
          <table:table-cell table:formula="of:=IF(EXACT([$'Plan base'.$Z126];1);[$'Plan base'.$AF126];&quot;&quot;)" office:value-type="string" office:string-value="other">
            <text:p>other</text:p>
          </table:table-cell>
          <table:table-cell table:formula="of:=IF(EXACT([$'Plan base'.$Z126];1);[$'Plan base'.$AG12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7];1);CONCATENATE([$Valores.$B$16];&quot;-&quot;;[$'Plan base'.$V127]);&quot;&quot;)" office:value-type="string" office:string-value="1-450000">
            <text:p>1-450000</text:p>
          </table:table-cell>
          <table:table-cell table:formula="of:=IF(EXACT([$'Plan base'.$Z127];1);CONCATENATE([$Valores.$B$16];&quot;-&quot;;[$'Plan base'.$X127]);&quot;&quot;)" office:value-type="string" office:string-value="1-Ingresos no gravables">
            <text:p>1-Ingresos no gravables</text:p>
          </table:table-cell>
          <table:table-cell table:formula="of:=IF(EXACT([$'Plan base'.$Z127];1);CONCATENATE([$Valores.$B$16];&quot;-&quot;;[$'Plan base'.$AA127]);&quot;&quot;)" office:value-type="string" office:string-value="1-NG">
            <text:p>1-NG</text:p>
          </table:table-cell>
          <table:table-cell table:formula="of:=IF(EXACT([$'Plan base'.$AB127];&quot;&quot;);&quot;&quot;;IF(EXACT([$'Plan base'.$Z127];1);CONCATENATE([$Valores.$B$16];&quot;-&quot;;[$'Plan base'.$AB127]);&quot;&quot;))" office:value-type="string" office:string-value="1-Ingresos">
            <text:p>1-Ingresos</text:p>
          </table:table-cell>
          <table:table-cell table:formula="of:=IF(EXACT([$'Plan base'.$Z127];1);[$'Plan base'.$AD127];&quot;&quot;)" office:value-type="string" office:string-value="Vista">
            <text:p>Vista</text:p>
          </table:table-cell>
          <table:table-cell table:formula="of:=IF(EXACT([$'Plan base'.$AE127];&quot;&quot;);&quot;&quot;;IF(EXACT([$'Plan base'.$Z127];1);[$'Plan base'.$AE127];&quot;&quot;))" office:value-type="string" office:string-value="CRC">
            <text:p>CRC</text:p>
          </table:table-cell>
          <table:table-cell table:formula="of:=IF(EXACT([$'Plan base'.$Z127];1);[$'Plan base'.$AF127];&quot;&quot;)" office:value-type="string" office:string-value="view">
            <text:p>view</text:p>
          </table:table-cell>
          <table:table-cell table:formula="of:=IF(EXACT([$'Plan base'.$Z127];1);[$'Plan base'.$AG127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8];1);CONCATENATE([$Valores.$B$16];&quot;-&quot;;[$'Plan base'.$V128]);&quot;&quot;)" office:value-type="string" office:string-value="1-450001">
            <text:p>1-450001</text:p>
          </table:table-cell>
          <table:table-cell table:formula="of:=IF(EXACT([$'Plan base'.$Z128];1);CONCATENATE([$Valores.$B$16];&quot;-&quot;;[$'Plan base'.$X128]);&quot;&quot;)" office:value-type="string" office:string-value="1-Diferencial cambiario">
            <text:p>1-Diferencial cambiario</text:p>
          </table:table-cell>
          <table:table-cell table:formula="of:=IF(EXACT([$'Plan base'.$Z128];1);CONCATENATE([$Valores.$B$16];&quot;-&quot;;[$'Plan base'.$AA128]);&quot;&quot;)" office:value-type="string" office:string-value="1-Dif">
            <text:p>1-Dif</text:p>
          </table:table-cell>
          <table:table-cell table:formula="of:=IF(EXACT([$'Plan base'.$AB128];&quot;&quot;);&quot;&quot;;IF(EXACT([$'Plan base'.$Z128];1);CONCATENATE([$Valores.$B$16];&quot;-&quot;;[$'Plan base'.$AB128]);&quot;&quot;))" office:value-type="string" office:string-value="1-Activos depreciables móviles">
            <text:p>1-Activos depreciables móviles</text:p>
          </table:table-cell>
          <table:table-cell table:formula="of:=IF(EXACT([$'Plan base'.$Z128];1);[$'Plan base'.$AD128];&quot;&quot;)" office:value-type="string" office:string-value="Ingreso">
            <text:p>Ingreso</text:p>
          </table:table-cell>
          <table:table-cell table:formula="of:=IF(EXACT([$'Plan base'.$AE128];&quot;&quot;);&quot;&quot;;IF(EXACT([$'Plan base'.$Z128];1);[$'Plan base'.$AE128];&quot;&quot;))" office:value-type="string" office:string-value="CRC">
            <text:p>CRC</text:p>
          </table:table-cell>
          <table:table-cell table:formula="of:=IF(EXACT([$'Plan base'.$Z128];1);[$'Plan base'.$AF128];&quot;&quot;)" office:value-type="string" office:string-value="other">
            <text:p>other</text:p>
          </table:table-cell>
          <table:table-cell table:formula="of:=IF(EXACT([$'Plan base'.$Z128];1);[$'Plan base'.$AG12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29];1);CONCATENATE([$Valores.$B$16];&quot;-&quot;;[$'Plan base'.$V129]);&quot;&quot;)" office:value-type="string" office:string-value="1-500000">
            <text:p>1-500000</text:p>
          </table:table-cell>
          <table:table-cell table:formula="of:=IF(EXACT([$'Plan base'.$Z129];1);CONCATENATE([$Valores.$B$16];&quot;-&quot;;[$'Plan base'.$X129]);&quot;&quot;)" office:value-type="string" office:string-value="1-Gastos">
            <text:p>1-Gastos</text:p>
          </table:table-cell>
          <table:table-cell table:formula="of:=IF(EXACT([$'Plan base'.$Z129];1);CONCATENATE([$Valores.$B$16];&quot;-&quot;;[$'Plan base'.$AA129]);&quot;&quot;)" office:value-type="string" office:string-value="1-Ga">
            <text:p>1-Ga</text:p>
          </table:table-cell>
          <table:table-cell table:formula="of:=IF(EXACT([$'Plan base'.$AB129];&quot;&quot;);&quot;&quot;;IF(EXACT([$'Plan base'.$Z129];1);CONCATENATE([$Valores.$B$16];&quot;-&quot;;[$'Plan base'.$AB129]);&quot;&quot;))" office:value-type="string" office:string-value="1-Plan Contable">
            <text:p>1-Plan Contable</text:p>
          </table:table-cell>
          <table:table-cell table:formula="of:=IF(EXACT([$'Plan base'.$Z129];1);[$'Plan base'.$AD129];&quot;&quot;)" office:value-type="string" office:string-value="Vista">
            <text:p>Vista</text:p>
          </table:table-cell>
          <table:table-cell table:formula="of:=IF(EXACT([$'Plan base'.$AE129];&quot;&quot;);&quot;&quot;;IF(EXACT([$'Plan base'.$Z129];1);[$'Plan base'.$AE129];&quot;&quot;))" office:value-type="string" office:string-value="CRC">
            <text:p>CRC</text:p>
          </table:table-cell>
          <table:table-cell table:formula="of:=IF(EXACT([$'Plan base'.$Z129];1);[$'Plan base'.$AF129];&quot;&quot;)" office:value-type="string" office:string-value="view">
            <text:p>view</text:p>
          </table:table-cell>
          <table:table-cell table:formula="of:=IF(EXACT([$'Plan base'.$Z129];1);[$'Plan base'.$AG12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0];1);CONCATENATE([$Valores.$B$16];&quot;-&quot;;[$'Plan base'.$V130]);&quot;&quot;)" office:value-type="string" office:string-value="1-510000">
            <text:p>1-510000</text:p>
          </table:table-cell>
          <table:table-cell table:formula="of:=IF(EXACT([$'Plan base'.$Z130];1);CONCATENATE([$Valores.$B$16];&quot;-&quot;;[$'Plan base'.$X130]);&quot;&quot;)" office:value-type="string" office:string-value="1-Gastos principales">
            <text:p>1-Gastos principales</text:p>
          </table:table-cell>
          <table:table-cell table:formula="of:=IF(EXACT([$'Plan base'.$Z130];1);CONCATENATE([$Valores.$B$16];&quot;-&quot;;[$'Plan base'.$AA130]);&quot;&quot;)" office:value-type="string" office:string-value="1-GP">
            <text:p>1-GP</text:p>
          </table:table-cell>
          <table:table-cell table:formula="of:=IF(EXACT([$'Plan base'.$AB130];&quot;&quot;);&quot;&quot;;IF(EXACT([$'Plan base'.$Z130];1);CONCATENATE([$Valores.$B$16];&quot;-&quot;;[$'Plan base'.$AB130]);&quot;&quot;))" office:value-type="string" office:string-value="1-Gastos">
            <text:p>1-Gastos</text:p>
          </table:table-cell>
          <table:table-cell table:formula="of:=IF(EXACT([$'Plan base'.$Z130];1);[$'Plan base'.$AD130];&quot;&quot;)" office:value-type="string" office:string-value="Vista">
            <text:p>Vista</text:p>
          </table:table-cell>
          <table:table-cell table:formula="of:=IF(EXACT([$'Plan base'.$AE130];&quot;&quot;);&quot;&quot;;IF(EXACT([$'Plan base'.$Z130];1);[$'Plan base'.$AE130];&quot;&quot;))" office:value-type="string" office:string-value="CRC">
            <text:p>CRC</text:p>
          </table:table-cell>
          <table:table-cell table:formula="of:=IF(EXACT([$'Plan base'.$Z130];1);[$'Plan base'.$AF130];&quot;&quot;)" office:value-type="string" office:string-value="view">
            <text:p>view</text:p>
          </table:table-cell>
          <table:table-cell table:formula="of:=IF(EXACT([$'Plan base'.$Z130];1);[$'Plan base'.$AG13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1];1);CONCATENATE([$Valores.$B$16];&quot;-&quot;;[$'Plan base'.$V131]);&quot;&quot;)" office:value-type="string" office:string-value="1-510001">
            <text:p>1-510001</text:p>
          </table:table-cell>
          <table:table-cell table:formula="of:=IF(EXACT([$'Plan base'.$Z131];1);CONCATENATE([$Valores.$B$16];&quot;-&quot;;[$'Plan base'.$X131]);&quot;&quot;)" office:value-type="string" office:string-value="1-Gastos de personal">
            <text:p>1-Gastos de personal</text:p>
          </table:table-cell>
          <table:table-cell table:formula="of:=IF(EXACT([$'Plan base'.$Z131];1);CONCATENATE([$Valores.$B$16];&quot;-&quot;;[$'Plan base'.$AA131]);&quot;&quot;)" office:value-type="string" office:string-value="1-GP">
            <text:p>1-GP</text:p>
          </table:table-cell>
          <table:table-cell table:formula="of:=IF(EXACT([$'Plan base'.$AB131];&quot;&quot;);&quot;&quot;;IF(EXACT([$'Plan base'.$Z131];1);CONCATENATE([$Valores.$B$16];&quot;-&quot;;[$'Plan base'.$AB131]);&quot;&quot;))" office:value-type="string" office:string-value="1-Activos depreciables móviles">
            <text:p>1-Activos depreciables móviles</text:p>
          </table:table-cell>
          <table:table-cell table:formula="of:=IF(EXACT([$'Plan base'.$Z131];1);[$'Plan base'.$AD131];&quot;&quot;)" office:value-type="string" office:string-value="Gasto">
            <text:p>Gasto</text:p>
          </table:table-cell>
          <table:table-cell table:formula="of:=IF(EXACT([$'Plan base'.$AE131];&quot;&quot;);&quot;&quot;;IF(EXACT([$'Plan base'.$Z131];1);[$'Plan base'.$AE131];&quot;&quot;))" office:value-type="string" office:string-value="CRC">
            <text:p>CRC</text:p>
          </table:table-cell>
          <table:table-cell table:formula="of:=IF(EXACT([$'Plan base'.$Z131];1);[$'Plan base'.$AF131];&quot;&quot;)" office:value-type="string" office:string-value="gasto">
            <text:p>gasto</text:p>
          </table:table-cell>
          <table:table-cell table:formula="of:=IF(EXACT([$'Plan base'.$Z131];1);[$'Plan base'.$AG13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2];1);CONCATENATE([$Valores.$B$16];&quot;-&quot;;[$'Plan base'.$V132]);&quot;&quot;)" office:value-type="string" office:string-value="1-510002">
            <text:p>1-510002</text:p>
          </table:table-cell>
          <table:table-cell table:formula="of:=IF(EXACT([$'Plan base'.$Z132];1);CONCATENATE([$Valores.$B$16];&quot;-&quot;;[$'Plan base'.$X132]);&quot;&quot;)" office:value-type="string" office:string-value="1-Gastos  operativos">
            <text:p>1-Gastos <text:s/>operativos</text:p>
          </table:table-cell>
          <table:table-cell table:formula="of:=IF(EXACT([$'Plan base'.$Z132];1);CONCATENATE([$Valores.$B$16];&quot;-&quot;;[$'Plan base'.$AA132]);&quot;&quot;)" office:value-type="string" office:string-value="1-GO">
            <text:p>1-GO</text:p>
          </table:table-cell>
          <table:table-cell table:formula="of:=IF(EXACT([$'Plan base'.$AB132];&quot;&quot;);&quot;&quot;;IF(EXACT([$'Plan base'.$Z132];1);CONCATENATE([$Valores.$B$16];&quot;-&quot;;[$'Plan base'.$AB132]);&quot;&quot;))" office:value-type="string" office:string-value="1-Activos depreciables móviles">
            <text:p>1-Activos depreciables móviles</text:p>
          </table:table-cell>
          <table:table-cell table:formula="of:=IF(EXACT([$'Plan base'.$Z132];1);[$'Plan base'.$AD132];&quot;&quot;)" office:value-type="string" office:string-value="Gasto">
            <text:p>Gasto</text:p>
          </table:table-cell>
          <table:table-cell table:formula="of:=IF(EXACT([$'Plan base'.$AE132];&quot;&quot;);&quot;&quot;;IF(EXACT([$'Plan base'.$Z132];1);[$'Plan base'.$AE132];&quot;&quot;))" office:value-type="string" office:string-value="CRC">
            <text:p>CRC</text:p>
          </table:table-cell>
          <table:table-cell table:formula="of:=IF(EXACT([$'Plan base'.$Z132];1);[$'Plan base'.$AF132];&quot;&quot;)" office:value-type="string" office:string-value="gasto">
            <text:p>gasto</text:p>
          </table:table-cell>
          <table:table-cell table:formula="of:=IF(EXACT([$'Plan base'.$Z132];1);[$'Plan base'.$AG13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3];1);CONCATENATE([$Valores.$B$16];&quot;-&quot;;[$'Plan base'.$V133]);&quot;&quot;)" office:value-type="string" office:string-value="1-510003">
            <text:p>1-510003</text:p>
          </table:table-cell>
          <table:table-cell table:formula="of:=IF(EXACT([$'Plan base'.$Z133];1);CONCATENATE([$Valores.$B$16];&quot;-&quot;;[$'Plan base'.$X133]);&quot;&quot;)" office:value-type="string" office:string-value="1-Gastos administrativos">
            <text:p>1-Gastos administrativos</text:p>
          </table:table-cell>
          <table:table-cell table:formula="of:=IF(EXACT([$'Plan base'.$Z133];1);CONCATENATE([$Valores.$B$16];&quot;-&quot;;[$'Plan base'.$AA133]);&quot;&quot;)" office:value-type="string" office:string-value="1-GA">
            <text:p>1-GA</text:p>
          </table:table-cell>
          <table:table-cell table:formula="of:=IF(EXACT([$'Plan base'.$AB133];&quot;&quot;);&quot;&quot;;IF(EXACT([$'Plan base'.$Z133];1);CONCATENATE([$Valores.$B$16];&quot;-&quot;;[$'Plan base'.$AB133]);&quot;&quot;))" office:value-type="string" office:string-value="1-Activos depreciables móviles">
            <text:p>1-Activos depreciables móviles</text:p>
          </table:table-cell>
          <table:table-cell table:formula="of:=IF(EXACT([$'Plan base'.$Z133];1);[$'Plan base'.$AD133];&quot;&quot;)" office:value-type="string" office:string-value="Gasto">
            <text:p>Gasto</text:p>
          </table:table-cell>
          <table:table-cell table:formula="of:=IF(EXACT([$'Plan base'.$AE133];&quot;&quot;);&quot;&quot;;IF(EXACT([$'Plan base'.$Z133];1);[$'Plan base'.$AE133];&quot;&quot;))" office:value-type="string" office:string-value="CRC">
            <text:p>CRC</text:p>
          </table:table-cell>
          <table:table-cell table:formula="of:=IF(EXACT([$'Plan base'.$Z133];1);[$'Plan base'.$AF133];&quot;&quot;)" office:value-type="string" office:string-value="gasto">
            <text:p>gasto</text:p>
          </table:table-cell>
          <table:table-cell table:formula="of:=IF(EXACT([$'Plan base'.$Z133];1);[$'Plan base'.$AG13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4];1);CONCATENATE([$Valores.$B$16];&quot;-&quot;;[$'Plan base'.$V134]);&quot;&quot;)" office:value-type="string" office:string-value="1-520000">
            <text:p>1-520000</text:p>
          </table:table-cell>
          <table:table-cell table:formula="of:=IF(EXACT([$'Plan base'.$Z134];1);CONCATENATE([$Valores.$B$16];&quot;-&quot;;[$'Plan base'.$X134]);&quot;&quot;)" office:value-type="string" office:string-value="1-Otros gastos">
            <text:p>1-Otros gastos</text:p>
          </table:table-cell>
          <table:table-cell table:formula="of:=IF(EXACT([$'Plan base'.$Z134];1);CONCATENATE([$Valores.$B$16];&quot;-&quot;;[$'Plan base'.$AA134]);&quot;&quot;)" office:value-type="string" office:string-value="1-OG">
            <text:p>1-OG</text:p>
          </table:table-cell>
          <table:table-cell table:formula="of:=IF(EXACT([$'Plan base'.$AB134];&quot;&quot;);&quot;&quot;;IF(EXACT([$'Plan base'.$Z134];1);CONCATENATE([$Valores.$B$16];&quot;-&quot;;[$'Plan base'.$AB134]);&quot;&quot;))" office:value-type="string" office:string-value="1-Gastos">
            <text:p>1-Gastos</text:p>
          </table:table-cell>
          <table:table-cell table:formula="of:=IF(EXACT([$'Plan base'.$Z134];1);[$'Plan base'.$AD134];&quot;&quot;)" office:value-type="string" office:string-value="Vista">
            <text:p>Vista</text:p>
          </table:table-cell>
          <table:table-cell table:formula="of:=IF(EXACT([$'Plan base'.$AE134];&quot;&quot;);&quot;&quot;;IF(EXACT([$'Plan base'.$Z134];1);[$'Plan base'.$AE134];&quot;&quot;))" office:value-type="string" office:string-value="CRC">
            <text:p>CRC</text:p>
          </table:table-cell>
          <table:table-cell table:formula="of:=IF(EXACT([$'Plan base'.$Z134];1);[$'Plan base'.$AF134];&quot;&quot;)" office:value-type="string" office:string-value="view">
            <text:p>view</text:p>
          </table:table-cell>
          <table:table-cell table:formula="of:=IF(EXACT([$'Plan base'.$Z134];1);[$'Plan base'.$AG134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5];1);CONCATENATE([$Valores.$B$16];&quot;-&quot;;[$'Plan base'.$V135]);&quot;&quot;)" office:value-type="string" office:string-value="1-520001">
            <text:p>1-520001</text:p>
          </table:table-cell>
          <table:table-cell table:formula="of:=IF(EXACT([$'Plan base'.$Z135];1);CONCATENATE([$Valores.$B$16];&quot;-&quot;;[$'Plan base'.$X135]);&quot;&quot;)" office:value-type="string" office:string-value="1-Ajustes">
            <text:p>1-Ajustes</text:p>
          </table:table-cell>
          <table:table-cell table:formula="of:=IF(EXACT([$'Plan base'.$Z135];1);CONCATENATE([$Valores.$B$16];&quot;-&quot;;[$'Plan base'.$AA135]);&quot;&quot;)" office:value-type="string" office:string-value="1-Aj">
            <text:p>1-Aj</text:p>
          </table:table-cell>
          <table:table-cell table:formula="of:=IF(EXACT([$'Plan base'.$AB135];&quot;&quot;);&quot;&quot;;IF(EXACT([$'Plan base'.$Z135];1);CONCATENATE([$Valores.$B$16];&quot;-&quot;;[$'Plan base'.$AB135]);&quot;&quot;))" office:value-type="string" office:string-value="1-Activos depreciables móviles">
            <text:p>1-Activos depreciables móviles</text:p>
          </table:table-cell>
          <table:table-cell table:formula="of:=IF(EXACT([$'Plan base'.$Z135];1);[$'Plan base'.$AD135];&quot;&quot;)" office:value-type="string" office:string-value="Gasto">
            <text:p>Gasto</text:p>
          </table:table-cell>
          <table:table-cell table:formula="of:=IF(EXACT([$'Plan base'.$AE135];&quot;&quot;);&quot;&quot;;IF(EXACT([$'Plan base'.$Z135];1);[$'Plan base'.$AE135];&quot;&quot;))" office:value-type="string" office:string-value="CRC">
            <text:p>CRC</text:p>
          </table:table-cell>
          <table:table-cell table:formula="of:=IF(EXACT([$'Plan base'.$Z135];1);[$'Plan base'.$AF135];&quot;&quot;)" office:value-type="string" office:string-value="gasto">
            <text:p>gasto</text:p>
          </table:table-cell>
          <table:table-cell table:formula="of:=IF(EXACT([$'Plan base'.$Z135];1);[$'Plan base'.$AG135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6];1);CONCATENATE([$Valores.$B$16];&quot;-&quot;;[$'Plan base'.$V136]);&quot;&quot;)" office:value-type="string" office:string-value="1-520002">
            <text:p>1-520002</text:p>
          </table:table-cell>
          <table:table-cell table:formula="of:=IF(EXACT([$'Plan base'.$Z136];1);CONCATENATE([$Valores.$B$16];&quot;-&quot;;[$'Plan base'.$X136]);&quot;&quot;)" office:value-type="string" office:string-value="1-Gastos Financieros">
            <text:p>1-Gastos Financieros</text:p>
          </table:table-cell>
          <table:table-cell table:formula="of:=IF(EXACT([$'Plan base'.$Z136];1);CONCATENATE([$Valores.$B$16];&quot;-&quot;;[$'Plan base'.$AA136]);&quot;&quot;)" office:value-type="string" office:string-value="1-GF">
            <text:p>1-GF</text:p>
          </table:table-cell>
          <table:table-cell table:formula="of:=IF(EXACT([$'Plan base'.$AB136];&quot;&quot;);&quot;&quot;;IF(EXACT([$'Plan base'.$Z136];1);CONCATENATE([$Valores.$B$16];&quot;-&quot;;[$'Plan base'.$AB136]);&quot;&quot;))" office:value-type="string" office:string-value="1-Activos depreciables móviles">
            <text:p>1-Activos depreciables móviles</text:p>
          </table:table-cell>
          <table:table-cell table:formula="of:=IF(EXACT([$'Plan base'.$Z136];1);[$'Plan base'.$AD136];&quot;&quot;)" office:value-type="string" office:string-value="Gasto">
            <text:p>Gasto</text:p>
          </table:table-cell>
          <table:table-cell table:formula="of:=IF(EXACT([$'Plan base'.$AE136];&quot;&quot;);&quot;&quot;;IF(EXACT([$'Plan base'.$Z136];1);[$'Plan base'.$AE136];&quot;&quot;))" office:value-type="string" office:string-value="CRC">
            <text:p>CRC</text:p>
          </table:table-cell>
          <table:table-cell table:formula="of:=IF(EXACT([$'Plan base'.$Z136];1);[$'Plan base'.$AF136];&quot;&quot;)" office:value-type="string" office:string-value="gasto">
            <text:p>gasto</text:p>
          </table:table-cell>
          <table:table-cell table:formula="of:=IF(EXACT([$'Plan base'.$Z136];1);[$'Plan base'.$AG136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7];1);CONCATENATE([$Valores.$B$16];&quot;-&quot;;[$'Plan base'.$V137]);&quot;&quot;)">
            <text:p/>
          </table:table-cell>
          <table:table-cell table:formula="of:=IF(EXACT([$'Plan base'.$Z137];1);CONCATENATE([$Valores.$B$16];&quot;-&quot;;[$'Plan base'.$X137]);&quot;&quot;)">
            <text:p/>
          </table:table-cell>
          <table:table-cell table:formula="of:=IF(EXACT([$'Plan base'.$Z137];1);CONCATENATE([$Valores.$B$16];&quot;-&quot;;[$'Plan base'.$AA137]);&quot;&quot;)">
            <text:p/>
          </table:table-cell>
          <table:table-cell table:formula="of:=IF(EXACT([$'Plan base'.$AB137];&quot;&quot;);&quot;&quot;;IF(EXACT([$'Plan base'.$Z137];1);CONCATENATE([$Valores.$B$16];&quot;-&quot;;[$'Plan base'.$AB137]);&quot;&quot;))">
            <text:p/>
          </table:table-cell>
          <table:table-cell table:formula="of:=IF(EXACT([$'Plan base'.$Z137];1);[$'Plan base'.$AD137];&quot;&quot;)">
            <text:p/>
          </table:table-cell>
          <table:table-cell table:formula="of:=IF(EXACT([$'Plan base'.$AE137];&quot;&quot;);&quot;&quot;;IF(EXACT([$'Plan base'.$Z137];1);[$'Plan base'.$AE137];&quot;&quot;))">
            <text:p/>
          </table:table-cell>
          <table:table-cell table:formula="of:=IF(EXACT([$'Plan base'.$Z137];1);[$'Plan base'.$AF137];&quot;&quot;)">
            <text:p/>
          </table:table-cell>
          <table:table-cell table:formula="of:=IF(EXACT([$'Plan base'.$Z137];1);[$'Plan base'.$AG137];&quot;&quot;)">
            <text:p/>
          </table:table-cell>
        </table:table-row>
        <table:table-row table:style-name="ro4">
          <table:table-cell table:formula="of:=IF(EXACT([$'Plan base'.$Z138];1);CONCATENATE([$Valores.$B$16];&quot;-&quot;;[$'Plan base'.$V138]);&quot;&quot;)" office:value-type="string" office:string-value="1-520004">
            <text:p>1-520004</text:p>
          </table:table-cell>
          <table:table-cell table:formula="of:=IF(EXACT([$'Plan base'.$Z138];1);CONCATENATE([$Valores.$B$16];&quot;-&quot;;[$'Plan base'.$X138]);&quot;&quot;)" office:value-type="string" office:string-value="1-Perdida por robo">
            <text:p>1-Perdida por robo</text:p>
          </table:table-cell>
          <table:table-cell table:formula="of:=IF(EXACT([$'Plan base'.$Z138];1);CONCATENATE([$Valores.$B$16];&quot;-&quot;;[$'Plan base'.$AA138]);&quot;&quot;)" office:value-type="string" office:string-value="1-Robo">
            <text:p>1-Robo</text:p>
          </table:table-cell>
          <table:table-cell table:formula="of:=IF(EXACT([$'Plan base'.$AB138];&quot;&quot;);&quot;&quot;;IF(EXACT([$'Plan base'.$Z138];1);CONCATENATE([$Valores.$B$16];&quot;-&quot;;[$'Plan base'.$AB138]);&quot;&quot;))" office:value-type="string" office:string-value="1-Activos depreciables móviles">
            <text:p>1-Activos depreciables móviles</text:p>
          </table:table-cell>
          <table:table-cell table:formula="of:=IF(EXACT([$'Plan base'.$Z138];1);[$'Plan base'.$AD138];&quot;&quot;)" office:value-type="string" office:string-value="Gasto">
            <text:p>Gasto</text:p>
          </table:table-cell>
          <table:table-cell table:formula="of:=IF(EXACT([$'Plan base'.$AE138];&quot;&quot;);&quot;&quot;;IF(EXACT([$'Plan base'.$Z138];1);[$'Plan base'.$AE138];&quot;&quot;))" office:value-type="string" office:string-value="CRC">
            <text:p>CRC</text:p>
          </table:table-cell>
          <table:table-cell table:formula="of:=IF(EXACT([$'Plan base'.$Z138];1);[$'Plan base'.$AF138];&quot;&quot;)" office:value-type="string" office:string-value="gasto">
            <text:p>gasto</text:p>
          </table:table-cell>
          <table:table-cell table:formula="of:=IF(EXACT([$'Plan base'.$Z138];1);[$'Plan base'.$AG138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39];1);CONCATENATE([$Valores.$B$16];&quot;-&quot;;[$'Plan base'.$V139]);&quot;&quot;)" office:value-type="string" office:string-value="1-520005">
            <text:p>1-520005</text:p>
          </table:table-cell>
          <table:table-cell table:formula="of:=IF(EXACT([$'Plan base'.$Z139];1);CONCATENATE([$Valores.$B$16];&quot;-&quot;;[$'Plan base'.$X139]);&quot;&quot;)" office:value-type="string" office:string-value="1-Donaciones deducibles">
            <text:p>1-Donaciones deducibles</text:p>
          </table:table-cell>
          <table:table-cell table:formula="of:=IF(EXACT([$'Plan base'.$Z139];1);CONCATENATE([$Valores.$B$16];&quot;-&quot;;[$'Plan base'.$AA139]);&quot;&quot;)" office:value-type="string" office:string-value="1-Don">
            <text:p>1-Don</text:p>
          </table:table-cell>
          <table:table-cell table:formula="of:=IF(EXACT([$'Plan base'.$AB139];&quot;&quot;);&quot;&quot;;IF(EXACT([$'Plan base'.$Z139];1);CONCATENATE([$Valores.$B$16];&quot;-&quot;;[$'Plan base'.$AB139]);&quot;&quot;))" office:value-type="string" office:string-value="1-Activos depreciables móviles">
            <text:p>1-Activos depreciables móviles</text:p>
          </table:table-cell>
          <table:table-cell table:formula="of:=IF(EXACT([$'Plan base'.$Z139];1);[$'Plan base'.$AD139];&quot;&quot;)" office:value-type="string" office:string-value="Gasto">
            <text:p>Gasto</text:p>
          </table:table-cell>
          <table:table-cell table:formula="of:=IF(EXACT([$'Plan base'.$AE139];&quot;&quot;);&quot;&quot;;IF(EXACT([$'Plan base'.$Z139];1);[$'Plan base'.$AE139];&quot;&quot;))" office:value-type="string" office:string-value="CRC">
            <text:p>CRC</text:p>
          </table:table-cell>
          <table:table-cell table:formula="of:=IF(EXACT([$'Plan base'.$Z139];1);[$'Plan base'.$AF139];&quot;&quot;)" office:value-type="string" office:string-value="gasto">
            <text:p>gasto</text:p>
          </table:table-cell>
          <table:table-cell table:formula="of:=IF(EXACT([$'Plan base'.$Z139];1);[$'Plan base'.$AG139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40];1);CONCATENATE([$Valores.$B$16];&quot;-&quot;;[$'Plan base'.$V140]);&quot;&quot;)" office:value-type="string" office:string-value="1-530000">
            <text:p>1-530000</text:p>
          </table:table-cell>
          <table:table-cell table:formula="of:=IF(EXACT([$'Plan base'.$Z140];1);CONCATENATE([$Valores.$B$16];&quot;-&quot;;[$'Plan base'.$X140]);&quot;&quot;)" office:value-type="string" office:string-value="1-Gastos no deducibles">
            <text:p>1-Gastos no deducibles</text:p>
          </table:table-cell>
          <table:table-cell table:formula="of:=IF(EXACT([$'Plan base'.$Z140];1);CONCATENATE([$Valores.$B$16];&quot;-&quot;;[$'Plan base'.$AA140]);&quot;&quot;)" office:value-type="string" office:string-value="1-GND">
            <text:p>1-GND</text:p>
          </table:table-cell>
          <table:table-cell table:formula="of:=IF(EXACT([$'Plan base'.$AB140];&quot;&quot;);&quot;&quot;;IF(EXACT([$'Plan base'.$Z140];1);CONCATENATE([$Valores.$B$16];&quot;-&quot;;[$'Plan base'.$AB140]);&quot;&quot;))" office:value-type="string" office:string-value="1-Gastos">
            <text:p>1-Gastos</text:p>
          </table:table-cell>
          <table:table-cell table:formula="of:=IF(EXACT([$'Plan base'.$Z140];1);[$'Plan base'.$AD140];&quot;&quot;)" office:value-type="string" office:string-value="Vista">
            <text:p>Vista</text:p>
          </table:table-cell>
          <table:table-cell table:formula="of:=IF(EXACT([$'Plan base'.$AE140];&quot;&quot;);&quot;&quot;;IF(EXACT([$'Plan base'.$Z140];1);[$'Plan base'.$AE140];&quot;&quot;))" office:value-type="string" office:string-value="CRC">
            <text:p>CRC</text:p>
          </table:table-cell>
          <table:table-cell table:formula="of:=IF(EXACT([$'Plan base'.$Z140];1);[$'Plan base'.$AF140];&quot;&quot;)" office:value-type="string" office:string-value="view">
            <text:p>view</text:p>
          </table:table-cell>
          <table:table-cell table:formula="of:=IF(EXACT([$'Plan base'.$Z140];1);[$'Plan base'.$AG140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41];1);CONCATENATE([$Valores.$B$16];&quot;-&quot;;[$'Plan base'.$V141]);&quot;&quot;)" office:value-type="string" office:string-value="1-530001">
            <text:p>1-530001</text:p>
          </table:table-cell>
          <table:table-cell table:formula="of:=IF(EXACT([$'Plan base'.$Z141];1);CONCATENATE([$Valores.$B$16];&quot;-&quot;;[$'Plan base'.$X141]);&quot;&quot;)" office:value-type="string" office:string-value="1-Donaciones no deducibles">
            <text:p>1-Donaciones no deducibles</text:p>
          </table:table-cell>
          <table:table-cell table:formula="of:=IF(EXACT([$'Plan base'.$Z141];1);CONCATENATE([$Valores.$B$16];&quot;-&quot;;[$'Plan base'.$AA141]);&quot;&quot;)" office:value-type="string" office:string-value="1-Don">
            <text:p>1-Don</text:p>
          </table:table-cell>
          <table:table-cell table:formula="of:=IF(EXACT([$'Plan base'.$AB141];&quot;&quot;);&quot;&quot;;IF(EXACT([$'Plan base'.$Z141];1);CONCATENATE([$Valores.$B$16];&quot;-&quot;;[$'Plan base'.$AB141]);&quot;&quot;))" office:value-type="string" office:string-value="1-Activos depreciables móviles">
            <text:p>1-Activos depreciables móviles</text:p>
          </table:table-cell>
          <table:table-cell table:formula="of:=IF(EXACT([$'Plan base'.$Z141];1);[$'Plan base'.$AD141];&quot;&quot;)" office:value-type="string" office:string-value="Gasto">
            <text:p>Gasto</text:p>
          </table:table-cell>
          <table:table-cell table:formula="of:=IF(EXACT([$'Plan base'.$AE141];&quot;&quot;);&quot;&quot;;IF(EXACT([$'Plan base'.$Z141];1);[$'Plan base'.$AE141];&quot;&quot;))" office:value-type="string" office:string-value="CRC">
            <text:p>CRC</text:p>
          </table:table-cell>
          <table:table-cell table:formula="of:=IF(EXACT([$'Plan base'.$Z141];1);[$'Plan base'.$AF141];&quot;&quot;)" office:value-type="string" office:string-value="gasto">
            <text:p>gasto</text:p>
          </table:table-cell>
          <table:table-cell table:formula="of:=IF(EXACT([$'Plan base'.$Z141];1);[$'Plan base'.$AG141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42];1);CONCATENATE([$Valores.$B$16];&quot;-&quot;;[$'Plan base'.$V142]);&quot;&quot;)" office:value-type="string" office:string-value="1-530002">
            <text:p>1-530002</text:p>
          </table:table-cell>
          <table:table-cell table:formula="of:=IF(EXACT([$'Plan base'.$Z142];1);CONCATENATE([$Valores.$B$16];&quot;-&quot;;[$'Plan base'.$X142]);&quot;&quot;)" office:value-type="string" office:string-value="1-Gastos de presidencia">
            <text:p>1-Gastos de presidencia</text:p>
          </table:table-cell>
          <table:table-cell table:formula="of:=IF(EXACT([$'Plan base'.$Z142];1);CONCATENATE([$Valores.$B$16];&quot;-&quot;;[$'Plan base'.$AA142]);&quot;&quot;)" office:value-type="string" office:string-value="1-GPres">
            <text:p>1-GPres</text:p>
          </table:table-cell>
          <table:table-cell table:formula="of:=IF(EXACT([$'Plan base'.$AB142];&quot;&quot;);&quot;&quot;;IF(EXACT([$'Plan base'.$Z142];1);CONCATENATE([$Valores.$B$16];&quot;-&quot;;[$'Plan base'.$AB142]);&quot;&quot;))" office:value-type="string" office:string-value="1-Activos depreciables móviles">
            <text:p>1-Activos depreciables móviles</text:p>
          </table:table-cell>
          <table:table-cell table:formula="of:=IF(EXACT([$'Plan base'.$Z142];1);[$'Plan base'.$AD142];&quot;&quot;)" office:value-type="string" office:string-value="Gasto">
            <text:p>Gasto</text:p>
          </table:table-cell>
          <table:table-cell table:formula="of:=IF(EXACT([$'Plan base'.$AE142];&quot;&quot;);&quot;&quot;;IF(EXACT([$'Plan base'.$Z142];1);[$'Plan base'.$AE142];&quot;&quot;))" office:value-type="string" office:string-value="CRC">
            <text:p>CRC</text:p>
          </table:table-cell>
          <table:table-cell table:formula="of:=IF(EXACT([$'Plan base'.$Z142];1);[$'Plan base'.$AF142];&quot;&quot;)" office:value-type="string" office:string-value="gasto">
            <text:p>gasto</text:p>
          </table:table-cell>
          <table:table-cell table:formula="of:=IF(EXACT([$'Plan base'.$Z142];1);[$'Plan base'.$AG142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43];1);CONCATENATE([$Valores.$B$16];&quot;-&quot;;[$'Plan base'.$V143]);&quot;&quot;)" office:value-type="string" office:string-value="1-530003">
            <text:p>1-530003</text:p>
          </table:table-cell>
          <table:table-cell table:formula="of:=IF(EXACT([$'Plan base'.$Z143];1);CONCATENATE([$Valores.$B$16];&quot;-&quot;;[$'Plan base'.$X143]);&quot;&quot;)" office:value-type="string" office:string-value="1-Multas">
            <text:p>1-Multas</text:p>
          </table:table-cell>
          <table:table-cell table:formula="of:=IF(EXACT([$'Plan base'.$Z143];1);CONCATENATE([$Valores.$B$16];&quot;-&quot;;[$'Plan base'.$AA143]);&quot;&quot;)" office:value-type="string" office:string-value="1-Mul">
            <text:p>1-Mul</text:p>
          </table:table-cell>
          <table:table-cell table:formula="of:=IF(EXACT([$'Plan base'.$AB143];&quot;&quot;);&quot;&quot;;IF(EXACT([$'Plan base'.$Z143];1);CONCATENATE([$Valores.$B$16];&quot;-&quot;;[$'Plan base'.$AB143]);&quot;&quot;))" office:value-type="string" office:string-value="1-Activos depreciables móviles">
            <text:p>1-Activos depreciables móviles</text:p>
          </table:table-cell>
          <table:table-cell table:formula="of:=IF(EXACT([$'Plan base'.$Z143];1);[$'Plan base'.$AD143];&quot;&quot;)" office:value-type="string" office:string-value="Gasto">
            <text:p>Gasto</text:p>
          </table:table-cell>
          <table:table-cell table:formula="of:=IF(EXACT([$'Plan base'.$AE143];&quot;&quot;);&quot;&quot;;IF(EXACT([$'Plan base'.$Z143];1);[$'Plan base'.$AE143];&quot;&quot;))" office:value-type="string" office:string-value="CRC">
            <text:p>CRC</text:p>
          </table:table-cell>
          <table:table-cell table:formula="of:=IF(EXACT([$'Plan base'.$Z143];1);[$'Plan base'.$AF143];&quot;&quot;)" office:value-type="string" office:string-value="gasto">
            <text:p>gasto</text:p>
          </table:table-cell>
          <table:table-cell table:formula="of:=IF(EXACT([$'Plan base'.$Z143];1);[$'Plan base'.$AG143];&quot;&quot;)" office:value-type="string" office:string-value="False">
            <text:p>False</text:p>
          </table:table-cell>
        </table:table-row>
        <table:table-row table:style-name="ro4">
          <table:table-cell table:formula="of:=IF(EXACT([$'Plan base'.$Z144];1);CONCATENATE([$Valores.$B$16];&quot;-&quot;;[$'Plan base'.$V144]);&quot;&quot;)" office:value-type="string" office:string-value="1-530004">
            <text:p>1-530004</text:p>
          </table:table-cell>
          <table:table-cell table:formula="of:=IF(EXACT([$'Plan base'.$Z144];1);CONCATENATE([$Valores.$B$16];&quot;-&quot;;[$'Plan base'.$X144]);&quot;&quot;)" office:value-type="string" office:string-value="1-Diferencial cambiario">
            <text:p>1-Diferencial cambiario</text:p>
          </table:table-cell>
          <table:table-cell table:formula="of:=IF(EXACT([$'Plan base'.$Z144];1);CONCATENATE([$Valores.$B$16];&quot;-&quot;;[$'Plan base'.$AA144]);&quot;&quot;)" office:value-type="string" office:string-value="1-Dif.Cam">
            <text:p>1-Dif.Cam</text:p>
          </table:table-cell>
          <table:table-cell table:formula="of:=IF(EXACT([$'Plan base'.$AB144];&quot;&quot;);&quot;&quot;;IF(EXACT([$'Plan base'.$Z144];1);CONCATENATE([$Valores.$B$16];&quot;-&quot;;[$'Plan base'.$AB144]);&quot;&quot;))" office:value-type="string" office:string-value="1-Activos depreciables móviles">
            <text:p>1-Activos depreciables móviles</text:p>
          </table:table-cell>
          <table:table-cell table:formula="of:=IF(EXACT([$'Plan base'.$Z144];1);[$'Plan base'.$AD144];&quot;&quot;)" office:value-type="string" office:string-value="Gasto">
            <text:p>Gasto</text:p>
          </table:table-cell>
          <table:table-cell table:formula="of:=IF(EXACT([$'Plan base'.$AE144];&quot;&quot;);&quot;&quot;;IF(EXACT([$'Plan base'.$Z144];1);[$'Plan base'.$AE144];&quot;&quot;))" office:value-type="string" office:string-value="CRC">
            <text:p>CRC</text:p>
          </table:table-cell>
          <table:table-cell table:formula="of:=IF(EXACT([$'Plan base'.$Z144];1);[$'Plan base'.$AF144];&quot;&quot;)" office:value-type="string" office:string-value="gasto">
            <text:p>gasto</text:p>
          </table:table-cell>
          <table:table-cell table:formula="of:=IF(EXACT([$'Plan base'.$Z144];1);[$'Plan base'.$AG144];&quot;&quot;)" office:value-type="string" office:string-value="False">
            <text:p>False</text:p>
          </table:table-cell>
        </table:table-row>
        <table:table-row table:style-name="ro4" table:number-rows-repeated="1048431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>
        <table:named-expression table:name="Excel_BuiltIn_Print_Area_1" table:base-cell-address="$Valores.$A$1" table:expression="$#REF!.$A$#REF!:$I$#REF!"/>
        <table:named-expression table:name="Excel_BuiltIn_Print_Titles_1" table:base-cell-address="$Valores.$A$1" table:expression="$#REF!.$A$1:$A$1046566;$#REF!.$A$1:$AMC$1"/>
      </table:named-expressions>
      <table:database-ranges>
        <table:database-range table:target-range-address="Valores.A2:Valores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/>
    <style:font-face style:name="Arial1" svg:font-family="Arial" style:font-family-generic="swiss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₡</number:text>
      <number:number number:decimal-places="0" number:min-integer-digits="1" number:grouping="true"/>
      <number:text> </number:text>
    </number:number-style>
    <number:number-style style:name="N149">
      <number:text>(₡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₡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₡</number:text>
      <number:number number:decimal-places="2" number:min-integer-digits="1" number:grouping="true"/>
      <number:text> </number:text>
    </number:number-style>
    <number:number-style style:name="N152">
      <number:text>(₡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₡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₡</number:text>
      <number:number number:decimal-places="0" number:min-integer-digits="1" number:grouping="true"/>
      <number:text> </number:text>
    </number:number-style>
    <number:number-style style:name="N157P1" style:volatile="true">
      <number:text> ₡(</number:text>
      <number:number number:decimal-places="0" number:min-integer-digits="1" number:grouping="true"/>
      <number:text>)</number:text>
    </number:number-style>
    <number:number-style style:name="N157P2" style:volatile="true">
      <number:text> ₡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₡</number:text>
      <number:number number:decimal-places="2" number:min-integer-digits="1" number:grouping="true"/>
      <number:text> </number:text>
    </number:number-style>
    <number:number-style style:name="N161P1" style:volatile="true">
      <number:text> ₡(</number:text>
      <number:number number:decimal-places="2" number:min-integer-digits="1" number:grouping="true"/>
      <number:text>)</number:text>
    </number:number-style>
    <number:number-style style:name="N161P2" style:volatile="true">
      <number:text> ₡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number:text>(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 (</number:text>
      <number:number number:decimal-places="0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 (</number:text>
      <number:number number:decimal-places="2" number:min-integer-digits="1" number:grouping="true"/>
      <number:text>)</number:text>
    </number:number-style>
    <number:number-style style:name="N171P2" style:volatile="true">
      <number:text> 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08in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Nivel2" style:family="table-cell" style:parent-style-name="Nivel1" style:data-style-name="N100">
      <style:paragraph-properties fo:margin-left="0.0555in"/>
      <style:text-properties fo:color="#000080"/>
    </style:style>
    <style:style style:name="Nivel3" style:family="table-cell" style:parent-style-name="Nivel1">
      <style:paragraph-properties fo:margin-left="0.111in"/>
      <style:text-properties fo:color="#008000"/>
    </style:style>
    <style:style style:name="Nivel4" style:family="table-cell" style:parent-style-name="Nivel1">
      <style:paragraph-properties fo:margin-left="0.1665in"/>
      <style:text-properties fo:color="#800080"/>
    </style:style>
    <style:style style:name="Nivel5" style:family="table-cell" style:parent-style-name="Nivel1">
      <style:paragraph-properties fo:margin-left="0.222in"/>
      <style:text-properties fo:color="#800000"/>
    </style:style>
    <style:style style:name="Nivel6" style:family="table-cell" style:parent-style-name="Nivel1">
      <style:paragraph-properties fo:margin-left="0.278in"/>
      <style:text-properties style:use-window-font-color="true" fo:font-weight="600"/>
    </style:style>
    <style:style style:name="Nivel7" style:family="table-cell" style:parent-style-name="Nivel1">
      <style:paragraph-properties fo:margin-left="0.3335in"/>
      <style:text-properties style:use-window-font-color="true" fo:font-style="normal" fo:font-weight="normal"/>
    </style:style>
    <style:style style:name="DatosError" style:family="table-cell" style:parent-style-name="Datos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1965in" fo:margin-bottom="0in" fo:margin-left="0in" fo:margin-right="0in" style:first-page-number="continue" style:scale-to="80%" style:table-centering="both" style:writing-mode="lr-tb"/>
      <style:header-style>
        <style:header-footer-properties fo:min-height="0.2957in" fo:margin-left="0.748in" fo:margin-right="0.748in" fo:margin-bottom="0.0189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8/02/2010</text:date>, <text:time>12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8-02">08/02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2:03:19</text:time></text:span></text:p>
        </style:region-right>
      </style:header>
      <style:header-left style:display="false">
        <style:region-left>
          <text:p><text:span text:style-name="MT1"><text:date style:data-style-name="N2" text:date-value="2010-08-02">08/02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2:03:19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9T07:18:07</meta:creation-date>
    <dc:date>2010-08-02T12:03:19</dc:date>
    <meta:print-date>2009-10-21T08:52:33</meta:print-date>
    <meta:generator>OpenOffice.org/3.2$Unix OpenOffice.org_project/320m12$Build-9483</meta:generator>
    <meta:editing-duration>PT84H14M01S</meta:editing-duration>
    <meta:editing-cycles>43</meta:editing-cycles>
    <dc:creator>Carlos Vásquez</dc:creator>
    <meta:document-statistic meta:table-count="4" meta:cell-count="7098" meta:object-count="0"/>
  </office:meta>
</office:document-meta>
</file>